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445.63pt" svg:y="112.96pt">
            <draw:object draw:notify-on-update-of-ranges="Sheet1.N1:Sheet1.N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0.81pt" svg:height="320.74pt" svg:x="539.66pt" svg:y="230.4pt">
            <draw:object draw:notify-on-update-of-ranges="Sheet1.C1:Sheet1.C1000 Sheet1.D1:Sheet1.D1000 Sheet1.E1:Sheet1.E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float" office:value="-0.189407807905008" calcext:value-type="float">
            <text:p>-0.189407807905008</text:p>
          </table:table-cell>
          <table:table-cell office:value-type="float" office:value="-0.203863922497089" calcext:value-type="float">
            <text:p>-0.203863922497089</text:p>
          </table:table-cell>
          <table:table-cell office:value-type="float" office:value="-0.108509930124065" calcext:value-type="float">
            <text:p>-0.108509930124065</text:p>
          </table:table-cell>
          <table:table-cell table:number-columns-repeated="2"/>
          <table:table-cell office:value-type="float" office:value="95.233337582331" calcext:value-type="float">
            <text:p>95.233337582331</text:p>
          </table:table-cell>
          <table:table-cell/>
          <table:table-cell office:value-type="float" office:value="-4.91072863663005" calcext:value-type="float">
            <text:p>-4.9107286366300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-0.189407807905008" calcext:value-type="float">
            <text:p>-0.189407807905008</text:p>
          </table:table-cell>
        </table:table-row>
        <table:table-row table:style-name="ro1">
          <table:table-cell table:number-columns-repeated="2"/>
          <table:table-cell office:value-type="float" office:value="-0.188780530773189" calcext:value-type="float">
            <text:p>-0.188780530773189</text:p>
          </table:table-cell>
          <table:table-cell office:value-type="float" office:value="-0.194164444338455" calcext:value-type="float">
            <text:p>-0.194164444338455</text:p>
          </table:table-cell>
          <table:table-cell office:value-type="float" office:value="-0.103281652439668" calcext:value-type="float">
            <text:p>-0.103281652439668</text:p>
          </table:table-cell>
          <table:table-cell table:number-columns-repeated="2"/>
          <table:table-cell office:value-type="float" office:value="2.1233873863143" calcext:value-type="float">
            <text:p>2.1233873863143</text:p>
          </table:table-cell>
          <table:table-cell/>
          <table:table-cell office:value-type="float" office:value="-0.0945557026397634" calcext:value-type="float">
            <text:p>-0.094555702639763</text:p>
          </table:table-cell>
          <table:table-cell/>
          <table:table-cell office:value-type="float" office:value="1888" calcext:value-type="float">
            <text:p>1888</text:p>
          </table:table-cell>
          <table:table-cell/>
          <table:table-cell office:value-type="float" office:value="-0.188780530773189" calcext:value-type="float">
            <text:p>-0.188780530773189</text:p>
          </table:table-cell>
        </table:table-row>
        <table:table-row table:style-name="ro1">
          <table:table-cell table:number-columns-repeated="2"/>
          <table:table-cell office:value-type="float" office:value="-0.183509595370174" calcext:value-type="float">
            <text:p>-0.183509595370174</text:p>
          </table:table-cell>
          <table:table-cell office:value-type="float" office:value="-0.193817833242363" calcext:value-type="float">
            <text:p>-0.193817833242363</text:p>
          </table:table-cell>
          <table:table-cell office:value-type="float" office:value="-0.0989172671861359" calcext:value-type="float">
            <text:p>-0.098917267186136</text:p>
          </table:table-cell>
          <table:table-cell table:number-columns-repeated="2"/>
          <table:table-cell office:value-type="float" office:value="1.63140926364176" calcext:value-type="float">
            <text:p>1.63140926364176</text:p>
          </table:table-cell>
          <table:table-cell/>
          <table:table-cell office:value-type="float" office:value="-0.309284375544561" calcext:value-type="float">
            <text:p>-0.309284375544561</text:p>
          </table:table-cell>
          <table:table-cell/>
          <table:table-cell office:value-type="float" office:value="1625" calcext:value-type="float">
            <text:p>1625</text:p>
          </table:table-cell>
          <table:table-cell/>
          <table:table-cell office:value-type="float" office:value="-0.183509595370174" calcext:value-type="float">
            <text:p>-0.183509595370174</text:p>
          </table:table-cell>
        </table:table-row>
        <table:table-row table:style-name="ro1">
          <table:table-cell table:number-columns-repeated="2"/>
          <table:table-cell office:value-type="float" office:value="-0.182004230603004" calcext:value-type="float">
            <text:p>-0.182004230603004</text:p>
          </table:table-cell>
          <table:table-cell office:value-type="float" office:value="-0.181125373967525" calcext:value-type="float">
            <text:p>-0.181125373967525</text:p>
          </table:table-cell>
          <table:table-cell office:value-type="float" office:value="-0.0982849854701414" calcext:value-type="float">
            <text:p>-0.098284985470142</text:p>
          </table:table-cell>
          <table:table-cell table:number-columns-repeated="2"/>
          <table:table-cell office:value-type="float" office:value="3.42054661925392" calcext:value-type="float">
            <text:p>3.42054661925392</text:p>
          </table:table-cell>
          <table:table-cell/>
          <table:table-cell office:value-type="float" office:value="-0.36346451228065" calcext:value-type="float">
            <text:p>-0.36346451228065</text:p>
          </table:table-cell>
          <table:table-cell/>
          <table:table-cell office:value-type="float" office:value="5192" calcext:value-type="float">
            <text:p>5192</text:p>
          </table:table-cell>
          <table:table-cell/>
          <table:table-cell office:value-type="float" office:value="-0.182004230603004" calcext:value-type="float">
            <text:p>-0.182004230603004</text:p>
          </table:table-cell>
        </table:table-row>
        <table:table-row table:style-name="ro1">
          <table:table-cell table:number-columns-repeated="2"/>
          <table:table-cell office:value-type="float" office:value="-0.162612541977147" calcext:value-type="float">
            <text:p>-0.162612541977147</text:p>
          </table:table-cell>
          <table:table-cell office:value-type="float" office:value="-0.177521080223657" calcext:value-type="float">
            <text:p>-0.177521080223657</text:p>
          </table:table-cell>
          <table:table-cell office:value-type="float" office:value="-0.0809227095434216" calcext:value-type="float">
            <text:p>-0.080922709543422</text:p>
          </table:table-cell>
          <table:table-cell table:number-columns-repeated="2"/>
          <table:table-cell office:value-type="float" office:value="5.07311713265557" calcext:value-type="float">
            <text:p>5.07311713265557</text:p>
          </table:table-cell>
          <table:table-cell/>
          <table:table-cell office:value-type="float" office:value="-0.406617540262265" calcext:value-type="float">
            <text:p>-0.406617540262265</text:p>
          </table:table-cell>
          <table:table-cell/>
          <table:table-cell office:value-type="float" office:value="4464" calcext:value-type="float">
            <text:p>4464</text:p>
          </table:table-cell>
          <table:table-cell/>
          <table:table-cell office:value-type="float" office:value="-0.162612541977147" calcext:value-type="float">
            <text:p>-0.162612541977147</text:p>
          </table:table-cell>
        </table:table-row>
        <table:table-row table:style-name="ro1">
          <table:table-cell table:number-columns-repeated="2"/>
          <table:table-cell office:value-type="float" office:value="-0.144885469440041" calcext:value-type="float">
            <text:p>-0.144885469440041</text:p>
          </table:table-cell>
          <table:table-cell office:value-type="float" office:value="-0.168356148571838" calcext:value-type="float">
            <text:p>-0.168356148571838</text:p>
          </table:table-cell>
          <table:table-cell office:value-type="float" office:value="-0.0610906622629029" calcext:value-type="float">
            <text:p>-0.061090662262903</text:p>
          </table:table-cell>
          <table:table-cell table:number-columns-repeated="2"/>
          <table:table-cell office:value-type="float" office:value="1.34547357839876" calcext:value-type="float">
            <text:p>1.34547357839876</text:p>
          </table:table-cell>
          <table:table-cell/>
          <table:table-cell office:value-type="float" office:value="-0.267360861623817" calcext:value-type="float">
            <text:p>-0.267360861623817</text:p>
          </table:table-cell>
          <table:table-cell/>
          <table:table-cell office:value-type="float" office:value="4748" calcext:value-type="float">
            <text:p>4748</text:p>
          </table:table-cell>
          <table:table-cell/>
          <table:table-cell office:value-type="float" office:value="-0.144885469440041" calcext:value-type="float">
            <text:p>-0.144885469440041</text:p>
          </table:table-cell>
        </table:table-row>
        <table:table-row table:style-name="ro1">
          <table:table-cell table:number-columns-repeated="2"/>
          <table:table-cell office:value-type="float" office:value="-0.138645728969609" calcext:value-type="float">
            <text:p>-0.138645728969609</text:p>
          </table:table-cell>
          <table:table-cell office:value-type="float" office:value="-0.161107741269827" calcext:value-type="float">
            <text:p>-0.161107741269827</text:p>
          </table:table-cell>
          <table:table-cell office:value-type="float" office:value="-0.0443528177097569" calcext:value-type="float">
            <text:p>-0.044352817709757</text:p>
          </table:table-cell>
          <table:table-cell table:number-columns-repeated="2"/>
          <table:table-cell office:value-type="float" office:value="2.43284759740057" calcext:value-type="float">
            <text:p>2.43284759740057</text:p>
          </table:table-cell>
          <table:table-cell/>
          <table:table-cell office:value-type="float" office:value="-0.049958432888049" calcext:value-type="float">
            <text:p>-0.049958432888049</text:p>
          </table:table-cell>
          <table:table-cell/>
          <table:table-cell office:value-type="float" office:value="2299" calcext:value-type="float">
            <text:p>2299</text:p>
          </table:table-cell>
          <table:table-cell/>
          <table:table-cell office:value-type="float" office:value="-0.138645728969609" calcext:value-type="float">
            <text:p>-0.138645728969609</text:p>
          </table:table-cell>
        </table:table-row>
        <table:table-row table:style-name="ro1">
          <table:table-cell table:number-columns-repeated="2"/>
          <table:table-cell office:value-type="float" office:value="-0.12736703560867" calcext:value-type="float">
            <text:p>-0.12736703560867</text:p>
          </table:table-cell>
          <table:table-cell office:value-type="float" office:value="-0.143615136231139" calcext:value-type="float">
            <text:p>-0.143615136231139</text:p>
          </table:table-cell>
          <table:table-cell office:value-type="float" office:value="-0.0206845465721986" calcext:value-type="float">
            <text:p>-0.020684546572199</text:p>
          </table:table-cell>
          <table:table-cell table:number-columns-repeated="2"/>
          <table:table-cell office:value-type="float" office:value="4.96286444378233" calcext:value-type="float">
            <text:p>4.96286444378233</text:p>
          </table:table-cell>
          <table:table-cell/>
          <table:table-cell office:value-type="float" office:value="-0.369289513800226" calcext:value-type="float">
            <text:p>-0.369289513800226</text:p>
          </table:table-cell>
          <table:table-cell/>
          <table:table-cell office:value-type="float" office:value="4302" calcext:value-type="float">
            <text:p>4302</text:p>
          </table:table-cell>
          <table:table-cell/>
          <table:table-cell office:value-type="float" office:value="-0.12736703560867" calcext:value-type="float">
            <text:p>-0.12736703560867</text:p>
          </table:table-cell>
        </table:table-row>
        <table:table-row table:style-name="ro1">
          <table:table-cell table:number-columns-repeated="2"/>
          <table:table-cell office:value-type="float" office:value="-0.0786838009571819" calcext:value-type="float">
            <text:p>-0.078683800957182</text:p>
          </table:table-cell>
          <table:table-cell office:value-type="float" office:value="-0.130089383652999" calcext:value-type="float">
            <text:p>-0.130089383652999</text:p>
          </table:table-cell>
          <table:table-cell office:value-type="float" office:value="0.0186286817779089" calcext:value-type="float">
            <text:p>0.018628681777909</text:p>
          </table:table-cell>
          <table:table-cell table:number-columns-repeated="2"/>
          <table:table-cell office:value-type="float" office:value="0.908892956175243" calcext:value-type="float">
            <text:p>0.908892956175243</text:p>
          </table:table-cell>
          <table:table-cell/>
          <table:table-cell office:value-type="float" office:value="-0.244151538700968" calcext:value-type="float">
            <text:p>-0.244151538700968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-0.0786838009571819" calcext:value-type="float">
            <text:p>-0.078683800957182</text:p>
          </table:table-cell>
        </table:table-row>
        <table:table-row table:style-name="ro1">
          <table:table-cell table:number-columns-repeated="2"/>
          <table:table-cell office:value-type="float" office:value="-0.052047134255256" calcext:value-type="float">
            <text:p>-0.052047134255256</text:p>
          </table:table-cell>
          <table:table-cell office:value-type="float" office:value="-0.117244335506331" calcext:value-type="float">
            <text:p>-0.117244335506331</text:p>
          </table:table-cell>
          <table:table-cell office:value-type="float" office:value="0.0239745825733762" calcext:value-type="float">
            <text:p>0.023974582573376</text:p>
          </table:table-cell>
          <table:table-cell table:number-columns-repeated="2"/>
          <table:table-cell office:value-type="float" office:value="8.36613382472052" calcext:value-type="float">
            <text:p>8.36613382472052</text:p>
          </table:table-cell>
          <table:table-cell/>
          <table:table-cell office:value-type="float" office:value="-0.487166115934634" calcext:value-type="float">
            <text:p>-0.487166115934634</text:p>
          </table:table-cell>
          <table:table-cell/>
          <table:table-cell office:value-type="float" office:value="6621" calcext:value-type="float">
            <text:p>6621</text:p>
          </table:table-cell>
          <table:table-cell/>
          <table:table-cell office:value-type="float" office:value="-0.052047134255256" calcext:value-type="float">
            <text:p>-0.052047134255256</text:p>
          </table:table-cell>
        </table:table-row>
        <table:table-row table:style-name="ro1">
          <table:table-cell table:number-columns-repeated="2"/>
          <table:table-cell office:value-type="float" office:value="-0.0515158490953596" calcext:value-type="float">
            <text:p>-0.05151584909536</text:p>
          </table:table-cell>
          <table:table-cell office:value-type="float" office:value="-0.0837191402538506" calcext:value-type="float">
            <text:p>-0.083719140253851</text:p>
          </table:table-cell>
          <table:table-cell office:value-type="float" office:value="0.0342658540690681" calcext:value-type="float">
            <text:p>0.034265854069068</text:p>
          </table:table-cell>
          <table:table-cell table:number-columns-repeated="2"/>
          <table:table-cell office:value-type="float" office:value="0.14578971366069" calcext:value-type="float">
            <text:p>0.14578971366069</text:p>
          </table:table-cell>
          <table:table-cell/>
          <table:table-cell office:value-type="float" office:value="0.0839927239525515" calcext:value-type="float">
            <text:p>0.083992723952552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-0.0515158490953596" calcext:value-type="float">
            <text:p>-0.05151584909536</text:p>
          </table:table-cell>
        </table:table-row>
        <table:table-row table:style-name="ro1">
          <table:table-cell table:number-columns-repeated="2"/>
          <table:table-cell office:value-type="float" office:value="-0.0403280745083463" calcext:value-type="float">
            <text:p>-0.040328074508346</text:p>
          </table:table-cell>
          <table:table-cell office:value-type="float" office:value="-0.0761433756820194" calcext:value-type="float">
            <text:p>-0.07614337568202</text:p>
          </table:table-cell>
          <table:table-cell office:value-type="float" office:value="0.0358256345476088" calcext:value-type="float">
            <text:p>0.035825634547609</text:p>
          </table:table-cell>
          <table:table-cell table:number-columns-repeated="2"/>
          <table:table-cell office:value-type="float" office:value="2.47666036149166" calcext:value-type="float">
            <text:p>2.47666036149166</text:p>
          </table:table-cell>
          <table:table-cell/>
          <table:table-cell office:value-type="float" office:value="-0.0599917755268529" calcext:value-type="float">
            <text:p>-0.059991775526853</text:p>
          </table:table-cell>
          <table:table-cell/>
          <table:table-cell office:value-type="float" office:value="1674" calcext:value-type="float">
            <text:p>1674</text:p>
          </table:table-cell>
          <table:table-cell/>
          <table:table-cell office:value-type="float" office:value="-0.0403280745083463" calcext:value-type="float">
            <text:p>-0.040328074508346</text:p>
          </table:table-cell>
        </table:table-row>
        <table:table-row table:style-name="ro1">
          <table:table-cell table:number-columns-repeated="2"/>
          <table:table-cell office:value-type="float" office:value="-0.0129089403548646" calcext:value-type="float">
            <text:p>-0.012908940354865</text:p>
          </table:table-cell>
          <table:table-cell office:value-type="float" office:value="-0.0547116052413967" calcext:value-type="float">
            <text:p>-0.054711605241397</text:p>
          </table:table-cell>
          <table:table-cell office:value-type="float" office:value="0.0434659355186542" calcext:value-type="float">
            <text:p>0.043465935518654</text:p>
          </table:table-cell>
          <table:table-cell table:number-columns-repeated="2"/>
          <table:table-cell office:value-type="float" office:value="3.90722997554412" calcext:value-type="float">
            <text:p>3.90722997554412</text:p>
          </table:table-cell>
          <table:table-cell/>
          <table:table-cell office:value-type="float" office:value="0.65560479850088" calcext:value-type="float">
            <text:p>0.65560479850088</text:p>
          </table:table-cell>
          <table:table-cell/>
          <table:table-cell office:value-type="float" office:value="47570" calcext:value-type="float">
            <text:p>47570</text:p>
          </table:table-cell>
          <table:table-cell/>
          <table:table-cell office:value-type="float" office:value="-0.0129089403548646" calcext:value-type="float">
            <text:p>-0.012908940354865</text:p>
          </table:table-cell>
        </table:table-row>
        <table:table-row table:style-name="ro1">
          <table:table-cell table:number-columns-repeated="2"/>
          <table:table-cell office:value-type="float" office:value="-0.00592931655786043" calcext:value-type="float">
            <text:p>-0.00592931655786</text:p>
          </table:table-cell>
          <table:table-cell office:value-type="float" office:value="-0.054047073516306" calcext:value-type="float">
            <text:p>-0.054047073516306</text:p>
          </table:table-cell>
          <table:table-cell office:value-type="float" office:value="0.0691802308820911" calcext:value-type="float">
            <text:p>0.069180230882091</text:p>
          </table:table-cell>
          <table:table-cell table:number-columns-repeated="2"/>
          <table:table-cell office:value-type="float" office:value="3.44934903738552" calcext:value-type="float">
            <text:p>3.44934903738552</text:p>
          </table:table-cell>
          <table:table-cell/>
          <table:table-cell office:value-type="float" office:value="-0.359845497918326" calcext:value-type="float">
            <text:p>-0.359845497918326</text:p>
          </table:table-cell>
          <table:table-cell/>
          <table:table-cell office:value-type="float" office:value="3849" calcext:value-type="float">
            <text:p>3849</text:p>
          </table:table-cell>
          <table:table-cell/>
          <table:table-cell office:value-type="float" office:value="-0.00592931655786043" calcext:value-type="float">
            <text:p>-0.00592931655786</text:p>
          </table:table-cell>
        </table:table-row>
        <table:table-row table:style-name="ro1">
          <table:table-cell table:number-columns-repeated="2"/>
          <table:table-cell office:value-type="float" office:value="0.00582313781062021" calcext:value-type="float">
            <text:p>0.00582313781062</text:p>
          </table:table-cell>
          <table:table-cell office:value-type="float" office:value="-0.0469348488677264" calcext:value-type="float">
            <text:p>-0.046934848867726</text:p>
          </table:table-cell>
          <table:table-cell office:value-type="float" office:value="0.0753726803340157" calcext:value-type="float">
            <text:p>0.075372680334016</text:p>
          </table:table-cell>
          <table:table-cell table:number-columns-repeated="2"/>
          <table:table-cell office:value-type="float" office:value="4.2231062507076" calcext:value-type="float">
            <text:p>4.2231062507076</text:p>
          </table:table-cell>
          <table:table-cell/>
          <table:table-cell office:value-type="float" office:value="0.193387779464507" calcext:value-type="float">
            <text:p>0.193387779464507</text:p>
          </table:table-cell>
          <table:table-cell/>
          <table:table-cell office:value-type="float" office:value="33891" calcext:value-type="float">
            <text:p>33891</text:p>
          </table:table-cell>
          <table:table-cell/>
          <table:table-cell office:value-type="float" office:value="0.00582313781062021" calcext:value-type="float">
            <text:p>0.00582313781062</text:p>
          </table:table-cell>
        </table:table-row>
        <table:table-row table:style-name="ro1">
          <table:table-cell table:number-columns-repeated="2"/>
          <table:table-cell office:value-type="float" office:value="0.0164089700347438" calcext:value-type="float">
            <text:p>0.016408970034744</text:p>
          </table:table-cell>
          <table:table-cell office:value-type="float" office:value="-0.0331630551094189" calcext:value-type="float">
            <text:p>-0.033163055109419</text:p>
          </table:table-cell>
          <table:table-cell office:value-type="float" office:value="0.0840546405627892" calcext:value-type="float">
            <text:p>0.084054640562789</text:p>
          </table:table-cell>
          <table:table-cell table:number-columns-repeated="2"/>
          <table:table-cell office:value-type="float" office:value="0.178379583425356" calcext:value-type="float">
            <text:p>0.178379583425356</text:p>
          </table:table-cell>
          <table:table-cell/>
          <table:table-cell office:value-type="float" office:value="-0.100687112553703" calcext:value-type="float">
            <text:p>-0.100687112553703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float" office:value="0.0164089700347438" calcext:value-type="float">
            <text:p>0.016408970034744</text:p>
          </table:table-cell>
        </table:table-row>
        <table:table-row table:style-name="ro1">
          <table:table-cell table:number-columns-repeated="2"/>
          <table:table-cell office:value-type="float" office:value="0.0442814814035628" calcext:value-type="float">
            <text:p>0.044281481403563</text:p>
          </table:table-cell>
          <table:table-cell office:value-type="float" office:value="-0.029799490865663" calcext:value-type="float">
            <text:p>-0.029799490865663</text:p>
          </table:table-cell>
          <table:table-cell office:value-type="float" office:value="0.10099254440983" calcext:value-type="float">
            <text:p>0.10099254440983</text:p>
          </table:table-cell>
          <table:table-cell table:number-columns-repeated="2"/>
          <table:table-cell office:value-type="float" office:value="0.243421887101617" calcext:value-type="float">
            <text:p>0.243421887101617</text:p>
          </table:table-cell>
          <table:table-cell/>
          <table:table-cell office:value-type="float" office:value="-0.0204299579027235" calcext:value-type="float">
            <text:p>-0.020429957902724</text:p>
          </table:table-cell>
          <table:table-cell/>
          <table:table-cell office:value-type="float" office:value="382" calcext:value-type="float">
            <text:p>382</text:p>
          </table:table-cell>
          <table:table-cell/>
          <table:table-cell office:value-type="float" office:value="0.0442814814035628" calcext:value-type="float">
            <text:p>0.044281481403563</text:p>
          </table:table-cell>
        </table:table-row>
        <table:table-row table:style-name="ro1">
          <table:table-cell table:number-columns-repeated="2"/>
          <table:table-cell office:value-type="float" office:value="0.0448003266785611" calcext:value-type="float">
            <text:p>0.044800326678561</text:p>
          </table:table-cell>
          <table:table-cell office:value-type="float" office:value="-0.0273140682765655" calcext:value-type="float">
            <text:p>-0.027314068276566</text:p>
          </table:table-cell>
          <table:table-cell office:value-type="float" office:value="0.10372000926522" calcext:value-type="float">
            <text:p>0.10372000926522</text:p>
          </table:table-cell>
          <table:table-cell table:number-columns-repeated="2"/>
          <table:table-cell office:value-type="float" office:value="1.38288747707339" calcext:value-type="float">
            <text:p>1.38288747707339</text:p>
          </table:table-cell>
          <table:table-cell/>
          <table:table-cell office:value-type="float" office:value="0.0846806577908973" calcext:value-type="float">
            <text:p>0.084680657790897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0.0448003266785611" calcext:value-type="float">
            <text:p>0.044800326678561</text:p>
          </table:table-cell>
        </table:table-row>
        <table:table-row table:style-name="ro1">
          <table:table-cell table:number-columns-repeated="2"/>
          <table:table-cell office:value-type="float" office:value="0.0538367687381384" calcext:value-type="float">
            <text:p>0.053836768738138</text:p>
          </table:table-cell>
          <table:table-cell office:value-type="float" office:value="-0.0210993277154634" calcext:value-type="float">
            <text:p>-0.021099327715464</text:p>
          </table:table-cell>
          <table:table-cell office:value-type="float" office:value="0.105744858974515" calcext:value-type="float">
            <text:p>0.105744858974515</text:p>
          </table:table-cell>
          <table:table-cell table:number-columns-repeated="2"/>
          <table:table-cell office:value-type="float" office:value="7.31483689662817" calcext:value-type="float">
            <text:p>7.31483689662817</text:p>
          </table:table-cell>
          <table:table-cell/>
          <table:table-cell office:value-type="float" office:value="0.325718579472305" calcext:value-type="float">
            <text:p>0.325718579472305</text:p>
          </table:table-cell>
          <table:table-cell/>
          <table:table-cell office:value-type="float" office:value="8487" calcext:value-type="float">
            <text:p>8487</text:p>
          </table:table-cell>
          <table:table-cell/>
          <table:table-cell office:value-type="float" office:value="0.0538367687381384" calcext:value-type="float">
            <text:p>0.053836768738138</text:p>
          </table:table-cell>
        </table:table-row>
        <table:table-row table:style-name="ro1">
          <table:table-cell table:number-columns-repeated="2"/>
          <table:table-cell office:value-type="float" office:value="0.060789425832289" calcext:value-type="float">
            <text:p>0.060789425832289</text:p>
          </table:table-cell>
          <table:table-cell office:value-type="float" office:value="-0.0201389491915085" calcext:value-type="float">
            <text:p>-0.020138949191509</text:p>
          </table:table-cell>
          <table:table-cell office:value-type="float" office:value="0.105806739423258" calcext:value-type="float">
            <text:p>0.105806739423258</text:p>
          </table:table-cell>
          <table:table-cell table:number-columns-repeated="2"/>
          <table:table-cell office:value-type="float" office:value="-0.052047134255256" calcext:value-type="float">
            <text:p>-0.052047134255256</text:p>
          </table:table-cell>
          <table:table-cell/>
          <table:table-cell office:value-type="float" office:value="-0.16858470805364" calcext:value-type="float">
            <text:p>-0.16858470805364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0.060789425832289" calcext:value-type="float">
            <text:p>0.060789425832289</text:p>
          </table:table-cell>
        </table:table-row>
        <table:table-row table:style-name="ro1">
          <table:table-cell table:number-columns-repeated="2"/>
          <table:table-cell office:value-type="float" office:value="0.0609204604823795" calcext:value-type="float">
            <text:p>0.06092046048238</text:p>
          </table:table-cell>
          <table:table-cell office:value-type="float" office:value="-0.00758669488989001" calcext:value-type="float">
            <text:p>-0.00758669488989</text:p>
          </table:table-cell>
          <table:table-cell office:value-type="float" office:value="0.108698410785536" calcext:value-type="float">
            <text:p>0.108698410785536</text:p>
          </table:table-cell>
          <table:table-cell table:number-columns-repeated="2"/>
          <table:table-cell office:value-type="float" office:value="1.09361598097798" calcext:value-type="float">
            <text:p>1.09361598097798</text:p>
          </table:table-cell>
          <table:table-cell/>
          <table:table-cell office:value-type="float" office:value="-0.120617470148707" calcext:value-type="float">
            <text:p>-0.120617470148707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0.0609204604823795" calcext:value-type="float">
            <text:p>0.06092046048238</text:p>
          </table:table-cell>
        </table:table-row>
        <table:table-row table:style-name="ro1">
          <table:table-cell table:number-columns-repeated="2"/>
          <table:table-cell office:value-type="float" office:value="0.0706145243607565" calcext:value-type="float">
            <text:p>0.070614524360757</text:p>
          </table:table-cell>
          <table:table-cell office:value-type="float" office:value="-0.00512729460958061" calcext:value-type="float">
            <text:p>-0.005127294609581</text:p>
          </table:table-cell>
          <table:table-cell office:value-type="float" office:value="0.110234676311245" calcext:value-type="float">
            <text:p>0.110234676311245</text:p>
          </table:table-cell>
          <table:table-cell table:number-columns-repeated="2"/>
          <table:table-cell office:value-type="float" office:value="8.80013068619045" calcext:value-type="float">
            <text:p>8.80013068619045</text:p>
          </table:table-cell>
          <table:table-cell/>
          <table:table-cell office:value-type="float" office:value="-0.388620618954157" calcext:value-type="float">
            <text:p>-0.388620618954157</text:p>
          </table:table-cell>
          <table:table-cell/>
          <table:table-cell office:value-type="float" office:value="9416" calcext:value-type="float">
            <text:p>9416</text:p>
          </table:table-cell>
          <table:table-cell/>
          <table:table-cell office:value-type="float" office:value="0.0706145243607565" calcext:value-type="float">
            <text:p>0.070614524360757</text:p>
          </table:table-cell>
        </table:table-row>
        <table:table-row table:style-name="ro1">
          <table:table-cell table:number-columns-repeated="2"/>
          <table:table-cell office:value-type="float" office:value="0.0807322685652117" calcext:value-type="float">
            <text:p>0.080732268565212</text:p>
          </table:table-cell>
          <table:table-cell office:value-type="float" office:value="-0.00434390081952584" calcext:value-type="float">
            <text:p>-0.004343900819526</text:p>
          </table:table-cell>
          <table:table-cell office:value-type="float" office:value="0.111599900610341" calcext:value-type="float">
            <text:p>0.111599900610341</text:p>
          </table:table-cell>
          <table:table-cell table:number-columns-repeated="2"/>
          <table:table-cell office:value-type="float" office:value="1.60222867367667" calcext:value-type="float">
            <text:p>1.60222867367667</text:p>
          </table:table-cell>
          <table:table-cell/>
          <table:table-cell office:value-type="float" office:value="-0.253047023068869" calcext:value-type="float">
            <text:p>-0.253047023068869</text:p>
          </table:table-cell>
          <table:table-cell/>
          <table:table-cell office:value-type="float" office:value="1441" calcext:value-type="float">
            <text:p>1441</text:p>
          </table:table-cell>
          <table:table-cell/>
          <table:table-cell office:value-type="float" office:value="0.0807322685652117" calcext:value-type="float">
            <text:p>0.080732268565212</text:p>
          </table:table-cell>
        </table:table-row>
        <table:table-row table:style-name="ro1">
          <table:table-cell table:number-columns-repeated="2"/>
          <table:table-cell office:value-type="float" office:value="0.0876109914651894" calcext:value-type="float">
            <text:p>0.087610991465189</text:p>
          </table:table-cell>
          <table:table-cell office:value-type="float" office:value="0.0122692575815155" calcext:value-type="float">
            <text:p>0.012269257581516</text:p>
          </table:table-cell>
          <table:table-cell office:value-type="float" office:value="0.111833504996908" calcext:value-type="float">
            <text:p>0.111833504996908</text:p>
          </table:table-cell>
          <table:table-cell table:number-columns-repeated="2"/>
          <table:table-cell office:value-type="float" office:value="1.03951589174597" calcext:value-type="float">
            <text:p>1.03951589174597</text:p>
          </table:table-cell>
          <table:table-cell/>
          <table:table-cell office:value-type="float" office:value="0.30472502013627" calcext:value-type="float">
            <text:p>0.30472502013627</text:p>
          </table:table-cell>
          <table:table-cell/>
          <table:table-cell office:value-type="float" office:value="10569" calcext:value-type="float">
            <text:p>10569</text:p>
          </table:table-cell>
          <table:table-cell/>
          <table:table-cell office:value-type="float" office:value="0.0876109914651894" calcext:value-type="float">
            <text:p>0.087610991465189</text:p>
          </table:table-cell>
        </table:table-row>
        <table:table-row table:style-name="ro1">
          <table:table-cell table:number-columns-repeated="2"/>
          <table:table-cell office:value-type="float" office:value="0.0937757389720123" calcext:value-type="float">
            <text:p>0.093775738972012</text:p>
          </table:table-cell>
          <table:table-cell office:value-type="float" office:value="0.0274033544021607" calcext:value-type="float">
            <text:p>0.027403354402161</text:p>
          </table:table-cell>
          <table:table-cell office:value-type="float" office:value="0.113953884249752" calcext:value-type="float">
            <text:p>0.113953884249752</text:p>
          </table:table-cell>
          <table:table-cell table:number-columns-repeated="2"/>
          <table:table-cell office:value-type="float" office:value="100.101858132315" calcext:value-type="float">
            <text:p>100.101858132315</text:p>
          </table:table-cell>
          <table:table-cell/>
          <table:table-cell office:value-type="float" office:value="-3.87232649775918" calcext:value-type="float">
            <text:p>-3.87232649775918</text:p>
          </table:table-cell>
          <table:table-cell/>
          <table:table-cell office:value-type="float" office:value="48585" calcext:value-type="float">
            <text:p>48585</text:p>
          </table:table-cell>
          <table:table-cell/>
          <table:table-cell office:value-type="float" office:value="0.0937757389720123" calcext:value-type="float">
            <text:p>0.093775738972012</text:p>
          </table:table-cell>
        </table:table-row>
        <table:table-row table:style-name="ro1">
          <table:table-cell table:number-columns-repeated="2"/>
          <table:table-cell office:value-type="float" office:value="0.0973324909231147" calcext:value-type="float">
            <text:p>0.097332490923115</text:p>
          </table:table-cell>
          <table:table-cell office:value-type="float" office:value="0.0289931076723167" calcext:value-type="float">
            <text:p>0.028993107672317</text:p>
          </table:table-cell>
          <table:table-cell office:value-type="float" office:value="0.114440691414655" calcext:value-type="float">
            <text:p>0.114440691414655</text:p>
          </table:table-cell>
          <table:table-cell table:number-columns-repeated="2"/>
          <table:table-cell office:value-type="float" office:value="2.28113796046265" calcext:value-type="float">
            <text:p>2.28113796046265</text:p>
          </table:table-cell>
          <table:table-cell/>
          <table:table-cell office:value-type="float" office:value="-0.177251926468357" calcext:value-type="float">
            <text:p>-0.177251926468357</text:p>
          </table:table-cell>
          <table:table-cell/>
          <table:table-cell office:value-type="float" office:value="2984" calcext:value-type="float">
            <text:p>2984</text:p>
          </table:table-cell>
          <table:table-cell/>
          <table:table-cell office:value-type="float" office:value="0.0973324909231147" calcext:value-type="float">
            <text:p>0.097332490923115</text:p>
          </table:table-cell>
        </table:table-row>
        <table:table-row table:style-name="ro1">
          <table:table-cell table:number-columns-repeated="2"/>
          <table:table-cell office:value-type="float" office:value="0.0987928473132715" calcext:value-type="float">
            <text:p>0.098792847313272</text:p>
          </table:table-cell>
          <table:table-cell office:value-type="float" office:value="0.0338252364930255" calcext:value-type="float">
            <text:p>0.033825236493026</text:p>
          </table:table-cell>
          <table:table-cell office:value-type="float" office:value="0.115067469015178" calcext:value-type="float">
            <text:p>0.115067469015178</text:p>
          </table:table-cell>
          <table:table-cell table:number-columns-repeated="2"/>
          <table:table-cell office:value-type="float" office:value="-0.189407807905008" calcext:value-type="float">
            <text:p>-0.189407807905008</text:p>
          </table:table-cell>
          <table:table-cell/>
          <table:table-cell office:value-type="float" office:value="-0.000162656892362173" calcext:value-type="float">
            <text:p>-0.000162656892362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0.0987928473132715" calcext:value-type="float">
            <text:p>0.098792847313272</text:p>
          </table:table-cell>
        </table:table-row>
        <table:table-row table:style-name="ro1">
          <table:table-cell table:number-columns-repeated="2"/>
          <table:table-cell office:value-type="float" office:value="0.0989241478977432" calcext:value-type="float">
            <text:p>0.098924147897743</text:p>
          </table:table-cell>
          <table:table-cell office:value-type="float" office:value="0.0410429998291832" calcext:value-type="float">
            <text:p>0.041042999829183</text:p>
          </table:table-cell>
          <table:table-cell office:value-type="float" office:value="0.116808887860765" calcext:value-type="float">
            <text:p>0.116808887860765</text:p>
          </table:table-cell>
          <table:table-cell table:number-columns-repeated="2"/>
          <table:table-cell office:value-type="float" office:value="8.69930560844636" calcext:value-type="float">
            <text:p>8.69930560844636</text:p>
          </table:table-cell>
          <table:table-cell/>
          <table:table-cell office:value-type="float" office:value="0.0709881127311686" calcext:value-type="float">
            <text:p>0.070988112731169</text:p>
          </table:table-cell>
          <table:table-cell/>
          <table:table-cell office:value-type="float" office:value="11400" calcext:value-type="float">
            <text:p>11400</text:p>
          </table:table-cell>
          <table:table-cell/>
          <table:table-cell office:value-type="float" office:value="0.0989241478977432" calcext:value-type="float">
            <text:p>0.098924147897743</text:p>
          </table:table-cell>
        </table:table-row>
        <table:table-row table:style-name="ro1">
          <table:table-cell table:number-columns-repeated="2"/>
          <table:table-cell office:value-type="float" office:value="0.104653928993092" calcext:value-type="float">
            <text:p>0.104653928993092</text:p>
          </table:table-cell>
          <table:table-cell office:value-type="float" office:value="0.0430318394894361" calcext:value-type="float">
            <text:p>0.043031839489436</text:p>
          </table:table-cell>
          <table:table-cell office:value-type="float" office:value="0.118991634539034" calcext:value-type="float">
            <text:p>0.118991634539034</text:p>
          </table:table-cell>
          <table:table-cell table:number-columns-repeated="2"/>
          <table:table-cell office:value-type="float" office:value="0.882406284661965" calcext:value-type="float">
            <text:p>0.882406284661965</text:p>
          </table:table-cell>
          <table:table-cell/>
          <table:table-cell office:value-type="float" office:value="-0.200793167404232" calcext:value-type="float">
            <text:p>-0.200793167404232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0.104653928993092" calcext:value-type="float">
            <text:p>0.104653928993092</text:p>
          </table:table-cell>
        </table:table-row>
        <table:table-row table:style-name="ro1">
          <table:table-cell table:number-columns-repeated="2"/>
          <table:table-cell office:value-type="float" office:value="0.113464394809329" calcext:value-type="float">
            <text:p>0.113464394809329</text:p>
          </table:table-cell>
          <table:table-cell office:value-type="float" office:value="0.0459860904579925" calcext:value-type="float">
            <text:p>0.045986090457993</text:p>
          </table:table-cell>
          <table:table-cell office:value-type="float" office:value="0.11960268610026" calcext:value-type="float">
            <text:p>0.11960268610026</text:p>
          </table:table-cell>
          <table:table-cell table:number-columns-repeated="2"/>
          <table:table-cell office:value-type="float" office:value="96.2349177593668" calcext:value-type="float">
            <text:p>96.2349177593668</text:p>
          </table:table-cell>
          <table:table-cell/>
          <table:table-cell office:value-type="float" office:value="-5.41453509377239" calcext:value-type="float">
            <text:p>-5.4145350937723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113464394809329" calcext:value-type="float">
            <text:p>0.113464394809329</text:p>
          </table:table-cell>
        </table:table-row>
        <table:table-row table:style-name="ro1">
          <table:table-cell table:number-columns-repeated="2"/>
          <table:table-cell office:value-type="float" office:value="0.114476370044413" calcext:value-type="float">
            <text:p>0.114476370044413</text:p>
          </table:table-cell>
          <table:table-cell office:value-type="float" office:value="0.061024706676232" calcext:value-type="float">
            <text:p>0.061024706676232</text:p>
          </table:table-cell>
          <table:table-cell office:value-type="float" office:value="0.121485095462939" calcext:value-type="float">
            <text:p>0.121485095462939</text:p>
          </table:table-cell>
          <table:table-cell table:number-columns-repeated="2"/>
          <table:table-cell office:value-type="float" office:value="100.109778909481" calcext:value-type="float">
            <text:p>100.109778909481</text:p>
          </table:table-cell>
          <table:table-cell/>
          <table:table-cell office:value-type="float" office:value="-7.13328559066574" calcext:value-type="float">
            <text:p>-7.13328559066574</text:p>
          </table:table-cell>
          <table:table-cell/>
          <table:table-cell office:value-type="float" office:value="48878" calcext:value-type="float">
            <text:p>48878</text:p>
          </table:table-cell>
          <table:table-cell/>
          <table:table-cell office:value-type="float" office:value="0.114476370044413" calcext:value-type="float">
            <text:p>0.114476370044413</text:p>
          </table:table-cell>
        </table:table-row>
        <table:table-row table:style-name="ro1">
          <table:table-cell table:number-columns-repeated="2"/>
          <table:table-cell office:value-type="float" office:value="0.122929011182752" calcext:value-type="float">
            <text:p>0.122929011182752</text:p>
          </table:table-cell>
          <table:table-cell office:value-type="float" office:value="0.0632055653346596" calcext:value-type="float">
            <text:p>0.06320556533466</text:p>
          </table:table-cell>
          <table:table-cell office:value-type="float" office:value="0.123412893595531" calcext:value-type="float">
            <text:p>0.123412893595531</text:p>
          </table:table-cell>
          <table:table-cell table:number-columns-repeated="2"/>
          <table:table-cell office:value-type="float" office:value="4.97456901627998" calcext:value-type="float">
            <text:p>4.97456901627998</text:p>
          </table:table-cell>
          <table:table-cell/>
          <table:table-cell office:value-type="float" office:value="-0.466381006171532" calcext:value-type="float">
            <text:p>-0.46638100617153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122929011182752" calcext:value-type="float">
            <text:p>0.122929011182752</text:p>
          </table:table-cell>
        </table:table-row>
        <table:table-row table:style-name="ro1">
          <table:table-cell table:number-columns-repeated="2"/>
          <table:table-cell office:value-type="float" office:value="0.132381177787631" calcext:value-type="float">
            <text:p>0.132381177787631</text:p>
          </table:table-cell>
          <table:table-cell office:value-type="float" office:value="0.0641386291015887" calcext:value-type="float">
            <text:p>0.064138629101589</text:p>
          </table:table-cell>
          <table:table-cell office:value-type="float" office:value="0.123873133139815" calcext:value-type="float">
            <text:p>0.123873133139815</text:p>
          </table:table-cell>
          <table:table-cell table:number-columns-repeated="2"/>
          <table:table-cell office:value-type="float" office:value="2.43672680295964" calcext:value-type="float">
            <text:p>2.43672680295964</text:p>
          </table:table-cell>
          <table:table-cell/>
          <table:table-cell office:value-type="float" office:value="-0.274239361152536" calcext:value-type="float">
            <text:p>-0.274239361152536</text:p>
          </table:table-cell>
          <table:table-cell/>
          <table:table-cell office:value-type="float" office:value="3387" calcext:value-type="float">
            <text:p>3387</text:p>
          </table:table-cell>
          <table:table-cell/>
          <table:table-cell office:value-type="float" office:value="0.132381177787631" calcext:value-type="float">
            <text:p>0.132381177787631</text:p>
          </table:table-cell>
        </table:table-row>
        <table:table-row table:style-name="ro1">
          <table:table-cell table:number-columns-repeated="2"/>
          <table:table-cell office:value-type="float" office:value="0.132483681600956" calcext:value-type="float">
            <text:p>0.132483681600956</text:p>
          </table:table-cell>
          <table:table-cell office:value-type="float" office:value="0.0666007509686541" calcext:value-type="float">
            <text:p>0.066600750968654</text:p>
          </table:table-cell>
          <table:table-cell office:value-type="float" office:value="0.125697681224411" calcext:value-type="float">
            <text:p>0.125697681224411</text:p>
          </table:table-cell>
          <table:table-cell table:number-columns-repeated="2"/>
          <table:table-cell office:value-type="float" office:value="0.775767688911279" calcext:value-type="float">
            <text:p>0.775767688911279</text:p>
          </table:table-cell>
          <table:table-cell/>
          <table:table-cell office:value-type="float" office:value="0.0456379716399323" calcext:value-type="float">
            <text:p>0.045637971639932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float" office:value="0.132483681600956" calcext:value-type="float">
            <text:p>0.132483681600956</text:p>
          </table:table-cell>
        </table:table-row>
        <table:table-row table:style-name="ro1">
          <table:table-cell table:number-columns-repeated="2"/>
          <table:table-cell office:value-type="float" office:value="0.140904205238857" calcext:value-type="float">
            <text:p>0.140904205238857</text:p>
          </table:table-cell>
          <table:table-cell office:value-type="float" office:value="0.0746284518943106" calcext:value-type="float">
            <text:p>0.074628451894311</text:p>
          </table:table-cell>
          <table:table-cell office:value-type="float" office:value="0.126433820302968" calcext:value-type="float">
            <text:p>0.126433820302968</text:p>
          </table:table-cell>
          <table:table-cell table:number-columns-repeated="2"/>
          <table:table-cell office:value-type="float" office:value="6.10829158744959" calcext:value-type="float">
            <text:p>6.10829158744959</text:p>
          </table:table-cell>
          <table:table-cell/>
          <table:table-cell office:value-type="float" office:value="-0.267167287353052" calcext:value-type="float">
            <text:p>-0.267167287353052</text:p>
          </table:table-cell>
          <table:table-cell/>
          <table:table-cell office:value-type="float" office:value="6789" calcext:value-type="float">
            <text:p>6789</text:p>
          </table:table-cell>
          <table:table-cell/>
          <table:table-cell office:value-type="float" office:value="0.140904205238857" calcext:value-type="float">
            <text:p>0.140904205238857</text:p>
          </table:table-cell>
        </table:table-row>
        <table:table-row table:style-name="ro1">
          <table:table-cell table:number-columns-repeated="2"/>
          <table:table-cell office:value-type="float" office:value="0.142400061788178" calcext:value-type="float">
            <text:p>0.142400061788178</text:p>
          </table:table-cell>
          <table:table-cell office:value-type="float" office:value="0.085565982519821" calcext:value-type="float">
            <text:p>0.085565982519821</text:p>
          </table:table-cell>
          <table:table-cell office:value-type="float" office:value="0.126896666566052" calcext:value-type="float">
            <text:p>0.126896666566052</text:p>
          </table:table-cell>
          <table:table-cell table:number-columns-repeated="2"/>
          <table:table-cell office:value-type="float" office:value="1.11129812953568" calcext:value-type="float">
            <text:p>1.11129812953568</text:p>
          </table:table-cell>
          <table:table-cell/>
          <table:table-cell office:value-type="float" office:value="0.451402249023299" calcext:value-type="float">
            <text:p>0.451402249023299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0.142400061788178" calcext:value-type="float">
            <text:p>0.142400061788178</text:p>
          </table:table-cell>
        </table:table-row>
        <table:table-row table:style-name="ro1">
          <table:table-cell table:number-columns-repeated="2"/>
          <table:table-cell office:value-type="float" office:value="0.14578971366069" calcext:value-type="float">
            <text:p>0.14578971366069</text:p>
          </table:table-cell>
          <table:table-cell office:value-type="float" office:value="0.103991575761665" calcext:value-type="float">
            <text:p>0.103991575761665</text:p>
          </table:table-cell>
          <table:table-cell office:value-type="float" office:value="0.129003667951773" calcext:value-type="float">
            <text:p>0.129003667951773</text:p>
          </table:table-cell>
          <table:table-cell table:number-columns-repeated="2"/>
          <table:table-cell office:value-type="float" office:value="2.78894923521612" calcext:value-type="float">
            <text:p>2.78894923521612</text:p>
          </table:table-cell>
          <table:table-cell/>
          <table:table-cell office:value-type="float" office:value="-0.642275123431842" calcext:value-type="float">
            <text:p>-0.642275123431842</text:p>
          </table:table-cell>
          <table:table-cell/>
          <table:table-cell office:value-type="float" office:value="39033" calcext:value-type="float">
            <text:p>39033</text:p>
          </table:table-cell>
          <table:table-cell/>
          <table:table-cell office:value-type="float" office:value="0.14578971366069" calcext:value-type="float">
            <text:p>0.14578971366069</text:p>
          </table:table-cell>
        </table:table-row>
        <table:table-row table:style-name="ro1">
          <table:table-cell table:number-columns-repeated="2"/>
          <table:table-cell office:value-type="float" office:value="0.145893716562165" calcext:value-type="float">
            <text:p>0.145893716562165</text:p>
          </table:table-cell>
          <table:table-cell office:value-type="float" office:value="0.104929266322989" calcext:value-type="float">
            <text:p>0.104929266322989</text:p>
          </table:table-cell>
          <table:table-cell office:value-type="float" office:value="0.129528674197347" calcext:value-type="float">
            <text:p>0.129528674197347</text:p>
          </table:table-cell>
          <table:table-cell table:number-columns-repeated="2"/>
          <table:table-cell office:value-type="float" office:value="0.145893716562165" calcext:value-type="float">
            <text:p>0.145893716562165</text:p>
          </table:table-cell>
          <table:table-cell/>
          <table:table-cell office:value-type="float" office:value="-0.0132808818549035" calcext:value-type="float">
            <text:p>-0.013280881854904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office:value-type="float" office:value="0.145893716562165" calcext:value-type="float">
            <text:p>0.145893716562165</text:p>
          </table:table-cell>
        </table:table-row>
        <table:table-row table:style-name="ro1">
          <table:table-cell table:number-columns-repeated="2"/>
          <table:table-cell office:value-type="float" office:value="0.146198652152566" calcext:value-type="float">
            <text:p>0.146198652152566</text:p>
          </table:table-cell>
          <table:table-cell office:value-type="float" office:value="0.108961160265194" calcext:value-type="float">
            <text:p>0.108961160265194</text:p>
          </table:table-cell>
          <table:table-cell office:value-type="float" office:value="0.133088418670902" calcext:value-type="float">
            <text:p>0.133088418670902</text:p>
          </table:table-cell>
          <table:table-cell table:number-columns-repeated="2"/>
          <table:table-cell office:value-type="float" office:value="6.75030308633205" calcext:value-type="float">
            <text:p>6.75030308633205</text:p>
          </table:table-cell>
          <table:table-cell/>
          <table:table-cell office:value-type="float" office:value="-1.21512408707609" calcext:value-type="float">
            <text:p>-1.21512408707609</text:p>
          </table:table-cell>
          <table:table-cell/>
          <table:table-cell office:value-type="float" office:value="8367" calcext:value-type="float">
            <text:p>8367</text:p>
          </table:table-cell>
          <table:table-cell/>
          <table:table-cell office:value-type="float" office:value="0.146198652152566" calcext:value-type="float">
            <text:p>0.146198652152566</text:p>
          </table:table-cell>
        </table:table-row>
        <table:table-row table:style-name="ro1">
          <table:table-cell table:number-columns-repeated="2"/>
          <table:table-cell office:value-type="float" office:value="0.146906015542342" calcext:value-type="float">
            <text:p>0.146906015542342</text:p>
          </table:table-cell>
          <table:table-cell office:value-type="float" office:value="0.11824912318328" calcext:value-type="float">
            <text:p>0.11824912318328</text:p>
          </table:table-cell>
          <table:table-cell office:value-type="float" office:value="0.133126339006905" calcext:value-type="float">
            <text:p>0.133126339006905</text:p>
          </table:table-cell>
          <table:table-cell table:number-columns-repeated="2"/>
          <table:table-cell office:value-type="float" office:value="2.6593772122719" calcext:value-type="float">
            <text:p>2.6593772122719</text:p>
          </table:table-cell>
          <table:table-cell/>
          <table:table-cell office:value-type="float" office:value="0.14489941318687" calcext:value-type="float">
            <text:p>0.14489941318687</text:p>
          </table:table-cell>
          <table:table-cell/>
          <table:table-cell office:value-type="float" office:value="2439" calcext:value-type="float">
            <text:p>2439</text:p>
          </table:table-cell>
          <table:table-cell/>
          <table:table-cell office:value-type="float" office:value="0.146906015542342" calcext:value-type="float">
            <text:p>0.146906015542342</text:p>
          </table:table-cell>
        </table:table-row>
        <table:table-row table:style-name="ro1">
          <table:table-cell table:number-columns-repeated="2"/>
          <table:table-cell office:value-type="float" office:value="0.14884274254255" calcext:value-type="float">
            <text:p>0.14884274254255</text:p>
          </table:table-cell>
          <table:table-cell office:value-type="float" office:value="0.119476374038328" calcext:value-type="float">
            <text:p>0.119476374038328</text:p>
          </table:table-cell>
          <table:table-cell office:value-type="float" office:value="0.136067126570383" calcext:value-type="float">
            <text:p>0.136067126570383</text:p>
          </table:table-cell>
          <table:table-cell table:number-columns-repeated="2"/>
          <table:table-cell office:value-type="float" office:value="100.113999203464" calcext:value-type="float">
            <text:p>100.113999203464</text:p>
          </table:table-cell>
          <table:table-cell/>
          <table:table-cell office:value-type="float" office:value="-4.4982919243892" calcext:value-type="float">
            <text:p>-4.4982919243892</text:p>
          </table:table-cell>
          <table:table-cell/>
          <table:table-cell office:value-type="float" office:value="49102" calcext:value-type="float">
            <text:p>49102</text:p>
          </table:table-cell>
          <table:table-cell/>
          <table:table-cell office:value-type="float" office:value="0.14884274254255" calcext:value-type="float">
            <text:p>0.14884274254255</text:p>
          </table:table-cell>
        </table:table-row>
        <table:table-row table:style-name="ro1">
          <table:table-cell table:number-columns-repeated="2"/>
          <table:table-cell office:value-type="float" office:value="0.150633257476207" calcext:value-type="float">
            <text:p>0.150633257476207</text:p>
          </table:table-cell>
          <table:table-cell office:value-type="float" office:value="0.125541804647335" calcext:value-type="float">
            <text:p>0.125541804647335</text:p>
          </table:table-cell>
          <table:table-cell office:value-type="float" office:value="0.144351500376899" calcext:value-type="float">
            <text:p>0.144351500376899</text:p>
          </table:table-cell>
          <table:table-cell table:number-columns-repeated="2"/>
          <table:table-cell office:value-type="float" office:value="1.85370674476874" calcext:value-type="float">
            <text:p>1.85370674476874</text:p>
          </table:table-cell>
          <table:table-cell/>
          <table:table-cell office:value-type="float" office:value="0.256478271732643" calcext:value-type="float">
            <text:p>0.256478271732643</text:p>
          </table:table-cell>
          <table:table-cell/>
          <table:table-cell office:value-type="float" office:value="2532" calcext:value-type="float">
            <text:p>2532</text:p>
          </table:table-cell>
          <table:table-cell/>
          <table:table-cell office:value-type="float" office:value="0.150633257476207" calcext:value-type="float">
            <text:p>0.150633257476207</text:p>
          </table:table-cell>
        </table:table-row>
        <table:table-row table:style-name="ro1">
          <table:table-cell table:number-columns-repeated="2"/>
          <table:table-cell office:value-type="float" office:value="0.150886698345357" calcext:value-type="float">
            <text:p>0.150886698345357</text:p>
          </table:table-cell>
          <table:table-cell office:value-type="float" office:value="0.125826939877866" calcext:value-type="float">
            <text:p>0.125826939877866</text:p>
          </table:table-cell>
          <table:table-cell office:value-type="float" office:value="0.14997414931107" calcext:value-type="float">
            <text:p>0.14997414931107</text:p>
          </table:table-cell>
          <table:table-cell table:number-columns-repeated="2"/>
          <table:table-cell office:value-type="float" office:value="2.37389160491044" calcext:value-type="float">
            <text:p>2.37389160491044</text:p>
          </table:table-cell>
          <table:table-cell/>
          <table:table-cell office:value-type="float" office:value="-0.352737507968173" calcext:value-type="float">
            <text:p>-0.352737507968173</text:p>
          </table:table-cell>
          <table:table-cell/>
          <table:table-cell office:value-type="float" office:value="2498" calcext:value-type="float">
            <text:p>2498</text:p>
          </table:table-cell>
          <table:table-cell/>
          <table:table-cell office:value-type="float" office:value="0.150886698345357" calcext:value-type="float">
            <text:p>0.150886698345357</text:p>
          </table:table-cell>
        </table:table-row>
        <table:table-row table:style-name="ro1">
          <table:table-cell table:number-columns-repeated="2"/>
          <table:table-cell office:value-type="float" office:value="0.15441996984531" calcext:value-type="float">
            <text:p>0.15441996984531</text:p>
          </table:table-cell>
          <table:table-cell office:value-type="float" office:value="0.126934799152281" calcext:value-type="float">
            <text:p>0.126934799152281</text:p>
          </table:table-cell>
          <table:table-cell office:value-type="float" office:value="0.155636513725001" calcext:value-type="float">
            <text:p>0.155636513725001</text:p>
          </table:table-cell>
          <table:table-cell table:number-columns-repeated="2"/>
          <table:table-cell office:value-type="float" office:value="7.24660114839618" calcext:value-type="float">
            <text:p>7.24660114839618</text:p>
          </table:table-cell>
          <table:table-cell/>
          <table:table-cell office:value-type="float" office:value="-0.44881075149319" calcext:value-type="float">
            <text:p>-0.44881075149319</text:p>
          </table:table-cell>
          <table:table-cell/>
          <table:table-cell office:value-type="float" office:value="8851" calcext:value-type="float">
            <text:p>8851</text:p>
          </table:table-cell>
          <table:table-cell/>
          <table:table-cell office:value-type="float" office:value="0.15441996984531" calcext:value-type="float">
            <text:p>0.15441996984531</text:p>
          </table:table-cell>
        </table:table-row>
        <table:table-row table:style-name="ro1">
          <table:table-cell table:number-columns-repeated="2"/>
          <table:table-cell office:value-type="float" office:value="0.157125877094014" calcext:value-type="float">
            <text:p>0.157125877094014</text:p>
          </table:table-cell>
          <table:table-cell office:value-type="float" office:value="0.127069132086562" calcext:value-type="float">
            <text:p>0.127069132086562</text:p>
          </table:table-cell>
          <table:table-cell office:value-type="float" office:value="0.167575762410936" calcext:value-type="float">
            <text:p>0.167575762410936</text:p>
          </table:table-cell>
          <table:table-cell table:number-columns-repeated="2"/>
          <table:table-cell office:value-type="float" office:value="5.38025337767661" calcext:value-type="float">
            <text:p>5.38025337767661</text:p>
          </table:table-cell>
          <table:table-cell/>
          <table:table-cell office:value-type="float" office:value="-0.0450609564718921" calcext:value-type="float">
            <text:p>-0.045060956471892</text:p>
          </table:table-cell>
          <table:table-cell/>
          <table:table-cell office:value-type="float" office:value="4726" calcext:value-type="float">
            <text:p>4726</text:p>
          </table:table-cell>
          <table:table-cell/>
          <table:table-cell office:value-type="float" office:value="0.157125877094014" calcext:value-type="float">
            <text:p>0.157125877094014</text:p>
          </table:table-cell>
        </table:table-row>
        <table:table-row table:style-name="ro1">
          <table:table-cell table:number-columns-repeated="2"/>
          <table:table-cell office:value-type="float" office:value="0.16598185013537" calcext:value-type="float">
            <text:p>0.16598185013537</text:p>
          </table:table-cell>
          <table:table-cell office:value-type="float" office:value="0.129428573689751" calcext:value-type="float">
            <text:p>0.129428573689751</text:p>
          </table:table-cell>
          <table:table-cell office:value-type="float" office:value="0.171934678791108" calcext:value-type="float">
            <text:p>0.171934678791108</text:p>
          </table:table-cell>
          <table:table-cell table:number-columns-repeated="2"/>
          <table:table-cell office:value-type="float" office:value="3.65711821104074" calcext:value-type="float">
            <text:p>3.65711821104074</text:p>
          </table:table-cell>
          <table:table-cell/>
          <table:table-cell office:value-type="float" office:value="-0.0682661250828982" calcext:value-type="float">
            <text:p>-0.068266125082898</text:p>
          </table:table-cell>
          <table:table-cell/>
          <table:table-cell office:value-type="float" office:value="3447" calcext:value-type="float">
            <text:p>3447</text:p>
          </table:table-cell>
          <table:table-cell/>
          <table:table-cell office:value-type="float" office:value="0.16598185013537" calcext:value-type="float">
            <text:p>0.16598185013537</text:p>
          </table:table-cell>
        </table:table-row>
        <table:table-row table:style-name="ro1">
          <table:table-cell table:number-columns-repeated="2"/>
          <table:table-cell office:value-type="float" office:value="0.170227888722158" calcext:value-type="float">
            <text:p>0.170227888722158</text:p>
          </table:table-cell>
          <table:table-cell office:value-type="float" office:value="0.137208322889192" calcext:value-type="float">
            <text:p>0.137208322889192</text:p>
          </table:table-cell>
          <table:table-cell office:value-type="float" office:value="0.177816865735433" calcext:value-type="float">
            <text:p>0.177816865735433</text:p>
          </table:table-cell>
          <table:table-cell table:number-columns-repeated="2"/>
          <table:table-cell office:value-type="float" office:value="1.33334006188247" calcext:value-type="float">
            <text:p>1.33334006188247</text:p>
          </table:table-cell>
          <table:table-cell/>
          <table:table-cell office:value-type="float" office:value="-0.360221735757172" calcext:value-type="float">
            <text:p>-0.360221735757172</text:p>
          </table:table-cell>
          <table:table-cell/>
          <table:table-cell office:value-type="float" office:value="1059" calcext:value-type="float">
            <text:p>1059</text:p>
          </table:table-cell>
          <table:table-cell/>
          <table:table-cell office:value-type="float" office:value="0.170227888722158" calcext:value-type="float">
            <text:p>0.170227888722158</text:p>
          </table:table-cell>
        </table:table-row>
        <table:table-row table:style-name="ro1">
          <table:table-cell table:number-columns-repeated="2"/>
          <table:table-cell office:value-type="float" office:value="0.176805003425187" calcext:value-type="float">
            <text:p>0.176805003425187</text:p>
          </table:table-cell>
          <table:table-cell office:value-type="float" office:value="0.138076122787502" calcext:value-type="float">
            <text:p>0.138076122787502</text:p>
          </table:table-cell>
          <table:table-cell office:value-type="float" office:value="0.179219498575089" calcext:value-type="float">
            <text:p>0.179219498575089</text:p>
          </table:table-cell>
          <table:table-cell table:number-columns-repeated="2"/>
          <table:table-cell office:value-type="float" office:value="2.80595790879992" calcext:value-type="float">
            <text:p>2.80595790879992</text:p>
          </table:table-cell>
          <table:table-cell/>
          <table:table-cell office:value-type="float" office:value="-0.429345109384075" calcext:value-type="float">
            <text:p>-0.429345109384075</text:p>
          </table:table-cell>
          <table:table-cell/>
          <table:table-cell office:value-type="float" office:value="2078" calcext:value-type="float">
            <text:p>2078</text:p>
          </table:table-cell>
          <table:table-cell/>
          <table:table-cell office:value-type="float" office:value="0.176805003425187" calcext:value-type="float">
            <text:p>0.176805003425187</text:p>
          </table:table-cell>
        </table:table-row>
        <table:table-row table:style-name="ro1">
          <table:table-cell table:number-columns-repeated="2"/>
          <table:table-cell office:value-type="float" office:value="0.178379583425356" calcext:value-type="float">
            <text:p>0.178379583425356</text:p>
          </table:table-cell>
          <table:table-cell office:value-type="float" office:value="0.141601675102116" calcext:value-type="float">
            <text:p>0.141601675102116</text:p>
          </table:table-cell>
          <table:table-cell office:value-type="float" office:value="0.183951977265361" calcext:value-type="float">
            <text:p>0.183951977265361</text:p>
          </table:table-cell>
          <table:table-cell table:number-columns-repeated="2"/>
          <table:table-cell office:value-type="float" office:value="8.54947716346014" calcext:value-type="float">
            <text:p>8.54947716346014</text:p>
          </table:table-cell>
          <table:table-cell/>
          <table:table-cell office:value-type="float" office:value="0.289669401698427" calcext:value-type="float">
            <text:p>0.289669401698427</text:p>
          </table:table-cell>
          <table:table-cell/>
          <table:table-cell office:value-type="float" office:value="8549" calcext:value-type="float">
            <text:p>8549</text:p>
          </table:table-cell>
          <table:table-cell/>
          <table:table-cell office:value-type="float" office:value="0.178379583425356" calcext:value-type="float">
            <text:p>0.178379583425356</text:p>
          </table:table-cell>
        </table:table-row>
        <table:table-row table:style-name="ro1">
          <table:table-cell table:number-columns-repeated="2"/>
          <table:table-cell office:value-type="float" office:value="0.19435557626009" calcext:value-type="float">
            <text:p>0.19435557626009</text:p>
          </table:table-cell>
          <table:table-cell office:value-type="float" office:value="0.147706211880728" calcext:value-type="float">
            <text:p>0.147706211880728</text:p>
          </table:table-cell>
          <table:table-cell office:value-type="float" office:value="0.198447307325385" calcext:value-type="float">
            <text:p>0.198447307325385</text:p>
          </table:table-cell>
          <table:table-cell table:number-columns-repeated="2"/>
          <table:table-cell office:value-type="float" office:value="100.097212461535" calcext:value-type="float">
            <text:p>100.097212461535</text:p>
          </table:table-cell>
          <table:table-cell/>
          <table:table-cell office:value-type="float" office:value="-4.3757775148324" calcext:value-type="float">
            <text:p>-4.3757775148324</text:p>
          </table:table-cell>
          <table:table-cell/>
          <table:table-cell office:value-type="float" office:value="47271" calcext:value-type="float">
            <text:p>47271</text:p>
          </table:table-cell>
          <table:table-cell/>
          <table:table-cell office:value-type="float" office:value="0.19435557626009" calcext:value-type="float">
            <text:p>0.19435557626009</text:p>
          </table:table-cell>
        </table:table-row>
        <table:table-row table:style-name="ro1">
          <table:table-cell table:number-columns-repeated="2"/>
          <table:table-cell office:value-type="float" office:value="0.199020660034967" calcext:value-type="float">
            <text:p>0.199020660034967</text:p>
          </table:table-cell>
          <table:table-cell office:value-type="float" office:value="0.149723622190181" calcext:value-type="float">
            <text:p>0.149723622190181</text:p>
          </table:table-cell>
          <table:table-cell office:value-type="float" office:value="0.20821527042669" calcext:value-type="float">
            <text:p>0.20821527042669</text:p>
          </table:table-cell>
          <table:table-cell table:number-columns-repeated="2"/>
          <table:table-cell office:value-type="float" office:value="1.72917228433747" calcext:value-type="float">
            <text:p>1.72917228433747</text:p>
          </table:table-cell>
          <table:table-cell/>
          <table:table-cell office:value-type="float" office:value="0.0965436333387378" calcext:value-type="float">
            <text:p>0.096543633338738</text:p>
          </table:table-cell>
          <table:table-cell/>
          <table:table-cell office:value-type="float" office:value="1419" calcext:value-type="float">
            <text:p>1419</text:p>
          </table:table-cell>
          <table:table-cell/>
          <table:table-cell office:value-type="float" office:value="0.199020660034967" calcext:value-type="float">
            <text:p>0.199020660034967</text:p>
          </table:table-cell>
        </table:table-row>
        <table:table-row table:style-name="ro1">
          <table:table-cell table:number-columns-repeated="2"/>
          <table:table-cell office:value-type="float" office:value="0.199405168488008" calcext:value-type="float">
            <text:p>0.199405168488008</text:p>
          </table:table-cell>
          <table:table-cell office:value-type="float" office:value="0.150347727889035" calcext:value-type="float">
            <text:p>0.150347727889035</text:p>
          </table:table-cell>
          <table:table-cell office:value-type="float" office:value="0.20904846033369" calcext:value-type="float">
            <text:p>0.20904846033369</text:p>
          </table:table-cell>
          <table:table-cell table:number-columns-repeated="2"/>
          <table:table-cell office:value-type="float" office:value="100.099035946343" calcext:value-type="float">
            <text:p>100.099035946343</text:p>
          </table:table-cell>
          <table:table-cell/>
          <table:table-cell office:value-type="float" office:value="-4.90095789738402" calcext:value-type="float">
            <text:p>-4.90095789738402</text:p>
          </table:table-cell>
          <table:table-cell/>
          <table:table-cell office:value-type="float" office:value="46545" calcext:value-type="float">
            <text:p>46545</text:p>
          </table:table-cell>
          <table:table-cell/>
          <table:table-cell office:value-type="float" office:value="0.199405168488008" calcext:value-type="float">
            <text:p>0.199405168488008</text:p>
          </table:table-cell>
        </table:table-row>
        <table:table-row table:style-name="ro1">
          <table:table-cell table:number-columns-repeated="2"/>
          <table:table-cell office:value-type="float" office:value="0.199795201362396" calcext:value-type="float">
            <text:p>0.199795201362396</text:p>
          </table:table-cell>
          <table:table-cell office:value-type="float" office:value="0.15291533661929" calcext:value-type="float">
            <text:p>0.15291533661929</text:p>
          </table:table-cell>
          <table:table-cell office:value-type="float" office:value="0.211310422297353" calcext:value-type="float">
            <text:p>0.211310422297353</text:p>
          </table:table-cell>
          <table:table-cell table:number-columns-repeated="2"/>
          <table:table-cell office:value-type="float" office:value="-0.00592931655786043" calcext:value-type="float">
            <text:p>-0.00592931655786</text:p>
          </table:table-cell>
          <table:table-cell/>
          <table:table-cell office:value-type="float" office:value="0.137700631247117" calcext:value-type="float">
            <text:p>0.137700631247117</text:p>
          </table:table-cell>
          <table:table-cell/>
          <table:table-cell office:value-type="float" office:value="7064" calcext:value-type="float">
            <text:p>7064</text:p>
          </table:table-cell>
          <table:table-cell/>
          <table:table-cell office:value-type="float" office:value="0.199795201362396" calcext:value-type="float">
            <text:p>0.199795201362396</text:p>
          </table:table-cell>
        </table:table-row>
        <table:table-row table:style-name="ro1">
          <table:table-cell table:number-columns-repeated="2"/>
          <table:table-cell office:value-type="float" office:value="0.20802840519494" calcext:value-type="float">
            <text:p>0.20802840519494</text:p>
          </table:table-cell>
          <table:table-cell office:value-type="float" office:value="0.154851949902463" calcext:value-type="float">
            <text:p>0.154851949902463</text:p>
          </table:table-cell>
          <table:table-cell office:value-type="float" office:value="0.220553800634033" calcext:value-type="float">
            <text:p>0.220553800634033</text:p>
          </table:table-cell>
          <table:table-cell table:number-columns-repeated="2"/>
          <table:table-cell office:value-type="float" office:value="3.73784554968656" calcext:value-type="float">
            <text:p>3.73784554968656</text:p>
          </table:table-cell>
          <table:table-cell/>
          <table:table-cell office:value-type="float" office:value="-0.19002459917386" calcext:value-type="float">
            <text:p>-0.19002459917386</text:p>
          </table:table-cell>
          <table:table-cell/>
          <table:table-cell office:value-type="float" office:value="3251" calcext:value-type="float">
            <text:p>3251</text:p>
          </table:table-cell>
          <table:table-cell/>
          <table:table-cell office:value-type="float" office:value="0.20802840519494" calcext:value-type="float">
            <text:p>0.20802840519494</text:p>
          </table:table-cell>
        </table:table-row>
        <table:table-row table:style-name="ro1">
          <table:table-cell table:number-columns-repeated="2"/>
          <table:table-cell office:value-type="float" office:value="0.234875593089039" calcext:value-type="float">
            <text:p>0.234875593089039</text:p>
          </table:table-cell>
          <table:table-cell office:value-type="float" office:value="0.155863967523911" calcext:value-type="float">
            <text:p>0.155863967523911</text:p>
          </table:table-cell>
          <table:table-cell office:value-type="float" office:value="0.22292338660895" calcext:value-type="float">
            <text:p>0.22292338660895</text:p>
          </table:table-cell>
          <table:table-cell table:number-columns-repeated="2"/>
          <table:table-cell office:value-type="float" office:value="1.0382255417452" calcext:value-type="float">
            <text:p>1.0382255417452</text:p>
          </table:table-cell>
          <table:table-cell/>
          <table:table-cell office:value-type="float" office:value="-0.106114326212657" calcext:value-type="float">
            <text:p>-0.106114326212657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0.234875593089039" calcext:value-type="float">
            <text:p>0.234875593089039</text:p>
          </table:table-cell>
        </table:table-row>
        <table:table-row table:style-name="ro1">
          <table:table-cell table:number-columns-repeated="2"/>
          <table:table-cell office:value-type="float" office:value="0.237426562617198" calcext:value-type="float">
            <text:p>0.237426562617198</text:p>
          </table:table-cell>
          <table:table-cell office:value-type="float" office:value="0.156491488923598" calcext:value-type="float">
            <text:p>0.156491488923598</text:p>
          </table:table-cell>
          <table:table-cell office:value-type="float" office:value="0.226063575009427" calcext:value-type="float">
            <text:p>0.226063575009427</text:p>
          </table:table-cell>
          <table:table-cell table:number-columns-repeated="2"/>
          <table:table-cell office:value-type="float" office:value="2.54423261716184" calcext:value-type="float">
            <text:p>2.54423261716184</text:p>
          </table:table-cell>
          <table:table-cell/>
          <table:table-cell office:value-type="float" office:value="-0.187922592918341" calcext:value-type="float">
            <text:p>-0.187922592918341</text:p>
          </table:table-cell>
          <table:table-cell/>
          <table:table-cell office:value-type="float" office:value="2455" calcext:value-type="float">
            <text:p>2455</text:p>
          </table:table-cell>
          <table:table-cell/>
          <table:table-cell office:value-type="float" office:value="0.237426562617198" calcext:value-type="float">
            <text:p>0.237426562617198</text:p>
          </table:table-cell>
        </table:table-row>
        <table:table-row table:style-name="ro1">
          <table:table-cell table:number-columns-repeated="2"/>
          <table:table-cell office:value-type="float" office:value="0.243421887101617" calcext:value-type="float">
            <text:p>0.243421887101617</text:p>
          </table:table-cell>
          <table:table-cell office:value-type="float" office:value="0.158436054706352" calcext:value-type="float">
            <text:p>0.158436054706352</text:p>
          </table:table-cell>
          <table:table-cell office:value-type="float" office:value="0.241225474916781" calcext:value-type="float">
            <text:p>0.241225474916781</text:p>
          </table:table-cell>
          <table:table-cell table:number-columns-repeated="2"/>
          <table:table-cell office:value-type="float" office:value="4.05886646393823" calcext:value-type="float">
            <text:p>4.05886646393823</text:p>
          </table:table-cell>
          <table:table-cell/>
          <table:table-cell office:value-type="float" office:value="-0.121191607913131" calcext:value-type="float">
            <text:p>-0.12119160791313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243421887101617" calcext:value-type="float">
            <text:p>0.243421887101617</text:p>
          </table:table-cell>
        </table:table-row>
        <table:table-row table:style-name="ro1">
          <table:table-cell table:number-columns-repeated="2"/>
          <table:table-cell office:value-type="float" office:value="0.248820673242433" calcext:value-type="float">
            <text:p>0.248820673242433</text:p>
          </table:table-cell>
          <table:table-cell office:value-type="float" office:value="0.159800262886044" calcext:value-type="float">
            <text:p>0.159800262886044</text:p>
          </table:table-cell>
          <table:table-cell office:value-type="float" office:value="0.256403297338106" calcext:value-type="float">
            <text:p>0.256403297338106</text:p>
          </table:table-cell>
          <table:table-cell table:number-columns-repeated="2"/>
          <table:table-cell office:value-type="float" office:value="96.7961455414957" calcext:value-type="float">
            <text:p>96.7961455414957</text:p>
          </table:table-cell>
          <table:table-cell/>
          <table:table-cell office:value-type="float" office:value="-4.48087608352077" calcext:value-type="float">
            <text:p>-4.48087608352077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248820673242433" calcext:value-type="float">
            <text:p>0.248820673242433</text:p>
          </table:table-cell>
        </table:table-row>
        <table:table-row table:style-name="ro1">
          <table:table-cell table:number-columns-repeated="2"/>
          <table:table-cell office:value-type="float" office:value="0.249932834927198" calcext:value-type="float">
            <text:p>0.249932834927198</text:p>
          </table:table-cell>
          <table:table-cell office:value-type="float" office:value="0.185827957048497" calcext:value-type="float">
            <text:p>0.185827957048497</text:p>
          </table:table-cell>
          <table:table-cell office:value-type="float" office:value="0.256585267325032" calcext:value-type="float">
            <text:p>0.256585267325032</text:p>
          </table:table-cell>
          <table:table-cell table:number-columns-repeated="2"/>
          <table:table-cell office:value-type="float" office:value="9.06246218298676" calcext:value-type="float">
            <text:p>9.06246218298676</text:p>
          </table:table-cell>
          <table:table-cell/>
          <table:table-cell office:value-type="float" office:value="0.274902363410998" calcext:value-type="float">
            <text:p>0.274902363410998</text:p>
          </table:table-cell>
          <table:table-cell/>
          <table:table-cell office:value-type="float" office:value="9290" calcext:value-type="float">
            <text:p>9290</text:p>
          </table:table-cell>
          <table:table-cell/>
          <table:table-cell office:value-type="float" office:value="0.249932834927198" calcext:value-type="float">
            <text:p>0.249932834927198</text:p>
          </table:table-cell>
        </table:table-row>
        <table:table-row table:style-name="ro1">
          <table:table-cell table:number-columns-repeated="2"/>
          <table:table-cell office:value-type="float" office:value="0.272054252049307" calcext:value-type="float">
            <text:p>0.272054252049307</text:p>
          </table:table-cell>
          <table:table-cell office:value-type="float" office:value="0.18659878648559" calcext:value-type="float">
            <text:p>0.18659878648559</text:p>
          </table:table-cell>
          <table:table-cell office:value-type="float" office:value="0.258739079596251" calcext:value-type="float">
            <text:p>0.258739079596251</text:p>
          </table:table-cell>
          <table:table-cell table:number-columns-repeated="2"/>
          <table:table-cell office:value-type="float" office:value="2.95241246969788" calcext:value-type="float">
            <text:p>2.95241246969788</text:p>
          </table:table-cell>
          <table:table-cell/>
          <table:table-cell office:value-type="float" office:value="0.281999465182786" calcext:value-type="float">
            <text:p>0.281999465182786</text:p>
          </table:table-cell>
          <table:table-cell/>
          <table:table-cell office:value-type="float" office:value="3744" calcext:value-type="float">
            <text:p>3744</text:p>
          </table:table-cell>
          <table:table-cell/>
          <table:table-cell office:value-type="float" office:value="0.272054252049307" calcext:value-type="float">
            <text:p>0.272054252049307</text:p>
          </table:table-cell>
        </table:table-row>
        <table:table-row table:style-name="ro1">
          <table:table-cell table:number-columns-repeated="2"/>
          <table:table-cell office:value-type="float" office:value="0.291158273488587" calcext:value-type="float">
            <text:p>0.291158273488587</text:p>
          </table:table-cell>
          <table:table-cell office:value-type="float" office:value="0.187698396537029" calcext:value-type="float">
            <text:p>0.187698396537029</text:p>
          </table:table-cell>
          <table:table-cell office:value-type="float" office:value="0.260022192109951" calcext:value-type="float">
            <text:p>0.260022192109951</text:p>
          </table:table-cell>
          <table:table-cell table:number-columns-repeated="2"/>
          <table:table-cell office:value-type="float" office:value="0.482382221520492" calcext:value-type="float">
            <text:p>0.482382221520492</text:p>
          </table:table-cell>
          <table:table-cell/>
          <table:table-cell office:value-type="float" office:value="0.197954515125867" calcext:value-type="float">
            <text:p>0.197954515125867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float" office:value="0.291158273488587" calcext:value-type="float">
            <text:p>0.291158273488587</text:p>
          </table:table-cell>
        </table:table-row>
        <table:table-row table:style-name="ro1">
          <table:table-cell table:number-columns-repeated="2"/>
          <table:table-cell office:value-type="float" office:value="0.310586653388441" calcext:value-type="float">
            <text:p>0.310586653388441</text:p>
          </table:table-cell>
          <table:table-cell office:value-type="float" office:value="0.19149450664089" calcext:value-type="float">
            <text:p>0.19149450664089</text:p>
          </table:table-cell>
          <table:table-cell office:value-type="float" office:value="0.263239811956374" calcext:value-type="float">
            <text:p>0.263239811956374</text:p>
          </table:table-cell>
          <table:table-cell table:number-columns-repeated="2"/>
          <table:table-cell office:value-type="float" office:value="0.693308184246711" calcext:value-type="float">
            <text:p>0.693308184246711</text:p>
          </table:table-cell>
          <table:table-cell/>
          <table:table-cell office:value-type="float" office:value="-0.00952572672383551" calcext:value-type="float">
            <text:p>-0.009525726723836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0.310586653388441" calcext:value-type="float">
            <text:p>0.310586653388441</text:p>
          </table:table-cell>
        </table:table-row>
        <table:table-row table:style-name="ro1">
          <table:table-cell table:number-columns-repeated="2"/>
          <table:table-cell office:value-type="float" office:value="0.370657524997404" calcext:value-type="float">
            <text:p>0.370657524997404</text:p>
          </table:table-cell>
          <table:table-cell office:value-type="float" office:value="0.205639048775611" calcext:value-type="float">
            <text:p>0.205639048775611</text:p>
          </table:table-cell>
          <table:table-cell office:value-type="float" office:value="0.272159342262871" calcext:value-type="float">
            <text:p>0.272159342262871</text:p>
          </table:table-cell>
          <table:table-cell table:number-columns-repeated="2"/>
          <table:table-cell office:value-type="float" office:value="94.8207416050954" calcext:value-type="float">
            <text:p>94.8207416050954</text:p>
          </table:table-cell>
          <table:table-cell/>
          <table:table-cell office:value-type="float" office:value="-4.79814027993995" calcext:value-type="float">
            <text:p>-4.7981402799399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370657524997404" calcext:value-type="float">
            <text:p>0.370657524997404</text:p>
          </table:table-cell>
        </table:table-row>
        <table:table-row table:style-name="ro1">
          <table:table-cell table:number-columns-repeated="2"/>
          <table:table-cell office:value-type="float" office:value="0.383238965515899" calcext:value-type="float">
            <text:p>0.383238965515899</text:p>
          </table:table-cell>
          <table:table-cell office:value-type="float" office:value="0.210026883687701" calcext:value-type="float">
            <text:p>0.210026883687701</text:p>
          </table:table-cell>
          <table:table-cell office:value-type="float" office:value="0.272364721827702" calcext:value-type="float">
            <text:p>0.272364721827702</text:p>
          </table:table-cell>
          <table:table-cell table:number-columns-repeated="2"/>
          <table:table-cell office:value-type="float" office:value="3.41191888550234" calcext:value-type="float">
            <text:p>3.41191888550234</text:p>
          </table:table-cell>
          <table:table-cell/>
          <table:table-cell office:value-type="float" office:value="-0.614490504344077" calcext:value-type="float">
            <text:p>-0.614490504344077</text:p>
          </table:table-cell>
          <table:table-cell/>
          <table:table-cell office:value-type="float" office:value="3638" calcext:value-type="float">
            <text:p>3638</text:p>
          </table:table-cell>
          <table:table-cell/>
          <table:table-cell office:value-type="float" office:value="0.383238965515899" calcext:value-type="float">
            <text:p>0.383238965515899</text:p>
          </table:table-cell>
        </table:table-row>
        <table:table-row table:style-name="ro1">
          <table:table-cell table:number-columns-repeated="2"/>
          <table:table-cell office:value-type="float" office:value="0.391958805599282" calcext:value-type="float">
            <text:p>0.391958805599282</text:p>
          </table:table-cell>
          <table:table-cell office:value-type="float" office:value="0.214602252082684" calcext:value-type="float">
            <text:p>0.214602252082684</text:p>
          </table:table-cell>
          <table:table-cell office:value-type="float" office:value="0.273710517889325" calcext:value-type="float">
            <text:p>0.273710517889325</text:p>
          </table:table-cell>
          <table:table-cell table:number-columns-repeated="2"/>
          <table:table-cell office:value-type="float" office:value="2.29362856619917" calcext:value-type="float">
            <text:p>2.29362856619917</text:p>
          </table:table-cell>
          <table:table-cell/>
          <table:table-cell office:value-type="float" office:value="-0.0424156259258904" calcext:value-type="float">
            <text:p>-0.04241562592589</text:p>
          </table:table-cell>
          <table:table-cell/>
          <table:table-cell office:value-type="float" office:value="2472" calcext:value-type="float">
            <text:p>2472</text:p>
          </table:table-cell>
          <table:table-cell/>
          <table:table-cell office:value-type="float" office:value="0.391958805599282" calcext:value-type="float">
            <text:p>0.391958805599282</text:p>
          </table:table-cell>
        </table:table-row>
        <table:table-row table:style-name="ro1">
          <table:table-cell table:number-columns-repeated="2"/>
          <table:table-cell office:value-type="float" office:value="0.402178943363329" calcext:value-type="float">
            <text:p>0.402178943363329</text:p>
          </table:table-cell>
          <table:table-cell office:value-type="float" office:value="0.222449847402745" calcext:value-type="float">
            <text:p>0.222449847402745</text:p>
          </table:table-cell>
          <table:table-cell office:value-type="float" office:value="0.277690631822523" calcext:value-type="float">
            <text:p>0.277690631822523</text:p>
          </table:table-cell>
          <table:table-cell table:number-columns-repeated="2"/>
          <table:table-cell office:value-type="float" office:value="0.652164036964956" calcext:value-type="float">
            <text:p>0.652164036964956</text:p>
          </table:table-cell>
          <table:table-cell/>
          <table:table-cell office:value-type="float" office:value="0.05607263106422" calcext:value-type="float">
            <text:p>0.05607263106422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office:value-type="float" office:value="0.402178943363329" calcext:value-type="float">
            <text:p>0.402178943363329</text:p>
          </table:table-cell>
        </table:table-row>
        <table:table-row table:style-name="ro1">
          <table:table-cell table:number-columns-repeated="2"/>
          <table:table-cell office:value-type="float" office:value="0.403169085741763" calcext:value-type="float">
            <text:p>0.403169085741763</text:p>
          </table:table-cell>
          <table:table-cell office:value-type="float" office:value="0.225376334407065" calcext:value-type="float">
            <text:p>0.225376334407065</text:p>
          </table:table-cell>
          <table:table-cell office:value-type="float" office:value="0.287452040460391" calcext:value-type="float">
            <text:p>0.287452040460391</text:p>
          </table:table-cell>
          <table:table-cell table:number-columns-repeated="2"/>
          <table:table-cell office:value-type="float" office:value="2.2075040699946" calcext:value-type="float">
            <text:p>2.2075040699946</text:p>
          </table:table-cell>
          <table:table-cell/>
          <table:table-cell office:value-type="float" office:value="0.48474473955137" calcext:value-type="float">
            <text:p>0.48474473955137</text:p>
          </table:table-cell>
          <table:table-cell/>
          <table:table-cell office:value-type="float" office:value="2422" calcext:value-type="float">
            <text:p>2422</text:p>
          </table:table-cell>
          <table:table-cell/>
          <table:table-cell office:value-type="float" office:value="0.403169085741763" calcext:value-type="float">
            <text:p>0.403169085741763</text:p>
          </table:table-cell>
        </table:table-row>
        <table:table-row table:style-name="ro1">
          <table:table-cell table:number-columns-repeated="2"/>
          <table:table-cell office:value-type="float" office:value="0.403329377327407" calcext:value-type="float">
            <text:p>0.403329377327407</text:p>
          </table:table-cell>
          <table:table-cell office:value-type="float" office:value="0.226879515427968" calcext:value-type="float">
            <text:p>0.226879515427968</text:p>
          </table:table-cell>
          <table:table-cell office:value-type="float" office:value="0.287533917223311" calcext:value-type="float">
            <text:p>0.287533917223311</text:p>
          </table:table-cell>
          <table:table-cell table:number-columns-repeated="2"/>
          <table:table-cell office:value-type="float" office:value="97.3545091991905" calcext:value-type="float">
            <text:p>97.3545091991905</text:p>
          </table:table-cell>
          <table:table-cell/>
          <table:table-cell office:value-type="float" office:value="-7.50734536368813" calcext:value-type="float">
            <text:p>-7.50734536368813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403329377327407" calcext:value-type="float">
            <text:p>0.403329377327407</text:p>
          </table:table-cell>
        </table:table-row>
        <table:table-row table:style-name="ro1">
          <table:table-cell table:number-columns-repeated="2"/>
          <table:table-cell office:value-type="float" office:value="0.413066830661155" calcext:value-type="float">
            <text:p>0.413066830661155</text:p>
          </table:table-cell>
          <table:table-cell office:value-type="float" office:value="0.232171843100674" calcext:value-type="float">
            <text:p>0.232171843100674</text:p>
          </table:table-cell>
          <table:table-cell office:value-type="float" office:value="0.288014397862124" calcext:value-type="float">
            <text:p>0.288014397862124</text:p>
          </table:table-cell>
          <table:table-cell table:number-columns-repeated="2"/>
          <table:table-cell office:value-type="float" office:value="2.85660282305631" calcext:value-type="float">
            <text:p>2.85660282305631</text:p>
          </table:table-cell>
          <table:table-cell/>
          <table:table-cell office:value-type="float" office:value="-0.366564364335076" calcext:value-type="float">
            <text:p>-0.366564364335076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413066830661155" calcext:value-type="float">
            <text:p>0.413066830661155</text:p>
          </table:table-cell>
        </table:table-row>
        <table:table-row table:style-name="ro1">
          <table:table-cell table:number-columns-repeated="2"/>
          <table:table-cell office:value-type="float" office:value="0.423564476182093" calcext:value-type="float">
            <text:p>0.423564476182093</text:p>
          </table:table-cell>
          <table:table-cell office:value-type="float" office:value="0.239319440872164" calcext:value-type="float">
            <text:p>0.239319440872164</text:p>
          </table:table-cell>
          <table:table-cell office:value-type="float" office:value="0.306319775865655" calcext:value-type="float">
            <text:p>0.306319775865655</text:p>
          </table:table-cell>
          <table:table-cell table:number-columns-repeated="2"/>
          <table:table-cell office:value-type="float" office:value="2.05830100174043" calcext:value-type="float">
            <text:p>2.05830100174043</text:p>
          </table:table-cell>
          <table:table-cell/>
          <table:table-cell office:value-type="float" office:value="-0.337973733777193" calcext:value-type="float">
            <text:p>-0.337973733777193</text:p>
          </table:table-cell>
          <table:table-cell/>
          <table:table-cell office:value-type="float" office:value="1537" calcext:value-type="float">
            <text:p>1537</text:p>
          </table:table-cell>
          <table:table-cell/>
          <table:table-cell office:value-type="float" office:value="0.423564476182093" calcext:value-type="float">
            <text:p>0.423564476182093</text:p>
          </table:table-cell>
        </table:table-row>
        <table:table-row table:style-name="ro1">
          <table:table-cell table:number-columns-repeated="2"/>
          <table:table-cell office:value-type="float" office:value="0.427712322176593" calcext:value-type="float">
            <text:p>0.427712322176593</text:p>
          </table:table-cell>
          <table:table-cell office:value-type="float" office:value="0.25938003983052" calcext:value-type="float">
            <text:p>0.25938003983052</text:p>
          </table:table-cell>
          <table:table-cell office:value-type="float" office:value="0.30866024408172" calcext:value-type="float">
            <text:p>0.30866024408172</text:p>
          </table:table-cell>
          <table:table-cell table:number-columns-repeated="2"/>
          <table:table-cell office:value-type="float" office:value="1.36882246176002" calcext:value-type="float">
            <text:p>1.36882246176002</text:p>
          </table:table-cell>
          <table:table-cell/>
          <table:table-cell office:value-type="float" office:value="-0.190633724830392" calcext:value-type="float">
            <text:p>-0.190633724830392</text:p>
          </table:table-cell>
          <table:table-cell/>
          <table:table-cell office:value-type="float" office:value="11468" calcext:value-type="float">
            <text:p>11468</text:p>
          </table:table-cell>
          <table:table-cell/>
          <table:table-cell office:value-type="float" office:value="0.427712322176593" calcext:value-type="float">
            <text:p>0.427712322176593</text:p>
          </table:table-cell>
        </table:table-row>
        <table:table-row table:style-name="ro1">
          <table:table-cell table:number-columns-repeated="2"/>
          <table:table-cell office:value-type="float" office:value="0.434887352437239" calcext:value-type="float">
            <text:p>0.434887352437239</text:p>
          </table:table-cell>
          <table:table-cell office:value-type="float" office:value="0.265303066534445" calcext:value-type="float">
            <text:p>0.265303066534445</text:p>
          </table:table-cell>
          <table:table-cell office:value-type="float" office:value="0.312558176988793" calcext:value-type="float">
            <text:p>0.312558176988793</text:p>
          </table:table-cell>
          <table:table-cell table:number-columns-repeated="2"/>
          <table:table-cell office:value-type="float" office:value="1.59929246982139" calcext:value-type="float">
            <text:p>1.59929246982139</text:p>
          </table:table-cell>
          <table:table-cell/>
          <table:table-cell office:value-type="float" office:value="-0.545216536006374" calcext:value-type="float">
            <text:p>-0.545216536006374</text:p>
          </table:table-cell>
          <table:table-cell/>
          <table:table-cell office:value-type="float" office:value="1711" calcext:value-type="float">
            <text:p>1711</text:p>
          </table:table-cell>
          <table:table-cell/>
          <table:table-cell office:value-type="float" office:value="0.434887352437239" calcext:value-type="float">
            <text:p>0.434887352437239</text:p>
          </table:table-cell>
        </table:table-row>
        <table:table-row table:style-name="ro1">
          <table:table-cell table:number-columns-repeated="2"/>
          <table:table-cell office:value-type="float" office:value="0.456455273881822" calcext:value-type="float">
            <text:p>0.456455273881822</text:p>
          </table:table-cell>
          <table:table-cell office:value-type="float" office:value="0.266675076827206" calcext:value-type="float">
            <text:p>0.266675076827206</text:p>
          </table:table-cell>
          <table:table-cell office:value-type="float" office:value="0.312767974441561" calcext:value-type="float">
            <text:p>0.312767974441561</text:p>
          </table:table-cell>
          <table:table-cell table:number-columns-repeated="2"/>
          <table:table-cell office:value-type="float" office:value="1.09961809200682" calcext:value-type="float">
            <text:p>1.09961809200682</text:p>
          </table:table-cell>
          <table:table-cell/>
          <table:table-cell office:value-type="float" office:value="0.0299519448351705" calcext:value-type="float">
            <text:p>0.029951944835171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0.456455273881822" calcext:value-type="float">
            <text:p>0.456455273881822</text:p>
          </table:table-cell>
        </table:table-row>
        <table:table-row table:style-name="ro1">
          <table:table-cell table:number-columns-repeated="2"/>
          <table:table-cell office:value-type="float" office:value="0.463303595131805" calcext:value-type="float">
            <text:p>0.463303595131805</text:p>
          </table:table-cell>
          <table:table-cell office:value-type="float" office:value="0.269614807273449" calcext:value-type="float">
            <text:p>0.269614807273449</text:p>
          </table:table-cell>
          <table:table-cell office:value-type="float" office:value="0.327429822265358" calcext:value-type="float">
            <text:p>0.327429822265358</text:p>
          </table:table-cell>
          <table:table-cell table:number-columns-repeated="2"/>
          <table:table-cell office:value-type="float" office:value="3.3935216830338" calcext:value-type="float">
            <text:p>3.3935216830338</text:p>
          </table:table-cell>
          <table:table-cell/>
          <table:table-cell office:value-type="float" office:value="-0.0242231339333974" calcext:value-type="float">
            <text:p>-0.024223133933397</text:p>
          </table:table-cell>
          <table:table-cell/>
          <table:table-cell office:value-type="float" office:value="3306" calcext:value-type="float">
            <text:p>3306</text:p>
          </table:table-cell>
          <table:table-cell/>
          <table:table-cell office:value-type="float" office:value="0.463303595131805" calcext:value-type="float">
            <text:p>0.463303595131805</text:p>
          </table:table-cell>
        </table:table-row>
        <table:table-row table:style-name="ro1">
          <table:table-cell table:number-columns-repeated="2"/>
          <table:table-cell office:value-type="float" office:value="0.472778199911025" calcext:value-type="float">
            <text:p>0.472778199911025</text:p>
          </table:table-cell>
          <table:table-cell office:value-type="float" office:value="0.271049266574921" calcext:value-type="float">
            <text:p>0.271049266574921</text:p>
          </table:table-cell>
          <table:table-cell office:value-type="float" office:value="0.335179957019408" calcext:value-type="float">
            <text:p>0.335179957019408</text:p>
          </table:table-cell>
          <table:table-cell table:number-columns-repeated="2"/>
          <table:table-cell office:value-type="float" office:value="0.497685859718585" calcext:value-type="float">
            <text:p>0.497685859718585</text:p>
          </table:table-cell>
          <table:table-cell/>
          <table:table-cell office:value-type="float" office:value="0.219163752472389" calcext:value-type="float">
            <text:p>0.219163752472389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0.472778199911025" calcext:value-type="float">
            <text:p>0.472778199911025</text:p>
          </table:table-cell>
        </table:table-row>
        <table:table-row table:style-name="ro1">
          <table:table-cell table:number-columns-repeated="2"/>
          <table:table-cell office:value-type="float" office:value="0.481179050528228" calcext:value-type="float">
            <text:p>0.481179050528228</text:p>
          </table:table-cell>
          <table:table-cell office:value-type="float" office:value="0.271603387828074" calcext:value-type="float">
            <text:p>0.271603387828074</text:p>
          </table:table-cell>
          <table:table-cell office:value-type="float" office:value="0.34611267921574" calcext:value-type="float">
            <text:p>0.34611267921574</text:p>
          </table:table-cell>
          <table:table-cell table:number-columns-repeated="2"/>
          <table:table-cell office:value-type="float" office:value="1.73871624403174" calcext:value-type="float">
            <text:p>1.73871624403174</text:p>
          </table:table-cell>
          <table:table-cell/>
          <table:table-cell office:value-type="float" office:value="0.332307009233937" calcext:value-type="float">
            <text:p>0.332307009233937</text:p>
          </table:table-cell>
          <table:table-cell/>
          <table:table-cell office:value-type="float" office:value="1942" calcext:value-type="float">
            <text:p>1942</text:p>
          </table:table-cell>
          <table:table-cell/>
          <table:table-cell office:value-type="float" office:value="0.481179050528228" calcext:value-type="float">
            <text:p>0.481179050528228</text:p>
          </table:table-cell>
        </table:table-row>
        <table:table-row table:style-name="ro1">
          <table:table-cell table:number-columns-repeated="2"/>
          <table:table-cell office:value-type="float" office:value="0.482382221520492" calcext:value-type="float">
            <text:p>0.482382221520492</text:p>
          </table:table-cell>
          <table:table-cell office:value-type="float" office:value="0.274393784645343" calcext:value-type="float">
            <text:p>0.274393784645343</text:p>
          </table:table-cell>
          <table:table-cell office:value-type="float" office:value="0.354938183448587" calcext:value-type="float">
            <text:p>0.354938183448587</text:p>
          </table:table-cell>
          <table:table-cell table:number-columns-repeated="2"/>
          <table:table-cell office:value-type="float" office:value="4.61267379657243" calcext:value-type="float">
            <text:p>4.61267379657243</text:p>
          </table:table-cell>
          <table:table-cell/>
          <table:table-cell office:value-type="float" office:value="-0.447475958576531" calcext:value-type="float">
            <text:p>-0.447475958576531</text:p>
          </table:table-cell>
          <table:table-cell/>
          <table:table-cell office:value-type="float" office:value="8514" calcext:value-type="float">
            <text:p>8514</text:p>
          </table:table-cell>
          <table:table-cell/>
          <table:table-cell office:value-type="float" office:value="0.482382221520492" calcext:value-type="float">
            <text:p>0.482382221520492</text:p>
          </table:table-cell>
        </table:table-row>
        <table:table-row table:style-name="ro1">
          <table:table-cell table:number-columns-repeated="2"/>
          <table:table-cell office:value-type="float" office:value="0.488918652697384" calcext:value-type="float">
            <text:p>0.488918652697384</text:p>
          </table:table-cell>
          <table:table-cell office:value-type="float" office:value="0.278144227460998" calcext:value-type="float">
            <text:p>0.278144227460998</text:p>
          </table:table-cell>
          <table:table-cell office:value-type="float" office:value="0.356007398479" calcext:value-type="float">
            <text:p>0.356007398479</text:p>
          </table:table-cell>
          <table:table-cell table:number-columns-repeated="2"/>
          <table:table-cell office:value-type="float" office:value="6.54697357405968" calcext:value-type="float">
            <text:p>6.54697357405968</text:p>
          </table:table-cell>
          <table:table-cell/>
          <table:table-cell office:value-type="float" office:value="-0.757890432194469" calcext:value-type="float">
            <text:p>-0.757890432194469</text:p>
          </table:table-cell>
          <table:table-cell/>
          <table:table-cell office:value-type="float" office:value="5867" calcext:value-type="float">
            <text:p>5867</text:p>
          </table:table-cell>
          <table:table-cell/>
          <table:table-cell office:value-type="float" office:value="0.488918652697384" calcext:value-type="float">
            <text:p>0.488918652697384</text:p>
          </table:table-cell>
        </table:table-row>
        <table:table-row table:style-name="ro1">
          <table:table-cell table:number-columns-repeated="2"/>
          <table:table-cell office:value-type="float" office:value="0.497685859718585" calcext:value-type="float">
            <text:p>0.497685859718585</text:p>
          </table:table-cell>
          <table:table-cell office:value-type="float" office:value="0.287093007739031" calcext:value-type="float">
            <text:p>0.287093007739031</text:p>
          </table:table-cell>
          <table:table-cell office:value-type="float" office:value="0.373001162990707" calcext:value-type="float">
            <text:p>0.373001162990707</text:p>
          </table:table-cell>
          <table:table-cell table:number-columns-repeated="2"/>
          <table:table-cell office:value-type="float" office:value="3.50431973785482" calcext:value-type="float">
            <text:p>3.50431973785482</text:p>
          </table:table-cell>
          <table:table-cell/>
          <table:table-cell office:value-type="float" office:value="-0.493018390958486" calcext:value-type="float">
            <text:p>-0.493018390958486</text:p>
          </table:table-cell>
          <table:table-cell/>
          <table:table-cell office:value-type="float" office:value="2916" calcext:value-type="float">
            <text:p>2916</text:p>
          </table:table-cell>
          <table:table-cell/>
          <table:table-cell office:value-type="float" office:value="0.497685859718585" calcext:value-type="float">
            <text:p>0.497685859718585</text:p>
          </table:table-cell>
        </table:table-row>
        <table:table-row table:style-name="ro1">
          <table:table-cell table:number-columns-repeated="2"/>
          <table:table-cell office:value-type="float" office:value="0.514594268880962" calcext:value-type="float">
            <text:p>0.514594268880962</text:p>
          </table:table-cell>
          <table:table-cell office:value-type="float" office:value="0.288838038644317" calcext:value-type="float">
            <text:p>0.288838038644317</text:p>
          </table:table-cell>
          <table:table-cell office:value-type="float" office:value="0.374108057906678" calcext:value-type="float">
            <text:p>0.374108057906678</text:p>
          </table:table-cell>
          <table:table-cell table:number-columns-repeated="2"/>
          <table:table-cell office:value-type="float" office:value="0.0609204604823795" calcext:value-type="float">
            <text:p>0.06092046048238</text:p>
          </table:table-cell>
          <table:table-cell/>
          <table:table-cell office:value-type="float" office:value="-0.11392804081393" calcext:value-type="float">
            <text:p>-0.11392804081393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0.514594268880962" calcext:value-type="float">
            <text:p>0.514594268880962</text:p>
          </table:table-cell>
        </table:table-row>
        <table:table-row table:style-name="ro1">
          <table:table-cell table:number-columns-repeated="2"/>
          <table:table-cell office:value-type="float" office:value="0.522851226826374" calcext:value-type="float">
            <text:p>0.522851226826374</text:p>
          </table:table-cell>
          <table:table-cell office:value-type="float" office:value="0.292037052912482" calcext:value-type="float">
            <text:p>0.292037052912482</text:p>
          </table:table-cell>
          <table:table-cell office:value-type="float" office:value="0.380471003034802" calcext:value-type="float">
            <text:p>0.380471003034802</text:p>
          </table:table-cell>
          <table:table-cell table:number-columns-repeated="2"/>
          <table:table-cell office:value-type="float" office:value="1.43535528247761" calcext:value-type="float">
            <text:p>1.43535528247761</text:p>
          </table:table-cell>
          <table:table-cell/>
          <table:table-cell office:value-type="float" office:value="-0.585543521832846" calcext:value-type="float">
            <text:p>-0.585543521832846</text:p>
          </table:table-cell>
          <table:table-cell/>
          <table:table-cell office:value-type="float" office:value="2644" calcext:value-type="float">
            <text:p>2644</text:p>
          </table:table-cell>
          <table:table-cell/>
          <table:table-cell office:value-type="float" office:value="0.522851226826374" calcext:value-type="float">
            <text:p>0.522851226826374</text:p>
          </table:table-cell>
        </table:table-row>
        <table:table-row table:style-name="ro1">
          <table:table-cell table:number-columns-repeated="2"/>
          <table:table-cell office:value-type="float" office:value="0.530794582990287" calcext:value-type="float">
            <text:p>0.530794582990287</text:p>
          </table:table-cell>
          <table:table-cell office:value-type="float" office:value="0.293702448520478" calcext:value-type="float">
            <text:p>0.293702448520478</text:p>
          </table:table-cell>
          <table:table-cell office:value-type="float" office:value="0.38482185294885" calcext:value-type="float">
            <text:p>0.38482185294885</text:p>
          </table:table-cell>
          <table:table-cell table:number-columns-repeated="2"/>
          <table:table-cell office:value-type="float" office:value="2.3238162411865" calcext:value-type="float">
            <text:p>2.3238162411865</text:p>
          </table:table-cell>
          <table:table-cell/>
          <table:table-cell office:value-type="float" office:value="-0.592188072588137" calcext:value-type="float">
            <text:p>-0.592188072588137</text:p>
          </table:table-cell>
          <table:table-cell/>
          <table:table-cell office:value-type="float" office:value="1824" calcext:value-type="float">
            <text:p>1824</text:p>
          </table:table-cell>
          <table:table-cell/>
          <table:table-cell office:value-type="float" office:value="0.530794582990287" calcext:value-type="float">
            <text:p>0.530794582990287</text:p>
          </table:table-cell>
        </table:table-row>
        <table:table-row table:style-name="ro1">
          <table:table-cell table:number-columns-repeated="2"/>
          <table:table-cell office:value-type="float" office:value="0.532897085624722" calcext:value-type="float">
            <text:p>0.532897085624722</text:p>
          </table:table-cell>
          <table:table-cell office:value-type="float" office:value="0.29447153469622" calcext:value-type="float">
            <text:p>0.29447153469622</text:p>
          </table:table-cell>
          <table:table-cell office:value-type="float" office:value="0.391119170187336" calcext:value-type="float">
            <text:p>0.391119170187336</text:p>
          </table:table-cell>
          <table:table-cell table:number-columns-repeated="2"/>
          <table:table-cell office:value-type="float" office:value="6.16199899347116" calcext:value-type="float">
            <text:p>6.16199899347116</text:p>
          </table:table-cell>
          <table:table-cell/>
          <table:table-cell office:value-type="float" office:value="-0.3865392735286" calcext:value-type="float">
            <text:p>-0.3865392735286</text:p>
          </table:table-cell>
          <table:table-cell/>
          <table:table-cell office:value-type="float" office:value="6149" calcext:value-type="float">
            <text:p>6149</text:p>
          </table:table-cell>
          <table:table-cell/>
          <table:table-cell office:value-type="float" office:value="0.532897085624722" calcext:value-type="float">
            <text:p>0.532897085624722</text:p>
          </table:table-cell>
        </table:table-row>
        <table:table-row table:style-name="ro1">
          <table:table-cell table:number-columns-repeated="2"/>
          <table:table-cell office:value-type="float" office:value="0.5582332717215" calcext:value-type="float">
            <text:p>0.5582332717215</text:p>
          </table:table-cell>
          <table:table-cell office:value-type="float" office:value="0.294980101854726" calcext:value-type="float">
            <text:p>0.294980101854726</text:p>
          </table:table-cell>
          <table:table-cell office:value-type="float" office:value="0.395590144055762" calcext:value-type="float">
            <text:p>0.395590144055762</text:p>
          </table:table-cell>
          <table:table-cell table:number-columns-repeated="2"/>
          <table:table-cell office:value-type="float" office:value="3.40501514264447" calcext:value-type="float">
            <text:p>3.40501514264447</text:p>
          </table:table-cell>
          <table:table-cell/>
          <table:table-cell office:value-type="float" office:value="0.129214177974243" calcext:value-type="float">
            <text:p>0.129214177974243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float" office:value="0.5582332717215" calcext:value-type="float">
            <text:p>0.5582332717215</text:p>
          </table:table-cell>
        </table:table-row>
        <table:table-row table:style-name="ro1">
          <table:table-cell table:number-columns-repeated="2"/>
          <table:table-cell office:value-type="float" office:value="0.558433696534155" calcext:value-type="float">
            <text:p>0.558433696534155</text:p>
          </table:table-cell>
          <table:table-cell office:value-type="float" office:value="0.304137832395521" calcext:value-type="float">
            <text:p>0.304137832395521</text:p>
          </table:table-cell>
          <table:table-cell office:value-type="float" office:value="0.397864597536762" calcext:value-type="float">
            <text:p>0.397864597536762</text:p>
          </table:table-cell>
          <table:table-cell table:number-columns-repeated="2"/>
          <table:table-cell office:value-type="float" office:value="1.46542914002159" calcext:value-type="float">
            <text:p>1.46542914002159</text:p>
          </table:table-cell>
          <table:table-cell/>
          <table:table-cell office:value-type="float" office:value="-0.211820776744348" calcext:value-type="float">
            <text:p>-0.211820776744348</text:p>
          </table:table-cell>
          <table:table-cell/>
          <table:table-cell office:value-type="float" office:value="14502" calcext:value-type="float">
            <text:p>14502</text:p>
          </table:table-cell>
          <table:table-cell/>
          <table:table-cell office:value-type="float" office:value="0.558433696534155" calcext:value-type="float">
            <text:p>0.558433696534155</text:p>
          </table:table-cell>
        </table:table-row>
        <table:table-row table:style-name="ro1">
          <table:table-cell table:number-columns-repeated="2"/>
          <table:table-cell office:value-type="float" office:value="0.569846067480879" calcext:value-type="float">
            <text:p>0.569846067480879</text:p>
          </table:table-cell>
          <table:table-cell office:value-type="float" office:value="0.305665058134972" calcext:value-type="float">
            <text:p>0.305665058134972</text:p>
          </table:table-cell>
          <table:table-cell office:value-type="float" office:value="0.405294965484112" calcext:value-type="float">
            <text:p>0.405294965484112</text:p>
          </table:table-cell>
          <table:table-cell table:number-columns-repeated="2"/>
          <table:table-cell office:value-type="float" office:value="8.987716276785" calcext:value-type="float">
            <text:p>8.987716276785</text:p>
          </table:table-cell>
          <table:table-cell/>
          <table:table-cell office:value-type="float" office:value="-0.6126866354733" calcext:value-type="float">
            <text:p>-0.6126866354733</text:p>
          </table:table-cell>
          <table:table-cell/>
          <table:table-cell office:value-type="float" office:value="9400" calcext:value-type="float">
            <text:p>9400</text:p>
          </table:table-cell>
          <table:table-cell/>
          <table:table-cell office:value-type="float" office:value="0.569846067480879" calcext:value-type="float">
            <text:p>0.569846067480879</text:p>
          </table:table-cell>
        </table:table-row>
        <table:table-row table:style-name="ro1">
          <table:table-cell table:number-columns-repeated="2"/>
          <table:table-cell office:value-type="float" office:value="0.57024508557795" calcext:value-type="float">
            <text:p>0.57024508557795</text:p>
          </table:table-cell>
          <table:table-cell office:value-type="float" office:value="0.307655620693625" calcext:value-type="float">
            <text:p>0.307655620693625</text:p>
          </table:table-cell>
          <table:table-cell office:value-type="float" office:value="0.405834970745581" calcext:value-type="float">
            <text:p>0.405834970745581</text:p>
          </table:table-cell>
          <table:table-cell table:number-columns-repeated="2"/>
          <table:table-cell office:value-type="float" office:value="5.89205598206832" calcext:value-type="float">
            <text:p>5.89205598206832</text:p>
          </table:table-cell>
          <table:table-cell/>
          <table:table-cell office:value-type="float" office:value="-0.559410201464703" calcext:value-type="float">
            <text:p>-0.559410201464703</text:p>
          </table:table-cell>
          <table:table-cell/>
          <table:table-cell office:value-type="float" office:value="13319" calcext:value-type="float">
            <text:p>13319</text:p>
          </table:table-cell>
          <table:table-cell/>
          <table:table-cell office:value-type="float" office:value="0.57024508557795" calcext:value-type="float">
            <text:p>0.57024508557795</text:p>
          </table:table-cell>
        </table:table-row>
        <table:table-row table:style-name="ro1">
          <table:table-cell table:number-columns-repeated="2"/>
          <table:table-cell office:value-type="float" office:value="0.582792962108348" calcext:value-type="float">
            <text:p>0.582792962108348</text:p>
          </table:table-cell>
          <table:table-cell office:value-type="float" office:value="0.316730422277916" calcext:value-type="float">
            <text:p>0.316730422277916</text:p>
          </table:table-cell>
          <table:table-cell office:value-type="float" office:value="0.406008045610734" calcext:value-type="float">
            <text:p>0.406008045610734</text:p>
          </table:table-cell>
          <table:table-cell table:number-columns-repeated="2"/>
          <table:table-cell office:value-type="float" office:value="5.77771405928799" calcext:value-type="float">
            <text:p>5.77771405928799</text:p>
          </table:table-cell>
          <table:table-cell/>
          <table:table-cell office:value-type="float" office:value="-0.58313192557909" calcext:value-type="float">
            <text:p>-0.58313192557909</text:p>
          </table:table-cell>
          <table:table-cell/>
          <table:table-cell office:value-type="float" office:value="5949" calcext:value-type="float">
            <text:p>5949</text:p>
          </table:table-cell>
          <table:table-cell/>
          <table:table-cell office:value-type="float" office:value="0.582792962108348" calcext:value-type="float">
            <text:p>0.582792962108348</text:p>
          </table:table-cell>
        </table:table-row>
        <table:table-row table:style-name="ro1">
          <table:table-cell table:number-columns-repeated="2"/>
          <table:table-cell office:value-type="float" office:value="0.601847559577691" calcext:value-type="float">
            <text:p>0.601847559577691</text:p>
          </table:table-cell>
          <table:table-cell office:value-type="float" office:value="0.318206748074586" calcext:value-type="float">
            <text:p>0.318206748074586</text:p>
          </table:table-cell>
          <table:table-cell office:value-type="float" office:value="0.410537400773074" calcext:value-type="float">
            <text:p>0.410537400773074</text:p>
          </table:table-cell>
          <table:table-cell table:number-columns-repeated="2"/>
          <table:table-cell office:value-type="float" office:value="100.099672384254" calcext:value-type="float">
            <text:p>100.099672384254</text:p>
          </table:table-cell>
          <table:table-cell/>
          <table:table-cell office:value-type="float" office:value="-3.89773945267276" calcext:value-type="float">
            <text:p>-3.89773945267276</text:p>
          </table:table-cell>
          <table:table-cell/>
          <table:table-cell office:value-type="float" office:value="47981" calcext:value-type="float">
            <text:p>47981</text:p>
          </table:table-cell>
          <table:table-cell/>
          <table:table-cell office:value-type="float" office:value="0.601847559577691" calcext:value-type="float">
            <text:p>0.601847559577691</text:p>
          </table:table-cell>
        </table:table-row>
        <table:table-row table:style-name="ro1">
          <table:table-cell table:number-columns-repeated="2"/>
          <table:table-cell office:value-type="float" office:value="0.617571204368031" calcext:value-type="float">
            <text:p>0.617571204368031</text:p>
          </table:table-cell>
          <table:table-cell office:value-type="float" office:value="0.320808526099525" calcext:value-type="float">
            <text:p>0.320808526099525</text:p>
          </table:table-cell>
          <table:table-cell office:value-type="float" office:value="0.410742145153142" calcext:value-type="float">
            <text:p>0.410742145153142</text:p>
          </table:table-cell>
          <table:table-cell table:number-columns-repeated="2"/>
          <table:table-cell office:value-type="float" office:value="2.32576744396631" calcext:value-type="float">
            <text:p>2.32576744396631</text:p>
          </table:table-cell>
          <table:table-cell/>
          <table:table-cell office:value-type="float" office:value="-0.466493055165034" calcext:value-type="float">
            <text:p>-0.466493055165034</text:p>
          </table:table-cell>
          <table:table-cell/>
          <table:table-cell office:value-type="float" office:value="2173" calcext:value-type="float">
            <text:p>2173</text:p>
          </table:table-cell>
          <table:table-cell/>
          <table:table-cell office:value-type="float" office:value="0.617571204368031" calcext:value-type="float">
            <text:p>0.617571204368031</text:p>
          </table:table-cell>
        </table:table-row>
        <table:table-row table:style-name="ro1">
          <table:table-cell table:number-columns-repeated="2"/>
          <table:table-cell office:value-type="float" office:value="0.633109371500331" calcext:value-type="float">
            <text:p>0.633109371500331</text:p>
          </table:table-cell>
          <table:table-cell office:value-type="float" office:value="0.322516547583663" calcext:value-type="float">
            <text:p>0.322516547583663</text:p>
          </table:table-cell>
          <table:table-cell office:value-type="float" office:value="0.426412662212667" calcext:value-type="float">
            <text:p>0.426412662212667</text:p>
          </table:table-cell>
          <table:table-cell table:number-columns-repeated="2"/>
          <table:table-cell office:value-type="float" office:value="100.110660227097" calcext:value-type="float">
            <text:p>100.110660227097</text:p>
          </table:table-cell>
          <table:table-cell/>
          <table:table-cell office:value-type="float" office:value="-5.42933047038767" calcext:value-type="float">
            <text:p>-5.42933047038767</text:p>
          </table:table-cell>
          <table:table-cell/>
          <table:table-cell office:value-type="float" office:value="46330" calcext:value-type="float">
            <text:p>46330</text:p>
          </table:table-cell>
          <table:table-cell/>
          <table:table-cell office:value-type="float" office:value="0.633109371500331" calcext:value-type="float">
            <text:p>0.633109371500331</text:p>
          </table:table-cell>
        </table:table-row>
        <table:table-row table:style-name="ro1">
          <table:table-cell table:number-columns-repeated="2"/>
          <table:table-cell office:value-type="float" office:value="0.643848524551352" calcext:value-type="float">
            <text:p>0.643848524551352</text:p>
          </table:table-cell>
          <table:table-cell office:value-type="float" office:value="0.3268516595809" calcext:value-type="float">
            <text:p>0.3268516595809</text:p>
          </table:table-cell>
          <table:table-cell office:value-type="float" office:value="0.428537617668829" calcext:value-type="float">
            <text:p>0.428537617668829</text:p>
          </table:table-cell>
          <table:table-cell table:number-columns-repeated="2"/>
          <table:table-cell office:value-type="float" office:value="0.0989241478977432" calcext:value-type="float">
            <text:p>0.098924147897743</text:p>
          </table:table-cell>
          <table:table-cell/>
          <table:table-cell office:value-type="float" office:value="0.208537261375579" calcext:value-type="float">
            <text:p>0.208537261375579</text:p>
          </table:table-cell>
          <table:table-cell/>
          <table:table-cell office:value-type="float" office:value="5413" calcext:value-type="float">
            <text:p>5413</text:p>
          </table:table-cell>
          <table:table-cell/>
          <table:table-cell office:value-type="float" office:value="0.643848524551352" calcext:value-type="float">
            <text:p>0.643848524551352</text:p>
          </table:table-cell>
        </table:table-row>
        <table:table-row table:style-name="ro1">
          <table:table-cell table:number-columns-repeated="2"/>
          <table:table-cell office:value-type="float" office:value="0.650945597011893" calcext:value-type="float">
            <text:p>0.650945597011893</text:p>
          </table:table-cell>
          <table:table-cell office:value-type="float" office:value="0.333892232740337" calcext:value-type="float">
            <text:p>0.333892232740337</text:p>
          </table:table-cell>
          <table:table-cell office:value-type="float" office:value="0.431150549109441" calcext:value-type="float">
            <text:p>0.431150549109441</text:p>
          </table:table-cell>
          <table:table-cell table:number-columns-repeated="2"/>
          <table:table-cell office:value-type="float" office:value="7.13272279335176" calcext:value-type="float">
            <text:p>7.13272279335176</text:p>
          </table:table-cell>
          <table:table-cell/>
          <table:table-cell office:value-type="float" office:value="0.40999470800344" calcext:value-type="float">
            <text:p>0.40999470800344</text:p>
          </table:table-cell>
          <table:table-cell/>
          <table:table-cell office:value-type="float" office:value="7243" calcext:value-type="float">
            <text:p>7243</text:p>
          </table:table-cell>
          <table:table-cell/>
          <table:table-cell office:value-type="float" office:value="0.650945597011893" calcext:value-type="float">
            <text:p>0.650945597011893</text:p>
          </table:table-cell>
        </table:table-row>
        <table:table-row table:style-name="ro1">
          <table:table-cell table:number-columns-repeated="2"/>
          <table:table-cell office:value-type="float" office:value="0.652164036964956" calcext:value-type="float">
            <text:p>0.652164036964956</text:p>
          </table:table-cell>
          <table:table-cell office:value-type="float" office:value="0.34516662183641" calcext:value-type="float">
            <text:p>0.34516662183641</text:p>
          </table:table-cell>
          <table:table-cell office:value-type="float" office:value="0.440010016027798" calcext:value-type="float">
            <text:p>0.440010016027798</text:p>
          </table:table-cell>
          <table:table-cell table:number-columns-repeated="2"/>
          <table:table-cell office:value-type="float" office:value="100.098028881619" calcext:value-type="float">
            <text:p>100.098028881619</text:p>
          </table:table-cell>
          <table:table-cell/>
          <table:table-cell office:value-type="float" office:value="-1.94610522125281" calcext:value-type="float">
            <text:p>-1.94610522125281</text:p>
          </table:table-cell>
          <table:table-cell/>
          <table:table-cell office:value-type="float" office:value="48706" calcext:value-type="float">
            <text:p>48706</text:p>
          </table:table-cell>
          <table:table-cell/>
          <table:table-cell office:value-type="float" office:value="0.652164036964956" calcext:value-type="float">
            <text:p>0.652164036964956</text:p>
          </table:table-cell>
        </table:table-row>
        <table:table-row table:style-name="ro1">
          <table:table-cell table:number-columns-repeated="2"/>
          <table:table-cell office:value-type="float" office:value="0.655162745137205" calcext:value-type="float">
            <text:p>0.655162745137205</text:p>
          </table:table-cell>
          <table:table-cell office:value-type="float" office:value="0.349002853403649" calcext:value-type="float">
            <text:p>0.349002853403649</text:p>
          </table:table-cell>
          <table:table-cell office:value-type="float" office:value="0.446972795079079" calcext:value-type="float">
            <text:p>0.446972795079079</text:p>
          </table:table-cell>
          <table:table-cell table:number-columns-repeated="2"/>
          <table:table-cell office:value-type="float" office:value="7.49584070253787" calcext:value-type="float">
            <text:p>7.49584070253787</text:p>
          </table:table-cell>
          <table:table-cell/>
          <table:table-cell office:value-type="float" office:value="-0.320228336366787" calcext:value-type="float">
            <text:p>-0.320228336366787</text:p>
          </table:table-cell>
          <table:table-cell/>
          <table:table-cell office:value-type="float" office:value="8869" calcext:value-type="float">
            <text:p>8869</text:p>
          </table:table-cell>
          <table:table-cell/>
          <table:table-cell office:value-type="float" office:value="0.655162745137205" calcext:value-type="float">
            <text:p>0.655162745137205</text:p>
          </table:table-cell>
        </table:table-row>
        <table:table-row table:style-name="ro1">
          <table:table-cell table:number-columns-repeated="2"/>
          <table:table-cell office:value-type="float" office:value="0.658290029605526" calcext:value-type="float">
            <text:p>0.658290029605526</text:p>
          </table:table-cell>
          <table:table-cell office:value-type="float" office:value="0.354590883381393" calcext:value-type="float">
            <text:p>0.354590883381393</text:p>
          </table:table-cell>
          <table:table-cell office:value-type="float" office:value="0.451431831073049" calcext:value-type="float">
            <text:p>0.451431831073049</text:p>
          </table:table-cell>
          <table:table-cell table:number-columns-repeated="2"/>
          <table:table-cell office:value-type="float" office:value="97.1422386315203" calcext:value-type="float">
            <text:p>97.1422386315203</text:p>
          </table:table-cell>
          <table:table-cell/>
          <table:table-cell office:value-type="float" office:value="-6.34153593307574" calcext:value-type="float">
            <text:p>-6.3415359330757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658290029605526" calcext:value-type="float">
            <text:p>0.658290029605526</text:p>
          </table:table-cell>
        </table:table-row>
        <table:table-row table:style-name="ro1">
          <table:table-cell table:number-columns-repeated="2"/>
          <table:table-cell office:value-type="float" office:value="0.660127346666562" calcext:value-type="float">
            <text:p>0.660127346666562</text:p>
          </table:table-cell>
          <table:table-cell office:value-type="float" office:value="0.355849515067818" calcext:value-type="float">
            <text:p>0.355849515067818</text:p>
          </table:table-cell>
          <table:table-cell office:value-type="float" office:value="0.456937826525316" calcext:value-type="float">
            <text:p>0.456937826525316</text:p>
          </table:table-cell>
          <table:table-cell table:number-columns-repeated="2"/>
          <table:table-cell office:value-type="float" office:value="1.38087307101184" calcext:value-type="float">
            <text:p>1.38087307101184</text:p>
          </table:table-cell>
          <table:table-cell/>
          <table:table-cell office:value-type="float" office:value="-0.211102179258079" calcext:value-type="float">
            <text:p>-0.211102179258079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0.660127346666562" calcext:value-type="float">
            <text:p>0.660127346666562</text:p>
          </table:table-cell>
        </table:table-row>
        <table:table-row table:style-name="ro1">
          <table:table-cell table:number-columns-repeated="2"/>
          <table:table-cell office:value-type="float" office:value="0.67578840484084" calcext:value-type="float">
            <text:p>0.67578840484084</text:p>
          </table:table-cell>
          <table:table-cell office:value-type="float" office:value="0.368063494587606" calcext:value-type="float">
            <text:p>0.368063494587606</text:p>
          </table:table-cell>
          <table:table-cell office:value-type="float" office:value="0.488692647894852" calcext:value-type="float">
            <text:p>0.488692647894852</text:p>
          </table:table-cell>
          <table:table-cell table:number-columns-repeated="2"/>
          <table:table-cell office:value-type="float" office:value="7.37007212933592" calcext:value-type="float">
            <text:p>7.37007212933592</text:p>
          </table:table-cell>
          <table:table-cell/>
          <table:table-cell office:value-type="float" office:value="-0.972693875826142" calcext:value-type="float">
            <text:p>-0.972693875826142</text:p>
          </table:table-cell>
          <table:table-cell/>
          <table:table-cell office:value-type="float" office:value="9381" calcext:value-type="float">
            <text:p>9381</text:p>
          </table:table-cell>
          <table:table-cell/>
          <table:table-cell office:value-type="float" office:value="0.67578840484084" calcext:value-type="float">
            <text:p>0.67578840484084</text:p>
          </table:table-cell>
        </table:table-row>
        <table:table-row table:style-name="ro1">
          <table:table-cell table:number-columns-repeated="2"/>
          <table:table-cell office:value-type="float" office:value="0.693308184246711" calcext:value-type="float">
            <text:p>0.693308184246711</text:p>
          </table:table-cell>
          <table:table-cell office:value-type="float" office:value="0.377024746431885" calcext:value-type="float">
            <text:p>0.377024746431885</text:p>
          </table:table-cell>
          <table:table-cell office:value-type="float" office:value="0.503838510902495" calcext:value-type="float">
            <text:p>0.503838510902495</text:p>
          </table:table-cell>
          <table:table-cell table:number-columns-repeated="2"/>
          <table:table-cell office:value-type="float" office:value="0.142400061788178" calcext:value-type="float">
            <text:p>0.142400061788178</text:p>
          </table:table-cell>
          <table:table-cell/>
          <table:table-cell office:value-type="float" office:value="-0.205367925885552" calcext:value-type="float">
            <text:p>-0.205367925885552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0.693308184246711" calcext:value-type="float">
            <text:p>0.693308184246711</text:p>
          </table:table-cell>
        </table:table-row>
        <table:table-row table:style-name="ro1">
          <table:table-cell table:number-columns-repeated="2"/>
          <table:table-cell office:value-type="float" office:value="0.69507481302436" calcext:value-type="float">
            <text:p>0.69507481302436</text:p>
          </table:table-cell>
          <table:table-cell office:value-type="float" office:value="0.377280494724934" calcext:value-type="float">
            <text:p>0.377280494724934</text:p>
          </table:table-cell>
          <table:table-cell office:value-type="float" office:value="0.508338026269227" calcext:value-type="float">
            <text:p>0.508338026269227</text:p>
          </table:table-cell>
          <table:table-cell table:number-columns-repeated="2"/>
          <table:table-cell office:value-type="float" office:value="100.105324325179" calcext:value-type="float">
            <text:p>100.105324325179</text:p>
          </table:table-cell>
          <table:table-cell/>
          <table:table-cell office:value-type="float" office:value="-5.95768490672194" calcext:value-type="float">
            <text:p>-5.95768490672194</text:p>
          </table:table-cell>
          <table:table-cell/>
          <table:table-cell office:value-type="float" office:value="49416" calcext:value-type="float">
            <text:p>49416</text:p>
          </table:table-cell>
          <table:table-cell/>
          <table:table-cell office:value-type="float" office:value="0.69507481302436" calcext:value-type="float">
            <text:p>0.69507481302436</text:p>
          </table:table-cell>
        </table:table-row>
        <table:table-row table:style-name="ro1">
          <table:table-cell table:number-columns-repeated="2"/>
          <table:table-cell office:value-type="float" office:value="0.702680677189512" calcext:value-type="float">
            <text:p>0.702680677189512</text:p>
          </table:table-cell>
          <table:table-cell office:value-type="float" office:value="0.37788545334838" calcext:value-type="float">
            <text:p>0.37788545334838</text:p>
          </table:table-cell>
          <table:table-cell office:value-type="float" office:value="0.514192445917378" calcext:value-type="float">
            <text:p>0.514192445917378</text:p>
          </table:table-cell>
          <table:table-cell table:number-columns-repeated="2"/>
          <table:table-cell office:value-type="float" office:value="98.9125706570611" calcext:value-type="float">
            <text:p>98.9125706570611</text:p>
          </table:table-cell>
          <table:table-cell/>
          <table:table-cell office:value-type="float" office:value="-2.81264583424245" calcext:value-type="float">
            <text:p>-2.8126458342424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702680677189512" calcext:value-type="float">
            <text:p>0.702680677189512</text:p>
          </table:table-cell>
        </table:table-row>
        <table:table-row table:style-name="ro1">
          <table:table-cell table:number-columns-repeated="2"/>
          <table:table-cell office:value-type="float" office:value="0.725097106118115" calcext:value-type="float">
            <text:p>0.725097106118115</text:p>
          </table:table-cell>
          <table:table-cell office:value-type="float" office:value="0.377948365720168" calcext:value-type="float">
            <text:p>0.377948365720168</text:p>
          </table:table-cell>
          <table:table-cell office:value-type="float" office:value="0.515433382569678" calcext:value-type="float">
            <text:p>0.515433382569678</text:p>
          </table:table-cell>
          <table:table-cell table:number-columns-repeated="2"/>
          <table:table-cell office:value-type="float" office:value="2.66968998021539" calcext:value-type="float">
            <text:p>2.66968998021539</text:p>
          </table:table-cell>
          <table:table-cell/>
          <table:table-cell office:value-type="float" office:value="0.199503368688374" calcext:value-type="float">
            <text:p>0.199503368688374</text:p>
          </table:table-cell>
          <table:table-cell/>
          <table:table-cell office:value-type="float" office:value="5026" calcext:value-type="float">
            <text:p>5026</text:p>
          </table:table-cell>
          <table:table-cell/>
          <table:table-cell office:value-type="float" office:value="0.725097106118115" calcext:value-type="float">
            <text:p>0.725097106118115</text:p>
          </table:table-cell>
        </table:table-row>
        <table:table-row table:style-name="ro1">
          <table:table-cell table:number-columns-repeated="2"/>
          <table:table-cell office:value-type="float" office:value="0.735084440299773" calcext:value-type="float">
            <text:p>0.735084440299773</text:p>
          </table:table-cell>
          <table:table-cell office:value-type="float" office:value="0.381612860489573" calcext:value-type="float">
            <text:p>0.381612860489573</text:p>
          </table:table-cell>
          <table:table-cell office:value-type="float" office:value="0.523305700979091" calcext:value-type="float">
            <text:p>0.523305700979091</text:p>
          </table:table-cell>
          <table:table-cell table:number-columns-repeated="2"/>
          <table:table-cell office:value-type="float" office:value="1.00351242669832" calcext:value-type="float">
            <text:p>1.00351242669832</text:p>
          </table:table-cell>
          <table:table-cell/>
          <table:table-cell office:value-type="float" office:value="0.384532068786527" calcext:value-type="float">
            <text:p>0.384532068786527</text:p>
          </table:table-cell>
          <table:table-cell/>
          <table:table-cell office:value-type="float" office:value="1736" calcext:value-type="float">
            <text:p>1736</text:p>
          </table:table-cell>
          <table:table-cell/>
          <table:table-cell office:value-type="float" office:value="0.735084440299773" calcext:value-type="float">
            <text:p>0.735084440299773</text:p>
          </table:table-cell>
        </table:table-row>
        <table:table-row table:style-name="ro1">
          <table:table-cell table:number-columns-repeated="2"/>
          <table:table-cell office:value-type="float" office:value="0.74558702756713" calcext:value-type="float">
            <text:p>0.74558702756713</text:p>
          </table:table-cell>
          <table:table-cell office:value-type="float" office:value="0.383094814914684" calcext:value-type="float">
            <text:p>0.383094814914684</text:p>
          </table:table-cell>
          <table:table-cell office:value-type="float" office:value="0.531419345887507" calcext:value-type="float">
            <text:p>0.531419345887507</text:p>
          </table:table-cell>
          <table:table-cell table:number-columns-repeated="2"/>
          <table:table-cell office:value-type="float" office:value="6.00269265041462" calcext:value-type="float">
            <text:p>6.00269265041462</text:p>
          </table:table-cell>
          <table:table-cell/>
          <table:table-cell office:value-type="float" office:value="-0.32417703727806" calcext:value-type="float">
            <text:p>-0.32417703727806</text:p>
          </table:table-cell>
          <table:table-cell/>
          <table:table-cell office:value-type="float" office:value="6733" calcext:value-type="float">
            <text:p>6733</text:p>
          </table:table-cell>
          <table:table-cell/>
          <table:table-cell office:value-type="float" office:value="0.74558702756713" calcext:value-type="float">
            <text:p>0.74558702756713</text:p>
          </table:table-cell>
        </table:table-row>
        <table:table-row table:style-name="ro1">
          <table:table-cell table:number-columns-repeated="2"/>
          <table:table-cell office:value-type="float" office:value="0.758852519116721" calcext:value-type="float">
            <text:p>0.758852519116721</text:p>
          </table:table-cell>
          <table:table-cell office:value-type="float" office:value="0.386390643982369" calcext:value-type="float">
            <text:p>0.386390643982369</text:p>
          </table:table-cell>
          <table:table-cell office:value-type="float" office:value="0.546463096219564" calcext:value-type="float">
            <text:p>0.546463096219564</text:p>
          </table:table-cell>
          <table:table-cell table:number-columns-repeated="2"/>
          <table:table-cell office:value-type="float" office:value="1.67478372795666" calcext:value-type="float">
            <text:p>1.67478372795666</text:p>
          </table:table-cell>
          <table:table-cell/>
          <table:table-cell office:value-type="float" office:value="-0.252264024372537" calcext:value-type="float">
            <text:p>-0.252264024372537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758852519116721" calcext:value-type="float">
            <text:p>0.758852519116721</text:p>
          </table:table-cell>
        </table:table-row>
        <table:table-row table:style-name="ro1">
          <table:table-cell table:number-columns-repeated="2"/>
          <table:table-cell office:value-type="float" office:value="0.775767688911279" calcext:value-type="float">
            <text:p>0.775767688911279</text:p>
          </table:table-cell>
          <table:table-cell office:value-type="float" office:value="0.387209921971721" calcext:value-type="float">
            <text:p>0.387209921971721</text:p>
          </table:table-cell>
          <table:table-cell office:value-type="float" office:value="0.566084891397041" calcext:value-type="float">
            <text:p>0.566084891397041</text:p>
          </table:table-cell>
          <table:table-cell table:number-columns-repeated="2"/>
          <table:table-cell office:value-type="float" office:value="6.43677187228713" calcext:value-type="float">
            <text:p>6.43677187228713</text:p>
          </table:table-cell>
          <table:table-cell/>
          <table:table-cell office:value-type="float" office:value="-0.4938635946703" calcext:value-type="float">
            <text:p>-0.4938635946703</text:p>
          </table:table-cell>
          <table:table-cell/>
          <table:table-cell office:value-type="float" office:value="7326" calcext:value-type="float">
            <text:p>7326</text:p>
          </table:table-cell>
          <table:table-cell/>
          <table:table-cell office:value-type="float" office:value="0.775767688911279" calcext:value-type="float">
            <text:p>0.775767688911279</text:p>
          </table:table-cell>
        </table:table-row>
        <table:table-row table:style-name="ro1">
          <table:table-cell table:number-columns-repeated="2"/>
          <table:table-cell office:value-type="float" office:value="0.782446816222417" calcext:value-type="float">
            <text:p>0.782446816222417</text:p>
          </table:table-cell>
          <table:table-cell office:value-type="float" office:value="0.388504831025057" calcext:value-type="float">
            <text:p>0.388504831025057</text:p>
          </table:table-cell>
          <table:table-cell office:value-type="float" office:value="0.581805359602063" calcext:value-type="float">
            <text:p>0.581805359602063</text:p>
          </table:table-cell>
          <table:table-cell table:number-columns-repeated="2"/>
          <table:table-cell office:value-type="float" office:value="7.41085349006883" calcext:value-type="float">
            <text:p>7.41085349006883</text:p>
          </table:table-cell>
          <table:table-cell/>
          <table:table-cell office:value-type="float" office:value="-0.450128929744377" calcext:value-type="float">
            <text:p>-0.450128929744377</text:p>
          </table:table-cell>
          <table:table-cell/>
          <table:table-cell office:value-type="float" office:value="8298" calcext:value-type="float">
            <text:p>8298</text:p>
          </table:table-cell>
          <table:table-cell/>
          <table:table-cell office:value-type="float" office:value="0.782446816222417" calcext:value-type="float">
            <text:p>0.782446816222417</text:p>
          </table:table-cell>
        </table:table-row>
        <table:table-row table:style-name="ro1">
          <table:table-cell table:number-columns-repeated="2"/>
          <table:table-cell office:value-type="float" office:value="0.788100438613664" calcext:value-type="float">
            <text:p>0.788100438613664</text:p>
          </table:table-cell>
          <table:table-cell office:value-type="float" office:value="0.394371230600492" calcext:value-type="float">
            <text:p>0.394371230600492</text:p>
          </table:table-cell>
          <table:table-cell office:value-type="float" office:value="0.582845565237052" calcext:value-type="float">
            <text:p>0.582845565237052</text:p>
          </table:table-cell>
          <table:table-cell table:number-columns-repeated="2"/>
          <table:table-cell office:value-type="float" office:value="1.11446196800284" calcext:value-type="float">
            <text:p>1.11446196800284</text:p>
          </table:table-cell>
          <table:table-cell/>
          <table:table-cell office:value-type="float" office:value="-0.16312251554024" calcext:value-type="float">
            <text:p>-0.16312251554024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0.788100438613664" calcext:value-type="float">
            <text:p>0.788100438613664</text:p>
          </table:table-cell>
        </table:table-row>
        <table:table-row table:style-name="ro1">
          <table:table-cell table:number-columns-repeated="2"/>
          <table:table-cell office:value-type="float" office:value="0.789276610040806" calcext:value-type="float">
            <text:p>0.789276610040806</text:p>
          </table:table-cell>
          <table:table-cell office:value-type="float" office:value="0.402592427606146" calcext:value-type="float">
            <text:p>0.402592427606146</text:p>
          </table:table-cell>
          <table:table-cell office:value-type="float" office:value="0.589712666980932" calcext:value-type="float">
            <text:p>0.589712666980932</text:p>
          </table:table-cell>
          <table:table-cell table:number-columns-repeated="2"/>
          <table:table-cell office:value-type="float" office:value="6.53445122845433" calcext:value-type="float">
            <text:p>6.53445122845433</text:p>
          </table:table-cell>
          <table:table-cell/>
          <table:table-cell office:value-type="float" office:value="-0.528239131040767" calcext:value-type="float">
            <text:p>-0.528239131040767</text:p>
          </table:table-cell>
          <table:table-cell/>
          <table:table-cell office:value-type="float" office:value="5803" calcext:value-type="float">
            <text:p>5803</text:p>
          </table:table-cell>
          <table:table-cell/>
          <table:table-cell office:value-type="float" office:value="0.789276610040806" calcext:value-type="float">
            <text:p>0.789276610040806</text:p>
          </table:table-cell>
        </table:table-row>
        <table:table-row table:style-name="ro1">
          <table:table-cell table:number-columns-repeated="2"/>
          <table:table-cell office:value-type="float" office:value="0.790309360200129" calcext:value-type="float">
            <text:p>0.790309360200129</text:p>
          </table:table-cell>
          <table:table-cell office:value-type="float" office:value="0.407158500055943" calcext:value-type="float">
            <text:p>0.407158500055943</text:p>
          </table:table-cell>
          <table:table-cell office:value-type="float" office:value="0.596921515966568" calcext:value-type="float">
            <text:p>0.596921515966568</text:p>
          </table:table-cell>
          <table:table-cell table:number-columns-repeated="2"/>
          <table:table-cell office:value-type="float" office:value="6.85168964976998" calcext:value-type="float">
            <text:p>6.85168964976998</text:p>
          </table:table-cell>
          <table:table-cell/>
          <table:table-cell office:value-type="float" office:value="0.148479647757888" calcext:value-type="float">
            <text:p>0.148479647757888</text:p>
          </table:table-cell>
          <table:table-cell/>
          <table:table-cell office:value-type="float" office:value="6344" calcext:value-type="float">
            <text:p>6344</text:p>
          </table:table-cell>
          <table:table-cell/>
          <table:table-cell office:value-type="float" office:value="0.790309360200129" calcext:value-type="float">
            <text:p>0.790309360200129</text:p>
          </table:table-cell>
        </table:table-row>
        <table:table-row table:style-name="ro1">
          <table:table-cell table:number-columns-repeated="2"/>
          <table:table-cell office:value-type="float" office:value="0.791843494613709" calcext:value-type="float">
            <text:p>0.791843494613709</text:p>
          </table:table-cell>
          <table:table-cell office:value-type="float" office:value="0.40854213785444" calcext:value-type="float">
            <text:p>0.40854213785444</text:p>
          </table:table-cell>
          <table:table-cell office:value-type="float" office:value="0.670128600610273" calcext:value-type="float">
            <text:p>0.670128600610273</text:p>
          </table:table-cell>
          <table:table-cell table:number-columns-repeated="2"/>
          <table:table-cell office:value-type="float" office:value="6.09214676011634" calcext:value-type="float">
            <text:p>6.09214676011634</text:p>
          </table:table-cell>
          <table:table-cell/>
          <table:table-cell office:value-type="float" office:value="0.134561518888043" calcext:value-type="float">
            <text:p>0.134561518888043</text:p>
          </table:table-cell>
          <table:table-cell/>
          <table:table-cell office:value-type="float" office:value="6978" calcext:value-type="float">
            <text:p>6978</text:p>
          </table:table-cell>
          <table:table-cell/>
          <table:table-cell office:value-type="float" office:value="0.791843494613709" calcext:value-type="float">
            <text:p>0.791843494613709</text:p>
          </table:table-cell>
        </table:table-row>
        <table:table-row table:style-name="ro1">
          <table:table-cell table:number-columns-repeated="2"/>
          <table:table-cell office:value-type="float" office:value="0.79282636009395" calcext:value-type="float">
            <text:p>0.79282636009395</text:p>
          </table:table-cell>
          <table:table-cell office:value-type="float" office:value="0.410220299886883" calcext:value-type="float">
            <text:p>0.410220299886883</text:p>
          </table:table-cell>
          <table:table-cell office:value-type="float" office:value="0.67122111005631" calcext:value-type="float">
            <text:p>0.67122111005631</text:p>
          </table:table-cell>
          <table:table-cell table:number-columns-repeated="2"/>
          <table:table-cell office:value-type="float" office:value="2.74167005282302" calcext:value-type="float">
            <text:p>2.74167005282302</text:p>
          </table:table-cell>
          <table:table-cell/>
          <table:table-cell office:value-type="float" office:value="-0.517959161316231" calcext:value-type="float">
            <text:p>-0.517959161316231</text:p>
          </table:table-cell>
          <table:table-cell/>
          <table:table-cell office:value-type="float" office:value="2043" calcext:value-type="float">
            <text:p>2043</text:p>
          </table:table-cell>
          <table:table-cell/>
          <table:table-cell office:value-type="float" office:value="0.79282636009395" calcext:value-type="float">
            <text:p>0.79282636009395</text:p>
          </table:table-cell>
        </table:table-row>
        <table:table-row table:style-name="ro1">
          <table:table-cell table:number-columns-repeated="2"/>
          <table:table-cell office:value-type="float" office:value="0.793846115829815" calcext:value-type="float">
            <text:p>0.793846115829815</text:p>
          </table:table-cell>
          <table:table-cell office:value-type="float" office:value="0.412899871798603" calcext:value-type="float">
            <text:p>0.412899871798603</text:p>
          </table:table-cell>
          <table:table-cell office:value-type="float" office:value="0.697499739669936" calcext:value-type="float">
            <text:p>0.697499739669936</text:p>
          </table:table-cell>
          <table:table-cell table:number-columns-repeated="2"/>
          <table:table-cell office:value-type="float" office:value="1.77591445682779" calcext:value-type="float">
            <text:p>1.77591445682779</text:p>
          </table:table-cell>
          <table:table-cell/>
          <table:table-cell office:value-type="float" office:value="0.240871698868413" calcext:value-type="float">
            <text:p>0.240871698868413</text:p>
          </table:table-cell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0.793846115829815" calcext:value-type="float">
            <text:p>0.793846115829815</text:p>
          </table:table-cell>
        </table:table-row>
        <table:table-row table:style-name="ro1">
          <table:table-cell table:number-columns-repeated="2"/>
          <table:table-cell office:value-type="float" office:value="0.805849079263518" calcext:value-type="float">
            <text:p>0.805849079263518</text:p>
          </table:table-cell>
          <table:table-cell office:value-type="float" office:value="0.413343356939159" calcext:value-type="float">
            <text:p>0.413343356939159</text:p>
          </table:table-cell>
          <table:table-cell office:value-type="float" office:value="0.700647539876901" calcext:value-type="float">
            <text:p>0.700647539876901</text:p>
          </table:table-cell>
          <table:table-cell table:number-columns-repeated="2"/>
          <table:table-cell office:value-type="float" office:value="96.8134469009364" calcext:value-type="float">
            <text:p>96.8134469009364</text:p>
          </table:table-cell>
          <table:table-cell/>
          <table:table-cell office:value-type="float" office:value="-0.769249158325272" calcext:value-type="float">
            <text:p>-0.76924915832527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805849079263518" calcext:value-type="float">
            <text:p>0.805849079263518</text:p>
          </table:table-cell>
        </table:table-row>
        <table:table-row table:style-name="ro1">
          <table:table-cell table:number-columns-repeated="2"/>
          <table:table-cell office:value-type="float" office:value="0.837284143278482" calcext:value-type="float">
            <text:p>0.837284143278482</text:p>
          </table:table-cell>
          <table:table-cell office:value-type="float" office:value="0.417175218822893" calcext:value-type="float">
            <text:p>0.417175218822893</text:p>
          </table:table-cell>
          <table:table-cell office:value-type="float" office:value="0.725586516992595" calcext:value-type="float">
            <text:p>0.725586516992595</text:p>
          </table:table-cell>
          <table:table-cell table:number-columns-repeated="2"/>
          <table:table-cell office:value-type="float" office:value="7.82043124402985" calcext:value-type="float">
            <text:p>7.82043124402985</text:p>
          </table:table-cell>
          <table:table-cell/>
          <table:table-cell office:value-type="float" office:value="-1.38289099306483" calcext:value-type="float">
            <text:p>-1.38289099306483</text:p>
          </table:table-cell>
          <table:table-cell/>
          <table:table-cell office:value-type="float" office:value="10761" calcext:value-type="float">
            <text:p>10761</text:p>
          </table:table-cell>
          <table:table-cell/>
          <table:table-cell office:value-type="float" office:value="0.837284143278482" calcext:value-type="float">
            <text:p>0.837284143278482</text:p>
          </table:table-cell>
        </table:table-row>
        <table:table-row table:style-name="ro1">
          <table:table-cell table:number-columns-repeated="2"/>
          <table:table-cell office:value-type="float" office:value="0.842210495972975" calcext:value-type="float">
            <text:p>0.842210495972975</text:p>
          </table:table-cell>
          <table:table-cell office:value-type="float" office:value="0.421771100142008" calcext:value-type="float">
            <text:p>0.421771100142008</text:p>
          </table:table-cell>
          <table:table-cell office:value-type="float" office:value="0.728765535381808" calcext:value-type="float">
            <text:p>0.728765535381808</text:p>
          </table:table-cell>
          <table:table-cell table:number-columns-repeated="2"/>
          <table:table-cell office:value-type="float" office:value="8.98107882187994" calcext:value-type="float">
            <text:p>8.98107882187994</text:p>
          </table:table-cell>
          <table:table-cell/>
          <table:table-cell office:value-type="float" office:value="-0.585001401160296" calcext:value-type="float">
            <text:p>-0.585001401160296</text:p>
          </table:table-cell>
          <table:table-cell/>
          <table:table-cell office:value-type="float" office:value="9088" calcext:value-type="float">
            <text:p>9088</text:p>
          </table:table-cell>
          <table:table-cell/>
          <table:table-cell office:value-type="float" office:value="0.842210495972975" calcext:value-type="float">
            <text:p>0.842210495972975</text:p>
          </table:table-cell>
        </table:table-row>
        <table:table-row table:style-name="ro1">
          <table:table-cell table:number-columns-repeated="2"/>
          <table:table-cell office:value-type="float" office:value="0.858311490208819" calcext:value-type="float">
            <text:p>0.858311490208819</text:p>
          </table:table-cell>
          <table:table-cell office:value-type="float" office:value="0.424544416625816" calcext:value-type="float">
            <text:p>0.424544416625816</text:p>
          </table:table-cell>
          <table:table-cell office:value-type="float" office:value="0.737197975057679" calcext:value-type="float">
            <text:p>0.737197975057679</text:p>
          </table:table-cell>
          <table:table-cell table:number-columns-repeated="2"/>
          <table:table-cell office:value-type="float" office:value="7.17277869852514" calcext:value-type="float">
            <text:p>7.17277869852514</text:p>
          </table:table-cell>
          <table:table-cell/>
          <table:table-cell office:value-type="float" office:value="0.150079025199021" calcext:value-type="float">
            <text:p>0.150079025199021</text:p>
          </table:table-cell>
          <table:table-cell/>
          <table:table-cell office:value-type="float" office:value="7069" calcext:value-type="float">
            <text:p>7069</text:p>
          </table:table-cell>
          <table:table-cell/>
          <table:table-cell office:value-type="float" office:value="0.858311490208819" calcext:value-type="float">
            <text:p>0.858311490208819</text:p>
          </table:table-cell>
        </table:table-row>
        <table:table-row table:style-name="ro1">
          <table:table-cell table:number-columns-repeated="2"/>
          <table:table-cell office:value-type="float" office:value="0.86003671513046" calcext:value-type="float">
            <text:p>0.86003671513046</text:p>
          </table:table-cell>
          <table:table-cell office:value-type="float" office:value="0.424678193574215" calcext:value-type="float">
            <text:p>0.424678193574215</text:p>
          </table:table-cell>
          <table:table-cell office:value-type="float" office:value="0.770477052564794" calcext:value-type="float">
            <text:p>0.770477052564794</text:p>
          </table:table-cell>
          <table:table-cell table:number-columns-repeated="2"/>
          <table:table-cell office:value-type="float" office:value="6.55166851951721" calcext:value-type="float">
            <text:p>6.55166851951721</text:p>
          </table:table-cell>
          <table:table-cell/>
          <table:table-cell office:value-type="float" office:value="-0.437343967405389" calcext:value-type="float">
            <text:p>-0.437343967405389</text:p>
          </table:table-cell>
          <table:table-cell/>
          <table:table-cell office:value-type="float" office:value="4854" calcext:value-type="float">
            <text:p>4854</text:p>
          </table:table-cell>
          <table:table-cell/>
          <table:table-cell office:value-type="float" office:value="0.86003671513046" calcext:value-type="float">
            <text:p>0.86003671513046</text:p>
          </table:table-cell>
        </table:table-row>
        <table:table-row table:style-name="ro1">
          <table:table-cell table:number-columns-repeated="2"/>
          <table:table-cell office:value-type="float" office:value="0.867586771102174" calcext:value-type="float">
            <text:p>0.867586771102174</text:p>
          </table:table-cell>
          <table:table-cell office:value-type="float" office:value="0.431017400847277" calcext:value-type="float">
            <text:p>0.431017400847277</text:p>
          </table:table-cell>
          <table:table-cell office:value-type="float" office:value="0.775053554554702" calcext:value-type="float">
            <text:p>0.775053554554702</text:p>
          </table:table-cell>
          <table:table-cell table:number-columns-repeated="2"/>
          <table:table-cell office:value-type="float" office:value="1.32149183460863" calcext:value-type="float">
            <text:p>1.32149183460863</text:p>
          </table:table-cell>
          <table:table-cell/>
          <table:table-cell office:value-type="float" office:value="-0.160789681001379" calcext:value-type="float">
            <text:p>-0.16078968100137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0.867586771102174" calcext:value-type="float">
            <text:p>0.867586771102174</text:p>
          </table:table-cell>
        </table:table-row>
        <table:table-row table:style-name="ro1">
          <table:table-cell table:number-columns-repeated="2"/>
          <table:table-cell office:value-type="float" office:value="0.87098471026186" calcext:value-type="float">
            <text:p>0.87098471026186</text:p>
          </table:table-cell>
          <table:table-cell office:value-type="float" office:value="0.431485336470885" calcext:value-type="float">
            <text:p>0.431485336470885</text:p>
          </table:table-cell>
          <table:table-cell office:value-type="float" office:value="0.786957386015877" calcext:value-type="float">
            <text:p>0.786957386015877</text:p>
          </table:table-cell>
          <table:table-cell table:number-columns-repeated="2"/>
          <table:table-cell office:value-type="float" office:value="2.26726057214812" calcext:value-type="float">
            <text:p>2.26726057214812</text:p>
          </table:table-cell>
          <table:table-cell/>
          <table:table-cell office:value-type="float" office:value="-0.360177827905412" calcext:value-type="float">
            <text:p>-0.360177827905412</text:p>
          </table:table-cell>
          <table:table-cell/>
          <table:table-cell office:value-type="float" office:value="2316" calcext:value-type="float">
            <text:p>2316</text:p>
          </table:table-cell>
          <table:table-cell/>
          <table:table-cell office:value-type="float" office:value="0.87098471026186" calcext:value-type="float">
            <text:p>0.87098471026186</text:p>
          </table:table-cell>
        </table:table-row>
        <table:table-row table:style-name="ro1">
          <table:table-cell table:number-columns-repeated="2"/>
          <table:table-cell office:value-type="float" office:value="0.876770840996834" calcext:value-type="float">
            <text:p>0.876770840996834</text:p>
          </table:table-cell>
          <table:table-cell office:value-type="float" office:value="0.465074028774485" calcext:value-type="float">
            <text:p>0.465074028774485</text:p>
          </table:table-cell>
          <table:table-cell office:value-type="float" office:value="0.802969106084737" calcext:value-type="float">
            <text:p>0.802969106084737</text:p>
          </table:table-cell>
          <table:table-cell table:number-columns-repeated="2"/>
          <table:table-cell office:value-type="float" office:value="7.27070867399638" calcext:value-type="float">
            <text:p>7.27070867399638</text:p>
          </table:table-cell>
          <table:table-cell/>
          <table:table-cell office:value-type="float" office:value="-0.919199239095115" calcext:value-type="float">
            <text:p>-0.919199239095115</text:p>
          </table:table-cell>
          <table:table-cell/>
          <table:table-cell office:value-type="float" office:value="17850" calcext:value-type="float">
            <text:p>17850</text:p>
          </table:table-cell>
          <table:table-cell/>
          <table:table-cell office:value-type="float" office:value="0.876770840996834" calcext:value-type="float">
            <text:p>0.876770840996834</text:p>
          </table:table-cell>
        </table:table-row>
        <table:table-row table:style-name="ro1">
          <table:table-cell table:number-columns-repeated="2"/>
          <table:table-cell office:value-type="float" office:value="0.882406284661965" calcext:value-type="float">
            <text:p>0.882406284661965</text:p>
          </table:table-cell>
          <table:table-cell office:value-type="float" office:value="0.465107237280632" calcext:value-type="float">
            <text:p>0.465107237280632</text:p>
          </table:table-cell>
          <table:table-cell office:value-type="float" office:value="0.819295652988504" calcext:value-type="float">
            <text:p>0.819295652988504</text:p>
          </table:table-cell>
          <table:table-cell table:number-columns-repeated="2"/>
          <table:table-cell office:value-type="float" office:value="4.84073889980922" calcext:value-type="float">
            <text:p>4.84073889980922</text:p>
          </table:table-cell>
          <table:table-cell/>
          <table:table-cell office:value-type="float" office:value="-0.336610420836982" calcext:value-type="float">
            <text:p>-0.336610420836982</text:p>
          </table:table-cell>
          <table:table-cell/>
          <table:table-cell office:value-type="float" office:value="6834" calcext:value-type="float">
            <text:p>6834</text:p>
          </table:table-cell>
          <table:table-cell/>
          <table:table-cell office:value-type="float" office:value="0.882406284661965" calcext:value-type="float">
            <text:p>0.882406284661965</text:p>
          </table:table-cell>
        </table:table-row>
        <table:table-row table:style-name="ro1">
          <table:table-cell table:number-columns-repeated="2"/>
          <table:table-cell office:value-type="float" office:value="0.885420010815902" calcext:value-type="float">
            <text:p>0.885420010815902</text:p>
          </table:table-cell>
          <table:table-cell office:value-type="float" office:value="0.466552620566519" calcext:value-type="float">
            <text:p>0.466552620566519</text:p>
          </table:table-cell>
          <table:table-cell office:value-type="float" office:value="0.837512652296736" calcext:value-type="float">
            <text:p>0.837512652296736</text:p>
          </table:table-cell>
          <table:table-cell table:number-columns-repeated="2"/>
          <table:table-cell office:value-type="float" office:value="100.105933846953" calcext:value-type="float">
            <text:p>100.105933846953</text:p>
          </table:table-cell>
          <table:table-cell/>
          <table:table-cell office:value-type="float" office:value="-1.66070656940975" calcext:value-type="float">
            <text:p>-1.66070656940975</text:p>
          </table:table-cell>
          <table:table-cell/>
          <table:table-cell office:value-type="float" office:value="49830" calcext:value-type="float">
            <text:p>49830</text:p>
          </table:table-cell>
          <table:table-cell/>
          <table:table-cell office:value-type="float" office:value="0.885420010815902" calcext:value-type="float">
            <text:p>0.885420010815902</text:p>
          </table:table-cell>
        </table:table-row>
        <table:table-row table:style-name="ro1">
          <table:table-cell table:number-columns-repeated="2"/>
          <table:table-cell office:value-type="float" office:value="0.89506673086473" calcext:value-type="float">
            <text:p>0.89506673086473</text:p>
          </table:table-cell>
          <table:table-cell office:value-type="float" office:value="0.46705360831288" calcext:value-type="float">
            <text:p>0.46705360831288</text:p>
          </table:table-cell>
          <table:table-cell office:value-type="float" office:value="0.838742927269508" calcext:value-type="float">
            <text:p>0.838742927269508</text:p>
          </table:table-cell>
          <table:table-cell table:number-columns-repeated="2"/>
          <table:table-cell office:value-type="float" office:value="8.97917738538336" calcext:value-type="float">
            <text:p>8.97917738538336</text:p>
          </table:table-cell>
          <table:table-cell/>
          <table:table-cell office:value-type="float" office:value="-0.933935523801378" calcext:value-type="float">
            <text:p>-0.933935523801378</text:p>
          </table:table-cell>
          <table:table-cell/>
          <table:table-cell office:value-type="float" office:value="12281" calcext:value-type="float">
            <text:p>12281</text:p>
          </table:table-cell>
          <table:table-cell/>
          <table:table-cell office:value-type="float" office:value="0.89506673086473" calcext:value-type="float">
            <text:p>0.89506673086473</text:p>
          </table:table-cell>
        </table:table-row>
        <table:table-row table:style-name="ro1">
          <table:table-cell table:number-columns-repeated="2"/>
          <table:table-cell office:value-type="float" office:value="0.908892956175243" calcext:value-type="float">
            <text:p>0.908892956175243</text:p>
          </table:table-cell>
          <table:table-cell office:value-type="float" office:value="0.4683125989094" calcext:value-type="float">
            <text:p>0.4683125989094</text:p>
          </table:table-cell>
          <table:table-cell office:value-type="float" office:value="0.845136542145299" calcext:value-type="float">
            <text:p>0.845136542145299</text:p>
          </table:table-cell>
          <table:table-cell table:number-columns-repeated="2"/>
          <table:table-cell office:value-type="float" office:value="1.7115217898066" calcext:value-type="float">
            <text:p>1.7115217898066</text:p>
          </table:table-cell>
          <table:table-cell/>
          <table:table-cell office:value-type="float" office:value="0.265707095556246" calcext:value-type="float">
            <text:p>0.265707095556246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0.908892956175243" calcext:value-type="float">
            <text:p>0.908892956175243</text:p>
          </table:table-cell>
        </table:table-row>
        <table:table-row table:style-name="ro1">
          <table:table-cell table:number-columns-repeated="2"/>
          <table:table-cell office:value-type="float" office:value="0.911463954171888" calcext:value-type="float">
            <text:p>0.911463954171888</text:p>
          </table:table-cell>
          <table:table-cell office:value-type="float" office:value="0.475146027753181" calcext:value-type="float">
            <text:p>0.475146027753181</text:p>
          </table:table-cell>
          <table:table-cell office:value-type="float" office:value="0.850731794952554" calcext:value-type="float">
            <text:p>0.850731794952554</text:p>
          </table:table-cell>
          <table:table-cell table:number-columns-repeated="2"/>
          <table:table-cell office:value-type="float" office:value="1.81735388113883" calcext:value-type="float">
            <text:p>1.81735388113883</text:p>
          </table:table-cell>
          <table:table-cell/>
          <table:table-cell office:value-type="float" office:value="-0.253158901161997" calcext:value-type="float">
            <text:p>-0.253158901161997</text:p>
          </table:table-cell>
          <table:table-cell/>
          <table:table-cell office:value-type="float" office:value="1620" calcext:value-type="float">
            <text:p>1620</text:p>
          </table:table-cell>
          <table:table-cell/>
          <table:table-cell office:value-type="float" office:value="0.911463954171888" calcext:value-type="float">
            <text:p>0.911463954171888</text:p>
          </table:table-cell>
        </table:table-row>
        <table:table-row table:style-name="ro1">
          <table:table-cell table:number-columns-repeated="2"/>
          <table:table-cell office:value-type="float" office:value="0.929860048775481" calcext:value-type="float">
            <text:p>0.929860048775481</text:p>
          </table:table-cell>
          <table:table-cell office:value-type="float" office:value="0.478179863761075" calcext:value-type="float">
            <text:p>0.478179863761075</text:p>
          </table:table-cell>
          <table:table-cell office:value-type="float" office:value="0.856047868033279" calcext:value-type="float">
            <text:p>0.856047868033279</text:p>
          </table:table-cell>
          <table:table-cell table:number-columns-repeated="2"/>
          <table:table-cell office:value-type="float" office:value="5.54097992157044" calcext:value-type="float">
            <text:p>5.54097992157044</text:p>
          </table:table-cell>
          <table:table-cell/>
          <table:table-cell office:value-type="float" office:value="-0.548710767820608" calcext:value-type="float">
            <text:p>-0.548710767820608</text:p>
          </table:table-cell>
          <table:table-cell/>
          <table:table-cell office:value-type="float" office:value="5368" calcext:value-type="float">
            <text:p>5368</text:p>
          </table:table-cell>
          <table:table-cell/>
          <table:table-cell office:value-type="float" office:value="0.929860048775481" calcext:value-type="float">
            <text:p>0.929860048775481</text:p>
          </table:table-cell>
        </table:table-row>
        <table:table-row table:style-name="ro1">
          <table:table-cell table:number-columns-repeated="2"/>
          <table:table-cell office:value-type="float" office:value="0.954803971248239" calcext:value-type="float">
            <text:p>0.954803971248239</text:p>
          </table:table-cell>
          <table:table-cell office:value-type="float" office:value="0.481713638736339" calcext:value-type="float">
            <text:p>0.481713638736339</text:p>
          </table:table-cell>
          <table:table-cell office:value-type="float" office:value="0.867033311565168" calcext:value-type="float">
            <text:p>0.867033311565168</text:p>
          </table:table-cell>
          <table:table-cell table:number-columns-repeated="2"/>
          <table:table-cell office:value-type="float" office:value="3.46055044754082" calcext:value-type="float">
            <text:p>3.46055044754082</text:p>
          </table:table-cell>
          <table:table-cell/>
          <table:table-cell office:value-type="float" office:value="-0.470099409876246" calcext:value-type="float">
            <text:p>-0.470099409876246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0.954803971248239" calcext:value-type="float">
            <text:p>0.954803971248239</text:p>
          </table:table-cell>
        </table:table-row>
        <table:table-row table:style-name="ro1">
          <table:table-cell table:number-columns-repeated="2"/>
          <table:table-cell office:value-type="float" office:value="0.95826496184652" calcext:value-type="float">
            <text:p>0.95826496184652</text:p>
          </table:table-cell>
          <table:table-cell office:value-type="float" office:value="0.486507773568757" calcext:value-type="float">
            <text:p>0.486507773568757</text:p>
          </table:table-cell>
          <table:table-cell office:value-type="float" office:value="0.87325758858222" calcext:value-type="float">
            <text:p>0.87325758858222</text:p>
          </table:table-cell>
          <table:table-cell table:number-columns-repeated="2"/>
          <table:table-cell office:value-type="float" office:value="4.15996292193888" calcext:value-type="float">
            <text:p>4.15996292193888</text:p>
          </table:table-cell>
          <table:table-cell/>
          <table:table-cell office:value-type="float" office:value="-0.620059924482502" calcext:value-type="float">
            <text:p>-0.620059924482502</text:p>
          </table:table-cell>
          <table:table-cell/>
          <table:table-cell office:value-type="float" office:value="4600" calcext:value-type="float">
            <text:p>4600</text:p>
          </table:table-cell>
          <table:table-cell/>
          <table:table-cell office:value-type="float" office:value="0.95826496184652" calcext:value-type="float">
            <text:p>0.95826496184652</text:p>
          </table:table-cell>
        </table:table-row>
        <table:table-row table:style-name="ro1">
          <table:table-cell table:number-columns-repeated="2"/>
          <table:table-cell office:value-type="float" office:value="0.966442178536682" calcext:value-type="float">
            <text:p>0.966442178536682</text:p>
          </table:table-cell>
          <table:table-cell office:value-type="float" office:value="0.499120437979599" calcext:value-type="float">
            <text:p>0.499120437979599</text:p>
          </table:table-cell>
          <table:table-cell office:value-type="float" office:value="0.874327618941761" calcext:value-type="float">
            <text:p>0.874327618941761</text:p>
          </table:table-cell>
          <table:table-cell table:number-columns-repeated="2"/>
          <table:table-cell office:value-type="float" office:value="0.911463954171888" calcext:value-type="float">
            <text:p>0.911463954171888</text:p>
          </table:table-cell>
          <table:table-cell/>
          <table:table-cell office:value-type="float" office:value="0.174451956063733" calcext:value-type="float">
            <text:p>0.174451956063733</text:p>
          </table:table-cell>
          <table:table-cell/>
          <table:table-cell office:value-type="float" office:value="1148" calcext:value-type="float">
            <text:p>1148</text:p>
          </table:table-cell>
          <table:table-cell/>
          <table:table-cell office:value-type="float" office:value="0.966442178536682" calcext:value-type="float">
            <text:p>0.966442178536682</text:p>
          </table:table-cell>
        </table:table-row>
        <table:table-row table:style-name="ro1">
          <table:table-cell table:number-columns-repeated="2"/>
          <table:table-cell office:value-type="float" office:value="0.969202750471767" calcext:value-type="float">
            <text:p>0.969202750471767</text:p>
          </table:table-cell>
          <table:table-cell office:value-type="float" office:value="0.505314419463136" calcext:value-type="float">
            <text:p>0.505314419463136</text:p>
          </table:table-cell>
          <table:table-cell office:value-type="float" office:value="0.87597778016315" calcext:value-type="float">
            <text:p>0.87597778016315</text:p>
          </table:table-cell>
          <table:table-cell table:number-columns-repeated="2"/>
          <table:table-cell office:value-type="float" office:value="100.099590336742" calcext:value-type="float">
            <text:p>100.099590336742</text:p>
          </table:table-cell>
          <table:table-cell/>
          <table:table-cell office:value-type="float" office:value="-4.45172255453877" calcext:value-type="float">
            <text:p>-4.45172255453877</text:p>
          </table:table-cell>
          <table:table-cell/>
          <table:table-cell office:value-type="float" office:value="49067" calcext:value-type="float">
            <text:p>49067</text:p>
          </table:table-cell>
          <table:table-cell/>
          <table:table-cell office:value-type="float" office:value="0.969202750471767" calcext:value-type="float">
            <text:p>0.969202750471767</text:p>
          </table:table-cell>
        </table:table-row>
        <table:table-row table:style-name="ro1">
          <table:table-cell table:number-columns-repeated="2"/>
          <table:table-cell office:value-type="float" office:value="0.97233924384489" calcext:value-type="float">
            <text:p>0.97233924384489</text:p>
          </table:table-cell>
          <table:table-cell office:value-type="float" office:value="0.512036597175934" calcext:value-type="float">
            <text:p>0.512036597175934</text:p>
          </table:table-cell>
          <table:table-cell office:value-type="float" office:value="0.879311442285076" calcext:value-type="float">
            <text:p>0.879311442285076</text:p>
          </table:table-cell>
          <table:table-cell table:number-columns-repeated="2"/>
          <table:table-cell office:value-type="float" office:value="0.157125877094014" calcext:value-type="float">
            <text:p>0.157125877094014</text:p>
          </table:table-cell>
          <table:table-cell/>
          <table:table-cell office:value-type="float" office:value="-0.078150354828231" calcext:value-type="float">
            <text:p>-0.078150354828231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0.97233924384489" calcext:value-type="float">
            <text:p>0.97233924384489</text:p>
          </table:table-cell>
        </table:table-row>
        <table:table-row table:style-name="ro1">
          <table:table-cell table:number-columns-repeated="2"/>
          <table:table-cell office:value-type="float" office:value="0.983276059995353" calcext:value-type="float">
            <text:p>0.983276059995353</text:p>
          </table:table-cell>
          <table:table-cell office:value-type="float" office:value="0.514238442180453" calcext:value-type="float">
            <text:p>0.514238442180453</text:p>
          </table:table-cell>
          <table:table-cell office:value-type="float" office:value="0.895727941578796" calcext:value-type="float">
            <text:p>0.895727941578796</text:p>
          </table:table-cell>
          <table:table-cell table:number-columns-repeated="2"/>
          <table:table-cell office:value-type="float" office:value="7.60938516666592" calcext:value-type="float">
            <text:p>7.60938516666592</text:p>
          </table:table-cell>
          <table:table-cell/>
          <table:table-cell office:value-type="float" office:value="-0.733446498369801" calcext:value-type="float">
            <text:p>-0.733446498369801</text:p>
          </table:table-cell>
          <table:table-cell/>
          <table:table-cell office:value-type="float" office:value="7734" calcext:value-type="float">
            <text:p>7734</text:p>
          </table:table-cell>
          <table:table-cell/>
          <table:table-cell office:value-type="float" office:value="0.983276059995353" calcext:value-type="float">
            <text:p>0.983276059995353</text:p>
          </table:table-cell>
        </table:table-row>
        <table:table-row table:style-name="ro1">
          <table:table-cell table:number-columns-repeated="2"/>
          <table:table-cell office:value-type="float" office:value="0.997199154096248" calcext:value-type="float">
            <text:p>0.997199154096248</text:p>
          </table:table-cell>
          <table:table-cell office:value-type="float" office:value="0.514672025169976" calcext:value-type="float">
            <text:p>0.514672025169976</text:p>
          </table:table-cell>
          <table:table-cell office:value-type="float" office:value="0.901976580406732" calcext:value-type="float">
            <text:p>0.901976580406732</text:p>
          </table:table-cell>
          <table:table-cell table:number-columns-repeated="2"/>
          <table:table-cell office:value-type="float" office:value="7.7751816821561" calcext:value-type="float">
            <text:p>7.7751816821561</text:p>
          </table:table-cell>
          <table:table-cell/>
          <table:table-cell office:value-type="float" office:value="-1.02205219168545" calcext:value-type="float">
            <text:p>-1.02205219168545</text:p>
          </table:table-cell>
          <table:table-cell/>
          <table:table-cell office:value-type="float" office:value="7433" calcext:value-type="float">
            <text:p>7433</text:p>
          </table:table-cell>
          <table:table-cell/>
          <table:table-cell office:value-type="float" office:value="0.997199154096248" calcext:value-type="float">
            <text:p>0.997199154096248</text:p>
          </table:table-cell>
        </table:table-row>
        <table:table-row table:style-name="ro1">
          <table:table-cell table:number-columns-repeated="2"/>
          <table:table-cell office:value-type="float" office:value="1.00351242669832" calcext:value-type="float">
            <text:p>1.00351242669832</text:p>
          </table:table-cell>
          <table:table-cell office:value-type="float" office:value="0.516883943083013" calcext:value-type="float">
            <text:p>0.516883943083013</text:p>
          </table:table-cell>
          <table:table-cell office:value-type="float" office:value="0.911485517801034" calcext:value-type="float">
            <text:p>0.911485517801034</text:p>
          </table:table-cell>
          <table:table-cell table:number-columns-repeated="2"/>
          <table:table-cell office:value-type="float" office:value="2.54409995875715" calcext:value-type="float">
            <text:p>2.54409995875715</text:p>
          </table:table-cell>
          <table:table-cell/>
          <table:table-cell office:value-type="float" office:value="-0.696293386033537" calcext:value-type="float">
            <text:p>-0.696293386033537</text:p>
          </table:table-cell>
          <table:table-cell/>
          <table:table-cell office:value-type="float" office:value="2868" calcext:value-type="float">
            <text:p>2868</text:p>
          </table:table-cell>
          <table:table-cell/>
          <table:table-cell office:value-type="float" office:value="1.00351242669832" calcext:value-type="float">
            <text:p>1.00351242669832</text:p>
          </table:table-cell>
        </table:table-row>
        <table:table-row table:style-name="ro1">
          <table:table-cell table:number-columns-repeated="2"/>
          <table:table-cell office:value-type="float" office:value="1.01209941381484" calcext:value-type="float">
            <text:p>1.01209941381484</text:p>
          </table:table-cell>
          <table:table-cell office:value-type="float" office:value="0.518397456923046" calcext:value-type="float">
            <text:p>0.518397456923046</text:p>
          </table:table-cell>
          <table:table-cell office:value-type="float" office:value="0.929579790238714" calcext:value-type="float">
            <text:p>0.929579790238714</text:p>
          </table:table-cell>
          <table:table-cell table:number-columns-repeated="2"/>
          <table:table-cell office:value-type="float" office:value="90.458878974727" calcext:value-type="float">
            <text:p>90.458878974727</text:p>
          </table:table-cell>
          <table:table-cell/>
          <table:table-cell office:value-type="float" office:value="-2.7243294888643" calcext:value-type="float">
            <text:p>-2.7243294888643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01209941381484" calcext:value-type="float">
            <text:p>1.01209941381484</text:p>
          </table:table-cell>
        </table:table-row>
        <table:table-row table:style-name="ro1">
          <table:table-cell table:number-columns-repeated="2"/>
          <table:table-cell office:value-type="float" office:value="1.0127825866189" calcext:value-type="float">
            <text:p>1.0127825866189</text:p>
          </table:table-cell>
          <table:table-cell office:value-type="float" office:value="0.52010105353997" calcext:value-type="float">
            <text:p>0.52010105353997</text:p>
          </table:table-cell>
          <table:table-cell office:value-type="float" office:value="0.935382416538115" calcext:value-type="float">
            <text:p>0.935382416538115</text:p>
          </table:table-cell>
          <table:table-cell table:number-columns-repeated="2"/>
          <table:table-cell office:value-type="float" office:value="3.85430643150285" calcext:value-type="float">
            <text:p>3.85430643150285</text:p>
          </table:table-cell>
          <table:table-cell/>
          <table:table-cell office:value-type="float" office:value="-0.411063532867647" calcext:value-type="float">
            <text:p>-0.411063532867647</text:p>
          </table:table-cell>
          <table:table-cell/>
          <table:table-cell office:value-type="float" office:value="4565" calcext:value-type="float">
            <text:p>4565</text:p>
          </table:table-cell>
          <table:table-cell/>
          <table:table-cell office:value-type="float" office:value="1.0127825866189" calcext:value-type="float">
            <text:p>1.0127825866189</text:p>
          </table:table-cell>
        </table:table-row>
        <table:table-row table:style-name="ro1">
          <table:table-cell table:number-columns-repeated="2"/>
          <table:table-cell office:value-type="float" office:value="1.01415452229176" calcext:value-type="float">
            <text:p>1.01415452229176</text:p>
          </table:table-cell>
          <table:table-cell office:value-type="float" office:value="0.520383257695238" calcext:value-type="float">
            <text:p>0.520383257695238</text:p>
          </table:table-cell>
          <table:table-cell office:value-type="float" office:value="0.938428838266426" calcext:value-type="float">
            <text:p>0.938428838266426</text:p>
          </table:table-cell>
          <table:table-cell table:number-columns-repeated="2"/>
          <table:table-cell office:value-type="float" office:value="1.8468527677611" calcext:value-type="float">
            <text:p>1.8468527677611</text:p>
          </table:table-cell>
          <table:table-cell/>
          <table:table-cell office:value-type="float" office:value="0.237057219997397" calcext:value-type="float">
            <text:p>0.237057219997397</text:p>
          </table:table-cell>
          <table:table-cell/>
          <table:table-cell office:value-type="float" office:value="7993" calcext:value-type="float">
            <text:p>7993</text:p>
          </table:table-cell>
          <table:table-cell/>
          <table:table-cell office:value-type="float" office:value="1.01415452229176" calcext:value-type="float">
            <text:p>1.01415452229176</text:p>
          </table:table-cell>
        </table:table-row>
        <table:table-row table:style-name="ro1">
          <table:table-cell table:number-columns-repeated="2"/>
          <table:table-cell office:value-type="float" office:value="1.02525245954488" calcext:value-type="float">
            <text:p>1.02525245954488</text:p>
          </table:table-cell>
          <table:table-cell office:value-type="float" office:value="0.520689420322238" calcext:value-type="float">
            <text:p>0.520689420322238</text:p>
          </table:table-cell>
          <table:table-cell office:value-type="float" office:value="0.941790775711917" calcext:value-type="float">
            <text:p>0.941790775711917</text:p>
          </table:table-cell>
          <table:table-cell table:number-columns-repeated="2"/>
          <table:table-cell office:value-type="float" office:value="7.31867659499464" calcext:value-type="float">
            <text:p>7.31867659499464</text:p>
          </table:table-cell>
          <table:table-cell/>
          <table:table-cell office:value-type="float" office:value="-0.486489064809988" calcext:value-type="float">
            <text:p>-0.486489064809988</text:p>
          </table:table-cell>
          <table:table-cell/>
          <table:table-cell office:value-type="float" office:value="9340" calcext:value-type="float">
            <text:p>9340</text:p>
          </table:table-cell>
          <table:table-cell/>
          <table:table-cell office:value-type="float" office:value="1.02525245954488" calcext:value-type="float">
            <text:p>1.02525245954488</text:p>
          </table:table-cell>
        </table:table-row>
        <table:table-row table:style-name="ro1">
          <table:table-cell table:number-columns-repeated="2"/>
          <table:table-cell office:value-type="float" office:value="1.0303345407114" calcext:value-type="float">
            <text:p>1.0303345407114</text:p>
          </table:table-cell>
          <table:table-cell office:value-type="float" office:value="0.523157294526092" calcext:value-type="float">
            <text:p>0.523157294526092</text:p>
          </table:table-cell>
          <table:table-cell office:value-type="float" office:value="0.95546974350211" calcext:value-type="float">
            <text:p>0.95546974350211</text:p>
          </table:table-cell>
          <table:table-cell table:number-columns-repeated="2"/>
          <table:table-cell office:value-type="float" office:value="3.42700820295242" calcext:value-type="float">
            <text:p>3.42700820295242</text:p>
          </table:table-cell>
          <table:table-cell/>
          <table:table-cell office:value-type="float" office:value="-0.589018206459623" calcext:value-type="float">
            <text:p>-0.589018206459623</text:p>
          </table:table-cell>
          <table:table-cell/>
          <table:table-cell office:value-type="float" office:value="3119" calcext:value-type="float">
            <text:p>3119</text:p>
          </table:table-cell>
          <table:table-cell/>
          <table:table-cell office:value-type="float" office:value="1.0303345407114" calcext:value-type="float">
            <text:p>1.0303345407114</text:p>
          </table:table-cell>
        </table:table-row>
        <table:table-row table:style-name="ro1">
          <table:table-cell table:number-columns-repeated="2"/>
          <table:table-cell office:value-type="float" office:value="1.03211687978585" calcext:value-type="float">
            <text:p>1.03211687978585</text:p>
          </table:table-cell>
          <table:table-cell office:value-type="float" office:value="0.537006580695016" calcext:value-type="float">
            <text:p>0.537006580695016</text:p>
          </table:table-cell>
          <table:table-cell office:value-type="float" office:value="0.958814353202322" calcext:value-type="float">
            <text:p>0.958814353202322</text:p>
          </table:table-cell>
          <table:table-cell table:number-columns-repeated="2"/>
          <table:table-cell office:value-type="float" office:value="6.12392513002345" calcext:value-type="float">
            <text:p>6.12392513002345</text:p>
          </table:table-cell>
          <table:table-cell/>
          <table:table-cell office:value-type="float" office:value="-0.428950799826692" calcext:value-type="float">
            <text:p>-0.428950799826692</text:p>
          </table:table-cell>
          <table:table-cell/>
          <table:table-cell office:value-type="float" office:value="11737" calcext:value-type="float">
            <text:p>11737</text:p>
          </table:table-cell>
          <table:table-cell/>
          <table:table-cell office:value-type="float" office:value="1.03211687978585" calcext:value-type="float">
            <text:p>1.03211687978585</text:p>
          </table:table-cell>
        </table:table-row>
        <table:table-row table:style-name="ro1">
          <table:table-cell table:number-columns-repeated="2"/>
          <table:table-cell office:value-type="float" office:value="1.03310010507638" calcext:value-type="float">
            <text:p>1.03310010507638</text:p>
          </table:table-cell>
          <table:table-cell office:value-type="float" office:value="0.538375404264335" calcext:value-type="float">
            <text:p>0.538375404264335</text:p>
          </table:table-cell>
          <table:table-cell office:value-type="float" office:value="0.977124430921367" calcext:value-type="float">
            <text:p>0.977124430921367</text:p>
          </table:table-cell>
          <table:table-cell table:number-columns-repeated="2"/>
          <table:table-cell office:value-type="float" office:value="3.72582029226365" calcext:value-type="float">
            <text:p>3.72582029226365</text:p>
          </table:table-cell>
          <table:table-cell/>
          <table:table-cell office:value-type="float" office:value="0.044140599433081" calcext:value-type="float">
            <text:p>0.044140599433081</text:p>
          </table:table-cell>
          <table:table-cell/>
          <table:table-cell office:value-type="float" office:value="3264" calcext:value-type="float">
            <text:p>3264</text:p>
          </table:table-cell>
          <table:table-cell/>
          <table:table-cell office:value-type="float" office:value="1.03310010507638" calcext:value-type="float">
            <text:p>1.03310010507638</text:p>
          </table:table-cell>
        </table:table-row>
        <table:table-row table:style-name="ro1">
          <table:table-cell table:number-columns-repeated="2"/>
          <table:table-cell office:value-type="float" office:value="1.03391353634085" calcext:value-type="float">
            <text:p>1.03391353634085</text:p>
          </table:table-cell>
          <table:table-cell office:value-type="float" office:value="0.539131512608044" calcext:value-type="float">
            <text:p>0.539131512608044</text:p>
          </table:table-cell>
          <table:table-cell office:value-type="float" office:value="0.981517279998524" calcext:value-type="float">
            <text:p>0.981517279998524</text:p>
          </table:table-cell>
          <table:table-cell table:number-columns-repeated="2"/>
          <table:table-cell office:value-type="float" office:value="1.26700404334111" calcext:value-type="float">
            <text:p>1.26700404334111</text:p>
          </table:table-cell>
          <table:table-cell/>
          <table:table-cell office:value-type="float" office:value="0.189090016031314" calcext:value-type="float">
            <text:p>0.189090016031314</text:p>
          </table:table-cell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1.03391353634085" calcext:value-type="float">
            <text:p>1.03391353634085</text:p>
          </table:table-cell>
        </table:table-row>
        <table:table-row table:style-name="ro1">
          <table:table-cell table:number-columns-repeated="2"/>
          <table:table-cell office:value-type="float" office:value="1.03774069081351" calcext:value-type="float">
            <text:p>1.03774069081351</text:p>
          </table:table-cell>
          <table:table-cell office:value-type="float" office:value="0.54278013135144" calcext:value-type="float">
            <text:p>0.54278013135144</text:p>
          </table:table-cell>
          <table:table-cell office:value-type="float" office:value="0.985621651108764" calcext:value-type="float">
            <text:p>0.985621651108764</text:p>
          </table:table-cell>
          <table:table-cell table:number-columns-repeated="2"/>
          <table:table-cell office:value-type="float" office:value="1.70818687527833" calcext:value-type="float">
            <text:p>1.70818687527833</text:p>
          </table:table-cell>
          <table:table-cell/>
          <table:table-cell office:value-type="float" office:value="0.272910263977033" calcext:value-type="float">
            <text:p>0.272910263977033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.03774069081351" calcext:value-type="float">
            <text:p>1.03774069081351</text:p>
          </table:table-cell>
        </table:table-row>
        <table:table-row table:style-name="ro1">
          <table:table-cell table:number-columns-repeated="2"/>
          <table:table-cell office:value-type="float" office:value="1.0382255417452" calcext:value-type="float">
            <text:p>1.0382255417452</text:p>
          </table:table-cell>
          <table:table-cell office:value-type="float" office:value="0.543162172031054" calcext:value-type="float">
            <text:p>0.543162172031054</text:p>
          </table:table-cell>
          <table:table-cell office:value-type="float" office:value="0.98762279822502" calcext:value-type="float">
            <text:p>0.98762279822502</text:p>
          </table:table-cell>
          <table:table-cell table:number-columns-repeated="2"/>
          <table:table-cell office:value-type="float" office:value="2.22820707621248" calcext:value-type="float">
            <text:p>2.22820707621248</text:p>
          </table:table-cell>
          <table:table-cell/>
          <table:table-cell office:value-type="float" office:value="0.877891861760412" calcext:value-type="float">
            <text:p>0.877891861760412</text:p>
          </table:table-cell>
          <table:table-cell/>
          <table:table-cell office:value-type="float" office:value="3423" calcext:value-type="float">
            <text:p>3423</text:p>
          </table:table-cell>
          <table:table-cell/>
          <table:table-cell office:value-type="float" office:value="1.0382255417452" calcext:value-type="float">
            <text:p>1.0382255417452</text:p>
          </table:table-cell>
        </table:table-row>
        <table:table-row table:style-name="ro1">
          <table:table-cell table:number-columns-repeated="2"/>
          <table:table-cell office:value-type="float" office:value="1.03951589174597" calcext:value-type="float">
            <text:p>1.03951589174597</text:p>
          </table:table-cell>
          <table:table-cell office:value-type="float" office:value="0.544874550417563" calcext:value-type="float">
            <text:p>0.544874550417563</text:p>
          </table:table-cell>
          <table:table-cell office:value-type="float" office:value="0.99038180324376" calcext:value-type="float">
            <text:p>0.99038180324376</text:p>
          </table:table-cell>
          <table:table-cell table:number-columns-repeated="2"/>
          <table:table-cell office:value-type="float" office:value="2.46750441998943" calcext:value-type="float">
            <text:p>2.46750441998943</text:p>
          </table:table-cell>
          <table:table-cell/>
          <table:table-cell office:value-type="float" office:value="-1.16705087784648" calcext:value-type="float">
            <text:p>-1.16705087784648</text:p>
          </table:table-cell>
          <table:table-cell/>
          <table:table-cell office:value-type="float" office:value="3747" calcext:value-type="float">
            <text:p>3747</text:p>
          </table:table-cell>
          <table:table-cell/>
          <table:table-cell office:value-type="float" office:value="1.03951589174597" calcext:value-type="float">
            <text:p>1.03951589174597</text:p>
          </table:table-cell>
        </table:table-row>
        <table:table-row table:style-name="ro1">
          <table:table-cell table:number-columns-repeated="2"/>
          <table:table-cell office:value-type="float" office:value="1.05448331043495" calcext:value-type="float">
            <text:p>1.05448331043495</text:p>
          </table:table-cell>
          <table:table-cell office:value-type="float" office:value="0.551427184505991" calcext:value-type="float">
            <text:p>0.551427184505991</text:p>
          </table:table-cell>
          <table:table-cell office:value-type="float" office:value="0.997850411434565" calcext:value-type="float">
            <text:p>0.997850411434565</text:p>
          </table:table-cell>
          <table:table-cell table:number-columns-repeated="2"/>
          <table:table-cell office:value-type="float" office:value="3.22184942479455" calcext:value-type="float">
            <text:p>3.22184942479455</text:p>
          </table:table-cell>
          <table:table-cell/>
          <table:table-cell office:value-type="float" office:value="0.321903361404143" calcext:value-type="float">
            <text:p>0.321903361404143</text:p>
          </table:table-cell>
          <table:table-cell/>
          <table:table-cell office:value-type="float" office:value="2707" calcext:value-type="float">
            <text:p>2707</text:p>
          </table:table-cell>
          <table:table-cell/>
          <table:table-cell office:value-type="float" office:value="1.05448331043495" calcext:value-type="float">
            <text:p>1.05448331043495</text:p>
          </table:table-cell>
        </table:table-row>
        <table:table-row table:style-name="ro1">
          <table:table-cell table:number-columns-repeated="2"/>
          <table:table-cell office:value-type="float" office:value="1.05862814159306" calcext:value-type="float">
            <text:p>1.05862814159306</text:p>
          </table:table-cell>
          <table:table-cell office:value-type="float" office:value="0.565096167748723" calcext:value-type="float">
            <text:p>0.565096167748723</text:p>
          </table:table-cell>
          <table:table-cell office:value-type="float" office:value="1.00449495877437" calcext:value-type="float">
            <text:p>1.00449495877437</text:p>
          </table:table-cell>
          <table:table-cell table:number-columns-repeated="2"/>
          <table:table-cell office:value-type="float" office:value="1.32440025761437" calcext:value-type="float">
            <text:p>1.32440025761437</text:p>
          </table:table-cell>
          <table:table-cell/>
          <table:table-cell office:value-type="float" office:value="-0.152316436285921" calcext:value-type="float">
            <text:p>-0.152316436285921</text:p>
          </table:table-cell>
          <table:table-cell/>
          <table:table-cell office:value-type="float" office:value="1744" calcext:value-type="float">
            <text:p>1744</text:p>
          </table:table-cell>
          <table:table-cell/>
          <table:table-cell office:value-type="float" office:value="1.05862814159306" calcext:value-type="float">
            <text:p>1.05862814159306</text:p>
          </table:table-cell>
        </table:table-row>
        <table:table-row table:style-name="ro1">
          <table:table-cell table:number-columns-repeated="2"/>
          <table:table-cell office:value-type="float" office:value="1.05983636255598" calcext:value-type="float">
            <text:p>1.05983636255598</text:p>
          </table:table-cell>
          <table:table-cell office:value-type="float" office:value="0.56650115047417" calcext:value-type="float">
            <text:p>0.56650115047417</text:p>
          </table:table-cell>
          <table:table-cell office:value-type="float" office:value="1.00903773065031" calcext:value-type="float">
            <text:p>1.00903773065031</text:p>
          </table:table-cell>
          <table:table-cell table:number-columns-repeated="2"/>
          <table:table-cell office:value-type="float" office:value="2.18059564438788" calcext:value-type="float">
            <text:p>2.18059564438788</text:p>
          </table:table-cell>
          <table:table-cell/>
          <table:table-cell office:value-type="float" office:value="-0.101080485518528" calcext:value-type="float">
            <text:p>-0.101080485518528</text:p>
          </table:table-cell>
          <table:table-cell/>
          <table:table-cell office:value-type="float" office:value="2117" calcext:value-type="float">
            <text:p>2117</text:p>
          </table:table-cell>
          <table:table-cell/>
          <table:table-cell office:value-type="float" office:value="1.05983636255598" calcext:value-type="float">
            <text:p>1.05983636255598</text:p>
          </table:table-cell>
        </table:table-row>
        <table:table-row table:style-name="ro1">
          <table:table-cell table:number-columns-repeated="2"/>
          <table:table-cell office:value-type="float" office:value="1.05990435574897" calcext:value-type="float">
            <text:p>1.05990435574897</text:p>
          </table:table-cell>
          <table:table-cell office:value-type="float" office:value="0.567655515012665" calcext:value-type="float">
            <text:p>0.567655515012665</text:p>
          </table:table-cell>
          <table:table-cell office:value-type="float" office:value="1.03703321398489" calcext:value-type="float">
            <text:p>1.03703321398489</text:p>
          </table:table-cell>
          <table:table-cell table:number-columns-repeated="2"/>
          <table:table-cell office:value-type="float" office:value="5.74295736525186" calcext:value-type="float">
            <text:p>5.74295736525186</text:p>
          </table:table-cell>
          <table:table-cell/>
          <table:table-cell office:value-type="float" office:value="-0.625484207187571" calcext:value-type="float">
            <text:p>-0.62548420718757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1.05990435574897" calcext:value-type="float">
            <text:p>1.05990435574897</text:p>
          </table:table-cell>
        </table:table-row>
        <table:table-row table:style-name="ro1">
          <table:table-cell table:number-columns-repeated="2"/>
          <table:table-cell office:value-type="float" office:value="1.06722613911391" calcext:value-type="float">
            <text:p>1.06722613911391</text:p>
          </table:table-cell>
          <table:table-cell office:value-type="float" office:value="0.57655709224302" calcext:value-type="float">
            <text:p>0.57655709224302</text:p>
          </table:table-cell>
          <table:table-cell office:value-type="float" office:value="1.03792421082132" calcext:value-type="float">
            <text:p>1.03792421082132</text:p>
          </table:table-cell>
          <table:table-cell table:number-columns-repeated="2"/>
          <table:table-cell office:value-type="float" office:value="2.90686600240687" calcext:value-type="float">
            <text:p>2.90686600240687</text:p>
          </table:table-cell>
          <table:table-cell/>
          <table:table-cell office:value-type="float" office:value="0.152452536026158" calcext:value-type="float">
            <text:p>0.152452536026158</text:p>
          </table:table-cell>
          <table:table-cell/>
          <table:table-cell office:value-type="float" office:value="2155" calcext:value-type="float">
            <text:p>2155</text:p>
          </table:table-cell>
          <table:table-cell/>
          <table:table-cell office:value-type="float" office:value="1.06722613911391" calcext:value-type="float">
            <text:p>1.06722613911391</text:p>
          </table:table-cell>
        </table:table-row>
        <table:table-row table:style-name="ro1">
          <table:table-cell table:number-columns-repeated="2"/>
          <table:table-cell office:value-type="float" office:value="1.06724397554446" calcext:value-type="float">
            <text:p>1.06724397554446</text:p>
          </table:table-cell>
          <table:table-cell office:value-type="float" office:value="0.579086171995115" calcext:value-type="float">
            <text:p>0.579086171995115</text:p>
          </table:table-cell>
          <table:table-cell office:value-type="float" office:value="1.03922347002388" calcext:value-type="float">
            <text:p>1.03922347002388</text:p>
          </table:table-cell>
          <table:table-cell table:number-columns-repeated="2"/>
          <table:table-cell office:value-type="float" office:value="1.40862917468922" calcext:value-type="float">
            <text:p>1.40862917468922</text:p>
          </table:table-cell>
          <table:table-cell/>
          <table:table-cell office:value-type="float" office:value="-0.133051468167216" calcext:value-type="float">
            <text:p>-0.133051468167216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office:value-type="float" office:value="1.06724397554446" calcext:value-type="float">
            <text:p>1.06724397554446</text:p>
          </table:table-cell>
        </table:table-row>
        <table:table-row table:style-name="ro1">
          <table:table-cell table:number-columns-repeated="2"/>
          <table:table-cell office:value-type="float" office:value="1.06835349917272" calcext:value-type="float">
            <text:p>1.06835349917272</text:p>
          </table:table-cell>
          <table:table-cell office:value-type="float" office:value="0.593691159707338" calcext:value-type="float">
            <text:p>0.593691159707338</text:p>
          </table:table-cell>
          <table:table-cell office:value-type="float" office:value="1.05887014050141" calcext:value-type="float">
            <text:p>1.05887014050141</text:p>
          </table:table-cell>
          <table:table-cell table:number-columns-repeated="2"/>
          <table:table-cell office:value-type="float" office:value="3.61187646620991" calcext:value-type="float">
            <text:p>3.61187646620991</text:p>
          </table:table-cell>
          <table:table-cell/>
          <table:table-cell office:value-type="float" office:value="-0.443518816484147" calcext:value-type="float">
            <text:p>-0.443518816484147</text:p>
          </table:table-cell>
          <table:table-cell/>
          <table:table-cell office:value-type="float" office:value="3569" calcext:value-type="float">
            <text:p>3569</text:p>
          </table:table-cell>
          <table:table-cell/>
          <table:table-cell office:value-type="float" office:value="1.06835349917272" calcext:value-type="float">
            <text:p>1.06835349917272</text:p>
          </table:table-cell>
        </table:table-row>
        <table:table-row table:style-name="ro1">
          <table:table-cell table:number-columns-repeated="2"/>
          <table:table-cell office:value-type="float" office:value="1.06991873954287" calcext:value-type="float">
            <text:p>1.06991873954287</text:p>
          </table:table-cell>
          <table:table-cell office:value-type="float" office:value="0.59612826087536" calcext:value-type="float">
            <text:p>0.59612826087536</text:p>
          </table:table-cell>
          <table:table-cell office:value-type="float" office:value="1.07683553411974" calcext:value-type="float">
            <text:p>1.07683553411974</text:p>
          </table:table-cell>
          <table:table-cell table:number-columns-repeated="2"/>
          <table:table-cell office:value-type="float" office:value="0.660127346666562" calcext:value-type="float">
            <text:p>0.660127346666562</text:p>
          </table:table-cell>
          <table:table-cell/>
          <table:table-cell office:value-type="float" office:value="0.188534932118631" calcext:value-type="float">
            <text:p>0.188534932118631</text:p>
          </table:table-cell>
          <table:table-cell/>
          <table:table-cell office:value-type="float" office:value="1877" calcext:value-type="float">
            <text:p>1877</text:p>
          </table:table-cell>
          <table:table-cell/>
          <table:table-cell office:value-type="float" office:value="1.06991873954287" calcext:value-type="float">
            <text:p>1.06991873954287</text:p>
          </table:table-cell>
        </table:table-row>
        <table:table-row table:style-name="ro1">
          <table:table-cell table:number-columns-repeated="2"/>
          <table:table-cell office:value-type="float" office:value="1.08616145153088" calcext:value-type="float">
            <text:p>1.08616145153088</text:p>
          </table:table-cell>
          <table:table-cell office:value-type="float" office:value="0.601240327750056" calcext:value-type="float">
            <text:p>0.601240327750056</text:p>
          </table:table-cell>
          <table:table-cell office:value-type="float" office:value="1.07929245539755" calcext:value-type="float">
            <text:p>1.07929245539755</text:p>
          </table:table-cell>
          <table:table-cell table:number-columns-repeated="2"/>
          <table:table-cell office:value-type="float" office:value="2.59862705163404" calcext:value-type="float">
            <text:p>2.59862705163404</text:p>
          </table:table-cell>
          <table:table-cell/>
          <table:table-cell office:value-type="float" office:value="-0.160468380478485" calcext:value-type="float">
            <text:p>-0.160468380478485</text:p>
          </table:table-cell>
          <table:table-cell/>
          <table:table-cell office:value-type="float" office:value="2598" calcext:value-type="float">
            <text:p>2598</text:p>
          </table:table-cell>
          <table:table-cell/>
          <table:table-cell office:value-type="float" office:value="1.08616145153088" calcext:value-type="float">
            <text:p>1.08616145153088</text:p>
          </table:table-cell>
        </table:table-row>
        <table:table-row table:style-name="ro1">
          <table:table-cell table:number-columns-repeated="2"/>
          <table:table-cell office:value-type="float" office:value="1.09361598097798" calcext:value-type="float">
            <text:p>1.09361598097798</text:p>
          </table:table-cell>
          <table:table-cell office:value-type="float" office:value="0.607762516016711" calcext:value-type="float">
            <text:p>0.607762516016711</text:p>
          </table:table-cell>
          <table:table-cell office:value-type="float" office:value="1.07956821422262" calcext:value-type="float">
            <text:p>1.07956821422262</text:p>
          </table:table-cell>
          <table:table-cell table:number-columns-repeated="2"/>
          <table:table-cell office:value-type="float" office:value="7.32248614280811" calcext:value-type="float">
            <text:p>7.32248614280811</text:p>
          </table:table-cell>
          <table:table-cell/>
          <table:table-cell office:value-type="float" office:value="-0.983652075425437" calcext:value-type="float">
            <text:p>-0.983652075425437</text:p>
          </table:table-cell>
          <table:table-cell/>
          <table:table-cell office:value-type="float" office:value="7229" calcext:value-type="float">
            <text:p>7229</text:p>
          </table:table-cell>
          <table:table-cell/>
          <table:table-cell office:value-type="float" office:value="1.09361598097798" calcext:value-type="float">
            <text:p>1.09361598097798</text:p>
          </table:table-cell>
        </table:table-row>
        <table:table-row table:style-name="ro1">
          <table:table-cell table:number-columns-repeated="2"/>
          <table:table-cell office:value-type="float" office:value="1.09893355041116" calcext:value-type="float">
            <text:p>1.09893355041116</text:p>
          </table:table-cell>
          <table:table-cell office:value-type="float" office:value="0.608369226057172" calcext:value-type="float">
            <text:p>0.608369226057172</text:p>
          </table:table-cell>
          <table:table-cell office:value-type="float" office:value="1.09608214906124" calcext:value-type="float">
            <text:p>1.09608214906124</text:p>
          </table:table-cell>
          <table:table-cell table:number-columns-repeated="2"/>
          <table:table-cell office:value-type="float" office:value="7.11614835471674" calcext:value-type="float">
            <text:p>7.11614835471674</text:p>
          </table:table-cell>
          <table:table-cell/>
          <table:table-cell office:value-type="float" office:value="-0.0686272257501664" calcext:value-type="float">
            <text:p>-0.068627225750166</text:p>
          </table:table-cell>
          <table:table-cell/>
          <table:table-cell office:value-type="float" office:value="25670" calcext:value-type="float">
            <text:p>25670</text:p>
          </table:table-cell>
          <table:table-cell/>
          <table:table-cell office:value-type="float" office:value="1.09893355041116" calcext:value-type="float">
            <text:p>1.09893355041116</text:p>
          </table:table-cell>
        </table:table-row>
        <table:table-row table:style-name="ro1">
          <table:table-cell table:number-columns-repeated="2"/>
          <table:table-cell office:value-type="float" office:value="1.09961809200682" calcext:value-type="float">
            <text:p>1.09961809200682</text:p>
          </table:table-cell>
          <table:table-cell office:value-type="float" office:value="0.615380184783873" calcext:value-type="float">
            <text:p>0.615380184783873</text:p>
          </table:table-cell>
          <table:table-cell office:value-type="float" office:value="1.10018797038278" calcext:value-type="float">
            <text:p>1.10018797038278</text:p>
          </table:table-cell>
          <table:table-cell table:number-columns-repeated="2"/>
          <table:table-cell office:value-type="float" office:value="3.16337510365163" calcext:value-type="float">
            <text:p>3.16337510365163</text:p>
          </table:table-cell>
          <table:table-cell/>
          <table:table-cell office:value-type="float" office:value="0.45864128268926" calcext:value-type="float">
            <text:p>0.45864128268926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09961809200682" calcext:value-type="float">
            <text:p>1.09961809200682</text:p>
          </table:table-cell>
        </table:table-row>
        <table:table-row table:style-name="ro1">
          <table:table-cell table:number-columns-repeated="2"/>
          <table:table-cell office:value-type="float" office:value="1.10711302151672" calcext:value-type="float">
            <text:p>1.10711302151672</text:p>
          </table:table-cell>
          <table:table-cell office:value-type="float" office:value="0.615427735764935" calcext:value-type="float">
            <text:p>0.615427735764935</text:p>
          </table:table-cell>
          <table:table-cell office:value-type="float" office:value="1.10566775740057" calcext:value-type="float">
            <text:p>1.10566775740057</text:p>
          </table:table-cell>
          <table:table-cell table:number-columns-repeated="2"/>
          <table:table-cell office:value-type="float" office:value="1.10932519517198" calcext:value-type="float">
            <text:p>1.10932519517198</text:p>
          </table:table-cell>
          <table:table-cell/>
          <table:table-cell office:value-type="float" office:value="0.249245834229083" calcext:value-type="float">
            <text:p>0.249245834229083</text:p>
          </table:table-cell>
          <table:table-cell/>
          <table:table-cell office:value-type="float" office:value="1660" calcext:value-type="float">
            <text:p>1660</text:p>
          </table:table-cell>
          <table:table-cell/>
          <table:table-cell office:value-type="float" office:value="1.10711302151672" calcext:value-type="float">
            <text:p>1.10711302151672</text:p>
          </table:table-cell>
        </table:table-row>
        <table:table-row table:style-name="ro1">
          <table:table-cell table:number-columns-repeated="2"/>
          <table:table-cell office:value-type="float" office:value="1.10800357835925" calcext:value-type="float">
            <text:p>1.10800357835925</text:p>
          </table:table-cell>
          <table:table-cell office:value-type="float" office:value="0.616594872427649" calcext:value-type="float">
            <text:p>0.616594872427649</text:p>
          </table:table-cell>
          <table:table-cell office:value-type="float" office:value="1.10720441728482" calcext:value-type="float">
            <text:p>1.10720441728482</text:p>
          </table:table-cell>
          <table:table-cell table:number-columns-repeated="2"/>
          <table:table-cell office:value-type="float" office:value="100.095929709467" calcext:value-type="float">
            <text:p>100.095929709467</text:p>
          </table:table-cell>
          <table:table-cell/>
          <table:table-cell office:value-type="float" office:value="-4.41252898112505" calcext:value-type="float">
            <text:p>-4.41252898112505</text:p>
          </table:table-cell>
          <table:table-cell/>
          <table:table-cell office:value-type="float" office:value="48237" calcext:value-type="float">
            <text:p>48237</text:p>
          </table:table-cell>
          <table:table-cell/>
          <table:table-cell office:value-type="float" office:value="1.10800357835925" calcext:value-type="float">
            <text:p>1.10800357835925</text:p>
          </table:table-cell>
        </table:table-row>
        <table:table-row table:style-name="ro1">
          <table:table-cell table:number-columns-repeated="2"/>
          <table:table-cell office:value-type="float" office:value="1.10932519517198" calcext:value-type="float">
            <text:p>1.10932519517198</text:p>
          </table:table-cell>
          <table:table-cell office:value-type="float" office:value="0.626132159815841" calcext:value-type="float">
            <text:p>0.626132159815841</text:p>
          </table:table-cell>
          <table:table-cell office:value-type="float" office:value="1.11250954309776" calcext:value-type="float">
            <text:p>1.11250954309776</text:p>
          </table:table-cell>
          <table:table-cell table:number-columns-repeated="2"/>
          <table:table-cell office:value-type="float" office:value="0.146906015542342" calcext:value-type="float">
            <text:p>0.146906015542342</text:p>
          </table:table-cell>
          <table:table-cell/>
          <table:table-cell office:value-type="float" office:value="-0.00926782839629725" calcext:value-type="float">
            <text:p>-0.00926782839629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10932519517198" calcext:value-type="float">
            <text:p>1.10932519517198</text:p>
          </table:table-cell>
        </table:table-row>
        <table:table-row table:style-name="ro1">
          <table:table-cell table:number-columns-repeated="2"/>
          <table:table-cell office:value-type="float" office:value="1.11129812953568" calcext:value-type="float">
            <text:p>1.11129812953568</text:p>
          </table:table-cell>
          <table:table-cell office:value-type="float" office:value="0.630796815788819" calcext:value-type="float">
            <text:p>0.630796815788819</text:p>
          </table:table-cell>
          <table:table-cell office:value-type="float" office:value="1.13756678747856" calcext:value-type="float">
            <text:p>1.13756678747856</text:p>
          </table:table-cell>
          <table:table-cell table:number-columns-repeated="2"/>
          <table:table-cell office:value-type="float" office:value="2.15662928014801" calcext:value-type="float">
            <text:p>2.15662928014801</text:p>
          </table:table-cell>
          <table:table-cell/>
          <table:table-cell office:value-type="float" office:value="0.148000457231064" calcext:value-type="float">
            <text:p>0.148000457231064</text:p>
          </table:table-cell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1.11129812953568" calcext:value-type="float">
            <text:p>1.11129812953568</text:p>
          </table:table-cell>
        </table:table-row>
        <table:table-row table:style-name="ro1">
          <table:table-cell table:number-columns-repeated="2"/>
          <table:table-cell office:value-type="float" office:value="1.11280581252669" calcext:value-type="float">
            <text:p>1.11280581252669</text:p>
          </table:table-cell>
          <table:table-cell office:value-type="float" office:value="0.648746159021726" calcext:value-type="float">
            <text:p>0.648746159021726</text:p>
          </table:table-cell>
          <table:table-cell office:value-type="float" office:value="1.14018128959281" calcext:value-type="float">
            <text:p>1.14018128959281</text:p>
          </table:table-cell>
          <table:table-cell table:number-columns-repeated="2"/>
          <table:table-cell office:value-type="float" office:value="3.89857192694779" calcext:value-type="float">
            <text:p>3.89857192694779</text:p>
          </table:table-cell>
          <table:table-cell/>
          <table:table-cell office:value-type="float" office:value="-0.195134412085955" calcext:value-type="float">
            <text:p>-0.195134412085955</text:p>
          </table:table-cell>
          <table:table-cell/>
          <table:table-cell office:value-type="float" office:value="3462" calcext:value-type="float">
            <text:p>3462</text:p>
          </table:table-cell>
          <table:table-cell/>
          <table:table-cell office:value-type="float" office:value="1.11280581252669" calcext:value-type="float">
            <text:p>1.11280581252669</text:p>
          </table:table-cell>
        </table:table-row>
        <table:table-row table:style-name="ro1">
          <table:table-cell table:number-columns-repeated="2"/>
          <table:table-cell office:value-type="float" office:value="1.11446196800284" calcext:value-type="float">
            <text:p>1.11446196800284</text:p>
          </table:table-cell>
          <table:table-cell office:value-type="float" office:value="0.665549048977161" calcext:value-type="float">
            <text:p>0.665549048977161</text:p>
          </table:table-cell>
          <table:table-cell office:value-type="float" office:value="1.14272940458881" calcext:value-type="float">
            <text:p>1.14272940458881</text:p>
          </table:table-cell>
          <table:table-cell table:number-columns-repeated="2"/>
          <table:table-cell office:value-type="float" office:value="7.28462227219717" calcext:value-type="float">
            <text:p>7.28462227219717</text:p>
          </table:table-cell>
          <table:table-cell/>
          <table:table-cell office:value-type="float" office:value="-0.245407662831852" calcext:value-type="float">
            <text:p>-0.245407662831852</text:p>
          </table:table-cell>
          <table:table-cell/>
          <table:table-cell office:value-type="float" office:value="21442" calcext:value-type="float">
            <text:p>21442</text:p>
          </table:table-cell>
          <table:table-cell/>
          <table:table-cell office:value-type="float" office:value="1.11446196800284" calcext:value-type="float">
            <text:p>1.11446196800284</text:p>
          </table:table-cell>
        </table:table-row>
        <table:table-row table:style-name="ro1">
          <table:table-cell table:number-columns-repeated="2"/>
          <table:table-cell office:value-type="float" office:value="1.12038192718211" calcext:value-type="float">
            <text:p>1.12038192718211</text:p>
          </table:table-cell>
          <table:table-cell office:value-type="float" office:value="0.6891539966923" calcext:value-type="float">
            <text:p>0.6891539966923</text:p>
          </table:table-cell>
          <table:table-cell office:value-type="float" office:value="1.17890321297657" calcext:value-type="float">
            <text:p>1.17890321297657</text:p>
          </table:table-cell>
          <table:table-cell table:number-columns-repeated="2"/>
          <table:table-cell office:value-type="float" office:value="2.52805403395379" calcext:value-type="float">
            <text:p>2.52805403395379</text:p>
          </table:table-cell>
          <table:table-cell/>
          <table:table-cell office:value-type="float" office:value="0.531318728113776" calcext:value-type="float">
            <text:p>0.531318728113776</text:p>
          </table:table-cell>
          <table:table-cell/>
          <table:table-cell office:value-type="float" office:value="11579" calcext:value-type="float">
            <text:p>11579</text:p>
          </table:table-cell>
          <table:table-cell/>
          <table:table-cell office:value-type="float" office:value="1.12038192718211" calcext:value-type="float">
            <text:p>1.12038192718211</text:p>
          </table:table-cell>
        </table:table-row>
        <table:table-row table:style-name="ro1">
          <table:table-cell table:number-columns-repeated="2"/>
          <table:table-cell office:value-type="float" office:value="1.12384236603913" calcext:value-type="float">
            <text:p>1.12384236603913</text:p>
          </table:table-cell>
          <table:table-cell office:value-type="float" office:value="0.691024954734959" calcext:value-type="float">
            <text:p>0.691024954734959</text:p>
          </table:table-cell>
          <table:table-cell office:value-type="float" office:value="1.18729368794956" calcext:value-type="float">
            <text:p>1.18729368794956</text:p>
          </table:table-cell>
          <table:table-cell table:number-columns-repeated="2"/>
          <table:table-cell office:value-type="float" office:value="3.21371860643172" calcext:value-type="float">
            <text:p>3.21371860643172</text:p>
          </table:table-cell>
          <table:table-cell/>
          <table:table-cell office:value-type="float" office:value="-0.814761245087531" calcext:value-type="float">
            <text:p>-0.814761245087531</text:p>
          </table:table-cell>
          <table:table-cell/>
          <table:table-cell office:value-type="float" office:value="4249" calcext:value-type="float">
            <text:p>4249</text:p>
          </table:table-cell>
          <table:table-cell/>
          <table:table-cell office:value-type="float" office:value="1.12384236603913" calcext:value-type="float">
            <text:p>1.12384236603913</text:p>
          </table:table-cell>
        </table:table-row>
        <table:table-row table:style-name="ro1">
          <table:table-cell table:number-columns-repeated="2"/>
          <table:table-cell office:value-type="float" office:value="1.13442187216703" calcext:value-type="float">
            <text:p>1.13442187216703</text:p>
          </table:table-cell>
          <table:table-cell office:value-type="float" office:value="0.697025297944535" calcext:value-type="float">
            <text:p>0.697025297944535</text:p>
          </table:table-cell>
          <table:table-cell office:value-type="float" office:value="1.19778449080413" calcext:value-type="float">
            <text:p>1.19778449080413</text:p>
          </table:table-cell>
          <table:table-cell table:number-columns-repeated="2"/>
          <table:table-cell office:value-type="float" office:value="2.75316390810599" calcext:value-type="float">
            <text:p>2.75316390810599</text:p>
          </table:table-cell>
          <table:table-cell/>
          <table:table-cell office:value-type="float" office:value="0.243442776302933" calcext:value-type="float">
            <text:p>0.243442776302933</text:p>
          </table:table-cell>
          <table:table-cell/>
          <table:table-cell office:value-type="float" office:value="2322" calcext:value-type="float">
            <text:p>2322</text:p>
          </table:table-cell>
          <table:table-cell/>
          <table:table-cell office:value-type="float" office:value="1.13442187216703" calcext:value-type="float">
            <text:p>1.13442187216703</text:p>
          </table:table-cell>
        </table:table-row>
        <table:table-row table:style-name="ro1">
          <table:table-cell table:number-columns-repeated="2"/>
          <table:table-cell office:value-type="float" office:value="1.13963997075556" calcext:value-type="float">
            <text:p>1.13963997075556</text:p>
          </table:table-cell>
          <table:table-cell office:value-type="float" office:value="0.713003295601866" calcext:value-type="float">
            <text:p>0.713003295601866</text:p>
          </table:table-cell>
          <table:table-cell office:value-type="float" office:value="1.19902195844718" calcext:value-type="float">
            <text:p>1.19902195844718</text:p>
          </table:table-cell>
          <table:table-cell table:number-columns-repeated="2"/>
          <table:table-cell office:value-type="float" office:value="100.105768249302" calcext:value-type="float">
            <text:p>100.105768249302</text:p>
          </table:table-cell>
          <table:table-cell/>
          <table:table-cell office:value-type="float" office:value="-3.97871235010047" calcext:value-type="float">
            <text:p>-3.97871235010047</text:p>
          </table:table-cell>
          <table:table-cell/>
          <table:table-cell office:value-type="float" office:value="48876" calcext:value-type="float">
            <text:p>48876</text:p>
          </table:table-cell>
          <table:table-cell/>
          <table:table-cell office:value-type="float" office:value="1.13963997075556" calcext:value-type="float">
            <text:p>1.13963997075556</text:p>
          </table:table-cell>
        </table:table-row>
        <table:table-row table:style-name="ro1">
          <table:table-cell table:number-columns-repeated="2"/>
          <table:table-cell office:value-type="float" office:value="1.18159416295454" calcext:value-type="float">
            <text:p>1.18159416295454</text:p>
          </table:table-cell>
          <table:table-cell office:value-type="float" office:value="0.716172513872279" calcext:value-type="float">
            <text:p>0.716172513872279</text:p>
          </table:table-cell>
          <table:table-cell office:value-type="float" office:value="1.22465550942152" calcext:value-type="float">
            <text:p>1.22465550942152</text:p>
          </table:table-cell>
          <table:table-cell table:number-columns-repeated="2"/>
          <table:table-cell office:value-type="float" office:value="5.40492569149807" calcext:value-type="float">
            <text:p>5.40492569149807</text:p>
          </table:table-cell>
          <table:table-cell/>
          <table:table-cell office:value-type="float" office:value="-0.100925866924152" calcext:value-type="float">
            <text:p>-0.100925866924152</text:p>
          </table:table-cell>
          <table:table-cell/>
          <table:table-cell office:value-type="float" office:value="4317" calcext:value-type="float">
            <text:p>4317</text:p>
          </table:table-cell>
          <table:table-cell/>
          <table:table-cell office:value-type="float" office:value="1.18159416295454" calcext:value-type="float">
            <text:p>1.18159416295454</text:p>
          </table:table-cell>
        </table:table-row>
        <table:table-row table:style-name="ro1">
          <table:table-cell table:number-columns-repeated="2"/>
          <table:table-cell office:value-type="float" office:value="1.18310083330599" calcext:value-type="float">
            <text:p>1.18310083330599</text:p>
          </table:table-cell>
          <table:table-cell office:value-type="float" office:value="0.735451450274125" calcext:value-type="float">
            <text:p>0.735451450274125</text:p>
          </table:table-cell>
          <table:table-cell office:value-type="float" office:value="1.22746436470835" calcext:value-type="float">
            <text:p>1.22746436470835</text:p>
          </table:table-cell>
          <table:table-cell table:number-columns-repeated="2"/>
          <table:table-cell office:value-type="float" office:value="2.89383223553307" calcext:value-type="float">
            <text:p>2.89383223553307</text:p>
          </table:table-cell>
          <table:table-cell/>
          <table:table-cell office:value-type="float" office:value="-0.238898311180621" calcext:value-type="float">
            <text:p>-0.238898311180621</text:p>
          </table:table-cell>
          <table:table-cell/>
          <table:table-cell office:value-type="float" office:value="2980" calcext:value-type="float">
            <text:p>2980</text:p>
          </table:table-cell>
          <table:table-cell/>
          <table:table-cell office:value-type="float" office:value="1.18310083330599" calcext:value-type="float">
            <text:p>1.18310083330599</text:p>
          </table:table-cell>
        </table:table-row>
        <table:table-row table:style-name="ro1">
          <table:table-cell table:number-columns-repeated="2"/>
          <table:table-cell office:value-type="float" office:value="1.21756146888037" calcext:value-type="float">
            <text:p>1.21756146888037</text:p>
          </table:table-cell>
          <table:table-cell office:value-type="float" office:value="0.743238732914192" calcext:value-type="float">
            <text:p>0.743238732914192</text:p>
          </table:table-cell>
          <table:table-cell office:value-type="float" office:value="1.23174791296261" calcext:value-type="float">
            <text:p>1.23174791296261</text:p>
          </table:table-cell>
          <table:table-cell table:number-columns-repeated="2"/>
          <table:table-cell office:value-type="float" office:value="100.09727540846" calcext:value-type="float">
            <text:p>100.09727540846</text:p>
          </table:table-cell>
          <table:table-cell/>
          <table:table-cell office:value-type="float" office:value="-5.12589000323637" calcext:value-type="float">
            <text:p>-5.12589000323637</text:p>
          </table:table-cell>
          <table:table-cell/>
          <table:table-cell office:value-type="float" office:value="47279" calcext:value-type="float">
            <text:p>47279</text:p>
          </table:table-cell>
          <table:table-cell/>
          <table:table-cell office:value-type="float" office:value="1.21756146888037" calcext:value-type="float">
            <text:p>1.21756146888037</text:p>
          </table:table-cell>
        </table:table-row>
        <table:table-row table:style-name="ro1">
          <table:table-cell table:number-columns-repeated="2"/>
          <table:table-cell office:value-type="float" office:value="1.23713680986394" calcext:value-type="float">
            <text:p>1.23713680986394</text:p>
          </table:table-cell>
          <table:table-cell office:value-type="float" office:value="0.750377565655159" calcext:value-type="float">
            <text:p>0.750377565655159</text:p>
          </table:table-cell>
          <table:table-cell office:value-type="float" office:value="1.231771694813" calcext:value-type="float">
            <text:p>1.231771694813</text:p>
          </table:table-cell>
          <table:table-cell table:number-columns-repeated="2"/>
          <table:table-cell office:value-type="float" office:value="100.096234391929" calcext:value-type="float">
            <text:p>100.096234391929</text:p>
          </table:table-cell>
          <table:table-cell/>
          <table:table-cell office:value-type="float" office:value="-4.93591594347993" calcext:value-type="float">
            <text:p>-4.93591594347993</text:p>
          </table:table-cell>
          <table:table-cell/>
          <table:table-cell office:value-type="float" office:value="49085" calcext:value-type="float">
            <text:p>49085</text:p>
          </table:table-cell>
          <table:table-cell/>
          <table:table-cell office:value-type="float" office:value="1.23713680986394" calcext:value-type="float">
            <text:p>1.23713680986394</text:p>
          </table:table-cell>
        </table:table-row>
        <table:table-row table:style-name="ro1">
          <table:table-cell table:number-columns-repeated="2"/>
          <table:table-cell office:value-type="float" office:value="1.24111728854081" calcext:value-type="float">
            <text:p>1.24111728854081</text:p>
          </table:table-cell>
          <table:table-cell office:value-type="float" office:value="0.750914658960083" calcext:value-type="float">
            <text:p>0.750914658960083</text:p>
          </table:table-cell>
          <table:table-cell office:value-type="float" office:value="1.23199866860762" calcext:value-type="float">
            <text:p>1.23199866860762</text:p>
          </table:table-cell>
          <table:table-cell table:number-columns-repeated="2"/>
          <table:table-cell office:value-type="float" office:value="8.84471275387697" calcext:value-type="float">
            <text:p>8.84471275387697</text:p>
          </table:table-cell>
          <table:table-cell/>
          <table:table-cell office:value-type="float" office:value="-0.479292494672838" calcext:value-type="float">
            <text:p>-0.479292494672838</text:p>
          </table:table-cell>
          <table:table-cell/>
          <table:table-cell office:value-type="float" office:value="9391" calcext:value-type="float">
            <text:p>9391</text:p>
          </table:table-cell>
          <table:table-cell/>
          <table:table-cell office:value-type="float" office:value="1.24111728854081" calcext:value-type="float">
            <text:p>1.24111728854081</text:p>
          </table:table-cell>
        </table:table-row>
        <table:table-row table:style-name="ro1">
          <table:table-cell table:number-columns-repeated="2"/>
          <table:table-cell office:value-type="float" office:value="1.24352684137032" calcext:value-type="float">
            <text:p>1.24352684137032</text:p>
          </table:table-cell>
          <table:table-cell office:value-type="float" office:value="0.753142104204825" calcext:value-type="float">
            <text:p>0.753142104204825</text:p>
          </table:table-cell>
          <table:table-cell office:value-type="float" office:value="1.23903555276239" calcext:value-type="float">
            <text:p>1.23903555276239</text:p>
          </table:table-cell>
          <table:table-cell table:number-columns-repeated="2"/>
          <table:table-cell office:value-type="float" office:value="1.06722613911391" calcext:value-type="float">
            <text:p>1.06722613911391</text:p>
          </table:table-cell>
          <table:table-cell/>
          <table:table-cell office:value-type="float" office:value="-0.120243562467998" calcext:value-type="float">
            <text:p>-0.120243562467998</text:p>
          </table:table-cell>
          <table:table-cell/>
          <table:table-cell office:value-type="float" office:value="1417" calcext:value-type="float">
            <text:p>1417</text:p>
          </table:table-cell>
          <table:table-cell/>
          <table:table-cell office:value-type="float" office:value="1.24352684137032" calcext:value-type="float">
            <text:p>1.24352684137032</text:p>
          </table:table-cell>
        </table:table-row>
        <table:table-row table:style-name="ro1">
          <table:table-cell table:number-columns-repeated="2"/>
          <table:table-cell office:value-type="float" office:value="1.24564688212014" calcext:value-type="float">
            <text:p>1.24564688212014</text:p>
          </table:table-cell>
          <table:table-cell office:value-type="float" office:value="0.783868241073039" calcext:value-type="float">
            <text:p>0.783868241073039</text:p>
          </table:table-cell>
          <table:table-cell office:value-type="float" office:value="1.24419718923614" calcext:value-type="float">
            <text:p>1.24419718923614</text:p>
          </table:table-cell>
          <table:table-cell table:number-columns-repeated="2"/>
          <table:table-cell office:value-type="float" office:value="2.53135639590489" calcext:value-type="float">
            <text:p>2.53135639590489</text:p>
          </table:table-cell>
          <table:table-cell/>
          <table:table-cell office:value-type="float" office:value="-0.322943388013322" calcext:value-type="float">
            <text:p>-0.322943388013322</text:p>
          </table:table-cell>
          <table:table-cell/>
          <table:table-cell office:value-type="float" office:value="2096" calcext:value-type="float">
            <text:p>2096</text:p>
          </table:table-cell>
          <table:table-cell/>
          <table:table-cell office:value-type="float" office:value="1.24564688212014" calcext:value-type="float">
            <text:p>1.24564688212014</text:p>
          </table:table-cell>
        </table:table-row>
        <table:table-row table:style-name="ro1">
          <table:table-cell table:number-columns-repeated="2"/>
          <table:table-cell office:value-type="float" office:value="1.24978852574926" calcext:value-type="float">
            <text:p>1.24978852574926</text:p>
          </table:table-cell>
          <table:table-cell office:value-type="float" office:value="0.788360022777011" calcext:value-type="float">
            <text:p>0.788360022777011</text:p>
          </table:table-cell>
          <table:table-cell office:value-type="float" office:value="1.24606461894139" calcext:value-type="float">
            <text:p>1.24606461894139</text:p>
          </table:table-cell>
          <table:table-cell table:number-columns-repeated="2"/>
          <table:table-cell office:value-type="float" office:value="100.123161454381" calcext:value-type="float">
            <text:p>100.123161454381</text:p>
          </table:table-cell>
          <table:table-cell/>
          <table:table-cell office:value-type="float" office:value="-3.57138916831504" calcext:value-type="float">
            <text:p>-3.57138916831504</text:p>
          </table:table-cell>
          <table:table-cell/>
          <table:table-cell office:value-type="float" office:value="48275" calcext:value-type="float">
            <text:p>48275</text:p>
          </table:table-cell>
          <table:table-cell/>
          <table:table-cell office:value-type="float" office:value="1.24978852574926" calcext:value-type="float">
            <text:p>1.24978852574926</text:p>
          </table:table-cell>
        </table:table-row>
        <table:table-row table:style-name="ro1">
          <table:table-cell table:number-columns-repeated="2"/>
          <table:table-cell office:value-type="float" office:value="1.2531251387027" calcext:value-type="float">
            <text:p>1.2531251387027</text:p>
          </table:table-cell>
          <table:table-cell office:value-type="float" office:value="0.791901299796312" calcext:value-type="float">
            <text:p>0.791901299796312</text:p>
          </table:table-cell>
          <table:table-cell office:value-type="float" office:value="1.25355133040157" calcext:value-type="float">
            <text:p>1.25355133040157</text:p>
          </table:table-cell>
          <table:table-cell table:number-columns-repeated="2"/>
          <table:table-cell office:value-type="float" office:value="0.0448003266785611" calcext:value-type="float">
            <text:p>0.044800326678561</text:p>
          </table:table-cell>
          <table:table-cell/>
          <table:table-cell office:value-type="float" office:value="0.164038298878659" calcext:value-type="float">
            <text:p>0.164038298878659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1.2531251387027" calcext:value-type="float">
            <text:p>1.2531251387027</text:p>
          </table:table-cell>
        </table:table-row>
        <table:table-row table:style-name="ro1">
          <table:table-cell table:number-columns-repeated="2"/>
          <table:table-cell office:value-type="float" office:value="1.25357483940122" calcext:value-type="float">
            <text:p>1.25357483940122</text:p>
          </table:table-cell>
          <table:table-cell office:value-type="float" office:value="0.792032855116298" calcext:value-type="float">
            <text:p>0.792032855116298</text:p>
          </table:table-cell>
          <table:table-cell office:value-type="float" office:value="1.25907478268891" calcext:value-type="float">
            <text:p>1.25907478268891</text:p>
          </table:table-cell>
          <table:table-cell table:number-columns-repeated="2"/>
          <table:table-cell office:value-type="float" office:value="4.82640279797638" calcext:value-type="float">
            <text:p>4.82640279797638</text:p>
          </table:table-cell>
          <table:table-cell/>
          <table:table-cell office:value-type="float" office:value="-0.448116481833776" calcext:value-type="float">
            <text:p>-0.448116481833776</text:p>
          </table:table-cell>
          <table:table-cell/>
          <table:table-cell office:value-type="float" office:value="6010" calcext:value-type="float">
            <text:p>6010</text:p>
          </table:table-cell>
          <table:table-cell/>
          <table:table-cell office:value-type="float" office:value="1.25357483940122" calcext:value-type="float">
            <text:p>1.25357483940122</text:p>
          </table:table-cell>
        </table:table-row>
        <table:table-row table:style-name="ro1">
          <table:table-cell table:number-columns-repeated="2"/>
          <table:table-cell office:value-type="float" office:value="1.25760268485635" calcext:value-type="float">
            <text:p>1.25760268485635</text:p>
          </table:table-cell>
          <table:table-cell office:value-type="float" office:value="0.799940105817908" calcext:value-type="float">
            <text:p>0.799940105817908</text:p>
          </table:table-cell>
          <table:table-cell office:value-type="float" office:value="1.25926877719808" calcext:value-type="float">
            <text:p>1.25926877719808</text:p>
          </table:table-cell>
          <table:table-cell table:number-columns-repeated="2"/>
          <table:table-cell office:value-type="float" office:value="100.099741373546" calcext:value-type="float">
            <text:p>100.099741373546</text:p>
          </table:table-cell>
          <table:table-cell/>
          <table:table-cell office:value-type="float" office:value="-4.02450142414013" calcext:value-type="float">
            <text:p>-4.02450142414013</text:p>
          </table:table-cell>
          <table:table-cell/>
          <table:table-cell office:value-type="float" office:value="48907" calcext:value-type="float">
            <text:p>48907</text:p>
          </table:table-cell>
          <table:table-cell/>
          <table:table-cell office:value-type="float" office:value="1.25760268485635" calcext:value-type="float">
            <text:p>1.25760268485635</text:p>
          </table:table-cell>
        </table:table-row>
        <table:table-row table:style-name="ro1">
          <table:table-cell table:number-columns-repeated="2"/>
          <table:table-cell office:value-type="float" office:value="1.26283553254147" calcext:value-type="float">
            <text:p>1.26283553254147</text:p>
          </table:table-cell>
          <table:table-cell office:value-type="float" office:value="0.804443808610644" calcext:value-type="float">
            <text:p>0.804443808610644</text:p>
          </table:table-cell>
          <table:table-cell office:value-type="float" office:value="1.27092400999879" calcext:value-type="float">
            <text:p>1.27092400999879</text:p>
          </table:table-cell>
          <table:table-cell table:number-columns-repeated="2"/>
          <table:table-cell office:value-type="float" office:value="8.97076955859103" calcext:value-type="float">
            <text:p>8.97076955859103</text:p>
          </table:table-cell>
          <table:table-cell/>
          <table:table-cell office:value-type="float" office:value="-0.450298156080043" calcext:value-type="float">
            <text:p>-0.450298156080043</text:p>
          </table:table-cell>
          <table:table-cell/>
          <table:table-cell office:value-type="float" office:value="11002" calcext:value-type="float">
            <text:p>11002</text:p>
          </table:table-cell>
          <table:table-cell/>
          <table:table-cell office:value-type="float" office:value="1.26283553254147" calcext:value-type="float">
            <text:p>1.26283553254147</text:p>
          </table:table-cell>
        </table:table-row>
        <table:table-row table:style-name="ro1">
          <table:table-cell table:number-columns-repeated="2"/>
          <table:table-cell office:value-type="float" office:value="1.26700404334111" calcext:value-type="float">
            <text:p>1.26700404334111</text:p>
          </table:table-cell>
          <table:table-cell office:value-type="float" office:value="0.809276800710841" calcext:value-type="float">
            <text:p>0.809276800710841</text:p>
          </table:table-cell>
          <table:table-cell office:value-type="float" office:value="1.2717571554227" calcext:value-type="float">
            <text:p>1.2717571554227</text:p>
          </table:table-cell>
          <table:table-cell table:number-columns-repeated="2"/>
          <table:table-cell office:value-type="float" office:value="100.102465889494" calcext:value-type="float">
            <text:p>100.102465889494</text:p>
          </table:table-cell>
          <table:table-cell/>
          <table:table-cell office:value-type="float" office:value="-7.3434237392748" calcext:value-type="float">
            <text:p>-7.3434237392748</text:p>
          </table:table-cell>
          <table:table-cell/>
          <table:table-cell office:value-type="float" office:value="47977" calcext:value-type="float">
            <text:p>47977</text:p>
          </table:table-cell>
          <table:table-cell/>
          <table:table-cell office:value-type="float" office:value="1.26700404334111" calcext:value-type="float">
            <text:p>1.26700404334111</text:p>
          </table:table-cell>
        </table:table-row>
        <table:table-row table:style-name="ro1">
          <table:table-cell table:number-columns-repeated="2"/>
          <table:table-cell office:value-type="float" office:value="1.27408380159666" calcext:value-type="float">
            <text:p>1.27408380159666</text:p>
          </table:table-cell>
          <table:table-cell office:value-type="float" office:value="0.817542585078115" calcext:value-type="float">
            <text:p>0.817542585078115</text:p>
          </table:table-cell>
          <table:table-cell office:value-type="float" office:value="1.28447285079864" calcext:value-type="float">
            <text:p>1.28447285079864</text:p>
          </table:table-cell>
          <table:table-cell table:number-columns-repeated="2"/>
          <table:table-cell office:value-type="float" office:value="100.105862635905" calcext:value-type="float">
            <text:p>100.105862635905</text:p>
          </table:table-cell>
          <table:table-cell/>
          <table:table-cell office:value-type="float" office:value="-3.62086745327662" calcext:value-type="float">
            <text:p>-3.62086745327662</text:p>
          </table:table-cell>
          <table:table-cell/>
          <table:table-cell office:value-type="float" office:value="47130" calcext:value-type="float">
            <text:p>47130</text:p>
          </table:table-cell>
          <table:table-cell/>
          <table:table-cell office:value-type="float" office:value="1.27408380159666" calcext:value-type="float">
            <text:p>1.27408380159666</text:p>
          </table:table-cell>
        </table:table-row>
        <table:table-row table:style-name="ro1">
          <table:table-cell table:number-columns-repeated="2"/>
          <table:table-cell office:value-type="float" office:value="1.29288132217349" calcext:value-type="float">
            <text:p>1.29288132217349</text:p>
          </table:table-cell>
          <table:table-cell office:value-type="float" office:value="0.818383402034671" calcext:value-type="float">
            <text:p>0.818383402034671</text:p>
          </table:table-cell>
          <table:table-cell office:value-type="float" office:value="1.2861976378084" calcext:value-type="float">
            <text:p>1.2861976378084</text:p>
          </table:table-cell>
          <table:table-cell table:number-columns-repeated="2"/>
          <table:table-cell office:value-type="float" office:value="4.69160818406848" calcext:value-type="float">
            <text:p>4.69160818406848</text:p>
          </table:table-cell>
          <table:table-cell/>
          <table:table-cell office:value-type="float" office:value="-0.561638403159443" calcext:value-type="float">
            <text:p>-0.561638403159443</text:p>
          </table:table-cell>
          <table:table-cell/>
          <table:table-cell office:value-type="float" office:value="6949" calcext:value-type="float">
            <text:p>6949</text:p>
          </table:table-cell>
          <table:table-cell/>
          <table:table-cell office:value-type="float" office:value="1.29288132217349" calcext:value-type="float">
            <text:p>1.29288132217349</text:p>
          </table:table-cell>
        </table:table-row>
        <table:table-row table:style-name="ro1">
          <table:table-cell table:number-columns-repeated="2"/>
          <table:table-cell office:value-type="float" office:value="1.30109896250528" calcext:value-type="float">
            <text:p>1.30109896250528</text:p>
          </table:table-cell>
          <table:table-cell office:value-type="float" office:value="0.822747275435953" calcext:value-type="float">
            <text:p>0.822747275435953</text:p>
          </table:table-cell>
          <table:table-cell office:value-type="float" office:value="1.29834604836224" calcext:value-type="float">
            <text:p>1.29834604836224</text:p>
          </table:table-cell>
          <table:table-cell table:number-columns-repeated="2"/>
          <table:table-cell office:value-type="float" office:value="2.11861743419997" calcext:value-type="float">
            <text:p>2.11861743419997</text:p>
          </table:table-cell>
          <table:table-cell/>
          <table:table-cell office:value-type="float" office:value="-0.233254285115047" calcext:value-type="float">
            <text:p>-0.233254285115047</text:p>
          </table:table-cell>
          <table:table-cell/>
          <table:table-cell office:value-type="float" office:value="2991" calcext:value-type="float">
            <text:p>2991</text:p>
          </table:table-cell>
          <table:table-cell/>
          <table:table-cell office:value-type="float" office:value="1.30109896250528" calcext:value-type="float">
            <text:p>1.30109896250528</text:p>
          </table:table-cell>
        </table:table-row>
        <table:table-row table:style-name="ro1">
          <table:table-cell table:number-columns-repeated="2"/>
          <table:table-cell office:value-type="float" office:value="1.30275668960404" calcext:value-type="float">
            <text:p>1.30275668960404</text:p>
          </table:table-cell>
          <table:table-cell office:value-type="float" office:value="0.831386304921952" calcext:value-type="float">
            <text:p>0.831386304921952</text:p>
          </table:table-cell>
          <table:table-cell office:value-type="float" office:value="1.3022577556078" calcext:value-type="float">
            <text:p>1.3022577556078</text:p>
          </table:table-cell>
          <table:table-cell table:number-columns-repeated="2"/>
          <table:table-cell office:value-type="float" office:value="0.983276059995353" calcext:value-type="float">
            <text:p>0.983276059995353</text:p>
          </table:table-cell>
          <table:table-cell/>
          <table:table-cell office:value-type="float" office:value="-0.0991488054346955" calcext:value-type="float">
            <text:p>-0.099148805434696</text:p>
          </table:table-cell>
          <table:table-cell/>
          <table:table-cell office:value-type="float" office:value="1051" calcext:value-type="float">
            <text:p>1051</text:p>
          </table:table-cell>
          <table:table-cell/>
          <table:table-cell office:value-type="float" office:value="1.30275668960404" calcext:value-type="float">
            <text:p>1.30275668960404</text:p>
          </table:table-cell>
        </table:table-row>
        <table:table-row table:style-name="ro1">
          <table:table-cell table:number-columns-repeated="2"/>
          <table:table-cell office:value-type="float" office:value="1.3087116732522" calcext:value-type="float">
            <text:p>1.3087116732522</text:p>
          </table:table-cell>
          <table:table-cell office:value-type="float" office:value="0.834568758530032" calcext:value-type="float">
            <text:p>0.834568758530032</text:p>
          </table:table-cell>
          <table:table-cell office:value-type="float" office:value="1.30367307413732" calcext:value-type="float">
            <text:p>1.30367307413732</text:p>
          </table:table-cell>
          <table:table-cell table:number-columns-repeated="2"/>
          <table:table-cell office:value-type="float" office:value="1.857853242447" calcext:value-type="float">
            <text:p>1.857853242447</text:p>
          </table:table-cell>
          <table:table-cell/>
          <table:table-cell office:value-type="float" office:value="-0.2332747115319" calcext:value-type="float">
            <text:p>-0.2332747115319</text:p>
          </table:table-cell>
          <table:table-cell/>
          <table:table-cell office:value-type="float" office:value="8670" calcext:value-type="float">
            <text:p>8670</text:p>
          </table:table-cell>
          <table:table-cell/>
          <table:table-cell office:value-type="float" office:value="1.3087116732522" calcext:value-type="float">
            <text:p>1.3087116732522</text:p>
          </table:table-cell>
        </table:table-row>
        <table:table-row table:style-name="ro1">
          <table:table-cell table:number-columns-repeated="2"/>
          <table:table-cell office:value-type="float" office:value="1.31348046214592" calcext:value-type="float">
            <text:p>1.31348046214592</text:p>
          </table:table-cell>
          <table:table-cell office:value-type="float" office:value="0.84775223970045" calcext:value-type="float">
            <text:p>0.84775223970045</text:p>
          </table:table-cell>
          <table:table-cell office:value-type="float" office:value="1.31084579058829" calcext:value-type="float">
            <text:p>1.31084579058829</text:p>
          </table:table-cell>
          <table:table-cell table:number-columns-repeated="2"/>
          <table:table-cell office:value-type="float" office:value="6.11751200953152" calcext:value-type="float">
            <text:p>6.11751200953152</text:p>
          </table:table-cell>
          <table:table-cell/>
          <table:table-cell office:value-type="float" office:value="-0.392955362850049" calcext:value-type="float">
            <text:p>-0.39295536285004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office:value-type="float" office:value="1.31348046214592" calcext:value-type="float">
            <text:p>1.31348046214592</text:p>
          </table:table-cell>
        </table:table-row>
        <table:table-row table:style-name="ro1">
          <table:table-cell table:number-columns-repeated="2"/>
          <table:table-cell office:value-type="float" office:value="1.31821326947231" calcext:value-type="float">
            <text:p>1.31821326947231</text:p>
          </table:table-cell>
          <table:table-cell office:value-type="float" office:value="0.84829870142793" calcext:value-type="float">
            <text:p>0.84829870142793</text:p>
          </table:table-cell>
          <table:table-cell office:value-type="float" office:value="1.31127856556339" calcext:value-type="float">
            <text:p>1.31127856556339</text:p>
          </table:table-cell>
          <table:table-cell table:number-columns-repeated="2"/>
          <table:table-cell office:value-type="float" office:value="-0.0403280745083463" calcext:value-type="float">
            <text:p>-0.040328074508346</text:p>
          </table:table-cell>
          <table:table-cell/>
          <table:table-cell office:value-type="float" office:value="-0.190781026273626" calcext:value-type="float">
            <text:p>-0.19078102627362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.31821326947231" calcext:value-type="float">
            <text:p>1.31821326947231</text:p>
          </table:table-cell>
        </table:table-row>
        <table:table-row table:style-name="ro1">
          <table:table-cell table:number-columns-repeated="2"/>
          <table:table-cell office:value-type="float" office:value="1.31893149427219" calcext:value-type="float">
            <text:p>1.31893149427219</text:p>
          </table:table-cell>
          <table:table-cell office:value-type="float" office:value="0.854842517781933" calcext:value-type="float">
            <text:p>0.854842517781933</text:p>
          </table:table-cell>
          <table:table-cell office:value-type="float" office:value="1.31360265355162" calcext:value-type="float">
            <text:p>1.31360265355162</text:p>
          </table:table-cell>
          <table:table-cell table:number-columns-repeated="2"/>
          <table:table-cell office:value-type="float" office:value="4.85045915326443" calcext:value-type="float">
            <text:p>4.85045915326443</text:p>
          </table:table-cell>
          <table:table-cell/>
          <table:table-cell office:value-type="float" office:value="-0.52489557221817" calcext:value-type="float">
            <text:p>-0.52489557221817</text:p>
          </table:table-cell>
          <table:table-cell/>
          <table:table-cell office:value-type="float" office:value="4991" calcext:value-type="float">
            <text:p>4991</text:p>
          </table:table-cell>
          <table:table-cell/>
          <table:table-cell office:value-type="float" office:value="1.31893149427219" calcext:value-type="float">
            <text:p>1.31893149427219</text:p>
          </table:table-cell>
        </table:table-row>
        <table:table-row table:style-name="ro1">
          <table:table-cell table:number-columns-repeated="2"/>
          <table:table-cell office:value-type="float" office:value="1.3201040009344" calcext:value-type="float">
            <text:p>1.3201040009344</text:p>
          </table:table-cell>
          <table:table-cell office:value-type="float" office:value="0.857855251692154" calcext:value-type="float">
            <text:p>0.857855251692154</text:p>
          </table:table-cell>
          <table:table-cell office:value-type="float" office:value="1.3212632761765" calcext:value-type="float">
            <text:p>1.3212632761765</text:p>
          </table:table-cell>
          <table:table-cell table:number-columns-repeated="2"/>
          <table:table-cell office:value-type="float" office:value="100.094788968398" calcext:value-type="float">
            <text:p>100.094788968398</text:p>
          </table:table-cell>
          <table:table-cell/>
          <table:table-cell office:value-type="float" office:value="-5.16521266825937" calcext:value-type="float">
            <text:p>-5.16521266825937</text:p>
          </table:table-cell>
          <table:table-cell/>
          <table:table-cell office:value-type="float" office:value="49109" calcext:value-type="float">
            <text:p>49109</text:p>
          </table:table-cell>
          <table:table-cell/>
          <table:table-cell office:value-type="float" office:value="1.3201040009344" calcext:value-type="float">
            <text:p>1.3201040009344</text:p>
          </table:table-cell>
        </table:table-row>
        <table:table-row table:style-name="ro1">
          <table:table-cell table:number-columns-repeated="2"/>
          <table:table-cell office:value-type="float" office:value="1.32034532805404" calcext:value-type="float">
            <text:p>1.32034532805404</text:p>
          </table:table-cell>
          <table:table-cell office:value-type="float" office:value="0.860569419967474" calcext:value-type="float">
            <text:p>0.860569419967474</text:p>
          </table:table-cell>
          <table:table-cell office:value-type="float" office:value="1.32303557502418" calcext:value-type="float">
            <text:p>1.32303557502418</text:p>
          </table:table-cell>
          <table:table-cell table:number-columns-repeated="2"/>
          <table:table-cell office:value-type="float" office:value="100.087289531332" calcext:value-type="float">
            <text:p>100.087289531332</text:p>
          </table:table-cell>
          <table:table-cell/>
          <table:table-cell office:value-type="float" office:value="-6.25114050294755" calcext:value-type="float">
            <text:p>-6.25114050294755</text:p>
          </table:table-cell>
          <table:table-cell/>
          <table:table-cell office:value-type="float" office:value="46787" calcext:value-type="float">
            <text:p>46787</text:p>
          </table:table-cell>
          <table:table-cell/>
          <table:table-cell office:value-type="float" office:value="1.32034532805404" calcext:value-type="float">
            <text:p>1.32034532805404</text:p>
          </table:table-cell>
        </table:table-row>
        <table:table-row table:style-name="ro1">
          <table:table-cell table:number-columns-repeated="2"/>
          <table:table-cell office:value-type="float" office:value="1.32149183460863" calcext:value-type="float">
            <text:p>1.32149183460863</text:p>
          </table:table-cell>
          <table:table-cell office:value-type="float" office:value="0.863423440153245" calcext:value-type="float">
            <text:p>0.863423440153245</text:p>
          </table:table-cell>
          <table:table-cell office:value-type="float" office:value="1.32505510518088" calcext:value-type="float">
            <text:p>1.32505510518088</text:p>
          </table:table-cell>
          <table:table-cell table:number-columns-repeated="2"/>
          <table:table-cell office:value-type="float" office:value="3.48261567891248" calcext:value-type="float">
            <text:p>3.48261567891248</text:p>
          </table:table-cell>
          <table:table-cell/>
          <table:table-cell office:value-type="float" office:value="0.0357581442996548" calcext:value-type="float">
            <text:p>0.035758144299655</text:p>
          </table:table-cell>
          <table:table-cell/>
          <table:table-cell office:value-type="float" office:value="3002" calcext:value-type="float">
            <text:p>3002</text:p>
          </table:table-cell>
          <table:table-cell/>
          <table:table-cell office:value-type="float" office:value="1.32149183460863" calcext:value-type="float">
            <text:p>1.32149183460863</text:p>
          </table:table-cell>
        </table:table-row>
        <table:table-row table:style-name="ro1">
          <table:table-cell table:number-columns-repeated="2"/>
          <table:table-cell office:value-type="float" office:value="1.32440025761437" calcext:value-type="float">
            <text:p>1.32440025761437</text:p>
          </table:table-cell>
          <table:table-cell office:value-type="float" office:value="0.86774616139036" calcext:value-type="float">
            <text:p>0.86774616139036</text:p>
          </table:table-cell>
          <table:table-cell office:value-type="float" office:value="1.3262819820394" calcext:value-type="float">
            <text:p>1.3262819820394</text:p>
          </table:table-cell>
          <table:table-cell table:number-columns-repeated="2"/>
          <table:table-cell office:value-type="float" office:value="6.17443004442856" calcext:value-type="float">
            <text:p>6.17443004442856</text:p>
          </table:table-cell>
          <table:table-cell/>
          <table:table-cell office:value-type="float" office:value="-0.138006437201609" calcext:value-type="float">
            <text:p>-0.138006437201609</text:p>
          </table:table-cell>
          <table:table-cell/>
          <table:table-cell office:value-type="float" office:value="7422" calcext:value-type="float">
            <text:p>7422</text:p>
          </table:table-cell>
          <table:table-cell/>
          <table:table-cell office:value-type="float" office:value="1.32440025761437" calcext:value-type="float">
            <text:p>1.32440025761437</text:p>
          </table:table-cell>
        </table:table-row>
        <table:table-row table:style-name="ro1">
          <table:table-cell table:number-columns-repeated="2"/>
          <table:table-cell office:value-type="float" office:value="1.32713346901357" calcext:value-type="float">
            <text:p>1.32713346901357</text:p>
          </table:table-cell>
          <table:table-cell office:value-type="float" office:value="0.871932499077545" calcext:value-type="float">
            <text:p>0.871932499077545</text:p>
          </table:table-cell>
          <table:table-cell office:value-type="float" office:value="1.33462478981775" calcext:value-type="float">
            <text:p>1.33462478981775</text:p>
          </table:table-cell>
          <table:table-cell table:number-columns-repeated="2"/>
          <table:table-cell office:value-type="float" office:value="2.84536720401211" calcext:value-type="float">
            <text:p>2.84536720401211</text:p>
          </table:table-cell>
          <table:table-cell/>
          <table:table-cell office:value-type="float" office:value="0.386626168636435" calcext:value-type="float">
            <text:p>0.386626168636435</text:p>
          </table:table-cell>
          <table:table-cell/>
          <table:table-cell office:value-type="float" office:value="4026" calcext:value-type="float">
            <text:p>4026</text:p>
          </table:table-cell>
          <table:table-cell/>
          <table:table-cell office:value-type="float" office:value="1.32713346901357" calcext:value-type="float">
            <text:p>1.32713346901357</text:p>
          </table:table-cell>
        </table:table-row>
        <table:table-row table:style-name="ro1">
          <table:table-cell table:number-columns-repeated="2"/>
          <table:table-cell office:value-type="float" office:value="1.32843382899094" calcext:value-type="float">
            <text:p>1.32843382899094</text:p>
          </table:table-cell>
          <table:table-cell office:value-type="float" office:value="0.87749874723734" calcext:value-type="float">
            <text:p>0.87749874723734</text:p>
          </table:table-cell>
          <table:table-cell office:value-type="float" office:value="1.33550688045907" calcext:value-type="float">
            <text:p>1.33550688045907</text:p>
          </table:table-cell>
          <table:table-cell table:number-columns-repeated="2"/>
          <table:table-cell office:value-type="float" office:value="100.098233479083" calcext:value-type="float">
            <text:p>100.098233479083</text:p>
          </table:table-cell>
          <table:table-cell/>
          <table:table-cell office:value-type="float" office:value="-4.61074987692681" calcext:value-type="float">
            <text:p>-4.61074987692681</text:p>
          </table:table-cell>
          <table:table-cell/>
          <table:table-cell office:value-type="float" office:value="47629" calcext:value-type="float">
            <text:p>47629</text:p>
          </table:table-cell>
          <table:table-cell/>
          <table:table-cell office:value-type="float" office:value="1.32843382899094" calcext:value-type="float">
            <text:p>1.32843382899094</text:p>
          </table:table-cell>
        </table:table-row>
        <table:table-row table:style-name="ro1">
          <table:table-cell table:number-columns-repeated="2"/>
          <table:table-cell office:value-type="float" office:value="1.33334006188247" calcext:value-type="float">
            <text:p>1.33334006188247</text:p>
          </table:table-cell>
          <table:table-cell office:value-type="float" office:value="0.879635475598447" calcext:value-type="float">
            <text:p>0.879635475598447</text:p>
          </table:table-cell>
          <table:table-cell office:value-type="float" office:value="1.33727605147207" calcext:value-type="float">
            <text:p>1.33727605147207</text:p>
          </table:table-cell>
          <table:table-cell table:number-columns-repeated="2"/>
          <table:table-cell office:value-type="float" office:value="100.101446763876" calcext:value-type="float">
            <text:p>100.101446763876</text:p>
          </table:table-cell>
          <table:table-cell/>
          <table:table-cell office:value-type="float" office:value="-1.0668012214082" calcext:value-type="float">
            <text:p>-1.0668012214082</text:p>
          </table:table-cell>
          <table:table-cell/>
          <table:table-cell office:value-type="float" office:value="47442" calcext:value-type="float">
            <text:p>47442</text:p>
          </table:table-cell>
          <table:table-cell/>
          <table:table-cell office:value-type="float" office:value="1.33334006188247" calcext:value-type="float">
            <text:p>1.33334006188247</text:p>
          </table:table-cell>
        </table:table-row>
        <table:table-row table:style-name="ro1">
          <table:table-cell table:number-columns-repeated="2"/>
          <table:table-cell office:value-type="float" office:value="1.33820019801575" calcext:value-type="float">
            <text:p>1.33820019801575</text:p>
          </table:table-cell>
          <table:table-cell office:value-type="float" office:value="0.882226620292834" calcext:value-type="float">
            <text:p>0.882226620292834</text:p>
          </table:table-cell>
          <table:table-cell office:value-type="float" office:value="1.33763190602671" calcext:value-type="float">
            <text:p>1.33763190602671</text:p>
          </table:table-cell>
          <table:table-cell table:number-columns-repeated="2"/>
          <table:table-cell office:value-type="float" office:value="-0.12736703560867" calcext:value-type="float">
            <text:p>-0.12736703560867</text:p>
          </table:table-cell>
          <table:table-cell/>
          <table:table-cell office:value-type="float" office:value="0.181701347927595" calcext:value-type="float">
            <text:p>0.181701347927595</text:p>
          </table:table-cell>
          <table:table-cell/>
          <table:table-cell office:value-type="float" office:value="1049" calcext:value-type="float">
            <text:p>1049</text:p>
          </table:table-cell>
          <table:table-cell/>
          <table:table-cell office:value-type="float" office:value="1.33820019801575" calcext:value-type="float">
            <text:p>1.33820019801575</text:p>
          </table:table-cell>
        </table:table-row>
        <table:table-row table:style-name="ro1">
          <table:table-cell table:number-columns-repeated="2"/>
          <table:table-cell office:value-type="float" office:value="1.34184138466239" calcext:value-type="float">
            <text:p>1.34184138466239</text:p>
          </table:table-cell>
          <table:table-cell office:value-type="float" office:value="0.886542984622571" calcext:value-type="float">
            <text:p>0.886542984622571</text:p>
          </table:table-cell>
          <table:table-cell office:value-type="float" office:value="1.34009655727451" calcext:value-type="float">
            <text:p>1.34009655727451</text:p>
          </table:table-cell>
          <table:table-cell table:number-columns-repeated="2"/>
          <table:table-cell office:value-type="float" office:value="0.837284143278482" calcext:value-type="float">
            <text:p>0.837284143278482</text:p>
          </table:table-cell>
          <table:table-cell/>
          <table:table-cell office:value-type="float" office:value="0.0279102598912434" calcext:value-type="float">
            <text:p>0.027910259891243</text:p>
          </table:table-cell>
          <table:table-cell/>
          <table:table-cell office:value-type="float" office:value="707" calcext:value-type="float">
            <text:p>707</text:p>
          </table:table-cell>
          <table:table-cell/>
          <table:table-cell office:value-type="float" office:value="1.34184138466239" calcext:value-type="float">
            <text:p>1.34184138466239</text:p>
          </table:table-cell>
        </table:table-row>
        <table:table-row table:style-name="ro1">
          <table:table-cell table:number-columns-repeated="2"/>
          <table:table-cell office:value-type="float" office:value="1.34320967288792" calcext:value-type="float">
            <text:p>1.34320967288792</text:p>
          </table:table-cell>
          <table:table-cell office:value-type="float" office:value="0.89368675502628" calcext:value-type="float">
            <text:p>0.89368675502628</text:p>
          </table:table-cell>
          <table:table-cell office:value-type="float" office:value="1.34030972911414" calcext:value-type="float">
            <text:p>1.34030972911414</text:p>
          </table:table-cell>
          <table:table-cell table:number-columns-repeated="2"/>
          <table:table-cell office:value-type="float" office:value="2.62782961655897" calcext:value-type="float">
            <text:p>2.62782961655897</text:p>
          </table:table-cell>
          <table:table-cell/>
          <table:table-cell office:value-type="float" office:value="-0.430345425647431" calcext:value-type="float">
            <text:p>-0.430345425647431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office:value-type="float" office:value="1.34320967288792" calcext:value-type="float">
            <text:p>1.34320967288792</text:p>
          </table:table-cell>
        </table:table-row>
        <table:table-row table:style-name="ro1">
          <table:table-cell table:number-columns-repeated="2"/>
          <table:table-cell office:value-type="float" office:value="1.3442435848508" calcext:value-type="float">
            <text:p>1.3442435848508</text:p>
          </table:table-cell>
          <table:table-cell office:value-type="float" office:value="0.895851050836961" calcext:value-type="float">
            <text:p>0.895851050836961</text:p>
          </table:table-cell>
          <table:table-cell office:value-type="float" office:value="1.34048813815783" calcext:value-type="float">
            <text:p>1.34048813815783</text:p>
          </table:table-cell>
          <table:table-cell table:number-columns-repeated="2"/>
          <table:table-cell office:value-type="float" office:value="1.13442187216703" calcext:value-type="float">
            <text:p>1.13442187216703</text:p>
          </table:table-cell>
          <table:table-cell/>
          <table:table-cell office:value-type="float" office:value="0.197369492927419" calcext:value-type="float">
            <text:p>0.197369492927419</text:p>
          </table:table-cell>
          <table:table-cell/>
          <table:table-cell office:value-type="float" office:value="1449" calcext:value-type="float">
            <text:p>1449</text:p>
          </table:table-cell>
          <table:table-cell/>
          <table:table-cell office:value-type="float" office:value="1.3442435848508" calcext:value-type="float">
            <text:p>1.3442435848508</text:p>
          </table:table-cell>
        </table:table-row>
        <table:table-row table:style-name="ro1">
          <table:table-cell table:number-columns-repeated="2"/>
          <table:table-cell office:value-type="float" office:value="1.34547357839876" calcext:value-type="float">
            <text:p>1.34547357839876</text:p>
          </table:table-cell>
          <table:table-cell office:value-type="float" office:value="0.921280221316148" calcext:value-type="float">
            <text:p>0.921280221316148</text:p>
          </table:table-cell>
          <table:table-cell office:value-type="float" office:value="1.34069416966298" calcext:value-type="float">
            <text:p>1.34069416966298</text:p>
          </table:table-cell>
          <table:table-cell table:number-columns-repeated="2"/>
          <table:table-cell office:value-type="float" office:value="0.0706145243607565" calcext:value-type="float">
            <text:p>0.070614524360757</text:p>
          </table:table-cell>
          <table:table-cell/>
          <table:table-cell office:value-type="float" office:value="0.260880144814672" calcext:value-type="float">
            <text:p>0.260880144814672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.34547357839876" calcext:value-type="float">
            <text:p>1.34547357839876</text:p>
          </table:table-cell>
        </table:table-row>
        <table:table-row table:style-name="ro1">
          <table:table-cell table:number-columns-repeated="2"/>
          <table:table-cell office:value-type="float" office:value="1.34795225661787" calcext:value-type="float">
            <text:p>1.34795225661787</text:p>
          </table:table-cell>
          <table:table-cell office:value-type="float" office:value="0.940453435913429" calcext:value-type="float">
            <text:p>0.940453435913429</text:p>
          </table:table-cell>
          <table:table-cell office:value-type="float" office:value="1.34403384518027" calcext:value-type="float">
            <text:p>1.34403384518027</text:p>
          </table:table-cell>
          <table:table-cell table:number-columns-repeated="2"/>
          <table:table-cell office:value-type="float" office:value="1.09893355041116" calcext:value-type="float">
            <text:p>1.09893355041116</text:p>
          </table:table-cell>
          <table:table-cell/>
          <table:table-cell office:value-type="float" office:value="-0.160709431736212" calcext:value-type="float">
            <text:p>-0.160709431736212</text:p>
          </table:table-cell>
          <table:table-cell/>
          <table:table-cell office:value-type="float" office:value="1063" calcext:value-type="float">
            <text:p>1063</text:p>
          </table:table-cell>
          <table:table-cell/>
          <table:table-cell office:value-type="float" office:value="1.34795225661787" calcext:value-type="float">
            <text:p>1.34795225661787</text:p>
          </table:table-cell>
        </table:table-row>
        <table:table-row table:style-name="ro1">
          <table:table-cell table:number-columns-repeated="2"/>
          <table:table-cell office:value-type="float" office:value="1.35575179410347" calcext:value-type="float">
            <text:p>1.35575179410347</text:p>
          </table:table-cell>
          <table:table-cell office:value-type="float" office:value="0.950993793996342" calcext:value-type="float">
            <text:p>0.950993793996342</text:p>
          </table:table-cell>
          <table:table-cell office:value-type="float" office:value="1.35057746264754" calcext:value-type="float">
            <text:p>1.35057746264754</text:p>
          </table:table-cell>
          <table:table-cell table:number-columns-repeated="2"/>
          <table:table-cell office:value-type="float" office:value="1.12384236603913" calcext:value-type="float">
            <text:p>1.12384236603913</text:p>
          </table:table-cell>
          <table:table-cell/>
          <table:table-cell office:value-type="float" office:value="0.18993092729321" calcext:value-type="float">
            <text:p>0.18993092729321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1.35575179410347" calcext:value-type="float">
            <text:p>1.35575179410347</text:p>
          </table:table-cell>
        </table:table-row>
        <table:table-row table:style-name="ro1">
          <table:table-cell table:number-columns-repeated="2"/>
          <table:table-cell office:value-type="float" office:value="1.36681614727165" calcext:value-type="float">
            <text:p>1.36681614727165</text:p>
          </table:table-cell>
          <table:table-cell office:value-type="float" office:value="0.962813597423747" calcext:value-type="float">
            <text:p>0.962813597423747</text:p>
          </table:table-cell>
          <table:table-cell office:value-type="float" office:value="1.3510474667689" calcext:value-type="float">
            <text:p>1.3510474667689</text:p>
          </table:table-cell>
          <table:table-cell table:number-columns-repeated="2"/>
          <table:table-cell office:value-type="float" office:value="0.132483681600956" calcext:value-type="float">
            <text:p>0.132483681600956</text:p>
          </table:table-cell>
          <table:table-cell/>
          <table:table-cell office:value-type="float" office:value="-0.0639665369738159" calcext:value-type="float">
            <text:p>-0.063966536973816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.36681614727165" calcext:value-type="float">
            <text:p>1.36681614727165</text:p>
          </table:table-cell>
        </table:table-row>
        <table:table-row table:style-name="ro1">
          <table:table-cell table:number-columns-repeated="2"/>
          <table:table-cell office:value-type="float" office:value="1.36882246176002" calcext:value-type="float">
            <text:p>1.36882246176002</text:p>
          </table:table-cell>
          <table:table-cell office:value-type="float" office:value="0.963400861457486" calcext:value-type="float">
            <text:p>0.963400861457486</text:p>
          </table:table-cell>
          <table:table-cell office:value-type="float" office:value="1.35463915050622" calcext:value-type="float">
            <text:p>1.35463915050622</text:p>
          </table:table-cell>
          <table:table-cell table:number-columns-repeated="2"/>
          <table:table-cell office:value-type="float" office:value="1.05448331043495" calcext:value-type="float">
            <text:p>1.05448331043495</text:p>
          </table:table-cell>
          <table:table-cell/>
          <table:table-cell office:value-type="float" office:value="-0.212040750572302" calcext:value-type="float">
            <text:p>-0.212040750572302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1.36882246176002" calcext:value-type="float">
            <text:p>1.36882246176002</text:p>
          </table:table-cell>
        </table:table-row>
        <table:table-row table:style-name="ro1">
          <table:table-cell table:number-columns-repeated="2"/>
          <table:table-cell office:value-type="float" office:value="1.37159860072197" calcext:value-type="float">
            <text:p>1.37159860072197</text:p>
          </table:table-cell>
          <table:table-cell office:value-type="float" office:value="0.964756512182234" calcext:value-type="float">
            <text:p>0.964756512182234</text:p>
          </table:table-cell>
          <table:table-cell office:value-type="float" office:value="1.35504068741086" calcext:value-type="float">
            <text:p>1.35504068741086</text:p>
          </table:table-cell>
          <table:table-cell table:number-columns-repeated="2"/>
          <table:table-cell office:value-type="float" office:value="100.094184165459" calcext:value-type="float">
            <text:p>100.094184165459</text:p>
          </table:table-cell>
          <table:table-cell/>
          <table:table-cell office:value-type="float" office:value="-4.88597193846822" calcext:value-type="float">
            <text:p>-4.88597193846822</text:p>
          </table:table-cell>
          <table:table-cell/>
          <table:table-cell office:value-type="float" office:value="47109" calcext:value-type="float">
            <text:p>47109</text:p>
          </table:table-cell>
          <table:table-cell/>
          <table:table-cell office:value-type="float" office:value="1.37159860072197" calcext:value-type="float">
            <text:p>1.37159860072197</text:p>
          </table:table-cell>
        </table:table-row>
        <table:table-row table:style-name="ro1">
          <table:table-cell table:number-columns-repeated="2"/>
          <table:table-cell office:value-type="float" office:value="1.37159961697836" calcext:value-type="float">
            <text:p>1.37159961697836</text:p>
          </table:table-cell>
          <table:table-cell office:value-type="float" office:value="0.966668088098456" calcext:value-type="float">
            <text:p>0.966668088098456</text:p>
          </table:table-cell>
          <table:table-cell office:value-type="float" office:value="1.36007082263729" calcext:value-type="float">
            <text:p>1.36007082263729</text:p>
          </table:table-cell>
          <table:table-cell table:number-columns-repeated="2"/>
          <table:table-cell office:value-type="float" office:value="6.54434502297719" calcext:value-type="float">
            <text:p>6.54434502297719</text:p>
          </table:table-cell>
          <table:table-cell/>
          <table:table-cell office:value-type="float" office:value="0.043349616618579" calcext:value-type="float">
            <text:p>0.043349616618579</text:p>
          </table:table-cell>
          <table:table-cell/>
          <table:table-cell office:value-type="float" office:value="7289" calcext:value-type="float">
            <text:p>7289</text:p>
          </table:table-cell>
          <table:table-cell/>
          <table:table-cell office:value-type="float" office:value="1.37159961697836" calcext:value-type="float">
            <text:p>1.37159961697836</text:p>
          </table:table-cell>
        </table:table-row>
        <table:table-row table:style-name="ro1">
          <table:table-cell table:number-columns-repeated="2"/>
          <table:table-cell office:value-type="float" office:value="1.37345453435774" calcext:value-type="float">
            <text:p>1.37345453435774</text:p>
          </table:table-cell>
          <table:table-cell office:value-type="float" office:value="0.970096979700149" calcext:value-type="float">
            <text:p>0.970096979700149</text:p>
          </table:table-cell>
          <table:table-cell office:value-type="float" office:value="1.36634388486823" calcext:value-type="float">
            <text:p>1.36634388486823</text:p>
          </table:table-cell>
          <table:table-cell table:number-columns-repeated="2"/>
          <table:table-cell office:value-type="float" office:value="0.150633257476207" calcext:value-type="float">
            <text:p>0.150633257476207</text:p>
          </table:table-cell>
          <table:table-cell/>
          <table:table-cell office:value-type="float" office:value="0.129013448750028" calcext:value-type="float">
            <text:p>0.129013448750028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1.37345453435774" calcext:value-type="float">
            <text:p>1.37345453435774</text:p>
          </table:table-cell>
        </table:table-row>
        <table:table-row table:style-name="ro1">
          <table:table-cell table:number-columns-repeated="2"/>
          <table:table-cell office:value-type="float" office:value="1.37790779610956" calcext:value-type="float">
            <text:p>1.37790779610956</text:p>
          </table:table-cell>
          <table:table-cell office:value-type="float" office:value="0.982079535617296" calcext:value-type="float">
            <text:p>0.982079535617296</text:p>
          </table:table-cell>
          <table:table-cell office:value-type="float" office:value="1.36766404321708" calcext:value-type="float">
            <text:p>1.36766404321708</text:p>
          </table:table-cell>
          <table:table-cell table:number-columns-repeated="2"/>
          <table:table-cell office:value-type="float" office:value="3.62720530334753" calcext:value-type="float">
            <text:p>3.62720530334753</text:p>
          </table:table-cell>
          <table:table-cell/>
          <table:table-cell office:value-type="float" office:value="-0.430137777130305" calcext:value-type="float">
            <text:p>-0.430137777130305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float" office:value="1.37790779610956" calcext:value-type="float">
            <text:p>1.37790779610956</text:p>
          </table:table-cell>
        </table:table-row>
        <table:table-row table:style-name="ro1">
          <table:table-cell table:number-columns-repeated="2"/>
          <table:table-cell office:value-type="float" office:value="1.38086149242316" calcext:value-type="float">
            <text:p>1.38086149242316</text:p>
          </table:table-cell>
          <table:table-cell office:value-type="float" office:value="0.983290822873564" calcext:value-type="float">
            <text:p>0.983290822873564</text:p>
          </table:table-cell>
          <table:table-cell office:value-type="float" office:value="1.36962757729071" calcext:value-type="float">
            <text:p>1.36962757729071</text:p>
          </table:table-cell>
          <table:table-cell table:number-columns-repeated="2"/>
          <table:table-cell office:value-type="float" office:value="1.01209941381484" calcext:value-type="float">
            <text:p>1.01209941381484</text:p>
          </table:table-cell>
          <table:table-cell/>
          <table:table-cell office:value-type="float" office:value="-0.129625058477884" calcext:value-type="float">
            <text:p>-0.12962505847788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38086149242316" calcext:value-type="float">
            <text:p>1.38086149242316</text:p>
          </table:table-cell>
        </table:table-row>
        <table:table-row table:style-name="ro1">
          <table:table-cell table:number-columns-repeated="2"/>
          <table:table-cell office:value-type="float" office:value="1.38087307101184" calcext:value-type="float">
            <text:p>1.38087307101184</text:p>
          </table:table-cell>
          <table:table-cell office:value-type="float" office:value="0.984117082909062" calcext:value-type="float">
            <text:p>0.984117082909062</text:p>
          </table:table-cell>
          <table:table-cell office:value-type="float" office:value="1.37011258779488" calcext:value-type="float">
            <text:p>1.37011258779488</text:p>
          </table:table-cell>
          <table:table-cell table:number-columns-repeated="2"/>
          <table:table-cell office:value-type="float" office:value="1.49962607689801" calcext:value-type="float">
            <text:p>1.49962607689801</text:p>
          </table:table-cell>
          <table:table-cell/>
          <table:table-cell office:value-type="float" office:value="0.0630689745378772" calcext:value-type="float">
            <text:p>0.063068974537877</text:p>
          </table:table-cell>
          <table:table-cell/>
          <table:table-cell office:value-type="float" office:value="1189" calcext:value-type="float">
            <text:p>1189</text:p>
          </table:table-cell>
          <table:table-cell/>
          <table:table-cell office:value-type="float" office:value="1.38087307101184" calcext:value-type="float">
            <text:p>1.38087307101184</text:p>
          </table:table-cell>
        </table:table-row>
        <table:table-row table:style-name="ro1">
          <table:table-cell table:number-columns-repeated="2"/>
          <table:table-cell office:value-type="float" office:value="1.38288747707339" calcext:value-type="float">
            <text:p>1.38288747707339</text:p>
          </table:table-cell>
          <table:table-cell office:value-type="float" office:value="0.985329210177648" calcext:value-type="float">
            <text:p>0.985329210177648</text:p>
          </table:table-cell>
          <table:table-cell office:value-type="float" office:value="1.3719427660934" calcext:value-type="float">
            <text:p>1.3719427660934</text:p>
          </table:table-cell>
          <table:table-cell table:number-columns-repeated="2"/>
          <table:table-cell office:value-type="float" office:value="100.090262137259" calcext:value-type="float">
            <text:p>100.090262137259</text:p>
          </table:table-cell>
          <table:table-cell/>
          <table:table-cell office:value-type="float" office:value="-7.76921138457619" calcext:value-type="float">
            <text:p>-7.76921138457619</text:p>
          </table:table-cell>
          <table:table-cell/>
          <table:table-cell office:value-type="float" office:value="46692" calcext:value-type="float">
            <text:p>46692</text:p>
          </table:table-cell>
          <table:table-cell/>
          <table:table-cell office:value-type="float" office:value="1.38288747707339" calcext:value-type="float">
            <text:p>1.38288747707339</text:p>
          </table:table-cell>
        </table:table-row>
        <table:table-row table:style-name="ro1">
          <table:table-cell table:number-columns-repeated="2"/>
          <table:table-cell office:value-type="float" office:value="1.38810141276527" calcext:value-type="float">
            <text:p>1.38810141276527</text:p>
          </table:table-cell>
          <table:table-cell office:value-type="float" office:value="0.987524447897426" calcext:value-type="float">
            <text:p>0.987524447897426</text:p>
          </table:table-cell>
          <table:table-cell office:value-type="float" office:value="1.37347136110013" calcext:value-type="float">
            <text:p>1.37347136110013</text:p>
          </table:table-cell>
          <table:table-cell table:number-columns-repeated="2"/>
          <table:table-cell office:value-type="float" office:value="1.76486223413833" calcext:value-type="float">
            <text:p>1.76486223413833</text:p>
          </table:table-cell>
          <table:table-cell/>
          <table:table-cell office:value-type="float" office:value="-0.234769240158516" calcext:value-type="float">
            <text:p>-0.234769240158516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float" office:value="1.38810141276527" calcext:value-type="float">
            <text:p>1.38810141276527</text:p>
          </table:table-cell>
        </table:table-row>
        <table:table-row table:style-name="ro1">
          <table:table-cell table:number-columns-repeated="2"/>
          <table:table-cell office:value-type="float" office:value="1.39534449157939" calcext:value-type="float">
            <text:p>1.39534449157939</text:p>
          </table:table-cell>
          <table:table-cell office:value-type="float" office:value="0.987562445443498" calcext:value-type="float">
            <text:p>0.987562445443498</text:p>
          </table:table-cell>
          <table:table-cell office:value-type="float" office:value="1.38269029764814" calcext:value-type="float">
            <text:p>1.38269029764814</text:p>
          </table:table-cell>
          <table:table-cell table:number-columns-repeated="2"/>
          <table:table-cell office:value-type="float" office:value="2.97340667698279" calcext:value-type="float">
            <text:p>2.97340667698279</text:p>
          </table:table-cell>
          <table:table-cell/>
          <table:table-cell office:value-type="float" office:value="-0.329817085451443" calcext:value-type="float">
            <text:p>-0.329817085451443</text:p>
          </table:table-cell>
          <table:table-cell/>
          <table:table-cell office:value-type="float" office:value="3308" calcext:value-type="float">
            <text:p>3308</text:p>
          </table:table-cell>
          <table:table-cell/>
          <table:table-cell office:value-type="float" office:value="1.39534449157939" calcext:value-type="float">
            <text:p>1.39534449157939</text:p>
          </table:table-cell>
        </table:table-row>
        <table:table-row table:style-name="ro1">
          <table:table-cell table:number-columns-repeated="2"/>
          <table:table-cell office:value-type="float" office:value="1.40526562641688" calcext:value-type="float">
            <text:p>1.40526562641688</text:p>
          </table:table-cell>
          <table:table-cell office:value-type="float" office:value="0.990696467988252" calcext:value-type="float">
            <text:p>0.990696467988252</text:p>
          </table:table-cell>
          <table:table-cell office:value-type="float" office:value="1.38649184603606" calcext:value-type="float">
            <text:p>1.38649184603606</text:p>
          </table:table-cell>
          <table:table-cell table:number-columns-repeated="2"/>
          <table:table-cell office:value-type="float" office:value="1.62623013792215" calcext:value-type="float">
            <text:p>1.62623013792215</text:p>
          </table:table-cell>
          <table:table-cell/>
          <table:table-cell office:value-type="float" office:value="-0.321586162571041" calcext:value-type="float">
            <text:p>-0.321586162571041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1.40526562641688" calcext:value-type="float">
            <text:p>1.40526562641688</text:p>
          </table:table-cell>
        </table:table-row>
        <table:table-row table:style-name="ro1">
          <table:table-cell table:number-columns-repeated="2"/>
          <table:table-cell office:value-type="float" office:value="1.40862917468922" calcext:value-type="float">
            <text:p>1.40862917468922</text:p>
          </table:table-cell>
          <table:table-cell office:value-type="float" office:value="0.996880595082148" calcext:value-type="float">
            <text:p>0.996880595082148</text:p>
          </table:table-cell>
          <table:table-cell office:value-type="float" office:value="1.40401674558316" calcext:value-type="float">
            <text:p>1.40401674558316</text:p>
          </table:table-cell>
          <table:table-cell table:number-columns-repeated="2"/>
          <table:table-cell office:value-type="float" office:value="0.876770840996834" calcext:value-type="float">
            <text:p>0.876770840996834</text:p>
          </table:table-cell>
          <table:table-cell/>
          <table:table-cell office:value-type="float" office:value="-0.132821813110163" calcext:value-type="float">
            <text:p>-0.132821813110163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1.40862917468922" calcext:value-type="float">
            <text:p>1.40862917468922</text:p>
          </table:table-cell>
        </table:table-row>
        <table:table-row table:style-name="ro1">
          <table:table-cell table:number-columns-repeated="2"/>
          <table:table-cell office:value-type="float" office:value="1.41361214441895" calcext:value-type="float">
            <text:p>1.41361214441895</text:p>
          </table:table-cell>
          <table:table-cell office:value-type="float" office:value="0.997598208949432" calcext:value-type="float">
            <text:p>0.997598208949432</text:p>
          </table:table-cell>
          <table:table-cell office:value-type="float" office:value="1.416880670161" calcext:value-type="float">
            <text:p>1.416880670161</text:p>
          </table:table-cell>
          <table:table-cell table:number-columns-repeated="2"/>
          <table:table-cell office:value-type="float" office:value="4.60476806925374" calcext:value-type="float">
            <text:p>4.60476806925374</text:p>
          </table:table-cell>
          <table:table-cell/>
          <table:table-cell office:value-type="float" office:value="-0.759464255581122" calcext:value-type="float">
            <text:p>-0.759464255581122</text:p>
          </table:table-cell>
          <table:table-cell/>
          <table:table-cell office:value-type="float" office:value="4827" calcext:value-type="float">
            <text:p>4827</text:p>
          </table:table-cell>
          <table:table-cell/>
          <table:table-cell office:value-type="float" office:value="1.41361214441895" calcext:value-type="float">
            <text:p>1.41361214441895</text:p>
          </table:table-cell>
        </table:table-row>
        <table:table-row table:style-name="ro1">
          <table:table-cell table:number-columns-repeated="2"/>
          <table:table-cell office:value-type="float" office:value="1.4219717078269" calcext:value-type="float">
            <text:p>1.4219717078269</text:p>
          </table:table-cell>
          <table:table-cell office:value-type="float" office:value="1.00480085531323" calcext:value-type="float">
            <text:p>1.00480085531323</text:p>
          </table:table-cell>
          <table:table-cell office:value-type="float" office:value="1.41951253553842" calcext:value-type="float">
            <text:p>1.41951253553842</text:p>
          </table:table-cell>
          <table:table-cell table:number-columns-repeated="2"/>
          <table:table-cell office:value-type="float" office:value="0.558433696534155" calcext:value-type="float">
            <text:p>0.558433696534155</text:p>
          </table:table-cell>
          <table:table-cell/>
          <table:table-cell office:value-type="float" office:value="0.277139105213887" calcext:value-type="float">
            <text:p>0.277139105213887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1.4219717078269" calcext:value-type="float">
            <text:p>1.4219717078269</text:p>
          </table:table-cell>
        </table:table-row>
        <table:table-row table:style-name="ro1">
          <table:table-cell table:number-columns-repeated="2"/>
          <table:table-cell office:value-type="float" office:value="1.42400721682892" calcext:value-type="float">
            <text:p>1.42400721682892</text:p>
          </table:table-cell>
          <table:table-cell office:value-type="float" office:value="1.01225511154318" calcext:value-type="float">
            <text:p>1.01225511154318</text:p>
          </table:table-cell>
          <table:table-cell office:value-type="float" office:value="1.42529394174238" calcext:value-type="float">
            <text:p>1.42529394174238</text:p>
          </table:table-cell>
          <table:table-cell table:number-columns-repeated="2"/>
          <table:table-cell office:value-type="float" office:value="5.45084963834885" calcext:value-type="float">
            <text:p>5.45084963834885</text:p>
          </table:table-cell>
          <table:table-cell/>
          <table:table-cell office:value-type="float" office:value="-0.15273042379365" calcext:value-type="float">
            <text:p>-0.15273042379365</text:p>
          </table:table-cell>
          <table:table-cell/>
          <table:table-cell office:value-type="float" office:value="5485" calcext:value-type="float">
            <text:p>5485</text:p>
          </table:table-cell>
          <table:table-cell/>
          <table:table-cell office:value-type="float" office:value="1.42400721682892" calcext:value-type="float">
            <text:p>1.42400721682892</text:p>
          </table:table-cell>
        </table:table-row>
        <table:table-row table:style-name="ro1">
          <table:table-cell table:number-columns-repeated="2"/>
          <table:table-cell office:value-type="float" office:value="1.42453739358277" calcext:value-type="float">
            <text:p>1.42453739358277</text:p>
          </table:table-cell>
          <table:table-cell office:value-type="float" office:value="1.01414688658254" calcext:value-type="float">
            <text:p>1.01414688658254</text:p>
          </table:table-cell>
          <table:table-cell office:value-type="float" office:value="1.429733382063" calcext:value-type="float">
            <text:p>1.429733382063</text:p>
          </table:table-cell>
          <table:table-cell table:number-columns-repeated="2"/>
          <table:table-cell office:value-type="float" office:value="0.617571204368031" calcext:value-type="float">
            <text:p>0.617571204368031</text:p>
          </table:table-cell>
          <table:table-cell/>
          <table:table-cell office:value-type="float" office:value="-0.0419102992774707" calcext:value-type="float">
            <text:p>-0.041910299277471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float" office:value="1.42453739358277" calcext:value-type="float">
            <text:p>1.42453739358277</text:p>
          </table:table-cell>
        </table:table-row>
        <table:table-row table:style-name="ro1">
          <table:table-cell table:number-columns-repeated="2"/>
          <table:table-cell office:value-type="float" office:value="1.42914836415915" calcext:value-type="float">
            <text:p>1.42914836415915</text:p>
          </table:table-cell>
          <table:table-cell office:value-type="float" office:value="1.01425670605002" calcext:value-type="float">
            <text:p>1.01425670605002</text:p>
          </table:table-cell>
          <table:table-cell office:value-type="float" office:value="1.43563161385833" calcext:value-type="float">
            <text:p>1.43563161385833</text:p>
          </table:table-cell>
          <table:table-cell table:number-columns-repeated="2"/>
          <table:table-cell office:value-type="float" office:value="1.66936133543587" calcext:value-type="float">
            <text:p>1.66936133543587</text:p>
          </table:table-cell>
          <table:table-cell/>
          <table:table-cell office:value-type="float" office:value="-0.248362372177831" calcext:value-type="float">
            <text:p>-0.248362372177831</text:p>
          </table:table-cell>
          <table:table-cell/>
          <table:table-cell office:value-type="float" office:value="2086" calcext:value-type="float">
            <text:p>2086</text:p>
          </table:table-cell>
          <table:table-cell/>
          <table:table-cell office:value-type="float" office:value="1.42914836415915" calcext:value-type="float">
            <text:p>1.42914836415915</text:p>
          </table:table-cell>
        </table:table-row>
        <table:table-row table:style-name="ro1">
          <table:table-cell table:number-columns-repeated="2"/>
          <table:table-cell office:value-type="float" office:value="1.43535528247761" calcext:value-type="float">
            <text:p>1.43535528247761</text:p>
          </table:table-cell>
          <table:table-cell office:value-type="float" office:value="1.01765999937214" calcext:value-type="float">
            <text:p>1.01765999937214</text:p>
          </table:table-cell>
          <table:table-cell office:value-type="float" office:value="1.46737700542349" calcext:value-type="float">
            <text:p>1.46737700542349</text:p>
          </table:table-cell>
          <table:table-cell table:number-columns-repeated="2"/>
          <table:table-cell office:value-type="float" office:value="6.17545475448609" calcext:value-type="float">
            <text:p>6.17545475448609</text:p>
          </table:table-cell>
          <table:table-cell/>
          <table:table-cell office:value-type="float" office:value="-0.311380513189895" calcext:value-type="float">
            <text:p>-0.311380513189895</text:p>
          </table:table-cell>
          <table:table-cell/>
          <table:table-cell office:value-type="float" office:value="47338" calcext:value-type="float">
            <text:p>47338</text:p>
          </table:table-cell>
          <table:table-cell/>
          <table:table-cell office:value-type="float" office:value="1.43535528247761" calcext:value-type="float">
            <text:p>1.43535528247761</text:p>
          </table:table-cell>
        </table:table-row>
        <table:table-row table:style-name="ro1">
          <table:table-cell table:number-columns-repeated="2"/>
          <table:table-cell office:value-type="float" office:value="1.4454388599298" calcext:value-type="float">
            <text:p>1.4454388599298</text:p>
          </table:table-cell>
          <table:table-cell office:value-type="float" office:value="1.01774073369333" calcext:value-type="float">
            <text:p>1.01774073369333</text:p>
          </table:table-cell>
          <table:table-cell office:value-type="float" office:value="1.47238044769054" calcext:value-type="float">
            <text:p>1.47238044769054</text:p>
          </table:table-cell>
          <table:table-cell table:number-columns-repeated="2"/>
          <table:table-cell office:value-type="float" office:value="1.37159961697836" calcext:value-type="float">
            <text:p>1.37159961697836</text:p>
          </table:table-cell>
          <table:table-cell/>
          <table:table-cell office:value-type="float" office:value="-0.02723285739542" calcext:value-type="float">
            <text:p>-0.02723285739542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.4454388599298" calcext:value-type="float">
            <text:p>1.4454388599298</text:p>
          </table:table-cell>
        </table:table-row>
        <table:table-row table:style-name="ro1">
          <table:table-cell table:number-columns-repeated="2"/>
          <table:table-cell office:value-type="float" office:value="1.45213995738164" calcext:value-type="float">
            <text:p>1.45213995738164</text:p>
          </table:table-cell>
          <table:table-cell office:value-type="float" office:value="1.01804163866342" calcext:value-type="float">
            <text:p>1.01804163866342</text:p>
          </table:table-cell>
          <table:table-cell office:value-type="float" office:value="1.47373027643002" calcext:value-type="float">
            <text:p>1.47373027643002</text:p>
          </table:table-cell>
          <table:table-cell table:number-columns-repeated="2"/>
          <table:table-cell office:value-type="float" office:value="3.44870942913573" calcext:value-type="float">
            <text:p>3.44870942913573</text:p>
          </table:table-cell>
          <table:table-cell/>
          <table:table-cell office:value-type="float" office:value="-0.607763756027994" calcext:value-type="float">
            <text:p>-0.607763756027994</text:p>
          </table:table-cell>
          <table:table-cell/>
          <table:table-cell office:value-type="float" office:value="2993" calcext:value-type="float">
            <text:p>2993</text:p>
          </table:table-cell>
          <table:table-cell/>
          <table:table-cell office:value-type="float" office:value="1.45213995738164" calcext:value-type="float">
            <text:p>1.45213995738164</text:p>
          </table:table-cell>
        </table:table-row>
        <table:table-row table:style-name="ro1">
          <table:table-cell table:number-columns-repeated="2"/>
          <table:table-cell office:value-type="float" office:value="1.45263847346952" calcext:value-type="float">
            <text:p>1.45263847346952</text:p>
          </table:table-cell>
          <table:table-cell office:value-type="float" office:value="1.01860132911467" calcext:value-type="float">
            <text:p>1.01860132911467</text:p>
          </table:table-cell>
          <table:table-cell office:value-type="float" office:value="1.47383889569424" calcext:value-type="float">
            <text:p>1.47383889569424</text:p>
          </table:table-cell>
          <table:table-cell table:number-columns-repeated="2"/>
          <table:table-cell office:value-type="float" office:value="2.82392803940016" calcext:value-type="float">
            <text:p>2.82392803940016</text:p>
          </table:table-cell>
          <table:table-cell/>
          <table:table-cell office:value-type="float" office:value="0.558237913485087" calcext:value-type="float">
            <text:p>0.558237913485087</text:p>
          </table:table-cell>
          <table:table-cell/>
          <table:table-cell office:value-type="float" office:value="3003" calcext:value-type="float">
            <text:p>3003</text:p>
          </table:table-cell>
          <table:table-cell/>
          <table:table-cell office:value-type="float" office:value="1.45263847346952" calcext:value-type="float">
            <text:p>1.45263847346952</text:p>
          </table:table-cell>
        </table:table-row>
        <table:table-row table:style-name="ro1">
          <table:table-cell table:number-columns-repeated="2"/>
          <table:table-cell office:value-type="float" office:value="1.45290486530305" calcext:value-type="float">
            <text:p>1.45290486530305</text:p>
          </table:table-cell>
          <table:table-cell office:value-type="float" office:value="1.01958588178118" calcext:value-type="float">
            <text:p>1.01958588178118</text:p>
          </table:table-cell>
          <table:table-cell office:value-type="float" office:value="1.48706945680173" calcext:value-type="float">
            <text:p>1.48706945680173</text:p>
          </table:table-cell>
          <table:table-cell table:number-columns-repeated="2"/>
          <table:table-cell office:value-type="float" office:value="100.123799123382" calcext:value-type="float">
            <text:p>100.123799123382</text:p>
          </table:table-cell>
          <table:table-cell/>
          <table:table-cell office:value-type="float" office:value="-8.1342517868393" calcext:value-type="float">
            <text:p>-8.1342517868393</text:p>
          </table:table-cell>
          <table:table-cell/>
          <table:table-cell office:value-type="float" office:value="46203" calcext:value-type="float">
            <text:p>46203</text:p>
          </table:table-cell>
          <table:table-cell/>
          <table:table-cell office:value-type="float" office:value="1.45290486530305" calcext:value-type="float">
            <text:p>1.45290486530305</text:p>
          </table:table-cell>
        </table:table-row>
        <table:table-row table:style-name="ro1">
          <table:table-cell table:number-columns-repeated="2"/>
          <table:table-cell office:value-type="float" office:value="1.46180526083906" calcext:value-type="float">
            <text:p>1.46180526083906</text:p>
          </table:table-cell>
          <table:table-cell office:value-type="float" office:value="1.03648471264187" calcext:value-type="float">
            <text:p>1.03648471264187</text:p>
          </table:table-cell>
          <table:table-cell office:value-type="float" office:value="1.48905324520001" calcext:value-type="float">
            <text:p>1.48905324520001</text:p>
          </table:table-cell>
          <table:table-cell table:number-columns-repeated="2"/>
          <table:table-cell office:value-type="float" office:value="1.45290486530305" calcext:value-type="float">
            <text:p>1.45290486530305</text:p>
          </table:table-cell>
          <table:table-cell/>
          <table:table-cell office:value-type="float" office:value="0.00711578688877353" calcext:value-type="float">
            <text:p>0.007115786888774</text:p>
          </table:table-cell>
          <table:table-cell/>
          <table:table-cell office:value-type="float" office:value="2447" calcext:value-type="float">
            <text:p>2447</text:p>
          </table:table-cell>
          <table:table-cell/>
          <table:table-cell office:value-type="float" office:value="1.46180526083906" calcext:value-type="float">
            <text:p>1.46180526083906</text:p>
          </table:table-cell>
        </table:table-row>
        <table:table-row table:style-name="ro1">
          <table:table-cell table:number-columns-repeated="2"/>
          <table:table-cell office:value-type="float" office:value="1.46262876257943" calcext:value-type="float">
            <text:p>1.46262876257943</text:p>
          </table:table-cell>
          <table:table-cell office:value-type="float" office:value="1.03659942100443" calcext:value-type="float">
            <text:p>1.03659942100443</text:p>
          </table:table-cell>
          <table:table-cell office:value-type="float" office:value="1.49242003457497" calcext:value-type="float">
            <text:p>1.49242003457497</text:p>
          </table:table-cell>
          <table:table-cell table:number-columns-repeated="2"/>
          <table:table-cell office:value-type="float" office:value="1.12038192718211" calcext:value-type="float">
            <text:p>1.12038192718211</text:p>
          </table:table-cell>
          <table:table-cell/>
          <table:table-cell office:value-type="float" office:value="0.202447912138533" calcext:value-type="float">
            <text:p>0.202447912138533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.46262876257943" calcext:value-type="float">
            <text:p>1.46262876257943</text:p>
          </table:table-cell>
        </table:table-row>
        <table:table-row table:style-name="ro1">
          <table:table-cell table:number-columns-repeated="2"/>
          <table:table-cell office:value-type="float" office:value="1.46542914002159" calcext:value-type="float">
            <text:p>1.46542914002159</text:p>
          </table:table-cell>
          <table:table-cell office:value-type="float" office:value="1.04543894923387" calcext:value-type="float">
            <text:p>1.04543894923387</text:p>
          </table:table-cell>
          <table:table-cell office:value-type="float" office:value="1.57158865045202" calcext:value-type="float">
            <text:p>1.57158865045202</text:p>
          </table:table-cell>
          <table:table-cell table:number-columns-repeated="2"/>
          <table:table-cell office:value-type="float" office:value="97.9729291035623" calcext:value-type="float">
            <text:p>97.9729291035623</text:p>
          </table:table-cell>
          <table:table-cell/>
          <table:table-cell office:value-type="float" office:value="-4.23449106598023" calcext:value-type="float">
            <text:p>-4.23449106598023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46542914002159" calcext:value-type="float">
            <text:p>1.46542914002159</text:p>
          </table:table-cell>
        </table:table-row>
        <table:table-row table:style-name="ro1">
          <table:table-cell table:number-columns-repeated="2"/>
          <table:table-cell office:value-type="float" office:value="1.48281013024102" calcext:value-type="float">
            <text:p>1.48281013024102</text:p>
          </table:table-cell>
          <table:table-cell office:value-type="float" office:value="1.05071606672461" calcext:value-type="float">
            <text:p>1.05071606672461</text:p>
          </table:table-cell>
          <table:table-cell office:value-type="float" office:value="1.59154758593266" calcext:value-type="float">
            <text:p>1.59154758593266</text:p>
          </table:table-cell>
          <table:table-cell table:number-columns-repeated="2"/>
          <table:table-cell office:value-type="float" office:value="1.05983636255598" calcext:value-type="float">
            <text:p>1.05983636255598</text:p>
          </table:table-cell>
          <table:table-cell/>
          <table:table-cell office:value-type="float" office:value="0.578909479525198" calcext:value-type="float">
            <text:p>0.578909479525198</text:p>
          </table:table-cell>
          <table:table-cell/>
          <table:table-cell office:value-type="float" office:value="2298" calcext:value-type="float">
            <text:p>2298</text:p>
          </table:table-cell>
          <table:table-cell/>
          <table:table-cell office:value-type="float" office:value="1.48281013024102" calcext:value-type="float">
            <text:p>1.48281013024102</text:p>
          </table:table-cell>
        </table:table-row>
        <table:table-row table:style-name="ro1">
          <table:table-cell table:number-columns-repeated="2"/>
          <table:table-cell office:value-type="float" office:value="1.49052133237457" calcext:value-type="float">
            <text:p>1.49052133237457</text:p>
          </table:table-cell>
          <table:table-cell office:value-type="float" office:value="1.05160104428656" calcext:value-type="float">
            <text:p>1.05160104428656</text:p>
          </table:table-cell>
          <table:table-cell office:value-type="float" office:value="1.61388710862033" calcext:value-type="float">
            <text:p>1.61388710862033</text:p>
          </table:table-cell>
          <table:table-cell table:number-columns-repeated="2"/>
          <table:table-cell office:value-type="float" office:value="2.26330675199961" calcext:value-type="float">
            <text:p>2.26330675199961</text:p>
          </table:table-cell>
          <table:table-cell/>
          <table:table-cell office:value-type="float" office:value="-0.423698108613862" calcext:value-type="float">
            <text:p>-0.423698108613862</text:p>
          </table:table-cell>
          <table:table-cell/>
          <table:table-cell office:value-type="float" office:value="2428" calcext:value-type="float">
            <text:p>2428</text:p>
          </table:table-cell>
          <table:table-cell/>
          <table:table-cell office:value-type="float" office:value="1.49052133237457" calcext:value-type="float">
            <text:p>1.49052133237457</text:p>
          </table:table-cell>
        </table:table-row>
        <table:table-row table:style-name="ro1">
          <table:table-cell table:number-columns-repeated="2"/>
          <table:table-cell office:value-type="float" office:value="1.49962607689801" calcext:value-type="float">
            <text:p>1.49962607689801</text:p>
          </table:table-cell>
          <table:table-cell office:value-type="float" office:value="1.05247438709992" calcext:value-type="float">
            <text:p>1.05247438709992</text:p>
          </table:table-cell>
          <table:table-cell office:value-type="float" office:value="1.61772885286749" calcext:value-type="float">
            <text:p>1.61772885286749</text:p>
          </table:table-cell>
          <table:table-cell table:number-columns-repeated="2"/>
          <table:table-cell office:value-type="float" office:value="5.92305070907937" calcext:value-type="float">
            <text:p>5.92305070907937</text:p>
          </table:table-cell>
          <table:table-cell/>
          <table:table-cell office:value-type="float" office:value="0.14234685353974" calcext:value-type="float">
            <text:p>0.14234685353974</text:p>
          </table:table-cell>
          <table:table-cell/>
          <table:table-cell office:value-type="float" office:value="6158" calcext:value-type="float">
            <text:p>6158</text:p>
          </table:table-cell>
          <table:table-cell/>
          <table:table-cell office:value-type="float" office:value="1.49962607689801" calcext:value-type="float">
            <text:p>1.49962607689801</text:p>
          </table:table-cell>
        </table:table-row>
        <table:table-row table:style-name="ro1">
          <table:table-cell table:number-columns-repeated="2"/>
          <table:table-cell office:value-type="float" office:value="1.50846497038469" calcext:value-type="float">
            <text:p>1.50846497038469</text:p>
          </table:table-cell>
          <table:table-cell office:value-type="float" office:value="1.05373270763014" calcext:value-type="float">
            <text:p>1.05373270763014</text:p>
          </table:table-cell>
          <table:table-cell office:value-type="float" office:value="1.62471096945801" calcext:value-type="float">
            <text:p>1.62471096945801</text:p>
          </table:table-cell>
          <table:table-cell table:number-columns-repeated="2"/>
          <table:table-cell office:value-type="float" office:value="1.25760268485635" calcext:value-type="float">
            <text:p>1.25760268485635</text:p>
          </table:table-cell>
          <table:table-cell/>
          <table:table-cell office:value-type="float" office:value="0.126218449113778" calcext:value-type="float">
            <text:p>0.126218449113778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.50846497038469" calcext:value-type="float">
            <text:p>1.50846497038469</text:p>
          </table:table-cell>
        </table:table-row>
        <table:table-row table:style-name="ro1">
          <table:table-cell table:number-columns-repeated="2"/>
          <table:table-cell office:value-type="float" office:value="1.51999869282848" calcext:value-type="float">
            <text:p>1.51999869282848</text:p>
          </table:table-cell>
          <table:table-cell office:value-type="float" office:value="1.05604830139366" calcext:value-type="float">
            <text:p>1.05604830139366</text:p>
          </table:table-cell>
          <table:table-cell office:value-type="float" office:value="1.63135258050073" calcext:value-type="float">
            <text:p>1.63135258050073</text:p>
          </table:table-cell>
          <table:table-cell table:number-columns-repeated="2"/>
          <table:table-cell office:value-type="float" office:value="2.78750325653432" calcext:value-type="float">
            <text:p>2.78750325653432</text:p>
          </table:table-cell>
          <table:table-cell/>
          <table:table-cell office:value-type="float" office:value="-0.0283222152261128" calcext:value-type="float">
            <text:p>-0.028322215226113</text:p>
          </table:table-cell>
          <table:table-cell/>
          <table:table-cell office:value-type="float" office:value="3288" calcext:value-type="float">
            <text:p>3288</text:p>
          </table:table-cell>
          <table:table-cell/>
          <table:table-cell office:value-type="float" office:value="1.51999869282848" calcext:value-type="float">
            <text:p>1.51999869282848</text:p>
          </table:table-cell>
        </table:table-row>
        <table:table-row table:style-name="ro1">
          <table:table-cell table:number-columns-repeated="2"/>
          <table:table-cell office:value-type="float" office:value="1.52020476169337" calcext:value-type="float">
            <text:p>1.52020476169337</text:p>
          </table:table-cell>
          <table:table-cell office:value-type="float" office:value="1.05676182980773" calcext:value-type="float">
            <text:p>1.05676182980773</text:p>
          </table:table-cell>
          <table:table-cell office:value-type="float" office:value="1.63279376153068" calcext:value-type="float">
            <text:p>1.63279376153068</text:p>
          </table:table-cell>
          <table:table-cell table:number-columns-repeated="2"/>
          <table:table-cell office:value-type="float" office:value="7.36243127673583" calcext:value-type="float">
            <text:p>7.36243127673583</text:p>
          </table:table-cell>
          <table:table-cell/>
          <table:table-cell office:value-type="float" office:value="-0.167744406521023" calcext:value-type="float">
            <text:p>-0.167744406521023</text:p>
          </table:table-cell>
          <table:table-cell/>
          <table:table-cell office:value-type="float" office:value="7145" calcext:value-type="float">
            <text:p>7145</text:p>
          </table:table-cell>
          <table:table-cell/>
          <table:table-cell office:value-type="float" office:value="1.52020476169337" calcext:value-type="float">
            <text:p>1.52020476169337</text:p>
          </table:table-cell>
        </table:table-row>
        <table:table-row table:style-name="ro1">
          <table:table-cell table:number-columns-repeated="2"/>
          <table:table-cell office:value-type="float" office:value="1.52559575457787" calcext:value-type="float">
            <text:p>1.52559575457787</text:p>
          </table:table-cell>
          <table:table-cell office:value-type="float" office:value="1.06071643941721" calcext:value-type="float">
            <text:p>1.06071643941721</text:p>
          </table:table-cell>
          <table:table-cell office:value-type="float" office:value="1.63920814603755" calcext:value-type="float">
            <text:p>1.63920814603755</text:p>
          </table:table-cell>
          <table:table-cell table:number-columns-repeated="2"/>
          <table:table-cell office:value-type="float" office:value="2.52697900774372" calcext:value-type="float">
            <text:p>2.52697900774372</text:p>
          </table:table-cell>
          <table:table-cell/>
          <table:table-cell office:value-type="float" office:value="-0.268689394054208" calcext:value-type="float">
            <text:p>-0.268689394054208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52559575457787" calcext:value-type="float">
            <text:p>1.52559575457787</text:p>
          </table:table-cell>
        </table:table-row>
        <table:table-row table:style-name="ro1">
          <table:table-cell table:number-columns-repeated="2"/>
          <table:table-cell office:value-type="float" office:value="1.52683320693887" calcext:value-type="float">
            <text:p>1.52683320693887</text:p>
          </table:table-cell>
          <table:table-cell office:value-type="float" office:value="1.0649984713423" calcext:value-type="float">
            <text:p>1.0649984713423</text:p>
          </table:table-cell>
          <table:table-cell office:value-type="float" office:value="1.647722341322" calcext:value-type="float">
            <text:p>1.647722341322</text:p>
          </table:table-cell>
          <table:table-cell table:number-columns-repeated="2"/>
          <table:table-cell office:value-type="float" office:value="1.03211687978585" calcext:value-type="float">
            <text:p>1.03211687978585</text:p>
          </table:table-cell>
          <table:table-cell/>
          <table:table-cell office:value-type="float" office:value="-0.222577422564782" calcext:value-type="float">
            <text:p>-0.222577422564782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.52683320693887" calcext:value-type="float">
            <text:p>1.52683320693887</text:p>
          </table:table-cell>
        </table:table-row>
        <table:table-row table:style-name="ro1">
          <table:table-cell table:number-columns-repeated="2"/>
          <table:table-cell office:value-type="float" office:value="1.52807840643218" calcext:value-type="float">
            <text:p>1.52807840643218</text:p>
          </table:table-cell>
          <table:table-cell office:value-type="float" office:value="1.06637169288026" calcext:value-type="float">
            <text:p>1.06637169288026</text:p>
          </table:table-cell>
          <table:table-cell office:value-type="float" office:value="1.65415327526204" calcext:value-type="float">
            <text:p>1.65415327526204</text:p>
          </table:table-cell>
          <table:table-cell table:number-columns-repeated="2"/>
          <table:table-cell office:value-type="float" office:value="3.66401129963149" calcext:value-type="float">
            <text:p>3.66401129963149</text:p>
          </table:table-cell>
          <table:table-cell/>
          <table:table-cell office:value-type="float" office:value="0.0781739537095519" calcext:value-type="float">
            <text:p>0.078173953709552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1.52807840643218" calcext:value-type="float">
            <text:p>1.52807840643218</text:p>
          </table:table-cell>
        </table:table-row>
        <table:table-row table:style-name="ro1">
          <table:table-cell table:number-columns-repeated="2"/>
          <table:table-cell office:value-type="float" office:value="1.53165166955868" calcext:value-type="float">
            <text:p>1.53165166955868</text:p>
          </table:table-cell>
          <table:table-cell office:value-type="float" office:value="1.07999114171301" calcext:value-type="float">
            <text:p>1.07999114171301</text:p>
          </table:table-cell>
          <table:table-cell office:value-type="float" office:value="1.72278704296721" calcext:value-type="float">
            <text:p>1.72278704296721</text:p>
          </table:table-cell>
          <table:table-cell table:number-columns-repeated="2"/>
          <table:table-cell office:value-type="float" office:value="0.514594268880962" calcext:value-type="float">
            <text:p>0.514594268880962</text:p>
          </table:table-cell>
          <table:table-cell/>
          <table:table-cell office:value-type="float" office:value="0.0498288931043166" calcext:value-type="float">
            <text:p>0.049828893104317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.53165166955868" calcext:value-type="float">
            <text:p>1.53165166955868</text:p>
          </table:table-cell>
        </table:table-row>
        <table:table-row table:style-name="ro1">
          <table:table-cell table:number-columns-repeated="2"/>
          <table:table-cell office:value-type="float" office:value="1.55142635638934" calcext:value-type="float">
            <text:p>1.55142635638934</text:p>
          </table:table-cell>
          <table:table-cell office:value-type="float" office:value="1.09377646467263" calcext:value-type="float">
            <text:p>1.09377646467263</text:p>
          </table:table-cell>
          <table:table-cell office:value-type="float" office:value="1.7334653125614" calcext:value-type="float">
            <text:p>1.7334653125614</text:p>
          </table:table-cell>
          <table:table-cell table:number-columns-repeated="2"/>
          <table:table-cell office:value-type="float" office:value="3.38321845132922" calcext:value-type="float">
            <text:p>3.38321845132922</text:p>
          </table:table-cell>
          <table:table-cell/>
          <table:table-cell office:value-type="float" office:value="-0.387804438269983" calcext:value-type="float">
            <text:p>-0.387804438269983</text:p>
          </table:table-cell>
          <table:table-cell/>
          <table:table-cell office:value-type="float" office:value="3129" calcext:value-type="float">
            <text:p>3129</text:p>
          </table:table-cell>
          <table:table-cell/>
          <table:table-cell office:value-type="float" office:value="1.55142635638934" calcext:value-type="float">
            <text:p>1.55142635638934</text:p>
          </table:table-cell>
        </table:table-row>
        <table:table-row table:style-name="ro1">
          <table:table-cell table:number-columns-repeated="2"/>
          <table:table-cell office:value-type="float" office:value="1.56643859882997" calcext:value-type="float">
            <text:p>1.56643859882997</text:p>
          </table:table-cell>
          <table:table-cell office:value-type="float" office:value="1.09441942467162" calcext:value-type="float">
            <text:p>1.09441942467162</text:p>
          </table:table-cell>
          <table:table-cell office:value-type="float" office:value="1.73624618098152" calcext:value-type="float">
            <text:p>1.73624618098152</text:p>
          </table:table-cell>
          <table:table-cell table:number-columns-repeated="2"/>
          <table:table-cell office:value-type="float" office:value="1.4454388599298" calcext:value-type="float">
            <text:p>1.4454388599298</text:p>
          </table:table-cell>
          <table:table-cell/>
          <table:table-cell office:value-type="float" office:value="-0.408833870512546" calcext:value-type="float">
            <text:p>-0.408833870512546</text:p>
          </table:table-cell>
          <table:table-cell/>
          <table:table-cell office:value-type="float" office:value="13010" calcext:value-type="float">
            <text:p>13010</text:p>
          </table:table-cell>
          <table:table-cell/>
          <table:table-cell office:value-type="float" office:value="1.56643859882997" calcext:value-type="float">
            <text:p>1.56643859882997</text:p>
          </table:table-cell>
        </table:table-row>
        <table:table-row table:style-name="ro1">
          <table:table-cell table:number-columns-repeated="2"/>
          <table:table-cell office:value-type="float" office:value="1.59521004266726" calcext:value-type="float">
            <text:p>1.59521004266726</text:p>
          </table:table-cell>
          <table:table-cell office:value-type="float" office:value="1.09462412170093" calcext:value-type="float">
            <text:p>1.09462412170093</text:p>
          </table:table-cell>
          <table:table-cell office:value-type="float" office:value="1.74654945260971" calcext:value-type="float">
            <text:p>1.74654945260971</text:p>
          </table:table-cell>
          <table:table-cell table:number-columns-repeated="2"/>
          <table:table-cell office:value-type="float" office:value="0.0973324909231147" calcext:value-type="float">
            <text:p>0.097332490923115</text:p>
          </table:table-cell>
          <table:table-cell/>
          <table:table-cell office:value-type="float" office:value="-0.0133657572019979" calcext:value-type="float">
            <text:p>-0.013365757201998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.59521004266726" calcext:value-type="float">
            <text:p>1.59521004266726</text:p>
          </table:table-cell>
        </table:table-row>
        <table:table-row table:style-name="ro1">
          <table:table-cell table:number-columns-repeated="2"/>
          <table:table-cell office:value-type="float" office:value="1.59714050072221" calcext:value-type="float">
            <text:p>1.59714050072221</text:p>
          </table:table-cell>
          <table:table-cell office:value-type="float" office:value="1.09483199646576" calcext:value-type="float">
            <text:p>1.09483199646576</text:p>
          </table:table-cell>
          <table:table-cell office:value-type="float" office:value="1.74883288389495" calcext:value-type="float">
            <text:p>1.74883288389495</text:p>
          </table:table-cell>
          <table:table-cell table:number-columns-repeated="2"/>
          <table:table-cell office:value-type="float" office:value="0.060789425832289" calcext:value-type="float">
            <text:p>0.060789425832289</text:p>
          </table:table-cell>
          <table:table-cell/>
          <table:table-cell office:value-type="float" office:value="-0.0496241110056461" calcext:value-type="float">
            <text:p>-0.049624111005646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float" office:value="1.59714050072221" calcext:value-type="float">
            <text:p>1.59714050072221</text:p>
          </table:table-cell>
        </table:table-row>
        <table:table-row table:style-name="ro1">
          <table:table-cell table:number-columns-repeated="2"/>
          <table:table-cell office:value-type="float" office:value="1.59728223681726" calcext:value-type="float">
            <text:p>1.59728223681726</text:p>
          </table:table-cell>
          <table:table-cell office:value-type="float" office:value="1.09545932303623" calcext:value-type="float">
            <text:p>1.09545932303623</text:p>
          </table:table-cell>
          <table:table-cell office:value-type="float" office:value="1.75525888459613" calcext:value-type="float">
            <text:p>1.75525888459613</text:p>
          </table:table-cell>
          <table:table-cell table:number-columns-repeated="2"/>
          <table:table-cell office:value-type="float" office:value="2.98315921515552" calcext:value-type="float">
            <text:p>2.98315921515552</text:p>
          </table:table-cell>
          <table:table-cell/>
          <table:table-cell office:value-type="float" office:value="-0.14173840340555" calcext:value-type="float">
            <text:p>-0.14173840340555</text:p>
          </table:table-cell>
          <table:table-cell/>
          <table:table-cell office:value-type="float" office:value="2387" calcext:value-type="float">
            <text:p>2387</text:p>
          </table:table-cell>
          <table:table-cell/>
          <table:table-cell office:value-type="float" office:value="1.59728223681726" calcext:value-type="float">
            <text:p>1.59728223681726</text:p>
          </table:table-cell>
        </table:table-row>
        <table:table-row table:style-name="ro1">
          <table:table-cell table:number-columns-repeated="2"/>
          <table:table-cell office:value-type="float" office:value="1.59929246982139" calcext:value-type="float">
            <text:p>1.59929246982139</text:p>
          </table:table-cell>
          <table:table-cell office:value-type="float" office:value="1.09843846395778" calcext:value-type="float">
            <text:p>1.09843846395778</text:p>
          </table:table-cell>
          <table:table-cell office:value-type="float" office:value="1.76798253123821" calcext:value-type="float">
            <text:p>1.76798253123821</text:p>
          </table:table-cell>
          <table:table-cell table:number-columns-repeated="2"/>
          <table:table-cell office:value-type="float" office:value="1.77160283947645" calcext:value-type="float">
            <text:p>1.77160283947645</text:p>
          </table:table-cell>
          <table:table-cell/>
          <table:table-cell office:value-type="float" office:value="0.0910088017732633" calcext:value-type="float">
            <text:p>0.091008801773263</text:p>
          </table:table-cell>
          <table:table-cell/>
          <table:table-cell office:value-type="float" office:value="1875" calcext:value-type="float">
            <text:p>1875</text:p>
          </table:table-cell>
          <table:table-cell/>
          <table:table-cell office:value-type="float" office:value="1.59929246982139" calcext:value-type="float">
            <text:p>1.59929246982139</text:p>
          </table:table-cell>
        </table:table-row>
        <table:table-row table:style-name="ro1">
          <table:table-cell table:number-columns-repeated="2"/>
          <table:table-cell office:value-type="float" office:value="1.60222867367667" calcext:value-type="float">
            <text:p>1.60222867367667</text:p>
          </table:table-cell>
          <table:table-cell office:value-type="float" office:value="1.11038293503435" calcext:value-type="float">
            <text:p>1.11038293503435</text:p>
          </table:table-cell>
          <table:table-cell office:value-type="float" office:value="1.77259311608337" calcext:value-type="float">
            <text:p>1.77259311608337</text:p>
          </table:table-cell>
          <table:table-cell table:number-columns-repeated="2"/>
          <table:table-cell office:value-type="float" office:value="6.93196752204648" calcext:value-type="float">
            <text:p>6.93196752204648</text:p>
          </table:table-cell>
          <table:table-cell/>
          <table:table-cell office:value-type="float" office:value="0.910894900957342" calcext:value-type="float">
            <text:p>0.910894900957342</text:p>
          </table:table-cell>
          <table:table-cell/>
          <table:table-cell office:value-type="float" office:value="7114" calcext:value-type="float">
            <text:p>7114</text:p>
          </table:table-cell>
          <table:table-cell/>
          <table:table-cell office:value-type="float" office:value="1.60222867367667" calcext:value-type="float">
            <text:p>1.60222867367667</text:p>
          </table:table-cell>
        </table:table-row>
        <table:table-row table:style-name="ro1">
          <table:table-cell table:number-columns-repeated="2"/>
          <table:table-cell office:value-type="float" office:value="1.60468359871393" calcext:value-type="float">
            <text:p>1.60468359871393</text:p>
          </table:table-cell>
          <table:table-cell office:value-type="float" office:value="1.11156001904933" calcext:value-type="float">
            <text:p>1.11156001904933</text:p>
          </table:table-cell>
          <table:table-cell office:value-type="float" office:value="1.8012312102771" calcext:value-type="float">
            <text:p>1.8012312102771</text:p>
          </table:table-cell>
          <table:table-cell table:number-columns-repeated="2"/>
          <table:table-cell office:value-type="float" office:value="2.4669532835503" calcext:value-type="float">
            <text:p>2.4669532835503</text:p>
          </table:table-cell>
          <table:table-cell/>
          <table:table-cell office:value-type="float" office:value="-0.0301197036613442" calcext:value-type="float">
            <text:p>-0.030119703661344</text:p>
          </table:table-cell>
          <table:table-cell/>
          <table:table-cell office:value-type="float" office:value="5966" calcext:value-type="float">
            <text:p>5966</text:p>
          </table:table-cell>
          <table:table-cell/>
          <table:table-cell office:value-type="float" office:value="1.60468359871393" calcext:value-type="float">
            <text:p>1.60468359871393</text:p>
          </table:table-cell>
        </table:table-row>
        <table:table-row table:style-name="ro1">
          <table:table-cell table:number-columns-repeated="2"/>
          <table:table-cell office:value-type="float" office:value="1.61017949224915" calcext:value-type="float">
            <text:p>1.61017949224915</text:p>
          </table:table-cell>
          <table:table-cell office:value-type="float" office:value="1.11690731399715" calcext:value-type="float">
            <text:p>1.11690731399715</text:p>
          </table:table-cell>
          <table:table-cell office:value-type="float" office:value="1.81713375024991" calcext:value-type="float">
            <text:p>1.81713375024991</text:p>
          </table:table-cell>
          <table:table-cell table:number-columns-repeated="2"/>
          <table:table-cell office:value-type="float" office:value="8.13910090573763" calcext:value-type="float">
            <text:p>8.13910090573763</text:p>
          </table:table-cell>
          <table:table-cell/>
          <table:table-cell office:value-type="float" office:value="-0.468711475169221" calcext:value-type="float">
            <text:p>-0.468711475169221</text:p>
          </table:table-cell>
          <table:table-cell/>
          <table:table-cell office:value-type="float" office:value="10902" calcext:value-type="float">
            <text:p>10902</text:p>
          </table:table-cell>
          <table:table-cell/>
          <table:table-cell office:value-type="float" office:value="1.61017949224915" calcext:value-type="float">
            <text:p>1.61017949224915</text:p>
          </table:table-cell>
        </table:table-row>
        <table:table-row table:style-name="ro1">
          <table:table-cell table:number-columns-repeated="2"/>
          <table:table-cell office:value-type="float" office:value="1.62005650309309" calcext:value-type="float">
            <text:p>1.62005650309309</text:p>
          </table:table-cell>
          <table:table-cell office:value-type="float" office:value="1.1232622650147" calcext:value-type="float">
            <text:p>1.1232622650147</text:p>
          </table:table-cell>
          <table:table-cell office:value-type="float" office:value="1.82302675010293" calcext:value-type="float">
            <text:p>1.82302675010293</text:p>
          </table:table-cell>
          <table:table-cell table:number-columns-repeated="2"/>
          <table:table-cell office:value-type="float" office:value="7.60139506807057" calcext:value-type="float">
            <text:p>7.60139506807057</text:p>
          </table:table-cell>
          <table:table-cell/>
          <table:table-cell office:value-type="float" office:value="-0.731218838211183" calcext:value-type="float">
            <text:p>-0.731218838211183</text:p>
          </table:table-cell>
          <table:table-cell/>
          <table:table-cell office:value-type="float" office:value="9581" calcext:value-type="float">
            <text:p>9581</text:p>
          </table:table-cell>
          <table:table-cell/>
          <table:table-cell office:value-type="float" office:value="1.62005650309309" calcext:value-type="float">
            <text:p>1.62005650309309</text:p>
          </table:table-cell>
        </table:table-row>
        <table:table-row table:style-name="ro1">
          <table:table-cell table:number-columns-repeated="2"/>
          <table:table-cell office:value-type="float" office:value="1.62623013792215" calcext:value-type="float">
            <text:p>1.62623013792215</text:p>
          </table:table-cell>
          <table:table-cell office:value-type="float" office:value="1.12503119313919" calcext:value-type="float">
            <text:p>1.12503119313919</text:p>
          </table:table-cell>
          <table:table-cell office:value-type="float" office:value="1.83093616045823" calcext:value-type="float">
            <text:p>1.83093616045823</text:p>
          </table:table-cell>
          <table:table-cell table:number-columns-repeated="2"/>
          <table:table-cell office:value-type="float" office:value="5.44627996859477" calcext:value-type="float">
            <text:p>5.44627996859477</text:p>
          </table:table-cell>
          <table:table-cell/>
          <table:table-cell office:value-type="float" office:value="-0.391153054717003" calcext:value-type="float">
            <text:p>-0.391153054717003</text:p>
          </table:table-cell>
          <table:table-cell/>
          <table:table-cell office:value-type="float" office:value="5530" calcext:value-type="float">
            <text:p>5530</text:p>
          </table:table-cell>
          <table:table-cell/>
          <table:table-cell office:value-type="float" office:value="1.62623013792215" calcext:value-type="float">
            <text:p>1.62623013792215</text:p>
          </table:table-cell>
        </table:table-row>
        <table:table-row table:style-name="ro1">
          <table:table-cell table:number-columns-repeated="2"/>
          <table:table-cell office:value-type="float" office:value="1.63140926364176" calcext:value-type="float">
            <text:p>1.63140926364176</text:p>
          </table:table-cell>
          <table:table-cell office:value-type="float" office:value="1.13594770143863" calcext:value-type="float">
            <text:p>1.13594770143863</text:p>
          </table:table-cell>
          <table:table-cell office:value-type="float" office:value="1.84165802379679" calcext:value-type="float">
            <text:p>1.84165802379679</text:p>
          </table:table-cell>
          <table:table-cell table:number-columns-repeated="2"/>
          <table:table-cell office:value-type="float" office:value="5.34002895816198" calcext:value-type="float">
            <text:p>5.34002895816198</text:p>
          </table:table-cell>
          <table:table-cell/>
          <table:table-cell office:value-type="float" office:value="0.391994138943628" calcext:value-type="float">
            <text:p>0.391994138943628</text:p>
          </table:table-cell>
          <table:table-cell/>
          <table:table-cell office:value-type="float" office:value="4540" calcext:value-type="float">
            <text:p>4540</text:p>
          </table:table-cell>
          <table:table-cell/>
          <table:table-cell office:value-type="float" office:value="1.63140926364176" calcext:value-type="float">
            <text:p>1.63140926364176</text:p>
          </table:table-cell>
        </table:table-row>
        <table:table-row table:style-name="ro1">
          <table:table-cell table:number-columns-repeated="2"/>
          <table:table-cell office:value-type="float" office:value="1.63943336559267" calcext:value-type="float">
            <text:p>1.63943336559267</text:p>
          </table:table-cell>
          <table:table-cell office:value-type="float" office:value="1.1394706332095" calcext:value-type="float">
            <text:p>1.1394706332095</text:p>
          </table:table-cell>
          <table:table-cell office:value-type="float" office:value="1.84486868422946" calcext:value-type="float">
            <text:p>1.84486868422946</text:p>
          </table:table-cell>
          <table:table-cell table:number-columns-repeated="2"/>
          <table:table-cell office:value-type="float" office:value="3.903113070428" calcext:value-type="float">
            <text:p>3.903113070428</text:p>
          </table:table-cell>
          <table:table-cell/>
          <table:table-cell office:value-type="float" office:value="-0.421683472249723" calcext:value-type="float">
            <text:p>-0.421683472249723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1.63943336559267" calcext:value-type="float">
            <text:p>1.63943336559267</text:p>
          </table:table-cell>
        </table:table-row>
        <table:table-row table:style-name="ro1">
          <table:table-cell table:number-columns-repeated="2"/>
          <table:table-cell office:value-type="float" office:value="1.64125757914414" calcext:value-type="float">
            <text:p>1.64125757914414</text:p>
          </table:table-cell>
          <table:table-cell office:value-type="float" office:value="1.14083533893266" calcext:value-type="float">
            <text:p>1.14083533893266</text:p>
          </table:table-cell>
          <table:table-cell office:value-type="float" office:value="1.85166170547913" calcext:value-type="float">
            <text:p>1.85166170547913</text:p>
          </table:table-cell>
          <table:table-cell table:number-columns-repeated="2"/>
          <table:table-cell office:value-type="float" office:value="8.24907747621628" calcext:value-type="float">
            <text:p>8.24907747621628</text:p>
          </table:table-cell>
          <table:table-cell/>
          <table:table-cell office:value-type="float" office:value="-1.04721096768846" calcext:value-type="float">
            <text:p>-1.04721096768846</text:p>
          </table:table-cell>
          <table:table-cell/>
          <table:table-cell office:value-type="float" office:value="9954" calcext:value-type="float">
            <text:p>9954</text:p>
          </table:table-cell>
          <table:table-cell/>
          <table:table-cell office:value-type="float" office:value="1.64125757914414" calcext:value-type="float">
            <text:p>1.64125757914414</text:p>
          </table:table-cell>
        </table:table-row>
        <table:table-row table:style-name="ro1">
          <table:table-cell table:number-columns-repeated="2"/>
          <table:table-cell office:value-type="float" office:value="1.65893374004905" calcext:value-type="float">
            <text:p>1.65893374004905</text:p>
          </table:table-cell>
          <table:table-cell office:value-type="float" office:value="1.1462154624133" calcext:value-type="float">
            <text:p>1.1462154624133</text:p>
          </table:table-cell>
          <table:table-cell office:value-type="float" office:value="1.85175893589852" calcext:value-type="float">
            <text:p>1.85175893589852</text:p>
          </table:table-cell>
          <table:table-cell table:number-columns-repeated="2"/>
          <table:table-cell office:value-type="float" office:value="0.16598185013537" calcext:value-type="float">
            <text:p>0.16598185013537</text:p>
          </table:table-cell>
          <table:table-cell/>
          <table:table-cell office:value-type="float" office:value="-0.0781309212592347" calcext:value-type="float">
            <text:p>-0.078130921259235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1.65893374004905" calcext:value-type="float">
            <text:p>1.65893374004905</text:p>
          </table:table-cell>
        </table:table-row>
        <table:table-row table:style-name="ro1">
          <table:table-cell table:number-columns-repeated="2"/>
          <table:table-cell office:value-type="float" office:value="1.66936133543587" calcext:value-type="float">
            <text:p>1.66936133543587</text:p>
          </table:table-cell>
          <table:table-cell office:value-type="float" office:value="1.15236882219889" calcext:value-type="float">
            <text:p>1.15236882219889</text:p>
          </table:table-cell>
          <table:table-cell office:value-type="float" office:value="1.8694484216775" calcext:value-type="float">
            <text:p>1.8694484216775</text:p>
          </table:table-cell>
          <table:table-cell table:number-columns-repeated="2"/>
          <table:table-cell office:value-type="float" office:value="99.4241704838611" calcext:value-type="float">
            <text:p>99.4241704838611</text:p>
          </table:table-cell>
          <table:table-cell/>
          <table:table-cell office:value-type="float" office:value="-4.51294583989545" calcext:value-type="float">
            <text:p>-4.5129458398954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66936133543587" calcext:value-type="float">
            <text:p>1.66936133543587</text:p>
          </table:table-cell>
        </table:table-row>
        <table:table-row table:style-name="ro1">
          <table:table-cell table:number-columns-repeated="2"/>
          <table:table-cell office:value-type="float" office:value="1.67267915630642" calcext:value-type="float">
            <text:p>1.67267915630642</text:p>
          </table:table-cell>
          <table:table-cell office:value-type="float" office:value="1.15299665126801" calcext:value-type="float">
            <text:p>1.15299665126801</text:p>
          </table:table-cell>
          <table:table-cell office:value-type="float" office:value="1.88330406157352" calcext:value-type="float">
            <text:p>1.88330406157352</text:p>
          </table:table-cell>
          <table:table-cell table:number-columns-repeated="2"/>
          <table:table-cell office:value-type="float" office:value="1.65893374004905" calcext:value-type="float">
            <text:p>1.65893374004905</text:p>
          </table:table-cell>
          <table:table-cell/>
          <table:table-cell office:value-type="float" office:value="0.0856841473488117" calcext:value-type="float">
            <text:p>0.085684147348812</text:p>
          </table:table-cell>
          <table:table-cell/>
          <table:table-cell office:value-type="float" office:value="1750" calcext:value-type="float">
            <text:p>1750</text:p>
          </table:table-cell>
          <table:table-cell/>
          <table:table-cell office:value-type="float" office:value="1.67267915630642" calcext:value-type="float">
            <text:p>1.67267915630642</text:p>
          </table:table-cell>
        </table:table-row>
        <table:table-row table:style-name="ro1">
          <table:table-cell table:number-columns-repeated="2"/>
          <table:table-cell office:value-type="float" office:value="1.67478372795666" calcext:value-type="float">
            <text:p>1.67478372795666</text:p>
          </table:table-cell>
          <table:table-cell office:value-type="float" office:value="1.15811471113449" calcext:value-type="float">
            <text:p>1.15811471113449</text:p>
          </table:table-cell>
          <table:table-cell office:value-type="float" office:value="1.88715843522663" calcext:value-type="float">
            <text:p>1.88715843522663</text:p>
          </table:table-cell>
          <table:table-cell table:number-columns-repeated="2"/>
          <table:table-cell office:value-type="float" office:value="5.04701787563632" calcext:value-type="float">
            <text:p>5.04701787563632</text:p>
          </table:table-cell>
          <table:table-cell/>
          <table:table-cell office:value-type="float" office:value="-0.244610996598387" calcext:value-type="float">
            <text:p>-0.244610996598387</text:p>
          </table:table-cell>
          <table:table-cell/>
          <table:table-cell office:value-type="float" office:value="18010" calcext:value-type="float">
            <text:p>18010</text:p>
          </table:table-cell>
          <table:table-cell/>
          <table:table-cell office:value-type="float" office:value="1.67478372795666" calcext:value-type="float">
            <text:p>1.67478372795666</text:p>
          </table:table-cell>
        </table:table-row>
        <table:table-row table:style-name="ro1">
          <table:table-cell table:number-columns-repeated="2"/>
          <table:table-cell office:value-type="float" office:value="1.68654224725911" calcext:value-type="float">
            <text:p>1.68654224725911</text:p>
          </table:table-cell>
          <table:table-cell office:value-type="float" office:value="1.17221413577803" calcext:value-type="float">
            <text:p>1.17221413577803</text:p>
          </table:table-cell>
          <table:table-cell office:value-type="float" office:value="1.89104393674667" calcext:value-type="float">
            <text:p>1.89104393674667</text:p>
          </table:table-cell>
          <table:table-cell table:number-columns-repeated="2"/>
          <table:table-cell office:value-type="float" office:value="0.472778199911025" calcext:value-type="float">
            <text:p>0.472778199911025</text:p>
          </table:table-cell>
          <table:table-cell/>
          <table:table-cell office:value-type="float" office:value="0.0156063419827237" calcext:value-type="float">
            <text:p>0.01560634198272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.68654224725911" calcext:value-type="float">
            <text:p>1.68654224725911</text:p>
          </table:table-cell>
        </table:table-row>
        <table:table-row table:style-name="ro1">
          <table:table-cell table:number-columns-repeated="2"/>
          <table:table-cell office:value-type="float" office:value="1.6930332961106" calcext:value-type="float">
            <text:p>1.6930332961106</text:p>
          </table:table-cell>
          <table:table-cell office:value-type="float" office:value="1.17832839189385" calcext:value-type="float">
            <text:p>1.17832839189385</text:p>
          </table:table-cell>
          <table:table-cell office:value-type="float" office:value="1.90519975485629" calcext:value-type="float">
            <text:p>1.90519975485629</text:p>
          </table:table-cell>
          <table:table-cell table:number-columns-repeated="2"/>
          <table:table-cell office:value-type="float" office:value="6.3198859265406" calcext:value-type="float">
            <text:p>6.3198859265406</text:p>
          </table:table-cell>
          <table:table-cell/>
          <table:table-cell office:value-type="float" office:value="-0.352771662030768" calcext:value-type="float">
            <text:p>-0.352771662030768</text:p>
          </table:table-cell>
          <table:table-cell/>
          <table:table-cell office:value-type="float" office:value="7748" calcext:value-type="float">
            <text:p>7748</text:p>
          </table:table-cell>
          <table:table-cell/>
          <table:table-cell office:value-type="float" office:value="1.6930332961106" calcext:value-type="float">
            <text:p>1.6930332961106</text:p>
          </table:table-cell>
        </table:table-row>
        <table:table-row table:style-name="ro1">
          <table:table-cell table:number-columns-repeated="2"/>
          <table:table-cell office:value-type="float" office:value="1.70541344460147" calcext:value-type="float">
            <text:p>1.70541344460147</text:p>
          </table:table-cell>
          <table:table-cell office:value-type="float" office:value="1.19344941691564" calcext:value-type="float">
            <text:p>1.19344941691564</text:p>
          </table:table-cell>
          <table:table-cell office:value-type="float" office:value="1.91024033362336" calcext:value-type="float">
            <text:p>1.91024033362336</text:p>
          </table:table-cell>
          <table:table-cell table:number-columns-repeated="2"/>
          <table:table-cell office:value-type="float" office:value="2.01056883253721" calcext:value-type="float">
            <text:p>2.01056883253721</text:p>
          </table:table-cell>
          <table:table-cell/>
          <table:table-cell office:value-type="float" office:value="-0.267361475905779" calcext:value-type="float">
            <text:p>-0.267361475905779</text:p>
          </table:table-cell>
          <table:table-cell/>
          <table:table-cell office:value-type="float" office:value="2354" calcext:value-type="float">
            <text:p>2354</text:p>
          </table:table-cell>
          <table:table-cell/>
          <table:table-cell office:value-type="float" office:value="1.70541344460147" calcext:value-type="float">
            <text:p>1.70541344460147</text:p>
          </table:table-cell>
        </table:table-row>
        <table:table-row table:style-name="ro1">
          <table:table-cell table:number-columns-repeated="2"/>
          <table:table-cell office:value-type="float" office:value="1.70818687527833" calcext:value-type="float">
            <text:p>1.70818687527833</text:p>
          </table:table-cell>
          <table:table-cell office:value-type="float" office:value="1.19607085778839" calcext:value-type="float">
            <text:p>1.19607085778839</text:p>
          </table:table-cell>
          <table:table-cell office:value-type="float" office:value="1.91498991085714" calcext:value-type="float">
            <text:p>1.91498991085714</text:p>
          </table:table-cell>
          <table:table-cell table:number-columns-repeated="2"/>
          <table:table-cell office:value-type="float" office:value="100.107043578583" calcext:value-type="float">
            <text:p>100.107043578583</text:p>
          </table:table-cell>
          <table:table-cell/>
          <table:table-cell office:value-type="float" office:value="-4.43194261228083" calcext:value-type="float">
            <text:p>-4.43194261228083</text:p>
          </table:table-cell>
          <table:table-cell/>
          <table:table-cell office:value-type="float" office:value="48783" calcext:value-type="float">
            <text:p>48783</text:p>
          </table:table-cell>
          <table:table-cell/>
          <table:table-cell office:value-type="float" office:value="1.70818687527833" calcext:value-type="float">
            <text:p>1.70818687527833</text:p>
          </table:table-cell>
        </table:table-row>
        <table:table-row table:style-name="ro1">
          <table:table-cell table:number-columns-repeated="2"/>
          <table:table-cell office:value-type="float" office:value="1.7115217898066" calcext:value-type="float">
            <text:p>1.7115217898066</text:p>
          </table:table-cell>
          <table:table-cell office:value-type="float" office:value="1.19801912591652" calcext:value-type="float">
            <text:p>1.19801912591652</text:p>
          </table:table-cell>
          <table:table-cell office:value-type="float" office:value="1.91853131218655" calcext:value-type="float">
            <text:p>1.91853131218655</text:p>
          </table:table-cell>
          <table:table-cell table:number-columns-repeated="2"/>
          <table:table-cell office:value-type="float" office:value="0.69507481302436" calcext:value-type="float">
            <text:p>0.69507481302436</text:p>
          </table:table-cell>
          <table:table-cell/>
          <table:table-cell office:value-type="float" office:value="0.0650612393258043" calcext:value-type="float">
            <text:p>0.065061239325804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office:value-type="float" office:value="1.7115217898066" calcext:value-type="float">
            <text:p>1.7115217898066</text:p>
          </table:table-cell>
        </table:table-row>
        <table:table-row table:style-name="ro1">
          <table:table-cell table:number-columns-repeated="2"/>
          <table:table-cell office:value-type="float" office:value="1.72235106389422" calcext:value-type="float">
            <text:p>1.72235106389422</text:p>
          </table:table-cell>
          <table:table-cell office:value-type="float" office:value="1.19910488565998" calcext:value-type="float">
            <text:p>1.19910488565998</text:p>
          </table:table-cell>
          <table:table-cell office:value-type="float" office:value="1.93029666723673" calcext:value-type="float">
            <text:p>1.93029666723673</text:p>
          </table:table-cell>
          <table:table-cell table:number-columns-repeated="2"/>
          <table:table-cell office:value-type="float" office:value="6.95727295481112" calcext:value-type="float">
            <text:p>6.95727295481112</text:p>
          </table:table-cell>
          <table:table-cell/>
          <table:table-cell office:value-type="float" office:value="-0.108599775022839" calcext:value-type="float">
            <text:p>-0.108599775022839</text:p>
          </table:table-cell>
          <table:table-cell/>
          <table:table-cell office:value-type="float" office:value="7524" calcext:value-type="float">
            <text:p>7524</text:p>
          </table:table-cell>
          <table:table-cell/>
          <table:table-cell office:value-type="float" office:value="1.72235106389422" calcext:value-type="float">
            <text:p>1.72235106389422</text:p>
          </table:table-cell>
        </table:table-row>
        <table:table-row table:style-name="ro1">
          <table:table-cell table:number-columns-repeated="2"/>
          <table:table-cell office:value-type="float" office:value="1.72843673837104" calcext:value-type="float">
            <text:p>1.72843673837104</text:p>
          </table:table-cell>
          <table:table-cell office:value-type="float" office:value="1.20953719190754" calcext:value-type="float">
            <text:p>1.20953719190754</text:p>
          </table:table-cell>
          <table:table-cell office:value-type="float" office:value="1.93130196806119" calcext:value-type="float">
            <text:p>1.93130196806119</text:p>
          </table:table-cell>
          <table:table-cell table:number-columns-repeated="2"/>
          <table:table-cell office:value-type="float" office:value="3.03250149251128" calcext:value-type="float">
            <text:p>3.03250149251128</text:p>
          </table:table-cell>
          <table:table-cell/>
          <table:table-cell office:value-type="float" office:value="-0.233771253487486" calcext:value-type="float">
            <text:p>-0.233771253487486</text:p>
          </table:table-cell>
          <table:table-cell/>
          <table:table-cell office:value-type="float" office:value="3951" calcext:value-type="float">
            <text:p>3951</text:p>
          </table:table-cell>
          <table:table-cell/>
          <table:table-cell office:value-type="float" office:value="1.72843673837104" calcext:value-type="float">
            <text:p>1.72843673837104</text:p>
          </table:table-cell>
        </table:table-row>
        <table:table-row table:style-name="ro1">
          <table:table-cell table:number-columns-repeated="2"/>
          <table:table-cell office:value-type="float" office:value="1.72917228433747" calcext:value-type="float">
            <text:p>1.72917228433747</text:p>
          </table:table-cell>
          <table:table-cell office:value-type="float" office:value="1.21284749947257" calcext:value-type="float">
            <text:p>1.21284749947257</text:p>
          </table:table-cell>
          <table:table-cell office:value-type="float" office:value="1.95406113128993" calcext:value-type="float">
            <text:p>1.95406113128993</text:p>
          </table:table-cell>
          <table:table-cell table:number-columns-repeated="2"/>
          <table:table-cell office:value-type="float" office:value="6.42524334797963" calcext:value-type="float">
            <text:p>6.42524334797963</text:p>
          </table:table-cell>
          <table:table-cell/>
          <table:table-cell office:value-type="float" office:value="-0.181997725713043" calcext:value-type="float">
            <text:p>-0.181997725713043</text:p>
          </table:table-cell>
          <table:table-cell/>
          <table:table-cell office:value-type="float" office:value="9037" calcext:value-type="float">
            <text:p>9037</text:p>
          </table:table-cell>
          <table:table-cell/>
          <table:table-cell office:value-type="float" office:value="1.72917228433747" calcext:value-type="float">
            <text:p>1.72917228433747</text:p>
          </table:table-cell>
        </table:table-row>
        <table:table-row table:style-name="ro1">
          <table:table-cell table:number-columns-repeated="2"/>
          <table:table-cell office:value-type="float" office:value="1.73340386637364" calcext:value-type="float">
            <text:p>1.73340386637364</text:p>
          </table:table-cell>
          <table:table-cell office:value-type="float" office:value="1.22295117814803" calcext:value-type="float">
            <text:p>1.22295117814803</text:p>
          </table:table-cell>
          <table:table-cell office:value-type="float" office:value="1.99374465308663" calcext:value-type="float">
            <text:p>1.99374465308663</text:p>
          </table:table-cell>
          <table:table-cell table:number-columns-repeated="2"/>
          <table:table-cell office:value-type="float" office:value="100.090414413369" calcext:value-type="float">
            <text:p>100.090414413369</text:p>
          </table:table-cell>
          <table:table-cell/>
          <table:table-cell office:value-type="float" office:value="-2.6133977044692" calcext:value-type="float">
            <text:p>-2.6133977044692</text:p>
          </table:table-cell>
          <table:table-cell/>
          <table:table-cell office:value-type="float" office:value="49881" calcext:value-type="float">
            <text:p>49881</text:p>
          </table:table-cell>
          <table:table-cell/>
          <table:table-cell office:value-type="float" office:value="1.73340386637364" calcext:value-type="float">
            <text:p>1.73340386637364</text:p>
          </table:table-cell>
        </table:table-row>
        <table:table-row table:style-name="ro1">
          <table:table-cell table:number-columns-repeated="2"/>
          <table:table-cell office:value-type="float" office:value="1.73871624403174" calcext:value-type="float">
            <text:p>1.73871624403174</text:p>
          </table:table-cell>
          <table:table-cell office:value-type="float" office:value="1.2243980451446" calcext:value-type="float">
            <text:p>1.2243980451446</text:p>
          </table:table-cell>
          <table:table-cell office:value-type="float" office:value="2.0127293961348" calcext:value-type="float">
            <text:p>2.0127293961348</text:p>
          </table:table-cell>
          <table:table-cell table:number-columns-repeated="2"/>
          <table:table-cell office:value-type="float" office:value="1.3087116732522" calcext:value-type="float">
            <text:p>1.3087116732522</text:p>
          </table:table-cell>
          <table:table-cell/>
          <table:table-cell office:value-type="float" office:value="-0.194666460246977" calcext:value-type="float">
            <text:p>-0.194666460246977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1.73871624403174" calcext:value-type="float">
            <text:p>1.73871624403174</text:p>
          </table:table-cell>
        </table:table-row>
        <table:table-row table:style-name="ro1">
          <table:table-cell table:number-columns-repeated="2"/>
          <table:table-cell office:value-type="float" office:value="1.7394759648013" calcext:value-type="float">
            <text:p>1.7394759648013</text:p>
          </table:table-cell>
          <table:table-cell office:value-type="float" office:value="1.22884269371116" calcext:value-type="float">
            <text:p>1.22884269371116</text:p>
          </table:table-cell>
          <table:table-cell office:value-type="float" office:value="2.01292721429602" calcext:value-type="float">
            <text:p>2.01292721429602</text:p>
          </table:table-cell>
          <table:table-cell table:number-columns-repeated="2"/>
          <table:table-cell office:value-type="float" office:value="4.83466388910264" calcext:value-type="float">
            <text:p>4.83466388910264</text:p>
          </table:table-cell>
          <table:table-cell/>
          <table:table-cell office:value-type="float" office:value="0.035329688193937" calcext:value-type="float">
            <text:p>0.035329688193937</text:p>
          </table:table-cell>
          <table:table-cell/>
          <table:table-cell office:value-type="float" office:value="4599" calcext:value-type="float">
            <text:p>4599</text:p>
          </table:table-cell>
          <table:table-cell/>
          <table:table-cell office:value-type="float" office:value="1.7394759648013" calcext:value-type="float">
            <text:p>1.7394759648013</text:p>
          </table:table-cell>
        </table:table-row>
        <table:table-row table:style-name="ro1">
          <table:table-cell table:number-columns-repeated="2"/>
          <table:table-cell office:value-type="float" office:value="1.74045950649931" calcext:value-type="float">
            <text:p>1.74045950649931</text:p>
          </table:table-cell>
          <table:table-cell office:value-type="float" office:value="1.2313325009604" calcext:value-type="float">
            <text:p>1.2313325009604</text:p>
          </table:table-cell>
          <table:table-cell office:value-type="float" office:value="2.02863060644373" calcext:value-type="float">
            <text:p>2.02863060644373</text:p>
          </table:table-cell>
          <table:table-cell table:number-columns-repeated="2"/>
          <table:table-cell office:value-type="float" office:value="1.89313154973553" calcext:value-type="float">
            <text:p>1.89313154973553</text:p>
          </table:table-cell>
          <table:table-cell/>
          <table:table-cell office:value-type="float" office:value="-0.0101625383181781" calcext:value-type="float">
            <text:p>-0.010162538318178</text:p>
          </table:table-cell>
          <table:table-cell/>
          <table:table-cell office:value-type="float" office:value="2248" calcext:value-type="float">
            <text:p>2248</text:p>
          </table:table-cell>
          <table:table-cell/>
          <table:table-cell office:value-type="float" office:value="1.74045950649931" calcext:value-type="float">
            <text:p>1.74045950649931</text:p>
          </table:table-cell>
        </table:table-row>
        <table:table-row table:style-name="ro1">
          <table:table-cell table:number-columns-repeated="2"/>
          <table:table-cell office:value-type="float" office:value="1.7564477115319" calcext:value-type="float">
            <text:p>1.7564477115319</text:p>
          </table:table-cell>
          <table:table-cell office:value-type="float" office:value="1.2330050081878" calcext:value-type="float">
            <text:p>1.2330050081878</text:p>
          </table:table-cell>
          <table:table-cell office:value-type="float" office:value="2.03526686976932" calcext:value-type="float">
            <text:p>2.03526686976932</text:p>
          </table:table-cell>
          <table:table-cell table:number-columns-repeated="2"/>
          <table:table-cell office:value-type="float" office:value="5.70864254376758" calcext:value-type="float">
            <text:p>5.70864254376758</text:p>
          </table:table-cell>
          <table:table-cell/>
          <table:table-cell office:value-type="float" office:value="-0.47807341993917" calcext:value-type="float">
            <text:p>-0.47807341993917</text:p>
          </table:table-cell>
          <table:table-cell/>
          <table:table-cell office:value-type="float" office:value="5301" calcext:value-type="float">
            <text:p>5301</text:p>
          </table:table-cell>
          <table:table-cell/>
          <table:table-cell office:value-type="float" office:value="1.7564477115319" calcext:value-type="float">
            <text:p>1.7564477115319</text:p>
          </table:table-cell>
        </table:table-row>
        <table:table-row table:style-name="ro1">
          <table:table-cell table:number-columns-repeated="2"/>
          <table:table-cell office:value-type="float" office:value="1.76486223413833" calcext:value-type="float">
            <text:p>1.76486223413833</text:p>
          </table:table-cell>
          <table:table-cell office:value-type="float" office:value="1.23518909767538" calcext:value-type="float">
            <text:p>1.23518909767538</text:p>
          </table:table-cell>
          <table:table-cell office:value-type="float" office:value="2.05466161805796" calcext:value-type="float">
            <text:p>2.05466161805796</text:p>
          </table:table-cell>
          <table:table-cell table:number-columns-repeated="2"/>
          <table:table-cell office:value-type="float" office:value="8.66839369440402" calcext:value-type="float">
            <text:p>8.66839369440402</text:p>
          </table:table-cell>
          <table:table-cell/>
          <table:table-cell office:value-type="float" office:value="-0.333378403133944" calcext:value-type="float">
            <text:p>-0.333378403133944</text:p>
          </table:table-cell>
          <table:table-cell/>
          <table:table-cell office:value-type="float" office:value="8784" calcext:value-type="float">
            <text:p>8784</text:p>
          </table:table-cell>
          <table:table-cell/>
          <table:table-cell office:value-type="float" office:value="1.76486223413833" calcext:value-type="float">
            <text:p>1.76486223413833</text:p>
          </table:table-cell>
        </table:table-row>
        <table:table-row table:style-name="ro1">
          <table:table-cell table:number-columns-repeated="2"/>
          <table:table-cell office:value-type="float" office:value="1.76487852709781" calcext:value-type="float">
            <text:p>1.76487852709781</text:p>
          </table:table-cell>
          <table:table-cell office:value-type="float" office:value="1.23592706684995" calcext:value-type="float">
            <text:p>1.23592706684995</text:p>
          </table:table-cell>
          <table:table-cell office:value-type="float" office:value="2.06630021817418" calcext:value-type="float">
            <text:p>2.06630021817418</text:p>
          </table:table-cell>
          <table:table-cell table:number-columns-repeated="2"/>
          <table:table-cell office:value-type="float" office:value="0.74558702756713" calcext:value-type="float">
            <text:p>0.74558702756713</text:p>
          </table:table-cell>
          <table:table-cell/>
          <table:table-cell office:value-type="float" office:value="0.0708571795867444" calcext:value-type="float">
            <text:p>0.070857179586744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float" office:value="1.76487852709781" calcext:value-type="float">
            <text:p>1.76487852709781</text:p>
          </table:table-cell>
        </table:table-row>
        <table:table-row table:style-name="ro1">
          <table:table-cell table:number-columns-repeated="2"/>
          <table:table-cell office:value-type="float" office:value="1.77160283947645" calcext:value-type="float">
            <text:p>1.77160283947645</text:p>
          </table:table-cell>
          <table:table-cell office:value-type="float" office:value="1.23732460653578" calcext:value-type="float">
            <text:p>1.23732460653578</text:p>
          </table:table-cell>
          <table:table-cell office:value-type="float" office:value="2.06780808349987" calcext:value-type="float">
            <text:p>2.06780808349987</text:p>
          </table:table-cell>
          <table:table-cell table:number-columns-repeated="2"/>
          <table:table-cell office:value-type="float" office:value="4.65375712212008" calcext:value-type="float">
            <text:p>4.65375712212008</text:p>
          </table:table-cell>
          <table:table-cell/>
          <table:table-cell office:value-type="float" office:value="0.373321566760483" calcext:value-type="float">
            <text:p>0.373321566760483</text:p>
          </table:table-cell>
          <table:table-cell/>
          <table:table-cell office:value-type="float" office:value="3908" calcext:value-type="float">
            <text:p>3908</text:p>
          </table:table-cell>
          <table:table-cell/>
          <table:table-cell office:value-type="float" office:value="1.77160283947645" calcext:value-type="float">
            <text:p>1.77160283947645</text:p>
          </table:table-cell>
        </table:table-row>
        <table:table-row table:style-name="ro1">
          <table:table-cell table:number-columns-repeated="2"/>
          <table:table-cell office:value-type="float" office:value="1.77591445682779" calcext:value-type="float">
            <text:p>1.77591445682779</text:p>
          </table:table-cell>
          <table:table-cell office:value-type="float" office:value="1.2490439283509" calcext:value-type="float">
            <text:p>1.2490439283509</text:p>
          </table:table-cell>
          <table:table-cell office:value-type="float" office:value="2.08346651668923" calcext:value-type="float">
            <text:p>2.08346651668923</text:p>
          </table:table-cell>
          <table:table-cell table:number-columns-repeated="2"/>
          <table:table-cell office:value-type="float" office:value="2.68553287621569" calcext:value-type="float">
            <text:p>2.68553287621569</text:p>
          </table:table-cell>
          <table:table-cell/>
          <table:table-cell office:value-type="float" office:value="0.417605001436796" calcext:value-type="float">
            <text:p>0.417605001436796</text:p>
          </table:table-cell>
          <table:table-cell/>
          <table:table-cell office:value-type="float" office:value="3771" calcext:value-type="float">
            <text:p>3771</text:p>
          </table:table-cell>
          <table:table-cell/>
          <table:table-cell office:value-type="float" office:value="1.77591445682779" calcext:value-type="float">
            <text:p>1.77591445682779</text:p>
          </table:table-cell>
        </table:table-row>
        <table:table-row table:style-name="ro1">
          <table:table-cell table:number-columns-repeated="2"/>
          <table:table-cell office:value-type="float" office:value="1.81735388113883" calcext:value-type="float">
            <text:p>1.81735388113883</text:p>
          </table:table-cell>
          <table:table-cell office:value-type="float" office:value="1.2502594029206" calcext:value-type="float">
            <text:p>1.2502594029206</text:p>
          </table:table-cell>
          <table:table-cell office:value-type="float" office:value="2.09680200040559" calcext:value-type="float">
            <text:p>2.09680200040559</text:p>
          </table:table-cell>
          <table:table-cell table:number-columns-repeated="2"/>
          <table:table-cell office:value-type="float" office:value="3.43183255006743" calcext:value-type="float">
            <text:p>3.43183255006743</text:p>
          </table:table-cell>
          <table:table-cell/>
          <table:table-cell office:value-type="float" office:value="0.0195446269142293" calcext:value-type="float">
            <text:p>0.019544626914229</text:p>
          </table:table-cell>
          <table:table-cell/>
          <table:table-cell office:value-type="float" office:value="3195" calcext:value-type="float">
            <text:p>3195</text:p>
          </table:table-cell>
          <table:table-cell/>
          <table:table-cell office:value-type="float" office:value="1.81735388113883" calcext:value-type="float">
            <text:p>1.81735388113883</text:p>
          </table:table-cell>
        </table:table-row>
        <table:table-row table:style-name="ro1">
          <table:table-cell table:number-columns-repeated="2"/>
          <table:table-cell office:value-type="float" office:value="1.83122145031547" calcext:value-type="float">
            <text:p>1.83122145031547</text:p>
          </table:table-cell>
          <table:table-cell office:value-type="float" office:value="1.25427133141786" calcext:value-type="float">
            <text:p>1.25427133141786</text:p>
          </table:table-cell>
          <table:table-cell office:value-type="float" office:value="2.10373786570968" calcext:value-type="float">
            <text:p>2.10373786570968</text:p>
          </table:table-cell>
          <table:table-cell table:number-columns-repeated="2"/>
          <table:table-cell office:value-type="float" office:value="2.20639899887493" calcext:value-type="float">
            <text:p>2.20639899887493</text:p>
          </table:table-cell>
          <table:table-cell/>
          <table:table-cell office:value-type="float" office:value="0.219494832200391" calcext:value-type="float">
            <text:p>0.219494832200391</text:p>
          </table:table-cell>
          <table:table-cell/>
          <table:table-cell office:value-type="float" office:value="2402" calcext:value-type="float">
            <text:p>2402</text:p>
          </table:table-cell>
          <table:table-cell/>
          <table:table-cell office:value-type="float" office:value="1.83122145031547" calcext:value-type="float">
            <text:p>1.83122145031547</text:p>
          </table:table-cell>
        </table:table-row>
        <table:table-row table:style-name="ro1">
          <table:table-cell table:number-columns-repeated="2"/>
          <table:table-cell office:value-type="float" office:value="1.8468527677611" calcext:value-type="float">
            <text:p>1.8468527677611</text:p>
          </table:table-cell>
          <table:table-cell office:value-type="float" office:value="1.25429510714401" calcext:value-type="float">
            <text:p>1.25429510714401</text:p>
          </table:table-cell>
          <table:table-cell office:value-type="float" office:value="2.11448744719795" calcext:value-type="float">
            <text:p>2.11448744719795</text:p>
          </table:table-cell>
          <table:table-cell table:number-columns-repeated="2"/>
          <table:table-cell office:value-type="float" office:value="4.96770121359142" calcext:value-type="float">
            <text:p>4.96770121359142</text:p>
          </table:table-cell>
          <table:table-cell/>
          <table:table-cell office:value-type="float" office:value="-0.538186746031997" calcext:value-type="float">
            <text:p>-0.538186746031997</text:p>
          </table:table-cell>
          <table:table-cell/>
          <table:table-cell office:value-type="float" office:value="4013" calcext:value-type="float">
            <text:p>4013</text:p>
          </table:table-cell>
          <table:table-cell/>
          <table:table-cell office:value-type="float" office:value="1.8468527677611" calcext:value-type="float">
            <text:p>1.8468527677611</text:p>
          </table:table-cell>
        </table:table-row>
        <table:table-row table:style-name="ro1">
          <table:table-cell table:number-columns-repeated="2"/>
          <table:table-cell office:value-type="float" office:value="1.85114638339107" calcext:value-type="float">
            <text:p>1.85114638339107</text:p>
          </table:table-cell>
          <table:table-cell office:value-type="float" office:value="1.25715551810039" calcext:value-type="float">
            <text:p>1.25715551810039</text:p>
          </table:table-cell>
          <table:table-cell office:value-type="float" office:value="2.12967071974512" calcext:value-type="float">
            <text:p>2.12967071974512</text:p>
          </table:table-cell>
          <table:table-cell table:number-columns-repeated="2"/>
          <table:table-cell office:value-type="float" office:value="100.104804985801" calcext:value-type="float">
            <text:p>100.104804985801</text:p>
          </table:table-cell>
          <table:table-cell/>
          <table:table-cell office:value-type="float" office:value="-7.8801459632673" calcext:value-type="float">
            <text:p>-7.8801459632673</text:p>
          </table:table-cell>
          <table:table-cell/>
          <table:table-cell office:value-type="float" office:value="46383" calcext:value-type="float">
            <text:p>46383</text:p>
          </table:table-cell>
          <table:table-cell/>
          <table:table-cell office:value-type="float" office:value="1.85114638339107" calcext:value-type="float">
            <text:p>1.85114638339107</text:p>
          </table:table-cell>
        </table:table-row>
        <table:table-row table:style-name="ro1">
          <table:table-cell table:number-columns-repeated="2"/>
          <table:table-cell office:value-type="float" office:value="1.85370674476874" calcext:value-type="float">
            <text:p>1.85370674476874</text:p>
          </table:table-cell>
          <table:table-cell office:value-type="float" office:value="1.25773446172646" calcext:value-type="float">
            <text:p>1.25773446172646</text:p>
          </table:table-cell>
          <table:table-cell office:value-type="float" office:value="2.13766378324648" calcext:value-type="float">
            <text:p>2.13766378324648</text:p>
          </table:table-cell>
          <table:table-cell table:number-columns-repeated="2"/>
          <table:table-cell office:value-type="float" office:value="3.49459178329549" calcext:value-type="float">
            <text:p>3.49459178329549</text:p>
          </table:table-cell>
          <table:table-cell/>
          <table:table-cell office:value-type="float" office:value="-0.621200464620465" calcext:value-type="float">
            <text:p>-0.621200464620465</text:p>
          </table:table-cell>
          <table:table-cell/>
          <table:table-cell office:value-type="float" office:value="3077" calcext:value-type="float">
            <text:p>3077</text:p>
          </table:table-cell>
          <table:table-cell/>
          <table:table-cell office:value-type="float" office:value="1.85370674476874" calcext:value-type="float">
            <text:p>1.85370674476874</text:p>
          </table:table-cell>
        </table:table-row>
        <table:table-row table:style-name="ro1">
          <table:table-cell table:number-columns-repeated="2"/>
          <table:table-cell office:value-type="float" office:value="1.857853242447" calcext:value-type="float">
            <text:p>1.857853242447</text:p>
          </table:table-cell>
          <table:table-cell office:value-type="float" office:value="1.25782935829525" calcext:value-type="float">
            <text:p>1.25782935829525</text:p>
          </table:table-cell>
          <table:table-cell office:value-type="float" office:value="2.13895936276291" calcext:value-type="float">
            <text:p>2.13895936276291</text:p>
          </table:table-cell>
          <table:table-cell table:number-columns-repeated="2"/>
          <table:table-cell office:value-type="float" office:value="5.09039981005423" calcext:value-type="float">
            <text:p>5.09039981005423</text:p>
          </table:table-cell>
          <table:table-cell/>
          <table:table-cell office:value-type="float" office:value="-0.669718941871583" calcext:value-type="float">
            <text:p>-0.669718941871583</text:p>
          </table:table-cell>
          <table:table-cell/>
          <table:table-cell office:value-type="float" office:value="35207" calcext:value-type="float">
            <text:p>35207</text:p>
          </table:table-cell>
          <table:table-cell/>
          <table:table-cell office:value-type="float" office:value="1.857853242447" calcext:value-type="float">
            <text:p>1.857853242447</text:p>
          </table:table-cell>
        </table:table-row>
        <table:table-row table:style-name="ro1">
          <table:table-cell table:number-columns-repeated="2"/>
          <table:table-cell office:value-type="float" office:value="1.8654096300696" calcext:value-type="float">
            <text:p>1.8654096300696</text:p>
          </table:table-cell>
          <table:table-cell office:value-type="float" office:value="1.25888645355335" calcext:value-type="float">
            <text:p>1.25888645355335</text:p>
          </table:table-cell>
          <table:table-cell office:value-type="float" office:value="2.15095306591635" calcext:value-type="float">
            <text:p>2.15095306591635</text:p>
          </table:table-cell>
          <table:table-cell table:number-columns-repeated="2"/>
          <table:table-cell office:value-type="float" office:value="2.77143779831773" calcext:value-type="float">
            <text:p>2.77143779831773</text:p>
          </table:table-cell>
          <table:table-cell/>
          <table:table-cell office:value-type="float" office:value="-0.285419848176399" calcext:value-type="float">
            <text:p>-0.285419848176399</text:p>
          </table:table-cell>
          <table:table-cell/>
          <table:table-cell office:value-type="float" office:value="2120" calcext:value-type="float">
            <text:p>2120</text:p>
          </table:table-cell>
          <table:table-cell/>
          <table:table-cell office:value-type="float" office:value="1.8654096300696" calcext:value-type="float">
            <text:p>1.8654096300696</text:p>
          </table:table-cell>
        </table:table-row>
        <table:table-row table:style-name="ro1">
          <table:table-cell table:number-columns-repeated="2"/>
          <table:table-cell office:value-type="float" office:value="1.88465002368061" calcext:value-type="float">
            <text:p>1.88465002368061</text:p>
          </table:table-cell>
          <table:table-cell office:value-type="float" office:value="1.25906710507684" calcext:value-type="float">
            <text:p>1.25906710507684</text:p>
          </table:table-cell>
          <table:table-cell office:value-type="float" office:value="2.16115981066525" calcext:value-type="float">
            <text:p>2.16115981066525</text:p>
          </table:table-cell>
          <table:table-cell table:number-columns-repeated="2"/>
          <table:table-cell office:value-type="float" office:value="5.85110167302839" calcext:value-type="float">
            <text:p>5.85110167302839</text:p>
          </table:table-cell>
          <table:table-cell/>
          <table:table-cell office:value-type="float" office:value="-0.341293052163153" calcext:value-type="float">
            <text:p>-0.341293052163153</text:p>
          </table:table-cell>
          <table:table-cell/>
          <table:table-cell office:value-type="float" office:value="4030" calcext:value-type="float">
            <text:p>4030</text:p>
          </table:table-cell>
          <table:table-cell/>
          <table:table-cell office:value-type="float" office:value="1.88465002368061" calcext:value-type="float">
            <text:p>1.88465002368061</text:p>
          </table:table-cell>
        </table:table-row>
        <table:table-row table:style-name="ro1">
          <table:table-cell table:number-columns-repeated="2"/>
          <table:table-cell office:value-type="float" office:value="1.89313154973553" calcext:value-type="float">
            <text:p>1.89313154973553</text:p>
          </table:table-cell>
          <table:table-cell office:value-type="float" office:value="1.25964484268164" calcext:value-type="float">
            <text:p>1.25964484268164</text:p>
          </table:table-cell>
          <table:table-cell office:value-type="float" office:value="2.16117471493239" calcext:value-type="float">
            <text:p>2.16117471493239</text:p>
          </table:table-cell>
          <table:table-cell table:number-columns-repeated="2"/>
          <table:table-cell office:value-type="float" office:value="3.69810492030672" calcext:value-type="float">
            <text:p>3.69810492030672</text:p>
          </table:table-cell>
          <table:table-cell/>
          <table:table-cell office:value-type="float" office:value="-0.112670124886336" calcext:value-type="float">
            <text:p>-0.112670124886336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float" office:value="1.89313154973553" calcext:value-type="float">
            <text:p>1.89313154973553</text:p>
          </table:table-cell>
        </table:table-row>
        <table:table-row table:style-name="ro1">
          <table:table-cell table:number-columns-repeated="2"/>
          <table:table-cell office:value-type="float" office:value="1.89698511722974" calcext:value-type="float">
            <text:p>1.89698511722974</text:p>
          </table:table-cell>
          <table:table-cell office:value-type="float" office:value="1.275536765392" calcext:value-type="float">
            <text:p>1.275536765392</text:p>
          </table:table-cell>
          <table:table-cell office:value-type="float" office:value="2.16153544528218" calcext:value-type="float">
            <text:p>2.16153544528218</text:p>
          </table:table-cell>
          <table:table-cell table:number-columns-repeated="2"/>
          <table:table-cell office:value-type="float" office:value="4.22158194969334" calcext:value-type="float">
            <text:p>4.22158194969334</text:p>
          </table:table-cell>
          <table:table-cell/>
          <table:table-cell office:value-type="float" office:value="-0.0491145073104555" calcext:value-type="float">
            <text:p>-0.049114507310456</text:p>
          </table:table-cell>
          <table:table-cell/>
          <table:table-cell office:value-type="float" office:value="3895" calcext:value-type="float">
            <text:p>3895</text:p>
          </table:table-cell>
          <table:table-cell/>
          <table:table-cell office:value-type="float" office:value="1.89698511722974" calcext:value-type="float">
            <text:p>1.89698511722974</text:p>
          </table:table-cell>
        </table:table-row>
        <table:table-row table:style-name="ro1">
          <table:table-cell table:number-columns-repeated="2"/>
          <table:table-cell office:value-type="float" office:value="1.90415698193385" calcext:value-type="float">
            <text:p>1.90415698193385</text:p>
          </table:table-cell>
          <table:table-cell office:value-type="float" office:value="1.27569949492689" calcext:value-type="float">
            <text:p>1.27569949492689</text:p>
          </table:table-cell>
          <table:table-cell office:value-type="float" office:value="2.16996808470307" calcext:value-type="float">
            <text:p>2.16996808470307</text:p>
          </table:table-cell>
          <table:table-cell table:number-columns-repeated="2"/>
          <table:table-cell office:value-type="float" office:value="6.80277370277695" calcext:value-type="float">
            <text:p>6.80277370277695</text:p>
          </table:table-cell>
          <table:table-cell/>
          <table:table-cell office:value-type="float" office:value="-0.0411226200468809" calcext:value-type="float">
            <text:p>-0.041122620046881</text:p>
          </table:table-cell>
          <table:table-cell/>
          <table:table-cell office:value-type="float" office:value="15925" calcext:value-type="float">
            <text:p>15925</text:p>
          </table:table-cell>
          <table:table-cell/>
          <table:table-cell office:value-type="float" office:value="1.90415698193385" calcext:value-type="float">
            <text:p>1.90415698193385</text:p>
          </table:table-cell>
        </table:table-row>
        <table:table-row table:style-name="ro1">
          <table:table-cell table:number-columns-repeated="2"/>
          <table:table-cell office:value-type="float" office:value="1.90964615729476" calcext:value-type="float">
            <text:p>1.90964615729476</text:p>
          </table:table-cell>
          <table:table-cell office:value-type="float" office:value="1.27638282096842" calcext:value-type="float">
            <text:p>1.27638282096842</text:p>
          </table:table-cell>
          <table:table-cell office:value-type="float" office:value="2.18260110557138" calcext:value-type="float">
            <text:p>2.18260110557138</text:p>
          </table:table-cell>
          <table:table-cell table:number-columns-repeated="2"/>
          <table:table-cell office:value-type="float" office:value="3.72432243291799" calcext:value-type="float">
            <text:p>3.72432243291799</text:p>
          </table:table-cell>
          <table:table-cell/>
          <table:table-cell office:value-type="float" office:value="-0.502257686179698" calcext:value-type="float">
            <text:p>-0.502257686179698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float" office:value="1.90964615729476" calcext:value-type="float">
            <text:p>1.90964615729476</text:p>
          </table:table-cell>
        </table:table-row>
        <table:table-row table:style-name="ro1">
          <table:table-cell table:number-columns-repeated="2"/>
          <table:table-cell office:value-type="float" office:value="1.91776434153248" calcext:value-type="float">
            <text:p>1.91776434153248</text:p>
          </table:table-cell>
          <table:table-cell office:value-type="float" office:value="1.27862154480837" calcext:value-type="float">
            <text:p>1.27862154480837</text:p>
          </table:table-cell>
          <table:table-cell office:value-type="float" office:value="2.1933400099819" calcext:value-type="float">
            <text:p>2.1933400099819</text:p>
          </table:table-cell>
          <table:table-cell table:number-columns-repeated="2"/>
          <table:table-cell office:value-type="float" office:value="3.36438309559651" calcext:value-type="float">
            <text:p>3.36438309559651</text:p>
          </table:table-cell>
          <table:table-cell/>
          <table:table-cell office:value-type="float" office:value="0.56765030476453" calcext:value-type="float">
            <text:p>0.56765030476453</text:p>
          </table:table-cell>
          <table:table-cell/>
          <table:table-cell office:value-type="float" office:value="7972" calcext:value-type="float">
            <text:p>7972</text:p>
          </table:table-cell>
          <table:table-cell/>
          <table:table-cell office:value-type="float" office:value="1.91776434153248" calcext:value-type="float">
            <text:p>1.91776434153248</text:p>
          </table:table-cell>
        </table:table-row>
        <table:table-row table:style-name="ro1">
          <table:table-cell table:number-columns-repeated="2"/>
          <table:table-cell office:value-type="float" office:value="1.95602342203275" calcext:value-type="float">
            <text:p>1.95602342203275</text:p>
          </table:table-cell>
          <table:table-cell office:value-type="float" office:value="1.29015091348953" calcext:value-type="float">
            <text:p>1.29015091348953</text:p>
          </table:table-cell>
          <table:table-cell office:value-type="float" office:value="2.19913497877777" calcext:value-type="float">
            <text:p>2.19913497877777</text:p>
          </table:table-cell>
          <table:table-cell table:number-columns-repeated="2"/>
          <table:table-cell office:value-type="float" office:value="7.67225395056454" calcext:value-type="float">
            <text:p>7.67225395056454</text:p>
          </table:table-cell>
          <table:table-cell/>
          <table:table-cell office:value-type="float" office:value="-1.25580960973979" calcext:value-type="float">
            <text:p>-1.25580960973979</text:p>
          </table:table-cell>
          <table:table-cell/>
          <table:table-cell office:value-type="float" office:value="8316" calcext:value-type="float">
            <text:p>8316</text:p>
          </table:table-cell>
          <table:table-cell/>
          <table:table-cell office:value-type="float" office:value="1.95602342203275" calcext:value-type="float">
            <text:p>1.95602342203275</text:p>
          </table:table-cell>
        </table:table-row>
        <table:table-row table:style-name="ro1">
          <table:table-cell table:number-columns-repeated="2"/>
          <table:table-cell office:value-type="float" office:value="1.95758748999443" calcext:value-type="float">
            <text:p>1.95758748999443</text:p>
          </table:table-cell>
          <table:table-cell office:value-type="float" office:value="1.29627843066225" calcext:value-type="float">
            <text:p>1.29627843066225</text:p>
          </table:table-cell>
          <table:table-cell office:value-type="float" office:value="2.20654176109522" calcext:value-type="float">
            <text:p>2.20654176109522</text:p>
          </table:table-cell>
          <table:table-cell table:number-columns-repeated="2"/>
          <table:table-cell office:value-type="float" office:value="1.05862814159306" calcext:value-type="float">
            <text:p>1.05862814159306</text:p>
          </table:table-cell>
          <table:table-cell/>
          <table:table-cell office:value-type="float" office:value="-0.0644778703289613" calcext:value-type="float">
            <text:p>-0.064477870328961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.95758748999443" calcext:value-type="float">
            <text:p>1.95758748999443</text:p>
          </table:table-cell>
        </table:table-row>
        <table:table-row table:style-name="ro1">
          <table:table-cell table:number-columns-repeated="2"/>
          <table:table-cell office:value-type="float" office:value="1.96254100335063" calcext:value-type="float">
            <text:p>1.96254100335063</text:p>
          </table:table-cell>
          <table:table-cell office:value-type="float" office:value="1.29781111389782" calcext:value-type="float">
            <text:p>1.29781111389782</text:p>
          </table:table-cell>
          <table:table-cell office:value-type="float" office:value="2.21228224177237" calcext:value-type="float">
            <text:p>2.21228224177237</text:p>
          </table:table-cell>
          <table:table-cell table:number-columns-repeated="2"/>
          <table:table-cell office:value-type="float" office:value="2.73048966301958" calcext:value-type="float">
            <text:p>2.73048966301958</text:p>
          </table:table-cell>
          <table:table-cell/>
          <table:table-cell office:value-type="float" office:value="-0.195301889712487" calcext:value-type="float">
            <text:p>-0.195301889712487</text:p>
          </table:table-cell>
          <table:table-cell/>
          <table:table-cell office:value-type="float" office:value="4545" calcext:value-type="float">
            <text:p>4545</text:p>
          </table:table-cell>
          <table:table-cell/>
          <table:table-cell office:value-type="float" office:value="1.96254100335063" calcext:value-type="float">
            <text:p>1.96254100335063</text:p>
          </table:table-cell>
        </table:table-row>
        <table:table-row table:style-name="ro1">
          <table:table-cell table:number-columns-repeated="2"/>
          <table:table-cell office:value-type="float" office:value="1.98764824174872" calcext:value-type="float">
            <text:p>1.98764824174872</text:p>
          </table:table-cell>
          <table:table-cell office:value-type="float" office:value="1.30647848905165" calcext:value-type="float">
            <text:p>1.30647848905165</text:p>
          </table:table-cell>
          <table:table-cell office:value-type="float" office:value="2.21493458096284" calcext:value-type="float">
            <text:p>2.21493458096284</text:p>
          </table:table-cell>
          <table:table-cell table:number-columns-repeated="2"/>
          <table:table-cell office:value-type="float" office:value="0.403329377327407" calcext:value-type="float">
            <text:p>0.403329377327407</text:p>
          </table:table-cell>
          <table:table-cell/>
          <table:table-cell office:value-type="float" office:value="0.0175156704275632" calcext:value-type="float">
            <text:p>0.017515670427563</text:p>
          </table:table-cell>
          <table:table-cell/>
          <table:table-cell office:value-type="float" office:value="375" calcext:value-type="float">
            <text:p>375</text:p>
          </table:table-cell>
          <table:table-cell/>
          <table:table-cell office:value-type="float" office:value="1.98764824174872" calcext:value-type="float">
            <text:p>1.98764824174872</text:p>
          </table:table-cell>
        </table:table-row>
        <table:table-row table:style-name="ro1">
          <table:table-cell table:number-columns-repeated="2"/>
          <table:table-cell office:value-type="float" office:value="1.9936479199219" calcext:value-type="float">
            <text:p>1.9936479199219</text:p>
          </table:table-cell>
          <table:table-cell office:value-type="float" office:value="1.308407516648" calcext:value-type="float">
            <text:p>1.308407516648</text:p>
          </table:table-cell>
          <table:table-cell office:value-type="float" office:value="2.22151442818639" calcext:value-type="float">
            <text:p>2.22151442818639</text:p>
          </table:table-cell>
          <table:table-cell table:number-columns-repeated="2"/>
          <table:table-cell office:value-type="float" office:value="0.793846115829815" calcext:value-type="float">
            <text:p>0.793846115829815</text:p>
          </table:table-cell>
          <table:table-cell/>
          <table:table-cell office:value-type="float" office:value="0.022304806321682" calcext:value-type="float">
            <text:p>0.022304806321682</text:p>
          </table:table-cell>
          <table:table-cell/>
          <table:table-cell office:value-type="float" office:value="2070" calcext:value-type="float">
            <text:p>2070</text:p>
          </table:table-cell>
          <table:table-cell/>
          <table:table-cell office:value-type="float" office:value="1.9936479199219" calcext:value-type="float">
            <text:p>1.9936479199219</text:p>
          </table:table-cell>
        </table:table-row>
        <table:table-row table:style-name="ro1">
          <table:table-cell table:number-columns-repeated="2"/>
          <table:table-cell office:value-type="float" office:value="1.9948663146068" calcext:value-type="float">
            <text:p>1.9948663146068</text:p>
          </table:table-cell>
          <table:table-cell office:value-type="float" office:value="1.31534841203829" calcext:value-type="float">
            <text:p>1.31534841203829</text:p>
          </table:table-cell>
          <table:table-cell office:value-type="float" office:value="2.2295739328776" calcext:value-type="float">
            <text:p>2.2295739328776</text:p>
          </table:table-cell>
          <table:table-cell table:number-columns-repeated="2"/>
          <table:table-cell office:value-type="float" office:value="6.0869701579409" calcext:value-type="float">
            <text:p>6.0869701579409</text:p>
          </table:table-cell>
          <table:table-cell/>
          <table:table-cell office:value-type="float" office:value="-0.0208172786585569" calcext:value-type="float">
            <text:p>-0.020817278658557</text:p>
          </table:table-cell>
          <table:table-cell/>
          <table:table-cell office:value-type="float" office:value="7846" calcext:value-type="float">
            <text:p>7846</text:p>
          </table:table-cell>
          <table:table-cell/>
          <table:table-cell office:value-type="float" office:value="1.9948663146068" calcext:value-type="float">
            <text:p>1.9948663146068</text:p>
          </table:table-cell>
        </table:table-row>
        <table:table-row table:style-name="ro1">
          <table:table-cell table:number-columns-repeated="2"/>
          <table:table-cell office:value-type="float" office:value="2.00955182160236" calcext:value-type="float">
            <text:p>2.00955182160236</text:p>
          </table:table-cell>
          <table:table-cell office:value-type="float" office:value="1.31673699580307" calcext:value-type="float">
            <text:p>1.31673699580307</text:p>
          </table:table-cell>
          <table:table-cell office:value-type="float" office:value="2.2329322186566" calcext:value-type="float">
            <text:p>2.2329322186566</text:p>
          </table:table-cell>
          <table:table-cell table:number-columns-repeated="2"/>
          <table:table-cell office:value-type="float" office:value="1.0127825866189" calcext:value-type="float">
            <text:p>1.0127825866189</text:p>
          </table:table-cell>
          <table:table-cell/>
          <table:table-cell office:value-type="float" office:value="0.0130466745687624" calcext:value-type="float">
            <text:p>0.01304667456876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00955182160236" calcext:value-type="float">
            <text:p>2.00955182160236</text:p>
          </table:table-cell>
        </table:table-row>
        <table:table-row table:style-name="ro1">
          <table:table-cell table:number-columns-repeated="2"/>
          <table:table-cell office:value-type="float" office:value="2.01056883253721" calcext:value-type="float">
            <text:p>2.01056883253721</text:p>
          </table:table-cell>
          <table:table-cell office:value-type="float" office:value="1.32158985320275" calcext:value-type="float">
            <text:p>1.32158985320275</text:p>
          </table:table-cell>
          <table:table-cell office:value-type="float" office:value="2.23469838908455" calcext:value-type="float">
            <text:p>2.23469838908455</text:p>
          </table:table-cell>
          <table:table-cell table:number-columns-repeated="2"/>
          <table:table-cell office:value-type="float" office:value="0.00582313781062021" calcext:value-type="float">
            <text:p>0.00582313781062</text:p>
          </table:table-cell>
          <table:table-cell/>
          <table:table-cell office:value-type="float" office:value="0.146376989870627" calcext:value-type="float">
            <text:p>0.14637698987062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.01056883253721" calcext:value-type="float">
            <text:p>2.01056883253721</text:p>
          </table:table-cell>
        </table:table-row>
        <table:table-row table:style-name="ro1">
          <table:table-cell table:number-columns-repeated="2"/>
          <table:table-cell office:value-type="float" office:value="2.01392255633321" calcext:value-type="float">
            <text:p>2.01392255633321</text:p>
          </table:table-cell>
          <table:table-cell office:value-type="float" office:value="1.32162232606199" calcext:value-type="float">
            <text:p>1.32162232606199</text:p>
          </table:table-cell>
          <table:table-cell office:value-type="float" office:value="2.24092621575132" calcext:value-type="float">
            <text:p>2.24092621575132</text:p>
          </table:table-cell>
          <table:table-cell table:number-columns-repeated="2"/>
          <table:table-cell office:value-type="float" office:value="3.72743655085454" calcext:value-type="float">
            <text:p>3.72743655085454</text:p>
          </table:table-cell>
          <table:table-cell/>
          <table:table-cell office:value-type="float" office:value="-0.0648329407675774" calcext:value-type="float">
            <text:p>-0.064832940767577</text:p>
          </table:table-cell>
          <table:table-cell/>
          <table:table-cell office:value-type="float" office:value="2888" calcext:value-type="float">
            <text:p>2888</text:p>
          </table:table-cell>
          <table:table-cell/>
          <table:table-cell office:value-type="float" office:value="2.01392255633321" calcext:value-type="float">
            <text:p>2.01392255633321</text:p>
          </table:table-cell>
        </table:table-row>
        <table:table-row table:style-name="ro1">
          <table:table-cell table:number-columns-repeated="2"/>
          <table:table-cell office:value-type="float" office:value="2.01452837427764" calcext:value-type="float">
            <text:p>2.01452837427764</text:p>
          </table:table-cell>
          <table:table-cell office:value-type="float" office:value="1.32178052368662" calcext:value-type="float">
            <text:p>1.32178052368662</text:p>
          </table:table-cell>
          <table:table-cell office:value-type="float" office:value="2.24124552659173" calcext:value-type="float">
            <text:p>2.24124552659173</text:p>
          </table:table-cell>
          <table:table-cell table:number-columns-repeated="2"/>
          <table:table-cell office:value-type="float" office:value="100.105206621692" calcext:value-type="float">
            <text:p>100.105206621692</text:p>
          </table:table-cell>
          <table:table-cell/>
          <table:table-cell office:value-type="float" office:value="-5.69875427645169" calcext:value-type="float">
            <text:p>-5.69875427645169</text:p>
          </table:table-cell>
          <table:table-cell/>
          <table:table-cell office:value-type="float" office:value="49639" calcext:value-type="float">
            <text:p>49639</text:p>
          </table:table-cell>
          <table:table-cell/>
          <table:table-cell office:value-type="float" office:value="2.01452837427764" calcext:value-type="float">
            <text:p>2.01452837427764</text:p>
          </table:table-cell>
        </table:table-row>
        <table:table-row table:style-name="ro1">
          <table:table-cell table:number-columns-repeated="2"/>
          <table:table-cell office:value-type="float" office:value="2.02613793767845" calcext:value-type="float">
            <text:p>2.02613793767845</text:p>
          </table:table-cell>
          <table:table-cell office:value-type="float" office:value="1.33035557377238" calcext:value-type="float">
            <text:p>1.33035557377238</text:p>
          </table:table-cell>
          <table:table-cell office:value-type="float" office:value="2.24385649554614" calcext:value-type="float">
            <text:p>2.24385649554614</text:p>
          </table:table-cell>
          <table:table-cell table:number-columns-repeated="2"/>
          <table:table-cell office:value-type="float" office:value="2.24681731654204" calcext:value-type="float">
            <text:p>2.24681731654204</text:p>
          </table:table-cell>
          <table:table-cell/>
          <table:table-cell office:value-type="float" office:value="-0.453427474840062" calcext:value-type="float">
            <text:p>-0.453427474840062</text:p>
          </table:table-cell>
          <table:table-cell/>
          <table:table-cell office:value-type="float" office:value="1709" calcext:value-type="float">
            <text:p>1709</text:p>
          </table:table-cell>
          <table:table-cell/>
          <table:table-cell office:value-type="float" office:value="2.02613793767845" calcext:value-type="float">
            <text:p>2.02613793767845</text:p>
          </table:table-cell>
        </table:table-row>
        <table:table-row table:style-name="ro1">
          <table:table-cell table:number-columns-repeated="2"/>
          <table:table-cell office:value-type="float" office:value="2.05830100174043" calcext:value-type="float">
            <text:p>2.05830100174043</text:p>
          </table:table-cell>
          <table:table-cell office:value-type="float" office:value="1.3452592112061" calcext:value-type="float">
            <text:p>1.3452592112061</text:p>
          </table:table-cell>
          <table:table-cell office:value-type="float" office:value="2.25429740666236" calcext:value-type="float">
            <text:p>2.25429740666236</text:p>
          </table:table-cell>
          <table:table-cell table:number-columns-repeated="2"/>
          <table:table-cell office:value-type="float" office:value="100.096848682277" calcext:value-type="float">
            <text:p>100.096848682277</text:p>
          </table:table-cell>
          <table:table-cell/>
          <table:table-cell office:value-type="float" office:value="-4.04312613240765" calcext:value-type="float">
            <text:p>-4.04312613240765</text:p>
          </table:table-cell>
          <table:table-cell/>
          <table:table-cell office:value-type="float" office:value="48617" calcext:value-type="float">
            <text:p>48617</text:p>
          </table:table-cell>
          <table:table-cell/>
          <table:table-cell office:value-type="float" office:value="2.05830100174043" calcext:value-type="float">
            <text:p>2.05830100174043</text:p>
          </table:table-cell>
        </table:table-row>
        <table:table-row table:style-name="ro1">
          <table:table-cell table:number-columns-repeated="2"/>
          <table:table-cell office:value-type="float" office:value="2.05911018152446" calcext:value-type="float">
            <text:p>2.05911018152446</text:p>
          </table:table-cell>
          <table:table-cell office:value-type="float" office:value="1.34664772798607" calcext:value-type="float">
            <text:p>1.34664772798607</text:p>
          </table:table-cell>
          <table:table-cell office:value-type="float" office:value="2.25810089287183" calcext:value-type="float">
            <text:p>2.25810089287183</text:p>
          </table:table-cell>
          <table:table-cell table:number-columns-repeated="2"/>
          <table:table-cell office:value-type="float" office:value="1.46262876257943" calcext:value-type="float">
            <text:p>1.46262876257943</text:p>
          </table:table-cell>
          <table:table-cell/>
          <table:table-cell office:value-type="float" office:value="0.40068842987801" calcext:value-type="float">
            <text:p>0.40068842987801</text:p>
          </table:table-cell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2.05911018152446" calcext:value-type="float">
            <text:p>2.05911018152446</text:p>
          </table:table-cell>
        </table:table-row>
        <table:table-row table:style-name="ro1">
          <table:table-cell table:number-columns-repeated="2"/>
          <table:table-cell office:value-type="float" office:value="2.06151918162443" calcext:value-type="float">
            <text:p>2.06151918162443</text:p>
          </table:table-cell>
          <table:table-cell office:value-type="float" office:value="1.35003336281277" calcext:value-type="float">
            <text:p>1.35003336281277</text:p>
          </table:table-cell>
          <table:table-cell office:value-type="float" office:value="2.26135001387633" calcext:value-type="float">
            <text:p>2.26135001387633</text:p>
          </table:table-cell>
          <table:table-cell table:number-columns-repeated="2"/>
          <table:table-cell office:value-type="float" office:value="7.62335731390858" calcext:value-type="float">
            <text:p>7.62335731390858</text:p>
          </table:table-cell>
          <table:table-cell/>
          <table:table-cell office:value-type="float" office:value="0.353439203286473" calcext:value-type="float">
            <text:p>0.353439203286473</text:p>
          </table:table-cell>
          <table:table-cell/>
          <table:table-cell office:value-type="float" office:value="9650" calcext:value-type="float">
            <text:p>9650</text:p>
          </table:table-cell>
          <table:table-cell/>
          <table:table-cell office:value-type="float" office:value="2.06151918162443" calcext:value-type="float">
            <text:p>2.06151918162443</text:p>
          </table:table-cell>
        </table:table-row>
        <table:table-row table:style-name="ro1">
          <table:table-cell table:number-columns-repeated="2"/>
          <table:table-cell office:value-type="float" office:value="2.07548430376962" calcext:value-type="float">
            <text:p>2.07548430376962</text:p>
          </table:table-cell>
          <table:table-cell office:value-type="float" office:value="1.35083904120069" calcext:value-type="float">
            <text:p>1.35083904120069</text:p>
          </table:table-cell>
          <table:table-cell office:value-type="float" office:value="2.26480597364854" calcext:value-type="float">
            <text:p>2.26480597364854</text:p>
          </table:table-cell>
          <table:table-cell table:number-columns-repeated="2"/>
          <table:table-cell office:value-type="float" office:value="100.091362939185" calcext:value-type="float">
            <text:p>100.091362939185</text:p>
          </table:table-cell>
          <table:table-cell/>
          <table:table-cell office:value-type="float" office:value="-4.47029468770567" calcext:value-type="float">
            <text:p>-4.47029468770567</text:p>
          </table:table-cell>
          <table:table-cell/>
          <table:table-cell office:value-type="float" office:value="49136" calcext:value-type="float">
            <text:p>49136</text:p>
          </table:table-cell>
          <table:table-cell/>
          <table:table-cell office:value-type="float" office:value="2.07548430376962" calcext:value-type="float">
            <text:p>2.07548430376962</text:p>
          </table:table-cell>
        </table:table-row>
        <table:table-row table:style-name="ro1">
          <table:table-cell table:number-columns-repeated="2"/>
          <table:table-cell office:value-type="float" office:value="2.0800480913117" calcext:value-type="float">
            <text:p>2.0800480913117</text:p>
          </table:table-cell>
          <table:table-cell office:value-type="float" office:value="1.35260999254707" calcext:value-type="float">
            <text:p>1.35260999254707</text:p>
          </table:table-cell>
          <table:table-cell office:value-type="float" office:value="2.28602752071307" calcext:value-type="float">
            <text:p>2.28602752071307</text:p>
          </table:table-cell>
          <table:table-cell table:number-columns-repeated="2"/>
          <table:table-cell office:value-type="float" office:value="5.37640966820659" calcext:value-type="float">
            <text:p>5.37640966820659</text:p>
          </table:table-cell>
          <table:table-cell/>
          <table:table-cell office:value-type="float" office:value="0.285081199263383" calcext:value-type="float">
            <text:p>0.285081199263383</text:p>
          </table:table-cell>
          <table:table-cell/>
          <table:table-cell office:value-type="float" office:value="4215" calcext:value-type="float">
            <text:p>4215</text:p>
          </table:table-cell>
          <table:table-cell/>
          <table:table-cell office:value-type="float" office:value="2.0800480913117" calcext:value-type="float">
            <text:p>2.0800480913117</text:p>
          </table:table-cell>
        </table:table-row>
        <table:table-row table:style-name="ro1">
          <table:table-cell table:number-columns-repeated="2"/>
          <table:table-cell office:value-type="float" office:value="2.09523770021628" calcext:value-type="float">
            <text:p>2.09523770021628</text:p>
          </table:table-cell>
          <table:table-cell office:value-type="float" office:value="1.35378012099368" calcext:value-type="float">
            <text:p>1.35378012099368</text:p>
          </table:table-cell>
          <table:table-cell office:value-type="float" office:value="2.3093523048499" calcext:value-type="float">
            <text:p>2.3093523048499</text:p>
          </table:table-cell>
          <table:table-cell table:number-columns-repeated="2"/>
          <table:table-cell office:value-type="float" office:value="1.03391353634085" calcext:value-type="float">
            <text:p>1.03391353634085</text:p>
          </table:table-cell>
          <table:table-cell/>
          <table:table-cell office:value-type="float" office:value="0.135045817872255" calcext:value-type="float">
            <text:p>0.135045817872255</text:p>
          </table:table-cell>
          <table:table-cell/>
          <table:table-cell office:value-type="float" office:value="1632" calcext:value-type="float">
            <text:p>1632</text:p>
          </table:table-cell>
          <table:table-cell/>
          <table:table-cell office:value-type="float" office:value="2.09523770021628" calcext:value-type="float">
            <text:p>2.09523770021628</text:p>
          </table:table-cell>
        </table:table-row>
        <table:table-row table:style-name="ro1">
          <table:table-cell table:number-columns-repeated="2"/>
          <table:table-cell office:value-type="float" office:value="2.10965393626593" calcext:value-type="float">
            <text:p>2.10965393626593</text:p>
          </table:table-cell>
          <table:table-cell office:value-type="float" office:value="1.35390330007591" calcext:value-type="float">
            <text:p>1.35390330007591</text:p>
          </table:table-cell>
          <table:table-cell office:value-type="float" office:value="2.31057540270549" calcext:value-type="float">
            <text:p>2.31057540270549</text:p>
          </table:table-cell>
          <table:table-cell table:number-columns-repeated="2"/>
          <table:table-cell office:value-type="float" office:value="100.102429906326" calcext:value-type="float">
            <text:p>100.102429906326</text:p>
          </table:table-cell>
          <table:table-cell/>
          <table:table-cell office:value-type="float" office:value="-7.36751701356229" calcext:value-type="float">
            <text:p>-7.36751701356229</text:p>
          </table:table-cell>
          <table:table-cell/>
          <table:table-cell office:value-type="float" office:value="44473" calcext:value-type="float">
            <text:p>44473</text:p>
          </table:table-cell>
          <table:table-cell/>
          <table:table-cell office:value-type="float" office:value="2.10965393626593" calcext:value-type="float">
            <text:p>2.10965393626593</text:p>
          </table:table-cell>
        </table:table-row>
        <table:table-row table:style-name="ro1">
          <table:table-cell table:number-columns-repeated="2"/>
          <table:table-cell office:value-type="float" office:value="2.11701942220333" calcext:value-type="float">
            <text:p>2.11701942220333</text:p>
          </table:table-cell>
          <table:table-cell office:value-type="float" office:value="1.35509686288119" calcext:value-type="float">
            <text:p>1.35509686288119</text:p>
          </table:table-cell>
          <table:table-cell office:value-type="float" office:value="2.31676807350869" calcext:value-type="float">
            <text:p>2.31676807350869</text:p>
          </table:table-cell>
          <table:table-cell table:number-columns-repeated="2"/>
          <table:table-cell office:value-type="float" office:value="2.10965393626593" calcext:value-type="float">
            <text:p>2.10965393626593</text:p>
          </table:table-cell>
          <table:table-cell/>
          <table:table-cell office:value-type="float" office:value="-0.0834833471419468" calcext:value-type="float">
            <text:p>-0.083483347141947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office:value-type="float" office:value="2.11701942220333" calcext:value-type="float">
            <text:p>2.11701942220333</text:p>
          </table:table-cell>
        </table:table-row>
        <table:table-row table:style-name="ro1">
          <table:table-cell table:number-columns-repeated="2"/>
          <table:table-cell office:value-type="float" office:value="2.1179373815355" calcext:value-type="float">
            <text:p>2.1179373815355</text:p>
          </table:table-cell>
          <table:table-cell office:value-type="float" office:value="1.35741761751493" calcext:value-type="float">
            <text:p>1.35741761751493</text:p>
          </table:table-cell>
          <table:table-cell office:value-type="float" office:value="2.33111237858756" calcext:value-type="float">
            <text:p>2.33111237858756</text:p>
          </table:table-cell>
          <table:table-cell table:number-columns-repeated="2"/>
          <table:table-cell office:value-type="float" office:value="3.47795095490346" calcext:value-type="float">
            <text:p>3.47795095490346</text:p>
          </table:table-cell>
          <table:table-cell/>
          <table:table-cell office:value-type="float" office:value="-0.0969163988874787" calcext:value-type="float">
            <text:p>-0.096916398887479</text:p>
          </table:table-cell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2.1179373815355" calcext:value-type="float">
            <text:p>2.1179373815355</text:p>
          </table:table-cell>
        </table:table-row>
        <table:table-row table:style-name="ro1">
          <table:table-cell table:number-columns-repeated="2"/>
          <table:table-cell office:value-type="float" office:value="2.11861743419997" calcext:value-type="float">
            <text:p>2.11861743419997</text:p>
          </table:table-cell>
          <table:table-cell office:value-type="float" office:value="1.36364397929624" calcext:value-type="float">
            <text:p>1.36364397929624</text:p>
          </table:table-cell>
          <table:table-cell office:value-type="float" office:value="2.33657523378808" calcext:value-type="float">
            <text:p>2.33657523378808</text:p>
          </table:table-cell>
          <table:table-cell table:number-columns-repeated="2"/>
          <table:table-cell office:value-type="float" office:value="0.702680677189512" calcext:value-type="float">
            <text:p>0.702680677189512</text:p>
          </table:table-cell>
          <table:table-cell/>
          <table:table-cell office:value-type="float" office:value="0.721394779613384" calcext:value-type="float">
            <text:p>0.721394779613384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2.11861743419997" calcext:value-type="float">
            <text:p>2.11861743419997</text:p>
          </table:table-cell>
        </table:table-row>
        <table:table-row table:style-name="ro1">
          <table:table-cell table:number-columns-repeated="2"/>
          <table:table-cell office:value-type="float" office:value="2.1233873863143" calcext:value-type="float">
            <text:p>2.1233873863143</text:p>
          </table:table-cell>
          <table:table-cell office:value-type="float" office:value="1.36549122184599" calcext:value-type="float">
            <text:p>1.36549122184599</text:p>
          </table:table-cell>
          <table:table-cell office:value-type="float" office:value="2.33661248365656" calcext:value-type="float">
            <text:p>2.33661248365656</text:p>
          </table:table-cell>
          <table:table-cell table:number-columns-repeated="2"/>
          <table:table-cell office:value-type="float" office:value="8.40551955785245" calcext:value-type="float">
            <text:p>8.40551955785245</text:p>
          </table:table-cell>
          <table:table-cell/>
          <table:table-cell office:value-type="float" office:value="-0.76733915258329" calcext:value-type="float">
            <text:p>-0.76733915258329</text:p>
          </table:table-cell>
          <table:table-cell/>
          <table:table-cell office:value-type="float" office:value="8797" calcext:value-type="float">
            <text:p>8797</text:p>
          </table:table-cell>
          <table:table-cell/>
          <table:table-cell office:value-type="float" office:value="2.1233873863143" calcext:value-type="float">
            <text:p>2.1233873863143</text:p>
          </table:table-cell>
        </table:table-row>
        <table:table-row table:style-name="ro1">
          <table:table-cell table:number-columns-repeated="2"/>
          <table:table-cell office:value-type="float" office:value="2.13102307234055" calcext:value-type="float">
            <text:p>2.13102307234055</text:p>
          </table:table-cell>
          <table:table-cell office:value-type="float" office:value="1.37389208044398" calcext:value-type="float">
            <text:p>1.37389208044398</text:p>
          </table:table-cell>
          <table:table-cell office:value-type="float" office:value="2.33945072154148" calcext:value-type="float">
            <text:p>2.33945072154148</text:p>
          </table:table-cell>
          <table:table-cell table:number-columns-repeated="2"/>
          <table:table-cell office:value-type="float" office:value="0.114476370044413" calcext:value-type="float">
            <text:p>0.114476370044413</text:p>
          </table:table-cell>
          <table:table-cell/>
          <table:table-cell office:value-type="float" office:value="0.00430414438360381" calcext:value-type="float">
            <text:p>0.004304144383604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.13102307234055" calcext:value-type="float">
            <text:p>2.13102307234055</text:p>
          </table:table-cell>
        </table:table-row>
        <table:table-row table:style-name="ro1">
          <table:table-cell table:number-columns-repeated="2"/>
          <table:table-cell office:value-type="float" office:value="2.1413877107391" calcext:value-type="float">
            <text:p>2.1413877107391</text:p>
          </table:table-cell>
          <table:table-cell office:value-type="float" office:value="1.37751563245169" calcext:value-type="float">
            <text:p>1.37751563245169</text:p>
          </table:table-cell>
          <table:table-cell office:value-type="float" office:value="2.34206340788498" calcext:value-type="float">
            <text:p>2.34206340788498</text:p>
          </table:table-cell>
          <table:table-cell table:number-columns-repeated="2"/>
          <table:table-cell office:value-type="float" office:value="3.73930381522141" calcext:value-type="float">
            <text:p>3.73930381522141</text:p>
          </table:table-cell>
          <table:table-cell/>
          <table:table-cell office:value-type="float" office:value="-0.194017056719254" calcext:value-type="float">
            <text:p>-0.194017056719254</text:p>
          </table:table-cell>
          <table:table-cell/>
          <table:table-cell office:value-type="float" office:value="3422" calcext:value-type="float">
            <text:p>3422</text:p>
          </table:table-cell>
          <table:table-cell/>
          <table:table-cell office:value-type="float" office:value="2.1413877107391" calcext:value-type="float">
            <text:p>2.1413877107391</text:p>
          </table:table-cell>
        </table:table-row>
        <table:table-row table:style-name="ro1">
          <table:table-cell table:number-columns-repeated="2"/>
          <table:table-cell office:value-type="float" office:value="2.15393047381571" calcext:value-type="float">
            <text:p>2.15393047381571</text:p>
          </table:table-cell>
          <table:table-cell office:value-type="float" office:value="1.38005753029498" calcext:value-type="float">
            <text:p>1.38005753029498</text:p>
          </table:table-cell>
          <table:table-cell office:value-type="float" office:value="2.3503949094589" calcext:value-type="float">
            <text:p>2.3503949094589</text:p>
          </table:table-cell>
          <table:table-cell table:number-columns-repeated="2"/>
          <table:table-cell office:value-type="float" office:value="0.790309360200129" calcext:value-type="float">
            <text:p>0.790309360200129</text:p>
          </table:table-cell>
          <table:table-cell/>
          <table:table-cell office:value-type="float" office:value="0.0259704925585816" calcext:value-type="float">
            <text:p>0.025970492558582</text:p>
          </table:table-cell>
          <table:table-cell/>
          <table:table-cell office:value-type="float" office:value="3593" calcext:value-type="float">
            <text:p>3593</text:p>
          </table:table-cell>
          <table:table-cell/>
          <table:table-cell office:value-type="float" office:value="2.15393047381571" calcext:value-type="float">
            <text:p>2.15393047381571</text:p>
          </table:table-cell>
        </table:table-row>
        <table:table-row table:style-name="ro1">
          <table:table-cell table:number-columns-repeated="2"/>
          <table:table-cell office:value-type="float" office:value="2.15662928014801" calcext:value-type="float">
            <text:p>2.15662928014801</text:p>
          </table:table-cell>
          <table:table-cell office:value-type="float" office:value="1.38138865446201" calcext:value-type="float">
            <text:p>1.38138865446201</text:p>
          </table:table-cell>
          <table:table-cell office:value-type="float" office:value="2.35107728303488" calcext:value-type="float">
            <text:p>2.35107728303488</text:p>
          </table:table-cell>
          <table:table-cell table:number-columns-repeated="2"/>
          <table:table-cell office:value-type="float" office:value="9.01104540636108" calcext:value-type="float">
            <text:p>9.01104540636108</text:p>
          </table:table-cell>
          <table:table-cell/>
          <table:table-cell office:value-type="float" office:value="0.53565117583172" calcext:value-type="float">
            <text:p>0.53565117583172</text:p>
          </table:table-cell>
          <table:table-cell/>
          <table:table-cell office:value-type="float" office:value="15132" calcext:value-type="float">
            <text:p>15132</text:p>
          </table:table-cell>
          <table:table-cell/>
          <table:table-cell office:value-type="float" office:value="2.15662928014801" calcext:value-type="float">
            <text:p>2.15662928014801</text:p>
          </table:table-cell>
        </table:table-row>
        <table:table-row table:style-name="ro1">
          <table:table-cell table:number-columns-repeated="2"/>
          <table:table-cell office:value-type="float" office:value="2.16314883182132" calcext:value-type="float">
            <text:p>2.16314883182132</text:p>
          </table:table-cell>
          <table:table-cell office:value-type="float" office:value="1.38361805951091" calcext:value-type="float">
            <text:p>1.38361805951091</text:p>
          </table:table-cell>
          <table:table-cell office:value-type="float" office:value="2.35924542265539" calcext:value-type="float">
            <text:p>2.35924542265539</text:p>
          </table:table-cell>
          <table:table-cell table:number-columns-repeated="2"/>
          <table:table-cell office:value-type="float" office:value="3.3994711133385" calcext:value-type="float">
            <text:p>3.3994711133385</text:p>
          </table:table-cell>
          <table:table-cell/>
          <table:table-cell office:value-type="float" office:value="0.0365617908572897" calcext:value-type="float">
            <text:p>0.03656179085729</text:p>
          </table:table-cell>
          <table:table-cell/>
          <table:table-cell office:value-type="float" office:value="12062" calcext:value-type="float">
            <text:p>12062</text:p>
          </table:table-cell>
          <table:table-cell/>
          <table:table-cell office:value-type="float" office:value="2.16314883182132" calcext:value-type="float">
            <text:p>2.16314883182132</text:p>
          </table:table-cell>
        </table:table-row>
        <table:table-row table:style-name="ro1">
          <table:table-cell table:number-columns-repeated="2"/>
          <table:table-cell office:value-type="float" office:value="2.16525092116588" calcext:value-type="float">
            <text:p>2.16525092116588</text:p>
          </table:table-cell>
          <table:table-cell office:value-type="float" office:value="1.38557181716225" calcext:value-type="float">
            <text:p>1.38557181716225</text:p>
          </table:table-cell>
          <table:table-cell office:value-type="float" office:value="2.38811692037217" calcext:value-type="float">
            <text:p>2.38811692037217</text:p>
          </table:table-cell>
          <table:table-cell table:number-columns-repeated="2"/>
          <table:table-cell office:value-type="float" office:value="3.68478514658514" calcext:value-type="float">
            <text:p>3.68478514658514</text:p>
          </table:table-cell>
          <table:table-cell/>
          <table:table-cell office:value-type="float" office:value="-0.345676396108383" calcext:value-type="float">
            <text:p>-0.345676396108383</text:p>
          </table:table-cell>
          <table:table-cell/>
          <table:table-cell office:value-type="float" office:value="8031" calcext:value-type="float">
            <text:p>8031</text:p>
          </table:table-cell>
          <table:table-cell/>
          <table:table-cell office:value-type="float" office:value="2.16525092116588" calcext:value-type="float">
            <text:p>2.16525092116588</text:p>
          </table:table-cell>
        </table:table-row>
        <table:table-row table:style-name="ro1">
          <table:table-cell table:number-columns-repeated="2"/>
          <table:table-cell office:value-type="float" office:value="2.17031762219296" calcext:value-type="float">
            <text:p>2.17031762219296</text:p>
          </table:table-cell>
          <table:table-cell office:value-type="float" office:value="1.38937522514933" calcext:value-type="float">
            <text:p>1.38937522514933</text:p>
          </table:table-cell>
          <table:table-cell office:value-type="float" office:value="2.39761677737861" calcext:value-type="float">
            <text:p>2.39761677737861</text:p>
          </table:table-cell>
          <table:table-cell table:number-columns-repeated="2"/>
          <table:table-cell office:value-type="float" office:value="2.61667901396164" calcext:value-type="float">
            <text:p>2.61667901396164</text:p>
          </table:table-cell>
          <table:table-cell/>
          <table:table-cell office:value-type="float" office:value="0.466952798447165" calcext:value-type="float">
            <text:p>0.466952798447165</text:p>
          </table:table-cell>
          <table:table-cell/>
          <table:table-cell office:value-type="float" office:value="2645" calcext:value-type="float">
            <text:p>2645</text:p>
          </table:table-cell>
          <table:table-cell/>
          <table:table-cell office:value-type="float" office:value="2.17031762219296" calcext:value-type="float">
            <text:p>2.17031762219296</text:p>
          </table:table-cell>
        </table:table-row>
        <table:table-row table:style-name="ro1">
          <table:table-cell table:number-columns-repeated="2"/>
          <table:table-cell office:value-type="float" office:value="2.18059564438788" calcext:value-type="float">
            <text:p>2.18059564438788</text:p>
          </table:table-cell>
          <table:table-cell office:value-type="float" office:value="1.39265651652725" calcext:value-type="float">
            <text:p>1.39265651652725</text:p>
          </table:table-cell>
          <table:table-cell office:value-type="float" office:value="2.40567348684002" calcext:value-type="float">
            <text:p>2.40567348684002</text:p>
          </table:table-cell>
          <table:table-cell table:number-columns-repeated="2"/>
          <table:table-cell office:value-type="float" office:value="7.84530141748959" calcext:value-type="float">
            <text:p>7.84530141748959</text:p>
          </table:table-cell>
          <table:table-cell/>
          <table:table-cell office:value-type="float" office:value="-0.681569914421852" calcext:value-type="float">
            <text:p>-0.681569914421852</text:p>
          </table:table-cell>
          <table:table-cell/>
          <table:table-cell office:value-type="float" office:value="6959" calcext:value-type="float">
            <text:p>6959</text:p>
          </table:table-cell>
          <table:table-cell/>
          <table:table-cell office:value-type="float" office:value="2.18059564438788" calcext:value-type="float">
            <text:p>2.18059564438788</text:p>
          </table:table-cell>
        </table:table-row>
        <table:table-row table:style-name="ro1">
          <table:table-cell table:number-columns-repeated="2"/>
          <table:table-cell office:value-type="float" office:value="2.18544126639015" calcext:value-type="float">
            <text:p>2.18544126639015</text:p>
          </table:table-cell>
          <table:table-cell office:value-type="float" office:value="1.39577818247255" calcext:value-type="float">
            <text:p>1.39577818247255</text:p>
          </table:table-cell>
          <table:table-cell office:value-type="float" office:value="2.40958078538035" calcext:value-type="float">
            <text:p>2.40958078538035</text:p>
          </table:table-cell>
          <table:table-cell table:number-columns-repeated="2"/>
          <table:table-cell office:value-type="float" office:value="1.96254100335063" calcext:value-type="float">
            <text:p>1.96254100335063</text:p>
          </table:table-cell>
          <table:table-cell/>
          <table:table-cell office:value-type="float" office:value="-0.236584693831036" calcext:value-type="float">
            <text:p>-0.236584693831036</text:p>
          </table:table-cell>
          <table:table-cell/>
          <table:table-cell office:value-type="float" office:value="1741" calcext:value-type="float">
            <text:p>1741</text:p>
          </table:table-cell>
          <table:table-cell/>
          <table:table-cell office:value-type="float" office:value="2.18544126639015" calcext:value-type="float">
            <text:p>2.18544126639015</text:p>
          </table:table-cell>
        </table:table-row>
        <table:table-row table:style-name="ro1">
          <table:table-cell table:number-columns-repeated="2"/>
          <table:table-cell office:value-type="float" office:value="2.18722262182287" calcext:value-type="float">
            <text:p>2.18722262182287</text:p>
          </table:table-cell>
          <table:table-cell office:value-type="float" office:value="1.3982969039825" calcext:value-type="float">
            <text:p>1.3982969039825</text:p>
          </table:table-cell>
          <table:table-cell office:value-type="float" office:value="2.42205935400106" calcext:value-type="float">
            <text:p>2.42205935400106</text:p>
          </table:table-cell>
          <table:table-cell table:number-columns-repeated="2"/>
          <table:table-cell office:value-type="float" office:value="1.03774069081351" calcext:value-type="float">
            <text:p>1.03774069081351</text:p>
          </table:table-cell>
          <table:table-cell/>
          <table:table-cell office:value-type="float" office:value="0.239394601031785" calcext:value-type="float">
            <text:p>0.239394601031785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2.18722262182287" calcext:value-type="float">
            <text:p>2.18722262182287</text:p>
          </table:table-cell>
        </table:table-row>
        <table:table-row table:style-name="ro1">
          <table:table-cell table:number-columns-repeated="2"/>
          <table:table-cell office:value-type="float" office:value="2.20415756024016" calcext:value-type="float">
            <text:p>2.20415756024016</text:p>
          </table:table-cell>
          <table:table-cell office:value-type="float" office:value="1.39974690834454" calcext:value-type="float">
            <text:p>1.39974690834454</text:p>
          </table:table-cell>
          <table:table-cell office:value-type="float" office:value="2.42713319600341" calcext:value-type="float">
            <text:p>2.42713319600341</text:p>
          </table:table-cell>
          <table:table-cell table:number-columns-repeated="2"/>
          <table:table-cell office:value-type="float" office:value="100.111305082835" calcext:value-type="float">
            <text:p>100.111305082835</text:p>
          </table:table-cell>
          <table:table-cell/>
          <table:table-cell office:value-type="float" office:value="-8.21202028190109" calcext:value-type="float">
            <text:p>-8.21202028190109</text:p>
          </table:table-cell>
          <table:table-cell/>
          <table:table-cell office:value-type="float" office:value="45062" calcext:value-type="float">
            <text:p>45062</text:p>
          </table:table-cell>
          <table:table-cell/>
          <table:table-cell office:value-type="float" office:value="2.20415756024016" calcext:value-type="float">
            <text:p>2.20415756024016</text:p>
          </table:table-cell>
        </table:table-row>
        <table:table-row table:style-name="ro1">
          <table:table-cell table:number-columns-repeated="2"/>
          <table:table-cell office:value-type="float" office:value="2.20639899887493" calcext:value-type="float">
            <text:p>2.20639899887493</text:p>
          </table:table-cell>
          <table:table-cell office:value-type="float" office:value="1.4001414022336" calcext:value-type="float">
            <text:p>1.4001414022336</text:p>
          </table:table-cell>
          <table:table-cell office:value-type="float" office:value="2.43934771380095" calcext:value-type="float">
            <text:p>2.43934771380095</text:p>
          </table:table-cell>
          <table:table-cell table:number-columns-repeated="2"/>
          <table:table-cell office:value-type="float" office:value="0.176805003425187" calcext:value-type="float">
            <text:p>0.176805003425187</text:p>
          </table:table-cell>
          <table:table-cell/>
          <table:table-cell office:value-type="float" office:value="-0.104260866248106" calcext:value-type="float">
            <text:p>-0.104260866248106</text:p>
          </table:table-cell>
          <table:table-cell/>
          <table:table-cell office:value-type="float" office:value="23078" calcext:value-type="float">
            <text:p>23078</text:p>
          </table:table-cell>
          <table:table-cell/>
          <table:table-cell office:value-type="float" office:value="2.20639899887493" calcext:value-type="float">
            <text:p>2.20639899887493</text:p>
          </table:table-cell>
        </table:table-row>
        <table:table-row table:style-name="ro1">
          <table:table-cell table:number-columns-repeated="2"/>
          <table:table-cell office:value-type="float" office:value="2.2075040699946" calcext:value-type="float">
            <text:p>2.2075040699946</text:p>
          </table:table-cell>
          <table:table-cell office:value-type="float" office:value="1.40097408811805" calcext:value-type="float">
            <text:p>1.40097408811805</text:p>
          </table:table-cell>
          <table:table-cell office:value-type="float" office:value="2.45290769223503" calcext:value-type="float">
            <text:p>2.45290769223503</text:p>
          </table:table-cell>
          <table:table-cell table:number-columns-repeated="2"/>
          <table:table-cell office:value-type="float" office:value="0.532897085624722" calcext:value-type="float">
            <text:p>0.532897085624722</text:p>
          </table:table-cell>
          <table:table-cell/>
          <table:table-cell office:value-type="float" office:value="0.0617550153513518" calcext:value-type="float">
            <text:p>0.061755015351352</text:p>
          </table:table-cell>
          <table:table-cell/>
          <table:table-cell office:value-type="float" office:value="546" calcext:value-type="float">
            <text:p>546</text:p>
          </table:table-cell>
          <table:table-cell/>
          <table:table-cell office:value-type="float" office:value="2.2075040699946" calcext:value-type="float">
            <text:p>2.2075040699946</text:p>
          </table:table-cell>
        </table:table-row>
        <table:table-row table:style-name="ro1">
          <table:table-cell table:number-columns-repeated="2"/>
          <table:table-cell office:value-type="float" office:value="2.21049714521685" calcext:value-type="float">
            <text:p>2.21049714521685</text:p>
          </table:table-cell>
          <table:table-cell office:value-type="float" office:value="1.40356536787647" calcext:value-type="float">
            <text:p>1.40356536787647</text:p>
          </table:table-cell>
          <table:table-cell office:value-type="float" office:value="2.47709031679215" calcext:value-type="float">
            <text:p>2.47709031679215</text:p>
          </table:table-cell>
          <table:table-cell table:number-columns-repeated="2"/>
          <table:table-cell office:value-type="float" office:value="2.02613793767845" calcext:value-type="float">
            <text:p>2.02613793767845</text:p>
          </table:table-cell>
          <table:table-cell/>
          <table:table-cell office:value-type="float" office:value="-0.261773747457726" calcext:value-type="float">
            <text:p>-0.261773747457726</text:p>
          </table:table-cell>
          <table:table-cell/>
          <table:table-cell office:value-type="float" office:value="2644" calcext:value-type="float">
            <text:p>2644</text:p>
          </table:table-cell>
          <table:table-cell/>
          <table:table-cell office:value-type="float" office:value="2.21049714521685" calcext:value-type="float">
            <text:p>2.21049714521685</text:p>
          </table:table-cell>
        </table:table-row>
        <table:table-row table:style-name="ro1">
          <table:table-cell table:number-columns-repeated="2"/>
          <table:table-cell office:value-type="float" office:value="2.21173874773766" calcext:value-type="float">
            <text:p>2.21173874773766</text:p>
          </table:table-cell>
          <table:table-cell office:value-type="float" office:value="1.40789613172077" calcext:value-type="float">
            <text:p>1.40789613172077</text:p>
          </table:table-cell>
          <table:table-cell office:value-type="float" office:value="2.48555678603122" calcext:value-type="float">
            <text:p>2.48555678603122</text:p>
          </table:table-cell>
          <table:table-cell table:number-columns-repeated="2"/>
          <table:table-cell office:value-type="float" office:value="0.789276610040806" calcext:value-type="float">
            <text:p>0.789276610040806</text:p>
          </table:table-cell>
          <table:table-cell/>
          <table:table-cell office:value-type="float" office:value="-0.0154201473142143" calcext:value-type="float">
            <text:p>-0.015420147314214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2.21173874773766" calcext:value-type="float">
            <text:p>2.21173874773766</text:p>
          </table:table-cell>
        </table:table-row>
        <table:table-row table:style-name="ro1">
          <table:table-cell table:number-columns-repeated="2"/>
          <table:table-cell office:value-type="float" office:value="2.226109135068" calcext:value-type="float">
            <text:p>2.226109135068</text:p>
          </table:table-cell>
          <table:table-cell office:value-type="float" office:value="1.41008302358668" calcext:value-type="float">
            <text:p>1.41008302358668</text:p>
          </table:table-cell>
          <table:table-cell office:value-type="float" office:value="2.50420696725369" calcext:value-type="float">
            <text:p>2.50420696725369</text:p>
          </table:table-cell>
          <table:table-cell table:number-columns-repeated="2"/>
          <table:table-cell office:value-type="float" office:value="2.80428502355812" calcext:value-type="float">
            <text:p>2.80428502355812</text:p>
          </table:table-cell>
          <table:table-cell/>
          <table:table-cell office:value-type="float" office:value="-0.613360610367452" calcext:value-type="float">
            <text:p>-0.613360610367452</text:p>
          </table:table-cell>
          <table:table-cell/>
          <table:table-cell office:value-type="float" office:value="4826" calcext:value-type="float">
            <text:p>4826</text:p>
          </table:table-cell>
          <table:table-cell/>
          <table:table-cell office:value-type="float" office:value="2.226109135068" calcext:value-type="float">
            <text:p>2.226109135068</text:p>
          </table:table-cell>
        </table:table-row>
        <table:table-row table:style-name="ro1">
          <table:table-cell table:number-columns-repeated="2"/>
          <table:table-cell office:value-type="float" office:value="2.22820707621248" calcext:value-type="float">
            <text:p>2.22820707621248</text:p>
          </table:table-cell>
          <table:table-cell office:value-type="float" office:value="1.41096974146603" calcext:value-type="float">
            <text:p>1.41096974146603</text:p>
          </table:table-cell>
          <table:table-cell office:value-type="float" office:value="2.51215600370336" calcext:value-type="float">
            <text:p>2.51215600370336</text:p>
          </table:table-cell>
          <table:table-cell table:number-columns-repeated="2"/>
          <table:table-cell office:value-type="float" office:value="100.097696739236" calcext:value-type="float">
            <text:p>100.097696739236</text:p>
          </table:table-cell>
          <table:table-cell/>
          <table:table-cell office:value-type="float" office:value="-7.169433338869" calcext:value-type="float">
            <text:p>-7.169433338869</text:p>
          </table:table-cell>
          <table:table-cell/>
          <table:table-cell office:value-type="float" office:value="46588" calcext:value-type="float">
            <text:p>46588</text:p>
          </table:table-cell>
          <table:table-cell/>
          <table:table-cell office:value-type="float" office:value="2.22820707621248" calcext:value-type="float">
            <text:p>2.22820707621248</text:p>
          </table:table-cell>
        </table:table-row>
        <table:table-row table:style-name="ro1">
          <table:table-cell table:number-columns-repeated="2"/>
          <table:table-cell office:value-type="float" office:value="2.23205265614528" calcext:value-type="float">
            <text:p>2.23205265614528</text:p>
          </table:table-cell>
          <table:table-cell office:value-type="float" office:value="1.42221016081282" calcext:value-type="float">
            <text:p>1.42221016081282</text:p>
          </table:table-cell>
          <table:table-cell office:value-type="float" office:value="2.54466756325989" calcext:value-type="float">
            <text:p>2.54466756325989</text:p>
          </table:table-cell>
          <table:table-cell table:number-columns-repeated="2"/>
          <table:table-cell office:value-type="float" office:value="0.601847559577691" calcext:value-type="float">
            <text:p>0.601847559577691</text:p>
          </table:table-cell>
          <table:table-cell/>
          <table:table-cell office:value-type="float" office:value="0.346548190826872" calcext:value-type="float">
            <text:p>0.346548190826872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2.23205265614528" calcext:value-type="float">
            <text:p>2.23205265614528</text:p>
          </table:table-cell>
        </table:table-row>
        <table:table-row table:style-name="ro1">
          <table:table-cell table:number-columns-repeated="2"/>
          <table:table-cell office:value-type="float" office:value="2.23273810818864" calcext:value-type="float">
            <text:p>2.23273810818864</text:p>
          </table:table-cell>
          <table:table-cell office:value-type="float" office:value="1.42787613348611" calcext:value-type="float">
            <text:p>1.42787613348611</text:p>
          </table:table-cell>
          <table:table-cell office:value-type="float" office:value="2.55321593461387" calcext:value-type="float">
            <text:p>2.55321593461387</text:p>
          </table:table-cell>
          <table:table-cell table:number-columns-repeated="2"/>
          <table:table-cell office:value-type="float" office:value="7.41223382570144" calcext:value-type="float">
            <text:p>7.41223382570144</text:p>
          </table:table-cell>
          <table:table-cell/>
          <table:table-cell office:value-type="float" office:value="0.234977037291326" calcext:value-type="float">
            <text:p>0.234977037291326</text:p>
          </table:table-cell>
          <table:table-cell/>
          <table:table-cell office:value-type="float" office:value="8227" calcext:value-type="float">
            <text:p>8227</text:p>
          </table:table-cell>
          <table:table-cell/>
          <table:table-cell office:value-type="float" office:value="2.23273810818864" calcext:value-type="float">
            <text:p>2.23273810818864</text:p>
          </table:table-cell>
        </table:table-row>
        <table:table-row table:style-name="ro1">
          <table:table-cell table:number-columns-repeated="2"/>
          <table:table-cell office:value-type="float" office:value="2.23438881255633" calcext:value-type="float">
            <text:p>2.23438881255633</text:p>
          </table:table-cell>
          <table:table-cell office:value-type="float" office:value="1.43160542122238" calcext:value-type="float">
            <text:p>1.43160542122238</text:p>
          </table:table-cell>
          <table:table-cell office:value-type="float" office:value="2.56596223662384" calcext:value-type="float">
            <text:p>2.56596223662384</text:p>
          </table:table-cell>
          <table:table-cell table:number-columns-repeated="2"/>
          <table:table-cell office:value-type="float" office:value="2.25434672426378" calcext:value-type="float">
            <text:p>2.25434672426378</text:p>
          </table:table-cell>
          <table:table-cell/>
          <table:table-cell office:value-type="float" office:value="-0.808612080145584" calcext:value-type="float">
            <text:p>-0.808612080145584</text:p>
          </table:table-cell>
          <table:table-cell/>
          <table:table-cell office:value-type="float" office:value="1945" calcext:value-type="float">
            <text:p>1945</text:p>
          </table:table-cell>
          <table:table-cell/>
          <table:table-cell office:value-type="float" office:value="2.23438881255633" calcext:value-type="float">
            <text:p>2.23438881255633</text:p>
          </table:table-cell>
        </table:table-row>
        <table:table-row table:style-name="ro1">
          <table:table-cell table:number-columns-repeated="2"/>
          <table:table-cell office:value-type="float" office:value="2.23527122054745" calcext:value-type="float">
            <text:p>2.23527122054745</text:p>
          </table:table-cell>
          <table:table-cell office:value-type="float" office:value="1.43553947181267" calcext:value-type="float">
            <text:p>1.43553947181267</text:p>
          </table:table-cell>
          <table:table-cell office:value-type="float" office:value="2.57134251870672" calcext:value-type="float">
            <text:p>2.57134251870672</text:p>
          </table:table-cell>
          <table:table-cell table:number-columns-repeated="2"/>
          <table:table-cell office:value-type="float" office:value="3.51442990600595" calcext:value-type="float">
            <text:p>3.51442990600595</text:p>
          </table:table-cell>
          <table:table-cell/>
          <table:table-cell office:value-type="float" office:value="-0.577608582593704" calcext:value-type="float">
            <text:p>-0.577608582593704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2.23527122054745" calcext:value-type="float">
            <text:p>2.23527122054745</text:p>
          </table:table-cell>
        </table:table-row>
        <table:table-row table:style-name="ro1">
          <table:table-cell table:number-columns-repeated="2"/>
          <table:table-cell office:value-type="float" office:value="2.24681731654204" calcext:value-type="float">
            <text:p>2.24681731654204</text:p>
          </table:table-cell>
          <table:table-cell office:value-type="float" office:value="1.44058684124142" calcext:value-type="float">
            <text:p>1.44058684124142</text:p>
          </table:table-cell>
          <table:table-cell office:value-type="float" office:value="2.57342146070782" calcext:value-type="float">
            <text:p>2.57342146070782</text:p>
          </table:table-cell>
          <table:table-cell table:number-columns-repeated="2"/>
          <table:table-cell office:value-type="float" office:value="3.19759095291044" calcext:value-type="float">
            <text:p>3.19759095291044</text:p>
          </table:table-cell>
          <table:table-cell/>
          <table:table-cell office:value-type="float" office:value="-0.15191790758788" calcext:value-type="float">
            <text:p>-0.15191790758788</text:p>
          </table:table-cell>
          <table:table-cell/>
          <table:table-cell office:value-type="float" office:value="2696" calcext:value-type="float">
            <text:p>2696</text:p>
          </table:table-cell>
          <table:table-cell/>
          <table:table-cell office:value-type="float" office:value="2.24681731654204" calcext:value-type="float">
            <text:p>2.24681731654204</text:p>
          </table:table-cell>
        </table:table-row>
        <table:table-row table:style-name="ro1">
          <table:table-cell table:number-columns-repeated="2"/>
          <table:table-cell office:value-type="float" office:value="2.25434672426378" calcext:value-type="float">
            <text:p>2.25434672426378</text:p>
          </table:table-cell>
          <table:table-cell office:value-type="float" office:value="1.44204286150083" calcext:value-type="float">
            <text:p>1.44204286150083</text:p>
          </table:table-cell>
          <table:table-cell office:value-type="float" office:value="2.57662441761598" calcext:value-type="float">
            <text:p>2.57662441761598</text:p>
          </table:table-cell>
          <table:table-cell table:number-columns-repeated="2"/>
          <table:table-cell office:value-type="float" office:value="0.423564476182093" calcext:value-type="float">
            <text:p>0.423564476182093</text:p>
          </table:table-cell>
          <table:table-cell/>
          <table:table-cell office:value-type="float" office:value="0.253360427058095" calcext:value-type="float">
            <text:p>0.2533604270580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2.25434672426378" calcext:value-type="float">
            <text:p>2.25434672426378</text:p>
          </table:table-cell>
        </table:table-row>
        <table:table-row table:style-name="ro1">
          <table:table-cell table:number-columns-repeated="2"/>
          <table:table-cell office:value-type="float" office:value="2.26330675199961" calcext:value-type="float">
            <text:p>2.26330675199961</text:p>
          </table:table-cell>
          <table:table-cell office:value-type="float" office:value="1.44366703117965" calcext:value-type="float">
            <text:p>1.44366703117965</text:p>
          </table:table-cell>
          <table:table-cell office:value-type="float" office:value="2.6028744928521" calcext:value-type="float">
            <text:p>2.6028744928521</text:p>
          </table:table-cell>
          <table:table-cell table:number-columns-repeated="2"/>
          <table:table-cell office:value-type="float" office:value="5.52329224693236" calcext:value-type="float">
            <text:p>5.52329224693236</text:p>
          </table:table-cell>
          <table:table-cell/>
          <table:table-cell office:value-type="float" office:value="-0.476136755583453" calcext:value-type="float">
            <text:p>-0.476136755583453</text:p>
          </table:table-cell>
          <table:table-cell/>
          <table:table-cell office:value-type="float" office:value="4533" calcext:value-type="float">
            <text:p>4533</text:p>
          </table:table-cell>
          <table:table-cell/>
          <table:table-cell office:value-type="float" office:value="2.26330675199961" calcext:value-type="float">
            <text:p>2.26330675199961</text:p>
          </table:table-cell>
        </table:table-row>
        <table:table-row table:style-name="ro1">
          <table:table-cell table:number-columns-repeated="2"/>
          <table:table-cell office:value-type="float" office:value="2.26726057214812" calcext:value-type="float">
            <text:p>2.26726057214812</text:p>
          </table:table-cell>
          <table:table-cell office:value-type="float" office:value="1.45760623638683" calcext:value-type="float">
            <text:p>1.45760623638683</text:p>
          </table:table-cell>
          <table:table-cell office:value-type="float" office:value="2.63625433459857" calcext:value-type="float">
            <text:p>2.63625433459857</text:p>
          </table:table-cell>
          <table:table-cell table:number-columns-repeated="2"/>
          <table:table-cell office:value-type="float" office:value="4.44271906592575" calcext:value-type="float">
            <text:p>4.44271906592575</text:p>
          </table:table-cell>
          <table:table-cell/>
          <table:table-cell office:value-type="float" office:value="0.312162338739003" calcext:value-type="float">
            <text:p>0.312162338739003</text:p>
          </table:table-cell>
          <table:table-cell/>
          <table:table-cell office:value-type="float" office:value="6230" calcext:value-type="float">
            <text:p>6230</text:p>
          </table:table-cell>
          <table:table-cell/>
          <table:table-cell office:value-type="float" office:value="2.26726057214812" calcext:value-type="float">
            <text:p>2.26726057214812</text:p>
          </table:table-cell>
        </table:table-row>
        <table:table-row table:style-name="ro1">
          <table:table-cell table:number-columns-repeated="2"/>
          <table:table-cell office:value-type="float" office:value="2.27151151926281" calcext:value-type="float">
            <text:p>2.27151151926281</text:p>
          </table:table-cell>
          <table:table-cell office:value-type="float" office:value="1.45781905713078" calcext:value-type="float">
            <text:p>1.45781905713078</text:p>
          </table:table-cell>
          <table:table-cell office:value-type="float" office:value="2.64256393112882" calcext:value-type="float">
            <text:p>2.64256393112882</text:p>
          </table:table-cell>
          <table:table-cell table:number-columns-repeated="2"/>
          <table:table-cell office:value-type="float" office:value="0.199795201362396" calcext:value-type="float">
            <text:p>0.199795201362396</text:p>
          </table:table-cell>
          <table:table-cell/>
          <table:table-cell office:value-type="float" office:value="-0.251063830101363" calcext:value-type="float">
            <text:p>-0.251063830101363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float" office:value="2.27151151926281" calcext:value-type="float">
            <text:p>2.27151151926281</text:p>
          </table:table-cell>
        </table:table-row>
        <table:table-row table:style-name="ro1">
          <table:table-cell table:number-columns-repeated="2"/>
          <table:table-cell office:value-type="float" office:value="2.28113796046265" calcext:value-type="float">
            <text:p>2.28113796046265</text:p>
          </table:table-cell>
          <table:table-cell office:value-type="float" office:value="1.45889624474806" calcext:value-type="float">
            <text:p>1.45889624474806</text:p>
          </table:table-cell>
          <table:table-cell office:value-type="float" office:value="2.64784145930035" calcext:value-type="float">
            <text:p>2.64784145930035</text:p>
          </table:table-cell>
          <table:table-cell table:number-columns-repeated="2"/>
          <table:table-cell office:value-type="float" office:value="99.8593186878421" calcext:value-type="float">
            <text:p>99.8593186878421</text:p>
          </table:table-cell>
          <table:table-cell/>
          <table:table-cell office:value-type="float" office:value="-5.17794189125161" calcext:value-type="float">
            <text:p>-5.1779418912516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28113796046265" calcext:value-type="float">
            <text:p>2.28113796046265</text:p>
          </table:table-cell>
        </table:table-row>
        <table:table-row table:style-name="ro1">
          <table:table-cell table:number-columns-repeated="2"/>
          <table:table-cell office:value-type="float" office:value="2.28240565519955" calcext:value-type="float">
            <text:p>2.28240565519955</text:p>
          </table:table-cell>
          <table:table-cell office:value-type="float" office:value="1.46291603755595" calcext:value-type="float">
            <text:p>1.46291603755595</text:p>
          </table:table-cell>
          <table:table-cell office:value-type="float" office:value="2.65464036807799" calcext:value-type="float">
            <text:p>2.65464036807799</text:p>
          </table:table-cell>
          <table:table-cell table:number-columns-repeated="2"/>
          <table:table-cell office:value-type="float" office:value="3.51645096591472" calcext:value-type="float">
            <text:p>3.51645096591472</text:p>
          </table:table-cell>
          <table:table-cell/>
          <table:table-cell office:value-type="float" office:value="0.433652805511204" calcext:value-type="float">
            <text:p>0.43365280551120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28240565519955" calcext:value-type="float">
            <text:p>2.28240565519955</text:p>
          </table:table-cell>
        </table:table-row>
        <table:table-row table:style-name="ro1">
          <table:table-cell table:number-columns-repeated="2"/>
          <table:table-cell office:value-type="float" office:value="2.29362856619917" calcext:value-type="float">
            <text:p>2.29362856619917</text:p>
          </table:table-cell>
          <table:table-cell office:value-type="float" office:value="1.46297405846408" calcext:value-type="float">
            <text:p>1.46297405846408</text:p>
          </table:table-cell>
          <table:table-cell office:value-type="float" office:value="2.66298845396498" calcext:value-type="float">
            <text:p>2.66298845396498</text:p>
          </table:table-cell>
          <table:table-cell table:number-columns-repeated="2"/>
          <table:table-cell office:value-type="float" office:value="4.46767175709142" calcext:value-type="float">
            <text:p>4.46767175709142</text:p>
          </table:table-cell>
          <table:table-cell/>
          <table:table-cell office:value-type="float" office:value="0.129758573545202" calcext:value-type="float">
            <text:p>0.129758573545202</text:p>
          </table:table-cell>
          <table:table-cell/>
          <table:table-cell office:value-type="float" office:value="3701" calcext:value-type="float">
            <text:p>3701</text:p>
          </table:table-cell>
          <table:table-cell/>
          <table:table-cell office:value-type="float" office:value="2.29362856619917" calcext:value-type="float">
            <text:p>2.29362856619917</text:p>
          </table:table-cell>
        </table:table-row>
        <table:table-row table:style-name="ro1">
          <table:table-cell table:number-columns-repeated="2"/>
          <table:table-cell office:value-type="float" office:value="2.2985099913128" calcext:value-type="float">
            <text:p>2.2985099913128</text:p>
          </table:table-cell>
          <table:table-cell office:value-type="float" office:value="1.46451749799645" calcext:value-type="float">
            <text:p>1.46451749799645</text:p>
          </table:table-cell>
          <table:table-cell office:value-type="float" office:value="2.66828010878623" calcext:value-type="float">
            <text:p>2.66828010878623</text:p>
          </table:table-cell>
          <table:table-cell table:number-columns-repeated="2"/>
          <table:table-cell office:value-type="float" office:value="7.96598051433307" calcext:value-type="float">
            <text:p>7.96598051433307</text:p>
          </table:table-cell>
          <table:table-cell/>
          <table:table-cell office:value-type="float" office:value="-0.556300946964481" calcext:value-type="float">
            <text:p>-0.556300946964481</text:p>
          </table:table-cell>
          <table:table-cell/>
          <table:table-cell office:value-type="float" office:value="8412" calcext:value-type="float">
            <text:p>8412</text:p>
          </table:table-cell>
          <table:table-cell/>
          <table:table-cell office:value-type="float" office:value="2.2985099913128" calcext:value-type="float">
            <text:p>2.2985099913128</text:p>
          </table:table-cell>
        </table:table-row>
        <table:table-row table:style-name="ro1">
          <table:table-cell table:number-columns-repeated="2"/>
          <table:table-cell office:value-type="float" office:value="2.29852631749632" calcext:value-type="float">
            <text:p>2.29852631749632</text:p>
          </table:table-cell>
          <table:table-cell office:value-type="float" office:value="1.46967981273025" calcext:value-type="float">
            <text:p>1.46967981273025</text:p>
          </table:table-cell>
          <table:table-cell office:value-type="float" office:value="2.67573453269127" calcext:value-type="float">
            <text:p>2.67573453269127</text:p>
          </table:table-cell>
          <table:table-cell table:number-columns-repeated="2"/>
          <table:table-cell office:value-type="float" office:value="3.25255099848389" calcext:value-type="float">
            <text:p>3.25255099848389</text:p>
          </table:table-cell>
          <table:table-cell/>
          <table:table-cell office:value-type="float" office:value="-0.0940295524744396" calcext:value-type="float">
            <text:p>-0.09402955247444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office:value-type="float" office:value="2.29852631749632" calcext:value-type="float">
            <text:p>2.29852631749632</text:p>
          </table:table-cell>
        </table:table-row>
        <table:table-row table:style-name="ro1">
          <table:table-cell table:number-columns-repeated="2"/>
          <table:table-cell office:value-type="float" office:value="2.30825656350126" calcext:value-type="float">
            <text:p>2.30825656350126</text:p>
          </table:table-cell>
          <table:table-cell office:value-type="float" office:value="1.47569840629903" calcext:value-type="float">
            <text:p>1.47569840629903</text:p>
          </table:table-cell>
          <table:table-cell office:value-type="float" office:value="2.6825313658818" calcext:value-type="float">
            <text:p>2.6825313658818</text:p>
          </table:table-cell>
          <table:table-cell table:number-columns-repeated="2"/>
          <table:table-cell office:value-type="float" office:value="0.530794582990287" calcext:value-type="float">
            <text:p>0.530794582990287</text:p>
          </table:table-cell>
          <table:table-cell/>
          <table:table-cell office:value-type="float" office:value="0.152984633001524" calcext:value-type="float">
            <text:p>0.152984633001524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2.30825656350126" calcext:value-type="float">
            <text:p>2.30825656350126</text:p>
          </table:table-cell>
        </table:table-row>
        <table:table-row table:style-name="ro1">
          <table:table-cell table:number-columns-repeated="2"/>
          <table:table-cell office:value-type="float" office:value="2.31106052799421" calcext:value-type="float">
            <text:p>2.31106052799421</text:p>
          </table:table-cell>
          <table:table-cell office:value-type="float" office:value="1.48312617539536" calcext:value-type="float">
            <text:p>1.48312617539536</text:p>
          </table:table-cell>
          <table:table-cell office:value-type="float" office:value="2.70940270523206" calcext:value-type="float">
            <text:p>2.70940270523206</text:p>
          </table:table-cell>
          <table:table-cell table:number-columns-repeated="2"/>
          <table:table-cell office:value-type="float" office:value="100.103030089726" calcext:value-type="float">
            <text:p>100.103030089726</text:p>
          </table:table-cell>
          <table:table-cell/>
          <table:table-cell office:value-type="float" office:value="-4.55151554386173" calcext:value-type="float">
            <text:p>-4.55151554386173</text:p>
          </table:table-cell>
          <table:table-cell/>
          <table:table-cell office:value-type="float" office:value="47699" calcext:value-type="float">
            <text:p>47699</text:p>
          </table:table-cell>
          <table:table-cell/>
          <table:table-cell office:value-type="float" office:value="2.31106052799421" calcext:value-type="float">
            <text:p>2.31106052799421</text:p>
          </table:table-cell>
        </table:table-row>
        <table:table-row table:style-name="ro1">
          <table:table-cell table:number-columns-repeated="2"/>
          <table:table-cell office:value-type="float" office:value="2.3238162411865" calcext:value-type="float">
            <text:p>2.3238162411865</text:p>
          </table:table-cell>
          <table:table-cell office:value-type="float" office:value="1.49094301165616" calcext:value-type="float">
            <text:p>1.49094301165616</text:p>
          </table:table-cell>
          <table:table-cell office:value-type="float" office:value="2.72872473581307" calcext:value-type="float">
            <text:p>2.72872473581307</text:p>
          </table:table-cell>
          <table:table-cell table:number-columns-repeated="2"/>
          <table:table-cell office:value-type="float" office:value="3.5945006635184" calcext:value-type="float">
            <text:p>3.5945006635184</text:p>
          </table:table-cell>
          <table:table-cell/>
          <table:table-cell office:value-type="float" office:value="-0.133287130442682" calcext:value-type="float">
            <text:p>-0.133287130442682</text:p>
          </table:table-cell>
          <table:table-cell/>
          <table:table-cell office:value-type="float" office:value="4528" calcext:value-type="float">
            <text:p>4528</text:p>
          </table:table-cell>
          <table:table-cell/>
          <table:table-cell office:value-type="float" office:value="2.3238162411865" calcext:value-type="float">
            <text:p>2.3238162411865</text:p>
          </table:table-cell>
        </table:table-row>
        <table:table-row table:style-name="ro1">
          <table:table-cell table:number-columns-repeated="2"/>
          <table:table-cell office:value-type="float" office:value="2.32576744396631" calcext:value-type="float">
            <text:p>2.32576744396631</text:p>
          </table:table-cell>
          <table:table-cell office:value-type="float" office:value="1.49237953458793" calcext:value-type="float">
            <text:p>1.49237953458793</text:p>
          </table:table-cell>
          <table:table-cell office:value-type="float" office:value="2.75108273434708" calcext:value-type="float">
            <text:p>2.75108273434708</text:p>
          </table:table-cell>
          <table:table-cell table:number-columns-repeated="2"/>
          <table:table-cell office:value-type="float" office:value="3.27035618178207" calcext:value-type="float">
            <text:p>3.27035618178207</text:p>
          </table:table-cell>
          <table:table-cell/>
          <table:table-cell office:value-type="float" office:value="-0.289248993719698" calcext:value-type="float">
            <text:p>-0.289248993719698</text:p>
          </table:table-cell>
          <table:table-cell/>
          <table:table-cell office:value-type="float" office:value="2595" calcext:value-type="float">
            <text:p>2595</text:p>
          </table:table-cell>
          <table:table-cell/>
          <table:table-cell office:value-type="float" office:value="2.32576744396631" calcext:value-type="float">
            <text:p>2.32576744396631</text:p>
          </table:table-cell>
        </table:table-row>
        <table:table-row table:style-name="ro1">
          <table:table-cell table:number-columns-repeated="2"/>
          <table:table-cell office:value-type="float" office:value="2.32755166307422" calcext:value-type="float">
            <text:p>2.32755166307422</text:p>
          </table:table-cell>
          <table:table-cell office:value-type="float" office:value="1.49958141750475" calcext:value-type="float">
            <text:p>1.49958141750475</text:p>
          </table:table-cell>
          <table:table-cell office:value-type="float" office:value="2.78962182443394" calcext:value-type="float">
            <text:p>2.78962182443394</text:p>
          </table:table-cell>
          <table:table-cell table:number-columns-repeated="2"/>
          <table:table-cell office:value-type="float" office:value="6.09539704049251" calcext:value-type="float">
            <text:p>6.09539704049251</text:p>
          </table:table-cell>
          <table:table-cell/>
          <table:table-cell office:value-type="float" office:value="-0.365109036882603" calcext:value-type="float">
            <text:p>-0.365109036882603</text:p>
          </table:table-cell>
          <table:table-cell/>
          <table:table-cell office:value-type="float" office:value="4717" calcext:value-type="float">
            <text:p>4717</text:p>
          </table:table-cell>
          <table:table-cell/>
          <table:table-cell office:value-type="float" office:value="2.32755166307422" calcext:value-type="float">
            <text:p>2.32755166307422</text:p>
          </table:table-cell>
        </table:table-row>
        <table:table-row table:style-name="ro1">
          <table:table-cell table:number-columns-repeated="2"/>
          <table:table-cell office:value-type="float" office:value="2.32923444986339" calcext:value-type="float">
            <text:p>2.32923444986339</text:p>
          </table:table-cell>
          <table:table-cell office:value-type="float" office:value="1.50194234592052" calcext:value-type="float">
            <text:p>1.50194234592052</text:p>
          </table:table-cell>
          <table:table-cell office:value-type="float" office:value="2.7903304817575" calcext:value-type="float">
            <text:p>2.7903304817575</text:p>
          </table:table-cell>
          <table:table-cell table:number-columns-repeated="2"/>
          <table:table-cell office:value-type="float" office:value="6.98200248094786" calcext:value-type="float">
            <text:p>6.98200248094786</text:p>
          </table:table-cell>
          <table:table-cell/>
          <table:table-cell office:value-type="float" office:value="0.970847381112203" calcext:value-type="float">
            <text:p>0.970847381112203</text:p>
          </table:table-cell>
          <table:table-cell/>
          <table:table-cell office:value-type="float" office:value="11992" calcext:value-type="float">
            <text:p>11992</text:p>
          </table:table-cell>
          <table:table-cell/>
          <table:table-cell office:value-type="float" office:value="2.32923444986339" calcext:value-type="float">
            <text:p>2.32923444986339</text:p>
          </table:table-cell>
        </table:table-row>
        <table:table-row table:style-name="ro1">
          <table:table-cell table:number-columns-repeated="2"/>
          <table:table-cell office:value-type="float" office:value="2.37389160491044" calcext:value-type="float">
            <text:p>2.37389160491044</text:p>
          </table:table-cell>
          <table:table-cell office:value-type="float" office:value="1.50369568070319" calcext:value-type="float">
            <text:p>1.50369568070319</text:p>
          </table:table-cell>
          <table:table-cell office:value-type="float" office:value="2.79957660941837" calcext:value-type="float">
            <text:p>2.79957660941837</text:p>
          </table:table-cell>
          <table:table-cell table:number-columns-repeated="2"/>
          <table:table-cell office:value-type="float" office:value="5.96292842755166" calcext:value-type="float">
            <text:p>5.96292842755166</text:p>
          </table:table-cell>
          <table:table-cell/>
          <table:table-cell office:value-type="float" office:value="-1.14085262810078" calcext:value-type="float">
            <text:p>-1.14085262810078</text:p>
          </table:table-cell>
          <table:table-cell/>
          <table:table-cell office:value-type="float" office:value="7608" calcext:value-type="float">
            <text:p>7608</text:p>
          </table:table-cell>
          <table:table-cell/>
          <table:table-cell office:value-type="float" office:value="2.37389160491044" calcext:value-type="float">
            <text:p>2.37389160491044</text:p>
          </table:table-cell>
        </table:table-row>
        <table:table-row table:style-name="ro1">
          <table:table-cell table:number-columns-repeated="2"/>
          <table:table-cell office:value-type="float" office:value="2.3787745521101" calcext:value-type="float">
            <text:p>2.3787745521101</text:p>
          </table:table-cell>
          <table:table-cell office:value-type="float" office:value="1.50484922963118" calcext:value-type="float">
            <text:p>1.50484922963118</text:p>
          </table:table-cell>
          <table:table-cell office:value-type="float" office:value="2.80000032132324" calcext:value-type="float">
            <text:p>2.80000032132324</text:p>
          </table:table-cell>
          <table:table-cell table:number-columns-repeated="2"/>
          <table:table-cell office:value-type="float" office:value="1.41361214441895" calcext:value-type="float">
            <text:p>1.41361214441895</text:p>
          </table:table-cell>
          <table:table-cell/>
          <table:table-cell office:value-type="float" office:value="-0.15851246367855" calcext:value-type="float">
            <text:p>-0.15851246367855</text:p>
          </table:table-cell>
          <table:table-cell/>
          <table:table-cell office:value-type="float" office:value="1651" calcext:value-type="float">
            <text:p>1651</text:p>
          </table:table-cell>
          <table:table-cell/>
          <table:table-cell office:value-type="float" office:value="2.3787745521101" calcext:value-type="float">
            <text:p>2.3787745521101</text:p>
          </table:table-cell>
        </table:table-row>
        <table:table-row table:style-name="ro1">
          <table:table-cell table:number-columns-repeated="2"/>
          <table:table-cell office:value-type="float" office:value="2.40652722238989" calcext:value-type="float">
            <text:p>2.40652722238989</text:p>
          </table:table-cell>
          <table:table-cell office:value-type="float" office:value="1.51334961969788" calcext:value-type="float">
            <text:p>1.51334961969788</text:p>
          </table:table-cell>
          <table:table-cell office:value-type="float" office:value="2.80307127182257" calcext:value-type="float">
            <text:p>2.80307127182257</text:p>
          </table:table-cell>
          <table:table-cell table:number-columns-repeated="2"/>
          <table:table-cell office:value-type="float" office:value="6.17498162758421" calcext:value-type="float">
            <text:p>6.17498162758421</text:p>
          </table:table-cell>
          <table:table-cell/>
          <table:table-cell office:value-type="float" office:value="-0.642242608603177" calcext:value-type="float">
            <text:p>-0.642242608603177</text:p>
          </table:table-cell>
          <table:table-cell/>
          <table:table-cell office:value-type="float" office:value="8248" calcext:value-type="float">
            <text:p>8248</text:p>
          </table:table-cell>
          <table:table-cell/>
          <table:table-cell office:value-type="float" office:value="2.40652722238989" calcext:value-type="float">
            <text:p>2.40652722238989</text:p>
          </table:table-cell>
        </table:table-row>
        <table:table-row table:style-name="ro1">
          <table:table-cell table:number-columns-repeated="2"/>
          <table:table-cell office:value-type="float" office:value="2.40901290178743" calcext:value-type="float">
            <text:p>2.40901290178743</text:p>
          </table:table-cell>
          <table:table-cell office:value-type="float" office:value="1.51709255546257" calcext:value-type="float">
            <text:p>1.51709255546257</text:p>
          </table:table-cell>
          <table:table-cell office:value-type="float" office:value="2.84154243242166" calcext:value-type="float">
            <text:p>2.84154243242166</text:p>
          </table:table-cell>
          <table:table-cell table:number-columns-repeated="2"/>
          <table:table-cell office:value-type="float" office:value="3.21025270506707" calcext:value-type="float">
            <text:p>3.21025270506707</text:p>
          </table:table-cell>
          <table:table-cell/>
          <table:table-cell office:value-type="float" office:value="-0.183383433489838" calcext:value-type="float">
            <text:p>-0.183383433489838</text:p>
          </table:table-cell>
          <table:table-cell/>
          <table:table-cell office:value-type="float" office:value="3716" calcext:value-type="float">
            <text:p>3716</text:p>
          </table:table-cell>
          <table:table-cell/>
          <table:table-cell office:value-type="float" office:value="2.40901290178743" calcext:value-type="float">
            <text:p>2.40901290178743</text:p>
          </table:table-cell>
        </table:table-row>
        <table:table-row table:style-name="ro1">
          <table:table-cell table:number-columns-repeated="2"/>
          <table:table-cell office:value-type="float" office:value="2.42101074098513" calcext:value-type="float">
            <text:p>2.42101074098513</text:p>
          </table:table-cell>
          <table:table-cell office:value-type="float" office:value="1.51917622041799" calcext:value-type="float">
            <text:p>1.51917622041799</text:p>
          </table:table-cell>
          <table:table-cell office:value-type="float" office:value="2.84684854717669" calcext:value-type="float">
            <text:p>2.84684854717669</text:p>
          </table:table-cell>
          <table:table-cell table:number-columns-repeated="2"/>
          <table:table-cell office:value-type="float" office:value="1.18310083330599" calcext:value-type="float">
            <text:p>1.18310083330599</text:p>
          </table:table-cell>
          <table:table-cell/>
          <table:table-cell office:value-type="float" office:value="0.20954870201287" calcext:value-type="float">
            <text:p>0.20954870201287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office:value-type="float" office:value="2.42101074098513" calcext:value-type="float">
            <text:p>2.42101074098513</text:p>
          </table:table-cell>
        </table:table-row>
        <table:table-row table:style-name="ro1">
          <table:table-cell table:number-columns-repeated="2"/>
          <table:table-cell office:value-type="float" office:value="2.43284759740057" calcext:value-type="float">
            <text:p>2.43284759740057</text:p>
          </table:table-cell>
          <table:table-cell office:value-type="float" office:value="1.52302045436014" calcext:value-type="float">
            <text:p>1.52302045436014</text:p>
          </table:table-cell>
          <table:table-cell office:value-type="float" office:value="2.8517722967077" calcext:value-type="float">
            <text:p>2.8517722967077</text:p>
          </table:table-cell>
          <table:table-cell table:number-columns-repeated="2"/>
          <table:table-cell office:value-type="float" office:value="3.20156748906493" calcext:value-type="float">
            <text:p>3.20156748906493</text:p>
          </table:table-cell>
          <table:table-cell/>
          <table:table-cell office:value-type="float" office:value="-0.103294667507162" calcext:value-type="float">
            <text:p>-0.103294667507162</text:p>
          </table:table-cell>
          <table:table-cell/>
          <table:table-cell office:value-type="float" office:value="6544" calcext:value-type="float">
            <text:p>6544</text:p>
          </table:table-cell>
          <table:table-cell/>
          <table:table-cell office:value-type="float" office:value="2.43284759740057" calcext:value-type="float">
            <text:p>2.43284759740057</text:p>
          </table:table-cell>
        </table:table-row>
        <table:table-row table:style-name="ro1">
          <table:table-cell table:number-columns-repeated="2"/>
          <table:table-cell office:value-type="float" office:value="2.43672680295964" calcext:value-type="float">
            <text:p>2.43672680295964</text:p>
          </table:table-cell>
          <table:table-cell office:value-type="float" office:value="1.52656527429512" calcext:value-type="float">
            <text:p>1.52656527429512</text:p>
          </table:table-cell>
          <table:table-cell office:value-type="float" office:value="2.86083135628425" calcext:value-type="float">
            <text:p>2.86083135628425</text:p>
          </table:table-cell>
          <table:table-cell table:number-columns-repeated="2"/>
          <table:table-cell office:value-type="float" office:value="100.108046072698" calcext:value-type="float">
            <text:p>100.108046072698</text:p>
          </table:table-cell>
          <table:table-cell/>
          <table:table-cell office:value-type="float" office:value="-2.64402318498942" calcext:value-type="float">
            <text:p>-2.64402318498942</text:p>
          </table:table-cell>
          <table:table-cell/>
          <table:table-cell office:value-type="float" office:value="47660" calcext:value-type="float">
            <text:p>47660</text:p>
          </table:table-cell>
          <table:table-cell/>
          <table:table-cell office:value-type="float" office:value="2.43672680295964" calcext:value-type="float">
            <text:p>2.43672680295964</text:p>
          </table:table-cell>
        </table:table-row>
        <table:table-row table:style-name="ro1">
          <table:table-cell table:number-columns-repeated="2"/>
          <table:table-cell office:value-type="float" office:value="2.43707555272704" calcext:value-type="float">
            <text:p>2.43707555272704</text:p>
          </table:table-cell>
          <table:table-cell office:value-type="float" office:value="1.53847535808311" calcext:value-type="float">
            <text:p>1.53847535808311</text:p>
          </table:table-cell>
          <table:table-cell office:value-type="float" office:value="2.86249112558568" calcext:value-type="float">
            <text:p>2.86249112558568</text:p>
          </table:table-cell>
          <table:table-cell table:number-columns-repeated="2"/>
          <table:table-cell office:value-type="float" office:value="0.272054252049307" calcext:value-type="float">
            <text:p>0.272054252049307</text:p>
          </table:table-cell>
          <table:table-cell/>
          <table:table-cell office:value-type="float" office:value="0.130674188688682" calcext:value-type="float">
            <text:p>0.130674188688682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2.43707555272704" calcext:value-type="float">
            <text:p>2.43707555272704</text:p>
          </table:table-cell>
        </table:table-row>
        <table:table-row table:style-name="ro1">
          <table:table-cell table:number-columns-repeated="2"/>
          <table:table-cell office:value-type="float" office:value="2.43990748873451" calcext:value-type="float">
            <text:p>2.43990748873451</text:p>
          </table:table-cell>
          <table:table-cell office:value-type="float" office:value="1.54264653586475" calcext:value-type="float">
            <text:p>1.54264653586475</text:p>
          </table:table-cell>
          <table:table-cell office:value-type="float" office:value="2.86605538958754" calcext:value-type="float">
            <text:p>2.86605538958754</text:p>
          </table:table-cell>
          <table:table-cell table:number-columns-repeated="2"/>
          <table:table-cell office:value-type="float" office:value="2.28240565519955" calcext:value-type="float">
            <text:p>2.28240565519955</text:p>
          </table:table-cell>
          <table:table-cell/>
          <table:table-cell office:value-type="float" office:value="-0.281845721447887" calcext:value-type="float">
            <text:p>-0.281845721447887</text:p>
          </table:table-cell>
          <table:table-cell/>
          <table:table-cell office:value-type="float" office:value="1813" calcext:value-type="float">
            <text:p>1813</text:p>
          </table:table-cell>
          <table:table-cell/>
          <table:table-cell office:value-type="float" office:value="2.43990748873451" calcext:value-type="float">
            <text:p>2.43990748873451</text:p>
          </table:table-cell>
        </table:table-row>
        <table:table-row table:style-name="ro1">
          <table:table-cell table:number-columns-repeated="2"/>
          <table:table-cell office:value-type="float" office:value="2.4669532835503" calcext:value-type="float">
            <text:p>2.4669532835503</text:p>
          </table:table-cell>
          <table:table-cell office:value-type="float" office:value="1.54742241234092" calcext:value-type="float">
            <text:p>1.54742241234092</text:p>
          </table:table-cell>
          <table:table-cell office:value-type="float" office:value="2.87653412298909" calcext:value-type="float">
            <text:p>2.87653412298909</text:p>
          </table:table-cell>
          <table:table-cell table:number-columns-repeated="2"/>
          <table:table-cell office:value-type="float" office:value="7.37519619398522" calcext:value-type="float">
            <text:p>7.37519619398522</text:p>
          </table:table-cell>
          <table:table-cell/>
          <table:table-cell office:value-type="float" office:value="-1.34287468921999" calcext:value-type="float">
            <text:p>-1.3428746892199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4669532835503" calcext:value-type="float">
            <text:p>2.4669532835503</text:p>
          </table:table-cell>
        </table:table-row>
        <table:table-row table:style-name="ro1">
          <table:table-cell table:number-columns-repeated="2"/>
          <table:table-cell office:value-type="float" office:value="2.46703985403572" calcext:value-type="float">
            <text:p>2.46703985403572</text:p>
          </table:table-cell>
          <table:table-cell office:value-type="float" office:value="1.55393151020887" calcext:value-type="float">
            <text:p>1.55393151020887</text:p>
          </table:table-cell>
          <table:table-cell office:value-type="float" office:value="2.88037307786435" calcext:value-type="float">
            <text:p>2.88037307786435</text:p>
          </table:table-cell>
          <table:table-cell table:number-columns-repeated="2"/>
          <table:table-cell office:value-type="float" office:value="3.29187750621804" calcext:value-type="float">
            <text:p>3.29187750621804</text:p>
          </table:table-cell>
          <table:table-cell/>
          <table:table-cell office:value-type="float" office:value="0.220674528766217" calcext:value-type="float">
            <text:p>0.220674528766217</text:p>
          </table:table-cell>
          <table:table-cell/>
          <table:table-cell office:value-type="float" office:value="3374" calcext:value-type="float">
            <text:p>3374</text:p>
          </table:table-cell>
          <table:table-cell/>
          <table:table-cell office:value-type="float" office:value="2.46703985403572" calcext:value-type="float">
            <text:p>2.46703985403572</text:p>
          </table:table-cell>
        </table:table-row>
        <table:table-row table:style-name="ro1">
          <table:table-cell table:number-columns-repeated="2"/>
          <table:table-cell office:value-type="float" office:value="2.46750441998943" calcext:value-type="float">
            <text:p>2.46750441998943</text:p>
          </table:table-cell>
          <table:table-cell office:value-type="float" office:value="1.55644086770571" calcext:value-type="float">
            <text:p>1.55644086770571</text:p>
          </table:table-cell>
          <table:table-cell office:value-type="float" office:value="2.88478940036038" calcext:value-type="float">
            <text:p>2.88478940036038</text:p>
          </table:table-cell>
          <table:table-cell table:number-columns-repeated="2"/>
          <table:table-cell office:value-type="float" office:value="2.23273810818864" calcext:value-type="float">
            <text:p>2.23273810818864</text:p>
          </table:table-cell>
          <table:table-cell/>
          <table:table-cell office:value-type="float" office:value="-0.299581122790185" calcext:value-type="float">
            <text:p>-0.299581122790185</text:p>
          </table:table-cell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2.46750441998943" calcext:value-type="float">
            <text:p>2.46750441998943</text:p>
          </table:table-cell>
        </table:table-row>
        <table:table-row table:style-name="ro1">
          <table:table-cell table:number-columns-repeated="2"/>
          <table:table-cell office:value-type="float" office:value="2.46944877711951" calcext:value-type="float">
            <text:p>2.46944877711951</text:p>
          </table:table-cell>
          <table:table-cell office:value-type="float" office:value="1.56087701088669" calcext:value-type="float">
            <text:p>1.56087701088669</text:p>
          </table:table-cell>
          <table:table-cell office:value-type="float" office:value="2.88522133586254" calcext:value-type="float">
            <text:p>2.88522133586254</text:p>
          </table:table-cell>
          <table:table-cell table:number-columns-repeated="2"/>
          <table:table-cell office:value-type="float" office:value="-0.188780530773189" calcext:value-type="float">
            <text:p>-0.188780530773189</text:p>
          </table:table-cell>
          <table:table-cell/>
          <table:table-cell office:value-type="float" office:value="0.179485113211999" calcext:value-type="float">
            <text:p>0.179485113211999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2.46944877711951" calcext:value-type="float">
            <text:p>2.46944877711951</text:p>
          </table:table-cell>
        </table:table-row>
        <table:table-row table:style-name="ro1">
          <table:table-cell table:number-columns-repeated="2"/>
          <table:table-cell office:value-type="float" office:value="2.46965355289543" calcext:value-type="float">
            <text:p>2.46965355289543</text:p>
          </table:table-cell>
          <table:table-cell office:value-type="float" office:value="1.56994772957668" calcext:value-type="float">
            <text:p>1.56994772957668</text:p>
          </table:table-cell>
          <table:table-cell office:value-type="float" office:value="2.89203611356369" calcext:value-type="float">
            <text:p>2.89203611356369</text:p>
          </table:table-cell>
          <table:table-cell table:number-columns-repeated="2"/>
          <table:table-cell office:value-type="float" office:value="100.09655333089" calcext:value-type="float">
            <text:p>100.09655333089</text:p>
          </table:table-cell>
          <table:table-cell/>
          <table:table-cell office:value-type="float" office:value="-1.73357977626032" calcext:value-type="float">
            <text:p>-1.73357977626032</text:p>
          </table:table-cell>
          <table:table-cell/>
          <table:table-cell office:value-type="float" office:value="48614" calcext:value-type="float">
            <text:p>48614</text:p>
          </table:table-cell>
          <table:table-cell/>
          <table:table-cell office:value-type="float" office:value="2.46965355289543" calcext:value-type="float">
            <text:p>2.46965355289543</text:p>
          </table:table-cell>
        </table:table-row>
        <table:table-row table:style-name="ro1">
          <table:table-cell table:number-columns-repeated="2"/>
          <table:table-cell office:value-type="float" office:value="2.4749842641239" calcext:value-type="float">
            <text:p>2.4749842641239</text:p>
          </table:table-cell>
          <table:table-cell office:value-type="float" office:value="1.58802077262514" calcext:value-type="float">
            <text:p>1.58802077262514</text:p>
          </table:table-cell>
          <table:table-cell office:value-type="float" office:value="2.89402235532291" calcext:value-type="float">
            <text:p>2.89402235532291</text:p>
          </table:table-cell>
          <table:table-cell table:number-columns-repeated="2"/>
          <table:table-cell office:value-type="float" office:value="0.758852519116721" calcext:value-type="float">
            <text:p>0.758852519116721</text:p>
          </table:table-cell>
          <table:table-cell/>
          <table:table-cell office:value-type="float" office:value="0.0718723775201254" calcext:value-type="float">
            <text:p>0.071872377520125</text:p>
          </table:table-cell>
          <table:table-cell/>
          <table:table-cell office:value-type="float" office:value="718" calcext:value-type="float">
            <text:p>718</text:p>
          </table:table-cell>
          <table:table-cell/>
          <table:table-cell office:value-type="float" office:value="2.4749842641239" calcext:value-type="float">
            <text:p>2.4749842641239</text:p>
          </table:table-cell>
        </table:table-row>
        <table:table-row table:style-name="ro1">
          <table:table-cell table:number-columns-repeated="2"/>
          <table:table-cell office:value-type="float" office:value="2.47666036149166" calcext:value-type="float">
            <text:p>2.47666036149166</text:p>
          </table:table-cell>
          <table:table-cell office:value-type="float" office:value="1.59682097535677" calcext:value-type="float">
            <text:p>1.59682097535677</text:p>
          </table:table-cell>
          <table:table-cell office:value-type="float" office:value="2.91025462656013" calcext:value-type="float">
            <text:p>2.91025462656013</text:p>
          </table:table-cell>
          <table:table-cell table:number-columns-repeated="2"/>
          <table:table-cell office:value-type="float" office:value="2.95125746906321" calcext:value-type="float">
            <text:p>2.95125746906321</text:p>
          </table:table-cell>
          <table:table-cell/>
          <table:table-cell office:value-type="float" office:value="-0.212609143654723" calcext:value-type="float">
            <text:p>-0.212609143654723</text:p>
          </table:table-cell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2.47666036149166" calcext:value-type="float">
            <text:p>2.47666036149166</text:p>
          </table:table-cell>
        </table:table-row>
        <table:table-row table:style-name="ro1">
          <table:table-cell table:number-columns-repeated="2"/>
          <table:table-cell office:value-type="float" office:value="2.47909399937962" calcext:value-type="float">
            <text:p>2.47909399937962</text:p>
          </table:table-cell>
          <table:table-cell office:value-type="float" office:value="1.60596190196092" calcext:value-type="float">
            <text:p>1.60596190196092</text:p>
          </table:table-cell>
          <table:table-cell office:value-type="float" office:value="2.91964941386478" calcext:value-type="float">
            <text:p>2.91964941386478</text:p>
          </table:table-cell>
          <table:table-cell table:number-columns-repeated="2"/>
          <table:table-cell office:value-type="float" office:value="2.6643119572201" calcext:value-type="float">
            <text:p>2.6643119572201</text:p>
          </table:table-cell>
          <table:table-cell/>
          <table:table-cell office:value-type="float" office:value="0.186044881924089" calcext:value-type="float">
            <text:p>0.18604488192408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47909399937962" calcext:value-type="float">
            <text:p>2.47909399937962</text:p>
          </table:table-cell>
        </table:table-row>
        <table:table-row table:style-name="ro1">
          <table:table-cell table:number-columns-repeated="2"/>
          <table:table-cell office:value-type="float" office:value="2.5004449572318" calcext:value-type="float">
            <text:p>2.5004449572318</text:p>
          </table:table-cell>
          <table:table-cell office:value-type="float" office:value="1.60920200396999" calcext:value-type="float">
            <text:p>1.60920200396999</text:p>
          </table:table-cell>
          <table:table-cell office:value-type="float" office:value="2.92136963730423" calcext:value-type="float">
            <text:p>2.92136963730423</text:p>
          </table:table-cell>
          <table:table-cell table:number-columns-repeated="2"/>
          <table:table-cell office:value-type="float" office:value="5.46246501389549" calcext:value-type="float">
            <text:p>5.46246501389549</text:p>
          </table:table-cell>
          <table:table-cell/>
          <table:table-cell office:value-type="float" office:value="-0.903718376499697" calcext:value-type="float">
            <text:p>-0.903718376499697</text:p>
          </table:table-cell>
          <table:table-cell/>
          <table:table-cell office:value-type="float" office:value="4391" calcext:value-type="float">
            <text:p>4391</text:p>
          </table:table-cell>
          <table:table-cell/>
          <table:table-cell office:value-type="float" office:value="2.5004449572318" calcext:value-type="float">
            <text:p>2.5004449572318</text:p>
          </table:table-cell>
        </table:table-row>
        <table:table-row table:style-name="ro1">
          <table:table-cell table:number-columns-repeated="2"/>
          <table:table-cell office:value-type="float" office:value="2.52697900774372" calcext:value-type="float">
            <text:p>2.52697900774372</text:p>
          </table:table-cell>
          <table:table-cell office:value-type="float" office:value="1.61206702488891" calcext:value-type="float">
            <text:p>1.61206702488891</text:p>
          </table:table-cell>
          <table:table-cell office:value-type="float" office:value="2.93844195745184" calcext:value-type="float">
            <text:p>2.93844195745184</text:p>
          </table:table-cell>
          <table:table-cell table:number-columns-repeated="2"/>
          <table:table-cell office:value-type="float" office:value="-0.0129089403548646" calcext:value-type="float">
            <text:p>-0.012908940354865</text:p>
          </table:table-cell>
          <table:table-cell/>
          <table:table-cell office:value-type="float" office:value="0.0286497438748548" calcext:value-type="float">
            <text:p>0.02864974387485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52697900774372" calcext:value-type="float">
            <text:p>2.52697900774372</text:p>
          </table:table-cell>
        </table:table-row>
        <table:table-row table:style-name="ro1">
          <table:table-cell table:number-columns-repeated="2"/>
          <table:table-cell office:value-type="float" office:value="2.52805403395379" calcext:value-type="float">
            <text:p>2.52805403395379</text:p>
          </table:table-cell>
          <table:table-cell office:value-type="float" office:value="1.61266761567263" calcext:value-type="float">
            <text:p>1.61266761567263</text:p>
          </table:table-cell>
          <table:table-cell office:value-type="float" office:value="2.95523058733547" calcext:value-type="float">
            <text:p>2.95523058733547</text:p>
          </table:table-cell>
          <table:table-cell table:number-columns-repeated="2"/>
          <table:table-cell office:value-type="float" office:value="0.20802840519494" calcext:value-type="float">
            <text:p>0.20802840519494</text:p>
          </table:table-cell>
          <table:table-cell/>
          <table:table-cell office:value-type="float" office:value="-0.0311452262916352" calcext:value-type="float">
            <text:p>-0.031145226291635</text:p>
          </table:table-cell>
          <table:table-cell/>
          <table:table-cell office:value-type="float" office:value="2829" calcext:value-type="float">
            <text:p>2829</text:p>
          </table:table-cell>
          <table:table-cell/>
          <table:table-cell office:value-type="float" office:value="2.52805403395379" calcext:value-type="float">
            <text:p>2.52805403395379</text:p>
          </table:table-cell>
        </table:table-row>
        <table:table-row table:style-name="ro1">
          <table:table-cell table:number-columns-repeated="2"/>
          <table:table-cell office:value-type="float" office:value="2.53135639590489" calcext:value-type="float">
            <text:p>2.53135639590489</text:p>
          </table:table-cell>
          <table:table-cell office:value-type="float" office:value="1.63574509984895" calcext:value-type="float">
            <text:p>1.63574509984895</text:p>
          </table:table-cell>
          <table:table-cell office:value-type="float" office:value="2.9602803291343" calcext:value-type="float">
            <text:p>2.9602803291343</text:p>
          </table:table-cell>
          <table:table-cell table:number-columns-repeated="2"/>
          <table:table-cell office:value-type="float" office:value="1.08616145153088" calcext:value-type="float">
            <text:p>1.08616145153088</text:p>
          </table:table-cell>
          <table:table-cell/>
          <table:table-cell office:value-type="float" office:value="-0.186824806408694" calcext:value-type="float">
            <text:p>-0.186824806408694</text:p>
          </table:table-cell>
          <table:table-cell/>
          <table:table-cell office:value-type="float" office:value="1398" calcext:value-type="float">
            <text:p>1398</text:p>
          </table:table-cell>
          <table:table-cell/>
          <table:table-cell office:value-type="float" office:value="2.53135639590489" calcext:value-type="float">
            <text:p>2.53135639590489</text:p>
          </table:table-cell>
        </table:table-row>
        <table:table-row table:style-name="ro1">
          <table:table-cell table:number-columns-repeated="2"/>
          <table:table-cell office:value-type="float" office:value="2.54409995875715" calcext:value-type="float">
            <text:p>2.54409995875715</text:p>
          </table:table-cell>
          <table:table-cell office:value-type="float" office:value="1.65206269834392" calcext:value-type="float">
            <text:p>1.65206269834392</text:p>
          </table:table-cell>
          <table:table-cell office:value-type="float" office:value="2.96626437361208" calcext:value-type="float">
            <text:p>2.96626437361208</text:p>
          </table:table-cell>
          <table:table-cell table:number-columns-repeated="2"/>
          <table:table-cell office:value-type="float" office:value="0.0538367687381384" calcext:value-type="float">
            <text:p>0.053836768738138</text:p>
          </table:table-cell>
          <table:table-cell/>
          <table:table-cell office:value-type="float" office:value="0.0246356414903247" calcext:value-type="float">
            <text:p>0.024635641490325</text:p>
          </table:table-cell>
          <table:table-cell/>
          <table:table-cell office:value-type="float" office:value="5593" calcext:value-type="float">
            <text:p>5593</text:p>
          </table:table-cell>
          <table:table-cell/>
          <table:table-cell office:value-type="float" office:value="2.54409995875715" calcext:value-type="float">
            <text:p>2.54409995875715</text:p>
          </table:table-cell>
        </table:table-row>
        <table:table-row table:style-name="ro1">
          <table:table-cell table:number-columns-repeated="2"/>
          <table:table-cell office:value-type="float" office:value="2.54423261716184" calcext:value-type="float">
            <text:p>2.54423261716184</text:p>
          </table:table-cell>
          <table:table-cell office:value-type="float" office:value="1.6560774817288" calcext:value-type="float">
            <text:p>1.6560774817288</text:p>
          </table:table-cell>
          <table:table-cell office:value-type="float" office:value="2.97773426158082" calcext:value-type="float">
            <text:p>2.97773426158082</text:p>
          </table:table-cell>
          <table:table-cell table:number-columns-repeated="2"/>
          <table:table-cell office:value-type="float" office:value="3.11950318653382" calcext:value-type="float">
            <text:p>3.11950318653382</text:p>
          </table:table-cell>
          <table:table-cell/>
          <table:table-cell office:value-type="float" office:value="-0.163867005608289" calcext:value-type="float">
            <text:p>-0.163867005608289</text:p>
          </table:table-cell>
          <table:table-cell/>
          <table:table-cell office:value-type="float" office:value="2820" calcext:value-type="float">
            <text:p>2820</text:p>
          </table:table-cell>
          <table:table-cell/>
          <table:table-cell office:value-type="float" office:value="2.54423261716184" calcext:value-type="float">
            <text:p>2.54423261716184</text:p>
          </table:table-cell>
        </table:table-row>
        <table:table-row table:style-name="ro1">
          <table:table-cell table:number-columns-repeated="2"/>
          <table:table-cell office:value-type="float" office:value="2.58329186195872" calcext:value-type="float">
            <text:p>2.58329186195872</text:p>
          </table:table-cell>
          <table:table-cell office:value-type="float" office:value="1.66275530482741" calcext:value-type="float">
            <text:p>1.66275530482741</text:p>
          </table:table-cell>
          <table:table-cell office:value-type="float" office:value="2.98034635774292" calcext:value-type="float">
            <text:p>2.98034635774292</text:p>
          </table:table-cell>
          <table:table-cell table:number-columns-repeated="2"/>
          <table:table-cell office:value-type="float" office:value="0.867586771102174" calcext:value-type="float">
            <text:p>0.867586771102174</text:p>
          </table:table-cell>
          <table:table-cell/>
          <table:table-cell office:value-type="float" office:value="-0.511203306132038" calcext:value-type="float">
            <text:p>-0.511203306132038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office:value-type="float" office:value="2.58329186195872" calcext:value-type="float">
            <text:p>2.58329186195872</text:p>
          </table:table-cell>
        </table:table-row>
        <table:table-row table:style-name="ro1">
          <table:table-cell table:number-columns-repeated="2"/>
          <table:table-cell office:value-type="float" office:value="2.59326708362086" calcext:value-type="float">
            <text:p>2.59326708362086</text:p>
          </table:table-cell>
          <table:table-cell office:value-type="float" office:value="1.66945451938" calcext:value-type="float">
            <text:p>1.66945451938</text:p>
          </table:table-cell>
          <table:table-cell office:value-type="float" office:value="2.98849575550803" calcext:value-type="float">
            <text:p>2.98849575550803</text:p>
          </table:table-cell>
          <table:table-cell table:number-columns-repeated="2"/>
          <table:table-cell office:value-type="float" office:value="6.80206156760606" calcext:value-type="float">
            <text:p>6.80206156760606</text:p>
          </table:table-cell>
          <table:table-cell/>
          <table:table-cell office:value-type="float" office:value="-0.985078779131911" calcext:value-type="float">
            <text:p>-0.985078779131911</text:p>
          </table:table-cell>
          <table:table-cell/>
          <table:table-cell office:value-type="float" office:value="5876" calcext:value-type="float">
            <text:p>5876</text:p>
          </table:table-cell>
          <table:table-cell/>
          <table:table-cell office:value-type="float" office:value="2.59326708362086" calcext:value-type="float">
            <text:p>2.59326708362086</text:p>
          </table:table-cell>
        </table:table-row>
        <table:table-row table:style-name="ro1">
          <table:table-cell table:number-columns-repeated="2"/>
          <table:table-cell office:value-type="float" office:value="2.59862705163404" calcext:value-type="float">
            <text:p>2.59862705163404</text:p>
          </table:table-cell>
          <table:table-cell office:value-type="float" office:value="1.67446167082464" calcext:value-type="float">
            <text:p>1.67446167082464</text:p>
          </table:table-cell>
          <table:table-cell office:value-type="float" office:value="2.99750919404634" calcext:value-type="float">
            <text:p>2.99750919404634</text:p>
          </table:table-cell>
          <table:table-cell table:number-columns-repeated="2"/>
          <table:table-cell office:value-type="float" office:value="1.29288132217349" calcext:value-type="float">
            <text:p>1.29288132217349</text:p>
          </table:table-cell>
          <table:table-cell/>
          <table:table-cell office:value-type="float" office:value="-0.193256962149423" calcext:value-type="float">
            <text:p>-0.193256962149423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2.59862705163404" calcext:value-type="float">
            <text:p>2.59862705163404</text:p>
          </table:table-cell>
        </table:table-row>
        <table:table-row table:style-name="ro1">
          <table:table-cell table:number-columns-repeated="2"/>
          <table:table-cell office:value-type="float" office:value="2.60292345781923" calcext:value-type="float">
            <text:p>2.60292345781923</text:p>
          </table:table-cell>
          <table:table-cell office:value-type="float" office:value="1.68991834092709" calcext:value-type="float">
            <text:p>1.68991834092709</text:p>
          </table:table-cell>
          <table:table-cell office:value-type="float" office:value="3.01569297975135" calcext:value-type="float">
            <text:p>3.01569297975135</text:p>
          </table:table-cell>
          <table:table-cell table:number-columns-repeated="2"/>
          <table:table-cell office:value-type="float" office:value="1.24352684137032" calcext:value-type="float">
            <text:p>1.24352684137032</text:p>
          </table:table-cell>
          <table:table-cell/>
          <table:table-cell office:value-type="float" office:value="-0.131242158767124" calcext:value-type="float">
            <text:p>-0.131242158767124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2.60292345781923" calcext:value-type="float">
            <text:p>2.60292345781923</text:p>
          </table:table-cell>
        </table:table-row>
        <table:table-row table:style-name="ro1">
          <table:table-cell table:number-columns-repeated="2"/>
          <table:table-cell office:value-type="float" office:value="2.61667901396164" calcext:value-type="float">
            <text:p>2.61667901396164</text:p>
          </table:table-cell>
          <table:table-cell office:value-type="float" office:value="1.69739769471516" calcext:value-type="float">
            <text:p>1.69739769471516</text:p>
          </table:table-cell>
          <table:table-cell office:value-type="float" office:value="3.02019026403299" calcext:value-type="float">
            <text:p>3.02019026403299</text:p>
          </table:table-cell>
          <table:table-cell table:number-columns-repeated="2"/>
          <table:table-cell office:value-type="float" office:value="1.06835349917272" calcext:value-type="float">
            <text:p>1.06835349917272</text:p>
          </table:table-cell>
          <table:table-cell/>
          <table:table-cell office:value-type="float" office:value="0.156869060773362" calcext:value-type="float">
            <text:p>0.156869060773362</text:p>
          </table:table-cell>
          <table:table-cell/>
          <table:table-cell office:value-type="float" office:value="1732" calcext:value-type="float">
            <text:p>1732</text:p>
          </table:table-cell>
          <table:table-cell/>
          <table:table-cell office:value-type="float" office:value="2.61667901396164" calcext:value-type="float">
            <text:p>2.61667901396164</text:p>
          </table:table-cell>
        </table:table-row>
        <table:table-row table:style-name="ro1">
          <table:table-cell table:number-columns-repeated="2"/>
          <table:table-cell office:value-type="float" office:value="2.62782961655897" calcext:value-type="float">
            <text:p>2.62782961655897</text:p>
          </table:table-cell>
          <table:table-cell office:value-type="float" office:value="1.69983625868438" calcext:value-type="float">
            <text:p>1.69983625868438</text:p>
          </table:table-cell>
          <table:table-cell office:value-type="float" office:value="3.02962282968561" calcext:value-type="float">
            <text:p>3.02962282968561</text:p>
          </table:table-cell>
          <table:table-cell table:number-columns-repeated="2"/>
          <table:table-cell office:value-type="float" office:value="0.146198652152566" calcext:value-type="float">
            <text:p>0.146198652152566</text:p>
          </table:table-cell>
          <table:table-cell/>
          <table:table-cell office:value-type="float" office:value="-0.185029976594033" calcext:value-type="float">
            <text:p>-0.185029976594033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2.62782961655897" calcext:value-type="float">
            <text:p>2.62782961655897</text:p>
          </table:table-cell>
        </table:table-row>
        <table:table-row table:style-name="ro1">
          <table:table-cell table:number-columns-repeated="2"/>
          <table:table-cell office:value-type="float" office:value="2.63236929879568" calcext:value-type="float">
            <text:p>2.63236929879568</text:p>
          </table:table-cell>
          <table:table-cell office:value-type="float" office:value="1.70185310850789" calcext:value-type="float">
            <text:p>1.70185310850789</text:p>
          </table:table-cell>
          <table:table-cell office:value-type="float" office:value="3.03826109161932" calcext:value-type="float">
            <text:p>3.03826109161932</text:p>
          </table:table-cell>
          <table:table-cell table:number-columns-repeated="2"/>
          <table:table-cell office:value-type="float" office:value="5.27606621895383" calcext:value-type="float">
            <text:p>5.27606621895383</text:p>
          </table:table-cell>
          <table:table-cell/>
          <table:table-cell office:value-type="float" office:value="-0.10118844158743" calcext:value-type="float">
            <text:p>-0.10118844158743</text:p>
          </table:table-cell>
          <table:table-cell/>
          <table:table-cell office:value-type="float" office:value="4487" calcext:value-type="float">
            <text:p>4487</text:p>
          </table:table-cell>
          <table:table-cell/>
          <table:table-cell office:value-type="float" office:value="2.63236929879568" calcext:value-type="float">
            <text:p>2.63236929879568</text:p>
          </table:table-cell>
        </table:table-row>
        <table:table-row table:style-name="ro1">
          <table:table-cell table:number-columns-repeated="2"/>
          <table:table-cell office:value-type="float" office:value="2.63978967035448" calcext:value-type="float">
            <text:p>2.63978967035448</text:p>
          </table:table-cell>
          <table:table-cell office:value-type="float" office:value="1.70559108222177" calcext:value-type="float">
            <text:p>1.70559108222177</text:p>
          </table:table-cell>
          <table:table-cell office:value-type="float" office:value="3.06648226656533" calcext:value-type="float">
            <text:p>3.06648226656533</text:p>
          </table:table-cell>
          <table:table-cell table:number-columns-repeated="2"/>
          <table:table-cell office:value-type="float" office:value="3.8549110059048" calcext:value-type="float">
            <text:p>3.8549110059048</text:p>
          </table:table-cell>
          <table:table-cell/>
          <table:table-cell office:value-type="float" office:value="0.249284605282097" calcext:value-type="float">
            <text:p>0.249284605282097</text:p>
          </table:table-cell>
          <table:table-cell/>
          <table:table-cell office:value-type="float" office:value="4887" calcext:value-type="float">
            <text:p>4887</text:p>
          </table:table-cell>
          <table:table-cell/>
          <table:table-cell office:value-type="float" office:value="2.63978967035448" calcext:value-type="float">
            <text:p>2.63978967035448</text:p>
          </table:table-cell>
        </table:table-row>
        <table:table-row table:style-name="ro1">
          <table:table-cell table:number-columns-repeated="2"/>
          <table:table-cell office:value-type="float" office:value="2.64616066141346" calcext:value-type="float">
            <text:p>2.64616066141346</text:p>
          </table:table-cell>
          <table:table-cell office:value-type="float" office:value="1.71593885271596" calcext:value-type="float">
            <text:p>1.71593885271596</text:p>
          </table:table-cell>
          <table:table-cell office:value-type="float" office:value="3.08792753133175" calcext:value-type="float">
            <text:p>3.08792753133175</text:p>
          </table:table-cell>
          <table:table-cell table:number-columns-repeated="2"/>
          <table:table-cell office:value-type="float" office:value="100.100361836285" calcext:value-type="float">
            <text:p>100.100361836285</text:p>
          </table:table-cell>
          <table:table-cell/>
          <table:table-cell office:value-type="float" office:value="-7.09184094491586" calcext:value-type="float">
            <text:p>-7.09184094491586</text:p>
          </table:table-cell>
          <table:table-cell/>
          <table:table-cell office:value-type="float" office:value="46264" calcext:value-type="float">
            <text:p>46264</text:p>
          </table:table-cell>
          <table:table-cell/>
          <table:table-cell office:value-type="float" office:value="2.64616066141346" calcext:value-type="float">
            <text:p>2.64616066141346</text:p>
          </table:table-cell>
        </table:table-row>
        <table:table-row table:style-name="ro1">
          <table:table-cell table:number-columns-repeated="2"/>
          <table:table-cell office:value-type="float" office:value="2.6593772122719" calcext:value-type="float">
            <text:p>2.6593772122719</text:p>
          </table:table-cell>
          <table:table-cell office:value-type="float" office:value="1.72004276763451" calcext:value-type="float">
            <text:p>1.72004276763451</text:p>
          </table:table-cell>
          <table:table-cell office:value-type="float" office:value="3.09291962533964" calcext:value-type="float">
            <text:p>3.09291962533964</text:p>
          </table:table-cell>
          <table:table-cell table:number-columns-repeated="2"/>
          <table:table-cell office:value-type="float" office:value="3.486198465176" calcext:value-type="float">
            <text:p>3.486198465176</text:p>
          </table:table-cell>
          <table:table-cell/>
          <table:table-cell office:value-type="float" office:value="-0.516341100356849" calcext:value-type="float">
            <text:p>-0.516341100356849</text:p>
          </table:table-cell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2.6593772122719" calcext:value-type="float">
            <text:p>2.6593772122719</text:p>
          </table:table-cell>
        </table:table-row>
        <table:table-row table:style-name="ro1">
          <table:table-cell table:number-columns-repeated="2"/>
          <table:table-cell office:value-type="float" office:value="2.6643119572201" calcext:value-type="float">
            <text:p>2.6643119572201</text:p>
          </table:table-cell>
          <table:table-cell office:value-type="float" office:value="1.7316278895582" calcext:value-type="float">
            <text:p>1.7316278895582</text:p>
          </table:table-cell>
          <table:table-cell office:value-type="float" office:value="3.10026848103473" calcext:value-type="float">
            <text:p>3.10026848103473</text:p>
          </table:table-cell>
          <table:table-cell table:number-columns-repeated="2"/>
          <table:table-cell office:value-type="float" office:value="0.89506673086473" calcext:value-type="float">
            <text:p>0.89506673086473</text:p>
          </table:table-cell>
          <table:table-cell/>
          <table:table-cell office:value-type="float" office:value="-0.163693161698492" calcext:value-type="float">
            <text:p>-0.16369316169849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2.6643119572201" calcext:value-type="float">
            <text:p>2.6643119572201</text:p>
          </table:table-cell>
        </table:table-row>
        <table:table-row table:style-name="ro1">
          <table:table-cell table:number-columns-repeated="2"/>
          <table:table-cell office:value-type="float" office:value="2.66968998021539" calcext:value-type="float">
            <text:p>2.66968998021539</text:p>
          </table:table-cell>
          <table:table-cell office:value-type="float" office:value="1.73264648728541" calcext:value-type="float">
            <text:p>1.73264648728541</text:p>
          </table:table-cell>
          <table:table-cell office:value-type="float" office:value="3.11121218638083" calcext:value-type="float">
            <text:p>3.11121218638083</text:p>
          </table:table-cell>
          <table:table-cell table:number-columns-repeated="2"/>
          <table:table-cell office:value-type="float" office:value="2.63978967035448" calcext:value-type="float">
            <text:p>2.63978967035448</text:p>
          </table:table-cell>
          <table:table-cell/>
          <table:table-cell office:value-type="float" office:value="-0.143394745499372" calcext:value-type="float">
            <text:p>-0.143394745499372</text:p>
          </table:table-cell>
          <table:table-cell/>
          <table:table-cell office:value-type="float" office:value="2855" calcext:value-type="float">
            <text:p>2855</text:p>
          </table:table-cell>
          <table:table-cell/>
          <table:table-cell office:value-type="float" office:value="2.66968998021539" calcext:value-type="float">
            <text:p>2.66968998021539</text:p>
          </table:table-cell>
        </table:table-row>
        <table:table-row table:style-name="ro1">
          <table:table-cell table:number-columns-repeated="2"/>
          <table:table-cell office:value-type="float" office:value="2.67121569498215" calcext:value-type="float">
            <text:p>2.67121569498215</text:p>
          </table:table-cell>
          <table:table-cell office:value-type="float" office:value="1.73853192620834" calcext:value-type="float">
            <text:p>1.73853192620834</text:p>
          </table:table-cell>
          <table:table-cell office:value-type="float" office:value="3.12002353510105" calcext:value-type="float">
            <text:p>3.12002353510105</text:p>
          </table:table-cell>
          <table:table-cell table:number-columns-repeated="2"/>
          <table:table-cell office:value-type="float" office:value="6.16515657507922" calcext:value-type="float">
            <text:p>6.16515657507922</text:p>
          </table:table-cell>
          <table:table-cell/>
          <table:table-cell office:value-type="float" office:value="-0.0374341352005387" calcext:value-type="float">
            <text:p>-0.037434135200539</text:p>
          </table:table-cell>
          <table:table-cell/>
          <table:table-cell office:value-type="float" office:value="7114" calcext:value-type="float">
            <text:p>7114</text:p>
          </table:table-cell>
          <table:table-cell/>
          <table:table-cell office:value-type="float" office:value="2.67121569498215" calcext:value-type="float">
            <text:p>2.67121569498215</text:p>
          </table:table-cell>
        </table:table-row>
        <table:table-row table:style-name="ro1">
          <table:table-cell table:number-columns-repeated="2"/>
          <table:table-cell office:value-type="float" office:value="2.67980409613008" calcext:value-type="float">
            <text:p>2.67980409613008</text:p>
          </table:table-cell>
          <table:table-cell office:value-type="float" office:value="1.75360432646732" calcext:value-type="float">
            <text:p>1.75360432646732</text:p>
          </table:table-cell>
          <table:table-cell office:value-type="float" office:value="3.13893514364495" calcext:value-type="float">
            <text:p>3.13893514364495</text:p>
          </table:table-cell>
          <table:table-cell table:number-columns-repeated="2"/>
          <table:table-cell office:value-type="float" office:value="1.34184138466239" calcext:value-type="float">
            <text:p>1.34184138466239</text:p>
          </table:table-cell>
          <table:table-cell/>
          <table:table-cell office:value-type="float" office:value="-0.171110393240338" calcext:value-type="float">
            <text:p>-0.171110393240338</text:p>
          </table:table-cell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2.67980409613008" calcext:value-type="float">
            <text:p>2.67980409613008</text:p>
          </table:table-cell>
        </table:table-row>
        <table:table-row table:style-name="ro1">
          <table:table-cell table:number-columns-repeated="2"/>
          <table:table-cell office:value-type="float" office:value="2.68553287621569" calcext:value-type="float">
            <text:p>2.68553287621569</text:p>
          </table:table-cell>
          <table:table-cell office:value-type="float" office:value="1.75494584453451" calcext:value-type="float">
            <text:p>1.75494584453451</text:p>
          </table:table-cell>
          <table:table-cell office:value-type="float" office:value="3.14519194112889" calcext:value-type="float">
            <text:p>3.14519194112889</text:p>
          </table:table-cell>
          <table:table-cell table:number-columns-repeated="2"/>
          <table:table-cell office:value-type="float" office:value="1.02525245954488" calcext:value-type="float">
            <text:p>1.02525245954488</text:p>
          </table:table-cell>
          <table:table-cell/>
          <table:table-cell office:value-type="float" office:value="0.171066080380066" calcext:value-type="float">
            <text:p>0.171066080380066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float" office:value="2.68553287621569" calcext:value-type="float">
            <text:p>2.68553287621569</text:p>
          </table:table-cell>
        </table:table-row>
        <table:table-row table:style-name="ro1">
          <table:table-cell table:number-columns-repeated="2"/>
          <table:table-cell office:value-type="float" office:value="2.68765801118456" calcext:value-type="float">
            <text:p>2.68765801118456</text:p>
          </table:table-cell>
          <table:table-cell office:value-type="float" office:value="1.77408765048082" calcext:value-type="float">
            <text:p>1.77408765048082</text:p>
          </table:table-cell>
          <table:table-cell office:value-type="float" office:value="3.14701251064663" calcext:value-type="float">
            <text:p>3.14701251064663</text:p>
          </table:table-cell>
          <table:table-cell table:number-columns-repeated="2"/>
          <table:table-cell office:value-type="float" office:value="0.19435557626009" calcext:value-type="float">
            <text:p>0.19435557626009</text:p>
          </table:table-cell>
          <table:table-cell/>
          <table:table-cell office:value-type="float" office:value="0.0235187552623714" calcext:value-type="float">
            <text:p>0.023518755262371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2.68765801118456" calcext:value-type="float">
            <text:p>2.68765801118456</text:p>
          </table:table-cell>
        </table:table-row>
        <table:table-row table:style-name="ro1">
          <table:table-cell table:number-columns-repeated="2"/>
          <table:table-cell office:value-type="float" office:value="2.71059820457741" calcext:value-type="float">
            <text:p>2.71059820457741</text:p>
          </table:table-cell>
          <table:table-cell office:value-type="float" office:value="1.77734363484638" calcext:value-type="float">
            <text:p>1.77734363484638</text:p>
          </table:table-cell>
          <table:table-cell office:value-type="float" office:value="3.14731412236713" calcext:value-type="float">
            <text:p>3.14731412236713</text:p>
          </table:table-cell>
          <table:table-cell table:number-columns-repeated="2"/>
          <table:table-cell office:value-type="float" office:value="3.41672777717732" calcext:value-type="float">
            <text:p>3.41672777717732</text:p>
          </table:table-cell>
          <table:table-cell/>
          <table:table-cell office:value-type="float" office:value="-0.332993390389286" calcext:value-type="float">
            <text:p>-0.332993390389286</text:p>
          </table:table-cell>
          <table:table-cell/>
          <table:table-cell office:value-type="float" office:value="3005" calcext:value-type="float">
            <text:p>3005</text:p>
          </table:table-cell>
          <table:table-cell/>
          <table:table-cell office:value-type="float" office:value="2.71059820457741" calcext:value-type="float">
            <text:p>2.71059820457741</text:p>
          </table:table-cell>
        </table:table-row>
        <table:table-row table:style-name="ro1">
          <table:table-cell table:number-columns-repeated="2"/>
          <table:table-cell office:value-type="float" office:value="2.73048966301958" calcext:value-type="float">
            <text:p>2.73048966301958</text:p>
          </table:table-cell>
          <table:table-cell office:value-type="float" office:value="1.78009610447376" calcext:value-type="float">
            <text:p>1.78009610447376</text:p>
          </table:table-cell>
          <table:table-cell office:value-type="float" office:value="3.15854145114428" calcext:value-type="float">
            <text:p>3.15854145114428</text:p>
          </table:table-cell>
          <table:table-cell table:number-columns-repeated="2"/>
          <table:table-cell office:value-type="float" office:value="0.655162745137205" calcext:value-type="float">
            <text:p>0.655162745137205</text:p>
          </table:table-cell>
          <table:table-cell/>
          <table:table-cell office:value-type="float" office:value="-0.523769918686691" calcext:value-type="float">
            <text:p>-0.523769918686691</text:p>
          </table:table-cell>
          <table:table-cell/>
          <table:table-cell office:value-type="float" office:value="685" calcext:value-type="float">
            <text:p>685</text:p>
          </table:table-cell>
          <table:table-cell/>
          <table:table-cell office:value-type="float" office:value="2.73048966301958" calcext:value-type="float">
            <text:p>2.73048966301958</text:p>
          </table:table-cell>
        </table:table-row>
        <table:table-row table:style-name="ro1">
          <table:table-cell table:number-columns-repeated="2"/>
          <table:table-cell office:value-type="float" office:value="2.73792119169708" calcext:value-type="float">
            <text:p>2.73792119169708</text:p>
          </table:table-cell>
          <table:table-cell office:value-type="float" office:value="1.78699178044789" calcext:value-type="float">
            <text:p>1.78699178044789</text:p>
          </table:table-cell>
          <table:table-cell office:value-type="float" office:value="3.16101550096234" calcext:value-type="float">
            <text:p>3.16101550096234</text:p>
          </table:table-cell>
          <table:table-cell table:number-columns-repeated="2"/>
          <table:table-cell office:value-type="float" office:value="4.89949412145562" calcext:value-type="float">
            <text:p>4.89949412145562</text:p>
          </table:table-cell>
          <table:table-cell/>
          <table:table-cell office:value-type="float" office:value="0.0173200455577515" calcext:value-type="float">
            <text:p>0.017320045557752</text:p>
          </table:table-cell>
          <table:table-cell/>
          <table:table-cell office:value-type="float" office:value="5235" calcext:value-type="float">
            <text:p>5235</text:p>
          </table:table-cell>
          <table:table-cell/>
          <table:table-cell office:value-type="float" office:value="2.73792119169708" calcext:value-type="float">
            <text:p>2.73792119169708</text:p>
          </table:table-cell>
        </table:table-row>
        <table:table-row table:style-name="ro1">
          <table:table-cell table:number-columns-repeated="2"/>
          <table:table-cell office:value-type="float" office:value="2.74167005282302" calcext:value-type="float">
            <text:p>2.74167005282302</text:p>
          </table:table-cell>
          <table:table-cell office:value-type="float" office:value="1.79628201148492" calcext:value-type="float">
            <text:p>1.79628201148492</text:p>
          </table:table-cell>
          <table:table-cell office:value-type="float" office:value="3.17131524096394" calcext:value-type="float">
            <text:p>3.17131524096394</text:p>
          </table:table-cell>
          <table:table-cell table:number-columns-repeated="2"/>
          <table:table-cell office:value-type="float" office:value="5.60169312592373" calcext:value-type="float">
            <text:p>5.60169312592373</text:p>
          </table:table-cell>
          <table:table-cell/>
          <table:table-cell office:value-type="float" office:value="-0.0289339389239838" calcext:value-type="float">
            <text:p>-0.028933938923984</text:p>
          </table:table-cell>
          <table:table-cell/>
          <table:table-cell office:value-type="float" office:value="4789" calcext:value-type="float">
            <text:p>4789</text:p>
          </table:table-cell>
          <table:table-cell/>
          <table:table-cell office:value-type="float" office:value="2.74167005282302" calcext:value-type="float">
            <text:p>2.74167005282302</text:p>
          </table:table-cell>
        </table:table-row>
        <table:table-row table:style-name="ro1">
          <table:table-cell table:number-columns-repeated="2"/>
          <table:table-cell office:value-type="float" office:value="2.74270722517998" calcext:value-type="float">
            <text:p>2.74270722517998</text:p>
          </table:table-cell>
          <table:table-cell office:value-type="float" office:value="1.79844885188392" calcext:value-type="float">
            <text:p>1.79844885188392</text:p>
          </table:table-cell>
          <table:table-cell office:value-type="float" office:value="3.17260846813299" calcext:value-type="float">
            <text:p>3.17260846813299</text:p>
          </table:table-cell>
          <table:table-cell table:number-columns-repeated="2"/>
          <table:table-cell office:value-type="float" office:value="0.370657524997404" calcext:value-type="float">
            <text:p>0.370657524997404</text:p>
          </table:table-cell>
          <table:table-cell/>
          <table:table-cell office:value-type="float" office:value="0.092225399337007" calcext:value-type="float">
            <text:p>0.092225399337007</text:p>
          </table:table-cell>
          <table:table-cell/>
          <table:table-cell office:value-type="float" office:value="4850" calcext:value-type="float">
            <text:p>4850</text:p>
          </table:table-cell>
          <table:table-cell/>
          <table:table-cell office:value-type="float" office:value="2.74270722517998" calcext:value-type="float">
            <text:p>2.74270722517998</text:p>
          </table:table-cell>
        </table:table-row>
        <table:table-row table:style-name="ro1">
          <table:table-cell table:number-columns-repeated="2"/>
          <table:table-cell office:value-type="float" office:value="2.7529503790056" calcext:value-type="float">
            <text:p>2.7529503790056</text:p>
          </table:table-cell>
          <table:table-cell office:value-type="float" office:value="1.80369992922753" calcext:value-type="float">
            <text:p>1.80369992922753</text:p>
          </table:table-cell>
          <table:table-cell office:value-type="float" office:value="3.18039037003325" calcext:value-type="float">
            <text:p>3.18039037003325</text:p>
          </table:table-cell>
          <table:table-cell table:number-columns-repeated="2"/>
          <table:table-cell office:value-type="float" office:value="5.70767394475557" calcext:value-type="float">
            <text:p>5.70767394475557</text:p>
          </table:table-cell>
          <table:table-cell/>
          <table:table-cell office:value-type="float" office:value="-0.26045723113948" calcext:value-type="float">
            <text:p>-0.26045723113948</text:p>
          </table:table-cell>
          <table:table-cell/>
          <table:table-cell office:value-type="float" office:value="6358" calcext:value-type="float">
            <text:p>6358</text:p>
          </table:table-cell>
          <table:table-cell/>
          <table:table-cell office:value-type="float" office:value="2.7529503790056" calcext:value-type="float">
            <text:p>2.7529503790056</text:p>
          </table:table-cell>
        </table:table-row>
        <table:table-row table:style-name="ro1">
          <table:table-cell table:number-columns-repeated="2"/>
          <table:table-cell office:value-type="float" office:value="2.75316390810599" calcext:value-type="float">
            <text:p>2.75316390810599</text:p>
          </table:table-cell>
          <table:table-cell office:value-type="float" office:value="1.80385466413306" calcext:value-type="float">
            <text:p>1.80385466413306</text:p>
          </table:table-cell>
          <table:table-cell office:value-type="float" office:value="3.18765045336883" calcext:value-type="float">
            <text:p>3.18765045336883</text:p>
          </table:table-cell>
          <table:table-cell table:number-columns-repeated="2"/>
          <table:table-cell office:value-type="float" office:value="5.3259590085568" calcext:value-type="float">
            <text:p>5.3259590085568</text:p>
          </table:table-cell>
          <table:table-cell/>
          <table:table-cell office:value-type="float" office:value="0.121177538399534" calcext:value-type="float">
            <text:p>0.121177538399534</text:p>
          </table:table-cell>
          <table:table-cell/>
          <table:table-cell office:value-type="float" office:value="6290" calcext:value-type="float">
            <text:p>6290</text:p>
          </table:table-cell>
          <table:table-cell/>
          <table:table-cell office:value-type="float" office:value="2.75316390810599" calcext:value-type="float">
            <text:p>2.75316390810599</text:p>
          </table:table-cell>
        </table:table-row>
        <table:table-row table:style-name="ro1">
          <table:table-cell table:number-columns-repeated="2"/>
          <table:table-cell office:value-type="float" office:value="2.77143779831773" calcext:value-type="float">
            <text:p>2.77143779831773</text:p>
          </table:table-cell>
          <table:table-cell office:value-type="float" office:value="1.8106336287226" calcext:value-type="float">
            <text:p>1.8106336287226</text:p>
          </table:table-cell>
          <table:table-cell office:value-type="float" office:value="3.18977511200799" calcext:value-type="float">
            <text:p>3.18977511200799</text:p>
          </table:table-cell>
          <table:table-cell table:number-columns-repeated="2"/>
          <table:table-cell office:value-type="float" office:value="1.95602342203275" calcext:value-type="float">
            <text:p>1.95602342203275</text:p>
          </table:table-cell>
          <table:table-cell/>
          <table:table-cell office:value-type="float" office:value="0.0169391375141529" calcext:value-type="float">
            <text:p>0.016939137514153</text:p>
          </table:table-cell>
          <table:table-cell/>
          <table:table-cell office:value-type="float" office:value="2383" calcext:value-type="float">
            <text:p>2383</text:p>
          </table:table-cell>
          <table:table-cell/>
          <table:table-cell office:value-type="float" office:value="2.77143779831773" calcext:value-type="float">
            <text:p>2.77143779831773</text:p>
          </table:table-cell>
        </table:table-row>
        <table:table-row table:style-name="ro1">
          <table:table-cell table:number-columns-repeated="2"/>
          <table:table-cell office:value-type="float" office:value="2.7779351659905" calcext:value-type="float">
            <text:p>2.7779351659905</text:p>
          </table:table-cell>
          <table:table-cell office:value-type="float" office:value="1.81331311329742" calcext:value-type="float">
            <text:p>1.81331311329742</text:p>
          </table:table-cell>
          <table:table-cell office:value-type="float" office:value="3.20570702997349" calcext:value-type="float">
            <text:p>3.20570702997349</text:p>
          </table:table-cell>
          <table:table-cell table:number-columns-repeated="2"/>
          <table:table-cell office:value-type="float" office:value="5.80078151292473" calcext:value-type="float">
            <text:p>5.80078151292473</text:p>
          </table:table-cell>
          <table:table-cell/>
          <table:table-cell office:value-type="float" office:value="-0.23605625510031" calcext:value-type="float">
            <text:p>-0.23605625510031</text:p>
          </table:table-cell>
          <table:table-cell/>
          <table:table-cell office:value-type="float" office:value="6038" calcext:value-type="float">
            <text:p>6038</text:p>
          </table:table-cell>
          <table:table-cell/>
          <table:table-cell office:value-type="float" office:value="2.7779351659905" calcext:value-type="float">
            <text:p>2.7779351659905</text:p>
          </table:table-cell>
        </table:table-row>
        <table:table-row table:style-name="ro1">
          <table:table-cell table:number-columns-repeated="2"/>
          <table:table-cell office:value-type="float" office:value="2.78750325653432" calcext:value-type="float">
            <text:p>2.78750325653432</text:p>
          </table:table-cell>
          <table:table-cell office:value-type="float" office:value="1.81845495184001" calcext:value-type="float">
            <text:p>1.81845495184001</text:p>
          </table:table-cell>
          <table:table-cell office:value-type="float" office:value="3.20573372959132" calcext:value-type="float">
            <text:p>3.20573372959132</text:p>
          </table:table-cell>
          <table:table-cell table:number-columns-repeated="2"/>
          <table:table-cell office:value-type="float" office:value="5.54222307202708" calcext:value-type="float">
            <text:p>5.54222307202708</text:p>
          </table:table-cell>
          <table:table-cell/>
          <table:table-cell office:value-type="float" office:value="0.0762428708311526" calcext:value-type="float">
            <text:p>0.076242870831153</text:p>
          </table:table-cell>
          <table:table-cell/>
          <table:table-cell office:value-type="float" office:value="5233" calcext:value-type="float">
            <text:p>5233</text:p>
          </table:table-cell>
          <table:table-cell/>
          <table:table-cell office:value-type="float" office:value="2.78750325653432" calcext:value-type="float">
            <text:p>2.78750325653432</text:p>
          </table:table-cell>
        </table:table-row>
        <table:table-row table:style-name="ro1">
          <table:table-cell table:number-columns-repeated="2"/>
          <table:table-cell office:value-type="float" office:value="2.7887070306623" calcext:value-type="float">
            <text:p>2.7887070306623</text:p>
          </table:table-cell>
          <table:table-cell office:value-type="float" office:value="1.81905391256069" calcext:value-type="float">
            <text:p>1.81905391256069</text:p>
          </table:table-cell>
          <table:table-cell office:value-type="float" office:value="3.21007888746679" calcext:value-type="float">
            <text:p>3.21007888746679</text:p>
          </table:table-cell>
          <table:table-cell table:number-columns-repeated="2"/>
          <table:table-cell office:value-type="float" office:value="1.26283553254147" calcext:value-type="float">
            <text:p>1.26283553254147</text:p>
          </table:table-cell>
          <table:table-cell/>
          <table:table-cell office:value-type="float" office:value="-0.205052676145512" calcext:value-type="float">
            <text:p>-0.20505267614551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7887070306623" calcext:value-type="float">
            <text:p>2.7887070306623</text:p>
          </table:table-cell>
        </table:table-row>
        <table:table-row table:style-name="ro1">
          <table:table-cell table:number-columns-repeated="2"/>
          <table:table-cell office:value-type="float" office:value="2.78894923521612" calcext:value-type="float">
            <text:p>2.78894923521612</text:p>
          </table:table-cell>
          <table:table-cell office:value-type="float" office:value="1.83432258924273" calcext:value-type="float">
            <text:p>1.83432258924273</text:p>
          </table:table-cell>
          <table:table-cell office:value-type="float" office:value="3.22438634316875" calcext:value-type="float">
            <text:p>3.22438634316875</text:p>
          </table:table-cell>
          <table:table-cell table:number-columns-repeated="2"/>
          <table:table-cell office:value-type="float" office:value="4.92218818686854" calcext:value-type="float">
            <text:p>4.92218818686854</text:p>
          </table:table-cell>
          <table:table-cell/>
          <table:table-cell office:value-type="float" office:value="0.0753166561429079" calcext:value-type="float">
            <text:p>0.075316656142908</text:p>
          </table:table-cell>
          <table:table-cell/>
          <table:table-cell office:value-type="float" office:value="4090" calcext:value-type="float">
            <text:p>4090</text:p>
          </table:table-cell>
          <table:table-cell/>
          <table:table-cell office:value-type="float" office:value="2.78894923521612" calcext:value-type="float">
            <text:p>2.78894923521612</text:p>
          </table:table-cell>
        </table:table-row>
        <table:table-row table:style-name="ro1">
          <table:table-cell table:number-columns-repeated="2"/>
          <table:table-cell office:value-type="float" office:value="2.80428502355812" calcext:value-type="float">
            <text:p>2.80428502355812</text:p>
          </table:table-cell>
          <table:table-cell office:value-type="float" office:value="1.83927058315182" calcext:value-type="float">
            <text:p>1.83927058315182</text:p>
          </table:table-cell>
          <table:table-cell office:value-type="float" office:value="3.23358484939604" calcext:value-type="float">
            <text:p>3.23358484939604</text:p>
          </table:table-cell>
          <table:table-cell table:number-columns-repeated="2"/>
          <table:table-cell office:value-type="float" office:value="100.097032449808" calcext:value-type="float">
            <text:p>100.097032449808</text:p>
          </table:table-cell>
          <table:table-cell/>
          <table:table-cell office:value-type="float" office:value="-7.73291393029994" calcext:value-type="float">
            <text:p>-7.73291393029994</text:p>
          </table:table-cell>
          <table:table-cell/>
          <table:table-cell office:value-type="float" office:value="48000" calcext:value-type="float">
            <text:p>48000</text:p>
          </table:table-cell>
          <table:table-cell/>
          <table:table-cell office:value-type="float" office:value="2.80428502355812" calcext:value-type="float">
            <text:p>2.80428502355812</text:p>
          </table:table-cell>
        </table:table-row>
        <table:table-row table:style-name="ro1">
          <table:table-cell table:number-columns-repeated="2"/>
          <table:table-cell office:value-type="float" office:value="2.80595790879992" calcext:value-type="float">
            <text:p>2.80595790879992</text:p>
          </table:table-cell>
          <table:table-cell office:value-type="float" office:value="1.84504097347731" calcext:value-type="float">
            <text:p>1.84504097347731</text:p>
          </table:table-cell>
          <table:table-cell office:value-type="float" office:value="3.2392248620082" calcext:value-type="float">
            <text:p>3.2392248620082</text:p>
          </table:table-cell>
          <table:table-cell table:number-columns-repeated="2"/>
          <table:table-cell office:value-type="float" office:value="100.10057471154" calcext:value-type="float">
            <text:p>100.10057471154</text:p>
          </table:table-cell>
          <table:table-cell/>
          <table:table-cell office:value-type="float" office:value="-5.53088992133729" calcext:value-type="float">
            <text:p>-5.53088992133729</text:p>
          </table:table-cell>
          <table:table-cell/>
          <table:table-cell office:value-type="float" office:value="45131" calcext:value-type="float">
            <text:p>45131</text:p>
          </table:table-cell>
          <table:table-cell/>
          <table:table-cell office:value-type="float" office:value="2.80595790879992" calcext:value-type="float">
            <text:p>2.80595790879992</text:p>
          </table:table-cell>
        </table:table-row>
        <table:table-row table:style-name="ro1">
          <table:table-cell table:number-columns-repeated="2"/>
          <table:table-cell office:value-type="float" office:value="2.80664940459714" calcext:value-type="float">
            <text:p>2.80664940459714</text:p>
          </table:table-cell>
          <table:table-cell office:value-type="float" office:value="1.84738855093536" calcext:value-type="float">
            <text:p>1.84738855093536</text:p>
          </table:table-cell>
          <table:table-cell office:value-type="float" office:value="3.24747447971639" calcext:value-type="float">
            <text:p>3.24747447971639</text:p>
          </table:table-cell>
          <table:table-cell table:number-columns-repeated="2"/>
          <table:table-cell office:value-type="float" office:value="1.30109896250528" calcext:value-type="float">
            <text:p>1.30109896250528</text:p>
          </table:table-cell>
          <table:table-cell/>
          <table:table-cell office:value-type="float" office:value="-0.134496847801091" calcext:value-type="float">
            <text:p>-0.134496847801091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2.80664940459714" calcext:value-type="float">
            <text:p>2.80664940459714</text:p>
          </table:table-cell>
        </table:table-row>
        <table:table-row table:style-name="ro1">
          <table:table-cell table:number-columns-repeated="2"/>
          <table:table-cell office:value-type="float" office:value="2.82392803940016" calcext:value-type="float">
            <text:p>2.82392803940016</text:p>
          </table:table-cell>
          <table:table-cell office:value-type="float" office:value="1.84858926116005" calcext:value-type="float">
            <text:p>1.84858926116005</text:p>
          </table:table-cell>
          <table:table-cell office:value-type="float" office:value="3.25621685106092" calcext:value-type="float">
            <text:p>3.25621685106092</text:p>
          </table:table-cell>
          <table:table-cell table:number-columns-repeated="2"/>
          <table:table-cell office:value-type="float" office:value="0.104653928993092" calcext:value-type="float">
            <text:p>0.104653928993092</text:p>
          </table:table-cell>
          <table:table-cell/>
          <table:table-cell office:value-type="float" office:value="-0.27315328657798" calcext:value-type="float">
            <text:p>-0.27315328657798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2.82392803940016" calcext:value-type="float">
            <text:p>2.82392803940016</text:p>
          </table:table-cell>
        </table:table-row>
        <table:table-row table:style-name="ro1">
          <table:table-cell table:number-columns-repeated="2"/>
          <table:table-cell office:value-type="float" office:value="2.83193920240304" calcext:value-type="float">
            <text:p>2.83193920240304</text:p>
          </table:table-cell>
          <table:table-cell office:value-type="float" office:value="1.8497621815795" calcext:value-type="float">
            <text:p>1.8497621815795</text:p>
          </table:table-cell>
          <table:table-cell office:value-type="float" office:value="3.2598729638529" calcext:value-type="float">
            <text:p>3.2598729638529</text:p>
          </table:table-cell>
          <table:table-cell table:number-columns-repeated="2"/>
          <table:table-cell office:value-type="float" office:value="85.2732560925557" calcext:value-type="float">
            <text:p>85.2732560925557</text:p>
          </table:table-cell>
          <table:table-cell/>
          <table:table-cell office:value-type="float" office:value="-7.00376153992258" calcext:value-type="float">
            <text:p>-7.00376153992258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83193920240304" calcext:value-type="float">
            <text:p>2.83193920240304</text:p>
          </table:table-cell>
        </table:table-row>
        <table:table-row table:style-name="ro1">
          <table:table-cell table:number-columns-repeated="2"/>
          <table:table-cell office:value-type="float" office:value="2.83503976119937" calcext:value-type="float">
            <text:p>2.83503976119937</text:p>
          </table:table-cell>
          <table:table-cell office:value-type="float" office:value="1.85737542329131" calcext:value-type="float">
            <text:p>1.85737542329131</text:p>
          </table:table-cell>
          <table:table-cell office:value-type="float" office:value="3.26888478492256" calcext:value-type="float">
            <text:p>3.26888478492256</text:p>
          </table:table-cell>
          <table:table-cell table:number-columns-repeated="2"/>
          <table:table-cell office:value-type="float" office:value="0.658290029605526" calcext:value-type="float">
            <text:p>0.658290029605526</text:p>
          </table:table-cell>
          <table:table-cell/>
          <table:table-cell office:value-type="float" office:value="-0.440570201808395" calcext:value-type="float">
            <text:p>-0.440570201808395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float" office:value="2.83503976119937" calcext:value-type="float">
            <text:p>2.83503976119937</text:p>
          </table:table-cell>
        </table:table-row>
        <table:table-row table:style-name="ro1">
          <table:table-cell table:number-columns-repeated="2"/>
          <table:table-cell office:value-type="float" office:value="2.84517027611865" calcext:value-type="float">
            <text:p>2.84517027611865</text:p>
          </table:table-cell>
          <table:table-cell office:value-type="float" office:value="1.86178973828107" calcext:value-type="float">
            <text:p>1.86178973828107</text:p>
          </table:table-cell>
          <table:table-cell office:value-type="float" office:value="3.28020895725288" calcext:value-type="float">
            <text:p>3.28020895725288</text:p>
          </table:table-cell>
          <table:table-cell table:number-columns-repeated="2"/>
          <table:table-cell office:value-type="float" office:value="4.83706764811375" calcext:value-type="float">
            <text:p>4.83706764811375</text:p>
          </table:table-cell>
          <table:table-cell/>
          <table:table-cell office:value-type="float" office:value="-0.131725906748323" calcext:value-type="float">
            <text:p>-0.131725906748323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.84517027611865" calcext:value-type="float">
            <text:p>2.84517027611865</text:p>
          </table:table-cell>
        </table:table-row>
        <table:table-row table:style-name="ro1">
          <table:table-cell table:number-columns-repeated="2"/>
          <table:table-cell office:value-type="float" office:value="2.84536720401211" calcext:value-type="float">
            <text:p>2.84536720401211</text:p>
          </table:table-cell>
          <table:table-cell office:value-type="float" office:value="1.86536324444261" calcext:value-type="float">
            <text:p>1.86536324444261</text:p>
          </table:table-cell>
          <table:table-cell office:value-type="float" office:value="3.29866806361656" calcext:value-type="float">
            <text:p>3.29866806361656</text:p>
          </table:table-cell>
          <table:table-cell table:number-columns-repeated="2"/>
          <table:table-cell office:value-type="float" office:value="1.42914836415915" calcext:value-type="float">
            <text:p>1.42914836415915</text:p>
          </table:table-cell>
          <table:table-cell/>
          <table:table-cell office:value-type="float" office:value="0.0506413349361641" calcext:value-type="float">
            <text:p>0.050641334936164</text:p>
          </table:table-cell>
          <table:table-cell/>
          <table:table-cell office:value-type="float" office:value="1891" calcext:value-type="float">
            <text:p>1891</text:p>
          </table:table-cell>
          <table:table-cell/>
          <table:table-cell office:value-type="float" office:value="2.84536720401211" calcext:value-type="float">
            <text:p>2.84536720401211</text:p>
          </table:table-cell>
        </table:table-row>
        <table:table-row table:style-name="ro1">
          <table:table-cell table:number-columns-repeated="2"/>
          <table:table-cell office:value-type="float" office:value="2.85660282305631" calcext:value-type="float">
            <text:p>2.85660282305631</text:p>
          </table:table-cell>
          <table:table-cell office:value-type="float" office:value="1.88146966398031" calcext:value-type="float">
            <text:p>1.88146966398031</text:p>
          </table:table-cell>
          <table:table-cell office:value-type="float" office:value="3.30106078376434" calcext:value-type="float">
            <text:p>3.30106078376434</text:p>
          </table:table-cell>
          <table:table-cell table:number-columns-repeated="2"/>
          <table:table-cell office:value-type="float" office:value="3.0102264023846" calcext:value-type="float">
            <text:p>3.0102264023846</text:p>
          </table:table-cell>
          <table:table-cell/>
          <table:table-cell office:value-type="float" office:value="-0.299942669629335" calcext:value-type="float">
            <text:p>-0.299942669629335</text:p>
          </table:table-cell>
          <table:table-cell/>
          <table:table-cell office:value-type="float" office:value="3085" calcext:value-type="float">
            <text:p>3085</text:p>
          </table:table-cell>
          <table:table-cell/>
          <table:table-cell office:value-type="float" office:value="2.85660282305631" calcext:value-type="float">
            <text:p>2.85660282305631</text:p>
          </table:table-cell>
        </table:table-row>
        <table:table-row table:style-name="ro1">
          <table:table-cell table:number-columns-repeated="2"/>
          <table:table-cell office:value-type="float" office:value="2.8746771574128" calcext:value-type="float">
            <text:p>2.8746771574128</text:p>
          </table:table-cell>
          <table:table-cell office:value-type="float" office:value="1.88355243111953" calcext:value-type="float">
            <text:p>1.88355243111953</text:p>
          </table:table-cell>
          <table:table-cell office:value-type="float" office:value="3.30805483584959" calcext:value-type="float">
            <text:p>3.30805483584959</text:p>
          </table:table-cell>
          <table:table-cell table:number-columns-repeated="2"/>
          <table:table-cell office:value-type="float" office:value="0.122929011182752" calcext:value-type="float">
            <text:p>0.122929011182752</text:p>
          </table:table-cell>
          <table:table-cell/>
          <table:table-cell office:value-type="float" office:value="-0.09118018028388" calcext:value-type="float">
            <text:p>-0.09118018028388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2.8746771574128" calcext:value-type="float">
            <text:p>2.8746771574128</text:p>
          </table:table-cell>
        </table:table-row>
        <table:table-row table:style-name="ro1">
          <table:table-cell table:number-columns-repeated="2"/>
          <table:table-cell office:value-type="float" office:value="2.87545608446053" calcext:value-type="float">
            <text:p>2.87545608446053</text:p>
          </table:table-cell>
          <table:table-cell office:value-type="float" office:value="1.8856301576023" calcext:value-type="float">
            <text:p>1.8856301576023</text:p>
          </table:table-cell>
          <table:table-cell office:value-type="float" office:value="3.30901831841486" calcext:value-type="float">
            <text:p>3.30901831841486</text:p>
          </table:table-cell>
          <table:table-cell table:number-columns-repeated="2"/>
          <table:table-cell office:value-type="float" office:value="6.1474210514063" calcext:value-type="float">
            <text:p>6.1474210514063</text:p>
          </table:table-cell>
          <table:table-cell/>
          <table:table-cell office:value-type="float" office:value="-0.488478190003863" calcext:value-type="float">
            <text:p>-0.488478190003863</text:p>
          </table:table-cell>
          <table:table-cell/>
          <table:table-cell office:value-type="float" office:value="5835" calcext:value-type="float">
            <text:p>5835</text:p>
          </table:table-cell>
          <table:table-cell/>
          <table:table-cell office:value-type="float" office:value="2.87545608446053" calcext:value-type="float">
            <text:p>2.87545608446053</text:p>
          </table:table-cell>
        </table:table-row>
        <table:table-row table:style-name="ro1">
          <table:table-cell table:number-columns-repeated="2"/>
          <table:table-cell office:value-type="float" office:value="2.87984050625971" calcext:value-type="float">
            <text:p>2.87984050625971</text:p>
          </table:table-cell>
          <table:table-cell office:value-type="float" office:value="1.88669371810939" calcext:value-type="float">
            <text:p>1.88669371810939</text:p>
          </table:table-cell>
          <table:table-cell office:value-type="float" office:value="3.31763505797859" calcext:value-type="float">
            <text:p>3.31763505797859</text:p>
          </table:table-cell>
          <table:table-cell table:number-columns-repeated="2"/>
          <table:table-cell office:value-type="float" office:value="1.98764824174872" calcext:value-type="float">
            <text:p>1.98764824174872</text:p>
          </table:table-cell>
          <table:table-cell/>
          <table:table-cell office:value-type="float" office:value="0.427535872316311" calcext:value-type="float">
            <text:p>0.427535872316311</text:p>
          </table:table-cell>
          <table:table-cell/>
          <table:table-cell office:value-type="float" office:value="2438" calcext:value-type="float">
            <text:p>2438</text:p>
          </table:table-cell>
          <table:table-cell/>
          <table:table-cell office:value-type="float" office:value="2.87984050625971" calcext:value-type="float">
            <text:p>2.87984050625971</text:p>
          </table:table-cell>
        </table:table-row>
        <table:table-row table:style-name="ro1">
          <table:table-cell table:number-columns-repeated="2"/>
          <table:table-cell office:value-type="float" office:value="2.89383223553307" calcext:value-type="float">
            <text:p>2.89383223553307</text:p>
          </table:table-cell>
          <table:table-cell office:value-type="float" office:value="1.90247959229935" calcext:value-type="float">
            <text:p>1.90247959229935</text:p>
          </table:table-cell>
          <table:table-cell office:value-type="float" office:value="3.31838903148237" calcext:value-type="float">
            <text:p>3.31838903148237</text:p>
          </table:table-cell>
          <table:table-cell table:number-columns-repeated="2"/>
          <table:table-cell office:value-type="float" office:value="6.96458130059274" calcext:value-type="float">
            <text:p>6.96458130059274</text:p>
          </table:table-cell>
          <table:table-cell/>
          <table:table-cell office:value-type="float" office:value="0.576403186582111" calcext:value-type="float">
            <text:p>0.576403186582111</text:p>
          </table:table-cell>
          <table:table-cell/>
          <table:table-cell office:value-type="float" office:value="7572" calcext:value-type="float">
            <text:p>7572</text:p>
          </table:table-cell>
          <table:table-cell/>
          <table:table-cell office:value-type="float" office:value="2.89383223553307" calcext:value-type="float">
            <text:p>2.89383223553307</text:p>
          </table:table-cell>
        </table:table-row>
        <table:table-row table:style-name="ro1">
          <table:table-cell table:number-columns-repeated="2"/>
          <table:table-cell office:value-type="float" office:value="2.8956329987529" calcext:value-type="float">
            <text:p>2.8956329987529</text:p>
          </table:table-cell>
          <table:table-cell office:value-type="float" office:value="1.9036418074377" calcext:value-type="float">
            <text:p>1.9036418074377</text:p>
          </table:table-cell>
          <table:table-cell office:value-type="float" office:value="3.32646604775795" calcext:value-type="float">
            <text:p>3.32646604775795</text:p>
          </table:table-cell>
          <table:table-cell table:number-columns-repeated="2"/>
          <table:table-cell office:value-type="float" office:value="1.62005650309309" calcext:value-type="float">
            <text:p>1.62005650309309</text:p>
          </table:table-cell>
          <table:table-cell/>
          <table:table-cell office:value-type="float" office:value="-0.482403293205343" calcext:value-type="float">
            <text:p>-0.482403293205343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office:value-type="float" office:value="2.8956329987529" calcext:value-type="float">
            <text:p>2.8956329987529</text:p>
          </table:table-cell>
        </table:table-row>
        <table:table-row table:style-name="ro1">
          <table:table-cell table:number-columns-repeated="2"/>
          <table:table-cell office:value-type="float" office:value="2.90686600240687" calcext:value-type="float">
            <text:p>2.90686600240687</text:p>
          </table:table-cell>
          <table:table-cell office:value-type="float" office:value="1.90532577413403" calcext:value-type="float">
            <text:p>1.90532577413403</text:p>
          </table:table-cell>
          <table:table-cell office:value-type="float" office:value="3.32794119256221" calcext:value-type="float">
            <text:p>3.32794119256221</text:p>
          </table:table-cell>
          <table:table-cell table:number-columns-repeated="2"/>
          <table:table-cell office:value-type="float" office:value="100.095434186412" calcext:value-type="float">
            <text:p>100.095434186412</text:p>
          </table:table-cell>
          <table:table-cell/>
          <table:table-cell office:value-type="float" office:value="-5.88419209408836" calcext:value-type="float">
            <text:p>-5.88419209408836</text:p>
          </table:table-cell>
          <table:table-cell/>
          <table:table-cell office:value-type="float" office:value="45754" calcext:value-type="float">
            <text:p>45754</text:p>
          </table:table-cell>
          <table:table-cell/>
          <table:table-cell office:value-type="float" office:value="2.90686600240687" calcext:value-type="float">
            <text:p>2.90686600240687</text:p>
          </table:table-cell>
        </table:table-row>
        <table:table-row table:style-name="ro1">
          <table:table-cell table:number-columns-repeated="2"/>
          <table:table-cell office:value-type="float" office:value="2.91190672906133" calcext:value-type="float">
            <text:p>2.91190672906133</text:p>
          </table:table-cell>
          <table:table-cell office:value-type="float" office:value="1.90771594349346" calcext:value-type="float">
            <text:p>1.90771594349346</text:p>
          </table:table-cell>
          <table:table-cell office:value-type="float" office:value="3.33845678789341" calcext:value-type="float">
            <text:p>3.33845678789341</text:p>
          </table:table-cell>
          <table:table-cell table:number-columns-repeated="2"/>
          <table:table-cell office:value-type="float" office:value="9.0043703572166" calcext:value-type="float">
            <text:p>9.0043703572166</text:p>
          </table:table-cell>
          <table:table-cell/>
          <table:table-cell office:value-type="float" office:value="0.396939273208604" calcext:value-type="float">
            <text:p>0.396939273208604</text:p>
          </table:table-cell>
          <table:table-cell/>
          <table:table-cell office:value-type="float" office:value="8933" calcext:value-type="float">
            <text:p>8933</text:p>
          </table:table-cell>
          <table:table-cell/>
          <table:table-cell office:value-type="float" office:value="2.91190672906133" calcext:value-type="float">
            <text:p>2.91190672906133</text:p>
          </table:table-cell>
        </table:table-row>
        <table:table-row table:style-name="ro1">
          <table:table-cell table:number-columns-repeated="2"/>
          <table:table-cell office:value-type="float" office:value="2.91535555011483" calcext:value-type="float">
            <text:p>2.91535555011483</text:p>
          </table:table-cell>
          <table:table-cell office:value-type="float" office:value="1.91246148349856" calcext:value-type="float">
            <text:p>1.91246148349856</text:p>
          </table:table-cell>
          <table:table-cell office:value-type="float" office:value="3.34362599319037" calcext:value-type="float">
            <text:p>3.34362599319037</text:p>
          </table:table-cell>
          <table:table-cell table:number-columns-repeated="2"/>
          <table:table-cell office:value-type="float" office:value="5.06212644096117" calcext:value-type="float">
            <text:p>5.06212644096117</text:p>
          </table:table-cell>
          <table:table-cell/>
          <table:table-cell office:value-type="float" office:value="0.272109900063145" calcext:value-type="float">
            <text:p>0.272109900063145</text:p>
          </table:table-cell>
          <table:table-cell/>
          <table:table-cell office:value-type="float" office:value="18602" calcext:value-type="float">
            <text:p>18602</text:p>
          </table:table-cell>
          <table:table-cell/>
          <table:table-cell office:value-type="float" office:value="2.91535555011483" calcext:value-type="float">
            <text:p>2.91535555011483</text:p>
          </table:table-cell>
        </table:table-row>
        <table:table-row table:style-name="ro1">
          <table:table-cell table:number-columns-repeated="2"/>
          <table:table-cell office:value-type="float" office:value="2.91916505307882" calcext:value-type="float">
            <text:p>2.91916505307882</text:p>
          </table:table-cell>
          <table:table-cell office:value-type="float" office:value="1.91722291904083" calcext:value-type="float">
            <text:p>1.91722291904083</text:p>
          </table:table-cell>
          <table:table-cell office:value-type="float" office:value="3.34536857862508" calcext:value-type="float">
            <text:p>3.34536857862508</text:p>
          </table:table-cell>
          <table:table-cell table:number-columns-repeated="2"/>
          <table:table-cell office:value-type="float" office:value="2.43990748873451" calcext:value-type="float">
            <text:p>2.43990748873451</text:p>
          </table:table-cell>
          <table:table-cell/>
          <table:table-cell office:value-type="float" office:value="-0.342057648079347" calcext:value-type="float">
            <text:p>-0.342057648079347</text:p>
          </table:table-cell>
          <table:table-cell/>
          <table:table-cell office:value-type="float" office:value="2325" calcext:value-type="float">
            <text:p>2325</text:p>
          </table:table-cell>
          <table:table-cell/>
          <table:table-cell office:value-type="float" office:value="2.91916505307882" calcext:value-type="float">
            <text:p>2.91916505307882</text:p>
          </table:table-cell>
        </table:table-row>
        <table:table-row table:style-name="ro1">
          <table:table-cell table:number-columns-repeated="2"/>
          <table:table-cell office:value-type="float" office:value="2.94162361399411" calcext:value-type="float">
            <text:p>2.94162361399411</text:p>
          </table:table-cell>
          <table:table-cell office:value-type="float" office:value="1.92174151881804" calcext:value-type="float">
            <text:p>1.92174151881804</text:p>
          </table:table-cell>
          <table:table-cell office:value-type="float" office:value="3.35194826034193" calcext:value-type="float">
            <text:p>3.35194826034193</text:p>
          </table:table-cell>
          <table:table-cell table:number-columns-repeated="2"/>
          <table:table-cell office:value-type="float" office:value="1.18159416295454" calcext:value-type="float">
            <text:p>1.18159416295454</text:p>
          </table:table-cell>
          <table:table-cell/>
          <table:table-cell office:value-type="float" office:value="-0.224889136257344" calcext:value-type="float">
            <text:p>-0.224889136257344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2.94162361399411" calcext:value-type="float">
            <text:p>2.94162361399411</text:p>
          </table:table-cell>
        </table:table-row>
        <table:table-row table:style-name="ro1">
          <table:table-cell table:number-columns-repeated="2"/>
          <table:table-cell office:value-type="float" office:value="2.95125746906321" calcext:value-type="float">
            <text:p>2.95125746906321</text:p>
          </table:table-cell>
          <table:table-cell office:value-type="float" office:value="1.9261791219408" calcext:value-type="float">
            <text:p>1.9261791219408</text:p>
          </table:table-cell>
          <table:table-cell office:value-type="float" office:value="3.3534573679244" calcext:value-type="float">
            <text:p>3.3534573679244</text:p>
          </table:table-cell>
          <table:table-cell table:number-columns-repeated="2"/>
          <table:table-cell office:value-type="float" office:value="0.140904205238857" calcext:value-type="float">
            <text:p>0.140904205238857</text:p>
          </table:table-cell>
          <table:table-cell/>
          <table:table-cell office:value-type="float" office:value="-0.0318367690590389" calcext:value-type="float">
            <text:p>-0.031836769059039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.95125746906321" calcext:value-type="float">
            <text:p>2.95125746906321</text:p>
          </table:table-cell>
        </table:table-row>
        <table:table-row table:style-name="ro1">
          <table:table-cell table:number-columns-repeated="2"/>
          <table:table-cell office:value-type="float" office:value="2.95241246969788" calcext:value-type="float">
            <text:p>2.95241246969788</text:p>
          </table:table-cell>
          <table:table-cell office:value-type="float" office:value="1.92618717342481" calcext:value-type="float">
            <text:p>1.92618717342481</text:p>
          </table:table-cell>
          <table:table-cell office:value-type="float" office:value="3.35620483806004" calcext:value-type="float">
            <text:p>3.35620483806004</text:p>
          </table:table-cell>
          <table:table-cell table:number-columns-repeated="2"/>
          <table:table-cell office:value-type="float" office:value="8.59441102214431" calcext:value-type="float">
            <text:p>8.59441102214431</text:p>
          </table:table-cell>
          <table:table-cell/>
          <table:table-cell office:value-type="float" office:value="-0.595836456990817" calcext:value-type="float">
            <text:p>-0.595836456990817</text:p>
          </table:table-cell>
          <table:table-cell/>
          <table:table-cell office:value-type="float" office:value="7090" calcext:value-type="float">
            <text:p>7090</text:p>
          </table:table-cell>
          <table:table-cell/>
          <table:table-cell office:value-type="float" office:value="2.95241246969788" calcext:value-type="float">
            <text:p>2.95241246969788</text:p>
          </table:table-cell>
        </table:table-row>
        <table:table-row table:style-name="ro1">
          <table:table-cell table:number-columns-repeated="2"/>
          <table:table-cell office:value-type="float" office:value="2.95867881084535" calcext:value-type="float">
            <text:p>2.95867881084535</text:p>
          </table:table-cell>
          <table:table-cell office:value-type="float" office:value="1.9307132291347" calcext:value-type="float">
            <text:p>1.9307132291347</text:p>
          </table:table-cell>
          <table:table-cell office:value-type="float" office:value="3.37713986508312" calcext:value-type="float">
            <text:p>3.37713986508312</text:p>
          </table:table-cell>
          <table:table-cell table:number-columns-repeated="2"/>
          <table:table-cell office:value-type="float" office:value="100.111762487465" calcext:value-type="float">
            <text:p>100.111762487465</text:p>
          </table:table-cell>
          <table:table-cell/>
          <table:table-cell office:value-type="float" office:value="-4.05241988297667" calcext:value-type="float">
            <text:p>-4.05241988297667</text:p>
          </table:table-cell>
          <table:table-cell/>
          <table:table-cell office:value-type="float" office:value="47834" calcext:value-type="float">
            <text:p>47834</text:p>
          </table:table-cell>
          <table:table-cell/>
          <table:table-cell office:value-type="float" office:value="2.95867881084535" calcext:value-type="float">
            <text:p>2.95867881084535</text:p>
          </table:table-cell>
        </table:table-row>
        <table:table-row table:style-name="ro1">
          <table:table-cell table:number-columns-repeated="2"/>
          <table:table-cell office:value-type="float" office:value="2.96427248723792" calcext:value-type="float">
            <text:p>2.96427248723792</text:p>
          </table:table-cell>
          <table:table-cell office:value-type="float" office:value="1.94897196649884" calcext:value-type="float">
            <text:p>1.94897196649884</text:p>
          </table:table-cell>
          <table:table-cell office:value-type="float" office:value="3.37939191663755" calcext:value-type="float">
            <text:p>3.37939191663755</text:p>
          </table:table-cell>
          <table:table-cell table:number-columns-repeated="2"/>
          <table:table-cell office:value-type="float" office:value="100.098730847429" calcext:value-type="float">
            <text:p>100.098730847429</text:p>
          </table:table-cell>
          <table:table-cell/>
          <table:table-cell office:value-type="float" office:value="-8.74865575539886" calcext:value-type="float">
            <text:p>-8.74865575539886</text:p>
          </table:table-cell>
          <table:table-cell/>
          <table:table-cell office:value-type="float" office:value="48993" calcext:value-type="float">
            <text:p>48993</text:p>
          </table:table-cell>
          <table:table-cell/>
          <table:table-cell office:value-type="float" office:value="2.96427248723792" calcext:value-type="float">
            <text:p>2.96427248723792</text:p>
          </table:table-cell>
        </table:table-row>
        <table:table-row table:style-name="ro1">
          <table:table-cell table:number-columns-repeated="2"/>
          <table:table-cell office:value-type="float" office:value="2.97152840689573" calcext:value-type="float">
            <text:p>2.97152840689573</text:p>
          </table:table-cell>
          <table:table-cell office:value-type="float" office:value="1.94989985677105" calcext:value-type="float">
            <text:p>1.94989985677105</text:p>
          </table:table-cell>
          <table:table-cell office:value-type="float" office:value="3.38010155123167" calcext:value-type="float">
            <text:p>3.38010155123167</text:p>
          </table:table-cell>
          <table:table-cell table:number-columns-repeated="2"/>
          <table:table-cell office:value-type="float" office:value="3.60447356745476" calcext:value-type="float">
            <text:p>3.60447356745476</text:p>
          </table:table-cell>
          <table:table-cell/>
          <table:table-cell office:value-type="float" office:value="-0.810636985100868" calcext:value-type="float">
            <text:p>-0.810636985100868</text:p>
          </table:table-cell>
          <table:table-cell/>
          <table:table-cell office:value-type="float" office:value="2991" calcext:value-type="float">
            <text:p>2991</text:p>
          </table:table-cell>
          <table:table-cell/>
          <table:table-cell office:value-type="float" office:value="2.97152840689573" calcext:value-type="float">
            <text:p>2.97152840689573</text:p>
          </table:table-cell>
        </table:table-row>
        <table:table-row table:style-name="ro1">
          <table:table-cell table:number-columns-repeated="2"/>
          <table:table-cell office:value-type="float" office:value="2.97340667698279" calcext:value-type="float">
            <text:p>2.97340667698279</text:p>
          </table:table-cell>
          <table:table-cell office:value-type="float" office:value="1.95079635545099" calcext:value-type="float">
            <text:p>1.95079635545099</text:p>
          </table:table-cell>
          <table:table-cell office:value-type="float" office:value="3.38182553669361" calcext:value-type="float">
            <text:p>3.38182553669361</text:p>
          </table:table-cell>
          <table:table-cell table:number-columns-repeated="2"/>
          <table:table-cell office:value-type="float" office:value="100.102755879259" calcext:value-type="float">
            <text:p>100.102755879259</text:p>
          </table:table-cell>
          <table:table-cell/>
          <table:table-cell office:value-type="float" office:value="-5.94207954523866" calcext:value-type="float">
            <text:p>-5.94207954523866</text:p>
          </table:table-cell>
          <table:table-cell/>
          <table:table-cell office:value-type="float" office:value="46804" calcext:value-type="float">
            <text:p>46804</text:p>
          </table:table-cell>
          <table:table-cell/>
          <table:table-cell office:value-type="float" office:value="2.97340667698279" calcext:value-type="float">
            <text:p>2.97340667698279</text:p>
          </table:table-cell>
        </table:table-row>
        <table:table-row table:style-name="ro1">
          <table:table-cell table:number-columns-repeated="2"/>
          <table:table-cell office:value-type="float" office:value="2.98315921515552" calcext:value-type="float">
            <text:p>2.98315921515552</text:p>
          </table:table-cell>
          <table:table-cell office:value-type="float" office:value="1.95109300962517" calcext:value-type="float">
            <text:p>1.95109300962517</text:p>
          </table:table-cell>
          <table:table-cell office:value-type="float" office:value="3.38625008481822" calcext:value-type="float">
            <text:p>3.38625008481822</text:p>
          </table:table-cell>
          <table:table-cell table:number-columns-repeated="2"/>
          <table:table-cell office:value-type="float" office:value="8.00324454346613" calcext:value-type="float">
            <text:p>8.00324454346613</text:p>
          </table:table-cell>
          <table:table-cell/>
          <table:table-cell office:value-type="float" office:value="-0.805229684089037" calcext:value-type="float">
            <text:p>-0.805229684089037</text:p>
          </table:table-cell>
          <table:table-cell/>
          <table:table-cell office:value-type="float" office:value="7784" calcext:value-type="float">
            <text:p>7784</text:p>
          </table:table-cell>
          <table:table-cell/>
          <table:table-cell office:value-type="float" office:value="2.98315921515552" calcext:value-type="float">
            <text:p>2.98315921515552</text:p>
          </table:table-cell>
        </table:table-row>
        <table:table-row table:style-name="ro1">
          <table:table-cell table:number-columns-repeated="2"/>
          <table:table-cell office:value-type="float" office:value="2.99318685545557" calcext:value-type="float">
            <text:p>2.99318685545557</text:p>
          </table:table-cell>
          <table:table-cell office:value-type="float" office:value="1.95929832710652" calcext:value-type="float">
            <text:p>1.95929832710652</text:p>
          </table:table-cell>
          <table:table-cell office:value-type="float" office:value="3.39118102647433" calcext:value-type="float">
            <text:p>3.39118102647433</text:p>
          </table:table-cell>
          <table:table-cell table:number-columns-repeated="2"/>
          <table:table-cell office:value-type="float" office:value="3.02356651826884" calcext:value-type="float">
            <text:p>3.02356651826884</text:p>
          </table:table-cell>
          <table:table-cell/>
          <table:table-cell office:value-type="float" office:value="-0.372190528257742" calcext:value-type="float">
            <text:p>-0.372190528257742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office:value-type="float" office:value="2.99318685545557" calcext:value-type="float">
            <text:p>2.99318685545557</text:p>
          </table:table-cell>
        </table:table-row>
        <table:table-row table:style-name="ro1">
          <table:table-cell table:number-columns-repeated="2"/>
          <table:table-cell office:value-type="float" office:value="3.00950389400534" calcext:value-type="float">
            <text:p>3.00950389400534</text:p>
          </table:table-cell>
          <table:table-cell office:value-type="float" office:value="1.96547027352216" calcext:value-type="float">
            <text:p>1.96547027352216</text:p>
          </table:table-cell>
          <table:table-cell office:value-type="float" office:value="3.40424843467535" calcext:value-type="float">
            <text:p>3.40424843467535</text:p>
          </table:table-cell>
          <table:table-cell table:number-columns-repeated="2"/>
          <table:table-cell office:value-type="float" office:value="6.59800734910538" calcext:value-type="float">
            <text:p>6.59800734910538</text:p>
          </table:table-cell>
          <table:table-cell/>
          <table:table-cell office:value-type="float" office:value="0.321639232053666" calcext:value-type="float">
            <text:p>0.321639232053666</text:p>
          </table:table-cell>
          <table:table-cell/>
          <table:table-cell office:value-type="float" office:value="12350" calcext:value-type="float">
            <text:p>12350</text:p>
          </table:table-cell>
          <table:table-cell/>
          <table:table-cell office:value-type="float" office:value="3.00950389400534" calcext:value-type="float">
            <text:p>3.00950389400534</text:p>
          </table:table-cell>
        </table:table-row>
        <table:table-row table:style-name="ro1">
          <table:table-cell table:number-columns-repeated="2"/>
          <table:table-cell office:value-type="float" office:value="3.0102264023846" calcext:value-type="float">
            <text:p>3.0102264023846</text:p>
          </table:table-cell>
          <table:table-cell office:value-type="float" office:value="1.96849011110274" calcext:value-type="float">
            <text:p>1.96849011110274</text:p>
          </table:table-cell>
          <table:table-cell office:value-type="float" office:value="3.41048501370071" calcext:value-type="float">
            <text:p>3.41048501370071</text:p>
          </table:table-cell>
          <table:table-cell table:number-columns-repeated="2"/>
          <table:table-cell office:value-type="float" office:value="2.64616066141346" calcext:value-type="float">
            <text:p>2.64616066141346</text:p>
          </table:table-cell>
          <table:table-cell/>
          <table:table-cell office:value-type="float" office:value="0.363631498860657" calcext:value-type="float">
            <text:p>0.363631498860657</text:p>
          </table:table-cell>
          <table:table-cell/>
          <table:table-cell office:value-type="float" office:value="2766" calcext:value-type="float">
            <text:p>2766</text:p>
          </table:table-cell>
          <table:table-cell/>
          <table:table-cell office:value-type="float" office:value="3.0102264023846" calcext:value-type="float">
            <text:p>3.0102264023846</text:p>
          </table:table-cell>
        </table:table-row>
        <table:table-row table:style-name="ro1">
          <table:table-cell table:number-columns-repeated="2"/>
          <table:table-cell office:value-type="float" office:value="3.02273711246704" calcext:value-type="float">
            <text:p>3.02273711246704</text:p>
          </table:table-cell>
          <table:table-cell office:value-type="float" office:value="1.97052907461838" calcext:value-type="float">
            <text:p>1.97052907461838</text:p>
          </table:table-cell>
          <table:table-cell office:value-type="float" office:value="3.4109692199225" calcext:value-type="float">
            <text:p>3.4109692199225</text:p>
          </table:table-cell>
          <table:table-cell table:number-columns-repeated="2"/>
          <table:table-cell office:value-type="float" office:value="6.93351696482061" calcext:value-type="float">
            <text:p>6.93351696482061</text:p>
          </table:table-cell>
          <table:table-cell/>
          <table:table-cell office:value-type="float" office:value="-0.379691110590135" calcext:value-type="float">
            <text:p>-0.379691110590135</text:p>
          </table:table-cell>
          <table:table-cell/>
          <table:table-cell office:value-type="float" office:value="6359" calcext:value-type="float">
            <text:p>6359</text:p>
          </table:table-cell>
          <table:table-cell/>
          <table:table-cell office:value-type="float" office:value="3.02273711246704" calcext:value-type="float">
            <text:p>3.02273711246704</text:p>
          </table:table-cell>
        </table:table-row>
        <table:table-row table:style-name="ro1">
          <table:table-cell table:number-columns-repeated="2"/>
          <table:table-cell office:value-type="float" office:value="3.02356651826884" calcext:value-type="float">
            <text:p>3.02356651826884</text:p>
          </table:table-cell>
          <table:table-cell office:value-type="float" office:value="1.97138791750102" calcext:value-type="float">
            <text:p>1.97138791750102</text:p>
          </table:table-cell>
          <table:table-cell office:value-type="float" office:value="3.41686948911847" calcext:value-type="float">
            <text:p>3.41686948911847</text:p>
          </table:table-cell>
          <table:table-cell table:number-columns-repeated="2"/>
          <table:table-cell office:value-type="float" office:value="2.46703985403572" calcext:value-type="float">
            <text:p>2.46703985403572</text:p>
          </table:table-cell>
          <table:table-cell/>
          <table:table-cell office:value-type="float" office:value="-0.273318334552123" calcext:value-type="float">
            <text:p>-0.273318334552123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office:value-type="float" office:value="3.02356651826884" calcext:value-type="float">
            <text:p>3.02356651826884</text:p>
          </table:table-cell>
        </table:table-row>
        <table:table-row table:style-name="ro1">
          <table:table-cell table:number-columns-repeated="2"/>
          <table:table-cell office:value-type="float" office:value="3.03250149251128" calcext:value-type="float">
            <text:p>3.03250149251128</text:p>
          </table:table-cell>
          <table:table-cell office:value-type="float" office:value="1.97234929334658" calcext:value-type="float">
            <text:p>1.97234929334658</text:p>
          </table:table-cell>
          <table:table-cell office:value-type="float" office:value="3.42832658967737" calcext:value-type="float">
            <text:p>3.42832658967737</text:p>
          </table:table-cell>
          <table:table-cell table:number-columns-repeated="2"/>
          <table:table-cell office:value-type="float" office:value="1.45213995738164" calcext:value-type="float">
            <text:p>1.45213995738164</text:p>
          </table:table-cell>
          <table:table-cell/>
          <table:table-cell office:value-type="float" office:value="0.0796317135000064" calcext:value-type="float">
            <text:p>0.079631713500006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3.03250149251128" calcext:value-type="float">
            <text:p>3.03250149251128</text:p>
          </table:table-cell>
        </table:table-row>
        <table:table-row table:style-name="ro1">
          <table:table-cell table:number-columns-repeated="2"/>
          <table:table-cell office:value-type="float" office:value="3.04382707253731" calcext:value-type="float">
            <text:p>3.04382707253731</text:p>
          </table:table-cell>
          <table:table-cell office:value-type="float" office:value="1.9733799010614" calcext:value-type="float">
            <text:p>1.9733799010614</text:p>
          </table:table-cell>
          <table:table-cell office:value-type="float" office:value="3.43208584976058" calcext:value-type="float">
            <text:p>3.43208584976058</text:p>
          </table:table-cell>
          <table:table-cell table:number-columns-repeated="2"/>
          <table:table-cell office:value-type="float" office:value="7.59607546165047" calcext:value-type="float">
            <text:p>7.59607546165047</text:p>
          </table:table-cell>
          <table:table-cell/>
          <table:table-cell office:value-type="float" office:value="-0.857606279236218" calcext:value-type="float">
            <text:p>-0.857606279236218</text:p>
          </table:table-cell>
          <table:table-cell/>
          <table:table-cell office:value-type="float" office:value="7485" calcext:value-type="float">
            <text:p>7485</text:p>
          </table:table-cell>
          <table:table-cell/>
          <table:table-cell office:value-type="float" office:value="3.04382707253731" calcext:value-type="float">
            <text:p>3.04382707253731</text:p>
          </table:table-cell>
        </table:table-row>
        <table:table-row table:style-name="ro1">
          <table:table-cell table:number-columns-repeated="2"/>
          <table:table-cell office:value-type="float" office:value="3.05068772002155" calcext:value-type="float">
            <text:p>3.05068772002155</text:p>
          </table:table-cell>
          <table:table-cell office:value-type="float" office:value="1.97623093660741" calcext:value-type="float">
            <text:p>1.97623093660741</text:p>
          </table:table-cell>
          <table:table-cell office:value-type="float" office:value="3.44935904777354" calcext:value-type="float">
            <text:p>3.44935904777354</text:p>
          </table:table-cell>
          <table:table-cell table:number-columns-repeated="2"/>
          <table:table-cell office:value-type="float" office:value="4.36079238150715" calcext:value-type="float">
            <text:p>4.36079238150715</text:p>
          </table:table-cell>
          <table:table-cell/>
          <table:table-cell office:value-type="float" office:value="0.0599800817699119" calcext:value-type="float">
            <text:p>0.059980081769912</text:p>
          </table:table-cell>
          <table:table-cell/>
          <table:table-cell office:value-type="float" office:value="3604" calcext:value-type="float">
            <text:p>3604</text:p>
          </table:table-cell>
          <table:table-cell/>
          <table:table-cell office:value-type="float" office:value="3.05068772002155" calcext:value-type="float">
            <text:p>3.05068772002155</text:p>
          </table:table-cell>
        </table:table-row>
        <table:table-row table:style-name="ro1">
          <table:table-cell table:number-columns-repeated="2"/>
          <table:table-cell office:value-type="float" office:value="3.05636508193259" calcext:value-type="float">
            <text:p>3.05636508193259</text:p>
          </table:table-cell>
          <table:table-cell office:value-type="float" office:value="1.97722860879394" calcext:value-type="float">
            <text:p>1.97722860879394</text:p>
          </table:table-cell>
          <table:table-cell office:value-type="float" office:value="3.45877785380254" calcext:value-type="float">
            <text:p>3.45877785380254</text:p>
          </table:table-cell>
          <table:table-cell table:number-columns-repeated="2"/>
          <table:table-cell office:value-type="float" office:value="8.97920636903582" calcext:value-type="float">
            <text:p>8.97920636903582</text:p>
          </table:table-cell>
          <table:table-cell/>
          <table:table-cell office:value-type="float" office:value="0.294771575734357" calcext:value-type="float">
            <text:p>0.294771575734357</text:p>
          </table:table-cell>
          <table:table-cell/>
          <table:table-cell office:value-type="float" office:value="7873" calcext:value-type="float">
            <text:p>7873</text:p>
          </table:table-cell>
          <table:table-cell/>
          <table:table-cell office:value-type="float" office:value="3.05636508193259" calcext:value-type="float">
            <text:p>3.05636508193259</text:p>
          </table:table-cell>
        </table:table-row>
        <table:table-row table:style-name="ro1">
          <table:table-cell table:number-columns-repeated="2"/>
          <table:table-cell office:value-type="float" office:value="3.06123583898643" calcext:value-type="float">
            <text:p>3.06123583898643</text:p>
          </table:table-cell>
          <table:table-cell office:value-type="float" office:value="1.98291838246016" calcext:value-type="float">
            <text:p>1.98291838246016</text:p>
          </table:table-cell>
          <table:table-cell office:value-type="float" office:value="3.47105037826697" calcext:value-type="float">
            <text:p>3.47105037826697</text:p>
          </table:table-cell>
          <table:table-cell table:number-columns-repeated="2"/>
          <table:table-cell office:value-type="float" office:value="3.27167031202169" calcext:value-type="float">
            <text:p>3.27167031202169</text:p>
          </table:table-cell>
          <table:table-cell/>
          <table:table-cell office:value-type="float" office:value="-0.435779983866398" calcext:value-type="float">
            <text:p>-0.435779983866398</text:p>
          </table:table-cell>
          <table:table-cell/>
          <table:table-cell office:value-type="float" office:value="2587" calcext:value-type="float">
            <text:p>2587</text:p>
          </table:table-cell>
          <table:table-cell/>
          <table:table-cell office:value-type="float" office:value="3.06123583898643" calcext:value-type="float">
            <text:p>3.06123583898643</text:p>
          </table:table-cell>
        </table:table-row>
        <table:table-row table:style-name="ro1">
          <table:table-cell table:number-columns-repeated="2"/>
          <table:table-cell office:value-type="float" office:value="3.07943847266845" calcext:value-type="float">
            <text:p>3.07943847266845</text:p>
          </table:table-cell>
          <table:table-cell office:value-type="float" office:value="1.99075465454548" calcext:value-type="float">
            <text:p>1.99075465454548</text:p>
          </table:table-cell>
          <table:table-cell office:value-type="float" office:value="3.49554712914854" calcext:value-type="float">
            <text:p>3.49554712914854</text:p>
          </table:table-cell>
          <table:table-cell table:number-columns-repeated="2"/>
          <table:table-cell office:value-type="float" office:value="3.58506479212196" calcext:value-type="float">
            <text:p>3.58506479212196</text:p>
          </table:table-cell>
          <table:table-cell/>
          <table:table-cell office:value-type="float" office:value="-0.596452945290095" calcext:value-type="float">
            <text:p>-0.596452945290095</text:p>
          </table:table-cell>
          <table:table-cell/>
          <table:table-cell office:value-type="float" office:value="2766" calcext:value-type="float">
            <text:p>2766</text:p>
          </table:table-cell>
          <table:table-cell/>
          <table:table-cell office:value-type="float" office:value="3.07943847266845" calcext:value-type="float">
            <text:p>3.07943847266845</text:p>
          </table:table-cell>
        </table:table-row>
        <table:table-row table:style-name="ro1">
          <table:table-cell table:number-columns-repeated="2"/>
          <table:table-cell office:value-type="float" office:value="3.09400740510068" calcext:value-type="float">
            <text:p>3.09400740510068</text:p>
          </table:table-cell>
          <table:table-cell office:value-type="float" office:value="1.99696050368374" calcext:value-type="float">
            <text:p>1.99696050368374</text:p>
          </table:table-cell>
          <table:table-cell office:value-type="float" office:value="3.49601050289964" calcext:value-type="float">
            <text:p>3.49601050289964</text:p>
          </table:table-cell>
          <table:table-cell table:number-columns-repeated="2"/>
          <table:table-cell office:value-type="float" office:value="7.7184804988585" calcext:value-type="float">
            <text:p>7.7184804988585</text:p>
          </table:table-cell>
          <table:table-cell/>
          <table:table-cell office:value-type="float" office:value="-1.03232470886234" calcext:value-type="float">
            <text:p>-1.03232470886234</text:p>
          </table:table-cell>
          <table:table-cell/>
          <table:table-cell office:value-type="float" office:value="7139" calcext:value-type="float">
            <text:p>7139</text:p>
          </table:table-cell>
          <table:table-cell/>
          <table:table-cell office:value-type="float" office:value="3.09400740510068" calcext:value-type="float">
            <text:p>3.09400740510068</text:p>
          </table:table-cell>
        </table:table-row>
        <table:table-row table:style-name="ro1">
          <table:table-cell table:number-columns-repeated="2"/>
          <table:table-cell office:value-type="float" office:value="3.11088951425066" calcext:value-type="float">
            <text:p>3.11088951425066</text:p>
          </table:table-cell>
          <table:table-cell office:value-type="float" office:value="2.00227073914248" calcext:value-type="float">
            <text:p>2.00227073914248</text:p>
          </table:table-cell>
          <table:table-cell office:value-type="float" office:value="3.50918425233436" calcext:value-type="float">
            <text:p>3.50918425233436</text:p>
          </table:table-cell>
          <table:table-cell table:number-columns-repeated="2"/>
          <table:table-cell office:value-type="float" office:value="4.72776204315208" calcext:value-type="float">
            <text:p>4.72776204315208</text:p>
          </table:table-cell>
          <table:table-cell/>
          <table:table-cell office:value-type="float" office:value="-0.871659078134938" calcext:value-type="float">
            <text:p>-0.871659078134938</text:p>
          </table:table-cell>
          <table:table-cell/>
          <table:table-cell office:value-type="float" office:value="4404" calcext:value-type="float">
            <text:p>4404</text:p>
          </table:table-cell>
          <table:table-cell/>
          <table:table-cell office:value-type="float" office:value="3.11088951425066" calcext:value-type="float">
            <text:p>3.11088951425066</text:p>
          </table:table-cell>
        </table:table-row>
        <table:table-row table:style-name="ro1">
          <table:table-cell table:number-columns-repeated="2"/>
          <table:table-cell office:value-type="float" office:value="3.11551084193011" calcext:value-type="float">
            <text:p>3.11551084193011</text:p>
          </table:table-cell>
          <table:table-cell office:value-type="float" office:value="2.00491787225855" calcext:value-type="float">
            <text:p>2.00491787225855</text:p>
          </table:table-cell>
          <table:table-cell office:value-type="float" office:value="3.51892459269068" calcext:value-type="float">
            <text:p>3.51892459269068</text:p>
          </table:table-cell>
          <table:table-cell table:number-columns-repeated="2"/>
          <table:table-cell office:value-type="float" office:value="100.088450764567" calcext:value-type="float">
            <text:p>100.088450764567</text:p>
          </table:table-cell>
          <table:table-cell/>
          <table:table-cell office:value-type="float" office:value="-7.44521727171851" calcext:value-type="float">
            <text:p>-7.44521727171851</text:p>
          </table:table-cell>
          <table:table-cell/>
          <table:table-cell office:value-type="float" office:value="47729" calcext:value-type="float">
            <text:p>47729</text:p>
          </table:table-cell>
          <table:table-cell/>
          <table:table-cell office:value-type="float" office:value="3.11551084193011" calcext:value-type="float">
            <text:p>3.11551084193011</text:p>
          </table:table-cell>
        </table:table-row>
        <table:table-row table:style-name="ro1">
          <table:table-cell table:number-columns-repeated="2"/>
          <table:table-cell office:value-type="float" office:value="3.11950318653382" calcext:value-type="float">
            <text:p>3.11950318653382</text:p>
          </table:table-cell>
          <table:table-cell office:value-type="float" office:value="2.02159034927803" calcext:value-type="float">
            <text:p>2.02159034927803</text:p>
          </table:table-cell>
          <table:table-cell office:value-type="float" office:value="3.528597481593" calcext:value-type="float">
            <text:p>3.528597481593</text:p>
          </table:table-cell>
          <table:table-cell table:number-columns-repeated="2"/>
          <table:table-cell office:value-type="float" office:value="6.07238043871343" calcext:value-type="float">
            <text:p>6.07238043871343</text:p>
          </table:table-cell>
          <table:table-cell/>
          <table:table-cell office:value-type="float" office:value="-0.732630067151737" calcext:value-type="float">
            <text:p>-0.732630067151737</text:p>
          </table:table-cell>
          <table:table-cell/>
          <table:table-cell office:value-type="float" office:value="5115" calcext:value-type="float">
            <text:p>5115</text:p>
          </table:table-cell>
          <table:table-cell/>
          <table:table-cell office:value-type="float" office:value="3.11950318653382" calcext:value-type="float">
            <text:p>3.11950318653382</text:p>
          </table:table-cell>
        </table:table-row>
        <table:table-row table:style-name="ro1">
          <table:table-cell table:number-columns-repeated="2"/>
          <table:table-cell office:value-type="float" office:value="3.12726708758228" calcext:value-type="float">
            <text:p>3.12726708758228</text:p>
          </table:table-cell>
          <table:table-cell office:value-type="float" office:value="2.02698922776482" calcext:value-type="float">
            <text:p>2.02698922776482</text:p>
          </table:table-cell>
          <table:table-cell office:value-type="float" office:value="3.52941949254364" calcext:value-type="float">
            <text:p>3.52941949254364</text:p>
          </table:table-cell>
          <table:table-cell table:number-columns-repeated="2"/>
          <table:table-cell office:value-type="float" office:value="8.53231546873472" calcext:value-type="float">
            <text:p>8.53231546873472</text:p>
          </table:table-cell>
          <table:table-cell/>
          <table:table-cell office:value-type="float" office:value="-0.73626319416535" calcext:value-type="float">
            <text:p>-0.73626319416535</text:p>
          </table:table-cell>
          <table:table-cell/>
          <table:table-cell office:value-type="float" office:value="8084" calcext:value-type="float">
            <text:p>8084</text:p>
          </table:table-cell>
          <table:table-cell/>
          <table:table-cell office:value-type="float" office:value="3.12726708758228" calcext:value-type="float">
            <text:p>3.12726708758228</text:p>
          </table:table-cell>
        </table:table-row>
        <table:table-row table:style-name="ro1">
          <table:table-cell table:number-columns-repeated="2"/>
          <table:table-cell office:value-type="float" office:value="3.16337510365163" calcext:value-type="float">
            <text:p>3.16337510365163</text:p>
          </table:table-cell>
          <table:table-cell office:value-type="float" office:value="2.03318299658316" calcext:value-type="float">
            <text:p>2.03318299658316</text:p>
          </table:table-cell>
          <table:table-cell office:value-type="float" office:value="3.53001283205758" calcext:value-type="float">
            <text:p>3.53001283205758</text:p>
          </table:table-cell>
          <table:table-cell table:number-columns-repeated="2"/>
          <table:table-cell office:value-type="float" office:value="3.59533169680933" calcext:value-type="float">
            <text:p>3.59533169680933</text:p>
          </table:table-cell>
          <table:table-cell/>
          <table:table-cell office:value-type="float" office:value="-0.315116836417774" calcext:value-type="float">
            <text:p>-0.31511683641777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16337510365163" calcext:value-type="float">
            <text:p>3.16337510365163</text:p>
          </table:table-cell>
        </table:table-row>
        <table:table-row table:style-name="ro1">
          <table:table-cell table:number-columns-repeated="2"/>
          <table:table-cell office:value-type="float" office:value="3.17433815860941" calcext:value-type="float">
            <text:p>3.17433815860941</text:p>
          </table:table-cell>
          <table:table-cell office:value-type="float" office:value="2.04295711681738" calcext:value-type="float">
            <text:p>2.04295711681738</text:p>
          </table:table-cell>
          <table:table-cell office:value-type="float" office:value="3.54204657482132" calcext:value-type="float">
            <text:p>3.54204657482132</text:p>
          </table:table-cell>
          <table:table-cell table:number-columns-repeated="2"/>
          <table:table-cell office:value-type="float" office:value="0.735084440299773" calcext:value-type="float">
            <text:p>0.735084440299773</text:p>
          </table:table-cell>
          <table:table-cell/>
          <table:table-cell office:value-type="float" office:value="-0.13045793340987" calcext:value-type="float">
            <text:p>-0.13045793340987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3.17433815860941" calcext:value-type="float">
            <text:p>3.17433815860941</text:p>
          </table:table-cell>
        </table:table-row>
        <table:table-row table:style-name="ro1">
          <table:table-cell table:number-columns-repeated="2"/>
          <table:table-cell office:value-type="float" office:value="3.19380731780959" calcext:value-type="float">
            <text:p>3.19380731780959</text:p>
          </table:table-cell>
          <table:table-cell office:value-type="float" office:value="2.05160381680179" calcext:value-type="float">
            <text:p>2.05160381680179</text:p>
          </table:table-cell>
          <table:table-cell office:value-type="float" office:value="3.55912351887554" calcext:value-type="float">
            <text:p>3.55912351887554</text:p>
          </table:table-cell>
          <table:table-cell table:number-columns-repeated="2"/>
          <table:table-cell office:value-type="float" office:value="7.48829068992003" calcext:value-type="float">
            <text:p>7.48829068992003</text:p>
          </table:table-cell>
          <table:table-cell/>
          <table:table-cell office:value-type="float" office:value="-0.730265113259837" calcext:value-type="float">
            <text:p>-0.730265113259837</text:p>
          </table:table-cell>
          <table:table-cell/>
          <table:table-cell office:value-type="float" office:value="8443" calcext:value-type="float">
            <text:p>8443</text:p>
          </table:table-cell>
          <table:table-cell/>
          <table:table-cell office:value-type="float" office:value="3.19380731780959" calcext:value-type="float">
            <text:p>3.19380731780959</text:p>
          </table:table-cell>
        </table:table-row>
        <table:table-row table:style-name="ro1">
          <table:table-cell table:number-columns-repeated="2"/>
          <table:table-cell office:value-type="float" office:value="3.19454214981384" calcext:value-type="float">
            <text:p>3.19454214981384</text:p>
          </table:table-cell>
          <table:table-cell office:value-type="float" office:value="2.05731474675348" calcext:value-type="float">
            <text:p>2.05731474675348</text:p>
          </table:table-cell>
          <table:table-cell office:value-type="float" office:value="3.56143536633667" calcext:value-type="float">
            <text:p>3.56143536633667</text:p>
          </table:table-cell>
          <table:table-cell table:number-columns-repeated="2"/>
          <table:table-cell office:value-type="float" office:value="8.48735089961887" calcext:value-type="float">
            <text:p>8.48735089961887</text:p>
          </table:table-cell>
          <table:table-cell/>
          <table:table-cell office:value-type="float" office:value="-0.594244782646317" calcext:value-type="float">
            <text:p>-0.594244782646317</text:p>
          </table:table-cell>
          <table:table-cell/>
          <table:table-cell office:value-type="float" office:value="8193" calcext:value-type="float">
            <text:p>8193</text:p>
          </table:table-cell>
          <table:table-cell/>
          <table:table-cell office:value-type="float" office:value="3.19454214981384" calcext:value-type="float">
            <text:p>3.19454214981384</text:p>
          </table:table-cell>
        </table:table-row>
        <table:table-row table:style-name="ro1">
          <table:table-cell table:number-columns-repeated="2"/>
          <table:table-cell office:value-type="float" office:value="3.19759095291044" calcext:value-type="float">
            <text:p>3.19759095291044</text:p>
          </table:table-cell>
          <table:table-cell office:value-type="float" office:value="2.05855905498203" calcext:value-type="float">
            <text:p>2.05855905498203</text:p>
          </table:table-cell>
          <table:table-cell office:value-type="float" office:value="3.56909734164629" calcext:value-type="float">
            <text:p>3.56909734164629</text:p>
          </table:table-cell>
          <table:table-cell table:number-columns-repeated="2"/>
          <table:table-cell office:value-type="float" office:value="1.40526562641688" calcext:value-type="float">
            <text:p>1.40526562641688</text:p>
          </table:table-cell>
          <table:table-cell/>
          <table:table-cell office:value-type="float" office:value="0.0192491615157186" calcext:value-type="float">
            <text:p>0.019249161515719</text:p>
          </table:table-cell>
          <table:table-cell/>
          <table:table-cell office:value-type="float" office:value="33107" calcext:value-type="float">
            <text:p>33107</text:p>
          </table:table-cell>
          <table:table-cell/>
          <table:table-cell office:value-type="float" office:value="3.19759095291044" calcext:value-type="float">
            <text:p>3.19759095291044</text:p>
          </table:table-cell>
        </table:table-row>
        <table:table-row table:style-name="ro1">
          <table:table-cell table:number-columns-repeated="2"/>
          <table:table-cell office:value-type="float" office:value="3.20156748906493" calcext:value-type="float">
            <text:p>3.20156748906493</text:p>
          </table:table-cell>
          <table:table-cell office:value-type="float" office:value="2.08756724397756" calcext:value-type="float">
            <text:p>2.08756724397756</text:p>
          </table:table-cell>
          <table:table-cell office:value-type="float" office:value="3.58082363192284" calcext:value-type="float">
            <text:p>3.58082363192284</text:p>
          </table:table-cell>
          <table:table-cell table:number-columns-repeated="2"/>
          <table:table-cell office:value-type="float" office:value="1.37345453435774" calcext:value-type="float">
            <text:p>1.37345453435774</text:p>
          </table:table-cell>
          <table:table-cell/>
          <table:table-cell office:value-type="float" office:value="0.00157136869126224" calcext:value-type="float">
            <text:p>0.001571368691262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3.20156748906493" calcext:value-type="float">
            <text:p>3.20156748906493</text:p>
          </table:table-cell>
        </table:table-row>
        <table:table-row table:style-name="ro1">
          <table:table-cell table:number-columns-repeated="2"/>
          <table:table-cell office:value-type="float" office:value="3.21025270506707" calcext:value-type="float">
            <text:p>3.21025270506707</text:p>
          </table:table-cell>
          <table:table-cell office:value-type="float" office:value="2.09255731134979" calcext:value-type="float">
            <text:p>2.09255731134979</text:p>
          </table:table-cell>
          <table:table-cell office:value-type="float" office:value="3.58245576482203" calcext:value-type="float">
            <text:p>3.58245576482203</text:p>
          </table:table-cell>
          <table:table-cell table:number-columns-repeated="2"/>
          <table:table-cell office:value-type="float" office:value="1.48281013024102" calcext:value-type="float">
            <text:p>1.48281013024102</text:p>
          </table:table-cell>
          <table:table-cell/>
          <table:table-cell office:value-type="float" office:value="-0.150134125234612" calcext:value-type="float">
            <text:p>-0.15013412523461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3.21025270506707" calcext:value-type="float">
            <text:p>3.21025270506707</text:p>
          </table:table-cell>
        </table:table-row>
        <table:table-row table:style-name="ro1">
          <table:table-cell table:number-columns-repeated="2"/>
          <table:table-cell office:value-type="float" office:value="3.21371860643172" calcext:value-type="float">
            <text:p>3.21371860643172</text:p>
          </table:table-cell>
          <table:table-cell office:value-type="float" office:value="2.11354733539108" calcext:value-type="float">
            <text:p>2.11354733539108</text:p>
          </table:table-cell>
          <table:table-cell office:value-type="float" office:value="3.59250162104218" calcext:value-type="float">
            <text:p>3.59250162104218</text:p>
          </table:table-cell>
          <table:table-cell table:number-columns-repeated="2"/>
          <table:table-cell office:value-type="float" office:value="4.88985889698394" calcext:value-type="float">
            <text:p>4.88985889698394</text:p>
          </table:table-cell>
          <table:table-cell/>
          <table:table-cell office:value-type="float" office:value="-0.63520294672368" calcext:value-type="float">
            <text:p>-0.63520294672368</text:p>
          </table:table-cell>
          <table:table-cell/>
          <table:table-cell office:value-type="float" office:value="5038" calcext:value-type="float">
            <text:p>5038</text:p>
          </table:table-cell>
          <table:table-cell/>
          <table:table-cell office:value-type="float" office:value="3.21371860643172" calcext:value-type="float">
            <text:p>3.21371860643172</text:p>
          </table:table-cell>
        </table:table-row>
        <table:table-row table:style-name="ro1">
          <table:table-cell table:number-columns-repeated="2"/>
          <table:table-cell office:value-type="float" office:value="3.22184942479455" calcext:value-type="float">
            <text:p>3.22184942479455</text:p>
          </table:table-cell>
          <table:table-cell office:value-type="float" office:value="2.11608548744597" calcext:value-type="float">
            <text:p>2.11608548744597</text:p>
          </table:table-cell>
          <table:table-cell office:value-type="float" office:value="3.59869145510361" calcext:value-type="float">
            <text:p>3.59869145510361</text:p>
          </table:table-cell>
          <table:table-cell table:number-columns-repeated="2"/>
          <table:table-cell office:value-type="float" office:value="4.87667703049014" calcext:value-type="float">
            <text:p>4.87667703049014</text:p>
          </table:table-cell>
          <table:table-cell/>
          <table:table-cell office:value-type="float" office:value="-0.580165182943331" calcext:value-type="float">
            <text:p>-0.580165182943331</text:p>
          </table:table-cell>
          <table:table-cell/>
          <table:table-cell office:value-type="float" office:value="5564" calcext:value-type="float">
            <text:p>5564</text:p>
          </table:table-cell>
          <table:table-cell/>
          <table:table-cell office:value-type="float" office:value="3.22184942479455" calcext:value-type="float">
            <text:p>3.22184942479455</text:p>
          </table:table-cell>
        </table:table-row>
        <table:table-row table:style-name="ro1">
          <table:table-cell table:number-columns-repeated="2"/>
          <table:table-cell office:value-type="float" office:value="3.241757834632" calcext:value-type="float">
            <text:p>3.241757834632</text:p>
          </table:table-cell>
          <table:table-cell office:value-type="float" office:value="2.11725884618221" calcext:value-type="float">
            <text:p>2.11725884618221</text:p>
          </table:table-cell>
          <table:table-cell office:value-type="float" office:value="3.61515630702419" calcext:value-type="float">
            <text:p>3.61515630702419</text:p>
          </table:table-cell>
          <table:table-cell table:number-columns-repeated="2"/>
          <table:table-cell office:value-type="float" office:value="6.60123054882438" calcext:value-type="float">
            <text:p>6.60123054882438</text:p>
          </table:table-cell>
          <table:table-cell/>
          <table:table-cell office:value-type="float" office:value="-0.428262949006212" calcext:value-type="float">
            <text:p>-0.428262949006212</text:p>
          </table:table-cell>
          <table:table-cell/>
          <table:table-cell office:value-type="float" office:value="5903" calcext:value-type="float">
            <text:p>5903</text:p>
          </table:table-cell>
          <table:table-cell/>
          <table:table-cell office:value-type="float" office:value="3.241757834632" calcext:value-type="float">
            <text:p>3.241757834632</text:p>
          </table:table-cell>
        </table:table-row>
        <table:table-row table:style-name="ro1">
          <table:table-cell table:number-columns-repeated="2"/>
          <table:table-cell office:value-type="float" office:value="3.25255099848389" calcext:value-type="float">
            <text:p>3.25255099848389</text:p>
          </table:table-cell>
          <table:table-cell office:value-type="float" office:value="2.12427713011965" calcext:value-type="float">
            <text:p>2.12427713011965</text:p>
          </table:table-cell>
          <table:table-cell office:value-type="float" office:value="3.62647337631072" calcext:value-type="float">
            <text:p>3.62647337631072</text:p>
          </table:table-cell>
          <table:table-cell table:number-columns-repeated="2"/>
          <table:table-cell office:value-type="float" office:value="8.42548297470346" calcext:value-type="float">
            <text:p>8.42548297470346</text:p>
          </table:table-cell>
          <table:table-cell/>
          <table:table-cell office:value-type="float" office:value="-0.28482440213635" calcext:value-type="float">
            <text:p>-0.28482440213635</text:p>
          </table:table-cell>
          <table:table-cell/>
          <table:table-cell office:value-type="float" office:value="7771" calcext:value-type="float">
            <text:p>7771</text:p>
          </table:table-cell>
          <table:table-cell/>
          <table:table-cell office:value-type="float" office:value="3.25255099848389" calcext:value-type="float">
            <text:p>3.25255099848389</text:p>
          </table:table-cell>
        </table:table-row>
        <table:table-row table:style-name="ro1">
          <table:table-cell table:number-columns-repeated="2"/>
          <table:table-cell office:value-type="float" office:value="3.25589227233508" calcext:value-type="float">
            <text:p>3.25589227233508</text:p>
          </table:table-cell>
          <table:table-cell office:value-type="float" office:value="2.12920916706514" calcext:value-type="float">
            <text:p>2.12920916706514</text:p>
          </table:table-cell>
          <table:table-cell office:value-type="float" office:value="3.63602142866771" calcext:value-type="float">
            <text:p>3.63602142866771</text:p>
          </table:table-cell>
          <table:table-cell table:number-columns-repeated="2"/>
          <table:table-cell office:value-type="float" office:value="6.37915859371142" calcext:value-type="float">
            <text:p>6.37915859371142</text:p>
          </table:table-cell>
          <table:table-cell/>
          <table:table-cell office:value-type="float" office:value="-0.34320461007049" calcext:value-type="float">
            <text:p>-0.34320461007049</text:p>
          </table:table-cell>
          <table:table-cell/>
          <table:table-cell office:value-type="float" office:value="5521" calcext:value-type="float">
            <text:p>5521</text:p>
          </table:table-cell>
          <table:table-cell/>
          <table:table-cell office:value-type="float" office:value="3.25589227233508" calcext:value-type="float">
            <text:p>3.25589227233508</text:p>
          </table:table-cell>
        </table:table-row>
        <table:table-row table:style-name="ro1">
          <table:table-cell table:number-columns-repeated="2"/>
          <table:table-cell office:value-type="float" office:value="3.26284619586157" calcext:value-type="float">
            <text:p>3.26284619586157</text:p>
          </table:table-cell>
          <table:table-cell office:value-type="float" office:value="2.14589932556722" calcext:value-type="float">
            <text:p>2.14589932556722</text:p>
          </table:table-cell>
          <table:table-cell office:value-type="float" office:value="3.63706431715607" calcext:value-type="float">
            <text:p>3.63706431715607</text:p>
          </table:table-cell>
          <table:table-cell table:number-columns-repeated="2"/>
          <table:table-cell office:value-type="float" office:value="100.103241020296" calcext:value-type="float">
            <text:p>100.103241020296</text:p>
          </table:table-cell>
          <table:table-cell/>
          <table:table-cell office:value-type="float" office:value="-6.42717210908156" calcext:value-type="float">
            <text:p>-6.42717210908156</text:p>
          </table:table-cell>
          <table:table-cell/>
          <table:table-cell office:value-type="float" office:value="47957" calcext:value-type="float">
            <text:p>47957</text:p>
          </table:table-cell>
          <table:table-cell/>
          <table:table-cell office:value-type="float" office:value="3.26284619586157" calcext:value-type="float">
            <text:p>3.26284619586157</text:p>
          </table:table-cell>
        </table:table-row>
        <table:table-row table:style-name="ro1">
          <table:table-cell table:number-columns-repeated="2"/>
          <table:table-cell office:value-type="float" office:value="3.27035618178207" calcext:value-type="float">
            <text:p>3.27035618178207</text:p>
          </table:table-cell>
          <table:table-cell office:value-type="float" office:value="2.14822055247436" calcext:value-type="float">
            <text:p>2.14822055247436</text:p>
          </table:table-cell>
          <table:table-cell office:value-type="float" office:value="3.65445477609376" calcext:value-type="float">
            <text:p>3.65445477609376</text:p>
          </table:table-cell>
          <table:table-cell table:number-columns-repeated="2"/>
          <table:table-cell office:value-type="float" office:value="1.6930332961106" calcext:value-type="float">
            <text:p>1.6930332961106</text:p>
          </table:table-cell>
          <table:table-cell/>
          <table:table-cell office:value-type="float" office:value="0.447900349011561" calcext:value-type="float">
            <text:p>0.447900349011561</text:p>
          </table:table-cell>
          <table:table-cell/>
          <table:table-cell office:value-type="float" office:value="2942" calcext:value-type="float">
            <text:p>2942</text:p>
          </table:table-cell>
          <table:table-cell/>
          <table:table-cell office:value-type="float" office:value="3.27035618178207" calcext:value-type="float">
            <text:p>3.27035618178207</text:p>
          </table:table-cell>
        </table:table-row>
        <table:table-row table:style-name="ro1">
          <table:table-cell table:number-columns-repeated="2"/>
          <table:table-cell office:value-type="float" office:value="3.27167031202169" calcext:value-type="float">
            <text:p>3.27167031202169</text:p>
          </table:table-cell>
          <table:table-cell office:value-type="float" office:value="2.15331998998178" calcext:value-type="float">
            <text:p>2.15331998998178</text:p>
          </table:table-cell>
          <table:table-cell office:value-type="float" office:value="3.6596884242847" calcext:value-type="float">
            <text:p>3.6596884242847</text:p>
          </table:table-cell>
          <table:table-cell table:number-columns-repeated="2"/>
          <table:table-cell office:value-type="float" office:value="4.04658773755418" calcext:value-type="float">
            <text:p>4.04658773755418</text:p>
          </table:table-cell>
          <table:table-cell/>
          <table:table-cell office:value-type="float" office:value="-0.71475285472887" calcext:value-type="float">
            <text:p>-0.71475285472887</text:p>
          </table:table-cell>
          <table:table-cell/>
          <table:table-cell office:value-type="float" office:value="4427" calcext:value-type="float">
            <text:p>4427</text:p>
          </table:table-cell>
          <table:table-cell/>
          <table:table-cell office:value-type="float" office:value="3.27167031202169" calcext:value-type="float">
            <text:p>3.27167031202169</text:p>
          </table:table-cell>
        </table:table-row>
        <table:table-row table:style-name="ro1">
          <table:table-cell table:number-columns-repeated="2"/>
          <table:table-cell office:value-type="float" office:value="3.29187750621804" calcext:value-type="float">
            <text:p>3.29187750621804</text:p>
          </table:table-cell>
          <table:table-cell office:value-type="float" office:value="2.15809338189638" calcext:value-type="float">
            <text:p>2.15809338189638</text:p>
          </table:table-cell>
          <table:table-cell office:value-type="float" office:value="3.67814516694254" calcext:value-type="float">
            <text:p>3.67814516694254</text:p>
          </table:table-cell>
          <table:table-cell table:number-columns-repeated="2"/>
          <table:table-cell office:value-type="float" office:value="2.06151918162443" calcext:value-type="float">
            <text:p>2.06151918162443</text:p>
          </table:table-cell>
          <table:table-cell/>
          <table:table-cell office:value-type="float" office:value="-0.0150100328399845" calcext:value-type="float">
            <text:p>-0.01501003283998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29187750621804" calcext:value-type="float">
            <text:p>3.29187750621804</text:p>
          </table:table-cell>
        </table:table-row>
        <table:table-row table:style-name="ro1">
          <table:table-cell table:number-columns-repeated="2"/>
          <table:table-cell office:value-type="float" office:value="3.29627738514543" calcext:value-type="float">
            <text:p>3.29627738514543</text:p>
          </table:table-cell>
          <table:table-cell office:value-type="float" office:value="2.16060674192638" calcext:value-type="float">
            <text:p>2.16060674192638</text:p>
          </table:table-cell>
          <table:table-cell office:value-type="float" office:value="3.68838181677348" calcext:value-type="float">
            <text:p>3.68838181677348</text:p>
          </table:table-cell>
          <table:table-cell table:number-columns-repeated="2"/>
          <table:table-cell office:value-type="float" office:value="100.098614437549" calcext:value-type="float">
            <text:p>100.098614437549</text:p>
          </table:table-cell>
          <table:table-cell/>
          <table:table-cell office:value-type="float" office:value="-5.9965497661297" calcext:value-type="float">
            <text:p>-5.9965497661297</text:p>
          </table:table-cell>
          <table:table-cell/>
          <table:table-cell office:value-type="float" office:value="48139" calcext:value-type="float">
            <text:p>48139</text:p>
          </table:table-cell>
          <table:table-cell/>
          <table:table-cell office:value-type="float" office:value="3.29627738514543" calcext:value-type="float">
            <text:p>3.29627738514543</text:p>
          </table:table-cell>
        </table:table-row>
        <table:table-row table:style-name="ro1">
          <table:table-cell table:number-columns-repeated="2"/>
          <table:table-cell office:value-type="float" office:value="3.29715478738399" calcext:value-type="float">
            <text:p>3.29715478738399</text:p>
          </table:table-cell>
          <table:table-cell office:value-type="float" office:value="2.16981262335335" calcext:value-type="float">
            <text:p>2.16981262335335</text:p>
          </table:table-cell>
          <table:table-cell office:value-type="float" office:value="3.69513833803272" calcext:value-type="float">
            <text:p>3.69513833803272</text:p>
          </table:table-cell>
          <table:table-cell table:number-columns-repeated="2"/>
          <table:table-cell office:value-type="float" office:value="0.95826496184652" calcext:value-type="float">
            <text:p>0.95826496184652</text:p>
          </table:table-cell>
          <table:table-cell/>
          <table:table-cell office:value-type="float" office:value="-0.310869683035004" calcext:value-type="float">
            <text:p>-0.310869683035004</text:p>
          </table:table-cell>
          <table:table-cell/>
          <table:table-cell office:value-type="float" office:value="3003" calcext:value-type="float">
            <text:p>3003</text:p>
          </table:table-cell>
          <table:table-cell/>
          <table:table-cell office:value-type="float" office:value="3.29715478738399" calcext:value-type="float">
            <text:p>3.29715478738399</text:p>
          </table:table-cell>
        </table:table-row>
        <table:table-row table:style-name="ro1">
          <table:table-cell table:number-columns-repeated="2"/>
          <table:table-cell office:value-type="float" office:value="3.31332168486295" calcext:value-type="float">
            <text:p>3.31332168486295</text:p>
          </table:table-cell>
          <table:table-cell office:value-type="float" office:value="2.17088434250113" calcext:value-type="float">
            <text:p>2.17088434250113</text:p>
          </table:table-cell>
          <table:table-cell office:value-type="float" office:value="3.69758427807371" calcext:value-type="float">
            <text:p>3.69758427807371</text:p>
          </table:table-cell>
          <table:table-cell table:number-columns-repeated="2"/>
          <table:table-cell office:value-type="float" office:value="6.63138814035824" calcext:value-type="float">
            <text:p>6.63138814035824</text:p>
          </table:table-cell>
          <table:table-cell/>
          <table:table-cell office:value-type="float" office:value="-0.516189185383351" calcext:value-type="float">
            <text:p>-0.516189185383351</text:p>
          </table:table-cell>
          <table:table-cell/>
          <table:table-cell office:value-type="float" office:value="8481" calcext:value-type="float">
            <text:p>8481</text:p>
          </table:table-cell>
          <table:table-cell/>
          <table:table-cell office:value-type="float" office:value="3.31332168486295" calcext:value-type="float">
            <text:p>3.31332168486295</text:p>
          </table:table-cell>
        </table:table-row>
        <table:table-row table:style-name="ro1">
          <table:table-cell table:number-columns-repeated="2"/>
          <table:table-cell office:value-type="float" office:value="3.31589972250258" calcext:value-type="float">
            <text:p>3.31589972250258</text:p>
          </table:table-cell>
          <table:table-cell office:value-type="float" office:value="2.19215722192201" calcext:value-type="float">
            <text:p>2.19215722192201</text:p>
          </table:table-cell>
          <table:table-cell office:value-type="float" office:value="3.70153532101145" calcext:value-type="float">
            <text:p>3.70153532101145</text:p>
          </table:table-cell>
          <table:table-cell table:number-columns-repeated="2"/>
          <table:table-cell office:value-type="float" office:value="1.90415698193385" calcext:value-type="float">
            <text:p>1.90415698193385</text:p>
          </table:table-cell>
          <table:table-cell/>
          <table:table-cell office:value-type="float" office:value="0.0113420450448896" calcext:value-type="float">
            <text:p>0.01134204504489</text:p>
          </table:table-cell>
          <table:table-cell/>
          <table:table-cell office:value-type="float" office:value="1895" calcext:value-type="float">
            <text:p>1895</text:p>
          </table:table-cell>
          <table:table-cell/>
          <table:table-cell office:value-type="float" office:value="3.31589972250258" calcext:value-type="float">
            <text:p>3.31589972250258</text:p>
          </table:table-cell>
        </table:table-row>
        <table:table-row table:style-name="ro1">
          <table:table-cell table:number-columns-repeated="2"/>
          <table:table-cell office:value-type="float" office:value="3.31606234492283" calcext:value-type="float">
            <text:p>3.31606234492283</text:p>
          </table:table-cell>
          <table:table-cell office:value-type="float" office:value="2.19777386366303" calcext:value-type="float">
            <text:p>2.19777386366303</text:p>
          </table:table-cell>
          <table:table-cell office:value-type="float" office:value="3.70172988494786" calcext:value-type="float">
            <text:p>3.70172988494786</text:p>
          </table:table-cell>
          <table:table-cell table:number-columns-repeated="2"/>
          <table:table-cell office:value-type="float" office:value="100.100195934613" calcext:value-type="float">
            <text:p>100.100195934613</text:p>
          </table:table-cell>
          <table:table-cell/>
          <table:table-cell office:value-type="float" office:value="-4.76542708860962" calcext:value-type="float">
            <text:p>-4.76542708860962</text:p>
          </table:table-cell>
          <table:table-cell/>
          <table:table-cell office:value-type="float" office:value="46313" calcext:value-type="float">
            <text:p>46313</text:p>
          </table:table-cell>
          <table:table-cell/>
          <table:table-cell office:value-type="float" office:value="3.31606234492283" calcext:value-type="float">
            <text:p>3.31606234492283</text:p>
          </table:table-cell>
        </table:table-row>
        <table:table-row table:style-name="ro1">
          <table:table-cell table:number-columns-repeated="2"/>
          <table:table-cell office:value-type="float" office:value="3.3281104330046" calcext:value-type="float">
            <text:p>3.3281104330046</text:p>
          </table:table-cell>
          <table:table-cell office:value-type="float" office:value="2.19972724202321" calcext:value-type="float">
            <text:p>2.19972724202321</text:p>
          </table:table-cell>
          <table:table-cell office:value-type="float" office:value="3.70953128985477" calcext:value-type="float">
            <text:p>3.70953128985477</text:p>
          </table:table-cell>
          <table:table-cell table:number-columns-repeated="2"/>
          <table:table-cell office:value-type="float" office:value="100.098935349429" calcext:value-type="float">
            <text:p>100.098935349429</text:p>
          </table:table-cell>
          <table:table-cell/>
          <table:table-cell office:value-type="float" office:value="-3.86698561900746" calcext:value-type="float">
            <text:p>-3.86698561900746</text:p>
          </table:table-cell>
          <table:table-cell/>
          <table:table-cell office:value-type="float" office:value="47986" calcext:value-type="float">
            <text:p>47986</text:p>
          </table:table-cell>
          <table:table-cell/>
          <table:table-cell office:value-type="float" office:value="3.3281104330046" calcext:value-type="float">
            <text:p>3.3281104330046</text:p>
          </table:table-cell>
        </table:table-row>
        <table:table-row table:style-name="ro1">
          <table:table-cell table:number-columns-repeated="2"/>
          <table:table-cell office:value-type="float" office:value="3.33006273853963" calcext:value-type="float">
            <text:p>3.33006273853963</text:p>
          </table:table-cell>
          <table:table-cell office:value-type="float" office:value="2.20330259853835" calcext:value-type="float">
            <text:p>2.20330259853835</text:p>
          </table:table-cell>
          <table:table-cell office:value-type="float" office:value="3.71303528001428" calcext:value-type="float">
            <text:p>3.71303528001428</text:p>
          </table:table-cell>
          <table:table-cell table:number-columns-repeated="2"/>
          <table:table-cell office:value-type="float" office:value="100.098904704172" calcext:value-type="float">
            <text:p>100.098904704172</text:p>
          </table:table-cell>
          <table:table-cell/>
          <table:table-cell office:value-type="float" office:value="-6.22930850109984" calcext:value-type="float">
            <text:p>-6.22930850109984</text:p>
          </table:table-cell>
          <table:table-cell/>
          <table:table-cell office:value-type="float" office:value="47447" calcext:value-type="float">
            <text:p>47447</text:p>
          </table:table-cell>
          <table:table-cell/>
          <table:table-cell office:value-type="float" office:value="3.33006273853963" calcext:value-type="float">
            <text:p>3.33006273853963</text:p>
          </table:table-cell>
        </table:table-row>
        <table:table-row table:style-name="ro1">
          <table:table-cell table:number-columns-repeated="2"/>
          <table:table-cell office:value-type="float" office:value="3.33201741668211" calcext:value-type="float">
            <text:p>3.33201741668211</text:p>
          </table:table-cell>
          <table:table-cell office:value-type="float" office:value="2.21510035683545" calcext:value-type="float">
            <text:p>2.21510035683545</text:p>
          </table:table-cell>
          <table:table-cell office:value-type="float" office:value="3.7333862962881" calcext:value-type="float">
            <text:p>3.7333862962881</text:p>
          </table:table-cell>
          <table:table-cell table:number-columns-repeated="2"/>
          <table:table-cell office:value-type="float" office:value="3.06123583898643" calcext:value-type="float">
            <text:p>3.06123583898643</text:p>
          </table:table-cell>
          <table:table-cell/>
          <table:table-cell office:value-type="float" office:value="-0.202943406895949" calcext:value-type="float">
            <text:p>-0.202943406895949</text:p>
          </table:table-cell>
          <table:table-cell/>
          <table:table-cell office:value-type="float" office:value="3271" calcext:value-type="float">
            <text:p>3271</text:p>
          </table:table-cell>
          <table:table-cell/>
          <table:table-cell office:value-type="float" office:value="3.33201741668211" calcext:value-type="float">
            <text:p>3.33201741668211</text:p>
          </table:table-cell>
        </table:table-row>
        <table:table-row table:style-name="ro1">
          <table:table-cell table:number-columns-repeated="2"/>
          <table:table-cell office:value-type="float" office:value="3.3462648839551" calcext:value-type="float">
            <text:p>3.3462648839551</text:p>
          </table:table-cell>
          <table:table-cell office:value-type="float" office:value="2.21725415653356" calcext:value-type="float">
            <text:p>2.21725415653356</text:p>
          </table:table-cell>
          <table:table-cell office:value-type="float" office:value="3.74043602863491" calcext:value-type="float">
            <text:p>3.74043602863491</text:p>
          </table:table-cell>
          <table:table-cell table:number-columns-repeated="2"/>
          <table:table-cell office:value-type="float" office:value="1.27408380159666" calcext:value-type="float">
            <text:p>1.27408380159666</text:p>
          </table:table-cell>
          <table:table-cell/>
          <table:table-cell office:value-type="float" office:value="-0.155156382986849" calcext:value-type="float">
            <text:p>-0.155156382986849</text:p>
          </table:table-cell>
          <table:table-cell/>
          <table:table-cell office:value-type="float" office:value="2301" calcext:value-type="float">
            <text:p>2301</text:p>
          </table:table-cell>
          <table:table-cell/>
          <table:table-cell office:value-type="float" office:value="3.3462648839551" calcext:value-type="float">
            <text:p>3.3462648839551</text:p>
          </table:table-cell>
        </table:table-row>
        <table:table-row table:style-name="ro1">
          <table:table-cell table:number-columns-repeated="2"/>
          <table:table-cell office:value-type="float" office:value="3.35597687227862" calcext:value-type="float">
            <text:p>3.35597687227862</text:p>
          </table:table-cell>
          <table:table-cell office:value-type="float" office:value="2.21840086400284" calcext:value-type="float">
            <text:p>2.21840086400284</text:p>
          </table:table-cell>
          <table:table-cell office:value-type="float" office:value="3.7431412553527" calcext:value-type="float">
            <text:p>3.7431412553527</text:p>
          </table:table-cell>
          <table:table-cell table:number-columns-repeated="2"/>
          <table:table-cell office:value-type="float" office:value="3.00950389400534" calcext:value-type="float">
            <text:p>3.00950389400534</text:p>
          </table:table-cell>
          <table:table-cell/>
          <table:table-cell office:value-type="float" office:value="-0.396253464662232" calcext:value-type="float">
            <text:p>-0.396253464662232</text:p>
          </table:table-cell>
          <table:table-cell/>
          <table:table-cell office:value-type="float" office:value="3006" calcext:value-type="float">
            <text:p>3006</text:p>
          </table:table-cell>
          <table:table-cell/>
          <table:table-cell office:value-type="float" office:value="3.35597687227862" calcext:value-type="float">
            <text:p>3.35597687227862</text:p>
          </table:table-cell>
        </table:table-row>
        <table:table-row table:style-name="ro1">
          <table:table-cell table:number-columns-repeated="2"/>
          <table:table-cell office:value-type="float" office:value="3.3572045456147" calcext:value-type="float">
            <text:p>3.3572045456147</text:p>
          </table:table-cell>
          <table:table-cell office:value-type="float" office:value="2.22355832928093" calcext:value-type="float">
            <text:p>2.22355832928093</text:p>
          </table:table-cell>
          <table:table-cell office:value-type="float" office:value="3.74428653991337" calcext:value-type="float">
            <text:p>3.74428653991337</text:p>
          </table:table-cell>
          <table:table-cell table:number-columns-repeated="2"/>
          <table:table-cell office:value-type="float" office:value="0.463303595131805" calcext:value-type="float">
            <text:p>0.463303595131805</text:p>
          </table:table-cell>
          <table:table-cell/>
          <table:table-cell office:value-type="float" office:value="-0.3072336881864" calcext:value-type="float">
            <text:p>-0.3072336881864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3.3572045456147" calcext:value-type="float">
            <text:p>3.3572045456147</text:p>
          </table:table-cell>
        </table:table-row>
        <table:table-row table:style-name="ro1">
          <table:table-cell table:number-columns-repeated="2"/>
          <table:table-cell office:value-type="float" office:value="3.36181817573224" calcext:value-type="float">
            <text:p>3.36181817573224</text:p>
          </table:table-cell>
          <table:table-cell office:value-type="float" office:value="2.23182337159687" calcext:value-type="float">
            <text:p>2.23182337159687</text:p>
          </table:table-cell>
          <table:table-cell office:value-type="float" office:value="3.74998676381021" calcext:value-type="float">
            <text:p>3.74998676381021</text:p>
          </table:table-cell>
          <table:table-cell table:number-columns-repeated="2"/>
          <table:table-cell office:value-type="float" office:value="1.31821326947231" calcext:value-type="float">
            <text:p>1.31821326947231</text:p>
          </table:table-cell>
          <table:table-cell/>
          <table:table-cell office:value-type="float" office:value="-0.300103579692187" calcext:value-type="float">
            <text:p>-0.300103579692187</text:p>
          </table:table-cell>
          <table:table-cell/>
          <table:table-cell office:value-type="float" office:value="8212" calcext:value-type="float">
            <text:p>8212</text:p>
          </table:table-cell>
          <table:table-cell/>
          <table:table-cell office:value-type="float" office:value="3.36181817573224" calcext:value-type="float">
            <text:p>3.36181817573224</text:p>
          </table:table-cell>
        </table:table-row>
        <table:table-row table:style-name="ro1">
          <table:table-cell table:number-columns-repeated="2"/>
          <table:table-cell office:value-type="float" office:value="3.36438309559651" calcext:value-type="float">
            <text:p>3.36438309559651</text:p>
          </table:table-cell>
          <table:table-cell office:value-type="float" office:value="2.23706617771875" calcext:value-type="float">
            <text:p>2.23706617771875</text:p>
          </table:table-cell>
          <table:table-cell office:value-type="float" office:value="3.75235561285453" calcext:value-type="float">
            <text:p>3.75235561285453</text:p>
          </table:table-cell>
          <table:table-cell table:number-columns-repeated="2"/>
          <table:table-cell office:value-type="float" office:value="4.39052547879462" calcext:value-type="float">
            <text:p>4.39052547879462</text:p>
          </table:table-cell>
          <table:table-cell/>
          <table:table-cell office:value-type="float" office:value="-0.024737290378892" calcext:value-type="float">
            <text:p>-0.024737290378892</text:p>
          </table:table-cell>
          <table:table-cell/>
          <table:table-cell office:value-type="float" office:value="3368" calcext:value-type="float">
            <text:p>3368</text:p>
          </table:table-cell>
          <table:table-cell/>
          <table:table-cell office:value-type="float" office:value="3.36438309559651" calcext:value-type="float">
            <text:p>3.36438309559651</text:p>
          </table:table-cell>
        </table:table-row>
        <table:table-row table:style-name="ro1">
          <table:table-cell table:number-columns-repeated="2"/>
          <table:table-cell office:value-type="float" office:value="3.36945052217652" calcext:value-type="float">
            <text:p>3.36945052217652</text:p>
          </table:table-cell>
          <table:table-cell office:value-type="float" office:value="2.23880728431074" calcext:value-type="float">
            <text:p>2.23880728431074</text:p>
          </table:table-cell>
          <table:table-cell office:value-type="float" office:value="3.78172936759516" calcext:value-type="float">
            <text:p>3.78172936759516</text:p>
          </table:table-cell>
          <table:table-cell table:number-columns-repeated="2"/>
          <table:table-cell office:value-type="float" office:value="8.19100637727698" calcext:value-type="float">
            <text:p>8.19100637727698</text:p>
          </table:table-cell>
          <table:table-cell/>
          <table:table-cell office:value-type="float" office:value="-0.551231522577558" calcext:value-type="float">
            <text:p>-0.551231522577558</text:p>
          </table:table-cell>
          <table:table-cell/>
          <table:table-cell office:value-type="float" office:value="8447" calcext:value-type="float">
            <text:p>8447</text:p>
          </table:table-cell>
          <table:table-cell/>
          <table:table-cell office:value-type="float" office:value="3.36945052217652" calcext:value-type="float">
            <text:p>3.36945052217652</text:p>
          </table:table-cell>
        </table:table-row>
        <table:table-row table:style-name="ro1">
          <table:table-cell table:number-columns-repeated="2"/>
          <table:table-cell office:value-type="float" office:value="3.38321845132922" calcext:value-type="float">
            <text:p>3.38321845132922</text:p>
          </table:table-cell>
          <table:table-cell office:value-type="float" office:value="2.24040867671897" calcext:value-type="float">
            <text:p>2.24040867671897</text:p>
          </table:table-cell>
          <table:table-cell office:value-type="float" office:value="3.7977821761904" calcext:value-type="float">
            <text:p>3.7977821761904</text:p>
          </table:table-cell>
          <table:table-cell table:number-columns-repeated="2"/>
          <table:table-cell office:value-type="float" office:value="7.72010610584635" calcext:value-type="float">
            <text:p>7.72010610584635</text:p>
          </table:table-cell>
          <table:table-cell/>
          <table:table-cell office:value-type="float" office:value="-0.468142226075805" calcext:value-type="float">
            <text:p>-0.468142226075805</text:p>
          </table:table-cell>
          <table:table-cell/>
          <table:table-cell office:value-type="float" office:value="14488" calcext:value-type="float">
            <text:p>14488</text:p>
          </table:table-cell>
          <table:table-cell/>
          <table:table-cell office:value-type="float" office:value="3.38321845132922" calcext:value-type="float">
            <text:p>3.38321845132922</text:p>
          </table:table-cell>
        </table:table-row>
        <table:table-row table:style-name="ro1">
          <table:table-cell table:number-columns-repeated="2"/>
          <table:table-cell office:value-type="float" office:value="3.38447767539918" calcext:value-type="float">
            <text:p>3.38447767539918</text:p>
          </table:table-cell>
          <table:table-cell office:value-type="float" office:value="2.2444769550506" calcext:value-type="float">
            <text:p>2.2444769550506</text:p>
          </table:table-cell>
          <table:table-cell office:value-type="float" office:value="3.79832879001942" calcext:value-type="float">
            <text:p>3.79832879001942</text:p>
          </table:table-cell>
          <table:table-cell table:number-columns-repeated="2"/>
          <table:table-cell office:value-type="float" office:value="3.62322330137851" calcext:value-type="float">
            <text:p>3.62322330137851</text:p>
          </table:table-cell>
          <table:table-cell/>
          <table:table-cell office:value-type="float" office:value="0.580685243820208" calcext:value-type="float">
            <text:p>0.580685243820208</text:p>
          </table:table-cell>
          <table:table-cell/>
          <table:table-cell office:value-type="float" office:value="5539" calcext:value-type="float">
            <text:p>5539</text:p>
          </table:table-cell>
          <table:table-cell/>
          <table:table-cell office:value-type="float" office:value="3.38447767539918" calcext:value-type="float">
            <text:p>3.38447767539918</text:p>
          </table:table-cell>
        </table:table-row>
        <table:table-row table:style-name="ro1">
          <table:table-cell table:number-columns-repeated="2"/>
          <table:table-cell office:value-type="float" office:value="3.39158108225983" calcext:value-type="float">
            <text:p>3.39158108225983</text:p>
          </table:table-cell>
          <table:table-cell office:value-type="float" office:value="2.25066259458892" calcext:value-type="float">
            <text:p>2.25066259458892</text:p>
          </table:table-cell>
          <table:table-cell office:value-type="float" office:value="3.82193567946305" calcext:value-type="float">
            <text:p>3.82193567946305</text:p>
          </table:table-cell>
          <table:table-cell table:number-columns-repeated="2"/>
          <table:table-cell office:value-type="float" office:value="1.33820019801575" calcext:value-type="float">
            <text:p>1.33820019801575</text:p>
          </table:table-cell>
          <table:table-cell/>
          <table:table-cell office:value-type="float" office:value="-0.112036678236676" calcext:value-type="float">
            <text:p>-0.112036678236676</text:p>
          </table:table-cell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.39158108225983" calcext:value-type="float">
            <text:p>3.39158108225983</text:p>
          </table:table-cell>
        </table:table-row>
        <table:table-row table:style-name="ro1">
          <table:table-cell table:number-columns-repeated="2"/>
          <table:table-cell office:value-type="float" office:value="3.3935216830338" calcext:value-type="float">
            <text:p>3.3935216830338</text:p>
          </table:table-cell>
          <table:table-cell office:value-type="float" office:value="2.25927049395964" calcext:value-type="float">
            <text:p>2.25927049395964</text:p>
          </table:table-cell>
          <table:table-cell office:value-type="float" office:value="3.82635945916411" calcext:value-type="float">
            <text:p>3.82635945916411</text:p>
          </table:table-cell>
          <table:table-cell table:number-columns-repeated="2"/>
          <table:table-cell office:value-type="float" office:value="2.7779351659905" calcext:value-type="float">
            <text:p>2.7779351659905</text:p>
          </table:table-cell>
          <table:table-cell/>
          <table:table-cell office:value-type="float" office:value="-0.471242041677323" calcext:value-type="float">
            <text:p>-0.471242041677323</text:p>
          </table:table-cell>
          <table:table-cell/>
          <table:table-cell office:value-type="float" office:value="5045" calcext:value-type="float">
            <text:p>5045</text:p>
          </table:table-cell>
          <table:table-cell/>
          <table:table-cell office:value-type="float" office:value="3.3935216830338" calcext:value-type="float">
            <text:p>3.3935216830338</text:p>
          </table:table-cell>
        </table:table-row>
        <table:table-row table:style-name="ro1">
          <table:table-cell table:number-columns-repeated="2"/>
          <table:table-cell office:value-type="float" office:value="3.3994711133385" calcext:value-type="float">
            <text:p>3.3994711133385</text:p>
          </table:table-cell>
          <table:table-cell office:value-type="float" office:value="2.2826566509639" calcext:value-type="float">
            <text:p>2.2826566509639</text:p>
          </table:table-cell>
          <table:table-cell office:value-type="float" office:value="3.83401535812916" calcext:value-type="float">
            <text:p>3.83401535812916</text:p>
          </table:table-cell>
          <table:table-cell table:number-columns-repeated="2"/>
          <table:table-cell office:value-type="float" office:value="3.19454214981384" calcext:value-type="float">
            <text:p>3.19454214981384</text:p>
          </table:table-cell>
          <table:table-cell/>
          <table:table-cell office:value-type="float" office:value="0.10076711109764" calcext:value-type="float">
            <text:p>0.10076711109764</text:p>
          </table:table-cell>
          <table:table-cell/>
          <table:table-cell office:value-type="float" office:value="3072" calcext:value-type="float">
            <text:p>3072</text:p>
          </table:table-cell>
          <table:table-cell/>
          <table:table-cell office:value-type="float" office:value="3.3994711133385" calcext:value-type="float">
            <text:p>3.3994711133385</text:p>
          </table:table-cell>
        </table:table-row>
        <table:table-row table:style-name="ro1">
          <table:table-cell table:number-columns-repeated="2"/>
          <table:table-cell office:value-type="float" office:value="3.40501514264447" calcext:value-type="float">
            <text:p>3.40501514264447</text:p>
          </table:table-cell>
          <table:table-cell office:value-type="float" office:value="2.28935549094124" calcext:value-type="float">
            <text:p>2.28935549094124</text:p>
          </table:table-cell>
          <table:table-cell office:value-type="float" office:value="3.83917627502413" calcext:value-type="float">
            <text:p>3.83917627502413</text:p>
          </table:table-cell>
          <table:table-cell table:number-columns-repeated="2"/>
          <table:table-cell office:value-type="float" office:value="1.42453739358277" calcext:value-type="float">
            <text:p>1.42453739358277</text:p>
          </table:table-cell>
          <table:table-cell/>
          <table:table-cell office:value-type="float" office:value="-0.00397319850407993" calcext:value-type="float">
            <text:p>-0.00397319850408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float" office:value="3.40501514264447" calcext:value-type="float">
            <text:p>3.40501514264447</text:p>
          </table:table-cell>
        </table:table-row>
        <table:table-row table:style-name="ro1">
          <table:table-cell table:number-columns-repeated="2"/>
          <table:table-cell office:value-type="float" office:value="3.41191888550234" calcext:value-type="float">
            <text:p>3.41191888550234</text:p>
          </table:table-cell>
          <table:table-cell office:value-type="float" office:value="2.29585569683802" calcext:value-type="float">
            <text:p>2.29585569683802</text:p>
          </table:table-cell>
          <table:table-cell office:value-type="float" office:value="3.89064251673809" calcext:value-type="float">
            <text:p>3.89064251673809</text:p>
          </table:table-cell>
          <table:table-cell table:number-columns-repeated="2"/>
          <table:table-cell office:value-type="float" office:value="2.74270722517998" calcext:value-type="float">
            <text:p>2.74270722517998</text:p>
          </table:table-cell>
          <table:table-cell/>
          <table:table-cell office:value-type="float" office:value="-0.0482095867809034" calcext:value-type="float">
            <text:p>-0.048209586780903</text:p>
          </table:table-cell>
          <table:table-cell/>
          <table:table-cell office:value-type="float" office:value="2826" calcext:value-type="float">
            <text:p>2826</text:p>
          </table:table-cell>
          <table:table-cell/>
          <table:table-cell office:value-type="float" office:value="3.41191888550234" calcext:value-type="float">
            <text:p>3.41191888550234</text:p>
          </table:table-cell>
        </table:table-row>
        <table:table-row table:style-name="ro1">
          <table:table-cell table:number-columns-repeated="2"/>
          <table:table-cell office:value-type="float" office:value="3.41672777717732" calcext:value-type="float">
            <text:p>3.41672777717732</text:p>
          </table:table-cell>
          <table:table-cell office:value-type="float" office:value="2.30473191372504" calcext:value-type="float">
            <text:p>2.30473191372504</text:p>
          </table:table-cell>
          <table:table-cell office:value-type="float" office:value="3.89144087106049" calcext:value-type="float">
            <text:p>3.89144087106049</text:p>
          </table:table-cell>
          <table:table-cell table:number-columns-repeated="2"/>
          <table:table-cell office:value-type="float" office:value="3.38447767539918" calcext:value-type="float">
            <text:p>3.38447767539918</text:p>
          </table:table-cell>
          <table:table-cell/>
          <table:table-cell office:value-type="float" office:value="-0.39201527376203" calcext:value-type="float">
            <text:p>-0.39201527376203</text:p>
          </table:table-cell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3.41672777717732" calcext:value-type="float">
            <text:p>3.41672777717732</text:p>
          </table:table-cell>
        </table:table-row>
        <table:table-row table:style-name="ro1">
          <table:table-cell table:number-columns-repeated="2"/>
          <table:table-cell office:value-type="float" office:value="3.41978090867454" calcext:value-type="float">
            <text:p>3.41978090867454</text:p>
          </table:table-cell>
          <table:table-cell office:value-type="float" office:value="2.30768774231167" calcext:value-type="float">
            <text:p>2.30768774231167</text:p>
          </table:table-cell>
          <table:table-cell office:value-type="float" office:value="3.90127458349729" calcext:value-type="float">
            <text:p>3.90127458349729</text:p>
          </table:table-cell>
          <table:table-cell table:number-columns-repeated="2"/>
          <table:table-cell office:value-type="float" office:value="3.12726708758228" calcext:value-type="float">
            <text:p>3.12726708758228</text:p>
          </table:table-cell>
          <table:table-cell/>
          <table:table-cell office:value-type="float" office:value="-0.15377076288612" calcext:value-type="float">
            <text:p>-0.15377076288612</text:p>
          </table:table-cell>
          <table:table-cell/>
          <table:table-cell office:value-type="float" office:value="3275" calcext:value-type="float">
            <text:p>3275</text:p>
          </table:table-cell>
          <table:table-cell/>
          <table:table-cell office:value-type="float" office:value="3.41978090867454" calcext:value-type="float">
            <text:p>3.41978090867454</text:p>
          </table:table-cell>
        </table:table-row>
        <table:table-row table:style-name="ro1">
          <table:table-cell table:number-columns-repeated="2"/>
          <table:table-cell office:value-type="float" office:value="3.42054661925392" calcext:value-type="float">
            <text:p>3.42054661925392</text:p>
          </table:table-cell>
          <table:table-cell office:value-type="float" office:value="2.32233274138796" calcext:value-type="float">
            <text:p>2.32233274138796</text:p>
          </table:table-cell>
          <table:table-cell office:value-type="float" office:value="3.92054616370965" calcext:value-type="float">
            <text:p>3.92054616370965</text:p>
          </table:table-cell>
          <table:table-cell table:number-columns-repeated="2"/>
          <table:table-cell office:value-type="float" office:value="7.5929599364447" calcext:value-type="float">
            <text:p>7.5929599364447</text:p>
          </table:table-cell>
          <table:table-cell/>
          <table:table-cell office:value-type="float" office:value="-0.925558161363396" calcext:value-type="float">
            <text:p>-0.925558161363396</text:p>
          </table:table-cell>
          <table:table-cell/>
          <table:table-cell office:value-type="float" office:value="9336" calcext:value-type="float">
            <text:p>9336</text:p>
          </table:table-cell>
          <table:table-cell/>
          <table:table-cell office:value-type="float" office:value="3.42054661925392" calcext:value-type="float">
            <text:p>3.42054661925392</text:p>
          </table:table-cell>
        </table:table-row>
        <table:table-row table:style-name="ro1">
          <table:table-cell table:number-columns-repeated="2"/>
          <table:table-cell office:value-type="float" office:value="3.42316953134097" calcext:value-type="float">
            <text:p>3.42316953134097</text:p>
          </table:table-cell>
          <table:table-cell office:value-type="float" office:value="2.32505662719687" calcext:value-type="float">
            <text:p>2.32505662719687</text:p>
          </table:table-cell>
          <table:table-cell office:value-type="float" office:value="3.94679449098334" calcext:value-type="float">
            <text:p>3.94679449098334</text:p>
          </table:table-cell>
          <table:table-cell table:number-columns-repeated="2"/>
          <table:table-cell office:value-type="float" office:value="3.09400740510068" calcext:value-type="float">
            <text:p>3.09400740510068</text:p>
          </table:table-cell>
          <table:table-cell/>
          <table:table-cell office:value-type="float" office:value="0.519187715160223" calcext:value-type="float">
            <text:p>0.519187715160223</text:p>
          </table:table-cell>
          <table:table-cell/>
          <table:table-cell office:value-type="float" office:value="4558" calcext:value-type="float">
            <text:p>4558</text:p>
          </table:table-cell>
          <table:table-cell/>
          <table:table-cell office:value-type="float" office:value="3.42316953134097" calcext:value-type="float">
            <text:p>3.42316953134097</text:p>
          </table:table-cell>
        </table:table-row>
        <table:table-row table:style-name="ro1">
          <table:table-cell table:number-columns-repeated="2"/>
          <table:table-cell office:value-type="float" office:value="3.42408254269539" calcext:value-type="float">
            <text:p>3.42408254269539</text:p>
          </table:table-cell>
          <table:table-cell office:value-type="float" office:value="2.34058770302903" calcext:value-type="float">
            <text:p>2.34058770302903</text:p>
          </table:table-cell>
          <table:table-cell office:value-type="float" office:value="3.96413842103338" calcext:value-type="float">
            <text:p>3.96413842103338</text:p>
          </table:table-cell>
          <table:table-cell table:number-columns-repeated="2"/>
          <table:table-cell office:value-type="float" office:value="3.42408254269539" calcext:value-type="float">
            <text:p>3.42408254269539</text:p>
          </table:table-cell>
          <table:table-cell/>
          <table:table-cell office:value-type="float" office:value="-0.451897416416141" calcext:value-type="float">
            <text:p>-0.451897416416141</text:p>
          </table:table-cell>
          <table:table-cell/>
          <table:table-cell office:value-type="float" office:value="4528" calcext:value-type="float">
            <text:p>4528</text:p>
          </table:table-cell>
          <table:table-cell/>
          <table:table-cell office:value-type="float" office:value="3.42408254269539" calcext:value-type="float">
            <text:p>3.42408254269539</text:p>
          </table:table-cell>
        </table:table-row>
        <table:table-row table:style-name="ro1">
          <table:table-cell table:number-columns-repeated="2"/>
          <table:table-cell office:value-type="float" office:value="3.42700820295242" calcext:value-type="float">
            <text:p>3.42700820295242</text:p>
          </table:table-cell>
          <table:table-cell office:value-type="float" office:value="2.34160632208966" calcext:value-type="float">
            <text:p>2.34160632208966</text:p>
          </table:table-cell>
          <table:table-cell office:value-type="float" office:value="3.98031330296716" calcext:value-type="float">
            <text:p>3.98031330296716</text:p>
          </table:table-cell>
          <table:table-cell table:number-columns-repeated="2"/>
          <table:table-cell office:value-type="float" office:value="7.27064823057538" calcext:value-type="float">
            <text:p>7.27064823057538</text:p>
          </table:table-cell>
          <table:table-cell/>
          <table:table-cell office:value-type="float" office:value="-0.754826252344957" calcext:value-type="float">
            <text:p>-0.754826252344957</text:p>
          </table:table-cell>
          <table:table-cell/>
          <table:table-cell office:value-type="float" office:value="7835" calcext:value-type="float">
            <text:p>7835</text:p>
          </table:table-cell>
          <table:table-cell/>
          <table:table-cell office:value-type="float" office:value="3.42700820295242" calcext:value-type="float">
            <text:p>3.42700820295242</text:p>
          </table:table-cell>
        </table:table-row>
        <table:table-row table:style-name="ro1">
          <table:table-cell table:number-columns-repeated="2"/>
          <table:table-cell office:value-type="float" office:value="3.43183255006743" calcext:value-type="float">
            <text:p>3.43183255006743</text:p>
          </table:table-cell>
          <table:table-cell office:value-type="float" office:value="2.35260338278614" calcext:value-type="float">
            <text:p>2.35260338278614</text:p>
          </table:table-cell>
          <table:table-cell office:value-type="float" office:value="4.01183812515779" calcext:value-type="float">
            <text:p>4.01183812515779</text:p>
          </table:table-cell>
          <table:table-cell table:number-columns-repeated="2"/>
          <table:table-cell office:value-type="float" office:value="0.132381177787631" calcext:value-type="float">
            <text:p>0.132381177787631</text:p>
          </table:table-cell>
          <table:table-cell/>
          <table:table-cell office:value-type="float" office:value="0.119985560618458" calcext:value-type="float">
            <text:p>0.119985560618458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3.43183255006743" calcext:value-type="float">
            <text:p>3.43183255006743</text:p>
          </table:table-cell>
        </table:table-row>
        <table:table-row table:style-name="ro1">
          <table:table-cell table:number-columns-repeated="2"/>
          <table:table-cell office:value-type="float" office:value="3.43846555798482" calcext:value-type="float">
            <text:p>3.43846555798482</text:p>
          </table:table-cell>
          <table:table-cell office:value-type="float" office:value="2.35260537698305" calcext:value-type="float">
            <text:p>2.35260537698305</text:p>
          </table:table-cell>
          <table:table-cell office:value-type="float" office:value="4.05902142021137" calcext:value-type="float">
            <text:p>4.05902142021137</text:p>
          </table:table-cell>
          <table:table-cell table:number-columns-repeated="2"/>
          <table:table-cell office:value-type="float" office:value="3.35597687227862" calcext:value-type="float">
            <text:p>3.35597687227862</text:p>
          </table:table-cell>
          <table:table-cell/>
          <table:table-cell office:value-type="float" office:value="-0.286602590520828" calcext:value-type="float">
            <text:p>-0.286602590520828</text:p>
          </table:table-cell>
          <table:table-cell/>
          <table:table-cell office:value-type="float" office:value="4224" calcext:value-type="float">
            <text:p>4224</text:p>
          </table:table-cell>
          <table:table-cell/>
          <table:table-cell office:value-type="float" office:value="3.43846555798482" calcext:value-type="float">
            <text:p>3.43846555798482</text:p>
          </table:table-cell>
        </table:table-row>
        <table:table-row table:style-name="ro1">
          <table:table-cell table:number-columns-repeated="2"/>
          <table:table-cell office:value-type="float" office:value="3.44205990289966" calcext:value-type="float">
            <text:p>3.44205990289966</text:p>
          </table:table-cell>
          <table:table-cell office:value-type="float" office:value="2.35585338453092" calcext:value-type="float">
            <text:p>2.35585338453092</text:p>
          </table:table-cell>
          <table:table-cell office:value-type="float" office:value="4.06490798433085" calcext:value-type="float">
            <text:p>4.06490798433085</text:p>
          </table:table-cell>
          <table:table-cell table:number-columns-repeated="2"/>
          <table:table-cell office:value-type="float" office:value="1.68654224725911" calcext:value-type="float">
            <text:p>1.68654224725911</text:p>
          </table:table-cell>
          <table:table-cell/>
          <table:table-cell office:value-type="float" office:value="0.368156231745095" calcext:value-type="float">
            <text:p>0.368156231745095</text:p>
          </table:table-cell>
          <table:table-cell/>
          <table:table-cell office:value-type="float" office:value="2183" calcext:value-type="float">
            <text:p>2183</text:p>
          </table:table-cell>
          <table:table-cell/>
          <table:table-cell office:value-type="float" office:value="3.44205990289966" calcext:value-type="float">
            <text:p>3.44205990289966</text:p>
          </table:table-cell>
        </table:table-row>
        <table:table-row table:style-name="ro1">
          <table:table-cell table:number-columns-repeated="2"/>
          <table:table-cell office:value-type="float" office:value="3.44500518287634" calcext:value-type="float">
            <text:p>3.44500518287634</text:p>
          </table:table-cell>
          <table:table-cell office:value-type="float" office:value="2.3658884158167" calcext:value-type="float">
            <text:p>2.3658884158167</text:p>
          </table:table-cell>
          <table:table-cell office:value-type="float" office:value="4.0675842064749" calcext:value-type="float">
            <text:p>4.0675842064749</text:p>
          </table:table-cell>
          <table:table-cell table:number-columns-repeated="2"/>
          <table:table-cell office:value-type="float" office:value="2.7887070306623" calcext:value-type="float">
            <text:p>2.7887070306623</text:p>
          </table:table-cell>
          <table:table-cell/>
          <table:table-cell office:value-type="float" office:value="-0.35125122076544" calcext:value-type="float">
            <text:p>-0.35125122076544</text:p>
          </table:table-cell>
          <table:table-cell/>
          <table:table-cell office:value-type="float" office:value="3079" calcext:value-type="float">
            <text:p>3079</text:p>
          </table:table-cell>
          <table:table-cell/>
          <table:table-cell office:value-type="float" office:value="3.44500518287634" calcext:value-type="float">
            <text:p>3.44500518287634</text:p>
          </table:table-cell>
        </table:table-row>
        <table:table-row table:style-name="ro1">
          <table:table-cell table:number-columns-repeated="2"/>
          <table:table-cell office:value-type="float" office:value="3.44870942913573" calcext:value-type="float">
            <text:p>3.44870942913573</text:p>
          </table:table-cell>
          <table:table-cell office:value-type="float" office:value="2.40083877019561" calcext:value-type="float">
            <text:p>2.40083877019561</text:p>
          </table:table-cell>
          <table:table-cell office:value-type="float" office:value="4.08504714401521" calcext:value-type="float">
            <text:p>4.08504714401521</text:p>
          </table:table-cell>
          <table:table-cell table:number-columns-repeated="2"/>
          <table:table-cell office:value-type="float" office:value="4.48148178228642" calcext:value-type="float">
            <text:p>4.48148178228642</text:p>
          </table:table-cell>
          <table:table-cell/>
          <table:table-cell office:value-type="float" office:value="0.541495052392993" calcext:value-type="float">
            <text:p>0.541495052392993</text:p>
          </table:table-cell>
          <table:table-cell/>
          <table:table-cell office:value-type="float" office:value="7698" calcext:value-type="float">
            <text:p>7698</text:p>
          </table:table-cell>
          <table:table-cell/>
          <table:table-cell office:value-type="float" office:value="3.44870942913573" calcext:value-type="float">
            <text:p>3.44870942913573</text:p>
          </table:table-cell>
        </table:table-row>
        <table:table-row table:style-name="ro1">
          <table:table-cell table:number-columns-repeated="2"/>
          <table:table-cell office:value-type="float" office:value="3.44934903738552" calcext:value-type="float">
            <text:p>3.44934903738552</text:p>
          </table:table-cell>
          <table:table-cell office:value-type="float" office:value="2.41533231422546" calcext:value-type="float">
            <text:p>2.41533231422546</text:p>
          </table:table-cell>
          <table:table-cell office:value-type="float" office:value="4.11462795363465" calcext:value-type="float">
            <text:p>4.11462795363465</text:p>
          </table:table-cell>
          <table:table-cell table:number-columns-repeated="2"/>
          <table:table-cell office:value-type="float" office:value="3.29715478738399" calcext:value-type="float">
            <text:p>3.29715478738399</text:p>
          </table:table-cell>
          <table:table-cell/>
          <table:table-cell office:value-type="float" office:value="-0.467884287736523" calcext:value-type="float">
            <text:p>-0.467884287736523</text:p>
          </table:table-cell>
          <table:table-cell/>
          <table:table-cell office:value-type="float" office:value="2979" calcext:value-type="float">
            <text:p>2979</text:p>
          </table:table-cell>
          <table:table-cell/>
          <table:table-cell office:value-type="float" office:value="3.44934903738552" calcext:value-type="float">
            <text:p>3.44934903738552</text:p>
          </table:table-cell>
        </table:table-row>
        <table:table-row table:style-name="ro1">
          <table:table-cell table:number-columns-repeated="2"/>
          <table:table-cell office:value-type="float" office:value="3.45629976036573" calcext:value-type="float">
            <text:p>3.45629976036573</text:p>
          </table:table-cell>
          <table:table-cell office:value-type="float" office:value="2.42413766341745" calcext:value-type="float">
            <text:p>2.42413766341745</text:p>
          </table:table-cell>
          <table:table-cell office:value-type="float" office:value="4.1422109587316" calcext:value-type="float">
            <text:p>4.1422109587316</text:p>
          </table:table-cell>
          <table:table-cell table:number-columns-repeated="2"/>
          <table:table-cell office:value-type="float" office:value="1.53165166955868" calcext:value-type="float">
            <text:p>1.53165166955868</text:p>
          </table:table-cell>
          <table:table-cell/>
          <table:table-cell office:value-type="float" office:value="0.32557118947981" calcext:value-type="float">
            <text:p>0.32557118947981</text:p>
          </table:table-cell>
          <table:table-cell/>
          <table:table-cell office:value-type="float" office:value="4481" calcext:value-type="float">
            <text:p>4481</text:p>
          </table:table-cell>
          <table:table-cell/>
          <table:table-cell office:value-type="float" office:value="3.45629976036573" calcext:value-type="float">
            <text:p>3.45629976036573</text:p>
          </table:table-cell>
        </table:table-row>
        <table:table-row table:style-name="ro1">
          <table:table-cell table:number-columns-repeated="2"/>
          <table:table-cell office:value-type="float" office:value="3.4570003897576" calcext:value-type="float">
            <text:p>3.4570003897576</text:p>
          </table:table-cell>
          <table:table-cell office:value-type="float" office:value="2.42562640918694" calcext:value-type="float">
            <text:p>2.42562640918694</text:p>
          </table:table-cell>
          <table:table-cell office:value-type="float" office:value="4.14324771762877" calcext:value-type="float">
            <text:p>4.14324771762877</text:p>
          </table:table-cell>
          <table:table-cell table:number-columns-repeated="2"/>
          <table:table-cell office:value-type="float" office:value="100.1085887369" calcext:value-type="float">
            <text:p>100.1085887369</text:p>
          </table:table-cell>
          <table:table-cell/>
          <table:table-cell office:value-type="float" office:value="-7.02407121886626" calcext:value-type="float">
            <text:p>-7.02407121886626</text:p>
          </table:table-cell>
          <table:table-cell/>
          <table:table-cell office:value-type="float" office:value="47266" calcext:value-type="float">
            <text:p>47266</text:p>
          </table:table-cell>
          <table:table-cell/>
          <table:table-cell office:value-type="float" office:value="3.4570003897576" calcext:value-type="float">
            <text:p>3.4570003897576</text:p>
          </table:table-cell>
        </table:table-row>
        <table:table-row table:style-name="ro1">
          <table:table-cell table:number-columns-repeated="2"/>
          <table:table-cell office:value-type="float" office:value="3.4582050487411" calcext:value-type="float">
            <text:p>3.4582050487411</text:p>
          </table:table-cell>
          <table:table-cell office:value-type="float" office:value="2.44759847015847" calcext:value-type="float">
            <text:p>2.44759847015847</text:p>
          </table:table-cell>
          <table:table-cell office:value-type="float" office:value="4.18940390666201" calcext:value-type="float">
            <text:p>4.18940390666201</text:p>
          </table:table-cell>
          <table:table-cell table:number-columns-repeated="2"/>
          <table:table-cell office:value-type="float" office:value="1.88465002368061" calcext:value-type="float">
            <text:p>1.88465002368061</text:p>
          </table:table-cell>
          <table:table-cell/>
          <table:table-cell office:value-type="float" office:value="0.0161398214213665" calcext:value-type="float">
            <text:p>0.016139821421367</text:p>
          </table:table-cell>
          <table:table-cell/>
          <table:table-cell office:value-type="float" office:value="5174" calcext:value-type="float">
            <text:p>5174</text:p>
          </table:table-cell>
          <table:table-cell/>
          <table:table-cell office:value-type="float" office:value="3.4582050487411" calcext:value-type="float">
            <text:p>3.4582050487411</text:p>
          </table:table-cell>
        </table:table-row>
        <table:table-row table:style-name="ro1">
          <table:table-cell table:number-columns-repeated="2"/>
          <table:table-cell office:value-type="float" office:value="3.46055044754082" calcext:value-type="float">
            <text:p>3.46055044754082</text:p>
          </table:table-cell>
          <table:table-cell office:value-type="float" office:value="2.44937457371487" calcext:value-type="float">
            <text:p>2.44937457371487</text:p>
          </table:table-cell>
          <table:table-cell office:value-type="float" office:value="4.2230568779153" calcext:value-type="float">
            <text:p>4.2230568779153</text:p>
          </table:table-cell>
          <table:table-cell table:number-columns-repeated="2"/>
          <table:table-cell office:value-type="float" office:value="3.56343382945763" calcext:value-type="float">
            <text:p>3.56343382945763</text:p>
          </table:table-cell>
          <table:table-cell/>
          <table:table-cell office:value-type="float" office:value="-0.519733776761668" calcext:value-type="float">
            <text:p>-0.519733776761668</text:p>
          </table:table-cell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3.46055044754082" calcext:value-type="float">
            <text:p>3.46055044754082</text:p>
          </table:table-cell>
        </table:table-row>
        <table:table-row table:style-name="ro1">
          <table:table-cell table:number-columns-repeated="2"/>
          <table:table-cell office:value-type="float" office:value="3.47795095490346" calcext:value-type="float">
            <text:p>3.47795095490346</text:p>
          </table:table-cell>
          <table:table-cell office:value-type="float" office:value="2.46885370216607" calcext:value-type="float">
            <text:p>2.46885370216607</text:p>
          </table:table-cell>
          <table:table-cell office:value-type="float" office:value="4.22990520540118" calcext:value-type="float">
            <text:p>4.22990520540118</text:p>
          </table:table-cell>
          <table:table-cell table:number-columns-repeated="2"/>
          <table:table-cell office:value-type="float" office:value="2.21049714521685" calcext:value-type="float">
            <text:p>2.21049714521685</text:p>
          </table:table-cell>
          <table:table-cell/>
          <table:table-cell office:value-type="float" office:value="-0.0560446083119107" calcext:value-type="float">
            <text:p>-0.056044608311911</text:p>
          </table:table-cell>
          <table:table-cell/>
          <table:table-cell office:value-type="float" office:value="2499" calcext:value-type="float">
            <text:p>2499</text:p>
          </table:table-cell>
          <table:table-cell/>
          <table:table-cell office:value-type="float" office:value="3.47795095490346" calcext:value-type="float">
            <text:p>3.47795095490346</text:p>
          </table:table-cell>
        </table:table-row>
        <table:table-row table:style-name="ro1">
          <table:table-cell table:number-columns-repeated="2"/>
          <table:table-cell office:value-type="float" office:value="3.48107103437729" calcext:value-type="float">
            <text:p>3.48107103437729</text:p>
          </table:table-cell>
          <table:table-cell office:value-type="float" office:value="2.47784084083689" calcext:value-type="float">
            <text:p>2.47784084083689</text:p>
          </table:table-cell>
          <table:table-cell office:value-type="float" office:value="4.30248349119291" calcext:value-type="float">
            <text:p>4.30248349119291</text:p>
          </table:table-cell>
          <table:table-cell table:number-columns-repeated="2"/>
          <table:table-cell office:value-type="float" office:value="4.13190473708762" calcext:value-type="float">
            <text:p>4.13190473708762</text:p>
          </table:table-cell>
          <table:table-cell/>
          <table:table-cell office:value-type="float" office:value="0.598826094469494" calcext:value-type="float">
            <text:p>0.598826094469494</text:p>
          </table:table-cell>
          <table:table-cell/>
          <table:table-cell office:value-type="float" office:value="4883" calcext:value-type="float">
            <text:p>4883</text:p>
          </table:table-cell>
          <table:table-cell/>
          <table:table-cell office:value-type="float" office:value="3.48107103437729" calcext:value-type="float">
            <text:p>3.48107103437729</text:p>
          </table:table-cell>
        </table:table-row>
        <table:table-row table:style-name="ro1">
          <table:table-cell table:number-columns-repeated="2"/>
          <table:table-cell office:value-type="float" office:value="3.48261567891248" calcext:value-type="float">
            <text:p>3.48261567891248</text:p>
          </table:table-cell>
          <table:table-cell office:value-type="float" office:value="2.49843238190781" calcext:value-type="float">
            <text:p>2.49843238190781</text:p>
          </table:table-cell>
          <table:table-cell office:value-type="float" office:value="4.30435165542774" calcext:value-type="float">
            <text:p>4.30435165542774</text:p>
          </table:table-cell>
          <table:table-cell table:number-columns-repeated="2"/>
          <table:table-cell office:value-type="float" office:value="4.58851039246698" calcext:value-type="float">
            <text:p>4.58851039246698</text:p>
          </table:table-cell>
          <table:table-cell/>
          <table:table-cell office:value-type="float" office:value="-0.797939918517881" calcext:value-type="float">
            <text:p>-0.797939918517881</text:p>
          </table:table-cell>
          <table:table-cell/>
          <table:table-cell office:value-type="float" office:value="7526" calcext:value-type="float">
            <text:p>7526</text:p>
          </table:table-cell>
          <table:table-cell/>
          <table:table-cell office:value-type="float" office:value="3.48261567891248" calcext:value-type="float">
            <text:p>3.48261567891248</text:p>
          </table:table-cell>
        </table:table-row>
        <table:table-row table:style-name="ro1">
          <table:table-cell table:number-columns-repeated="2"/>
          <table:table-cell office:value-type="float" office:value="3.48283878927401" calcext:value-type="float">
            <text:p>3.48283878927401</text:p>
          </table:table-cell>
          <table:table-cell office:value-type="float" office:value="2.50199720445917" calcext:value-type="float">
            <text:p>2.50199720445917</text:p>
          </table:table-cell>
          <table:table-cell office:value-type="float" office:value="4.35009155069451" calcext:value-type="float">
            <text:p>4.35009155069451</text:p>
          </table:table-cell>
          <table:table-cell table:number-columns-repeated="2"/>
          <table:table-cell office:value-type="float" office:value="5.01956183251161" calcext:value-type="float">
            <text:p>5.01956183251161</text:p>
          </table:table-cell>
          <table:table-cell/>
          <table:table-cell office:value-type="float" office:value="0.0263727858355759" calcext:value-type="float">
            <text:p>0.026372785835576</text:p>
          </table:table-cell>
          <table:table-cell/>
          <table:table-cell office:value-type="float" office:value="4303" calcext:value-type="float">
            <text:p>4303</text:p>
          </table:table-cell>
          <table:table-cell/>
          <table:table-cell office:value-type="float" office:value="3.48283878927401" calcext:value-type="float">
            <text:p>3.48283878927401</text:p>
          </table:table-cell>
        </table:table-row>
        <table:table-row table:style-name="ro1">
          <table:table-cell table:number-columns-repeated="2"/>
          <table:table-cell office:value-type="float" office:value="3.486198465176" calcext:value-type="float">
            <text:p>3.486198465176</text:p>
          </table:table-cell>
          <table:table-cell office:value-type="float" office:value="2.51715337616718" calcext:value-type="float">
            <text:p>2.51715337616718</text:p>
          </table:table-cell>
          <table:table-cell office:value-type="float" office:value="4.35291495493981" calcext:value-type="float">
            <text:p>4.35291495493981</text:p>
          </table:table-cell>
          <table:table-cell table:number-columns-repeated="2"/>
          <table:table-cell office:value-type="float" office:value="1.37790779610956" calcext:value-type="float">
            <text:p>1.37790779610956</text:p>
          </table:table-cell>
          <table:table-cell/>
          <table:table-cell office:value-type="float" office:value="-0.185868907720454" calcext:value-type="float">
            <text:p>-0.185868907720454</text:p>
          </table:table-cell>
          <table:table-cell/>
          <table:table-cell office:value-type="float" office:value="1459" calcext:value-type="float">
            <text:p>1459</text:p>
          </table:table-cell>
          <table:table-cell/>
          <table:table-cell office:value-type="float" office:value="3.486198465176" calcext:value-type="float">
            <text:p>3.486198465176</text:p>
          </table:table-cell>
        </table:table-row>
        <table:table-row table:style-name="ro1">
          <table:table-cell table:number-columns-repeated="2"/>
          <table:table-cell office:value-type="float" office:value="3.48724065785216" calcext:value-type="float">
            <text:p>3.48724065785216</text:p>
          </table:table-cell>
          <table:table-cell office:value-type="float" office:value="2.52368166005551" calcext:value-type="float">
            <text:p>2.52368166005551</text:p>
          </table:table-cell>
          <table:table-cell office:value-type="float" office:value="4.38599595658801" calcext:value-type="float">
            <text:p>4.38599595658801</text:p>
          </table:table-cell>
          <table:table-cell table:number-columns-repeated="2"/>
          <table:table-cell office:value-type="float" office:value="100.107129644641" calcext:value-type="float">
            <text:p>100.107129644641</text:p>
          </table:table-cell>
          <table:table-cell/>
          <table:table-cell office:value-type="float" office:value="-5.14918653265646" calcext:value-type="float">
            <text:p>-5.14918653265646</text:p>
          </table:table-cell>
          <table:table-cell/>
          <table:table-cell office:value-type="float" office:value="47018" calcext:value-type="float">
            <text:p>47018</text:p>
          </table:table-cell>
          <table:table-cell/>
          <table:table-cell office:value-type="float" office:value="3.48724065785216" calcext:value-type="float">
            <text:p>3.48724065785216</text:p>
          </table:table-cell>
        </table:table-row>
        <table:table-row table:style-name="ro1">
          <table:table-cell table:number-columns-repeated="2"/>
          <table:table-cell office:value-type="float" office:value="3.49459178329549" calcext:value-type="float">
            <text:p>3.49459178329549</text:p>
          </table:table-cell>
          <table:table-cell office:value-type="float" office:value="2.52508232892329" calcext:value-type="float">
            <text:p>2.52508232892329</text:p>
          </table:table-cell>
          <table:table-cell office:value-type="float" office:value="4.38982265546799" calcext:value-type="float">
            <text:p>4.38982265546799</text:p>
          </table:table-cell>
          <table:table-cell table:number-columns-repeated="2"/>
          <table:table-cell office:value-type="float" office:value="4.15424331448992" calcext:value-type="float">
            <text:p>4.15424331448992</text:p>
          </table:table-cell>
          <table:table-cell/>
          <table:table-cell office:value-type="float" office:value="-0.470033704117298" calcext:value-type="float">
            <text:p>-0.470033704117298</text:p>
          </table:table-cell>
          <table:table-cell/>
          <table:table-cell office:value-type="float" office:value="5394" calcext:value-type="float">
            <text:p>5394</text:p>
          </table:table-cell>
          <table:table-cell/>
          <table:table-cell office:value-type="float" office:value="3.49459178329549" calcext:value-type="float">
            <text:p>3.49459178329549</text:p>
          </table:table-cell>
        </table:table-row>
        <table:table-row table:style-name="ro1">
          <table:table-cell table:number-columns-repeated="2"/>
          <table:table-cell office:value-type="float" office:value="3.49996291359306" calcext:value-type="float">
            <text:p>3.49996291359306</text:p>
          </table:table-cell>
          <table:table-cell office:value-type="float" office:value="2.57289155674585" calcext:value-type="float">
            <text:p>2.57289155674585</text:p>
          </table:table-cell>
          <table:table-cell office:value-type="float" office:value="4.40632348376988" calcext:value-type="float">
            <text:p>4.40632348376988</text:p>
          </table:table-cell>
          <table:table-cell table:number-columns-repeated="2"/>
          <table:table-cell office:value-type="float" office:value="3.04382707253731" calcext:value-type="float">
            <text:p>3.04382707253731</text:p>
          </table:table-cell>
          <table:table-cell/>
          <table:table-cell office:value-type="float" office:value="-0.0689249641501817" calcext:value-type="float">
            <text:p>-0.068924964150182</text:p>
          </table:table-cell>
          <table:table-cell/>
          <table:table-cell office:value-type="float" office:value="2751" calcext:value-type="float">
            <text:p>2751</text:p>
          </table:table-cell>
          <table:table-cell/>
          <table:table-cell office:value-type="float" office:value="3.49996291359306" calcext:value-type="float">
            <text:p>3.49996291359306</text:p>
          </table:table-cell>
        </table:table-row>
        <table:table-row table:style-name="ro1">
          <table:table-cell table:number-columns-repeated="2"/>
          <table:table-cell office:value-type="float" office:value="3.50419780499909" calcext:value-type="float">
            <text:p>3.50419780499909</text:p>
          </table:table-cell>
          <table:table-cell office:value-type="float" office:value="2.57819338641715" calcext:value-type="float">
            <text:p>2.57819338641715</text:p>
          </table:table-cell>
          <table:table-cell office:value-type="float" office:value="4.4541150479282" calcext:value-type="float">
            <text:p>4.4541150479282</text:p>
          </table:table-cell>
          <table:table-cell table:number-columns-repeated="2"/>
          <table:table-cell office:value-type="float" office:value="2.32923444986339" calcext:value-type="float">
            <text:p>2.32923444986339</text:p>
          </table:table-cell>
          <table:table-cell/>
          <table:table-cell office:value-type="float" office:value="-0.283157278179151" calcext:value-type="float">
            <text:p>-0.283157278179151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float" office:value="3.50419780499909" calcext:value-type="float">
            <text:p>3.50419780499909</text:p>
          </table:table-cell>
        </table:table-row>
        <table:table-row table:style-name="ro1">
          <table:table-cell table:number-columns-repeated="2"/>
          <table:table-cell office:value-type="float" office:value="3.50431973785482" calcext:value-type="float">
            <text:p>3.50431973785482</text:p>
          </table:table-cell>
          <table:table-cell office:value-type="float" office:value="2.59814209409351" calcext:value-type="float">
            <text:p>2.59814209409351</text:p>
          </table:table-cell>
          <table:table-cell office:value-type="float" office:value="4.45687469421633" calcext:value-type="float">
            <text:p>4.45687469421633</text:p>
          </table:table-cell>
          <table:table-cell table:number-columns-repeated="2"/>
          <table:table-cell office:value-type="float" office:value="6.80017981755707" calcext:value-type="float">
            <text:p>6.80017981755707</text:p>
          </table:table-cell>
          <table:table-cell/>
          <table:table-cell office:value-type="float" office:value="0.0441726438204516" calcext:value-type="float">
            <text:p>0.044172643820452</text:p>
          </table:table-cell>
          <table:table-cell/>
          <table:table-cell office:value-type="float" office:value="6587" calcext:value-type="float">
            <text:p>6587</text:p>
          </table:table-cell>
          <table:table-cell/>
          <table:table-cell office:value-type="float" office:value="3.50431973785482" calcext:value-type="float">
            <text:p>3.50431973785482</text:p>
          </table:table-cell>
        </table:table-row>
        <table:table-row table:style-name="ro1">
          <table:table-cell table:number-columns-repeated="2"/>
          <table:table-cell office:value-type="float" office:value="3.51205231014415" calcext:value-type="float">
            <text:p>3.51205231014415</text:p>
          </table:table-cell>
          <table:table-cell office:value-type="float" office:value="2.60054993801378" calcext:value-type="float">
            <text:p>2.60054993801378</text:p>
          </table:table-cell>
          <table:table-cell office:value-type="float" office:value="4.4606681028274" calcext:value-type="float">
            <text:p>4.4606681028274</text:p>
          </table:table-cell>
          <table:table-cell table:number-columns-repeated="2"/>
          <table:table-cell office:value-type="float" office:value="1.85114638339107" calcext:value-type="float">
            <text:p>1.85114638339107</text:p>
          </table:table-cell>
          <table:table-cell/>
          <table:table-cell office:value-type="float" office:value="-0.101107225498377" calcext:value-type="float">
            <text:p>-0.101107225498377</text:p>
          </table:table-cell>
          <table:table-cell/>
          <table:table-cell office:value-type="float" office:value="2023" calcext:value-type="float">
            <text:p>2023</text:p>
          </table:table-cell>
          <table:table-cell/>
          <table:table-cell office:value-type="float" office:value="3.51205231014415" calcext:value-type="float">
            <text:p>3.51205231014415</text:p>
          </table:table-cell>
        </table:table-row>
        <table:table-row table:style-name="ro1">
          <table:table-cell table:number-columns-repeated="2"/>
          <table:table-cell office:value-type="float" office:value="3.51442990600595" calcext:value-type="float">
            <text:p>3.51442990600595</text:p>
          </table:table-cell>
          <table:table-cell office:value-type="float" office:value="2.61811570827401" calcext:value-type="float">
            <text:p>2.61811570827401</text:p>
          </table:table-cell>
          <table:table-cell office:value-type="float" office:value="4.47091838260997" calcext:value-type="float">
            <text:p>4.47091838260997</text:p>
          </table:table-cell>
          <table:table-cell table:number-columns-repeated="2"/>
          <table:table-cell office:value-type="float" office:value="0.249932834927198" calcext:value-type="float">
            <text:p>0.249932834927198</text:p>
          </table:table-cell>
          <table:table-cell/>
          <table:table-cell office:value-type="float" office:value="-0.274243603543274" calcext:value-type="float">
            <text:p>-0.274243603543274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3.51442990600595" calcext:value-type="float">
            <text:p>3.51442990600595</text:p>
          </table:table-cell>
        </table:table-row>
        <table:table-row table:style-name="ro1">
          <table:table-cell table:number-columns-repeated="2"/>
          <table:table-cell office:value-type="float" office:value="3.51549342073592" calcext:value-type="float">
            <text:p>3.51549342073592</text:p>
          </table:table-cell>
          <table:table-cell office:value-type="float" office:value="2.63690819113195" calcext:value-type="float">
            <text:p>2.63690819113195</text:p>
          </table:table-cell>
          <table:table-cell office:value-type="float" office:value="4.47380605262321" calcext:value-type="float">
            <text:p>4.47380605262321</text:p>
          </table:table-cell>
          <table:table-cell table:number-columns-repeated="2"/>
          <table:table-cell office:value-type="float" office:value="6.88765819623971" calcext:value-type="float">
            <text:p>6.88765819623971</text:p>
          </table:table-cell>
          <table:table-cell/>
          <table:table-cell office:value-type="float" office:value="-0.105455623049321" calcext:value-type="float">
            <text:p>-0.105455623049321</text:p>
          </table:table-cell>
          <table:table-cell/>
          <table:table-cell office:value-type="float" office:value="6248" calcext:value-type="float">
            <text:p>6248</text:p>
          </table:table-cell>
          <table:table-cell/>
          <table:table-cell office:value-type="float" office:value="3.51549342073592" calcext:value-type="float">
            <text:p>3.51549342073592</text:p>
          </table:table-cell>
        </table:table-row>
        <table:table-row table:style-name="ro1">
          <table:table-cell table:number-columns-repeated="2"/>
          <table:table-cell office:value-type="float" office:value="3.51645096591472" calcext:value-type="float">
            <text:p>3.51645096591472</text:p>
          </table:table-cell>
          <table:table-cell office:value-type="float" office:value="2.64001222561589" calcext:value-type="float">
            <text:p>2.64001222561589</text:p>
          </table:table-cell>
          <table:table-cell office:value-type="float" office:value="4.49865873269114" calcext:value-type="float">
            <text:p>4.49865873269114</text:p>
          </table:table-cell>
          <table:table-cell table:number-columns-repeated="2"/>
          <table:table-cell office:value-type="float" office:value="1.23713680986394" calcext:value-type="float">
            <text:p>1.23713680986394</text:p>
          </table:table-cell>
          <table:table-cell/>
          <table:table-cell office:value-type="float" office:value="0.245961531139702" calcext:value-type="float">
            <text:p>0.245961531139702</text:p>
          </table:table-cell>
          <table:table-cell/>
          <table:table-cell office:value-type="float" office:value="2547" calcext:value-type="float">
            <text:p>2547</text:p>
          </table:table-cell>
          <table:table-cell/>
          <table:table-cell office:value-type="float" office:value="3.51645096591472" calcext:value-type="float">
            <text:p>3.51645096591472</text:p>
          </table:table-cell>
        </table:table-row>
        <table:table-row table:style-name="ro1">
          <table:table-cell table:number-columns-repeated="2"/>
          <table:table-cell office:value-type="float" office:value="3.53462638536929" calcext:value-type="float">
            <text:p>3.53462638536929</text:p>
          </table:table-cell>
          <table:table-cell office:value-type="float" office:value="2.64229425832231" calcext:value-type="float">
            <text:p>2.64229425832231</text:p>
          </table:table-cell>
          <table:table-cell office:value-type="float" office:value="4.50341463242965" calcext:value-type="float">
            <text:p>4.50341463242965</text:p>
          </table:table-cell>
          <table:table-cell table:number-columns-repeated="2"/>
          <table:table-cell office:value-type="float" office:value="2.67121569498215" calcext:value-type="float">
            <text:p>2.67121569498215</text:p>
          </table:table-cell>
          <table:table-cell/>
          <table:table-cell office:value-type="float" office:value="-0.145719330674295" calcext:value-type="float">
            <text:p>-0.145719330674295</text:p>
          </table:table-cell>
          <table:table-cell/>
          <table:table-cell office:value-type="float" office:value="12300" calcext:value-type="float">
            <text:p>12300</text:p>
          </table:table-cell>
          <table:table-cell/>
          <table:table-cell office:value-type="float" office:value="3.53462638536929" calcext:value-type="float">
            <text:p>3.53462638536929</text:p>
          </table:table-cell>
        </table:table-row>
        <table:table-row table:style-name="ro1">
          <table:table-cell table:number-columns-repeated="2"/>
          <table:table-cell office:value-type="float" office:value="3.56343382945763" calcext:value-type="float">
            <text:p>3.56343382945763</text:p>
          </table:table-cell>
          <table:table-cell office:value-type="float" office:value="2.64465036637043" calcext:value-type="float">
            <text:p>2.64465036637043</text:p>
          </table:table-cell>
          <table:table-cell office:value-type="float" office:value="4.50455903765685" calcext:value-type="float">
            <text:p>4.50455903765685</text:p>
          </table:table-cell>
          <table:table-cell table:number-columns-repeated="2"/>
          <table:table-cell office:value-type="float" office:value="5.39538685059414" calcext:value-type="float">
            <text:p>5.39538685059414</text:p>
          </table:table-cell>
          <table:table-cell/>
          <table:table-cell office:value-type="float" office:value="-0.892614106630669" calcext:value-type="float">
            <text:p>-0.892614106630669</text:p>
          </table:table-cell>
          <table:table-cell/>
          <table:table-cell office:value-type="float" office:value="5080" calcext:value-type="float">
            <text:p>5080</text:p>
          </table:table-cell>
          <table:table-cell/>
          <table:table-cell office:value-type="float" office:value="3.56343382945763" calcext:value-type="float">
            <text:p>3.56343382945763</text:p>
          </table:table-cell>
        </table:table-row>
        <table:table-row table:style-name="ro1">
          <table:table-cell table:number-columns-repeated="2"/>
          <table:table-cell office:value-type="float" office:value="3.58506479212196" calcext:value-type="float">
            <text:p>3.58506479212196</text:p>
          </table:table-cell>
          <table:table-cell office:value-type="float" office:value="2.65057026754671" calcext:value-type="float">
            <text:p>2.65057026754671</text:p>
          </table:table-cell>
          <table:table-cell office:value-type="float" office:value="4.5104522974632" calcext:value-type="float">
            <text:p>4.5104522974632</text:p>
          </table:table-cell>
          <table:table-cell table:number-columns-repeated="2"/>
          <table:table-cell office:value-type="float" office:value="100.107009891121" calcext:value-type="float">
            <text:p>100.107009891121</text:p>
          </table:table-cell>
          <table:table-cell/>
          <table:table-cell office:value-type="float" office:value="-4.20615168848861" calcext:value-type="float">
            <text:p>-4.20615168848861</text:p>
          </table:table-cell>
          <table:table-cell/>
          <table:table-cell office:value-type="float" office:value="49391" calcext:value-type="float">
            <text:p>49391</text:p>
          </table:table-cell>
          <table:table-cell/>
          <table:table-cell office:value-type="float" office:value="3.58506479212196" calcext:value-type="float">
            <text:p>3.58506479212196</text:p>
          </table:table-cell>
        </table:table-row>
        <table:table-row table:style-name="ro1">
          <table:table-cell table:number-columns-repeated="2"/>
          <table:table-cell office:value-type="float" office:value="3.5945006635184" calcext:value-type="float">
            <text:p>3.5945006635184</text:p>
          </table:table-cell>
          <table:table-cell office:value-type="float" office:value="2.66090238891479" calcext:value-type="float">
            <text:p>2.66090238891479</text:p>
          </table:table-cell>
          <table:table-cell office:value-type="float" office:value="4.53520755225761" calcext:value-type="float">
            <text:p>4.53520755225761</text:p>
          </table:table-cell>
          <table:table-cell table:number-columns-repeated="2"/>
          <table:table-cell office:value-type="float" office:value="8.00856319416337" calcext:value-type="float">
            <text:p>8.00856319416337</text:p>
          </table:table-cell>
          <table:table-cell/>
          <table:table-cell office:value-type="float" office:value="-0.433874750350745" calcext:value-type="float">
            <text:p>-0.433874750350745</text:p>
          </table:table-cell>
          <table:table-cell/>
          <table:table-cell office:value-type="float" office:value="16974" calcext:value-type="float">
            <text:p>16974</text:p>
          </table:table-cell>
          <table:table-cell/>
          <table:table-cell office:value-type="float" office:value="3.5945006635184" calcext:value-type="float">
            <text:p>3.5945006635184</text:p>
          </table:table-cell>
        </table:table-row>
        <table:table-row table:style-name="ro1">
          <table:table-cell table:number-columns-repeated="2"/>
          <table:table-cell office:value-type="float" office:value="3.59533169680933" calcext:value-type="float">
            <text:p>3.59533169680933</text:p>
          </table:table-cell>
          <table:table-cell office:value-type="float" office:value="2.67247283700195" calcext:value-type="float">
            <text:p>2.67247283700195</text:p>
          </table:table-cell>
          <table:table-cell office:value-type="float" office:value="4.53813276053943" calcext:value-type="float">
            <text:p>4.53813276053943</text:p>
          </table:table-cell>
          <table:table-cell table:number-columns-repeated="2"/>
          <table:table-cell office:value-type="float" office:value="0.57024508557795" calcext:value-type="float">
            <text:p>0.57024508557795</text:p>
          </table:table-cell>
          <table:table-cell/>
          <table:table-cell office:value-type="float" office:value="-0.45370546091944" calcext:value-type="float">
            <text:p>-0.45370546091944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3.59533169680933" calcext:value-type="float">
            <text:p>3.59533169680933</text:p>
          </table:table-cell>
        </table:table-row>
        <table:table-row table:style-name="ro1">
          <table:table-cell table:number-columns-repeated="2"/>
          <table:table-cell office:value-type="float" office:value="3.60447356745476" calcext:value-type="float">
            <text:p>3.60447356745476</text:p>
          </table:table-cell>
          <table:table-cell office:value-type="float" office:value="2.68732737907717" calcext:value-type="float">
            <text:p>2.68732737907717</text:p>
          </table:table-cell>
          <table:table-cell office:value-type="float" office:value="4.54104901043092" calcext:value-type="float">
            <text:p>4.54104901043092</text:p>
          </table:table-cell>
          <table:table-cell table:number-columns-repeated="2"/>
          <table:table-cell office:value-type="float" office:value="2.2985099913128" calcext:value-type="float">
            <text:p>2.2985099913128</text:p>
          </table:table-cell>
          <table:table-cell/>
          <table:table-cell office:value-type="float" office:value="0.449774860137067" calcext:value-type="float">
            <text:p>0.449774860137067</text:p>
          </table:table-cell>
          <table:table-cell/>
          <table:table-cell office:value-type="float" office:value="2954" calcext:value-type="float">
            <text:p>2954</text:p>
          </table:table-cell>
          <table:table-cell/>
          <table:table-cell office:value-type="float" office:value="3.60447356745476" calcext:value-type="float">
            <text:p>3.60447356745476</text:p>
          </table:table-cell>
        </table:table-row>
        <table:table-row table:style-name="ro1">
          <table:table-cell table:number-columns-repeated="2"/>
          <table:table-cell office:value-type="float" office:value="3.61187646620991" calcext:value-type="float">
            <text:p>3.61187646620991</text:p>
          </table:table-cell>
          <table:table-cell office:value-type="float" office:value="2.68817917534901" calcext:value-type="float">
            <text:p>2.68817917534901</text:p>
          </table:table-cell>
          <table:table-cell office:value-type="float" office:value="4.5438964869912" calcext:value-type="float">
            <text:p>4.5438964869912</text:p>
          </table:table-cell>
          <table:table-cell table:number-columns-repeated="2"/>
          <table:table-cell office:value-type="float" office:value="98.1192688589233" calcext:value-type="float">
            <text:p>98.1192688589233</text:p>
          </table:table-cell>
          <table:table-cell/>
          <table:table-cell office:value-type="float" office:value="-3.33829268931639" calcext:value-type="float">
            <text:p>-3.3382926893163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61187646620991" calcext:value-type="float">
            <text:p>3.61187646620991</text:p>
          </table:table-cell>
        </table:table-row>
        <table:table-row table:style-name="ro1">
          <table:table-cell table:number-columns-repeated="2"/>
          <table:table-cell office:value-type="float" office:value="3.61872531945448" calcext:value-type="float">
            <text:p>3.61872531945448</text:p>
          </table:table-cell>
          <table:table-cell office:value-type="float" office:value="2.70699887460227" calcext:value-type="float">
            <text:p>2.70699887460227</text:p>
          </table:table-cell>
          <table:table-cell office:value-type="float" office:value="4.54414606041732" calcext:value-type="float">
            <text:p>4.54414606041732</text:p>
          </table:table-cell>
          <table:table-cell table:number-columns-repeated="2"/>
          <table:table-cell office:value-type="float" office:value="2.4749842641239" calcext:value-type="float">
            <text:p>2.4749842641239</text:p>
          </table:table-cell>
          <table:table-cell/>
          <table:table-cell office:value-type="float" office:value="-0.629386298772675" calcext:value-type="float">
            <text:p>-0.629386298772675</text:p>
          </table:table-cell>
          <table:table-cell/>
          <table:table-cell office:value-type="float" office:value="2662" calcext:value-type="float">
            <text:p>2662</text:p>
          </table:table-cell>
          <table:table-cell/>
          <table:table-cell office:value-type="float" office:value="3.61872531945448" calcext:value-type="float">
            <text:p>3.61872531945448</text:p>
          </table:table-cell>
        </table:table-row>
        <table:table-row table:style-name="ro1">
          <table:table-cell table:number-columns-repeated="2"/>
          <table:table-cell office:value-type="float" office:value="3.62318096866493" calcext:value-type="float">
            <text:p>3.62318096866493</text:p>
          </table:table-cell>
          <table:table-cell office:value-type="float" office:value="2.72732936717617" calcext:value-type="float">
            <text:p>2.72732936717617</text:p>
          </table:table-cell>
          <table:table-cell office:value-type="float" office:value="4.54658809718848" calcext:value-type="float">
            <text:p>4.54658809718848</text:p>
          </table:table-cell>
          <table:table-cell table:number-columns-repeated="2"/>
          <table:table-cell office:value-type="float" office:value="3.88696098995858" calcext:value-type="float">
            <text:p>3.88696098995858</text:p>
          </table:table-cell>
          <table:table-cell/>
          <table:table-cell office:value-type="float" office:value="0.208667762510392" calcext:value-type="float">
            <text:p>0.208667762510392</text:p>
          </table:table-cell>
          <table:table-cell/>
          <table:table-cell office:value-type="float" office:value="3417" calcext:value-type="float">
            <text:p>3417</text:p>
          </table:table-cell>
          <table:table-cell/>
          <table:table-cell office:value-type="float" office:value="3.62318096866493" calcext:value-type="float">
            <text:p>3.62318096866493</text:p>
          </table:table-cell>
        </table:table-row>
        <table:table-row table:style-name="ro1">
          <table:table-cell table:number-columns-repeated="2"/>
          <table:table-cell office:value-type="float" office:value="3.62322330137851" calcext:value-type="float">
            <text:p>3.62322330137851</text:p>
          </table:table-cell>
          <table:table-cell office:value-type="float" office:value="2.72883924073837" calcext:value-type="float">
            <text:p>2.72883924073837</text:p>
          </table:table-cell>
          <table:table-cell office:value-type="float" office:value="4.5515604669533" calcext:value-type="float">
            <text:p>4.5515604669533</text:p>
          </table:table-cell>
          <table:table-cell table:number-columns-repeated="2"/>
          <table:table-cell office:value-type="float" office:value="1.24111728854081" calcext:value-type="float">
            <text:p>1.24111728854081</text:p>
          </table:table-cell>
          <table:table-cell/>
          <table:table-cell office:value-type="float" office:value="-0.148551069726881" calcext:value-type="float">
            <text:p>-0.14855106972688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62322330137851" calcext:value-type="float">
            <text:p>3.62322330137851</text:p>
          </table:table-cell>
        </table:table-row>
        <table:table-row table:style-name="ro1">
          <table:table-cell table:number-columns-repeated="2"/>
          <table:table-cell office:value-type="float" office:value="3.62720530334753" calcext:value-type="float">
            <text:p>3.62720530334753</text:p>
          </table:table-cell>
          <table:table-cell office:value-type="float" office:value="2.74342987187439" calcext:value-type="float">
            <text:p>2.74342987187439</text:p>
          </table:table-cell>
          <table:table-cell office:value-type="float" office:value="4.56440823204781" calcext:value-type="float">
            <text:p>4.56440823204781</text:p>
          </table:table-cell>
          <table:table-cell table:number-columns-repeated="2"/>
          <table:table-cell office:value-type="float" office:value="7.39549708541668" calcext:value-type="float">
            <text:p>7.39549708541668</text:p>
          </table:table-cell>
          <table:table-cell/>
          <table:table-cell office:value-type="float" office:value="0.383802469417124" calcext:value-type="float">
            <text:p>0.383802469417124</text:p>
          </table:table-cell>
          <table:table-cell/>
          <table:table-cell office:value-type="float" office:value="8030" calcext:value-type="float">
            <text:p>8030</text:p>
          </table:table-cell>
          <table:table-cell/>
          <table:table-cell office:value-type="float" office:value="3.62720530334753" calcext:value-type="float">
            <text:p>3.62720530334753</text:p>
          </table:table-cell>
        </table:table-row>
        <table:table-row table:style-name="ro1">
          <table:table-cell table:number-columns-repeated="2"/>
          <table:table-cell office:value-type="float" office:value="3.63920732565367" calcext:value-type="float">
            <text:p>3.63920732565367</text:p>
          </table:table-cell>
          <table:table-cell office:value-type="float" office:value="2.75221905460561" calcext:value-type="float">
            <text:p>2.75221905460561</text:p>
          </table:table-cell>
          <table:table-cell office:value-type="float" office:value="4.66865422171006" calcext:value-type="float">
            <text:p>4.66865422171006</text:p>
          </table:table-cell>
          <table:table-cell table:number-columns-repeated="2"/>
          <table:table-cell office:value-type="float" office:value="1.39534449157939" calcext:value-type="float">
            <text:p>1.39534449157939</text:p>
          </table:table-cell>
          <table:table-cell/>
          <table:table-cell office:value-type="float" office:value="0.0712002264665279" calcext:value-type="float">
            <text:p>0.071200226466528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.63920732565367" calcext:value-type="float">
            <text:p>3.63920732565367</text:p>
          </table:table-cell>
        </table:table-row>
        <table:table-row table:style-name="ro1">
          <table:table-cell table:number-columns-repeated="2"/>
          <table:table-cell office:value-type="float" office:value="3.64205117069506" calcext:value-type="float">
            <text:p>3.64205117069506</text:p>
          </table:table-cell>
          <table:table-cell office:value-type="float" office:value="2.76102198011627" calcext:value-type="float">
            <text:p>2.76102198011627</text:p>
          </table:table-cell>
          <table:table-cell office:value-type="float" office:value="4.72911734202292" calcext:value-type="float">
            <text:p>4.72911734202292</text:p>
          </table:table-cell>
          <table:table-cell table:number-columns-repeated="2"/>
          <table:table-cell office:value-type="float" office:value="2.27151151926281" calcext:value-type="float">
            <text:p>2.27151151926281</text:p>
          </table:table-cell>
          <table:table-cell/>
          <table:table-cell office:value-type="float" office:value="-0.194304470559292" calcext:value-type="float">
            <text:p>-0.194304470559292</text:p>
          </table:table-cell>
          <table:table-cell/>
          <table:table-cell office:value-type="float" office:value="2284" calcext:value-type="float">
            <text:p>2284</text:p>
          </table:table-cell>
          <table:table-cell/>
          <table:table-cell office:value-type="float" office:value="3.64205117069506" calcext:value-type="float">
            <text:p>3.64205117069506</text:p>
          </table:table-cell>
        </table:table-row>
        <table:table-row table:style-name="ro1">
          <table:table-cell table:number-columns-repeated="2"/>
          <table:table-cell office:value-type="float" office:value="3.64394164241393" calcext:value-type="float">
            <text:p>3.64394164241393</text:p>
          </table:table-cell>
          <table:table-cell office:value-type="float" office:value="2.7650703816037" calcext:value-type="float">
            <text:p>2.7650703816037</text:p>
          </table:table-cell>
          <table:table-cell office:value-type="float" office:value="4.74947716304693" calcext:value-type="float">
            <text:p>4.74947716304693</text:p>
          </table:table-cell>
          <table:table-cell table:number-columns-repeated="2"/>
          <table:table-cell office:value-type="float" office:value="1.7564477115319" calcext:value-type="float">
            <text:p>1.7564477115319</text:p>
          </table:table-cell>
          <table:table-cell/>
          <table:table-cell office:value-type="float" office:value="0.529018651362039" calcext:value-type="float">
            <text:p>0.529018651362039</text:p>
          </table:table-cell>
          <table:table-cell/>
          <table:table-cell office:value-type="float" office:value="1760" calcext:value-type="float">
            <text:p>1760</text:p>
          </table:table-cell>
          <table:table-cell/>
          <table:table-cell office:value-type="float" office:value="3.64394164241393" calcext:value-type="float">
            <text:p>3.64394164241393</text:p>
          </table:table-cell>
        </table:table-row>
        <table:table-row table:style-name="ro1">
          <table:table-cell table:number-columns-repeated="2"/>
          <table:table-cell office:value-type="float" office:value="3.64915612863186" calcext:value-type="float">
            <text:p>3.64915612863186</text:p>
          </table:table-cell>
          <table:table-cell office:value-type="float" office:value="2.76997975719986" calcext:value-type="float">
            <text:p>2.76997975719986</text:p>
          </table:table-cell>
          <table:table-cell office:value-type="float" office:value="4.76553880388472" calcext:value-type="float">
            <text:p>4.76553880388472</text:p>
          </table:table-cell>
          <table:table-cell table:number-columns-repeated="2"/>
          <table:table-cell office:value-type="float" office:value="100.105913985774" calcext:value-type="float">
            <text:p>100.105913985774</text:p>
          </table:table-cell>
          <table:table-cell/>
          <table:table-cell office:value-type="float" office:value="-8.24938826539596" calcext:value-type="float">
            <text:p>-8.24938826539596</text:p>
          </table:table-cell>
          <table:table-cell/>
          <table:table-cell office:value-type="float" office:value="46894" calcext:value-type="float">
            <text:p>46894</text:p>
          </table:table-cell>
          <table:table-cell/>
          <table:table-cell office:value-type="float" office:value="3.64915612863186" calcext:value-type="float">
            <text:p>3.64915612863186</text:p>
          </table:table-cell>
        </table:table-row>
        <table:table-row table:style-name="ro1">
          <table:table-cell table:number-columns-repeated="2"/>
          <table:table-cell office:value-type="float" office:value="3.65711821104074" calcext:value-type="float">
            <text:p>3.65711821104074</text:p>
          </table:table-cell>
          <table:table-cell office:value-type="float" office:value="2.7781573839057" calcext:value-type="float">
            <text:p>2.7781573839057</text:p>
          </table:table-cell>
          <table:table-cell office:value-type="float" office:value="4.7682274628817" calcext:value-type="float">
            <text:p>4.7682274628817</text:p>
          </table:table-cell>
          <table:table-cell table:number-columns-repeated="2"/>
          <table:table-cell office:value-type="float" office:value="1.21756146888037" calcext:value-type="float">
            <text:p>1.21756146888037</text:p>
          </table:table-cell>
          <table:table-cell/>
          <table:table-cell office:value-type="float" office:value="0.129187562312576" calcext:value-type="float">
            <text:p>0.129187562312576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3.65711821104074" calcext:value-type="float">
            <text:p>3.65711821104074</text:p>
          </table:table-cell>
        </table:table-row>
        <table:table-row table:style-name="ro1">
          <table:table-cell table:number-columns-repeated="2"/>
          <table:table-cell office:value-type="float" office:value="3.66401129963149" calcext:value-type="float">
            <text:p>3.66401129963149</text:p>
          </table:table-cell>
          <table:table-cell office:value-type="float" office:value="2.78195051736951" calcext:value-type="float">
            <text:p>2.78195051736951</text:p>
          </table:table-cell>
          <table:table-cell office:value-type="float" office:value="4.78922230126462" calcext:value-type="float">
            <text:p>4.78922230126462</text:p>
          </table:table-cell>
          <table:table-cell table:number-columns-repeated="2"/>
          <table:table-cell office:value-type="float" office:value="93.4202203057795" calcext:value-type="float">
            <text:p>93.4202203057795</text:p>
          </table:table-cell>
          <table:table-cell/>
          <table:table-cell office:value-type="float" office:value="-3.07145414245091" calcext:value-type="float">
            <text:p>-3.0714541424509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66401129963149" calcext:value-type="float">
            <text:p>3.66401129963149</text:p>
          </table:table-cell>
        </table:table-row>
        <table:table-row table:style-name="ro1">
          <table:table-cell table:number-columns-repeated="2"/>
          <table:table-cell office:value-type="float" office:value="3.66413708100121" calcext:value-type="float">
            <text:p>3.66413708100121</text:p>
          </table:table-cell>
          <table:table-cell office:value-type="float" office:value="2.78709463640118" calcext:value-type="float">
            <text:p>2.78709463640118</text:p>
          </table:table-cell>
          <table:table-cell office:value-type="float" office:value="4.82500405056093" calcext:value-type="float">
            <text:p>4.82500405056093</text:p>
          </table:table-cell>
          <table:table-cell table:number-columns-repeated="2"/>
          <table:table-cell office:value-type="float" office:value="2.226109135068" calcext:value-type="float">
            <text:p>2.226109135068</text:p>
          </table:table-cell>
          <table:table-cell/>
          <table:table-cell office:value-type="float" office:value="0.150348145472731" calcext:value-type="float">
            <text:p>0.150348145472731</text:p>
          </table:table-cell>
          <table:table-cell/>
          <table:table-cell office:value-type="float" office:value="1650" calcext:value-type="float">
            <text:p>1650</text:p>
          </table:table-cell>
          <table:table-cell/>
          <table:table-cell office:value-type="float" office:value="3.66413708100121" calcext:value-type="float">
            <text:p>3.66413708100121</text:p>
          </table:table-cell>
        </table:table-row>
        <table:table-row table:style-name="ro1">
          <table:table-cell table:number-columns-repeated="2"/>
          <table:table-cell office:value-type="float" office:value="3.66629369026324" calcext:value-type="float">
            <text:p>3.66629369026324</text:p>
          </table:table-cell>
          <table:table-cell office:value-type="float" office:value="2.78933080254978" calcext:value-type="float">
            <text:p>2.78933080254978</text:p>
          </table:table-cell>
          <table:table-cell office:value-type="float" office:value="4.84945139097622" calcext:value-type="float">
            <text:p>4.84945139097622</text:p>
          </table:table-cell>
          <table:table-cell table:number-columns-repeated="2"/>
          <table:table-cell office:value-type="float" office:value="6.35337744845627" calcext:value-type="float">
            <text:p>6.35337744845627</text:p>
          </table:table-cell>
          <table:table-cell/>
          <table:table-cell office:value-type="float" office:value="0.0890293836826734" calcext:value-type="float">
            <text:p>0.089029383682673</text:p>
          </table:table-cell>
          <table:table-cell/>
          <table:table-cell office:value-type="float" office:value="4734" calcext:value-type="float">
            <text:p>4734</text:p>
          </table:table-cell>
          <table:table-cell/>
          <table:table-cell office:value-type="float" office:value="3.66629369026324" calcext:value-type="float">
            <text:p>3.66629369026324</text:p>
          </table:table-cell>
        </table:table-row>
        <table:table-row table:style-name="ro1">
          <table:table-cell table:number-columns-repeated="2"/>
          <table:table-cell office:value-type="float" office:value="3.66721795292048" calcext:value-type="float">
            <text:p>3.66721795292048</text:p>
          </table:table-cell>
          <table:table-cell office:value-type="float" office:value="2.8089119724636" calcext:value-type="float">
            <text:p>2.8089119724636</text:p>
          </table:table-cell>
          <table:table-cell office:value-type="float" office:value="4.86036841760087" calcext:value-type="float">
            <text:p>4.86036841760087</text:p>
          </table:table-cell>
          <table:table-cell table:number-columns-repeated="2"/>
          <table:table-cell office:value-type="float" office:value="5.65066086259903" calcext:value-type="float">
            <text:p>5.65066086259903</text:p>
          </table:table-cell>
          <table:table-cell/>
          <table:table-cell office:value-type="float" office:value="-0.618249210042135" calcext:value-type="float">
            <text:p>-0.618249210042135</text:p>
          </table:table-cell>
          <table:table-cell/>
          <table:table-cell office:value-type="float" office:value="19614" calcext:value-type="float">
            <text:p>19614</text:p>
          </table:table-cell>
          <table:table-cell/>
          <table:table-cell office:value-type="float" office:value="3.66721795292048" calcext:value-type="float">
            <text:p>3.66721795292048</text:p>
          </table:table-cell>
        </table:table-row>
        <table:table-row table:style-name="ro1">
          <table:table-cell table:number-columns-repeated="2"/>
          <table:table-cell office:value-type="float" office:value="3.67009655488656" calcext:value-type="float">
            <text:p>3.67009655488656</text:p>
          </table:table-cell>
          <table:table-cell office:value-type="float" office:value="2.83964548515719" calcext:value-type="float">
            <text:p>2.83964548515719</text:p>
          </table:table-cell>
          <table:table-cell office:value-type="float" office:value="4.90616007147069" calcext:value-type="float">
            <text:p>4.90616007147069</text:p>
          </table:table-cell>
          <table:table-cell table:number-columns-repeated="2"/>
          <table:table-cell office:value-type="float" office:value="3.64205117069506" calcext:value-type="float">
            <text:p>3.64205117069506</text:p>
          </table:table-cell>
          <table:table-cell/>
          <table:table-cell office:value-type="float" office:value="-0.272290103947391" calcext:value-type="float">
            <text:p>-0.272290103947391</text:p>
          </table:table-cell>
          <table:table-cell/>
          <table:table-cell office:value-type="float" office:value="37787" calcext:value-type="float">
            <text:p>37787</text:p>
          </table:table-cell>
          <table:table-cell/>
          <table:table-cell office:value-type="float" office:value="3.67009655488656" calcext:value-type="float">
            <text:p>3.67009655488656</text:p>
          </table:table-cell>
        </table:table-row>
        <table:table-row table:style-name="ro1">
          <table:table-cell table:number-columns-repeated="2"/>
          <table:table-cell office:value-type="float" office:value="3.6727535688594" calcext:value-type="float">
            <text:p>3.6727535688594</text:p>
          </table:table-cell>
          <table:table-cell office:value-type="float" office:value="2.84082736367504" calcext:value-type="float">
            <text:p>2.84082736367504</text:p>
          </table:table-cell>
          <table:table-cell office:value-type="float" office:value="4.93669647750994" calcext:value-type="float">
            <text:p>4.93669647750994</text:p>
          </table:table-cell>
          <table:table-cell table:number-columns-repeated="2"/>
          <table:table-cell office:value-type="float" office:value="100.103530680597" calcext:value-type="float">
            <text:p>100.103530680597</text:p>
          </table:table-cell>
          <table:table-cell/>
          <table:table-cell office:value-type="float" office:value="-6.98966021099144" calcext:value-type="float">
            <text:p>-6.98966021099144</text:p>
          </table:table-cell>
          <table:table-cell/>
          <table:table-cell office:value-type="float" office:value="47229" calcext:value-type="float">
            <text:p>47229</text:p>
          </table:table-cell>
          <table:table-cell/>
          <table:table-cell office:value-type="float" office:value="3.6727535688594" calcext:value-type="float">
            <text:p>3.6727535688594</text:p>
          </table:table-cell>
        </table:table-row>
        <table:table-row table:style-name="ro1">
          <table:table-cell table:number-columns-repeated="2"/>
          <table:table-cell office:value-type="float" office:value="3.6799805538694" calcext:value-type="float">
            <text:p>3.6799805538694</text:p>
          </table:table-cell>
          <table:table-cell office:value-type="float" office:value="2.8861613186356" calcext:value-type="float">
            <text:p>2.8861613186356</text:p>
          </table:table-cell>
          <table:table-cell office:value-type="float" office:value="4.94277385781183" calcext:value-type="float">
            <text:p>4.94277385781183</text:p>
          </table:table-cell>
          <table:table-cell table:number-columns-repeated="2"/>
          <table:table-cell office:value-type="float" office:value="2.16525092116588" calcext:value-type="float">
            <text:p>2.16525092116588</text:p>
          </table:table-cell>
          <table:table-cell/>
          <table:table-cell office:value-type="float" office:value="-0.117351172573971" calcext:value-type="float">
            <text:p>-0.11735117257397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6799805538694" calcext:value-type="float">
            <text:p>3.6799805538694</text:p>
          </table:table-cell>
        </table:table-row>
        <table:table-row table:style-name="ro1">
          <table:table-cell table:number-columns-repeated="2"/>
          <table:table-cell office:value-type="float" office:value="3.68478514658514" calcext:value-type="float">
            <text:p>3.68478514658514</text:p>
          </table:table-cell>
          <table:table-cell office:value-type="float" office:value="2.88849649765284" calcext:value-type="float">
            <text:p>2.88849649765284</text:p>
          </table:table-cell>
          <table:table-cell office:value-type="float" office:value="4.95427579368476" calcext:value-type="float">
            <text:p>4.95427579368476</text:p>
          </table:table-cell>
          <table:table-cell table:number-columns-repeated="2"/>
          <table:table-cell office:value-type="float" office:value="100.091324531095" calcext:value-type="float">
            <text:p>100.091324531095</text:p>
          </table:table-cell>
          <table:table-cell/>
          <table:table-cell office:value-type="float" office:value="-7.602056818818" calcext:value-type="float">
            <text:p>-7.602056818818</text:p>
          </table:table-cell>
          <table:table-cell/>
          <table:table-cell office:value-type="float" office:value="46074" calcext:value-type="float">
            <text:p>46074</text:p>
          </table:table-cell>
          <table:table-cell/>
          <table:table-cell office:value-type="float" office:value="3.68478514658514" calcext:value-type="float">
            <text:p>3.68478514658514</text:p>
          </table:table-cell>
        </table:table-row>
        <table:table-row table:style-name="ro1">
          <table:table-cell table:number-columns-repeated="2"/>
          <table:table-cell office:value-type="float" office:value="3.69063759122666" calcext:value-type="float">
            <text:p>3.69063759122666</text:p>
          </table:table-cell>
          <table:table-cell office:value-type="float" office:value="2.89601575577485" calcext:value-type="float">
            <text:p>2.89601575577485</text:p>
          </table:table-cell>
          <table:table-cell office:value-type="float" office:value="4.98673013303472" calcext:value-type="float">
            <text:p>4.98673013303472</text:p>
          </table:table-cell>
          <table:table-cell table:number-columns-repeated="2"/>
          <table:table-cell office:value-type="float" office:value="6.10941251935349" calcext:value-type="float">
            <text:p>6.10941251935349</text:p>
          </table:table-cell>
          <table:table-cell/>
          <table:table-cell office:value-type="float" office:value="-0.645142228355321" calcext:value-type="float">
            <text:p>-0.645142228355321</text:p>
          </table:table-cell>
          <table:table-cell/>
          <table:table-cell office:value-type="float" office:value="4871" calcext:value-type="float">
            <text:p>4871</text:p>
          </table:table-cell>
          <table:table-cell/>
          <table:table-cell office:value-type="float" office:value="3.69063759122666" calcext:value-type="float">
            <text:p>3.69063759122666</text:p>
          </table:table-cell>
        </table:table-row>
        <table:table-row table:style-name="ro1">
          <table:table-cell table:number-columns-repeated="2"/>
          <table:table-cell office:value-type="float" office:value="3.69810492030672" calcext:value-type="float">
            <text:p>3.69810492030672</text:p>
          </table:table-cell>
          <table:table-cell office:value-type="float" office:value="2.89940946338309" calcext:value-type="float">
            <text:p>2.89940946338309</text:p>
          </table:table-cell>
          <table:table-cell office:value-type="float" office:value="4.9913221604403" calcext:value-type="float">
            <text:p>4.9913221604403</text:p>
          </table:table-cell>
          <table:table-cell table:number-columns-repeated="2"/>
          <table:table-cell office:value-type="float" office:value="3.66629369026324" calcext:value-type="float">
            <text:p>3.66629369026324</text:p>
          </table:table-cell>
          <table:table-cell/>
          <table:table-cell office:value-type="float" office:value="0.096030385496735" calcext:value-type="float">
            <text:p>0.096030385496735</text:p>
          </table:table-cell>
          <table:table-cell/>
          <table:table-cell office:value-type="float" office:value="4343" calcext:value-type="float">
            <text:p>4343</text:p>
          </table:table-cell>
          <table:table-cell/>
          <table:table-cell office:value-type="float" office:value="3.69810492030672" calcext:value-type="float">
            <text:p>3.69810492030672</text:p>
          </table:table-cell>
        </table:table-row>
        <table:table-row table:style-name="ro1">
          <table:table-cell table:number-columns-repeated="2"/>
          <table:table-cell office:value-type="float" office:value="3.70765176024384" calcext:value-type="float">
            <text:p>3.70765176024384</text:p>
          </table:table-cell>
          <table:table-cell office:value-type="float" office:value="2.90007016181796" calcext:value-type="float">
            <text:p>2.90007016181796</text:p>
          </table:table-cell>
          <table:table-cell office:value-type="float" office:value="5.00416334486342" calcext:value-type="float">
            <text:p>5.00416334486342</text:p>
          </table:table-cell>
          <table:table-cell table:number-columns-repeated="2"/>
          <table:table-cell office:value-type="float" office:value="5.12169528827229" calcext:value-type="float">
            <text:p>5.12169528827229</text:p>
          </table:table-cell>
          <table:table-cell/>
          <table:table-cell office:value-type="float" office:value="-1.33694319363347" calcext:value-type="float">
            <text:p>-1.33694319363347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3.70765176024384" calcext:value-type="float">
            <text:p>3.70765176024384</text:p>
          </table:table-cell>
        </table:table-row>
        <table:table-row table:style-name="ro1">
          <table:table-cell table:number-columns-repeated="2"/>
          <table:table-cell office:value-type="float" office:value="3.72432243291799" calcext:value-type="float">
            <text:p>3.72432243291799</text:p>
          </table:table-cell>
          <table:table-cell office:value-type="float" office:value="2.91303426732703" calcext:value-type="float">
            <text:p>2.91303426732703</text:p>
          </table:table-cell>
          <table:table-cell office:value-type="float" office:value="5.00895767603532" calcext:value-type="float">
            <text:p>5.00895767603532</text:p>
          </table:table-cell>
          <table:table-cell table:number-columns-repeated="2"/>
          <table:table-cell office:value-type="float" office:value="4.13292850355133" calcext:value-type="float">
            <text:p>4.13292850355133</text:p>
          </table:table-cell>
          <table:table-cell/>
          <table:table-cell office:value-type="float" office:value="0.0816575129685267" calcext:value-type="float">
            <text:p>0.081657512968527</text:p>
          </table:table-cell>
          <table:table-cell/>
          <table:table-cell office:value-type="float" office:value="3951" calcext:value-type="float">
            <text:p>3951</text:p>
          </table:table-cell>
          <table:table-cell/>
          <table:table-cell office:value-type="float" office:value="3.72432243291799" calcext:value-type="float">
            <text:p>3.72432243291799</text:p>
          </table:table-cell>
        </table:table-row>
        <table:table-row table:style-name="ro1">
          <table:table-cell table:number-columns-repeated="2"/>
          <table:table-cell office:value-type="float" office:value="3.72582029226365" calcext:value-type="float">
            <text:p>3.72582029226365</text:p>
          </table:table-cell>
          <table:table-cell office:value-type="float" office:value="2.91502728443391" calcext:value-type="float">
            <text:p>2.91502728443391</text:p>
          </table:table-cell>
          <table:table-cell office:value-type="float" office:value="5.03862877457549" calcext:value-type="float">
            <text:p>5.03862877457549</text:p>
          </table:table-cell>
          <table:table-cell table:number-columns-repeated="2"/>
          <table:table-cell office:value-type="float" office:value="5.32815154968991" calcext:value-type="float">
            <text:p>5.32815154968991</text:p>
          </table:table-cell>
          <table:table-cell/>
          <table:table-cell office:value-type="float" office:value="-0.0447719369314009" calcext:value-type="float">
            <text:p>-0.044771936931401</text:p>
          </table:table-cell>
          <table:table-cell/>
          <table:table-cell office:value-type="float" office:value="6283" calcext:value-type="float">
            <text:p>6283</text:p>
          </table:table-cell>
          <table:table-cell/>
          <table:table-cell office:value-type="float" office:value="3.72582029226365" calcext:value-type="float">
            <text:p>3.72582029226365</text:p>
          </table:table-cell>
        </table:table-row>
        <table:table-row table:style-name="ro1">
          <table:table-cell table:number-columns-repeated="2"/>
          <table:table-cell office:value-type="float" office:value="3.72610729988813" calcext:value-type="float">
            <text:p>3.72610729988813</text:p>
          </table:table-cell>
          <table:table-cell office:value-type="float" office:value="2.91817071689194" calcext:value-type="float">
            <text:p>2.91817071689194</text:p>
          </table:table-cell>
          <table:table-cell office:value-type="float" office:value="5.04861591524975" calcext:value-type="float">
            <text:p>5.04861591524975</text:p>
          </table:table-cell>
          <table:table-cell table:number-columns-repeated="2"/>
          <table:table-cell office:value-type="float" office:value="2.73792119169708" calcext:value-type="float">
            <text:p>2.73792119169708</text:p>
          </table:table-cell>
          <table:table-cell/>
          <table:table-cell office:value-type="float" office:value="-0.195387103404488" calcext:value-type="float">
            <text:p>-0.195387103404488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3.72610729988813" calcext:value-type="float">
            <text:p>3.72610729988813</text:p>
          </table:table-cell>
        </table:table-row>
        <table:table-row table:style-name="ro1">
          <table:table-cell table:number-columns-repeated="2"/>
          <table:table-cell office:value-type="float" office:value="3.72743655085454" calcext:value-type="float">
            <text:p>3.72743655085454</text:p>
          </table:table-cell>
          <table:table-cell office:value-type="float" office:value="2.9189011034785" calcext:value-type="float">
            <text:p>2.9189011034785</text:p>
          </table:table-cell>
          <table:table-cell office:value-type="float" office:value="5.07950595108182" calcext:value-type="float">
            <text:p>5.07950595108182</text:p>
          </table:table-cell>
          <table:table-cell table:number-columns-repeated="2"/>
          <table:table-cell office:value-type="float" office:value="1.11280581252669" calcext:value-type="float">
            <text:p>1.11280581252669</text:p>
          </table:table-cell>
          <table:table-cell/>
          <table:table-cell office:value-type="float" office:value="0.00767836754024359" calcext:value-type="float">
            <text:p>0.007678367540244</text:p>
          </table:table-cell>
          <table:table-cell/>
          <table:table-cell office:value-type="float" office:value="3135" calcext:value-type="float">
            <text:p>3135</text:p>
          </table:table-cell>
          <table:table-cell/>
          <table:table-cell office:value-type="float" office:value="3.72743655085454" calcext:value-type="float">
            <text:p>3.72743655085454</text:p>
          </table:table-cell>
        </table:table-row>
        <table:table-row table:style-name="ro1">
          <table:table-cell table:number-columns-repeated="2"/>
          <table:table-cell office:value-type="float" office:value="3.72816956275361" calcext:value-type="float">
            <text:p>3.72816956275361</text:p>
          </table:table-cell>
          <table:table-cell office:value-type="float" office:value="2.91921372069843" calcext:value-type="float">
            <text:p>2.91921372069843</text:p>
          </table:table-cell>
          <table:table-cell office:value-type="float" office:value="5.10243853388095" calcext:value-type="float">
            <text:p>5.10243853388095</text:p>
          </table:table-cell>
          <table:table-cell table:number-columns-repeated="2"/>
          <table:table-cell office:value-type="float" office:value="1.30275668960404" calcext:value-type="float">
            <text:p>1.30275668960404</text:p>
          </table:table-cell>
          <table:table-cell/>
          <table:table-cell office:value-type="float" office:value="-0.19116357487424" calcext:value-type="float">
            <text:p>-0.19116357487424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3.72816956275361" calcext:value-type="float">
            <text:p>3.72816956275361</text:p>
          </table:table-cell>
        </table:table-row>
        <table:table-row table:style-name="ro1">
          <table:table-cell table:number-columns-repeated="2"/>
          <table:table-cell office:value-type="float" office:value="3.72850674210129" calcext:value-type="float">
            <text:p>3.72850674210129</text:p>
          </table:table-cell>
          <table:table-cell office:value-type="float" office:value="2.92979863636287" calcext:value-type="float">
            <text:p>2.92979863636287</text:p>
          </table:table-cell>
          <table:table-cell office:value-type="float" office:value="5.10283484751311" calcext:value-type="float">
            <text:p>5.10283484751311</text:p>
          </table:table-cell>
          <table:table-cell table:number-columns-repeated="2"/>
          <table:table-cell office:value-type="float" office:value="1.74045950649931" calcext:value-type="float">
            <text:p>1.74045950649931</text:p>
          </table:table-cell>
          <table:table-cell/>
          <table:table-cell office:value-type="float" office:value="-0.115429063598528" calcext:value-type="float">
            <text:p>-0.115429063598528</text:p>
          </table:table-cell>
          <table:table-cell/>
          <table:table-cell office:value-type="float" office:value="1970" calcext:value-type="float">
            <text:p>1970</text:p>
          </table:table-cell>
          <table:table-cell/>
          <table:table-cell office:value-type="float" office:value="3.72850674210129" calcext:value-type="float">
            <text:p>3.72850674210129</text:p>
          </table:table-cell>
        </table:table-row>
        <table:table-row table:style-name="ro1">
          <table:table-cell table:number-columns-repeated="2"/>
          <table:table-cell office:value-type="float" office:value="3.72961110688653" calcext:value-type="float">
            <text:p>3.72961110688653</text:p>
          </table:table-cell>
          <table:table-cell office:value-type="float" office:value="2.93235121231244" calcext:value-type="float">
            <text:p>2.93235121231244</text:p>
          </table:table-cell>
          <table:table-cell office:value-type="float" office:value="5.1162248476487" calcext:value-type="float">
            <text:p>5.1162248476487</text:p>
          </table:table-cell>
          <table:table-cell table:number-columns-repeated="2"/>
          <table:table-cell office:value-type="float" office:value="0.234875593089039" calcext:value-type="float">
            <text:p>0.234875593089039</text:p>
          </table:table-cell>
          <table:table-cell/>
          <table:table-cell office:value-type="float" office:value="0.0841980785949075" calcext:value-type="float">
            <text:p>0.084198078594908</text:p>
          </table:table-cell>
          <table:table-cell/>
          <table:table-cell office:value-type="float" office:value="1484" calcext:value-type="float">
            <text:p>1484</text:p>
          </table:table-cell>
          <table:table-cell/>
          <table:table-cell office:value-type="float" office:value="3.72961110688653" calcext:value-type="float">
            <text:p>3.72961110688653</text:p>
          </table:table-cell>
        </table:table-row>
        <table:table-row table:style-name="ro1">
          <table:table-cell table:number-columns-repeated="2"/>
          <table:table-cell office:value-type="float" office:value="3.73784554968656" calcext:value-type="float">
            <text:p>3.73784554968656</text:p>
          </table:table-cell>
          <table:table-cell office:value-type="float" office:value="2.93283907250991" calcext:value-type="float">
            <text:p>2.93283907250991</text:p>
          </table:table-cell>
          <table:table-cell office:value-type="float" office:value="5.12513443573463" calcext:value-type="float">
            <text:p>5.12513443573463</text:p>
          </table:table-cell>
          <table:table-cell table:number-columns-repeated="2"/>
          <table:table-cell office:value-type="float" office:value="2.05911018152446" calcext:value-type="float">
            <text:p>2.05911018152446</text:p>
          </table:table-cell>
          <table:table-cell/>
          <table:table-cell office:value-type="float" office:value="-0.551255917292193" calcext:value-type="float">
            <text:p>-0.551255917292193</text:p>
          </table:table-cell>
          <table:table-cell/>
          <table:table-cell office:value-type="float" office:value="4666" calcext:value-type="float">
            <text:p>4666</text:p>
          </table:table-cell>
          <table:table-cell/>
          <table:table-cell office:value-type="float" office:value="3.73784554968656" calcext:value-type="float">
            <text:p>3.73784554968656</text:p>
          </table:table-cell>
        </table:table-row>
        <table:table-row table:style-name="ro1">
          <table:table-cell table:number-columns-repeated="2"/>
          <table:table-cell office:value-type="float" office:value="3.73930381522141" calcext:value-type="float">
            <text:p>3.73930381522141</text:p>
          </table:table-cell>
          <table:table-cell office:value-type="float" office:value="2.93356560163733" calcext:value-type="float">
            <text:p>2.93356560163733</text:p>
          </table:table-cell>
          <table:table-cell office:value-type="float" office:value="5.13412892071401" calcext:value-type="float">
            <text:p>5.13412892071401</text:p>
          </table:table-cell>
          <table:table-cell table:number-columns-repeated="2"/>
          <table:table-cell office:value-type="float" office:value="8.22395246611934" calcext:value-type="float">
            <text:p>8.22395246611934</text:p>
          </table:table-cell>
          <table:table-cell/>
          <table:table-cell office:value-type="float" office:value="-0.488900432496455" calcext:value-type="float">
            <text:p>-0.488900432496455</text:p>
          </table:table-cell>
          <table:table-cell/>
          <table:table-cell office:value-type="float" office:value="7435" calcext:value-type="float">
            <text:p>7435</text:p>
          </table:table-cell>
          <table:table-cell/>
          <table:table-cell office:value-type="float" office:value="3.73930381522141" calcext:value-type="float">
            <text:p>3.73930381522141</text:p>
          </table:table-cell>
        </table:table-row>
        <table:table-row table:style-name="ro1">
          <table:table-cell table:number-columns-repeated="2"/>
          <table:table-cell office:value-type="float" office:value="3.76422359772971" calcext:value-type="float">
            <text:p>3.76422359772971</text:p>
          </table:table-cell>
          <table:table-cell office:value-type="float" office:value="2.93493308491019" calcext:value-type="float">
            <text:p>2.93493308491019</text:p>
          </table:table-cell>
          <table:table-cell office:value-type="float" office:value="5.15301184821647" calcext:value-type="float">
            <text:p>5.15301184821647</text:p>
          </table:table-cell>
          <table:table-cell table:number-columns-repeated="2"/>
          <table:table-cell office:value-type="float" office:value="8.97749666427733" calcext:value-type="float">
            <text:p>8.97749666427733</text:p>
          </table:table-cell>
          <table:table-cell/>
          <table:table-cell office:value-type="float" office:value="-0.606684943442822" calcext:value-type="float">
            <text:p>-0.606684943442822</text:p>
          </table:table-cell>
          <table:table-cell/>
          <table:table-cell office:value-type="float" office:value="10979" calcext:value-type="float">
            <text:p>10979</text:p>
          </table:table-cell>
          <table:table-cell/>
          <table:table-cell office:value-type="float" office:value="3.76422359772971" calcext:value-type="float">
            <text:p>3.76422359772971</text:p>
          </table:table-cell>
        </table:table-row>
        <table:table-row table:style-name="ro1">
          <table:table-cell table:number-columns-repeated="2"/>
          <table:table-cell office:value-type="float" office:value="3.78977314126966" calcext:value-type="float">
            <text:p>3.78977314126966</text:p>
          </table:table-cell>
          <table:table-cell office:value-type="float" office:value="2.93542930402254" calcext:value-type="float">
            <text:p>2.93542930402254</text:p>
          </table:table-cell>
          <table:table-cell office:value-type="float" office:value="5.15388192220508" calcext:value-type="float">
            <text:p>5.15388192220508</text:p>
          </table:table-cell>
          <table:table-cell table:number-columns-repeated="2"/>
          <table:table-cell office:value-type="float" office:value="100.112357320148" calcext:value-type="float">
            <text:p>100.112357320148</text:p>
          </table:table-cell>
          <table:table-cell/>
          <table:table-cell office:value-type="float" office:value="-5.97319335357108" calcext:value-type="float">
            <text:p>-5.97319335357108</text:p>
          </table:table-cell>
          <table:table-cell/>
          <table:table-cell office:value-type="float" office:value="47176" calcext:value-type="float">
            <text:p>47176</text:p>
          </table:table-cell>
          <table:table-cell/>
          <table:table-cell office:value-type="float" office:value="3.78977314126966" calcext:value-type="float">
            <text:p>3.78977314126966</text:p>
          </table:table-cell>
        </table:table-row>
        <table:table-row table:style-name="ro1">
          <table:table-cell table:number-columns-repeated="2"/>
          <table:table-cell office:value-type="float" office:value="3.82589431078697" calcext:value-type="float">
            <text:p>3.82589431078697</text:p>
          </table:table-cell>
          <table:table-cell office:value-type="float" office:value="2.93644537889921" calcext:value-type="float">
            <text:p>2.93644537889921</text:p>
          </table:table-cell>
          <table:table-cell office:value-type="float" office:value="5.15850846413438" calcext:value-type="float">
            <text:p>5.15850846413438</text:p>
          </table:table-cell>
          <table:table-cell table:number-columns-repeated="2"/>
          <table:table-cell office:value-type="float" office:value="4.14099239083275" calcext:value-type="float">
            <text:p>4.14099239083275</text:p>
          </table:table-cell>
          <table:table-cell/>
          <table:table-cell office:value-type="float" office:value="-0.256754957313058" calcext:value-type="float">
            <text:p>-0.256754957313058</text:p>
          </table:table-cell>
          <table:table-cell/>
          <table:table-cell office:value-type="float" office:value="3722" calcext:value-type="float">
            <text:p>3722</text:p>
          </table:table-cell>
          <table:table-cell/>
          <table:table-cell office:value-type="float" office:value="3.82589431078697" calcext:value-type="float">
            <text:p>3.82589431078697</text:p>
          </table:table-cell>
        </table:table-row>
        <table:table-row table:style-name="ro1">
          <table:table-cell table:number-columns-repeated="2"/>
          <table:table-cell office:value-type="float" office:value="3.82694098448456" calcext:value-type="float">
            <text:p>3.82694098448456</text:p>
          </table:table-cell>
          <table:table-cell office:value-type="float" office:value="2.94581387611882" calcext:value-type="float">
            <text:p>2.94581387611882</text:p>
          </table:table-cell>
          <table:table-cell office:value-type="float" office:value="5.1674897931121" calcext:value-type="float">
            <text:p>5.1674897931121</text:p>
          </table:table-cell>
          <table:table-cell table:number-columns-repeated="2"/>
          <table:table-cell office:value-type="float" office:value="3.4570003897576" calcext:value-type="float">
            <text:p>3.4570003897576</text:p>
          </table:table-cell>
          <table:table-cell/>
          <table:table-cell office:value-type="float" office:value="-0.357067412814861" calcext:value-type="float">
            <text:p>-0.357067412814861</text:p>
          </table:table-cell>
          <table:table-cell/>
          <table:table-cell office:value-type="float" office:value="4161" calcext:value-type="float">
            <text:p>4161</text:p>
          </table:table-cell>
          <table:table-cell/>
          <table:table-cell office:value-type="float" office:value="3.82694098448456" calcext:value-type="float">
            <text:p>3.82694098448456</text:p>
          </table:table-cell>
        </table:table-row>
        <table:table-row table:style-name="ro1">
          <table:table-cell table:number-columns-repeated="2"/>
          <table:table-cell office:value-type="float" office:value="3.85430643150285" calcext:value-type="float">
            <text:p>3.85430643150285</text:p>
          </table:table-cell>
          <table:table-cell office:value-type="float" office:value="2.95237288329569" calcext:value-type="float">
            <text:p>2.95237288329569</text:p>
          </table:table-cell>
          <table:table-cell office:value-type="float" office:value="5.16916165961974" calcext:value-type="float">
            <text:p>5.16916165961974</text:p>
          </table:table-cell>
          <table:table-cell table:number-columns-repeated="2"/>
          <table:table-cell office:value-type="float" office:value="9.02545836497368" calcext:value-type="float">
            <text:p>9.02545836497368</text:p>
          </table:table-cell>
          <table:table-cell/>
          <table:table-cell office:value-type="float" office:value="-0.37704460568643" calcext:value-type="float">
            <text:p>-0.37704460568643</text:p>
          </table:table-cell>
          <table:table-cell/>
          <table:table-cell office:value-type="float" office:value="8905" calcext:value-type="float">
            <text:p>8905</text:p>
          </table:table-cell>
          <table:table-cell/>
          <table:table-cell office:value-type="float" office:value="3.85430643150285" calcext:value-type="float">
            <text:p>3.85430643150285</text:p>
          </table:table-cell>
        </table:table-row>
        <table:table-row table:style-name="ro1">
          <table:table-cell table:number-columns-repeated="2"/>
          <table:table-cell office:value-type="float" office:value="3.8549110059048" calcext:value-type="float">
            <text:p>3.8549110059048</text:p>
          </table:table-cell>
          <table:table-cell office:value-type="float" office:value="2.96179002952585" calcext:value-type="float">
            <text:p>2.96179002952585</text:p>
          </table:table-cell>
          <table:table-cell office:value-type="float" office:value="5.18208509856078" calcext:value-type="float">
            <text:p>5.18208509856078</text:p>
          </table:table-cell>
          <table:table-cell table:number-columns-repeated="2"/>
          <table:table-cell office:value-type="float" office:value="2.63236929879568" calcext:value-type="float">
            <text:p>2.63236929879568</text:p>
          </table:table-cell>
          <table:table-cell/>
          <table:table-cell office:value-type="float" office:value="-0.433682355681918" calcext:value-type="float">
            <text:p>-0.433682355681918</text:p>
          </table:table-cell>
          <table:table-cell/>
          <table:table-cell office:value-type="float" office:value="2080" calcext:value-type="float">
            <text:p>2080</text:p>
          </table:table-cell>
          <table:table-cell/>
          <table:table-cell office:value-type="float" office:value="3.8549110059048" calcext:value-type="float">
            <text:p>3.8549110059048</text:p>
          </table:table-cell>
        </table:table-row>
        <table:table-row table:style-name="ro1">
          <table:table-cell table:number-columns-repeated="2"/>
          <table:table-cell office:value-type="float" office:value="3.87543119445965" calcext:value-type="float">
            <text:p>3.87543119445965</text:p>
          </table:table-cell>
          <table:table-cell office:value-type="float" office:value="2.98621499186633" calcext:value-type="float">
            <text:p>2.98621499186633</text:p>
          </table:table-cell>
          <table:table-cell office:value-type="float" office:value="5.18271152244986" calcext:value-type="float">
            <text:p>5.18271152244986</text:p>
          </table:table-cell>
          <table:table-cell table:number-columns-repeated="2"/>
          <table:table-cell office:value-type="float" office:value="5.05333173090511" calcext:value-type="float">
            <text:p>5.05333173090511</text:p>
          </table:table-cell>
          <table:table-cell/>
          <table:table-cell office:value-type="float" office:value="-0.416882311089011" calcext:value-type="float">
            <text:p>-0.416882311089011</text:p>
          </table:table-cell>
          <table:table-cell/>
          <table:table-cell office:value-type="float" office:value="4403" calcext:value-type="float">
            <text:p>4403</text:p>
          </table:table-cell>
          <table:table-cell/>
          <table:table-cell office:value-type="float" office:value="3.87543119445965" calcext:value-type="float">
            <text:p>3.87543119445965</text:p>
          </table:table-cell>
        </table:table-row>
        <table:table-row table:style-name="ro1">
          <table:table-cell table:number-columns-repeated="2"/>
          <table:table-cell office:value-type="float" office:value="3.87945305296426" calcext:value-type="float">
            <text:p>3.87945305296426</text:p>
          </table:table-cell>
          <table:table-cell office:value-type="float" office:value="3.00237350289351" calcext:value-type="float">
            <text:p>3.00237350289351</text:p>
          </table:table-cell>
          <table:table-cell office:value-type="float" office:value="5.18893624388908" calcext:value-type="float">
            <text:p>5.18893624388908</text:p>
          </table:table-cell>
          <table:table-cell table:number-columns-repeated="2"/>
          <table:table-cell office:value-type="float" office:value="8.59333491925548" calcext:value-type="float">
            <text:p>8.59333491925548</text:p>
          </table:table-cell>
          <table:table-cell/>
          <table:table-cell office:value-type="float" office:value="0.162304504136824" calcext:value-type="float">
            <text:p>0.162304504136824</text:p>
          </table:table-cell>
          <table:table-cell/>
          <table:table-cell office:value-type="float" office:value="8056" calcext:value-type="float">
            <text:p>8056</text:p>
          </table:table-cell>
          <table:table-cell/>
          <table:table-cell office:value-type="float" office:value="3.87945305296426" calcext:value-type="float">
            <text:p>3.87945305296426</text:p>
          </table:table-cell>
        </table:table-row>
        <table:table-row table:style-name="ro1">
          <table:table-cell table:number-columns-repeated="2"/>
          <table:table-cell office:value-type="float" office:value="3.88696098995858" calcext:value-type="float">
            <text:p>3.88696098995858</text:p>
          </table:table-cell>
          <table:table-cell office:value-type="float" office:value="3.00292657188446" calcext:value-type="float">
            <text:p>3.00292657188446</text:p>
          </table:table-cell>
          <table:table-cell office:value-type="float" office:value="5.1967238505349" calcext:value-type="float">
            <text:p>5.1967238505349</text:p>
          </table:table-cell>
          <table:table-cell table:number-columns-repeated="2"/>
          <table:table-cell office:value-type="float" office:value="100.098437235452" calcext:value-type="float">
            <text:p>100.098437235452</text:p>
          </table:table-cell>
          <table:table-cell/>
          <table:table-cell office:value-type="float" office:value="-6.22575023699097" calcext:value-type="float">
            <text:p>-6.22575023699097</text:p>
          </table:table-cell>
          <table:table-cell/>
          <table:table-cell office:value-type="float" office:value="46826" calcext:value-type="float">
            <text:p>46826</text:p>
          </table:table-cell>
          <table:table-cell/>
          <table:table-cell office:value-type="float" office:value="3.88696098995858" calcext:value-type="float">
            <text:p>3.88696098995858</text:p>
          </table:table-cell>
        </table:table-row>
        <table:table-row table:style-name="ro1">
          <table:table-cell table:number-columns-repeated="2"/>
          <table:table-cell office:value-type="float" office:value="3.89857192694779" calcext:value-type="float">
            <text:p>3.89857192694779</text:p>
          </table:table-cell>
          <table:table-cell office:value-type="float" office:value="3.00551319611162" calcext:value-type="float">
            <text:p>3.00551319611162</text:p>
          </table:table-cell>
          <table:table-cell office:value-type="float" office:value="5.20006752178867" calcext:value-type="float">
            <text:p>5.20006752178867</text:p>
          </table:table-cell>
          <table:table-cell table:number-columns-repeated="2"/>
          <table:table-cell office:value-type="float" office:value="1.52683320693887" calcext:value-type="float">
            <text:p>1.52683320693887</text:p>
          </table:table-cell>
          <table:table-cell/>
          <table:table-cell office:value-type="float" office:value="-0.00623406594475747" calcext:value-type="float">
            <text:p>-0.006234065944757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3.89857192694779" calcext:value-type="float">
            <text:p>3.89857192694779</text:p>
          </table:table-cell>
        </table:table-row>
        <table:table-row table:style-name="ro1">
          <table:table-cell table:number-columns-repeated="2"/>
          <table:table-cell office:value-type="float" office:value="3.90118624229321" calcext:value-type="float">
            <text:p>3.90118624229321</text:p>
          </table:table-cell>
          <table:table-cell office:value-type="float" office:value="3.01644758564076" calcext:value-type="float">
            <text:p>3.01644758564076</text:p>
          </table:table-cell>
          <table:table-cell office:value-type="float" office:value="5.21433605277056" calcext:value-type="float">
            <text:p>5.21433605277056</text:p>
          </table:table-cell>
          <table:table-cell table:number-columns-repeated="2"/>
          <table:table-cell office:value-type="float" office:value="0.842210495972975" calcext:value-type="float">
            <text:p>0.842210495972975</text:p>
          </table:table-cell>
          <table:table-cell/>
          <table:table-cell office:value-type="float" office:value="0.0253634513103892" calcext:value-type="float">
            <text:p>0.025363451310389</text:p>
          </table:table-cell>
          <table:table-cell/>
          <table:table-cell office:value-type="float" office:value="5283" calcext:value-type="float">
            <text:p>5283</text:p>
          </table:table-cell>
          <table:table-cell/>
          <table:table-cell office:value-type="float" office:value="3.90118624229321" calcext:value-type="float">
            <text:p>3.90118624229321</text:p>
          </table:table-cell>
        </table:table-row>
        <table:table-row table:style-name="ro1">
          <table:table-cell table:number-columns-repeated="2"/>
          <table:table-cell office:value-type="float" office:value="3.903113070428" calcext:value-type="float">
            <text:p>3.903113070428</text:p>
          </table:table-cell>
          <table:table-cell office:value-type="float" office:value="3.0185332896262" calcext:value-type="float">
            <text:p>3.0185332896262</text:p>
          </table:table-cell>
          <table:table-cell office:value-type="float" office:value="5.21508909964241" calcext:value-type="float">
            <text:p>5.21508909964241</text:p>
          </table:table-cell>
          <table:table-cell table:number-columns-repeated="2"/>
          <table:table-cell office:value-type="float" office:value="2.15393047381571" calcext:value-type="float">
            <text:p>2.15393047381571</text:p>
          </table:table-cell>
          <table:table-cell/>
          <table:table-cell office:value-type="float" office:value="-0.385644769215429" calcext:value-type="float">
            <text:p>-0.385644769215429</text:p>
          </table:table-cell>
          <table:table-cell/>
          <table:table-cell office:value-type="float" office:value="2611" calcext:value-type="float">
            <text:p>2611</text:p>
          </table:table-cell>
          <table:table-cell/>
          <table:table-cell office:value-type="float" office:value="3.903113070428" calcext:value-type="float">
            <text:p>3.903113070428</text:p>
          </table:table-cell>
        </table:table-row>
        <table:table-row table:style-name="ro1">
          <table:table-cell table:number-columns-repeated="2"/>
          <table:table-cell office:value-type="float" office:value="3.90722997554412" calcext:value-type="float">
            <text:p>3.90722997554412</text:p>
          </table:table-cell>
          <table:table-cell office:value-type="float" office:value="3.03063077201493" calcext:value-type="float">
            <text:p>3.03063077201493</text:p>
          </table:table-cell>
          <table:table-cell office:value-type="float" office:value="5.22477158194997" calcext:value-type="float">
            <text:p>5.22477158194997</text:p>
          </table:table-cell>
          <table:table-cell table:number-columns-repeated="2"/>
          <table:table-cell office:value-type="float" office:value="5.47165608347479" calcext:value-type="float">
            <text:p>5.47165608347479</text:p>
          </table:table-cell>
          <table:table-cell/>
          <table:table-cell office:value-type="float" office:value="0.230971970535104" calcext:value-type="float">
            <text:p>0.230971970535104</text:p>
          </table:table-cell>
          <table:table-cell/>
          <table:table-cell office:value-type="float" office:value="4603" calcext:value-type="float">
            <text:p>4603</text:p>
          </table:table-cell>
          <table:table-cell/>
          <table:table-cell office:value-type="float" office:value="3.90722997554412" calcext:value-type="float">
            <text:p>3.90722997554412</text:p>
          </table:table-cell>
        </table:table-row>
        <table:table-row table:style-name="ro1">
          <table:table-cell table:number-columns-repeated="2"/>
          <table:table-cell office:value-type="float" office:value="3.93099180329224" calcext:value-type="float">
            <text:p>3.93099180329224</text:p>
          </table:table-cell>
          <table:table-cell office:value-type="float" office:value="3.03183704262329" calcext:value-type="float">
            <text:p>3.03183704262329</text:p>
          </table:table-cell>
          <table:table-cell office:value-type="float" office:value="5.23710304170503" calcext:value-type="float">
            <text:p>5.23710304170503</text:p>
          </table:table-cell>
          <table:table-cell table:number-columns-repeated="2"/>
          <table:table-cell office:value-type="float" office:value="100.10073492545" calcext:value-type="float">
            <text:p>100.10073492545</text:p>
          </table:table-cell>
          <table:table-cell/>
          <table:table-cell office:value-type="float" office:value="-6.653022288794" calcext:value-type="float">
            <text:p>-6.653022288794</text:p>
          </table:table-cell>
          <table:table-cell/>
          <table:table-cell office:value-type="float" office:value="47113" calcext:value-type="float">
            <text:p>47113</text:p>
          </table:table-cell>
          <table:table-cell/>
          <table:table-cell office:value-type="float" office:value="3.93099180329224" calcext:value-type="float">
            <text:p>3.93099180329224</text:p>
          </table:table-cell>
        </table:table-row>
        <table:table-row table:style-name="ro1">
          <table:table-cell table:number-columns-repeated="2"/>
          <table:table-cell office:value-type="float" office:value="3.95427853172152" calcext:value-type="float">
            <text:p>3.95427853172152</text:p>
          </table:table-cell>
          <table:table-cell office:value-type="float" office:value="3.05121466655785" calcext:value-type="float">
            <text:p>3.05121466655785</text:p>
          </table:table-cell>
          <table:table-cell office:value-type="float" office:value="5.24002545269585" calcext:value-type="float">
            <text:p>5.24002545269585</text:p>
          </table:table-cell>
          <table:table-cell table:number-columns-repeated="2"/>
          <table:table-cell office:value-type="float" office:value="2.8746771574128" calcext:value-type="float">
            <text:p>2.8746771574128</text:p>
          </table:table-cell>
          <table:table-cell/>
          <table:table-cell office:value-type="float" office:value="-0.464783793714575" calcext:value-type="float">
            <text:p>-0.464783793714575</text:p>
          </table:table-cell>
          <table:table-cell/>
          <table:table-cell office:value-type="float" office:value="2744" calcext:value-type="float">
            <text:p>2744</text:p>
          </table:table-cell>
          <table:table-cell/>
          <table:table-cell office:value-type="float" office:value="3.95427853172152" calcext:value-type="float">
            <text:p>3.95427853172152</text:p>
          </table:table-cell>
        </table:table-row>
        <table:table-row table:style-name="ro1">
          <table:table-cell table:number-columns-repeated="2"/>
          <table:table-cell office:value-type="float" office:value="3.96613004200284" calcext:value-type="float">
            <text:p>3.96613004200284</text:p>
          </table:table-cell>
          <table:table-cell office:value-type="float" office:value="3.05459241762033" calcext:value-type="float">
            <text:p>3.05459241762033</text:p>
          </table:table-cell>
          <table:table-cell office:value-type="float" office:value="5.24551146205668" calcext:value-type="float">
            <text:p>5.24551146205668</text:p>
          </table:table-cell>
          <table:table-cell table:number-columns-repeated="2"/>
          <table:table-cell office:value-type="float" office:value="1.72235106389422" calcext:value-type="float">
            <text:p>1.72235106389422</text:p>
          </table:table-cell>
          <table:table-cell/>
          <table:table-cell office:value-type="float" office:value="-0.0321238704991333" calcext:value-type="float">
            <text:p>-0.032123870499133</text:p>
          </table:table-cell>
          <table:table-cell/>
          <table:table-cell office:value-type="float" office:value="2497" calcext:value-type="float">
            <text:p>2497</text:p>
          </table:table-cell>
          <table:table-cell/>
          <table:table-cell office:value-type="float" office:value="3.96613004200284" calcext:value-type="float">
            <text:p>3.96613004200284</text:p>
          </table:table-cell>
        </table:table-row>
        <table:table-row table:style-name="ro1">
          <table:table-cell table:number-columns-repeated="2"/>
          <table:table-cell office:value-type="float" office:value="4.00903538972226" calcext:value-type="float">
            <text:p>4.00903538972226</text:p>
          </table:table-cell>
          <table:table-cell office:value-type="float" office:value="3.06506356716103" calcext:value-type="float">
            <text:p>3.06506356716103</text:p>
          </table:table-cell>
          <table:table-cell office:value-type="float" office:value="5.26199009412609" calcext:value-type="float">
            <text:p>5.26199009412609</text:p>
          </table:table-cell>
          <table:table-cell table:number-columns-repeated="2"/>
          <table:table-cell office:value-type="float" office:value="0.643848524551352" calcext:value-type="float">
            <text:p>0.643848524551352</text:p>
          </table:table-cell>
          <table:table-cell/>
          <table:table-cell office:value-type="float" office:value="-0.00131217324493123" calcext:value-type="float">
            <text:p>-0.001312173244931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.00903538972226" calcext:value-type="float">
            <text:p>4.00903538972226</text:p>
          </table:table-cell>
        </table:table-row>
        <table:table-row table:style-name="ro1">
          <table:table-cell table:number-columns-repeated="2"/>
          <table:table-cell office:value-type="float" office:value="4.0110138582078" calcext:value-type="float">
            <text:p>4.0110138582078</text:p>
          </table:table-cell>
          <table:table-cell office:value-type="float" office:value="3.07602495767216" calcext:value-type="float">
            <text:p>3.07602495767216</text:p>
          </table:table-cell>
          <table:table-cell office:value-type="float" office:value="5.27825792742534" calcext:value-type="float">
            <text:p>5.27825792742534</text:p>
          </table:table-cell>
          <table:table-cell table:number-columns-repeated="2"/>
          <table:table-cell office:value-type="float" office:value="2.3787745521101" calcext:value-type="float">
            <text:p>2.3787745521101</text:p>
          </table:table-cell>
          <table:table-cell/>
          <table:table-cell office:value-type="float" office:value="-0.0084607444962706" calcext:value-type="float">
            <text:p>-0.008460744496271</text:p>
          </table:table-cell>
          <table:table-cell/>
          <table:table-cell office:value-type="float" office:value="7875" calcext:value-type="float">
            <text:p>7875</text:p>
          </table:table-cell>
          <table:table-cell/>
          <table:table-cell office:value-type="float" office:value="4.0110138582078" calcext:value-type="float">
            <text:p>4.0110138582078</text:p>
          </table:table-cell>
        </table:table-row>
        <table:table-row table:style-name="ro1">
          <table:table-cell table:number-columns-repeated="2"/>
          <table:table-cell office:value-type="float" office:value="4.04658773755418" calcext:value-type="float">
            <text:p>4.04658773755418</text:p>
          </table:table-cell>
          <table:table-cell office:value-type="float" office:value="3.08202489832491" calcext:value-type="float">
            <text:p>3.08202489832491</text:p>
          </table:table-cell>
          <table:table-cell office:value-type="float" office:value="5.282625283139" calcext:value-type="float">
            <text:p>5.282625283139</text:p>
          </table:table-cell>
          <table:table-cell table:number-columns-repeated="2"/>
          <table:table-cell office:value-type="float" office:value="1.13963997075556" calcext:value-type="float">
            <text:p>1.13963997075556</text:p>
          </table:table-cell>
          <table:table-cell/>
          <table:table-cell office:value-type="float" office:value="-0.365412516054231" calcext:value-type="float">
            <text:p>-0.365412516054231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4.04658773755418" calcext:value-type="float">
            <text:p>4.04658773755418</text:p>
          </table:table-cell>
        </table:table-row>
        <table:table-row table:style-name="ro1">
          <table:table-cell table:number-columns-repeated="2"/>
          <table:table-cell office:value-type="float" office:value="4.05886646393823" calcext:value-type="float">
            <text:p>4.05886646393823</text:p>
          </table:table-cell>
          <table:table-cell office:value-type="float" office:value="3.08787701048055" calcext:value-type="float">
            <text:p>3.08787701048055</text:p>
          </table:table-cell>
          <table:table-cell office:value-type="float" office:value="5.28292584298518" calcext:value-type="float">
            <text:p>5.28292584298518</text:p>
          </table:table-cell>
          <table:table-cell table:number-columns-repeated="2"/>
          <table:table-cell office:value-type="float" office:value="1.05990435574897" calcext:value-type="float">
            <text:p>1.05990435574897</text:p>
          </table:table-cell>
          <table:table-cell/>
          <table:table-cell office:value-type="float" office:value="0.306231211452695" calcext:value-type="float">
            <text:p>0.306231211452695</text:p>
          </table:table-cell>
          <table:table-cell/>
          <table:table-cell office:value-type="float" office:value="1556" calcext:value-type="float">
            <text:p>1556</text:p>
          </table:table-cell>
          <table:table-cell/>
          <table:table-cell office:value-type="float" office:value="4.05886646393823" calcext:value-type="float">
            <text:p>4.05886646393823</text:p>
          </table:table-cell>
        </table:table-row>
        <table:table-row table:style-name="ro1">
          <table:table-cell table:number-columns-repeated="2"/>
          <table:table-cell office:value-type="float" office:value="4.08517653567388" calcext:value-type="float">
            <text:p>4.08517653567388</text:p>
          </table:table-cell>
          <table:table-cell office:value-type="float" office:value="3.08922349088587" calcext:value-type="float">
            <text:p>3.08922349088587</text:p>
          </table:table-cell>
          <table:table-cell office:value-type="float" office:value="5.29615341200334" calcext:value-type="float">
            <text:p>5.29615341200334</text:p>
          </table:table-cell>
          <table:table-cell table:number-columns-repeated="2"/>
          <table:table-cell office:value-type="float" office:value="100.102916617076" calcext:value-type="float">
            <text:p>100.102916617076</text:p>
          </table:table-cell>
          <table:table-cell/>
          <table:table-cell office:value-type="float" office:value="-8.58927702360645" calcext:value-type="float">
            <text:p>-8.58927702360645</text:p>
          </table:table-cell>
          <table:table-cell/>
          <table:table-cell office:value-type="float" office:value="45412" calcext:value-type="float">
            <text:p>45412</text:p>
          </table:table-cell>
          <table:table-cell/>
          <table:table-cell office:value-type="float" office:value="4.08517653567388" calcext:value-type="float">
            <text:p>4.08517653567388</text:p>
          </table:table-cell>
        </table:table-row>
        <table:table-row table:style-name="ro1">
          <table:table-cell table:number-columns-repeated="2"/>
          <table:table-cell office:value-type="float" office:value="4.08867406701825" calcext:value-type="float">
            <text:p>4.08867406701825</text:p>
          </table:table-cell>
          <table:table-cell office:value-type="float" office:value="3.08992632936666" calcext:value-type="float">
            <text:p>3.08992632936666</text:p>
          </table:table-cell>
          <table:table-cell office:value-type="float" office:value="5.31882695683741" calcext:value-type="float">
            <text:p>5.31882695683741</text:p>
          </table:table-cell>
          <table:table-cell table:number-columns-repeated="2"/>
          <table:table-cell office:value-type="float" office:value="98.8316183626495" calcext:value-type="float">
            <text:p>98.8316183626495</text:p>
          </table:table-cell>
          <table:table-cell/>
          <table:table-cell office:value-type="float" office:value="-1.38173521082941" calcext:value-type="float">
            <text:p>-1.3817352108294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4.08867406701825" calcext:value-type="float">
            <text:p>4.08867406701825</text:p>
          </table:table-cell>
        </table:table-row>
        <table:table-row table:style-name="ro1">
          <table:table-cell table:number-columns-repeated="2"/>
          <table:table-cell office:value-type="float" office:value="4.09165509166965" calcext:value-type="float">
            <text:p>4.09165509166965</text:p>
          </table:table-cell>
          <table:table-cell office:value-type="float" office:value="3.09767829336517" calcext:value-type="float">
            <text:p>3.09767829336517</text:p>
          </table:table-cell>
          <table:table-cell office:value-type="float" office:value="5.31988090796193" calcext:value-type="float">
            <text:p>5.31988090796193</text:p>
          </table:table-cell>
          <table:table-cell table:number-columns-repeated="2"/>
          <table:table-cell office:value-type="float" office:value="3.53462638536929" calcext:value-type="float">
            <text:p>3.53462638536929</text:p>
          </table:table-cell>
          <table:table-cell/>
          <table:table-cell office:value-type="float" office:value="-0.614221060446893" calcext:value-type="float">
            <text:p>-0.614221060446893</text:p>
          </table:table-cell>
          <table:table-cell/>
          <table:table-cell office:value-type="float" office:value="3230" calcext:value-type="float">
            <text:p>3230</text:p>
          </table:table-cell>
          <table:table-cell/>
          <table:table-cell office:value-type="float" office:value="4.09165509166965" calcext:value-type="float">
            <text:p>4.09165509166965</text:p>
          </table:table-cell>
        </table:table-row>
        <table:table-row table:style-name="ro1">
          <table:table-cell table:number-columns-repeated="2"/>
          <table:table-cell office:value-type="float" office:value="4.10371916320643" calcext:value-type="float">
            <text:p>4.10371916320643</text:p>
          </table:table-cell>
          <table:table-cell office:value-type="float" office:value="3.10199076743605" calcext:value-type="float">
            <text:p>3.10199076743605</text:p>
          </table:table-cell>
          <table:table-cell office:value-type="float" office:value="5.32269939232847" calcext:value-type="float">
            <text:p>5.32269939232847</text:p>
          </table:table-cell>
          <table:table-cell table:number-columns-repeated="2"/>
          <table:table-cell office:value-type="float" office:value="2.8956329987529" calcext:value-type="float">
            <text:p>2.8956329987529</text:p>
          </table:table-cell>
          <table:table-cell/>
          <table:table-cell office:value-type="float" office:value="0.319081660992061" calcext:value-type="float">
            <text:p>0.319081660992061</text:p>
          </table:table-cell>
          <table:table-cell/>
          <table:table-cell office:value-type="float" office:value="3185" calcext:value-type="float">
            <text:p>3185</text:p>
          </table:table-cell>
          <table:table-cell/>
          <table:table-cell office:value-type="float" office:value="4.10371916320643" calcext:value-type="float">
            <text:p>4.10371916320643</text:p>
          </table:table-cell>
        </table:table-row>
        <table:table-row table:style-name="ro1">
          <table:table-cell table:number-columns-repeated="2"/>
          <table:table-cell office:value-type="float" office:value="4.10536209508497" calcext:value-type="float">
            <text:p>4.10536209508497</text:p>
          </table:table-cell>
          <table:table-cell office:value-type="float" office:value="3.1180893451955" calcext:value-type="float">
            <text:p>3.1180893451955</text:p>
          </table:table-cell>
          <table:table-cell office:value-type="float" office:value="5.35571288471307" calcext:value-type="float">
            <text:p>5.35571288471307</text:p>
          </table:table-cell>
          <table:table-cell table:number-columns-repeated="2"/>
          <table:table-cell office:value-type="float" office:value="100.099222344992" calcext:value-type="float">
            <text:p>100.099222344992</text:p>
          </table:table-cell>
          <table:table-cell/>
          <table:table-cell office:value-type="float" office:value="-5.32263485052102" calcext:value-type="float">
            <text:p>-5.32263485052102</text:p>
          </table:table-cell>
          <table:table-cell/>
          <table:table-cell office:value-type="float" office:value="48671" calcext:value-type="float">
            <text:p>48671</text:p>
          </table:table-cell>
          <table:table-cell/>
          <table:table-cell office:value-type="float" office:value="4.10536209508497" calcext:value-type="float">
            <text:p>4.10536209508497</text:p>
          </table:table-cell>
        </table:table-row>
        <table:table-row table:style-name="ro1">
          <table:table-cell table:number-columns-repeated="2"/>
          <table:table-cell office:value-type="float" office:value="4.13190473708762" calcext:value-type="float">
            <text:p>4.13190473708762</text:p>
          </table:table-cell>
          <table:table-cell office:value-type="float" office:value="3.12353959819207" calcext:value-type="float">
            <text:p>3.12353959819207</text:p>
          </table:table-cell>
          <table:table-cell office:value-type="float" office:value="5.42102348433827" calcext:value-type="float">
            <text:p>5.42102348433827</text:p>
          </table:table-cell>
          <table:table-cell table:number-columns-repeated="2"/>
          <table:table-cell office:value-type="float" office:value="7.79925906456748" calcext:value-type="float">
            <text:p>7.79925906456748</text:p>
          </table:table-cell>
          <table:table-cell/>
          <table:table-cell office:value-type="float" office:value="0.290216221381877" calcext:value-type="float">
            <text:p>0.290216221381877</text:p>
          </table:table-cell>
          <table:table-cell/>
          <table:table-cell office:value-type="float" office:value="8634" calcext:value-type="float">
            <text:p>8634</text:p>
          </table:table-cell>
          <table:table-cell/>
          <table:table-cell office:value-type="float" office:value="4.13190473708762" calcext:value-type="float">
            <text:p>4.13190473708762</text:p>
          </table:table-cell>
        </table:table-row>
        <table:table-row table:style-name="ro1">
          <table:table-cell table:number-columns-repeated="2"/>
          <table:table-cell office:value-type="float" office:value="4.13292850355133" calcext:value-type="float">
            <text:p>4.13292850355133</text:p>
          </table:table-cell>
          <table:table-cell office:value-type="float" office:value="3.12633340448631" calcext:value-type="float">
            <text:p>3.12633340448631</text:p>
          </table:table-cell>
          <table:table-cell office:value-type="float" office:value="5.43981339546409" calcext:value-type="float">
            <text:p>5.43981339546409</text:p>
          </table:table-cell>
          <table:table-cell table:number-columns-repeated="2"/>
          <table:table-cell office:value-type="float" office:value="2.59326708362086" calcext:value-type="float">
            <text:p>2.59326708362086</text:p>
          </table:table-cell>
          <table:table-cell/>
          <table:table-cell office:value-type="float" office:value="0.455158527034799" calcext:value-type="float">
            <text:p>0.455158527034799</text:p>
          </table:table-cell>
          <table:table-cell/>
          <table:table-cell office:value-type="float" office:value="2635" calcext:value-type="float">
            <text:p>2635</text:p>
          </table:table-cell>
          <table:table-cell/>
          <table:table-cell office:value-type="float" office:value="4.13292850355133" calcext:value-type="float">
            <text:p>4.13292850355133</text:p>
          </table:table-cell>
        </table:table-row>
        <table:table-row table:style-name="ro1">
          <table:table-cell table:number-columns-repeated="2"/>
          <table:table-cell office:value-type="float" office:value="4.14099239083275" calcext:value-type="float">
            <text:p>4.14099239083275</text:p>
          </table:table-cell>
          <table:table-cell office:value-type="float" office:value="3.13520478441447" calcext:value-type="float">
            <text:p>3.13520478441447</text:p>
          </table:table-cell>
          <table:table-cell office:value-type="float" office:value="5.47181705414818" calcext:value-type="float">
            <text:p>5.47181705414818</text:p>
          </table:table-cell>
          <table:table-cell table:number-columns-repeated="2"/>
          <table:table-cell office:value-type="float" office:value="7.13251624132787" calcext:value-type="float">
            <text:p>7.13251624132787</text:p>
          </table:table-cell>
          <table:table-cell/>
          <table:table-cell office:value-type="float" office:value="-0.340638660463201" calcext:value-type="float">
            <text:p>-0.340638660463201</text:p>
          </table:table-cell>
          <table:table-cell/>
          <table:table-cell office:value-type="float" office:value="7516" calcext:value-type="float">
            <text:p>7516</text:p>
          </table:table-cell>
          <table:table-cell/>
          <table:table-cell office:value-type="float" office:value="4.14099239083275" calcext:value-type="float">
            <text:p>4.14099239083275</text:p>
          </table:table-cell>
        </table:table-row>
        <table:table-row table:style-name="ro1">
          <table:table-cell table:number-columns-repeated="2"/>
          <table:table-cell office:value-type="float" office:value="4.14916041900074" calcext:value-type="float">
            <text:p>4.14916041900074</text:p>
          </table:table-cell>
          <table:table-cell office:value-type="float" office:value="3.13531747566623" calcext:value-type="float">
            <text:p>3.13531747566623</text:p>
          </table:table-cell>
          <table:table-cell office:value-type="float" office:value="5.47208560612981" calcext:value-type="float">
            <text:p>5.47208560612981</text:p>
          </table:table-cell>
          <table:table-cell table:number-columns-repeated="2"/>
          <table:table-cell office:value-type="float" office:value="3.76422359772971" calcext:value-type="float">
            <text:p>3.76422359772971</text:p>
          </table:table-cell>
          <table:table-cell/>
          <table:table-cell office:value-type="float" office:value="0.194129755098845" calcext:value-type="float">
            <text:p>0.194129755098845</text:p>
          </table:table-cell>
          <table:table-cell/>
          <table:table-cell office:value-type="float" office:value="4733" calcext:value-type="float">
            <text:p>4733</text:p>
          </table:table-cell>
          <table:table-cell/>
          <table:table-cell office:value-type="float" office:value="4.14916041900074" calcext:value-type="float">
            <text:p>4.14916041900074</text:p>
          </table:table-cell>
        </table:table-row>
        <table:table-row table:style-name="ro1">
          <table:table-cell table:number-columns-repeated="2"/>
          <table:table-cell office:value-type="float" office:value="4.15424331448992" calcext:value-type="float">
            <text:p>4.15424331448992</text:p>
          </table:table-cell>
          <table:table-cell office:value-type="float" office:value="3.13999931919017" calcext:value-type="float">
            <text:p>3.13999931919017</text:p>
          </table:table-cell>
          <table:table-cell office:value-type="float" office:value="5.5000383146914" calcext:value-type="float">
            <text:p>5.5000383146914</text:p>
          </table:table-cell>
          <table:table-cell table:number-columns-repeated="2"/>
          <table:table-cell office:value-type="float" office:value="1.52559575457787" calcext:value-type="float">
            <text:p>1.52559575457787</text:p>
          </table:table-cell>
          <table:table-cell/>
          <table:table-cell office:value-type="float" office:value="0.0950346757604134" calcext:value-type="float">
            <text:p>0.095034675760413</text:p>
          </table:table-cell>
          <table:table-cell/>
          <table:table-cell office:value-type="float" office:value="1686" calcext:value-type="float">
            <text:p>1686</text:p>
          </table:table-cell>
          <table:table-cell/>
          <table:table-cell office:value-type="float" office:value="4.15424331448992" calcext:value-type="float">
            <text:p>4.15424331448992</text:p>
          </table:table-cell>
        </table:table-row>
        <table:table-row table:style-name="ro1">
          <table:table-cell table:number-columns-repeated="2"/>
          <table:table-cell office:value-type="float" office:value="4.15996292193888" calcext:value-type="float">
            <text:p>4.15996292193888</text:p>
          </table:table-cell>
          <table:table-cell office:value-type="float" office:value="3.14373567148305" calcext:value-type="float">
            <text:p>3.14373567148305</text:p>
          </table:table-cell>
          <table:table-cell office:value-type="float" office:value="5.51971654052876" calcext:value-type="float">
            <text:p>5.51971654052876</text:p>
          </table:table-cell>
          <table:table-cell table:number-columns-repeated="2"/>
          <table:table-cell office:value-type="float" office:value="97.9338146106808" calcext:value-type="float">
            <text:p>97.9338146106808</text:p>
          </table:table-cell>
          <table:table-cell/>
          <table:table-cell office:value-type="float" office:value="-5.04432140263179" calcext:value-type="float">
            <text:p>-5.0443214026317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4.15996292193888" calcext:value-type="float">
            <text:p>4.15996292193888</text:p>
          </table:table-cell>
        </table:table-row>
        <table:table-row table:style-name="ro1">
          <table:table-cell table:number-columns-repeated="2"/>
          <table:table-cell office:value-type="float" office:value="4.19481046170239" calcext:value-type="float">
            <text:p>4.19481046170239</text:p>
          </table:table-cell>
          <table:table-cell office:value-type="float" office:value="3.14650515319045" calcext:value-type="float">
            <text:p>3.14650515319045</text:p>
          </table:table-cell>
          <table:table-cell office:value-type="float" office:value="5.52217318848913" calcext:value-type="float">
            <text:p>5.52217318848913</text:p>
          </table:table-cell>
          <table:table-cell table:number-columns-repeated="2"/>
          <table:table-cell office:value-type="float" office:value="1.32713346901357" calcext:value-type="float">
            <text:p>1.32713346901357</text:p>
          </table:table-cell>
          <table:table-cell/>
          <table:table-cell office:value-type="float" office:value="-0.00206199739582967" calcext:value-type="float">
            <text:p>-0.00206199739583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4.19481046170239" calcext:value-type="float">
            <text:p>4.19481046170239</text:p>
          </table:table-cell>
        </table:table-row>
        <table:table-row table:style-name="ro1">
          <table:table-cell table:number-columns-repeated="2"/>
          <table:table-cell office:value-type="float" office:value="4.20917850303032" calcext:value-type="float">
            <text:p>4.20917850303032</text:p>
          </table:table-cell>
          <table:table-cell office:value-type="float" office:value="3.14943466642905" calcext:value-type="float">
            <text:p>3.14943466642905</text:p>
          </table:table-cell>
          <table:table-cell office:value-type="float" office:value="5.54131884582255" calcext:value-type="float">
            <text:p>5.54131884582255</text:p>
          </table:table-cell>
          <table:table-cell table:number-columns-repeated="2"/>
          <table:table-cell office:value-type="float" office:value="6.75630851786836" calcext:value-type="float">
            <text:p>6.75630851786836</text:p>
          </table:table-cell>
          <table:table-cell/>
          <table:table-cell office:value-type="float" office:value="-0.979139657993724" calcext:value-type="float">
            <text:p>-0.979139657993724</text:p>
          </table:table-cell>
          <table:table-cell/>
          <table:table-cell office:value-type="float" office:value="6956" calcext:value-type="float">
            <text:p>6956</text:p>
          </table:table-cell>
          <table:table-cell/>
          <table:table-cell office:value-type="float" office:value="4.20917850303032" calcext:value-type="float">
            <text:p>4.20917850303032</text:p>
          </table:table-cell>
        </table:table-row>
        <table:table-row table:style-name="ro1">
          <table:table-cell table:number-columns-repeated="2"/>
          <table:table-cell office:value-type="float" office:value="4.20975340579407" calcext:value-type="float">
            <text:p>4.20975340579407</text:p>
          </table:table-cell>
          <table:table-cell office:value-type="float" office:value="3.1642260951604" calcext:value-type="float">
            <text:p>3.1642260951604</text:p>
          </table:table-cell>
          <table:table-cell office:value-type="float" office:value="5.54327039065558" calcext:value-type="float">
            <text:p>5.54327039065558</text:p>
          </table:table-cell>
          <table:table-cell table:number-columns-repeated="2"/>
          <table:table-cell office:value-type="float" office:value="7.19075931149581" calcext:value-type="float">
            <text:p>7.19075931149581</text:p>
          </table:table-cell>
          <table:table-cell/>
          <table:table-cell office:value-type="float" office:value="0.399501757712803" calcext:value-type="float">
            <text:p>0.399501757712803</text:p>
          </table:table-cell>
          <table:table-cell/>
          <table:table-cell office:value-type="float" office:value="7599" calcext:value-type="float">
            <text:p>7599</text:p>
          </table:table-cell>
          <table:table-cell/>
          <table:table-cell office:value-type="float" office:value="4.20975340579407" calcext:value-type="float">
            <text:p>4.20975340579407</text:p>
          </table:table-cell>
        </table:table-row>
        <table:table-row table:style-name="ro1">
          <table:table-cell table:number-columns-repeated="2"/>
          <table:table-cell office:value-type="float" office:value="4.21433041043762" calcext:value-type="float">
            <text:p>4.21433041043762</text:p>
          </table:table-cell>
          <table:table-cell office:value-type="float" office:value="3.17308955292106" calcext:value-type="float">
            <text:p>3.17308955292106</text:p>
          </table:table-cell>
          <table:table-cell office:value-type="float" office:value="5.55327846315809" calcext:value-type="float">
            <text:p>5.55327846315809</text:p>
          </table:table-cell>
          <table:table-cell table:number-columns-repeated="2"/>
          <table:table-cell office:value-type="float" office:value="3.87543119445965" calcext:value-type="float">
            <text:p>3.87543119445965</text:p>
          </table:table-cell>
          <table:table-cell/>
          <table:table-cell office:value-type="float" office:value="0.294334801042717" calcext:value-type="float">
            <text:p>0.294334801042717</text:p>
          </table:table-cell>
          <table:table-cell/>
          <table:table-cell office:value-type="float" office:value="3472" calcext:value-type="float">
            <text:p>3472</text:p>
          </table:table-cell>
          <table:table-cell/>
          <table:table-cell office:value-type="float" office:value="4.21433041043762" calcext:value-type="float">
            <text:p>4.21433041043762</text:p>
          </table:table-cell>
        </table:table-row>
        <table:table-row table:style-name="ro1">
          <table:table-cell table:number-columns-repeated="2"/>
          <table:table-cell office:value-type="float" office:value="4.22158194969334" calcext:value-type="float">
            <text:p>4.22158194969334</text:p>
          </table:table-cell>
          <table:table-cell office:value-type="float" office:value="3.17502866625674" calcext:value-type="float">
            <text:p>3.17502866625674</text:p>
          </table:table-cell>
          <table:table-cell office:value-type="float" office:value="5.57134307129396" calcext:value-type="float">
            <text:p>5.57134307129396</text:p>
          </table:table-cell>
          <table:table-cell table:number-columns-repeated="2"/>
          <table:table-cell office:value-type="float" office:value="100.100765151591" calcext:value-type="float">
            <text:p>100.100765151591</text:p>
          </table:table-cell>
          <table:table-cell/>
          <table:table-cell office:value-type="float" office:value="-7.99481887296241" calcext:value-type="float">
            <text:p>-7.99481887296241</text:p>
          </table:table-cell>
          <table:table-cell/>
          <table:table-cell office:value-type="float" office:value="48596" calcext:value-type="float">
            <text:p>48596</text:p>
          </table:table-cell>
          <table:table-cell/>
          <table:table-cell office:value-type="float" office:value="4.22158194969334" calcext:value-type="float">
            <text:p>4.22158194969334</text:p>
          </table:table-cell>
        </table:table-row>
        <table:table-row table:style-name="ro1">
          <table:table-cell table:number-columns-repeated="2"/>
          <table:table-cell office:value-type="float" office:value="4.2231062507076" calcext:value-type="float">
            <text:p>4.2231062507076</text:p>
          </table:table-cell>
          <table:table-cell office:value-type="float" office:value="3.18681875647347" calcext:value-type="float">
            <text:p>3.18681875647347</text:p>
          </table:table-cell>
          <table:table-cell office:value-type="float" office:value="5.58224159332955" calcext:value-type="float">
            <text:p>5.58224159332955</text:p>
          </table:table-cell>
          <table:table-cell table:number-columns-repeated="2"/>
          <table:table-cell office:value-type="float" office:value="90.8648894000429" calcext:value-type="float">
            <text:p>90.8648894000429</text:p>
          </table:table-cell>
          <table:table-cell/>
          <table:table-cell office:value-type="float" office:value="-3.33827865541075" calcext:value-type="float">
            <text:p>-3.3382786554107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4.2231062507076" calcext:value-type="float">
            <text:p>4.2231062507076</text:p>
          </table:table-cell>
        </table:table-row>
        <table:table-row table:style-name="ro1">
          <table:table-cell table:number-columns-repeated="2"/>
          <table:table-cell office:value-type="float" office:value="4.24247214198929" calcext:value-type="float">
            <text:p>4.24247214198929</text:p>
          </table:table-cell>
          <table:table-cell office:value-type="float" office:value="3.18731828424668" calcext:value-type="float">
            <text:p>3.18731828424668</text:p>
          </table:table-cell>
          <table:table-cell office:value-type="float" office:value="5.6088795497179" calcext:value-type="float">
            <text:p>5.6088795497179</text:p>
          </table:table-cell>
          <table:table-cell table:number-columns-repeated="2"/>
          <table:table-cell office:value-type="float" office:value="1.49052133237457" calcext:value-type="float">
            <text:p>1.49052133237457</text:p>
          </table:table-cell>
          <table:table-cell/>
          <table:table-cell office:value-type="float" office:value="0.238108053107006" calcext:value-type="float">
            <text:p>0.238108053107006</text:p>
          </table:table-cell>
          <table:table-cell/>
          <table:table-cell office:value-type="float" office:value="6926" calcext:value-type="float">
            <text:p>6926</text:p>
          </table:table-cell>
          <table:table-cell/>
          <table:table-cell office:value-type="float" office:value="4.24247214198929" calcext:value-type="float">
            <text:p>4.24247214198929</text:p>
          </table:table-cell>
        </table:table-row>
        <table:table-row table:style-name="ro1">
          <table:table-cell table:number-columns-repeated="2"/>
          <table:table-cell office:value-type="float" office:value="4.30688562158518" calcext:value-type="float">
            <text:p>4.30688562158518</text:p>
          </table:table-cell>
          <table:table-cell office:value-type="float" office:value="3.19067556719134" calcext:value-type="float">
            <text:p>3.19067556719134</text:p>
          </table:table-cell>
          <table:table-cell office:value-type="float" office:value="5.61533712979892" calcext:value-type="float">
            <text:p>5.61533712979892</text:p>
          </table:table-cell>
          <table:table-cell table:number-columns-repeated="2"/>
          <table:table-cell office:value-type="float" office:value="-0.0515158490953596" calcext:value-type="float">
            <text:p>-0.05151584909536</text:p>
          </table:table-cell>
          <table:table-cell/>
          <table:table-cell office:value-type="float" office:value="0.161662100023298" calcext:value-type="float">
            <text:p>0.161662100023298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.30688562158518" calcext:value-type="float">
            <text:p>4.30688562158518</text:p>
          </table:table-cell>
        </table:table-row>
        <table:table-row table:style-name="ro1">
          <table:table-cell table:number-columns-repeated="2"/>
          <table:table-cell office:value-type="float" office:value="4.33515880998763" calcext:value-type="float">
            <text:p>4.33515880998763</text:p>
          </table:table-cell>
          <table:table-cell office:value-type="float" office:value="3.19079102125192" calcext:value-type="float">
            <text:p>3.19079102125192</text:p>
          </table:table-cell>
          <table:table-cell office:value-type="float" office:value="5.61758115854671" calcext:value-type="float">
            <text:p>5.61758115854671</text:p>
          </table:table-cell>
          <table:table-cell table:number-columns-repeated="2"/>
          <table:table-cell office:value-type="float" office:value="1.51999869282848" calcext:value-type="float">
            <text:p>1.51999869282848</text:p>
          </table:table-cell>
          <table:table-cell/>
          <table:table-cell office:value-type="float" office:value="0.329525178932438" calcext:value-type="float">
            <text:p>0.329525178932438</text:p>
          </table:table-cell>
          <table:table-cell/>
          <table:table-cell office:value-type="float" office:value="3514" calcext:value-type="float">
            <text:p>3514</text:p>
          </table:table-cell>
          <table:table-cell/>
          <table:table-cell office:value-type="float" office:value="4.33515880998763" calcext:value-type="float">
            <text:p>4.33515880998763</text:p>
          </table:table-cell>
        </table:table-row>
        <table:table-row table:style-name="ro1">
          <table:table-cell table:number-columns-repeated="2"/>
          <table:table-cell office:value-type="float" office:value="4.36079238150715" calcext:value-type="float">
            <text:p>4.36079238150715</text:p>
          </table:table-cell>
          <table:table-cell office:value-type="float" office:value="3.2058320957664" calcext:value-type="float">
            <text:p>3.2058320957664</text:p>
          </table:table-cell>
          <table:table-cell office:value-type="float" office:value="5.61990347621893" calcext:value-type="float">
            <text:p>5.61990347621893</text:p>
          </table:table-cell>
          <table:table-cell table:number-columns-repeated="2"/>
          <table:table-cell office:value-type="float" office:value="6.14688337299377" calcext:value-type="float">
            <text:p>6.14688337299377</text:p>
          </table:table-cell>
          <table:table-cell/>
          <table:table-cell office:value-type="float" office:value="0.619582247244174" calcext:value-type="float">
            <text:p>0.619582247244174</text:p>
          </table:table-cell>
          <table:table-cell/>
          <table:table-cell office:value-type="float" office:value="5214" calcext:value-type="float">
            <text:p>5214</text:p>
          </table:table-cell>
          <table:table-cell/>
          <table:table-cell office:value-type="float" office:value="4.36079238150715" calcext:value-type="float">
            <text:p>4.36079238150715</text:p>
          </table:table-cell>
        </table:table-row>
        <table:table-row table:style-name="ro1">
          <table:table-cell table:number-columns-repeated="2"/>
          <table:table-cell office:value-type="float" office:value="4.39052547879462" calcext:value-type="float">
            <text:p>4.39052547879462</text:p>
          </table:table-cell>
          <table:table-cell office:value-type="float" office:value="3.20583229614329" calcext:value-type="float">
            <text:p>3.20583229614329</text:p>
          </table:table-cell>
          <table:table-cell office:value-type="float" office:value="5.63098448973196" calcext:value-type="float">
            <text:p>5.63098448973196</text:p>
          </table:table-cell>
          <table:table-cell table:number-columns-repeated="2"/>
          <table:table-cell office:value-type="float" office:value="0.67578840484084" calcext:value-type="float">
            <text:p>0.67578840484084</text:p>
          </table:table-cell>
          <table:table-cell/>
          <table:table-cell office:value-type="float" office:value="-0.411136151085888" calcext:value-type="float">
            <text:p>-0.411136151085888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4.39052547879462" calcext:value-type="float">
            <text:p>4.39052547879462</text:p>
          </table:table-cell>
        </table:table-row>
        <table:table-row table:style-name="ro1">
          <table:table-cell table:number-columns-repeated="2"/>
          <table:table-cell office:value-type="float" office:value="4.4093806687303" calcext:value-type="float">
            <text:p>4.4093806687303</text:p>
          </table:table-cell>
          <table:table-cell office:value-type="float" office:value="3.20922569044373" calcext:value-type="float">
            <text:p>3.20922569044373</text:p>
          </table:table-cell>
          <table:table-cell office:value-type="float" office:value="5.63441896939988" calcext:value-type="float">
            <text:p>5.63441896939988</text:p>
          </table:table-cell>
          <table:table-cell table:number-columns-repeated="2"/>
          <table:table-cell office:value-type="float" office:value="7.47943268380565" calcext:value-type="float">
            <text:p>7.47943268380565</text:p>
          </table:table-cell>
          <table:table-cell/>
          <table:table-cell office:value-type="float" office:value="-0.114147308524449" calcext:value-type="float">
            <text:p>-0.114147308524449</text:p>
          </table:table-cell>
          <table:table-cell/>
          <table:table-cell office:value-type="float" office:value="13518" calcext:value-type="float">
            <text:p>13518</text:p>
          </table:table-cell>
          <table:table-cell/>
          <table:table-cell office:value-type="float" office:value="4.4093806687303" calcext:value-type="float">
            <text:p>4.4093806687303</text:p>
          </table:table-cell>
        </table:table-row>
        <table:table-row table:style-name="ro1">
          <table:table-cell table:number-columns-repeated="2"/>
          <table:table-cell office:value-type="float" office:value="4.44144583553458" calcext:value-type="float">
            <text:p>4.44144583553458</text:p>
          </table:table-cell>
          <table:table-cell office:value-type="float" office:value="3.21320054848912" calcext:value-type="float">
            <text:p>3.21320054848912</text:p>
          </table:table-cell>
          <table:table-cell office:value-type="float" office:value="5.63873645467466" calcext:value-type="float">
            <text:p>5.63873645467466</text:p>
          </table:table-cell>
          <table:table-cell table:number-columns-repeated="2"/>
          <table:table-cell office:value-type="float" office:value="3.36181817573224" calcext:value-type="float">
            <text:p>3.36181817573224</text:p>
          </table:table-cell>
          <table:table-cell/>
          <table:table-cell office:value-type="float" office:value="-0.388084117147454" calcext:value-type="float">
            <text:p>-0.388084117147454</text:p>
          </table:table-cell>
          <table:table-cell/>
          <table:table-cell office:value-type="float" office:value="3032" calcext:value-type="float">
            <text:p>3032</text:p>
          </table:table-cell>
          <table:table-cell/>
          <table:table-cell office:value-type="float" office:value="4.44144583553458" calcext:value-type="float">
            <text:p>4.44144583553458</text:p>
          </table:table-cell>
        </table:table-row>
        <table:table-row table:style-name="ro1">
          <table:table-cell table:number-columns-repeated="2"/>
          <table:table-cell office:value-type="float" office:value="4.44271906592575" calcext:value-type="float">
            <text:p>4.44271906592575</text:p>
          </table:table-cell>
          <table:table-cell office:value-type="float" office:value="3.21415131113686" calcext:value-type="float">
            <text:p>3.21415131113686</text:p>
          </table:table-cell>
          <table:table-cell office:value-type="float" office:value="5.64703244365772" calcext:value-type="float">
            <text:p>5.64703244365772</text:p>
          </table:table-cell>
          <table:table-cell table:number-columns-repeated="2"/>
          <table:table-cell office:value-type="float" office:value="2.71059820457741" calcext:value-type="float">
            <text:p>2.71059820457741</text:p>
          </table:table-cell>
          <table:table-cell/>
          <table:table-cell office:value-type="float" office:value="-0.0185000209638527" calcext:value-type="float">
            <text:p>-0.018500020963853</text:p>
          </table:table-cell>
          <table:table-cell/>
          <table:table-cell office:value-type="float" office:value="9358" calcext:value-type="float">
            <text:p>9358</text:p>
          </table:table-cell>
          <table:table-cell/>
          <table:table-cell office:value-type="float" office:value="4.44271906592575" calcext:value-type="float">
            <text:p>4.44271906592575</text:p>
          </table:table-cell>
        </table:table-row>
        <table:table-row table:style-name="ro1">
          <table:table-cell table:number-columns-repeated="2"/>
          <table:table-cell office:value-type="float" office:value="4.45934202713446" calcext:value-type="float">
            <text:p>4.45934202713446</text:p>
          </table:table-cell>
          <table:table-cell office:value-type="float" office:value="3.21609654247026" calcext:value-type="float">
            <text:p>3.21609654247026</text:p>
          </table:table-cell>
          <table:table-cell office:value-type="float" office:value="5.66136959205202" calcext:value-type="float">
            <text:p>5.66136959205202</text:p>
          </table:table-cell>
          <table:table-cell table:number-columns-repeated="2"/>
          <table:table-cell office:value-type="float" office:value="6.758293337248" calcext:value-type="float">
            <text:p>6.758293337248</text:p>
          </table:table-cell>
          <table:table-cell/>
          <table:table-cell office:value-type="float" office:value="0.057588052480833" calcext:value-type="float">
            <text:p>0.057588052480833</text:p>
          </table:table-cell>
          <table:table-cell/>
          <table:table-cell office:value-type="float" office:value="7800" calcext:value-type="float">
            <text:p>7800</text:p>
          </table:table-cell>
          <table:table-cell/>
          <table:table-cell office:value-type="float" office:value="4.45934202713446" calcext:value-type="float">
            <text:p>4.45934202713446</text:p>
          </table:table-cell>
        </table:table-row>
        <table:table-row table:style-name="ro1">
          <table:table-cell table:number-columns-repeated="2"/>
          <table:table-cell office:value-type="float" office:value="4.46082070655393" calcext:value-type="float">
            <text:p>4.46082070655393</text:p>
          </table:table-cell>
          <table:table-cell office:value-type="float" office:value="3.21672459506894" calcext:value-type="float">
            <text:p>3.21672459506894</text:p>
          </table:table-cell>
          <table:table-cell office:value-type="float" office:value="5.66310817007598" calcext:value-type="float">
            <text:p>5.66310817007598</text:p>
          </table:table-cell>
          <table:table-cell table:number-columns-repeated="2"/>
          <table:table-cell office:value-type="float" office:value="3.43846555798482" calcext:value-type="float">
            <text:p>3.43846555798482</text:p>
          </table:table-cell>
          <table:table-cell/>
          <table:table-cell office:value-type="float" office:value="-0.47207504356863" calcext:value-type="float">
            <text:p>-0.47207504356863</text:p>
          </table:table-cell>
          <table:table-cell/>
          <table:table-cell office:value-type="float" office:value="2666" calcext:value-type="float">
            <text:p>2666</text:p>
          </table:table-cell>
          <table:table-cell/>
          <table:table-cell office:value-type="float" office:value="4.46082070655393" calcext:value-type="float">
            <text:p>4.46082070655393</text:p>
          </table:table-cell>
        </table:table-row>
        <table:table-row table:style-name="ro1">
          <table:table-cell table:number-columns-repeated="2"/>
          <table:table-cell office:value-type="float" office:value="4.46767175709142" calcext:value-type="float">
            <text:p>4.46767175709142</text:p>
          </table:table-cell>
          <table:table-cell office:value-type="float" office:value="3.22025326566667" calcext:value-type="float">
            <text:p>3.22025326566667</text:p>
          </table:table-cell>
          <table:table-cell office:value-type="float" office:value="5.69585322619823" calcext:value-type="float">
            <text:p>5.69585322619823</text:p>
          </table:table-cell>
          <table:table-cell table:number-columns-repeated="2"/>
          <table:table-cell office:value-type="float" office:value="7.60977981799308" calcext:value-type="float">
            <text:p>7.60977981799308</text:p>
          </table:table-cell>
          <table:table-cell/>
          <table:table-cell office:value-type="float" office:value="0.0291641966192152" calcext:value-type="float">
            <text:p>0.029164196619215</text:p>
          </table:table-cell>
          <table:table-cell/>
          <table:table-cell office:value-type="float" office:value="14829" calcext:value-type="float">
            <text:p>14829</text:p>
          </table:table-cell>
          <table:table-cell/>
          <table:table-cell office:value-type="float" office:value="4.46767175709142" calcext:value-type="float">
            <text:p>4.46767175709142</text:p>
          </table:table-cell>
        </table:table-row>
        <table:table-row table:style-name="ro1">
          <table:table-cell table:number-columns-repeated="2"/>
          <table:table-cell office:value-type="float" office:value="4.48148178228642" calcext:value-type="float">
            <text:p>4.48148178228642</text:p>
          </table:table-cell>
          <table:table-cell office:value-type="float" office:value="3.23671793636896" calcext:value-type="float">
            <text:p>3.23671793636896</text:p>
          </table:table-cell>
          <table:table-cell office:value-type="float" office:value="5.70067658928715" calcext:value-type="float">
            <text:p>5.70067658928715</text:p>
          </table:table-cell>
          <table:table-cell table:number-columns-repeated="2"/>
          <table:table-cell office:value-type="float" office:value="3.39158108225983" calcext:value-type="float">
            <text:p>3.39158108225983</text:p>
          </table:table-cell>
          <table:table-cell/>
          <table:table-cell office:value-type="float" office:value="-0.480583376281136" calcext:value-type="float">
            <text:p>-0.480583376281136</text:p>
          </table:table-cell>
          <table:table-cell/>
          <table:table-cell office:value-type="float" office:value="3667" calcext:value-type="float">
            <text:p>3667</text:p>
          </table:table-cell>
          <table:table-cell/>
          <table:table-cell office:value-type="float" office:value="4.48148178228642" calcext:value-type="float">
            <text:p>4.48148178228642</text:p>
          </table:table-cell>
        </table:table-row>
        <table:table-row table:style-name="ro1">
          <table:table-cell table:number-columns-repeated="2"/>
          <table:table-cell office:value-type="float" office:value="4.48412026290977" calcext:value-type="float">
            <text:p>4.48412026290977</text:p>
          </table:table-cell>
          <table:table-cell office:value-type="float" office:value="3.23959400339608" calcext:value-type="float">
            <text:p>3.23959400339608</text:p>
          </table:table-cell>
          <table:table-cell office:value-type="float" office:value="5.70643353639086" calcext:value-type="float">
            <text:p>5.70643353639086</text:p>
          </table:table-cell>
          <table:table-cell table:number-columns-repeated="2"/>
          <table:table-cell office:value-type="float" office:value="100.112347511224" calcext:value-type="float">
            <text:p>100.112347511224</text:p>
          </table:table-cell>
          <table:table-cell/>
          <table:table-cell office:value-type="float" office:value="-1.62761363901374" calcext:value-type="float">
            <text:p>-1.62761363901374</text:p>
          </table:table-cell>
          <table:table-cell/>
          <table:table-cell office:value-type="float" office:value="46676" calcext:value-type="float">
            <text:p>46676</text:p>
          </table:table-cell>
          <table:table-cell/>
          <table:table-cell office:value-type="float" office:value="4.48412026290977" calcext:value-type="float">
            <text:p>4.48412026290977</text:p>
          </table:table-cell>
        </table:table-row>
        <table:table-row table:style-name="ro1">
          <table:table-cell table:number-columns-repeated="2"/>
          <table:table-cell office:value-type="float" office:value="4.54213726712602" calcext:value-type="float">
            <text:p>4.54213726712602</text:p>
          </table:table-cell>
          <table:table-cell office:value-type="float" office:value="3.25610414173344" calcext:value-type="float">
            <text:p>3.25610414173344</text:p>
          </table:table-cell>
          <table:table-cell office:value-type="float" office:value="5.72960839857175" calcext:value-type="float">
            <text:p>5.72960839857175</text:p>
          </table:table-cell>
          <table:table-cell table:number-columns-repeated="2"/>
          <table:table-cell office:value-type="float" office:value="4.56063876532542" calcext:value-type="float">
            <text:p>4.56063876532542</text:p>
          </table:table-cell>
          <table:table-cell/>
          <table:table-cell office:value-type="float" office:value="-0.2026999283351" calcext:value-type="float">
            <text:p>-0.2026999283351</text:p>
          </table:table-cell>
          <table:table-cell/>
          <table:table-cell office:value-type="float" office:value="4593" calcext:value-type="float">
            <text:p>4593</text:p>
          </table:table-cell>
          <table:table-cell/>
          <table:table-cell office:value-type="float" office:value="4.54213726712602" calcext:value-type="float">
            <text:p>4.54213726712602</text:p>
          </table:table-cell>
        </table:table-row>
        <table:table-row table:style-name="ro1">
          <table:table-cell table:number-columns-repeated="2"/>
          <table:table-cell office:value-type="float" office:value="4.56063876532542" calcext:value-type="float">
            <text:p>4.56063876532542</text:p>
          </table:table-cell>
          <table:table-cell office:value-type="float" office:value="3.26622920825945" calcext:value-type="float">
            <text:p>3.26622920825945</text:p>
          </table:table-cell>
          <table:table-cell office:value-type="float" office:value="5.74605292901967" calcext:value-type="float">
            <text:p>5.74605292901967</text:p>
          </table:table-cell>
          <table:table-cell table:number-columns-repeated="2"/>
          <table:table-cell office:value-type="float" office:value="6.21467826875473" calcext:value-type="float">
            <text:p>6.21467826875473</text:p>
          </table:table-cell>
          <table:table-cell/>
          <table:table-cell office:value-type="float" office:value="-0.600544542193647" calcext:value-type="float">
            <text:p>-0.600544542193647</text:p>
          </table:table-cell>
          <table:table-cell/>
          <table:table-cell office:value-type="float" office:value="4601" calcext:value-type="float">
            <text:p>4601</text:p>
          </table:table-cell>
          <table:table-cell/>
          <table:table-cell office:value-type="float" office:value="4.56063876532542" calcext:value-type="float">
            <text:p>4.56063876532542</text:p>
          </table:table-cell>
        </table:table-row>
        <table:table-row table:style-name="ro1">
          <table:table-cell table:number-columns-repeated="2"/>
          <table:table-cell office:value-type="float" office:value="4.56319475169334" calcext:value-type="float">
            <text:p>4.56319475169334</text:p>
          </table:table-cell>
          <table:table-cell office:value-type="float" office:value="3.28174189325404" calcext:value-type="float">
            <text:p>3.28174189325404</text:p>
          </table:table-cell>
          <table:table-cell office:value-type="float" office:value="5.75387465933377" calcext:value-type="float">
            <text:p>5.75387465933377</text:p>
          </table:table-cell>
          <table:table-cell table:number-columns-repeated="2"/>
          <table:table-cell office:value-type="float" office:value="7.27355862245818" calcext:value-type="float">
            <text:p>7.27355862245818</text:p>
          </table:table-cell>
          <table:table-cell/>
          <table:table-cell office:value-type="float" office:value="-1.00905680776397" calcext:value-type="float">
            <text:p>-1.00905680776397</text:p>
          </table:table-cell>
          <table:table-cell/>
          <table:table-cell office:value-type="float" office:value="6757" calcext:value-type="float">
            <text:p>6757</text:p>
          </table:table-cell>
          <table:table-cell/>
          <table:table-cell office:value-type="float" office:value="4.56319475169334" calcext:value-type="float">
            <text:p>4.56319475169334</text:p>
          </table:table-cell>
        </table:table-row>
        <table:table-row table:style-name="ro1">
          <table:table-cell table:number-columns-repeated="2"/>
          <table:table-cell office:value-type="float" office:value="4.58710621663259" calcext:value-type="float">
            <text:p>4.58710621663259</text:p>
          </table:table-cell>
          <table:table-cell office:value-type="float" office:value="3.2875155523569" calcext:value-type="float">
            <text:p>3.2875155523569</text:p>
          </table:table-cell>
          <table:table-cell office:value-type="float" office:value="5.78074119339514" calcext:value-type="float">
            <text:p>5.78074119339514</text:p>
          </table:table-cell>
          <table:table-cell table:number-columns-repeated="2"/>
          <table:table-cell office:value-type="float" office:value="2.32755166307422" calcext:value-type="float">
            <text:p>2.32755166307422</text:p>
          </table:table-cell>
          <table:table-cell/>
          <table:table-cell office:value-type="float" office:value="-0.0377821907987005" calcext:value-type="float">
            <text:p>-0.037782190798701</text:p>
          </table:table-cell>
          <table:table-cell/>
          <table:table-cell office:value-type="float" office:value="2649" calcext:value-type="float">
            <text:p>2649</text:p>
          </table:table-cell>
          <table:table-cell/>
          <table:table-cell office:value-type="float" office:value="4.58710621663259" calcext:value-type="float">
            <text:p>4.58710621663259</text:p>
          </table:table-cell>
        </table:table-row>
        <table:table-row table:style-name="ro1">
          <table:table-cell table:number-columns-repeated="2"/>
          <table:table-cell office:value-type="float" office:value="4.58851039246698" calcext:value-type="float">
            <text:p>4.58851039246698</text:p>
          </table:table-cell>
          <table:table-cell office:value-type="float" office:value="3.29769442653943" calcext:value-type="float">
            <text:p>3.29769442653943</text:p>
          </table:table-cell>
          <table:table-cell office:value-type="float" office:value="5.79056534406664" calcext:value-type="float">
            <text:p>5.79056534406664</text:p>
          </table:table-cell>
          <table:table-cell table:number-columns-repeated="2"/>
          <table:table-cell office:value-type="float" office:value="3.82589431078697" calcext:value-type="float">
            <text:p>3.82589431078697</text:p>
          </table:table-cell>
          <table:table-cell/>
          <table:table-cell office:value-type="float" office:value="-0.654233313897389" calcext:value-type="float">
            <text:p>-0.654233313897389</text:p>
          </table:table-cell>
          <table:table-cell/>
          <table:table-cell office:value-type="float" office:value="4558" calcext:value-type="float">
            <text:p>4558</text:p>
          </table:table-cell>
          <table:table-cell/>
          <table:table-cell office:value-type="float" office:value="4.58851039246698" calcext:value-type="float">
            <text:p>4.58851039246698</text:p>
          </table:table-cell>
        </table:table-row>
        <table:table-row table:style-name="ro1">
          <table:table-cell table:number-columns-repeated="2"/>
          <table:table-cell office:value-type="float" office:value="4.60476806925374" calcext:value-type="float">
            <text:p>4.60476806925374</text:p>
          </table:table-cell>
          <table:table-cell office:value-type="float" office:value="3.30012352640895" calcext:value-type="float">
            <text:p>3.30012352640895</text:p>
          </table:table-cell>
          <table:table-cell office:value-type="float" office:value="5.79083576009305" calcext:value-type="float">
            <text:p>5.79083576009305</text:p>
          </table:table-cell>
          <table:table-cell table:number-columns-repeated="2"/>
          <table:table-cell office:value-type="float" office:value="0.969202750471767" calcext:value-type="float">
            <text:p>0.969202750471767</text:p>
          </table:table-cell>
          <table:table-cell/>
          <table:table-cell office:value-type="float" office:value="-0.146945714755849" calcext:value-type="float">
            <text:p>-0.146945714755849</text:p>
          </table:table-cell>
          <table:table-cell/>
          <table:table-cell office:value-type="float" office:value="3477" calcext:value-type="float">
            <text:p>3477</text:p>
          </table:table-cell>
          <table:table-cell/>
          <table:table-cell office:value-type="float" office:value="4.60476806925374" calcext:value-type="float">
            <text:p>4.60476806925374</text:p>
          </table:table-cell>
        </table:table-row>
        <table:table-row table:style-name="ro1">
          <table:table-cell table:number-columns-repeated="2"/>
          <table:table-cell office:value-type="float" office:value="4.61267379657243" calcext:value-type="float">
            <text:p>4.61267379657243</text:p>
          </table:table-cell>
          <table:table-cell office:value-type="float" office:value="3.30343075870988" calcext:value-type="float">
            <text:p>3.30343075870988</text:p>
          </table:table-cell>
          <table:table-cell office:value-type="float" office:value="5.79327670373838" calcext:value-type="float">
            <text:p>5.79327670373838</text:p>
          </table:table-cell>
          <table:table-cell table:number-columns-repeated="2"/>
          <table:table-cell office:value-type="float" office:value="7.62175510640012" calcext:value-type="float">
            <text:p>7.62175510640012</text:p>
          </table:table-cell>
          <table:table-cell/>
          <table:table-cell office:value-type="float" office:value="0.137560132447078" calcext:value-type="float">
            <text:p>0.137560132447078</text:p>
          </table:table-cell>
          <table:table-cell/>
          <table:table-cell office:value-type="float" office:value="13633" calcext:value-type="float">
            <text:p>13633</text:p>
          </table:table-cell>
          <table:table-cell/>
          <table:table-cell office:value-type="float" office:value="4.61267379657243" calcext:value-type="float">
            <text:p>4.61267379657243</text:p>
          </table:table-cell>
        </table:table-row>
        <table:table-row table:style-name="ro1">
          <table:table-cell table:number-columns-repeated="2"/>
          <table:table-cell office:value-type="float" office:value="4.65375712212008" calcext:value-type="float">
            <text:p>4.65375712212008</text:p>
          </table:table-cell>
          <table:table-cell office:value-type="float" office:value="3.30553753247328" calcext:value-type="float">
            <text:p>3.30553753247328</text:p>
          </table:table-cell>
          <table:table-cell office:value-type="float" office:value="5.79896688225095" calcext:value-type="float">
            <text:p>5.79896688225095</text:p>
          </table:table-cell>
          <table:table-cell table:number-columns-repeated="2"/>
          <table:table-cell office:value-type="float" office:value="4.14916041900074" calcext:value-type="float">
            <text:p>4.14916041900074</text:p>
          </table:table-cell>
          <table:table-cell/>
          <table:table-cell office:value-type="float" office:value="-0.12368135761703" calcext:value-type="float">
            <text:p>-0.12368135761703</text:p>
          </table:table-cell>
          <table:table-cell/>
          <table:table-cell office:value-type="float" office:value="10522" calcext:value-type="float">
            <text:p>10522</text:p>
          </table:table-cell>
          <table:table-cell/>
          <table:table-cell office:value-type="float" office:value="4.65375712212008" calcext:value-type="float">
            <text:p>4.65375712212008</text:p>
          </table:table-cell>
        </table:table-row>
        <table:table-row table:style-name="ro1">
          <table:table-cell table:number-columns-repeated="2"/>
          <table:table-cell office:value-type="float" office:value="4.68462281179802" calcext:value-type="float">
            <text:p>4.68462281179802</text:p>
          </table:table-cell>
          <table:table-cell office:value-type="float" office:value="3.30763637099847" calcext:value-type="float">
            <text:p>3.30763637099847</text:p>
          </table:table-cell>
          <table:table-cell office:value-type="float" office:value="5.80930920874215" calcext:value-type="float">
            <text:p>5.80930920874215</text:p>
          </table:table-cell>
          <table:table-cell table:number-columns-repeated="2"/>
          <table:table-cell office:value-type="float" office:value="3.82694098448456" calcext:value-type="float">
            <text:p>3.82694098448456</text:p>
          </table:table-cell>
          <table:table-cell/>
          <table:table-cell office:value-type="float" office:value="-0.580073653055168" calcext:value-type="float">
            <text:p>-0.580073653055168</text:p>
          </table:table-cell>
          <table:table-cell/>
          <table:table-cell office:value-type="float" office:value="3278" calcext:value-type="float">
            <text:p>3278</text:p>
          </table:table-cell>
          <table:table-cell/>
          <table:table-cell office:value-type="float" office:value="4.68462281179802" calcext:value-type="float">
            <text:p>4.68462281179802</text:p>
          </table:table-cell>
        </table:table-row>
        <table:table-row table:style-name="ro1">
          <table:table-cell table:number-columns-repeated="2"/>
          <table:table-cell office:value-type="float" office:value="4.69160818406848" calcext:value-type="float">
            <text:p>4.69160818406848</text:p>
          </table:table-cell>
          <table:table-cell office:value-type="float" office:value="3.32017248945962" calcext:value-type="float">
            <text:p>3.32017248945962</text:p>
          </table:table-cell>
          <table:table-cell office:value-type="float" office:value="5.81089869358812" calcext:value-type="float">
            <text:p>5.81089869358812</text:p>
          </table:table-cell>
          <table:table-cell table:number-columns-repeated="2"/>
          <table:table-cell office:value-type="float" office:value="6.16539603992847" calcext:value-type="float">
            <text:p>6.16539603992847</text:p>
          </table:table-cell>
          <table:table-cell/>
          <table:table-cell office:value-type="float" office:value="-0.0139261384405472" calcext:value-type="float">
            <text:p>-0.013926138440547</text:p>
          </table:table-cell>
          <table:table-cell/>
          <table:table-cell office:value-type="float" office:value="5380" calcext:value-type="float">
            <text:p>5380</text:p>
          </table:table-cell>
          <table:table-cell/>
          <table:table-cell office:value-type="float" office:value="4.69160818406848" calcext:value-type="float">
            <text:p>4.69160818406848</text:p>
          </table:table-cell>
        </table:table-row>
        <table:table-row table:style-name="ro1">
          <table:table-cell table:number-columns-repeated="2"/>
          <table:table-cell office:value-type="float" office:value="4.72776204315208" calcext:value-type="float">
            <text:p>4.72776204315208</text:p>
          </table:table-cell>
          <table:table-cell office:value-type="float" office:value="3.32523090763465" calcext:value-type="float">
            <text:p>3.32523090763465</text:p>
          </table:table-cell>
          <table:table-cell office:value-type="float" office:value="5.88502760987132" calcext:value-type="float">
            <text:p>5.88502760987132</text:p>
          </table:table-cell>
          <table:table-cell table:number-columns-repeated="2"/>
          <table:table-cell office:value-type="float" office:value="4.24247214198929" calcext:value-type="float">
            <text:p>4.24247214198929</text:p>
          </table:table-cell>
          <table:table-cell/>
          <table:table-cell office:value-type="float" office:value="-0.0443959767770292" calcext:value-type="float">
            <text:p>-0.044395976777029</text:p>
          </table:table-cell>
          <table:table-cell/>
          <table:table-cell office:value-type="float" office:value="4877" calcext:value-type="float">
            <text:p>4877</text:p>
          </table:table-cell>
          <table:table-cell/>
          <table:table-cell office:value-type="float" office:value="4.72776204315208" calcext:value-type="float">
            <text:p>4.72776204315208</text:p>
          </table:table-cell>
        </table:table-row>
        <table:table-row table:style-name="ro1">
          <table:table-cell table:number-columns-repeated="2"/>
          <table:table-cell office:value-type="float" office:value="4.79554264014224" calcext:value-type="float">
            <text:p>4.79554264014224</text:p>
          </table:table-cell>
          <table:table-cell office:value-type="float" office:value="3.34654440889176" calcext:value-type="float">
            <text:p>3.34654440889176</text:p>
          </table:table-cell>
          <table:table-cell office:value-type="float" office:value="5.89966443238272" calcext:value-type="float">
            <text:p>5.89966443238272</text:p>
          </table:table-cell>
          <table:table-cell table:number-columns-repeated="2"/>
          <table:table-cell office:value-type="float" office:value="3.96613004200284" calcext:value-type="float">
            <text:p>3.96613004200284</text:p>
          </table:table-cell>
          <table:table-cell/>
          <table:table-cell office:value-type="float" office:value="-0.2715260869064" calcext:value-type="float">
            <text:p>-0.2715260869064</text:p>
          </table:table-cell>
          <table:table-cell/>
          <table:table-cell office:value-type="float" office:value="5463" calcext:value-type="float">
            <text:p>5463</text:p>
          </table:table-cell>
          <table:table-cell/>
          <table:table-cell office:value-type="float" office:value="4.79554264014224" calcext:value-type="float">
            <text:p>4.79554264014224</text:p>
          </table:table-cell>
        </table:table-row>
        <table:table-row table:style-name="ro1">
          <table:table-cell table:number-columns-repeated="2"/>
          <table:table-cell office:value-type="float" office:value="4.81234195233609" calcext:value-type="float">
            <text:p>4.81234195233609</text:p>
          </table:table-cell>
          <table:table-cell office:value-type="float" office:value="3.35152239003454" calcext:value-type="float">
            <text:p>3.35152239003454</text:p>
          </table:table-cell>
          <table:table-cell office:value-type="float" office:value="5.90266701577444" calcext:value-type="float">
            <text:p>5.90266701577444</text:p>
          </table:table-cell>
          <table:table-cell table:number-columns-repeated="2"/>
          <table:table-cell office:value-type="float" office:value="100.088131823005" calcext:value-type="float">
            <text:p>100.088131823005</text:p>
          </table:table-cell>
          <table:table-cell/>
          <table:table-cell office:value-type="float" office:value="-3.21630203163973" calcext:value-type="float">
            <text:p>-3.21630203163973</text:p>
          </table:table-cell>
          <table:table-cell/>
          <table:table-cell office:value-type="float" office:value="47529" calcext:value-type="float">
            <text:p>47529</text:p>
          </table:table-cell>
          <table:table-cell/>
          <table:table-cell office:value-type="float" office:value="4.81234195233609" calcext:value-type="float">
            <text:p>4.81234195233609</text:p>
          </table:table-cell>
        </table:table-row>
        <table:table-row table:style-name="ro1">
          <table:table-cell table:number-columns-repeated="2"/>
          <table:table-cell office:value-type="float" office:value="4.82640279797638" calcext:value-type="float">
            <text:p>4.82640279797638</text:p>
          </table:table-cell>
          <table:table-cell office:value-type="float" office:value="3.35433280031832" calcext:value-type="float">
            <text:p>3.35433280031832</text:p>
          </table:table-cell>
          <table:table-cell office:value-type="float" office:value="5.90787262869586" calcext:value-type="float">
            <text:p>5.90787262869586</text:p>
          </table:table-cell>
          <table:table-cell table:number-columns-repeated="2"/>
          <table:table-cell office:value-type="float" office:value="0.791843494613709" calcext:value-type="float">
            <text:p>0.791843494613709</text:p>
          </table:table-cell>
          <table:table-cell/>
          <table:table-cell office:value-type="float" office:value="-0.0297408540121453" calcext:value-type="float">
            <text:p>-0.029740854012145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float" office:value="4.82640279797638" calcext:value-type="float">
            <text:p>4.82640279797638</text:p>
          </table:table-cell>
        </table:table-row>
        <table:table-row table:style-name="ro1">
          <table:table-cell table:number-columns-repeated="2"/>
          <table:table-cell office:value-type="float" office:value="4.83110997750295" calcext:value-type="float">
            <text:p>4.83110997750295</text:p>
          </table:table-cell>
          <table:table-cell office:value-type="float" office:value="3.36615183159543" calcext:value-type="float">
            <text:p>3.36615183159543</text:p>
          </table:table-cell>
          <table:table-cell office:value-type="float" office:value="5.91855380494492" calcext:value-type="float">
            <text:p>5.91855380494492</text:p>
          </table:table-cell>
          <table:table-cell table:number-columns-repeated="2"/>
          <table:table-cell office:value-type="float" office:value="6.35269530353232" calcext:value-type="float">
            <text:p>6.35269530353232</text:p>
          </table:table-cell>
          <table:table-cell/>
          <table:table-cell office:value-type="float" office:value="0.112779589319542" calcext:value-type="float">
            <text:p>0.112779589319542</text:p>
          </table:table-cell>
          <table:table-cell/>
          <table:table-cell office:value-type="float" office:value="7140" calcext:value-type="float">
            <text:p>7140</text:p>
          </table:table-cell>
          <table:table-cell/>
          <table:table-cell office:value-type="float" office:value="4.83110997750295" calcext:value-type="float">
            <text:p>4.83110997750295</text:p>
          </table:table-cell>
        </table:table-row>
        <table:table-row table:style-name="ro1">
          <table:table-cell table:number-columns-repeated="2"/>
          <table:table-cell office:value-type="float" office:value="4.83466388910264" calcext:value-type="float">
            <text:p>4.83466388910264</text:p>
          </table:table-cell>
          <table:table-cell office:value-type="float" office:value="3.39121150738059" calcext:value-type="float">
            <text:p>3.39121150738059</text:p>
          </table:table-cell>
          <table:table-cell office:value-type="float" office:value="5.92334480789475" calcext:value-type="float">
            <text:p>5.92334480789475</text:p>
          </table:table-cell>
          <table:table-cell table:number-columns-repeated="2"/>
          <table:table-cell office:value-type="float" office:value="0.403169085741763" calcext:value-type="float">
            <text:p>0.403169085741763</text:p>
          </table:table-cell>
          <table:table-cell/>
          <table:table-cell office:value-type="float" office:value="0.219058785916178" calcext:value-type="float">
            <text:p>0.219058785916178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4.83466388910264" calcext:value-type="float">
            <text:p>4.83466388910264</text:p>
          </table:table-cell>
        </table:table-row>
        <table:table-row table:style-name="ro1">
          <table:table-cell table:number-columns-repeated="2"/>
          <table:table-cell office:value-type="float" office:value="4.83706764811375" calcext:value-type="float">
            <text:p>4.83706764811375</text:p>
          </table:table-cell>
          <table:table-cell office:value-type="float" office:value="3.39771962659537" calcext:value-type="float">
            <text:p>3.39771962659537</text:p>
          </table:table-cell>
          <table:table-cell office:value-type="float" office:value="5.95029373445702" calcext:value-type="float">
            <text:p>5.95029373445702</text:p>
          </table:table-cell>
          <table:table-cell table:number-columns-repeated="2"/>
          <table:table-cell office:value-type="float" office:value="3.48724065785216" calcext:value-type="float">
            <text:p>3.48724065785216</text:p>
          </table:table-cell>
          <table:table-cell/>
          <table:table-cell office:value-type="float" office:value="0.0796540121022142" calcext:value-type="float">
            <text:p>0.079654012102214</text:p>
          </table:table-cell>
          <table:table-cell/>
          <table:table-cell office:value-type="float" office:value="14086" calcext:value-type="float">
            <text:p>14086</text:p>
          </table:table-cell>
          <table:table-cell/>
          <table:table-cell office:value-type="float" office:value="4.83706764811375" calcext:value-type="float">
            <text:p>4.83706764811375</text:p>
          </table:table-cell>
        </table:table-row>
        <table:table-row table:style-name="ro1">
          <table:table-cell table:number-columns-repeated="2"/>
          <table:table-cell office:value-type="float" office:value="4.84073889980922" calcext:value-type="float">
            <text:p>4.84073889980922</text:p>
          </table:table-cell>
          <table:table-cell office:value-type="float" office:value="3.39960498301513" calcext:value-type="float">
            <text:p>3.39960498301513</text:p>
          </table:table-cell>
          <table:table-cell office:value-type="float" office:value="5.96107042611116" calcext:value-type="float">
            <text:p>5.96107042611116</text:p>
          </table:table-cell>
          <table:table-cell table:number-columns-repeated="2"/>
          <table:table-cell office:value-type="float" office:value="8.21631435059928" calcext:value-type="float">
            <text:p>8.21631435059928</text:p>
          </table:table-cell>
          <table:table-cell/>
          <table:table-cell office:value-type="float" office:value="-0.0407241292690481" calcext:value-type="float">
            <text:p>-0.040724129269048</text:p>
          </table:table-cell>
          <table:table-cell/>
          <table:table-cell office:value-type="float" office:value="9580" calcext:value-type="float">
            <text:p>9580</text:p>
          </table:table-cell>
          <table:table-cell/>
          <table:table-cell office:value-type="float" office:value="4.84073889980922" calcext:value-type="float">
            <text:p>4.84073889980922</text:p>
          </table:table-cell>
        </table:table-row>
        <table:table-row table:style-name="ro1">
          <table:table-cell table:number-columns-repeated="2"/>
          <table:table-cell office:value-type="float" office:value="4.85045915326443" calcext:value-type="float">
            <text:p>4.85045915326443</text:p>
          </table:table-cell>
          <table:table-cell office:value-type="float" office:value="3.40038493027162" calcext:value-type="float">
            <text:p>3.40038493027162</text:p>
          </table:table-cell>
          <table:table-cell office:value-type="float" office:value="5.9629181930116" calcext:value-type="float">
            <text:p>5.9629181930116</text:p>
          </table:table-cell>
          <table:table-cell table:number-columns-repeated="2"/>
          <table:table-cell office:value-type="float" office:value="1.01415452229176" calcext:value-type="float">
            <text:p>1.01415452229176</text:p>
          </table:table-cell>
          <table:table-cell/>
          <table:table-cell office:value-type="float" office:value="-0.0151623949808009" calcext:value-type="float">
            <text:p>-0.015162394980801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4.85045915326443" calcext:value-type="float">
            <text:p>4.85045915326443</text:p>
          </table:table-cell>
        </table:table-row>
        <table:table-row table:style-name="ro1">
          <table:table-cell table:number-columns-repeated="2"/>
          <table:table-cell office:value-type="float" office:value="4.8549044818231" calcext:value-type="float">
            <text:p>4.8549044818231</text:p>
          </table:table-cell>
          <table:table-cell office:value-type="float" office:value="3.40107041981661" calcext:value-type="float">
            <text:p>3.40107041981661</text:p>
          </table:table-cell>
          <table:table-cell office:value-type="float" office:value="6.00183691636152" calcext:value-type="float">
            <text:p>6.00183691636152</text:p>
          </table:table-cell>
          <table:table-cell table:number-columns-repeated="2"/>
          <table:table-cell office:value-type="float" office:value="0.788100438613664" calcext:value-type="float">
            <text:p>0.788100438613664</text:p>
          </table:table-cell>
          <table:table-cell/>
          <table:table-cell office:value-type="float" office:value="-0.0418657337562711" calcext:value-type="float">
            <text:p>-0.041865733756271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4.8549044818231" calcext:value-type="float">
            <text:p>4.8549044818231</text:p>
          </table:table-cell>
        </table:table-row>
        <table:table-row table:style-name="ro1">
          <table:table-cell table:number-columns-repeated="2"/>
          <table:table-cell office:value-type="float" office:value="4.87403887810208" calcext:value-type="float">
            <text:p>4.87403887810208</text:p>
          </table:table-cell>
          <table:table-cell office:value-type="float" office:value="3.40275082164474" calcext:value-type="float">
            <text:p>3.40275082164474</text:p>
          </table:table-cell>
          <table:table-cell office:value-type="float" office:value="6.0240135321527" calcext:value-type="float">
            <text:p>6.0240135321527</text:p>
          </table:table-cell>
          <table:table-cell table:number-columns-repeated="2"/>
          <table:table-cell office:value-type="float" office:value="1.2531251387027" calcext:value-type="float">
            <text:p>1.2531251387027</text:p>
          </table:table-cell>
          <table:table-cell/>
          <table:table-cell office:value-type="float" office:value="0.275360405947112" calcext:value-type="float">
            <text:p>0.275360405947112</text:p>
          </table:table-cell>
          <table:table-cell/>
          <table:table-cell office:value-type="float" office:value="1842" calcext:value-type="float">
            <text:p>1842</text:p>
          </table:table-cell>
          <table:table-cell/>
          <table:table-cell office:value-type="float" office:value="4.87403887810208" calcext:value-type="float">
            <text:p>4.87403887810208</text:p>
          </table:table-cell>
        </table:table-row>
        <table:table-row table:style-name="ro1">
          <table:table-cell table:number-columns-repeated="2"/>
          <table:table-cell office:value-type="float" office:value="4.87667703049014" calcext:value-type="float">
            <text:p>4.87667703049014</text:p>
          </table:table-cell>
          <table:table-cell office:value-type="float" office:value="3.40390278003619" calcext:value-type="float">
            <text:p>3.40390278003619</text:p>
          </table:table-cell>
          <table:table-cell office:value-type="float" office:value="6.03589010355595" calcext:value-type="float">
            <text:p>6.03589010355595</text:p>
          </table:table-cell>
          <table:table-cell table:number-columns-repeated="2"/>
          <table:table-cell office:value-type="float" office:value="2.42101074098513" calcext:value-type="float">
            <text:p>2.42101074098513</text:p>
          </table:table-cell>
          <table:table-cell/>
          <table:table-cell office:value-type="float" office:value="-0.394396132210749" calcext:value-type="float">
            <text:p>-0.394396132210749</text:p>
          </table:table-cell>
          <table:table-cell/>
          <table:table-cell office:value-type="float" office:value="9425" calcext:value-type="float">
            <text:p>9425</text:p>
          </table:table-cell>
          <table:table-cell/>
          <table:table-cell office:value-type="float" office:value="4.87667703049014" calcext:value-type="float">
            <text:p>4.87667703049014</text:p>
          </table:table-cell>
        </table:table-row>
        <table:table-row table:style-name="ro1">
          <table:table-cell table:number-columns-repeated="2"/>
          <table:table-cell office:value-type="float" office:value="4.88764865026741" calcext:value-type="float">
            <text:p>4.88764865026741</text:p>
          </table:table-cell>
          <table:table-cell office:value-type="float" office:value="3.40672365201566" calcext:value-type="float">
            <text:p>3.40672365201566</text:p>
          </table:table-cell>
          <table:table-cell office:value-type="float" office:value="6.04153777263597" calcext:value-type="float">
            <text:p>6.04153777263597</text:p>
          </table:table-cell>
          <table:table-cell table:number-columns-repeated="2"/>
          <table:table-cell office:value-type="float" office:value="3.48283878927401" calcext:value-type="float">
            <text:p>3.48283878927401</text:p>
          </table:table-cell>
          <table:table-cell/>
          <table:table-cell office:value-type="float" office:value="0.0252842631032295" calcext:value-type="float">
            <text:p>0.02528426310323</text:p>
          </table:table-cell>
          <table:table-cell/>
          <table:table-cell office:value-type="float" office:value="4086" calcext:value-type="float">
            <text:p>4086</text:p>
          </table:table-cell>
          <table:table-cell/>
          <table:table-cell office:value-type="float" office:value="4.88764865026741" calcext:value-type="float">
            <text:p>4.88764865026741</text:p>
          </table:table-cell>
        </table:table-row>
        <table:table-row table:style-name="ro1">
          <table:table-cell table:number-columns-repeated="2"/>
          <table:table-cell office:value-type="float" office:value="4.88985889698394" calcext:value-type="float">
            <text:p>4.88985889698394</text:p>
          </table:table-cell>
          <table:table-cell office:value-type="float" office:value="3.41424966989104" calcext:value-type="float">
            <text:p>3.41424966989104</text:p>
          </table:table-cell>
          <table:table-cell office:value-type="float" office:value="6.10695333776193" calcext:value-type="float">
            <text:p>6.10695333776193</text:p>
          </table:table-cell>
          <table:table-cell table:number-columns-repeated="2"/>
          <table:table-cell office:value-type="float" office:value="1.59714050072221" calcext:value-type="float">
            <text:p>1.59714050072221</text:p>
          </table:table-cell>
          <table:table-cell/>
          <table:table-cell office:value-type="float" office:value="-0.132865707488481" calcext:value-type="float">
            <text:p>-0.132865707488481</text:p>
          </table:table-cell>
          <table:table-cell/>
          <table:table-cell office:value-type="float" office:value="1529" calcext:value-type="float">
            <text:p>1529</text:p>
          </table:table-cell>
          <table:table-cell/>
          <table:table-cell office:value-type="float" office:value="4.88985889698394" calcext:value-type="float">
            <text:p>4.88985889698394</text:p>
          </table:table-cell>
        </table:table-row>
        <table:table-row table:style-name="ro1">
          <table:table-cell table:number-columns-repeated="2"/>
          <table:table-cell office:value-type="float" office:value="4.89582041721284" calcext:value-type="float">
            <text:p>4.89582041721284</text:p>
          </table:table-cell>
          <table:table-cell office:value-type="float" office:value="3.41513174093739" calcext:value-type="float">
            <text:p>3.41513174093739</text:p>
          </table:table-cell>
          <table:table-cell office:value-type="float" office:value="6.11728447940659" calcext:value-type="float">
            <text:p>6.11728447940659</text:p>
          </table:table-cell>
          <table:table-cell table:number-columns-repeated="2"/>
          <table:table-cell office:value-type="float" office:value="0.456455273881822" calcext:value-type="float">
            <text:p>0.456455273881822</text:p>
          </table:table-cell>
          <table:table-cell/>
          <table:table-cell office:value-type="float" office:value="-0.204973454829232" calcext:value-type="float">
            <text:p>-0.204973454829232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4.89582041721284" calcext:value-type="float">
            <text:p>4.89582041721284</text:p>
          </table:table-cell>
        </table:table-row>
        <table:table-row table:style-name="ro1">
          <table:table-cell table:number-columns-repeated="2"/>
          <table:table-cell office:value-type="float" office:value="4.89949412145562" calcext:value-type="float">
            <text:p>4.89949412145562</text:p>
          </table:table-cell>
          <table:table-cell office:value-type="float" office:value="3.43705478637523" calcext:value-type="float">
            <text:p>3.43705478637523</text:p>
          </table:table-cell>
          <table:table-cell office:value-type="float" office:value="6.12537064328543" calcext:value-type="float">
            <text:p>6.12537064328543</text:p>
          </table:table-cell>
          <table:table-cell table:number-columns-repeated="2"/>
          <table:table-cell office:value-type="float" office:value="3.26284619586157" calcext:value-type="float">
            <text:p>3.26284619586157</text:p>
          </table:table-cell>
          <table:table-cell/>
          <table:table-cell office:value-type="float" office:value="-0.480427435265813" calcext:value-type="float">
            <text:p>-0.480427435265813</text:p>
          </table:table-cell>
          <table:table-cell/>
          <table:table-cell office:value-type="float" office:value="2944" calcext:value-type="float">
            <text:p>2944</text:p>
          </table:table-cell>
          <table:table-cell/>
          <table:table-cell office:value-type="float" office:value="4.89949412145562" calcext:value-type="float">
            <text:p>4.89949412145562</text:p>
          </table:table-cell>
        </table:table-row>
        <table:table-row table:style-name="ro1">
          <table:table-cell table:number-columns-repeated="2"/>
          <table:table-cell office:value-type="float" office:value="4.91520252204771" calcext:value-type="float">
            <text:p>4.91520252204771</text:p>
          </table:table-cell>
          <table:table-cell office:value-type="float" office:value="3.46134811418585" calcext:value-type="float">
            <text:p>3.46134811418585</text:p>
          </table:table-cell>
          <table:table-cell office:value-type="float" office:value="6.12629509660119" calcext:value-type="float">
            <text:p>6.12629509660119</text:p>
          </table:table-cell>
          <table:table-cell table:number-columns-repeated="2"/>
          <table:table-cell office:value-type="float" office:value="1.34320967288792" calcext:value-type="float">
            <text:p>1.34320967288792</text:p>
          </table:table-cell>
          <table:table-cell/>
          <table:table-cell office:value-type="float" office:value="-0.484937912275283" calcext:value-type="float">
            <text:p>-0.484937912275283</text:p>
          </table:table-cell>
          <table:table-cell/>
          <table:table-cell office:value-type="float" office:value="1138" calcext:value-type="float">
            <text:p>1138</text:p>
          </table:table-cell>
          <table:table-cell/>
          <table:table-cell office:value-type="float" office:value="4.91520252204771" calcext:value-type="float">
            <text:p>4.91520252204771</text:p>
          </table:table-cell>
        </table:table-row>
        <table:table-row table:style-name="ro1">
          <table:table-cell table:number-columns-repeated="2"/>
          <table:table-cell office:value-type="float" office:value="4.92218818686854" calcext:value-type="float">
            <text:p>4.92218818686854</text:p>
          </table:table-cell>
          <table:table-cell office:value-type="float" office:value="3.46155158451118" calcext:value-type="float">
            <text:p>3.46155158451118</text:p>
          </table:table-cell>
          <table:table-cell office:value-type="float" office:value="6.13051689739739" calcext:value-type="float">
            <text:p>6.13051689739739</text:p>
          </table:table-cell>
          <table:table-cell table:number-columns-repeated="2"/>
          <table:table-cell office:value-type="float" office:value="6.14859145905294" calcext:value-type="float">
            <text:p>6.14859145905294</text:p>
          </table:table-cell>
          <table:table-cell/>
          <table:table-cell office:value-type="float" office:value="-0.193754301591035" calcext:value-type="float">
            <text:p>-0.193754301591035</text:p>
          </table:table-cell>
          <table:table-cell/>
          <table:table-cell office:value-type="float" office:value="7066" calcext:value-type="float">
            <text:p>7066</text:p>
          </table:table-cell>
          <table:table-cell/>
          <table:table-cell office:value-type="float" office:value="4.92218818686854" calcext:value-type="float">
            <text:p>4.92218818686854</text:p>
          </table:table-cell>
        </table:table-row>
        <table:table-row table:style-name="ro1">
          <table:table-cell table:number-columns-repeated="2"/>
          <table:table-cell office:value-type="float" office:value="4.94915392153122" calcext:value-type="float">
            <text:p>4.94915392153122</text:p>
          </table:table-cell>
          <table:table-cell office:value-type="float" office:value="3.4646634725518" calcext:value-type="float">
            <text:p>3.4646634725518</text:p>
          </table:table-cell>
          <table:table-cell office:value-type="float" office:value="6.15298382253389" calcext:value-type="float">
            <text:p>6.15298382253389</text:p>
          </table:table-cell>
          <table:table-cell table:number-columns-repeated="2"/>
          <table:table-cell office:value-type="float" office:value="4.08517653567388" calcext:value-type="float">
            <text:p>4.08517653567388</text:p>
          </table:table-cell>
          <table:table-cell/>
          <table:table-cell office:value-type="float" office:value="-0.0714386389290223" calcext:value-type="float">
            <text:p>-0.071438638929022</text:p>
          </table:table-cell>
          <table:table-cell/>
          <table:table-cell office:value-type="float" office:value="7141" calcext:value-type="float">
            <text:p>7141</text:p>
          </table:table-cell>
          <table:table-cell/>
          <table:table-cell office:value-type="float" office:value="4.94915392153122" calcext:value-type="float">
            <text:p>4.94915392153122</text:p>
          </table:table-cell>
        </table:table-row>
        <table:table-row table:style-name="ro1">
          <table:table-cell table:number-columns-repeated="2"/>
          <table:table-cell office:value-type="float" office:value="4.96286444378233" calcext:value-type="float">
            <text:p>4.96286444378233</text:p>
          </table:table-cell>
          <table:table-cell office:value-type="float" office:value="3.47270297192082" calcext:value-type="float">
            <text:p>3.47270297192082</text:p>
          </table:table-cell>
          <table:table-cell office:value-type="float" office:value="6.15529842537086" calcext:value-type="float">
            <text:p>6.15529842537086</text:p>
          </table:table-cell>
          <table:table-cell table:number-columns-repeated="2"/>
          <table:table-cell office:value-type="float" office:value="5.78409905041898" calcext:value-type="float">
            <text:p>5.78409905041898</text:p>
          </table:table-cell>
          <table:table-cell/>
          <table:table-cell office:value-type="float" office:value="-0.434627443695953" calcext:value-type="float">
            <text:p>-0.434627443695953</text:p>
          </table:table-cell>
          <table:table-cell/>
          <table:table-cell office:value-type="float" office:value="5706" calcext:value-type="float">
            <text:p>5706</text:p>
          </table:table-cell>
          <table:table-cell/>
          <table:table-cell office:value-type="float" office:value="4.96286444378233" calcext:value-type="float">
            <text:p>4.96286444378233</text:p>
          </table:table-cell>
        </table:table-row>
        <table:table-row table:style-name="ro1">
          <table:table-cell table:number-columns-repeated="2"/>
          <table:table-cell office:value-type="float" office:value="4.96770121359142" calcext:value-type="float">
            <text:p>4.96770121359142</text:p>
          </table:table-cell>
          <table:table-cell office:value-type="float" office:value="3.47555181202206" calcext:value-type="float">
            <text:p>3.47555181202206</text:p>
          </table:table-cell>
          <table:table-cell office:value-type="float" office:value="6.16571057416807" calcext:value-type="float">
            <text:p>6.16571057416807</text:p>
          </table:table-cell>
          <table:table-cell table:number-columns-repeated="2"/>
          <table:table-cell office:value-type="float" office:value="4.91520252204771" calcext:value-type="float">
            <text:p>4.91520252204771</text:p>
          </table:table-cell>
          <table:table-cell/>
          <table:table-cell office:value-type="float" office:value="-0.131058089343478" calcext:value-type="float">
            <text:p>-0.131058089343478</text:p>
          </table:table-cell>
          <table:table-cell/>
          <table:table-cell office:value-type="float" office:value="4937" calcext:value-type="float">
            <text:p>4937</text:p>
          </table:table-cell>
          <table:table-cell/>
          <table:table-cell office:value-type="float" office:value="4.96770121359142" calcext:value-type="float">
            <text:p>4.96770121359142</text:p>
          </table:table-cell>
        </table:table-row>
        <table:table-row table:style-name="ro1">
          <table:table-cell table:number-columns-repeated="2"/>
          <table:table-cell office:value-type="float" office:value="4.97456901627998" calcext:value-type="float">
            <text:p>4.97456901627998</text:p>
          </table:table-cell>
          <table:table-cell office:value-type="float" office:value="3.48918805532101" calcext:value-type="float">
            <text:p>3.48918805532101</text:p>
          </table:table-cell>
          <table:table-cell office:value-type="float" office:value="6.17778902964105" calcext:value-type="float">
            <text:p>6.17778902964105</text:p>
          </table:table-cell>
          <table:table-cell table:number-columns-repeated="2"/>
          <table:table-cell office:value-type="float" office:value="1.70541344460147" calcext:value-type="float">
            <text:p>1.70541344460147</text:p>
          </table:table-cell>
          <table:table-cell/>
          <table:table-cell office:value-type="float" office:value="-0.204468906226884" calcext:value-type="float">
            <text:p>-0.204468906226884</text:p>
          </table:table-cell>
          <table:table-cell/>
          <table:table-cell office:value-type="float" office:value="1302" calcext:value-type="float">
            <text:p>1302</text:p>
          </table:table-cell>
          <table:table-cell/>
          <table:table-cell office:value-type="float" office:value="4.97456901627998" calcext:value-type="float">
            <text:p>4.97456901627998</text:p>
          </table:table-cell>
        </table:table-row>
        <table:table-row table:style-name="ro1">
          <table:table-cell table:number-columns-repeated="2"/>
          <table:table-cell office:value-type="float" office:value="4.99284929516133" calcext:value-type="float">
            <text:p>4.99284929516133</text:p>
          </table:table-cell>
          <table:table-cell office:value-type="float" office:value="3.48977519638953" calcext:value-type="float">
            <text:p>3.48977519638953</text:p>
          </table:table-cell>
          <table:table-cell office:value-type="float" office:value="6.19499723903134" calcext:value-type="float">
            <text:p>6.19499723903134</text:p>
          </table:table-cell>
          <table:table-cell table:number-columns-repeated="2"/>
          <table:table-cell office:value-type="float" office:value="2.1179373815355" calcext:value-type="float">
            <text:p>2.1179373815355</text:p>
          </table:table-cell>
          <table:table-cell/>
          <table:table-cell office:value-type="float" office:value="0.223326094537021" calcext:value-type="float">
            <text:p>0.223326094537021</text:p>
          </table:table-cell>
          <table:table-cell/>
          <table:table-cell office:value-type="float" office:value="2687" calcext:value-type="float">
            <text:p>2687</text:p>
          </table:table-cell>
          <table:table-cell/>
          <table:table-cell office:value-type="float" office:value="4.99284929516133" calcext:value-type="float">
            <text:p>4.99284929516133</text:p>
          </table:table-cell>
        </table:table-row>
        <table:table-row table:style-name="ro1">
          <table:table-cell table:number-columns-repeated="2"/>
          <table:table-cell office:value-type="float" office:value="5.01956183251161" calcext:value-type="float">
            <text:p>5.01956183251161</text:p>
          </table:table-cell>
          <table:table-cell office:value-type="float" office:value="3.49056717997671" calcext:value-type="float">
            <text:p>3.49056717997671</text:p>
          </table:table-cell>
          <table:table-cell office:value-type="float" office:value="6.19823114861013" calcext:value-type="float">
            <text:p>6.19823114861013</text:p>
          </table:table-cell>
          <table:table-cell table:number-columns-repeated="2"/>
          <table:table-cell office:value-type="float" office:value="1.8654096300696" calcext:value-type="float">
            <text:p>1.8654096300696</text:p>
          </table:table-cell>
          <table:table-cell/>
          <table:table-cell office:value-type="float" office:value="0.386462441511176" calcext:value-type="float">
            <text:p>0.386462441511176</text:p>
          </table:table-cell>
          <table:table-cell/>
          <table:table-cell office:value-type="float" office:value="2218" calcext:value-type="float">
            <text:p>2218</text:p>
          </table:table-cell>
          <table:table-cell/>
          <table:table-cell office:value-type="float" office:value="5.01956183251161" calcext:value-type="float">
            <text:p>5.01956183251161</text:p>
          </table:table-cell>
        </table:table-row>
        <table:table-row table:style-name="ro1">
          <table:table-cell table:number-columns-repeated="2"/>
          <table:table-cell office:value-type="float" office:value="5.02206286464238" calcext:value-type="float">
            <text:p>5.02206286464238</text:p>
          </table:table-cell>
          <table:table-cell office:value-type="float" office:value="3.49370978355318" calcext:value-type="float">
            <text:p>3.49370978355318</text:p>
          </table:table-cell>
          <table:table-cell office:value-type="float" office:value="6.20868538549316" calcext:value-type="float">
            <text:p>6.20868538549316</text:p>
          </table:table-cell>
          <table:table-cell table:number-columns-repeated="2"/>
          <table:table-cell office:value-type="float" office:value="2.80664940459714" calcext:value-type="float">
            <text:p>2.80664940459714</text:p>
          </table:table-cell>
          <table:table-cell/>
          <table:table-cell office:value-type="float" office:value="-0.286226464138841" calcext:value-type="float">
            <text:p>-0.286226464138841</text:p>
          </table:table-cell>
          <table:table-cell/>
          <table:table-cell office:value-type="float" office:value="8103" calcext:value-type="float">
            <text:p>8103</text:p>
          </table:table-cell>
          <table:table-cell/>
          <table:table-cell office:value-type="float" office:value="5.02206286464238" calcext:value-type="float">
            <text:p>5.02206286464238</text:p>
          </table:table-cell>
        </table:table-row>
        <table:table-row table:style-name="ro1">
          <table:table-cell table:number-columns-repeated="2"/>
          <table:table-cell office:value-type="float" office:value="5.04701787563632" calcext:value-type="float">
            <text:p>5.04701787563632</text:p>
          </table:table-cell>
          <table:table-cell office:value-type="float" office:value="3.49706051596198" calcext:value-type="float">
            <text:p>3.49706051596198</text:p>
          </table:table-cell>
          <table:table-cell office:value-type="float" office:value="6.23298339646683" calcext:value-type="float">
            <text:p>6.23298339646683</text:p>
          </table:table-cell>
          <table:table-cell table:number-columns-repeated="2"/>
          <table:table-cell office:value-type="float" office:value="5.30995776005969" calcext:value-type="float">
            <text:p>5.30995776005969</text:p>
          </table:table-cell>
          <table:table-cell/>
          <table:table-cell office:value-type="float" office:value="-0.524520171641954" calcext:value-type="float">
            <text:p>-0.524520171641954</text:p>
          </table:table-cell>
          <table:table-cell/>
          <table:table-cell office:value-type="float" office:value="4537" calcext:value-type="float">
            <text:p>4537</text:p>
          </table:table-cell>
          <table:table-cell/>
          <table:table-cell office:value-type="float" office:value="5.04701787563632" calcext:value-type="float">
            <text:p>5.04701787563632</text:p>
          </table:table-cell>
        </table:table-row>
        <table:table-row table:style-name="ro1">
          <table:table-cell table:number-columns-repeated="2"/>
          <table:table-cell office:value-type="float" office:value="5.05333173090511" calcext:value-type="float">
            <text:p>5.05333173090511</text:p>
          </table:table-cell>
          <table:table-cell office:value-type="float" office:value="3.5133127495915" calcext:value-type="float">
            <text:p>3.5133127495915</text:p>
          </table:table-cell>
          <table:table-cell office:value-type="float" office:value="6.23710135870107" calcext:value-type="float">
            <text:p>6.23710135870107</text:p>
          </table:table-cell>
          <table:table-cell table:number-columns-repeated="2"/>
          <table:table-cell office:value-type="float" office:value="100.102220113019" calcext:value-type="float">
            <text:p>100.102220113019</text:p>
          </table:table-cell>
          <table:table-cell/>
          <table:table-cell office:value-type="float" office:value="0.0206544779255264" calcext:value-type="float">
            <text:p>0.020654477925526</text:p>
          </table:table-cell>
          <table:table-cell/>
          <table:table-cell office:value-type="float" office:value="48290" calcext:value-type="float">
            <text:p>48290</text:p>
          </table:table-cell>
          <table:table-cell/>
          <table:table-cell office:value-type="float" office:value="5.05333173090511" calcext:value-type="float">
            <text:p>5.05333173090511</text:p>
          </table:table-cell>
        </table:table-row>
        <table:table-row table:style-name="ro1">
          <table:table-cell table:number-columns-repeated="2"/>
          <table:table-cell office:value-type="float" office:value="5.06212644096117" calcext:value-type="float">
            <text:p>5.06212644096117</text:p>
          </table:table-cell>
          <table:table-cell office:value-type="float" office:value="3.51707225498251" calcext:value-type="float">
            <text:p>3.51707225498251</text:p>
          </table:table-cell>
          <table:table-cell office:value-type="float" office:value="6.2434317630934" calcext:value-type="float">
            <text:p>6.2434317630934</text:p>
          </table:table-cell>
          <table:table-cell table:number-columns-repeated="2"/>
          <table:table-cell office:value-type="float" office:value="98.5944679271011" calcext:value-type="float">
            <text:p>98.5944679271011</text:p>
          </table:table-cell>
          <table:table-cell/>
          <table:table-cell office:value-type="float" office:value="-1.41144264003254" calcext:value-type="float">
            <text:p>-1.4114426400325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5.06212644096117" calcext:value-type="float">
            <text:p>5.06212644096117</text:p>
          </table:table-cell>
        </table:table-row>
        <table:table-row table:style-name="ro1">
          <table:table-cell table:number-columns-repeated="2"/>
          <table:table-cell office:value-type="float" office:value="5.07311713265557" calcext:value-type="float">
            <text:p>5.07311713265557</text:p>
          </table:table-cell>
          <table:table-cell office:value-type="float" office:value="3.52480722127741" calcext:value-type="float">
            <text:p>3.52480722127741</text:p>
          </table:table-cell>
          <table:table-cell office:value-type="float" office:value="6.29313689728065" calcext:value-type="float">
            <text:p>6.29313689728065</text:p>
          </table:table-cell>
          <table:table-cell table:number-columns-repeated="2"/>
          <table:table-cell office:value-type="float" office:value="4.56319475169334" calcext:value-type="float">
            <text:p>4.56319475169334</text:p>
          </table:table-cell>
          <table:table-cell/>
          <table:table-cell office:value-type="float" office:value="-0.272509926048403" calcext:value-type="float">
            <text:p>-0.272509926048403</text:p>
          </table:table-cell>
          <table:table-cell/>
          <table:table-cell office:value-type="float" office:value="3995" calcext:value-type="float">
            <text:p>3995</text:p>
          </table:table-cell>
          <table:table-cell/>
          <table:table-cell office:value-type="float" office:value="5.07311713265557" calcext:value-type="float">
            <text:p>5.07311713265557</text:p>
          </table:table-cell>
        </table:table-row>
        <table:table-row table:style-name="ro1">
          <table:table-cell table:number-columns-repeated="2"/>
          <table:table-cell office:value-type="float" office:value="5.09039981005423" calcext:value-type="float">
            <text:p>5.09039981005423</text:p>
          </table:table-cell>
          <table:table-cell office:value-type="float" office:value="3.53506075118296" calcext:value-type="float">
            <text:p>3.53506075118296</text:p>
          </table:table-cell>
          <table:table-cell office:value-type="float" office:value="6.32451130815326" calcext:value-type="float">
            <text:p>6.32451130815326</text:p>
          </table:table-cell>
          <table:table-cell table:number-columns-repeated="2"/>
          <table:table-cell office:value-type="float" office:value="3.44500518287634" calcext:value-type="float">
            <text:p>3.44500518287634</text:p>
          </table:table-cell>
          <table:table-cell/>
          <table:table-cell office:value-type="float" office:value="-0.508722794472204" calcext:value-type="float">
            <text:p>-0.508722794472204</text:p>
          </table:table-cell>
          <table:table-cell/>
          <table:table-cell office:value-type="float" office:value="3499" calcext:value-type="float">
            <text:p>3499</text:p>
          </table:table-cell>
          <table:table-cell/>
          <table:table-cell office:value-type="float" office:value="5.09039981005423" calcext:value-type="float">
            <text:p>5.09039981005423</text:p>
          </table:table-cell>
        </table:table-row>
        <table:table-row table:style-name="ro1">
          <table:table-cell table:number-columns-repeated="2"/>
          <table:table-cell office:value-type="float" office:value="5.11339891747346" calcext:value-type="float">
            <text:p>5.11339891747346</text:p>
          </table:table-cell>
          <table:table-cell office:value-type="float" office:value="3.54807945027471" calcext:value-type="float">
            <text:p>3.54807945027471</text:p>
          </table:table-cell>
          <table:table-cell office:value-type="float" office:value="6.34298958482757" calcext:value-type="float">
            <text:p>6.34298958482757</text:p>
          </table:table-cell>
          <table:table-cell table:number-columns-repeated="2"/>
          <table:table-cell office:value-type="float" office:value="1.7394759648013" calcext:value-type="float">
            <text:p>1.7394759648013</text:p>
          </table:table-cell>
          <table:table-cell/>
          <table:table-cell office:value-type="float" office:value="0.189074045661097" calcext:value-type="float">
            <text:p>0.189074045661097</text:p>
          </table:table-cell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5.11339891747346" calcext:value-type="float">
            <text:p>5.11339891747346</text:p>
          </table:table-cell>
        </table:table-row>
        <table:table-row table:style-name="ro1">
          <table:table-cell table:number-columns-repeated="2"/>
          <table:table-cell office:value-type="float" office:value="5.12169528827229" calcext:value-type="float">
            <text:p>5.12169528827229</text:p>
          </table:table-cell>
          <table:table-cell office:value-type="float" office:value="3.5513238232248" calcext:value-type="float">
            <text:p>3.5513238232248</text:p>
          </table:table-cell>
          <table:table-cell office:value-type="float" office:value="6.37343631318521" calcext:value-type="float">
            <text:p>6.37343631318521</text:p>
          </table:table-cell>
          <table:table-cell table:number-columns-repeated="2"/>
          <table:table-cell office:value-type="float" office:value="8.97848843261759" calcext:value-type="float">
            <text:p>8.97848843261759</text:p>
          </table:table-cell>
          <table:table-cell/>
          <table:table-cell office:value-type="float" office:value="-0.762092693840887" calcext:value-type="float">
            <text:p>-0.762092693840887</text:p>
          </table:table-cell>
          <table:table-cell/>
          <table:table-cell office:value-type="float" office:value="9477" calcext:value-type="float">
            <text:p>9477</text:p>
          </table:table-cell>
          <table:table-cell/>
          <table:table-cell office:value-type="float" office:value="5.12169528827229" calcext:value-type="float">
            <text:p>5.12169528827229</text:p>
          </table:table-cell>
        </table:table-row>
        <table:table-row table:style-name="ro1">
          <table:table-cell table:number-columns-repeated="2"/>
          <table:table-cell office:value-type="float" office:value="5.14461670587447" calcext:value-type="float">
            <text:p>5.14461670587447</text:p>
          </table:table-cell>
          <table:table-cell office:value-type="float" office:value="3.56214347488193" calcext:value-type="float">
            <text:p>3.56214347488193</text:p>
          </table:table-cell>
          <table:table-cell office:value-type="float" office:value="6.40159169500321" calcext:value-type="float">
            <text:p>6.40159169500321</text:p>
          </table:table-cell>
          <table:table-cell table:number-columns-repeated="2"/>
          <table:table-cell office:value-type="float" office:value="3.33006273853963" calcext:value-type="float">
            <text:p>3.33006273853963</text:p>
          </table:table-cell>
          <table:table-cell/>
          <table:table-cell office:value-type="float" office:value="-0.386779790101558" calcext:value-type="float">
            <text:p>-0.386779790101558</text:p>
          </table:table-cell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5.14461670587447" calcext:value-type="float">
            <text:p>5.14461670587447</text:p>
          </table:table-cell>
        </table:table-row>
        <table:table-row table:style-name="ro1">
          <table:table-cell table:number-columns-repeated="2"/>
          <table:table-cell office:value-type="float" office:value="5.27051691473427" calcext:value-type="float">
            <text:p>5.27051691473427</text:p>
          </table:table-cell>
          <table:table-cell office:value-type="float" office:value="3.56272319999086" calcext:value-type="float">
            <text:p>3.56272319999086</text:p>
          </table:table-cell>
          <table:table-cell office:value-type="float" office:value="6.43490538032806" calcext:value-type="float">
            <text:p>6.43490538032806</text:p>
          </table:table-cell>
          <table:table-cell table:number-columns-repeated="2"/>
          <table:table-cell office:value-type="float" office:value="1.61017949224915" calcext:value-type="float">
            <text:p>1.61017949224915</text:p>
          </table:table-cell>
          <table:table-cell/>
          <table:table-cell office:value-type="float" office:value="-0.00728480770184416" calcext:value-type="float">
            <text:p>-0.007284807701844</text:p>
          </table:table-cell>
          <table:table-cell/>
          <table:table-cell office:value-type="float" office:value="1565" calcext:value-type="float">
            <text:p>1565</text:p>
          </table:table-cell>
          <table:table-cell/>
          <table:table-cell office:value-type="float" office:value="5.27051691473427" calcext:value-type="float">
            <text:p>5.27051691473427</text:p>
          </table:table-cell>
        </table:table-row>
        <table:table-row table:style-name="ro1">
          <table:table-cell table:number-columns-repeated="2"/>
          <table:table-cell office:value-type="float" office:value="5.27606621895383" calcext:value-type="float">
            <text:p>5.27606621895383</text:p>
          </table:table-cell>
          <table:table-cell office:value-type="float" office:value="3.56793627623301" calcext:value-type="float">
            <text:p>3.56793627623301</text:p>
          </table:table-cell>
          <table:table-cell office:value-type="float" office:value="6.45318033485733" calcext:value-type="float">
            <text:p>6.45318033485733</text:p>
          </table:table-cell>
          <table:table-cell table:number-columns-repeated="2"/>
          <table:table-cell office:value-type="float" office:value="0.0937757389720123" calcext:value-type="float">
            <text:p>0.093775738972012</text:p>
          </table:table-cell>
          <table:table-cell/>
          <table:table-cell office:value-type="float" office:value="0.0818310430976426" calcext:value-type="float">
            <text:p>0.081831043097643</text:p>
          </table:table-cell>
          <table:table-cell/>
          <table:table-cell office:value-type="float" office:value="42488" calcext:value-type="float">
            <text:p>42488</text:p>
          </table:table-cell>
          <table:table-cell/>
          <table:table-cell office:value-type="float" office:value="5.27606621895383" calcext:value-type="float">
            <text:p>5.27606621895383</text:p>
          </table:table-cell>
        </table:table-row>
        <table:table-row table:style-name="ro1">
          <table:table-cell table:number-columns-repeated="2"/>
          <table:table-cell office:value-type="float" office:value="5.28740047700844" calcext:value-type="float">
            <text:p>5.28740047700844</text:p>
          </table:table-cell>
          <table:table-cell office:value-type="float" office:value="3.59308697934556" calcext:value-type="float">
            <text:p>3.59308697934556</text:p>
          </table:table-cell>
          <table:table-cell office:value-type="float" office:value="6.45633629035718" calcext:value-type="float">
            <text:p>6.45633629035718</text:p>
          </table:table-cell>
          <table:table-cell table:number-columns-repeated="2"/>
          <table:table-cell office:value-type="float" office:value="3.66721795292048" calcext:value-type="float">
            <text:p>3.66721795292048</text:p>
          </table:table-cell>
          <table:table-cell/>
          <table:table-cell office:value-type="float" office:value="-0.680631385477957" calcext:value-type="float">
            <text:p>-0.680631385477957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office:value-type="float" office:value="5.28740047700844" calcext:value-type="float">
            <text:p>5.28740047700844</text:p>
          </table:table-cell>
        </table:table-row>
        <table:table-row table:style-name="ro1">
          <table:table-cell table:number-columns-repeated="2"/>
          <table:table-cell office:value-type="float" office:value="5.29829935536093" calcext:value-type="float">
            <text:p>5.29829935536093</text:p>
          </table:table-cell>
          <table:table-cell office:value-type="float" office:value="3.59534331700892" calcext:value-type="float">
            <text:p>3.59534331700892</text:p>
          </table:table-cell>
          <table:table-cell office:value-type="float" office:value="6.47599192713944" calcext:value-type="float">
            <text:p>6.47599192713944</text:p>
          </table:table-cell>
          <table:table-cell table:number-columns-repeated="2"/>
          <table:table-cell office:value-type="float" office:value="0.522851226826374" calcext:value-type="float">
            <text:p>0.522851226826374</text:p>
          </table:table-cell>
          <table:table-cell/>
          <table:table-cell office:value-type="float" office:value="-0.264824303530599" calcext:value-type="float">
            <text:p>-0.264824303530599</text:p>
          </table:table-cell>
          <table:table-cell/>
          <table:table-cell office:value-type="float" office:value="1335" calcext:value-type="float">
            <text:p>1335</text:p>
          </table:table-cell>
          <table:table-cell/>
          <table:table-cell office:value-type="float" office:value="5.29829935536093" calcext:value-type="float">
            <text:p>5.29829935536093</text:p>
          </table:table-cell>
        </table:table-row>
        <table:table-row table:style-name="ro1">
          <table:table-cell table:number-columns-repeated="2"/>
          <table:table-cell office:value-type="float" office:value="5.3077355551867" calcext:value-type="float">
            <text:p>5.3077355551867</text:p>
          </table:table-cell>
          <table:table-cell office:value-type="float" office:value="3.60706164045803" calcext:value-type="float">
            <text:p>3.60706164045803</text:p>
          </table:table-cell>
          <table:table-cell office:value-type="float" office:value="6.5546025062546" calcext:value-type="float">
            <text:p>6.5546025062546</text:p>
          </table:table-cell>
          <table:table-cell table:number-columns-repeated="2"/>
          <table:table-cell office:value-type="float" office:value="0.885420010815902" calcext:value-type="float">
            <text:p>0.885420010815902</text:p>
          </table:table-cell>
          <table:table-cell/>
          <table:table-cell office:value-type="float" office:value="-0.112848247906581" calcext:value-type="float">
            <text:p>-0.112848247906581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5.3077355551867" calcext:value-type="float">
            <text:p>5.3077355551867</text:p>
          </table:table-cell>
        </table:table-row>
        <table:table-row table:style-name="ro1">
          <table:table-cell table:number-columns-repeated="2"/>
          <table:table-cell office:value-type="float" office:value="5.30995776005969" calcext:value-type="float">
            <text:p>5.30995776005969</text:p>
          </table:table-cell>
          <table:table-cell office:value-type="float" office:value="3.64333950495817" calcext:value-type="float">
            <text:p>3.64333950495817</text:p>
          </table:table-cell>
          <table:table-cell office:value-type="float" office:value="6.56494066559453" calcext:value-type="float">
            <text:p>6.56494066559453</text:p>
          </table:table-cell>
          <table:table-cell table:number-columns-repeated="2"/>
          <table:table-cell office:value-type="float" office:value="97.0411523823033" calcext:value-type="float">
            <text:p>97.0411523823033</text:p>
          </table:table-cell>
          <table:table-cell/>
          <table:table-cell office:value-type="float" office:value="-5.91677034400304" calcext:value-type="float">
            <text:p>-5.9167703440030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5.30995776005969" calcext:value-type="float">
            <text:p>5.30995776005969</text:p>
          </table:table-cell>
        </table:table-row>
        <table:table-row table:style-name="ro1">
          <table:table-cell table:number-columns-repeated="2"/>
          <table:table-cell office:value-type="float" office:value="5.3259590085568" calcext:value-type="float">
            <text:p>5.3259590085568</text:p>
          </table:table-cell>
          <table:table-cell office:value-type="float" office:value="3.64782360682927" calcext:value-type="float">
            <text:p>3.64782360682927</text:p>
          </table:table-cell>
          <table:table-cell office:value-type="float" office:value="6.5777112296076" calcext:value-type="float">
            <text:p>6.5777112296076</text:p>
          </table:table-cell>
          <table:table-cell table:number-columns-repeated="2"/>
          <table:table-cell office:value-type="float" office:value="2.91535555011483" calcext:value-type="float">
            <text:p>2.91535555011483</text:p>
          </table:table-cell>
          <table:table-cell/>
          <table:table-cell office:value-type="float" office:value="0.111931980821564" calcext:value-type="float">
            <text:p>0.111931980821564</text:p>
          </table:table-cell>
          <table:table-cell/>
          <table:table-cell office:value-type="float" office:value="3042" calcext:value-type="float">
            <text:p>3042</text:p>
          </table:table-cell>
          <table:table-cell/>
          <table:table-cell office:value-type="float" office:value="5.3259590085568" calcext:value-type="float">
            <text:p>5.3259590085568</text:p>
          </table:table-cell>
        </table:table-row>
        <table:table-row table:style-name="ro1">
          <table:table-cell table:number-columns-repeated="2"/>
          <table:table-cell office:value-type="float" office:value="5.32815154968991" calcext:value-type="float">
            <text:p>5.32815154968991</text:p>
          </table:table-cell>
          <table:table-cell office:value-type="float" office:value="3.65327793214064" calcext:value-type="float">
            <text:p>3.65327793214064</text:p>
          </table:table-cell>
          <table:table-cell office:value-type="float" office:value="6.60509668735291" calcext:value-type="float">
            <text:p>6.60509668735291</text:p>
          </table:table-cell>
          <table:table-cell table:number-columns-repeated="2"/>
          <table:table-cell office:value-type="float" office:value="1.9948663146068" calcext:value-type="float">
            <text:p>1.9948663146068</text:p>
          </table:table-cell>
          <table:table-cell/>
          <table:table-cell office:value-type="float" office:value="0.0023610512811946" calcext:value-type="float">
            <text:p>0.002361051281195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5.32815154968991" calcext:value-type="float">
            <text:p>5.32815154968991</text:p>
          </table:table-cell>
        </table:table-row>
        <table:table-row table:style-name="ro1">
          <table:table-cell table:number-columns-repeated="2"/>
          <table:table-cell office:value-type="float" office:value="5.34002895816198" calcext:value-type="float">
            <text:p>5.34002895816198</text:p>
          </table:table-cell>
          <table:table-cell office:value-type="float" office:value="3.66033736468688" calcext:value-type="float">
            <text:p>3.66033736468688</text:p>
          </table:table-cell>
          <table:table-cell office:value-type="float" office:value="6.61248581681586" calcext:value-type="float">
            <text:p>6.61248581681586</text:p>
          </table:table-cell>
          <table:table-cell table:number-columns-repeated="2"/>
          <table:table-cell office:value-type="float" office:value="4.44144583553458" calcext:value-type="float">
            <text:p>4.44144583553458</text:p>
          </table:table-cell>
          <table:table-cell/>
          <table:table-cell office:value-type="float" office:value="0.172742419262491" calcext:value-type="float">
            <text:p>0.172742419262491</text:p>
          </table:table-cell>
          <table:table-cell/>
          <table:table-cell office:value-type="float" office:value="4302" calcext:value-type="float">
            <text:p>4302</text:p>
          </table:table-cell>
          <table:table-cell/>
          <table:table-cell office:value-type="float" office:value="5.34002895816198" calcext:value-type="float">
            <text:p>5.34002895816198</text:p>
          </table:table-cell>
        </table:table-row>
        <table:table-row table:style-name="ro1">
          <table:table-cell table:number-columns-repeated="2"/>
          <table:table-cell office:value-type="float" office:value="5.37640966820659" calcext:value-type="float">
            <text:p>5.37640966820659</text:p>
          </table:table-cell>
          <table:table-cell office:value-type="float" office:value="3.66444443353764" calcext:value-type="float">
            <text:p>3.66444443353764</text:p>
          </table:table-cell>
          <table:table-cell office:value-type="float" office:value="6.62845235982971" calcext:value-type="float">
            <text:p>6.62845235982971</text:p>
          </table:table-cell>
          <table:table-cell table:number-columns-repeated="2"/>
          <table:table-cell office:value-type="float" office:value="7.55153358704885" calcext:value-type="float">
            <text:p>7.55153358704885</text:p>
          </table:table-cell>
          <table:table-cell/>
          <table:table-cell office:value-type="float" office:value="-0.736250741591638" calcext:value-type="float">
            <text:p>-0.736250741591638</text:p>
          </table:table-cell>
          <table:table-cell/>
          <table:table-cell office:value-type="float" office:value="10061" calcext:value-type="float">
            <text:p>10061</text:p>
          </table:table-cell>
          <table:table-cell/>
          <table:table-cell office:value-type="float" office:value="5.37640966820659" calcext:value-type="float">
            <text:p>5.37640966820659</text:p>
          </table:table-cell>
        </table:table-row>
        <table:table-row table:style-name="ro1">
          <table:table-cell table:number-columns-repeated="2"/>
          <table:table-cell office:value-type="float" office:value="5.38025337767661" calcext:value-type="float">
            <text:p>5.38025337767661</text:p>
          </table:table-cell>
          <table:table-cell office:value-type="float" office:value="3.66789183689909" calcext:value-type="float">
            <text:p>3.66789183689909</text:p>
          </table:table-cell>
          <table:table-cell office:value-type="float" office:value="6.63786251165503" calcext:value-type="float">
            <text:p>6.63786251165503</text:p>
          </table:table-cell>
          <table:table-cell table:number-columns-repeated="2"/>
          <table:table-cell office:value-type="float" office:value="-0.138645728969609" calcext:value-type="float">
            <text:p>-0.138645728969609</text:p>
          </table:table-cell>
          <table:table-cell/>
          <table:table-cell office:value-type="float" office:value="-0.202385357613591" calcext:value-type="float">
            <text:p>-0.202385357613591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5.38025337767661" calcext:value-type="float">
            <text:p>5.38025337767661</text:p>
          </table:table-cell>
        </table:table-row>
        <table:table-row table:style-name="ro1">
          <table:table-cell table:number-columns-repeated="2"/>
          <table:table-cell office:value-type="float" office:value="5.39538685059414" calcext:value-type="float">
            <text:p>5.39538685059414</text:p>
          </table:table-cell>
          <table:table-cell office:value-type="float" office:value="3.69099160998012" calcext:value-type="float">
            <text:p>3.69099160998012</text:p>
          </table:table-cell>
          <table:table-cell office:value-type="float" office:value="6.66445853071598" calcext:value-type="float">
            <text:p>6.66445853071598</text:p>
          </table:table-cell>
          <table:table-cell table:number-columns-repeated="2"/>
          <table:table-cell office:value-type="float" office:value="100.098674581879" calcext:value-type="float">
            <text:p>100.098674581879</text:p>
          </table:table-cell>
          <table:table-cell/>
          <table:table-cell office:value-type="float" office:value="-8.13286669951842" calcext:value-type="float">
            <text:p>-8.13286669951842</text:p>
          </table:table-cell>
          <table:table-cell/>
          <table:table-cell office:value-type="float" office:value="47325" calcext:value-type="float">
            <text:p>47325</text:p>
          </table:table-cell>
          <table:table-cell/>
          <table:table-cell office:value-type="float" office:value="5.39538685059414" calcext:value-type="float">
            <text:p>5.39538685059414</text:p>
          </table:table-cell>
        </table:table-row>
        <table:table-row table:style-name="ro1">
          <table:table-cell table:number-columns-repeated="2"/>
          <table:table-cell office:value-type="float" office:value="5.40492569149807" calcext:value-type="float">
            <text:p>5.40492569149807</text:p>
          </table:table-cell>
          <table:table-cell office:value-type="float" office:value="3.69733241659407" calcext:value-type="float">
            <text:p>3.69733241659407</text:p>
          </table:table-cell>
          <table:table-cell office:value-type="float" office:value="6.67269211475024" calcext:value-type="float">
            <text:p>6.67269211475024</text:p>
          </table:table-cell>
          <table:table-cell table:number-columns-repeated="2"/>
          <table:table-cell office:value-type="float" office:value="4.0110138582078" calcext:value-type="float">
            <text:p>4.0110138582078</text:p>
          </table:table-cell>
          <table:table-cell/>
          <table:table-cell office:value-type="float" office:value="-0.217414461886704" calcext:value-type="float">
            <text:p>-0.217414461886704</text:p>
          </table:table-cell>
          <table:table-cell/>
          <table:table-cell office:value-type="float" office:value="4114" calcext:value-type="float">
            <text:p>4114</text:p>
          </table:table-cell>
          <table:table-cell/>
          <table:table-cell office:value-type="float" office:value="5.40492569149807" calcext:value-type="float">
            <text:p>5.40492569149807</text:p>
          </table:table-cell>
        </table:table-row>
        <table:table-row table:style-name="ro1">
          <table:table-cell table:number-columns-repeated="2"/>
          <table:table-cell office:value-type="float" office:value="5.44627996859477" calcext:value-type="float">
            <text:p>5.44627996859477</text:p>
          </table:table-cell>
          <table:table-cell office:value-type="float" office:value="3.71654266232222" calcext:value-type="float">
            <text:p>3.71654266232222</text:p>
          </table:table-cell>
          <table:table-cell office:value-type="float" office:value="6.67270542666467" calcext:value-type="float">
            <text:p>6.67270542666467</text:p>
          </table:table-cell>
          <table:table-cell table:number-columns-repeated="2"/>
          <table:table-cell office:value-type="float" office:value="0.0876109914651894" calcext:value-type="float">
            <text:p>0.087610991465189</text:p>
          </table:table-cell>
          <table:table-cell/>
          <table:table-cell office:value-type="float" office:value="0.0337677466257237" calcext:value-type="float">
            <text:p>0.033767746625724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5.44627996859477" calcext:value-type="float">
            <text:p>5.44627996859477</text:p>
          </table:table-cell>
        </table:table-row>
        <table:table-row table:style-name="ro1">
          <table:table-cell table:number-columns-repeated="2"/>
          <table:table-cell office:value-type="float" office:value="5.45084963834885" calcext:value-type="float">
            <text:p>5.45084963834885</text:p>
          </table:table-cell>
          <table:table-cell office:value-type="float" office:value="3.73816229644526" calcext:value-type="float">
            <text:p>3.73816229644526</text:p>
          </table:table-cell>
          <table:table-cell office:value-type="float" office:value="6.68729861121014" calcext:value-type="float">
            <text:p>6.68729861121014</text:p>
          </table:table-cell>
          <table:table-cell table:number-columns-repeated="2"/>
          <table:table-cell office:value-type="float" office:value="3.70765176024384" calcext:value-type="float">
            <text:p>3.70765176024384</text:p>
          </table:table-cell>
          <table:table-cell/>
          <table:table-cell office:value-type="float" office:value="-0.113339014127214" calcext:value-type="float">
            <text:p>-0.113339014127214</text:p>
          </table:table-cell>
          <table:table-cell/>
          <table:table-cell office:value-type="float" office:value="3929" calcext:value-type="float">
            <text:p>3929</text:p>
          </table:table-cell>
          <table:table-cell/>
          <table:table-cell office:value-type="float" office:value="5.45084963834885" calcext:value-type="float">
            <text:p>5.45084963834885</text:p>
          </table:table-cell>
        </table:table-row>
        <table:table-row table:style-name="ro1">
          <table:table-cell table:number-columns-repeated="2"/>
          <table:table-cell office:value-type="float" office:value="5.46246501389549" calcext:value-type="float">
            <text:p>5.46246501389549</text:p>
          </table:table-cell>
          <table:table-cell office:value-type="float" office:value="3.74724246053334" calcext:value-type="float">
            <text:p>3.74724246053334</text:p>
          </table:table-cell>
          <table:table-cell office:value-type="float" office:value="6.71125177549511" calcext:value-type="float">
            <text:p>6.71125177549511</text:p>
          </table:table-cell>
          <table:table-cell table:number-columns-repeated="2"/>
          <table:table-cell office:value-type="float" office:value="7.31083155460854" calcext:value-type="float">
            <text:p>7.31083155460854</text:p>
          </table:table-cell>
          <table:table-cell/>
          <table:table-cell office:value-type="float" office:value="-0.737819778077685" calcext:value-type="float">
            <text:p>-0.737819778077685</text:p>
          </table:table-cell>
          <table:table-cell/>
          <table:table-cell office:value-type="float" office:value="7350" calcext:value-type="float">
            <text:p>7350</text:p>
          </table:table-cell>
          <table:table-cell/>
          <table:table-cell office:value-type="float" office:value="5.46246501389549" calcext:value-type="float">
            <text:p>5.46246501389549</text:p>
          </table:table-cell>
        </table:table-row>
        <table:table-row table:style-name="ro1">
          <table:table-cell table:number-columns-repeated="2"/>
          <table:table-cell office:value-type="float" office:value="5.46387939993637" calcext:value-type="float">
            <text:p>5.46387939993637</text:p>
          </table:table-cell>
          <table:table-cell office:value-type="float" office:value="3.75147231764678" calcext:value-type="float">
            <text:p>3.75147231764678</text:p>
          </table:table-cell>
          <table:table-cell office:value-type="float" office:value="6.73545993008991" calcext:value-type="float">
            <text:p>6.73545993008991</text:p>
          </table:table-cell>
          <table:table-cell table:number-columns-repeated="2"/>
          <table:table-cell office:value-type="float" office:value="100.10499937733" calcext:value-type="float">
            <text:p>100.10499937733</text:p>
          </table:table-cell>
          <table:table-cell/>
          <table:table-cell office:value-type="float" office:value="-2.71552801006909" calcext:value-type="float">
            <text:p>-2.71552801006909</text:p>
          </table:table-cell>
          <table:table-cell/>
          <table:table-cell office:value-type="float" office:value="49477" calcext:value-type="float">
            <text:p>49477</text:p>
          </table:table-cell>
          <table:table-cell/>
          <table:table-cell office:value-type="float" office:value="5.46387939993637" calcext:value-type="float">
            <text:p>5.46387939993637</text:p>
          </table:table-cell>
        </table:table-row>
        <table:table-row table:style-name="ro1">
          <table:table-cell table:number-columns-repeated="2"/>
          <table:table-cell office:value-type="float" office:value="5.47165608347479" calcext:value-type="float">
            <text:p>5.47165608347479</text:p>
          </table:table-cell>
          <table:table-cell office:value-type="float" office:value="3.76721294394154" calcext:value-type="float">
            <text:p>3.76721294394154</text:p>
          </table:table-cell>
          <table:table-cell office:value-type="float" office:value="6.75057602554974" calcext:value-type="float">
            <text:p>6.75057602554974</text:p>
          </table:table-cell>
          <table:table-cell table:number-columns-repeated="2"/>
          <table:table-cell office:value-type="float" office:value="5.71641754832705" calcext:value-type="float">
            <text:p>5.71641754832705</text:p>
          </table:table-cell>
          <table:table-cell/>
          <table:table-cell office:value-type="float" office:value="-0.474384771247255" calcext:value-type="float">
            <text:p>-0.474384771247255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5.47165608347479" calcext:value-type="float">
            <text:p>5.47165608347479</text:p>
          </table:table-cell>
        </table:table-row>
        <table:table-row table:style-name="ro1">
          <table:table-cell table:number-columns-repeated="2"/>
          <table:table-cell office:value-type="float" office:value="5.52329224693236" calcext:value-type="float">
            <text:p>5.52329224693236</text:p>
          </table:table-cell>
          <table:table-cell office:value-type="float" office:value="3.77251931157683" calcext:value-type="float">
            <text:p>3.77251931157683</text:p>
          </table:table-cell>
          <table:table-cell office:value-type="float" office:value="6.75901821446293" calcext:value-type="float">
            <text:p>6.75901821446293</text:p>
          </table:table-cell>
          <table:table-cell table:number-columns-repeated="2"/>
          <table:table-cell office:value-type="float" office:value="6.7729723526628" calcext:value-type="float">
            <text:p>6.7729723526628</text:p>
          </table:table-cell>
          <table:table-cell/>
          <table:table-cell office:value-type="float" office:value="-0.0242505554715537" calcext:value-type="float">
            <text:p>-0.024250555471554</text:p>
          </table:table-cell>
          <table:table-cell/>
          <table:table-cell office:value-type="float" office:value="7022" calcext:value-type="float">
            <text:p>7022</text:p>
          </table:table-cell>
          <table:table-cell/>
          <table:table-cell office:value-type="float" office:value="5.52329224693236" calcext:value-type="float">
            <text:p>5.52329224693236</text:p>
          </table:table-cell>
        </table:table-row>
        <table:table-row table:style-name="ro1">
          <table:table-cell table:number-columns-repeated="2"/>
          <table:table-cell office:value-type="float" office:value="5.54097992157044" calcext:value-type="float">
            <text:p>5.54097992157044</text:p>
          </table:table-cell>
          <table:table-cell office:value-type="float" office:value="3.77588552144771" calcext:value-type="float">
            <text:p>3.77588552144771</text:p>
          </table:table-cell>
          <table:table-cell office:value-type="float" office:value="6.78619199668743" calcext:value-type="float">
            <text:p>6.78619199668743</text:p>
          </table:table-cell>
          <table:table-cell table:number-columns-repeated="2"/>
          <table:table-cell office:value-type="float" office:value="4.99284929516133" calcext:value-type="float">
            <text:p>4.99284929516133</text:p>
          </table:table-cell>
          <table:table-cell/>
          <table:table-cell office:value-type="float" office:value="-0.0768463428657944" calcext:value-type="float">
            <text:p>-0.07684634286579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5.54097992157044" calcext:value-type="float">
            <text:p>5.54097992157044</text:p>
          </table:table-cell>
        </table:table-row>
        <table:table-row table:style-name="ro1">
          <table:table-cell table:number-columns-repeated="2"/>
          <table:table-cell office:value-type="float" office:value="5.54222307202708" calcext:value-type="float">
            <text:p>5.54222307202708</text:p>
          </table:table-cell>
          <table:table-cell office:value-type="float" office:value="3.81830430383879" calcext:value-type="float">
            <text:p>3.81830430383879</text:p>
          </table:table-cell>
          <table:table-cell office:value-type="float" office:value="6.80854002795516" calcext:value-type="float">
            <text:p>6.80854002795516</text:p>
          </table:table-cell>
          <table:table-cell table:number-columns-repeated="2"/>
          <table:table-cell office:value-type="float" office:value="5.86935166849797" calcext:value-type="float">
            <text:p>5.86935166849797</text:p>
          </table:table-cell>
          <table:table-cell/>
          <table:table-cell office:value-type="float" office:value="0.216531432800554" calcext:value-type="float">
            <text:p>0.216531432800554</text:p>
          </table:table-cell>
          <table:table-cell/>
          <table:table-cell office:value-type="float" office:value="6061" calcext:value-type="float">
            <text:p>6061</text:p>
          </table:table-cell>
          <table:table-cell/>
          <table:table-cell office:value-type="float" office:value="5.54222307202708" calcext:value-type="float">
            <text:p>5.54222307202708</text:p>
          </table:table-cell>
        </table:table-row>
        <table:table-row table:style-name="ro1">
          <table:table-cell table:number-columns-repeated="2"/>
          <table:table-cell office:value-type="float" office:value="5.5892352204045" calcext:value-type="float">
            <text:p>5.5892352204045</text:p>
          </table:table-cell>
          <table:table-cell office:value-type="float" office:value="3.81847962421679" calcext:value-type="float">
            <text:p>3.81847962421679</text:p>
          </table:table-cell>
          <table:table-cell office:value-type="float" office:value="6.82230839285184" calcext:value-type="float">
            <text:p>6.82230839285184</text:p>
          </table:table-cell>
          <table:table-cell table:number-columns-repeated="2"/>
          <table:table-cell office:value-type="float" office:value="0.929860048775481" calcext:value-type="float">
            <text:p>0.929860048775481</text:p>
          </table:table-cell>
          <table:table-cell/>
          <table:table-cell office:value-type="float" office:value="-0.139059924516613" calcext:value-type="float">
            <text:p>-0.139059924516613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5.5892352204045" calcext:value-type="float">
            <text:p>5.5892352204045</text:p>
          </table:table-cell>
        </table:table-row>
        <table:table-row table:style-name="ro1">
          <table:table-cell table:number-columns-repeated="2"/>
          <table:table-cell office:value-type="float" office:value="5.60169312592373" calcext:value-type="float">
            <text:p>5.60169312592373</text:p>
          </table:table-cell>
          <table:table-cell office:value-type="float" office:value="3.81918712289186" calcext:value-type="float">
            <text:p>3.81918712289186</text:p>
          </table:table-cell>
          <table:table-cell office:value-type="float" office:value="6.82599303810217" calcext:value-type="float">
            <text:p>6.82599303810217</text:p>
          </table:table-cell>
          <table:table-cell table:number-columns-repeated="2"/>
          <table:table-cell office:value-type="float" office:value="100.100320376858" calcext:value-type="float">
            <text:p>100.100320376858</text:p>
          </table:table-cell>
          <table:table-cell/>
          <table:table-cell office:value-type="float" office:value="-2.00572213497423" calcext:value-type="float">
            <text:p>-2.00572213497423</text:p>
          </table:table-cell>
          <table:table-cell/>
          <table:table-cell office:value-type="float" office:value="48991" calcext:value-type="float">
            <text:p>48991</text:p>
          </table:table-cell>
          <table:table-cell/>
          <table:table-cell office:value-type="float" office:value="5.60169312592373" calcext:value-type="float">
            <text:p>5.60169312592373</text:p>
          </table:table-cell>
        </table:table-row>
        <table:table-row table:style-name="ro1">
          <table:table-cell table:number-columns-repeated="2"/>
          <table:table-cell office:value-type="float" office:value="5.6173374064637" calcext:value-type="float">
            <text:p>5.6173374064637</text:p>
          </table:table-cell>
          <table:table-cell office:value-type="float" office:value="3.82923626317088" calcext:value-type="float">
            <text:p>3.82923626317088</text:p>
          </table:table-cell>
          <table:table-cell office:value-type="float" office:value="6.8393591943593" calcext:value-type="float">
            <text:p>6.8393591943593</text:p>
          </table:table-cell>
          <table:table-cell table:number-columns-repeated="2"/>
          <table:table-cell office:value-type="float" office:value="100.102647561487" calcext:value-type="float">
            <text:p>100.102647561487</text:p>
          </table:table-cell>
          <table:table-cell/>
          <table:table-cell office:value-type="float" office:value="-8.61198649147213" calcext:value-type="float">
            <text:p>-8.61198649147213</text:p>
          </table:table-cell>
          <table:table-cell/>
          <table:table-cell office:value-type="float" office:value="48944" calcext:value-type="float">
            <text:p>48944</text:p>
          </table:table-cell>
          <table:table-cell/>
          <table:table-cell office:value-type="float" office:value="5.6173374064637" calcext:value-type="float">
            <text:p>5.6173374064637</text:p>
          </table:table-cell>
        </table:table-row>
        <table:table-row table:style-name="ro1">
          <table:table-cell table:number-columns-repeated="2"/>
          <table:table-cell office:value-type="float" office:value="5.65066086259903" calcext:value-type="float">
            <text:p>5.65066086259903</text:p>
          </table:table-cell>
          <table:table-cell office:value-type="float" office:value="3.83224498298729" calcext:value-type="float">
            <text:p>3.83224498298729</text:p>
          </table:table-cell>
          <table:table-cell office:value-type="float" office:value="6.86858104459074" calcext:value-type="float">
            <text:p>6.86858104459074</text:p>
          </table:table-cell>
          <table:table-cell table:number-columns-repeated="2"/>
          <table:table-cell office:value-type="float" office:value="100.094088237033" calcext:value-type="float">
            <text:p>100.094088237033</text:p>
          </table:table-cell>
          <table:table-cell/>
          <table:table-cell office:value-type="float" office:value="-2.66080827852871" calcext:value-type="float">
            <text:p>-2.66080827852871</text:p>
          </table:table-cell>
          <table:table-cell/>
          <table:table-cell office:value-type="float" office:value="48988" calcext:value-type="float">
            <text:p>48988</text:p>
          </table:table-cell>
          <table:table-cell/>
          <table:table-cell office:value-type="float" office:value="5.65066086259903" calcext:value-type="float">
            <text:p>5.65066086259903</text:p>
          </table:table-cell>
        </table:table-row>
        <table:table-row table:style-name="ro1">
          <table:table-cell table:number-columns-repeated="2"/>
          <table:table-cell office:value-type="float" office:value="5.66348076238363" calcext:value-type="float">
            <text:p>5.66348076238363</text:p>
          </table:table-cell>
          <table:table-cell office:value-type="float" office:value="3.83289090694512" calcext:value-type="float">
            <text:p>3.83289090694512</text:p>
          </table:table-cell>
          <table:table-cell office:value-type="float" office:value="6.87341472989534" calcext:value-type="float">
            <text:p>6.87341472989534</text:p>
          </table:table-cell>
          <table:table-cell table:number-columns-repeated="2"/>
          <table:table-cell office:value-type="float" office:value="100.111918470268" calcext:value-type="float">
            <text:p>100.111918470268</text:p>
          </table:table-cell>
          <table:table-cell/>
          <table:table-cell office:value-type="float" office:value="-6.72040695216733" calcext:value-type="float">
            <text:p>-6.72040695216733</text:p>
          </table:table-cell>
          <table:table-cell/>
          <table:table-cell office:value-type="float" office:value="46814" calcext:value-type="float">
            <text:p>46814</text:p>
          </table:table-cell>
          <table:table-cell/>
          <table:table-cell office:value-type="float" office:value="5.66348076238363" calcext:value-type="float">
            <text:p>5.66348076238363</text:p>
          </table:table-cell>
        </table:table-row>
        <table:table-row table:style-name="ro1">
          <table:table-cell table:number-columns-repeated="2"/>
          <table:table-cell office:value-type="float" office:value="5.67495792226243" calcext:value-type="float">
            <text:p>5.67495792226243</text:p>
          </table:table-cell>
          <table:table-cell office:value-type="float" office:value="3.83966551952613" calcext:value-type="float">
            <text:p>3.83966551952613</text:p>
          </table:table-cell>
          <table:table-cell office:value-type="float" office:value="6.94114965839302" calcext:value-type="float">
            <text:p>6.94114965839302</text:p>
          </table:table-cell>
          <table:table-cell table:number-columns-repeated="2"/>
          <table:table-cell office:value-type="float" office:value="0.79282636009395" calcext:value-type="float">
            <text:p>0.79282636009395</text:p>
          </table:table-cell>
          <table:table-cell/>
          <table:table-cell office:value-type="float" office:value="0.0224489077113892" calcext:value-type="float">
            <text:p>0.022448907711389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67495792226243" calcext:value-type="float">
            <text:p>5.67495792226243</text:p>
          </table:table-cell>
        </table:table-row>
        <table:table-row table:style-name="ro1">
          <table:table-cell table:number-columns-repeated="2"/>
          <table:table-cell office:value-type="float" office:value="5.70767394475557" calcext:value-type="float">
            <text:p>5.70767394475557</text:p>
          </table:table-cell>
          <table:table-cell office:value-type="float" office:value="3.8419435667971" calcext:value-type="float">
            <text:p>3.8419435667971</text:p>
          </table:table-cell>
          <table:table-cell office:value-type="float" office:value="6.94584089746562" calcext:value-type="float">
            <text:p>6.94584089746562</text:p>
          </table:table-cell>
          <table:table-cell table:number-columns-repeated="2"/>
          <table:table-cell office:value-type="float" office:value="0.805849079263518" calcext:value-type="float">
            <text:p>0.805849079263518</text:p>
          </table:table-cell>
          <table:table-cell/>
          <table:table-cell office:value-type="float" office:value="0.191300004911892" calcext:value-type="float">
            <text:p>0.191300004911892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5.70767394475557" calcext:value-type="float">
            <text:p>5.70767394475557</text:p>
          </table:table-cell>
        </table:table-row>
        <table:table-row table:style-name="ro1">
          <table:table-cell table:number-columns-repeated="2"/>
          <table:table-cell office:value-type="float" office:value="5.70864254376758" calcext:value-type="float">
            <text:p>5.70864254376758</text:p>
          </table:table-cell>
          <table:table-cell office:value-type="float" office:value="3.85083413614457" calcext:value-type="float">
            <text:p>3.85083413614457</text:p>
          </table:table-cell>
          <table:table-cell office:value-type="float" office:value="6.94875543885839" calcext:value-type="float">
            <text:p>6.94875543885839</text:p>
          </table:table-cell>
          <table:table-cell table:number-columns-repeated="2"/>
          <table:table-cell office:value-type="float" office:value="4.4093806687303" calcext:value-type="float">
            <text:p>4.4093806687303</text:p>
          </table:table-cell>
          <table:table-cell/>
          <table:table-cell office:value-type="float" office:value="0.199766908287159" calcext:value-type="float">
            <text:p>0.199766908287159</text:p>
          </table:table-cell>
          <table:table-cell/>
          <table:table-cell office:value-type="float" office:value="4085" calcext:value-type="float">
            <text:p>4085</text:p>
          </table:table-cell>
          <table:table-cell/>
          <table:table-cell office:value-type="float" office:value="5.70864254376758" calcext:value-type="float">
            <text:p>5.70864254376758</text:p>
          </table:table-cell>
        </table:table-row>
        <table:table-row table:style-name="ro1">
          <table:table-cell table:number-columns-repeated="2"/>
          <table:table-cell office:value-type="float" office:value="5.71641754832705" calcext:value-type="float">
            <text:p>5.71641754832705</text:p>
          </table:table-cell>
          <table:table-cell office:value-type="float" office:value="3.85149589782394" calcext:value-type="float">
            <text:p>3.85149589782394</text:p>
          </table:table-cell>
          <table:table-cell office:value-type="float" office:value="6.95772064547955" calcext:value-type="float">
            <text:p>6.95772064547955</text:p>
          </table:table-cell>
          <table:table-cell table:number-columns-repeated="2"/>
          <table:table-cell office:value-type="float" office:value="100.105219662375" calcext:value-type="float">
            <text:p>100.105219662375</text:p>
          </table:table-cell>
          <table:table-cell/>
          <table:table-cell office:value-type="float" office:value="-8.54582816271082" calcext:value-type="float">
            <text:p>-8.54582816271082</text:p>
          </table:table-cell>
          <table:table-cell/>
          <table:table-cell office:value-type="float" office:value="46379" calcext:value-type="float">
            <text:p>46379</text:p>
          </table:table-cell>
          <table:table-cell/>
          <table:table-cell office:value-type="float" office:value="5.71641754832705" calcext:value-type="float">
            <text:p>5.71641754832705</text:p>
          </table:table-cell>
        </table:table-row>
        <table:table-row table:style-name="ro1">
          <table:table-cell table:number-columns-repeated="2"/>
          <table:table-cell office:value-type="float" office:value="5.74295736525186" calcext:value-type="float">
            <text:p>5.74295736525186</text:p>
          </table:table-cell>
          <table:table-cell office:value-type="float" office:value="3.8588276402526" calcext:value-type="float">
            <text:p>3.8588276402526</text:p>
          </table:table-cell>
          <table:table-cell office:value-type="float" office:value="6.97958128599618" calcext:value-type="float">
            <text:p>6.97958128599618</text:p>
          </table:table-cell>
          <table:table-cell table:number-columns-repeated="2"/>
          <table:table-cell office:value-type="float" office:value="7.4295510357277" calcext:value-type="float">
            <text:p>7.4295510357277</text:p>
          </table:table-cell>
          <table:table-cell/>
          <table:table-cell office:value-type="float" office:value="-0.808970920531332" calcext:value-type="float">
            <text:p>-0.808970920531332</text:p>
          </table:table-cell>
          <table:table-cell/>
          <table:table-cell office:value-type="float" office:value="8836" calcext:value-type="float">
            <text:p>8836</text:p>
          </table:table-cell>
          <table:table-cell/>
          <table:table-cell office:value-type="float" office:value="5.74295736525186" calcext:value-type="float">
            <text:p>5.74295736525186</text:p>
          </table:table-cell>
        </table:table-row>
        <table:table-row table:style-name="ro1">
          <table:table-cell table:number-columns-repeated="2"/>
          <table:table-cell office:value-type="float" office:value="5.764416309258" calcext:value-type="float">
            <text:p>5.764416309258</text:p>
          </table:table-cell>
          <table:table-cell office:value-type="float" office:value="3.86168087811116" calcext:value-type="float">
            <text:p>3.86168087811116</text:p>
          </table:table-cell>
          <table:table-cell office:value-type="float" office:value="6.98073539786972" calcext:value-type="float">
            <text:p>6.98073539786972</text:p>
          </table:table-cell>
          <table:table-cell table:number-columns-repeated="2"/>
          <table:table-cell office:value-type="float" office:value="100.097301964379" calcext:value-type="float">
            <text:p>100.097301964379</text:p>
          </table:table-cell>
          <table:table-cell/>
          <table:table-cell office:value-type="float" office:value="-6.8635054012067" calcext:value-type="float">
            <text:p>-6.8635054012067</text:p>
          </table:table-cell>
          <table:table-cell/>
          <table:table-cell office:value-type="float" office:value="45919" calcext:value-type="float">
            <text:p>45919</text:p>
          </table:table-cell>
          <table:table-cell/>
          <table:table-cell office:value-type="float" office:value="5.764416309258" calcext:value-type="float">
            <text:p>5.764416309258</text:p>
          </table:table-cell>
        </table:table-row>
        <table:table-row table:style-name="ro1">
          <table:table-cell table:number-columns-repeated="2"/>
          <table:table-cell office:value-type="float" office:value="5.77771405928799" calcext:value-type="float">
            <text:p>5.77771405928799</text:p>
          </table:table-cell>
          <table:table-cell office:value-type="float" office:value="3.86757919185163" calcext:value-type="float">
            <text:p>3.86757919185163</text:p>
          </table:table-cell>
          <table:table-cell office:value-type="float" office:value="7.00076645550379" calcext:value-type="float">
            <text:p>7.00076645550379</text:p>
          </table:table-cell>
          <table:table-cell table:number-columns-repeated="2"/>
          <table:table-cell office:value-type="float" office:value="5.28740047700844" calcext:value-type="float">
            <text:p>5.28740047700844</text:p>
          </table:table-cell>
          <table:table-cell/>
          <table:table-cell office:value-type="float" office:value="0.138081858707402" calcext:value-type="float">
            <text:p>0.138081858707402</text:p>
          </table:table-cell>
          <table:table-cell/>
          <table:table-cell office:value-type="float" office:value="4587" calcext:value-type="float">
            <text:p>4587</text:p>
          </table:table-cell>
          <table:table-cell/>
          <table:table-cell office:value-type="float" office:value="5.77771405928799" calcext:value-type="float">
            <text:p>5.77771405928799</text:p>
          </table:table-cell>
        </table:table-row>
        <table:table-row table:style-name="ro1">
          <table:table-cell table:number-columns-repeated="2"/>
          <table:table-cell office:value-type="float" office:value="5.78409905041898" calcext:value-type="float">
            <text:p>5.78409905041898</text:p>
          </table:table-cell>
          <table:table-cell office:value-type="float" office:value="3.87385154475153" calcext:value-type="float">
            <text:p>3.87385154475153</text:p>
          </table:table-cell>
          <table:table-cell office:value-type="float" office:value="7.00953834643881" calcext:value-type="float">
            <text:p>7.00953834643881</text:p>
          </table:table-cell>
          <table:table-cell table:number-columns-repeated="2"/>
          <table:table-cell office:value-type="float" office:value="5.764416309258" calcext:value-type="float">
            <text:p>5.764416309258</text:p>
          </table:table-cell>
          <table:table-cell/>
          <table:table-cell office:value-type="float" office:value="0.104857718679879" calcext:value-type="float">
            <text:p>0.104857718679879</text:p>
          </table:table-cell>
          <table:table-cell/>
          <table:table-cell office:value-type="float" office:value="14911" calcext:value-type="float">
            <text:p>14911</text:p>
          </table:table-cell>
          <table:table-cell/>
          <table:table-cell office:value-type="float" office:value="5.78409905041898" calcext:value-type="float">
            <text:p>5.78409905041898</text:p>
          </table:table-cell>
        </table:table-row>
        <table:table-row table:style-name="ro1">
          <table:table-cell table:number-columns-repeated="2"/>
          <table:table-cell office:value-type="float" office:value="5.78592367055407" calcext:value-type="float">
            <text:p>5.78592367055407</text:p>
          </table:table-cell>
          <table:table-cell office:value-type="float" office:value="3.87654484957986" calcext:value-type="float">
            <text:p>3.87654484957986</text:p>
          </table:table-cell>
          <table:table-cell office:value-type="float" office:value="7.03157071806724" calcext:value-type="float">
            <text:p>7.03157071806724</text:p>
          </table:table-cell>
          <table:table-cell table:number-columns-repeated="2"/>
          <table:table-cell office:value-type="float" office:value="0.582792962108348" calcext:value-type="float">
            <text:p>0.582792962108348</text:p>
          </table:table-cell>
          <table:table-cell/>
          <table:table-cell office:value-type="float" office:value="0.280135021943125" calcext:value-type="float">
            <text:p>0.280135021943125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5.78592367055407" calcext:value-type="float">
            <text:p>5.78592367055407</text:p>
          </table:table-cell>
        </table:table-row>
        <table:table-row table:style-name="ro1">
          <table:table-cell table:number-columns-repeated="2"/>
          <table:table-cell office:value-type="float" office:value="5.79560679710089" calcext:value-type="float">
            <text:p>5.79560679710089</text:p>
          </table:table-cell>
          <table:table-cell office:value-type="float" office:value="3.8812361663922" calcext:value-type="float">
            <text:p>3.8812361663922</text:p>
          </table:table-cell>
          <table:table-cell office:value-type="float" office:value="7.049796650309" calcext:value-type="float">
            <text:p>7.049796650309</text:p>
          </table:table-cell>
          <table:table-cell table:number-columns-repeated="2"/>
          <table:table-cell office:value-type="float" office:value="-0.182004230603004" calcext:value-type="float">
            <text:p>-0.182004230603004</text:p>
          </table:table-cell>
          <table:table-cell/>
          <table:table-cell office:value-type="float" office:value="-0.212355307458633" calcext:value-type="float">
            <text:p>-0.21235530745863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.79560679710089" calcext:value-type="float">
            <text:p>5.79560679710089</text:p>
          </table:table-cell>
        </table:table-row>
        <table:table-row table:style-name="ro1">
          <table:table-cell table:number-columns-repeated="2"/>
          <table:table-cell office:value-type="float" office:value="5.79564122778915" calcext:value-type="float">
            <text:p>5.79564122778915</text:p>
          </table:table-cell>
          <table:table-cell office:value-type="float" office:value="3.88591886605748" calcext:value-type="float">
            <text:p>3.88591886605748</text:p>
          </table:table-cell>
          <table:table-cell office:value-type="float" office:value="7.06065789468483" calcext:value-type="float">
            <text:p>7.06065789468483</text:p>
          </table:table-cell>
          <table:table-cell table:number-columns-repeated="2"/>
          <table:table-cell office:value-type="float" office:value="6.61647046002972" calcext:value-type="float">
            <text:p>6.61647046002972</text:p>
          </table:table-cell>
          <table:table-cell/>
          <table:table-cell office:value-type="float" office:value="-1.67153160935909" calcext:value-type="float">
            <text:p>-1.67153160935909</text:p>
          </table:table-cell>
          <table:table-cell/>
          <table:table-cell office:value-type="float" office:value="8147" calcext:value-type="float">
            <text:p>8147</text:p>
          </table:table-cell>
          <table:table-cell/>
          <table:table-cell office:value-type="float" office:value="5.79564122778915" calcext:value-type="float">
            <text:p>5.79564122778915</text:p>
          </table:table-cell>
        </table:table-row>
        <table:table-row table:style-name="ro1">
          <table:table-cell table:number-columns-repeated="2"/>
          <table:table-cell office:value-type="float" office:value="5.80078151292473" calcext:value-type="float">
            <text:p>5.80078151292473</text:p>
          </table:table-cell>
          <table:table-cell office:value-type="float" office:value="3.89178822247784" calcext:value-type="float">
            <text:p>3.89178822247784</text:p>
          </table:table-cell>
          <table:table-cell office:value-type="float" office:value="7.06398966117565" calcext:value-type="float">
            <text:p>7.06398966117565</text:p>
          </table:table-cell>
          <table:table-cell table:number-columns-repeated="2"/>
          <table:table-cell office:value-type="float" office:value="7.50766323039563" calcext:value-type="float">
            <text:p>7.50766323039563</text:p>
          </table:table-cell>
          <table:table-cell/>
          <table:table-cell office:value-type="float" office:value="-1.0843027205006" calcext:value-type="float">
            <text:p>-1.0843027205006</text:p>
          </table:table-cell>
          <table:table-cell/>
          <table:table-cell office:value-type="float" office:value="8656" calcext:value-type="float">
            <text:p>8656</text:p>
          </table:table-cell>
          <table:table-cell/>
          <table:table-cell office:value-type="float" office:value="5.80078151292473" calcext:value-type="float">
            <text:p>5.80078151292473</text:p>
          </table:table-cell>
        </table:table-row>
        <table:table-row table:style-name="ro1">
          <table:table-cell table:number-columns-repeated="2"/>
          <table:table-cell office:value-type="float" office:value="5.8040484865074" calcext:value-type="float">
            <text:p>5.8040484865074</text:p>
          </table:table-cell>
          <table:table-cell office:value-type="float" office:value="3.90120184968232" calcext:value-type="float">
            <text:p>3.90120184968232</text:p>
          </table:table-cell>
          <table:table-cell office:value-type="float" office:value="7.13311189233018" calcext:value-type="float">
            <text:p>7.13311189233018</text:p>
          </table:table-cell>
          <table:table-cell table:number-columns-repeated="2"/>
          <table:table-cell office:value-type="float" office:value="4.68462281179802" calcext:value-type="float">
            <text:p>4.68462281179802</text:p>
          </table:table-cell>
          <table:table-cell/>
          <table:table-cell office:value-type="float" office:value="0.0938735938398528" calcext:value-type="float">
            <text:p>0.093873593839853</text:p>
          </table:table-cell>
          <table:table-cell/>
          <table:table-cell office:value-type="float" office:value="4976" calcext:value-type="float">
            <text:p>4976</text:p>
          </table:table-cell>
          <table:table-cell/>
          <table:table-cell office:value-type="float" office:value="5.8040484865074" calcext:value-type="float">
            <text:p>5.8040484865074</text:p>
          </table:table-cell>
        </table:table-row>
        <table:table-row table:style-name="ro1">
          <table:table-cell table:number-columns-repeated="2"/>
          <table:table-cell office:value-type="float" office:value="5.83539888899732" calcext:value-type="float">
            <text:p>5.83539888899732</text:p>
          </table:table-cell>
          <table:table-cell office:value-type="float" office:value="3.90743163261868" calcext:value-type="float">
            <text:p>3.90743163261868</text:p>
          </table:table-cell>
          <table:table-cell office:value-type="float" office:value="7.1350085491979" calcext:value-type="float">
            <text:p>7.1350085491979</text:p>
          </table:table-cell>
          <table:table-cell table:number-columns-repeated="2"/>
          <table:table-cell office:value-type="float" office:value="6.70342763290741" calcext:value-type="float">
            <text:p>6.70342763290741</text:p>
          </table:table-cell>
          <table:table-cell/>
          <table:table-cell office:value-type="float" office:value="-1.26635827143279" calcext:value-type="float">
            <text:p>-1.26635827143279</text:p>
          </table:table-cell>
          <table:table-cell/>
          <table:table-cell office:value-type="float" office:value="11297" calcext:value-type="float">
            <text:p>11297</text:p>
          </table:table-cell>
          <table:table-cell/>
          <table:table-cell office:value-type="float" office:value="5.83539888899732" calcext:value-type="float">
            <text:p>5.83539888899732</text:p>
          </table:table-cell>
        </table:table-row>
        <table:table-row table:style-name="ro1">
          <table:table-cell table:number-columns-repeated="2"/>
          <table:table-cell office:value-type="float" office:value="5.85110167302839" calcext:value-type="float">
            <text:p>5.85110167302839</text:p>
          </table:table-cell>
          <table:table-cell office:value-type="float" office:value="3.91937244636296" calcext:value-type="float">
            <text:p>3.91937244636296</text:p>
          </table:table-cell>
          <table:table-cell office:value-type="float" office:value="7.14045513964202" calcext:value-type="float">
            <text:p>7.14045513964202</text:p>
          </table:table-cell>
          <table:table-cell table:number-columns-repeated="2"/>
          <table:table-cell office:value-type="float" office:value="2.60292345781923" calcext:value-type="float">
            <text:p>2.60292345781923</text:p>
          </table:table-cell>
          <table:table-cell/>
          <table:table-cell office:value-type="float" office:value="0.212245086264392" calcext:value-type="float">
            <text:p>0.212245086264392</text:p>
          </table:table-cell>
          <table:table-cell/>
          <table:table-cell office:value-type="float" office:value="4839" calcext:value-type="float">
            <text:p>4839</text:p>
          </table:table-cell>
          <table:table-cell/>
          <table:table-cell office:value-type="float" office:value="5.85110167302839" calcext:value-type="float">
            <text:p>5.85110167302839</text:p>
          </table:table-cell>
        </table:table-row>
        <table:table-row table:style-name="ro1">
          <table:table-cell table:number-columns-repeated="2"/>
          <table:table-cell office:value-type="float" office:value="5.86199252371732" calcext:value-type="float">
            <text:p>5.86199252371732</text:p>
          </table:table-cell>
          <table:table-cell office:value-type="float" office:value="3.9202400658255" calcext:value-type="float">
            <text:p>3.9202400658255</text:p>
          </table:table-cell>
          <table:table-cell office:value-type="float" office:value="7.16382749024174" calcext:value-type="float">
            <text:p>7.16382749024174</text:p>
          </table:table-cell>
          <table:table-cell table:number-columns-repeated="2"/>
          <table:table-cell office:value-type="float" office:value="7.77851449607186" calcext:value-type="float">
            <text:p>7.77851449607186</text:p>
          </table:table-cell>
          <table:table-cell/>
          <table:table-cell office:value-type="float" office:value="-0.548388912293447" calcext:value-type="float">
            <text:p>-0.548388912293447</text:p>
          </table:table-cell>
          <table:table-cell/>
          <table:table-cell office:value-type="float" office:value="6995" calcext:value-type="float">
            <text:p>6995</text:p>
          </table:table-cell>
          <table:table-cell/>
          <table:table-cell office:value-type="float" office:value="5.86199252371732" calcext:value-type="float">
            <text:p>5.86199252371732</text:p>
          </table:table-cell>
        </table:table-row>
        <table:table-row table:style-name="ro1">
          <table:table-cell table:number-columns-repeated="2"/>
          <table:table-cell office:value-type="float" office:value="5.86935166849797" calcext:value-type="float">
            <text:p>5.86935166849797</text:p>
          </table:table-cell>
          <table:table-cell office:value-type="float" office:value="3.96932605159233" calcext:value-type="float">
            <text:p>3.96932605159233</text:p>
          </table:table-cell>
          <table:table-cell office:value-type="float" office:value="7.17223051213456" calcext:value-type="float">
            <text:p>7.17223051213456</text:p>
          </table:table-cell>
          <table:table-cell table:number-columns-repeated="2"/>
          <table:table-cell office:value-type="float" office:value="100.110007136482" calcext:value-type="float">
            <text:p>100.110007136482</text:p>
          </table:table-cell>
          <table:table-cell/>
          <table:table-cell office:value-type="float" office:value="-5.08691990937039" calcext:value-type="float">
            <text:p>-5.08691990937039</text:p>
          </table:table-cell>
          <table:table-cell/>
          <table:table-cell office:value-type="float" office:value="45250" calcext:value-type="float">
            <text:p>45250</text:p>
          </table:table-cell>
          <table:table-cell/>
          <table:table-cell office:value-type="float" office:value="5.86935166849797" calcext:value-type="float">
            <text:p>5.86935166849797</text:p>
          </table:table-cell>
        </table:table-row>
        <table:table-row table:style-name="ro1">
          <table:table-cell table:number-columns-repeated="2"/>
          <table:table-cell office:value-type="float" office:value="5.89205598206832" calcext:value-type="float">
            <text:p>5.89205598206832</text:p>
          </table:table-cell>
          <table:table-cell office:value-type="float" office:value="3.97247314248151" calcext:value-type="float">
            <text:p>3.97247314248151</text:p>
          </table:table-cell>
          <table:table-cell office:value-type="float" office:value="7.19034078131393" calcext:value-type="float">
            <text:p>7.19034078131393</text:p>
          </table:table-cell>
          <table:table-cell table:number-columns-repeated="2"/>
          <table:table-cell office:value-type="float" office:value="6.98314236382975" calcext:value-type="float">
            <text:p>6.98314236382975</text:p>
          </table:table-cell>
          <table:table-cell/>
          <table:table-cell office:value-type="float" office:value="0.765070955443862" calcext:value-type="float">
            <text:p>0.765070955443862</text:p>
          </table:table-cell>
          <table:table-cell/>
          <table:table-cell office:value-type="float" office:value="11576" calcext:value-type="float">
            <text:p>11576</text:p>
          </table:table-cell>
          <table:table-cell/>
          <table:table-cell office:value-type="float" office:value="5.89205598206832" calcext:value-type="float">
            <text:p>5.89205598206832</text:p>
          </table:table-cell>
        </table:table-row>
        <table:table-row table:style-name="ro1">
          <table:table-cell table:number-columns-repeated="2"/>
          <table:table-cell office:value-type="float" office:value="5.897197772339" calcext:value-type="float">
            <text:p>5.897197772339</text:p>
          </table:table-cell>
          <table:table-cell office:value-type="float" office:value="3.98354921779136" calcext:value-type="float">
            <text:p>3.98354921779136</text:p>
          </table:table-cell>
          <table:table-cell office:value-type="float" office:value="7.23095122072241" calcext:value-type="float">
            <text:p>7.23095122072241</text:p>
          </table:table-cell>
          <table:table-cell table:number-columns-repeated="2"/>
          <table:table-cell office:value-type="float" office:value="5.6173374064637" calcext:value-type="float">
            <text:p>5.6173374064637</text:p>
          </table:table-cell>
          <table:table-cell/>
          <table:table-cell office:value-type="float" office:value="-0.419048268957934" calcext:value-type="float">
            <text:p>-0.419048268957934</text:p>
          </table:table-cell>
          <table:table-cell/>
          <table:table-cell office:value-type="float" office:value="4520" calcext:value-type="float">
            <text:p>4520</text:p>
          </table:table-cell>
          <table:table-cell/>
          <table:table-cell office:value-type="float" office:value="5.897197772339" calcext:value-type="float">
            <text:p>5.897197772339</text:p>
          </table:table-cell>
        </table:table-row>
        <table:table-row table:style-name="ro1">
          <table:table-cell table:number-columns-repeated="2"/>
          <table:table-cell office:value-type="float" office:value="5.92305070907937" calcext:value-type="float">
            <text:p>5.92305070907937</text:p>
          </table:table-cell>
          <table:table-cell office:value-type="float" office:value="4.00164983065544" calcext:value-type="float">
            <text:p>4.00164983065544</text:p>
          </table:table-cell>
          <table:table-cell office:value-type="float" office:value="7.2478085438863" calcext:value-type="float">
            <text:p>7.2478085438863</text:p>
          </table:table-cell>
          <table:table-cell table:number-columns-repeated="2"/>
          <table:table-cell office:value-type="float" office:value="0.14884274254255" calcext:value-type="float">
            <text:p>0.14884274254255</text:p>
          </table:table-cell>
          <table:table-cell/>
          <table:table-cell office:value-type="float" office:value="-0.0664800097717426" calcext:value-type="float">
            <text:p>-0.06648000977174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.92305070907937" calcext:value-type="float">
            <text:p>5.92305070907937</text:p>
          </table:table-cell>
        </table:table-row>
        <table:table-row table:style-name="ro1">
          <table:table-cell table:number-columns-repeated="2"/>
          <table:table-cell office:value-type="float" office:value="5.95624357275146" calcext:value-type="float">
            <text:p>5.95624357275146</text:p>
          </table:table-cell>
          <table:table-cell office:value-type="float" office:value="4.01597023614638" calcext:value-type="float">
            <text:p>4.01597023614638</text:p>
          </table:table-cell>
          <table:table-cell office:value-type="float" office:value="7.25955546497135" calcext:value-type="float">
            <text:p>7.25955546497135</text:p>
          </table:table-cell>
          <table:table-cell table:number-columns-repeated="2"/>
          <table:table-cell office:value-type="float" office:value="7.6929253165402" calcext:value-type="float">
            <text:p>7.6929253165402</text:p>
          </table:table-cell>
          <table:table-cell/>
          <table:table-cell office:value-type="float" office:value="-0.5634275360472" calcext:value-type="float">
            <text:p>-0.5634275360472</text:p>
          </table:table-cell>
          <table:table-cell/>
          <table:table-cell office:value-type="float" office:value="6944" calcext:value-type="float">
            <text:p>6944</text:p>
          </table:table-cell>
          <table:table-cell/>
          <table:table-cell office:value-type="float" office:value="5.95624357275146" calcext:value-type="float">
            <text:p>5.95624357275146</text:p>
          </table:table-cell>
        </table:table-row>
        <table:table-row table:style-name="ro1">
          <table:table-cell table:number-columns-repeated="2"/>
          <table:table-cell office:value-type="float" office:value="5.96292842755166" calcext:value-type="float">
            <text:p>5.96292842755166</text:p>
          </table:table-cell>
          <table:table-cell office:value-type="float" office:value="4.02885367873022" calcext:value-type="float">
            <text:p>4.02885367873022</text:p>
          </table:table-cell>
          <table:table-cell office:value-type="float" office:value="7.26966783275214" calcext:value-type="float">
            <text:p>7.26966783275214</text:p>
          </table:table-cell>
          <table:table-cell table:number-columns-repeated="2"/>
          <table:table-cell office:value-type="float" office:value="0.427712322176593" calcext:value-type="float">
            <text:p>0.427712322176593</text:p>
          </table:table-cell>
          <table:table-cell/>
          <table:table-cell office:value-type="float" office:value="0.28885610451108" calcext:value-type="float">
            <text:p>0.28885610451108</text:p>
          </table:table-cell>
          <table:table-cell/>
          <table:table-cell office:value-type="float" office:value="1384" calcext:value-type="float">
            <text:p>1384</text:p>
          </table:table-cell>
          <table:table-cell/>
          <table:table-cell office:value-type="float" office:value="5.96292842755166" calcext:value-type="float">
            <text:p>5.96292842755166</text:p>
          </table:table-cell>
        </table:table-row>
        <table:table-row table:style-name="ro1">
          <table:table-cell table:number-columns-repeated="2"/>
          <table:table-cell office:value-type="float" office:value="5.97358769938183" calcext:value-type="float">
            <text:p>5.97358769938183</text:p>
          </table:table-cell>
          <table:table-cell office:value-type="float" office:value="4.12696031348441" calcext:value-type="float">
            <text:p>4.12696031348441</text:p>
          </table:table-cell>
          <table:table-cell office:value-type="float" office:value="7.27226621986575" calcext:value-type="float">
            <text:p>7.27226621986575</text:p>
          </table:table-cell>
          <table:table-cell table:number-columns-repeated="2"/>
          <table:table-cell office:value-type="float" office:value="0.0807322685652117" calcext:value-type="float">
            <text:p>0.080732268565212</text:p>
          </table:table-cell>
          <table:table-cell/>
          <table:table-cell office:value-type="float" office:value="-0.135672364151353" calcext:value-type="float">
            <text:p>-0.13567236415135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.97358769938183" calcext:value-type="float">
            <text:p>5.97358769938183</text:p>
          </table:table-cell>
        </table:table-row>
        <table:table-row table:style-name="ro1">
          <table:table-cell table:number-columns-repeated="2"/>
          <table:table-cell office:value-type="float" office:value="5.99478364464378" calcext:value-type="float">
            <text:p>5.99478364464378</text:p>
          </table:table-cell>
          <table:table-cell office:value-type="float" office:value="4.13516140019742" calcext:value-type="float">
            <text:p>4.13516140019742</text:p>
          </table:table-cell>
          <table:table-cell office:value-type="float" office:value="7.29475619845037" calcext:value-type="float">
            <text:p>7.29475619845037</text:p>
          </table:table-cell>
          <table:table-cell table:number-columns-repeated="2"/>
          <table:table-cell office:value-type="float" office:value="2.7529503790056" calcext:value-type="float">
            <text:p>2.7529503790056</text:p>
          </table:table-cell>
          <table:table-cell/>
          <table:table-cell office:value-type="float" office:value="-0.055133247025953" calcext:value-type="float">
            <text:p>-0.055133247025953</text:p>
          </table:table-cell>
          <table:table-cell/>
          <table:table-cell office:value-type="float" office:value="3816" calcext:value-type="float">
            <text:p>3816</text:p>
          </table:table-cell>
          <table:table-cell/>
          <table:table-cell office:value-type="float" office:value="5.99478364464378" calcext:value-type="float">
            <text:p>5.99478364464378</text:p>
          </table:table-cell>
        </table:table-row>
        <table:table-row table:style-name="ro1">
          <table:table-cell table:number-columns-repeated="2"/>
          <table:table-cell office:value-type="float" office:value="6.00269265041462" calcext:value-type="float">
            <text:p>6.00269265041462</text:p>
          </table:table-cell>
          <table:table-cell office:value-type="float" office:value="4.1542505677083" calcext:value-type="float">
            <text:p>4.1542505677083</text:p>
          </table:table-cell>
          <table:table-cell office:value-type="float" office:value="7.29701164197398" calcext:value-type="float">
            <text:p>7.29701164197398</text:p>
          </table:table-cell>
          <table:table-cell table:number-columns-repeated="2"/>
          <table:table-cell office:value-type="float" office:value="3.69063759122666" calcext:value-type="float">
            <text:p>3.69063759122666</text:p>
          </table:table-cell>
          <table:table-cell/>
          <table:table-cell office:value-type="float" office:value="-0.258384632794557" calcext:value-type="float">
            <text:p>-0.258384632794557</text:p>
          </table:table-cell>
          <table:table-cell/>
          <table:table-cell office:value-type="float" office:value="4859" calcext:value-type="float">
            <text:p>4859</text:p>
          </table:table-cell>
          <table:table-cell/>
          <table:table-cell office:value-type="float" office:value="6.00269265041462" calcext:value-type="float">
            <text:p>6.00269265041462</text:p>
          </table:table-cell>
        </table:table-row>
        <table:table-row table:style-name="ro1">
          <table:table-cell table:number-columns-repeated="2"/>
          <table:table-cell office:value-type="float" office:value="6.07238043871343" calcext:value-type="float">
            <text:p>6.07238043871343</text:p>
          </table:table-cell>
          <table:table-cell office:value-type="float" office:value="4.17606238489475" calcext:value-type="float">
            <text:p>4.17606238489475</text:p>
          </table:table-cell>
          <table:table-cell office:value-type="float" office:value="7.30491424666175" calcext:value-type="float">
            <text:p>7.30491424666175</text:p>
          </table:table-cell>
          <table:table-cell table:number-columns-repeated="2"/>
          <table:table-cell office:value-type="float" office:value="3.241757834632" calcext:value-type="float">
            <text:p>3.241757834632</text:p>
          </table:table-cell>
          <table:table-cell/>
          <table:table-cell office:value-type="float" office:value="-0.0461969421608108" calcext:value-type="float">
            <text:p>-0.046196942160811</text:p>
          </table:table-cell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6.07238043871343" calcext:value-type="float">
            <text:p>6.07238043871343</text:p>
          </table:table-cell>
        </table:table-row>
        <table:table-row table:style-name="ro1">
          <table:table-cell table:number-columns-repeated="2"/>
          <table:table-cell office:value-type="float" office:value="6.0869701579409" calcext:value-type="float">
            <text:p>6.0869701579409</text:p>
          </table:table-cell>
          <table:table-cell office:value-type="float" office:value="4.18092972939684" calcext:value-type="float">
            <text:p>4.18092972939684</text:p>
          </table:table-cell>
          <table:table-cell office:value-type="float" office:value="7.31132629238176" calcext:value-type="float">
            <text:p>7.31132629238176</text:p>
          </table:table-cell>
          <table:table-cell table:number-columns-repeated="2"/>
          <table:table-cell office:value-type="float" office:value="0.966442178536682" calcext:value-type="float">
            <text:p>0.966442178536682</text:p>
          </table:table-cell>
          <table:table-cell/>
          <table:table-cell office:value-type="float" office:value="0.0332935486867465" calcext:value-type="float">
            <text:p>0.033293548686747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6.0869701579409" calcext:value-type="float">
            <text:p>6.0869701579409</text:p>
          </table:table-cell>
        </table:table-row>
        <table:table-row table:style-name="ro1">
          <table:table-cell table:number-columns-repeated="2"/>
          <table:table-cell office:value-type="float" office:value="6.08988843624983" calcext:value-type="float">
            <text:p>6.08988843624983</text:p>
          </table:table-cell>
          <table:table-cell office:value-type="float" office:value="4.18407023279771" calcext:value-type="float">
            <text:p>4.18407023279771</text:p>
          </table:table-cell>
          <table:table-cell office:value-type="float" office:value="7.33573547051408" calcext:value-type="float">
            <text:p>7.33573547051408</text:p>
          </table:table-cell>
          <table:table-cell table:number-columns-repeated="2"/>
          <table:table-cell office:value-type="float" office:value="7.29154519600252" calcext:value-type="float">
            <text:p>7.29154519600252</text:p>
          </table:table-cell>
          <table:table-cell/>
          <table:table-cell office:value-type="float" office:value="-0.434772957324862" calcext:value-type="float">
            <text:p>-0.434772957324862</text:p>
          </table:table-cell>
          <table:table-cell/>
          <table:table-cell office:value-type="float" office:value="6770" calcext:value-type="float">
            <text:p>6770</text:p>
          </table:table-cell>
          <table:table-cell/>
          <table:table-cell office:value-type="float" office:value="6.08988843624983" calcext:value-type="float">
            <text:p>6.08988843624983</text:p>
          </table:table-cell>
        </table:table-row>
        <table:table-row table:style-name="ro1">
          <table:table-cell table:number-columns-repeated="2"/>
          <table:table-cell office:value-type="float" office:value="6.09214676011634" calcext:value-type="float">
            <text:p>6.09214676011634</text:p>
          </table:table-cell>
          <table:table-cell office:value-type="float" office:value="4.21573300424382" calcext:value-type="float">
            <text:p>4.21573300424382</text:p>
          </table:table-cell>
          <table:table-cell office:value-type="float" office:value="7.33597602574957" calcext:value-type="float">
            <text:p>7.33597602574957</text:p>
          </table:table-cell>
          <table:table-cell table:number-columns-repeated="2"/>
          <table:table-cell office:value-type="float" office:value="2.23205265614528" calcext:value-type="float">
            <text:p>2.23205265614528</text:p>
          </table:table-cell>
          <table:table-cell/>
          <table:table-cell office:value-type="float" office:value="-0.259698921512337" calcext:value-type="float">
            <text:p>-0.259698921512337</text:p>
          </table:table-cell>
          <table:table-cell/>
          <table:table-cell office:value-type="float" office:value="1983" calcext:value-type="float">
            <text:p>1983</text:p>
          </table:table-cell>
          <table:table-cell/>
          <table:table-cell office:value-type="float" office:value="6.09214676011634" calcext:value-type="float">
            <text:p>6.09214676011634</text:p>
          </table:table-cell>
        </table:table-row>
        <table:table-row table:style-name="ro1">
          <table:table-cell table:number-columns-repeated="2"/>
          <table:table-cell office:value-type="float" office:value="6.09539704049251" calcext:value-type="float">
            <text:p>6.09539704049251</text:p>
          </table:table-cell>
          <table:table-cell office:value-type="float" office:value="4.30380737363522" calcext:value-type="float">
            <text:p>4.30380737363522</text:p>
          </table:table-cell>
          <table:table-cell office:value-type="float" office:value="7.35226686474423" calcext:value-type="float">
            <text:p>7.35226686474423</text:p>
          </table:table-cell>
          <table:table-cell table:number-columns-repeated="2"/>
          <table:table-cell office:value-type="float" office:value="0.481179050528228" calcext:value-type="float">
            <text:p>0.481179050528228</text:p>
          </table:table-cell>
          <table:table-cell/>
          <table:table-cell office:value-type="float" office:value="0.126727136375529" calcext:value-type="float">
            <text:p>0.126727136375529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float" office:value="6.09539704049251" calcext:value-type="float">
            <text:p>6.09539704049251</text:p>
          </table:table-cell>
        </table:table-row>
        <table:table-row table:style-name="ro1">
          <table:table-cell table:number-columns-repeated="2"/>
          <table:table-cell office:value-type="float" office:value="6.10829158744959" calcext:value-type="float">
            <text:p>6.10829158744959</text:p>
          </table:table-cell>
          <table:table-cell office:value-type="float" office:value="4.30711055274838" calcext:value-type="float">
            <text:p>4.30711055274838</text:p>
          </table:table-cell>
          <table:table-cell office:value-type="float" office:value="7.35359115565999" calcext:value-type="float">
            <text:p>7.35359115565999</text:p>
          </table:table-cell>
          <table:table-cell table:number-columns-repeated="2"/>
          <table:table-cell office:value-type="float" office:value="2.17031762219296" calcext:value-type="float">
            <text:p>2.17031762219296</text:p>
          </table:table-cell>
          <table:table-cell/>
          <table:table-cell office:value-type="float" office:value="0.134778117385309" calcext:value-type="float">
            <text:p>0.134778117385309</text:p>
          </table:table-cell>
          <table:table-cell/>
          <table:table-cell office:value-type="float" office:value="2345" calcext:value-type="float">
            <text:p>2345</text:p>
          </table:table-cell>
          <table:table-cell/>
          <table:table-cell office:value-type="float" office:value="6.10829158744959" calcext:value-type="float">
            <text:p>6.10829158744959</text:p>
          </table:table-cell>
        </table:table-row>
        <table:table-row table:style-name="ro1">
          <table:table-cell table:number-columns-repeated="2"/>
          <table:table-cell office:value-type="float" office:value="6.10941251935349" calcext:value-type="float">
            <text:p>6.10941251935349</text:p>
          </table:table-cell>
          <table:table-cell office:value-type="float" office:value="4.31488856831096" calcext:value-type="float">
            <text:p>4.31488856831096</text:p>
          </table:table-cell>
          <table:table-cell office:value-type="float" office:value="7.35532096363746" calcext:value-type="float">
            <text:p>7.35532096363746</text:p>
          </table:table-cell>
          <table:table-cell table:number-columns-repeated="2"/>
          <table:table-cell office:value-type="float" office:value="2.91190672906133" calcext:value-type="float">
            <text:p>2.91190672906133</text:p>
          </table:table-cell>
          <table:table-cell/>
          <table:table-cell office:value-type="float" office:value="-0.62106619770723" calcext:value-type="float">
            <text:p>-0.62106619770723</text:p>
          </table:table-cell>
          <table:table-cell/>
          <table:table-cell office:value-type="float" office:value="4138" calcext:value-type="float">
            <text:p>4138</text:p>
          </table:table-cell>
          <table:table-cell/>
          <table:table-cell office:value-type="float" office:value="6.10941251935349" calcext:value-type="float">
            <text:p>6.10941251935349</text:p>
          </table:table-cell>
        </table:table-row>
        <table:table-row table:style-name="ro1">
          <table:table-cell table:number-columns-repeated="2"/>
          <table:table-cell office:value-type="float" office:value="6.11751200953152" calcext:value-type="float">
            <text:p>6.11751200953152</text:p>
          </table:table-cell>
          <table:table-cell office:value-type="float" office:value="4.33395664576288" calcext:value-type="float">
            <text:p>4.33395664576288</text:p>
          </table:table-cell>
          <table:table-cell office:value-type="float" office:value="7.380875421048" calcext:value-type="float">
            <text:p>7.380875421048</text:p>
          </table:table-cell>
          <table:table-cell table:number-columns-repeated="2"/>
          <table:table-cell office:value-type="float" office:value="3.72610729988813" calcext:value-type="float">
            <text:p>3.72610729988813</text:p>
          </table:table-cell>
          <table:table-cell/>
          <table:table-cell office:value-type="float" office:value="0.169750450767743" calcext:value-type="float">
            <text:p>0.169750450767743</text:p>
          </table:table-cell>
          <table:table-cell/>
          <table:table-cell office:value-type="float" office:value="13430" calcext:value-type="float">
            <text:p>13430</text:p>
          </table:table-cell>
          <table:table-cell/>
          <table:table-cell office:value-type="float" office:value="6.11751200953152" calcext:value-type="float">
            <text:p>6.11751200953152</text:p>
          </table:table-cell>
        </table:table-row>
        <table:table-row table:style-name="ro1">
          <table:table-cell table:number-columns-repeated="2"/>
          <table:table-cell office:value-type="float" office:value="6.12392513002345" calcext:value-type="float">
            <text:p>6.12392513002345</text:p>
          </table:table-cell>
          <table:table-cell office:value-type="float" office:value="4.33774991334455" calcext:value-type="float">
            <text:p>4.33774991334455</text:p>
          </table:table-cell>
          <table:table-cell office:value-type="float" office:value="7.38956935506832" calcext:value-type="float">
            <text:p>7.38956935506832</text:p>
          </table:table-cell>
          <table:table-cell table:number-columns-repeated="2"/>
          <table:table-cell office:value-type="float" office:value="-0.162612541977147" calcext:value-type="float">
            <text:p>-0.162612541977147</text:p>
          </table:table-cell>
          <table:table-cell/>
          <table:table-cell office:value-type="float" office:value="0.232184313289886" calcext:value-type="float">
            <text:p>0.232184313289886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6.12392513002345" calcext:value-type="float">
            <text:p>6.12392513002345</text:p>
          </table:table-cell>
        </table:table-row>
        <table:table-row table:style-name="ro1">
          <table:table-cell table:number-columns-repeated="2"/>
          <table:table-cell office:value-type="float" office:value="6.13693152644275" calcext:value-type="float">
            <text:p>6.13693152644275</text:p>
          </table:table-cell>
          <table:table-cell office:value-type="float" office:value="4.34102418953093" calcext:value-type="float">
            <text:p>4.34102418953093</text:p>
          </table:table-cell>
          <table:table-cell office:value-type="float" office:value="7.39508036763748" calcext:value-type="float">
            <text:p>7.39508036763748</text:p>
          </table:table-cell>
          <table:table-cell table:number-columns-repeated="2"/>
          <table:table-cell office:value-type="float" office:value="6.89476396564037" calcext:value-type="float">
            <text:p>6.89476396564037</text:p>
          </table:table-cell>
          <table:table-cell/>
          <table:table-cell office:value-type="float" office:value="-0.313004261116494" calcext:value-type="float">
            <text:p>-0.313004261116494</text:p>
          </table:table-cell>
          <table:table-cell/>
          <table:table-cell office:value-type="float" office:value="7132" calcext:value-type="float">
            <text:p>7132</text:p>
          </table:table-cell>
          <table:table-cell/>
          <table:table-cell office:value-type="float" office:value="6.13693152644275" calcext:value-type="float">
            <text:p>6.13693152644275</text:p>
          </table:table-cell>
        </table:table-row>
        <table:table-row table:style-name="ro1">
          <table:table-cell table:number-columns-repeated="2"/>
          <table:table-cell office:value-type="float" office:value="6.14688337299377" calcext:value-type="float">
            <text:p>6.14688337299377</text:p>
          </table:table-cell>
          <table:table-cell office:value-type="float" office:value="4.34568595790908" calcext:value-type="float">
            <text:p>4.34568595790908</text:p>
          </table:table-cell>
          <table:table-cell office:value-type="float" office:value="7.39667057692494" calcext:value-type="float">
            <text:p>7.39667057692494</text:p>
          </table:table-cell>
          <table:table-cell table:number-columns-repeated="2"/>
          <table:table-cell office:value-type="float" office:value="3.05636508193259" calcext:value-type="float">
            <text:p>3.05636508193259</text:p>
          </table:table-cell>
          <table:table-cell/>
          <table:table-cell office:value-type="float" office:value="-0.288775601682592" calcext:value-type="float">
            <text:p>-0.288775601682592</text:p>
          </table:table-cell>
          <table:table-cell/>
          <table:table-cell office:value-type="float" office:value="2401" calcext:value-type="float">
            <text:p>2401</text:p>
          </table:table-cell>
          <table:table-cell/>
          <table:table-cell office:value-type="float" office:value="6.14688337299377" calcext:value-type="float">
            <text:p>6.14688337299377</text:p>
          </table:table-cell>
        </table:table-row>
        <table:table-row table:style-name="ro1">
          <table:table-cell table:number-columns-repeated="2"/>
          <table:table-cell office:value-type="float" office:value="6.1474210514063" calcext:value-type="float">
            <text:p>6.1474210514063</text:p>
          </table:table-cell>
          <table:table-cell office:value-type="float" office:value="4.36189531225827" calcext:value-type="float">
            <text:p>4.36189531225827</text:p>
          </table:table-cell>
          <table:table-cell office:value-type="float" office:value="7.40902027199788" calcext:value-type="float">
            <text:p>7.40902027199788</text:p>
          </table:table-cell>
          <table:table-cell table:number-columns-repeated="2"/>
          <table:table-cell office:value-type="float" office:value="7.2167782928353" calcext:value-type="float">
            <text:p>7.2167782928353</text:p>
          </table:table-cell>
          <table:table-cell/>
          <table:table-cell office:value-type="float" office:value="-0.788886298107581" calcext:value-type="float">
            <text:p>-0.788886298107581</text:p>
          </table:table-cell>
          <table:table-cell/>
          <table:table-cell office:value-type="float" office:value="7914" calcext:value-type="float">
            <text:p>7914</text:p>
          </table:table-cell>
          <table:table-cell/>
          <table:table-cell office:value-type="float" office:value="6.1474210514063" calcext:value-type="float">
            <text:p>6.1474210514063</text:p>
          </table:table-cell>
        </table:table-row>
        <table:table-row table:style-name="ro1">
          <table:table-cell table:number-columns-repeated="2"/>
          <table:table-cell office:value-type="float" office:value="6.14859145905294" calcext:value-type="float">
            <text:p>6.14859145905294</text:p>
          </table:table-cell>
          <table:table-cell office:value-type="float" office:value="4.37013620505013" calcext:value-type="float">
            <text:p>4.37013620505013</text:p>
          </table:table-cell>
          <table:table-cell office:value-type="float" office:value="7.4144439324742" calcext:value-type="float">
            <text:p>7.4144439324742</text:p>
          </table:table-cell>
          <table:table-cell table:number-columns-repeated="2"/>
          <table:table-cell office:value-type="float" office:value="1.59728223681726" calcext:value-type="float">
            <text:p>1.59728223681726</text:p>
          </table:table-cell>
          <table:table-cell/>
          <table:table-cell office:value-type="float" office:value="-0.0252113835699183" calcext:value-type="float">
            <text:p>-0.025211383569918</text:p>
          </table:table-cell>
          <table:table-cell/>
          <table:table-cell office:value-type="float" office:value="1460" calcext:value-type="float">
            <text:p>1460</text:p>
          </table:table-cell>
          <table:table-cell/>
          <table:table-cell office:value-type="float" office:value="6.14859145905294" calcext:value-type="float">
            <text:p>6.14859145905294</text:p>
          </table:table-cell>
        </table:table-row>
        <table:table-row table:style-name="ro1">
          <table:table-cell table:number-columns-repeated="2"/>
          <table:table-cell office:value-type="float" office:value="6.1527041204833" calcext:value-type="float">
            <text:p>6.1527041204833</text:p>
          </table:table-cell>
          <table:table-cell office:value-type="float" office:value="4.39794172733478" calcext:value-type="float">
            <text:p>4.39794172733478</text:p>
          </table:table-cell>
          <table:table-cell office:value-type="float" office:value="7.45181834751353" calcext:value-type="float">
            <text:p>7.45181834751353</text:p>
          </table:table-cell>
          <table:table-cell table:number-columns-repeated="2"/>
          <table:table-cell office:value-type="float" office:value="3.41978090867454" calcext:value-type="float">
            <text:p>3.41978090867454</text:p>
          </table:table-cell>
          <table:table-cell/>
          <table:table-cell office:value-type="float" office:value="0.0473703774535808" calcext:value-type="float">
            <text:p>0.047370377453581</text:p>
          </table:table-cell>
          <table:table-cell/>
          <table:table-cell office:value-type="float" office:value="5268" calcext:value-type="float">
            <text:p>5268</text:p>
          </table:table-cell>
          <table:table-cell/>
          <table:table-cell office:value-type="float" office:value="6.1527041204833" calcext:value-type="float">
            <text:p>6.1527041204833</text:p>
          </table:table-cell>
        </table:table-row>
        <table:table-row table:style-name="ro1">
          <table:table-cell table:number-columns-repeated="2"/>
          <table:table-cell office:value-type="float" office:value="6.16199899347116" calcext:value-type="float">
            <text:p>6.16199899347116</text:p>
          </table:table-cell>
          <table:table-cell office:value-type="float" office:value="4.41529227181889" calcext:value-type="float">
            <text:p>4.41529227181889</text:p>
          </table:table-cell>
          <table:table-cell office:value-type="float" office:value="7.48028061881858" calcext:value-type="float">
            <text:p>7.48028061881858</text:p>
          </table:table-cell>
          <table:table-cell table:number-columns-repeated="2"/>
          <table:table-cell office:value-type="float" office:value="1.32034532805404" calcext:value-type="float">
            <text:p>1.32034532805404</text:p>
          </table:table-cell>
          <table:table-cell/>
          <table:table-cell office:value-type="float" office:value="-0.241292210635728" calcext:value-type="float">
            <text:p>-0.241292210635728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6.16199899347116" calcext:value-type="float">
            <text:p>6.16199899347116</text:p>
          </table:table-cell>
        </table:table-row>
        <table:table-row table:style-name="ro1">
          <table:table-cell table:number-columns-repeated="2"/>
          <table:table-cell office:value-type="float" office:value="6.16442591403692" calcext:value-type="float">
            <text:p>6.16442591403692</text:p>
          </table:table-cell>
          <table:table-cell office:value-type="float" office:value="4.42031223045456" calcext:value-type="float">
            <text:p>4.42031223045456</text:p>
          </table:table-cell>
          <table:table-cell office:value-type="float" office:value="7.49583858816097" calcext:value-type="float">
            <text:p>7.49583858816097</text:p>
          </table:table-cell>
          <table:table-cell table:number-columns-repeated="2"/>
          <table:table-cell office:value-type="float" office:value="100.102785450874" calcext:value-type="float">
            <text:p>100.102785450874</text:p>
          </table:table-cell>
          <table:table-cell/>
          <table:table-cell office:value-type="float" office:value="-4.05513481479693" calcext:value-type="float">
            <text:p>-4.05513481479693</text:p>
          </table:table-cell>
          <table:table-cell/>
          <table:table-cell office:value-type="float" office:value="47933" calcext:value-type="float">
            <text:p>47933</text:p>
          </table:table-cell>
          <table:table-cell/>
          <table:table-cell office:value-type="float" office:value="6.16442591403692" calcext:value-type="float">
            <text:p>6.16442591403692</text:p>
          </table:table-cell>
        </table:table-row>
        <table:table-row table:style-name="ro1">
          <table:table-cell table:number-columns-repeated="2"/>
          <table:table-cell office:value-type="float" office:value="6.16515657507922" calcext:value-type="float">
            <text:p>6.16515657507922</text:p>
          </table:table-cell>
          <table:table-cell office:value-type="float" office:value="4.44497457707038" calcext:value-type="float">
            <text:p>4.44497457707038</text:p>
          </table:table-cell>
          <table:table-cell office:value-type="float" office:value="7.49991338362025" calcext:value-type="float">
            <text:p>7.49991338362025</text:p>
          </table:table-cell>
          <table:table-cell table:number-columns-repeated="2"/>
          <table:table-cell office:value-type="float" office:value="6.23948954834867" calcext:value-type="float">
            <text:p>6.23948954834867</text:p>
          </table:table-cell>
          <table:table-cell/>
          <table:table-cell office:value-type="float" office:value="-0.942774980343926" calcext:value-type="float">
            <text:p>-0.942774980343926</text:p>
          </table:table-cell>
          <table:table-cell/>
          <table:table-cell office:value-type="float" office:value="7743" calcext:value-type="float">
            <text:p>7743</text:p>
          </table:table-cell>
          <table:table-cell/>
          <table:table-cell office:value-type="float" office:value="6.16515657507922" calcext:value-type="float">
            <text:p>6.16515657507922</text:p>
          </table:table-cell>
        </table:table-row>
        <table:table-row table:style-name="ro1">
          <table:table-cell table:number-columns-repeated="2"/>
          <table:table-cell office:value-type="float" office:value="6.16539603992847" calcext:value-type="float">
            <text:p>6.16539603992847</text:p>
          </table:table-cell>
          <table:table-cell office:value-type="float" office:value="4.44622878230977" calcext:value-type="float">
            <text:p>4.44622878230977</text:p>
          </table:table-cell>
          <table:table-cell office:value-type="float" office:value="7.51204726194517" calcext:value-type="float">
            <text:p>7.51204726194517</text:p>
          </table:table-cell>
          <table:table-cell table:number-columns-repeated="2"/>
          <table:table-cell office:value-type="float" office:value="5.02206286464238" calcext:value-type="float">
            <text:p>5.02206286464238</text:p>
          </table:table-cell>
          <table:table-cell/>
          <table:table-cell office:value-type="float" office:value="-0.132762600719952" calcext:value-type="float">
            <text:p>-0.13276260071995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6.16539603992847" calcext:value-type="float">
            <text:p>6.16539603992847</text:p>
          </table:table-cell>
        </table:table-row>
        <table:table-row table:style-name="ro1">
          <table:table-cell table:number-columns-repeated="2"/>
          <table:table-cell office:value-type="float" office:value="6.17443004442856" calcext:value-type="float">
            <text:p>6.17443004442856</text:p>
          </table:table-cell>
          <table:table-cell office:value-type="float" office:value="4.44825036568864" calcext:value-type="float">
            <text:p>4.44825036568864</text:p>
          </table:table-cell>
          <table:table-cell office:value-type="float" office:value="7.53821556096702" calcext:value-type="float">
            <text:p>7.53821556096702</text:p>
          </table:table-cell>
          <table:table-cell table:number-columns-repeated="2"/>
          <table:table-cell office:value-type="float" office:value="7.1540769003862" calcext:value-type="float">
            <text:p>7.1540769003862</text:p>
          </table:table-cell>
          <table:table-cell/>
          <table:table-cell office:value-type="float" office:value="-0.560649705440213" calcext:value-type="float">
            <text:p>-0.560649705440213</text:p>
          </table:table-cell>
          <table:table-cell/>
          <table:table-cell office:value-type="float" office:value="7827" calcext:value-type="float">
            <text:p>7827</text:p>
          </table:table-cell>
          <table:table-cell/>
          <table:table-cell office:value-type="float" office:value="6.17443004442856" calcext:value-type="float">
            <text:p>6.17443004442856</text:p>
          </table:table-cell>
        </table:table-row>
        <table:table-row table:style-name="ro1">
          <table:table-cell table:number-columns-repeated="2"/>
          <table:table-cell office:value-type="float" office:value="6.17498162758421" calcext:value-type="float">
            <text:p>6.17498162758421</text:p>
          </table:table-cell>
          <table:table-cell office:value-type="float" office:value="4.46061714600849" calcext:value-type="float">
            <text:p>4.46061714600849</text:p>
          </table:table-cell>
          <table:table-cell office:value-type="float" office:value="7.54485571494308" calcext:value-type="float">
            <text:p>7.54485571494308</text:p>
          </table:table-cell>
          <table:table-cell table:number-columns-repeated="2"/>
          <table:table-cell office:value-type="float" office:value="3.45629976036573" calcext:value-type="float">
            <text:p>3.45629976036573</text:p>
          </table:table-cell>
          <table:table-cell/>
          <table:table-cell office:value-type="float" office:value="-0.207727694291879" calcext:value-type="float">
            <text:p>-0.207727694291879</text:p>
          </table:table-cell>
          <table:table-cell/>
          <table:table-cell office:value-type="float" office:value="3723" calcext:value-type="float">
            <text:p>3723</text:p>
          </table:table-cell>
          <table:table-cell/>
          <table:table-cell office:value-type="float" office:value="6.17498162758421" calcext:value-type="float">
            <text:p>6.17498162758421</text:p>
          </table:table-cell>
        </table:table-row>
        <table:table-row table:style-name="ro1">
          <table:table-cell table:number-columns-repeated="2"/>
          <table:table-cell office:value-type="float" office:value="6.17545475448609" calcext:value-type="float">
            <text:p>6.17545475448609</text:p>
          </table:table-cell>
          <table:table-cell office:value-type="float" office:value="4.48055560139281" calcext:value-type="float">
            <text:p>4.48055560139281</text:p>
          </table:table-cell>
          <table:table-cell office:value-type="float" office:value="7.55924112707899" calcext:value-type="float">
            <text:p>7.55924112707899</text:p>
          </table:table-cell>
          <table:table-cell table:number-columns-repeated="2"/>
          <table:table-cell office:value-type="float" office:value="1.35575179410347" calcext:value-type="float">
            <text:p>1.35575179410347</text:p>
          </table:table-cell>
          <table:table-cell/>
          <table:table-cell office:value-type="float" office:value="-0.174693263047807" calcext:value-type="float">
            <text:p>-0.174693263047807</text:p>
          </table:table-cell>
          <table:table-cell/>
          <table:table-cell office:value-type="float" office:value="1465" calcext:value-type="float">
            <text:p>1465</text:p>
          </table:table-cell>
          <table:table-cell/>
          <table:table-cell office:value-type="float" office:value="6.17545475448609" calcext:value-type="float">
            <text:p>6.17545475448609</text:p>
          </table:table-cell>
        </table:table-row>
        <table:table-row table:style-name="ro1">
          <table:table-cell table:number-columns-repeated="2"/>
          <table:table-cell office:value-type="float" office:value="6.21467826875473" calcext:value-type="float">
            <text:p>6.21467826875473</text:p>
          </table:table-cell>
          <table:table-cell office:value-type="float" office:value="4.53687941824744" calcext:value-type="float">
            <text:p>4.53687941824744</text:p>
          </table:table-cell>
          <table:table-cell office:value-type="float" office:value="7.57845554971427" calcext:value-type="float">
            <text:p>7.57845554971427</text:p>
          </table:table-cell>
          <table:table-cell table:number-columns-repeated="2"/>
          <table:table-cell office:value-type="float" office:value="1.63943336559267" calcext:value-type="float">
            <text:p>1.63943336559267</text:p>
          </table:table-cell>
          <table:table-cell/>
          <table:table-cell office:value-type="float" office:value="0.299195802866611" calcext:value-type="float">
            <text:p>0.299195802866611</text:p>
          </table:table-cell>
          <table:table-cell/>
          <table:table-cell office:value-type="float" office:value="2426" calcext:value-type="float">
            <text:p>2426</text:p>
          </table:table-cell>
          <table:table-cell/>
          <table:table-cell office:value-type="float" office:value="6.21467826875473" calcext:value-type="float">
            <text:p>6.21467826875473</text:p>
          </table:table-cell>
        </table:table-row>
        <table:table-row table:style-name="ro1">
          <table:table-cell table:number-columns-repeated="2"/>
          <table:table-cell office:value-type="float" office:value="6.22820666384337" calcext:value-type="float">
            <text:p>6.22820666384337</text:p>
          </table:table-cell>
          <table:table-cell office:value-type="float" office:value="4.57849789837564" calcext:value-type="float">
            <text:p>4.57849789837564</text:p>
          </table:table-cell>
          <table:table-cell office:value-type="float" office:value="7.58562178572647" calcext:value-type="float">
            <text:p>7.58562178572647</text:p>
          </table:table-cell>
          <table:table-cell table:number-columns-repeated="2"/>
          <table:table-cell office:value-type="float" office:value="6.16442591403692" calcext:value-type="float">
            <text:p>6.16442591403692</text:p>
          </table:table-cell>
          <table:table-cell/>
          <table:table-cell office:value-type="float" office:value="-0.501627258536164" calcext:value-type="float">
            <text:p>-0.501627258536164</text:p>
          </table:table-cell>
          <table:table-cell/>
          <table:table-cell office:value-type="float" office:value="5024" calcext:value-type="float">
            <text:p>5024</text:p>
          </table:table-cell>
          <table:table-cell/>
          <table:table-cell office:value-type="float" office:value="6.22820666384337" calcext:value-type="float">
            <text:p>6.22820666384337</text:p>
          </table:table-cell>
        </table:table-row>
        <table:table-row table:style-name="ro1">
          <table:table-cell table:number-columns-repeated="2"/>
          <table:table-cell office:value-type="float" office:value="6.23948954834867" calcext:value-type="float">
            <text:p>6.23948954834867</text:p>
          </table:table-cell>
          <table:table-cell office:value-type="float" office:value="4.60453305613793" calcext:value-type="float">
            <text:p>4.60453305613793</text:p>
          </table:table-cell>
          <table:table-cell office:value-type="float" office:value="7.61122822800204" calcext:value-type="float">
            <text:p>7.61122822800204</text:p>
          </table:table-cell>
          <table:table-cell table:number-columns-repeated="2"/>
          <table:table-cell office:value-type="float" office:value="5.86199252371732" calcext:value-type="float">
            <text:p>5.86199252371732</text:p>
          </table:table-cell>
          <table:table-cell/>
          <table:table-cell office:value-type="float" office:value="-0.501410075530955" calcext:value-type="float">
            <text:p>-0.501410075530955</text:p>
          </table:table-cell>
          <table:table-cell/>
          <table:table-cell office:value-type="float" office:value="5978" calcext:value-type="float">
            <text:p>5978</text:p>
          </table:table-cell>
          <table:table-cell/>
          <table:table-cell office:value-type="float" office:value="6.23948954834867" calcext:value-type="float">
            <text:p>6.23948954834867</text:p>
          </table:table-cell>
        </table:table-row>
        <table:table-row table:style-name="ro1">
          <table:table-cell table:number-columns-repeated="2"/>
          <table:table-cell office:value-type="float" office:value="6.24371308962796" calcext:value-type="float">
            <text:p>6.24371308962796</text:p>
          </table:table-cell>
          <table:table-cell office:value-type="float" office:value="4.61305570448859" calcext:value-type="float">
            <text:p>4.61305570448859</text:p>
          </table:table-cell>
          <table:table-cell office:value-type="float" office:value="7.61477230895802" calcext:value-type="float">
            <text:p>7.61477230895802</text:p>
          </table:table-cell>
          <table:table-cell table:number-columns-repeated="2"/>
          <table:table-cell office:value-type="float" office:value="7.02181875857249" calcext:value-type="float">
            <text:p>7.02181875857249</text:p>
          </table:table-cell>
          <table:table-cell/>
          <table:table-cell office:value-type="float" office:value="-0.807179900243369" calcext:value-type="float">
            <text:p>-0.807179900243369</text:p>
          </table:table-cell>
          <table:table-cell/>
          <table:table-cell office:value-type="float" office:value="8464" calcext:value-type="float">
            <text:p>8464</text:p>
          </table:table-cell>
          <table:table-cell/>
          <table:table-cell office:value-type="float" office:value="6.24371308962796" calcext:value-type="float">
            <text:p>6.24371308962796</text:p>
          </table:table-cell>
        </table:table-row>
        <table:table-row table:style-name="ro1">
          <table:table-cell table:number-columns-repeated="2"/>
          <table:table-cell office:value-type="float" office:value="6.3198859265406" calcext:value-type="float">
            <text:p>6.3198859265406</text:p>
          </table:table-cell>
          <table:table-cell office:value-type="float" office:value="4.64639606417537" calcext:value-type="float">
            <text:p>4.64639606417537</text:p>
          </table:table-cell>
          <table:table-cell office:value-type="float" office:value="7.62287278117859" calcext:value-type="float">
            <text:p>7.62287278117859</text:p>
          </table:table-cell>
          <table:table-cell table:number-columns-repeated="2"/>
          <table:table-cell office:value-type="float" office:value="1.37159860072197" calcext:value-type="float">
            <text:p>1.37159860072197</text:p>
          </table:table-cell>
          <table:table-cell/>
          <table:table-cell office:value-type="float" office:value="-0.110915343432793" calcext:value-type="float">
            <text:p>-0.110915343432793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6.3198859265406" calcext:value-type="float">
            <text:p>6.3198859265406</text:p>
          </table:table-cell>
        </table:table-row>
        <table:table-row table:style-name="ro1">
          <table:table-cell table:number-columns-repeated="2"/>
          <table:table-cell office:value-type="float" office:value="6.35269530353232" calcext:value-type="float">
            <text:p>6.35269530353232</text:p>
          </table:table-cell>
          <table:table-cell office:value-type="float" office:value="4.64765995278557" calcext:value-type="float">
            <text:p>4.64765995278557</text:p>
          </table:table-cell>
          <table:table-cell office:value-type="float" office:value="7.63318439930703" calcext:value-type="float">
            <text:p>7.63318439930703</text:p>
          </table:table-cell>
          <table:table-cell table:number-columns-repeated="2"/>
          <table:table-cell office:value-type="float" office:value="5.97358769938183" calcext:value-type="float">
            <text:p>5.97358769938183</text:p>
          </table:table-cell>
          <table:table-cell/>
          <table:table-cell office:value-type="float" office:value="-0.425506499400838" calcext:value-type="float">
            <text:p>-0.425506499400838</text:p>
          </table:table-cell>
          <table:table-cell/>
          <table:table-cell office:value-type="float" office:value="7397" calcext:value-type="float">
            <text:p>7397</text:p>
          </table:table-cell>
          <table:table-cell/>
          <table:table-cell office:value-type="float" office:value="6.35269530353232" calcext:value-type="float">
            <text:p>6.35269530353232</text:p>
          </table:table-cell>
        </table:table-row>
        <table:table-row table:style-name="ro1">
          <table:table-cell table:number-columns-repeated="2"/>
          <table:table-cell office:value-type="float" office:value="6.35337744845627" calcext:value-type="float">
            <text:p>6.35337744845627</text:p>
          </table:table-cell>
          <table:table-cell office:value-type="float" office:value="4.66158641850928" calcext:value-type="float">
            <text:p>4.66158641850928</text:p>
          </table:table-cell>
          <table:table-cell office:value-type="float" office:value="7.64011598966534" calcext:value-type="float">
            <text:p>7.64011598966534</text:p>
          </table:table-cell>
          <table:table-cell table:number-columns-repeated="2"/>
          <table:table-cell office:value-type="float" office:value="5.83539888899732" calcext:value-type="float">
            <text:p>5.83539888899732</text:p>
          </table:table-cell>
          <table:table-cell/>
          <table:table-cell office:value-type="float" office:value="-0.30554290908361" calcext:value-type="float">
            <text:p>-0.30554290908361</text:p>
          </table:table-cell>
          <table:table-cell/>
          <table:table-cell office:value-type="float" office:value="5001" calcext:value-type="float">
            <text:p>5001</text:p>
          </table:table-cell>
          <table:table-cell/>
          <table:table-cell office:value-type="float" office:value="6.35337744845627" calcext:value-type="float">
            <text:p>6.35337744845627</text:p>
          </table:table-cell>
        </table:table-row>
        <table:table-row table:style-name="ro1">
          <table:table-cell table:number-columns-repeated="2"/>
          <table:table-cell office:value-type="float" office:value="6.37915859371142" calcext:value-type="float">
            <text:p>6.37915859371142</text:p>
          </table:table-cell>
          <table:table-cell office:value-type="float" office:value="4.66967959999462" calcext:value-type="float">
            <text:p>4.66967959999462</text:p>
          </table:table-cell>
          <table:table-cell office:value-type="float" office:value="7.64825221003633" calcext:value-type="float">
            <text:p>7.64825221003633</text:p>
          </table:table-cell>
          <table:table-cell table:number-columns-repeated="2"/>
          <table:table-cell office:value-type="float" office:value="7.6404187766791" calcext:value-type="float">
            <text:p>7.6404187766791</text:p>
          </table:table-cell>
          <table:table-cell/>
          <table:table-cell office:value-type="float" office:value="-0.968331111653817" calcext:value-type="float">
            <text:p>-0.968331111653817</text:p>
          </table:table-cell>
          <table:table-cell/>
          <table:table-cell office:value-type="float" office:value="24566" calcext:value-type="float">
            <text:p>24566</text:p>
          </table:table-cell>
          <table:table-cell/>
          <table:table-cell office:value-type="float" office:value="6.37915859371142" calcext:value-type="float">
            <text:p>6.37915859371142</text:p>
          </table:table-cell>
        </table:table-row>
        <table:table-row table:style-name="ro1">
          <table:table-cell table:number-columns-repeated="2"/>
          <table:table-cell office:value-type="float" office:value="6.42524334797963" calcext:value-type="float">
            <text:p>6.42524334797963</text:p>
          </table:table-cell>
          <table:table-cell office:value-type="float" office:value="4.68823687189935" calcext:value-type="float">
            <text:p>4.68823687189935</text:p>
          </table:table-cell>
          <table:table-cell office:value-type="float" office:value="7.65026808320886" calcext:value-type="float">
            <text:p>7.65026808320886</text:p>
          </table:table-cell>
          <table:table-cell table:number-columns-repeated="2"/>
          <table:table-cell office:value-type="float" office:value="2.58329186195872" calcext:value-type="float">
            <text:p>2.58329186195872</text:p>
          </table:table-cell>
          <table:table-cell/>
          <table:table-cell office:value-type="float" office:value="0.134550521955566" calcext:value-type="float">
            <text:p>0.134550521955566</text:p>
          </table:table-cell>
          <table:table-cell/>
          <table:table-cell office:value-type="float" office:value="3629" calcext:value-type="float">
            <text:p>3629</text:p>
          </table:table-cell>
          <table:table-cell/>
          <table:table-cell office:value-type="float" office:value="6.42524334797963" calcext:value-type="float">
            <text:p>6.42524334797963</text:p>
          </table:table-cell>
        </table:table-row>
        <table:table-row table:style-name="ro1">
          <table:table-cell table:number-columns-repeated="2"/>
          <table:table-cell office:value-type="float" office:value="6.43677187228713" calcext:value-type="float">
            <text:p>6.43677187228713</text:p>
          </table:table-cell>
          <table:table-cell office:value-type="float" office:value="4.71985807986285" calcext:value-type="float">
            <text:p>4.71985807986285</text:p>
          </table:table-cell>
          <table:table-cell office:value-type="float" office:value="7.66824101901107" calcext:value-type="float">
            <text:p>7.66824101901107</text:p>
          </table:table-cell>
          <table:table-cell table:number-columns-repeated="2"/>
          <table:table-cell office:value-type="float" office:value="0.0987928473132715" calcext:value-type="float">
            <text:p>0.098792847313272</text:p>
          </table:table-cell>
          <table:table-cell/>
          <table:table-cell office:value-type="float" office:value="-0.036969328491044" calcext:value-type="float">
            <text:p>-0.036969328491044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6.43677187228713" calcext:value-type="float">
            <text:p>6.43677187228713</text:p>
          </table:table-cell>
        </table:table-row>
        <table:table-row table:style-name="ro1">
          <table:table-cell table:number-columns-repeated="2"/>
          <table:table-cell office:value-type="float" office:value="6.47204741940088" calcext:value-type="float">
            <text:p>6.47204741940088</text:p>
          </table:table-cell>
          <table:table-cell office:value-type="float" office:value="4.75326883874489" calcext:value-type="float">
            <text:p>4.75326883874489</text:p>
          </table:table-cell>
          <table:table-cell office:value-type="float" office:value="7.67624438586283" calcext:value-type="float">
            <text:p>7.67624438586283</text:p>
          </table:table-cell>
          <table:table-cell table:number-columns-repeated="2"/>
          <table:table-cell office:value-type="float" office:value="2.95867881084535" calcext:value-type="float">
            <text:p>2.95867881084535</text:p>
          </table:table-cell>
          <table:table-cell/>
          <table:table-cell office:value-type="float" office:value="0.0301281544115552" calcext:value-type="float">
            <text:p>0.030128154411555</text:p>
          </table:table-cell>
          <table:table-cell/>
          <table:table-cell office:value-type="float" office:value="2811" calcext:value-type="float">
            <text:p>2811</text:p>
          </table:table-cell>
          <table:table-cell/>
          <table:table-cell office:value-type="float" office:value="6.47204741940088" calcext:value-type="float">
            <text:p>6.47204741940088</text:p>
          </table:table-cell>
        </table:table-row>
        <table:table-row table:style-name="ro1">
          <table:table-cell table:number-columns-repeated="2"/>
          <table:table-cell office:value-type="float" office:value="6.49998935030413" calcext:value-type="float">
            <text:p>6.49998935030413</text:p>
          </table:table-cell>
          <table:table-cell office:value-type="float" office:value="4.7549844733163" calcext:value-type="float">
            <text:p>4.7549844733163</text:p>
          </table:table-cell>
          <table:table-cell office:value-type="float" office:value="7.67727148578676" calcext:value-type="float">
            <text:p>7.67727148578676</text:p>
          </table:table-cell>
          <table:table-cell table:number-columns-repeated="2"/>
          <table:table-cell office:value-type="float" office:value="0.391958805599282" calcext:value-type="float">
            <text:p>0.391958805599282</text:p>
          </table:table-cell>
          <table:table-cell/>
          <table:table-cell office:value-type="float" office:value="0.351214337850069" calcext:value-type="float">
            <text:p>0.351214337850069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.49998935030413" calcext:value-type="float">
            <text:p>6.49998935030413</text:p>
          </table:table-cell>
        </table:table-row>
        <table:table-row table:style-name="ro1">
          <table:table-cell table:number-columns-repeated="2"/>
          <table:table-cell office:value-type="float" office:value="6.51926167241731" calcext:value-type="float">
            <text:p>6.51926167241731</text:p>
          </table:table-cell>
          <table:table-cell office:value-type="float" office:value="4.78159277793507" calcext:value-type="float">
            <text:p>4.78159277793507</text:p>
          </table:table-cell>
          <table:table-cell office:value-type="float" office:value="7.67859927577293" calcext:value-type="float">
            <text:p>7.67859927577293</text:p>
          </table:table-cell>
          <table:table-cell table:number-columns-repeated="2"/>
          <table:table-cell office:value-type="float" office:value="2.96427248723792" calcext:value-type="float">
            <text:p>2.96427248723792</text:p>
          </table:table-cell>
          <table:table-cell/>
          <table:table-cell office:value-type="float" office:value="-0.27479633234209" calcext:value-type="float">
            <text:p>-0.27479633234209</text:p>
          </table:table-cell>
          <table:table-cell/>
          <table:table-cell office:value-type="float" office:value="3705" calcext:value-type="float">
            <text:p>3705</text:p>
          </table:table-cell>
          <table:table-cell/>
          <table:table-cell office:value-type="float" office:value="6.51926167241731" calcext:value-type="float">
            <text:p>6.51926167241731</text:p>
          </table:table-cell>
        </table:table-row>
        <table:table-row table:style-name="ro1">
          <table:table-cell table:number-columns-repeated="2"/>
          <table:table-cell office:value-type="float" office:value="6.53445122845433" calcext:value-type="float">
            <text:p>6.53445122845433</text:p>
          </table:table-cell>
          <table:table-cell office:value-type="float" office:value="4.79168518702571" calcext:value-type="float">
            <text:p>4.79168518702571</text:p>
          </table:table-cell>
          <table:table-cell office:value-type="float" office:value="7.68075648941497" calcext:value-type="float">
            <text:p>7.68075648941497</text:p>
          </table:table-cell>
          <table:table-cell table:number-columns-repeated="2"/>
          <table:table-cell office:value-type="float" office:value="3.6799805538694" calcext:value-type="float">
            <text:p>3.6799805538694</text:p>
          </table:table-cell>
          <table:table-cell/>
          <table:table-cell office:value-type="float" office:value="-0.670366475879103" calcext:value-type="float">
            <text:p>-0.670366475879103</text:p>
          </table:table-cell>
          <table:table-cell/>
          <table:table-cell office:value-type="float" office:value="2757" calcext:value-type="float">
            <text:p>2757</text:p>
          </table:table-cell>
          <table:table-cell/>
          <table:table-cell office:value-type="float" office:value="6.53445122845433" calcext:value-type="float">
            <text:p>6.53445122845433</text:p>
          </table:table-cell>
        </table:table-row>
        <table:table-row table:style-name="ro1">
          <table:table-cell table:number-columns-repeated="2"/>
          <table:table-cell office:value-type="float" office:value="6.54434502297719" calcext:value-type="float">
            <text:p>6.54434502297719</text:p>
          </table:table-cell>
          <table:table-cell office:value-type="float" office:value="4.81471817007602" calcext:value-type="float">
            <text:p>4.81471817007602</text:p>
          </table:table-cell>
          <table:table-cell office:value-type="float" office:value="7.68940802447195" calcext:value-type="float">
            <text:p>7.68940802447195</text:p>
          </table:table-cell>
          <table:table-cell table:number-columns-repeated="2"/>
          <table:table-cell office:value-type="float" office:value="100.106752855775" calcext:value-type="float">
            <text:p>100.106752855775</text:p>
          </table:table-cell>
          <table:table-cell/>
          <table:table-cell office:value-type="float" office:value="-4.97321782832404" calcext:value-type="float">
            <text:p>-4.97321782832404</text:p>
          </table:table-cell>
          <table:table-cell/>
          <table:table-cell office:value-type="float" office:value="49902" calcext:value-type="float">
            <text:p>49902</text:p>
          </table:table-cell>
          <table:table-cell/>
          <table:table-cell office:value-type="float" office:value="6.54434502297719" calcext:value-type="float">
            <text:p>6.54434502297719</text:p>
          </table:table-cell>
        </table:table-row>
        <table:table-row table:style-name="ro1">
          <table:table-cell table:number-columns-repeated="2"/>
          <table:table-cell office:value-type="float" office:value="6.54608112143079" calcext:value-type="float">
            <text:p>6.54608112143079</text:p>
          </table:table-cell>
          <table:table-cell office:value-type="float" office:value="4.84104688910977" calcext:value-type="float">
            <text:p>4.84104688910977</text:p>
          </table:table-cell>
          <table:table-cell office:value-type="float" office:value="7.70900393796408" calcext:value-type="float">
            <text:p>7.70900393796408</text:p>
          </table:table-cell>
          <table:table-cell table:number-columns-repeated="2"/>
          <table:table-cell office:value-type="float" office:value="3.72850674210129" calcext:value-type="float">
            <text:p>3.72850674210129</text:p>
          </table:table-cell>
          <table:table-cell/>
          <table:table-cell office:value-type="float" office:value="-0.0843837875508566" calcext:value-type="float">
            <text:p>-0.084383787550857</text:p>
          </table:table-cell>
          <table:table-cell/>
          <table:table-cell office:value-type="float" office:value="4209" calcext:value-type="float">
            <text:p>4209</text:p>
          </table:table-cell>
          <table:table-cell/>
          <table:table-cell office:value-type="float" office:value="6.54608112143079" calcext:value-type="float">
            <text:p>6.54608112143079</text:p>
          </table:table-cell>
        </table:table-row>
        <table:table-row table:style-name="ro1">
          <table:table-cell table:number-columns-repeated="2"/>
          <table:table-cell office:value-type="float" office:value="6.54697357405968" calcext:value-type="float">
            <text:p>6.54697357405968</text:p>
          </table:table-cell>
          <table:table-cell office:value-type="float" office:value="4.85467119750265" calcext:value-type="float">
            <text:p>4.85467119750265</text:p>
          </table:table-cell>
          <table:table-cell office:value-type="float" office:value="7.72069328570128" calcext:value-type="float">
            <text:p>7.72069328570128</text:p>
          </table:table-cell>
          <table:table-cell table:number-columns-repeated="2"/>
          <table:table-cell office:value-type="float" office:value="7.74872105716182" calcext:value-type="float">
            <text:p>7.74872105716182</text:p>
          </table:table-cell>
          <table:table-cell/>
          <table:table-cell office:value-type="float" office:value="-0.703585705922436" calcext:value-type="float">
            <text:p>-0.703585705922436</text:p>
          </table:table-cell>
          <table:table-cell/>
          <table:table-cell office:value-type="float" office:value="9170" calcext:value-type="float">
            <text:p>9170</text:p>
          </table:table-cell>
          <table:table-cell/>
          <table:table-cell office:value-type="float" office:value="6.54697357405968" calcext:value-type="float">
            <text:p>6.54697357405968</text:p>
          </table:table-cell>
        </table:table-row>
        <table:table-row table:style-name="ro1">
          <table:table-cell table:number-columns-repeated="2"/>
          <table:table-cell office:value-type="float" office:value="6.55166851951721" calcext:value-type="float">
            <text:p>6.55166851951721</text:p>
          </table:table-cell>
          <table:table-cell office:value-type="float" office:value="4.85731800703449" calcext:value-type="float">
            <text:p>4.85731800703449</text:p>
          </table:table-cell>
          <table:table-cell office:value-type="float" office:value="7.72630287707652" calcext:value-type="float">
            <text:p>7.72630287707652</text:p>
          </table:table-cell>
          <table:table-cell table:number-columns-repeated="2"/>
          <table:table-cell office:value-type="float" office:value="100.105479449327" calcext:value-type="float">
            <text:p>100.105479449327</text:p>
          </table:table-cell>
          <table:table-cell/>
          <table:table-cell office:value-type="float" office:value="-6.29040217719983" calcext:value-type="float">
            <text:p>-6.29040217719983</text:p>
          </table:table-cell>
          <table:table-cell/>
          <table:table-cell office:value-type="float" office:value="44668" calcext:value-type="float">
            <text:p>44668</text:p>
          </table:table-cell>
          <table:table-cell/>
          <table:table-cell office:value-type="float" office:value="6.55166851951721" calcext:value-type="float">
            <text:p>6.55166851951721</text:p>
          </table:table-cell>
        </table:table-row>
        <table:table-row table:style-name="ro1">
          <table:table-cell table:number-columns-repeated="2"/>
          <table:table-cell office:value-type="float" office:value="6.5548895034821" calcext:value-type="float">
            <text:p>6.5548895034821</text:p>
          </table:table-cell>
          <table:table-cell office:value-type="float" office:value="4.88327194958745" calcext:value-type="float">
            <text:p>4.88327194958745</text:p>
          </table:table-cell>
          <table:table-cell office:value-type="float" office:value="7.72870346121769" calcext:value-type="float">
            <text:p>7.72870346121769</text:p>
          </table:table-cell>
          <table:table-cell table:number-columns-repeated="2"/>
          <table:table-cell office:value-type="float" office:value="91.9425972427331" calcext:value-type="float">
            <text:p>91.9425972427331</text:p>
          </table:table-cell>
          <table:table-cell/>
          <table:table-cell office:value-type="float" office:value="-4.71974010780998" calcext:value-type="float">
            <text:p>-4.71974010780998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6.5548895034821" calcext:value-type="float">
            <text:p>6.5548895034821</text:p>
          </table:table-cell>
        </table:table-row>
        <table:table-row table:style-name="ro1">
          <table:table-cell table:number-columns-repeated="2"/>
          <table:table-cell office:value-type="float" office:value="6.59800734910538" calcext:value-type="float">
            <text:p>6.59800734910538</text:p>
          </table:table-cell>
          <table:table-cell office:value-type="float" office:value="4.88434060333904" calcext:value-type="float">
            <text:p>4.88434060333904</text:p>
          </table:table-cell>
          <table:table-cell office:value-type="float" office:value="7.73654560702081" calcext:value-type="float">
            <text:p>7.73654560702081</text:p>
          </table:table-cell>
          <table:table-cell table:number-columns-repeated="2"/>
          <table:table-cell office:value-type="float" office:value="2.00955182160236" calcext:value-type="float">
            <text:p>2.00955182160236</text:p>
          </table:table-cell>
          <table:table-cell/>
          <table:table-cell office:value-type="float" office:value="0.00171614851082341" calcext:value-type="float">
            <text:p>0.001716148510823</text:p>
          </table:table-cell>
          <table:table-cell/>
          <table:table-cell office:value-type="float" office:value="2579" calcext:value-type="float">
            <text:p>2579</text:p>
          </table:table-cell>
          <table:table-cell/>
          <table:table-cell office:value-type="float" office:value="6.59800734910538" calcext:value-type="float">
            <text:p>6.59800734910538</text:p>
          </table:table-cell>
        </table:table-row>
        <table:table-row table:style-name="ro1">
          <table:table-cell table:number-columns-repeated="2"/>
          <table:table-cell office:value-type="float" office:value="6.60123054882438" calcext:value-type="float">
            <text:p>6.60123054882438</text:p>
          </table:table-cell>
          <table:table-cell office:value-type="float" office:value="4.89293408746693" calcext:value-type="float">
            <text:p>4.89293408746693</text:p>
          </table:table-cell>
          <table:table-cell office:value-type="float" office:value="7.73915357966097" calcext:value-type="float">
            <text:p>7.73915357966097</text:p>
          </table:table-cell>
          <table:table-cell table:number-columns-repeated="2"/>
          <table:table-cell office:value-type="float" office:value="3.07943847266845" calcext:value-type="float">
            <text:p>3.07943847266845</text:p>
          </table:table-cell>
          <table:table-cell/>
          <table:table-cell office:value-type="float" office:value="-0.232048524886647" calcext:value-type="float">
            <text:p>-0.232048524886647</text:p>
          </table:table-cell>
          <table:table-cell/>
          <table:table-cell office:value-type="float" office:value="6424" calcext:value-type="float">
            <text:p>6424</text:p>
          </table:table-cell>
          <table:table-cell/>
          <table:table-cell office:value-type="float" office:value="6.60123054882438" calcext:value-type="float">
            <text:p>6.60123054882438</text:p>
          </table:table-cell>
        </table:table-row>
        <table:table-row table:style-name="ro1">
          <table:table-cell table:number-columns-repeated="2"/>
          <table:table-cell office:value-type="float" office:value="6.61647046002972" calcext:value-type="float">
            <text:p>6.61647046002972</text:p>
          </table:table-cell>
          <table:table-cell office:value-type="float" office:value="4.8972832734978" calcext:value-type="float">
            <text:p>4.8972832734978</text:p>
          </table:table-cell>
          <table:table-cell office:value-type="float" office:value="7.74929201540783" calcext:value-type="float">
            <text:p>7.74929201540783</text:p>
          </table:table-cell>
          <table:table-cell table:number-columns-repeated="2"/>
          <table:table-cell office:value-type="float" office:value="9.02430897264749" calcext:value-type="float">
            <text:p>9.02430897264749</text:p>
          </table:table-cell>
          <table:table-cell/>
          <table:table-cell office:value-type="float" office:value="-0.730640197811758" calcext:value-type="float">
            <text:p>-0.730640197811758</text:p>
          </table:table-cell>
          <table:table-cell/>
          <table:table-cell office:value-type="float" office:value="37265" calcext:value-type="float">
            <text:p>37265</text:p>
          </table:table-cell>
          <table:table-cell/>
          <table:table-cell office:value-type="float" office:value="6.61647046002972" calcext:value-type="float">
            <text:p>6.61647046002972</text:p>
          </table:table-cell>
        </table:table-row>
        <table:table-row table:style-name="ro1">
          <table:table-cell table:number-columns-repeated="2"/>
          <table:table-cell office:value-type="float" office:value="6.63138814035824" calcext:value-type="float">
            <text:p>6.63138814035824</text:p>
          </table:table-cell>
          <table:table-cell office:value-type="float" office:value="4.93223857515422" calcext:value-type="float">
            <text:p>4.93223857515422</text:p>
          </table:table-cell>
          <table:table-cell office:value-type="float" office:value="7.75217013810138" calcext:value-type="float">
            <text:p>7.75217013810138</text:p>
          </table:table-cell>
          <table:table-cell table:number-columns-repeated="2"/>
          <table:table-cell office:value-type="float" office:value="9.05025751785894" calcext:value-type="float">
            <text:p>9.05025751785894</text:p>
          </table:table-cell>
          <table:table-cell/>
          <table:table-cell office:value-type="float" office:value="-1.02048534494572" calcext:value-type="float">
            <text:p>-1.02048534494572</text:p>
          </table:table-cell>
          <table:table-cell/>
          <table:table-cell office:value-type="float" office:value="9166" calcext:value-type="float">
            <text:p>9166</text:p>
          </table:table-cell>
          <table:table-cell/>
          <table:table-cell office:value-type="float" office:value="6.63138814035824" calcext:value-type="float">
            <text:p>6.63138814035824</text:p>
          </table:table-cell>
        </table:table-row>
        <table:table-row table:style-name="ro1">
          <table:table-cell table:number-columns-repeated="2"/>
          <table:table-cell office:value-type="float" office:value="6.70342763290741" calcext:value-type="float">
            <text:p>6.70342763290741</text:p>
          </table:table-cell>
          <table:table-cell office:value-type="float" office:value="4.941700795536" calcext:value-type="float">
            <text:p>4.941700795536</text:p>
          </table:table-cell>
          <table:table-cell office:value-type="float" office:value="7.76317258204125" calcext:value-type="float">
            <text:p>7.76317258204125</text:p>
          </table:table-cell>
          <table:table-cell table:number-columns-repeated="2"/>
          <table:table-cell office:value-type="float" office:value="8.99801117721311" calcext:value-type="float">
            <text:p>8.99801117721311</text:p>
          </table:table-cell>
          <table:table-cell/>
          <table:table-cell office:value-type="float" office:value="-0.46433084547823" calcext:value-type="float">
            <text:p>-0.46433084547823</text:p>
          </table:table-cell>
          <table:table-cell/>
          <table:table-cell office:value-type="float" office:value="10173" calcext:value-type="float">
            <text:p>10173</text:p>
          </table:table-cell>
          <table:table-cell/>
          <table:table-cell office:value-type="float" office:value="6.70342763290741" calcext:value-type="float">
            <text:p>6.70342763290741</text:p>
          </table:table-cell>
        </table:table-row>
        <table:table-row table:style-name="ro1">
          <table:table-cell table:number-columns-repeated="2"/>
          <table:table-cell office:value-type="float" office:value="6.71428248113291" calcext:value-type="float">
            <text:p>6.71428248113291</text:p>
          </table:table-cell>
          <table:table-cell office:value-type="float" office:value="4.9924661094322" calcext:value-type="float">
            <text:p>4.9924661094322</text:p>
          </table:table-cell>
          <table:table-cell office:value-type="float" office:value="7.79801358878919" calcext:value-type="float">
            <text:p>7.79801358878919</text:p>
          </table:table-cell>
          <table:table-cell table:number-columns-repeated="2"/>
          <table:table-cell office:value-type="float" office:value="0.997199154096248" calcext:value-type="float">
            <text:p>0.997199154096248</text:p>
          </table:table-cell>
          <table:table-cell/>
          <table:table-cell office:value-type="float" office:value="-0.335944418825014" calcext:value-type="float">
            <text:p>-0.335944418825014</text:p>
          </table:table-cell>
          <table:table-cell/>
          <table:table-cell office:value-type="float" office:value="2527" calcext:value-type="float">
            <text:p>2527</text:p>
          </table:table-cell>
          <table:table-cell/>
          <table:table-cell office:value-type="float" office:value="6.71428248113291" calcext:value-type="float">
            <text:p>6.71428248113291</text:p>
          </table:table-cell>
        </table:table-row>
        <table:table-row table:style-name="ro1">
          <table:table-cell table:number-columns-repeated="2"/>
          <table:table-cell office:value-type="float" office:value="6.72635275935571" calcext:value-type="float">
            <text:p>6.72635275935571</text:p>
          </table:table-cell>
          <table:table-cell office:value-type="float" office:value="4.9969831847051" calcext:value-type="float">
            <text:p>4.9969831847051</text:p>
          </table:table-cell>
          <table:table-cell office:value-type="float" office:value="7.82994645287941" calcext:value-type="float">
            <text:p>7.82994645287941</text:p>
          </table:table-cell>
          <table:table-cell table:number-columns-repeated="2"/>
          <table:table-cell office:value-type="float" office:value="0.291158273488587" calcext:value-type="float">
            <text:p>0.291158273488587</text:p>
          </table:table-cell>
          <table:table-cell/>
          <table:table-cell office:value-type="float" office:value="0.144777260153864" calcext:value-type="float">
            <text:p>0.144777260153864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6.72635275935571" calcext:value-type="float">
            <text:p>6.72635275935571</text:p>
          </table:table-cell>
        </table:table-row>
        <table:table-row table:style-name="ro1">
          <table:table-cell table:number-columns-repeated="2"/>
          <table:table-cell office:value-type="float" office:value="6.74221481437504" calcext:value-type="float">
            <text:p>6.74221481437504</text:p>
          </table:table-cell>
          <table:table-cell office:value-type="float" office:value="5.00486067120917" calcext:value-type="float">
            <text:p>5.00486067120917</text:p>
          </table:table-cell>
          <table:table-cell office:value-type="float" office:value="7.86753520268883" calcext:value-type="float">
            <text:p>7.86753520268883</text:p>
          </table:table-cell>
          <table:table-cell table:number-columns-repeated="2"/>
          <table:table-cell office:value-type="float" office:value="7.09099493113974" calcext:value-type="float">
            <text:p>7.09099493113974</text:p>
          </table:table-cell>
          <table:table-cell/>
          <table:table-cell office:value-type="float" office:value="-0.113080310350754" calcext:value-type="float">
            <text:p>-0.113080310350754</text:p>
          </table:table-cell>
          <table:table-cell/>
          <table:table-cell office:value-type="float" office:value="7259" calcext:value-type="float">
            <text:p>7259</text:p>
          </table:table-cell>
          <table:table-cell/>
          <table:table-cell office:value-type="float" office:value="6.74221481437504" calcext:value-type="float">
            <text:p>6.74221481437504</text:p>
          </table:table-cell>
        </table:table-row>
        <table:table-row table:style-name="ro1">
          <table:table-cell table:number-columns-repeated="2"/>
          <table:table-cell office:value-type="float" office:value="6.75030308633205" calcext:value-type="float">
            <text:p>6.75030308633205</text:p>
          </table:table-cell>
          <table:table-cell office:value-type="float" office:value="5.01028482510862" calcext:value-type="float">
            <text:p>5.01028482510862</text:p>
          </table:table-cell>
          <table:table-cell office:value-type="float" office:value="7.95824284304483" calcext:value-type="float">
            <text:p>7.95824284304483</text:p>
          </table:table-cell>
          <table:table-cell table:number-columns-repeated="2"/>
          <table:table-cell office:value-type="float" office:value="1.91776434153248" calcext:value-type="float">
            <text:p>1.91776434153248</text:p>
          </table:table-cell>
          <table:table-cell/>
          <table:table-cell office:value-type="float" office:value="0.154491660497289" calcext:value-type="float">
            <text:p>0.154491660497289</text:p>
          </table:table-cell>
          <table:table-cell/>
          <table:table-cell office:value-type="float" office:value="1634" calcext:value-type="float">
            <text:p>1634</text:p>
          </table:table-cell>
          <table:table-cell/>
          <table:table-cell office:value-type="float" office:value="6.75030308633205" calcext:value-type="float">
            <text:p>6.75030308633205</text:p>
          </table:table-cell>
        </table:table-row>
        <table:table-row table:style-name="ro1">
          <table:table-cell table:number-columns-repeated="2"/>
          <table:table-cell office:value-type="float" office:value="6.75630851786836" calcext:value-type="float">
            <text:p>6.75630851786836</text:p>
          </table:table-cell>
          <table:table-cell office:value-type="float" office:value="5.03089077424805" calcext:value-type="float">
            <text:p>5.03089077424805</text:p>
          </table:table-cell>
          <table:table-cell office:value-type="float" office:value="7.98098215232997" calcext:value-type="float">
            <text:p>7.98098215232997</text:p>
          </table:table-cell>
          <table:table-cell table:number-columns-repeated="2"/>
          <table:table-cell office:value-type="float" office:value="2.01392255633321" calcext:value-type="float">
            <text:p>2.01392255633321</text:p>
          </table:table-cell>
          <table:table-cell/>
          <table:table-cell office:value-type="float" office:value="-0.250959577273179" calcext:value-type="float">
            <text:p>-0.250959577273179</text:p>
          </table:table-cell>
          <table:table-cell/>
          <table:table-cell office:value-type="float" office:value="2126" calcext:value-type="float">
            <text:p>2126</text:p>
          </table:table-cell>
          <table:table-cell/>
          <table:table-cell office:value-type="float" office:value="6.75630851786836" calcext:value-type="float">
            <text:p>6.75630851786836</text:p>
          </table:table-cell>
        </table:table-row>
        <table:table-row table:style-name="ro1">
          <table:table-cell table:number-columns-repeated="2"/>
          <table:table-cell office:value-type="float" office:value="6.758293337248" calcext:value-type="float">
            <text:p>6.758293337248</text:p>
          </table:table-cell>
          <table:table-cell office:value-type="float" office:value="5.04902629036916" calcext:value-type="float">
            <text:p>5.04902629036916</text:p>
          </table:table-cell>
          <table:table-cell office:value-type="float" office:value="7.99478248671042" calcext:value-type="float">
            <text:p>7.99478248671042</text:p>
          </table:table-cell>
          <table:table-cell table:number-columns-repeated="2"/>
          <table:table-cell office:value-type="float" office:value="2.23527122054745" calcext:value-type="float">
            <text:p>2.23527122054745</text:p>
          </table:table-cell>
          <table:table-cell/>
          <table:table-cell office:value-type="float" office:value="0.107515124026759" calcext:value-type="float">
            <text:p>0.107515124026759</text:p>
          </table:table-cell>
          <table:table-cell/>
          <table:table-cell office:value-type="float" office:value="2333" calcext:value-type="float">
            <text:p>2333</text:p>
          </table:table-cell>
          <table:table-cell/>
          <table:table-cell office:value-type="float" office:value="6.758293337248" calcext:value-type="float">
            <text:p>6.758293337248</text:p>
          </table:table-cell>
        </table:table-row>
        <table:table-row table:style-name="ro1">
          <table:table-cell table:number-columns-repeated="2"/>
          <table:table-cell office:value-type="float" office:value="6.7729723526628" calcext:value-type="float">
            <text:p>6.7729723526628</text:p>
          </table:table-cell>
          <table:table-cell office:value-type="float" office:value="5.05033013522342" calcext:value-type="float">
            <text:p>5.05033013522342</text:p>
          </table:table-cell>
          <table:table-cell office:value-type="float" office:value="7.99704978141431" calcext:value-type="float">
            <text:p>7.99704978141431</text:p>
          </table:table-cell>
          <table:table-cell table:number-columns-repeated="2"/>
          <table:table-cell office:value-type="float" office:value="3.78977314126966" calcext:value-type="float">
            <text:p>3.78977314126966</text:p>
          </table:table-cell>
          <table:table-cell/>
          <table:table-cell office:value-type="float" office:value="-0.107107854891865" calcext:value-type="float">
            <text:p>-0.107107854891865</text:p>
          </table:table-cell>
          <table:table-cell/>
          <table:table-cell office:value-type="float" office:value="4032" calcext:value-type="float">
            <text:p>4032</text:p>
          </table:table-cell>
          <table:table-cell/>
          <table:table-cell office:value-type="float" office:value="6.7729723526628" calcext:value-type="float">
            <text:p>6.7729723526628</text:p>
          </table:table-cell>
        </table:table-row>
        <table:table-row table:style-name="ro1">
          <table:table-cell table:number-columns-repeated="2"/>
          <table:table-cell office:value-type="float" office:value="6.78518356234926" calcext:value-type="float">
            <text:p>6.78518356234926</text:p>
          </table:table-cell>
          <table:table-cell office:value-type="float" office:value="5.05863959774809" calcext:value-type="float">
            <text:p>5.05863959774809</text:p>
          </table:table-cell>
          <table:table-cell office:value-type="float" office:value="8.00532855854958" calcext:value-type="float">
            <text:p>8.00532855854958</text:p>
          </table:table-cell>
          <table:table-cell table:number-columns-repeated="2"/>
          <table:table-cell office:value-type="float" office:value="3.95427853172152" calcext:value-type="float">
            <text:p>3.95427853172152</text:p>
          </table:table-cell>
          <table:table-cell/>
          <table:table-cell office:value-type="float" office:value="0.113653233138611" calcext:value-type="float">
            <text:p>0.113653233138611</text:p>
          </table:table-cell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6.78518356234926" calcext:value-type="float">
            <text:p>6.78518356234926</text:p>
          </table:table-cell>
        </table:table-row>
        <table:table-row table:style-name="ro1">
          <table:table-cell table:number-columns-repeated="2"/>
          <table:table-cell office:value-type="float" office:value="6.80017981755707" calcext:value-type="float">
            <text:p>6.80017981755707</text:p>
          </table:table-cell>
          <table:table-cell office:value-type="float" office:value="5.09100661559145" calcext:value-type="float">
            <text:p>5.09100661559145</text:p>
          </table:table-cell>
          <table:table-cell office:value-type="float" office:value="8.05786138620655" calcext:value-type="float">
            <text:p>8.05786138620655</text:p>
          </table:table-cell>
          <table:table-cell table:number-columns-repeated="2"/>
          <table:table-cell office:value-type="float" office:value="6.51926167241731" calcext:value-type="float">
            <text:p>6.51926167241731</text:p>
          </table:table-cell>
          <table:table-cell/>
          <table:table-cell office:value-type="float" office:value="-0.388634500144174" calcext:value-type="float">
            <text:p>-0.388634500144174</text:p>
          </table:table-cell>
          <table:table-cell/>
          <table:table-cell office:value-type="float" office:value="5165" calcext:value-type="float">
            <text:p>5165</text:p>
          </table:table-cell>
          <table:table-cell/>
          <table:table-cell office:value-type="float" office:value="6.80017981755707" calcext:value-type="float">
            <text:p>6.80017981755707</text:p>
          </table:table-cell>
        </table:table-row>
        <table:table-row table:style-name="ro1">
          <table:table-cell table:number-columns-repeated="2"/>
          <table:table-cell office:value-type="float" office:value="6.80206156760606" calcext:value-type="float">
            <text:p>6.80206156760606</text:p>
          </table:table-cell>
          <table:table-cell office:value-type="float" office:value="5.09621744442595" calcext:value-type="float">
            <text:p>5.09621744442595</text:p>
          </table:table-cell>
          <table:table-cell office:value-type="float" office:value="8.12187304580926" calcext:value-type="float">
            <text:p>8.12187304580926</text:p>
          </table:table-cell>
          <table:table-cell table:number-columns-repeated="2"/>
          <table:table-cell office:value-type="float" office:value="8.35395291623321" calcext:value-type="float">
            <text:p>8.35395291623321</text:p>
          </table:table-cell>
          <table:table-cell/>
          <table:table-cell office:value-type="float" office:value="-0.354349505538525" calcext:value-type="float">
            <text:p>-0.354349505538525</text:p>
          </table:table-cell>
          <table:table-cell/>
          <table:table-cell office:value-type="float" office:value="7822" calcext:value-type="float">
            <text:p>7822</text:p>
          </table:table-cell>
          <table:table-cell/>
          <table:table-cell office:value-type="float" office:value="6.80206156760606" calcext:value-type="float">
            <text:p>6.80206156760606</text:p>
          </table:table-cell>
        </table:table-row>
        <table:table-row table:style-name="ro1">
          <table:table-cell table:number-columns-repeated="2"/>
          <table:table-cell office:value-type="float" office:value="6.80277370277695" calcext:value-type="float">
            <text:p>6.80277370277695</text:p>
          </table:table-cell>
          <table:table-cell office:value-type="float" office:value="5.10714014905" calcext:value-type="float">
            <text:p>5.10714014905</text:p>
          </table:table-cell>
          <table:table-cell office:value-type="float" office:value="8.14149109898696" calcext:value-type="float">
            <text:p>8.14149109898696</text:p>
          </table:table-cell>
          <table:table-cell table:number-columns-repeated="2"/>
          <table:table-cell office:value-type="float" office:value="100.096319753199" calcext:value-type="float">
            <text:p>100.096319753199</text:p>
          </table:table-cell>
          <table:table-cell/>
          <table:table-cell office:value-type="float" office:value="-8.74255281478798" calcext:value-type="float">
            <text:p>-8.74255281478798</text:p>
          </table:table-cell>
          <table:table-cell/>
          <table:table-cell office:value-type="float" office:value="47356" calcext:value-type="float">
            <text:p>47356</text:p>
          </table:table-cell>
          <table:table-cell/>
          <table:table-cell office:value-type="float" office:value="6.80277370277695" calcext:value-type="float">
            <text:p>6.80277370277695</text:p>
          </table:table-cell>
        </table:table-row>
        <table:table-row table:style-name="ro1">
          <table:table-cell table:number-columns-repeated="2"/>
          <table:table-cell office:value-type="float" office:value="6.83713150912761" calcext:value-type="float">
            <text:p>6.83713150912761</text:p>
          </table:table-cell>
          <table:table-cell office:value-type="float" office:value="5.11389479926939" calcext:value-type="float">
            <text:p>5.11389479926939</text:p>
          </table:table-cell>
          <table:table-cell office:value-type="float" office:value="8.14311678149974" calcext:value-type="float">
            <text:p>8.14311678149974</text:p>
          </table:table-cell>
          <table:table-cell table:number-columns-repeated="2"/>
          <table:table-cell office:value-type="float" office:value="3.67009655488656" calcext:value-type="float">
            <text:p>3.67009655488656</text:p>
          </table:table-cell>
          <table:table-cell/>
          <table:table-cell office:value-type="float" office:value="-0.161463785516181" calcext:value-type="float">
            <text:p>-0.161463785516181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6.83713150912761" calcext:value-type="float">
            <text:p>6.83713150912761</text:p>
          </table:table-cell>
        </table:table-row>
        <table:table-row table:style-name="ro1">
          <table:table-cell table:number-columns-repeated="2"/>
          <table:table-cell office:value-type="float" office:value="6.85168964976998" calcext:value-type="float">
            <text:p>6.85168964976998</text:p>
          </table:table-cell>
          <table:table-cell office:value-type="float" office:value="5.12038649685621" calcext:value-type="float">
            <text:p>5.12038649685621</text:p>
          </table:table-cell>
          <table:table-cell office:value-type="float" office:value="8.18559090939203" calcext:value-type="float">
            <text:p>8.18559090939203</text:p>
          </table:table-cell>
          <table:table-cell table:number-columns-repeated="2"/>
          <table:table-cell office:value-type="float" office:value="6.72635275935571" calcext:value-type="float">
            <text:p>6.72635275935571</text:p>
          </table:table-cell>
          <table:table-cell/>
          <table:table-cell office:value-type="float" office:value="-0.756341325609426" calcext:value-type="float">
            <text:p>-0.756341325609426</text:p>
          </table:table-cell>
          <table:table-cell/>
          <table:table-cell office:value-type="float" office:value="5497" calcext:value-type="float">
            <text:p>5497</text:p>
          </table:table-cell>
          <table:table-cell/>
          <table:table-cell office:value-type="float" office:value="6.85168964976998" calcext:value-type="float">
            <text:p>6.85168964976998</text:p>
          </table:table-cell>
        </table:table-row>
        <table:table-row table:style-name="ro1">
          <table:table-cell table:number-columns-repeated="2"/>
          <table:table-cell office:value-type="float" office:value="6.87998859253593" calcext:value-type="float">
            <text:p>6.87998859253593</text:p>
          </table:table-cell>
          <table:table-cell office:value-type="float" office:value="5.12475596547292" calcext:value-type="float">
            <text:p>5.12475596547292</text:p>
          </table:table-cell>
          <table:table-cell office:value-type="float" office:value="8.1970131373106" calcext:value-type="float">
            <text:p>8.1970131373106</text:p>
          </table:table-cell>
          <table:table-cell table:number-columns-repeated="2"/>
          <table:table-cell office:value-type="float" office:value="1.06724397554446" calcext:value-type="float">
            <text:p>1.06724397554446</text:p>
          </table:table-cell>
          <table:table-cell/>
          <table:table-cell office:value-type="float" office:value="-0.313684610982431" calcext:value-type="float">
            <text:p>-0.313684610982431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6.87998859253593" calcext:value-type="float">
            <text:p>6.87998859253593</text:p>
          </table:table-cell>
        </table:table-row>
        <table:table-row table:style-name="ro1">
          <table:table-cell table:number-columns-repeated="2"/>
          <table:table-cell office:value-type="float" office:value="6.88765819623971" calcext:value-type="float">
            <text:p>6.88765819623971</text:p>
          </table:table-cell>
          <table:table-cell office:value-type="float" office:value="5.14118805682995" calcext:value-type="float">
            <text:p>5.14118805682995</text:p>
          </table:table-cell>
          <table:table-cell office:value-type="float" office:value="8.2224610488531" calcext:value-type="float">
            <text:p>8.2224610488531</text:p>
          </table:table-cell>
          <table:table-cell table:number-columns-repeated="2"/>
          <table:table-cell office:value-type="float" office:value="5.897197772339" calcext:value-type="float">
            <text:p>5.897197772339</text:p>
          </table:table-cell>
          <table:table-cell/>
          <table:table-cell office:value-type="float" office:value="-0.714332856240452" calcext:value-type="float">
            <text:p>-0.714332856240452</text:p>
          </table:table-cell>
          <table:table-cell/>
          <table:table-cell office:value-type="float" office:value="7820" calcext:value-type="float">
            <text:p>7820</text:p>
          </table:table-cell>
          <table:table-cell/>
          <table:table-cell office:value-type="float" office:value="6.88765819623971" calcext:value-type="float">
            <text:p>6.88765819623971</text:p>
          </table:table-cell>
        </table:table-row>
        <table:table-row table:style-name="ro1">
          <table:table-cell table:number-columns-repeated="2"/>
          <table:table-cell office:value-type="float" office:value="6.89476396564037" calcext:value-type="float">
            <text:p>6.89476396564037</text:p>
          </table:table-cell>
          <table:table-cell office:value-type="float" office:value="5.14198016584094" calcext:value-type="float">
            <text:p>5.14198016584094</text:p>
          </table:table-cell>
          <table:table-cell office:value-type="float" office:value="8.25043540419016" calcext:value-type="float">
            <text:p>8.25043540419016</text:p>
          </table:table-cell>
          <table:table-cell table:number-columns-repeated="2"/>
          <table:table-cell office:value-type="float" office:value="8.48131123916728" calcext:value-type="float">
            <text:p>8.48131123916728</text:p>
          </table:table-cell>
          <table:table-cell/>
          <table:table-cell office:value-type="float" office:value="-0.0615060788887044" calcext:value-type="float">
            <text:p>-0.061506078888704</text:p>
          </table:table-cell>
          <table:table-cell/>
          <table:table-cell office:value-type="float" office:value="15553" calcext:value-type="float">
            <text:p>15553</text:p>
          </table:table-cell>
          <table:table-cell/>
          <table:table-cell office:value-type="float" office:value="6.89476396564037" calcext:value-type="float">
            <text:p>6.89476396564037</text:p>
          </table:table-cell>
        </table:table-row>
        <table:table-row table:style-name="ro1">
          <table:table-cell table:number-columns-repeated="2"/>
          <table:table-cell office:value-type="float" office:value="6.9255758177979" calcext:value-type="float">
            <text:p>6.9255758177979</text:p>
          </table:table-cell>
          <table:table-cell office:value-type="float" office:value="5.14534710339722" calcext:value-type="float">
            <text:p>5.14534710339722</text:p>
          </table:table-cell>
          <table:table-cell office:value-type="float" office:value="8.25541426789079" calcext:value-type="float">
            <text:p>8.25541426789079</text:p>
          </table:table-cell>
          <table:table-cell table:number-columns-repeated="2"/>
          <table:table-cell office:value-type="float" office:value="1.56643859882997" calcext:value-type="float">
            <text:p>1.56643859882997</text:p>
          </table:table-cell>
          <table:table-cell/>
          <table:table-cell office:value-type="float" office:value="0.185446381713096" calcext:value-type="float">
            <text:p>0.185446381713096</text:p>
          </table:table-cell>
          <table:table-cell/>
          <table:table-cell office:value-type="float" office:value="1293" calcext:value-type="float">
            <text:p>1293</text:p>
          </table:table-cell>
          <table:table-cell/>
          <table:table-cell office:value-type="float" office:value="6.9255758177979" calcext:value-type="float">
            <text:p>6.9255758177979</text:p>
          </table:table-cell>
        </table:table-row>
        <table:table-row table:style-name="ro1">
          <table:table-cell table:number-columns-repeated="2"/>
          <table:table-cell office:value-type="float" office:value="6.93196752204648" calcext:value-type="float">
            <text:p>6.93196752204648</text:p>
          </table:table-cell>
          <table:table-cell office:value-type="float" office:value="5.14775278104281" calcext:value-type="float">
            <text:p>5.14775278104281</text:p>
          </table:table-cell>
          <table:table-cell office:value-type="float" office:value="8.25813944488741" calcext:value-type="float">
            <text:p>8.25813944488741</text:p>
          </table:table-cell>
          <table:table-cell table:number-columns-repeated="2"/>
          <table:table-cell office:value-type="float" office:value="3.25589227233508" calcext:value-type="float">
            <text:p>3.25589227233508</text:p>
          </table:table-cell>
          <table:table-cell/>
          <table:table-cell office:value-type="float" office:value="0.0991379623437607" calcext:value-type="float">
            <text:p>0.099137962343761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6.93196752204648" calcext:value-type="float">
            <text:p>6.93196752204648</text:p>
          </table:table-cell>
        </table:table-row>
        <table:table-row table:style-name="ro1">
          <table:table-cell table:number-columns-repeated="2"/>
          <table:table-cell office:value-type="float" office:value="6.93351696482061" calcext:value-type="float">
            <text:p>6.93351696482061</text:p>
          </table:table-cell>
          <table:table-cell office:value-type="float" office:value="5.14936442979304" calcext:value-type="float">
            <text:p>5.14936442979304</text:p>
          </table:table-cell>
          <table:table-cell office:value-type="float" office:value="8.26682369381154" calcext:value-type="float">
            <text:p>8.26682369381154</text:p>
          </table:table-cell>
          <table:table-cell table:number-columns-repeated="2"/>
          <table:table-cell office:value-type="float" office:value="2.46944877711951" calcext:value-type="float">
            <text:p>2.46944877711951</text:p>
          </table:table-cell>
          <table:table-cell/>
          <table:table-cell office:value-type="float" office:value="-0.393627552141374" calcext:value-type="float">
            <text:p>-0.393627552141374</text:p>
          </table:table-cell>
          <table:table-cell/>
          <table:table-cell office:value-type="float" office:value="5445" calcext:value-type="float">
            <text:p>5445</text:p>
          </table:table-cell>
          <table:table-cell/>
          <table:table-cell office:value-type="float" office:value="6.93351696482061" calcext:value-type="float">
            <text:p>6.93351696482061</text:p>
          </table:table-cell>
        </table:table-row>
        <table:table-row table:style-name="ro1">
          <table:table-cell table:number-columns-repeated="2"/>
          <table:table-cell office:value-type="float" office:value="6.94149465286816" calcext:value-type="float">
            <text:p>6.94149465286816</text:p>
          </table:table-cell>
          <table:table-cell office:value-type="float" office:value="5.15391653575155" calcext:value-type="float">
            <text:p>5.15391653575155</text:p>
          </table:table-cell>
          <table:table-cell office:value-type="float" office:value="8.28039179830317" calcext:value-type="float">
            <text:p>8.28039179830317</text:p>
          </table:table-cell>
          <table:table-cell table:number-columns-repeated="2"/>
          <table:table-cell office:value-type="float" office:value="3.48107103437729" calcext:value-type="float">
            <text:p>3.48107103437729</text:p>
          </table:table-cell>
          <table:table-cell/>
          <table:table-cell office:value-type="float" office:value="0.368513570892947" calcext:value-type="float">
            <text:p>0.368513570892947</text:p>
          </table:table-cell>
          <table:table-cell/>
          <table:table-cell office:value-type="float" office:value="3889" calcext:value-type="float">
            <text:p>3889</text:p>
          </table:table-cell>
          <table:table-cell/>
          <table:table-cell office:value-type="float" office:value="6.94149465286816" calcext:value-type="float">
            <text:p>6.94149465286816</text:p>
          </table:table-cell>
        </table:table-row>
        <table:table-row table:style-name="ro1">
          <table:table-cell table:number-columns-repeated="2"/>
          <table:table-cell office:value-type="float" office:value="6.95727295481112" calcext:value-type="float">
            <text:p>6.95727295481112</text:p>
          </table:table-cell>
          <table:table-cell office:value-type="float" office:value="5.17389912500997" calcext:value-type="float">
            <text:p>5.17389912500997</text:p>
          </table:table-cell>
          <table:table-cell office:value-type="float" office:value="8.33386976241598" calcext:value-type="float">
            <text:p>8.33386976241598</text:p>
          </table:table-cell>
          <table:table-cell table:number-columns-repeated="2"/>
          <table:table-cell office:value-type="float" office:value="1.36681614727165" calcext:value-type="float">
            <text:p>1.36681614727165</text:p>
          </table:table-cell>
          <table:table-cell/>
          <table:table-cell office:value-type="float" office:value="-0.134003523612469" calcext:value-type="float">
            <text:p>-0.134003523612469</text:p>
          </table:table-cell>
          <table:table-cell/>
          <table:table-cell office:value-type="float" office:value="1786" calcext:value-type="float">
            <text:p>1786</text:p>
          </table:table-cell>
          <table:table-cell/>
          <table:table-cell office:value-type="float" office:value="6.95727295481112" calcext:value-type="float">
            <text:p>6.95727295481112</text:p>
          </table:table-cell>
        </table:table-row>
        <table:table-row table:style-name="ro1">
          <table:table-cell table:number-columns-repeated="2"/>
          <table:table-cell office:value-type="float" office:value="6.96235134140254" calcext:value-type="float">
            <text:p>6.96235134140254</text:p>
          </table:table-cell>
          <table:table-cell office:value-type="float" office:value="5.19087581664815" calcext:value-type="float">
            <text:p>5.19087581664815</text:p>
          </table:table-cell>
          <table:table-cell office:value-type="float" office:value="8.33714335879569" calcext:value-type="float">
            <text:p>8.33714335879569</text:p>
          </table:table-cell>
          <table:table-cell table:number-columns-repeated="2"/>
          <table:table-cell office:value-type="float" office:value="98.2737773543601" calcext:value-type="float">
            <text:p>98.2737773543601</text:p>
          </table:table-cell>
          <table:table-cell/>
          <table:table-cell office:value-type="float" office:value="-4.73158050683469" calcext:value-type="float">
            <text:p>-4.7315805068346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6.96235134140254" calcext:value-type="float">
            <text:p>6.96235134140254</text:p>
          </table:table-cell>
        </table:table-row>
        <table:table-row table:style-name="ro1">
          <table:table-cell table:number-columns-repeated="2"/>
          <table:table-cell office:value-type="float" office:value="6.96458130059274" calcext:value-type="float">
            <text:p>6.96458130059274</text:p>
          </table:table-cell>
          <table:table-cell office:value-type="float" office:value="5.19589575024991" calcext:value-type="float">
            <text:p>5.19589575024991</text:p>
          </table:table-cell>
          <table:table-cell office:value-type="float" office:value="8.35585863203986" calcext:value-type="float">
            <text:p>8.35585863203986</text:p>
          </table:table-cell>
          <table:table-cell table:number-columns-repeated="2"/>
          <table:table-cell office:value-type="float" office:value="1.31893149427219" calcext:value-type="float">
            <text:p>1.31893149427219</text:p>
          </table:table-cell>
          <table:table-cell/>
          <table:table-cell office:value-type="float" office:value="-0.0322607383153467" calcext:value-type="float">
            <text:p>-0.032260738315347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6.96458130059274" calcext:value-type="float">
            <text:p>6.96458130059274</text:p>
          </table:table-cell>
        </table:table-row>
        <table:table-row table:style-name="ro1">
          <table:table-cell table:number-columns-repeated="2"/>
          <table:table-cell office:value-type="float" office:value="6.98200248094786" calcext:value-type="float">
            <text:p>6.98200248094786</text:p>
          </table:table-cell>
          <table:table-cell office:value-type="float" office:value="5.1982866972313" calcext:value-type="float">
            <text:p>5.1982866972313</text:p>
          </table:table-cell>
          <table:table-cell office:value-type="float" office:value="8.38521347296429" calcext:value-type="float">
            <text:p>8.38521347296429</text:p>
          </table:table-cell>
          <table:table-cell table:number-columns-repeated="2"/>
          <table:table-cell office:value-type="float" office:value="0.113464394809329" calcext:value-type="float">
            <text:p>0.113464394809329</text:p>
          </table:table-cell>
          <table:table-cell/>
          <table:table-cell office:value-type="float" office:value="0.219854615498619" calcext:value-type="float">
            <text:p>0.219854615498619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6.98200248094786" calcext:value-type="float">
            <text:p>6.98200248094786</text:p>
          </table:table-cell>
        </table:table-row>
        <table:table-row table:style-name="ro1">
          <table:table-cell table:number-columns-repeated="2"/>
          <table:table-cell office:value-type="float" office:value="6.98314236382975" calcext:value-type="float">
            <text:p>6.98314236382975</text:p>
          </table:table-cell>
          <table:table-cell office:value-type="float" office:value="5.22319296675636" calcext:value-type="float">
            <text:p>5.22319296675636</text:p>
          </table:table-cell>
          <table:table-cell office:value-type="float" office:value="8.40815439787372" calcext:value-type="float">
            <text:p>8.40815439787372</text:p>
          </table:table-cell>
          <table:table-cell table:number-columns-repeated="2"/>
          <table:table-cell office:value-type="float" office:value="4.54213726712602" calcext:value-type="float">
            <text:p>4.54213726712602</text:p>
          </table:table-cell>
          <table:table-cell/>
          <table:table-cell office:value-type="float" office:value="-0.573224886136607" calcext:value-type="float">
            <text:p>-0.573224886136607</text:p>
          </table:table-cell>
          <table:table-cell/>
          <table:table-cell office:value-type="float" office:value="4116" calcext:value-type="float">
            <text:p>4116</text:p>
          </table:table-cell>
          <table:table-cell/>
          <table:table-cell office:value-type="float" office:value="6.98314236382975" calcext:value-type="float">
            <text:p>6.98314236382975</text:p>
          </table:table-cell>
        </table:table-row>
        <table:table-row table:style-name="ro1">
          <table:table-cell table:number-columns-repeated="2"/>
          <table:table-cell office:value-type="float" office:value="7.02181875857249" calcext:value-type="float">
            <text:p>7.02181875857249</text:p>
          </table:table-cell>
          <table:table-cell office:value-type="float" office:value="5.22507887648668" calcext:value-type="float">
            <text:p>5.22507887648668</text:p>
          </table:table-cell>
          <table:table-cell office:value-type="float" office:value="8.4437836444169" calcext:value-type="float">
            <text:p>8.4437836444169</text:p>
          </table:table-cell>
          <table:table-cell table:number-columns-repeated="2"/>
          <table:table-cell office:value-type="float" office:value="1.06991873954287" calcext:value-type="float">
            <text:p>1.06991873954287</text:p>
          </table:table-cell>
          <table:table-cell/>
          <table:table-cell office:value-type="float" office:value="0.309837480510861" calcext:value-type="float">
            <text:p>0.309837480510861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7.02181875857249" calcext:value-type="float">
            <text:p>7.02181875857249</text:p>
          </table:table-cell>
        </table:table-row>
        <table:table-row table:style-name="ro1">
          <table:table-cell table:number-columns-repeated="2"/>
          <table:table-cell office:value-type="float" office:value="7.09099493113974" calcext:value-type="float">
            <text:p>7.09099493113974</text:p>
          </table:table-cell>
          <table:table-cell office:value-type="float" office:value="5.2322693262355" calcext:value-type="float">
            <text:p>5.2322693262355</text:p>
          </table:table-cell>
          <table:table-cell office:value-type="float" office:value="8.5058072384117" calcext:value-type="float">
            <text:p>8.5058072384117</text:p>
          </table:table-cell>
          <table:table-cell table:number-columns-repeated="2"/>
          <table:table-cell office:value-type="float" office:value="100.105558567303" calcext:value-type="float">
            <text:p>100.105558567303</text:p>
          </table:table-cell>
          <table:table-cell/>
          <table:table-cell office:value-type="float" office:value="-5.25551194744098" calcext:value-type="float">
            <text:p>-5.25551194744098</text:p>
          </table:table-cell>
          <table:table-cell/>
          <table:table-cell office:value-type="float" office:value="49906" calcext:value-type="float">
            <text:p>49906</text:p>
          </table:table-cell>
          <table:table-cell/>
          <table:table-cell office:value-type="float" office:value="7.09099493113974" calcext:value-type="float">
            <text:p>7.09099493113974</text:p>
          </table:table-cell>
        </table:table-row>
        <table:table-row table:style-name="ro1">
          <table:table-cell table:number-columns-repeated="2"/>
          <table:table-cell office:value-type="float" office:value="7.11614835471674" calcext:value-type="float">
            <text:p>7.11614835471674</text:p>
          </table:table-cell>
          <table:table-cell office:value-type="float" office:value="5.24025295161007" calcext:value-type="float">
            <text:p>5.24025295161007</text:p>
          </table:table-cell>
          <table:table-cell office:value-type="float" office:value="8.51113521973465" calcext:value-type="float">
            <text:p>8.51113521973465</text:p>
          </table:table-cell>
          <table:table-cell table:number-columns-repeated="2"/>
          <table:table-cell office:value-type="float" office:value="0.5582332717215" calcext:value-type="float">
            <text:p>0.5582332717215</text:p>
          </table:table-cell>
          <table:table-cell/>
          <table:table-cell office:value-type="float" office:value="0.128853493186518" calcext:value-type="float">
            <text:p>0.128853493186518</text:p>
          </table:table-cell>
          <table:table-cell/>
          <table:table-cell office:value-type="float" office:value="441" calcext:value-type="float">
            <text:p>441</text:p>
          </table:table-cell>
          <table:table-cell/>
          <table:table-cell office:value-type="float" office:value="7.11614835471674" calcext:value-type="float">
            <text:p>7.11614835471674</text:p>
          </table:table-cell>
        </table:table-row>
        <table:table-row table:style-name="ro1">
          <table:table-cell table:number-columns-repeated="2"/>
          <table:table-cell office:value-type="float" office:value="7.12556356994181" calcext:value-type="float">
            <text:p>7.12556356994181</text:p>
          </table:table-cell>
          <table:table-cell office:value-type="float" office:value="5.25228348099631" calcext:value-type="float">
            <text:p>5.25228348099631</text:p>
          </table:table-cell>
          <table:table-cell office:value-type="float" office:value="8.52810438845394" calcext:value-type="float">
            <text:p>8.52810438845394</text:p>
          </table:table-cell>
          <table:table-cell table:number-columns-repeated="2"/>
          <table:table-cell office:value-type="float" office:value="6.08988843624983" calcext:value-type="float">
            <text:p>6.08988843624983</text:p>
          </table:table-cell>
          <table:table-cell/>
          <table:table-cell office:value-type="float" office:value="-0.409072516262793" calcext:value-type="float">
            <text:p>-0.409072516262793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7.12556356994181" calcext:value-type="float">
            <text:p>7.12556356994181</text:p>
          </table:table-cell>
        </table:table-row>
        <table:table-row table:style-name="ro1">
          <table:table-cell table:number-columns-repeated="2"/>
          <table:table-cell office:value-type="float" office:value="7.1267338441428" calcext:value-type="float">
            <text:p>7.1267338441428</text:p>
          </table:table-cell>
          <table:table-cell office:value-type="float" office:value="5.26220107138037" calcext:value-type="float">
            <text:p>5.26220107138037</text:p>
          </table:table-cell>
          <table:table-cell office:value-type="float" office:value="8.54264802250222" calcext:value-type="float">
            <text:p>8.54264802250222</text:p>
          </table:table-cell>
          <table:table-cell table:number-columns-repeated="2"/>
          <table:table-cell office:value-type="float" office:value="2.07548430376962" calcext:value-type="float">
            <text:p>2.07548430376962</text:p>
          </table:table-cell>
          <table:table-cell/>
          <table:table-cell office:value-type="float" office:value="-0.158640084850419" calcext:value-type="float">
            <text:p>-0.158640084850419</text:p>
          </table:table-cell>
          <table:table-cell/>
          <table:table-cell office:value-type="float" office:value="2062" calcext:value-type="float">
            <text:p>2062</text:p>
          </table:table-cell>
          <table:table-cell/>
          <table:table-cell office:value-type="float" office:value="7.1267338441428" calcext:value-type="float">
            <text:p>7.1267338441428</text:p>
          </table:table-cell>
        </table:table-row>
        <table:table-row table:style-name="ro1">
          <table:table-cell table:number-columns-repeated="2"/>
          <table:table-cell office:value-type="float" office:value="7.13251624132787" calcext:value-type="float">
            <text:p>7.13251624132787</text:p>
          </table:table-cell>
          <table:table-cell office:value-type="float" office:value="5.28943335003777" calcext:value-type="float">
            <text:p>5.28943335003777</text:p>
          </table:table-cell>
          <table:table-cell office:value-type="float" office:value="8.55457110270516" calcext:value-type="float">
            <text:p>8.55457110270516</text:p>
          </table:table-cell>
          <table:table-cell table:number-columns-repeated="2"/>
          <table:table-cell office:value-type="float" office:value="100.099987559597" calcext:value-type="float">
            <text:p>100.099987559597</text:p>
          </table:table-cell>
          <table:table-cell/>
          <table:table-cell office:value-type="float" office:value="-5.52206014284288" calcext:value-type="float">
            <text:p>-5.52206014284288</text:p>
          </table:table-cell>
          <table:table-cell/>
          <table:table-cell office:value-type="float" office:value="49083" calcext:value-type="float">
            <text:p>49083</text:p>
          </table:table-cell>
          <table:table-cell/>
          <table:table-cell office:value-type="float" office:value="7.13251624132787" calcext:value-type="float">
            <text:p>7.13251624132787</text:p>
          </table:table-cell>
        </table:table-row>
        <table:table-row table:style-name="ro1">
          <table:table-cell table:number-columns-repeated="2"/>
          <table:table-cell office:value-type="float" office:value="7.13272279335176" calcext:value-type="float">
            <text:p>7.13272279335176</text:p>
          </table:table-cell>
          <table:table-cell office:value-type="float" office:value="5.2974463646108" calcext:value-type="float">
            <text:p>5.2974463646108</text:p>
          </table:table-cell>
          <table:table-cell office:value-type="float" office:value="8.55929456978022" calcext:value-type="float">
            <text:p>8.55929456978022</text:p>
          </table:table-cell>
          <table:table-cell table:number-columns-repeated="2"/>
          <table:table-cell office:value-type="float" office:value="100.109048774972" calcext:value-type="float">
            <text:p>100.109048774972</text:p>
          </table:table-cell>
          <table:table-cell/>
          <table:table-cell office:value-type="float" office:value="-7.62848169363573" calcext:value-type="float">
            <text:p>-7.62848169363573</text:p>
          </table:table-cell>
          <table:table-cell/>
          <table:table-cell office:value-type="float" office:value="47270" calcext:value-type="float">
            <text:p>47270</text:p>
          </table:table-cell>
          <table:table-cell/>
          <table:table-cell office:value-type="float" office:value="7.13272279335176" calcext:value-type="float">
            <text:p>7.13272279335176</text:p>
          </table:table-cell>
        </table:table-row>
        <table:table-row table:style-name="ro1">
          <table:table-cell table:number-columns-repeated="2"/>
          <table:table-cell office:value-type="float" office:value="7.1540769003862" calcext:value-type="float">
            <text:p>7.1540769003862</text:p>
          </table:table-cell>
          <table:table-cell office:value-type="float" office:value="5.30389296353934" calcext:value-type="float">
            <text:p>5.30389296353934</text:p>
          </table:table-cell>
          <table:table-cell office:value-type="float" office:value="8.56007935395178" calcext:value-type="float">
            <text:p>8.56007935395178</text:p>
          </table:table-cell>
          <table:table-cell table:number-columns-repeated="2"/>
          <table:table-cell office:value-type="float" office:value="2.20415756024016" calcext:value-type="float">
            <text:p>2.20415756024016</text:p>
          </table:table-cell>
          <table:table-cell/>
          <table:table-cell office:value-type="float" office:value="-0.543835482620644" calcext:value-type="float">
            <text:p>-0.543835482620644</text:p>
          </table:table-cell>
          <table:table-cell/>
          <table:table-cell office:value-type="float" office:value="1331" calcext:value-type="float">
            <text:p>1331</text:p>
          </table:table-cell>
          <table:table-cell/>
          <table:table-cell office:value-type="float" office:value="7.1540769003862" calcext:value-type="float">
            <text:p>7.1540769003862</text:p>
          </table:table-cell>
        </table:table-row>
        <table:table-row table:style-name="ro1">
          <table:table-cell table:number-columns-repeated="2"/>
          <table:table-cell office:value-type="float" office:value="7.17277869852514" calcext:value-type="float">
            <text:p>7.17277869852514</text:p>
          </table:table-cell>
          <table:table-cell office:value-type="float" office:value="5.30768206401902" calcext:value-type="float">
            <text:p>5.30768206401902</text:p>
          </table:table-cell>
          <table:table-cell office:value-type="float" office:value="8.5698558010347" calcext:value-type="float">
            <text:p>8.5698558010347</text:p>
          </table:table-cell>
          <table:table-cell table:number-columns-repeated="2"/>
          <table:table-cell office:value-type="float" office:value="1.72843673837104" calcext:value-type="float">
            <text:p>1.72843673837104</text:p>
          </table:table-cell>
          <table:table-cell/>
          <table:table-cell office:value-type="float" office:value="-0.0960077442894623" calcext:value-type="float">
            <text:p>-0.09600774428946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7.17277869852514" calcext:value-type="float">
            <text:p>7.17277869852514</text:p>
          </table:table-cell>
        </table:table-row>
        <table:table-row table:style-name="ro1">
          <table:table-cell table:number-columns-repeated="2"/>
          <table:table-cell office:value-type="float" office:value="7.19075931149581" calcext:value-type="float">
            <text:p>7.19075931149581</text:p>
          </table:table-cell>
          <table:table-cell office:value-type="float" office:value="5.31605784344144" calcext:value-type="float">
            <text:p>5.31605784344144</text:p>
          </table:table-cell>
          <table:table-cell office:value-type="float" office:value="8.5742805058264" calcext:value-type="float">
            <text:p>8.5742805058264</text:p>
          </table:table-cell>
          <table:table-cell table:number-columns-repeated="2"/>
          <table:table-cell office:value-type="float" office:value="9.06803241351568" calcext:value-type="float">
            <text:p>9.06803241351568</text:p>
          </table:table-cell>
          <table:table-cell/>
          <table:table-cell office:value-type="float" office:value="-0.435465980087694" calcext:value-type="float">
            <text:p>-0.435465980087694</text:p>
          </table:table-cell>
          <table:table-cell/>
          <table:table-cell office:value-type="float" office:value="12997" calcext:value-type="float">
            <text:p>12997</text:p>
          </table:table-cell>
          <table:table-cell/>
          <table:table-cell office:value-type="float" office:value="7.19075931149581" calcext:value-type="float">
            <text:p>7.19075931149581</text:p>
          </table:table-cell>
        </table:table-row>
        <table:table-row table:style-name="ro1">
          <table:table-cell table:number-columns-repeated="2"/>
          <table:table-cell office:value-type="float" office:value="7.2167782928353" calcext:value-type="float">
            <text:p>7.2167782928353</text:p>
          </table:table-cell>
          <table:table-cell office:value-type="float" office:value="5.33257648852455" calcext:value-type="float">
            <text:p>5.33257648852455</text:p>
          </table:table-cell>
          <table:table-cell office:value-type="float" office:value="8.6104795801965" calcext:value-type="float">
            <text:p>8.6104795801965</text:p>
          </table:table-cell>
          <table:table-cell table:number-columns-repeated="2"/>
          <table:table-cell office:value-type="float" office:value="6.96235134140254" calcext:value-type="float">
            <text:p>6.96235134140254</text:p>
          </table:table-cell>
          <table:table-cell/>
          <table:table-cell office:value-type="float" office:value="-0.477733789943219" calcext:value-type="float">
            <text:p>-0.477733789943219</text:p>
          </table:table-cell>
          <table:table-cell/>
          <table:table-cell office:value-type="float" office:value="7611" calcext:value-type="float">
            <text:p>7611</text:p>
          </table:table-cell>
          <table:table-cell/>
          <table:table-cell office:value-type="float" office:value="7.2167782928353" calcext:value-type="float">
            <text:p>7.2167782928353</text:p>
          </table:table-cell>
        </table:table-row>
        <table:table-row table:style-name="ro1">
          <table:table-cell table:number-columns-repeated="2"/>
          <table:table-cell office:value-type="float" office:value="7.23126571633167" calcext:value-type="float">
            <text:p>7.23126571633167</text:p>
          </table:table-cell>
          <table:table-cell office:value-type="float" office:value="5.33484157883671" calcext:value-type="float">
            <text:p>5.33484157883671</text:p>
          </table:table-cell>
          <table:table-cell office:value-type="float" office:value="8.62029175352674" calcext:value-type="float">
            <text:p>8.62029175352674</text:p>
          </table:table-cell>
          <table:table-cell table:number-columns-repeated="2"/>
          <table:table-cell office:value-type="float" office:value="3.64915612863186" calcext:value-type="float">
            <text:p>3.64915612863186</text:p>
          </table:table-cell>
          <table:table-cell/>
          <table:table-cell office:value-type="float" office:value="-0.488116687264168" calcext:value-type="float">
            <text:p>-0.488116687264168</text:p>
          </table:table-cell>
          <table:table-cell/>
          <table:table-cell office:value-type="float" office:value="3827" calcext:value-type="float">
            <text:p>3827</text:p>
          </table:table-cell>
          <table:table-cell/>
          <table:table-cell office:value-type="float" office:value="7.23126571633167" calcext:value-type="float">
            <text:p>7.23126571633167</text:p>
          </table:table-cell>
        </table:table-row>
        <table:table-row table:style-name="ro1">
          <table:table-cell table:number-columns-repeated="2"/>
          <table:table-cell office:value-type="float" office:value="7.24660114839618" calcext:value-type="float">
            <text:p>7.24660114839618</text:p>
          </table:table-cell>
          <table:table-cell office:value-type="float" office:value="5.3624609776248" calcext:value-type="float">
            <text:p>5.3624609776248</text:p>
          </table:table-cell>
          <table:table-cell office:value-type="float" office:value="8.66932501780478" calcext:value-type="float">
            <text:p>8.66932501780478</text:p>
          </table:table-cell>
          <table:table-cell table:number-columns-repeated="2"/>
          <table:table-cell office:value-type="float" office:value="3.3281104330046" calcext:value-type="float">
            <text:p>3.3281104330046</text:p>
          </table:table-cell>
          <table:table-cell/>
          <table:table-cell office:value-type="float" office:value="-0.191099905769922" calcext:value-type="float">
            <text:p>-0.191099905769922</text:p>
          </table:table-cell>
          <table:table-cell/>
          <table:table-cell office:value-type="float" office:value="4507" calcext:value-type="float">
            <text:p>4507</text:p>
          </table:table-cell>
          <table:table-cell/>
          <table:table-cell office:value-type="float" office:value="7.24660114839618" calcext:value-type="float">
            <text:p>7.24660114839618</text:p>
          </table:table-cell>
        </table:table-row>
        <table:table-row table:style-name="ro1">
          <table:table-cell table:number-columns-repeated="2"/>
          <table:table-cell office:value-type="float" office:value="7.27064823057538" calcext:value-type="float">
            <text:p>7.27064823057538</text:p>
          </table:table-cell>
          <table:table-cell office:value-type="float" office:value="5.36762908201315" calcext:value-type="float">
            <text:p>5.36762908201315</text:p>
          </table:table-cell>
          <table:table-cell office:value-type="float" office:value="8.67057465414397" calcext:value-type="float">
            <text:p>8.67057465414397</text:p>
          </table:table-cell>
          <table:table-cell table:number-columns-repeated="2"/>
          <table:table-cell office:value-type="float" office:value="8.35439882127681" calcext:value-type="float">
            <text:p>8.35439882127681</text:p>
          </table:table-cell>
          <table:table-cell/>
          <table:table-cell office:value-type="float" office:value="0.23024812120308" calcext:value-type="float">
            <text:p>0.23024812120308</text:p>
          </table:table-cell>
          <table:table-cell/>
          <table:table-cell office:value-type="float" office:value="7464" calcext:value-type="float">
            <text:p>7464</text:p>
          </table:table-cell>
          <table:table-cell/>
          <table:table-cell office:value-type="float" office:value="7.27064823057538" calcext:value-type="float">
            <text:p>7.27064823057538</text:p>
          </table:table-cell>
        </table:table-row>
        <table:table-row table:style-name="ro1">
          <table:table-cell table:number-columns-repeated="2"/>
          <table:table-cell office:value-type="float" office:value="7.27070867399638" calcext:value-type="float">
            <text:p>7.27070867399638</text:p>
          </table:table-cell>
          <table:table-cell office:value-type="float" office:value="5.36927841110916" calcext:value-type="float">
            <text:p>5.36927841110916</text:p>
          </table:table-cell>
          <table:table-cell office:value-type="float" office:value="8.70972722097433" calcext:value-type="float">
            <text:p>8.70972722097433</text:p>
          </table:table-cell>
          <table:table-cell table:number-columns-repeated="2"/>
          <table:table-cell office:value-type="float" office:value="1.64125757914414" calcext:value-type="float">
            <text:p>1.64125757914414</text:p>
          </table:table-cell>
          <table:table-cell/>
          <table:table-cell office:value-type="float" office:value="-0.474128936218065" calcext:value-type="float">
            <text:p>-0.474128936218065</text:p>
          </table:table-cell>
          <table:table-cell/>
          <table:table-cell office:value-type="float" office:value="1875" calcext:value-type="float">
            <text:p>1875</text:p>
          </table:table-cell>
          <table:table-cell/>
          <table:table-cell office:value-type="float" office:value="7.27070867399638" calcext:value-type="float">
            <text:p>7.27070867399638</text:p>
          </table:table-cell>
        </table:table-row>
        <table:table-row table:style-name="ro1">
          <table:table-cell table:number-columns-repeated="2"/>
          <table:table-cell office:value-type="float" office:value="7.27355862245818" calcext:value-type="float">
            <text:p>7.27355862245818</text:p>
          </table:table-cell>
          <table:table-cell office:value-type="float" office:value="5.37459693967547" calcext:value-type="float">
            <text:p>5.37459693967547</text:p>
          </table:table-cell>
          <table:table-cell office:value-type="float" office:value="8.75361068439308" calcext:value-type="float">
            <text:p>8.75361068439308</text:p>
          </table:table-cell>
          <table:table-cell table:number-columns-repeated="2"/>
          <table:table-cell office:value-type="float" office:value="3.51205231014415" calcext:value-type="float">
            <text:p>3.51205231014415</text:p>
          </table:table-cell>
          <table:table-cell/>
          <table:table-cell office:value-type="float" office:value="0.799724955490435" calcext:value-type="float">
            <text:p>0.799724955490435</text:p>
          </table:table-cell>
          <table:table-cell/>
          <table:table-cell office:value-type="float" office:value="4972" calcext:value-type="float">
            <text:p>4972</text:p>
          </table:table-cell>
          <table:table-cell/>
          <table:table-cell office:value-type="float" office:value="7.27355862245818" calcext:value-type="float">
            <text:p>7.27355862245818</text:p>
          </table:table-cell>
        </table:table-row>
        <table:table-row table:style-name="ro1">
          <table:table-cell table:number-columns-repeated="2"/>
          <table:table-cell office:value-type="float" office:value="7.28462227219717" calcext:value-type="float">
            <text:p>7.28462227219717</text:p>
          </table:table-cell>
          <table:table-cell office:value-type="float" office:value="5.37637139958975" calcext:value-type="float">
            <text:p>5.37637139958975</text:p>
          </table:table-cell>
          <table:table-cell office:value-type="float" office:value="8.77889226266325" calcext:value-type="float">
            <text:p>8.77889226266325</text:p>
          </table:table-cell>
          <table:table-cell table:number-columns-repeated="2"/>
          <table:table-cell office:value-type="float" office:value="0.488918652697384" calcext:value-type="float">
            <text:p>0.488918652697384</text:p>
          </table:table-cell>
          <table:table-cell/>
          <table:table-cell office:value-type="float" office:value="-0.350993513067106" calcext:value-type="float">
            <text:p>-0.350993513067106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7.28462227219717" calcext:value-type="float">
            <text:p>7.28462227219717</text:p>
          </table:table-cell>
        </table:table-row>
        <table:table-row table:style-name="ro1">
          <table:table-cell table:number-columns-repeated="2"/>
          <table:table-cell office:value-type="float" office:value="7.29154519600252" calcext:value-type="float">
            <text:p>7.29154519600252</text:p>
          </table:table-cell>
          <table:table-cell office:value-type="float" office:value="5.43678257731857" calcext:value-type="float">
            <text:p>5.43678257731857</text:p>
          </table:table-cell>
          <table:table-cell office:value-type="float" office:value="8.86013902872115" calcext:value-type="float">
            <text:p>8.86013902872115</text:p>
          </table:table-cell>
          <table:table-cell table:number-columns-repeated="2"/>
          <table:table-cell office:value-type="float" office:value="100.099793202461" calcext:value-type="float">
            <text:p>100.099793202461</text:p>
          </table:table-cell>
          <table:table-cell/>
          <table:table-cell office:value-type="float" office:value="-5.67182700998283" calcext:value-type="float">
            <text:p>-5.67182700998283</text:p>
          </table:table-cell>
          <table:table-cell/>
          <table:table-cell office:value-type="float" office:value="47935" calcext:value-type="float">
            <text:p>47935</text:p>
          </table:table-cell>
          <table:table-cell/>
          <table:table-cell office:value-type="float" office:value="7.29154519600252" calcext:value-type="float">
            <text:p>7.29154519600252</text:p>
          </table:table-cell>
        </table:table-row>
        <table:table-row table:style-name="ro1">
          <table:table-cell table:number-columns-repeated="2"/>
          <table:table-cell office:value-type="float" office:value="7.31083155460854" calcext:value-type="float">
            <text:p>7.31083155460854</text:p>
          </table:table-cell>
          <table:table-cell office:value-type="float" office:value="5.44611180840433" calcext:value-type="float">
            <text:p>5.44611180840433</text:p>
          </table:table-cell>
          <table:table-cell office:value-type="float" office:value="8.93999853381462" calcext:value-type="float">
            <text:p>8.93999853381462</text:p>
          </table:table-cell>
          <table:table-cell table:number-columns-repeated="2"/>
          <table:table-cell office:value-type="float" office:value="100.100550972331" calcext:value-type="float">
            <text:p>100.100550972331</text:p>
          </table:table-cell>
          <table:table-cell/>
          <table:table-cell office:value-type="float" office:value="-8.09595500379387" calcext:value-type="float">
            <text:p>-8.09595500379387</text:p>
          </table:table-cell>
          <table:table-cell/>
          <table:table-cell office:value-type="float" office:value="48709" calcext:value-type="float">
            <text:p>48709</text:p>
          </table:table-cell>
          <table:table-cell/>
          <table:table-cell office:value-type="float" office:value="7.31083155460854" calcext:value-type="float">
            <text:p>7.31083155460854</text:p>
          </table:table-cell>
        </table:table-row>
        <table:table-row table:style-name="ro1">
          <table:table-cell table:number-columns-repeated="2"/>
          <table:table-cell office:value-type="float" office:value="7.31483689662817" calcext:value-type="float">
            <text:p>7.31483689662817</text:p>
          </table:table-cell>
          <table:table-cell office:value-type="float" office:value="5.47301856884922" calcext:value-type="float">
            <text:p>5.47301856884922</text:p>
          </table:table-cell>
          <table:table-cell office:value-type="float" office:value="8.95235942904646" calcext:value-type="float">
            <text:p>8.95235942904646</text:p>
          </table:table-cell>
          <table:table-cell table:number-columns-repeated="2"/>
          <table:table-cell office:value-type="float" office:value="3.42316953134097" calcext:value-type="float">
            <text:p>3.42316953134097</text:p>
          </table:table-cell>
          <table:table-cell/>
          <table:table-cell office:value-type="float" office:value="0.335272520573236" calcext:value-type="float">
            <text:p>0.335272520573236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7.31483689662817" calcext:value-type="float">
            <text:p>7.31483689662817</text:p>
          </table:table-cell>
        </table:table-row>
        <table:table-row table:style-name="ro1">
          <table:table-cell table:number-columns-repeated="2"/>
          <table:table-cell office:value-type="float" office:value="7.31867659499464" calcext:value-type="float">
            <text:p>7.31867659499464</text:p>
          </table:table-cell>
          <table:table-cell office:value-type="float" office:value="5.49820134818217" calcext:value-type="float">
            <text:p>5.49820134818217</text:p>
          </table:table-cell>
          <table:table-cell office:value-type="float" office:value="8.96606866659564" calcext:value-type="float">
            <text:p>8.96606866659564</text:p>
          </table:table-cell>
          <table:table-cell table:number-columns-repeated="2"/>
          <table:table-cell office:value-type="float" office:value="4.10371916320643" calcext:value-type="float">
            <text:p>4.10371916320643</text:p>
          </table:table-cell>
          <table:table-cell/>
          <table:table-cell office:value-type="float" office:value="-0.244776937904866" calcext:value-type="float">
            <text:p>-0.244776937904866</text:p>
          </table:table-cell>
          <table:table-cell/>
          <table:table-cell office:value-type="float" office:value="3437" calcext:value-type="float">
            <text:p>3437</text:p>
          </table:table-cell>
          <table:table-cell/>
          <table:table-cell office:value-type="float" office:value="7.31867659499464" calcext:value-type="float">
            <text:p>7.31867659499464</text:p>
          </table:table-cell>
        </table:table-row>
        <table:table-row table:style-name="ro1">
          <table:table-cell table:number-columns-repeated="2"/>
          <table:table-cell office:value-type="float" office:value="7.32248614280811" calcext:value-type="float">
            <text:p>7.32248614280811</text:p>
          </table:table-cell>
          <table:table-cell office:value-type="float" office:value="5.53363055129473" calcext:value-type="float">
            <text:p>5.53363055129473</text:p>
          </table:table-cell>
          <table:table-cell office:value-type="float" office:value="8.97700804468778" calcext:value-type="float">
            <text:p>8.97700804468778</text:p>
          </table:table-cell>
          <table:table-cell table:number-columns-repeated="2"/>
          <table:table-cell office:value-type="float" office:value="7.50324509485332" calcext:value-type="float">
            <text:p>7.50324509485332</text:p>
          </table:table-cell>
          <table:table-cell/>
          <table:table-cell office:value-type="float" office:value="-0.726735379968791" calcext:value-type="float">
            <text:p>-0.726735379968791</text:p>
          </table:table-cell>
          <table:table-cell/>
          <table:table-cell office:value-type="float" office:value="8109" calcext:value-type="float">
            <text:p>8109</text:p>
          </table:table-cell>
          <table:table-cell/>
          <table:table-cell office:value-type="float" office:value="7.32248614280811" calcext:value-type="float">
            <text:p>7.32248614280811</text:p>
          </table:table-cell>
        </table:table-row>
        <table:table-row table:style-name="ro1">
          <table:table-cell table:number-columns-repeated="2"/>
          <table:table-cell office:value-type="float" office:value="7.36068878965108" calcext:value-type="float">
            <text:p>7.36068878965108</text:p>
          </table:table-cell>
          <table:table-cell office:value-type="float" office:value="5.54076780377986" calcext:value-type="float">
            <text:p>5.54076780377986</text:p>
          </table:table-cell>
          <table:table-cell office:value-type="float" office:value="8.99051528228439" calcext:value-type="float">
            <text:p>8.99051528228439</text:p>
          </table:table-cell>
          <table:table-cell table:number-columns-repeated="2"/>
          <table:table-cell office:value-type="float" office:value="100.104203764412" calcext:value-type="float">
            <text:p>100.104203764412</text:p>
          </table:table-cell>
          <table:table-cell/>
          <table:table-cell office:value-type="float" office:value="-3.57076550108776" calcext:value-type="float">
            <text:p>-3.57076550108776</text:p>
          </table:table-cell>
          <table:table-cell/>
          <table:table-cell office:value-type="float" office:value="47457" calcext:value-type="float">
            <text:p>47457</text:p>
          </table:table-cell>
          <table:table-cell/>
          <table:table-cell office:value-type="float" office:value="7.36068878965108" calcext:value-type="float">
            <text:p>7.36068878965108</text:p>
          </table:table-cell>
        </table:table-row>
        <table:table-row table:style-name="ro1">
          <table:table-cell table:number-columns-repeated="2"/>
          <table:table-cell office:value-type="float" office:value="7.36243127673583" calcext:value-type="float">
            <text:p>7.36243127673583</text:p>
          </table:table-cell>
          <table:table-cell office:value-type="float" office:value="5.54164068881972" calcext:value-type="float">
            <text:p>5.54164068881972</text:p>
          </table:table-cell>
          <table:table-cell office:value-type="float" office:value="8.99057723107095" calcext:value-type="float">
            <text:p>8.99057723107095</text:p>
          </table:table-cell>
          <table:table-cell table:number-columns-repeated="2"/>
          <table:table-cell office:value-type="float" office:value="5.78592367055407" calcext:value-type="float">
            <text:p>5.78592367055407</text:p>
          </table:table-cell>
          <table:table-cell/>
          <table:table-cell office:value-type="float" office:value="-0.278199315783237" calcext:value-type="float">
            <text:p>-0.278199315783237</text:p>
          </table:table-cell>
          <table:table-cell/>
          <table:table-cell office:value-type="float" office:value="6023" calcext:value-type="float">
            <text:p>6023</text:p>
          </table:table-cell>
          <table:table-cell/>
          <table:table-cell office:value-type="float" office:value="7.36243127673583" calcext:value-type="float">
            <text:p>7.36243127673583</text:p>
          </table:table-cell>
        </table:table-row>
        <table:table-row table:style-name="ro1">
          <table:table-cell table:number-columns-repeated="2"/>
          <table:table-cell office:value-type="float" office:value="7.37007212933592" calcext:value-type="float">
            <text:p>7.37007212933592</text:p>
          </table:table-cell>
          <table:table-cell office:value-type="float" office:value="5.55150708123482" calcext:value-type="float">
            <text:p>5.55150708123482</text:p>
          </table:table-cell>
          <table:table-cell office:value-type="float" office:value="8.9928279795245" calcext:value-type="float">
            <text:p>8.9928279795245</text:p>
          </table:table-cell>
          <table:table-cell table:number-columns-repeated="2"/>
          <table:table-cell office:value-type="float" office:value="9.01879524854561" calcext:value-type="float">
            <text:p>9.01879524854561</text:p>
          </table:table-cell>
          <table:table-cell/>
          <table:table-cell office:value-type="float" office:value="-0.433498865990323" calcext:value-type="float">
            <text:p>-0.433498865990323</text:p>
          </table:table-cell>
          <table:table-cell/>
          <table:table-cell office:value-type="float" office:value="8423" calcext:value-type="float">
            <text:p>8423</text:p>
          </table:table-cell>
          <table:table-cell/>
          <table:table-cell office:value-type="float" office:value="7.37007212933592" calcext:value-type="float">
            <text:p>7.37007212933592</text:p>
          </table:table-cell>
        </table:table-row>
        <table:table-row table:style-name="ro1">
          <table:table-cell table:number-columns-repeated="2"/>
          <table:table-cell office:value-type="float" office:value="7.37300332632207" calcext:value-type="float">
            <text:p>7.37300332632207</text:p>
          </table:table-cell>
          <table:table-cell office:value-type="float" office:value="5.55971997001223" calcext:value-type="float">
            <text:p>5.55971997001223</text:p>
          </table:table-cell>
          <table:table-cell office:value-type="float" office:value="9.00260224821782" calcext:value-type="float">
            <text:p>9.00260224821782</text:p>
          </table:table-cell>
          <table:table-cell table:number-columns-repeated="2"/>
          <table:table-cell office:value-type="float" office:value="2.29852631749632" calcext:value-type="float">
            <text:p>2.29852631749632</text:p>
          </table:table-cell>
          <table:table-cell/>
          <table:table-cell office:value-type="float" office:value="-0.182537357974483" calcext:value-type="float">
            <text:p>-0.182537357974483</text:p>
          </table:table-cell>
          <table:table-cell/>
          <table:table-cell office:value-type="float" office:value="2092" calcext:value-type="float">
            <text:p>2092</text:p>
          </table:table-cell>
          <table:table-cell/>
          <table:table-cell office:value-type="float" office:value="7.37300332632207" calcext:value-type="float">
            <text:p>7.37300332632207</text:p>
          </table:table-cell>
        </table:table-row>
        <table:table-row table:style-name="ro1">
          <table:table-cell table:number-columns-repeated="2"/>
          <table:table-cell office:value-type="float" office:value="7.37519619398522" calcext:value-type="float">
            <text:p>7.37519619398522</text:p>
          </table:table-cell>
          <table:table-cell office:value-type="float" office:value="5.56300177502415" calcext:value-type="float">
            <text:p>5.56300177502415</text:p>
          </table:table-cell>
          <table:table-cell office:value-type="float" office:value="9.00431087600383" calcext:value-type="float">
            <text:p>9.00431087600383</text:p>
          </table:table-cell>
          <table:table-cell table:number-columns-repeated="2"/>
          <table:table-cell office:value-type="float" office:value="8.55708467852541" calcext:value-type="float">
            <text:p>8.55708467852541</text:p>
          </table:table-cell>
          <table:table-cell/>
          <table:table-cell office:value-type="float" office:value="-1.01315911969409" calcext:value-type="float">
            <text:p>-1.01315911969409</text:p>
          </table:table-cell>
          <table:table-cell/>
          <table:table-cell office:value-type="float" office:value="9423" calcext:value-type="float">
            <text:p>9423</text:p>
          </table:table-cell>
          <table:table-cell/>
          <table:table-cell office:value-type="float" office:value="7.37519619398522" calcext:value-type="float">
            <text:p>7.37519619398522</text:p>
          </table:table-cell>
        </table:table-row>
        <table:table-row table:style-name="ro1">
          <table:table-cell table:number-columns-repeated="2"/>
          <table:table-cell office:value-type="float" office:value="7.39549708541668" calcext:value-type="float">
            <text:p>7.39549708541668</text:p>
          </table:table-cell>
          <table:table-cell office:value-type="float" office:value="5.57044835813456" calcext:value-type="float">
            <text:p>5.57044835813456</text:p>
          </table:table-cell>
          <table:table-cell office:value-type="float" office:value="9.00622310543672" calcext:value-type="float">
            <text:p>9.00622310543672</text:p>
          </table:table-cell>
          <table:table-cell table:number-columns-repeated="2"/>
          <table:table-cell office:value-type="float" office:value="0.858311490208819" calcext:value-type="float">
            <text:p>0.858311490208819</text:p>
          </table:table-cell>
          <table:table-cell/>
          <table:table-cell office:value-type="float" office:value="-0.0637353801124957" calcext:value-type="float">
            <text:p>-0.063735380112496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7.39549708541668" calcext:value-type="float">
            <text:p>7.39549708541668</text:p>
          </table:table-cell>
        </table:table-row>
        <table:table-row table:style-name="ro1">
          <table:table-cell table:number-columns-repeated="2"/>
          <table:table-cell office:value-type="float" office:value="7.41085349006883" calcext:value-type="float">
            <text:p>7.41085349006883</text:p>
          </table:table-cell>
          <table:table-cell office:value-type="float" office:value="5.57066261532032" calcext:value-type="float">
            <text:p>5.57066261532032</text:p>
          </table:table-cell>
          <table:table-cell office:value-type="float" office:value="9.00723944837266" calcext:value-type="float">
            <text:p>9.00723944837266</text:p>
          </table:table-cell>
          <table:table-cell table:number-columns-repeated="2"/>
          <table:table-cell office:value-type="float" office:value="3.36945052217652" calcext:value-type="float">
            <text:p>3.36945052217652</text:p>
          </table:table-cell>
          <table:table-cell/>
          <table:table-cell office:value-type="float" office:value="-0.605275431096164" calcext:value-type="float">
            <text:p>-0.60527543109616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7.41085349006883" calcext:value-type="float">
            <text:p>7.41085349006883</text:p>
          </table:table-cell>
        </table:table-row>
        <table:table-row table:style-name="ro1">
          <table:table-cell table:number-columns-repeated="2"/>
          <table:table-cell office:value-type="float" office:value="7.41223382570144" calcext:value-type="float">
            <text:p>7.41223382570144</text:p>
          </table:table-cell>
          <table:table-cell office:value-type="float" office:value="5.57577451641422" calcext:value-type="float">
            <text:p>5.57577451641422</text:p>
          </table:table-cell>
          <table:table-cell office:value-type="float" office:value="9.00738150236979" calcext:value-type="float">
            <text:p>9.00738150236979</text:p>
          </table:table-cell>
          <table:table-cell table:number-columns-repeated="2"/>
          <table:table-cell office:value-type="float" office:value="0.954803971248239" calcext:value-type="float">
            <text:p>0.954803971248239</text:p>
          </table:table-cell>
          <table:table-cell/>
          <table:table-cell office:value-type="float" office:value="-0.314663120038653" calcext:value-type="float">
            <text:p>-0.314663120038653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float" office:value="7.41223382570144" calcext:value-type="float">
            <text:p>7.41223382570144</text:p>
          </table:table-cell>
        </table:table-row>
        <table:table-row table:style-name="ro1">
          <table:table-cell table:number-columns-repeated="2"/>
          <table:table-cell office:value-type="float" office:value="7.4295510357277" calcext:value-type="float">
            <text:p>7.4295510357277</text:p>
          </table:table-cell>
          <table:table-cell office:value-type="float" office:value="5.58135827867087" calcext:value-type="float">
            <text:p>5.58135827867087</text:p>
          </table:table-cell>
          <table:table-cell office:value-type="float" office:value="9.00800143953748" calcext:value-type="float">
            <text:p>9.00800143953748</text:p>
          </table:table-cell>
          <table:table-cell table:number-columns-repeated="2"/>
          <table:table-cell office:value-type="float" office:value="100.097208112573" calcext:value-type="float">
            <text:p>100.097208112573</text:p>
          </table:table-cell>
          <table:table-cell/>
          <table:table-cell office:value-type="float" office:value="-6.7726946810206" calcext:value-type="float">
            <text:p>-6.7726946810206</text:p>
          </table:table-cell>
          <table:table-cell/>
          <table:table-cell office:value-type="float" office:value="49736" calcext:value-type="float">
            <text:p>49736</text:p>
          </table:table-cell>
          <table:table-cell/>
          <table:table-cell office:value-type="float" office:value="7.4295510357277" calcext:value-type="float">
            <text:p>7.4295510357277</text:p>
          </table:table-cell>
        </table:table-row>
        <table:table-row table:style-name="ro1">
          <table:table-cell table:number-columns-repeated="2"/>
          <table:table-cell office:value-type="float" office:value="7.44076551892982" calcext:value-type="float">
            <text:p>7.44076551892982</text:p>
          </table:table-cell>
          <table:table-cell office:value-type="float" office:value="5.60436687137981" calcext:value-type="float">
            <text:p>5.60436687137981</text:p>
          </table:table-cell>
          <table:table-cell office:value-type="float" office:value="9.02349981974314" calcext:value-type="float">
            <text:p>9.02349981974314</text:p>
          </table:table-cell>
          <table:table-cell table:number-columns-repeated="2"/>
          <table:table-cell office:value-type="float" office:value="3.93099180329224" calcext:value-type="float">
            <text:p>3.93099180329224</text:p>
          </table:table-cell>
          <table:table-cell/>
          <table:table-cell office:value-type="float" office:value="-0.418907500015849" calcext:value-type="float">
            <text:p>-0.418907500015849</text:p>
          </table:table-cell>
          <table:table-cell/>
          <table:table-cell office:value-type="float" office:value="4202" calcext:value-type="float">
            <text:p>4202</text:p>
          </table:table-cell>
          <table:table-cell/>
          <table:table-cell office:value-type="float" office:value="7.44076551892982" calcext:value-type="float">
            <text:p>7.44076551892982</text:p>
          </table:table-cell>
        </table:table-row>
        <table:table-row table:style-name="ro1">
          <table:table-cell table:number-columns-repeated="2"/>
          <table:table-cell office:value-type="float" office:value="7.47943268380565" calcext:value-type="float">
            <text:p>7.47943268380565</text:p>
          </table:table-cell>
          <table:table-cell office:value-type="float" office:value="5.62393122312519" calcext:value-type="float">
            <text:p>5.62393122312519</text:p>
          </table:table-cell>
          <table:table-cell office:value-type="float" office:value="9.02611453280478" calcext:value-type="float">
            <text:p>9.02611453280478</text:p>
          </table:table-cell>
          <table:table-cell table:number-columns-repeated="2"/>
          <table:table-cell office:value-type="float" office:value="0.402178943363329" calcext:value-type="float">
            <text:p>0.402178943363329</text:p>
          </table:table-cell>
          <table:table-cell/>
          <table:table-cell office:value-type="float" office:value="-0.215264871873425" calcext:value-type="float">
            <text:p>-0.215264871873425</text:p>
          </table:table-cell>
          <table:table-cell/>
          <table:table-cell office:value-type="float" office:value="1867" calcext:value-type="float">
            <text:p>1867</text:p>
          </table:table-cell>
          <table:table-cell/>
          <table:table-cell office:value-type="float" office:value="7.47943268380565" calcext:value-type="float">
            <text:p>7.47943268380565</text:p>
          </table:table-cell>
        </table:table-row>
        <table:table-row table:style-name="ro1">
          <table:table-cell table:number-columns-repeated="2"/>
          <table:table-cell office:value-type="float" office:value="7.48829068992003" calcext:value-type="float">
            <text:p>7.48829068992003</text:p>
          </table:table-cell>
          <table:table-cell office:value-type="float" office:value="5.650841084997" calcext:value-type="float">
            <text:p>5.650841084997</text:p>
          </table:table-cell>
          <table:table-cell office:value-type="float" office:value="9.02669462934131" calcext:value-type="float">
            <text:p>9.02669462934131</text:p>
          </table:table-cell>
          <table:table-cell table:number-columns-repeated="2"/>
          <table:table-cell office:value-type="float" office:value="100.104125585612" calcext:value-type="float">
            <text:p>100.104125585612</text:p>
          </table:table-cell>
          <table:table-cell/>
          <table:table-cell office:value-type="float" office:value="-6.74511422465193" calcext:value-type="float">
            <text:p>-6.74511422465193</text:p>
          </table:table-cell>
          <table:table-cell/>
          <table:table-cell office:value-type="float" office:value="46900" calcext:value-type="float">
            <text:p>46900</text:p>
          </table:table-cell>
          <table:table-cell/>
          <table:table-cell office:value-type="float" office:value="7.48829068992003" calcext:value-type="float">
            <text:p>7.48829068992003</text:p>
          </table:table-cell>
        </table:table-row>
        <table:table-row table:style-name="ro1">
          <table:table-cell table:number-columns-repeated="2"/>
          <table:table-cell office:value-type="float" office:value="7.49584070253787" calcext:value-type="float">
            <text:p>7.49584070253787</text:p>
          </table:table-cell>
          <table:table-cell office:value-type="float" office:value="5.65872150784866" calcext:value-type="float">
            <text:p>5.65872150784866</text:p>
          </table:table-cell>
          <table:table-cell office:value-type="float" office:value="9.03704499394155" calcext:value-type="float">
            <text:p>9.03704499394155</text:p>
          </table:table-cell>
          <table:table-cell table:number-columns-repeated="2"/>
          <table:table-cell office:value-type="float" office:value="0.15441996984531" calcext:value-type="float">
            <text:p>0.15441996984531</text:p>
          </table:table-cell>
          <table:table-cell/>
          <table:table-cell office:value-type="float" office:value="0.145259700857887" calcext:value-type="float">
            <text:p>0.145259700857887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7.49584070253787" calcext:value-type="float">
            <text:p>7.49584070253787</text:p>
          </table:table-cell>
        </table:table-row>
        <table:table-row table:style-name="ro1">
          <table:table-cell table:number-columns-repeated="2"/>
          <table:table-cell office:value-type="float" office:value="7.50324509485332" calcext:value-type="float">
            <text:p>7.50324509485332</text:p>
          </table:table-cell>
          <table:table-cell office:value-type="float" office:value="5.6599254082994" calcext:value-type="float">
            <text:p>5.6599254082994</text:p>
          </table:table-cell>
          <table:table-cell office:value-type="float" office:value="9.04158673226433" calcext:value-type="float">
            <text:p>9.04158673226433</text:p>
          </table:table-cell>
          <table:table-cell table:number-columns-repeated="2"/>
          <table:table-cell office:value-type="float" office:value="4.79554264014224" calcext:value-type="float">
            <text:p>4.79554264014224</text:p>
          </table:table-cell>
          <table:table-cell/>
          <table:table-cell office:value-type="float" office:value="0.181439361355163" calcext:value-type="float">
            <text:p>0.181439361355163</text:p>
          </table:table-cell>
          <table:table-cell/>
          <table:table-cell office:value-type="float" office:value="3406" calcext:value-type="float">
            <text:p>3406</text:p>
          </table:table-cell>
          <table:table-cell/>
          <table:table-cell office:value-type="float" office:value="7.50324509485332" calcext:value-type="float">
            <text:p>7.50324509485332</text:p>
          </table:table-cell>
        </table:table-row>
        <table:table-row table:style-name="ro1">
          <table:table-cell table:number-columns-repeated="2"/>
          <table:table-cell office:value-type="float" office:value="7.50766323039563" calcext:value-type="float">
            <text:p>7.50766323039563</text:p>
          </table:table-cell>
          <table:table-cell office:value-type="float" office:value="5.66633045728" calcext:value-type="float">
            <text:p>5.66633045728</text:p>
          </table:table-cell>
          <table:table-cell office:value-type="float" office:value="9.04359960765171" calcext:value-type="float">
            <text:p>9.04359960765171</text:p>
          </table:table-cell>
          <table:table-cell table:number-columns-repeated="2"/>
          <table:table-cell office:value-type="float" office:value="3.51549342073592" calcext:value-type="float">
            <text:p>3.51549342073592</text:p>
          </table:table-cell>
          <table:table-cell/>
          <table:table-cell office:value-type="float" office:value="0.0436853131895437" calcext:value-type="float">
            <text:p>0.043685313189544</text:p>
          </table:table-cell>
          <table:table-cell/>
          <table:table-cell office:value-type="float" office:value="2962" calcext:value-type="float">
            <text:p>2962</text:p>
          </table:table-cell>
          <table:table-cell/>
          <table:table-cell office:value-type="float" office:value="7.50766323039563" calcext:value-type="float">
            <text:p>7.50766323039563</text:p>
          </table:table-cell>
        </table:table-row>
        <table:table-row table:style-name="ro1">
          <table:table-cell table:number-columns-repeated="2"/>
          <table:table-cell office:value-type="float" office:value="7.55153358704885" calcext:value-type="float">
            <text:p>7.55153358704885</text:p>
          </table:table-cell>
          <table:table-cell office:value-type="float" office:value="5.66645948583938" calcext:value-type="float">
            <text:p>5.66645948583938</text:p>
          </table:table-cell>
          <table:table-cell office:value-type="float" office:value="9.04392360425732" calcext:value-type="float">
            <text:p>9.04392360425732</text:p>
          </table:table-cell>
          <table:table-cell table:number-columns-repeated="2"/>
          <table:table-cell office:value-type="float" office:value="3.66413708100121" calcext:value-type="float">
            <text:p>3.66413708100121</text:p>
          </table:table-cell>
          <table:table-cell/>
          <table:table-cell office:value-type="float" office:value="-0.292323076009289" calcext:value-type="float">
            <text:p>-0.292323076009289</text:p>
          </table:table-cell>
          <table:table-cell/>
          <table:table-cell office:value-type="float" office:value="4011" calcext:value-type="float">
            <text:p>4011</text:p>
          </table:table-cell>
          <table:table-cell/>
          <table:table-cell office:value-type="float" office:value="7.55153358704885" calcext:value-type="float">
            <text:p>7.55153358704885</text:p>
          </table:table-cell>
        </table:table-row>
        <table:table-row table:style-name="ro1">
          <table:table-cell table:number-columns-repeated="2"/>
          <table:table-cell office:value-type="float" office:value="7.5929599364447" calcext:value-type="float">
            <text:p>7.5929599364447</text:p>
          </table:table-cell>
          <table:table-cell office:value-type="float" office:value="5.69873945190421" calcext:value-type="float">
            <text:p>5.69873945190421</text:p>
          </table:table-cell>
          <table:table-cell office:value-type="float" office:value="9.04850927329188" calcext:value-type="float">
            <text:p>9.04850927329188</text:p>
          </table:table-cell>
          <table:table-cell table:number-columns-repeated="2"/>
          <table:table-cell office:value-type="float" office:value="2.87984050625971" calcext:value-type="float">
            <text:p>2.87984050625971</text:p>
          </table:table-cell>
          <table:table-cell/>
          <table:table-cell office:value-type="float" office:value="-0.419525926623304" calcext:value-type="float">
            <text:p>-0.419525926623304</text:p>
          </table:table-cell>
          <table:table-cell/>
          <table:table-cell office:value-type="float" office:value="2157" calcext:value-type="float">
            <text:p>2157</text:p>
          </table:table-cell>
          <table:table-cell/>
          <table:table-cell office:value-type="float" office:value="7.5929599364447" calcext:value-type="float">
            <text:p>7.5929599364447</text:p>
          </table:table-cell>
        </table:table-row>
        <table:table-row table:style-name="ro1">
          <table:table-cell table:number-columns-repeated="2"/>
          <table:table-cell office:value-type="float" office:value="7.59607546165047" calcext:value-type="float">
            <text:p>7.59607546165047</text:p>
          </table:table-cell>
          <table:table-cell office:value-type="float" office:value="5.71495612213426" calcext:value-type="float">
            <text:p>5.71495612213426</text:p>
          </table:table-cell>
          <table:table-cell office:value-type="float" office:value="9.06373536370895" calcext:value-type="float">
            <text:p>9.06373536370895</text:p>
          </table:table-cell>
          <table:table-cell table:number-columns-repeated="2"/>
          <table:table-cell office:value-type="float" office:value="0.248820673242433" calcext:value-type="float">
            <text:p>0.248820673242433</text:p>
          </table:table-cell>
          <table:table-cell/>
          <table:table-cell office:value-type="float" office:value="0.141770693119009" calcext:value-type="float">
            <text:p>0.141770693119009</text:p>
          </table:table-cell>
          <table:table-cell/>
          <table:table-cell office:value-type="float" office:value="426" calcext:value-type="float">
            <text:p>426</text:p>
          </table:table-cell>
          <table:table-cell/>
          <table:table-cell office:value-type="float" office:value="7.59607546165047" calcext:value-type="float">
            <text:p>7.59607546165047</text:p>
          </table:table-cell>
        </table:table-row>
        <table:table-row table:style-name="ro1">
          <table:table-cell table:number-columns-repeated="2"/>
          <table:table-cell office:value-type="float" office:value="7.60139506807057" calcext:value-type="float">
            <text:p>7.60139506807057</text:p>
          </table:table-cell>
          <table:table-cell office:value-type="float" office:value="5.73890522273238" calcext:value-type="float">
            <text:p>5.73890522273238</text:p>
          </table:table-cell>
          <table:table-cell office:value-type="float" office:value="9.09618680542744" calcext:value-type="float">
            <text:p>9.09618680542744</text:p>
          </table:table-cell>
          <table:table-cell table:number-columns-repeated="2"/>
          <table:table-cell office:value-type="float" office:value="0.383238965515899" calcext:value-type="float">
            <text:p>0.383238965515899</text:p>
          </table:table-cell>
          <table:table-cell/>
          <table:table-cell office:value-type="float" office:value="0.358495457093408" calcext:value-type="float">
            <text:p>0.358495457093408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7.60139506807057" calcext:value-type="float">
            <text:p>7.60139506807057</text:p>
          </table:table-cell>
        </table:table-row>
        <table:table-row table:style-name="ro1">
          <table:table-cell table:number-columns-repeated="2"/>
          <table:table-cell office:value-type="float" office:value="7.60938516666592" calcext:value-type="float">
            <text:p>7.60938516666592</text:p>
          </table:table-cell>
          <table:table-cell office:value-type="float" office:value="5.74598375863301" calcext:value-type="float">
            <text:p>5.74598375863301</text:p>
          </table:table-cell>
          <table:table-cell office:value-type="float" office:value="9.11057460630203" calcext:value-type="float">
            <text:p>9.11057460630203</text:p>
          </table:table-cell>
          <table:table-cell table:number-columns-repeated="2"/>
          <table:table-cell office:value-type="float" office:value="2.21173874773766" calcext:value-type="float">
            <text:p>2.21173874773766</text:p>
          </table:table-cell>
          <table:table-cell/>
          <table:table-cell office:value-type="float" office:value="-0.281902574655545" calcext:value-type="float">
            <text:p>-0.281902574655545</text:p>
          </table:table-cell>
          <table:table-cell/>
          <table:table-cell office:value-type="float" office:value="1949" calcext:value-type="float">
            <text:p>1949</text:p>
          </table:table-cell>
          <table:table-cell/>
          <table:table-cell office:value-type="float" office:value="7.60938516666592" calcext:value-type="float">
            <text:p>7.60938516666592</text:p>
          </table:table-cell>
        </table:table-row>
        <table:table-row table:style-name="ro1">
          <table:table-cell table:number-columns-repeated="2"/>
          <table:table-cell office:value-type="float" office:value="7.60977981799308" calcext:value-type="float">
            <text:p>7.60977981799308</text:p>
          </table:table-cell>
          <table:table-cell office:value-type="float" office:value="5.79607847670826" calcext:value-type="float">
            <text:p>5.79607847670826</text:p>
          </table:table-cell>
          <table:table-cell office:value-type="float" office:value="9.12187317674046" calcext:value-type="float">
            <text:p>9.12187317674046</text:p>
          </table:table-cell>
          <table:table-cell table:number-columns-repeated="2"/>
          <table:table-cell office:value-type="float" office:value="1.32843382899094" calcext:value-type="float">
            <text:p>1.32843382899094</text:p>
          </table:table-cell>
          <table:table-cell/>
          <table:table-cell office:value-type="float" office:value="-0.245309298067835" calcext:value-type="float">
            <text:p>-0.245309298067835</text:p>
          </table:table-cell>
          <table:table-cell/>
          <table:table-cell office:value-type="float" office:value="5233" calcext:value-type="float">
            <text:p>5233</text:p>
          </table:table-cell>
          <table:table-cell/>
          <table:table-cell office:value-type="float" office:value="7.60977981799308" calcext:value-type="float">
            <text:p>7.60977981799308</text:p>
          </table:table-cell>
        </table:table-row>
        <table:table-row table:style-name="ro1">
          <table:table-cell table:number-columns-repeated="2"/>
          <table:table-cell office:value-type="float" office:value="7.62175510640012" calcext:value-type="float">
            <text:p>7.62175510640012</text:p>
          </table:table-cell>
          <table:table-cell office:value-type="float" office:value="5.81004417733418" calcext:value-type="float">
            <text:p>5.81004417733418</text:p>
          </table:table-cell>
          <table:table-cell office:value-type="float" office:value="9.18117641389509" calcext:value-type="float">
            <text:p>9.18117641389509</text:p>
          </table:table-cell>
          <table:table-cell table:number-columns-repeated="2"/>
          <table:table-cell office:value-type="float" office:value="8.92871531907591" calcext:value-type="float">
            <text:p>8.92871531907591</text:p>
          </table:table-cell>
          <table:table-cell/>
          <table:table-cell office:value-type="float" office:value="0.061710895920965" calcext:value-type="float">
            <text:p>0.061710895920965</text:p>
          </table:table-cell>
          <table:table-cell/>
          <table:table-cell office:value-type="float" office:value="19446" calcext:value-type="float">
            <text:p>19446</text:p>
          </table:table-cell>
          <table:table-cell/>
          <table:table-cell office:value-type="float" office:value="7.62175510640012" calcext:value-type="float">
            <text:p>7.62175510640012</text:p>
          </table:table-cell>
        </table:table-row>
        <table:table-row table:style-name="ro1">
          <table:table-cell table:number-columns-repeated="2"/>
          <table:table-cell office:value-type="float" office:value="7.62335731390858" calcext:value-type="float">
            <text:p>7.62335731390858</text:p>
          </table:table-cell>
          <table:table-cell office:value-type="float" office:value="5.81727537821196" calcext:value-type="float">
            <text:p>5.81727537821196</text:p>
          </table:table-cell>
          <table:table-cell office:value-type="float" office:value="9.18709313871067" calcext:value-type="float">
            <text:p>9.18709313871067</text:p>
          </table:table-cell>
          <table:table-cell table:number-columns-repeated="2"/>
          <table:table-cell office:value-type="float" office:value="3.33201741668211" calcext:value-type="float">
            <text:p>3.33201741668211</text:p>
          </table:table-cell>
          <table:table-cell/>
          <table:table-cell office:value-type="float" office:value="-0.0892090090351249" calcext:value-type="float">
            <text:p>-0.089209009035125</text:p>
          </table:table-cell>
          <table:table-cell/>
          <table:table-cell office:value-type="float" office:value="3481" calcext:value-type="float">
            <text:p>3481</text:p>
          </table:table-cell>
          <table:table-cell/>
          <table:table-cell office:value-type="float" office:value="7.62335731390858" calcext:value-type="float">
            <text:p>7.62335731390858</text:p>
          </table:table-cell>
        </table:table-row>
        <table:table-row table:style-name="ro1">
          <table:table-cell table:number-columns-repeated="2"/>
          <table:table-cell office:value-type="float" office:value="7.6404187766791" calcext:value-type="float">
            <text:p>7.6404187766791</text:p>
          </table:table-cell>
          <table:table-cell office:value-type="float" office:value="5.82915963081014" calcext:value-type="float">
            <text:p>5.82915963081014</text:p>
          </table:table-cell>
          <table:table-cell office:value-type="float" office:value="29.4233363850523" calcext:value-type="float">
            <text:p>29.4233363850523</text:p>
          </table:table-cell>
          <table:table-cell table:number-columns-repeated="2"/>
          <table:table-cell office:value-type="float" office:value="100.101190498362" calcext:value-type="float">
            <text:p>100.101190498362</text:p>
          </table:table-cell>
          <table:table-cell/>
          <table:table-cell office:value-type="float" office:value="-4.2082259901887" calcext:value-type="float">
            <text:p>-4.2082259901887</text:p>
          </table:table-cell>
          <table:table-cell/>
          <table:table-cell office:value-type="float" office:value="48708" calcext:value-type="float">
            <text:p>48708</text:p>
          </table:table-cell>
          <table:table-cell/>
          <table:table-cell office:value-type="float" office:value="7.6404187766791" calcext:value-type="float">
            <text:p>7.6404187766791</text:p>
          </table:table-cell>
        </table:table-row>
        <table:table-row table:style-name="ro1">
          <table:table-cell table:number-columns-repeated="2"/>
          <table:table-cell office:value-type="float" office:value="7.6443576177695" calcext:value-type="float">
            <text:p>7.6443576177695</text:p>
          </table:table-cell>
          <table:table-cell office:value-type="float" office:value="5.83358591305858" calcext:value-type="float">
            <text:p>5.83358591305858</text:p>
          </table:table-cell>
          <table:table-cell office:value-type="float" office:value="34.34921287384" calcext:value-type="float">
            <text:p>34.34921287384</text:p>
          </table:table-cell>
          <table:table-cell table:number-columns-repeated="2"/>
          <table:table-cell office:value-type="float" office:value="2.23438881255633" calcext:value-type="float">
            <text:p>2.23438881255633</text:p>
          </table:table-cell>
          <table:table-cell/>
          <table:table-cell office:value-type="float" office:value="0.381307851295944" calcext:value-type="float">
            <text:p>0.381307851295944</text:p>
          </table:table-cell>
          <table:table-cell/>
          <table:table-cell office:value-type="float" office:value="2955" calcext:value-type="float">
            <text:p>2955</text:p>
          </table:table-cell>
          <table:table-cell/>
          <table:table-cell office:value-type="float" office:value="7.6443576177695" calcext:value-type="float">
            <text:p>7.6443576177695</text:p>
          </table:table-cell>
        </table:table-row>
        <table:table-row table:style-name="ro1">
          <table:table-cell table:number-columns-repeated="2"/>
          <table:table-cell office:value-type="float" office:value="7.67225395056454" calcext:value-type="float">
            <text:p>7.67225395056454</text:p>
          </table:table-cell>
          <table:table-cell office:value-type="float" office:value="5.83717877504774" calcext:value-type="float">
            <text:p>5.83717877504774</text:p>
          </table:table-cell>
          <table:table-cell office:value-type="float" office:value="36.5556384918729" calcext:value-type="float">
            <text:p>36.5556384918729</text:p>
          </table:table-cell>
          <table:table-cell table:number-columns-repeated="2"/>
          <table:table-cell office:value-type="float" office:value="6.78518356234926" calcext:value-type="float">
            <text:p>6.78518356234926</text:p>
          </table:table-cell>
          <table:table-cell/>
          <table:table-cell office:value-type="float" office:value="-0.347074993280976" calcext:value-type="float">
            <text:p>-0.347074993280976</text:p>
          </table:table-cell>
          <table:table-cell/>
          <table:table-cell office:value-type="float" office:value="6908" calcext:value-type="float">
            <text:p>6908</text:p>
          </table:table-cell>
          <table:table-cell/>
          <table:table-cell office:value-type="float" office:value="7.67225395056454" calcext:value-type="float">
            <text:p>7.67225395056454</text:p>
          </table:table-cell>
        </table:table-row>
        <table:table-row table:style-name="ro1">
          <table:table-cell table:number-columns-repeated="2"/>
          <table:table-cell office:value-type="float" office:value="7.67603191421018" calcext:value-type="float">
            <text:p>7.67603191421018</text:p>
          </table:table-cell>
          <table:table-cell office:value-type="float" office:value="5.84609604725177" calcext:value-type="float">
            <text:p>5.84609604725177</text:p>
          </table:table-cell>
          <table:table-cell office:value-type="float" office:value="39.3862233092463" calcext:value-type="float">
            <text:p>39.3862233092463</text:p>
          </table:table-cell>
          <table:table-cell table:number-columns-repeated="2"/>
          <table:table-cell office:value-type="float" office:value="0.434887352437239" calcext:value-type="float">
            <text:p>0.434887352437239</text:p>
          </table:table-cell>
          <table:table-cell/>
          <table:table-cell office:value-type="float" office:value="0.348539705522318" calcext:value-type="float">
            <text:p>0.348539705522318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7.67603191421018" calcext:value-type="float">
            <text:p>7.67603191421018</text:p>
          </table:table-cell>
        </table:table-row>
        <table:table-row table:style-name="ro1">
          <table:table-cell table:number-columns-repeated="2"/>
          <table:table-cell office:value-type="float" office:value="7.6929253165402" calcext:value-type="float">
            <text:p>7.6929253165402</text:p>
          </table:table-cell>
          <table:table-cell office:value-type="float" office:value="5.85051964435508" calcext:value-type="float">
            <text:p>5.85051964435508</text:p>
          </table:table-cell>
          <table:table-cell office:value-type="float" office:value="42.3254729477357" calcext:value-type="float">
            <text:p>42.3254729477357</text:p>
          </table:table-cell>
          <table:table-cell table:number-columns-repeated="2"/>
          <table:table-cell office:value-type="float" office:value="2.09523770021628" calcext:value-type="float">
            <text:p>2.09523770021628</text:p>
          </table:table-cell>
          <table:table-cell/>
          <table:table-cell office:value-type="float" office:value="-0.0548427491786223" calcext:value-type="float">
            <text:p>-0.054842749178622</text:p>
          </table:table-cell>
          <table:table-cell/>
          <table:table-cell office:value-type="float" office:value="2071" calcext:value-type="float">
            <text:p>2071</text:p>
          </table:table-cell>
          <table:table-cell/>
          <table:table-cell office:value-type="float" office:value="7.6929253165402" calcext:value-type="float">
            <text:p>7.6929253165402</text:p>
          </table:table-cell>
        </table:table-row>
        <table:table-row table:style-name="ro1">
          <table:table-cell table:number-columns-repeated="2"/>
          <table:table-cell office:value-type="float" office:value="7.7184804988585" calcext:value-type="float">
            <text:p>7.7184804988585</text:p>
          </table:table-cell>
          <table:table-cell office:value-type="float" office:value="5.85245604299336" calcext:value-type="float">
            <text:p>5.85245604299336</text:p>
          </table:table-cell>
          <table:table-cell office:value-type="float" office:value="42.4778425080535" calcext:value-type="float">
            <text:p>42.4778425080535</text:p>
          </table:table-cell>
          <table:table-cell table:number-columns-repeated="2"/>
          <table:table-cell office:value-type="float" office:value="6.74221481437504" calcext:value-type="float">
            <text:p>6.74221481437504</text:p>
          </table:table-cell>
          <table:table-cell/>
          <table:table-cell office:value-type="float" office:value="0.082512480220999" calcext:value-type="float">
            <text:p>0.082512480220999</text:p>
          </table:table-cell>
          <table:table-cell/>
          <table:table-cell office:value-type="float" office:value="5791" calcext:value-type="float">
            <text:p>5791</text:p>
          </table:table-cell>
          <table:table-cell/>
          <table:table-cell office:value-type="float" office:value="7.7184804988585" calcext:value-type="float">
            <text:p>7.7184804988585</text:p>
          </table:table-cell>
        </table:table-row>
        <table:table-row table:style-name="ro1">
          <table:table-cell table:number-columns-repeated="2"/>
          <table:table-cell office:value-type="float" office:value="7.72010610584635" calcext:value-type="float">
            <text:p>7.72010610584635</text:p>
          </table:table-cell>
          <table:table-cell office:value-type="float" office:value="5.85704123404311" calcext:value-type="float">
            <text:p>5.85704123404311</text:p>
          </table:table-cell>
          <table:table-cell office:value-type="float" office:value="42.5883608189724" calcext:value-type="float">
            <text:p>42.5883608189724</text:p>
          </table:table-cell>
          <table:table-cell table:number-columns-repeated="2"/>
          <table:table-cell office:value-type="float" office:value="2.67980409613008" calcext:value-type="float">
            <text:p>2.67980409613008</text:p>
          </table:table-cell>
          <table:table-cell/>
          <table:table-cell office:value-type="float" office:value="-0.638550028024638" calcext:value-type="float">
            <text:p>-0.638550028024638</text:p>
          </table:table-cell>
          <table:table-cell/>
          <table:table-cell office:value-type="float" office:value="2910" calcext:value-type="float">
            <text:p>2910</text:p>
          </table:table-cell>
          <table:table-cell/>
          <table:table-cell office:value-type="float" office:value="7.72010610584635" calcext:value-type="float">
            <text:p>7.72010610584635</text:p>
          </table:table-cell>
        </table:table-row>
        <table:table-row table:style-name="ro1">
          <table:table-cell table:number-columns-repeated="2"/>
          <table:table-cell office:value-type="float" office:value="7.74872105716182" calcext:value-type="float">
            <text:p>7.74872105716182</text:p>
          </table:table-cell>
          <table:table-cell office:value-type="float" office:value="5.86657079638854" calcext:value-type="float">
            <text:p>5.86657079638854</text:p>
          </table:table-cell>
          <table:table-cell office:value-type="float" office:value="43.4780633063662" calcext:value-type="float">
            <text:p>43.4780633063662</text:p>
          </table:table-cell>
          <table:table-cell table:number-columns-repeated="2"/>
          <table:table-cell office:value-type="float" office:value="0.87098471026186" calcext:value-type="float">
            <text:p>0.87098471026186</text:p>
          </table:table-cell>
          <table:table-cell/>
          <table:table-cell office:value-type="float" office:value="0.2862484981126" calcext:value-type="float">
            <text:p>0.2862484981126</text:p>
          </table:table-cell>
          <table:table-cell/>
          <table:table-cell office:value-type="float" office:value="1046" calcext:value-type="float">
            <text:p>1046</text:p>
          </table:table-cell>
          <table:table-cell/>
          <table:table-cell office:value-type="float" office:value="7.74872105716182" calcext:value-type="float">
            <text:p>7.74872105716182</text:p>
          </table:table-cell>
        </table:table-row>
        <table:table-row table:style-name="ro1">
          <table:table-cell table:number-columns-repeated="2"/>
          <table:table-cell office:value-type="float" office:value="7.7751816821561" calcext:value-type="float">
            <text:p>7.7751816821561</text:p>
          </table:table-cell>
          <table:table-cell office:value-type="float" office:value="5.86788888508533" calcext:value-type="float">
            <text:p>5.86788888508533</text:p>
          </table:table-cell>
          <table:table-cell office:value-type="float" office:value="44.0121173030511" calcext:value-type="float">
            <text:p>44.0121173030511</text:p>
          </table:table-cell>
          <table:table-cell table:number-columns-repeated="2"/>
          <table:table-cell office:value-type="float" office:value="1.24564688212014" calcext:value-type="float">
            <text:p>1.24564688212014</text:p>
          </table:table-cell>
          <table:table-cell/>
          <table:table-cell office:value-type="float" office:value="0.226233229070151" calcext:value-type="float">
            <text:p>0.226233229070151</text:p>
          </table:table-cell>
          <table:table-cell/>
          <table:table-cell office:value-type="float" office:value="1956" calcext:value-type="float">
            <text:p>1956</text:p>
          </table:table-cell>
          <table:table-cell/>
          <table:table-cell office:value-type="float" office:value="7.7751816821561" calcext:value-type="float">
            <text:p>7.7751816821561</text:p>
          </table:table-cell>
        </table:table-row>
        <table:table-row table:style-name="ro1">
          <table:table-cell table:number-columns-repeated="2"/>
          <table:table-cell office:value-type="float" office:value="7.77851449607186" calcext:value-type="float">
            <text:p>7.77851449607186</text:p>
          </table:table-cell>
          <table:table-cell office:value-type="float" office:value="5.89933938602087" calcext:value-type="float">
            <text:p>5.89933938602087</text:p>
          </table:table-cell>
          <table:table-cell office:value-type="float" office:value="44.8762851852198" calcext:value-type="float">
            <text:p>44.8762851852198</text:p>
          </table:table-cell>
          <table:table-cell table:number-columns-repeated="2"/>
          <table:table-cell office:value-type="float" office:value="2.87545608446053" calcext:value-type="float">
            <text:p>2.87545608446053</text:p>
          </table:table-cell>
          <table:table-cell/>
          <table:table-cell office:value-type="float" office:value="0.912647444211082" calcext:value-type="float">
            <text:p>0.912647444211082</text:p>
          </table:table-cell>
          <table:table-cell/>
          <table:table-cell office:value-type="float" office:value="3513" calcext:value-type="float">
            <text:p>3513</text:p>
          </table:table-cell>
          <table:table-cell/>
          <table:table-cell office:value-type="float" office:value="7.77851449607186" calcext:value-type="float">
            <text:p>7.77851449607186</text:p>
          </table:table-cell>
        </table:table-row>
        <table:table-row table:style-name="ro1">
          <table:table-cell table:number-columns-repeated="2"/>
          <table:table-cell office:value-type="float" office:value="7.79925906456748" calcext:value-type="float">
            <text:p>7.79925906456748</text:p>
          </table:table-cell>
          <table:table-cell office:value-type="float" office:value="5.9110170397413" calcext:value-type="float">
            <text:p>5.9110170397413</text:p>
          </table:table-cell>
          <table:table-cell office:value-type="float" office:value="45.7852171048253" calcext:value-type="float">
            <text:p>45.7852171048253</text:p>
          </table:table-cell>
          <table:table-cell table:number-columns-repeated="2"/>
          <table:table-cell office:value-type="float" office:value="4.08867406701825" calcext:value-type="float">
            <text:p>4.08867406701825</text:p>
          </table:table-cell>
          <table:table-cell/>
          <table:table-cell office:value-type="float" office:value="0.0236294170173273" calcext:value-type="float">
            <text:p>0.023629417017327</text:p>
          </table:table-cell>
          <table:table-cell/>
          <table:table-cell office:value-type="float" office:value="3821" calcext:value-type="float">
            <text:p>3821</text:p>
          </table:table-cell>
          <table:table-cell/>
          <table:table-cell office:value-type="float" office:value="7.79925906456748" calcext:value-type="float">
            <text:p>7.79925906456748</text:p>
          </table:table-cell>
        </table:table-row>
        <table:table-row table:style-name="ro1">
          <table:table-cell table:number-columns-repeated="2"/>
          <table:table-cell office:value-type="float" office:value="7.79978339614509" calcext:value-type="float">
            <text:p>7.79978339614509</text:p>
          </table:table-cell>
          <table:table-cell office:value-type="float" office:value="5.91258405071267" calcext:value-type="float">
            <text:p>5.91258405071267</text:p>
          </table:table-cell>
          <table:table-cell office:value-type="float" office:value="45.8546970119431" calcext:value-type="float">
            <text:p>45.8546970119431</text:p>
          </table:table-cell>
          <table:table-cell table:number-columns-repeated="2"/>
          <table:table-cell office:value-type="float" office:value="0.650945597011893" calcext:value-type="float">
            <text:p>0.650945597011893</text:p>
          </table:table-cell>
          <table:table-cell/>
          <table:table-cell office:value-type="float" office:value="0.316260929032134" calcext:value-type="float">
            <text:p>0.316260929032134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float" office:value="7.79978339614509" calcext:value-type="float">
            <text:p>7.79978339614509</text:p>
          </table:table-cell>
        </table:table-row>
        <table:table-row table:style-name="ro1">
          <table:table-cell table:number-columns-repeated="2"/>
          <table:table-cell office:value-type="float" office:value="7.81221038647242" calcext:value-type="float">
            <text:p>7.81221038647242</text:p>
          </table:table-cell>
          <table:table-cell office:value-type="float" office:value="5.92391700863933" calcext:value-type="float">
            <text:p>5.92391700863933</text:p>
          </table:table-cell>
          <table:table-cell office:value-type="float" office:value="50.2875054185826" calcext:value-type="float">
            <text:p>50.2875054185826</text:p>
          </table:table-cell>
          <table:table-cell table:number-columns-repeated="2"/>
          <table:table-cell office:value-type="float" office:value="1.38810141276527" calcext:value-type="float">
            <text:p>1.38810141276527</text:p>
          </table:table-cell>
          <table:table-cell/>
          <table:table-cell office:value-type="float" office:value="-0.178495938799268" calcext:value-type="float">
            <text:p>-0.178495938799268</text:p>
          </table:table-cell>
          <table:table-cell/>
          <table:table-cell office:value-type="float" office:value="1133" calcext:value-type="float">
            <text:p>1133</text:p>
          </table:table-cell>
          <table:table-cell/>
          <table:table-cell office:value-type="float" office:value="7.81221038647242" calcext:value-type="float">
            <text:p>7.81221038647242</text:p>
          </table:table-cell>
        </table:table-row>
        <table:table-row table:style-name="ro1">
          <table:table-cell table:number-columns-repeated="2"/>
          <table:table-cell office:value-type="float" office:value="7.82043124402985" calcext:value-type="float">
            <text:p>7.82043124402985</text:p>
          </table:table-cell>
          <table:table-cell office:value-type="float" office:value="5.95011378825733" calcext:value-type="float">
            <text:p>5.95011378825733</text:p>
          </table:table-cell>
          <table:table-cell office:value-type="float" office:value="51.8050848113066" calcext:value-type="float">
            <text:p>51.8050848113066</text:p>
          </table:table-cell>
          <table:table-cell table:number-columns-repeated="2"/>
          <table:table-cell office:value-type="float" office:value="-0.183509595370174" calcext:value-type="float">
            <text:p>-0.183509595370174</text:p>
          </table:table-cell>
          <table:table-cell/>
          <table:table-cell office:value-type="float" office:value="0.0786115985870126" calcext:value-type="float">
            <text:p>0.078611598587013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float" office:value="7.82043124402985" calcext:value-type="float">
            <text:p>7.82043124402985</text:p>
          </table:table-cell>
        </table:table-row>
        <table:table-row table:style-name="ro1">
          <table:table-cell table:number-columns-repeated="2"/>
          <table:table-cell office:value-type="float" office:value="7.84530141748959" calcext:value-type="float">
            <text:p>7.84530141748959</text:p>
          </table:table-cell>
          <table:table-cell office:value-type="float" office:value="5.96723847456476" calcext:value-type="float">
            <text:p>5.96723847456476</text:p>
          </table:table-cell>
          <table:table-cell office:value-type="float" office:value="52.8851983967025" calcext:value-type="float">
            <text:p>52.8851983967025</text:p>
          </table:table-cell>
          <table:table-cell table:number-columns-repeated="2"/>
          <table:table-cell office:value-type="float" office:value="5.46387939993637" calcext:value-type="float">
            <text:p>5.46387939993637</text:p>
          </table:table-cell>
          <table:table-cell/>
          <table:table-cell office:value-type="float" office:value="0.111544198199688" calcext:value-type="float">
            <text:p>0.111544198199688</text:p>
          </table:table-cell>
          <table:table-cell/>
          <table:table-cell office:value-type="float" office:value="5007" calcext:value-type="float">
            <text:p>5007</text:p>
          </table:table-cell>
          <table:table-cell/>
          <table:table-cell office:value-type="float" office:value="7.84530141748959" calcext:value-type="float">
            <text:p>7.84530141748959</text:p>
          </table:table-cell>
        </table:table-row>
        <table:table-row table:style-name="ro1">
          <table:table-cell table:number-columns-repeated="2"/>
          <table:table-cell office:value-type="float" office:value="7.96598051433307" calcext:value-type="float">
            <text:p>7.96598051433307</text:p>
          </table:table-cell>
          <table:table-cell office:value-type="float" office:value="5.96748601804712" calcext:value-type="float">
            <text:p>5.96748601804712</text:p>
          </table:table-cell>
          <table:table-cell office:value-type="float" office:value="56.3341051166875" calcext:value-type="float">
            <text:p>56.3341051166875</text:p>
          </table:table-cell>
          <table:table-cell table:number-columns-repeated="2"/>
          <table:table-cell office:value-type="float" office:value="4.48412026290977" calcext:value-type="float">
            <text:p>4.48412026290977</text:p>
          </table:table-cell>
          <table:table-cell/>
          <table:table-cell office:value-type="float" office:value="-0.57372642294295" calcext:value-type="float">
            <text:p>-0.57372642294295</text:p>
          </table:table-cell>
          <table:table-cell/>
          <table:table-cell office:value-type="float" office:value="3794" calcext:value-type="float">
            <text:p>3794</text:p>
          </table:table-cell>
          <table:table-cell/>
          <table:table-cell office:value-type="float" office:value="7.96598051433307" calcext:value-type="float">
            <text:p>7.96598051433307</text:p>
          </table:table-cell>
        </table:table-row>
        <table:table-row table:style-name="ro1">
          <table:table-cell table:number-columns-repeated="2"/>
          <table:table-cell office:value-type="float" office:value="8.00324454346613" calcext:value-type="float">
            <text:p>8.00324454346613</text:p>
          </table:table-cell>
          <table:table-cell office:value-type="float" office:value="5.99795416661683" calcext:value-type="float">
            <text:p>5.99795416661683</text:p>
          </table:table-cell>
          <table:table-cell office:value-type="float" office:value="60.9190818585625" calcext:value-type="float">
            <text:p>60.9190818585625</text:p>
          </table:table-cell>
          <table:table-cell table:number-columns-repeated="2"/>
          <table:table-cell office:value-type="float" office:value="3.49996291359306" calcext:value-type="float">
            <text:p>3.49996291359306</text:p>
          </table:table-cell>
          <table:table-cell/>
          <table:table-cell office:value-type="float" office:value="-0.38899861773043" calcext:value-type="float">
            <text:p>-0.38899861773043</text:p>
          </table:table-cell>
          <table:table-cell/>
          <table:table-cell office:value-type="float" office:value="3938" calcext:value-type="float">
            <text:p>3938</text:p>
          </table:table-cell>
          <table:table-cell/>
          <table:table-cell office:value-type="float" office:value="8.00324454346613" calcext:value-type="float">
            <text:p>8.00324454346613</text:p>
          </table:table-cell>
        </table:table-row>
        <table:table-row table:style-name="ro1">
          <table:table-cell table:number-columns-repeated="2"/>
          <table:table-cell office:value-type="float" office:value="8.00856319416337" calcext:value-type="float">
            <text:p>8.00856319416337</text:p>
          </table:table-cell>
          <table:table-cell office:value-type="float" office:value="6.02348953754474" calcext:value-type="float">
            <text:p>6.02348953754474</text:p>
          </table:table-cell>
          <table:table-cell office:value-type="float" office:value="61.8792738148176" calcext:value-type="float">
            <text:p>61.8792738148176</text:p>
          </table:table-cell>
          <table:table-cell table:number-columns-repeated="2"/>
          <table:table-cell office:value-type="float" office:value="100.110451457741" calcext:value-type="float">
            <text:p>100.110451457741</text:p>
          </table:table-cell>
          <table:table-cell/>
          <table:table-cell office:value-type="float" office:value="-4.19542139208989" calcext:value-type="float">
            <text:p>-4.19542139208989</text:p>
          </table:table-cell>
          <table:table-cell/>
          <table:table-cell office:value-type="float" office:value="45955" calcext:value-type="float">
            <text:p>45955</text:p>
          </table:table-cell>
          <table:table-cell/>
          <table:table-cell office:value-type="float" office:value="8.00856319416337" calcext:value-type="float">
            <text:p>8.00856319416337</text:p>
          </table:table-cell>
        </table:table-row>
        <table:table-row table:style-name="ro1">
          <table:table-cell table:number-columns-repeated="2"/>
          <table:table-cell office:value-type="float" office:value="8.02417483194148" calcext:value-type="float">
            <text:p>8.02417483194148</text:p>
          </table:table-cell>
          <table:table-cell office:value-type="float" office:value="6.03241446981682" calcext:value-type="float">
            <text:p>6.03241446981682</text:p>
          </table:table-cell>
          <table:table-cell office:value-type="float" office:value="62.7821470103544" calcext:value-type="float">
            <text:p>62.7821470103544</text:p>
          </table:table-cell>
          <table:table-cell table:number-columns-repeated="2"/>
          <table:table-cell office:value-type="float" office:value="4.89582041721284" calcext:value-type="float">
            <text:p>4.89582041721284</text:p>
          </table:table-cell>
          <table:table-cell/>
          <table:table-cell office:value-type="float" office:value="0.050809172087661" calcext:value-type="float">
            <text:p>0.050809172087661</text:p>
          </table:table-cell>
          <table:table-cell/>
          <table:table-cell office:value-type="float" office:value="5265" calcext:value-type="float">
            <text:p>5265</text:p>
          </table:table-cell>
          <table:table-cell/>
          <table:table-cell office:value-type="float" office:value="8.02417483194148" calcext:value-type="float">
            <text:p>8.02417483194148</text:p>
          </table:table-cell>
        </table:table-row>
        <table:table-row table:style-name="ro1">
          <table:table-cell table:number-columns-repeated="2"/>
          <table:table-cell office:value-type="float" office:value="8.13910090573763" calcext:value-type="float">
            <text:p>8.13910090573763</text:p>
          </table:table-cell>
          <table:table-cell office:value-type="float" office:value="6.03991996398957" calcext:value-type="float">
            <text:p>6.03991996398957</text:p>
          </table:table-cell>
          <table:table-cell office:value-type="float" office:value="63.3009329817139" calcext:value-type="float">
            <text:p>63.3009329817139</text:p>
          </table:table-cell>
          <table:table-cell table:number-columns-repeated="2"/>
          <table:table-cell office:value-type="float" office:value="3.72816956275361" calcext:value-type="float">
            <text:p>3.72816956275361</text:p>
          </table:table-cell>
          <table:table-cell/>
          <table:table-cell office:value-type="float" office:value="-0.266586409926575" calcext:value-type="float">
            <text:p>-0.266586409926575</text:p>
          </table:table-cell>
          <table:table-cell/>
          <table:table-cell office:value-type="float" office:value="4855" calcext:value-type="float">
            <text:p>4855</text:p>
          </table:table-cell>
          <table:table-cell/>
          <table:table-cell office:value-type="float" office:value="8.13910090573763" calcext:value-type="float">
            <text:p>8.13910090573763</text:p>
          </table:table-cell>
        </table:table-row>
        <table:table-row table:style-name="ro1">
          <table:table-cell table:number-columns-repeated="2"/>
          <table:table-cell office:value-type="float" office:value="8.19100637727698" calcext:value-type="float">
            <text:p>8.19100637727698</text:p>
          </table:table-cell>
          <table:table-cell office:value-type="float" office:value="6.04203092234102" calcext:value-type="float">
            <text:p>6.04203092234102</text:p>
          </table:table-cell>
          <table:table-cell office:value-type="float" office:value="63.5779438164539" calcext:value-type="float">
            <text:p>63.5779438164539</text:p>
          </table:table-cell>
          <table:table-cell table:number-columns-repeated="2"/>
          <table:table-cell office:value-type="float" office:value="1.46180526083906" calcext:value-type="float">
            <text:p>1.46180526083906</text:p>
          </table:table-cell>
          <table:table-cell/>
          <table:table-cell office:value-type="float" office:value="-0.0258501318638174" calcext:value-type="float">
            <text:p>-0.025850131863817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8.19100637727698" calcext:value-type="float">
            <text:p>8.19100637727698</text:p>
          </table:table-cell>
        </table:table-row>
        <table:table-row table:style-name="ro1">
          <table:table-cell table:number-columns-repeated="2"/>
          <table:table-cell office:value-type="float" office:value="8.21631435059928" calcext:value-type="float">
            <text:p>8.21631435059928</text:p>
          </table:table-cell>
          <table:table-cell office:value-type="float" office:value="6.04598908578142" calcext:value-type="float">
            <text:p>6.04598908578142</text:p>
          </table:table-cell>
          <table:table-cell office:value-type="float" office:value="64.035775126453" calcext:value-type="float">
            <text:p>64.035775126453</text:p>
          </table:table-cell>
          <table:table-cell table:number-columns-repeated="2"/>
          <table:table-cell office:value-type="float" office:value="4.00903538972226" calcext:value-type="float">
            <text:p>4.00903538972226</text:p>
          </table:table-cell>
          <table:table-cell/>
          <table:table-cell office:value-type="float" office:value="-0.030952561637756" calcext:value-type="float">
            <text:p>-0.030952561637756</text:p>
          </table:table-cell>
          <table:table-cell/>
          <table:table-cell office:value-type="float" office:value="4039" calcext:value-type="float">
            <text:p>4039</text:p>
          </table:table-cell>
          <table:table-cell/>
          <table:table-cell office:value-type="float" office:value="8.21631435059928" calcext:value-type="float">
            <text:p>8.21631435059928</text:p>
          </table:table-cell>
        </table:table-row>
        <table:table-row table:style-name="ro1">
          <table:table-cell table:number-columns-repeated="2"/>
          <table:table-cell office:value-type="float" office:value="8.22395246611934" calcext:value-type="float">
            <text:p>8.22395246611934</text:p>
          </table:table-cell>
          <table:table-cell office:value-type="float" office:value="6.06610308405956" calcext:value-type="float">
            <text:p>6.06610308405956</text:p>
          </table:table-cell>
          <table:table-cell office:value-type="float" office:value="65.6001261114736" calcext:value-type="float">
            <text:p>65.6001261114736</text:p>
          </table:table-cell>
          <table:table-cell table:number-columns-repeated="2"/>
          <table:table-cell office:value-type="float" office:value="2.16314883182132" calcext:value-type="float">
            <text:p>2.16314883182132</text:p>
          </table:table-cell>
          <table:table-cell/>
          <table:table-cell office:value-type="float" office:value="0.144639585475873" calcext:value-type="float">
            <text:p>0.144639585475873</text:p>
          </table:table-cell>
          <table:table-cell/>
          <table:table-cell office:value-type="float" office:value="2629" calcext:value-type="float">
            <text:p>2629</text:p>
          </table:table-cell>
          <table:table-cell/>
          <table:table-cell office:value-type="float" office:value="8.22395246611934" calcext:value-type="float">
            <text:p>8.22395246611934</text:p>
          </table:table-cell>
        </table:table-row>
        <table:table-row table:style-name="ro1">
          <table:table-cell table:number-columns-repeated="2"/>
          <table:table-cell office:value-type="float" office:value="8.22776146092939" calcext:value-type="float">
            <text:p>8.22776146092939</text:p>
          </table:table-cell>
          <table:table-cell office:value-type="float" office:value="6.08272408695986" calcext:value-type="float">
            <text:p>6.08272408695986</text:p>
          </table:table-cell>
          <table:table-cell office:value-type="float" office:value="67.6792388996517" calcext:value-type="float">
            <text:p>67.6792388996517</text:p>
          </table:table-cell>
          <table:table-cell table:number-columns-repeated="2"/>
          <table:table-cell office:value-type="float" office:value="4.20917850303032" calcext:value-type="float">
            <text:p>4.20917850303032</text:p>
          </table:table-cell>
          <table:table-cell/>
          <table:table-cell office:value-type="float" office:value="-0.599615496521407" calcext:value-type="float">
            <text:p>-0.599615496521407</text:p>
          </table:table-cell>
          <table:table-cell/>
          <table:table-cell office:value-type="float" office:value="3940" calcext:value-type="float">
            <text:p>3940</text:p>
          </table:table-cell>
          <table:table-cell/>
          <table:table-cell office:value-type="float" office:value="8.22776146092939" calcext:value-type="float">
            <text:p>8.22776146092939</text:p>
          </table:table-cell>
        </table:table-row>
        <table:table-row table:style-name="ro1">
          <table:table-cell table:number-columns-repeated="2"/>
          <table:table-cell office:value-type="float" office:value="8.24907747621628" calcext:value-type="float">
            <text:p>8.24907747621628</text:p>
          </table:table-cell>
          <table:table-cell office:value-type="float" office:value="6.08678422302014" calcext:value-type="float">
            <text:p>6.08678422302014</text:p>
          </table:table-cell>
          <table:table-cell office:value-type="float" office:value="67.8457702775868" calcext:value-type="float">
            <text:p>67.8457702775868</text:p>
          </table:table-cell>
          <table:table-cell table:number-columns-repeated="2"/>
          <table:table-cell office:value-type="float" office:value="3.87945305296426" calcext:value-type="float">
            <text:p>3.87945305296426</text:p>
          </table:table-cell>
          <table:table-cell/>
          <table:table-cell office:value-type="float" office:value="-0.127637095534786" calcext:value-type="float">
            <text:p>-0.127637095534786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8.24907747621628" calcext:value-type="float">
            <text:p>8.24907747621628</text:p>
          </table:table-cell>
        </table:table-row>
        <table:table-row table:style-name="ro1">
          <table:table-cell table:number-columns-repeated="2"/>
          <table:table-cell office:value-type="float" office:value="8.32178615346777" calcext:value-type="float">
            <text:p>8.32178615346777</text:p>
          </table:table-cell>
          <table:table-cell office:value-type="float" office:value="6.10681267738166" calcext:value-type="float">
            <text:p>6.10681267738166</text:p>
          </table:table-cell>
          <table:table-cell office:value-type="float" office:value="68.2325636178789" calcext:value-type="float">
            <text:p>68.2325636178789</text:p>
          </table:table-cell>
          <table:table-cell table:number-columns-repeated="2"/>
          <table:table-cell office:value-type="float" office:value="3.05068772002155" calcext:value-type="float">
            <text:p>3.05068772002155</text:p>
          </table:table-cell>
          <table:table-cell/>
          <table:table-cell office:value-type="float" office:value="-0.598442217685144" calcext:value-type="float">
            <text:p>-0.598442217685144</text:p>
          </table:table-cell>
          <table:table-cell/>
          <table:table-cell office:value-type="float" office:value="4336" calcext:value-type="float">
            <text:p>4336</text:p>
          </table:table-cell>
          <table:table-cell/>
          <table:table-cell office:value-type="float" office:value="8.32178615346777" calcext:value-type="float">
            <text:p>8.32178615346777</text:p>
          </table:table-cell>
        </table:table-row>
        <table:table-row table:style-name="ro1">
          <table:table-cell table:number-columns-repeated="2"/>
          <table:table-cell office:value-type="float" office:value="8.35395291623321" calcext:value-type="float">
            <text:p>8.35395291623321</text:p>
          </table:table-cell>
          <table:table-cell office:value-type="float" office:value="6.13341107745375" calcext:value-type="float">
            <text:p>6.13341107745375</text:p>
          </table:table-cell>
          <table:table-cell office:value-type="float" office:value="70.8114735267332" calcext:value-type="float">
            <text:p>70.8114735267332</text:p>
          </table:table-cell>
          <table:table-cell table:number-columns-repeated="2"/>
          <table:table-cell office:value-type="float" office:value="100.110809051107" calcext:value-type="float">
            <text:p>100.110809051107</text:p>
          </table:table-cell>
          <table:table-cell/>
          <table:table-cell office:value-type="float" office:value="-5.30935714210859" calcext:value-type="float">
            <text:p>-5.30935714210859</text:p>
          </table:table-cell>
          <table:table-cell/>
          <table:table-cell office:value-type="float" office:value="44236" calcext:value-type="float">
            <text:p>44236</text:p>
          </table:table-cell>
          <table:table-cell/>
          <table:table-cell office:value-type="float" office:value="8.35395291623321" calcext:value-type="float">
            <text:p>8.35395291623321</text:p>
          </table:table-cell>
        </table:table-row>
        <table:table-row table:style-name="ro1">
          <table:table-cell table:number-columns-repeated="2"/>
          <table:table-cell office:value-type="float" office:value="8.35439882127681" calcext:value-type="float">
            <text:p>8.35439882127681</text:p>
          </table:table-cell>
          <table:table-cell office:value-type="float" office:value="6.14095426476901" calcext:value-type="float">
            <text:p>6.14095426476901</text:p>
          </table:table-cell>
          <table:table-cell office:value-type="float" office:value="71.4760222841249" calcext:value-type="float">
            <text:p>71.4760222841249</text:p>
          </table:table-cell>
          <table:table-cell table:number-columns-repeated="2"/>
          <table:table-cell office:value-type="float" office:value="100.099725066678" calcext:value-type="float">
            <text:p>100.099725066678</text:p>
          </table:table-cell>
          <table:table-cell/>
          <table:table-cell office:value-type="float" office:value="-6.01127515854131" calcext:value-type="float">
            <text:p>-6.01127515854131</text:p>
          </table:table-cell>
          <table:table-cell/>
          <table:table-cell office:value-type="float" office:value="49190" calcext:value-type="float">
            <text:p>49190</text:p>
          </table:table-cell>
          <table:table-cell/>
          <table:table-cell office:value-type="float" office:value="8.35439882127681" calcext:value-type="float">
            <text:p>8.35439882127681</text:p>
          </table:table-cell>
        </table:table-row>
        <table:table-row table:style-name="ro1">
          <table:table-cell table:number-columns-repeated="2"/>
          <table:table-cell office:value-type="float" office:value="8.36613382472052" calcext:value-type="float">
            <text:p>8.36613382472052</text:p>
          </table:table-cell>
          <table:table-cell office:value-type="float" office:value="6.15060799975052" calcext:value-type="float">
            <text:p>6.15060799975052</text:p>
          </table:table-cell>
          <table:table-cell office:value-type="float" office:value="73.5177894422314" calcext:value-type="float">
            <text:p>73.5177894422314</text:p>
          </table:table-cell>
          <table:table-cell table:number-columns-repeated="2"/>
          <table:table-cell office:value-type="float" office:value="1.73340386637364" calcext:value-type="float">
            <text:p>1.73340386637364</text:p>
          </table:table-cell>
          <table:table-cell/>
          <table:table-cell office:value-type="float" office:value="-0.0350060300727197" calcext:value-type="float">
            <text:p>-0.03500603007272</text:p>
          </table:table-cell>
          <table:table-cell/>
          <table:table-cell office:value-type="float" office:value="2222" calcext:value-type="float">
            <text:p>2222</text:p>
          </table:table-cell>
          <table:table-cell/>
          <table:table-cell office:value-type="float" office:value="8.36613382472052" calcext:value-type="float">
            <text:p>8.36613382472052</text:p>
          </table:table-cell>
        </table:table-row>
        <table:table-row table:style-name="ro1">
          <table:table-cell table:number-columns-repeated="2"/>
          <table:table-cell office:value-type="float" office:value="8.40551955785245" calcext:value-type="float">
            <text:p>8.40551955785245</text:p>
          </table:table-cell>
          <table:table-cell office:value-type="float" office:value="6.15074903801018" calcext:value-type="float">
            <text:p>6.15074903801018</text:p>
          </table:table-cell>
          <table:table-cell office:value-type="float" office:value="74.8122219987288" calcext:value-type="float">
            <text:p>74.8122219987288</text:p>
          </table:table-cell>
          <table:table-cell table:number-columns-repeated="2"/>
          <table:table-cell office:value-type="float" office:value="1.89698511722974" calcext:value-type="float">
            <text:p>1.89698511722974</text:p>
          </table:table-cell>
          <table:table-cell/>
          <table:table-cell office:value-type="float" office:value="0.0726182836791367" calcext:value-type="float">
            <text:p>0.072618283679137</text:p>
          </table:table-cell>
          <table:table-cell/>
          <table:table-cell office:value-type="float" office:value="1771" calcext:value-type="float">
            <text:p>1771</text:p>
          </table:table-cell>
          <table:table-cell/>
          <table:table-cell office:value-type="float" office:value="8.40551955785245" calcext:value-type="float">
            <text:p>8.40551955785245</text:p>
          </table:table-cell>
        </table:table-row>
        <table:table-row table:style-name="ro1">
          <table:table-cell table:number-columns-repeated="2"/>
          <table:table-cell office:value-type="float" office:value="8.42548297470346" calcext:value-type="float">
            <text:p>8.42548297470346</text:p>
          </table:table-cell>
          <table:table-cell office:value-type="float" office:value="6.17973492209479" calcext:value-type="float">
            <text:p>6.17973492209479</text:p>
          </table:table-cell>
          <table:table-cell office:value-type="float" office:value="74.9529000166455" calcext:value-type="float">
            <text:p>74.9529000166455</text:p>
          </table:table-cell>
          <table:table-cell table:number-columns-repeated="2"/>
          <table:table-cell office:value-type="float" office:value="1.38086149242316" calcext:value-type="float">
            <text:p>1.38086149242316</text:p>
          </table:table-cell>
          <table:table-cell/>
          <table:table-cell office:value-type="float" office:value="-0.136894130584734" calcext:value-type="float">
            <text:p>-0.136894130584734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.42548297470346" calcext:value-type="float">
            <text:p>8.42548297470346</text:p>
          </table:table-cell>
        </table:table-row>
        <table:table-row table:style-name="ro1">
          <table:table-cell table:number-columns-repeated="2"/>
          <table:table-cell office:value-type="float" office:value="8.48131123916728" calcext:value-type="float">
            <text:p>8.48131123916728</text:p>
          </table:table-cell>
          <table:table-cell office:value-type="float" office:value="6.20715611148146" calcext:value-type="float">
            <text:p>6.20715611148146</text:p>
          </table:table-cell>
          <table:table-cell office:value-type="float" office:value="75.2213326659453" calcext:value-type="float">
            <text:p>75.2213326659453</text:p>
          </table:table-cell>
          <table:table-cell table:number-columns-repeated="2"/>
          <table:table-cell office:value-type="float" office:value="100.098747832347" calcext:value-type="float">
            <text:p>100.098747832347</text:p>
          </table:table-cell>
          <table:table-cell/>
          <table:table-cell office:value-type="float" office:value="-1.8731437622618" calcext:value-type="float">
            <text:p>-1.8731437622618</text:p>
          </table:table-cell>
          <table:table-cell/>
          <table:table-cell office:value-type="float" office:value="47934" calcext:value-type="float">
            <text:p>47934</text:p>
          </table:table-cell>
          <table:table-cell/>
          <table:table-cell office:value-type="float" office:value="8.48131123916728" calcext:value-type="float">
            <text:p>8.48131123916728</text:p>
          </table:table-cell>
        </table:table-row>
        <table:table-row table:style-name="ro1">
          <table:table-cell table:number-columns-repeated="2"/>
          <table:table-cell office:value-type="float" office:value="8.48735089961887" calcext:value-type="float">
            <text:p>8.48735089961887</text:p>
          </table:table-cell>
          <table:table-cell office:value-type="float" office:value="6.24981821276992" calcext:value-type="float">
            <text:p>6.24981821276992</text:p>
          </table:table-cell>
          <table:table-cell office:value-type="float" office:value="75.2254813048404" calcext:value-type="float">
            <text:p>75.2254813048404</text:p>
          </table:table-cell>
          <table:table-cell table:number-columns-repeated="2"/>
          <table:table-cell office:value-type="float" office:value="3.90118624229321" calcext:value-type="float">
            <text:p>3.90118624229321</text:p>
          </table:table-cell>
          <table:table-cell/>
          <table:table-cell office:value-type="float" office:value="-0.121034125836307" calcext:value-type="float">
            <text:p>-0.121034125836307</text:p>
          </table:table-cell>
          <table:table-cell/>
          <table:table-cell office:value-type="float" office:value="3065" calcext:value-type="float">
            <text:p>3065</text:p>
          </table:table-cell>
          <table:table-cell/>
          <table:table-cell office:value-type="float" office:value="8.48735089961887" calcext:value-type="float">
            <text:p>8.48735089961887</text:p>
          </table:table-cell>
        </table:table-row>
        <table:table-row table:style-name="ro1">
          <table:table-cell table:number-columns-repeated="2"/>
          <table:table-cell office:value-type="float" office:value="8.53231546873472" calcext:value-type="float">
            <text:p>8.53231546873472</text:p>
          </table:table-cell>
          <table:table-cell office:value-type="float" office:value="6.25656976561194" calcext:value-type="float">
            <text:p>6.25656976561194</text:p>
          </table:table-cell>
          <table:table-cell office:value-type="float" office:value="75.6021829608163" calcext:value-type="float">
            <text:p>75.6021829608163</text:p>
          </table:table-cell>
          <table:table-cell table:number-columns-repeated="2"/>
          <table:table-cell office:value-type="float" office:value="5.29829935536093" calcext:value-type="float">
            <text:p>5.29829935536093</text:p>
          </table:table-cell>
          <table:table-cell/>
          <table:table-cell office:value-type="float" office:value="-0.332106837012037" calcext:value-type="float">
            <text:p>-0.332106837012037</text:p>
          </table:table-cell>
          <table:table-cell/>
          <table:table-cell office:value-type="float" office:value="7338" calcext:value-type="float">
            <text:p>7338</text:p>
          </table:table-cell>
          <table:table-cell/>
          <table:table-cell office:value-type="float" office:value="8.53231546873472" calcext:value-type="float">
            <text:p>8.53231546873472</text:p>
          </table:table-cell>
        </table:table-row>
        <table:table-row table:style-name="ro1">
          <table:table-cell table:number-columns-repeated="2"/>
          <table:table-cell office:value-type="float" office:value="8.54947716346014" calcext:value-type="float">
            <text:p>8.54947716346014</text:p>
          </table:table-cell>
          <table:table-cell office:value-type="float" office:value="6.27073081771148" calcext:value-type="float">
            <text:p>6.27073081771148</text:p>
          </table:table-cell>
          <table:table-cell office:value-type="float" office:value="75.6118082765317" calcext:value-type="float">
            <text:p>75.6118082765317</text:p>
          </table:table-cell>
          <table:table-cell table:number-columns-repeated="2"/>
          <table:table-cell office:value-type="float" office:value="98.1841084043881" calcext:value-type="float">
            <text:p>98.1841084043881</text:p>
          </table:table-cell>
          <table:table-cell/>
          <table:table-cell office:value-type="float" office:value="-2.28408146143316" calcext:value-type="float">
            <text:p>-2.28408146143316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8.54947716346014" calcext:value-type="float">
            <text:p>8.54947716346014</text:p>
          </table:table-cell>
        </table:table-row>
        <table:table-row table:style-name="ro1">
          <table:table-cell table:number-columns-repeated="2"/>
          <table:table-cell office:value-type="float" office:value="8.55708467852541" calcext:value-type="float">
            <text:p>8.55708467852541</text:p>
          </table:table-cell>
          <table:table-cell office:value-type="float" office:value="6.27396352139049" calcext:value-type="float">
            <text:p>6.27396352139049</text:p>
          </table:table-cell>
          <table:table-cell office:value-type="float" office:value="77.1414305644702" calcext:value-type="float">
            <text:p>77.1414305644702</text:p>
          </table:table-cell>
          <table:table-cell table:number-columns-repeated="2"/>
          <table:table-cell office:value-type="float" office:value="3.72961110688653" calcext:value-type="float">
            <text:p>3.72961110688653</text:p>
          </table:table-cell>
          <table:table-cell/>
          <table:table-cell office:value-type="float" office:value="-0.188955333448792" calcext:value-type="float">
            <text:p>-0.188955333448792</text:p>
          </table:table-cell>
          <table:table-cell/>
          <table:table-cell office:value-type="float" office:value="6150" calcext:value-type="float">
            <text:p>6150</text:p>
          </table:table-cell>
          <table:table-cell/>
          <table:table-cell office:value-type="float" office:value="8.55708467852541" calcext:value-type="float">
            <text:p>8.55708467852541</text:p>
          </table:table-cell>
        </table:table-row>
        <table:table-row table:style-name="ro1">
          <table:table-cell table:number-columns-repeated="2"/>
          <table:table-cell office:value-type="float" office:value="8.59333491925548" calcext:value-type="float">
            <text:p>8.59333491925548</text:p>
          </table:table-cell>
          <table:table-cell office:value-type="float" office:value="6.29441674797899" calcext:value-type="float">
            <text:p>6.29441674797899</text:p>
          </table:table-cell>
          <table:table-cell office:value-type="float" office:value="77.2377965295449" calcext:value-type="float">
            <text:p>77.2377965295449</text:p>
          </table:table-cell>
          <table:table-cell table:number-columns-repeated="2"/>
          <table:table-cell office:value-type="float" office:value="8.97823030588192" calcext:value-type="float">
            <text:p>8.97823030588192</text:p>
          </table:table-cell>
          <table:table-cell/>
          <table:table-cell office:value-type="float" office:value="-0.783058091025009" calcext:value-type="float">
            <text:p>-0.783058091025009</text:p>
          </table:table-cell>
          <table:table-cell/>
          <table:table-cell office:value-type="float" office:value="7594" calcext:value-type="float">
            <text:p>7594</text:p>
          </table:table-cell>
          <table:table-cell/>
          <table:table-cell office:value-type="float" office:value="8.59333491925548" calcext:value-type="float">
            <text:p>8.59333491925548</text:p>
          </table:table-cell>
        </table:table-row>
        <table:table-row table:style-name="ro1">
          <table:table-cell table:number-columns-repeated="2"/>
          <table:table-cell office:value-type="float" office:value="8.59441102214431" calcext:value-type="float">
            <text:p>8.59441102214431</text:p>
          </table:table-cell>
          <table:table-cell office:value-type="float" office:value="6.31730119549112" calcext:value-type="float">
            <text:p>6.31730119549112</text:p>
          </table:table-cell>
          <table:table-cell office:value-type="float" office:value="77.6884574882152" calcext:value-type="float">
            <text:p>77.6884574882152</text:p>
          </table:table-cell>
          <table:table-cell table:number-columns-repeated="2"/>
          <table:table-cell office:value-type="float" office:value="4.58710621663259" calcext:value-type="float">
            <text:p>4.58710621663259</text:p>
          </table:table-cell>
          <table:table-cell/>
          <table:table-cell office:value-type="float" office:value="-0.412662337358231" calcext:value-type="float">
            <text:p>-0.412662337358231</text:p>
          </table:table-cell>
          <table:table-cell/>
          <table:table-cell office:value-type="float" office:value="5496" calcext:value-type="float">
            <text:p>5496</text:p>
          </table:table-cell>
          <table:table-cell/>
          <table:table-cell office:value-type="float" office:value="8.59441102214431" calcext:value-type="float">
            <text:p>8.59441102214431</text:p>
          </table:table-cell>
        </table:table-row>
        <table:table-row table:style-name="ro1">
          <table:table-cell table:number-columns-repeated="2"/>
          <table:table-cell office:value-type="float" office:value="8.66824300158614" calcext:value-type="float">
            <text:p>8.66824300158614</text:p>
          </table:table-cell>
          <table:table-cell office:value-type="float" office:value="6.3901320295536" calcext:value-type="float">
            <text:p>6.3901320295536</text:p>
          </table:table-cell>
          <table:table-cell office:value-type="float" office:value="78.2219547111832" calcext:value-type="float">
            <text:p>78.2219547111832</text:p>
          </table:table-cell>
          <table:table-cell table:number-columns-repeated="2"/>
          <table:table-cell office:value-type="float" office:value="3.11551084193011" calcext:value-type="float">
            <text:p>3.11551084193011</text:p>
          </table:table-cell>
          <table:table-cell/>
          <table:table-cell office:value-type="float" office:value="-0.379691263521403" calcext:value-type="float">
            <text:p>-0.379691263521403</text:p>
          </table:table-cell>
          <table:table-cell/>
          <table:table-cell office:value-type="float" office:value="3470" calcext:value-type="float">
            <text:p>3470</text:p>
          </table:table-cell>
          <table:table-cell/>
          <table:table-cell office:value-type="float" office:value="8.66824300158614" calcext:value-type="float">
            <text:p>8.66824300158614</text:p>
          </table:table-cell>
        </table:table-row>
        <table:table-row table:style-name="ro1">
          <table:table-cell table:number-columns-repeated="2"/>
          <table:table-cell office:value-type="float" office:value="8.66839369440402" calcext:value-type="float">
            <text:p>8.66839369440402</text:p>
          </table:table-cell>
          <table:table-cell office:value-type="float" office:value="6.39615431805098" calcext:value-type="float">
            <text:p>6.39615431805098</text:p>
          </table:table-cell>
          <table:table-cell office:value-type="float" office:value="79.2520806138984" calcext:value-type="float">
            <text:p>79.2520806138984</text:p>
          </table:table-cell>
          <table:table-cell table:number-columns-repeated="2"/>
          <table:table-cell office:value-type="float" office:value="100.097777795814" calcext:value-type="float">
            <text:p>100.097777795814</text:p>
          </table:table-cell>
          <table:table-cell/>
          <table:table-cell office:value-type="float" office:value="-2.53292921017513" calcext:value-type="float">
            <text:p>-2.53292921017513</text:p>
          </table:table-cell>
          <table:table-cell/>
          <table:table-cell office:value-type="float" office:value="47585" calcext:value-type="float">
            <text:p>47585</text:p>
          </table:table-cell>
          <table:table-cell/>
          <table:table-cell office:value-type="float" office:value="8.66839369440402" calcext:value-type="float">
            <text:p>8.66839369440402</text:p>
          </table:table-cell>
        </table:table-row>
        <table:table-row table:style-name="ro1">
          <table:table-cell table:number-columns-repeated="2"/>
          <table:table-cell office:value-type="float" office:value="8.69930560844636" calcext:value-type="float">
            <text:p>8.69930560844636</text:p>
          </table:table-cell>
          <table:table-cell office:value-type="float" office:value="6.4110979399542" calcext:value-type="float">
            <text:p>6.4110979399542</text:p>
          </table:table-cell>
          <table:table-cell office:value-type="float" office:value="80.5061002274029" calcext:value-type="float">
            <text:p>80.5061002274029</text:p>
          </table:table-cell>
          <table:table-cell table:number-columns-repeated="2"/>
          <table:table-cell office:value-type="float" office:value="5.79564122778915" calcext:value-type="float">
            <text:p>5.79564122778915</text:p>
          </table:table-cell>
          <table:table-cell/>
          <table:table-cell office:value-type="float" office:value="-0.333874996110403" calcext:value-type="float">
            <text:p>-0.333874996110403</text:p>
          </table:table-cell>
          <table:table-cell/>
          <table:table-cell office:value-type="float" office:value="6654" calcext:value-type="float">
            <text:p>6654</text:p>
          </table:table-cell>
          <table:table-cell/>
          <table:table-cell office:value-type="float" office:value="8.69930560844636" calcext:value-type="float">
            <text:p>8.69930560844636</text:p>
          </table:table-cell>
        </table:table-row>
        <table:table-row table:style-name="ro1">
          <table:table-cell table:number-columns-repeated="2"/>
          <table:table-cell office:value-type="float" office:value="8.80013068619045" calcext:value-type="float">
            <text:p>8.80013068619045</text:p>
          </table:table-cell>
          <table:table-cell office:value-type="float" office:value="6.41338372483811" calcext:value-type="float">
            <text:p>6.41338372483811</text:p>
          </table:table-cell>
          <table:table-cell office:value-type="float" office:value="80.885039445288" calcext:value-type="float">
            <text:p>80.885039445288</text:p>
          </table:table-cell>
          <table:table-cell table:number-columns-repeated="2"/>
          <table:table-cell office:value-type="float" office:value="3.63920732565367" calcext:value-type="float">
            <text:p>3.63920732565367</text:p>
          </table:table-cell>
          <table:table-cell/>
          <table:table-cell office:value-type="float" office:value="-0.52484321123606" calcext:value-type="float">
            <text:p>-0.52484321123606</text:p>
          </table:table-cell>
          <table:table-cell/>
          <table:table-cell office:value-type="float" office:value="5646" calcext:value-type="float">
            <text:p>5646</text:p>
          </table:table-cell>
          <table:table-cell/>
          <table:table-cell office:value-type="float" office:value="8.80013068619045" calcext:value-type="float">
            <text:p>8.80013068619045</text:p>
          </table:table-cell>
        </table:table-row>
        <table:table-row table:style-name="ro1">
          <table:table-cell table:number-columns-repeated="2"/>
          <table:table-cell office:value-type="float" office:value="8.84471275387697" calcext:value-type="float">
            <text:p>8.84471275387697</text:p>
          </table:table-cell>
          <table:table-cell office:value-type="float" office:value="6.43180827547565" calcext:value-type="float">
            <text:p>6.43180827547565</text:p>
          </table:table-cell>
          <table:table-cell office:value-type="float" office:value="81.2332102049283" calcext:value-type="float">
            <text:p>81.2332102049283</text:p>
          </table:table-cell>
          <table:table-cell table:number-columns-repeated="2"/>
          <table:table-cell office:value-type="float" office:value="100.105091134527" calcext:value-type="float">
            <text:p>100.105091134527</text:p>
          </table:table-cell>
          <table:table-cell/>
          <table:table-cell office:value-type="float" office:value="-4.9710796899813" calcext:value-type="float">
            <text:p>-4.9710796899813</text:p>
          </table:table-cell>
          <table:table-cell/>
          <table:table-cell office:value-type="float" office:value="47848" calcext:value-type="float">
            <text:p>47848</text:p>
          </table:table-cell>
          <table:table-cell/>
          <table:table-cell office:value-type="float" office:value="8.84471275387697" calcext:value-type="float">
            <text:p>8.84471275387697</text:p>
          </table:table-cell>
        </table:table-row>
        <table:table-row table:style-name="ro1">
          <table:table-cell table:number-columns-repeated="2"/>
          <table:table-cell office:value-type="float" office:value="8.92871531907591" calcext:value-type="float">
            <text:p>8.92871531907591</text:p>
          </table:table-cell>
          <table:table-cell office:value-type="float" office:value="6.44007736910802" calcext:value-type="float">
            <text:p>6.44007736910802</text:p>
          </table:table-cell>
          <table:table-cell office:value-type="float" office:value="81.5037005622661" calcext:value-type="float">
            <text:p>81.5037005622661</text:p>
          </table:table-cell>
          <table:table-cell table:number-columns-repeated="2"/>
          <table:table-cell office:value-type="float" office:value="5.95624357275146" calcext:value-type="float">
            <text:p>5.95624357275146</text:p>
          </table:table-cell>
          <table:table-cell/>
          <table:table-cell office:value-type="float" office:value="-0.670366240529261" calcext:value-type="float">
            <text:p>-0.670366240529261</text:p>
          </table:table-cell>
          <table:table-cell/>
          <table:table-cell office:value-type="float" office:value="27452" calcext:value-type="float">
            <text:p>27452</text:p>
          </table:table-cell>
          <table:table-cell/>
          <table:table-cell office:value-type="float" office:value="8.92871531907591" calcext:value-type="float">
            <text:p>8.92871531907591</text:p>
          </table:table-cell>
        </table:table-row>
        <table:table-row table:style-name="ro1">
          <table:table-cell table:number-columns-repeated="2"/>
          <table:table-cell office:value-type="float" office:value="8.96501567684031" calcext:value-type="float">
            <text:p>8.96501567684031</text:p>
          </table:table-cell>
          <table:table-cell office:value-type="float" office:value="6.57560616813681" calcext:value-type="float">
            <text:p>6.57560616813681</text:p>
          </table:table-cell>
          <table:table-cell office:value-type="float" office:value="81.7874717397928" calcext:value-type="float">
            <text:p>81.7874717397928</text:p>
          </table:table-cell>
          <table:table-cell table:number-columns-repeated="2"/>
          <table:table-cell office:value-type="float" office:value="100.098724175777" calcext:value-type="float">
            <text:p>100.098724175777</text:p>
          </table:table-cell>
          <table:table-cell/>
          <table:table-cell office:value-type="float" office:value="-4.18745079881324" calcext:value-type="float">
            <text:p>-4.18745079881324</text:p>
          </table:table-cell>
          <table:table-cell/>
          <table:table-cell office:value-type="float" office:value="49831" calcext:value-type="float">
            <text:p>49831</text:p>
          </table:table-cell>
          <table:table-cell/>
          <table:table-cell office:value-type="float" office:value="8.96501567684031" calcext:value-type="float">
            <text:p>8.96501567684031</text:p>
          </table:table-cell>
        </table:table-row>
        <table:table-row table:style-name="ro1">
          <table:table-cell table:number-columns-repeated="2"/>
          <table:table-cell office:value-type="float" office:value="8.97076955859103" calcext:value-type="float">
            <text:p>8.97076955859103</text:p>
          </table:table-cell>
          <table:table-cell office:value-type="float" office:value="6.60541962706024" calcext:value-type="float">
            <text:p>6.60541962706024</text:p>
          </table:table-cell>
          <table:table-cell office:value-type="float" office:value="82.0118384543995" calcext:value-type="float">
            <text:p>82.0118384543995</text:p>
          </table:table-cell>
          <table:table-cell table:number-columns-repeated="2"/>
          <table:table-cell office:value-type="float" office:value="100.106249291096" calcext:value-type="float">
            <text:p>100.106249291096</text:p>
          </table:table-cell>
          <table:table-cell/>
          <table:table-cell office:value-type="float" office:value="-5.63403596874068" calcext:value-type="float">
            <text:p>-5.63403596874068</text:p>
          </table:table-cell>
          <table:table-cell/>
          <table:table-cell office:value-type="float" office:value="46546" calcext:value-type="float">
            <text:p>46546</text:p>
          </table:table-cell>
          <table:table-cell/>
          <table:table-cell office:value-type="float" office:value="8.97076955859103" calcext:value-type="float">
            <text:p>8.97076955859103</text:p>
          </table:table-cell>
        </table:table-row>
        <table:table-row table:style-name="ro1">
          <table:table-cell table:number-columns-repeated="2"/>
          <table:table-cell office:value-type="float" office:value="8.97749666427733" calcext:value-type="float">
            <text:p>8.97749666427733</text:p>
          </table:table-cell>
          <table:table-cell office:value-type="float" office:value="6.69086767233839" calcext:value-type="float">
            <text:p>6.69086767233839</text:p>
          </table:table-cell>
          <table:table-cell office:value-type="float" office:value="82.4312486039917" calcext:value-type="float">
            <text:p>82.4312486039917</text:p>
          </table:table-cell>
          <table:table-cell table:number-columns-repeated="2"/>
          <table:table-cell office:value-type="float" office:value="100.101912462319" calcext:value-type="float">
            <text:p>100.101912462319</text:p>
          </table:table-cell>
          <table:table-cell/>
          <table:table-cell office:value-type="float" office:value="-3.16148589116801" calcext:value-type="float">
            <text:p>-3.16148589116801</text:p>
          </table:table-cell>
          <table:table-cell/>
          <table:table-cell office:value-type="float" office:value="48379" calcext:value-type="float">
            <text:p>48379</text:p>
          </table:table-cell>
          <table:table-cell/>
          <table:table-cell office:value-type="float" office:value="8.97749666427733" calcext:value-type="float">
            <text:p>8.97749666427733</text:p>
          </table:table-cell>
        </table:table-row>
        <table:table-row table:style-name="ro1">
          <table:table-cell table:number-columns-repeated="2"/>
          <table:table-cell office:value-type="float" office:value="8.97823030588192" calcext:value-type="float">
            <text:p>8.97823030588192</text:p>
          </table:table-cell>
          <table:table-cell office:value-type="float" office:value="6.69408231857843" calcext:value-type="float">
            <text:p>6.69408231857843</text:p>
          </table:table-cell>
          <table:table-cell office:value-type="float" office:value="82.4958178496048" calcext:value-type="float">
            <text:p>82.4958178496048</text:p>
          </table:table-cell>
          <table:table-cell table:number-columns-repeated="2"/>
          <table:table-cell office:value-type="float" office:value="1.90964615729476" calcext:value-type="float">
            <text:p>1.90964615729476</text:p>
          </table:table-cell>
          <table:table-cell/>
          <table:table-cell office:value-type="float" office:value="0.227678638342034" calcext:value-type="float">
            <text:p>0.227678638342034</text:p>
          </table:table-cell>
          <table:table-cell/>
          <table:table-cell office:value-type="float" office:value="1699" calcext:value-type="float">
            <text:p>1699</text:p>
          </table:table-cell>
          <table:table-cell/>
          <table:table-cell office:value-type="float" office:value="8.97823030588192" calcext:value-type="float">
            <text:p>8.97823030588192</text:p>
          </table:table-cell>
        </table:table-row>
        <table:table-row table:style-name="ro1">
          <table:table-cell table:number-columns-repeated="2"/>
          <table:table-cell office:value-type="float" office:value="8.97848843261759" calcext:value-type="float">
            <text:p>8.97848843261759</text:p>
          </table:table-cell>
          <table:table-cell office:value-type="float" office:value="6.70997558768265" calcext:value-type="float">
            <text:p>6.70997558768265</text:p>
          </table:table-cell>
          <table:table-cell office:value-type="float" office:value="82.8757101483531" calcext:value-type="float">
            <text:p>82.8757101483531</text:p>
          </table:table-cell>
          <table:table-cell table:number-columns-repeated="2"/>
          <table:table-cell office:value-type="float" office:value="2.43707555272704" calcext:value-type="float">
            <text:p>2.43707555272704</text:p>
          </table:table-cell>
          <table:table-cell/>
          <table:table-cell office:value-type="float" office:value="-0.125916820489498" calcext:value-type="float">
            <text:p>-0.125916820489498</text:p>
          </table:table-cell>
          <table:table-cell/>
          <table:table-cell office:value-type="float" office:value="10240" calcext:value-type="float">
            <text:p>10240</text:p>
          </table:table-cell>
          <table:table-cell/>
          <table:table-cell office:value-type="float" office:value="8.97848843261759" calcext:value-type="float">
            <text:p>8.97848843261759</text:p>
          </table:table-cell>
        </table:table-row>
        <table:table-row table:style-name="ro1">
          <table:table-cell table:number-columns-repeated="2"/>
          <table:table-cell office:value-type="float" office:value="8.97917738538336" calcext:value-type="float">
            <text:p>8.97917738538336</text:p>
          </table:table-cell>
          <table:table-cell office:value-type="float" office:value="6.72213409072465" calcext:value-type="float">
            <text:p>6.72213409072465</text:p>
          </table:table-cell>
          <table:table-cell office:value-type="float" office:value="83.1225387177249" calcext:value-type="float">
            <text:p>83.1225387177249</text:p>
          </table:table-cell>
          <table:table-cell table:number-columns-repeated="2"/>
          <table:table-cell office:value-type="float" office:value="6.83713150912761" calcext:value-type="float">
            <text:p>6.83713150912761</text:p>
          </table:table-cell>
          <table:table-cell/>
          <table:table-cell office:value-type="float" office:value="0.385185496930206" calcext:value-type="float">
            <text:p>0.385185496930206</text:p>
          </table:table-cell>
          <table:table-cell/>
          <table:table-cell office:value-type="float" office:value="7961" calcext:value-type="float">
            <text:p>7961</text:p>
          </table:table-cell>
          <table:table-cell/>
          <table:table-cell office:value-type="float" office:value="8.97917738538336" calcext:value-type="float">
            <text:p>8.97917738538336</text:p>
          </table:table-cell>
        </table:table-row>
        <table:table-row table:style-name="ro1">
          <table:table-cell table:number-columns-repeated="2"/>
          <table:table-cell office:value-type="float" office:value="8.97920636903582" calcext:value-type="float">
            <text:p>8.97920636903582</text:p>
          </table:table-cell>
          <table:table-cell office:value-type="float" office:value="6.73560921871952" calcext:value-type="float">
            <text:p>6.73560921871952</text:p>
          </table:table-cell>
          <table:table-cell office:value-type="float" office:value="84.0887183481981" calcext:value-type="float">
            <text:p>84.0887183481981</text:p>
          </table:table-cell>
          <table:table-cell table:number-columns-repeated="2"/>
          <table:table-cell office:value-type="float" office:value="3.17433815860941" calcext:value-type="float">
            <text:p>3.17433815860941</text:p>
          </table:table-cell>
          <table:table-cell/>
          <table:table-cell office:value-type="float" office:value="-0.190832212997077" calcext:value-type="float">
            <text:p>-0.190832212997077</text:p>
          </table:table-cell>
          <table:table-cell/>
          <table:table-cell office:value-type="float" office:value="3297" calcext:value-type="float">
            <text:p>3297</text:p>
          </table:table-cell>
          <table:table-cell/>
          <table:table-cell office:value-type="float" office:value="8.97920636903582" calcext:value-type="float">
            <text:p>8.97920636903582</text:p>
          </table:table-cell>
        </table:table-row>
        <table:table-row table:style-name="ro1">
          <table:table-cell table:number-columns-repeated="2"/>
          <table:table-cell office:value-type="float" office:value="8.98107882187994" calcext:value-type="float">
            <text:p>8.98107882187994</text:p>
          </table:table-cell>
          <table:table-cell office:value-type="float" office:value="6.74216275372674" calcext:value-type="float">
            <text:p>6.74216275372674</text:p>
          </table:table-cell>
          <table:table-cell office:value-type="float" office:value="84.4628823155911" calcext:value-type="float">
            <text:p>84.4628823155911</text:p>
          </table:table-cell>
          <table:table-cell table:number-columns-repeated="2"/>
          <table:table-cell office:value-type="float" office:value="3.44205990289966" calcext:value-type="float">
            <text:p>3.44205990289966</text:p>
          </table:table-cell>
          <table:table-cell/>
          <table:table-cell office:value-type="float" office:value="-0.664268066528898" calcext:value-type="float">
            <text:p>-0.664268066528898</text:p>
          </table:table-cell>
          <table:table-cell/>
          <table:table-cell office:value-type="float" office:value="3935" calcext:value-type="float">
            <text:p>3935</text:p>
          </table:table-cell>
          <table:table-cell/>
          <table:table-cell office:value-type="float" office:value="8.98107882187994" calcext:value-type="float">
            <text:p>8.98107882187994</text:p>
          </table:table-cell>
        </table:table-row>
        <table:table-row table:style-name="ro1">
          <table:table-cell table:number-columns-repeated="2"/>
          <table:table-cell office:value-type="float" office:value="8.987716276785" calcext:value-type="float">
            <text:p>8.987716276785</text:p>
          </table:table-cell>
          <table:table-cell office:value-type="float" office:value="6.76390002838005" calcext:value-type="float">
            <text:p>6.76390002838005</text:p>
          </table:table-cell>
          <table:table-cell office:value-type="float" office:value="84.6532369333202" calcext:value-type="float">
            <text:p>84.6532369333202</text:p>
          </table:table-cell>
          <table:table-cell table:number-columns-repeated="2"/>
          <table:table-cell office:value-type="float" office:value="2.40652722238989" calcext:value-type="float">
            <text:p>2.40652722238989</text:p>
          </table:table-cell>
          <table:table-cell/>
          <table:table-cell office:value-type="float" office:value="-0.205283528204682" calcext:value-type="float">
            <text:p>-0.205283528204682</text:p>
          </table:table-cell>
          <table:table-cell/>
          <table:table-cell office:value-type="float" office:value="1932" calcext:value-type="float">
            <text:p>1932</text:p>
          </table:table-cell>
          <table:table-cell/>
          <table:table-cell office:value-type="float" office:value="8.987716276785" calcext:value-type="float">
            <text:p>8.987716276785</text:p>
          </table:table-cell>
        </table:table-row>
        <table:table-row table:style-name="ro1">
          <table:table-cell table:number-columns-repeated="2"/>
          <table:table-cell office:value-type="float" office:value="8.99801117721311" calcext:value-type="float">
            <text:p>8.99801117721311</text:p>
          </table:table-cell>
          <table:table-cell office:value-type="float" office:value="6.79083909107646" calcext:value-type="float">
            <text:p>6.79083909107646</text:p>
          </table:table-cell>
          <table:table-cell office:value-type="float" office:value="84.69446544547" calcext:value-type="float">
            <text:p>84.69446544547</text:p>
          </table:table-cell>
          <table:table-cell table:number-columns-repeated="2"/>
          <table:table-cell office:value-type="float" office:value="5.11339891747346" calcext:value-type="float">
            <text:p>5.11339891747346</text:p>
          </table:table-cell>
          <table:table-cell/>
          <table:table-cell office:value-type="float" office:value="-0.711500231353979" calcext:value-type="float">
            <text:p>-0.711500231353979</text:p>
          </table:table-cell>
          <table:table-cell/>
          <table:table-cell office:value-type="float" office:value="12320" calcext:value-type="float">
            <text:p>12320</text:p>
          </table:table-cell>
          <table:table-cell/>
          <table:table-cell office:value-type="float" office:value="8.99801117721311" calcext:value-type="float">
            <text:p>8.99801117721311</text:p>
          </table:table-cell>
        </table:table-row>
        <table:table-row table:style-name="ro1">
          <table:table-cell table:number-columns-repeated="2"/>
          <table:table-cell office:value-type="float" office:value="9.0043703572166" calcext:value-type="float">
            <text:p>9.0043703572166</text:p>
          </table:table-cell>
          <table:table-cell office:value-type="float" office:value="6.80158013023509" calcext:value-type="float">
            <text:p>6.80158013023509</text:p>
          </table:table-cell>
          <table:table-cell office:value-type="float" office:value="84.7979182453239" calcext:value-type="float">
            <text:p>84.7979182453239</text:p>
          </table:table-cell>
          <table:table-cell table:number-columns-repeated="2"/>
          <table:table-cell office:value-type="float" office:value="2.47909399937962" calcext:value-type="float">
            <text:p>2.47909399937962</text:p>
          </table:table-cell>
          <table:table-cell/>
          <table:table-cell office:value-type="float" office:value="-0.547210181456822" calcext:value-type="float">
            <text:p>-0.547210181456822</text:p>
          </table:table-cell>
          <table:table-cell/>
          <table:table-cell office:value-type="float" office:value="2539" calcext:value-type="float">
            <text:p>2539</text:p>
          </table:table-cell>
          <table:table-cell/>
          <table:table-cell office:value-type="float" office:value="9.0043703572166" calcext:value-type="float">
            <text:p>9.0043703572166</text:p>
          </table:table-cell>
        </table:table-row>
        <table:table-row table:style-name="ro1">
          <table:table-cell table:number-columns-repeated="2"/>
          <table:table-cell office:value-type="float" office:value="9.01104540636108" calcext:value-type="float">
            <text:p>9.01104540636108</text:p>
          </table:table-cell>
          <table:table-cell office:value-type="float" office:value="6.83065278243944" calcext:value-type="float">
            <text:p>6.83065278243944</text:p>
          </table:table-cell>
          <table:table-cell office:value-type="float" office:value="85.2513339439956" calcext:value-type="float">
            <text:p>85.2513339439956</text:p>
          </table:table-cell>
          <table:table-cell table:number-columns-repeated="2"/>
          <table:table-cell office:value-type="float" office:value="5.5892352204045" calcext:value-type="float">
            <text:p>5.5892352204045</text:p>
          </table:table-cell>
          <table:table-cell/>
          <table:table-cell office:value-type="float" office:value="-0.832039777738788" calcext:value-type="float">
            <text:p>-0.832039777738788</text:p>
          </table:table-cell>
          <table:table-cell/>
          <table:table-cell office:value-type="float" office:value="4929" calcext:value-type="float">
            <text:p>4929</text:p>
          </table:table-cell>
          <table:table-cell/>
          <table:table-cell office:value-type="float" office:value="9.01104540636108" calcext:value-type="float">
            <text:p>9.01104540636108</text:p>
          </table:table-cell>
        </table:table-row>
        <table:table-row table:style-name="ro1">
          <table:table-cell table:number-columns-repeated="2"/>
          <table:table-cell office:value-type="float" office:value="9.01879524854561" calcext:value-type="float">
            <text:p>9.01879524854561</text:p>
          </table:table-cell>
          <table:table-cell office:value-type="float" office:value="6.83163470217709" calcext:value-type="float">
            <text:p>6.83163470217709</text:p>
          </table:table-cell>
          <table:table-cell office:value-type="float" office:value="85.4788297212356" calcext:value-type="float">
            <text:p>85.4788297212356</text:p>
          </table:table-cell>
          <table:table-cell table:number-columns-repeated="2"/>
          <table:table-cell office:value-type="float" office:value="1.25357483940122" calcext:value-type="float">
            <text:p>1.25357483940122</text:p>
          </table:table-cell>
          <table:table-cell/>
          <table:table-cell office:value-type="float" office:value="0.165760018274408" calcext:value-type="float">
            <text:p>0.165760018274408</text:p>
          </table:table-cell>
          <table:table-cell/>
          <table:table-cell office:value-type="float" office:value="1405" calcext:value-type="float">
            <text:p>1405</text:p>
          </table:table-cell>
          <table:table-cell/>
          <table:table-cell office:value-type="float" office:value="9.01879524854561" calcext:value-type="float">
            <text:p>9.01879524854561</text:p>
          </table:table-cell>
        </table:table-row>
        <table:table-row table:style-name="ro1">
          <table:table-cell table:number-columns-repeated="2"/>
          <table:table-cell office:value-type="float" office:value="9.02430897264749" calcext:value-type="float">
            <text:p>9.02430897264749</text:p>
          </table:table-cell>
          <table:table-cell office:value-type="float" office:value="6.83646385895413" calcext:value-type="float">
            <text:p>6.83646385895413</text:p>
          </table:table-cell>
          <table:table-cell office:value-type="float" office:value="85.9820618148791" calcext:value-type="float">
            <text:p>85.9820618148791</text:p>
          </table:table-cell>
          <table:table-cell table:number-columns-repeated="2"/>
          <table:table-cell office:value-type="float" office:value="1.3442435848508" calcext:value-type="float">
            <text:p>1.3442435848508</text:p>
          </table:table-cell>
          <table:table-cell/>
          <table:table-cell office:value-type="float" office:value="0.221396222441607" calcext:value-type="float">
            <text:p>0.221396222441607</text:p>
          </table:table-cell>
          <table:table-cell/>
          <table:table-cell office:value-type="float" office:value="2620" calcext:value-type="float">
            <text:p>2620</text:p>
          </table:table-cell>
          <table:table-cell/>
          <table:table-cell office:value-type="float" office:value="9.02430897264749" calcext:value-type="float">
            <text:p>9.02430897264749</text:p>
          </table:table-cell>
        </table:table-row>
        <table:table-row table:style-name="ro1">
          <table:table-cell table:number-columns-repeated="2"/>
          <table:table-cell office:value-type="float" office:value="9.02545836497368" calcext:value-type="float">
            <text:p>9.02545836497368</text:p>
          </table:table-cell>
          <table:table-cell office:value-type="float" office:value="6.86456793033052" calcext:value-type="float">
            <text:p>6.86456793033052</text:p>
          </table:table-cell>
          <table:table-cell office:value-type="float" office:value="86.0628502594695" calcext:value-type="float">
            <text:p>86.0628502594695</text:p>
          </table:table-cell>
          <table:table-cell table:number-columns-repeated="2"/>
          <table:table-cell office:value-type="float" office:value="4.81234195233609" calcext:value-type="float">
            <text:p>4.81234195233609</text:p>
          </table:table-cell>
          <table:table-cell/>
          <table:table-cell office:value-type="float" office:value="0.238069780123568" calcext:value-type="float">
            <text:p>0.238069780123568</text:p>
          </table:table-cell>
          <table:table-cell/>
          <table:table-cell office:value-type="float" office:value="4755" calcext:value-type="float">
            <text:p>4755</text:p>
          </table:table-cell>
          <table:table-cell/>
          <table:table-cell office:value-type="float" office:value="9.02545836497368" calcext:value-type="float">
            <text:p>9.02545836497368</text:p>
          </table:table-cell>
        </table:table-row>
        <table:table-row table:style-name="ro1">
          <table:table-cell table:number-columns-repeated="2"/>
          <table:table-cell office:value-type="float" office:value="9.05025751785894" calcext:value-type="float">
            <text:p>9.05025751785894</text:p>
          </table:table-cell>
          <table:table-cell office:value-type="float" office:value="6.89714665818086" calcext:value-type="float">
            <text:p>6.89714665818086</text:p>
          </table:table-cell>
          <table:table-cell office:value-type="float" office:value="86.1056552562715" calcext:value-type="float">
            <text:p>86.1056552562715</text:p>
          </table:table-cell>
          <table:table-cell table:number-columns-repeated="2"/>
          <table:table-cell office:value-type="float" office:value="2.30825656350126" calcext:value-type="float">
            <text:p>2.30825656350126</text:p>
          </table:table-cell>
          <table:table-cell/>
          <table:table-cell office:value-type="float" office:value="-0.156285582900592" calcext:value-type="float">
            <text:p>-0.156285582900592</text:p>
          </table:table-cell>
          <table:table-cell/>
          <table:table-cell office:value-type="float" office:value="1804" calcext:value-type="float">
            <text:p>1804</text:p>
          </table:table-cell>
          <table:table-cell/>
          <table:table-cell office:value-type="float" office:value="9.05025751785894" calcext:value-type="float">
            <text:p>9.05025751785894</text:p>
          </table:table-cell>
        </table:table-row>
        <table:table-row table:style-name="ro1">
          <table:table-cell table:number-columns-repeated="2"/>
          <table:table-cell office:value-type="float" office:value="9.06246218298676" calcext:value-type="float">
            <text:p>9.06246218298676</text:p>
          </table:table-cell>
          <table:table-cell office:value-type="float" office:value="6.90578777489071" calcext:value-type="float">
            <text:p>6.90578777489071</text:p>
          </table:table-cell>
          <table:table-cell office:value-type="float" office:value="86.273072891732" calcext:value-type="float">
            <text:p>86.273072891732</text:p>
          </table:table-cell>
          <table:table-cell table:number-columns-repeated="2"/>
          <table:table-cell office:value-type="float" office:value="100.099729714282" calcext:value-type="float">
            <text:p>100.099729714282</text:p>
          </table:table-cell>
          <table:table-cell/>
          <table:table-cell office:value-type="float" office:value="-6.31399471465613" calcext:value-type="float">
            <text:p>-6.31399471465613</text:p>
          </table:table-cell>
          <table:table-cell/>
          <table:table-cell office:value-type="float" office:value="47206" calcext:value-type="float">
            <text:p>47206</text:p>
          </table:table-cell>
          <table:table-cell/>
          <table:table-cell office:value-type="float" office:value="9.06246218298676" calcext:value-type="float">
            <text:p>9.06246218298676</text:p>
          </table:table-cell>
        </table:table-row>
        <table:table-row table:style-name="ro1">
          <table:table-cell table:number-columns-repeated="2"/>
          <table:table-cell office:value-type="float" office:value="9.06803241351568" calcext:value-type="float">
            <text:p>9.06803241351568</text:p>
          </table:table-cell>
          <table:table-cell office:value-type="float" office:value="6.95400936149265" calcext:value-type="float">
            <text:p>6.95400936149265</text:p>
          </table:table-cell>
          <table:table-cell office:value-type="float" office:value="86.4159315655176" calcext:value-type="float">
            <text:p>86.4159315655176</text:p>
          </table:table-cell>
          <table:table-cell table:number-columns-repeated="2"/>
          <table:table-cell office:value-type="float" office:value="1.9936479199219" calcext:value-type="float">
            <text:p>1.9936479199219</text:p>
          </table:table-cell>
          <table:table-cell/>
          <table:table-cell office:value-type="float" office:value="-0.0425070042264813" calcext:value-type="float">
            <text:p>-0.042507004226481</text:p>
          </table:table-cell>
          <table:table-cell/>
          <table:table-cell office:value-type="float" office:value="2767" calcext:value-type="float">
            <text:p>2767</text:p>
          </table:table-cell>
          <table:table-cell/>
          <table:table-cell office:value-type="float" office:value="9.06803241351568" calcext:value-type="float">
            <text:p>9.06803241351568</text:p>
          </table:table-cell>
        </table:table-row>
        <table:table-row table:style-name="ro1">
          <table:table-cell table:number-columns-repeated="2"/>
          <table:table-cell office:value-type="float" office:value="76.2993323134595" calcext:value-type="float">
            <text:p>76.2993323134595</text:p>
          </table:table-cell>
          <table:table-cell office:value-type="float" office:value="6.96562286992795" calcext:value-type="float">
            <text:p>6.96562286992795</text:p>
          </table:table-cell>
          <table:table-cell office:value-type="float" office:value="86.6151965552578" calcext:value-type="float">
            <text:p>86.6151965552578</text:p>
          </table:table-cell>
          <table:table-cell table:number-columns-repeated="2"/>
          <table:table-cell office:value-type="float" office:value="1.59521004266726" calcext:value-type="float">
            <text:p>1.59521004266726</text:p>
          </table:table-cell>
          <table:table-cell/>
          <table:table-cell office:value-type="float" office:value="0.0862616338269782" calcext:value-type="float">
            <text:p>0.086261633826978</text:p>
          </table:table-cell>
          <table:table-cell/>
          <table:table-cell office:value-type="float" office:value="5902" calcext:value-type="float">
            <text:p>5902</text:p>
          </table:table-cell>
          <table:table-cell/>
          <table:table-cell office:value-type="float" office:value="76.2993323134595" calcext:value-type="float">
            <text:p>76.2993323134595</text:p>
          </table:table-cell>
        </table:table-row>
        <table:table-row table:style-name="ro1">
          <table:table-cell table:number-columns-repeated="2"/>
          <table:table-cell office:value-type="float" office:value="85.2732560925557" calcext:value-type="float">
            <text:p>85.2732560925557</text:p>
          </table:table-cell>
          <table:table-cell office:value-type="float" office:value="6.97713919516307" calcext:value-type="float">
            <text:p>6.97713919516307</text:p>
          </table:table-cell>
          <table:table-cell office:value-type="float" office:value="86.8010000516591" calcext:value-type="float">
            <text:p>86.8010000516591</text:p>
          </table:table-cell>
          <table:table-cell table:number-columns-repeated="2"/>
          <table:table-cell office:value-type="float" office:value="1.0303345407114" calcext:value-type="float">
            <text:p>1.0303345407114</text:p>
          </table:table-cell>
          <table:table-cell/>
          <table:table-cell office:value-type="float" office:value="-0.317923948447471" calcext:value-type="float">
            <text:p>-0.317923948447471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float" office:value="85.2732560925557" calcext:value-type="float">
            <text:p>85.2732560925557</text:p>
          </table:table-cell>
        </table:table-row>
        <table:table-row table:style-name="ro1">
          <table:table-cell table:number-columns-repeated="2"/>
          <table:table-cell office:value-type="float" office:value="90.458878974727" calcext:value-type="float">
            <text:p>90.458878974727</text:p>
          </table:table-cell>
          <table:table-cell office:value-type="float" office:value="6.98413881445519" calcext:value-type="float">
            <text:p>6.98413881445519</text:p>
          </table:table-cell>
          <table:table-cell office:value-type="float" office:value="87.2442125047443" calcext:value-type="float">
            <text:p>87.2442125047443</text:p>
          </table:table-cell>
          <table:table-cell table:number-columns-repeated="2"/>
          <table:table-cell office:value-type="float" office:value="5.27051691473427" calcext:value-type="float">
            <text:p>5.27051691473427</text:p>
          </table:table-cell>
          <table:table-cell/>
          <table:table-cell office:value-type="float" office:value="0.130076198270046" calcext:value-type="float">
            <text:p>0.130076198270046</text:p>
          </table:table-cell>
          <table:table-cell/>
          <table:table-cell office:value-type="float" office:value="6749" calcext:value-type="float">
            <text:p>6749</text:p>
          </table:table-cell>
          <table:table-cell/>
          <table:table-cell office:value-type="float" office:value="90.458878974727" calcext:value-type="float">
            <text:p>90.458878974727</text:p>
          </table:table-cell>
        </table:table-row>
        <table:table-row table:style-name="ro1">
          <table:table-cell table:number-columns-repeated="2"/>
          <table:table-cell office:value-type="float" office:value="90.8648894000429" calcext:value-type="float">
            <text:p>90.8648894000429</text:p>
          </table:table-cell>
          <table:table-cell office:value-type="float" office:value="7.02360257691944" calcext:value-type="float">
            <text:p>7.02360257691944</text:p>
          </table:table-cell>
          <table:table-cell office:value-type="float" office:value="87.3841354868143" calcext:value-type="float">
            <text:p>87.3841354868143</text:p>
          </table:table-cell>
          <table:table-cell table:number-columns-repeated="2"/>
          <table:table-cell office:value-type="float" office:value="4.83110997750295" calcext:value-type="float">
            <text:p>4.83110997750295</text:p>
          </table:table-cell>
          <table:table-cell/>
          <table:table-cell office:value-type="float" office:value="-0.75333704299219" calcext:value-type="float">
            <text:p>-0.75333704299219</text:p>
          </table:table-cell>
          <table:table-cell/>
          <table:table-cell office:value-type="float" office:value="3866" calcext:value-type="float">
            <text:p>3866</text:p>
          </table:table-cell>
          <table:table-cell/>
          <table:table-cell office:value-type="float" office:value="90.8648894000429" calcext:value-type="float">
            <text:p>90.8648894000429</text:p>
          </table:table-cell>
        </table:table-row>
        <table:table-row table:style-name="ro1">
          <table:table-cell table:number-columns-repeated="2"/>
          <table:table-cell office:value-type="float" office:value="91.9425972427331" calcext:value-type="float">
            <text:p>91.9425972427331</text:p>
          </table:table-cell>
          <table:table-cell office:value-type="float" office:value="7.02533281122613" calcext:value-type="float">
            <text:p>7.02533281122613</text:p>
          </table:table-cell>
          <table:table-cell office:value-type="float" office:value="88.0228035212344" calcext:value-type="float">
            <text:p>88.0228035212344</text:p>
          </table:table-cell>
          <table:table-cell table:number-columns-repeated="2"/>
          <table:table-cell office:value-type="float" office:value="8.66824300158614" calcext:value-type="float">
            <text:p>8.66824300158614</text:p>
          </table:table-cell>
          <table:table-cell/>
          <table:table-cell office:value-type="float" office:value="0.239072768311875" calcext:value-type="float">
            <text:p>0.239072768311875</text:p>
          </table:table-cell>
          <table:table-cell/>
          <table:table-cell office:value-type="float" office:value="9067" calcext:value-type="float">
            <text:p>9067</text:p>
          </table:table-cell>
          <table:table-cell/>
          <table:table-cell office:value-type="float" office:value="91.9425972427331" calcext:value-type="float">
            <text:p>91.9425972427331</text:p>
          </table:table-cell>
        </table:table-row>
        <table:table-row table:style-name="ro1">
          <table:table-cell table:number-columns-repeated="2"/>
          <table:table-cell office:value-type="float" office:value="93.4202203057795" calcext:value-type="float">
            <text:p>93.4202203057795</text:p>
          </table:table-cell>
          <table:table-cell office:value-type="float" office:value="7.027042867301" calcext:value-type="float">
            <text:p>7.027042867301</text:p>
          </table:table-cell>
          <table:table-cell office:value-type="float" office:value="88.5435002013921" calcext:value-type="float">
            <text:p>88.5435002013921</text:p>
          </table:table-cell>
          <table:table-cell table:number-columns-repeated="2"/>
          <table:table-cell office:value-type="float" office:value="2.11701942220333" calcext:value-type="float">
            <text:p>2.11701942220333</text:p>
          </table:table-cell>
          <table:table-cell/>
          <table:table-cell office:value-type="float" office:value="-0.152575021361018" calcext:value-type="float">
            <text:p>-0.152575021361018</text:p>
          </table:table-cell>
          <table:table-cell/>
          <table:table-cell office:value-type="float" office:value="2488" calcext:value-type="float">
            <text:p>2488</text:p>
          </table:table-cell>
          <table:table-cell/>
          <table:table-cell office:value-type="float" office:value="93.4202203057795" calcext:value-type="float">
            <text:p>93.4202203057795</text:p>
          </table:table-cell>
        </table:table-row>
        <table:table-row table:style-name="ro1">
          <table:table-cell table:number-columns-repeated="2"/>
          <table:table-cell office:value-type="float" office:value="94.8207416050954" calcext:value-type="float">
            <text:p>94.8207416050954</text:p>
          </table:table-cell>
          <table:table-cell office:value-type="float" office:value="7.02838331743403" calcext:value-type="float">
            <text:p>7.02838331743403</text:p>
          </table:table-cell>
          <table:table-cell office:value-type="float" office:value="88.6373277038283" calcext:value-type="float">
            <text:p>88.6373277038283</text:p>
          </table:table-cell>
          <table:table-cell table:number-columns-repeated="2"/>
          <table:table-cell office:value-type="float" office:value="7.37300332632207" calcext:value-type="float">
            <text:p>7.37300332632207</text:p>
          </table:table-cell>
          <table:table-cell/>
          <table:table-cell office:value-type="float" office:value="-1.12702817974528" calcext:value-type="float">
            <text:p>-1.12702817974528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94.8207416050954" calcext:value-type="float">
            <text:p>94.8207416050954</text:p>
          </table:table-cell>
        </table:table-row>
        <table:table-row table:style-name="ro1">
          <table:table-cell table:number-columns-repeated="2"/>
          <table:table-cell office:value-type="float" office:value="95.233337582331" calcext:value-type="float">
            <text:p>95.233337582331</text:p>
          </table:table-cell>
          <table:table-cell office:value-type="float" office:value="7.04869204520915" calcext:value-type="float">
            <text:p>7.04869204520915</text:p>
          </table:table-cell>
          <table:table-cell office:value-type="float" office:value="88.8310326815995" calcext:value-type="float">
            <text:p>88.8310326815995</text:p>
          </table:table-cell>
          <table:table-cell table:number-columns-repeated="2"/>
          <table:table-cell office:value-type="float" office:value="1.83122145031547" calcext:value-type="float">
            <text:p>1.83122145031547</text:p>
          </table:table-cell>
          <table:table-cell/>
          <table:table-cell office:value-type="float" office:value="-0.14960318770294" calcext:value-type="float">
            <text:p>-0.14960318770294</text:p>
          </table:table-cell>
          <table:table-cell/>
          <table:table-cell office:value-type="float" office:value="9280" calcext:value-type="float">
            <text:p>9280</text:p>
          </table:table-cell>
          <table:table-cell/>
          <table:table-cell office:value-type="float" office:value="95.233337582331" calcext:value-type="float">
            <text:p>95.233337582331</text:p>
          </table:table-cell>
        </table:table-row>
        <table:table-row table:style-name="ro1">
          <table:table-cell table:number-columns-repeated="2"/>
          <table:table-cell office:value-type="float" office:value="96.2349177593668" calcext:value-type="float">
            <text:p>96.2349177593668</text:p>
          </table:table-cell>
          <table:table-cell office:value-type="float" office:value="7.05170986403849" calcext:value-type="float">
            <text:p>7.05170986403849</text:p>
          </table:table-cell>
          <table:table-cell office:value-type="float" office:value="88.8556702566877" calcext:value-type="float">
            <text:p>88.8556702566877</text:p>
          </table:table-cell>
          <table:table-cell table:number-columns-repeated="2"/>
          <table:table-cell office:value-type="float" office:value="100.101123467336" calcext:value-type="float">
            <text:p>100.101123467336</text:p>
          </table:table-cell>
          <table:table-cell/>
          <table:table-cell office:value-type="float" office:value="-5.81191400660028" calcext:value-type="float">
            <text:p>-5.81191400660028</text:p>
          </table:table-cell>
          <table:table-cell/>
          <table:table-cell office:value-type="float" office:value="47675" calcext:value-type="float">
            <text:p>47675</text:p>
          </table:table-cell>
          <table:table-cell/>
          <table:table-cell office:value-type="float" office:value="96.2349177593668" calcext:value-type="float">
            <text:p>96.2349177593668</text:p>
          </table:table-cell>
        </table:table-row>
        <table:table-row table:style-name="ro1">
          <table:table-cell table:number-columns-repeated="2"/>
          <table:table-cell office:value-type="float" office:value="96.7961455414957" calcext:value-type="float">
            <text:p>96.7961455414957</text:p>
          </table:table-cell>
          <table:table-cell office:value-type="float" office:value="7.05546419163968" calcext:value-type="float">
            <text:p>7.05546419163968</text:p>
          </table:table-cell>
          <table:table-cell office:value-type="float" office:value="88.8914152132878" calcext:value-type="float">
            <text:p>88.8914152132878</text:p>
          </table:table-cell>
          <table:table-cell table:number-columns-repeated="2"/>
          <table:table-cell office:value-type="float" office:value="4.8549044818231" calcext:value-type="float">
            <text:p>4.8549044818231</text:p>
          </table:table-cell>
          <table:table-cell/>
          <table:table-cell office:value-type="float" office:value="-0.610793239844292" calcext:value-type="float">
            <text:p>-0.610793239844292</text:p>
          </table:table-cell>
          <table:table-cell/>
          <table:table-cell office:value-type="float" office:value="3979" calcext:value-type="float">
            <text:p>3979</text:p>
          </table:table-cell>
          <table:table-cell/>
          <table:table-cell office:value-type="float" office:value="96.7961455414957" calcext:value-type="float">
            <text:p>96.7961455414957</text:p>
          </table:table-cell>
        </table:table-row>
        <table:table-row table:style-name="ro1">
          <table:table-cell table:number-columns-repeated="2"/>
          <table:table-cell office:value-type="float" office:value="96.8134469009364" calcext:value-type="float">
            <text:p>96.8134469009364</text:p>
          </table:table-cell>
          <table:table-cell office:value-type="float" office:value="7.05873160039587" calcext:value-type="float">
            <text:p>7.05873160039587</text:p>
          </table:table-cell>
          <table:table-cell office:value-type="float" office:value="89.0383639507217" calcext:value-type="float">
            <text:p>89.0383639507217</text:p>
          </table:table-cell>
          <table:table-cell table:number-columns-repeated="2"/>
          <table:table-cell office:value-type="float" office:value="6.49998935030413" calcext:value-type="float">
            <text:p>6.49998935030413</text:p>
          </table:table-cell>
          <table:table-cell/>
          <table:table-cell office:value-type="float" office:value="-0.562377774581537" calcext:value-type="float">
            <text:p>-0.562377774581537</text:p>
          </table:table-cell>
          <table:table-cell/>
          <table:table-cell office:value-type="float" office:value="7582" calcext:value-type="float">
            <text:p>7582</text:p>
          </table:table-cell>
          <table:table-cell/>
          <table:table-cell office:value-type="float" office:value="96.8134469009364" calcext:value-type="float">
            <text:p>96.8134469009364</text:p>
          </table:table-cell>
        </table:table-row>
        <table:table-row table:style-name="ro1">
          <table:table-cell table:number-columns-repeated="2"/>
          <table:table-cell office:value-type="float" office:value="97.0411523823033" calcext:value-type="float">
            <text:p>97.0411523823033</text:p>
          </table:table-cell>
          <table:table-cell office:value-type="float" office:value="7.05914694984886" calcext:value-type="float">
            <text:p>7.05914694984886</text:p>
          </table:table-cell>
          <table:table-cell office:value-type="float" office:value="89.4126444406604" calcext:value-type="float">
            <text:p>89.4126444406604</text:p>
          </table:table-cell>
          <table:table-cell table:number-columns-repeated="2"/>
          <table:table-cell office:value-type="float" office:value="98.1677901504076" calcext:value-type="float">
            <text:p>98.1677901504076</text:p>
          </table:table-cell>
          <table:table-cell/>
          <table:table-cell office:value-type="float" office:value="-2.42166944162829" calcext:value-type="float">
            <text:p>-2.4216694416282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97.0411523823033" calcext:value-type="float">
            <text:p>97.0411523823033</text:p>
          </table:table-cell>
        </table:table-row>
        <table:table-row table:style-name="ro1">
          <table:table-cell table:number-columns-repeated="2"/>
          <table:table-cell office:value-type="float" office:value="97.1422386315203" calcext:value-type="float">
            <text:p>97.1422386315203</text:p>
          </table:table-cell>
          <table:table-cell office:value-type="float" office:value="7.07826733073276" calcext:value-type="float">
            <text:p>7.07826733073276</text:p>
          </table:table-cell>
          <table:table-cell office:value-type="float" office:value="89.4796528039996" calcext:value-type="float">
            <text:p>89.4796528039996</text:p>
          </table:table-cell>
          <table:table-cell table:number-columns-repeated="2"/>
          <table:table-cell office:value-type="float" office:value="7.67603191421018" calcext:value-type="float">
            <text:p>7.67603191421018</text:p>
          </table:table-cell>
          <table:table-cell/>
          <table:table-cell office:value-type="float" office:value="0.0597877268366039" calcext:value-type="float">
            <text:p>0.059787726836604</text:p>
          </table:table-cell>
          <table:table-cell/>
          <table:table-cell office:value-type="float" office:value="7371" calcext:value-type="float">
            <text:p>7371</text:p>
          </table:table-cell>
          <table:table-cell/>
          <table:table-cell office:value-type="float" office:value="97.1422386315203" calcext:value-type="float">
            <text:p>97.1422386315203</text:p>
          </table:table-cell>
        </table:table-row>
        <table:table-row table:style-name="ro1">
          <table:table-cell table:number-columns-repeated="2"/>
          <table:table-cell office:value-type="float" office:value="97.3545091991905" calcext:value-type="float">
            <text:p>97.3545091991905</text:p>
          </table:table-cell>
          <table:table-cell office:value-type="float" office:value="7.10947291910692" calcext:value-type="float">
            <text:p>7.10947291910692</text:p>
          </table:table-cell>
          <table:table-cell office:value-type="float" office:value="89.565698138239" calcext:value-type="float">
            <text:p>89.565698138239</text:p>
          </table:table-cell>
          <table:table-cell table:number-columns-repeated="2"/>
          <table:table-cell office:value-type="float" office:value="2.68765801118456" calcext:value-type="float">
            <text:p>2.68765801118456</text:p>
          </table:table-cell>
          <table:table-cell/>
          <table:table-cell office:value-type="float" office:value="-0.265725294569559" calcext:value-type="float">
            <text:p>-0.265725294569559</text:p>
          </table:table-cell>
          <table:table-cell/>
          <table:table-cell office:value-type="float" office:value="2427" calcext:value-type="float">
            <text:p>2427</text:p>
          </table:table-cell>
          <table:table-cell/>
          <table:table-cell office:value-type="float" office:value="97.3545091991905" calcext:value-type="float">
            <text:p>97.3545091991905</text:p>
          </table:table-cell>
        </table:table-row>
        <table:table-row table:style-name="ro1">
          <table:table-cell table:number-columns-repeated="2"/>
          <table:table-cell office:value-type="float" office:value="97.9338146106808" calcext:value-type="float">
            <text:p>97.9338146106808</text:p>
          </table:table-cell>
          <table:table-cell office:value-type="float" office:value="7.13055729288578" calcext:value-type="float">
            <text:p>7.13055729288578</text:p>
          </table:table-cell>
          <table:table-cell office:value-type="float" office:value="89.7624581126386" calcext:value-type="float">
            <text:p>89.7624581126386</text:p>
          </table:table-cell>
          <table:table-cell table:number-columns-repeated="2"/>
          <table:table-cell office:value-type="float" office:value="5.67495792226243" calcext:value-type="float">
            <text:p>5.67495792226243</text:p>
          </table:table-cell>
          <table:table-cell/>
          <table:table-cell office:value-type="float" office:value="-0.682965633334772" calcext:value-type="float">
            <text:p>-0.682965633334772</text:p>
          </table:table-cell>
          <table:table-cell/>
          <table:table-cell office:value-type="float" office:value="7170" calcext:value-type="float">
            <text:p>7170</text:p>
          </table:table-cell>
          <table:table-cell/>
          <table:table-cell office:value-type="float" office:value="97.9338146106808" calcext:value-type="float">
            <text:p>97.9338146106808</text:p>
          </table:table-cell>
        </table:table-row>
        <table:table-row table:style-name="ro1">
          <table:table-cell table:number-columns-repeated="2"/>
          <table:table-cell office:value-type="float" office:value="97.9729291035623" calcext:value-type="float">
            <text:p>97.9729291035623</text:p>
          </table:table-cell>
          <table:table-cell office:value-type="float" office:value="7.13562393925131" calcext:value-type="float">
            <text:p>7.13562393925131</text:p>
          </table:table-cell>
          <table:table-cell office:value-type="float" office:value="90.4033591947373" calcext:value-type="float">
            <text:p>90.4033591947373</text:p>
          </table:table-cell>
          <table:table-cell table:number-columns-repeated="2"/>
          <table:table-cell office:value-type="float" office:value="1.4219717078269" calcext:value-type="float">
            <text:p>1.4219717078269</text:p>
          </table:table-cell>
          <table:table-cell/>
          <table:table-cell office:value-type="float" office:value="-0.338401170669798" calcext:value-type="float">
            <text:p>-0.338401170669798</text:p>
          </table:table-cell>
          <table:table-cell/>
          <table:table-cell office:value-type="float" office:value="1584" calcext:value-type="float">
            <text:p>1584</text:p>
          </table:table-cell>
          <table:table-cell/>
          <table:table-cell office:value-type="float" office:value="97.9729291035623" calcext:value-type="float">
            <text:p>97.9729291035623</text:p>
          </table:table-cell>
        </table:table-row>
        <table:table-row table:style-name="ro1">
          <table:table-cell table:number-columns-repeated="2"/>
          <table:table-cell office:value-type="float" office:value="98.1192688589233" calcext:value-type="float">
            <text:p>98.1192688589233</text:p>
          </table:table-cell>
          <table:table-cell office:value-type="float" office:value="7.13677334084528" calcext:value-type="float">
            <text:p>7.13677334084528</text:p>
          </table:table-cell>
          <table:table-cell office:value-type="float" office:value="90.415772454177" calcext:value-type="float">
            <text:p>90.415772454177</text:p>
          </table:table-cell>
          <table:table-cell table:number-columns-repeated="2"/>
          <table:table-cell office:value-type="float" office:value="2.84517027611865" calcext:value-type="float">
            <text:p>2.84517027611865</text:p>
          </table:table-cell>
          <table:table-cell/>
          <table:table-cell office:value-type="float" office:value="-0.225563404497656" calcext:value-type="float">
            <text:p>-0.225563404497656</text:p>
          </table:table-cell>
          <table:table-cell/>
          <table:table-cell office:value-type="float" office:value="2887" calcext:value-type="float">
            <text:p>2887</text:p>
          </table:table-cell>
          <table:table-cell/>
          <table:table-cell office:value-type="float" office:value="98.1192688589233" calcext:value-type="float">
            <text:p>98.1192688589233</text:p>
          </table:table-cell>
        </table:table-row>
        <table:table-row table:style-name="ro1">
          <table:table-cell table:number-columns-repeated="2"/>
          <table:table-cell office:value-type="float" office:value="98.1677901504076" calcext:value-type="float">
            <text:p>98.1677901504076</text:p>
          </table:table-cell>
          <table:table-cell office:value-type="float" office:value="7.15606972119697" calcext:value-type="float">
            <text:p>7.15606972119697</text:p>
          </table:table-cell>
          <table:table-cell office:value-type="float" office:value="90.8466631863673" calcext:value-type="float">
            <text:p>90.8466631863673</text:p>
          </table:table-cell>
          <table:table-cell table:number-columns-repeated="2"/>
          <table:table-cell office:value-type="float" office:value="3.19380731780959" calcext:value-type="float">
            <text:p>3.19380731780959</text:p>
          </table:table-cell>
          <table:table-cell/>
          <table:table-cell office:value-type="float" office:value="-0.341025212020384" calcext:value-type="float">
            <text:p>-0.341025212020384</text:p>
          </table:table-cell>
          <table:table-cell/>
          <table:table-cell office:value-type="float" office:value="2465" calcext:value-type="float">
            <text:p>2465</text:p>
          </table:table-cell>
          <table:table-cell/>
          <table:table-cell office:value-type="float" office:value="98.1677901504076" calcext:value-type="float">
            <text:p>98.1677901504076</text:p>
          </table:table-cell>
        </table:table-row>
        <table:table-row table:style-name="ro1">
          <table:table-cell table:number-columns-repeated="2"/>
          <table:table-cell office:value-type="float" office:value="98.1841084043881" calcext:value-type="float">
            <text:p>98.1841084043881</text:p>
          </table:table-cell>
          <table:table-cell office:value-type="float" office:value="7.17312595870124" calcext:value-type="float">
            <text:p>7.17312595870124</text:p>
          </table:table-cell>
          <table:table-cell office:value-type="float" office:value="91.0634272167145" calcext:value-type="float">
            <text:p>91.0634272167145</text:p>
          </table:table-cell>
          <table:table-cell table:number-columns-repeated="2"/>
          <table:table-cell office:value-type="float" office:value="2.46965355289543" calcext:value-type="float">
            <text:p>2.46965355289543</text:p>
          </table:table-cell>
          <table:table-cell/>
          <table:table-cell office:value-type="float" office:value="-0.60721431508493" calcext:value-type="float">
            <text:p>-0.60721431508493</text:p>
          </table:table-cell>
          <table:table-cell/>
          <table:table-cell office:value-type="float" office:value="2497" calcext:value-type="float">
            <text:p>2497</text:p>
          </table:table-cell>
          <table:table-cell/>
          <table:table-cell office:value-type="float" office:value="98.1841084043881" calcext:value-type="float">
            <text:p>98.1841084043881</text:p>
          </table:table-cell>
        </table:table-row>
        <table:table-row table:style-name="ro1">
          <table:table-cell table:number-columns-repeated="2"/>
          <table:table-cell office:value-type="float" office:value="98.2737773543601" calcext:value-type="float">
            <text:p>98.2737773543601</text:p>
          </table:table-cell>
          <table:table-cell office:value-type="float" office:value="7.20330415726256" calcext:value-type="float">
            <text:p>7.20330415726256</text:p>
          </table:table-cell>
          <table:table-cell office:value-type="float" office:value="91.3779480969367" calcext:value-type="float">
            <text:p>91.3779480969367</text:p>
          </table:table-cell>
          <table:table-cell table:number-columns-repeated="2"/>
          <table:table-cell office:value-type="float" office:value="0.413066830661155" calcext:value-type="float">
            <text:p>0.413066830661155</text:p>
          </table:table-cell>
          <table:table-cell/>
          <table:table-cell office:value-type="float" office:value="0.18203234671858" calcext:value-type="float">
            <text:p>0.18203234671858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98.2737773543601" calcext:value-type="float">
            <text:p>98.2737773543601</text:p>
          </table:table-cell>
        </table:table-row>
        <table:table-row table:style-name="ro1">
          <table:table-cell table:number-columns-repeated="2"/>
          <table:table-cell office:value-type="float" office:value="98.5944679271011" calcext:value-type="float">
            <text:p>98.5944679271011</text:p>
          </table:table-cell>
          <table:table-cell office:value-type="float" office:value="7.20387418499618" calcext:value-type="float">
            <text:p>7.20387418499618</text:p>
          </table:table-cell>
          <table:table-cell office:value-type="float" office:value="91.7421763817821" calcext:value-type="float">
            <text:p>91.7421763817821</text:p>
          </table:table-cell>
          <table:table-cell table:number-columns-repeated="2"/>
          <table:table-cell office:value-type="float" office:value="4.88764865026741" calcext:value-type="float">
            <text:p>4.88764865026741</text:p>
          </table:table-cell>
          <table:table-cell/>
          <table:table-cell office:value-type="float" office:value="-0.453002869719467" calcext:value-type="float">
            <text:p>-0.453002869719467</text:p>
          </table:table-cell>
          <table:table-cell/>
          <table:table-cell office:value-type="float" office:value="4716" calcext:value-type="float">
            <text:p>4716</text:p>
          </table:table-cell>
          <table:table-cell/>
          <table:table-cell office:value-type="float" office:value="98.5944679271011" calcext:value-type="float">
            <text:p>98.5944679271011</text:p>
          </table:table-cell>
        </table:table-row>
        <table:table-row table:style-name="ro1">
          <table:table-cell table:number-columns-repeated="2"/>
          <table:table-cell office:value-type="float" office:value="98.8316183626495" calcext:value-type="float">
            <text:p>98.8316183626495</text:p>
          </table:table-cell>
          <table:table-cell office:value-type="float" office:value="7.21261191428023" calcext:value-type="float">
            <text:p>7.21261191428023</text:p>
          </table:table-cell>
          <table:table-cell office:value-type="float" office:value="92.2661751067552" calcext:value-type="float">
            <text:p>92.2661751067552</text:p>
          </table:table-cell>
          <table:table-cell table:number-columns-repeated="2"/>
          <table:table-cell office:value-type="float" office:value="6.1527041204833" calcext:value-type="float">
            <text:p>6.1527041204833</text:p>
          </table:table-cell>
          <table:table-cell/>
          <table:table-cell office:value-type="float" office:value="-0.662225227809204" calcext:value-type="float">
            <text:p>-0.662225227809204</text:p>
          </table:table-cell>
          <table:table-cell/>
          <table:table-cell office:value-type="float" office:value="6631" calcext:value-type="float">
            <text:p>6631</text:p>
          </table:table-cell>
          <table:table-cell/>
          <table:table-cell office:value-type="float" office:value="98.8316183626495" calcext:value-type="float">
            <text:p>98.8316183626495</text:p>
          </table:table-cell>
        </table:table-row>
        <table:table-row table:style-name="ro1">
          <table:table-cell table:number-columns-repeated="2"/>
          <table:table-cell office:value-type="float" office:value="98.9125706570611" calcext:value-type="float">
            <text:p>98.9125706570611</text:p>
          </table:table-cell>
          <table:table-cell office:value-type="float" office:value="7.21828801146663" calcext:value-type="float">
            <text:p>7.21828801146663</text:p>
          </table:table-cell>
          <table:table-cell office:value-type="float" office:value="92.3732892131944" calcext:value-type="float">
            <text:p>92.3732892131944</text:p>
          </table:table-cell>
          <table:table-cell table:number-columns-repeated="2"/>
          <table:table-cell office:value-type="float" office:value="3.61872531945448" calcext:value-type="float">
            <text:p>3.61872531945448</text:p>
          </table:table-cell>
          <table:table-cell/>
          <table:table-cell office:value-type="float" office:value="0.205453665385979" calcext:value-type="float">
            <text:p>0.205453665385979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98.9125706570611" calcext:value-type="float">
            <text:p>98.9125706570611</text:p>
          </table:table-cell>
        </table:table-row>
        <table:table-row table:style-name="ro1">
          <table:table-cell table:number-columns-repeated="2"/>
          <table:table-cell office:value-type="float" office:value="99.4241704838611" calcext:value-type="float">
            <text:p>99.4241704838611</text:p>
          </table:table-cell>
          <table:table-cell office:value-type="float" office:value="7.23722782133546" calcext:value-type="float">
            <text:p>7.23722782133546</text:p>
          </table:table-cell>
          <table:table-cell office:value-type="float" office:value="92.443636572913" calcext:value-type="float">
            <text:p>92.443636572913</text:p>
          </table:table-cell>
          <table:table-cell table:number-columns-repeated="2"/>
          <table:table-cell office:value-type="float" office:value="2.1413877107391" calcext:value-type="float">
            <text:p>2.1413877107391</text:p>
          </table:table-cell>
          <table:table-cell/>
          <table:table-cell office:value-type="float" office:value="-0.26056859958885" calcext:value-type="float">
            <text:p>-0.26056859958885</text:p>
          </table:table-cell>
          <table:table-cell/>
          <table:table-cell office:value-type="float" office:value="11553" calcext:value-type="float">
            <text:p>11553</text:p>
          </table:table-cell>
          <table:table-cell/>
          <table:table-cell office:value-type="float" office:value="99.4241704838611" calcext:value-type="float">
            <text:p>99.4241704838611</text:p>
          </table:table-cell>
        </table:table-row>
        <table:table-row table:style-name="ro1">
          <table:table-cell table:number-columns-repeated="2"/>
          <table:table-cell office:value-type="float" office:value="99.8593186878421" calcext:value-type="float">
            <text:p>99.8593186878421</text:p>
          </table:table-cell>
          <table:table-cell office:value-type="float" office:value="7.25856405354604" calcext:value-type="float">
            <text:p>7.25856405354604</text:p>
          </table:table-cell>
          <table:table-cell office:value-type="float" office:value="92.4837434112986" calcext:value-type="float">
            <text:p>92.4837434112986</text:p>
          </table:table-cell>
          <table:table-cell table:number-columns-repeated="2"/>
          <table:table-cell office:value-type="float" office:value="2.0800480913117" calcext:value-type="float">
            <text:p>2.0800480913117</text:p>
          </table:table-cell>
          <table:table-cell/>
          <table:table-cell office:value-type="float" office:value="-0.187435936286925" calcext:value-type="float">
            <text:p>-0.187435936286925</text:p>
          </table:table-cell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99.8593186878421" calcext:value-type="float">
            <text:p>99.8593186878421</text:p>
          </table:table-cell>
        </table:table-row>
        <table:table-row table:style-name="ro1">
          <table:table-cell table:number-columns-repeated="2"/>
          <table:table-cell office:value-type="float" office:value="100.087289531332" calcext:value-type="float">
            <text:p>100.087289531332</text:p>
          </table:table-cell>
          <table:table-cell office:value-type="float" office:value="7.27606047760975" calcext:value-type="float">
            <text:p>7.27606047760975</text:p>
          </table:table-cell>
          <table:table-cell office:value-type="float" office:value="92.5443392659722" calcext:value-type="float">
            <text:p>92.5443392659722</text:p>
          </table:table-cell>
          <table:table-cell table:number-columns-repeated="2"/>
          <table:table-cell office:value-type="float" office:value="0.237426562617198" calcext:value-type="float">
            <text:p>0.237426562617198</text:p>
          </table:table-cell>
          <table:table-cell/>
          <table:table-cell office:value-type="float" office:value="0.116135332454047" calcext:value-type="float">
            <text:p>0.116135332454047</text:p>
          </table:table-cell>
          <table:table-cell/>
          <table:table-cell office:value-type="float" office:value="1576" calcext:value-type="float">
            <text:p>1576</text:p>
          </table:table-cell>
          <table:table-cell/>
          <table:table-cell office:value-type="float" office:value="100.087289531332" calcext:value-type="float">
            <text:p>100.087289531332</text:p>
          </table:table-cell>
        </table:table-row>
        <table:table-row table:style-name="ro1">
          <table:table-cell table:number-columns-repeated="2"/>
          <table:table-cell office:value-type="float" office:value="100.088131823005" calcext:value-type="float">
            <text:p>100.088131823005</text:p>
          </table:table-cell>
          <table:table-cell office:value-type="float" office:value="7.30706867605374" calcext:value-type="float">
            <text:p>7.30706867605374</text:p>
          </table:table-cell>
          <table:table-cell office:value-type="float" office:value="92.5494469230037" calcext:value-type="float">
            <text:p>92.5494469230037</text:p>
          </table:table-cell>
          <table:table-cell table:number-columns-repeated="2"/>
          <table:table-cell office:value-type="float" office:value="2.18544126639015" calcext:value-type="float">
            <text:p>2.18544126639015</text:p>
          </table:table-cell>
          <table:table-cell/>
          <table:table-cell office:value-type="float" office:value="0.2009815138592" calcext:value-type="float">
            <text:p>0.2009815138592</text:p>
          </table:table-cell>
          <table:table-cell/>
          <table:table-cell office:value-type="float" office:value="34566" calcext:value-type="float">
            <text:p>34566</text:p>
          </table:table-cell>
          <table:table-cell/>
          <table:table-cell office:value-type="float" office:value="100.088131823005" calcext:value-type="float">
            <text:p>100.088131823005</text:p>
          </table:table-cell>
        </table:table-row>
        <table:table-row table:style-name="ro1">
          <table:table-cell table:number-columns-repeated="2"/>
          <table:table-cell office:value-type="float" office:value="100.088450764567" calcext:value-type="float">
            <text:p>100.088450764567</text:p>
          </table:table-cell>
          <table:table-cell office:value-type="float" office:value="7.31719352218949" calcext:value-type="float">
            <text:p>7.31719352218949</text:p>
          </table:table-cell>
          <table:table-cell office:value-type="float" office:value="92.5720696838007" calcext:value-type="float">
            <text:p>92.5720696838007</text:p>
          </table:table-cell>
          <table:table-cell table:number-columns-repeated="2"/>
          <table:table-cell office:value-type="float" office:value="100.106519222573" calcext:value-type="float">
            <text:p>100.106519222573</text:p>
          </table:table-cell>
          <table:table-cell/>
          <table:table-cell office:value-type="float" office:value="-7.20871916940063" calcext:value-type="float">
            <text:p>-7.20871916940063</text:p>
          </table:table-cell>
          <table:table-cell/>
          <table:table-cell office:value-type="float" office:value="47724" calcext:value-type="float">
            <text:p>47724</text:p>
          </table:table-cell>
          <table:table-cell/>
          <table:table-cell office:value-type="float" office:value="100.088450764567" calcext:value-type="float">
            <text:p>100.088450764567</text:p>
          </table:table-cell>
        </table:table-row>
        <table:table-row table:style-name="ro1">
          <table:table-cell table:number-columns-repeated="2"/>
          <table:table-cell office:value-type="float" office:value="100.090262137259" calcext:value-type="float">
            <text:p>100.090262137259</text:p>
          </table:table-cell>
          <table:table-cell office:value-type="float" office:value="7.32005246923769" calcext:value-type="float">
            <text:p>7.32005246923769</text:p>
          </table:table-cell>
          <table:table-cell office:value-type="float" office:value="92.6728650295818" calcext:value-type="float">
            <text:p>92.6728650295818</text:p>
          </table:table-cell>
          <table:table-cell table:number-columns-repeated="2"/>
          <table:table-cell office:value-type="float" office:value="7.81221038647242" calcext:value-type="float">
            <text:p>7.81221038647242</text:p>
          </table:table-cell>
          <table:table-cell/>
          <table:table-cell office:value-type="float" office:value="-0.453364272060065" calcext:value-type="float">
            <text:p>-0.453364272060065</text:p>
          </table:table-cell>
          <table:table-cell/>
          <table:table-cell office:value-type="float" office:value="8921" calcext:value-type="float">
            <text:p>8921</text:p>
          </table:table-cell>
          <table:table-cell/>
          <table:table-cell office:value-type="float" office:value="100.090262137259" calcext:value-type="float">
            <text:p>100.090262137259</text:p>
          </table:table-cell>
        </table:table-row>
        <table:table-row table:style-name="ro1">
          <table:table-cell table:number-columns-repeated="2"/>
          <table:table-cell office:value-type="float" office:value="100.090414413369" calcext:value-type="float">
            <text:p>100.090414413369</text:p>
          </table:table-cell>
          <table:table-cell office:value-type="float" office:value="7.33860084288357" calcext:value-type="float">
            <text:p>7.33860084288357</text:p>
          </table:table-cell>
          <table:table-cell office:value-type="float" office:value="92.9147463007814" calcext:value-type="float">
            <text:p>92.9147463007814</text:p>
          </table:table-cell>
          <table:table-cell table:number-columns-repeated="2"/>
          <table:table-cell office:value-type="float" office:value="4.10536209508497" calcext:value-type="float">
            <text:p>4.10536209508497</text:p>
          </table:table-cell>
          <table:table-cell/>
          <table:table-cell office:value-type="float" office:value="-0.10716776867131" calcext:value-type="float">
            <text:p>-0.10716776867131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office:value-type="float" office:value="100.090414413369" calcext:value-type="float">
            <text:p>100.090414413369</text:p>
          </table:table-cell>
        </table:table-row>
        <table:table-row table:style-name="ro1">
          <table:table-cell table:number-columns-repeated="2"/>
          <table:table-cell office:value-type="float" office:value="100.091324531095" calcext:value-type="float">
            <text:p>100.091324531095</text:p>
          </table:table-cell>
          <table:table-cell office:value-type="float" office:value="7.36627268925335" calcext:value-type="float">
            <text:p>7.36627268925335</text:p>
          </table:table-cell>
          <table:table-cell office:value-type="float" office:value="92.9343763383082" calcext:value-type="float">
            <text:p>92.9343763383082</text:p>
          </table:table-cell>
          <table:table-cell table:number-columns-repeated="2"/>
          <table:table-cell office:value-type="float" office:value="1.52807840643218" calcext:value-type="float">
            <text:p>1.52807840643218</text:p>
          </table:table-cell>
          <table:table-cell/>
          <table:table-cell office:value-type="float" office:value="0.278047164120499" calcext:value-type="float">
            <text:p>0.278047164120499</text:p>
          </table:table-cell>
          <table:table-cell/>
          <table:table-cell office:value-type="float" office:value="2359" calcext:value-type="float">
            <text:p>2359</text:p>
          </table:table-cell>
          <table:table-cell/>
          <table:table-cell office:value-type="float" office:value="100.091324531095" calcext:value-type="float">
            <text:p>100.091324531095</text:p>
          </table:table-cell>
        </table:table-row>
        <table:table-row table:style-name="ro1">
          <table:table-cell table:number-columns-repeated="2"/>
          <table:table-cell office:value-type="float" office:value="100.091362939185" calcext:value-type="float">
            <text:p>100.091362939185</text:p>
          </table:table-cell>
          <table:table-cell office:value-type="float" office:value="7.37933946145022" calcext:value-type="float">
            <text:p>7.37933946145022</text:p>
          </table:table-cell>
          <table:table-cell office:value-type="float" office:value="92.9593830512115" calcext:value-type="float">
            <text:p>92.9593830512115</text:p>
          </table:table-cell>
          <table:table-cell table:number-columns-repeated="2"/>
          <table:table-cell office:value-type="float" office:value="3.3572045456147" calcext:value-type="float">
            <text:p>3.3572045456147</text:p>
          </table:table-cell>
          <table:table-cell/>
          <table:table-cell office:value-type="float" office:value="-0.520181139623277" calcext:value-type="float">
            <text:p>-0.520181139623277</text:p>
          </table:table-cell>
          <table:table-cell/>
          <table:table-cell office:value-type="float" office:value="3599" calcext:value-type="float">
            <text:p>3599</text:p>
          </table:table-cell>
          <table:table-cell/>
          <table:table-cell office:value-type="float" office:value="100.091362939185" calcext:value-type="float">
            <text:p>100.091362939185</text:p>
          </table:table-cell>
        </table:table-row>
        <table:table-row table:style-name="ro1">
          <table:table-cell table:number-columns-repeated="2"/>
          <table:table-cell office:value-type="float" office:value="100.094088237033" calcext:value-type="float">
            <text:p>100.094088237033</text:p>
          </table:table-cell>
          <table:table-cell office:value-type="float" office:value="7.39674479938559" calcext:value-type="float">
            <text:p>7.39674479938559</text:p>
          </table:table-cell>
          <table:table-cell office:value-type="float" office:value="93.000403213455" calcext:value-type="float">
            <text:p>93.000403213455</text:p>
          </table:table-cell>
          <table:table-cell table:number-columns-repeated="2"/>
          <table:table-cell office:value-type="float" office:value="0.0164089700347438" calcext:value-type="float">
            <text:p>0.016408970034744</text:p>
          </table:table-cell>
          <table:table-cell/>
          <table:table-cell office:value-type="float" office:value="-0.202697546994884" calcext:value-type="float">
            <text:p>-0.202697546994884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100.094088237033" calcext:value-type="float">
            <text:p>100.094088237033</text:p>
          </table:table-cell>
        </table:table-row>
        <table:table-row table:style-name="ro1">
          <table:table-cell table:number-columns-repeated="2"/>
          <table:table-cell office:value-type="float" office:value="100.094184165459" calcext:value-type="float">
            <text:p>100.094184165459</text:p>
          </table:table-cell>
          <table:table-cell office:value-type="float" office:value="7.41978714697594" calcext:value-type="float">
            <text:p>7.41978714697594</text:p>
          </table:table-cell>
          <table:table-cell office:value-type="float" office:value="93.0728581454567" calcext:value-type="float">
            <text:p>93.0728581454567</text:p>
          </table:table-cell>
          <table:table-cell table:number-columns-repeated="2"/>
          <table:table-cell office:value-type="float" office:value="2.13102307234055" calcext:value-type="float">
            <text:p>2.13102307234055</text:p>
          </table:table-cell>
          <table:table-cell/>
          <table:table-cell office:value-type="float" office:value="-0.162454707797035" calcext:value-type="float">
            <text:p>-0.162454707797035</text:p>
          </table:table-cell>
          <table:table-cell/>
          <table:table-cell office:value-type="float" office:value="1781" calcext:value-type="float">
            <text:p>1781</text:p>
          </table:table-cell>
          <table:table-cell/>
          <table:table-cell office:value-type="float" office:value="100.094184165459" calcext:value-type="float">
            <text:p>100.094184165459</text:p>
          </table:table-cell>
        </table:table-row>
        <table:table-row table:style-name="ro1">
          <table:table-cell table:number-columns-repeated="2"/>
          <table:table-cell office:value-type="float" office:value="100.094334162795" calcext:value-type="float">
            <text:p>100.094334162795</text:p>
          </table:table-cell>
          <table:table-cell office:value-type="float" office:value="7.42329953267932" calcext:value-type="float">
            <text:p>7.42329953267932</text:p>
          </table:table-cell>
          <table:table-cell office:value-type="float" office:value="93.2169817510569" calcext:value-type="float">
            <text:p>93.2169817510569</text:p>
          </table:table-cell>
          <table:table-cell table:number-columns-repeated="2"/>
          <table:table-cell office:value-type="float" office:value="100.111408483693" calcext:value-type="float">
            <text:p>100.111408483693</text:p>
          </table:table-cell>
          <table:table-cell/>
          <table:table-cell office:value-type="float" office:value="-2.51530054104094" calcext:value-type="float">
            <text:p>-2.51530054104094</text:p>
          </table:table-cell>
          <table:table-cell/>
          <table:table-cell office:value-type="float" office:value="48631" calcext:value-type="float">
            <text:p>48631</text:p>
          </table:table-cell>
          <table:table-cell/>
          <table:table-cell office:value-type="float" office:value="100.094334162795" calcext:value-type="float">
            <text:p>100.094334162795</text:p>
          </table:table-cell>
        </table:table-row>
        <table:table-row table:style-name="ro1">
          <table:table-cell table:number-columns-repeated="2"/>
          <table:table-cell office:value-type="float" office:value="100.094788968398" calcext:value-type="float">
            <text:p>100.094788968398</text:p>
          </table:table-cell>
          <table:table-cell office:value-type="float" office:value="7.49958633069435" calcext:value-type="float">
            <text:p>7.49958633069435</text:p>
          </table:table-cell>
          <table:table-cell office:value-type="float" office:value="93.2293999164751" calcext:value-type="float">
            <text:p>93.2293999164751</text:p>
          </table:table-cell>
          <table:table-cell table:number-columns-repeated="2"/>
          <table:table-cell office:value-type="float" office:value="3.64394164241393" calcext:value-type="float">
            <text:p>3.64394164241393</text:p>
          </table:table-cell>
          <table:table-cell/>
          <table:table-cell office:value-type="float" office:value="-0.465217738458651" calcext:value-type="float">
            <text:p>-0.465217738458651</text:p>
          </table:table-cell>
          <table:table-cell/>
          <table:table-cell office:value-type="float" office:value="5267" calcext:value-type="float">
            <text:p>5267</text:p>
          </table:table-cell>
          <table:table-cell/>
          <table:table-cell office:value-type="float" office:value="100.094788968398" calcext:value-type="float">
            <text:p>100.094788968398</text:p>
          </table:table-cell>
        </table:table-row>
        <table:table-row table:style-name="ro1">
          <table:table-cell table:number-columns-repeated="2"/>
          <table:table-cell office:value-type="float" office:value="100.095434186412" calcext:value-type="float">
            <text:p>100.095434186412</text:p>
          </table:table-cell>
          <table:table-cell office:value-type="float" office:value="7.5306280736326" calcext:value-type="float">
            <text:p>7.5306280736326</text:p>
          </table:table-cell>
          <table:table-cell office:value-type="float" office:value="93.3944904583424" calcext:value-type="float">
            <text:p>93.3944904583424</text:p>
          </table:table-cell>
          <table:table-cell table:number-columns-repeated="2"/>
          <table:table-cell office:value-type="float" office:value="4.20975340579407" calcext:value-type="float">
            <text:p>4.20975340579407</text:p>
          </table:table-cell>
          <table:table-cell/>
          <table:table-cell office:value-type="float" office:value="0.0807077757523431" calcext:value-type="float">
            <text:p>0.080707775752343</text:p>
          </table:table-cell>
          <table:table-cell/>
          <table:table-cell office:value-type="float" office:value="4743" calcext:value-type="float">
            <text:p>4743</text:p>
          </table:table-cell>
          <table:table-cell/>
          <table:table-cell office:value-type="float" office:value="100.095434186412" calcext:value-type="float">
            <text:p>100.095434186412</text:p>
          </table:table-cell>
        </table:table-row>
        <table:table-row table:style-name="ro1">
          <table:table-cell table:number-columns-repeated="2"/>
          <table:table-cell office:value-type="float" office:value="100.095929709467" calcext:value-type="float">
            <text:p>100.095929709467</text:p>
          </table:table-cell>
          <table:table-cell office:value-type="float" office:value="7.5441077332167" calcext:value-type="float">
            <text:p>7.5441077332167</text:p>
          </table:table-cell>
          <table:table-cell office:value-type="float" office:value="93.5983604500354" calcext:value-type="float">
            <text:p>93.5983604500354</text:p>
          </table:table-cell>
          <table:table-cell table:number-columns-repeated="2"/>
          <table:table-cell office:value-type="float" office:value="0.310586653388441" calcext:value-type="float">
            <text:p>0.310586653388441</text:p>
          </table:table-cell>
          <table:table-cell/>
          <table:table-cell office:value-type="float" office:value="-0.276251480455103" calcext:value-type="float">
            <text:p>-0.276251480455103</text:p>
          </table:table-cell>
          <table:table-cell/>
          <table:table-cell office:value-type="float" office:value="4964" calcext:value-type="float">
            <text:p>4964</text:p>
          </table:table-cell>
          <table:table-cell/>
          <table:table-cell office:value-type="float" office:value="100.095929709467" calcext:value-type="float">
            <text:p>100.095929709467</text:p>
          </table:table-cell>
        </table:table-row>
        <table:table-row table:style-name="ro1">
          <table:table-cell table:number-columns-repeated="2"/>
          <table:table-cell office:value-type="float" office:value="100.096234391929" calcext:value-type="float">
            <text:p>100.096234391929</text:p>
          </table:table-cell>
          <table:table-cell office:value-type="float" office:value="7.54922523395447" calcext:value-type="float">
            <text:p>7.54922523395447</text:p>
          </table:table-cell>
          <table:table-cell office:value-type="float" office:value="93.7197447336307" calcext:value-type="float">
            <text:p>93.7197447336307</text:p>
          </table:table-cell>
          <table:table-cell table:number-columns-repeated="2"/>
          <table:table-cell office:value-type="float" office:value="3.3462648839551" calcext:value-type="float">
            <text:p>3.3462648839551</text:p>
          </table:table-cell>
          <table:table-cell/>
          <table:table-cell office:value-type="float" office:value="-0.47815721446273" calcext:value-type="float">
            <text:p>-0.47815721446273</text:p>
          </table:table-cell>
          <table:table-cell/>
          <table:table-cell office:value-type="float" office:value="10111" calcext:value-type="float">
            <text:p>10111</text:p>
          </table:table-cell>
          <table:table-cell/>
          <table:table-cell office:value-type="float" office:value="100.096234391929" calcext:value-type="float">
            <text:p>100.096234391929</text:p>
          </table:table-cell>
        </table:table-row>
        <table:table-row table:style-name="ro1">
          <table:table-cell table:number-columns-repeated="2"/>
          <table:table-cell office:value-type="float" office:value="100.096319753199" calcext:value-type="float">
            <text:p>100.096319753199</text:p>
          </table:table-cell>
          <table:table-cell office:value-type="float" office:value="7.55236546535344" calcext:value-type="float">
            <text:p>7.55236546535344</text:p>
          </table:table-cell>
          <table:table-cell office:value-type="float" office:value="93.9239984187901" calcext:value-type="float">
            <text:p>93.9239984187901</text:p>
          </table:table-cell>
          <table:table-cell table:number-columns-repeated="2"/>
          <table:table-cell office:value-type="float" office:value="100.100063255184" calcext:value-type="float">
            <text:p>100.100063255184</text:p>
          </table:table-cell>
          <table:table-cell/>
          <table:table-cell office:value-type="float" office:value="-4.87480289139669" calcext:value-type="float">
            <text:p>-4.87480289139669</text:p>
          </table:table-cell>
          <table:table-cell/>
          <table:table-cell office:value-type="float" office:value="47086" calcext:value-type="float">
            <text:p>47086</text:p>
          </table:table-cell>
          <table:table-cell/>
          <table:table-cell office:value-type="float" office:value="100.096319753199" calcext:value-type="float">
            <text:p>100.096319753199</text:p>
          </table:table-cell>
        </table:table-row>
        <table:table-row table:style-name="ro1">
          <table:table-cell table:number-columns-repeated="2"/>
          <table:table-cell office:value-type="float" office:value="100.09655333089" calcext:value-type="float">
            <text:p>100.09655333089</text:p>
          </table:table-cell>
          <table:table-cell office:value-type="float" office:value="7.59359409947705" calcext:value-type="float">
            <text:p>7.59359409947705</text:p>
          </table:table-cell>
          <table:table-cell office:value-type="float" office:value="94.0081450720209" calcext:value-type="float">
            <text:p>94.0081450720209</text:p>
          </table:table-cell>
          <table:table-cell table:number-columns-repeated="2"/>
          <table:table-cell office:value-type="float" office:value="0.97233924384489" calcext:value-type="float">
            <text:p>0.97233924384489</text:p>
          </table:table-cell>
          <table:table-cell/>
          <table:table-cell office:value-type="float" office:value="0.411790712694024" calcext:value-type="float">
            <text:p>0.411790712694024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100.09655333089" calcext:value-type="float">
            <text:p>100.09655333089</text:p>
          </table:table-cell>
        </table:table-row>
        <table:table-row table:style-name="ro1">
          <table:table-cell table:number-columns-repeated="2"/>
          <table:table-cell office:value-type="float" office:value="100.096848682277" calcext:value-type="float">
            <text:p>100.096848682277</text:p>
          </table:table-cell>
          <table:table-cell office:value-type="float" office:value="7.61436981166641" calcext:value-type="float">
            <text:p>7.61436981166641</text:p>
          </table:table-cell>
          <table:table-cell office:value-type="float" office:value="94.1065890236937" calcext:value-type="float">
            <text:p>94.1065890236937</text:p>
          </table:table-cell>
          <table:table-cell table:number-columns-repeated="2"/>
          <table:table-cell office:value-type="float" office:value="4.19481046170239" calcext:value-type="float">
            <text:p>4.19481046170239</text:p>
          </table:table-cell>
          <table:table-cell/>
          <table:table-cell office:value-type="float" office:value="0.0183479406545999" calcext:value-type="float">
            <text:p>0.0183479406546</text:p>
          </table:table-cell>
          <table:table-cell/>
          <table:table-cell office:value-type="float" office:value="4387" calcext:value-type="float">
            <text:p>4387</text:p>
          </table:table-cell>
          <table:table-cell/>
          <table:table-cell office:value-type="float" office:value="100.096848682277" calcext:value-type="float">
            <text:p>100.096848682277</text:p>
          </table:table-cell>
        </table:table-row>
        <table:table-row table:style-name="ro1">
          <table:table-cell table:number-columns-repeated="2"/>
          <table:table-cell office:value-type="float" office:value="100.097032449808" calcext:value-type="float">
            <text:p>100.097032449808</text:p>
          </table:table-cell>
          <table:table-cell office:value-type="float" office:value="7.62079855001586" calcext:value-type="float">
            <text:p>7.62079855001586</text:p>
          </table:table-cell>
          <table:table-cell office:value-type="float" office:value="94.2350172587034" calcext:value-type="float">
            <text:p>94.2350172587034</text:p>
          </table:table-cell>
          <table:table-cell table:number-columns-repeated="2"/>
          <table:table-cell office:value-type="float" office:value="8.32178615346777" calcext:value-type="float">
            <text:p>8.32178615346777</text:p>
          </table:table-cell>
          <table:table-cell/>
          <table:table-cell office:value-type="float" office:value="-0.811110659493932" calcext:value-type="float">
            <text:p>-0.811110659493932</text:p>
          </table:table-cell>
          <table:table-cell/>
          <table:table-cell office:value-type="float" office:value="7420" calcext:value-type="float">
            <text:p>7420</text:p>
          </table:table-cell>
          <table:table-cell/>
          <table:table-cell office:value-type="float" office:value="100.097032449808" calcext:value-type="float">
            <text:p>100.097032449808</text:p>
          </table:table-cell>
        </table:table-row>
        <table:table-row table:style-name="ro1">
          <table:table-cell table:number-columns-repeated="2"/>
          <table:table-cell office:value-type="float" office:value="100.097208112573" calcext:value-type="float">
            <text:p>100.097208112573</text:p>
          </table:table-cell>
          <table:table-cell office:value-type="float" office:value="7.64938185953481" calcext:value-type="float">
            <text:p>7.64938185953481</text:p>
          </table:table-cell>
          <table:table-cell office:value-type="float" office:value="94.3931111938725" calcext:value-type="float">
            <text:p>94.3931111938725</text:p>
          </table:table-cell>
          <table:table-cell table:number-columns-repeated="2"/>
          <table:table-cell office:value-type="float" office:value="100.104185240901" calcext:value-type="float">
            <text:p>100.104185240901</text:p>
          </table:table-cell>
          <table:table-cell/>
          <table:table-cell office:value-type="float" office:value="-2.84357889129264" calcext:value-type="float">
            <text:p>-2.84357889129264</text:p>
          </table:table-cell>
          <table:table-cell/>
          <table:table-cell office:value-type="float" office:value="47035" calcext:value-type="float">
            <text:p>47035</text:p>
          </table:table-cell>
          <table:table-cell/>
          <table:table-cell office:value-type="float" office:value="100.097208112573" calcext:value-type="float">
            <text:p>100.097208112573</text:p>
          </table:table-cell>
        </table:table-row>
        <table:table-row table:style-name="ro1">
          <table:table-cell table:number-columns-repeated="2"/>
          <table:table-cell office:value-type="float" office:value="100.097212461535" calcext:value-type="float">
            <text:p>100.097212461535</text:p>
          </table:table-cell>
          <table:table-cell office:value-type="float" office:value="7.67782261160195" calcext:value-type="float">
            <text:p>7.67782261160195</text:p>
          </table:table-cell>
          <table:table-cell office:value-type="float" office:value="94.4304367521109" calcext:value-type="float">
            <text:p>94.4304367521109</text:p>
          </table:table-cell>
          <table:table-cell table:number-columns-repeated="2"/>
          <table:table-cell office:value-type="float" office:value="2.18722262182287" calcext:value-type="float">
            <text:p>2.18722262182287</text:p>
          </table:table-cell>
          <table:table-cell/>
          <table:table-cell office:value-type="float" office:value="-0.128723987633606" calcext:value-type="float">
            <text:p>-0.128723987633606</text:p>
          </table:table-cell>
          <table:table-cell/>
          <table:table-cell office:value-type="float" office:value="2222" calcext:value-type="float">
            <text:p>2222</text:p>
          </table:table-cell>
          <table:table-cell/>
          <table:table-cell office:value-type="float" office:value="100.097212461535" calcext:value-type="float">
            <text:p>100.097212461535</text:p>
          </table:table-cell>
        </table:table-row>
        <table:table-row table:style-name="ro1">
          <table:table-cell table:number-columns-repeated="2"/>
          <table:table-cell office:value-type="float" office:value="100.09727540846" calcext:value-type="float">
            <text:p>100.09727540846</text:p>
          </table:table-cell>
          <table:table-cell office:value-type="float" office:value="7.69896450719647" calcext:value-type="float">
            <text:p>7.69896450719647</text:p>
          </table:table-cell>
          <table:table-cell office:value-type="float" office:value="94.5403300170093" calcext:value-type="float">
            <text:p>94.5403300170093</text:p>
          </table:table-cell>
          <table:table-cell table:number-columns-repeated="2"/>
          <table:table-cell office:value-type="float" office:value="5.79560679710089" calcext:value-type="float">
            <text:p>5.79560679710089</text:p>
          </table:table-cell>
          <table:table-cell/>
          <table:table-cell office:value-type="float" office:value="-0.100604010368246" calcext:value-type="float">
            <text:p>-0.100604010368246</text:p>
          </table:table-cell>
          <table:table-cell/>
          <table:table-cell office:value-type="float" office:value="5923" calcext:value-type="float">
            <text:p>5923</text:p>
          </table:table-cell>
          <table:table-cell/>
          <table:table-cell office:value-type="float" office:value="100.09727540846" calcext:value-type="float">
            <text:p>100.09727540846</text:p>
          </table:table-cell>
        </table:table-row>
        <table:table-row table:style-name="ro1">
          <table:table-cell table:number-columns-repeated="2"/>
          <table:table-cell office:value-type="float" office:value="100.097301964379" calcext:value-type="float">
            <text:p>100.097301964379</text:p>
          </table:table-cell>
          <table:table-cell office:value-type="float" office:value="7.70547628582972" calcext:value-type="float">
            <text:p>7.70547628582972</text:p>
          </table:table-cell>
          <table:table-cell office:value-type="float" office:value="94.6702712695761" calcext:value-type="float">
            <text:p>94.6702712695761</text:p>
          </table:table-cell>
          <table:table-cell table:number-columns-repeated="2"/>
          <table:table-cell office:value-type="float" office:value="1.10711302151672" calcext:value-type="float">
            <text:p>1.10711302151672</text:p>
          </table:table-cell>
          <table:table-cell/>
          <table:table-cell office:value-type="float" office:value="-0.00190263912196103" calcext:value-type="float">
            <text:p>-0.001902639121961</text:p>
          </table:table-cell>
          <table:table-cell/>
          <table:table-cell office:value-type="float" office:value="1518" calcext:value-type="float">
            <text:p>1518</text:p>
          </table:table-cell>
          <table:table-cell/>
          <table:table-cell office:value-type="float" office:value="100.097301964379" calcext:value-type="float">
            <text:p>100.097301964379</text:p>
          </table:table-cell>
        </table:table-row>
        <table:table-row table:style-name="ro1">
          <table:table-cell table:number-columns-repeated="2"/>
          <table:table-cell office:value-type="float" office:value="100.097696739236" calcext:value-type="float">
            <text:p>100.097696739236</text:p>
          </table:table-cell>
          <table:table-cell office:value-type="float" office:value="7.7575794788095" calcext:value-type="float">
            <text:p>7.7575794788095</text:p>
          </table:table-cell>
          <table:table-cell office:value-type="float" office:value="94.6842800348326" calcext:value-type="float">
            <text:p>94.6842800348326</text:p>
          </table:table-cell>
          <table:table-cell table:number-columns-repeated="2"/>
          <table:table-cell office:value-type="float" office:value="100.099247334866" calcext:value-type="float">
            <text:p>100.099247334866</text:p>
          </table:table-cell>
          <table:table-cell/>
          <table:table-cell office:value-type="float" office:value="-9.19178381205879" calcext:value-type="float">
            <text:p>-9.19178381205879</text:p>
          </table:table-cell>
          <table:table-cell/>
          <table:table-cell office:value-type="float" office:value="46147" calcext:value-type="float">
            <text:p>46147</text:p>
          </table:table-cell>
          <table:table-cell/>
          <table:table-cell office:value-type="float" office:value="100.097696739236" calcext:value-type="float">
            <text:p>100.097696739236</text:p>
          </table:table-cell>
        </table:table-row>
        <table:table-row table:style-name="ro1">
          <table:table-cell table:number-columns-repeated="2"/>
          <table:table-cell office:value-type="float" office:value="100.097777795814" calcext:value-type="float">
            <text:p>100.097777795814</text:p>
          </table:table-cell>
          <table:table-cell office:value-type="float" office:value="7.76576338014266" calcext:value-type="float">
            <text:p>7.76576338014266</text:p>
          </table:table-cell>
          <table:table-cell office:value-type="float" office:value="94.8596884811035" calcext:value-type="float">
            <text:p>94.8596884811035</text:p>
          </table:table-cell>
          <table:table-cell table:number-columns-repeated="2"/>
          <table:table-cell office:value-type="float" office:value="100.094334162795" calcext:value-type="float">
            <text:p>100.094334162795</text:p>
          </table:table-cell>
          <table:table-cell/>
          <table:table-cell office:value-type="float" office:value="-6.34383619251643" calcext:value-type="float">
            <text:p>-6.34383619251643</text:p>
          </table:table-cell>
          <table:table-cell/>
          <table:table-cell office:value-type="float" office:value="47398" calcext:value-type="float">
            <text:p>47398</text:p>
          </table:table-cell>
          <table:table-cell/>
          <table:table-cell office:value-type="float" office:value="100.097777795814" calcext:value-type="float">
            <text:p>100.097777795814</text:p>
          </table:table-cell>
        </table:table-row>
        <table:table-row table:style-name="ro1">
          <table:table-cell table:number-columns-repeated="2"/>
          <table:table-cell office:value-type="float" office:value="100.098028881619" calcext:value-type="float">
            <text:p>100.098028881619</text:p>
          </table:table-cell>
          <table:table-cell office:value-type="float" office:value="7.78953796251248" calcext:value-type="float">
            <text:p>7.78953796251248</text:p>
          </table:table-cell>
          <table:table-cell office:value-type="float" office:value="95.0890082534886" calcext:value-type="float">
            <text:p>95.0890082534886</text:p>
          </table:table-cell>
          <table:table-cell table:number-columns-repeated="2"/>
          <table:table-cell office:value-type="float" office:value="2.97152840689573" calcext:value-type="float">
            <text:p>2.97152840689573</text:p>
          </table:table-cell>
          <table:table-cell/>
          <table:table-cell office:value-type="float" office:value="0.00667321987559691" calcext:value-type="float">
            <text:p>0.006673219875597</text:p>
          </table:table-cell>
          <table:table-cell/>
          <table:table-cell office:value-type="float" office:value="3232" calcext:value-type="float">
            <text:p>3232</text:p>
          </table:table-cell>
          <table:table-cell/>
          <table:table-cell office:value-type="float" office:value="100.098028881619" calcext:value-type="float">
            <text:p>100.098028881619</text:p>
          </table:table-cell>
        </table:table-row>
        <table:table-row table:style-name="ro1">
          <table:table-cell table:number-columns-repeated="2"/>
          <table:table-cell office:value-type="float" office:value="100.098233479083" calcext:value-type="float">
            <text:p>100.098233479083</text:p>
          </table:table-cell>
          <table:table-cell office:value-type="float" office:value="7.80517345651601" calcext:value-type="float">
            <text:p>7.80517345651601</text:p>
          </table:table-cell>
          <table:table-cell office:value-type="float" office:value="95.1424892292526" calcext:value-type="float">
            <text:p>95.1424892292526</text:p>
          </table:table-cell>
          <table:table-cell table:number-columns-repeated="2"/>
          <table:table-cell office:value-type="float" office:value="0.633109371500331" calcext:value-type="float">
            <text:p>0.633109371500331</text:p>
          </table:table-cell>
          <table:table-cell/>
          <table:table-cell office:value-type="float" office:value="-0.303066508950579" calcext:value-type="float">
            <text:p>-0.303066508950579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100.098233479083" calcext:value-type="float">
            <text:p>100.098233479083</text:p>
          </table:table-cell>
        </table:table-row>
        <table:table-row table:style-name="ro1">
          <table:table-cell table:number-columns-repeated="2"/>
          <table:table-cell office:value-type="float" office:value="100.098437235452" calcext:value-type="float">
            <text:p>100.098437235452</text:p>
          </table:table-cell>
          <table:table-cell office:value-type="float" office:value="7.8227911953037" calcext:value-type="float">
            <text:p>7.8227911953037</text:p>
          </table:table-cell>
          <table:table-cell office:value-type="float" office:value="95.5625317715586" calcext:value-type="float">
            <text:p>95.5625317715586</text:p>
          </table:table-cell>
          <table:table-cell table:number-columns-repeated="2"/>
          <table:table-cell office:value-type="float" office:value="4.30688562158518" calcext:value-type="float">
            <text:p>4.30688562158518</text:p>
          </table:table-cell>
          <table:table-cell/>
          <table:table-cell office:value-type="float" office:value="0.103761886362432" calcext:value-type="float">
            <text:p>0.103761886362432</text:p>
          </table:table-cell>
          <table:table-cell/>
          <table:table-cell office:value-type="float" office:value="4323" calcext:value-type="float">
            <text:p>4323</text:p>
          </table:table-cell>
          <table:table-cell/>
          <table:table-cell office:value-type="float" office:value="100.098437235452" calcext:value-type="float">
            <text:p>100.098437235452</text:p>
          </table:table-cell>
        </table:table-row>
        <table:table-row table:style-name="ro1">
          <table:table-cell table:number-columns-repeated="2"/>
          <table:table-cell office:value-type="float" office:value="100.098599197663" calcext:value-type="float">
            <text:p>100.098599197663</text:p>
          </table:table-cell>
          <table:table-cell office:value-type="float" office:value="7.85524671835595" calcext:value-type="float">
            <text:p>7.85524671835595</text:p>
          </table:table-cell>
          <table:table-cell office:value-type="float" office:value="95.6221900066441" calcext:value-type="float">
            <text:p>95.6221900066441</text:p>
          </table:table-cell>
          <table:table-cell table:number-columns-repeated="2"/>
          <table:table-cell office:value-type="float" office:value="6.5548895034821" calcext:value-type="float">
            <text:p>6.5548895034821</text:p>
          </table:table-cell>
          <table:table-cell/>
          <table:table-cell office:value-type="float" office:value="-0.711478284216909" calcext:value-type="float">
            <text:p>-0.711478284216909</text:p>
          </table:table-cell>
          <table:table-cell/>
          <table:table-cell office:value-type="float" office:value="7526" calcext:value-type="float">
            <text:p>7526</text:p>
          </table:table-cell>
          <table:table-cell/>
          <table:table-cell office:value-type="float" office:value="100.098599197663" calcext:value-type="float">
            <text:p>100.098599197663</text:p>
          </table:table-cell>
        </table:table-row>
        <table:table-row table:style-name="ro1">
          <table:table-cell table:number-columns-repeated="2"/>
          <table:table-cell office:value-type="float" office:value="100.098614437549" calcext:value-type="float">
            <text:p>100.098614437549</text:p>
          </table:table-cell>
          <table:table-cell office:value-type="float" office:value="7.85629436954843" calcext:value-type="float">
            <text:p>7.85629436954843</text:p>
          </table:table-cell>
          <table:table-cell office:value-type="float" office:value="95.769371531446" calcext:value-type="float">
            <text:p>95.769371531446</text:p>
          </table:table-cell>
          <table:table-cell table:number-columns-repeated="2"/>
          <table:table-cell office:value-type="float" office:value="3.29627738514543" calcext:value-type="float">
            <text:p>3.29627738514543</text:p>
          </table:table-cell>
          <table:table-cell/>
          <table:table-cell office:value-type="float" office:value="-0.0707662033458974" calcext:value-type="float">
            <text:p>-0.070766203345897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00.098614437549" calcext:value-type="float">
            <text:p>100.098614437549</text:p>
          </table:table-cell>
        </table:table-row>
        <table:table-row table:style-name="ro1">
          <table:table-cell table:number-columns-repeated="2"/>
          <table:table-cell office:value-type="float" office:value="100.098674581879" calcext:value-type="float">
            <text:p>100.098674581879</text:p>
          </table:table-cell>
          <table:table-cell office:value-type="float" office:value="7.88252245538224" calcext:value-type="float">
            <text:p>7.88252245538224</text:p>
          </table:table-cell>
          <table:table-cell office:value-type="float" office:value="96.1194853242587" calcext:value-type="float">
            <text:p>96.1194853242587</text:p>
          </table:table-cell>
          <table:table-cell table:number-columns-repeated="2"/>
          <table:table-cell office:value-type="float" office:value="100.098599197663" calcext:value-type="float">
            <text:p>100.098599197663</text:p>
          </table:table-cell>
          <table:table-cell/>
          <table:table-cell office:value-type="float" office:value="-6.17931331303378" calcext:value-type="float">
            <text:p>-6.17931331303378</text:p>
          </table:table-cell>
          <table:table-cell/>
          <table:table-cell office:value-type="float" office:value="48075" calcext:value-type="float">
            <text:p>48075</text:p>
          </table:table-cell>
          <table:table-cell/>
          <table:table-cell office:value-type="float" office:value="100.098674581879" calcext:value-type="float">
            <text:p>100.098674581879</text:p>
          </table:table-cell>
        </table:table-row>
        <table:table-row table:style-name="ro1">
          <table:table-cell table:number-columns-repeated="2"/>
          <table:table-cell office:value-type="float" office:value="100.098724175777" calcext:value-type="float">
            <text:p>100.098724175777</text:p>
          </table:table-cell>
          <table:table-cell office:value-type="float" office:value="7.92081356295021" calcext:value-type="float">
            <text:p>7.92081356295021</text:p>
          </table:table-cell>
          <table:table-cell office:value-type="float" office:value="96.1988772378293" calcext:value-type="float">
            <text:p>96.1988772378293</text:p>
          </table:table-cell>
          <table:table-cell table:number-columns-repeated="2"/>
          <table:table-cell office:value-type="float" office:value="100.117373333942" calcext:value-type="float">
            <text:p>100.117373333942</text:p>
          </table:table-cell>
          <table:table-cell/>
          <table:table-cell office:value-type="float" office:value="-3.13725811757332" calcext:value-type="float">
            <text:p>-3.13725811757332</text:p>
          </table:table-cell>
          <table:table-cell/>
          <table:table-cell office:value-type="float" office:value="49364" calcext:value-type="float">
            <text:p>49364</text:p>
          </table:table-cell>
          <table:table-cell/>
          <table:table-cell office:value-type="float" office:value="100.098724175777" calcext:value-type="float">
            <text:p>100.098724175777</text:p>
          </table:table-cell>
        </table:table-row>
        <table:table-row table:style-name="ro1">
          <table:table-cell table:number-columns-repeated="2"/>
          <table:table-cell office:value-type="float" office:value="100.098730847429" calcext:value-type="float">
            <text:p>100.098730847429</text:p>
          </table:table-cell>
          <table:table-cell office:value-type="float" office:value="7.95310586528083" calcext:value-type="float">
            <text:p>7.95310586528083</text:p>
          </table:table-cell>
          <table:table-cell office:value-type="float" office:value="96.2285518786539" calcext:value-type="float">
            <text:p>96.2285518786539</text:p>
          </table:table-cell>
          <table:table-cell table:number-columns-repeated="2"/>
          <table:table-cell office:value-type="float" office:value="6.54608112143079" calcext:value-type="float">
            <text:p>6.54608112143079</text:p>
          </table:table-cell>
          <table:table-cell/>
          <table:table-cell office:value-type="float" office:value="-0.100652418735041" calcext:value-type="float">
            <text:p>-0.100652418735041</text:p>
          </table:table-cell>
          <table:table-cell/>
          <table:table-cell office:value-type="float" office:value="6625" calcext:value-type="float">
            <text:p>6625</text:p>
          </table:table-cell>
          <table:table-cell/>
          <table:table-cell office:value-type="float" office:value="100.098730847429" calcext:value-type="float">
            <text:p>100.098730847429</text:p>
          </table:table-cell>
        </table:table-row>
        <table:table-row table:style-name="ro1">
          <table:table-cell table:number-columns-repeated="2"/>
          <table:table-cell office:value-type="float" office:value="100.098747832347" calcext:value-type="float">
            <text:p>100.098747832347</text:p>
          </table:table-cell>
          <table:table-cell office:value-type="float" office:value="8.04179343925349" calcext:value-type="float">
            <text:p>8.04179343925349</text:p>
          </table:table-cell>
          <table:table-cell office:value-type="float" office:value="96.3034345856114" calcext:value-type="float">
            <text:p>96.3034345856114</text:p>
          </table:table-cell>
          <table:table-cell table:number-columns-repeated="2"/>
          <table:table-cell office:value-type="float" office:value="0.0442814814035628" calcext:value-type="float">
            <text:p>0.044281481403563</text:p>
          </table:table-cell>
          <table:table-cell/>
          <table:table-cell office:value-type="float" office:value="0.0394689126906683" calcext:value-type="float">
            <text:p>0.039468912690668</text:p>
          </table:table-cell>
          <table:table-cell/>
          <table:table-cell office:value-type="float" office:value="2964" calcext:value-type="float">
            <text:p>2964</text:p>
          </table:table-cell>
          <table:table-cell/>
          <table:table-cell office:value-type="float" office:value="100.098747832347" calcext:value-type="float">
            <text:p>100.098747832347</text:p>
          </table:table-cell>
        </table:table-row>
        <table:table-row table:style-name="ro1">
          <table:table-cell table:number-columns-repeated="2"/>
          <table:table-cell office:value-type="float" office:value="100.098904704172" calcext:value-type="float">
            <text:p>100.098904704172</text:p>
          </table:table-cell>
          <table:table-cell office:value-type="float" office:value="8.25423326653076" calcext:value-type="float">
            <text:p>8.25423326653076</text:p>
          </table:table-cell>
          <table:table-cell office:value-type="float" office:value="96.5244265054191" calcext:value-type="float">
            <text:p>96.5244265054191</text:p>
          </table:table-cell>
          <table:table-cell table:number-columns-repeated="2"/>
          <table:table-cell office:value-type="float" office:value="3.62318096866493" calcext:value-type="float">
            <text:p>3.62318096866493</text:p>
          </table:table-cell>
          <table:table-cell/>
          <table:table-cell office:value-type="float" office:value="-0.392887373886301" calcext:value-type="float">
            <text:p>-0.392887373886301</text:p>
          </table:table-cell>
          <table:table-cell/>
          <table:table-cell office:value-type="float" office:value="4066" calcext:value-type="float">
            <text:p>4066</text:p>
          </table:table-cell>
          <table:table-cell/>
          <table:table-cell office:value-type="float" office:value="100.098904704172" calcext:value-type="float">
            <text:p>100.098904704172</text:p>
          </table:table-cell>
        </table:table-row>
        <table:table-row table:style-name="ro1">
          <table:table-cell table:number-columns-repeated="2"/>
          <table:table-cell office:value-type="float" office:value="100.098935349429" calcext:value-type="float">
            <text:p>100.098935349429</text:p>
          </table:table-cell>
          <table:table-cell office:value-type="float" office:value="8.26082537184107" calcext:value-type="float">
            <text:p>8.26082537184107</text:p>
          </table:table-cell>
          <table:table-cell office:value-type="float" office:value="96.9299515754236" calcext:value-type="float">
            <text:p>96.9299515754236</text:p>
          </table:table-cell>
          <table:table-cell table:number-columns-repeated="2"/>
          <table:table-cell office:value-type="float" office:value="0.86003671513046" calcext:value-type="float">
            <text:p>0.86003671513046</text:p>
          </table:table-cell>
          <table:table-cell/>
          <table:table-cell office:value-type="float" office:value="0.00729582565368288" calcext:value-type="float">
            <text:p>0.007295825653683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float" office:value="100.098935349429" calcext:value-type="float">
            <text:p>100.098935349429</text:p>
          </table:table-cell>
        </table:table-row>
        <table:table-row table:style-name="ro1">
          <table:table-cell table:number-columns-repeated="2"/>
          <table:table-cell office:value-type="float" office:value="100.099035946343" calcext:value-type="float">
            <text:p>100.099035946343</text:p>
          </table:table-cell>
          <table:table-cell office:value-type="float" office:value="8.29610441700195" calcext:value-type="float">
            <text:p>8.29610441700195</text:p>
          </table:table-cell>
          <table:table-cell office:value-type="float" office:value="96.9928087099273" calcext:value-type="float">
            <text:p>96.9928087099273</text:p>
          </table:table-cell>
          <table:table-cell table:number-columns-repeated="2"/>
          <table:table-cell office:value-type="float" office:value="2.40901290178743" calcext:value-type="float">
            <text:p>2.40901290178743</text:p>
          </table:table-cell>
          <table:table-cell/>
          <table:table-cell office:value-type="float" office:value="-0.0923185566678088" calcext:value-type="float">
            <text:p>-0.09231855666780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00.099035946343" calcext:value-type="float">
            <text:p>100.099035946343</text:p>
          </table:table-cell>
        </table:table-row>
        <table:table-row table:style-name="ro1">
          <table:table-cell table:number-columns-repeated="2"/>
          <table:table-cell office:value-type="float" office:value="100.099222344992" calcext:value-type="float">
            <text:p>100.099222344992</text:p>
          </table:table-cell>
          <table:table-cell office:value-type="float" office:value="8.33271399762851" calcext:value-type="float">
            <text:p>8.33271399762851</text:p>
          </table:table-cell>
          <table:table-cell office:value-type="float" office:value="97.2231681628456" calcext:value-type="float">
            <text:p>97.2231681628456</text:p>
          </table:table-cell>
          <table:table-cell table:number-columns-repeated="2"/>
          <table:table-cell office:value-type="float" office:value="6.87998859253593" calcext:value-type="float">
            <text:p>6.87998859253593</text:p>
          </table:table-cell>
          <table:table-cell/>
          <table:table-cell office:value-type="float" office:value="-0.0139910740416872" calcext:value-type="float">
            <text:p>-0.013991074041687</text:p>
          </table:table-cell>
          <table:table-cell/>
          <table:table-cell office:value-type="float" office:value="7323" calcext:value-type="float">
            <text:p>7323</text:p>
          </table:table-cell>
          <table:table-cell/>
          <table:table-cell office:value-type="float" office:value="100.099222344992" calcext:value-type="float">
            <text:p>100.099222344992</text:p>
          </table:table-cell>
        </table:table-row>
        <table:table-row table:style-name="ro1">
          <table:table-cell table:number-columns-repeated="2"/>
          <table:table-cell office:value-type="float" office:value="100.099247334866" calcext:value-type="float">
            <text:p>100.099247334866</text:p>
          </table:table-cell>
          <table:table-cell office:value-type="float" office:value="8.35012940954739" calcext:value-type="float">
            <text:p>8.35012940954739</text:p>
          </table:table-cell>
          <table:table-cell office:value-type="float" office:value="97.2375832092547" calcext:value-type="float">
            <text:p>97.2375832092547</text:p>
          </table:table-cell>
          <table:table-cell table:number-columns-repeated="2"/>
          <table:table-cell office:value-type="float" office:value="6.22820666384337" calcext:value-type="float">
            <text:p>6.22820666384337</text:p>
          </table:table-cell>
          <table:table-cell/>
          <table:table-cell office:value-type="float" office:value="-0.282869701767562" calcext:value-type="float">
            <text:p>-0.282869701767562</text:p>
          </table:table-cell>
          <table:table-cell/>
          <table:table-cell office:value-type="float" office:value="5389" calcext:value-type="float">
            <text:p>5389</text:p>
          </table:table-cell>
          <table:table-cell/>
          <table:table-cell office:value-type="float" office:value="100.099247334866" calcext:value-type="float">
            <text:p>100.099247334866</text:p>
          </table:table-cell>
        </table:table-row>
        <table:table-row table:style-name="ro1">
          <table:table-cell table:number-columns-repeated="2"/>
          <table:table-cell office:value-type="float" office:value="100.099590336742" calcext:value-type="float">
            <text:p>100.099590336742</text:p>
          </table:table-cell>
          <table:table-cell office:value-type="float" office:value="8.4081388713806" calcext:value-type="float">
            <text:p>8.4081388713806</text:p>
          </table:table-cell>
          <table:table-cell office:value-type="float" office:value="97.2537495565517" calcext:value-type="float">
            <text:p>97.2537495565517</text:p>
          </table:table-cell>
          <table:table-cell table:number-columns-repeated="2"/>
          <table:table-cell office:value-type="float" office:value="4.09165509166965" calcext:value-type="float">
            <text:p>4.09165509166965</text:p>
          </table:table-cell>
          <table:table-cell/>
          <table:table-cell office:value-type="float" office:value="0.279028887981565" calcext:value-type="float">
            <text:p>0.279028887981565</text:p>
          </table:table-cell>
          <table:table-cell/>
          <table:table-cell office:value-type="float" office:value="3605" calcext:value-type="float">
            <text:p>3605</text:p>
          </table:table-cell>
          <table:table-cell/>
          <table:table-cell office:value-type="float" office:value="100.099590336742" calcext:value-type="float">
            <text:p>100.099590336742</text:p>
          </table:table-cell>
        </table:table-row>
        <table:table-row table:style-name="ro1">
          <table:table-cell table:number-columns-repeated="2"/>
          <table:table-cell office:value-type="float" office:value="100.099672384254" calcext:value-type="float">
            <text:p>100.099672384254</text:p>
          </table:table-cell>
          <table:table-cell office:value-type="float" office:value="8.4788235348958" calcext:value-type="float">
            <text:p>8.4788235348958</text:p>
          </table:table-cell>
          <table:table-cell office:value-type="float" office:value="97.2950646222766" calcext:value-type="float">
            <text:p>97.2950646222766</text:p>
          </table:table-cell>
          <table:table-cell table:number-columns-repeated="2"/>
          <table:table-cell office:value-type="float" office:value="100.101297260123" calcext:value-type="float">
            <text:p>100.101297260123</text:p>
          </table:table-cell>
          <table:table-cell/>
          <table:table-cell office:value-type="float" office:value="-6.46912299153817" calcext:value-type="float">
            <text:p>-6.46912299153817</text:p>
          </table:table-cell>
          <table:table-cell/>
          <table:table-cell office:value-type="float" office:value="47934" calcext:value-type="float">
            <text:p>47934</text:p>
          </table:table-cell>
          <table:table-cell/>
          <table:table-cell office:value-type="float" office:value="100.099672384254" calcext:value-type="float">
            <text:p>100.099672384254</text:p>
          </table:table-cell>
        </table:table-row>
        <table:table-row table:style-name="ro1">
          <table:table-cell table:number-columns-repeated="2"/>
          <table:table-cell office:value-type="float" office:value="100.099725066678" calcext:value-type="float">
            <text:p>100.099725066678</text:p>
          </table:table-cell>
          <table:table-cell office:value-type="float" office:value="8.47944244361943" calcext:value-type="float">
            <text:p>8.47944244361943</text:p>
          </table:table-cell>
          <table:table-cell office:value-type="float" office:value="97.4311934808052" calcext:value-type="float">
            <text:p>97.4311934808052</text:p>
          </table:table-cell>
          <table:table-cell table:number-columns-repeated="2"/>
          <table:table-cell office:value-type="float" office:value="7.12556356994181" calcext:value-type="float">
            <text:p>7.12556356994181</text:p>
          </table:table-cell>
          <table:table-cell/>
          <table:table-cell office:value-type="float" office:value="-0.298210585139024" calcext:value-type="float">
            <text:p>-0.298210585139024</text:p>
          </table:table-cell>
          <table:table-cell/>
          <table:table-cell office:value-type="float" office:value="5609" calcext:value-type="float">
            <text:p>5609</text:p>
          </table:table-cell>
          <table:table-cell/>
          <table:table-cell office:value-type="float" office:value="100.099725066678" calcext:value-type="float">
            <text:p>100.099725066678</text:p>
          </table:table-cell>
        </table:table-row>
        <table:table-row table:style-name="ro1">
          <table:table-cell table:number-columns-repeated="2"/>
          <table:table-cell office:value-type="float" office:value="100.099729714282" calcext:value-type="float">
            <text:p>100.099729714282</text:p>
          </table:table-cell>
          <table:table-cell office:value-type="float" office:value="8.49550773250382" calcext:value-type="float">
            <text:p>8.49550773250382</text:p>
          </table:table-cell>
          <table:table-cell office:value-type="float" office:value="97.4610645039583" calcext:value-type="float">
            <text:p>97.4610645039583</text:p>
          </table:table-cell>
          <table:table-cell table:number-columns-repeated="2"/>
          <table:table-cell office:value-type="float" office:value="7.79978339614509" calcext:value-type="float">
            <text:p>7.79978339614509</text:p>
          </table:table-cell>
          <table:table-cell/>
          <table:table-cell office:value-type="float" office:value="0.696682032185217" calcext:value-type="float">
            <text:p>0.696682032185217</text:p>
          </table:table-cell>
          <table:table-cell/>
          <table:table-cell office:value-type="float" office:value="8524" calcext:value-type="float">
            <text:p>8524</text:p>
          </table:table-cell>
          <table:table-cell/>
          <table:table-cell office:value-type="float" office:value="100.099729714282" calcext:value-type="float">
            <text:p>100.099729714282</text:p>
          </table:table-cell>
        </table:table-row>
        <table:table-row table:style-name="ro1">
          <table:table-cell table:number-columns-repeated="2"/>
          <table:table-cell office:value-type="float" office:value="100.099741373546" calcext:value-type="float">
            <text:p>100.099741373546</text:p>
          </table:table-cell>
          <table:table-cell office:value-type="float" office:value="8.51905795396129" calcext:value-type="float">
            <text:p>8.51905795396129</text:p>
          </table:table-cell>
          <table:table-cell office:value-type="float" office:value="97.494782927221" calcext:value-type="float">
            <text:p>97.494782927221</text:p>
          </table:table-cell>
          <table:table-cell table:number-columns-repeated="2"/>
          <table:table-cell office:value-type="float" office:value="6.94149465286816" calcext:value-type="float">
            <text:p>6.94149465286816</text:p>
          </table:table-cell>
          <table:table-cell/>
          <table:table-cell office:value-type="float" office:value="-0.111218715450482" calcext:value-type="float">
            <text:p>-0.111218715450482</text:p>
          </table:table-cell>
          <table:table-cell/>
          <table:table-cell office:value-type="float" office:value="8783" calcext:value-type="float">
            <text:p>8783</text:p>
          </table:table-cell>
          <table:table-cell/>
          <table:table-cell office:value-type="float" office:value="100.099741373546" calcext:value-type="float">
            <text:p>100.099741373546</text:p>
          </table:table-cell>
        </table:table-row>
        <table:table-row table:style-name="ro1">
          <table:table-cell table:number-columns-repeated="2"/>
          <table:table-cell office:value-type="float" office:value="100.099793202461" calcext:value-type="float">
            <text:p>100.099793202461</text:p>
          </table:table-cell>
          <table:table-cell office:value-type="float" office:value="8.55928656001819" calcext:value-type="float">
            <text:p>8.55928656001819</text:p>
          </table:table-cell>
          <table:table-cell office:value-type="float" office:value="97.6371551881559" calcext:value-type="float">
            <text:p>97.6371551881559</text:p>
          </table:table-cell>
          <table:table-cell table:number-columns-repeated="2"/>
          <table:table-cell office:value-type="float" office:value="2.5004449572318" calcext:value-type="float">
            <text:p>2.5004449572318</text:p>
          </table:table-cell>
          <table:table-cell/>
          <table:table-cell office:value-type="float" office:value="-0.590376248385334" calcext:value-type="float">
            <text:p>-0.590376248385334</text:p>
          </table:table-cell>
          <table:table-cell/>
          <table:table-cell office:value-type="float" office:value="3714" calcext:value-type="float">
            <text:p>3714</text:p>
          </table:table-cell>
          <table:table-cell/>
          <table:table-cell office:value-type="float" office:value="100.099793202461" calcext:value-type="float">
            <text:p>100.099793202461</text:p>
          </table:table-cell>
        </table:table-row>
        <table:table-row table:style-name="ro1">
          <table:table-cell table:number-columns-repeated="2"/>
          <table:table-cell office:value-type="float" office:value="100.099987559597" calcext:value-type="float">
            <text:p>100.099987559597</text:p>
          </table:table-cell>
          <table:table-cell office:value-type="float" office:value="8.59541599913439" calcext:value-type="float">
            <text:p>8.59541599913439</text:p>
          </table:table-cell>
          <table:table-cell office:value-type="float" office:value="97.6504616767038" calcext:value-type="float">
            <text:p>97.6504616767038</text:p>
          </table:table-cell>
          <table:table-cell table:number-columns-repeated="2"/>
          <table:table-cell office:value-type="float" office:value="1.95758748999443" calcext:value-type="float">
            <text:p>1.95758748999443</text:p>
          </table:table-cell>
          <table:table-cell/>
          <table:table-cell office:value-type="float" office:value="0.211873507287698" calcext:value-type="float">
            <text:p>0.211873507287698</text:p>
          </table:table-cell>
          <table:table-cell/>
          <table:table-cell office:value-type="float" office:value="1698" calcext:value-type="float">
            <text:p>1698</text:p>
          </table:table-cell>
          <table:table-cell/>
          <table:table-cell office:value-type="float" office:value="100.099987559597" calcext:value-type="float">
            <text:p>100.099987559597</text:p>
          </table:table-cell>
        </table:table-row>
        <table:table-row table:style-name="ro1">
          <table:table-cell table:number-columns-repeated="2"/>
          <table:table-cell office:value-type="float" office:value="100.100063255184" calcext:value-type="float">
            <text:p>100.100063255184</text:p>
          </table:table-cell>
          <table:table-cell office:value-type="float" office:value="8.69562701090722" calcext:value-type="float">
            <text:p>8.69562701090722</text:p>
          </table:table-cell>
          <table:table-cell office:value-type="float" office:value="98.2670843751846" calcext:value-type="float">
            <text:p>98.2670843751846</text:p>
          </table:table-cell>
          <table:table-cell table:number-columns-repeated="2"/>
          <table:table-cell office:value-type="float" office:value="2.99318685545557" calcext:value-type="float">
            <text:p>2.99318685545557</text:p>
          </table:table-cell>
          <table:table-cell/>
          <table:table-cell office:value-type="float" office:value="-0.747829058421438" calcext:value-type="float">
            <text:p>-0.747829058421438</text:p>
          </table:table-cell>
          <table:table-cell/>
          <table:table-cell office:value-type="float" office:value="2705" calcext:value-type="float">
            <text:p>2705</text:p>
          </table:table-cell>
          <table:table-cell/>
          <table:table-cell office:value-type="float" office:value="100.100063255184" calcext:value-type="float">
            <text:p>100.100063255184</text:p>
          </table:table-cell>
        </table:table-row>
        <table:table-row table:style-name="ro1">
          <table:table-cell table:number-columns-repeated="2"/>
          <table:table-cell office:value-type="float" office:value="100.100195934613" calcext:value-type="float">
            <text:p>100.100195934613</text:p>
          </table:table-cell>
          <table:table-cell office:value-type="float" office:value="8.69903880182011" calcext:value-type="float">
            <text:p>8.69903880182011</text:p>
          </table:table-cell>
          <table:table-cell office:value-type="float" office:value="98.2938935690997" calcext:value-type="float">
            <text:p>98.2938935690997</text:p>
          </table:table-cell>
          <table:table-cell table:number-columns-repeated="2"/>
          <table:table-cell office:value-type="float" office:value="4.87403887810208" calcext:value-type="float">
            <text:p>4.87403887810208</text:p>
          </table:table-cell>
          <table:table-cell/>
          <table:table-cell office:value-type="float" office:value="-0.149694724190502" calcext:value-type="float">
            <text:p>-0.149694724190502</text:p>
          </table:table-cell>
          <table:table-cell/>
          <table:table-cell office:value-type="float" office:value="6595" calcext:value-type="float">
            <text:p>6595</text:p>
          </table:table-cell>
          <table:table-cell/>
          <table:table-cell office:value-type="float" office:value="100.100195934613" calcext:value-type="float">
            <text:p>100.100195934613</text:p>
          </table:table-cell>
        </table:table-row>
        <table:table-row table:style-name="ro1">
          <table:table-cell table:number-columns-repeated="2"/>
          <table:table-cell office:value-type="float" office:value="100.100320376858" calcext:value-type="float">
            <text:p>100.100320376858</text:p>
          </table:table-cell>
          <table:table-cell office:value-type="float" office:value="8.81698310612064" calcext:value-type="float">
            <text:p>8.81698310612064</text:p>
          </table:table-cell>
          <table:table-cell office:value-type="float" office:value="98.6907585097116" calcext:value-type="float">
            <text:p>98.6907585097116</text:p>
          </table:table-cell>
          <table:table-cell table:number-columns-repeated="2"/>
          <table:table-cell office:value-type="float" office:value="3.4582050487411" calcext:value-type="float">
            <text:p>3.4582050487411</text:p>
          </table:table-cell>
          <table:table-cell/>
          <table:table-cell office:value-type="float" office:value="-0.56596623080348" calcext:value-type="float">
            <text:p>-0.56596623080348</text:p>
          </table:table-cell>
          <table:table-cell/>
          <table:table-cell office:value-type="float" office:value="2849" calcext:value-type="float">
            <text:p>2849</text:p>
          </table:table-cell>
          <table:table-cell/>
          <table:table-cell office:value-type="float" office:value="100.100320376858" calcext:value-type="float">
            <text:p>100.100320376858</text:p>
          </table:table-cell>
        </table:table-row>
        <table:table-row table:style-name="ro1">
          <table:table-cell table:number-columns-repeated="2"/>
          <table:table-cell office:value-type="float" office:value="100.100361836285" calcext:value-type="float">
            <text:p>100.100361836285</text:p>
          </table:table-cell>
          <table:table-cell office:value-type="float" office:value="8.8252671607468" calcext:value-type="float">
            <text:p>8.8252671607468</text:p>
          </table:table-cell>
          <table:table-cell office:value-type="float" office:value="98.7382643783111" calcext:value-type="float">
            <text:p>98.7382643783111</text:p>
          </table:table-cell>
          <table:table-cell table:number-columns-repeated="2"/>
          <table:table-cell office:value-type="float" office:value="7.44076551892982" calcext:value-type="float">
            <text:p>7.44076551892982</text:p>
          </table:table-cell>
          <table:table-cell/>
          <table:table-cell office:value-type="float" office:value="-0.599699786536238" calcext:value-type="float">
            <text:p>-0.599699786536238</text:p>
          </table:table-cell>
          <table:table-cell/>
          <table:table-cell office:value-type="float" office:value="7050" calcext:value-type="float">
            <text:p>7050</text:p>
          </table:table-cell>
          <table:table-cell/>
          <table:table-cell office:value-type="float" office:value="100.100361836285" calcext:value-type="float">
            <text:p>100.100361836285</text:p>
          </table:table-cell>
        </table:table-row>
        <table:table-row table:style-name="ro1">
          <table:table-cell table:number-columns-repeated="2"/>
          <table:table-cell office:value-type="float" office:value="100.100400838662" calcext:value-type="float">
            <text:p>100.100400838662</text:p>
          </table:table-cell>
          <table:table-cell office:value-type="float" office:value="8.83188274138743" calcext:value-type="float">
            <text:p>8.83188274138743</text:p>
          </table:table-cell>
          <table:table-cell office:value-type="float" office:value="98.7391592726977" calcext:value-type="float">
            <text:p>98.7391592726977</text:p>
          </table:table-cell>
          <table:table-cell table:number-columns-repeated="2"/>
          <table:table-cell office:value-type="float" office:value="-0.0786838009571819" calcext:value-type="float">
            <text:p>-0.078683800957182</text:p>
          </table:table-cell>
          <table:table-cell/>
          <table:table-cell office:value-type="float" office:value="-0.234119595167591" calcext:value-type="float">
            <text:p>-0.234119595167591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100.100400838662" calcext:value-type="float">
            <text:p>100.100400838662</text:p>
          </table:table-cell>
        </table:table-row>
        <table:table-row table:style-name="ro1">
          <table:table-cell table:number-columns-repeated="2"/>
          <table:table-cell office:value-type="float" office:value="100.100550972331" calcext:value-type="float">
            <text:p>100.100550972331</text:p>
          </table:table-cell>
          <table:table-cell office:value-type="float" office:value="8.96479324945361" calcext:value-type="float">
            <text:p>8.96479324945361</text:p>
          </table:table-cell>
          <table:table-cell office:value-type="float" office:value="99.0525526857424" calcext:value-type="float">
            <text:p>99.0525526857424</text:p>
          </table:table-cell>
          <table:table-cell table:number-columns-repeated="2"/>
          <table:table-cell office:value-type="float" office:value="1.31348046214592" calcext:value-type="float">
            <text:p>1.31348046214592</text:p>
          </table:table-cell>
          <table:table-cell/>
          <table:table-cell office:value-type="float" office:value="0.0178425859649572" calcext:value-type="float">
            <text:p>0.017842585964957</text:p>
          </table:table-cell>
          <table:table-cell/>
          <table:table-cell office:value-type="float" office:value="1845" calcext:value-type="float">
            <text:p>1845</text:p>
          </table:table-cell>
          <table:table-cell/>
          <table:table-cell office:value-type="float" office:value="100.100550972331" calcext:value-type="float">
            <text:p>100.100550972331</text:p>
          </table:table-cell>
        </table:table-row>
        <table:table-row table:style-name="ro1">
          <table:table-cell table:number-columns-repeated="2"/>
          <table:table-cell office:value-type="float" office:value="100.10057471154" calcext:value-type="float">
            <text:p>100.10057471154</text:p>
          </table:table-cell>
          <table:table-cell office:value-type="float" office:value="8.97165360539083" calcext:value-type="float">
            <text:p>8.97165360539083</text:p>
          </table:table-cell>
          <table:table-cell office:value-type="float" office:value="99.0634117560836" calcext:value-type="float">
            <text:p>99.0634117560836</text:p>
          </table:table-cell>
          <table:table-cell table:number-columns-repeated="2"/>
          <table:table-cell office:value-type="float" office:value="4.94915392153122" calcext:value-type="float">
            <text:p>4.94915392153122</text:p>
          </table:table-cell>
          <table:table-cell/>
          <table:table-cell office:value-type="float" office:value="-0.511831016886326" calcext:value-type="float">
            <text:p>-0.511831016886326</text:p>
          </table:table-cell>
          <table:table-cell/>
          <table:table-cell office:value-type="float" office:value="4943" calcext:value-type="float">
            <text:p>4943</text:p>
          </table:table-cell>
          <table:table-cell/>
          <table:table-cell office:value-type="float" office:value="100.10057471154" calcext:value-type="float">
            <text:p>100.10057471154</text:p>
          </table:table-cell>
        </table:table-row>
        <table:table-row table:style-name="ro1">
          <table:table-cell table:number-columns-repeated="2"/>
          <table:table-cell office:value-type="float" office:value="100.10073492545" calcext:value-type="float">
            <text:p>100.10073492545</text:p>
          </table:table-cell>
          <table:table-cell office:value-type="float" office:value="8.97350408781321" calcext:value-type="float">
            <text:p>8.97350408781321</text:p>
          </table:table-cell>
          <table:table-cell office:value-type="float" office:value="99.0684610640627" calcext:value-type="float">
            <text:p>99.0684610640627</text:p>
          </table:table-cell>
          <table:table-cell table:number-columns-repeated="2"/>
          <table:table-cell office:value-type="float" office:value="3.11088951425066" calcext:value-type="float">
            <text:p>3.11088951425066</text:p>
          </table:table-cell>
          <table:table-cell/>
          <table:table-cell office:value-type="float" office:value="-0.0246924141964124" calcext:value-type="float">
            <text:p>-0.024692414196412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100.10073492545" calcext:value-type="float">
            <text:p>100.10073492545</text:p>
          </table:table-cell>
        </table:table-row>
        <table:table-row table:style-name="ro1">
          <table:table-cell table:number-columns-repeated="2"/>
          <table:table-cell office:value-type="float" office:value="100.100765151591" calcext:value-type="float">
            <text:p>100.100765151591</text:p>
          </table:table-cell>
          <table:table-cell office:value-type="float" office:value="8.97992935376074" calcext:value-type="float">
            <text:p>8.97992935376074</text:p>
          </table:table-cell>
          <table:table-cell office:value-type="float" office:value="99.4551983109129" calcext:value-type="float">
            <text:p>99.4551983109129</text:p>
          </table:table-cell>
          <table:table-cell table:number-columns-repeated="2"/>
          <table:table-cell office:value-type="float" office:value="1.67267915630642" calcext:value-type="float">
            <text:p>1.67267915630642</text:p>
          </table:table-cell>
          <table:table-cell/>
          <table:table-cell office:value-type="float" office:value="-0.650233742991126" calcext:value-type="float">
            <text:p>-0.650233742991126</text:p>
          </table:table-cell>
          <table:table-cell/>
          <table:table-cell office:value-type="float" office:value="1758" calcext:value-type="float">
            <text:p>1758</text:p>
          </table:table-cell>
          <table:table-cell/>
          <table:table-cell office:value-type="float" office:value="100.100765151591" calcext:value-type="float">
            <text:p>100.100765151591</text:p>
          </table:table-cell>
        </table:table-row>
        <table:table-row table:style-name="ro1">
          <table:table-cell table:number-columns-repeated="2"/>
          <table:table-cell office:value-type="float" office:value="100.101123467336" calcext:value-type="float">
            <text:p>100.101123467336</text:p>
          </table:table-cell>
          <table:table-cell office:value-type="float" office:value="9.00758628544315" calcext:value-type="float">
            <text:p>9.00758628544315</text:p>
          </table:table-cell>
          <table:table-cell office:value-type="float" office:value="99.4846445125403" calcext:value-type="float">
            <text:p>99.4846445125403</text:p>
          </table:table-cell>
          <table:table-cell table:number-columns-repeated="2"/>
          <table:table-cell office:value-type="float" office:value="6.9255758177979" calcext:value-type="float">
            <text:p>6.9255758177979</text:p>
          </table:table-cell>
          <table:table-cell/>
          <table:table-cell office:value-type="float" office:value="-0.33800554656478" calcext:value-type="float">
            <text:p>-0.33800554656478</text:p>
          </table:table-cell>
          <table:table-cell/>
          <table:table-cell office:value-type="float" office:value="16319" calcext:value-type="float">
            <text:p>16319</text:p>
          </table:table-cell>
          <table:table-cell/>
          <table:table-cell office:value-type="float" office:value="100.101123467336" calcext:value-type="float">
            <text:p>100.101123467336</text:p>
          </table:table-cell>
        </table:table-row>
        <table:table-row table:style-name="ro1">
          <table:table-cell table:number-columns-repeated="2"/>
          <table:table-cell office:value-type="float" office:value="100.101190498362" calcext:value-type="float">
            <text:p>100.101190498362</text:p>
          </table:table-cell>
          <table:table-cell office:value-type="float" office:value="9.0212827164822" calcext:value-type="float">
            <text:p>9.0212827164822</text:p>
          </table:table-cell>
          <table:table-cell office:value-type="float" office:value="99.5811539738182" calcext:value-type="float">
            <text:p>99.5811539738182</text:p>
          </table:table-cell>
          <table:table-cell table:number-columns-repeated="2"/>
          <table:table-cell office:value-type="float" office:value="1.3201040009344" calcext:value-type="float">
            <text:p>1.3201040009344</text:p>
          </table:table-cell>
          <table:table-cell/>
          <table:table-cell office:value-type="float" office:value="-0.173076956268226" calcext:value-type="float">
            <text:p>-0.173076956268226</text:p>
          </table:table-cell>
          <table:table-cell/>
          <table:table-cell office:value-type="float" office:value="1325" calcext:value-type="float">
            <text:p>1325</text:p>
          </table:table-cell>
          <table:table-cell/>
          <table:table-cell office:value-type="float" office:value="100.101190498362" calcext:value-type="float">
            <text:p>100.101190498362</text:p>
          </table:table-cell>
        </table:table-row>
        <table:table-row table:style-name="ro1">
          <table:table-cell table:number-columns-repeated="2"/>
          <table:table-cell office:value-type="float" office:value="100.101297260123" calcext:value-type="float">
            <text:p>100.101297260123</text:p>
          </table:table-cell>
          <table:table-cell office:value-type="float" office:value="9.04149842360526" calcext:value-type="float">
            <text:p>9.04149842360526</text:p>
          </table:table-cell>
          <table:table-cell office:value-type="float" office:value="99.5956619462847" calcext:value-type="float">
            <text:p>99.5956619462847</text:p>
          </table:table-cell>
          <table:table-cell table:number-columns-repeated="2"/>
          <table:table-cell office:value-type="float" office:value="0.150886698345357" calcext:value-type="float">
            <text:p>0.150886698345357</text:p>
          </table:table-cell>
          <table:table-cell/>
          <table:table-cell office:value-type="float" office:value="-0.144744540094552" calcext:value-type="float">
            <text:p>-0.144744540094552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100.101297260123" calcext:value-type="float">
            <text:p>100.101297260123</text:p>
          </table:table-cell>
        </table:table-row>
        <table:table-row table:style-name="ro1">
          <table:table-cell table:number-columns-repeated="2"/>
          <table:table-cell office:value-type="float" office:value="100.101446763876" calcext:value-type="float">
            <text:p>100.101446763876</text:p>
          </table:table-cell>
          <table:table-cell office:value-type="float" office:value="9.0442001617997" calcext:value-type="float">
            <text:p>9.0442001617997</text:p>
          </table:table-cell>
          <table:table-cell office:value-type="float" office:value="99.6253511369392" calcext:value-type="float">
            <text:p>99.6253511369392</text:p>
          </table:table-cell>
          <table:table-cell table:number-columns-repeated="2"/>
          <table:table-cell office:value-type="float" office:value="4.45934202713446" calcext:value-type="float">
            <text:p>4.45934202713446</text:p>
          </table:table-cell>
          <table:table-cell/>
          <table:table-cell office:value-type="float" office:value="0.00769831962628524" calcext:value-type="float">
            <text:p>0.007698319626285</text:p>
          </table:table-cell>
          <table:table-cell/>
          <table:table-cell office:value-type="float" office:value="4839" calcext:value-type="float">
            <text:p>4839</text:p>
          </table:table-cell>
          <table:table-cell/>
          <table:table-cell office:value-type="float" office:value="100.101446763876" calcext:value-type="float">
            <text:p>100.101446763876</text:p>
          </table:table-cell>
        </table:table-row>
        <table:table-row table:style-name="ro1">
          <table:table-cell table:number-columns-repeated="2"/>
          <table:table-cell office:value-type="float" office:value="100.101858132315" calcext:value-type="float">
            <text:p>100.101858132315</text:p>
          </table:table-cell>
          <table:table-cell office:value-type="float" office:value="9.07747551355297" calcext:value-type="float">
            <text:p>9.07747551355297</text:p>
          </table:table-cell>
          <table:table-cell office:value-type="float" office:value="99.666584968988" calcext:value-type="float">
            <text:p>99.666584968988</text:p>
          </table:table-cell>
          <table:table-cell table:number-columns-repeated="2"/>
          <table:table-cell office:value-type="float" office:value="4.46082070655393" calcext:value-type="float">
            <text:p>4.46082070655393</text:p>
          </table:table-cell>
          <table:table-cell/>
          <table:table-cell office:value-type="float" office:value="0.0334053230052939" calcext:value-type="float">
            <text:p>0.033405323005294</text:p>
          </table:table-cell>
          <table:table-cell/>
          <table:table-cell office:value-type="float" office:value="3667" calcext:value-type="float">
            <text:p>3667</text:p>
          </table:table-cell>
          <table:table-cell/>
          <table:table-cell office:value-type="float" office:value="100.101858132315" calcext:value-type="float">
            <text:p>100.101858132315</text:p>
          </table:table-cell>
        </table:table-row>
        <table:table-row table:style-name="ro1">
          <table:table-cell table:number-columns-repeated="2"/>
          <table:table-cell office:value-type="float" office:value="100.101912462319" calcext:value-type="float">
            <text:p>100.101912462319</text:p>
          </table:table-cell>
          <table:table-cell office:value-type="float" office:value="9.11603686182748" calcext:value-type="float">
            <text:p>9.11603686182748</text:p>
          </table:table-cell>
          <table:table-cell office:value-type="float" office:value="99.6752354955672" calcext:value-type="float">
            <text:p>99.6752354955672</text:p>
          </table:table-cell>
          <table:table-cell table:number-columns-repeated="2"/>
          <table:table-cell office:value-type="float" office:value="0.170227888722158" calcext:value-type="float">
            <text:p>0.170227888722158</text:p>
          </table:table-cell>
          <table:table-cell/>
          <table:table-cell office:value-type="float" office:value="0.156116526094115" calcext:value-type="float">
            <text:p>0.156116526094115</text:p>
          </table:table-cell>
          <table:table-cell/>
          <table:table-cell office:value-type="float" office:value="718" calcext:value-type="float">
            <text:p>718</text:p>
          </table:table-cell>
          <table:table-cell/>
          <table:table-cell office:value-type="float" office:value="100.101912462319" calcext:value-type="float">
            <text:p>100.101912462319</text:p>
          </table:table-cell>
        </table:table-row>
        <table:table-row table:style-name="ro1">
          <table:table-cell table:number-columns-repeated="2"/>
          <table:table-cell office:value-type="float" office:value="100.102220113019" calcext:value-type="float">
            <text:p>100.102220113019</text:p>
          </table:table-cell>
          <table:table-cell office:value-type="float" office:value="63.6903354363021" calcext:value-type="float">
            <text:p>63.6903354363021</text:p>
          </table:table-cell>
          <table:table-cell office:value-type="float" office:value="99.718367213692" calcext:value-type="float">
            <text:p>99.718367213692</text:p>
          </table:table-cell>
          <table:table-cell table:number-columns-repeated="2"/>
          <table:table-cell office:value-type="float" office:value="100.100400838662" calcext:value-type="float">
            <text:p>100.100400838662</text:p>
          </table:table-cell>
          <table:table-cell/>
          <table:table-cell office:value-type="float" office:value="-6.64707126208965" calcext:value-type="float">
            <text:p>-6.64707126208965</text:p>
          </table:table-cell>
          <table:table-cell/>
          <table:table-cell office:value-type="float" office:value="48663" calcext:value-type="float">
            <text:p>48663</text:p>
          </table:table-cell>
          <table:table-cell/>
          <table:table-cell office:value-type="float" office:value="100.102220113019" calcext:value-type="float">
            <text:p>100.102220113019</text:p>
          </table:table-cell>
        </table:table-row>
        <table:table-row table:style-name="ro1">
          <table:table-cell table:number-columns-repeated="2"/>
          <table:table-cell office:value-type="float" office:value="100.102429906326" calcext:value-type="float">
            <text:p>100.102429906326</text:p>
          </table:table-cell>
          <table:table-cell office:value-type="float" office:value="71.4651087990838" calcext:value-type="float">
            <text:p>71.4651087990838</text:p>
          </table:table-cell>
          <table:table-cell office:value-type="float" office:value="99.768279670003" calcext:value-type="float">
            <text:p>99.768279670003</text:p>
          </table:table-cell>
          <table:table-cell table:number-columns-repeated="2"/>
          <table:table-cell office:value-type="float" office:value="3.31589972250258" calcext:value-type="float">
            <text:p>3.31589972250258</text:p>
          </table:table-cell>
          <table:table-cell/>
          <table:table-cell office:value-type="float" office:value="-0.287549215513224" calcext:value-type="float">
            <text:p>-0.287549215513224</text:p>
          </table:table-cell>
          <table:table-cell/>
          <table:table-cell office:value-type="float" office:value="2787" calcext:value-type="float">
            <text:p>2787</text:p>
          </table:table-cell>
          <table:table-cell/>
          <table:table-cell office:value-type="float" office:value="100.102429906326" calcext:value-type="float">
            <text:p>100.102429906326</text:p>
          </table:table-cell>
        </table:table-row>
        <table:table-row table:style-name="ro1">
          <table:table-cell table:number-columns-repeated="2"/>
          <table:table-cell office:value-type="float" office:value="100.102465889494" calcext:value-type="float">
            <text:p>100.102465889494</text:p>
          </table:table-cell>
          <table:table-cell office:value-type="float" office:value="78.9223856418573" calcext:value-type="float">
            <text:p>78.9223856418573</text:p>
          </table:table-cell>
          <table:table-cell office:value-type="float" office:value="99.8576522792962" calcext:value-type="float">
            <text:p>99.8576522792962</text:p>
          </table:table-cell>
          <table:table-cell table:number-columns-repeated="2"/>
          <table:table-cell office:value-type="float" office:value="7.6443576177695" calcext:value-type="float">
            <text:p>7.6443576177695</text:p>
          </table:table-cell>
          <table:table-cell/>
          <table:table-cell office:value-type="float" office:value="-1.9584224381639" calcext:value-type="float">
            <text:p>-1.9584224381639</text:p>
          </table:table-cell>
          <table:table-cell/>
          <table:table-cell office:value-type="float" office:value="6740" calcext:value-type="float">
            <text:p>6740</text:p>
          </table:table-cell>
          <table:table-cell/>
          <table:table-cell office:value-type="float" office:value="100.102465889494" calcext:value-type="float">
            <text:p>100.102465889494</text:p>
          </table:table-cell>
        </table:table-row>
        <table:table-row table:style-name="ro1">
          <table:table-cell table:number-columns-repeated="2"/>
          <table:table-cell office:value-type="float" office:value="100.102647561487" calcext:value-type="float">
            <text:p>100.102647561487</text:p>
          </table:table-cell>
          <table:table-cell office:value-type="float" office:value="84.9408490092857" calcext:value-type="float">
            <text:p>84.9408490092857</text:p>
          </table:table-cell>
          <table:table-cell office:value-type="float" office:value="99.8652869809779" calcext:value-type="float">
            <text:p>99.8652869809779</text:p>
          </table:table-cell>
          <table:table-cell table:number-columns-repeated="2"/>
          <table:table-cell office:value-type="float" office:value="2.31106052799421" calcext:value-type="float">
            <text:p>2.31106052799421</text:p>
          </table:table-cell>
          <table:table-cell/>
          <table:table-cell office:value-type="float" office:value="-0.536156396022065" calcext:value-type="float">
            <text:p>-0.536156396022065</text:p>
          </table:table-cell>
          <table:table-cell/>
          <table:table-cell office:value-type="float" office:value="1720" calcext:value-type="float">
            <text:p>1720</text:p>
          </table:table-cell>
          <table:table-cell/>
          <table:table-cell office:value-type="float" office:value="100.102647561487" calcext:value-type="float">
            <text:p>100.102647561487</text:p>
          </table:table-cell>
        </table:table-row>
        <table:table-row table:style-name="ro1">
          <table:table-cell table:number-columns-repeated="2"/>
          <table:table-cell office:value-type="float" office:value="100.102755879259" calcext:value-type="float">
            <text:p>100.102755879259</text:p>
          </table:table-cell>
          <table:table-cell office:value-type="float" office:value="93.5537811313025" calcext:value-type="float">
            <text:p>93.5537811313025</text:p>
          </table:table-cell>
          <table:table-cell office:value-type="float" office:value="100.0780904269" calcext:value-type="float">
            <text:p>100.0780904269</text:p>
          </table:table-cell>
          <table:table-cell table:number-columns-repeated="2"/>
          <table:table-cell office:value-type="float" office:value="6.47204741940088" calcext:value-type="float">
            <text:p>6.47204741940088</text:p>
          </table:table-cell>
          <table:table-cell/>
          <table:table-cell office:value-type="float" office:value="-1.21233183569595" calcext:value-type="float">
            <text:p>-1.21233183569595</text:p>
          </table:table-cell>
          <table:table-cell/>
          <table:table-cell office:value-type="float" office:value="6337" calcext:value-type="float">
            <text:p>6337</text:p>
          </table:table-cell>
          <table:table-cell/>
          <table:table-cell office:value-type="float" office:value="100.102755879259" calcext:value-type="float">
            <text:p>100.102755879259</text:p>
          </table:table-cell>
        </table:table-row>
        <table:table-row table:style-name="ro1">
          <table:table-cell table:number-columns-repeated="2"/>
          <table:table-cell office:value-type="float" office:value="100.102785450874" calcext:value-type="float">
            <text:p>100.102785450874</text:p>
          </table:table-cell>
          <table:table-cell office:value-type="float" office:value="94.3496255499031" calcext:value-type="float">
            <text:p>94.3496255499031</text:p>
          </table:table-cell>
          <table:table-cell office:value-type="float" office:value="100.078449133528" calcext:value-type="float">
            <text:p>100.078449133528</text:p>
          </table:table-cell>
          <table:table-cell table:number-columns-repeated="2"/>
          <table:table-cell office:value-type="float" office:value="8.02417483194148" calcext:value-type="float">
            <text:p>8.02417483194148</text:p>
          </table:table-cell>
          <table:table-cell/>
          <table:table-cell office:value-type="float" office:value="-0.399358754984174" calcext:value-type="float">
            <text:p>-0.399358754984174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00.102785450874" calcext:value-type="float">
            <text:p>100.102785450874</text:p>
          </table:table-cell>
        </table:table-row>
        <table:table-row table:style-name="ro1">
          <table:table-cell table:number-columns-repeated="2"/>
          <table:table-cell office:value-type="float" office:value="100.102916617076" calcext:value-type="float">
            <text:p>100.102916617076</text:p>
          </table:table-cell>
          <table:table-cell office:value-type="float" office:value="95.6844660014187" calcext:value-type="float">
            <text:p>95.6844660014187</text:p>
          </table:table-cell>
          <table:table-cell office:value-type="float" office:value="100.079278707194" calcext:value-type="float">
            <text:p>100.079278707194</text:p>
          </table:table-cell>
          <table:table-cell table:number-columns-repeated="2"/>
          <table:table-cell office:value-type="float" office:value="5.8040484865074" calcext:value-type="float">
            <text:p>5.8040484865074</text:p>
          </table:table-cell>
          <table:table-cell/>
          <table:table-cell office:value-type="float" office:value="0.136242113443524" calcext:value-type="float">
            <text:p>0.136242113443524</text:p>
          </table:table-cell>
          <table:table-cell/>
          <table:table-cell office:value-type="float" office:value="4973" calcext:value-type="float">
            <text:p>4973</text:p>
          </table:table-cell>
          <table:table-cell/>
          <table:table-cell office:value-type="float" office:value="100.102916617076" calcext:value-type="float">
            <text:p>100.102916617076</text:p>
          </table:table-cell>
        </table:table-row>
        <table:table-row table:style-name="ro1">
          <table:table-cell table:number-columns-repeated="2"/>
          <table:table-cell office:value-type="float" office:value="100.103030089726" calcext:value-type="float">
            <text:p>100.103030089726</text:p>
          </table:table-cell>
          <table:table-cell office:value-type="float" office:value="98.0847031658357" calcext:value-type="float">
            <text:p>98.0847031658357</text:p>
          </table:table-cell>
          <table:table-cell office:value-type="float" office:value="100.079516380222" calcext:value-type="float">
            <text:p>100.079516380222</text:p>
          </table:table-cell>
          <table:table-cell table:number-columns-repeated="2"/>
          <table:table-cell office:value-type="float" office:value="0.725097106118115" calcext:value-type="float">
            <text:p>0.725097106118115</text:p>
          </table:table-cell>
          <table:table-cell/>
          <table:table-cell office:value-type="float" office:value="0.0812409118946215" calcext:value-type="float">
            <text:p>0.081240911894622</text:p>
          </table:table-cell>
          <table:table-cell/>
          <table:table-cell office:value-type="float" office:value="1601" calcext:value-type="float">
            <text:p>1601</text:p>
          </table:table-cell>
          <table:table-cell/>
          <table:table-cell office:value-type="float" office:value="100.103030089726" calcext:value-type="float">
            <text:p>100.103030089726</text:p>
          </table:table-cell>
        </table:table-row>
        <table:table-row table:style-name="ro1">
          <table:table-cell table:number-columns-repeated="2"/>
          <table:table-cell office:value-type="float" office:value="100.103241020296" calcext:value-type="float">
            <text:p>100.103241020296</text:p>
          </table:table-cell>
          <table:table-cell office:value-type="float" office:value="98.4543869419354" calcext:value-type="float">
            <text:p>98.4543869419354</text:p>
          </table:table-cell>
          <table:table-cell office:value-type="float" office:value="100.079608125928" calcext:value-type="float">
            <text:p>100.079608125928</text:p>
          </table:table-cell>
          <table:table-cell table:number-columns-repeated="2"/>
          <table:table-cell office:value-type="float" office:value="6.71428248113291" calcext:value-type="float">
            <text:p>6.71428248113291</text:p>
          </table:table-cell>
          <table:table-cell/>
          <table:table-cell office:value-type="float" office:value="-0.951651782672618" calcext:value-type="float">
            <text:p>-0.951651782672618</text:p>
          </table:table-cell>
          <table:table-cell/>
          <table:table-cell office:value-type="float" office:value="6716" calcext:value-type="float">
            <text:p>6716</text:p>
          </table:table-cell>
          <table:table-cell/>
          <table:table-cell office:value-type="float" office:value="100.103241020296" calcext:value-type="float">
            <text:p>100.103241020296</text:p>
          </table:table-cell>
        </table:table-row>
        <table:table-row table:style-name="ro1">
          <table:table-cell table:number-columns-repeated="2"/>
          <table:table-cell office:value-type="float" office:value="100.103530680597" calcext:value-type="float">
            <text:p>100.103530680597</text:p>
          </table:table-cell>
          <table:table-cell office:value-type="float" office:value="100.095565945479" calcext:value-type="float">
            <text:p>100.095565945479</text:p>
          </table:table-cell>
          <table:table-cell office:value-type="float" office:value="100.079690839532" calcext:value-type="float">
            <text:p>100.079690839532</text:p>
          </table:table-cell>
          <table:table-cell table:number-columns-repeated="2"/>
          <table:table-cell office:value-type="float" office:value="-0.144885469440041" calcext:value-type="float">
            <text:p>-0.144885469440041</text:p>
          </table:table-cell>
          <table:table-cell/>
          <table:table-cell office:value-type="float" office:value="0.141095076922619" calcext:value-type="float">
            <text:p>0.141095076922619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0.103530680597" calcext:value-type="float">
            <text:p>100.103530680597</text:p>
          </table:table-cell>
        </table:table-row>
        <table:table-row table:style-name="ro1">
          <table:table-cell table:number-columns-repeated="2"/>
          <table:table-cell office:value-type="float" office:value="100.104125585612" calcext:value-type="float">
            <text:p>100.104125585612</text:p>
          </table:table-cell>
          <table:table-cell office:value-type="float" office:value="100.097487641371" calcext:value-type="float">
            <text:p>100.097487641371</text:p>
          </table:table-cell>
          <table:table-cell office:value-type="float" office:value="100.080829338352" calcext:value-type="float">
            <text:p>100.080829338352</text:p>
          </table:table-cell>
          <table:table-cell table:number-columns-repeated="2"/>
          <table:table-cell office:value-type="float" office:value="1.60468359871393" calcext:value-type="float">
            <text:p>1.60468359871393</text:p>
          </table:table-cell>
          <table:table-cell/>
          <table:table-cell office:value-type="float" office:value="-0.16961198409204" calcext:value-type="float">
            <text:p>-0.16961198409204</text:p>
          </table:table-cell>
          <table:table-cell/>
          <table:table-cell office:value-type="float" office:value="1296" calcext:value-type="float">
            <text:p>1296</text:p>
          </table:table-cell>
          <table:table-cell/>
          <table:table-cell office:value-type="float" office:value="100.104125585612" calcext:value-type="float">
            <text:p>100.104125585612</text:p>
          </table:table-cell>
        </table:table-row>
        <table:table-row table:style-name="ro1">
          <table:table-cell table:number-columns-repeated="2"/>
          <table:table-cell office:value-type="float" office:value="100.104185240901" calcext:value-type="float">
            <text:p>100.104185240901</text:p>
          </table:table-cell>
          <table:table-cell office:value-type="float" office:value="100.097711440261" calcext:value-type="float">
            <text:p>100.097711440261</text:p>
          </table:table-cell>
          <table:table-cell office:value-type="float" office:value="100.081230249688" calcext:value-type="float">
            <text:p>100.081230249688</text:p>
          </table:table-cell>
          <table:table-cell table:number-columns-repeated="2"/>
          <table:table-cell office:value-type="float" office:value="3.6727535688594" calcext:value-type="float">
            <text:p>3.6727535688594</text:p>
          </table:table-cell>
          <table:table-cell/>
          <table:table-cell office:value-type="float" office:value="-0.0235736698227465" calcext:value-type="float">
            <text:p>-0.023573669822747</text:p>
          </table:table-cell>
          <table:table-cell/>
          <table:table-cell office:value-type="float" office:value="2909" calcext:value-type="float">
            <text:p>2909</text:p>
          </table:table-cell>
          <table:table-cell/>
          <table:table-cell office:value-type="float" office:value="100.104185240901" calcext:value-type="float">
            <text:p>100.104185240901</text:p>
          </table:table-cell>
        </table:table-row>
        <table:table-row table:style-name="ro1">
          <table:table-cell table:number-columns-repeated="2"/>
          <table:table-cell office:value-type="float" office:value="100.104203764412" calcext:value-type="float">
            <text:p>100.104203764412</text:p>
          </table:table-cell>
          <table:table-cell office:value-type="float" office:value="100.100188897217" calcext:value-type="float">
            <text:p>100.100188897217</text:p>
          </table:table-cell>
          <table:table-cell office:value-type="float" office:value="100.081979674774" calcext:value-type="float">
            <text:p>100.081979674774</text:p>
          </table:table-cell>
          <table:table-cell table:number-columns-repeated="2"/>
          <table:table-cell office:value-type="float" office:value="3.02273711246704" calcext:value-type="float">
            <text:p>3.02273711246704</text:p>
          </table:table-cell>
          <table:table-cell/>
          <table:table-cell office:value-type="float" office:value="0.347867476363855" calcext:value-type="float">
            <text:p>0.347867476363855</text:p>
          </table:table-cell>
          <table:table-cell/>
          <table:table-cell office:value-type="float" office:value="2227" calcext:value-type="float">
            <text:p>2227</text:p>
          </table:table-cell>
          <table:table-cell/>
          <table:table-cell office:value-type="float" office:value="100.104203764412" calcext:value-type="float">
            <text:p>100.104203764412</text:p>
          </table:table-cell>
        </table:table-row>
        <table:table-row table:style-name="ro1">
          <table:table-cell table:number-columns-repeated="2"/>
          <table:table-cell office:value-type="float" office:value="100.104804985801" calcext:value-type="float">
            <text:p>100.104804985801</text:p>
          </table:table-cell>
          <table:table-cell office:value-type="float" office:value="100.100363944471" calcext:value-type="float">
            <text:p>100.100363944471</text:p>
          </table:table-cell>
          <table:table-cell office:value-type="float" office:value="100.082340371969" calcext:value-type="float">
            <text:p>100.082340371969</text:p>
          </table:table-cell>
          <table:table-cell table:number-columns-repeated="2"/>
          <table:table-cell office:value-type="float" office:value="3.50419780499909" calcext:value-type="float">
            <text:p>3.50419780499909</text:p>
          </table:table-cell>
          <table:table-cell/>
          <table:table-cell office:value-type="float" office:value="-0.347195254263899" calcext:value-type="float">
            <text:p>-0.347195254263899</text:p>
          </table:table-cell>
          <table:table-cell/>
          <table:table-cell office:value-type="float" office:value="2861" calcext:value-type="float">
            <text:p>2861</text:p>
          </table:table-cell>
          <table:table-cell/>
          <table:table-cell office:value-type="float" office:value="100.104804985801" calcext:value-type="float">
            <text:p>100.104804985801</text:p>
          </table:table-cell>
        </table:table-row>
        <table:table-row table:style-name="ro1">
          <table:table-cell table:number-columns-repeated="2"/>
          <table:table-cell office:value-type="float" office:value="100.10499937733" calcext:value-type="float">
            <text:p>100.10499937733</text:p>
          </table:table-cell>
          <table:table-cell office:value-type="float" office:value="100.101421652732" calcext:value-type="float">
            <text:p>100.101421652732</text:p>
          </table:table-cell>
          <table:table-cell office:value-type="float" office:value="100.082477238515" calcext:value-type="float">
            <text:p>100.082477238515</text:p>
          </table:table-cell>
          <table:table-cell table:number-columns-repeated="2"/>
          <table:table-cell office:value-type="float" office:value="6.13693152644275" calcext:value-type="float">
            <text:p>6.13693152644275</text:p>
          </table:table-cell>
          <table:table-cell/>
          <table:table-cell office:value-type="float" office:value="-0.234227424017495" calcext:value-type="float">
            <text:p>-0.234227424017495</text:p>
          </table:table-cell>
          <table:table-cell/>
          <table:table-cell office:value-type="float" office:value="5245" calcext:value-type="float">
            <text:p>5245</text:p>
          </table:table-cell>
          <table:table-cell/>
          <table:table-cell office:value-type="float" office:value="100.10499937733" calcext:value-type="float">
            <text:p>100.10499937733</text:p>
          </table:table-cell>
        </table:table-row>
        <table:table-row table:style-name="ro1">
          <table:table-cell table:number-columns-repeated="2"/>
          <table:table-cell office:value-type="float" office:value="100.105091134527" calcext:value-type="float">
            <text:p>100.105091134527</text:p>
          </table:table-cell>
          <table:table-cell office:value-type="float" office:value="100.101582020909" calcext:value-type="float">
            <text:p>100.101582020909</text:p>
          </table:table-cell>
          <table:table-cell office:value-type="float" office:value="100.082762523608" calcext:value-type="float">
            <text:p>100.082762523608</text:p>
          </table:table-cell>
          <table:table-cell table:number-columns-repeated="2"/>
          <table:table-cell office:value-type="float" office:value="5.3077355551867" calcext:value-type="float">
            <text:p>5.3077355551867</text:p>
          </table:table-cell>
          <table:table-cell/>
          <table:table-cell office:value-type="float" office:value="-0.154699706759218" calcext:value-type="float">
            <text:p>-0.154699706759218</text:p>
          </table:table-cell>
          <table:table-cell/>
          <table:table-cell office:value-type="float" office:value="4490" calcext:value-type="float">
            <text:p>4490</text:p>
          </table:table-cell>
          <table:table-cell/>
          <table:table-cell office:value-type="float" office:value="100.105091134527" calcext:value-type="float">
            <text:p>100.105091134527</text:p>
          </table:table-cell>
        </table:table-row>
        <table:table-row table:style-name="ro1">
          <table:table-cell table:number-columns-repeated="2"/>
          <table:table-cell office:value-type="float" office:value="100.105206621692" calcext:value-type="float">
            <text:p>100.105206621692</text:p>
          </table:table-cell>
          <table:table-cell office:value-type="float" office:value="100.101588864136" calcext:value-type="float">
            <text:p>100.101588864136</text:p>
          </table:table-cell>
          <table:table-cell office:value-type="float" office:value="100.082815207394" calcext:value-type="float">
            <text:p>100.082815207394</text:p>
          </table:table-cell>
          <table:table-cell table:number-columns-repeated="2"/>
          <table:table-cell office:value-type="float" office:value="0.782446816222417" calcext:value-type="float">
            <text:p>0.782446816222417</text:p>
          </table:table-cell>
          <table:table-cell/>
          <table:table-cell office:value-type="float" office:value="0.120726611341277" calcext:value-type="float">
            <text:p>0.120726611341277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00.105206621692" calcext:value-type="float">
            <text:p>100.105206621692</text:p>
          </table:table-cell>
        </table:table-row>
        <table:table-row table:style-name="ro1">
          <table:table-cell table:number-columns-repeated="2"/>
          <table:table-cell office:value-type="float" office:value="100.105219662375" calcext:value-type="float">
            <text:p>100.105219662375</text:p>
          </table:table-cell>
          <table:table-cell office:value-type="float" office:value="100.102347464414" calcext:value-type="float">
            <text:p>100.102347464414</text:p>
          </table:table-cell>
          <table:table-cell office:value-type="float" office:value="100.083095014618" calcext:value-type="float">
            <text:p>100.083095014618</text:p>
          </table:table-cell>
          <table:table-cell table:number-columns-repeated="2"/>
          <table:table-cell office:value-type="float" office:value="100.109852552137" calcext:value-type="float">
            <text:p>100.109852552137</text:p>
          </table:table-cell>
          <table:table-cell/>
          <table:table-cell office:value-type="float" office:value="-4.34020848819887" calcext:value-type="float">
            <text:p>-4.34020848819887</text:p>
          </table:table-cell>
          <table:table-cell/>
          <table:table-cell office:value-type="float" office:value="45678" calcext:value-type="float">
            <text:p>45678</text:p>
          </table:table-cell>
          <table:table-cell/>
          <table:table-cell office:value-type="float" office:value="100.105219662375" calcext:value-type="float">
            <text:p>100.105219662375</text:p>
          </table:table-cell>
        </table:table-row>
        <table:table-row table:style-name="ro1">
          <table:table-cell table:number-columns-repeated="2"/>
          <table:table-cell office:value-type="float" office:value="100.105324325179" calcext:value-type="float">
            <text:p>100.105324325179</text:p>
          </table:table-cell>
          <table:table-cell office:value-type="float" office:value="100.102421017648" calcext:value-type="float">
            <text:p>100.102421017648</text:p>
          </table:table-cell>
          <table:table-cell office:value-type="float" office:value="100.083102862735" calcext:value-type="float">
            <text:p>100.083102862735</text:p>
          </table:table-cell>
          <table:table-cell table:number-columns-repeated="2"/>
          <table:table-cell office:value-type="float" office:value="1.76487852709781" calcext:value-type="float">
            <text:p>1.76487852709781</text:p>
          </table:table-cell>
          <table:table-cell/>
          <table:table-cell office:value-type="float" office:value="-0.152981138070288" calcext:value-type="float">
            <text:p>-0.152981138070288</text:p>
          </table:table-cell>
          <table:table-cell/>
          <table:table-cell office:value-type="float" office:value="1777" calcext:value-type="float">
            <text:p>1777</text:p>
          </table:table-cell>
          <table:table-cell/>
          <table:table-cell office:value-type="float" office:value="100.105324325179" calcext:value-type="float">
            <text:p>100.105324325179</text:p>
          </table:table-cell>
        </table:table-row>
        <table:table-row table:style-name="ro1">
          <table:table-cell table:number-columns-repeated="2"/>
          <table:table-cell office:value-type="float" office:value="100.105479449327" calcext:value-type="float">
            <text:p>100.105479449327</text:p>
          </table:table-cell>
          <table:table-cell office:value-type="float" office:value="100.102842140155" calcext:value-type="float">
            <text:p>100.102842140155</text:p>
          </table:table-cell>
          <table:table-cell office:value-type="float" office:value="100.083111646687" calcext:value-type="float">
            <text:p>100.083111646687</text:p>
          </table:table-cell>
          <table:table-cell table:number-columns-repeated="2"/>
          <table:table-cell office:value-type="float" office:value="5.66348076238363" calcext:value-type="float">
            <text:p>5.66348076238363</text:p>
          </table:table-cell>
          <table:table-cell/>
          <table:table-cell office:value-type="float" office:value="-0.16919738118596" calcext:value-type="float">
            <text:p>-0.16919738118596</text:p>
          </table:table-cell>
          <table:table-cell/>
          <table:table-cell office:value-type="float" office:value="18486" calcext:value-type="float">
            <text:p>18486</text:p>
          </table:table-cell>
          <table:table-cell/>
          <table:table-cell office:value-type="float" office:value="100.105479449327" calcext:value-type="float">
            <text:p>100.105479449327</text:p>
          </table:table-cell>
        </table:table-row>
        <table:table-row table:style-name="ro1">
          <table:table-cell table:number-columns-repeated="2"/>
          <table:table-cell office:value-type="float" office:value="100.105558567303" calcext:value-type="float">
            <text:p>100.105558567303</text:p>
          </table:table-cell>
          <table:table-cell office:value-type="float" office:value="100.103173689925" calcext:value-type="float">
            <text:p>100.103173689925</text:p>
          </table:table-cell>
          <table:table-cell office:value-type="float" office:value="100.083989991089" calcext:value-type="float">
            <text:p>100.083989991089</text:p>
          </table:table-cell>
          <table:table-cell table:number-columns-repeated="2"/>
          <table:table-cell office:value-type="float" office:value="2.83503976119937" calcext:value-type="float">
            <text:p>2.83503976119937</text:p>
          </table:table-cell>
          <table:table-cell/>
          <table:table-cell office:value-type="float" office:value="-0.13321087846156" calcext:value-type="float">
            <text:p>-0.13321087846156</text:p>
          </table:table-cell>
          <table:table-cell/>
          <table:table-cell office:value-type="float" office:value="3657" calcext:value-type="float">
            <text:p>3657</text:p>
          </table:table-cell>
          <table:table-cell/>
          <table:table-cell office:value-type="float" office:value="100.105558567303" calcext:value-type="float">
            <text:p>100.105558567303</text:p>
          </table:table-cell>
        </table:table-row>
        <table:table-row table:style-name="ro1">
          <table:table-cell table:number-columns-repeated="2"/>
          <table:table-cell office:value-type="float" office:value="100.105768249302" calcext:value-type="float">
            <text:p>100.105768249302</text:p>
          </table:table-cell>
          <table:table-cell office:value-type="float" office:value="100.104075594432" calcext:value-type="float">
            <text:p>100.104075594432</text:p>
          </table:table-cell>
          <table:table-cell office:value-type="float" office:value="100.084091511837" calcext:value-type="float">
            <text:p>100.084091511837</text:p>
          </table:table-cell>
          <table:table-cell table:number-columns-repeated="2"/>
          <table:table-cell office:value-type="float" office:value="100.11161202913" calcext:value-type="float">
            <text:p>100.11161202913</text:p>
          </table:table-cell>
          <table:table-cell/>
          <table:table-cell office:value-type="float" office:value="-4.32031026204497" calcext:value-type="float">
            <text:p>-4.32031026204497</text:p>
          </table:table-cell>
          <table:table-cell/>
          <table:table-cell office:value-type="float" office:value="44927" calcext:value-type="float">
            <text:p>44927</text:p>
          </table:table-cell>
          <table:table-cell/>
          <table:table-cell office:value-type="float" office:value="100.105768249302" calcext:value-type="float">
            <text:p>100.105768249302</text:p>
          </table:table-cell>
        </table:table-row>
        <table:table-row table:style-name="ro1">
          <table:table-cell table:number-columns-repeated="2"/>
          <table:table-cell office:value-type="float" office:value="100.105862635905" calcext:value-type="float">
            <text:p>100.105862635905</text:p>
          </table:table-cell>
          <table:table-cell office:value-type="float" office:value="100.10431517045" calcext:value-type="float">
            <text:p>100.10431517045</text:p>
          </table:table-cell>
          <table:table-cell office:value-type="float" office:value="100.084263953616" calcext:value-type="float">
            <text:p>100.084263953616</text:p>
          </table:table-cell>
          <table:table-cell table:number-columns-repeated="2"/>
          <table:table-cell office:value-type="float" office:value="1.10800357835925" calcext:value-type="float">
            <text:p>1.10800357835925</text:p>
          </table:table-cell>
          <table:table-cell/>
          <table:table-cell office:value-type="float" office:value="-0.227613780802751" calcext:value-type="float">
            <text:p>-0.227613780802751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100.105862635905" calcext:value-type="float">
            <text:p>100.105862635905</text:p>
          </table:table-cell>
        </table:table-row>
        <table:table-row table:style-name="ro1">
          <table:table-cell table:number-columns-repeated="2"/>
          <table:table-cell office:value-type="float" office:value="100.105913985774" calcext:value-type="float">
            <text:p>100.105913985774</text:p>
          </table:table-cell>
          <table:table-cell office:value-type="float" office:value="100.104604228121" calcext:value-type="float">
            <text:p>100.104604228121</text:p>
          </table:table-cell>
          <table:table-cell office:value-type="float" office:value="100.084347507195" calcext:value-type="float">
            <text:p>100.084347507195</text:p>
          </table:table-cell>
          <table:table-cell table:number-columns-repeated="2"/>
          <table:table-cell office:value-type="float" office:value="100.110089023526" calcext:value-type="float">
            <text:p>100.110089023526</text:p>
          </table:table-cell>
          <table:table-cell/>
          <table:table-cell office:value-type="float" office:value="-4.85449084559361" calcext:value-type="float">
            <text:p>-4.85449084559361</text:p>
          </table:table-cell>
          <table:table-cell/>
          <table:table-cell office:value-type="float" office:value="43893" calcext:value-type="float">
            <text:p>43893</text:p>
          </table:table-cell>
          <table:table-cell/>
          <table:table-cell office:value-type="float" office:value="100.105913985774" calcext:value-type="float">
            <text:p>100.105913985774</text:p>
          </table:table-cell>
        </table:table-row>
        <table:table-row table:style-name="ro1">
          <table:table-cell table:number-columns-repeated="2"/>
          <table:table-cell office:value-type="float" office:value="100.105933846953" calcext:value-type="float">
            <text:p>100.105933846953</text:p>
          </table:table-cell>
          <table:table-cell office:value-type="float" office:value="100.104698221582" calcext:value-type="float">
            <text:p>100.104698221582</text:p>
          </table:table-cell>
          <table:table-cell office:value-type="float" office:value="100.084351141787" calcext:value-type="float">
            <text:p>100.084351141787</text:p>
          </table:table-cell>
          <table:table-cell table:number-columns-repeated="2"/>
          <table:table-cell office:value-type="float" office:value="1.24978852574926" calcext:value-type="float">
            <text:p>1.24978852574926</text:p>
          </table:table-cell>
          <table:table-cell/>
          <table:table-cell office:value-type="float" office:value="-0.294562096120863" calcext:value-type="float">
            <text:p>-0.294562096120863</text:p>
          </table:table-cell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100.105933846953" calcext:value-type="float">
            <text:p>100.105933846953</text:p>
          </table:table-cell>
        </table:table-row>
        <table:table-row table:style-name="ro1">
          <table:table-cell table:number-columns-repeated="2"/>
          <table:table-cell office:value-type="float" office:value="100.106249291096" calcext:value-type="float">
            <text:p>100.106249291096</text:p>
          </table:table-cell>
          <table:table-cell office:value-type="float" office:value="100.105116632716" calcext:value-type="float">
            <text:p>100.105116632716</text:p>
          </table:table-cell>
          <table:table-cell office:value-type="float" office:value="100.084526421942" calcext:value-type="float">
            <text:p>100.084526421942</text:p>
          </table:table-cell>
          <table:table-cell table:number-columns-repeated="2"/>
          <table:table-cell office:value-type="float" office:value="1.03310010507638" calcext:value-type="float">
            <text:p>1.03310010507638</text:p>
          </table:table-cell>
          <table:table-cell/>
          <table:table-cell office:value-type="float" office:value="-0.0256921695568105" calcext:value-type="float">
            <text:p>-0.025692169556811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100.106249291096" calcext:value-type="float">
            <text:p>100.106249291096</text:p>
          </table:table-cell>
        </table:table-row>
        <table:table-row table:style-name="ro1">
          <table:table-cell table:number-columns-repeated="2"/>
          <table:table-cell office:value-type="float" office:value="100.106519222573" calcext:value-type="float">
            <text:p>100.106519222573</text:p>
          </table:table-cell>
          <table:table-cell office:value-type="float" office:value="100.105178128098" calcext:value-type="float">
            <text:p>100.105178128098</text:p>
          </table:table-cell>
          <table:table-cell office:value-type="float" office:value="100.085105034333" calcext:value-type="float">
            <text:p>100.085105034333</text:p>
          </table:table-cell>
          <table:table-cell table:number-columns-repeated="2"/>
          <table:table-cell office:value-type="float" office:value="1.45263847346952" calcext:value-type="float">
            <text:p>1.45263847346952</text:p>
          </table:table-cell>
          <table:table-cell/>
          <table:table-cell office:value-type="float" office:value="-0.43457179849612" calcext:value-type="float">
            <text:p>-0.43457179849612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00.106519222573" calcext:value-type="float">
            <text:p>100.106519222573</text:p>
          </table:table-cell>
        </table:table-row>
        <table:table-row table:style-name="ro1">
          <table:table-cell table:number-columns-repeated="2"/>
          <table:table-cell office:value-type="float" office:value="100.106752855775" calcext:value-type="float">
            <text:p>100.106752855775</text:p>
          </table:table-cell>
          <table:table-cell office:value-type="float" office:value="100.105380536013" calcext:value-type="float">
            <text:p>100.105380536013</text:p>
          </table:table-cell>
          <table:table-cell office:value-type="float" office:value="100.086605848756" calcext:value-type="float">
            <text:p>100.086605848756</text:p>
          </table:table-cell>
          <table:table-cell table:number-columns-repeated="2"/>
          <table:table-cell office:value-type="float" office:value="7.1267338441428" calcext:value-type="float">
            <text:p>7.1267338441428</text:p>
          </table:table-cell>
          <table:table-cell/>
          <table:table-cell office:value-type="float" office:value="-0.246719308409258" calcext:value-type="float">
            <text:p>-0.246719308409258</text:p>
          </table:table-cell>
          <table:table-cell/>
          <table:table-cell office:value-type="float" office:value="6420" calcext:value-type="float">
            <text:p>6420</text:p>
          </table:table-cell>
          <table:table-cell/>
          <table:table-cell office:value-type="float" office:value="100.106752855775" calcext:value-type="float">
            <text:p>100.106752855775</text:p>
          </table:table-cell>
        </table:table-row>
        <table:table-row table:style-name="ro1">
          <table:table-cell table:number-columns-repeated="2"/>
          <table:table-cell office:value-type="float" office:value="100.107009891121" calcext:value-type="float">
            <text:p>100.107009891121</text:p>
          </table:table-cell>
          <table:table-cell office:value-type="float" office:value="100.105774525048" calcext:value-type="float">
            <text:p>100.105774525048</text:p>
          </table:table-cell>
          <table:table-cell office:value-type="float" office:value="100.086632169231" calcext:value-type="float">
            <text:p>100.086632169231</text:p>
          </table:table-cell>
          <table:table-cell table:number-columns-repeated="2"/>
          <table:table-cell office:value-type="float" office:value="1.52020476169337" calcext:value-type="float">
            <text:p>1.52020476169337</text:p>
          </table:table-cell>
          <table:table-cell/>
          <table:table-cell office:value-type="float" office:value="0.0823759034412845" calcext:value-type="float">
            <text:p>0.082375903441285</text:p>
          </table:table-cell>
          <table:table-cell/>
          <table:table-cell office:value-type="float" office:value="1837" calcext:value-type="float">
            <text:p>1837</text:p>
          </table:table-cell>
          <table:table-cell/>
          <table:table-cell office:value-type="float" office:value="100.107009891121" calcext:value-type="float">
            <text:p>100.107009891121</text:p>
          </table:table-cell>
        </table:table-row>
        <table:table-row table:style-name="ro1">
          <table:table-cell table:number-columns-repeated="2"/>
          <table:table-cell office:value-type="float" office:value="100.107043578583" calcext:value-type="float">
            <text:p>100.107043578583</text:p>
          </table:table-cell>
          <table:table-cell office:value-type="float" office:value="100.105820198342" calcext:value-type="float">
            <text:p>100.105820198342</text:p>
          </table:table-cell>
          <table:table-cell office:value-type="float" office:value="100.086658057987" calcext:value-type="float">
            <text:p>100.086658057987</text:p>
          </table:table-cell>
          <table:table-cell table:number-columns-repeated="2"/>
          <table:table-cell office:value-type="float" office:value="0.199020660034967" calcext:value-type="float">
            <text:p>0.199020660034967</text:p>
          </table:table-cell>
          <table:table-cell/>
          <table:table-cell office:value-type="float" office:value="0.235901312841456" calcext:value-type="float">
            <text:p>0.235901312841456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100.107043578583" calcext:value-type="float">
            <text:p>100.107043578583</text:p>
          </table:table-cell>
        </table:table-row>
        <table:table-row table:style-name="ro1">
          <table:table-cell table:number-columns-repeated="2"/>
          <table:table-cell office:value-type="float" office:value="100.107129644641" calcext:value-type="float">
            <text:p>100.107129644641</text:p>
          </table:table-cell>
          <table:table-cell office:value-type="float" office:value="100.106000476895" calcext:value-type="float">
            <text:p>100.106000476895</text:p>
          </table:table-cell>
          <table:table-cell office:value-type="float" office:value="100.086662007712" calcext:value-type="float">
            <text:p>100.086662007712</text:p>
          </table:table-cell>
          <table:table-cell table:number-columns-repeated="2"/>
          <table:table-cell office:value-type="float" office:value="4.21433041043762" calcext:value-type="float">
            <text:p>4.21433041043762</text:p>
          </table:table-cell>
          <table:table-cell/>
          <table:table-cell office:value-type="float" office:value="0.133021716080118" calcext:value-type="float">
            <text:p>0.133021716080118</text:p>
          </table:table-cell>
          <table:table-cell/>
          <table:table-cell office:value-type="float" office:value="3903" calcext:value-type="float">
            <text:p>3903</text:p>
          </table:table-cell>
          <table:table-cell/>
          <table:table-cell office:value-type="float" office:value="100.107129644641" calcext:value-type="float">
            <text:p>100.107129644641</text:p>
          </table:table-cell>
        </table:table-row>
        <table:table-row table:style-name="ro1">
          <table:table-cell table:number-columns-repeated="2"/>
          <table:table-cell office:value-type="float" office:value="100.108046072698" calcext:value-type="float">
            <text:p>100.108046072698</text:p>
          </table:table-cell>
          <table:table-cell office:value-type="float" office:value="100.106408066731" calcext:value-type="float">
            <text:p>100.106408066731</text:p>
          </table:table-cell>
          <table:table-cell office:value-type="float" office:value="100.086879373473" calcext:value-type="float">
            <text:p>100.086879373473</text:p>
          </table:table-cell>
          <table:table-cell table:number-columns-repeated="2"/>
          <table:table-cell office:value-type="float" office:value="7.36068878965108" calcext:value-type="float">
            <text:p>7.36068878965108</text:p>
          </table:table-cell>
          <table:table-cell/>
          <table:table-cell office:value-type="float" office:value="-1.00026050186811" calcext:value-type="float">
            <text:p>-1.00026050186811</text:p>
          </table:table-cell>
          <table:table-cell/>
          <table:table-cell office:value-type="float" office:value="7422" calcext:value-type="float">
            <text:p>7422</text:p>
          </table:table-cell>
          <table:table-cell/>
          <table:table-cell office:value-type="float" office:value="100.108046072698" calcext:value-type="float">
            <text:p>100.108046072698</text:p>
          </table:table-cell>
        </table:table-row>
        <table:table-row table:style-name="ro1">
          <table:table-cell table:number-columns-repeated="2"/>
          <table:table-cell office:value-type="float" office:value="100.1085887369" calcext:value-type="float">
            <text:p>100.1085887369</text:p>
          </table:table-cell>
          <table:table-cell office:value-type="float" office:value="100.107374748158" calcext:value-type="float">
            <text:p>100.107374748158</text:p>
          </table:table-cell>
          <table:table-cell office:value-type="float" office:value="100.087037362133" calcext:value-type="float">
            <text:p>100.087037362133</text:p>
          </table:table-cell>
          <table:table-cell table:number-columns-repeated="2"/>
          <table:table-cell office:value-type="float" office:value="0.569846067480879" calcext:value-type="float">
            <text:p>0.569846067480879</text:p>
          </table:table-cell>
          <table:table-cell/>
          <table:table-cell office:value-type="float" office:value="0.0648272331586081" calcext:value-type="float">
            <text:p>0.064827233158608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00.1085887369" calcext:value-type="float">
            <text:p>100.1085887369</text:p>
          </table:table-cell>
        </table:table-row>
        <table:table-row table:style-name="ro1">
          <table:table-cell table:number-columns-repeated="2"/>
          <table:table-cell office:value-type="float" office:value="100.109048774972" calcext:value-type="float">
            <text:p>100.109048774972</text:p>
          </table:table-cell>
          <table:table-cell office:value-type="float" office:value="100.107533123326" calcext:value-type="float">
            <text:p>100.107533123326</text:p>
          </table:table-cell>
          <table:table-cell office:value-type="float" office:value="100.087252505063" calcext:value-type="float">
            <text:p>100.087252505063</text:p>
          </table:table-cell>
          <table:table-cell table:number-columns-repeated="2"/>
          <table:table-cell office:value-type="float" office:value="76.2993323134595" calcext:value-type="float">
            <text:p>76.2993323134595</text:p>
          </table:table-cell>
          <table:table-cell/>
          <table:table-cell office:value-type="float" office:value="-3.40995474384238" calcext:value-type="float">
            <text:p>-3.40995474384238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00.109048774972" calcext:value-type="float">
            <text:p>100.109048774972</text:p>
          </table:table-cell>
        </table:table-row>
        <table:table-row table:style-name="ro1">
          <table:table-cell table:number-columns-repeated="2"/>
          <table:table-cell office:value-type="float" office:value="100.109778909481" calcext:value-type="float">
            <text:p>100.109778909481</text:p>
          </table:table-cell>
          <table:table-cell office:value-type="float" office:value="100.107541963732" calcext:value-type="float">
            <text:p>100.107541963732</text:p>
          </table:table-cell>
          <table:table-cell office:value-type="float" office:value="100.0874918783" calcext:value-type="float">
            <text:p>100.0874918783</text:p>
          </table:table-cell>
          <table:table-cell table:number-columns-repeated="2"/>
          <table:table-cell office:value-type="float" office:value="1.55142635638934" calcext:value-type="float">
            <text:p>1.55142635638934</text:p>
          </table:table-cell>
          <table:table-cell/>
          <table:table-cell office:value-type="float" office:value="-0.0775099080680983" calcext:value-type="float">
            <text:p>-0.077509908068098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office:value-type="float" office:value="100.109778909481" calcext:value-type="float">
            <text:p>100.109778909481</text:p>
          </table:table-cell>
        </table:table-row>
        <table:table-row table:style-name="ro1">
          <table:table-cell table:number-columns-repeated="2"/>
          <table:table-cell office:value-type="float" office:value="100.109852552137" calcext:value-type="float">
            <text:p>100.109852552137</text:p>
          </table:table-cell>
          <table:table-cell office:value-type="float" office:value="100.107874642466" calcext:value-type="float">
            <text:p>100.107874642466</text:p>
          </table:table-cell>
          <table:table-cell office:value-type="float" office:value="100.087559211281" calcext:value-type="float">
            <text:p>100.087559211281</text:p>
          </table:table-cell>
          <table:table-cell table:number-columns-repeated="2"/>
          <table:table-cell office:value-type="float" office:value="3.31332168486295" calcext:value-type="float">
            <text:p>3.31332168486295</text:p>
          </table:table-cell>
          <table:table-cell/>
          <table:table-cell office:value-type="float" office:value="-0.414733286603677" calcext:value-type="float">
            <text:p>-0.414733286603677</text:p>
          </table:table-cell>
          <table:table-cell/>
          <table:table-cell office:value-type="float" office:value="3017" calcext:value-type="float">
            <text:p>3017</text:p>
          </table:table-cell>
          <table:table-cell/>
          <table:table-cell office:value-type="float" office:value="100.109852552137" calcext:value-type="float">
            <text:p>100.109852552137</text:p>
          </table:table-cell>
        </table:table-row>
        <table:table-row table:style-name="ro1">
          <table:table-cell table:number-columns-repeated="2"/>
          <table:table-cell office:value-type="float" office:value="100.110007136482" calcext:value-type="float">
            <text:p>100.110007136482</text:p>
          </table:table-cell>
          <table:table-cell office:value-type="float" office:value="100.108073412899" calcext:value-type="float">
            <text:p>100.108073412899</text:p>
          </table:table-cell>
          <table:table-cell office:value-type="float" office:value="100.087620626854" calcext:value-type="float">
            <text:p>100.087620626854</text:p>
          </table:table-cell>
          <table:table-cell table:number-columns-repeated="2"/>
          <table:table-cell office:value-type="float" office:value="2.94162361399411" calcext:value-type="float">
            <text:p>2.94162361399411</text:p>
          </table:table-cell>
          <table:table-cell/>
          <table:table-cell office:value-type="float" office:value="-0.248727711176369" calcext:value-type="float">
            <text:p>-0.248727711176369</text:p>
          </table:table-cell>
          <table:table-cell/>
          <table:table-cell office:value-type="float" office:value="3733" calcext:value-type="float">
            <text:p>3733</text:p>
          </table:table-cell>
          <table:table-cell/>
          <table:table-cell office:value-type="float" office:value="100.110007136482" calcext:value-type="float">
            <text:p>100.110007136482</text:p>
          </table:table-cell>
        </table:table-row>
        <table:table-row table:style-name="ro1">
          <table:table-cell table:number-columns-repeated="2"/>
          <table:table-cell office:value-type="float" office:value="100.110089023526" calcext:value-type="float">
            <text:p>100.110089023526</text:p>
          </table:table-cell>
          <table:table-cell office:value-type="float" office:value="100.108317030002" calcext:value-type="float">
            <text:p>100.108317030002</text:p>
          </table:table-cell>
          <table:table-cell office:value-type="float" office:value="100.088502793737" calcext:value-type="float">
            <text:p>100.088502793737</text:p>
          </table:table-cell>
          <table:table-cell table:number-columns-repeated="2"/>
          <table:table-cell office:value-type="float" office:value="0.199405168488008" calcext:value-type="float">
            <text:p>0.199405168488008</text:p>
          </table:table-cell>
          <table:table-cell/>
          <table:table-cell office:value-type="float" office:value="-0.0169264865863951" calcext:value-type="float">
            <text:p>-0.016926486586395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100.110089023526" calcext:value-type="float">
            <text:p>100.110089023526</text:p>
          </table:table-cell>
        </table:table-row>
        <table:table-row table:style-name="ro1">
          <table:table-cell table:number-columns-repeated="2"/>
          <table:table-cell office:value-type="float" office:value="100.110451457741" calcext:value-type="float">
            <text:p>100.110451457741</text:p>
          </table:table-cell>
          <table:table-cell office:value-type="float" office:value="100.109422800231" calcext:value-type="float">
            <text:p>100.109422800231</text:p>
          </table:table-cell>
          <table:table-cell office:value-type="float" office:value="100.088977934977" calcext:value-type="float">
            <text:p>100.088977934977</text:p>
          </table:table-cell>
          <table:table-cell table:number-columns-repeated="2"/>
          <table:table-cell office:value-type="float" office:value="1.34795225661787" calcext:value-type="float">
            <text:p>1.34795225661787</text:p>
          </table:table-cell>
          <table:table-cell/>
          <table:table-cell office:value-type="float" office:value="-0.457852321225129" calcext:value-type="float">
            <text:p>-0.457852321225129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100.110451457741" calcext:value-type="float">
            <text:p>100.110451457741</text:p>
          </table:table-cell>
        </table:table-row>
        <table:table-row table:style-name="ro1">
          <table:table-cell table:number-columns-repeated="2"/>
          <table:table-cell office:value-type="float" office:value="100.110660227097" calcext:value-type="float">
            <text:p>100.110660227097</text:p>
          </table:table-cell>
          <table:table-cell office:value-type="float" office:value="100.110300644546" calcext:value-type="float">
            <text:p>100.110300644546</text:p>
          </table:table-cell>
          <table:table-cell office:value-type="float" office:value="100.089204268075" calcext:value-type="float">
            <text:p>100.089204268075</text:p>
          </table:table-cell>
          <table:table-cell table:number-columns-repeated="2"/>
          <table:table-cell office:value-type="float" office:value="2.83193920240304" calcext:value-type="float">
            <text:p>2.83193920240304</text:p>
          </table:table-cell>
          <table:table-cell/>
          <table:table-cell office:value-type="float" office:value="-0.282110845025261" calcext:value-type="float">
            <text:p>-0.282110845025261</text:p>
          </table:table-cell>
          <table:table-cell/>
          <table:table-cell office:value-type="float" office:value="3144" calcext:value-type="float">
            <text:p>3144</text:p>
          </table:table-cell>
          <table:table-cell/>
          <table:table-cell office:value-type="float" office:value="100.110660227097" calcext:value-type="float">
            <text:p>100.110660227097</text:p>
          </table:table-cell>
        </table:table-row>
        <table:table-row table:style-name="ro1">
          <table:table-cell table:number-columns-repeated="2"/>
          <table:table-cell office:value-type="float" office:value="100.110809051107" calcext:value-type="float">
            <text:p>100.110809051107</text:p>
          </table:table-cell>
          <table:table-cell office:value-type="float" office:value="100.110683910501" calcext:value-type="float">
            <text:p>100.110683910501</text:p>
          </table:table-cell>
          <table:table-cell office:value-type="float" office:value="100.089308568481" calcext:value-type="float">
            <text:p>100.089308568481</text:p>
          </table:table-cell>
          <table:table-cell table:number-columns-repeated="2"/>
          <table:table-cell office:value-type="float" office:value="8.96501567684031" calcext:value-type="float">
            <text:p>8.96501567684031</text:p>
          </table:table-cell>
          <table:table-cell/>
          <table:table-cell office:value-type="float" office:value="-0.233140725168105" calcext:value-type="float">
            <text:p>-0.233140725168105</text:p>
          </table:table-cell>
          <table:table-cell/>
          <table:table-cell office:value-type="float" office:value="8712" calcext:value-type="float">
            <text:p>8712</text:p>
          </table:table-cell>
          <table:table-cell/>
          <table:table-cell office:value-type="float" office:value="100.110809051107" calcext:value-type="float">
            <text:p>100.110809051107</text:p>
          </table:table-cell>
        </table:table-row>
        <table:table-row table:style-name="ro1">
          <table:table-cell table:number-columns-repeated="2"/>
          <table:table-cell office:value-type="float" office:value="100.111305082835" calcext:value-type="float">
            <text:p>100.111305082835</text:p>
          </table:table-cell>
          <table:table-cell office:value-type="float" office:value="100.110688774715" calcext:value-type="float">
            <text:p>100.110688774715</text:p>
          </table:table-cell>
          <table:table-cell office:value-type="float" office:value="100.089374003461" calcext:value-type="float">
            <text:p>100.089374003461</text:p>
          </table:table-cell>
          <table:table-cell table:number-columns-repeated="2"/>
          <table:table-cell office:value-type="float" office:value="1.50846497038469" calcext:value-type="float">
            <text:p>1.50846497038469</text:p>
          </table:table-cell>
          <table:table-cell/>
          <table:table-cell office:value-type="float" office:value="-0.710084964607233" calcext:value-type="float">
            <text:p>-0.710084964607233</text:p>
          </table:table-cell>
          <table:table-cell/>
          <table:table-cell office:value-type="float" office:value="1247" calcext:value-type="float">
            <text:p>1247</text:p>
          </table:table-cell>
          <table:table-cell/>
          <table:table-cell office:value-type="float" office:value="100.111305082835" calcext:value-type="float">
            <text:p>100.111305082835</text:p>
          </table:table-cell>
        </table:table-row>
        <table:table-row table:style-name="ro1">
          <table:table-cell table:number-columns-repeated="2"/>
          <table:table-cell office:value-type="float" office:value="100.111408483693" calcext:value-type="float">
            <text:p>100.111408483693</text:p>
          </table:table-cell>
          <table:table-cell office:value-type="float" office:value="100.111926393928" calcext:value-type="float">
            <text:p>100.111926393928</text:p>
          </table:table-cell>
          <table:table-cell office:value-type="float" office:value="100.089598405345" calcext:value-type="float">
            <text:p>100.089598405345</text:p>
          </table:table-cell>
          <table:table-cell table:number-columns-repeated="2"/>
          <table:table-cell office:value-type="float" office:value="6.24371308962796" calcext:value-type="float">
            <text:p>6.24371308962796</text:p>
          </table:table-cell>
          <table:table-cell/>
          <table:table-cell office:value-type="float" office:value="-0.0223241790977556" calcext:value-type="float">
            <text:p>-0.022324179097756</text:p>
          </table:table-cell>
          <table:table-cell/>
          <table:table-cell office:value-type="float" office:value="6202" calcext:value-type="float">
            <text:p>6202</text:p>
          </table:table-cell>
          <table:table-cell/>
          <table:table-cell office:value-type="float" office:value="100.111408483693" calcext:value-type="float">
            <text:p>100.111408483693</text:p>
          </table:table-cell>
        </table:table-row>
        <table:table-row table:style-name="ro1">
          <table:table-cell table:number-columns-repeated="2"/>
          <table:table-cell office:value-type="float" office:value="100.11161202913" calcext:value-type="float">
            <text:p>100.11161202913</text:p>
          </table:table-cell>
          <table:table-cell office:value-type="float" office:value="100.112235482635" calcext:value-type="float">
            <text:p>100.112235482635</text:p>
          </table:table-cell>
          <table:table-cell office:value-type="float" office:value="100.090107543181" calcext:value-type="float">
            <text:p>100.090107543181</text:p>
          </table:table-cell>
          <table:table-cell table:number-columns-repeated="2"/>
          <table:table-cell office:value-type="float" office:value="8.22776146092939" calcext:value-type="float">
            <text:p>8.22776146092939</text:p>
          </table:table-cell>
          <table:table-cell/>
          <table:table-cell office:value-type="float" office:value="0.0647975081906429" calcext:value-type="float">
            <text:p>0.064797508190643</text:p>
          </table:table-cell>
          <table:table-cell/>
          <table:table-cell office:value-type="float" office:value="11496" calcext:value-type="float">
            <text:p>11496</text:p>
          </table:table-cell>
          <table:table-cell/>
          <table:table-cell office:value-type="float" office:value="100.11161202913" calcext:value-type="float">
            <text:p>100.11161202913</text:p>
          </table:table-cell>
        </table:table-row>
        <table:table-row table:style-name="ro1">
          <table:table-cell table:number-columns-repeated="2"/>
          <table:table-cell office:value-type="float" office:value="100.111762487465" calcext:value-type="float">
            <text:p>100.111762487465</text:p>
          </table:table-cell>
          <table:table-cell office:value-type="float" office:value="100.112413591754" calcext:value-type="float">
            <text:p>100.112413591754</text:p>
          </table:table-cell>
          <table:table-cell office:value-type="float" office:value="100.090777647332" calcext:value-type="float">
            <text:p>100.090777647332</text:p>
          </table:table-cell>
          <table:table-cell table:number-columns-repeated="2"/>
          <table:table-cell office:value-type="float" office:value="2.01452837427764" calcext:value-type="float">
            <text:p>2.01452837427764</text:p>
          </table:table-cell>
          <table:table-cell/>
          <table:table-cell office:value-type="float" office:value="0.0554116612518492" calcext:value-type="float">
            <text:p>0.055411661251849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100.111762487465" calcext:value-type="float">
            <text:p>100.111762487465</text:p>
          </table:table-cell>
        </table:table-row>
        <table:table-row table:style-name="ro1">
          <table:table-cell table:number-columns-repeated="2"/>
          <table:table-cell office:value-type="float" office:value="100.111918470268" calcext:value-type="float">
            <text:p>100.111918470268</text:p>
          </table:table-cell>
          <table:table-cell office:value-type="float" office:value="100.113177057147" calcext:value-type="float">
            <text:p>100.113177057147</text:p>
          </table:table-cell>
          <table:table-cell office:value-type="float" office:value="100.091111026844" calcext:value-type="float">
            <text:p>100.091111026844</text:p>
          </table:table-cell>
          <table:table-cell table:number-columns-repeated="2"/>
          <table:table-cell office:value-type="float" office:value="4.33515880998763" calcext:value-type="float">
            <text:p>4.33515880998763</text:p>
          </table:table-cell>
          <table:table-cell/>
          <table:table-cell office:value-type="float" office:value="-0.255916692860977" calcext:value-type="float">
            <text:p>-0.255916692860977</text:p>
          </table:table-cell>
          <table:table-cell/>
          <table:table-cell office:value-type="float" office:value="4949" calcext:value-type="float">
            <text:p>4949</text:p>
          </table:table-cell>
          <table:table-cell/>
          <table:table-cell office:value-type="float" office:value="100.111918470268" calcext:value-type="float">
            <text:p>100.111918470268</text:p>
          </table:table-cell>
        </table:table-row>
        <table:table-row table:style-name="ro1">
          <table:table-cell table:number-columns-repeated="2"/>
          <table:table-cell office:value-type="float" office:value="100.112347511224" calcext:value-type="float">
            <text:p>100.112347511224</text:p>
          </table:table-cell>
          <table:table-cell office:value-type="float" office:value="100.113302454132" calcext:value-type="float">
            <text:p>100.113302454132</text:p>
          </table:table-cell>
          <table:table-cell office:value-type="float" office:value="100.091324093943" calcext:value-type="float">
            <text:p>100.091324093943</text:p>
          </table:table-cell>
          <table:table-cell table:number-columns-repeated="2"/>
          <table:table-cell office:value-type="float" office:value="5.99478364464378" calcext:value-type="float">
            <text:p>5.99478364464378</text:p>
          </table:table-cell>
          <table:table-cell/>
          <table:table-cell office:value-type="float" office:value="-0.80246138447589" calcext:value-type="float">
            <text:p>-0.80246138447589</text:p>
          </table:table-cell>
          <table:table-cell/>
          <table:table-cell office:value-type="float" office:value="8727" calcext:value-type="float">
            <text:p>8727</text:p>
          </table:table-cell>
          <table:table-cell/>
          <table:table-cell office:value-type="float" office:value="100.112347511224" calcext:value-type="float">
            <text:p>100.112347511224</text:p>
          </table:table-cell>
        </table:table-row>
        <table:table-row table:style-name="ro1">
          <table:table-cell table:number-columns-repeated="2"/>
          <table:table-cell office:value-type="float" office:value="100.112357320148" calcext:value-type="float">
            <text:p>100.112357320148</text:p>
          </table:table-cell>
          <table:table-cell office:value-type="float" office:value="100.114584547144" calcext:value-type="float">
            <text:p>100.114584547144</text:p>
          </table:table-cell>
          <table:table-cell office:value-type="float" office:value="100.091698407105" calcext:value-type="float">
            <text:p>100.091698407105</text:p>
          </table:table-cell>
          <table:table-cell table:number-columns-repeated="2"/>
          <table:table-cell office:value-type="float" office:value="7.23126571633167" calcext:value-type="float">
            <text:p>7.23126571633167</text:p>
          </table:table-cell>
          <table:table-cell/>
          <table:table-cell office:value-type="float" office:value="-0.998352787581988" calcext:value-type="float">
            <text:p>-0.998352787581988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100.112357320148" calcext:value-type="float">
            <text:p>100.112357320148</text:p>
          </table:table-cell>
        </table:table-row>
        <table:table-row table:style-name="ro1">
          <table:table-cell table:number-columns-repeated="2"/>
          <table:table-cell office:value-type="float" office:value="100.113999203464" calcext:value-type="float">
            <text:p>100.113999203464</text:p>
          </table:table-cell>
          <table:table-cell office:value-type="float" office:value="100.115147408247" calcext:value-type="float">
            <text:p>100.115147408247</text:p>
          </table:table-cell>
          <table:table-cell office:value-type="float" office:value="100.092420087594" calcext:value-type="float">
            <text:p>100.092420087594</text:p>
          </table:table-cell>
          <table:table-cell table:number-columns-repeated="2"/>
          <table:table-cell office:value-type="float" office:value="2.91916505307882" calcext:value-type="float">
            <text:p>2.91916505307882</text:p>
          </table:table-cell>
          <table:table-cell/>
          <table:table-cell office:value-type="float" office:value="-0.202696343531593" calcext:value-type="float">
            <text:p>-0.202696343531593</text:p>
          </table:table-cell>
          <table:table-cell/>
          <table:table-cell office:value-type="float" office:value="3692" calcext:value-type="float">
            <text:p>3692</text:p>
          </table:table-cell>
          <table:table-cell/>
          <table:table-cell office:value-type="float" office:value="100.113999203464" calcext:value-type="float">
            <text:p>100.113999203464</text:p>
          </table:table-cell>
        </table:table-row>
        <table:table-row table:style-name="ro1">
          <table:table-cell table:number-columns-repeated="2"/>
          <table:table-cell office:value-type="float" office:value="100.117373333942" calcext:value-type="float">
            <text:p>100.117373333942</text:p>
          </table:table-cell>
          <table:table-cell office:value-type="float" office:value="100.116448150125" calcext:value-type="float">
            <text:p>100.116448150125</text:p>
          </table:table-cell>
          <table:table-cell office:value-type="float" office:value="100.092590791844" calcext:value-type="float">
            <text:p>100.092590791844</text:p>
          </table:table-cell>
          <table:table-cell table:number-columns-repeated="2"/>
          <table:table-cell office:value-type="float" office:value="3.31606234492283" calcext:value-type="float">
            <text:p>3.31606234492283</text:p>
          </table:table-cell>
          <table:table-cell/>
          <table:table-cell office:value-type="float" office:value="-0.332234114289423" calcext:value-type="float">
            <text:p>-0.332234114289423</text:p>
          </table:table-cell>
          <table:table-cell/>
          <table:table-cell office:value-type="float" office:value="2891" calcext:value-type="float">
            <text:p>2891</text:p>
          </table:table-cell>
          <table:table-cell/>
          <table:table-cell office:value-type="float" office:value="100.117373333942" calcext:value-type="float">
            <text:p>100.117373333942</text:p>
          </table:table-cell>
        </table:table-row>
        <table:table-row table:style-name="ro1">
          <table:table-cell table:number-columns-repeated="2"/>
          <table:table-cell office:value-type="float" office:value="100.123161454381" calcext:value-type="float">
            <text:p>100.123161454381</text:p>
          </table:table-cell>
          <table:table-cell office:value-type="float" office:value="100.11687061201" calcext:value-type="float">
            <text:p>100.11687061201</text:p>
          </table:table-cell>
          <table:table-cell office:value-type="float" office:value="100.094664853404" calcext:value-type="float">
            <text:p>100.094664853404</text:p>
          </table:table-cell>
          <table:table-cell table:number-columns-repeated="2"/>
          <table:table-cell office:value-type="float" office:value="5.14461670587447" calcext:value-type="float">
            <text:p>5.14461670587447</text:p>
          </table:table-cell>
          <table:table-cell/>
          <table:table-cell office:value-type="float" office:value="-0.533918336598161" calcext:value-type="float">
            <text:p>-0.533918336598161</text:p>
          </table:table-cell>
          <table:table-cell/>
          <table:table-cell office:value-type="float" office:value="19143" calcext:value-type="float">
            <text:p>19143</text:p>
          </table:table-cell>
          <table:table-cell/>
          <table:table-cell office:value-type="float" office:value="100.123161454381" calcext:value-type="float">
            <text:p>100.123161454381</text:p>
          </table:table-cell>
        </table:table-row>
        <table:table-row table:style-name="ro1">
          <table:table-cell table:number-columns-repeated="2"/>
          <table:table-cell office:value-type="float" office:value="100.123799123382" calcext:value-type="float">
            <text:p>100.123799123382</text:p>
          </table:table-cell>
          <table:table-cell office:value-type="float" office:value="100.127753098067" calcext:value-type="float">
            <text:p>100.127753098067</text:p>
          </table:table-cell>
          <table:table-cell office:value-type="float" office:value="100.095381882078" calcext:value-type="float">
            <text:p>100.095381882078</text:p>
          </table:table-cell>
          <table:table-cell table:number-columns-repeated="2"/>
          <table:table-cell office:value-type="float" office:value="1.42400721682892" calcext:value-type="float">
            <text:p>1.42400721682892</text:p>
          </table:table-cell>
          <table:table-cell/>
          <table:table-cell office:value-type="float" office:value="-0.125993678676425" calcext:value-type="float">
            <text:p>-0.125993678676425</text:p>
          </table:table-cell>
          <table:table-cell/>
          <table:table-cell office:value-type="float" office:value="1481" calcext:value-type="float">
            <text:p>1481</text:p>
          </table:table-cell>
          <table:table-cell/>
          <table:table-cell office:value-type="float" office:value="100.123799123382" calcext:value-type="float">
            <text:p>100.123799123382</text:p>
          </table:table-cell>
        </table:table-row>
      </table:table>
      <table:named-expressions/>
      <table:database-ranges>
        <table:database-range table:name="__Anonymous_Sheet_DB__0" table:target-range-address="Sheet1.E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4:00:36.209512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5T12:57:59.852318160</meta:creation-date>
    <dc:date>2024-10-26T14:09:31.748227132</dc:date>
    <meta:editing-duration>P1DT57M54S</meta:editing-duration>
    <meta:editing-cycles>2</meta:editing-cycles>
    <meta:generator>LibreOffice/6.0.7.3$Linux_X86_64 LibreOffice_project/00m0$Build-3</meta:generator>
    <meta:document-statistic meta:table-count="1" meta:cell-count="7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N1:Sheet1.N1000" svg:x="0.319cm" svg:y="0.18cm" svg:width="12.508cm" svg:height="8.645cm">
          <chartooo:coordinate-region svg:x="1.126cm" svg:y="0.379cm" svg:width="11.70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1:Sheet1.N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89407807905008">
                <text:p>-0.189407807905008</text:p>
                <draw:g>
                  <svg:desc>Sheet1.N1:Sheet1.N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8780530773189">
                <text:p>-0.188780530773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3509595370174">
                <text:p>-0.183509595370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82004230603004">
                <text:p>-0.182004230603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62612541977147">
                <text:p>-0.162612541977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44885469440041">
                <text:p>-0.144885469440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8645728969609">
                <text:p>-0.138645728969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2736703560867">
                <text:p>-0.12736703560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86838009571819">
                <text:p>-0.0786838009571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2047134255256">
                <text:p>-0.052047134255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15158490953596">
                <text:p>-0.0515158490953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03280745083463">
                <text:p>-0.0403280745083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29089403548646">
                <text:p>-0.0129089403548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2931655786043">
                <text:p>-0.00592931655786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82313781062021">
                <text:p>0.00582313781062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4089700347438">
                <text:p>0.0164089700347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42814814035628">
                <text:p>0.0442814814035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8003266785611">
                <text:p>0.0448003266785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38367687381384">
                <text:p>0.0538367687381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789425832289">
                <text:p>0.060789425832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9204604823795">
                <text:p>0.0609204604823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6145243607565">
                <text:p>0.0706145243607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07322685652117">
                <text:p>0.0807322685652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76109914651894">
                <text:p>0.08761099146518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7757389720123">
                <text:p>0.0937757389720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3324909231147">
                <text:p>0.0973324909231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87928473132715">
                <text:p>0.0987928473132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89241478977432">
                <text:p>0.0989241478977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4653928993092">
                <text:p>0.104653928993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3464394809329">
                <text:p>0.113464394809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4476370044413">
                <text:p>0.114476370044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2929011182752">
                <text:p>0.122929011182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2381177787631">
                <text:p>0.132381177787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483681600956">
                <text:p>0.132483681600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0904205238857">
                <text:p>0.140904205238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2400061788178">
                <text:p>0.142400061788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578971366069">
                <text:p>0.14578971366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5893716562165">
                <text:p>0.145893716562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6198652152566">
                <text:p>0.146198652152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6906015542342">
                <text:p>0.14690601554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84274254255">
                <text:p>0.14884274254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0633257476207">
                <text:p>0.150633257476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0886698345357">
                <text:p>0.150886698345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441996984531">
                <text:p>0.15441996984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7125877094014">
                <text:p>0.157125877094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598185013537">
                <text:p>0.16598185013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227888722158">
                <text:p>0.170227888722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6805003425187">
                <text:p>0.176805003425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8379583425356">
                <text:p>0.17837958342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435557626009">
                <text:p>0.19435557626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9020660034967">
                <text:p>0.199020660034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405168488008">
                <text:p>0.199405168488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795201362396">
                <text:p>0.199795201362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802840519494">
                <text:p>0.20802840519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4875593089039">
                <text:p>0.234875593089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7426562617198">
                <text:p>0.237426562617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3421887101617">
                <text:p>0.243421887101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8820673242433">
                <text:p>0.248820673242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9932834927198">
                <text:p>0.249932834927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2054252049307">
                <text:p>0.272054252049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1158273488587">
                <text:p>0.291158273488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0586653388441">
                <text:p>0.310586653388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0657524997404">
                <text:p>0.3706575249974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3238965515899">
                <text:p>0.3832389655158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1958805599282">
                <text:p>0.391958805599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2178943363329">
                <text:p>0.402178943363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169085741763">
                <text:p>0.4031690857417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3329377327407">
                <text:p>0.403329377327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3066830661155">
                <text:p>0.413066830661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3564476182093">
                <text:p>0.423564476182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7712322176593">
                <text:p>0.427712322176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887352437239">
                <text:p>0.434887352437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6455273881822">
                <text:p>0.456455273881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3303595131805">
                <text:p>0.463303595131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2778199911025">
                <text:p>0.472778199911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1179050528228">
                <text:p>0.481179050528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2382221520492">
                <text:p>0.4823822215204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8918652697384">
                <text:p>0.488918652697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7685859718585">
                <text:p>0.497685859718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4594268880962">
                <text:p>0.514594268880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2851226826374">
                <text:p>0.522851226826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0794582990287">
                <text:p>0.530794582990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2897085624722">
                <text:p>0.532897085624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82332717215">
                <text:p>0.5582332717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58433696534155">
                <text:p>0.558433696534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9846067480879">
                <text:p>0.5698460674808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024508557795">
                <text:p>0.57024508557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82792962108348">
                <text:p>0.582792962108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847559577691">
                <text:p>0.601847559577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7571204368031">
                <text:p>0.6175712043680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3109371500331">
                <text:p>0.633109371500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3848524551352">
                <text:p>0.643848524551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50945597011893">
                <text:p>0.6509455970118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52164036964956">
                <text:p>0.6521640369649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5162745137205">
                <text:p>0.655162745137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8290029605526">
                <text:p>0.658290029605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0127346666562">
                <text:p>0.6601273466665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578840484084">
                <text:p>0.675788404840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3308184246711">
                <text:p>0.693308184246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9507481302436">
                <text:p>0.69507481302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2680677189512">
                <text:p>0.702680677189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5097106118115">
                <text:p>0.725097106118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5084440299773">
                <text:p>0.7350844402997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558702756713">
                <text:p>0.745587027567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8852519116721">
                <text:p>0.7588525191167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75767688911279">
                <text:p>0.7757676889112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82446816222417">
                <text:p>0.7824468162224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8100438613664">
                <text:p>0.7881004386136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9276610040806">
                <text:p>0.789276610040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0309360200129">
                <text:p>0.790309360200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1843494613709">
                <text:p>0.7918434946137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9282636009395">
                <text:p>0.79282636009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93846115829815">
                <text:p>0.793846115829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5849079263518">
                <text:p>0.8058490792635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7284143278482">
                <text:p>0.8372841432784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210495972975">
                <text:p>0.8422104959729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58311490208819">
                <text:p>0.8583114902088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003671513046">
                <text:p>0.860036715130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67586771102174">
                <text:p>0.8675867711021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098471026186">
                <text:p>0.87098471026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76770840996834">
                <text:p>0.876770840996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82406284661965">
                <text:p>0.8824062846619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5420010815902">
                <text:p>0.8854200108159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9506673086473">
                <text:p>0.895066730864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08892956175243">
                <text:p>0.908892956175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11463954171888">
                <text:p>0.911463954171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29860048775481">
                <text:p>0.9298600487754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54803971248239">
                <text:p>0.9548039712482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5826496184652">
                <text:p>0.958264961846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6442178536682">
                <text:p>0.966442178536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202750471767">
                <text:p>0.969202750471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7233924384489">
                <text:p>0.972339243844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3276059995353">
                <text:p>0.983276059995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7199154096248">
                <text:p>0.9971991540962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351242669832">
                <text:p>1.00351242669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209941381484">
                <text:p>1.01209941381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27825866189">
                <text:p>1.01278258661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415452229176">
                <text:p>1.014154522291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2525245954488">
                <text:p>1.02525245954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303345407114">
                <text:p>1.03033454071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3211687978585">
                <text:p>1.032116879785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3310010507638">
                <text:p>1.03310010507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3391353634085">
                <text:p>1.033913536340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3774069081351">
                <text:p>1.03774069081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382255417452">
                <text:p>1.0382255417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3951589174597">
                <text:p>1.039515891745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5448331043495">
                <text:p>1.05448331043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5862814159306">
                <text:p>1.05862814159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5983636255598">
                <text:p>1.05983636255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990435574897">
                <text:p>1.059904355748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6722613911391">
                <text:p>1.067226139113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6724397554446">
                <text:p>1.067243975544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6835349917272">
                <text:p>1.068353499172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6991873954287">
                <text:p>1.069918739542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8616145153088">
                <text:p>1.08616145153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9361598097798">
                <text:p>1.093615980977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9893355041116">
                <text:p>1.09893355041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9961809200682">
                <text:p>1.099618092006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711302151672">
                <text:p>1.10711302151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0800357835925">
                <text:p>1.108003578359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0932519517198">
                <text:p>1.10932519517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1129812953568">
                <text:p>1.111298129535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1280581252669">
                <text:p>1.112805812526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1446196800284">
                <text:p>1.11446196800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2038192718211">
                <text:p>1.12038192718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2384236603913">
                <text:p>1.12384236603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3442187216703">
                <text:p>1.134421872167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3963997075556">
                <text:p>1.13963997075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8159416295454">
                <text:p>1.18159416295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8310083330599">
                <text:p>1.18310083330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1756146888037">
                <text:p>1.21756146888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3713680986394">
                <text:p>1.237136809863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4111728854081">
                <text:p>1.24111728854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4352684137032">
                <text:p>1.24352684137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4564688212014">
                <text:p>1.245646882120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4978852574926">
                <text:p>1.24978852574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531251387027">
                <text:p>1.2531251387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5357483940122">
                <text:p>1.25357483940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5760268485635">
                <text:p>1.257602684856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6283553254147">
                <text:p>1.262835532541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6700404334111">
                <text:p>1.267004043341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7408380159666">
                <text:p>1.27408380159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9288132217349">
                <text:p>1.292881322173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109896250528">
                <text:p>1.30109896250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0275668960404">
                <text:p>1.302756689604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087116732522">
                <text:p>1.3087116732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1348046214592">
                <text:p>1.313480462145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1821326947231">
                <text:p>1.31821326947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1893149427219">
                <text:p>1.31893149427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201040009344">
                <text:p>1.3201040009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2034532805404">
                <text:p>1.320345328054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2149183460863">
                <text:p>1.321491834608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2440025761437">
                <text:p>1.324400257614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2713346901357">
                <text:p>1.327133469013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2843382899094">
                <text:p>1.32843382899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3334006188247">
                <text:p>1.333340061882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3820019801575">
                <text:p>1.338200198015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4184138466239">
                <text:p>1.341841384662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4320967288792">
                <text:p>1.34320967288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442435848508">
                <text:p>1.3442435848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4547357839876">
                <text:p>1.345473578398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4795225661787">
                <text:p>1.347952256617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5575179410347">
                <text:p>1.355751794103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6681614727165">
                <text:p>1.36681614727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6882246176002">
                <text:p>1.36882246176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7159860072197">
                <text:p>1.371598600721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7159961697836">
                <text:p>1.37159961697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7345453435774">
                <text:p>1.373454534357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7790779610956">
                <text:p>1.377907796109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8086149242316">
                <text:p>1.380861492423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087307101184">
                <text:p>1.38087307101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8288747707339">
                <text:p>1.382887477073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8810141276527">
                <text:p>1.388101412765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9534449157939">
                <text:p>1.395344491579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0526562641688">
                <text:p>1.40526562641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0862917468922">
                <text:p>1.40862917468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1361214441895">
                <text:p>1.413612144418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19717078269">
                <text:p>1.42197170782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2400721682892">
                <text:p>1.424007216828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2453739358277">
                <text:p>1.424537393582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2914836415915">
                <text:p>1.429148364159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35528247761">
                <text:p>1.435355282477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54388599298">
                <text:p>1.44543885992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5213995738164">
                <text:p>1.452139957381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5263847346952">
                <text:p>1.452638473469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5290486530305">
                <text:p>1.452904865303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6180526083906">
                <text:p>1.461805260839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262876257943">
                <text:p>1.462628762579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542914002159">
                <text:p>1.46542914002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8281013024102">
                <text:p>1.48281013024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9052133237457">
                <text:p>1.490521332374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9962607689801">
                <text:p>1.499626076898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0846497038469">
                <text:p>1.50846497038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1999869282848">
                <text:p>1.519998692828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2020476169337">
                <text:p>1.520204761693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2559575457787">
                <text:p>1.525595754577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2683320693887">
                <text:p>1.526833206938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2807840643218">
                <text:p>1.52807840643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3165166955868">
                <text:p>1.531651669558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5142635638934">
                <text:p>1.551426356389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6643859882997">
                <text:p>1.566438598829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521004266726">
                <text:p>1.595210042667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9714050072221">
                <text:p>1.597140500722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9728223681726">
                <text:p>1.597282236817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9929246982139">
                <text:p>1.59929246982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0222867367667">
                <text:p>1.60222867367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0468359871393">
                <text:p>1.604683598713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1017949224915">
                <text:p>1.610179492249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2005650309309">
                <text:p>1.62005650309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2623013792215">
                <text:p>1.626230137922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3140926364176">
                <text:p>1.631409263641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3943336559267">
                <text:p>1.63943336559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125757914414">
                <text:p>1.64125757914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5893374004905">
                <text:p>1.658933740049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6936133543587">
                <text:p>1.669361335435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7267915630642">
                <text:p>1.672679156306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7478372795666">
                <text:p>1.67478372795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8654224725911">
                <text:p>1.686542247259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930332961106">
                <text:p>1.69303329611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0541344460147">
                <text:p>1.705413444601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0818687527833">
                <text:p>1.708186875278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115217898066">
                <text:p>1.71152178980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2235106389422">
                <text:p>1.722351063894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2843673837104">
                <text:p>1.728436738371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2917228433747">
                <text:p>1.729172284337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3340386637364">
                <text:p>1.733403866373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3871624403174">
                <text:p>1.73871624403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394759648013">
                <text:p>1.7394759648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4045950649931">
                <text:p>1.74045950649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564477115319">
                <text:p>1.75644771153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6486223413833">
                <text:p>1.76486223413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6487852709781">
                <text:p>1.764878527097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7160283947645">
                <text:p>1.771602839476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7591445682779">
                <text:p>1.775914456827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1735388113883">
                <text:p>1.817353881138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3122145031547">
                <text:p>1.831221450315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468527677611">
                <text:p>1.84685276776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5114638339107">
                <text:p>1.85114638339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5370674476874">
                <text:p>1.853706744768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57853242447">
                <text:p>1.8578532424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654096300696">
                <text:p>1.8654096300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88465002368061">
                <text:p>1.884650023680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9313154973553">
                <text:p>1.893131549735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9698511722974">
                <text:p>1.896985117229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0415698193385">
                <text:p>1.904156981933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0964615729476">
                <text:p>1.909646157294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1776434153248">
                <text:p>1.91776434153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5602342203275">
                <text:p>1.956023422032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5758748999443">
                <text:p>1.957587489994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6254100335063">
                <text:p>1.962541003350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8764824174872">
                <text:p>1.987648241748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36479199219">
                <text:p>1.9936479199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948663146068">
                <text:p>1.99486631460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0955182160236">
                <text:p>2.009551821602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1056883253721">
                <text:p>2.010568832537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1392255633321">
                <text:p>2.013922556333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1452837427764">
                <text:p>2.014528374277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2613793767845">
                <text:p>2.026137937678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5830100174043">
                <text:p>2.058301001740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05911018152446">
                <text:p>2.059110181524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6151918162443">
                <text:p>2.061519181624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07548430376962">
                <text:p>2.075484303769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800480913117">
                <text:p>2.08004809131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09523770021628">
                <text:p>2.095237700216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0965393626593">
                <text:p>2.109653936265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1701942220333">
                <text:p>2.11701942220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179373815355">
                <text:p>2.11793738153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1861743419997">
                <text:p>2.118617434199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233873863143">
                <text:p>2.12338738631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3102307234055">
                <text:p>2.13102307234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1413877107391">
                <text:p>2.1413877107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15393047381571">
                <text:p>2.153930473815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5662928014801">
                <text:p>2.156629280148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6314883182132">
                <text:p>2.163148831821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16525092116588">
                <text:p>2.165250921165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7031762219296">
                <text:p>2.170317622192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8059564438788">
                <text:p>2.18059564438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18544126639015">
                <text:p>2.185441266390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8722262182287">
                <text:p>2.187222621822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20415756024016">
                <text:p>2.20415756024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0639899887493">
                <text:p>2.206398998874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075040699946">
                <text:p>2.20750406999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1049714521685">
                <text:p>2.210497145216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1173874773766">
                <text:p>2.21173874773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26109135068">
                <text:p>2.2261091350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2820707621248">
                <text:p>2.228207076212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3205265614528">
                <text:p>2.232052656145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23273810818864">
                <text:p>2.232738108188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3438881255633">
                <text:p>2.234388812556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3527122054745">
                <text:p>2.235271220547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4681731654204">
                <text:p>2.24681731654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25434672426378">
                <text:p>2.25434672426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6330675199961">
                <text:p>2.263306751999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6726057214812">
                <text:p>2.267260572148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27151151926281">
                <text:p>2.271511519262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8113796046265">
                <text:p>2.28113796046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8240565519955">
                <text:p>2.282405655199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9362856619917">
                <text:p>2.293628566199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985099913128">
                <text:p>2.29850999131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9852631749632">
                <text:p>2.298526317496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30825656350126">
                <text:p>2.308256563501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31106052799421">
                <text:p>2.311060527994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238162411865">
                <text:p>2.32381624118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32576744396631">
                <text:p>2.325767443966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2755166307422">
                <text:p>2.327551663074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32923444986339">
                <text:p>2.329234449863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37389160491044">
                <text:p>2.373891604910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3787745521101">
                <text:p>2.37877455211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40652722238989">
                <text:p>2.406527222389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40901290178743">
                <text:p>2.409012901787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42101074098513">
                <text:p>2.421010740985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43284759740057">
                <text:p>2.432847597400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43672680295964">
                <text:p>2.436726802959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43707555272704">
                <text:p>2.437075552727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43990748873451">
                <text:p>2.439907488734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4669532835503">
                <text:p>2.46695328355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46703985403572">
                <text:p>2.467039854035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46750441998943">
                <text:p>2.467504419989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6944877711951">
                <text:p>2.469448777119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46965355289543">
                <text:p>2.469653552895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4749842641239">
                <text:p>2.47498426412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47666036149166">
                <text:p>2.476660361491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47909399937962">
                <text:p>2.479093999379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004449572318">
                <text:p>2.50044495723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2697900774372">
                <text:p>2.526979007743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2805403395379">
                <text:p>2.528054033953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3135639590489">
                <text:p>2.531356395904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4409995875715">
                <text:p>2.54409995875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4423261716184">
                <text:p>2.544232617161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8329186195872">
                <text:p>2.583291861958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9326708362086">
                <text:p>2.593267083620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9862705163404">
                <text:p>2.598627051634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0292345781923">
                <text:p>2.602923457819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1667901396164">
                <text:p>2.616679013961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2782961655897">
                <text:p>2.627829616558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3236929879568">
                <text:p>2.632369298795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3978967035448">
                <text:p>2.639789670354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4616066141346">
                <text:p>2.646160661413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593772122719">
                <text:p>2.65937721227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643119572201">
                <text:p>2.6643119572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6968998021539">
                <text:p>2.66968998021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7121569498215">
                <text:p>2.671215694982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7980409613008">
                <text:p>2.679804096130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8553287621569">
                <text:p>2.685532876215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8765801118456">
                <text:p>2.68765801118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71059820457741">
                <text:p>2.710598204577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73048966301958">
                <text:p>2.730489663019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3792119169708">
                <text:p>2.737921191697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4167005282302">
                <text:p>2.741670052823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74270722517998">
                <text:p>2.742707225179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529503790056">
                <text:p>2.75295037900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75316390810599">
                <text:p>2.753163908105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7143779831773">
                <text:p>2.771437798317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779351659905">
                <text:p>2.77793516599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78750325653432">
                <text:p>2.787503256534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7887070306623">
                <text:p>2.78870703066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78894923521612">
                <text:p>2.788949235216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0428502355812">
                <text:p>2.804285023558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0595790879992">
                <text:p>2.805957908799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80664940459714">
                <text:p>2.80664940459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82392803940016">
                <text:p>2.82392803940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83193920240304">
                <text:p>2.831939202403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83503976119937">
                <text:p>2.835039761199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84517027611865">
                <text:p>2.845170276118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4536720401211">
                <text:p>2.845367204012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85660282305631">
                <text:p>2.856602823056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746771574128">
                <text:p>2.87467715741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87545608446053">
                <text:p>2.875456084460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87984050625971">
                <text:p>2.879840506259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89383223553307">
                <text:p>2.893832235533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956329987529">
                <text:p>2.89563299875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90686600240687">
                <text:p>2.90686600240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91190672906133">
                <text:p>2.911906729061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1535555011483">
                <text:p>2.915355550114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1916505307882">
                <text:p>2.919165053078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94162361399411">
                <text:p>2.941623613994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95125746906321">
                <text:p>2.951257469063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95241246969788">
                <text:p>2.952412469697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5867881084535">
                <text:p>2.95867881084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96427248723792">
                <text:p>2.964272487237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7152840689573">
                <text:p>2.971528406895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97340667698279">
                <text:p>2.973406676982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98315921515552">
                <text:p>2.983159215155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99318685545557">
                <text:p>2.993186855455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00950389400534">
                <text:p>3.009503894005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102264023846">
                <text:p>3.01022640238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2273711246704">
                <text:p>3.022737112467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02356651826884">
                <text:p>3.023566518268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03250149251128">
                <text:p>3.03250149251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4382707253731">
                <text:p>3.043827072537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05068772002155">
                <text:p>3.050687720021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05636508193259">
                <text:p>3.056365081932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06123583898643">
                <text:p>3.061235838986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07943847266845">
                <text:p>3.079438472668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09400740510068">
                <text:p>3.094007405100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11088951425066">
                <text:p>3.11088951425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11551084193011">
                <text:p>3.115510841930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1950318653382">
                <text:p>3.119503186533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12726708758228">
                <text:p>3.127267087582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6337510365163">
                <text:p>3.163375103651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17433815860941">
                <text:p>3.174338158609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19380731780959">
                <text:p>3.193807317809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19454214981384">
                <text:p>3.194542149813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19759095291044">
                <text:p>3.197590952910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20156748906493">
                <text:p>3.20156748906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21025270506707">
                <text:p>3.210252705067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21371860643172">
                <text:p>3.213718606431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22184942479455">
                <text:p>3.22184942479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241757834632">
                <text:p>3.2417578346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25255099848389">
                <text:p>3.252550998483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25589227233508">
                <text:p>3.255892272335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26284619586157">
                <text:p>3.262846195861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27035618178207">
                <text:p>3.270356181782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27167031202169">
                <text:p>3.271670312021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9187750621804">
                <text:p>3.291877506218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29627738514543">
                <text:p>3.296277385145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29715478738399">
                <text:p>3.297154787383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31332168486295">
                <text:p>3.313321684862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31589972250258">
                <text:p>3.315899722502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31606234492283">
                <text:p>3.31606234492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3281104330046">
                <text:p>3.32811043300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33006273853963">
                <text:p>3.3300627385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33201741668211">
                <text:p>3.332017416682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3462648839551">
                <text:p>3.34626488395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35597687227862">
                <text:p>3.355976872278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572045456147">
                <text:p>3.35720454561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36181817573224">
                <text:p>3.361818175732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36438309559651">
                <text:p>3.364383095596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36945052217652">
                <text:p>3.369450522176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38321845132922">
                <text:p>3.383218451329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38447767539918">
                <text:p>3.384477675399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39158108225983">
                <text:p>3.39158108225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3935216830338">
                <text:p>3.39352168303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3994711133385">
                <text:p>3.39947111333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0501514264447">
                <text:p>3.405015142644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1191888550234">
                <text:p>3.411918885502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41672777717732">
                <text:p>3.416727777177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1978090867454">
                <text:p>3.419780908674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2054661925392">
                <text:p>3.420546619253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2316953134097">
                <text:p>3.423169531340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42408254269539">
                <text:p>3.424082542695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2700820295242">
                <text:p>3.427008202952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3183255006743">
                <text:p>3.431832550067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3846555798482">
                <text:p>3.438465557984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4205990289966">
                <text:p>3.442059902899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44500518287634">
                <text:p>3.445005182876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4870942913573">
                <text:p>3.448709429135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44934903738552">
                <text:p>3.449349037385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5629976036573">
                <text:p>3.45629976036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570003897576">
                <text:p>3.45700038975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582050487411">
                <text:p>3.45820504874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6055044754082">
                <text:p>3.460550447540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47795095490346">
                <text:p>3.477950954903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8107103437729">
                <text:p>3.481071034377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261567891248">
                <text:p>3.482615678912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8283878927401">
                <text:p>3.482838789274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86198465176">
                <text:p>3.486198465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8724065785216">
                <text:p>3.487240657852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49459178329549">
                <text:p>3.494591783295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9996291359306">
                <text:p>3.499962913593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0419780499909">
                <text:p>3.504197804999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0431973785482">
                <text:p>3.504319737854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51205231014415">
                <text:p>3.512052310144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1442990600595">
                <text:p>3.514429906005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1549342073592">
                <text:p>3.515493420735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1645096591472">
                <text:p>3.516450965914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3462638536929">
                <text:p>3.534626385369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6343382945763">
                <text:p>3.563433829457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8506479212196">
                <text:p>3.585064792121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945006635184">
                <text:p>3.59450066351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9533169680933">
                <text:p>3.595331696809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60447356745476">
                <text:p>3.604473567454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61187646620991">
                <text:p>3.61187646620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61872531945448">
                <text:p>3.618725319454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62318096866493">
                <text:p>3.623180968664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62322330137851">
                <text:p>3.623223301378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62720530334753">
                <text:p>3.627205303347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63920732565367">
                <text:p>3.639207325653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64205117069506">
                <text:p>3.642051170695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64394164241393">
                <text:p>3.643941642413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64915612863186">
                <text:p>3.649156128631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65711821104074">
                <text:p>3.657118211040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66401129963149">
                <text:p>3.664011299631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66413708100121">
                <text:p>3.66413708100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66629369026324">
                <text:p>3.666293690263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66721795292048">
                <text:p>3.667217952920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67009655488656">
                <text:p>3.670096554886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6727535688594">
                <text:p>3.67275356885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6799805538694">
                <text:p>3.67998055386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68478514658514">
                <text:p>3.684785146585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69063759122666">
                <text:p>3.690637591226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69810492030672">
                <text:p>3.698104920306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70765176024384">
                <text:p>3.707651760243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72432243291799">
                <text:p>3.724322432917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72582029226365">
                <text:p>3.725820292263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72610729988813">
                <text:p>3.726107299888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72743655085454">
                <text:p>3.727436550854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72816956275361">
                <text:p>3.728169562753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72850674210129">
                <text:p>3.728506742101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72961110688653">
                <text:p>3.729611106886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73784554968656">
                <text:p>3.737845549686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73930381522141">
                <text:p>3.739303815221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76422359772971">
                <text:p>3.764223597729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78977314126966">
                <text:p>3.789773141269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82589431078697">
                <text:p>3.825894310786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82694098448456">
                <text:p>3.826940984484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85430643150285">
                <text:p>3.854306431502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8549110059048">
                <text:p>3.85491100590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7543119445965">
                <text:p>3.875431194459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87945305296426">
                <text:p>3.879453052964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88696098995858">
                <text:p>3.886960989958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89857192694779">
                <text:p>3.898571926947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90118624229321">
                <text:p>3.901186242293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903113070428">
                <text:p>3.9031130704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90722997554412">
                <text:p>3.907229975544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93099180329224">
                <text:p>3.930991803292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95427853172152">
                <text:p>3.954278531721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96613004200284">
                <text:p>3.966130042002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00903538972226">
                <text:p>4.009035389722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0110138582078">
                <text:p>4.01101385820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04658773755418">
                <text:p>4.046587737554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05886646393823">
                <text:p>4.058866463938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08517653567388">
                <text:p>4.085176535673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08867406701825">
                <text:p>4.088674067018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09165509166965">
                <text:p>4.091655091669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10371916320643">
                <text:p>4.103719163206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10536209508497">
                <text:p>4.105362095084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13190473708762">
                <text:p>4.131904737087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13292850355133">
                <text:p>4.132928503551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14099239083275">
                <text:p>4.140992390832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14916041900074">
                <text:p>4.149160419000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15424331448992">
                <text:p>4.154243314489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15996292193888">
                <text:p>4.159962921938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19481046170239">
                <text:p>4.194810461702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20917850303032">
                <text:p>4.209178503030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20975340579407">
                <text:p>4.209753405794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21433041043762">
                <text:p>4.214330410437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22158194969334">
                <text:p>4.221581949693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2231062507076">
                <text:p>4.2231062507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24247214198929">
                <text:p>4.242472141989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30688562158518">
                <text:p>4.306885621585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33515880998763">
                <text:p>4.335158809987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36079238150715">
                <text:p>4.360792381507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39052547879462">
                <text:p>4.390525478794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4093806687303">
                <text:p>4.40938066873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44144583553458">
                <text:p>4.441445835534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44271906592575">
                <text:p>4.442719065925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45934202713446">
                <text:p>4.459342027134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46082070655393">
                <text:p>4.460820706553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46767175709142">
                <text:p>4.467671757091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48148178228642">
                <text:p>4.481481782286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48412026290977">
                <text:p>4.484120262909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54213726712602">
                <text:p>4.542137267126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56063876532542">
                <text:p>4.560638765325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56319475169334">
                <text:p>4.563194751693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58710621663259">
                <text:p>4.587106216632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58851039246698">
                <text:p>4.588510392466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60476806925374">
                <text:p>4.604768069253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61267379657243">
                <text:p>4.612673796572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65375712212008">
                <text:p>4.653757122120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68462281179802">
                <text:p>4.684622811798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69160818406848">
                <text:p>4.6916081840684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72776204315208">
                <text:p>4.727762043152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79554264014224">
                <text:p>4.795542640142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81234195233609">
                <text:p>4.812341952336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82640279797638">
                <text:p>4.826402797976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83110997750295">
                <text:p>4.831109977502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83466388910264">
                <text:p>4.834663889102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83706764811375">
                <text:p>4.83706764811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84073889980922">
                <text:p>4.840738899809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85045915326443">
                <text:p>4.850459153264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8549044818231">
                <text:p>4.85490448182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87403887810208">
                <text:p>4.874038878102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87667703049014">
                <text:p>4.876677030490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88764865026741">
                <text:p>4.887648650267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88985889698394">
                <text:p>4.889858896983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89582041721284">
                <text:p>4.895820417212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89949412145562">
                <text:p>4.899494121455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91520252204771">
                <text:p>4.915202522047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92218818686854">
                <text:p>4.922188186868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94915392153122">
                <text:p>4.949153921531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96286444378233">
                <text:p>4.962864443782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96770121359142">
                <text:p>4.967701213591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97456901627998">
                <text:p>4.974569016279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99284929516133">
                <text:p>4.992849295161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01956183251161">
                <text:p>5.019561832511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02206286464238">
                <text:p>5.022062864642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04701787563632">
                <text:p>5.047017875636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05333173090511">
                <text:p>5.053331730905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06212644096117">
                <text:p>5.062126440961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07311713265557">
                <text:p>5.073117132655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09039981005423">
                <text:p>5.090399810054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11339891747346">
                <text:p>5.113398917473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12169528827229">
                <text:p>5.121695288272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14461670587447">
                <text:p>5.144616705874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27051691473427">
                <text:p>5.270516914734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27606621895383">
                <text:p>5.276066218953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28740047700844">
                <text:p>5.287400477008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29829935536093">
                <text:p>5.298299355360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3077355551867">
                <text:p>5.30773555518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30995776005969">
                <text:p>5.309957760059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3259590085568">
                <text:p>5.32595900855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32815154968991">
                <text:p>5.32815154968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34002895816198">
                <text:p>5.340028958161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37640966820659">
                <text:p>5.376409668206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38025337767661">
                <text:p>5.380253377676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.39538685059414">
                <text:p>5.395386850594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40492569149807">
                <text:p>5.404925691498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.44627996859477">
                <text:p>5.446279968594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45084963834885">
                <text:p>5.450849638348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.46246501389549">
                <text:p>5.462465013895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.46387939993637">
                <text:p>5.463879399936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.47165608347479">
                <text:p>5.471656083474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.52329224693236">
                <text:p>5.523292246932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54097992157044">
                <text:p>5.540979921570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.54222307202708">
                <text:p>5.542223072027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5892352204045">
                <text:p>5.58923522040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.60169312592373">
                <text:p>5.601693125923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6173374064637">
                <text:p>5.61733740646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65066086259903">
                <text:p>5.650660862599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66348076238363">
                <text:p>5.663480762383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.67495792226243">
                <text:p>5.674957922262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.70767394475557">
                <text:p>5.707673944755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.70864254376758">
                <text:p>5.708642543767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.71641754832705">
                <text:p>5.716417548327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.74295736525186">
                <text:p>5.742957365251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.764416309258">
                <text:p>5.7644163092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.77771405928799">
                <text:p>5.777714059287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.78409905041898">
                <text:p>5.784099050418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.78592367055407">
                <text:p>5.785923670554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79560679710089">
                <text:p>5.795606797100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79564122778915">
                <text:p>5.795641227789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.80078151292473">
                <text:p>5.800781512924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8040484865074">
                <text:p>5.80404848650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83539888899732">
                <text:p>5.835398888997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85110167302839">
                <text:p>5.851101673028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86199252371732">
                <text:p>5.861992523717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86935166849797">
                <text:p>5.869351668497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89205598206832">
                <text:p>5.89205598206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897197772339">
                <text:p>5.8971977723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92305070907937">
                <text:p>5.923050709079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95624357275146">
                <text:p>5.956243572751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96292842755166">
                <text:p>5.962928427551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97358769938183">
                <text:p>5.973587699381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99478364464378">
                <text:p>5.994783644643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00269265041462">
                <text:p>6.002692650414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07238043871343">
                <text:p>6.072380438713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0869701579409">
                <text:p>6.086970157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08988843624983">
                <text:p>6.089888436249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09214676011634">
                <text:p>6.092146760116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09539704049251">
                <text:p>6.095397040492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10829158744959">
                <text:p>6.108291587449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10941251935349">
                <text:p>6.109412519353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11751200953152">
                <text:p>6.117512009531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12392513002345">
                <text:p>6.123925130023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13693152644275">
                <text:p>6.136931526442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14688337299377">
                <text:p>6.146883372993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1474210514063">
                <text:p>6.14742105140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14859145905294">
                <text:p>6.148591459052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1527041204833">
                <text:p>6.15270412048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16199899347116">
                <text:p>6.16199899347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16442591403692">
                <text:p>6.164425914036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.16515657507922">
                <text:p>6.165156575079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16539603992847">
                <text:p>6.165396039928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17443004442856">
                <text:p>6.174430044428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17498162758421">
                <text:p>6.174981627584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17545475448609">
                <text:p>6.175454754486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21467826875473">
                <text:p>6.214678268754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22820666384337">
                <text:p>6.228206663843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23948954834867">
                <text:p>6.239489548348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.24371308962796">
                <text:p>6.243713089627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.3198859265406">
                <text:p>6.31988592654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35269530353232">
                <text:p>6.352695303532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.35337744845627">
                <text:p>6.353377448456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.37915859371142">
                <text:p>6.379158593711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42524334797963">
                <text:p>6.425243347979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.43677187228713">
                <text:p>6.436771872287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.47204741940088">
                <text:p>6.472047419400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49998935030413">
                <text:p>6.49998935030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.51926167241731">
                <text:p>6.519261672417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.53445122845433">
                <text:p>6.534451228454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54434502297719">
                <text:p>6.544345022977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54608112143079">
                <text:p>6.546081121430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54697357405968">
                <text:p>6.546973574059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.55166851951721">
                <text:p>6.551668519517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5548895034821">
                <text:p>6.55488950348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59800734910538">
                <text:p>6.598007349105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.60123054882438">
                <text:p>6.601230548824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61647046002972">
                <text:p>6.616470460029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.63138814035824">
                <text:p>6.631388140358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70342763290741">
                <text:p>6.703427632907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71428248113291">
                <text:p>6.714282481132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72635275935571">
                <text:p>6.726352759355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74221481437504">
                <text:p>6.742214814375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75030308633205">
                <text:p>6.750303086332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75630851786836">
                <text:p>6.756308517868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758293337248">
                <text:p>6.7582933372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7729723526628">
                <text:p>6.77297235266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78518356234926">
                <text:p>6.785183562349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80017981755707">
                <text:p>6.800179817557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80206156760606">
                <text:p>6.802061567606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80277370277695">
                <text:p>6.802773702776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83713150912761">
                <text:p>6.837131509127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85168964976998">
                <text:p>6.851689649769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87998859253593">
                <text:p>6.879988592535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88765819623971">
                <text:p>6.887658196239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89476396564037">
                <text:p>6.894763965640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9255758177979">
                <text:p>6.92557581779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93196752204648">
                <text:p>6.931967522046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93351696482061">
                <text:p>6.933516964820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94149465286816">
                <text:p>6.941494652868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95727295481112">
                <text:p>6.957272954811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6235134140254">
                <text:p>6.962351341402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96458130059274">
                <text:p>6.964581300592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98200248094786">
                <text:p>6.982002480947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98314236382975">
                <text:p>6.983142363829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02181875857249">
                <text:p>7.021818758572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09099493113974">
                <text:p>7.090994931139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11614835471674">
                <text:p>7.116148354716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12556356994181">
                <text:p>7.125563569941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1267338441428">
                <text:p>7.12673384414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13251624132787">
                <text:p>7.132516241327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13272279335176">
                <text:p>7.132722793351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1540769003862">
                <text:p>7.15407690038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17277869852514">
                <text:p>7.172778698525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19075931149581">
                <text:p>7.190759311495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2167782928353">
                <text:p>7.21677829283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23126571633167">
                <text:p>7.231265716331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24660114839618">
                <text:p>7.246601148396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27064823057538">
                <text:p>7.270648230575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27070867399638">
                <text:p>7.270708673996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27355862245818">
                <text:p>7.273558622458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28462227219717">
                <text:p>7.284622272197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29154519600252">
                <text:p>7.291545196002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31083155460854">
                <text:p>7.3108315546085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31483689662817">
                <text:p>7.314836896628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31867659499464">
                <text:p>7.318676594994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32248614280811">
                <text:p>7.322486142808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36068878965108">
                <text:p>7.360688789651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36243127673583">
                <text:p>7.362431276735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37007212933592">
                <text:p>7.370072129335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37300332632207">
                <text:p>7.373003326322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37519619398522">
                <text:p>7.375196193985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39549708541668">
                <text:p>7.395497085416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41085349006883">
                <text:p>7.410853490068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41223382570144">
                <text:p>7.412233825701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4295510357277">
                <text:p>7.42955103572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44076551892982">
                <text:p>7.440765518929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47943268380565">
                <text:p>7.479432683805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48829068992003">
                <text:p>7.488290689920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49584070253787">
                <text:p>7.495840702537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50324509485332">
                <text:p>7.503245094853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50766323039563">
                <text:p>7.507663230395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55153358704885">
                <text:p>7.551533587048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5929599364447">
                <text:p>7.59295993644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59607546165047">
                <text:p>7.596075461650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60139506807057">
                <text:p>7.601395068070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60938516666592">
                <text:p>7.609385166665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60977981799308">
                <text:p>7.609779817993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62175510640012">
                <text:p>7.621755106400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62335731390858">
                <text:p>7.623357313908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6404187766791">
                <text:p>7.64041877667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6443576177695">
                <text:p>7.64435761776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67225395056454">
                <text:p>7.672253950564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67603191421018">
                <text:p>7.676031914210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6929253165402">
                <text:p>7.69292531654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7184804988585">
                <text:p>7.71848049885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.72010610584635">
                <text:p>7.720106105846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74872105716182">
                <text:p>7.748721057161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7751816821561">
                <text:p>7.77518168215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77851449607186">
                <text:p>7.778514496071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79925906456748">
                <text:p>7.799259064567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.79978339614509">
                <text:p>7.799783396145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.81221038647242">
                <text:p>7.812210386472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82043124402985">
                <text:p>7.820431244029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84530141748959">
                <text:p>7.845301417489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.96598051433307">
                <text:p>7.965980514333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00324454346613">
                <text:p>8.003244543466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00856319416337">
                <text:p>8.008563194163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02417483194148">
                <text:p>8.024174831941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13910090573763">
                <text:p>8.139100905737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19100637727698">
                <text:p>8.191006377276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1631435059928">
                <text:p>8.216314350599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2395246611934">
                <text:p>8.223952466119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2776146092939">
                <text:p>8.227761460929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4907747621628">
                <text:p>8.249077476216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2178615346777">
                <text:p>8.321786153467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5395291623321">
                <text:p>8.353952916233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5439882127681">
                <text:p>8.354398821276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6613382472052">
                <text:p>8.366133824720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0551955785245">
                <text:p>8.405519557852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2548297470346">
                <text:p>8.425482974703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8131123916728">
                <text:p>8.481311239167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8735089961887">
                <text:p>8.487350899618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53231546873472">
                <text:p>8.532315468734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54947716346014">
                <text:p>8.549477163460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55708467852541">
                <text:p>8.557084678525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59333491925548">
                <text:p>8.593334919255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59441102214431">
                <text:p>8.594411022144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66824300158614">
                <text:p>8.668243001586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66839369440402">
                <text:p>8.668393694404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69930560844636">
                <text:p>8.699305608446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80013068619045">
                <text:p>8.800130686190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84471275387697">
                <text:p>8.844712753876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92871531907591">
                <text:p>8.928715319075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96501567684031">
                <text:p>8.965015676840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97076955859103">
                <text:p>8.970769558591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97749666427733">
                <text:p>8.977496664277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97823030588192">
                <text:p>8.978230305881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97848843261759">
                <text:p>8.978488432617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97917738538336">
                <text:p>8.979177385383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97920636903582">
                <text:p>8.979206369035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98107882187994">
                <text:p>8.981078821879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987716276785">
                <text:p>8.9877162767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99801117721311">
                <text:p>8.998011177213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.0043703572166">
                <text:p>9.00437035721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.01104540636108">
                <text:p>9.011045406361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.01879524854561">
                <text:p>9.018795248545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.02430897264749">
                <text:p>9.024308972647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.02545836497368">
                <text:p>9.025458364973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.05025751785894">
                <text:p>9.050257517858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.06246218298676">
                <text:p>9.062462182986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.06803241351568">
                <text:p>9.068032413515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6.2993323134595">
                <text:p>76.29933231345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5.2732560925557">
                <text:p>85.27325609255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.458878974727">
                <text:p>90.45887897472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.8648894000429">
                <text:p>90.86488940004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1.9425972427331">
                <text:p>91.94259724273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3.4202203057795">
                <text:p>93.42022030577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4.8207416050954">
                <text:p>94.82074160509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5.233337582331">
                <text:p>95.2333375823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.2349177593668">
                <text:p>96.23491775936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6.7961455414957">
                <text:p>96.79614554149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6.8134469009364">
                <text:p>96.81344690093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7.0411523823033">
                <text:p>97.04115238230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.1422386315203">
                <text:p>97.14223863152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.3545091991905">
                <text:p>97.35450919919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.9338146106808">
                <text:p>97.93381461068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.9729291035623">
                <text:p>97.97292910356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.1192688589233">
                <text:p>98.11926885892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.1677901504076">
                <text:p>98.16779015040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.1841084043881">
                <text:p>98.18410840438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.2737773543601">
                <text:p>98.27377735436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.5944679271011">
                <text:p>98.59446792710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.8316183626495">
                <text:p>98.83161836264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.9125706570611">
                <text:p>98.91257065706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4241704838611">
                <text:p>99.42417048386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8593186878421">
                <text:p>99.85931868784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.087289531332">
                <text:p>100.0872895313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0.088131823005">
                <text:p>100.0881318230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0.088450764567">
                <text:p>100.0884507645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.090262137259">
                <text:p>100.0902621372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.090414413369">
                <text:p>100.0904144133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.091324531095">
                <text:p>100.0913245310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.091362939185">
                <text:p>100.0913629391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.094088237033">
                <text:p>100.0940882370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.094184165459">
                <text:p>100.0941841654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.094334162795">
                <text:p>100.0943341627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.094788968398">
                <text:p>100.09478896839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.095434186412">
                <text:p>100.0954341864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.095929709467">
                <text:p>100.0959297094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.096234391929">
                <text:p>100.09623439192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.096319753199">
                <text:p>100.0963197531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.09655333089">
                <text:p>100.096553330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.096848682277">
                <text:p>100.0968486822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.097032449808">
                <text:p>100.0970324498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.097208112573">
                <text:p>100.0972081125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.097212461535">
                <text:p>100.0972124615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.09727540846">
                <text:p>100.097275408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.097301964379">
                <text:p>100.0973019643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.097696739236">
                <text:p>100.0976967392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0.097777795814">
                <text:p>100.0977777958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.098028881619">
                <text:p>100.0980288816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.098233479083">
                <text:p>100.0982334790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.098437235452">
                <text:p>100.0984372354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.098599197663">
                <text:p>100.0985991976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.098614437549">
                <text:p>100.0986144375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.098674581879">
                <text:p>100.0986745818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.098724175777">
                <text:p>100.0987241757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.098730847429">
                <text:p>100.0987308474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.098747832347">
                <text:p>100.0987478323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.098904704172">
                <text:p>100.0989047041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.098935349429">
                <text:p>100.0989353494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.099035946343">
                <text:p>100.0990359463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.099222344992">
                <text:p>100.0992223449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.099247334866">
                <text:p>100.0992473348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.099590336742">
                <text:p>100.0995903367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.099672384254">
                <text:p>100.0996723842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.099725066678">
                <text:p>100.0997250666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.099729714282">
                <text:p>100.0997297142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.099741373546">
                <text:p>100.0997413735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.099793202461">
                <text:p>100.0997932024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.099987559597">
                <text:p>100.09998755959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.100063255184">
                <text:p>100.100063255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.100195934613">
                <text:p>100.1001959346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.100320376858">
                <text:p>100.10032037685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.100361836285">
                <text:p>100.1003618362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.100400838662">
                <text:p>100.1004008386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.100550972331">
                <text:p>100.1005509723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.10057471154">
                <text:p>100.100574711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0.10073492545">
                <text:p>100.100734925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.100765151591">
                <text:p>100.1007651515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0.101123467336">
                <text:p>100.1011234673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.101190498362">
                <text:p>100.1011904983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0.101297260123">
                <text:p>100.1012972601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0.101446763876">
                <text:p>100.1014467638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0.101858132315">
                <text:p>100.1018581323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0.101912462319">
                <text:p>100.101912462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.102220113019">
                <text:p>100.1022201130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.102429906326">
                <text:p>100.1024299063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.102465889494">
                <text:p>100.1024658894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0.102647561487">
                <text:p>100.1026475614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.102755879259">
                <text:p>100.1027558792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.102785450874">
                <text:p>100.1027854508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.102916617076">
                <text:p>100.1029166170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.103030089726">
                <text:p>100.1030300897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.103241020296">
                <text:p>100.1032410202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.103530680597">
                <text:p>100.1035306805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.104125585612">
                <text:p>100.1041255856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.104185240901">
                <text:p>100.1041852409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.104203764412">
                <text:p>100.1042037644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.104804985801">
                <text:p>100.1048049858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.10499937733">
                <text:p>100.104999377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.105091134527">
                <text:p>100.1050911345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.105206621692">
                <text:p>100.1052066216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.105219662375">
                <text:p>100.1052196623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.105324325179">
                <text:p>100.1053243251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.105479449327">
                <text:p>100.1054794493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.105558567303">
                <text:p>100.1055585673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.105768249302">
                <text:p>100.1057682493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.105862635905">
                <text:p>100.1058626359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.105913985774">
                <text:p>100.1059139857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.105933846953">
                <text:p>100.1059338469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.106249291096">
                <text:p>100.1062492910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.106519222573">
                <text:p>100.10651922257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.106752855775">
                <text:p>100.1067528557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.107009891121">
                <text:p>100.1070098911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.107043578583">
                <text:p>100.1070435785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.107129644641">
                <text:p>100.1071296446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.108046072698">
                <text:p>100.1080460726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.1085887369">
                <text:p>100.10858873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.109048774972">
                <text:p>100.1090487749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.109778909481">
                <text:p>100.1097789094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.109852552137">
                <text:p>100.1098525521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.110007136482">
                <text:p>100.1100071364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.110089023526">
                <text:p>100.1100890235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.110451457741">
                <text:p>100.1104514577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.110660227097">
                <text:p>100.1106602270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.110809051107">
                <text:p>100.1108090511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.111305082835">
                <text:p>100.1113050828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.111408483693">
                <text:p>100.1114084836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.11161202913">
                <text:p>100.111612029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.111762487465">
                <text:p>100.1117624874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.111918470268">
                <text:p>100.111918470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.112347511224">
                <text:p>100.1123475112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.112357320148">
                <text:p>100.1123573201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.113999203464">
                <text:p>100.1139992034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.117373333942">
                <text:p>100.1173733339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.123161454381">
                <text:p>100.12316145438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.123799123382">
                <text:p>100.123799123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85cm" svg:height="11.316cm" xlink:href=".." xlink:type="simple" chart:class="chart:line" chart:style-name="ch1">
        <chart:title svg:x="8.486cm" svg:y="0.362cm" chart:style-name="ch2">
          <text:p>survival_data</text:p>
        </chart:title>
        <chart:subtitle svg:x="8.697cm" svg:y="1.367cm" chart:style-name="ch3">
          <text:p>higher terrain</text:p>
        </chart:subtitle>
        <chart:legend chart:legend-position="end" svg:x="16.562cm" svg:y="4.861cm" style:legend-expansion="high" chart:style-name="ch4"/>
        <chart:plot-area chart:style-name="ch5" table:cell-range-address="Sheet1.C1:Sheet1.E1000" chart:data-source-has-labels="row" svg:x="1.406cm" svg:y="2.276cm" svg:width="14.761cm" svg:height="7.833cm">
          <chartooo:coordinate-region svg:x="2.213cm" svg:y="2.475cm" svg:width="13.954cm" svg:height="7.435cm"/>
          <chart:axis chart:dimension="x" chart:name="primary-x" chart:style-name="ch6">
            <chart:title svg:x="8.067cm" svg:y="10.335cm" chart:style-name="ch7">
              <text:p>episodes</text:p>
            </chart:title>
          </chart:axis>
          <chart:axis chart:dimension="y" chart:name="primary-y" chart:style-name="ch6">
            <chart:title svg:x="0.451cm" svg:y="7.003cm" chart:style-name="ch8">
              <text:p>surv_in_m</text:p>
            </chart:title>
            <chart:grid chart:style-name="ch9" chart:class="major"/>
          </chart:axis>
          <chart:series chart:style-name="ch10" chart:values-cell-range-address="Sheet1.C1:Sheet1.C1000" loext:label-string="contacts" chart:class="chart:line">
            <chart:data-point chart:repeated="1000"/>
          </chart:series>
          <chart:series chart:style-name="ch11" chart:values-cell-range-address="Sheet1.D1:Sheet1.D1000" loext:label-string="nc_no_force" chart:class="chart:line">
            <chart:data-point chart:repeated="1000"/>
          </chart:series>
          <chart:series chart:style-name="ch12" chart:values-cell-range-address="Sheet1.E1:Sheet1.E1000" loext:label-string="force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s</text:p>
              </table:table-cell>
              <table:table-cell office:value-type="string">
                <text:p>nc_no_force</text:p>
              </table:table-cell>
              <table:table-cell office:value-type="string">
                <text:p>for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89407807905008">
                <text:p>-0.189407807905008</text:p>
                <draw:g>
                  <svg:desc>Sheet1.C1:Sheet1.C1000</svg:desc>
                </draw:g>
              </table:table-cell>
              <table:table-cell office:value-type="float" office:value="-0.203863922497089">
                <text:p>-0.203863922497089</text:p>
                <draw:g>
                  <svg:desc>Sheet1.D1:Sheet1.D1000</svg:desc>
                </draw:g>
              </table:table-cell>
              <table:table-cell office:value-type="float" office:value="-0.108509930124065">
                <text:p>-0.108509930124065</text:p>
                <draw:g>
                  <svg:desc>Sheet1.E1:Sheet1.E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8780530773189">
                <text:p>-0.188780530773189</text:p>
              </table:table-cell>
              <table:table-cell office:value-type="float" office:value="-0.194164444338455">
                <text:p>-0.194164444338455</text:p>
              </table:table-cell>
              <table:table-cell office:value-type="float" office:value="-0.103281652439668">
                <text:p>-0.103281652439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3509595370174">
                <text:p>-0.183509595370174</text:p>
              </table:table-cell>
              <table:table-cell office:value-type="float" office:value="-0.193817833242363">
                <text:p>-0.193817833242363</text:p>
              </table:table-cell>
              <table:table-cell office:value-type="float" office:value="-0.0989172671861359">
                <text:p>-0.0989172671861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82004230603004">
                <text:p>-0.182004230603004</text:p>
              </table:table-cell>
              <table:table-cell office:value-type="float" office:value="-0.181125373967525">
                <text:p>-0.181125373967525</text:p>
              </table:table-cell>
              <table:table-cell office:value-type="float" office:value="-0.0982849854701414">
                <text:p>-0.0982849854701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62612541977147">
                <text:p>-0.162612541977147</text:p>
              </table:table-cell>
              <table:table-cell office:value-type="float" office:value="-0.177521080223657">
                <text:p>-0.177521080223657</text:p>
              </table:table-cell>
              <table:table-cell office:value-type="float" office:value="-0.0809227095434216">
                <text:p>-0.0809227095434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44885469440041">
                <text:p>-0.144885469440041</text:p>
              </table:table-cell>
              <table:table-cell office:value-type="float" office:value="-0.168356148571838">
                <text:p>-0.168356148571838</text:p>
              </table:table-cell>
              <table:table-cell office:value-type="float" office:value="-0.0610906622629029">
                <text:p>-0.0610906622629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8645728969609">
                <text:p>-0.138645728969609</text:p>
              </table:table-cell>
              <table:table-cell office:value-type="float" office:value="-0.161107741269827">
                <text:p>-0.161107741269827</text:p>
              </table:table-cell>
              <table:table-cell office:value-type="float" office:value="-0.0443528177097569">
                <text:p>-0.0443528177097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2736703560867">
                <text:p>-0.12736703560867</text:p>
              </table:table-cell>
              <table:table-cell office:value-type="float" office:value="-0.143615136231139">
                <text:p>-0.143615136231139</text:p>
              </table:table-cell>
              <table:table-cell office:value-type="float" office:value="-0.0206845465721986">
                <text:p>-0.0206845465721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86838009571819">
                <text:p>-0.0786838009571819</text:p>
              </table:table-cell>
              <table:table-cell office:value-type="float" office:value="-0.130089383652999">
                <text:p>-0.130089383652999</text:p>
              </table:table-cell>
              <table:table-cell office:value-type="float" office:value="0.0186286817779089">
                <text:p>0.0186286817779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2047134255256">
                <text:p>-0.052047134255256</text:p>
              </table:table-cell>
              <table:table-cell office:value-type="float" office:value="-0.117244335506331">
                <text:p>-0.117244335506331</text:p>
              </table:table-cell>
              <table:table-cell office:value-type="float" office:value="0.0239745825733762">
                <text:p>0.0239745825733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15158490953596">
                <text:p>-0.0515158490953596</text:p>
              </table:table-cell>
              <table:table-cell office:value-type="float" office:value="-0.0837191402538506">
                <text:p>-0.0837191402538506</text:p>
              </table:table-cell>
              <table:table-cell office:value-type="float" office:value="0.0342658540690681">
                <text:p>0.0342658540690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03280745083463">
                <text:p>-0.0403280745083463</text:p>
              </table:table-cell>
              <table:table-cell office:value-type="float" office:value="-0.0761433756820194">
                <text:p>-0.0761433756820194</text:p>
              </table:table-cell>
              <table:table-cell office:value-type="float" office:value="0.0358256345476088">
                <text:p>0.0358256345476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29089403548646">
                <text:p>-0.0129089403548646</text:p>
              </table:table-cell>
              <table:table-cell office:value-type="float" office:value="-0.0547116052413967">
                <text:p>-0.0547116052413967</text:p>
              </table:table-cell>
              <table:table-cell office:value-type="float" office:value="0.0434659355186542">
                <text:p>0.0434659355186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2931655786043">
                <text:p>-0.00592931655786043</text:p>
              </table:table-cell>
              <table:table-cell office:value-type="float" office:value="-0.054047073516306">
                <text:p>-0.054047073516306</text:p>
              </table:table-cell>
              <table:table-cell office:value-type="float" office:value="0.0691802308820911">
                <text:p>0.0691802308820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82313781062021">
                <text:p>0.00582313781062021</text:p>
              </table:table-cell>
              <table:table-cell office:value-type="float" office:value="-0.0469348488677264">
                <text:p>-0.0469348488677264</text:p>
              </table:table-cell>
              <table:table-cell office:value-type="float" office:value="0.0753726803340157">
                <text:p>0.0753726803340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4089700347438">
                <text:p>0.0164089700347438</text:p>
              </table:table-cell>
              <table:table-cell office:value-type="float" office:value="-0.0331630551094189">
                <text:p>-0.0331630551094189</text:p>
              </table:table-cell>
              <table:table-cell office:value-type="float" office:value="0.0840546405627892">
                <text:p>0.0840546405627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42814814035628">
                <text:p>0.0442814814035628</text:p>
              </table:table-cell>
              <table:table-cell office:value-type="float" office:value="-0.029799490865663">
                <text:p>-0.029799490865663</text:p>
              </table:table-cell>
              <table:table-cell office:value-type="float" office:value="0.10099254440983">
                <text:p>0.10099254440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8003266785611">
                <text:p>0.0448003266785611</text:p>
              </table:table-cell>
              <table:table-cell office:value-type="float" office:value="-0.0273140682765655">
                <text:p>-0.0273140682765655</text:p>
              </table:table-cell>
              <table:table-cell office:value-type="float" office:value="0.10372000926522">
                <text:p>0.10372000926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38367687381384">
                <text:p>0.0538367687381384</text:p>
              </table:table-cell>
              <table:table-cell office:value-type="float" office:value="-0.0210993277154634">
                <text:p>-0.0210993277154634</text:p>
              </table:table-cell>
              <table:table-cell office:value-type="float" office:value="0.105744858974515">
                <text:p>0.10574485897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789425832289">
                <text:p>0.060789425832289</text:p>
              </table:table-cell>
              <table:table-cell office:value-type="float" office:value="-0.0201389491915085">
                <text:p>-0.0201389491915085</text:p>
              </table:table-cell>
              <table:table-cell office:value-type="float" office:value="0.105806739423258">
                <text:p>0.105806739423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9204604823795">
                <text:p>0.0609204604823795</text:p>
              </table:table-cell>
              <table:table-cell office:value-type="float" office:value="-0.00758669488989001">
                <text:p>-0.00758669488989001</text:p>
              </table:table-cell>
              <table:table-cell office:value-type="float" office:value="0.108698410785536">
                <text:p>0.108698410785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6145243607565">
                <text:p>0.0706145243607565</text:p>
              </table:table-cell>
              <table:table-cell office:value-type="float" office:value="-0.00512729460958061">
                <text:p>-0.00512729460958061</text:p>
              </table:table-cell>
              <table:table-cell office:value-type="float" office:value="0.110234676311245">
                <text:p>0.110234676311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07322685652117">
                <text:p>0.0807322685652117</text:p>
              </table:table-cell>
              <table:table-cell office:value-type="float" office:value="-0.00434390081952584">
                <text:p>-0.00434390081952584</text:p>
              </table:table-cell>
              <table:table-cell office:value-type="float" office:value="0.111599900610341">
                <text:p>0.111599900610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76109914651894">
                <text:p>0.0876109914651894</text:p>
              </table:table-cell>
              <table:table-cell office:value-type="float" office:value="0.0122692575815155">
                <text:p>0.0122692575815155</text:p>
              </table:table-cell>
              <table:table-cell office:value-type="float" office:value="0.111833504996908">
                <text:p>0.111833504996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7757389720123">
                <text:p>0.0937757389720123</text:p>
              </table:table-cell>
              <table:table-cell office:value-type="float" office:value="0.0274033544021607">
                <text:p>0.0274033544021607</text:p>
              </table:table-cell>
              <table:table-cell office:value-type="float" office:value="0.113953884249752">
                <text:p>0.113953884249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3324909231147">
                <text:p>0.0973324909231147</text:p>
              </table:table-cell>
              <table:table-cell office:value-type="float" office:value="0.0289931076723167">
                <text:p>0.0289931076723167</text:p>
              </table:table-cell>
              <table:table-cell office:value-type="float" office:value="0.114440691414655">
                <text:p>0.114440691414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87928473132715">
                <text:p>0.0987928473132715</text:p>
              </table:table-cell>
              <table:table-cell office:value-type="float" office:value="0.0338252364930255">
                <text:p>0.0338252364930255</text:p>
              </table:table-cell>
              <table:table-cell office:value-type="float" office:value="0.115067469015178">
                <text:p>0.115067469015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89241478977432">
                <text:p>0.0989241478977432</text:p>
              </table:table-cell>
              <table:table-cell office:value-type="float" office:value="0.0410429998291832">
                <text:p>0.0410429998291832</text:p>
              </table:table-cell>
              <table:table-cell office:value-type="float" office:value="0.116808887860765">
                <text:p>0.116808887860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4653928993092">
                <text:p>0.104653928993092</text:p>
              </table:table-cell>
              <table:table-cell office:value-type="float" office:value="0.0430318394894361">
                <text:p>0.0430318394894361</text:p>
              </table:table-cell>
              <table:table-cell office:value-type="float" office:value="0.118991634539034">
                <text:p>0.118991634539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3464394809329">
                <text:p>0.113464394809329</text:p>
              </table:table-cell>
              <table:table-cell office:value-type="float" office:value="0.0459860904579925">
                <text:p>0.0459860904579925</text:p>
              </table:table-cell>
              <table:table-cell office:value-type="float" office:value="0.11960268610026">
                <text:p>0.11960268610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4476370044413">
                <text:p>0.114476370044413</text:p>
              </table:table-cell>
              <table:table-cell office:value-type="float" office:value="0.061024706676232">
                <text:p>0.061024706676232</text:p>
              </table:table-cell>
              <table:table-cell office:value-type="float" office:value="0.121485095462939">
                <text:p>0.121485095462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2929011182752">
                <text:p>0.122929011182752</text:p>
              </table:table-cell>
              <table:table-cell office:value-type="float" office:value="0.0632055653346596">
                <text:p>0.0632055653346596</text:p>
              </table:table-cell>
              <table:table-cell office:value-type="float" office:value="0.123412893595531">
                <text:p>0.123412893595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2381177787631">
                <text:p>0.132381177787631</text:p>
              </table:table-cell>
              <table:table-cell office:value-type="float" office:value="0.0641386291015887">
                <text:p>0.0641386291015887</text:p>
              </table:table-cell>
              <table:table-cell office:value-type="float" office:value="0.123873133139815">
                <text:p>0.123873133139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483681600956">
                <text:p>0.132483681600956</text:p>
              </table:table-cell>
              <table:table-cell office:value-type="float" office:value="0.0666007509686541">
                <text:p>0.0666007509686541</text:p>
              </table:table-cell>
              <table:table-cell office:value-type="float" office:value="0.125697681224411">
                <text:p>0.125697681224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0904205238857">
                <text:p>0.140904205238857</text:p>
              </table:table-cell>
              <table:table-cell office:value-type="float" office:value="0.0746284518943106">
                <text:p>0.0746284518943106</text:p>
              </table:table-cell>
              <table:table-cell office:value-type="float" office:value="0.126433820302968">
                <text:p>0.126433820302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2400061788178">
                <text:p>0.142400061788178</text:p>
              </table:table-cell>
              <table:table-cell office:value-type="float" office:value="0.085565982519821">
                <text:p>0.085565982519821</text:p>
              </table:table-cell>
              <table:table-cell office:value-type="float" office:value="0.126896666566052">
                <text:p>0.126896666566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578971366069">
                <text:p>0.14578971366069</text:p>
              </table:table-cell>
              <table:table-cell office:value-type="float" office:value="0.103991575761665">
                <text:p>0.103991575761665</text:p>
              </table:table-cell>
              <table:table-cell office:value-type="float" office:value="0.129003667951773">
                <text:p>0.129003667951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5893716562165">
                <text:p>0.145893716562165</text:p>
              </table:table-cell>
              <table:table-cell office:value-type="float" office:value="0.104929266322989">
                <text:p>0.104929266322989</text:p>
              </table:table-cell>
              <table:table-cell office:value-type="float" office:value="0.129528674197347">
                <text:p>0.129528674197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6198652152566">
                <text:p>0.146198652152566</text:p>
              </table:table-cell>
              <table:table-cell office:value-type="float" office:value="0.108961160265194">
                <text:p>0.108961160265194</text:p>
              </table:table-cell>
              <table:table-cell office:value-type="float" office:value="0.133088418670902">
                <text:p>0.133088418670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6906015542342">
                <text:p>0.146906015542342</text:p>
              </table:table-cell>
              <table:table-cell office:value-type="float" office:value="0.11824912318328">
                <text:p>0.11824912318328</text:p>
              </table:table-cell>
              <table:table-cell office:value-type="float" office:value="0.133126339006905">
                <text:p>0.133126339006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84274254255">
                <text:p>0.14884274254255</text:p>
              </table:table-cell>
              <table:table-cell office:value-type="float" office:value="0.119476374038328">
                <text:p>0.119476374038328</text:p>
              </table:table-cell>
              <table:table-cell office:value-type="float" office:value="0.136067126570383">
                <text:p>0.136067126570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0633257476207">
                <text:p>0.150633257476207</text:p>
              </table:table-cell>
              <table:table-cell office:value-type="float" office:value="0.125541804647335">
                <text:p>0.125541804647335</text:p>
              </table:table-cell>
              <table:table-cell office:value-type="float" office:value="0.144351500376899">
                <text:p>0.144351500376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0886698345357">
                <text:p>0.150886698345357</text:p>
              </table:table-cell>
              <table:table-cell office:value-type="float" office:value="0.125826939877866">
                <text:p>0.125826939877866</text:p>
              </table:table-cell>
              <table:table-cell office:value-type="float" office:value="0.14997414931107">
                <text:p>0.14997414931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441996984531">
                <text:p>0.15441996984531</text:p>
              </table:table-cell>
              <table:table-cell office:value-type="float" office:value="0.126934799152281">
                <text:p>0.126934799152281</text:p>
              </table:table-cell>
              <table:table-cell office:value-type="float" office:value="0.155636513725001">
                <text:p>0.15563651372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7125877094014">
                <text:p>0.157125877094014</text:p>
              </table:table-cell>
              <table:table-cell office:value-type="float" office:value="0.127069132086562">
                <text:p>0.127069132086562</text:p>
              </table:table-cell>
              <table:table-cell office:value-type="float" office:value="0.167575762410936">
                <text:p>0.167575762410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598185013537">
                <text:p>0.16598185013537</text:p>
              </table:table-cell>
              <table:table-cell office:value-type="float" office:value="0.129428573689751">
                <text:p>0.129428573689751</text:p>
              </table:table-cell>
              <table:table-cell office:value-type="float" office:value="0.171934678791108">
                <text:p>0.171934678791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227888722158">
                <text:p>0.170227888722158</text:p>
              </table:table-cell>
              <table:table-cell office:value-type="float" office:value="0.137208322889192">
                <text:p>0.137208322889192</text:p>
              </table:table-cell>
              <table:table-cell office:value-type="float" office:value="0.177816865735433">
                <text:p>0.17781686573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6805003425187">
                <text:p>0.176805003425187</text:p>
              </table:table-cell>
              <table:table-cell office:value-type="float" office:value="0.138076122787502">
                <text:p>0.138076122787502</text:p>
              </table:table-cell>
              <table:table-cell office:value-type="float" office:value="0.179219498575089">
                <text:p>0.179219498575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8379583425356">
                <text:p>0.178379583425356</text:p>
              </table:table-cell>
              <table:table-cell office:value-type="float" office:value="0.141601675102116">
                <text:p>0.141601675102116</text:p>
              </table:table-cell>
              <table:table-cell office:value-type="float" office:value="0.183951977265361">
                <text:p>0.183951977265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435557626009">
                <text:p>0.19435557626009</text:p>
              </table:table-cell>
              <table:table-cell office:value-type="float" office:value="0.147706211880728">
                <text:p>0.147706211880728</text:p>
              </table:table-cell>
              <table:table-cell office:value-type="float" office:value="0.198447307325385">
                <text:p>0.198447307325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9020660034967">
                <text:p>0.199020660034967</text:p>
              </table:table-cell>
              <table:table-cell office:value-type="float" office:value="0.149723622190181">
                <text:p>0.149723622190181</text:p>
              </table:table-cell>
              <table:table-cell office:value-type="float" office:value="0.20821527042669">
                <text:p>0.20821527042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9405168488008">
                <text:p>0.199405168488008</text:p>
              </table:table-cell>
              <table:table-cell office:value-type="float" office:value="0.150347727889035">
                <text:p>0.150347727889035</text:p>
              </table:table-cell>
              <table:table-cell office:value-type="float" office:value="0.20904846033369">
                <text:p>0.20904846033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795201362396">
                <text:p>0.199795201362396</text:p>
              </table:table-cell>
              <table:table-cell office:value-type="float" office:value="0.15291533661929">
                <text:p>0.15291533661929</text:p>
              </table:table-cell>
              <table:table-cell office:value-type="float" office:value="0.211310422297353">
                <text:p>0.211310422297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802840519494">
                <text:p>0.20802840519494</text:p>
              </table:table-cell>
              <table:table-cell office:value-type="float" office:value="0.154851949902463">
                <text:p>0.154851949902463</text:p>
              </table:table-cell>
              <table:table-cell office:value-type="float" office:value="0.220553800634033">
                <text:p>0.220553800634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4875593089039">
                <text:p>0.234875593089039</text:p>
              </table:table-cell>
              <table:table-cell office:value-type="float" office:value="0.155863967523911">
                <text:p>0.155863967523911</text:p>
              </table:table-cell>
              <table:table-cell office:value-type="float" office:value="0.22292338660895">
                <text:p>0.22292338660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7426562617198">
                <text:p>0.237426562617198</text:p>
              </table:table-cell>
              <table:table-cell office:value-type="float" office:value="0.156491488923598">
                <text:p>0.156491488923598</text:p>
              </table:table-cell>
              <table:table-cell office:value-type="float" office:value="0.226063575009427">
                <text:p>0.2260635750094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3421887101617">
                <text:p>0.243421887101617</text:p>
              </table:table-cell>
              <table:table-cell office:value-type="float" office:value="0.158436054706352">
                <text:p>0.158436054706352</text:p>
              </table:table-cell>
              <table:table-cell office:value-type="float" office:value="0.241225474916781">
                <text:p>0.241225474916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8820673242433">
                <text:p>0.248820673242433</text:p>
              </table:table-cell>
              <table:table-cell office:value-type="float" office:value="0.159800262886044">
                <text:p>0.159800262886044</text:p>
              </table:table-cell>
              <table:table-cell office:value-type="float" office:value="0.256403297338106">
                <text:p>0.256403297338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9932834927198">
                <text:p>0.249932834927198</text:p>
              </table:table-cell>
              <table:table-cell office:value-type="float" office:value="0.185827957048497">
                <text:p>0.185827957048497</text:p>
              </table:table-cell>
              <table:table-cell office:value-type="float" office:value="0.256585267325032">
                <text:p>0.256585267325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2054252049307">
                <text:p>0.272054252049307</text:p>
              </table:table-cell>
              <table:table-cell office:value-type="float" office:value="0.18659878648559">
                <text:p>0.18659878648559</text:p>
              </table:table-cell>
              <table:table-cell office:value-type="float" office:value="0.258739079596251">
                <text:p>0.258739079596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1158273488587">
                <text:p>0.291158273488587</text:p>
              </table:table-cell>
              <table:table-cell office:value-type="float" office:value="0.187698396537029">
                <text:p>0.187698396537029</text:p>
              </table:table-cell>
              <table:table-cell office:value-type="float" office:value="0.260022192109951">
                <text:p>0.260022192109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0586653388441">
                <text:p>0.310586653388441</text:p>
              </table:table-cell>
              <table:table-cell office:value-type="float" office:value="0.19149450664089">
                <text:p>0.19149450664089</text:p>
              </table:table-cell>
              <table:table-cell office:value-type="float" office:value="0.263239811956374">
                <text:p>0.2632398119563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0657524997404">
                <text:p>0.370657524997404</text:p>
              </table:table-cell>
              <table:table-cell office:value-type="float" office:value="0.205639048775611">
                <text:p>0.205639048775611</text:p>
              </table:table-cell>
              <table:table-cell office:value-type="float" office:value="0.272159342262871">
                <text:p>0.272159342262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3238965515899">
                <text:p>0.383238965515899</text:p>
              </table:table-cell>
              <table:table-cell office:value-type="float" office:value="0.210026883687701">
                <text:p>0.210026883687701</text:p>
              </table:table-cell>
              <table:table-cell office:value-type="float" office:value="0.272364721827702">
                <text:p>0.272364721827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1958805599282">
                <text:p>0.391958805599282</text:p>
              </table:table-cell>
              <table:table-cell office:value-type="float" office:value="0.214602252082684">
                <text:p>0.214602252082684</text:p>
              </table:table-cell>
              <table:table-cell office:value-type="float" office:value="0.273710517889325">
                <text:p>0.273710517889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2178943363329">
                <text:p>0.402178943363329</text:p>
              </table:table-cell>
              <table:table-cell office:value-type="float" office:value="0.222449847402745">
                <text:p>0.222449847402745</text:p>
              </table:table-cell>
              <table:table-cell office:value-type="float" office:value="0.277690631822523">
                <text:p>0.27769063182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169085741763">
                <text:p>0.403169085741763</text:p>
              </table:table-cell>
              <table:table-cell office:value-type="float" office:value="0.225376334407065">
                <text:p>0.225376334407065</text:p>
              </table:table-cell>
              <table:table-cell office:value-type="float" office:value="0.287452040460391">
                <text:p>0.287452040460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3329377327407">
                <text:p>0.403329377327407</text:p>
              </table:table-cell>
              <table:table-cell office:value-type="float" office:value="0.226879515427968">
                <text:p>0.226879515427968</text:p>
              </table:table-cell>
              <table:table-cell office:value-type="float" office:value="0.287533917223311">
                <text:p>0.287533917223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3066830661155">
                <text:p>0.413066830661155</text:p>
              </table:table-cell>
              <table:table-cell office:value-type="float" office:value="0.232171843100674">
                <text:p>0.232171843100674</text:p>
              </table:table-cell>
              <table:table-cell office:value-type="float" office:value="0.288014397862124">
                <text:p>0.288014397862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3564476182093">
                <text:p>0.423564476182093</text:p>
              </table:table-cell>
              <table:table-cell office:value-type="float" office:value="0.239319440872164">
                <text:p>0.239319440872164</text:p>
              </table:table-cell>
              <table:table-cell office:value-type="float" office:value="0.306319775865655">
                <text:p>0.3063197758656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7712322176593">
                <text:p>0.427712322176593</text:p>
              </table:table-cell>
              <table:table-cell office:value-type="float" office:value="0.25938003983052">
                <text:p>0.25938003983052</text:p>
              </table:table-cell>
              <table:table-cell office:value-type="float" office:value="0.30866024408172">
                <text:p>0.30866024408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887352437239">
                <text:p>0.434887352437239</text:p>
              </table:table-cell>
              <table:table-cell office:value-type="float" office:value="0.265303066534445">
                <text:p>0.265303066534445</text:p>
              </table:table-cell>
              <table:table-cell office:value-type="float" office:value="0.312558176988793">
                <text:p>0.312558176988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6455273881822">
                <text:p>0.456455273881822</text:p>
              </table:table-cell>
              <table:table-cell office:value-type="float" office:value="0.266675076827206">
                <text:p>0.266675076827206</text:p>
              </table:table-cell>
              <table:table-cell office:value-type="float" office:value="0.312767974441561">
                <text:p>0.312767974441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3303595131805">
                <text:p>0.463303595131805</text:p>
              </table:table-cell>
              <table:table-cell office:value-type="float" office:value="0.269614807273449">
                <text:p>0.269614807273449</text:p>
              </table:table-cell>
              <table:table-cell office:value-type="float" office:value="0.327429822265358">
                <text:p>0.327429822265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2778199911025">
                <text:p>0.472778199911025</text:p>
              </table:table-cell>
              <table:table-cell office:value-type="float" office:value="0.271049266574921">
                <text:p>0.271049266574921</text:p>
              </table:table-cell>
              <table:table-cell office:value-type="float" office:value="0.335179957019408">
                <text:p>0.335179957019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1179050528228">
                <text:p>0.481179050528228</text:p>
              </table:table-cell>
              <table:table-cell office:value-type="float" office:value="0.271603387828074">
                <text:p>0.271603387828074</text:p>
              </table:table-cell>
              <table:table-cell office:value-type="float" office:value="0.34611267921574">
                <text:p>0.346112679215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2382221520492">
                <text:p>0.482382221520492</text:p>
              </table:table-cell>
              <table:table-cell office:value-type="float" office:value="0.274393784645343">
                <text:p>0.274393784645343</text:p>
              </table:table-cell>
              <table:table-cell office:value-type="float" office:value="0.354938183448587">
                <text:p>0.354938183448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8918652697384">
                <text:p>0.488918652697384</text:p>
              </table:table-cell>
              <table:table-cell office:value-type="float" office:value="0.278144227460998">
                <text:p>0.278144227460998</text:p>
              </table:table-cell>
              <table:table-cell office:value-type="float" office:value="0.356007398479">
                <text:p>0.356007398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7685859718585">
                <text:p>0.497685859718585</text:p>
              </table:table-cell>
              <table:table-cell office:value-type="float" office:value="0.287093007739031">
                <text:p>0.287093007739031</text:p>
              </table:table-cell>
              <table:table-cell office:value-type="float" office:value="0.373001162990707">
                <text:p>0.3730011629907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4594268880962">
                <text:p>0.514594268880962</text:p>
              </table:table-cell>
              <table:table-cell office:value-type="float" office:value="0.288838038644317">
                <text:p>0.288838038644317</text:p>
              </table:table-cell>
              <table:table-cell office:value-type="float" office:value="0.374108057906678">
                <text:p>0.374108057906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2851226826374">
                <text:p>0.522851226826374</text:p>
              </table:table-cell>
              <table:table-cell office:value-type="float" office:value="0.292037052912482">
                <text:p>0.292037052912482</text:p>
              </table:table-cell>
              <table:table-cell office:value-type="float" office:value="0.380471003034802">
                <text:p>0.380471003034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0794582990287">
                <text:p>0.530794582990287</text:p>
              </table:table-cell>
              <table:table-cell office:value-type="float" office:value="0.293702448520478">
                <text:p>0.293702448520478</text:p>
              </table:table-cell>
              <table:table-cell office:value-type="float" office:value="0.38482185294885">
                <text:p>0.38482185294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2897085624722">
                <text:p>0.532897085624722</text:p>
              </table:table-cell>
              <table:table-cell office:value-type="float" office:value="0.29447153469622">
                <text:p>0.29447153469622</text:p>
              </table:table-cell>
              <table:table-cell office:value-type="float" office:value="0.391119170187336">
                <text:p>0.391119170187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82332717215">
                <text:p>0.5582332717215</text:p>
              </table:table-cell>
              <table:table-cell office:value-type="float" office:value="0.294980101854726">
                <text:p>0.294980101854726</text:p>
              </table:table-cell>
              <table:table-cell office:value-type="float" office:value="0.395590144055762">
                <text:p>0.395590144055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58433696534155">
                <text:p>0.558433696534155</text:p>
              </table:table-cell>
              <table:table-cell office:value-type="float" office:value="0.304137832395521">
                <text:p>0.304137832395521</text:p>
              </table:table-cell>
              <table:table-cell office:value-type="float" office:value="0.397864597536762">
                <text:p>0.397864597536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9846067480879">
                <text:p>0.569846067480879</text:p>
              </table:table-cell>
              <table:table-cell office:value-type="float" office:value="0.305665058134972">
                <text:p>0.305665058134972</text:p>
              </table:table-cell>
              <table:table-cell office:value-type="float" office:value="0.405294965484112">
                <text:p>0.405294965484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024508557795">
                <text:p>0.57024508557795</text:p>
              </table:table-cell>
              <table:table-cell office:value-type="float" office:value="0.307655620693625">
                <text:p>0.307655620693625</text:p>
              </table:table-cell>
              <table:table-cell office:value-type="float" office:value="0.405834970745581">
                <text:p>0.405834970745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82792962108348">
                <text:p>0.582792962108348</text:p>
              </table:table-cell>
              <table:table-cell office:value-type="float" office:value="0.316730422277916">
                <text:p>0.316730422277916</text:p>
              </table:table-cell>
              <table:table-cell office:value-type="float" office:value="0.406008045610734">
                <text:p>0.406008045610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847559577691">
                <text:p>0.601847559577691</text:p>
              </table:table-cell>
              <table:table-cell office:value-type="float" office:value="0.318206748074586">
                <text:p>0.318206748074586</text:p>
              </table:table-cell>
              <table:table-cell office:value-type="float" office:value="0.410537400773074">
                <text:p>0.410537400773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7571204368031">
                <text:p>0.617571204368031</text:p>
              </table:table-cell>
              <table:table-cell office:value-type="float" office:value="0.320808526099525">
                <text:p>0.320808526099525</text:p>
              </table:table-cell>
              <table:table-cell office:value-type="float" office:value="0.410742145153142">
                <text:p>0.410742145153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3109371500331">
                <text:p>0.633109371500331</text:p>
              </table:table-cell>
              <table:table-cell office:value-type="float" office:value="0.322516547583663">
                <text:p>0.322516547583663</text:p>
              </table:table-cell>
              <table:table-cell office:value-type="float" office:value="0.426412662212667">
                <text:p>0.426412662212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3848524551352">
                <text:p>0.643848524551352</text:p>
              </table:table-cell>
              <table:table-cell office:value-type="float" office:value="0.3268516595809">
                <text:p>0.3268516595809</text:p>
              </table:table-cell>
              <table:table-cell office:value-type="float" office:value="0.428537617668829">
                <text:p>0.428537617668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50945597011893">
                <text:p>0.650945597011893</text:p>
              </table:table-cell>
              <table:table-cell office:value-type="float" office:value="0.333892232740337">
                <text:p>0.333892232740337</text:p>
              </table:table-cell>
              <table:table-cell office:value-type="float" office:value="0.431150549109441">
                <text:p>0.4311505491094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52164036964956">
                <text:p>0.652164036964956</text:p>
              </table:table-cell>
              <table:table-cell office:value-type="float" office:value="0.34516662183641">
                <text:p>0.34516662183641</text:p>
              </table:table-cell>
              <table:table-cell office:value-type="float" office:value="0.440010016027798">
                <text:p>0.440010016027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5162745137205">
                <text:p>0.655162745137205</text:p>
              </table:table-cell>
              <table:table-cell office:value-type="float" office:value="0.349002853403649">
                <text:p>0.349002853403649</text:p>
              </table:table-cell>
              <table:table-cell office:value-type="float" office:value="0.446972795079079">
                <text:p>0.446972795079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8290029605526">
                <text:p>0.658290029605526</text:p>
              </table:table-cell>
              <table:table-cell office:value-type="float" office:value="0.354590883381393">
                <text:p>0.354590883381393</text:p>
              </table:table-cell>
              <table:table-cell office:value-type="float" office:value="0.451431831073049">
                <text:p>0.451431831073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0127346666562">
                <text:p>0.660127346666562</text:p>
              </table:table-cell>
              <table:table-cell office:value-type="float" office:value="0.355849515067818">
                <text:p>0.355849515067818</text:p>
              </table:table-cell>
              <table:table-cell office:value-type="float" office:value="0.456937826525316">
                <text:p>0.456937826525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578840484084">
                <text:p>0.67578840484084</text:p>
              </table:table-cell>
              <table:table-cell office:value-type="float" office:value="0.368063494587606">
                <text:p>0.368063494587606</text:p>
              </table:table-cell>
              <table:table-cell office:value-type="float" office:value="0.488692647894852">
                <text:p>0.4886926478948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3308184246711">
                <text:p>0.693308184246711</text:p>
              </table:table-cell>
              <table:table-cell office:value-type="float" office:value="0.377024746431885">
                <text:p>0.377024746431885</text:p>
              </table:table-cell>
              <table:table-cell office:value-type="float" office:value="0.503838510902495">
                <text:p>0.503838510902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9507481302436">
                <text:p>0.69507481302436</text:p>
              </table:table-cell>
              <table:table-cell office:value-type="float" office:value="0.377280494724934">
                <text:p>0.377280494724934</text:p>
              </table:table-cell>
              <table:table-cell office:value-type="float" office:value="0.508338026269227">
                <text:p>0.5083380262692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2680677189512">
                <text:p>0.702680677189512</text:p>
              </table:table-cell>
              <table:table-cell office:value-type="float" office:value="0.37788545334838">
                <text:p>0.37788545334838</text:p>
              </table:table-cell>
              <table:table-cell office:value-type="float" office:value="0.514192445917378">
                <text:p>0.5141924459173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5097106118115">
                <text:p>0.725097106118115</text:p>
              </table:table-cell>
              <table:table-cell office:value-type="float" office:value="0.377948365720168">
                <text:p>0.377948365720168</text:p>
              </table:table-cell>
              <table:table-cell office:value-type="float" office:value="0.515433382569678">
                <text:p>0.5154333825696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5084440299773">
                <text:p>0.735084440299773</text:p>
              </table:table-cell>
              <table:table-cell office:value-type="float" office:value="0.381612860489573">
                <text:p>0.381612860489573</text:p>
              </table:table-cell>
              <table:table-cell office:value-type="float" office:value="0.523305700979091">
                <text:p>0.5233057009790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558702756713">
                <text:p>0.74558702756713</text:p>
              </table:table-cell>
              <table:table-cell office:value-type="float" office:value="0.383094814914684">
                <text:p>0.383094814914684</text:p>
              </table:table-cell>
              <table:table-cell office:value-type="float" office:value="0.531419345887507">
                <text:p>0.531419345887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8852519116721">
                <text:p>0.758852519116721</text:p>
              </table:table-cell>
              <table:table-cell office:value-type="float" office:value="0.386390643982369">
                <text:p>0.386390643982369</text:p>
              </table:table-cell>
              <table:table-cell office:value-type="float" office:value="0.546463096219564">
                <text:p>0.546463096219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75767688911279">
                <text:p>0.775767688911279</text:p>
              </table:table-cell>
              <table:table-cell office:value-type="float" office:value="0.387209921971721">
                <text:p>0.387209921971721</text:p>
              </table:table-cell>
              <table:table-cell office:value-type="float" office:value="0.566084891397041">
                <text:p>0.566084891397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82446816222417">
                <text:p>0.782446816222417</text:p>
              </table:table-cell>
              <table:table-cell office:value-type="float" office:value="0.388504831025057">
                <text:p>0.388504831025057</text:p>
              </table:table-cell>
              <table:table-cell office:value-type="float" office:value="0.581805359602063">
                <text:p>0.581805359602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8100438613664">
                <text:p>0.788100438613664</text:p>
              </table:table-cell>
              <table:table-cell office:value-type="float" office:value="0.394371230600492">
                <text:p>0.394371230600492</text:p>
              </table:table-cell>
              <table:table-cell office:value-type="float" office:value="0.582845565237052">
                <text:p>0.582845565237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9276610040806">
                <text:p>0.789276610040806</text:p>
              </table:table-cell>
              <table:table-cell office:value-type="float" office:value="0.402592427606146">
                <text:p>0.402592427606146</text:p>
              </table:table-cell>
              <table:table-cell office:value-type="float" office:value="0.589712666980932">
                <text:p>0.589712666980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0309360200129">
                <text:p>0.790309360200129</text:p>
              </table:table-cell>
              <table:table-cell office:value-type="float" office:value="0.407158500055943">
                <text:p>0.407158500055943</text:p>
              </table:table-cell>
              <table:table-cell office:value-type="float" office:value="0.596921515966568">
                <text:p>0.5969215159665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1843494613709">
                <text:p>0.791843494613709</text:p>
              </table:table-cell>
              <table:table-cell office:value-type="float" office:value="0.40854213785444">
                <text:p>0.40854213785444</text:p>
              </table:table-cell>
              <table:table-cell office:value-type="float" office:value="0.670128600610273">
                <text:p>0.670128600610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9282636009395">
                <text:p>0.79282636009395</text:p>
              </table:table-cell>
              <table:table-cell office:value-type="float" office:value="0.410220299886883">
                <text:p>0.410220299886883</text:p>
              </table:table-cell>
              <table:table-cell office:value-type="float" office:value="0.67122111005631">
                <text:p>0.671221110056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93846115829815">
                <text:p>0.793846115829815</text:p>
              </table:table-cell>
              <table:table-cell office:value-type="float" office:value="0.412899871798603">
                <text:p>0.412899871798603</text:p>
              </table:table-cell>
              <table:table-cell office:value-type="float" office:value="0.697499739669936">
                <text:p>0.697499739669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5849079263518">
                <text:p>0.805849079263518</text:p>
              </table:table-cell>
              <table:table-cell office:value-type="float" office:value="0.413343356939159">
                <text:p>0.413343356939159</text:p>
              </table:table-cell>
              <table:table-cell office:value-type="float" office:value="0.700647539876901">
                <text:p>0.700647539876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7284143278482">
                <text:p>0.837284143278482</text:p>
              </table:table-cell>
              <table:table-cell office:value-type="float" office:value="0.417175218822893">
                <text:p>0.417175218822893</text:p>
              </table:table-cell>
              <table:table-cell office:value-type="float" office:value="0.725586516992595">
                <text:p>0.7255865169925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210495972975">
                <text:p>0.842210495972975</text:p>
              </table:table-cell>
              <table:table-cell office:value-type="float" office:value="0.421771100142008">
                <text:p>0.421771100142008</text:p>
              </table:table-cell>
              <table:table-cell office:value-type="float" office:value="0.728765535381808">
                <text:p>0.728765535381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58311490208819">
                <text:p>0.858311490208819</text:p>
              </table:table-cell>
              <table:table-cell office:value-type="float" office:value="0.424544416625816">
                <text:p>0.424544416625816</text:p>
              </table:table-cell>
              <table:table-cell office:value-type="float" office:value="0.737197975057679">
                <text:p>0.737197975057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003671513046">
                <text:p>0.86003671513046</text:p>
              </table:table-cell>
              <table:table-cell office:value-type="float" office:value="0.424678193574215">
                <text:p>0.424678193574215</text:p>
              </table:table-cell>
              <table:table-cell office:value-type="float" office:value="0.770477052564794">
                <text:p>0.7704770525647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67586771102174">
                <text:p>0.867586771102174</text:p>
              </table:table-cell>
              <table:table-cell office:value-type="float" office:value="0.431017400847277">
                <text:p>0.431017400847277</text:p>
              </table:table-cell>
              <table:table-cell office:value-type="float" office:value="0.775053554554702">
                <text:p>0.775053554554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098471026186">
                <text:p>0.87098471026186</text:p>
              </table:table-cell>
              <table:table-cell office:value-type="float" office:value="0.431485336470885">
                <text:p>0.431485336470885</text:p>
              </table:table-cell>
              <table:table-cell office:value-type="float" office:value="0.786957386015877">
                <text:p>0.7869573860158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76770840996834">
                <text:p>0.876770840996834</text:p>
              </table:table-cell>
              <table:table-cell office:value-type="float" office:value="0.465074028774485">
                <text:p>0.465074028774485</text:p>
              </table:table-cell>
              <table:table-cell office:value-type="float" office:value="0.802969106084737">
                <text:p>0.802969106084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82406284661965">
                <text:p>0.882406284661965</text:p>
              </table:table-cell>
              <table:table-cell office:value-type="float" office:value="0.465107237280632">
                <text:p>0.465107237280632</text:p>
              </table:table-cell>
              <table:table-cell office:value-type="float" office:value="0.819295652988504">
                <text:p>0.8192956529885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5420010815902">
                <text:p>0.885420010815902</text:p>
              </table:table-cell>
              <table:table-cell office:value-type="float" office:value="0.466552620566519">
                <text:p>0.466552620566519</text:p>
              </table:table-cell>
              <table:table-cell office:value-type="float" office:value="0.837512652296736">
                <text:p>0.8375126522967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9506673086473">
                <text:p>0.89506673086473</text:p>
              </table:table-cell>
              <table:table-cell office:value-type="float" office:value="0.46705360831288">
                <text:p>0.46705360831288</text:p>
              </table:table-cell>
              <table:table-cell office:value-type="float" office:value="0.838742927269508">
                <text:p>0.838742927269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08892956175243">
                <text:p>0.908892956175243</text:p>
              </table:table-cell>
              <table:table-cell office:value-type="float" office:value="0.4683125989094">
                <text:p>0.4683125989094</text:p>
              </table:table-cell>
              <table:table-cell office:value-type="float" office:value="0.845136542145299">
                <text:p>0.8451365421452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11463954171888">
                <text:p>0.911463954171888</text:p>
              </table:table-cell>
              <table:table-cell office:value-type="float" office:value="0.475146027753181">
                <text:p>0.475146027753181</text:p>
              </table:table-cell>
              <table:table-cell office:value-type="float" office:value="0.850731794952554">
                <text:p>0.850731794952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29860048775481">
                <text:p>0.929860048775481</text:p>
              </table:table-cell>
              <table:table-cell office:value-type="float" office:value="0.478179863761075">
                <text:p>0.478179863761075</text:p>
              </table:table-cell>
              <table:table-cell office:value-type="float" office:value="0.856047868033279">
                <text:p>0.856047868033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54803971248239">
                <text:p>0.954803971248239</text:p>
              </table:table-cell>
              <table:table-cell office:value-type="float" office:value="0.481713638736339">
                <text:p>0.481713638736339</text:p>
              </table:table-cell>
              <table:table-cell office:value-type="float" office:value="0.867033311565168">
                <text:p>0.867033311565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5826496184652">
                <text:p>0.95826496184652</text:p>
              </table:table-cell>
              <table:table-cell office:value-type="float" office:value="0.486507773568757">
                <text:p>0.486507773568757</text:p>
              </table:table-cell>
              <table:table-cell office:value-type="float" office:value="0.87325758858222">
                <text:p>0.87325758858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6442178536682">
                <text:p>0.966442178536682</text:p>
              </table:table-cell>
              <table:table-cell office:value-type="float" office:value="0.499120437979599">
                <text:p>0.499120437979599</text:p>
              </table:table-cell>
              <table:table-cell office:value-type="float" office:value="0.874327618941761">
                <text:p>0.874327618941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202750471767">
                <text:p>0.969202750471767</text:p>
              </table:table-cell>
              <table:table-cell office:value-type="float" office:value="0.505314419463136">
                <text:p>0.505314419463136</text:p>
              </table:table-cell>
              <table:table-cell office:value-type="float" office:value="0.87597778016315">
                <text:p>0.87597778016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7233924384489">
                <text:p>0.97233924384489</text:p>
              </table:table-cell>
              <table:table-cell office:value-type="float" office:value="0.512036597175934">
                <text:p>0.512036597175934</text:p>
              </table:table-cell>
              <table:table-cell office:value-type="float" office:value="0.879311442285076">
                <text:p>0.879311442285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3276059995353">
                <text:p>0.983276059995353</text:p>
              </table:table-cell>
              <table:table-cell office:value-type="float" office:value="0.514238442180453">
                <text:p>0.514238442180453</text:p>
              </table:table-cell>
              <table:table-cell office:value-type="float" office:value="0.895727941578796">
                <text:p>0.895727941578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7199154096248">
                <text:p>0.997199154096248</text:p>
              </table:table-cell>
              <table:table-cell office:value-type="float" office:value="0.514672025169976">
                <text:p>0.514672025169976</text:p>
              </table:table-cell>
              <table:table-cell office:value-type="float" office:value="0.901976580406732">
                <text:p>0.9019765804067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351242669832">
                <text:p>1.00351242669832</text:p>
              </table:table-cell>
              <table:table-cell office:value-type="float" office:value="0.516883943083013">
                <text:p>0.516883943083013</text:p>
              </table:table-cell>
              <table:table-cell office:value-type="float" office:value="0.911485517801034">
                <text:p>0.9114855178010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209941381484">
                <text:p>1.01209941381484</text:p>
              </table:table-cell>
              <table:table-cell office:value-type="float" office:value="0.518397456923046">
                <text:p>0.518397456923046</text:p>
              </table:table-cell>
              <table:table-cell office:value-type="float" office:value="0.929579790238714">
                <text:p>0.929579790238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27825866189">
                <text:p>1.0127825866189</text:p>
              </table:table-cell>
              <table:table-cell office:value-type="float" office:value="0.52010105353997">
                <text:p>0.52010105353997</text:p>
              </table:table-cell>
              <table:table-cell office:value-type="float" office:value="0.935382416538115">
                <text:p>0.935382416538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415452229176">
                <text:p>1.01415452229176</text:p>
              </table:table-cell>
              <table:table-cell office:value-type="float" office:value="0.520383257695238">
                <text:p>0.520383257695238</text:p>
              </table:table-cell>
              <table:table-cell office:value-type="float" office:value="0.938428838266426">
                <text:p>0.938428838266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2525245954488">
                <text:p>1.02525245954488</text:p>
              </table:table-cell>
              <table:table-cell office:value-type="float" office:value="0.520689420322238">
                <text:p>0.520689420322238</text:p>
              </table:table-cell>
              <table:table-cell office:value-type="float" office:value="0.941790775711917">
                <text:p>0.9417907757119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303345407114">
                <text:p>1.0303345407114</text:p>
              </table:table-cell>
              <table:table-cell office:value-type="float" office:value="0.523157294526092">
                <text:p>0.523157294526092</text:p>
              </table:table-cell>
              <table:table-cell office:value-type="float" office:value="0.95546974350211">
                <text:p>0.955469743502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3211687978585">
                <text:p>1.03211687978585</text:p>
              </table:table-cell>
              <table:table-cell office:value-type="float" office:value="0.537006580695016">
                <text:p>0.537006580695016</text:p>
              </table:table-cell>
              <table:table-cell office:value-type="float" office:value="0.958814353202322">
                <text:p>0.958814353202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3310010507638">
                <text:p>1.03310010507638</text:p>
              </table:table-cell>
              <table:table-cell office:value-type="float" office:value="0.538375404264335">
                <text:p>0.538375404264335</text:p>
              </table:table-cell>
              <table:table-cell office:value-type="float" office:value="0.977124430921367">
                <text:p>0.977124430921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3391353634085">
                <text:p>1.03391353634085</text:p>
              </table:table-cell>
              <table:table-cell office:value-type="float" office:value="0.539131512608044">
                <text:p>0.539131512608044</text:p>
              </table:table-cell>
              <table:table-cell office:value-type="float" office:value="0.981517279998524">
                <text:p>0.981517279998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3774069081351">
                <text:p>1.03774069081351</text:p>
              </table:table-cell>
              <table:table-cell office:value-type="float" office:value="0.54278013135144">
                <text:p>0.54278013135144</text:p>
              </table:table-cell>
              <table:table-cell office:value-type="float" office:value="0.985621651108764">
                <text:p>0.985621651108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382255417452">
                <text:p>1.0382255417452</text:p>
              </table:table-cell>
              <table:table-cell office:value-type="float" office:value="0.543162172031054">
                <text:p>0.543162172031054</text:p>
              </table:table-cell>
              <table:table-cell office:value-type="float" office:value="0.98762279822502">
                <text:p>0.987622798225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3951589174597">
                <text:p>1.03951589174597</text:p>
              </table:table-cell>
              <table:table-cell office:value-type="float" office:value="0.544874550417563">
                <text:p>0.544874550417563</text:p>
              </table:table-cell>
              <table:table-cell office:value-type="float" office:value="0.99038180324376">
                <text:p>0.99038180324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5448331043495">
                <text:p>1.05448331043495</text:p>
              </table:table-cell>
              <table:table-cell office:value-type="float" office:value="0.551427184505991">
                <text:p>0.551427184505991</text:p>
              </table:table-cell>
              <table:table-cell office:value-type="float" office:value="0.997850411434565">
                <text:p>0.997850411434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5862814159306">
                <text:p>1.05862814159306</text:p>
              </table:table-cell>
              <table:table-cell office:value-type="float" office:value="0.565096167748723">
                <text:p>0.565096167748723</text:p>
              </table:table-cell>
              <table:table-cell office:value-type="float" office:value="1.00449495877437">
                <text:p>1.004494958774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5983636255598">
                <text:p>1.05983636255598</text:p>
              </table:table-cell>
              <table:table-cell office:value-type="float" office:value="0.56650115047417">
                <text:p>0.56650115047417</text:p>
              </table:table-cell>
              <table:table-cell office:value-type="float" office:value="1.00903773065031">
                <text:p>1.00903773065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990435574897">
                <text:p>1.05990435574897</text:p>
              </table:table-cell>
              <table:table-cell office:value-type="float" office:value="0.567655515012665">
                <text:p>0.567655515012665</text:p>
              </table:table-cell>
              <table:table-cell office:value-type="float" office:value="1.03703321398489">
                <text:p>1.037033213984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6722613911391">
                <text:p>1.06722613911391</text:p>
              </table:table-cell>
              <table:table-cell office:value-type="float" office:value="0.57655709224302">
                <text:p>0.57655709224302</text:p>
              </table:table-cell>
              <table:table-cell office:value-type="float" office:value="1.03792421082132">
                <text:p>1.037924210821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6724397554446">
                <text:p>1.06724397554446</text:p>
              </table:table-cell>
              <table:table-cell office:value-type="float" office:value="0.579086171995115">
                <text:p>0.579086171995115</text:p>
              </table:table-cell>
              <table:table-cell office:value-type="float" office:value="1.03922347002388">
                <text:p>1.039223470023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6835349917272">
                <text:p>1.06835349917272</text:p>
              </table:table-cell>
              <table:table-cell office:value-type="float" office:value="0.593691159707338">
                <text:p>0.593691159707338</text:p>
              </table:table-cell>
              <table:table-cell office:value-type="float" office:value="1.05887014050141">
                <text:p>1.05887014050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6991873954287">
                <text:p>1.06991873954287</text:p>
              </table:table-cell>
              <table:table-cell office:value-type="float" office:value="0.59612826087536">
                <text:p>0.59612826087536</text:p>
              </table:table-cell>
              <table:table-cell office:value-type="float" office:value="1.07683553411974">
                <text:p>1.07683553411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8616145153088">
                <text:p>1.08616145153088</text:p>
              </table:table-cell>
              <table:table-cell office:value-type="float" office:value="0.601240327750056">
                <text:p>0.601240327750056</text:p>
              </table:table-cell>
              <table:table-cell office:value-type="float" office:value="1.07929245539755">
                <text:p>1.07929245539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9361598097798">
                <text:p>1.09361598097798</text:p>
              </table:table-cell>
              <table:table-cell office:value-type="float" office:value="0.607762516016711">
                <text:p>0.607762516016711</text:p>
              </table:table-cell>
              <table:table-cell office:value-type="float" office:value="1.07956821422262">
                <text:p>1.07956821422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9893355041116">
                <text:p>1.09893355041116</text:p>
              </table:table-cell>
              <table:table-cell office:value-type="float" office:value="0.608369226057172">
                <text:p>0.608369226057172</text:p>
              </table:table-cell>
              <table:table-cell office:value-type="float" office:value="1.09608214906124">
                <text:p>1.096082149061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9961809200682">
                <text:p>1.09961809200682</text:p>
              </table:table-cell>
              <table:table-cell office:value-type="float" office:value="0.615380184783873">
                <text:p>0.615380184783873</text:p>
              </table:table-cell>
              <table:table-cell office:value-type="float" office:value="1.10018797038278">
                <text:p>1.10018797038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711302151672">
                <text:p>1.10711302151672</text:p>
              </table:table-cell>
              <table:table-cell office:value-type="float" office:value="0.615427735764935">
                <text:p>0.615427735764935</text:p>
              </table:table-cell>
              <table:table-cell office:value-type="float" office:value="1.10566775740057">
                <text:p>1.10566775740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0800357835925">
                <text:p>1.10800357835925</text:p>
              </table:table-cell>
              <table:table-cell office:value-type="float" office:value="0.616594872427649">
                <text:p>0.616594872427649</text:p>
              </table:table-cell>
              <table:table-cell office:value-type="float" office:value="1.10720441728482">
                <text:p>1.107204417284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0932519517198">
                <text:p>1.10932519517198</text:p>
              </table:table-cell>
              <table:table-cell office:value-type="float" office:value="0.626132159815841">
                <text:p>0.626132159815841</text:p>
              </table:table-cell>
              <table:table-cell office:value-type="float" office:value="1.11250954309776">
                <text:p>1.112509543097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1129812953568">
                <text:p>1.11129812953568</text:p>
              </table:table-cell>
              <table:table-cell office:value-type="float" office:value="0.630796815788819">
                <text:p>0.630796815788819</text:p>
              </table:table-cell>
              <table:table-cell office:value-type="float" office:value="1.13756678747856">
                <text:p>1.13756678747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1280581252669">
                <text:p>1.11280581252669</text:p>
              </table:table-cell>
              <table:table-cell office:value-type="float" office:value="0.648746159021726">
                <text:p>0.648746159021726</text:p>
              </table:table-cell>
              <table:table-cell office:value-type="float" office:value="1.14018128959281">
                <text:p>1.14018128959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1446196800284">
                <text:p>1.11446196800284</text:p>
              </table:table-cell>
              <table:table-cell office:value-type="float" office:value="0.665549048977161">
                <text:p>0.665549048977161</text:p>
              </table:table-cell>
              <table:table-cell office:value-type="float" office:value="1.14272940458881">
                <text:p>1.142729404588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2038192718211">
                <text:p>1.12038192718211</text:p>
              </table:table-cell>
              <table:table-cell office:value-type="float" office:value="0.6891539966923">
                <text:p>0.6891539966923</text:p>
              </table:table-cell>
              <table:table-cell office:value-type="float" office:value="1.17890321297657">
                <text:p>1.17890321297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2384236603913">
                <text:p>1.12384236603913</text:p>
              </table:table-cell>
              <table:table-cell office:value-type="float" office:value="0.691024954734959">
                <text:p>0.691024954734959</text:p>
              </table:table-cell>
              <table:table-cell office:value-type="float" office:value="1.18729368794956">
                <text:p>1.187293687949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3442187216703">
                <text:p>1.13442187216703</text:p>
              </table:table-cell>
              <table:table-cell office:value-type="float" office:value="0.697025297944535">
                <text:p>0.697025297944535</text:p>
              </table:table-cell>
              <table:table-cell office:value-type="float" office:value="1.19778449080413">
                <text:p>1.19778449080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3963997075556">
                <text:p>1.13963997075556</text:p>
              </table:table-cell>
              <table:table-cell office:value-type="float" office:value="0.713003295601866">
                <text:p>0.713003295601866</text:p>
              </table:table-cell>
              <table:table-cell office:value-type="float" office:value="1.19902195844718">
                <text:p>1.199021958447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8159416295454">
                <text:p>1.18159416295454</text:p>
              </table:table-cell>
              <table:table-cell office:value-type="float" office:value="0.716172513872279">
                <text:p>0.716172513872279</text:p>
              </table:table-cell>
              <table:table-cell office:value-type="float" office:value="1.22465550942152">
                <text:p>1.22465550942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8310083330599">
                <text:p>1.18310083330599</text:p>
              </table:table-cell>
              <table:table-cell office:value-type="float" office:value="0.735451450274125">
                <text:p>0.735451450274125</text:p>
              </table:table-cell>
              <table:table-cell office:value-type="float" office:value="1.22746436470835">
                <text:p>1.227464364708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1756146888037">
                <text:p>1.21756146888037</text:p>
              </table:table-cell>
              <table:table-cell office:value-type="float" office:value="0.743238732914192">
                <text:p>0.743238732914192</text:p>
              </table:table-cell>
              <table:table-cell office:value-type="float" office:value="1.23174791296261">
                <text:p>1.231747912962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3713680986394">
                <text:p>1.23713680986394</text:p>
              </table:table-cell>
              <table:table-cell office:value-type="float" office:value="0.750377565655159">
                <text:p>0.750377565655159</text:p>
              </table:table-cell>
              <table:table-cell office:value-type="float" office:value="1.231771694813">
                <text:p>1.2317716948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4111728854081">
                <text:p>1.24111728854081</text:p>
              </table:table-cell>
              <table:table-cell office:value-type="float" office:value="0.750914658960083">
                <text:p>0.750914658960083</text:p>
              </table:table-cell>
              <table:table-cell office:value-type="float" office:value="1.23199866860762">
                <text:p>1.231998668607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4352684137032">
                <text:p>1.24352684137032</text:p>
              </table:table-cell>
              <table:table-cell office:value-type="float" office:value="0.753142104204825">
                <text:p>0.753142104204825</text:p>
              </table:table-cell>
              <table:table-cell office:value-type="float" office:value="1.23903555276239">
                <text:p>1.239035552762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4564688212014">
                <text:p>1.24564688212014</text:p>
              </table:table-cell>
              <table:table-cell office:value-type="float" office:value="0.783868241073039">
                <text:p>0.783868241073039</text:p>
              </table:table-cell>
              <table:table-cell office:value-type="float" office:value="1.24419718923614">
                <text:p>1.244197189236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4978852574926">
                <text:p>1.24978852574926</text:p>
              </table:table-cell>
              <table:table-cell office:value-type="float" office:value="0.788360022777011">
                <text:p>0.788360022777011</text:p>
              </table:table-cell>
              <table:table-cell office:value-type="float" office:value="1.24606461894139">
                <text:p>1.24606461894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531251387027">
                <text:p>1.2531251387027</text:p>
              </table:table-cell>
              <table:table-cell office:value-type="float" office:value="0.791901299796312">
                <text:p>0.791901299796312</text:p>
              </table:table-cell>
              <table:table-cell office:value-type="float" office:value="1.25355133040157">
                <text:p>1.25355133040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5357483940122">
                <text:p>1.25357483940122</text:p>
              </table:table-cell>
              <table:table-cell office:value-type="float" office:value="0.792032855116298">
                <text:p>0.792032855116298</text:p>
              </table:table-cell>
              <table:table-cell office:value-type="float" office:value="1.25907478268891">
                <text:p>1.259074782688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5760268485635">
                <text:p>1.25760268485635</text:p>
              </table:table-cell>
              <table:table-cell office:value-type="float" office:value="0.799940105817908">
                <text:p>0.799940105817908</text:p>
              </table:table-cell>
              <table:table-cell office:value-type="float" office:value="1.25926877719808">
                <text:p>1.25926877719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6283553254147">
                <text:p>1.26283553254147</text:p>
              </table:table-cell>
              <table:table-cell office:value-type="float" office:value="0.804443808610644">
                <text:p>0.804443808610644</text:p>
              </table:table-cell>
              <table:table-cell office:value-type="float" office:value="1.27092400999879">
                <text:p>1.27092400999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6700404334111">
                <text:p>1.26700404334111</text:p>
              </table:table-cell>
              <table:table-cell office:value-type="float" office:value="0.809276800710841">
                <text:p>0.809276800710841</text:p>
              </table:table-cell>
              <table:table-cell office:value-type="float" office:value="1.2717571554227">
                <text:p>1.27175715542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7408380159666">
                <text:p>1.27408380159666</text:p>
              </table:table-cell>
              <table:table-cell office:value-type="float" office:value="0.817542585078115">
                <text:p>0.817542585078115</text:p>
              </table:table-cell>
              <table:table-cell office:value-type="float" office:value="1.28447285079864">
                <text:p>1.284472850798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9288132217349">
                <text:p>1.29288132217349</text:p>
              </table:table-cell>
              <table:table-cell office:value-type="float" office:value="0.818383402034671">
                <text:p>0.818383402034671</text:p>
              </table:table-cell>
              <table:table-cell office:value-type="float" office:value="1.2861976378084">
                <text:p>1.2861976378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109896250528">
                <text:p>1.30109896250528</text:p>
              </table:table-cell>
              <table:table-cell office:value-type="float" office:value="0.822747275435953">
                <text:p>0.822747275435953</text:p>
              </table:table-cell>
              <table:table-cell office:value-type="float" office:value="1.29834604836224">
                <text:p>1.298346048362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0275668960404">
                <text:p>1.30275668960404</text:p>
              </table:table-cell>
              <table:table-cell office:value-type="float" office:value="0.831386304921952">
                <text:p>0.831386304921952</text:p>
              </table:table-cell>
              <table:table-cell office:value-type="float" office:value="1.3022577556078">
                <text:p>1.30225775560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087116732522">
                <text:p>1.3087116732522</text:p>
              </table:table-cell>
              <table:table-cell office:value-type="float" office:value="0.834568758530032">
                <text:p>0.834568758530032</text:p>
              </table:table-cell>
              <table:table-cell office:value-type="float" office:value="1.30367307413732">
                <text:p>1.303673074137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1348046214592">
                <text:p>1.31348046214592</text:p>
              </table:table-cell>
              <table:table-cell office:value-type="float" office:value="0.84775223970045">
                <text:p>0.84775223970045</text:p>
              </table:table-cell>
              <table:table-cell office:value-type="float" office:value="1.31084579058829">
                <text:p>1.310845790588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1821326947231">
                <text:p>1.31821326947231</text:p>
              </table:table-cell>
              <table:table-cell office:value-type="float" office:value="0.84829870142793">
                <text:p>0.84829870142793</text:p>
              </table:table-cell>
              <table:table-cell office:value-type="float" office:value="1.31127856556339">
                <text:p>1.311278565563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1893149427219">
                <text:p>1.31893149427219</text:p>
              </table:table-cell>
              <table:table-cell office:value-type="float" office:value="0.854842517781933">
                <text:p>0.854842517781933</text:p>
              </table:table-cell>
              <table:table-cell office:value-type="float" office:value="1.31360265355162">
                <text:p>1.31360265355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201040009344">
                <text:p>1.3201040009344</text:p>
              </table:table-cell>
              <table:table-cell office:value-type="float" office:value="0.857855251692154">
                <text:p>0.857855251692154</text:p>
              </table:table-cell>
              <table:table-cell office:value-type="float" office:value="1.3212632761765">
                <text:p>1.3212632761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2034532805404">
                <text:p>1.32034532805404</text:p>
              </table:table-cell>
              <table:table-cell office:value-type="float" office:value="0.860569419967474">
                <text:p>0.860569419967474</text:p>
              </table:table-cell>
              <table:table-cell office:value-type="float" office:value="1.32303557502418">
                <text:p>1.323035575024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2149183460863">
                <text:p>1.32149183460863</text:p>
              </table:table-cell>
              <table:table-cell office:value-type="float" office:value="0.863423440153245">
                <text:p>0.863423440153245</text:p>
              </table:table-cell>
              <table:table-cell office:value-type="float" office:value="1.32505510518088">
                <text:p>1.32505510518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2440025761437">
                <text:p>1.32440025761437</text:p>
              </table:table-cell>
              <table:table-cell office:value-type="float" office:value="0.86774616139036">
                <text:p>0.86774616139036</text:p>
              </table:table-cell>
              <table:table-cell office:value-type="float" office:value="1.3262819820394">
                <text:p>1.32628198203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2713346901357">
                <text:p>1.32713346901357</text:p>
              </table:table-cell>
              <table:table-cell office:value-type="float" office:value="0.871932499077545">
                <text:p>0.871932499077545</text:p>
              </table:table-cell>
              <table:table-cell office:value-type="float" office:value="1.33462478981775">
                <text:p>1.334624789817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2843382899094">
                <text:p>1.32843382899094</text:p>
              </table:table-cell>
              <table:table-cell office:value-type="float" office:value="0.87749874723734">
                <text:p>0.87749874723734</text:p>
              </table:table-cell>
              <table:table-cell office:value-type="float" office:value="1.33550688045907">
                <text:p>1.335506880459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3334006188247">
                <text:p>1.33334006188247</text:p>
              </table:table-cell>
              <table:table-cell office:value-type="float" office:value="0.879635475598447">
                <text:p>0.879635475598447</text:p>
              </table:table-cell>
              <table:table-cell office:value-type="float" office:value="1.33727605147207">
                <text:p>1.33727605147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3820019801575">
                <text:p>1.33820019801575</text:p>
              </table:table-cell>
              <table:table-cell office:value-type="float" office:value="0.882226620292834">
                <text:p>0.882226620292834</text:p>
              </table:table-cell>
              <table:table-cell office:value-type="float" office:value="1.33763190602671">
                <text:p>1.33763190602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4184138466239">
                <text:p>1.34184138466239</text:p>
              </table:table-cell>
              <table:table-cell office:value-type="float" office:value="0.886542984622571">
                <text:p>0.886542984622571</text:p>
              </table:table-cell>
              <table:table-cell office:value-type="float" office:value="1.34009655727451">
                <text:p>1.34009655727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4320967288792">
                <text:p>1.34320967288792</text:p>
              </table:table-cell>
              <table:table-cell office:value-type="float" office:value="0.89368675502628">
                <text:p>0.89368675502628</text:p>
              </table:table-cell>
              <table:table-cell office:value-type="float" office:value="1.34030972911414">
                <text:p>1.340309729114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442435848508">
                <text:p>1.3442435848508</text:p>
              </table:table-cell>
              <table:table-cell office:value-type="float" office:value="0.895851050836961">
                <text:p>0.895851050836961</text:p>
              </table:table-cell>
              <table:table-cell office:value-type="float" office:value="1.34048813815783">
                <text:p>1.340488138157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4547357839876">
                <text:p>1.34547357839876</text:p>
              </table:table-cell>
              <table:table-cell office:value-type="float" office:value="0.921280221316148">
                <text:p>0.921280221316148</text:p>
              </table:table-cell>
              <table:table-cell office:value-type="float" office:value="1.34069416966298">
                <text:p>1.340694169662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4795225661787">
                <text:p>1.34795225661787</text:p>
              </table:table-cell>
              <table:table-cell office:value-type="float" office:value="0.940453435913429">
                <text:p>0.940453435913429</text:p>
              </table:table-cell>
              <table:table-cell office:value-type="float" office:value="1.34403384518027">
                <text:p>1.344033845180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5575179410347">
                <text:p>1.35575179410347</text:p>
              </table:table-cell>
              <table:table-cell office:value-type="float" office:value="0.950993793996342">
                <text:p>0.950993793996342</text:p>
              </table:table-cell>
              <table:table-cell office:value-type="float" office:value="1.35057746264754">
                <text:p>1.35057746264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6681614727165">
                <text:p>1.36681614727165</text:p>
              </table:table-cell>
              <table:table-cell office:value-type="float" office:value="0.962813597423747">
                <text:p>0.962813597423747</text:p>
              </table:table-cell>
              <table:table-cell office:value-type="float" office:value="1.3510474667689">
                <text:p>1.35104746676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6882246176002">
                <text:p>1.36882246176002</text:p>
              </table:table-cell>
              <table:table-cell office:value-type="float" office:value="0.963400861457486">
                <text:p>0.963400861457486</text:p>
              </table:table-cell>
              <table:table-cell office:value-type="float" office:value="1.35463915050622">
                <text:p>1.354639150506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7159860072197">
                <text:p>1.37159860072197</text:p>
              </table:table-cell>
              <table:table-cell office:value-type="float" office:value="0.964756512182234">
                <text:p>0.964756512182234</text:p>
              </table:table-cell>
              <table:table-cell office:value-type="float" office:value="1.35504068741086">
                <text:p>1.355040687410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7159961697836">
                <text:p>1.37159961697836</text:p>
              </table:table-cell>
              <table:table-cell office:value-type="float" office:value="0.966668088098456">
                <text:p>0.966668088098456</text:p>
              </table:table-cell>
              <table:table-cell office:value-type="float" office:value="1.36007082263729">
                <text:p>1.360070822637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7345453435774">
                <text:p>1.37345453435774</text:p>
              </table:table-cell>
              <table:table-cell office:value-type="float" office:value="0.970096979700149">
                <text:p>0.970096979700149</text:p>
              </table:table-cell>
              <table:table-cell office:value-type="float" office:value="1.36634388486823">
                <text:p>1.366343884868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7790779610956">
                <text:p>1.37790779610956</text:p>
              </table:table-cell>
              <table:table-cell office:value-type="float" office:value="0.982079535617296">
                <text:p>0.982079535617296</text:p>
              </table:table-cell>
              <table:table-cell office:value-type="float" office:value="1.36766404321708">
                <text:p>1.367664043217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8086149242316">
                <text:p>1.38086149242316</text:p>
              </table:table-cell>
              <table:table-cell office:value-type="float" office:value="0.983290822873564">
                <text:p>0.983290822873564</text:p>
              </table:table-cell>
              <table:table-cell office:value-type="float" office:value="1.36962757729071">
                <text:p>1.369627577290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8087307101184">
                <text:p>1.38087307101184</text:p>
              </table:table-cell>
              <table:table-cell office:value-type="float" office:value="0.984117082909062">
                <text:p>0.984117082909062</text:p>
              </table:table-cell>
              <table:table-cell office:value-type="float" office:value="1.37011258779488">
                <text:p>1.370112587794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8288747707339">
                <text:p>1.38288747707339</text:p>
              </table:table-cell>
              <table:table-cell office:value-type="float" office:value="0.985329210177648">
                <text:p>0.985329210177648</text:p>
              </table:table-cell>
              <table:table-cell office:value-type="float" office:value="1.3719427660934">
                <text:p>1.37194276609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8810141276527">
                <text:p>1.38810141276527</text:p>
              </table:table-cell>
              <table:table-cell office:value-type="float" office:value="0.987524447897426">
                <text:p>0.987524447897426</text:p>
              </table:table-cell>
              <table:table-cell office:value-type="float" office:value="1.37347136110013">
                <text:p>1.37347136110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9534449157939">
                <text:p>1.39534449157939</text:p>
              </table:table-cell>
              <table:table-cell office:value-type="float" office:value="0.987562445443498">
                <text:p>0.987562445443498</text:p>
              </table:table-cell>
              <table:table-cell office:value-type="float" office:value="1.38269029764814">
                <text:p>1.382690297648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0526562641688">
                <text:p>1.40526562641688</text:p>
              </table:table-cell>
              <table:table-cell office:value-type="float" office:value="0.990696467988252">
                <text:p>0.990696467988252</text:p>
              </table:table-cell>
              <table:table-cell office:value-type="float" office:value="1.38649184603606">
                <text:p>1.386491846036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0862917468922">
                <text:p>1.40862917468922</text:p>
              </table:table-cell>
              <table:table-cell office:value-type="float" office:value="0.996880595082148">
                <text:p>0.996880595082148</text:p>
              </table:table-cell>
              <table:table-cell office:value-type="float" office:value="1.40401674558316">
                <text:p>1.404016745583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1361214441895">
                <text:p>1.41361214441895</text:p>
              </table:table-cell>
              <table:table-cell office:value-type="float" office:value="0.997598208949432">
                <text:p>0.997598208949432</text:p>
              </table:table-cell>
              <table:table-cell office:value-type="float" office:value="1.416880670161">
                <text:p>1.416880670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19717078269">
                <text:p>1.4219717078269</text:p>
              </table:table-cell>
              <table:table-cell office:value-type="float" office:value="1.00480085531323">
                <text:p>1.00480085531323</text:p>
              </table:table-cell>
              <table:table-cell office:value-type="float" office:value="1.41951253553842">
                <text:p>1.419512535538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2400721682892">
                <text:p>1.42400721682892</text:p>
              </table:table-cell>
              <table:table-cell office:value-type="float" office:value="1.01225511154318">
                <text:p>1.01225511154318</text:p>
              </table:table-cell>
              <table:table-cell office:value-type="float" office:value="1.42529394174238">
                <text:p>1.42529394174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2453739358277">
                <text:p>1.42453739358277</text:p>
              </table:table-cell>
              <table:table-cell office:value-type="float" office:value="1.01414688658254">
                <text:p>1.01414688658254</text:p>
              </table:table-cell>
              <table:table-cell office:value-type="float" office:value="1.429733382063">
                <text:p>1.429733382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2914836415915">
                <text:p>1.42914836415915</text:p>
              </table:table-cell>
              <table:table-cell office:value-type="float" office:value="1.01425670605002">
                <text:p>1.01425670605002</text:p>
              </table:table-cell>
              <table:table-cell office:value-type="float" office:value="1.43563161385833">
                <text:p>1.43563161385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35528247761">
                <text:p>1.43535528247761</text:p>
              </table:table-cell>
              <table:table-cell office:value-type="float" office:value="1.01765999937214">
                <text:p>1.01765999937214</text:p>
              </table:table-cell>
              <table:table-cell office:value-type="float" office:value="1.46737700542349">
                <text:p>1.46737700542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54388599298">
                <text:p>1.4454388599298</text:p>
              </table:table-cell>
              <table:table-cell office:value-type="float" office:value="1.01774073369333">
                <text:p>1.01774073369333</text:p>
              </table:table-cell>
              <table:table-cell office:value-type="float" office:value="1.47238044769054">
                <text:p>1.47238044769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5213995738164">
                <text:p>1.45213995738164</text:p>
              </table:table-cell>
              <table:table-cell office:value-type="float" office:value="1.01804163866342">
                <text:p>1.01804163866342</text:p>
              </table:table-cell>
              <table:table-cell office:value-type="float" office:value="1.47373027643002">
                <text:p>1.47373027643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5263847346952">
                <text:p>1.45263847346952</text:p>
              </table:table-cell>
              <table:table-cell office:value-type="float" office:value="1.01860132911467">
                <text:p>1.01860132911467</text:p>
              </table:table-cell>
              <table:table-cell office:value-type="float" office:value="1.47383889569424">
                <text:p>1.47383889569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5290486530305">
                <text:p>1.45290486530305</text:p>
              </table:table-cell>
              <table:table-cell office:value-type="float" office:value="1.01958588178118">
                <text:p>1.01958588178118</text:p>
              </table:table-cell>
              <table:table-cell office:value-type="float" office:value="1.48706945680173">
                <text:p>1.487069456801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6180526083906">
                <text:p>1.46180526083906</text:p>
              </table:table-cell>
              <table:table-cell office:value-type="float" office:value="1.03648471264187">
                <text:p>1.03648471264187</text:p>
              </table:table-cell>
              <table:table-cell office:value-type="float" office:value="1.48905324520001">
                <text:p>1.48905324520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262876257943">
                <text:p>1.46262876257943</text:p>
              </table:table-cell>
              <table:table-cell office:value-type="float" office:value="1.03659942100443">
                <text:p>1.03659942100443</text:p>
              </table:table-cell>
              <table:table-cell office:value-type="float" office:value="1.49242003457497">
                <text:p>1.492420034574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542914002159">
                <text:p>1.46542914002159</text:p>
              </table:table-cell>
              <table:table-cell office:value-type="float" office:value="1.04543894923387">
                <text:p>1.04543894923387</text:p>
              </table:table-cell>
              <table:table-cell office:value-type="float" office:value="1.57158865045202">
                <text:p>1.571588650452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8281013024102">
                <text:p>1.48281013024102</text:p>
              </table:table-cell>
              <table:table-cell office:value-type="float" office:value="1.05071606672461">
                <text:p>1.05071606672461</text:p>
              </table:table-cell>
              <table:table-cell office:value-type="float" office:value="1.59154758593266">
                <text:p>1.591547585932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9052133237457">
                <text:p>1.49052133237457</text:p>
              </table:table-cell>
              <table:table-cell office:value-type="float" office:value="1.05160104428656">
                <text:p>1.05160104428656</text:p>
              </table:table-cell>
              <table:table-cell office:value-type="float" office:value="1.61388710862033">
                <text:p>1.61388710862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9962607689801">
                <text:p>1.49962607689801</text:p>
              </table:table-cell>
              <table:table-cell office:value-type="float" office:value="1.05247438709992">
                <text:p>1.05247438709992</text:p>
              </table:table-cell>
              <table:table-cell office:value-type="float" office:value="1.61772885286749">
                <text:p>1.617728852867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0846497038469">
                <text:p>1.50846497038469</text:p>
              </table:table-cell>
              <table:table-cell office:value-type="float" office:value="1.05373270763014">
                <text:p>1.05373270763014</text:p>
              </table:table-cell>
              <table:table-cell office:value-type="float" office:value="1.62471096945801">
                <text:p>1.624710969458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1999869282848">
                <text:p>1.51999869282848</text:p>
              </table:table-cell>
              <table:table-cell office:value-type="float" office:value="1.05604830139366">
                <text:p>1.05604830139366</text:p>
              </table:table-cell>
              <table:table-cell office:value-type="float" office:value="1.63135258050073">
                <text:p>1.631352580500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2020476169337">
                <text:p>1.52020476169337</text:p>
              </table:table-cell>
              <table:table-cell office:value-type="float" office:value="1.05676182980773">
                <text:p>1.05676182980773</text:p>
              </table:table-cell>
              <table:table-cell office:value-type="float" office:value="1.63279376153068">
                <text:p>1.63279376153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2559575457787">
                <text:p>1.52559575457787</text:p>
              </table:table-cell>
              <table:table-cell office:value-type="float" office:value="1.06071643941721">
                <text:p>1.06071643941721</text:p>
              </table:table-cell>
              <table:table-cell office:value-type="float" office:value="1.63920814603755">
                <text:p>1.639208146037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2683320693887">
                <text:p>1.52683320693887</text:p>
              </table:table-cell>
              <table:table-cell office:value-type="float" office:value="1.0649984713423">
                <text:p>1.0649984713423</text:p>
              </table:table-cell>
              <table:table-cell office:value-type="float" office:value="1.647722341322">
                <text:p>1.6477223413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2807840643218">
                <text:p>1.52807840643218</text:p>
              </table:table-cell>
              <table:table-cell office:value-type="float" office:value="1.06637169288026">
                <text:p>1.06637169288026</text:p>
              </table:table-cell>
              <table:table-cell office:value-type="float" office:value="1.65415327526204">
                <text:p>1.654153275262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3165166955868">
                <text:p>1.53165166955868</text:p>
              </table:table-cell>
              <table:table-cell office:value-type="float" office:value="1.07999114171301">
                <text:p>1.07999114171301</text:p>
              </table:table-cell>
              <table:table-cell office:value-type="float" office:value="1.72278704296721">
                <text:p>1.722787042967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5142635638934">
                <text:p>1.55142635638934</text:p>
              </table:table-cell>
              <table:table-cell office:value-type="float" office:value="1.09377646467263">
                <text:p>1.09377646467263</text:p>
              </table:table-cell>
              <table:table-cell office:value-type="float" office:value="1.7334653125614">
                <text:p>1.73346531256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6643859882997">
                <text:p>1.56643859882997</text:p>
              </table:table-cell>
              <table:table-cell office:value-type="float" office:value="1.09441942467162">
                <text:p>1.09441942467162</text:p>
              </table:table-cell>
              <table:table-cell office:value-type="float" office:value="1.73624618098152">
                <text:p>1.73624618098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521004266726">
                <text:p>1.59521004266726</text:p>
              </table:table-cell>
              <table:table-cell office:value-type="float" office:value="1.09462412170093">
                <text:p>1.09462412170093</text:p>
              </table:table-cell>
              <table:table-cell office:value-type="float" office:value="1.74654945260971">
                <text:p>1.746549452609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9714050072221">
                <text:p>1.59714050072221</text:p>
              </table:table-cell>
              <table:table-cell office:value-type="float" office:value="1.09483199646576">
                <text:p>1.09483199646576</text:p>
              </table:table-cell>
              <table:table-cell office:value-type="float" office:value="1.74883288389495">
                <text:p>1.748832883894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9728223681726">
                <text:p>1.59728223681726</text:p>
              </table:table-cell>
              <table:table-cell office:value-type="float" office:value="1.09545932303623">
                <text:p>1.09545932303623</text:p>
              </table:table-cell>
              <table:table-cell office:value-type="float" office:value="1.75525888459613">
                <text:p>1.75525888459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9929246982139">
                <text:p>1.59929246982139</text:p>
              </table:table-cell>
              <table:table-cell office:value-type="float" office:value="1.09843846395778">
                <text:p>1.09843846395778</text:p>
              </table:table-cell>
              <table:table-cell office:value-type="float" office:value="1.76798253123821">
                <text:p>1.76798253123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0222867367667">
                <text:p>1.60222867367667</text:p>
              </table:table-cell>
              <table:table-cell office:value-type="float" office:value="1.11038293503435">
                <text:p>1.11038293503435</text:p>
              </table:table-cell>
              <table:table-cell office:value-type="float" office:value="1.77259311608337">
                <text:p>1.772593116083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0468359871393">
                <text:p>1.60468359871393</text:p>
              </table:table-cell>
              <table:table-cell office:value-type="float" office:value="1.11156001904933">
                <text:p>1.11156001904933</text:p>
              </table:table-cell>
              <table:table-cell office:value-type="float" office:value="1.8012312102771">
                <text:p>1.80123121027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1017949224915">
                <text:p>1.61017949224915</text:p>
              </table:table-cell>
              <table:table-cell office:value-type="float" office:value="1.11690731399715">
                <text:p>1.11690731399715</text:p>
              </table:table-cell>
              <table:table-cell office:value-type="float" office:value="1.81713375024991">
                <text:p>1.81713375024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2005650309309">
                <text:p>1.62005650309309</text:p>
              </table:table-cell>
              <table:table-cell office:value-type="float" office:value="1.1232622650147">
                <text:p>1.1232622650147</text:p>
              </table:table-cell>
              <table:table-cell office:value-type="float" office:value="1.82302675010293">
                <text:p>1.823026750102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2623013792215">
                <text:p>1.62623013792215</text:p>
              </table:table-cell>
              <table:table-cell office:value-type="float" office:value="1.12503119313919">
                <text:p>1.12503119313919</text:p>
              </table:table-cell>
              <table:table-cell office:value-type="float" office:value="1.83093616045823">
                <text:p>1.830936160458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3140926364176">
                <text:p>1.63140926364176</text:p>
              </table:table-cell>
              <table:table-cell office:value-type="float" office:value="1.13594770143863">
                <text:p>1.13594770143863</text:p>
              </table:table-cell>
              <table:table-cell office:value-type="float" office:value="1.84165802379679">
                <text:p>1.841658023796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3943336559267">
                <text:p>1.63943336559267</text:p>
              </table:table-cell>
              <table:table-cell office:value-type="float" office:value="1.1394706332095">
                <text:p>1.1394706332095</text:p>
              </table:table-cell>
              <table:table-cell office:value-type="float" office:value="1.84486868422946">
                <text:p>1.844868684229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125757914414">
                <text:p>1.64125757914414</text:p>
              </table:table-cell>
              <table:table-cell office:value-type="float" office:value="1.14083533893266">
                <text:p>1.14083533893266</text:p>
              </table:table-cell>
              <table:table-cell office:value-type="float" office:value="1.85166170547913">
                <text:p>1.85166170547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5893374004905">
                <text:p>1.65893374004905</text:p>
              </table:table-cell>
              <table:table-cell office:value-type="float" office:value="1.1462154624133">
                <text:p>1.1462154624133</text:p>
              </table:table-cell>
              <table:table-cell office:value-type="float" office:value="1.85175893589852">
                <text:p>1.851758935898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6936133543587">
                <text:p>1.66936133543587</text:p>
              </table:table-cell>
              <table:table-cell office:value-type="float" office:value="1.15236882219889">
                <text:p>1.15236882219889</text:p>
              </table:table-cell>
              <table:table-cell office:value-type="float" office:value="1.8694484216775">
                <text:p>1.86944842167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7267915630642">
                <text:p>1.67267915630642</text:p>
              </table:table-cell>
              <table:table-cell office:value-type="float" office:value="1.15299665126801">
                <text:p>1.15299665126801</text:p>
              </table:table-cell>
              <table:table-cell office:value-type="float" office:value="1.88330406157352">
                <text:p>1.883304061573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7478372795666">
                <text:p>1.67478372795666</text:p>
              </table:table-cell>
              <table:table-cell office:value-type="float" office:value="1.15811471113449">
                <text:p>1.15811471113449</text:p>
              </table:table-cell>
              <table:table-cell office:value-type="float" office:value="1.88715843522663">
                <text:p>1.887158435226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8654224725911">
                <text:p>1.68654224725911</text:p>
              </table:table-cell>
              <table:table-cell office:value-type="float" office:value="1.17221413577803">
                <text:p>1.17221413577803</text:p>
              </table:table-cell>
              <table:table-cell office:value-type="float" office:value="1.89104393674667">
                <text:p>1.89104393674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930332961106">
                <text:p>1.6930332961106</text:p>
              </table:table-cell>
              <table:table-cell office:value-type="float" office:value="1.17832839189385">
                <text:p>1.17832839189385</text:p>
              </table:table-cell>
              <table:table-cell office:value-type="float" office:value="1.90519975485629">
                <text:p>1.905199754856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0541344460147">
                <text:p>1.70541344460147</text:p>
              </table:table-cell>
              <table:table-cell office:value-type="float" office:value="1.19344941691564">
                <text:p>1.19344941691564</text:p>
              </table:table-cell>
              <table:table-cell office:value-type="float" office:value="1.91024033362336">
                <text:p>1.910240333623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0818687527833">
                <text:p>1.70818687527833</text:p>
              </table:table-cell>
              <table:table-cell office:value-type="float" office:value="1.19607085778839">
                <text:p>1.19607085778839</text:p>
              </table:table-cell>
              <table:table-cell office:value-type="float" office:value="1.91498991085714">
                <text:p>1.914989910857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115217898066">
                <text:p>1.7115217898066</text:p>
              </table:table-cell>
              <table:table-cell office:value-type="float" office:value="1.19801912591652">
                <text:p>1.19801912591652</text:p>
              </table:table-cell>
              <table:table-cell office:value-type="float" office:value="1.91853131218655">
                <text:p>1.918531312186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2235106389422">
                <text:p>1.72235106389422</text:p>
              </table:table-cell>
              <table:table-cell office:value-type="float" office:value="1.19910488565998">
                <text:p>1.19910488565998</text:p>
              </table:table-cell>
              <table:table-cell office:value-type="float" office:value="1.93029666723673">
                <text:p>1.93029666723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2843673837104">
                <text:p>1.72843673837104</text:p>
              </table:table-cell>
              <table:table-cell office:value-type="float" office:value="1.20953719190754">
                <text:p>1.20953719190754</text:p>
              </table:table-cell>
              <table:table-cell office:value-type="float" office:value="1.93130196806119">
                <text:p>1.931301968061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2917228433747">
                <text:p>1.72917228433747</text:p>
              </table:table-cell>
              <table:table-cell office:value-type="float" office:value="1.21284749947257">
                <text:p>1.21284749947257</text:p>
              </table:table-cell>
              <table:table-cell office:value-type="float" office:value="1.95406113128993">
                <text:p>1.954061131289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3340386637364">
                <text:p>1.73340386637364</text:p>
              </table:table-cell>
              <table:table-cell office:value-type="float" office:value="1.22295117814803">
                <text:p>1.22295117814803</text:p>
              </table:table-cell>
              <table:table-cell office:value-type="float" office:value="1.99374465308663">
                <text:p>1.993744653086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3871624403174">
                <text:p>1.73871624403174</text:p>
              </table:table-cell>
              <table:table-cell office:value-type="float" office:value="1.2243980451446">
                <text:p>1.2243980451446</text:p>
              </table:table-cell>
              <table:table-cell office:value-type="float" office:value="2.0127293961348">
                <text:p>2.01272939613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394759648013">
                <text:p>1.7394759648013</text:p>
              </table:table-cell>
              <table:table-cell office:value-type="float" office:value="1.22884269371116">
                <text:p>1.22884269371116</text:p>
              </table:table-cell>
              <table:table-cell office:value-type="float" office:value="2.01292721429602">
                <text:p>2.01292721429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4045950649931">
                <text:p>1.74045950649931</text:p>
              </table:table-cell>
              <table:table-cell office:value-type="float" office:value="1.2313325009604">
                <text:p>1.2313325009604</text:p>
              </table:table-cell>
              <table:table-cell office:value-type="float" office:value="2.02863060644373">
                <text:p>2.028630606443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564477115319">
                <text:p>1.7564477115319</text:p>
              </table:table-cell>
              <table:table-cell office:value-type="float" office:value="1.2330050081878">
                <text:p>1.2330050081878</text:p>
              </table:table-cell>
              <table:table-cell office:value-type="float" office:value="2.03526686976932">
                <text:p>2.035266869769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6486223413833">
                <text:p>1.76486223413833</text:p>
              </table:table-cell>
              <table:table-cell office:value-type="float" office:value="1.23518909767538">
                <text:p>1.23518909767538</text:p>
              </table:table-cell>
              <table:table-cell office:value-type="float" office:value="2.05466161805796">
                <text:p>2.05466161805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6487852709781">
                <text:p>1.76487852709781</text:p>
              </table:table-cell>
              <table:table-cell office:value-type="float" office:value="1.23592706684995">
                <text:p>1.23592706684995</text:p>
              </table:table-cell>
              <table:table-cell office:value-type="float" office:value="2.06630021817418">
                <text:p>2.066300218174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7160283947645">
                <text:p>1.77160283947645</text:p>
              </table:table-cell>
              <table:table-cell office:value-type="float" office:value="1.23732460653578">
                <text:p>1.23732460653578</text:p>
              </table:table-cell>
              <table:table-cell office:value-type="float" office:value="2.06780808349987">
                <text:p>2.067808083499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7591445682779">
                <text:p>1.77591445682779</text:p>
              </table:table-cell>
              <table:table-cell office:value-type="float" office:value="1.2490439283509">
                <text:p>1.2490439283509</text:p>
              </table:table-cell>
              <table:table-cell office:value-type="float" office:value="2.08346651668923">
                <text:p>2.083466516689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1735388113883">
                <text:p>1.81735388113883</text:p>
              </table:table-cell>
              <table:table-cell office:value-type="float" office:value="1.2502594029206">
                <text:p>1.2502594029206</text:p>
              </table:table-cell>
              <table:table-cell office:value-type="float" office:value="2.09680200040559">
                <text:p>2.096802000405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3122145031547">
                <text:p>1.83122145031547</text:p>
              </table:table-cell>
              <table:table-cell office:value-type="float" office:value="1.25427133141786">
                <text:p>1.25427133141786</text:p>
              </table:table-cell>
              <table:table-cell office:value-type="float" office:value="2.10373786570968">
                <text:p>2.10373786570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468527677611">
                <text:p>1.8468527677611</text:p>
              </table:table-cell>
              <table:table-cell office:value-type="float" office:value="1.25429510714401">
                <text:p>1.25429510714401</text:p>
              </table:table-cell>
              <table:table-cell office:value-type="float" office:value="2.11448744719795">
                <text:p>2.114487447197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5114638339107">
                <text:p>1.85114638339107</text:p>
              </table:table-cell>
              <table:table-cell office:value-type="float" office:value="1.25715551810039">
                <text:p>1.25715551810039</text:p>
              </table:table-cell>
              <table:table-cell office:value-type="float" office:value="2.12967071974512">
                <text:p>2.129670719745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5370674476874">
                <text:p>1.85370674476874</text:p>
              </table:table-cell>
              <table:table-cell office:value-type="float" office:value="1.25773446172646">
                <text:p>1.25773446172646</text:p>
              </table:table-cell>
              <table:table-cell office:value-type="float" office:value="2.13766378324648">
                <text:p>2.13766378324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57853242447">
                <text:p>1.857853242447</text:p>
              </table:table-cell>
              <table:table-cell office:value-type="float" office:value="1.25782935829525">
                <text:p>1.25782935829525</text:p>
              </table:table-cell>
              <table:table-cell office:value-type="float" office:value="2.13895936276291">
                <text:p>2.138959362762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654096300696">
                <text:p>1.8654096300696</text:p>
              </table:table-cell>
              <table:table-cell office:value-type="float" office:value="1.25888645355335">
                <text:p>1.25888645355335</text:p>
              </table:table-cell>
              <table:table-cell office:value-type="float" office:value="2.15095306591635">
                <text:p>2.150953065916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88465002368061">
                <text:p>1.88465002368061</text:p>
              </table:table-cell>
              <table:table-cell office:value-type="float" office:value="1.25906710507684">
                <text:p>1.25906710507684</text:p>
              </table:table-cell>
              <table:table-cell office:value-type="float" office:value="2.16115981066525">
                <text:p>2.16115981066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9313154973553">
                <text:p>1.89313154973553</text:p>
              </table:table-cell>
              <table:table-cell office:value-type="float" office:value="1.25964484268164">
                <text:p>1.25964484268164</text:p>
              </table:table-cell>
              <table:table-cell office:value-type="float" office:value="2.16117471493239">
                <text:p>2.16117471493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9698511722974">
                <text:p>1.89698511722974</text:p>
              </table:table-cell>
              <table:table-cell office:value-type="float" office:value="1.275536765392">
                <text:p>1.275536765392</text:p>
              </table:table-cell>
              <table:table-cell office:value-type="float" office:value="2.16153544528218">
                <text:p>2.16153544528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0415698193385">
                <text:p>1.90415698193385</text:p>
              </table:table-cell>
              <table:table-cell office:value-type="float" office:value="1.27569949492689">
                <text:p>1.27569949492689</text:p>
              </table:table-cell>
              <table:table-cell office:value-type="float" office:value="2.16996808470307">
                <text:p>2.169968084703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0964615729476">
                <text:p>1.90964615729476</text:p>
              </table:table-cell>
              <table:table-cell office:value-type="float" office:value="1.27638282096842">
                <text:p>1.27638282096842</text:p>
              </table:table-cell>
              <table:table-cell office:value-type="float" office:value="2.18260110557138">
                <text:p>2.182601105571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1776434153248">
                <text:p>1.91776434153248</text:p>
              </table:table-cell>
              <table:table-cell office:value-type="float" office:value="1.27862154480837">
                <text:p>1.27862154480837</text:p>
              </table:table-cell>
              <table:table-cell office:value-type="float" office:value="2.1933400099819">
                <text:p>2.19334000998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5602342203275">
                <text:p>1.95602342203275</text:p>
              </table:table-cell>
              <table:table-cell office:value-type="float" office:value="1.29015091348953">
                <text:p>1.29015091348953</text:p>
              </table:table-cell>
              <table:table-cell office:value-type="float" office:value="2.19913497877777">
                <text:p>2.199134978777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5758748999443">
                <text:p>1.95758748999443</text:p>
              </table:table-cell>
              <table:table-cell office:value-type="float" office:value="1.29627843066225">
                <text:p>1.29627843066225</text:p>
              </table:table-cell>
              <table:table-cell office:value-type="float" office:value="2.20654176109522">
                <text:p>2.20654176109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6254100335063">
                <text:p>1.96254100335063</text:p>
              </table:table-cell>
              <table:table-cell office:value-type="float" office:value="1.29781111389782">
                <text:p>1.29781111389782</text:p>
              </table:table-cell>
              <table:table-cell office:value-type="float" office:value="2.21228224177237">
                <text:p>2.212282241772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8764824174872">
                <text:p>1.98764824174872</text:p>
              </table:table-cell>
              <table:table-cell office:value-type="float" office:value="1.30647848905165">
                <text:p>1.30647848905165</text:p>
              </table:table-cell>
              <table:table-cell office:value-type="float" office:value="2.21493458096284">
                <text:p>2.214934580962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36479199219">
                <text:p>1.9936479199219</text:p>
              </table:table-cell>
              <table:table-cell office:value-type="float" office:value="1.308407516648">
                <text:p>1.308407516648</text:p>
              </table:table-cell>
              <table:table-cell office:value-type="float" office:value="2.22151442818639">
                <text:p>2.221514428186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948663146068">
                <text:p>1.9948663146068</text:p>
              </table:table-cell>
              <table:table-cell office:value-type="float" office:value="1.31534841203829">
                <text:p>1.31534841203829</text:p>
              </table:table-cell>
              <table:table-cell office:value-type="float" office:value="2.2295739328776">
                <text:p>2.22957393287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0955182160236">
                <text:p>2.00955182160236</text:p>
              </table:table-cell>
              <table:table-cell office:value-type="float" office:value="1.31673699580307">
                <text:p>1.31673699580307</text:p>
              </table:table-cell>
              <table:table-cell office:value-type="float" office:value="2.2329322186566">
                <text:p>2.23293221865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1056883253721">
                <text:p>2.01056883253721</text:p>
              </table:table-cell>
              <table:table-cell office:value-type="float" office:value="1.32158985320275">
                <text:p>1.32158985320275</text:p>
              </table:table-cell>
              <table:table-cell office:value-type="float" office:value="2.23469838908455">
                <text:p>2.23469838908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1392255633321">
                <text:p>2.01392255633321</text:p>
              </table:table-cell>
              <table:table-cell office:value-type="float" office:value="1.32162232606199">
                <text:p>1.32162232606199</text:p>
              </table:table-cell>
              <table:table-cell office:value-type="float" office:value="2.24092621575132">
                <text:p>2.240926215751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1452837427764">
                <text:p>2.01452837427764</text:p>
              </table:table-cell>
              <table:table-cell office:value-type="float" office:value="1.32178052368662">
                <text:p>1.32178052368662</text:p>
              </table:table-cell>
              <table:table-cell office:value-type="float" office:value="2.24124552659173">
                <text:p>2.241245526591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2613793767845">
                <text:p>2.02613793767845</text:p>
              </table:table-cell>
              <table:table-cell office:value-type="float" office:value="1.33035557377238">
                <text:p>1.33035557377238</text:p>
              </table:table-cell>
              <table:table-cell office:value-type="float" office:value="2.24385649554614">
                <text:p>2.243856495546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5830100174043">
                <text:p>2.05830100174043</text:p>
              </table:table-cell>
              <table:table-cell office:value-type="float" office:value="1.3452592112061">
                <text:p>1.3452592112061</text:p>
              </table:table-cell>
              <table:table-cell office:value-type="float" office:value="2.25429740666236">
                <text:p>2.254297406662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05911018152446">
                <text:p>2.05911018152446</text:p>
              </table:table-cell>
              <table:table-cell office:value-type="float" office:value="1.34664772798607">
                <text:p>1.34664772798607</text:p>
              </table:table-cell>
              <table:table-cell office:value-type="float" office:value="2.25810089287183">
                <text:p>2.258100892871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6151918162443">
                <text:p>2.06151918162443</text:p>
              </table:table-cell>
              <table:table-cell office:value-type="float" office:value="1.35003336281277">
                <text:p>1.35003336281277</text:p>
              </table:table-cell>
              <table:table-cell office:value-type="float" office:value="2.26135001387633">
                <text:p>2.261350013876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07548430376962">
                <text:p>2.07548430376962</text:p>
              </table:table-cell>
              <table:table-cell office:value-type="float" office:value="1.35083904120069">
                <text:p>1.35083904120069</text:p>
              </table:table-cell>
              <table:table-cell office:value-type="float" office:value="2.26480597364854">
                <text:p>2.26480597364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800480913117">
                <text:p>2.0800480913117</text:p>
              </table:table-cell>
              <table:table-cell office:value-type="float" office:value="1.35260999254707">
                <text:p>1.35260999254707</text:p>
              </table:table-cell>
              <table:table-cell office:value-type="float" office:value="2.28602752071307">
                <text:p>2.286027520713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09523770021628">
                <text:p>2.09523770021628</text:p>
              </table:table-cell>
              <table:table-cell office:value-type="float" office:value="1.35378012099368">
                <text:p>1.35378012099368</text:p>
              </table:table-cell>
              <table:table-cell office:value-type="float" office:value="2.3093523048499">
                <text:p>2.30935230484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0965393626593">
                <text:p>2.10965393626593</text:p>
              </table:table-cell>
              <table:table-cell office:value-type="float" office:value="1.35390330007591">
                <text:p>1.35390330007591</text:p>
              </table:table-cell>
              <table:table-cell office:value-type="float" office:value="2.31057540270549">
                <text:p>2.310575402705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1701942220333">
                <text:p>2.11701942220333</text:p>
              </table:table-cell>
              <table:table-cell office:value-type="float" office:value="1.35509686288119">
                <text:p>1.35509686288119</text:p>
              </table:table-cell>
              <table:table-cell office:value-type="float" office:value="2.31676807350869">
                <text:p>2.316768073508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179373815355">
                <text:p>2.1179373815355</text:p>
              </table:table-cell>
              <table:table-cell office:value-type="float" office:value="1.35741761751493">
                <text:p>1.35741761751493</text:p>
              </table:table-cell>
              <table:table-cell office:value-type="float" office:value="2.33111237858756">
                <text:p>2.331112378587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1861743419997">
                <text:p>2.11861743419997</text:p>
              </table:table-cell>
              <table:table-cell office:value-type="float" office:value="1.36364397929624">
                <text:p>1.36364397929624</text:p>
              </table:table-cell>
              <table:table-cell office:value-type="float" office:value="2.33657523378808">
                <text:p>2.336575233788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233873863143">
                <text:p>2.1233873863143</text:p>
              </table:table-cell>
              <table:table-cell office:value-type="float" office:value="1.36549122184599">
                <text:p>1.36549122184599</text:p>
              </table:table-cell>
              <table:table-cell office:value-type="float" office:value="2.33661248365656">
                <text:p>2.336612483656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3102307234055">
                <text:p>2.13102307234055</text:p>
              </table:table-cell>
              <table:table-cell office:value-type="float" office:value="1.37389208044398">
                <text:p>1.37389208044398</text:p>
              </table:table-cell>
              <table:table-cell office:value-type="float" office:value="2.33945072154148">
                <text:p>2.339450721541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1413877107391">
                <text:p>2.1413877107391</text:p>
              </table:table-cell>
              <table:table-cell office:value-type="float" office:value="1.37751563245169">
                <text:p>1.37751563245169</text:p>
              </table:table-cell>
              <table:table-cell office:value-type="float" office:value="2.34206340788498">
                <text:p>2.342063407884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15393047381571">
                <text:p>2.15393047381571</text:p>
              </table:table-cell>
              <table:table-cell office:value-type="float" office:value="1.38005753029498">
                <text:p>1.38005753029498</text:p>
              </table:table-cell>
              <table:table-cell office:value-type="float" office:value="2.3503949094589">
                <text:p>2.35039490945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5662928014801">
                <text:p>2.15662928014801</text:p>
              </table:table-cell>
              <table:table-cell office:value-type="float" office:value="1.38138865446201">
                <text:p>1.38138865446201</text:p>
              </table:table-cell>
              <table:table-cell office:value-type="float" office:value="2.35107728303488">
                <text:p>2.35107728303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6314883182132">
                <text:p>2.16314883182132</text:p>
              </table:table-cell>
              <table:table-cell office:value-type="float" office:value="1.38361805951091">
                <text:p>1.38361805951091</text:p>
              </table:table-cell>
              <table:table-cell office:value-type="float" office:value="2.35924542265539">
                <text:p>2.359245422655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16525092116588">
                <text:p>2.16525092116588</text:p>
              </table:table-cell>
              <table:table-cell office:value-type="float" office:value="1.38557181716225">
                <text:p>1.38557181716225</text:p>
              </table:table-cell>
              <table:table-cell office:value-type="float" office:value="2.38811692037217">
                <text:p>2.388116920372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7031762219296">
                <text:p>2.17031762219296</text:p>
              </table:table-cell>
              <table:table-cell office:value-type="float" office:value="1.38937522514933">
                <text:p>1.38937522514933</text:p>
              </table:table-cell>
              <table:table-cell office:value-type="float" office:value="2.39761677737861">
                <text:p>2.397616777378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8059564438788">
                <text:p>2.18059564438788</text:p>
              </table:table-cell>
              <table:table-cell office:value-type="float" office:value="1.39265651652725">
                <text:p>1.39265651652725</text:p>
              </table:table-cell>
              <table:table-cell office:value-type="float" office:value="2.40567348684002">
                <text:p>2.40567348684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18544126639015">
                <text:p>2.18544126639015</text:p>
              </table:table-cell>
              <table:table-cell office:value-type="float" office:value="1.39577818247255">
                <text:p>1.39577818247255</text:p>
              </table:table-cell>
              <table:table-cell office:value-type="float" office:value="2.40958078538035">
                <text:p>2.40958078538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8722262182287">
                <text:p>2.18722262182287</text:p>
              </table:table-cell>
              <table:table-cell office:value-type="float" office:value="1.3982969039825">
                <text:p>1.3982969039825</text:p>
              </table:table-cell>
              <table:table-cell office:value-type="float" office:value="2.42205935400106">
                <text:p>2.422059354001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20415756024016">
                <text:p>2.20415756024016</text:p>
              </table:table-cell>
              <table:table-cell office:value-type="float" office:value="1.39974690834454">
                <text:p>1.39974690834454</text:p>
              </table:table-cell>
              <table:table-cell office:value-type="float" office:value="2.42713319600341">
                <text:p>2.427133196003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0639899887493">
                <text:p>2.20639899887493</text:p>
              </table:table-cell>
              <table:table-cell office:value-type="float" office:value="1.4001414022336">
                <text:p>1.4001414022336</text:p>
              </table:table-cell>
              <table:table-cell office:value-type="float" office:value="2.43934771380095">
                <text:p>2.439347713800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075040699946">
                <text:p>2.2075040699946</text:p>
              </table:table-cell>
              <table:table-cell office:value-type="float" office:value="1.40097408811805">
                <text:p>1.40097408811805</text:p>
              </table:table-cell>
              <table:table-cell office:value-type="float" office:value="2.45290769223503">
                <text:p>2.452907692235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1049714521685">
                <text:p>2.21049714521685</text:p>
              </table:table-cell>
              <table:table-cell office:value-type="float" office:value="1.40356536787647">
                <text:p>1.40356536787647</text:p>
              </table:table-cell>
              <table:table-cell office:value-type="float" office:value="2.47709031679215">
                <text:p>2.477090316792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1173874773766">
                <text:p>2.21173874773766</text:p>
              </table:table-cell>
              <table:table-cell office:value-type="float" office:value="1.40789613172077">
                <text:p>1.40789613172077</text:p>
              </table:table-cell>
              <table:table-cell office:value-type="float" office:value="2.48555678603122">
                <text:p>2.485556786031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26109135068">
                <text:p>2.226109135068</text:p>
              </table:table-cell>
              <table:table-cell office:value-type="float" office:value="1.41008302358668">
                <text:p>1.41008302358668</text:p>
              </table:table-cell>
              <table:table-cell office:value-type="float" office:value="2.50420696725369">
                <text:p>2.504206967253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2820707621248">
                <text:p>2.22820707621248</text:p>
              </table:table-cell>
              <table:table-cell office:value-type="float" office:value="1.41096974146603">
                <text:p>1.41096974146603</text:p>
              </table:table-cell>
              <table:table-cell office:value-type="float" office:value="2.51215600370336">
                <text:p>2.512156003703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3205265614528">
                <text:p>2.23205265614528</text:p>
              </table:table-cell>
              <table:table-cell office:value-type="float" office:value="1.42221016081282">
                <text:p>1.42221016081282</text:p>
              </table:table-cell>
              <table:table-cell office:value-type="float" office:value="2.54466756325989">
                <text:p>2.544667563259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23273810818864">
                <text:p>2.23273810818864</text:p>
              </table:table-cell>
              <table:table-cell office:value-type="float" office:value="1.42787613348611">
                <text:p>1.42787613348611</text:p>
              </table:table-cell>
              <table:table-cell office:value-type="float" office:value="2.55321593461387">
                <text:p>2.553215934613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3438881255633">
                <text:p>2.23438881255633</text:p>
              </table:table-cell>
              <table:table-cell office:value-type="float" office:value="1.43160542122238">
                <text:p>1.43160542122238</text:p>
              </table:table-cell>
              <table:table-cell office:value-type="float" office:value="2.56596223662384">
                <text:p>2.565962236623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3527122054745">
                <text:p>2.23527122054745</text:p>
              </table:table-cell>
              <table:table-cell office:value-type="float" office:value="1.43553947181267">
                <text:p>1.43553947181267</text:p>
              </table:table-cell>
              <table:table-cell office:value-type="float" office:value="2.57134251870672">
                <text:p>2.571342518706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4681731654204">
                <text:p>2.24681731654204</text:p>
              </table:table-cell>
              <table:table-cell office:value-type="float" office:value="1.44058684124142">
                <text:p>1.44058684124142</text:p>
              </table:table-cell>
              <table:table-cell office:value-type="float" office:value="2.57342146070782">
                <text:p>2.573421460707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25434672426378">
                <text:p>2.25434672426378</text:p>
              </table:table-cell>
              <table:table-cell office:value-type="float" office:value="1.44204286150083">
                <text:p>1.44204286150083</text:p>
              </table:table-cell>
              <table:table-cell office:value-type="float" office:value="2.57662441761598">
                <text:p>2.576624417615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6330675199961">
                <text:p>2.26330675199961</text:p>
              </table:table-cell>
              <table:table-cell office:value-type="float" office:value="1.44366703117965">
                <text:p>1.44366703117965</text:p>
              </table:table-cell>
              <table:table-cell office:value-type="float" office:value="2.6028744928521">
                <text:p>2.60287449285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6726057214812">
                <text:p>2.26726057214812</text:p>
              </table:table-cell>
              <table:table-cell office:value-type="float" office:value="1.45760623638683">
                <text:p>1.45760623638683</text:p>
              </table:table-cell>
              <table:table-cell office:value-type="float" office:value="2.63625433459857">
                <text:p>2.636254334598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27151151926281">
                <text:p>2.27151151926281</text:p>
              </table:table-cell>
              <table:table-cell office:value-type="float" office:value="1.45781905713078">
                <text:p>1.45781905713078</text:p>
              </table:table-cell>
              <table:table-cell office:value-type="float" office:value="2.64256393112882">
                <text:p>2.642563931128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8113796046265">
                <text:p>2.28113796046265</text:p>
              </table:table-cell>
              <table:table-cell office:value-type="float" office:value="1.45889624474806">
                <text:p>1.45889624474806</text:p>
              </table:table-cell>
              <table:table-cell office:value-type="float" office:value="2.64784145930035">
                <text:p>2.647841459300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8240565519955">
                <text:p>2.28240565519955</text:p>
              </table:table-cell>
              <table:table-cell office:value-type="float" office:value="1.46291603755595">
                <text:p>1.46291603755595</text:p>
              </table:table-cell>
              <table:table-cell office:value-type="float" office:value="2.65464036807799">
                <text:p>2.654640368077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9362856619917">
                <text:p>2.29362856619917</text:p>
              </table:table-cell>
              <table:table-cell office:value-type="float" office:value="1.46297405846408">
                <text:p>1.46297405846408</text:p>
              </table:table-cell>
              <table:table-cell office:value-type="float" office:value="2.66298845396498">
                <text:p>2.66298845396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985099913128">
                <text:p>2.2985099913128</text:p>
              </table:table-cell>
              <table:table-cell office:value-type="float" office:value="1.46451749799645">
                <text:p>1.46451749799645</text:p>
              </table:table-cell>
              <table:table-cell office:value-type="float" office:value="2.66828010878623">
                <text:p>2.668280108786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9852631749632">
                <text:p>2.29852631749632</text:p>
              </table:table-cell>
              <table:table-cell office:value-type="float" office:value="1.46967981273025">
                <text:p>1.46967981273025</text:p>
              </table:table-cell>
              <table:table-cell office:value-type="float" office:value="2.67573453269127">
                <text:p>2.675734532691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30825656350126">
                <text:p>2.30825656350126</text:p>
              </table:table-cell>
              <table:table-cell office:value-type="float" office:value="1.47569840629903">
                <text:p>1.47569840629903</text:p>
              </table:table-cell>
              <table:table-cell office:value-type="float" office:value="2.6825313658818">
                <text:p>2.68253136588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31106052799421">
                <text:p>2.31106052799421</text:p>
              </table:table-cell>
              <table:table-cell office:value-type="float" office:value="1.48312617539536">
                <text:p>1.48312617539536</text:p>
              </table:table-cell>
              <table:table-cell office:value-type="float" office:value="2.70940270523206">
                <text:p>2.709402705232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238162411865">
                <text:p>2.3238162411865</text:p>
              </table:table-cell>
              <table:table-cell office:value-type="float" office:value="1.49094301165616">
                <text:p>1.49094301165616</text:p>
              </table:table-cell>
              <table:table-cell office:value-type="float" office:value="2.72872473581307">
                <text:p>2.72872473581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32576744396631">
                <text:p>2.32576744396631</text:p>
              </table:table-cell>
              <table:table-cell office:value-type="float" office:value="1.49237953458793">
                <text:p>1.49237953458793</text:p>
              </table:table-cell>
              <table:table-cell office:value-type="float" office:value="2.75108273434708">
                <text:p>2.75108273434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2755166307422">
                <text:p>2.32755166307422</text:p>
              </table:table-cell>
              <table:table-cell office:value-type="float" office:value="1.49958141750475">
                <text:p>1.49958141750475</text:p>
              </table:table-cell>
              <table:table-cell office:value-type="float" office:value="2.78962182443394">
                <text:p>2.789621824433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32923444986339">
                <text:p>2.32923444986339</text:p>
              </table:table-cell>
              <table:table-cell office:value-type="float" office:value="1.50194234592052">
                <text:p>1.50194234592052</text:p>
              </table:table-cell>
              <table:table-cell office:value-type="float" office:value="2.7903304817575">
                <text:p>2.79033048175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37389160491044">
                <text:p>2.37389160491044</text:p>
              </table:table-cell>
              <table:table-cell office:value-type="float" office:value="1.50369568070319">
                <text:p>1.50369568070319</text:p>
              </table:table-cell>
              <table:table-cell office:value-type="float" office:value="2.79957660941837">
                <text:p>2.799576609418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3787745521101">
                <text:p>2.3787745521101</text:p>
              </table:table-cell>
              <table:table-cell office:value-type="float" office:value="1.50484922963118">
                <text:p>1.50484922963118</text:p>
              </table:table-cell>
              <table:table-cell office:value-type="float" office:value="2.80000032132324">
                <text:p>2.800000321323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40652722238989">
                <text:p>2.40652722238989</text:p>
              </table:table-cell>
              <table:table-cell office:value-type="float" office:value="1.51334961969788">
                <text:p>1.51334961969788</text:p>
              </table:table-cell>
              <table:table-cell office:value-type="float" office:value="2.80307127182257">
                <text:p>2.803071271822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40901290178743">
                <text:p>2.40901290178743</text:p>
              </table:table-cell>
              <table:table-cell office:value-type="float" office:value="1.51709255546257">
                <text:p>1.51709255546257</text:p>
              </table:table-cell>
              <table:table-cell office:value-type="float" office:value="2.84154243242166">
                <text:p>2.841542432421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42101074098513">
                <text:p>2.42101074098513</text:p>
              </table:table-cell>
              <table:table-cell office:value-type="float" office:value="1.51917622041799">
                <text:p>1.51917622041799</text:p>
              </table:table-cell>
              <table:table-cell office:value-type="float" office:value="2.84684854717669">
                <text:p>2.846848547176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43284759740057">
                <text:p>2.43284759740057</text:p>
              </table:table-cell>
              <table:table-cell office:value-type="float" office:value="1.52302045436014">
                <text:p>1.52302045436014</text:p>
              </table:table-cell>
              <table:table-cell office:value-type="float" office:value="2.8517722967077">
                <text:p>2.85177229670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43672680295964">
                <text:p>2.43672680295964</text:p>
              </table:table-cell>
              <table:table-cell office:value-type="float" office:value="1.52656527429512">
                <text:p>1.52656527429512</text:p>
              </table:table-cell>
              <table:table-cell office:value-type="float" office:value="2.86083135628425">
                <text:p>2.860831356284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43707555272704">
                <text:p>2.43707555272704</text:p>
              </table:table-cell>
              <table:table-cell office:value-type="float" office:value="1.53847535808311">
                <text:p>1.53847535808311</text:p>
              </table:table-cell>
              <table:table-cell office:value-type="float" office:value="2.86249112558568">
                <text:p>2.862491125585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43990748873451">
                <text:p>2.43990748873451</text:p>
              </table:table-cell>
              <table:table-cell office:value-type="float" office:value="1.54264653586475">
                <text:p>1.54264653586475</text:p>
              </table:table-cell>
              <table:table-cell office:value-type="float" office:value="2.86605538958754">
                <text:p>2.866055389587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4669532835503">
                <text:p>2.4669532835503</text:p>
              </table:table-cell>
              <table:table-cell office:value-type="float" office:value="1.54742241234092">
                <text:p>1.54742241234092</text:p>
              </table:table-cell>
              <table:table-cell office:value-type="float" office:value="2.87653412298909">
                <text:p>2.876534122989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46703985403572">
                <text:p>2.46703985403572</text:p>
              </table:table-cell>
              <table:table-cell office:value-type="float" office:value="1.55393151020887">
                <text:p>1.55393151020887</text:p>
              </table:table-cell>
              <table:table-cell office:value-type="float" office:value="2.88037307786435">
                <text:p>2.880373077864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46750441998943">
                <text:p>2.46750441998943</text:p>
              </table:table-cell>
              <table:table-cell office:value-type="float" office:value="1.55644086770571">
                <text:p>1.55644086770571</text:p>
              </table:table-cell>
              <table:table-cell office:value-type="float" office:value="2.88478940036038">
                <text:p>2.884789400360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6944877711951">
                <text:p>2.46944877711951</text:p>
              </table:table-cell>
              <table:table-cell office:value-type="float" office:value="1.56087701088669">
                <text:p>1.56087701088669</text:p>
              </table:table-cell>
              <table:table-cell office:value-type="float" office:value="2.88522133586254">
                <text:p>2.88522133586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46965355289543">
                <text:p>2.46965355289543</text:p>
              </table:table-cell>
              <table:table-cell office:value-type="float" office:value="1.56994772957668">
                <text:p>1.56994772957668</text:p>
              </table:table-cell>
              <table:table-cell office:value-type="float" office:value="2.89203611356369">
                <text:p>2.892036113563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4749842641239">
                <text:p>2.4749842641239</text:p>
              </table:table-cell>
              <table:table-cell office:value-type="float" office:value="1.58802077262514">
                <text:p>1.58802077262514</text:p>
              </table:table-cell>
              <table:table-cell office:value-type="float" office:value="2.89402235532291">
                <text:p>2.894022355322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47666036149166">
                <text:p>2.47666036149166</text:p>
              </table:table-cell>
              <table:table-cell office:value-type="float" office:value="1.59682097535677">
                <text:p>1.59682097535677</text:p>
              </table:table-cell>
              <table:table-cell office:value-type="float" office:value="2.91025462656013">
                <text:p>2.910254626560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47909399937962">
                <text:p>2.47909399937962</text:p>
              </table:table-cell>
              <table:table-cell office:value-type="float" office:value="1.60596190196092">
                <text:p>1.60596190196092</text:p>
              </table:table-cell>
              <table:table-cell office:value-type="float" office:value="2.91964941386478">
                <text:p>2.919649413864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004449572318">
                <text:p>2.5004449572318</text:p>
              </table:table-cell>
              <table:table-cell office:value-type="float" office:value="1.60920200396999">
                <text:p>1.60920200396999</text:p>
              </table:table-cell>
              <table:table-cell office:value-type="float" office:value="2.92136963730423">
                <text:p>2.921369637304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2697900774372">
                <text:p>2.52697900774372</text:p>
              </table:table-cell>
              <table:table-cell office:value-type="float" office:value="1.61206702488891">
                <text:p>1.61206702488891</text:p>
              </table:table-cell>
              <table:table-cell office:value-type="float" office:value="2.93844195745184">
                <text:p>2.938441957451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2805403395379">
                <text:p>2.52805403395379</text:p>
              </table:table-cell>
              <table:table-cell office:value-type="float" office:value="1.61266761567263">
                <text:p>1.61266761567263</text:p>
              </table:table-cell>
              <table:table-cell office:value-type="float" office:value="2.95523058733547">
                <text:p>2.955230587335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3135639590489">
                <text:p>2.53135639590489</text:p>
              </table:table-cell>
              <table:table-cell office:value-type="float" office:value="1.63574509984895">
                <text:p>1.63574509984895</text:p>
              </table:table-cell>
              <table:table-cell office:value-type="float" office:value="2.9602803291343">
                <text:p>2.96028032913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4409995875715">
                <text:p>2.54409995875715</text:p>
              </table:table-cell>
              <table:table-cell office:value-type="float" office:value="1.65206269834392">
                <text:p>1.65206269834392</text:p>
              </table:table-cell>
              <table:table-cell office:value-type="float" office:value="2.96626437361208">
                <text:p>2.96626437361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4423261716184">
                <text:p>2.54423261716184</text:p>
              </table:table-cell>
              <table:table-cell office:value-type="float" office:value="1.6560774817288">
                <text:p>1.6560774817288</text:p>
              </table:table-cell>
              <table:table-cell office:value-type="float" office:value="2.97773426158082">
                <text:p>2.977734261580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8329186195872">
                <text:p>2.58329186195872</text:p>
              </table:table-cell>
              <table:table-cell office:value-type="float" office:value="1.66275530482741">
                <text:p>1.66275530482741</text:p>
              </table:table-cell>
              <table:table-cell office:value-type="float" office:value="2.98034635774292">
                <text:p>2.980346357742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9326708362086">
                <text:p>2.59326708362086</text:p>
              </table:table-cell>
              <table:table-cell office:value-type="float" office:value="1.66945451938">
                <text:p>1.66945451938</text:p>
              </table:table-cell>
              <table:table-cell office:value-type="float" office:value="2.98849575550803">
                <text:p>2.988495755508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9862705163404">
                <text:p>2.59862705163404</text:p>
              </table:table-cell>
              <table:table-cell office:value-type="float" office:value="1.67446167082464">
                <text:p>1.67446167082464</text:p>
              </table:table-cell>
              <table:table-cell office:value-type="float" office:value="2.99750919404634">
                <text:p>2.997509194046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0292345781923">
                <text:p>2.60292345781923</text:p>
              </table:table-cell>
              <table:table-cell office:value-type="float" office:value="1.68991834092709">
                <text:p>1.68991834092709</text:p>
              </table:table-cell>
              <table:table-cell office:value-type="float" office:value="3.01569297975135">
                <text:p>3.015692979751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1667901396164">
                <text:p>2.61667901396164</text:p>
              </table:table-cell>
              <table:table-cell office:value-type="float" office:value="1.69739769471516">
                <text:p>1.69739769471516</text:p>
              </table:table-cell>
              <table:table-cell office:value-type="float" office:value="3.02019026403299">
                <text:p>3.020190264032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2782961655897">
                <text:p>2.62782961655897</text:p>
              </table:table-cell>
              <table:table-cell office:value-type="float" office:value="1.69983625868438">
                <text:p>1.69983625868438</text:p>
              </table:table-cell>
              <table:table-cell office:value-type="float" office:value="3.02962282968561">
                <text:p>3.029622829685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3236929879568">
                <text:p>2.63236929879568</text:p>
              </table:table-cell>
              <table:table-cell office:value-type="float" office:value="1.70185310850789">
                <text:p>1.70185310850789</text:p>
              </table:table-cell>
              <table:table-cell office:value-type="float" office:value="3.03826109161932">
                <text:p>3.038261091619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3978967035448">
                <text:p>2.63978967035448</text:p>
              </table:table-cell>
              <table:table-cell office:value-type="float" office:value="1.70559108222177">
                <text:p>1.70559108222177</text:p>
              </table:table-cell>
              <table:table-cell office:value-type="float" office:value="3.06648226656533">
                <text:p>3.066482266565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4616066141346">
                <text:p>2.64616066141346</text:p>
              </table:table-cell>
              <table:table-cell office:value-type="float" office:value="1.71593885271596">
                <text:p>1.71593885271596</text:p>
              </table:table-cell>
              <table:table-cell office:value-type="float" office:value="3.08792753133175">
                <text:p>3.087927531331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593772122719">
                <text:p>2.6593772122719</text:p>
              </table:table-cell>
              <table:table-cell office:value-type="float" office:value="1.72004276763451">
                <text:p>1.72004276763451</text:p>
              </table:table-cell>
              <table:table-cell office:value-type="float" office:value="3.09291962533964">
                <text:p>3.092919625339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643119572201">
                <text:p>2.6643119572201</text:p>
              </table:table-cell>
              <table:table-cell office:value-type="float" office:value="1.7316278895582">
                <text:p>1.7316278895582</text:p>
              </table:table-cell>
              <table:table-cell office:value-type="float" office:value="3.10026848103473">
                <text:p>3.100268481034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6968998021539">
                <text:p>2.66968998021539</text:p>
              </table:table-cell>
              <table:table-cell office:value-type="float" office:value="1.73264648728541">
                <text:p>1.73264648728541</text:p>
              </table:table-cell>
              <table:table-cell office:value-type="float" office:value="3.11121218638083">
                <text:p>3.111212186380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7121569498215">
                <text:p>2.67121569498215</text:p>
              </table:table-cell>
              <table:table-cell office:value-type="float" office:value="1.73853192620834">
                <text:p>1.73853192620834</text:p>
              </table:table-cell>
              <table:table-cell office:value-type="float" office:value="3.12002353510105">
                <text:p>3.12002353510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7980409613008">
                <text:p>2.67980409613008</text:p>
              </table:table-cell>
              <table:table-cell office:value-type="float" office:value="1.75360432646732">
                <text:p>1.75360432646732</text:p>
              </table:table-cell>
              <table:table-cell office:value-type="float" office:value="3.13893514364495">
                <text:p>3.138935143644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8553287621569">
                <text:p>2.68553287621569</text:p>
              </table:table-cell>
              <table:table-cell office:value-type="float" office:value="1.75494584453451">
                <text:p>1.75494584453451</text:p>
              </table:table-cell>
              <table:table-cell office:value-type="float" office:value="3.14519194112889">
                <text:p>3.145191941128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8765801118456">
                <text:p>2.68765801118456</text:p>
              </table:table-cell>
              <table:table-cell office:value-type="float" office:value="1.77408765048082">
                <text:p>1.77408765048082</text:p>
              </table:table-cell>
              <table:table-cell office:value-type="float" office:value="3.14701251064663">
                <text:p>3.147012510646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71059820457741">
                <text:p>2.71059820457741</text:p>
              </table:table-cell>
              <table:table-cell office:value-type="float" office:value="1.77734363484638">
                <text:p>1.77734363484638</text:p>
              </table:table-cell>
              <table:table-cell office:value-type="float" office:value="3.14731412236713">
                <text:p>3.147314122367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73048966301958">
                <text:p>2.73048966301958</text:p>
              </table:table-cell>
              <table:table-cell office:value-type="float" office:value="1.78009610447376">
                <text:p>1.78009610447376</text:p>
              </table:table-cell>
              <table:table-cell office:value-type="float" office:value="3.15854145114428">
                <text:p>3.158541451144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3792119169708">
                <text:p>2.73792119169708</text:p>
              </table:table-cell>
              <table:table-cell office:value-type="float" office:value="1.78699178044789">
                <text:p>1.78699178044789</text:p>
              </table:table-cell>
              <table:table-cell office:value-type="float" office:value="3.16101550096234">
                <text:p>3.161015500962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4167005282302">
                <text:p>2.74167005282302</text:p>
              </table:table-cell>
              <table:table-cell office:value-type="float" office:value="1.79628201148492">
                <text:p>1.79628201148492</text:p>
              </table:table-cell>
              <table:table-cell office:value-type="float" office:value="3.17131524096394">
                <text:p>3.171315240963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74270722517998">
                <text:p>2.74270722517998</text:p>
              </table:table-cell>
              <table:table-cell office:value-type="float" office:value="1.79844885188392">
                <text:p>1.79844885188392</text:p>
              </table:table-cell>
              <table:table-cell office:value-type="float" office:value="3.17260846813299">
                <text:p>3.172608468132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529503790056">
                <text:p>2.7529503790056</text:p>
              </table:table-cell>
              <table:table-cell office:value-type="float" office:value="1.80369992922753">
                <text:p>1.80369992922753</text:p>
              </table:table-cell>
              <table:table-cell office:value-type="float" office:value="3.18039037003325">
                <text:p>3.180390370033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75316390810599">
                <text:p>2.75316390810599</text:p>
              </table:table-cell>
              <table:table-cell office:value-type="float" office:value="1.80385466413306">
                <text:p>1.80385466413306</text:p>
              </table:table-cell>
              <table:table-cell office:value-type="float" office:value="3.18765045336883">
                <text:p>3.187650453368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7143779831773">
                <text:p>2.77143779831773</text:p>
              </table:table-cell>
              <table:table-cell office:value-type="float" office:value="1.8106336287226">
                <text:p>1.8106336287226</text:p>
              </table:table-cell>
              <table:table-cell office:value-type="float" office:value="3.18977511200799">
                <text:p>3.189775112007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779351659905">
                <text:p>2.7779351659905</text:p>
              </table:table-cell>
              <table:table-cell office:value-type="float" office:value="1.81331311329742">
                <text:p>1.81331311329742</text:p>
              </table:table-cell>
              <table:table-cell office:value-type="float" office:value="3.20570702997349">
                <text:p>3.205707029973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78750325653432">
                <text:p>2.78750325653432</text:p>
              </table:table-cell>
              <table:table-cell office:value-type="float" office:value="1.81845495184001">
                <text:p>1.81845495184001</text:p>
              </table:table-cell>
              <table:table-cell office:value-type="float" office:value="3.20573372959132">
                <text:p>3.205733729591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7887070306623">
                <text:p>2.7887070306623</text:p>
              </table:table-cell>
              <table:table-cell office:value-type="float" office:value="1.81905391256069">
                <text:p>1.81905391256069</text:p>
              </table:table-cell>
              <table:table-cell office:value-type="float" office:value="3.21007888746679">
                <text:p>3.210078887466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78894923521612">
                <text:p>2.78894923521612</text:p>
              </table:table-cell>
              <table:table-cell office:value-type="float" office:value="1.83432258924273">
                <text:p>1.83432258924273</text:p>
              </table:table-cell>
              <table:table-cell office:value-type="float" office:value="3.22438634316875">
                <text:p>3.2243863431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0428502355812">
                <text:p>2.80428502355812</text:p>
              </table:table-cell>
              <table:table-cell office:value-type="float" office:value="1.83927058315182">
                <text:p>1.83927058315182</text:p>
              </table:table-cell>
              <table:table-cell office:value-type="float" office:value="3.23358484939604">
                <text:p>3.233584849396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0595790879992">
                <text:p>2.80595790879992</text:p>
              </table:table-cell>
              <table:table-cell office:value-type="float" office:value="1.84504097347731">
                <text:p>1.84504097347731</text:p>
              </table:table-cell>
              <table:table-cell office:value-type="float" office:value="3.2392248620082">
                <text:p>3.23922486200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80664940459714">
                <text:p>2.80664940459714</text:p>
              </table:table-cell>
              <table:table-cell office:value-type="float" office:value="1.84738855093536">
                <text:p>1.84738855093536</text:p>
              </table:table-cell>
              <table:table-cell office:value-type="float" office:value="3.24747447971639">
                <text:p>3.247474479716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82392803940016">
                <text:p>2.82392803940016</text:p>
              </table:table-cell>
              <table:table-cell office:value-type="float" office:value="1.84858926116005">
                <text:p>1.84858926116005</text:p>
              </table:table-cell>
              <table:table-cell office:value-type="float" office:value="3.25621685106092">
                <text:p>3.256216851060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83193920240304">
                <text:p>2.83193920240304</text:p>
              </table:table-cell>
              <table:table-cell office:value-type="float" office:value="1.8497621815795">
                <text:p>1.8497621815795</text:p>
              </table:table-cell>
              <table:table-cell office:value-type="float" office:value="3.2598729638529">
                <text:p>3.25987296385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83503976119937">
                <text:p>2.83503976119937</text:p>
              </table:table-cell>
              <table:table-cell office:value-type="float" office:value="1.85737542329131">
                <text:p>1.85737542329131</text:p>
              </table:table-cell>
              <table:table-cell office:value-type="float" office:value="3.26888478492256">
                <text:p>3.268884784922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84517027611865">
                <text:p>2.84517027611865</text:p>
              </table:table-cell>
              <table:table-cell office:value-type="float" office:value="1.86178973828107">
                <text:p>1.86178973828107</text:p>
              </table:table-cell>
              <table:table-cell office:value-type="float" office:value="3.28020895725288">
                <text:p>3.280208957252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4536720401211">
                <text:p>2.84536720401211</text:p>
              </table:table-cell>
              <table:table-cell office:value-type="float" office:value="1.86536324444261">
                <text:p>1.86536324444261</text:p>
              </table:table-cell>
              <table:table-cell office:value-type="float" office:value="3.29866806361656">
                <text:p>3.298668063616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85660282305631">
                <text:p>2.85660282305631</text:p>
              </table:table-cell>
              <table:table-cell office:value-type="float" office:value="1.88146966398031">
                <text:p>1.88146966398031</text:p>
              </table:table-cell>
              <table:table-cell office:value-type="float" office:value="3.30106078376434">
                <text:p>3.301060783764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746771574128">
                <text:p>2.8746771574128</text:p>
              </table:table-cell>
              <table:table-cell office:value-type="float" office:value="1.88355243111953">
                <text:p>1.88355243111953</text:p>
              </table:table-cell>
              <table:table-cell office:value-type="float" office:value="3.30805483584959">
                <text:p>3.30805483584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87545608446053">
                <text:p>2.87545608446053</text:p>
              </table:table-cell>
              <table:table-cell office:value-type="float" office:value="1.8856301576023">
                <text:p>1.8856301576023</text:p>
              </table:table-cell>
              <table:table-cell office:value-type="float" office:value="3.30901831841486">
                <text:p>3.309018318414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87984050625971">
                <text:p>2.87984050625971</text:p>
              </table:table-cell>
              <table:table-cell office:value-type="float" office:value="1.88669371810939">
                <text:p>1.88669371810939</text:p>
              </table:table-cell>
              <table:table-cell office:value-type="float" office:value="3.31763505797859">
                <text:p>3.317635057978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89383223553307">
                <text:p>2.89383223553307</text:p>
              </table:table-cell>
              <table:table-cell office:value-type="float" office:value="1.90247959229935">
                <text:p>1.90247959229935</text:p>
              </table:table-cell>
              <table:table-cell office:value-type="float" office:value="3.31838903148237">
                <text:p>3.31838903148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956329987529">
                <text:p>2.8956329987529</text:p>
              </table:table-cell>
              <table:table-cell office:value-type="float" office:value="1.9036418074377">
                <text:p>1.9036418074377</text:p>
              </table:table-cell>
              <table:table-cell office:value-type="float" office:value="3.32646604775795">
                <text:p>3.326466047757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90686600240687">
                <text:p>2.90686600240687</text:p>
              </table:table-cell>
              <table:table-cell office:value-type="float" office:value="1.90532577413403">
                <text:p>1.90532577413403</text:p>
              </table:table-cell>
              <table:table-cell office:value-type="float" office:value="3.32794119256221">
                <text:p>3.32794119256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91190672906133">
                <text:p>2.91190672906133</text:p>
              </table:table-cell>
              <table:table-cell office:value-type="float" office:value="1.90771594349346">
                <text:p>1.90771594349346</text:p>
              </table:table-cell>
              <table:table-cell office:value-type="float" office:value="3.33845678789341">
                <text:p>3.338456787893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1535555011483">
                <text:p>2.91535555011483</text:p>
              </table:table-cell>
              <table:table-cell office:value-type="float" office:value="1.91246148349856">
                <text:p>1.91246148349856</text:p>
              </table:table-cell>
              <table:table-cell office:value-type="float" office:value="3.34362599319037">
                <text:p>3.343625993190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1916505307882">
                <text:p>2.91916505307882</text:p>
              </table:table-cell>
              <table:table-cell office:value-type="float" office:value="1.91722291904083">
                <text:p>1.91722291904083</text:p>
              </table:table-cell>
              <table:table-cell office:value-type="float" office:value="3.34536857862508">
                <text:p>3.345368578625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94162361399411">
                <text:p>2.94162361399411</text:p>
              </table:table-cell>
              <table:table-cell office:value-type="float" office:value="1.92174151881804">
                <text:p>1.92174151881804</text:p>
              </table:table-cell>
              <table:table-cell office:value-type="float" office:value="3.35194826034193">
                <text:p>3.351948260341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95125746906321">
                <text:p>2.95125746906321</text:p>
              </table:table-cell>
              <table:table-cell office:value-type="float" office:value="1.9261791219408">
                <text:p>1.9261791219408</text:p>
              </table:table-cell>
              <table:table-cell office:value-type="float" office:value="3.3534573679244">
                <text:p>3.3534573679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95241246969788">
                <text:p>2.95241246969788</text:p>
              </table:table-cell>
              <table:table-cell office:value-type="float" office:value="1.92618717342481">
                <text:p>1.92618717342481</text:p>
              </table:table-cell>
              <table:table-cell office:value-type="float" office:value="3.35620483806004">
                <text:p>3.356204838060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5867881084535">
                <text:p>2.95867881084535</text:p>
              </table:table-cell>
              <table:table-cell office:value-type="float" office:value="1.9307132291347">
                <text:p>1.9307132291347</text:p>
              </table:table-cell>
              <table:table-cell office:value-type="float" office:value="3.37713986508312">
                <text:p>3.377139865083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96427248723792">
                <text:p>2.96427248723792</text:p>
              </table:table-cell>
              <table:table-cell office:value-type="float" office:value="1.94897196649884">
                <text:p>1.94897196649884</text:p>
              </table:table-cell>
              <table:table-cell office:value-type="float" office:value="3.37939191663755">
                <text:p>3.379391916637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7152840689573">
                <text:p>2.97152840689573</text:p>
              </table:table-cell>
              <table:table-cell office:value-type="float" office:value="1.94989985677105">
                <text:p>1.94989985677105</text:p>
              </table:table-cell>
              <table:table-cell office:value-type="float" office:value="3.38010155123167">
                <text:p>3.380101551231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97340667698279">
                <text:p>2.97340667698279</text:p>
              </table:table-cell>
              <table:table-cell office:value-type="float" office:value="1.95079635545099">
                <text:p>1.95079635545099</text:p>
              </table:table-cell>
              <table:table-cell office:value-type="float" office:value="3.38182553669361">
                <text:p>3.381825536693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98315921515552">
                <text:p>2.98315921515552</text:p>
              </table:table-cell>
              <table:table-cell office:value-type="float" office:value="1.95109300962517">
                <text:p>1.95109300962517</text:p>
              </table:table-cell>
              <table:table-cell office:value-type="float" office:value="3.38625008481822">
                <text:p>3.386250084818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99318685545557">
                <text:p>2.99318685545557</text:p>
              </table:table-cell>
              <table:table-cell office:value-type="float" office:value="1.95929832710652">
                <text:p>1.95929832710652</text:p>
              </table:table-cell>
              <table:table-cell office:value-type="float" office:value="3.39118102647433">
                <text:p>3.391181026474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00950389400534">
                <text:p>3.00950389400534</text:p>
              </table:table-cell>
              <table:table-cell office:value-type="float" office:value="1.96547027352216">
                <text:p>1.96547027352216</text:p>
              </table:table-cell>
              <table:table-cell office:value-type="float" office:value="3.40424843467535">
                <text:p>3.404248434675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102264023846">
                <text:p>3.0102264023846</text:p>
              </table:table-cell>
              <table:table-cell office:value-type="float" office:value="1.96849011110274">
                <text:p>1.96849011110274</text:p>
              </table:table-cell>
              <table:table-cell office:value-type="float" office:value="3.41048501370071">
                <text:p>3.410485013700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2273711246704">
                <text:p>3.02273711246704</text:p>
              </table:table-cell>
              <table:table-cell office:value-type="float" office:value="1.97052907461838">
                <text:p>1.97052907461838</text:p>
              </table:table-cell>
              <table:table-cell office:value-type="float" office:value="3.4109692199225">
                <text:p>3.41096921992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02356651826884">
                <text:p>3.02356651826884</text:p>
              </table:table-cell>
              <table:table-cell office:value-type="float" office:value="1.97138791750102">
                <text:p>1.97138791750102</text:p>
              </table:table-cell>
              <table:table-cell office:value-type="float" office:value="3.41686948911847">
                <text:p>3.41686948911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03250149251128">
                <text:p>3.03250149251128</text:p>
              </table:table-cell>
              <table:table-cell office:value-type="float" office:value="1.97234929334658">
                <text:p>1.97234929334658</text:p>
              </table:table-cell>
              <table:table-cell office:value-type="float" office:value="3.42832658967737">
                <text:p>3.42832658967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4382707253731">
                <text:p>3.04382707253731</text:p>
              </table:table-cell>
              <table:table-cell office:value-type="float" office:value="1.9733799010614">
                <text:p>1.9733799010614</text:p>
              </table:table-cell>
              <table:table-cell office:value-type="float" office:value="3.43208584976058">
                <text:p>3.432085849760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05068772002155">
                <text:p>3.05068772002155</text:p>
              </table:table-cell>
              <table:table-cell office:value-type="float" office:value="1.97623093660741">
                <text:p>1.97623093660741</text:p>
              </table:table-cell>
              <table:table-cell office:value-type="float" office:value="3.44935904777354">
                <text:p>3.449359047773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05636508193259">
                <text:p>3.05636508193259</text:p>
              </table:table-cell>
              <table:table-cell office:value-type="float" office:value="1.97722860879394">
                <text:p>1.97722860879394</text:p>
              </table:table-cell>
              <table:table-cell office:value-type="float" office:value="3.45877785380254">
                <text:p>3.458777853802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06123583898643">
                <text:p>3.06123583898643</text:p>
              </table:table-cell>
              <table:table-cell office:value-type="float" office:value="1.98291838246016">
                <text:p>1.98291838246016</text:p>
              </table:table-cell>
              <table:table-cell office:value-type="float" office:value="3.47105037826697">
                <text:p>3.471050378266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07943847266845">
                <text:p>3.07943847266845</text:p>
              </table:table-cell>
              <table:table-cell office:value-type="float" office:value="1.99075465454548">
                <text:p>1.99075465454548</text:p>
              </table:table-cell>
              <table:table-cell office:value-type="float" office:value="3.49554712914854">
                <text:p>3.495547129148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09400740510068">
                <text:p>3.09400740510068</text:p>
              </table:table-cell>
              <table:table-cell office:value-type="float" office:value="1.99696050368374">
                <text:p>1.99696050368374</text:p>
              </table:table-cell>
              <table:table-cell office:value-type="float" office:value="3.49601050289964">
                <text:p>3.496010502899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11088951425066">
                <text:p>3.11088951425066</text:p>
              </table:table-cell>
              <table:table-cell office:value-type="float" office:value="2.00227073914248">
                <text:p>2.00227073914248</text:p>
              </table:table-cell>
              <table:table-cell office:value-type="float" office:value="3.50918425233436">
                <text:p>3.50918425233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11551084193011">
                <text:p>3.11551084193011</text:p>
              </table:table-cell>
              <table:table-cell office:value-type="float" office:value="2.00491787225855">
                <text:p>2.00491787225855</text:p>
              </table:table-cell>
              <table:table-cell office:value-type="float" office:value="3.51892459269068">
                <text:p>3.518924592690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1950318653382">
                <text:p>3.11950318653382</text:p>
              </table:table-cell>
              <table:table-cell office:value-type="float" office:value="2.02159034927803">
                <text:p>2.02159034927803</text:p>
              </table:table-cell>
              <table:table-cell office:value-type="float" office:value="3.528597481593">
                <text:p>3.5285974815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12726708758228">
                <text:p>3.12726708758228</text:p>
              </table:table-cell>
              <table:table-cell office:value-type="float" office:value="2.02698922776482">
                <text:p>2.02698922776482</text:p>
              </table:table-cell>
              <table:table-cell office:value-type="float" office:value="3.52941949254364">
                <text:p>3.529419492543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6337510365163">
                <text:p>3.16337510365163</text:p>
              </table:table-cell>
              <table:table-cell office:value-type="float" office:value="2.03318299658316">
                <text:p>2.03318299658316</text:p>
              </table:table-cell>
              <table:table-cell office:value-type="float" office:value="3.53001283205758">
                <text:p>3.530012832057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17433815860941">
                <text:p>3.17433815860941</text:p>
              </table:table-cell>
              <table:table-cell office:value-type="float" office:value="2.04295711681738">
                <text:p>2.04295711681738</text:p>
              </table:table-cell>
              <table:table-cell office:value-type="float" office:value="3.54204657482132">
                <text:p>3.542046574821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19380731780959">
                <text:p>3.19380731780959</text:p>
              </table:table-cell>
              <table:table-cell office:value-type="float" office:value="2.05160381680179">
                <text:p>2.05160381680179</text:p>
              </table:table-cell>
              <table:table-cell office:value-type="float" office:value="3.55912351887554">
                <text:p>3.559123518875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19454214981384">
                <text:p>3.19454214981384</text:p>
              </table:table-cell>
              <table:table-cell office:value-type="float" office:value="2.05731474675348">
                <text:p>2.05731474675348</text:p>
              </table:table-cell>
              <table:table-cell office:value-type="float" office:value="3.56143536633667">
                <text:p>3.56143536633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19759095291044">
                <text:p>3.19759095291044</text:p>
              </table:table-cell>
              <table:table-cell office:value-type="float" office:value="2.05855905498203">
                <text:p>2.05855905498203</text:p>
              </table:table-cell>
              <table:table-cell office:value-type="float" office:value="3.56909734164629">
                <text:p>3.569097341646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20156748906493">
                <text:p>3.20156748906493</text:p>
              </table:table-cell>
              <table:table-cell office:value-type="float" office:value="2.08756724397756">
                <text:p>2.08756724397756</text:p>
              </table:table-cell>
              <table:table-cell office:value-type="float" office:value="3.58082363192284">
                <text:p>3.580823631922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21025270506707">
                <text:p>3.21025270506707</text:p>
              </table:table-cell>
              <table:table-cell office:value-type="float" office:value="2.09255731134979">
                <text:p>2.09255731134979</text:p>
              </table:table-cell>
              <table:table-cell office:value-type="float" office:value="3.58245576482203">
                <text:p>3.582455764822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21371860643172">
                <text:p>3.21371860643172</text:p>
              </table:table-cell>
              <table:table-cell office:value-type="float" office:value="2.11354733539108">
                <text:p>2.11354733539108</text:p>
              </table:table-cell>
              <table:table-cell office:value-type="float" office:value="3.59250162104218">
                <text:p>3.592501621042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22184942479455">
                <text:p>3.22184942479455</text:p>
              </table:table-cell>
              <table:table-cell office:value-type="float" office:value="2.11608548744597">
                <text:p>2.11608548744597</text:p>
              </table:table-cell>
              <table:table-cell office:value-type="float" office:value="3.59869145510361">
                <text:p>3.598691455103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241757834632">
                <text:p>3.241757834632</text:p>
              </table:table-cell>
              <table:table-cell office:value-type="float" office:value="2.11725884618221">
                <text:p>2.11725884618221</text:p>
              </table:table-cell>
              <table:table-cell office:value-type="float" office:value="3.61515630702419">
                <text:p>3.615156307024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25255099848389">
                <text:p>3.25255099848389</text:p>
              </table:table-cell>
              <table:table-cell office:value-type="float" office:value="2.12427713011965">
                <text:p>2.12427713011965</text:p>
              </table:table-cell>
              <table:table-cell office:value-type="float" office:value="3.62647337631072">
                <text:p>3.626473376310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25589227233508">
                <text:p>3.25589227233508</text:p>
              </table:table-cell>
              <table:table-cell office:value-type="float" office:value="2.12920916706514">
                <text:p>2.12920916706514</text:p>
              </table:table-cell>
              <table:table-cell office:value-type="float" office:value="3.63602142866771">
                <text:p>3.636021428667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26284619586157">
                <text:p>3.26284619586157</text:p>
              </table:table-cell>
              <table:table-cell office:value-type="float" office:value="2.14589932556722">
                <text:p>2.14589932556722</text:p>
              </table:table-cell>
              <table:table-cell office:value-type="float" office:value="3.63706431715607">
                <text:p>3.637064317156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27035618178207">
                <text:p>3.27035618178207</text:p>
              </table:table-cell>
              <table:table-cell office:value-type="float" office:value="2.14822055247436">
                <text:p>2.14822055247436</text:p>
              </table:table-cell>
              <table:table-cell office:value-type="float" office:value="3.65445477609376">
                <text:p>3.654454776093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27167031202169">
                <text:p>3.27167031202169</text:p>
              </table:table-cell>
              <table:table-cell office:value-type="float" office:value="2.15331998998178">
                <text:p>2.15331998998178</text:p>
              </table:table-cell>
              <table:table-cell office:value-type="float" office:value="3.6596884242847">
                <text:p>3.65968842428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9187750621804">
                <text:p>3.29187750621804</text:p>
              </table:table-cell>
              <table:table-cell office:value-type="float" office:value="2.15809338189638">
                <text:p>2.15809338189638</text:p>
              </table:table-cell>
              <table:table-cell office:value-type="float" office:value="3.67814516694254">
                <text:p>3.678145166942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29627738514543">
                <text:p>3.29627738514543</text:p>
              </table:table-cell>
              <table:table-cell office:value-type="float" office:value="2.16060674192638">
                <text:p>2.16060674192638</text:p>
              </table:table-cell>
              <table:table-cell office:value-type="float" office:value="3.68838181677348">
                <text:p>3.688381816773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29715478738399">
                <text:p>3.29715478738399</text:p>
              </table:table-cell>
              <table:table-cell office:value-type="float" office:value="2.16981262335335">
                <text:p>2.16981262335335</text:p>
              </table:table-cell>
              <table:table-cell office:value-type="float" office:value="3.69513833803272">
                <text:p>3.695138338032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31332168486295">
                <text:p>3.31332168486295</text:p>
              </table:table-cell>
              <table:table-cell office:value-type="float" office:value="2.17088434250113">
                <text:p>2.17088434250113</text:p>
              </table:table-cell>
              <table:table-cell office:value-type="float" office:value="3.69758427807371">
                <text:p>3.697584278073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31589972250258">
                <text:p>3.31589972250258</text:p>
              </table:table-cell>
              <table:table-cell office:value-type="float" office:value="2.19215722192201">
                <text:p>2.19215722192201</text:p>
              </table:table-cell>
              <table:table-cell office:value-type="float" office:value="3.70153532101145">
                <text:p>3.701535321011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31606234492283">
                <text:p>3.31606234492283</text:p>
              </table:table-cell>
              <table:table-cell office:value-type="float" office:value="2.19777386366303">
                <text:p>2.19777386366303</text:p>
              </table:table-cell>
              <table:table-cell office:value-type="float" office:value="3.70172988494786">
                <text:p>3.701729884947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3281104330046">
                <text:p>3.3281104330046</text:p>
              </table:table-cell>
              <table:table-cell office:value-type="float" office:value="2.19972724202321">
                <text:p>2.19972724202321</text:p>
              </table:table-cell>
              <table:table-cell office:value-type="float" office:value="3.70953128985477">
                <text:p>3.709531289854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33006273853963">
                <text:p>3.33006273853963</text:p>
              </table:table-cell>
              <table:table-cell office:value-type="float" office:value="2.20330259853835">
                <text:p>2.20330259853835</text:p>
              </table:table-cell>
              <table:table-cell office:value-type="float" office:value="3.71303528001428">
                <text:p>3.713035280014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33201741668211">
                <text:p>3.33201741668211</text:p>
              </table:table-cell>
              <table:table-cell office:value-type="float" office:value="2.21510035683545">
                <text:p>2.21510035683545</text:p>
              </table:table-cell>
              <table:table-cell office:value-type="float" office:value="3.7333862962881">
                <text:p>3.73338629628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3462648839551">
                <text:p>3.3462648839551</text:p>
              </table:table-cell>
              <table:table-cell office:value-type="float" office:value="2.21725415653356">
                <text:p>2.21725415653356</text:p>
              </table:table-cell>
              <table:table-cell office:value-type="float" office:value="3.74043602863491">
                <text:p>3.740436028634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35597687227862">
                <text:p>3.35597687227862</text:p>
              </table:table-cell>
              <table:table-cell office:value-type="float" office:value="2.21840086400284">
                <text:p>2.21840086400284</text:p>
              </table:table-cell>
              <table:table-cell office:value-type="float" office:value="3.7431412553527">
                <text:p>3.74314125535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572045456147">
                <text:p>3.3572045456147</text:p>
              </table:table-cell>
              <table:table-cell office:value-type="float" office:value="2.22355832928093">
                <text:p>2.22355832928093</text:p>
              </table:table-cell>
              <table:table-cell office:value-type="float" office:value="3.74428653991337">
                <text:p>3.744286539913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36181817573224">
                <text:p>3.36181817573224</text:p>
              </table:table-cell>
              <table:table-cell office:value-type="float" office:value="2.23182337159687">
                <text:p>2.23182337159687</text:p>
              </table:table-cell>
              <table:table-cell office:value-type="float" office:value="3.74998676381021">
                <text:p>3.749986763810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36438309559651">
                <text:p>3.36438309559651</text:p>
              </table:table-cell>
              <table:table-cell office:value-type="float" office:value="2.23706617771875">
                <text:p>2.23706617771875</text:p>
              </table:table-cell>
              <table:table-cell office:value-type="float" office:value="3.75235561285453">
                <text:p>3.752355612854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36945052217652">
                <text:p>3.36945052217652</text:p>
              </table:table-cell>
              <table:table-cell office:value-type="float" office:value="2.23880728431074">
                <text:p>2.23880728431074</text:p>
              </table:table-cell>
              <table:table-cell office:value-type="float" office:value="3.78172936759516">
                <text:p>3.781729367595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38321845132922">
                <text:p>3.38321845132922</text:p>
              </table:table-cell>
              <table:table-cell office:value-type="float" office:value="2.24040867671897">
                <text:p>2.24040867671897</text:p>
              </table:table-cell>
              <table:table-cell office:value-type="float" office:value="3.7977821761904">
                <text:p>3.79778217619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38447767539918">
                <text:p>3.38447767539918</text:p>
              </table:table-cell>
              <table:table-cell office:value-type="float" office:value="2.2444769550506">
                <text:p>2.2444769550506</text:p>
              </table:table-cell>
              <table:table-cell office:value-type="float" office:value="3.79832879001942">
                <text:p>3.798328790019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39158108225983">
                <text:p>3.39158108225983</text:p>
              </table:table-cell>
              <table:table-cell office:value-type="float" office:value="2.25066259458892">
                <text:p>2.25066259458892</text:p>
              </table:table-cell>
              <table:table-cell office:value-type="float" office:value="3.82193567946305">
                <text:p>3.821935679463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3935216830338">
                <text:p>3.3935216830338</text:p>
              </table:table-cell>
              <table:table-cell office:value-type="float" office:value="2.25927049395964">
                <text:p>2.25927049395964</text:p>
              </table:table-cell>
              <table:table-cell office:value-type="float" office:value="3.82635945916411">
                <text:p>3.826359459164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3994711133385">
                <text:p>3.3994711133385</text:p>
              </table:table-cell>
              <table:table-cell office:value-type="float" office:value="2.2826566509639">
                <text:p>2.2826566509639</text:p>
              </table:table-cell>
              <table:table-cell office:value-type="float" office:value="3.83401535812916">
                <text:p>3.834015358129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0501514264447">
                <text:p>3.40501514264447</text:p>
              </table:table-cell>
              <table:table-cell office:value-type="float" office:value="2.28935549094124">
                <text:p>2.28935549094124</text:p>
              </table:table-cell>
              <table:table-cell office:value-type="float" office:value="3.83917627502413">
                <text:p>3.83917627502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1191888550234">
                <text:p>3.41191888550234</text:p>
              </table:table-cell>
              <table:table-cell office:value-type="float" office:value="2.29585569683802">
                <text:p>2.29585569683802</text:p>
              </table:table-cell>
              <table:table-cell office:value-type="float" office:value="3.89064251673809">
                <text:p>3.890642516738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41672777717732">
                <text:p>3.41672777717732</text:p>
              </table:table-cell>
              <table:table-cell office:value-type="float" office:value="2.30473191372504">
                <text:p>2.30473191372504</text:p>
              </table:table-cell>
              <table:table-cell office:value-type="float" office:value="3.89144087106049">
                <text:p>3.891440871060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1978090867454">
                <text:p>3.41978090867454</text:p>
              </table:table-cell>
              <table:table-cell office:value-type="float" office:value="2.30768774231167">
                <text:p>2.30768774231167</text:p>
              </table:table-cell>
              <table:table-cell office:value-type="float" office:value="3.90127458349729">
                <text:p>3.901274583497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2054661925392">
                <text:p>3.42054661925392</text:p>
              </table:table-cell>
              <table:table-cell office:value-type="float" office:value="2.32233274138796">
                <text:p>2.32233274138796</text:p>
              </table:table-cell>
              <table:table-cell office:value-type="float" office:value="3.92054616370965">
                <text:p>3.92054616370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2316953134097">
                <text:p>3.42316953134097</text:p>
              </table:table-cell>
              <table:table-cell office:value-type="float" office:value="2.32505662719687">
                <text:p>2.32505662719687</text:p>
              </table:table-cell>
              <table:table-cell office:value-type="float" office:value="3.94679449098334">
                <text:p>3.946794490983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42408254269539">
                <text:p>3.42408254269539</text:p>
              </table:table-cell>
              <table:table-cell office:value-type="float" office:value="2.34058770302903">
                <text:p>2.34058770302903</text:p>
              </table:table-cell>
              <table:table-cell office:value-type="float" office:value="3.96413842103338">
                <text:p>3.964138421033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2700820295242">
                <text:p>3.42700820295242</text:p>
              </table:table-cell>
              <table:table-cell office:value-type="float" office:value="2.34160632208966">
                <text:p>2.34160632208966</text:p>
              </table:table-cell>
              <table:table-cell office:value-type="float" office:value="3.98031330296716">
                <text:p>3.980313302967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3183255006743">
                <text:p>3.43183255006743</text:p>
              </table:table-cell>
              <table:table-cell office:value-type="float" office:value="2.35260338278614">
                <text:p>2.35260338278614</text:p>
              </table:table-cell>
              <table:table-cell office:value-type="float" office:value="4.01183812515779">
                <text:p>4.011838125157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3846555798482">
                <text:p>3.43846555798482</text:p>
              </table:table-cell>
              <table:table-cell office:value-type="float" office:value="2.35260537698305">
                <text:p>2.35260537698305</text:p>
              </table:table-cell>
              <table:table-cell office:value-type="float" office:value="4.05902142021137">
                <text:p>4.059021420211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4205990289966">
                <text:p>3.44205990289966</text:p>
              </table:table-cell>
              <table:table-cell office:value-type="float" office:value="2.35585338453092">
                <text:p>2.35585338453092</text:p>
              </table:table-cell>
              <table:table-cell office:value-type="float" office:value="4.06490798433085">
                <text:p>4.064907984330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44500518287634">
                <text:p>3.44500518287634</text:p>
              </table:table-cell>
              <table:table-cell office:value-type="float" office:value="2.3658884158167">
                <text:p>2.3658884158167</text:p>
              </table:table-cell>
              <table:table-cell office:value-type="float" office:value="4.0675842064749">
                <text:p>4.06758420647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4870942913573">
                <text:p>3.44870942913573</text:p>
              </table:table-cell>
              <table:table-cell office:value-type="float" office:value="2.40083877019561">
                <text:p>2.40083877019561</text:p>
              </table:table-cell>
              <table:table-cell office:value-type="float" office:value="4.08504714401521">
                <text:p>4.08504714401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44934903738552">
                <text:p>3.44934903738552</text:p>
              </table:table-cell>
              <table:table-cell office:value-type="float" office:value="2.41533231422546">
                <text:p>2.41533231422546</text:p>
              </table:table-cell>
              <table:table-cell office:value-type="float" office:value="4.11462795363465">
                <text:p>4.114627953634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5629976036573">
                <text:p>3.45629976036573</text:p>
              </table:table-cell>
              <table:table-cell office:value-type="float" office:value="2.42413766341745">
                <text:p>2.42413766341745</text:p>
              </table:table-cell>
              <table:table-cell office:value-type="float" office:value="4.1422109587316">
                <text:p>4.1422109587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570003897576">
                <text:p>3.4570003897576</text:p>
              </table:table-cell>
              <table:table-cell office:value-type="float" office:value="2.42562640918694">
                <text:p>2.42562640918694</text:p>
              </table:table-cell>
              <table:table-cell office:value-type="float" office:value="4.14324771762877">
                <text:p>4.143247717628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582050487411">
                <text:p>3.4582050487411</text:p>
              </table:table-cell>
              <table:table-cell office:value-type="float" office:value="2.44759847015847">
                <text:p>2.44759847015847</text:p>
              </table:table-cell>
              <table:table-cell office:value-type="float" office:value="4.18940390666201">
                <text:p>4.189403906662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6055044754082">
                <text:p>3.46055044754082</text:p>
              </table:table-cell>
              <table:table-cell office:value-type="float" office:value="2.44937457371487">
                <text:p>2.44937457371487</text:p>
              </table:table-cell>
              <table:table-cell office:value-type="float" office:value="4.2230568779153">
                <text:p>4.22305687791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47795095490346">
                <text:p>3.47795095490346</text:p>
              </table:table-cell>
              <table:table-cell office:value-type="float" office:value="2.46885370216607">
                <text:p>2.46885370216607</text:p>
              </table:table-cell>
              <table:table-cell office:value-type="float" office:value="4.22990520540118">
                <text:p>4.229905205401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8107103437729">
                <text:p>3.48107103437729</text:p>
              </table:table-cell>
              <table:table-cell office:value-type="float" office:value="2.47784084083689">
                <text:p>2.47784084083689</text:p>
              </table:table-cell>
              <table:table-cell office:value-type="float" office:value="4.30248349119291">
                <text:p>4.302483491192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261567891248">
                <text:p>3.48261567891248</text:p>
              </table:table-cell>
              <table:table-cell office:value-type="float" office:value="2.49843238190781">
                <text:p>2.49843238190781</text:p>
              </table:table-cell>
              <table:table-cell office:value-type="float" office:value="4.30435165542774">
                <text:p>4.304351655427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8283878927401">
                <text:p>3.48283878927401</text:p>
              </table:table-cell>
              <table:table-cell office:value-type="float" office:value="2.50199720445917">
                <text:p>2.50199720445917</text:p>
              </table:table-cell>
              <table:table-cell office:value-type="float" office:value="4.35009155069451">
                <text:p>4.350091550694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86198465176">
                <text:p>3.486198465176</text:p>
              </table:table-cell>
              <table:table-cell office:value-type="float" office:value="2.51715337616718">
                <text:p>2.51715337616718</text:p>
              </table:table-cell>
              <table:table-cell office:value-type="float" office:value="4.35291495493981">
                <text:p>4.352914954939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8724065785216">
                <text:p>3.48724065785216</text:p>
              </table:table-cell>
              <table:table-cell office:value-type="float" office:value="2.52368166005551">
                <text:p>2.52368166005551</text:p>
              </table:table-cell>
              <table:table-cell office:value-type="float" office:value="4.38599595658801">
                <text:p>4.385995956588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49459178329549">
                <text:p>3.49459178329549</text:p>
              </table:table-cell>
              <table:table-cell office:value-type="float" office:value="2.52508232892329">
                <text:p>2.52508232892329</text:p>
              </table:table-cell>
              <table:table-cell office:value-type="float" office:value="4.38982265546799">
                <text:p>4.389822655467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9996291359306">
                <text:p>3.49996291359306</text:p>
              </table:table-cell>
              <table:table-cell office:value-type="float" office:value="2.57289155674585">
                <text:p>2.57289155674585</text:p>
              </table:table-cell>
              <table:table-cell office:value-type="float" office:value="4.40632348376988">
                <text:p>4.406323483769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0419780499909">
                <text:p>3.50419780499909</text:p>
              </table:table-cell>
              <table:table-cell office:value-type="float" office:value="2.57819338641715">
                <text:p>2.57819338641715</text:p>
              </table:table-cell>
              <table:table-cell office:value-type="float" office:value="4.4541150479282">
                <text:p>4.45411504792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0431973785482">
                <text:p>3.50431973785482</text:p>
              </table:table-cell>
              <table:table-cell office:value-type="float" office:value="2.59814209409351">
                <text:p>2.59814209409351</text:p>
              </table:table-cell>
              <table:table-cell office:value-type="float" office:value="4.45687469421633">
                <text:p>4.456874694216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51205231014415">
                <text:p>3.51205231014415</text:p>
              </table:table-cell>
              <table:table-cell office:value-type="float" office:value="2.60054993801378">
                <text:p>2.60054993801378</text:p>
              </table:table-cell>
              <table:table-cell office:value-type="float" office:value="4.4606681028274">
                <text:p>4.46066810282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1442990600595">
                <text:p>3.51442990600595</text:p>
              </table:table-cell>
              <table:table-cell office:value-type="float" office:value="2.61811570827401">
                <text:p>2.61811570827401</text:p>
              </table:table-cell>
              <table:table-cell office:value-type="float" office:value="4.47091838260997">
                <text:p>4.470918382609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1549342073592">
                <text:p>3.51549342073592</text:p>
              </table:table-cell>
              <table:table-cell office:value-type="float" office:value="2.63690819113195">
                <text:p>2.63690819113195</text:p>
              </table:table-cell>
              <table:table-cell office:value-type="float" office:value="4.47380605262321">
                <text:p>4.473806052623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1645096591472">
                <text:p>3.51645096591472</text:p>
              </table:table-cell>
              <table:table-cell office:value-type="float" office:value="2.64001222561589">
                <text:p>2.64001222561589</text:p>
              </table:table-cell>
              <table:table-cell office:value-type="float" office:value="4.49865873269114">
                <text:p>4.498658732691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3462638536929">
                <text:p>3.53462638536929</text:p>
              </table:table-cell>
              <table:table-cell office:value-type="float" office:value="2.64229425832231">
                <text:p>2.64229425832231</text:p>
              </table:table-cell>
              <table:table-cell office:value-type="float" office:value="4.50341463242965">
                <text:p>4.503414632429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6343382945763">
                <text:p>3.56343382945763</text:p>
              </table:table-cell>
              <table:table-cell office:value-type="float" office:value="2.64465036637043">
                <text:p>2.64465036637043</text:p>
              </table:table-cell>
              <table:table-cell office:value-type="float" office:value="4.50455903765685">
                <text:p>4.504559037656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8506479212196">
                <text:p>3.58506479212196</text:p>
              </table:table-cell>
              <table:table-cell office:value-type="float" office:value="2.65057026754671">
                <text:p>2.65057026754671</text:p>
              </table:table-cell>
              <table:table-cell office:value-type="float" office:value="4.5104522974632">
                <text:p>4.51045229746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945006635184">
                <text:p>3.5945006635184</text:p>
              </table:table-cell>
              <table:table-cell office:value-type="float" office:value="2.66090238891479">
                <text:p>2.66090238891479</text:p>
              </table:table-cell>
              <table:table-cell office:value-type="float" office:value="4.53520755225761">
                <text:p>4.535207552257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9533169680933">
                <text:p>3.59533169680933</text:p>
              </table:table-cell>
              <table:table-cell office:value-type="float" office:value="2.67247283700195">
                <text:p>2.67247283700195</text:p>
              </table:table-cell>
              <table:table-cell office:value-type="float" office:value="4.53813276053943">
                <text:p>4.538132760539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60447356745476">
                <text:p>3.60447356745476</text:p>
              </table:table-cell>
              <table:table-cell office:value-type="float" office:value="2.68732737907717">
                <text:p>2.68732737907717</text:p>
              </table:table-cell>
              <table:table-cell office:value-type="float" office:value="4.54104901043092">
                <text:p>4.541049010430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61187646620991">
                <text:p>3.61187646620991</text:p>
              </table:table-cell>
              <table:table-cell office:value-type="float" office:value="2.68817917534901">
                <text:p>2.68817917534901</text:p>
              </table:table-cell>
              <table:table-cell office:value-type="float" office:value="4.5438964869912">
                <text:p>4.54389648699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61872531945448">
                <text:p>3.61872531945448</text:p>
              </table:table-cell>
              <table:table-cell office:value-type="float" office:value="2.70699887460227">
                <text:p>2.70699887460227</text:p>
              </table:table-cell>
              <table:table-cell office:value-type="float" office:value="4.54414606041732">
                <text:p>4.544146060417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62318096866493">
                <text:p>3.62318096866493</text:p>
              </table:table-cell>
              <table:table-cell office:value-type="float" office:value="2.72732936717617">
                <text:p>2.72732936717617</text:p>
              </table:table-cell>
              <table:table-cell office:value-type="float" office:value="4.54658809718848">
                <text:p>4.546588097188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62322330137851">
                <text:p>3.62322330137851</text:p>
              </table:table-cell>
              <table:table-cell office:value-type="float" office:value="2.72883924073837">
                <text:p>2.72883924073837</text:p>
              </table:table-cell>
              <table:table-cell office:value-type="float" office:value="4.5515604669533">
                <text:p>4.55156046695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62720530334753">
                <text:p>3.62720530334753</text:p>
              </table:table-cell>
              <table:table-cell office:value-type="float" office:value="2.74342987187439">
                <text:p>2.74342987187439</text:p>
              </table:table-cell>
              <table:table-cell office:value-type="float" office:value="4.56440823204781">
                <text:p>4.564408232047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63920732565367">
                <text:p>3.63920732565367</text:p>
              </table:table-cell>
              <table:table-cell office:value-type="float" office:value="2.75221905460561">
                <text:p>2.75221905460561</text:p>
              </table:table-cell>
              <table:table-cell office:value-type="float" office:value="4.66865422171006">
                <text:p>4.668654221710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64205117069506">
                <text:p>3.64205117069506</text:p>
              </table:table-cell>
              <table:table-cell office:value-type="float" office:value="2.76102198011627">
                <text:p>2.76102198011627</text:p>
              </table:table-cell>
              <table:table-cell office:value-type="float" office:value="4.72911734202292">
                <text:p>4.729117342022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64394164241393">
                <text:p>3.64394164241393</text:p>
              </table:table-cell>
              <table:table-cell office:value-type="float" office:value="2.7650703816037">
                <text:p>2.7650703816037</text:p>
              </table:table-cell>
              <table:table-cell office:value-type="float" office:value="4.74947716304693">
                <text:p>4.749477163046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64915612863186">
                <text:p>3.64915612863186</text:p>
              </table:table-cell>
              <table:table-cell office:value-type="float" office:value="2.76997975719986">
                <text:p>2.76997975719986</text:p>
              </table:table-cell>
              <table:table-cell office:value-type="float" office:value="4.76553880388472">
                <text:p>4.765538803884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65711821104074">
                <text:p>3.65711821104074</text:p>
              </table:table-cell>
              <table:table-cell office:value-type="float" office:value="2.7781573839057">
                <text:p>2.7781573839057</text:p>
              </table:table-cell>
              <table:table-cell office:value-type="float" office:value="4.7682274628817">
                <text:p>4.76822746288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66401129963149">
                <text:p>3.66401129963149</text:p>
              </table:table-cell>
              <table:table-cell office:value-type="float" office:value="2.78195051736951">
                <text:p>2.78195051736951</text:p>
              </table:table-cell>
              <table:table-cell office:value-type="float" office:value="4.78922230126462">
                <text:p>4.789222301264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66413708100121">
                <text:p>3.66413708100121</text:p>
              </table:table-cell>
              <table:table-cell office:value-type="float" office:value="2.78709463640118">
                <text:p>2.78709463640118</text:p>
              </table:table-cell>
              <table:table-cell office:value-type="float" office:value="4.82500405056093">
                <text:p>4.82500405056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66629369026324">
                <text:p>3.66629369026324</text:p>
              </table:table-cell>
              <table:table-cell office:value-type="float" office:value="2.78933080254978">
                <text:p>2.78933080254978</text:p>
              </table:table-cell>
              <table:table-cell office:value-type="float" office:value="4.84945139097622">
                <text:p>4.849451390976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66721795292048">
                <text:p>3.66721795292048</text:p>
              </table:table-cell>
              <table:table-cell office:value-type="float" office:value="2.8089119724636">
                <text:p>2.8089119724636</text:p>
              </table:table-cell>
              <table:table-cell office:value-type="float" office:value="4.86036841760087">
                <text:p>4.860368417600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67009655488656">
                <text:p>3.67009655488656</text:p>
              </table:table-cell>
              <table:table-cell office:value-type="float" office:value="2.83964548515719">
                <text:p>2.83964548515719</text:p>
              </table:table-cell>
              <table:table-cell office:value-type="float" office:value="4.90616007147069">
                <text:p>4.906160071470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6727535688594">
                <text:p>3.6727535688594</text:p>
              </table:table-cell>
              <table:table-cell office:value-type="float" office:value="2.84082736367504">
                <text:p>2.84082736367504</text:p>
              </table:table-cell>
              <table:table-cell office:value-type="float" office:value="4.93669647750994">
                <text:p>4.936696477509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6799805538694">
                <text:p>3.6799805538694</text:p>
              </table:table-cell>
              <table:table-cell office:value-type="float" office:value="2.8861613186356">
                <text:p>2.8861613186356</text:p>
              </table:table-cell>
              <table:table-cell office:value-type="float" office:value="4.94277385781183">
                <text:p>4.942773857811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68478514658514">
                <text:p>3.68478514658514</text:p>
              </table:table-cell>
              <table:table-cell office:value-type="float" office:value="2.88849649765284">
                <text:p>2.88849649765284</text:p>
              </table:table-cell>
              <table:table-cell office:value-type="float" office:value="4.95427579368476">
                <text:p>4.954275793684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69063759122666">
                <text:p>3.69063759122666</text:p>
              </table:table-cell>
              <table:table-cell office:value-type="float" office:value="2.89601575577485">
                <text:p>2.89601575577485</text:p>
              </table:table-cell>
              <table:table-cell office:value-type="float" office:value="4.98673013303472">
                <text:p>4.986730133034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69810492030672">
                <text:p>3.69810492030672</text:p>
              </table:table-cell>
              <table:table-cell office:value-type="float" office:value="2.89940946338309">
                <text:p>2.89940946338309</text:p>
              </table:table-cell>
              <table:table-cell office:value-type="float" office:value="4.9913221604403">
                <text:p>4.99132216044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70765176024384">
                <text:p>3.70765176024384</text:p>
              </table:table-cell>
              <table:table-cell office:value-type="float" office:value="2.90007016181796">
                <text:p>2.90007016181796</text:p>
              </table:table-cell>
              <table:table-cell office:value-type="float" office:value="5.00416334486342">
                <text:p>5.004163344863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72432243291799">
                <text:p>3.72432243291799</text:p>
              </table:table-cell>
              <table:table-cell office:value-type="float" office:value="2.91303426732703">
                <text:p>2.91303426732703</text:p>
              </table:table-cell>
              <table:table-cell office:value-type="float" office:value="5.00895767603532">
                <text:p>5.008957676035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72582029226365">
                <text:p>3.72582029226365</text:p>
              </table:table-cell>
              <table:table-cell office:value-type="float" office:value="2.91502728443391">
                <text:p>2.91502728443391</text:p>
              </table:table-cell>
              <table:table-cell office:value-type="float" office:value="5.03862877457549">
                <text:p>5.038628774575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72610729988813">
                <text:p>3.72610729988813</text:p>
              </table:table-cell>
              <table:table-cell office:value-type="float" office:value="2.91817071689194">
                <text:p>2.91817071689194</text:p>
              </table:table-cell>
              <table:table-cell office:value-type="float" office:value="5.04861591524975">
                <text:p>5.048615915249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72743655085454">
                <text:p>3.72743655085454</text:p>
              </table:table-cell>
              <table:table-cell office:value-type="float" office:value="2.9189011034785">
                <text:p>2.9189011034785</text:p>
              </table:table-cell>
              <table:table-cell office:value-type="float" office:value="5.07950595108182">
                <text:p>5.079505951081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72816956275361">
                <text:p>3.72816956275361</text:p>
              </table:table-cell>
              <table:table-cell office:value-type="float" office:value="2.91921372069843">
                <text:p>2.91921372069843</text:p>
              </table:table-cell>
              <table:table-cell office:value-type="float" office:value="5.10243853388095">
                <text:p>5.102438533880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72850674210129">
                <text:p>3.72850674210129</text:p>
              </table:table-cell>
              <table:table-cell office:value-type="float" office:value="2.92979863636287">
                <text:p>2.92979863636287</text:p>
              </table:table-cell>
              <table:table-cell office:value-type="float" office:value="5.10283484751311">
                <text:p>5.102834847513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72961110688653">
                <text:p>3.72961110688653</text:p>
              </table:table-cell>
              <table:table-cell office:value-type="float" office:value="2.93235121231244">
                <text:p>2.93235121231244</text:p>
              </table:table-cell>
              <table:table-cell office:value-type="float" office:value="5.1162248476487">
                <text:p>5.11622484764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73784554968656">
                <text:p>3.73784554968656</text:p>
              </table:table-cell>
              <table:table-cell office:value-type="float" office:value="2.93283907250991">
                <text:p>2.93283907250991</text:p>
              </table:table-cell>
              <table:table-cell office:value-type="float" office:value="5.12513443573463">
                <text:p>5.125134435734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73930381522141">
                <text:p>3.73930381522141</text:p>
              </table:table-cell>
              <table:table-cell office:value-type="float" office:value="2.93356560163733">
                <text:p>2.93356560163733</text:p>
              </table:table-cell>
              <table:table-cell office:value-type="float" office:value="5.13412892071401">
                <text:p>5.134128920714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76422359772971">
                <text:p>3.76422359772971</text:p>
              </table:table-cell>
              <table:table-cell office:value-type="float" office:value="2.93493308491019">
                <text:p>2.93493308491019</text:p>
              </table:table-cell>
              <table:table-cell office:value-type="float" office:value="5.15301184821647">
                <text:p>5.153011848216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78977314126966">
                <text:p>3.78977314126966</text:p>
              </table:table-cell>
              <table:table-cell office:value-type="float" office:value="2.93542930402254">
                <text:p>2.93542930402254</text:p>
              </table:table-cell>
              <table:table-cell office:value-type="float" office:value="5.15388192220508">
                <text:p>5.153881922205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82589431078697">
                <text:p>3.82589431078697</text:p>
              </table:table-cell>
              <table:table-cell office:value-type="float" office:value="2.93644537889921">
                <text:p>2.93644537889921</text:p>
              </table:table-cell>
              <table:table-cell office:value-type="float" office:value="5.15850846413438">
                <text:p>5.158508464134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82694098448456">
                <text:p>3.82694098448456</text:p>
              </table:table-cell>
              <table:table-cell office:value-type="float" office:value="2.94581387611882">
                <text:p>2.94581387611882</text:p>
              </table:table-cell>
              <table:table-cell office:value-type="float" office:value="5.1674897931121">
                <text:p>5.16748979311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85430643150285">
                <text:p>3.85430643150285</text:p>
              </table:table-cell>
              <table:table-cell office:value-type="float" office:value="2.95237288329569">
                <text:p>2.95237288329569</text:p>
              </table:table-cell>
              <table:table-cell office:value-type="float" office:value="5.16916165961974">
                <text:p>5.169161659619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8549110059048">
                <text:p>3.8549110059048</text:p>
              </table:table-cell>
              <table:table-cell office:value-type="float" office:value="2.96179002952585">
                <text:p>2.96179002952585</text:p>
              </table:table-cell>
              <table:table-cell office:value-type="float" office:value="5.18208509856078">
                <text:p>5.182085098560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7543119445965">
                <text:p>3.87543119445965</text:p>
              </table:table-cell>
              <table:table-cell office:value-type="float" office:value="2.98621499186633">
                <text:p>2.98621499186633</text:p>
              </table:table-cell>
              <table:table-cell office:value-type="float" office:value="5.18271152244986">
                <text:p>5.182711522449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87945305296426">
                <text:p>3.87945305296426</text:p>
              </table:table-cell>
              <table:table-cell office:value-type="float" office:value="3.00237350289351">
                <text:p>3.00237350289351</text:p>
              </table:table-cell>
              <table:table-cell office:value-type="float" office:value="5.18893624388908">
                <text:p>5.188936243889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88696098995858">
                <text:p>3.88696098995858</text:p>
              </table:table-cell>
              <table:table-cell office:value-type="float" office:value="3.00292657188446">
                <text:p>3.00292657188446</text:p>
              </table:table-cell>
              <table:table-cell office:value-type="float" office:value="5.1967238505349">
                <text:p>5.19672385053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89857192694779">
                <text:p>3.89857192694779</text:p>
              </table:table-cell>
              <table:table-cell office:value-type="float" office:value="3.00551319611162">
                <text:p>3.00551319611162</text:p>
              </table:table-cell>
              <table:table-cell office:value-type="float" office:value="5.20006752178867">
                <text:p>5.200067521788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90118624229321">
                <text:p>3.90118624229321</text:p>
              </table:table-cell>
              <table:table-cell office:value-type="float" office:value="3.01644758564076">
                <text:p>3.01644758564076</text:p>
              </table:table-cell>
              <table:table-cell office:value-type="float" office:value="5.21433605277056">
                <text:p>5.214336052770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903113070428">
                <text:p>3.903113070428</text:p>
              </table:table-cell>
              <table:table-cell office:value-type="float" office:value="3.0185332896262">
                <text:p>3.0185332896262</text:p>
              </table:table-cell>
              <table:table-cell office:value-type="float" office:value="5.21508909964241">
                <text:p>5.215089099642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90722997554412">
                <text:p>3.90722997554412</text:p>
              </table:table-cell>
              <table:table-cell office:value-type="float" office:value="3.03063077201493">
                <text:p>3.03063077201493</text:p>
              </table:table-cell>
              <table:table-cell office:value-type="float" office:value="5.22477158194997">
                <text:p>5.224771581949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93099180329224">
                <text:p>3.93099180329224</text:p>
              </table:table-cell>
              <table:table-cell office:value-type="float" office:value="3.03183704262329">
                <text:p>3.03183704262329</text:p>
              </table:table-cell>
              <table:table-cell office:value-type="float" office:value="5.23710304170503">
                <text:p>5.237103041705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95427853172152">
                <text:p>3.95427853172152</text:p>
              </table:table-cell>
              <table:table-cell office:value-type="float" office:value="3.05121466655785">
                <text:p>3.05121466655785</text:p>
              </table:table-cell>
              <table:table-cell office:value-type="float" office:value="5.24002545269585">
                <text:p>5.240025452695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96613004200284">
                <text:p>3.96613004200284</text:p>
              </table:table-cell>
              <table:table-cell office:value-type="float" office:value="3.05459241762033">
                <text:p>3.05459241762033</text:p>
              </table:table-cell>
              <table:table-cell office:value-type="float" office:value="5.24551146205668">
                <text:p>5.245511462056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00903538972226">
                <text:p>4.00903538972226</text:p>
              </table:table-cell>
              <table:table-cell office:value-type="float" office:value="3.06506356716103">
                <text:p>3.06506356716103</text:p>
              </table:table-cell>
              <table:table-cell office:value-type="float" office:value="5.26199009412609">
                <text:p>5.261990094126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0110138582078">
                <text:p>4.0110138582078</text:p>
              </table:table-cell>
              <table:table-cell office:value-type="float" office:value="3.07602495767216">
                <text:p>3.07602495767216</text:p>
              </table:table-cell>
              <table:table-cell office:value-type="float" office:value="5.27825792742534">
                <text:p>5.278257927425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04658773755418">
                <text:p>4.04658773755418</text:p>
              </table:table-cell>
              <table:table-cell office:value-type="float" office:value="3.08202489832491">
                <text:p>3.08202489832491</text:p>
              </table:table-cell>
              <table:table-cell office:value-type="float" office:value="5.282625283139">
                <text:p>5.2826252831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05886646393823">
                <text:p>4.05886646393823</text:p>
              </table:table-cell>
              <table:table-cell office:value-type="float" office:value="3.08787701048055">
                <text:p>3.08787701048055</text:p>
              </table:table-cell>
              <table:table-cell office:value-type="float" office:value="5.28292584298518">
                <text:p>5.282925842985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08517653567388">
                <text:p>4.08517653567388</text:p>
              </table:table-cell>
              <table:table-cell office:value-type="float" office:value="3.08922349088587">
                <text:p>3.08922349088587</text:p>
              </table:table-cell>
              <table:table-cell office:value-type="float" office:value="5.29615341200334">
                <text:p>5.296153412003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08867406701825">
                <text:p>4.08867406701825</text:p>
              </table:table-cell>
              <table:table-cell office:value-type="float" office:value="3.08992632936666">
                <text:p>3.08992632936666</text:p>
              </table:table-cell>
              <table:table-cell office:value-type="float" office:value="5.31882695683741">
                <text:p>5.318826956837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09165509166965">
                <text:p>4.09165509166965</text:p>
              </table:table-cell>
              <table:table-cell office:value-type="float" office:value="3.09767829336517">
                <text:p>3.09767829336517</text:p>
              </table:table-cell>
              <table:table-cell office:value-type="float" office:value="5.31988090796193">
                <text:p>5.319880907961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10371916320643">
                <text:p>4.10371916320643</text:p>
              </table:table-cell>
              <table:table-cell office:value-type="float" office:value="3.10199076743605">
                <text:p>3.10199076743605</text:p>
              </table:table-cell>
              <table:table-cell office:value-type="float" office:value="5.32269939232847">
                <text:p>5.322699392328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10536209508497">
                <text:p>4.10536209508497</text:p>
              </table:table-cell>
              <table:table-cell office:value-type="float" office:value="3.1180893451955">
                <text:p>3.1180893451955</text:p>
              </table:table-cell>
              <table:table-cell office:value-type="float" office:value="5.35571288471307">
                <text:p>5.355712884713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13190473708762">
                <text:p>4.13190473708762</text:p>
              </table:table-cell>
              <table:table-cell office:value-type="float" office:value="3.12353959819207">
                <text:p>3.12353959819207</text:p>
              </table:table-cell>
              <table:table-cell office:value-type="float" office:value="5.42102348433827">
                <text:p>5.421023484338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13292850355133">
                <text:p>4.13292850355133</text:p>
              </table:table-cell>
              <table:table-cell office:value-type="float" office:value="3.12633340448631">
                <text:p>3.12633340448631</text:p>
              </table:table-cell>
              <table:table-cell office:value-type="float" office:value="5.43981339546409">
                <text:p>5.439813395464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14099239083275">
                <text:p>4.14099239083275</text:p>
              </table:table-cell>
              <table:table-cell office:value-type="float" office:value="3.13520478441447">
                <text:p>3.13520478441447</text:p>
              </table:table-cell>
              <table:table-cell office:value-type="float" office:value="5.47181705414818">
                <text:p>5.471817054148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14916041900074">
                <text:p>4.14916041900074</text:p>
              </table:table-cell>
              <table:table-cell office:value-type="float" office:value="3.13531747566623">
                <text:p>3.13531747566623</text:p>
              </table:table-cell>
              <table:table-cell office:value-type="float" office:value="5.47208560612981">
                <text:p>5.472085606129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15424331448992">
                <text:p>4.15424331448992</text:p>
              </table:table-cell>
              <table:table-cell office:value-type="float" office:value="3.13999931919017">
                <text:p>3.13999931919017</text:p>
              </table:table-cell>
              <table:table-cell office:value-type="float" office:value="5.5000383146914">
                <text:p>5.50003831469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15996292193888">
                <text:p>4.15996292193888</text:p>
              </table:table-cell>
              <table:table-cell office:value-type="float" office:value="3.14373567148305">
                <text:p>3.14373567148305</text:p>
              </table:table-cell>
              <table:table-cell office:value-type="float" office:value="5.51971654052876">
                <text:p>5.519716540528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19481046170239">
                <text:p>4.19481046170239</text:p>
              </table:table-cell>
              <table:table-cell office:value-type="float" office:value="3.14650515319045">
                <text:p>3.14650515319045</text:p>
              </table:table-cell>
              <table:table-cell office:value-type="float" office:value="5.52217318848913">
                <text:p>5.522173188489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20917850303032">
                <text:p>4.20917850303032</text:p>
              </table:table-cell>
              <table:table-cell office:value-type="float" office:value="3.14943466642905">
                <text:p>3.14943466642905</text:p>
              </table:table-cell>
              <table:table-cell office:value-type="float" office:value="5.54131884582255">
                <text:p>5.541318845822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20975340579407">
                <text:p>4.20975340579407</text:p>
              </table:table-cell>
              <table:table-cell office:value-type="float" office:value="3.1642260951604">
                <text:p>3.1642260951604</text:p>
              </table:table-cell>
              <table:table-cell office:value-type="float" office:value="5.54327039065558">
                <text:p>5.543270390655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21433041043762">
                <text:p>4.21433041043762</text:p>
              </table:table-cell>
              <table:table-cell office:value-type="float" office:value="3.17308955292106">
                <text:p>3.17308955292106</text:p>
              </table:table-cell>
              <table:table-cell office:value-type="float" office:value="5.55327846315809">
                <text:p>5.553278463158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22158194969334">
                <text:p>4.22158194969334</text:p>
              </table:table-cell>
              <table:table-cell office:value-type="float" office:value="3.17502866625674">
                <text:p>3.17502866625674</text:p>
              </table:table-cell>
              <table:table-cell office:value-type="float" office:value="5.57134307129396">
                <text:p>5.5713430712939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2231062507076">
                <text:p>4.2231062507076</text:p>
              </table:table-cell>
              <table:table-cell office:value-type="float" office:value="3.18681875647347">
                <text:p>3.18681875647347</text:p>
              </table:table-cell>
              <table:table-cell office:value-type="float" office:value="5.58224159332955">
                <text:p>5.582241593329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24247214198929">
                <text:p>4.24247214198929</text:p>
              </table:table-cell>
              <table:table-cell office:value-type="float" office:value="3.18731828424668">
                <text:p>3.18731828424668</text:p>
              </table:table-cell>
              <table:table-cell office:value-type="float" office:value="5.6088795497179">
                <text:p>5.60887954971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30688562158518">
                <text:p>4.30688562158518</text:p>
              </table:table-cell>
              <table:table-cell office:value-type="float" office:value="3.19067556719134">
                <text:p>3.19067556719134</text:p>
              </table:table-cell>
              <table:table-cell office:value-type="float" office:value="5.61533712979892">
                <text:p>5.615337129798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33515880998763">
                <text:p>4.33515880998763</text:p>
              </table:table-cell>
              <table:table-cell office:value-type="float" office:value="3.19079102125192">
                <text:p>3.19079102125192</text:p>
              </table:table-cell>
              <table:table-cell office:value-type="float" office:value="5.61758115854671">
                <text:p>5.617581158546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36079238150715">
                <text:p>4.36079238150715</text:p>
              </table:table-cell>
              <table:table-cell office:value-type="float" office:value="3.2058320957664">
                <text:p>3.2058320957664</text:p>
              </table:table-cell>
              <table:table-cell office:value-type="float" office:value="5.61990347621893">
                <text:p>5.619903476218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39052547879462">
                <text:p>4.39052547879462</text:p>
              </table:table-cell>
              <table:table-cell office:value-type="float" office:value="3.20583229614329">
                <text:p>3.20583229614329</text:p>
              </table:table-cell>
              <table:table-cell office:value-type="float" office:value="5.63098448973196">
                <text:p>5.630984489731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4093806687303">
                <text:p>4.4093806687303</text:p>
              </table:table-cell>
              <table:table-cell office:value-type="float" office:value="3.20922569044373">
                <text:p>3.20922569044373</text:p>
              </table:table-cell>
              <table:table-cell office:value-type="float" office:value="5.63441896939988">
                <text:p>5.63441896939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44144583553458">
                <text:p>4.44144583553458</text:p>
              </table:table-cell>
              <table:table-cell office:value-type="float" office:value="3.21320054848912">
                <text:p>3.21320054848912</text:p>
              </table:table-cell>
              <table:table-cell office:value-type="float" office:value="5.63873645467466">
                <text:p>5.638736454674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44271906592575">
                <text:p>4.44271906592575</text:p>
              </table:table-cell>
              <table:table-cell office:value-type="float" office:value="3.21415131113686">
                <text:p>3.21415131113686</text:p>
              </table:table-cell>
              <table:table-cell office:value-type="float" office:value="5.64703244365772">
                <text:p>5.64703244365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45934202713446">
                <text:p>4.45934202713446</text:p>
              </table:table-cell>
              <table:table-cell office:value-type="float" office:value="3.21609654247026">
                <text:p>3.21609654247026</text:p>
              </table:table-cell>
              <table:table-cell office:value-type="float" office:value="5.66136959205202">
                <text:p>5.661369592052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46082070655393">
                <text:p>4.46082070655393</text:p>
              </table:table-cell>
              <table:table-cell office:value-type="float" office:value="3.21672459506894">
                <text:p>3.21672459506894</text:p>
              </table:table-cell>
              <table:table-cell office:value-type="float" office:value="5.66310817007598">
                <text:p>5.663108170075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46767175709142">
                <text:p>4.46767175709142</text:p>
              </table:table-cell>
              <table:table-cell office:value-type="float" office:value="3.22025326566667">
                <text:p>3.22025326566667</text:p>
              </table:table-cell>
              <table:table-cell office:value-type="float" office:value="5.69585322619823">
                <text:p>5.695853226198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48148178228642">
                <text:p>4.48148178228642</text:p>
              </table:table-cell>
              <table:table-cell office:value-type="float" office:value="3.23671793636896">
                <text:p>3.23671793636896</text:p>
              </table:table-cell>
              <table:table-cell office:value-type="float" office:value="5.70067658928715">
                <text:p>5.700676589287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48412026290977">
                <text:p>4.48412026290977</text:p>
              </table:table-cell>
              <table:table-cell office:value-type="float" office:value="3.23959400339608">
                <text:p>3.23959400339608</text:p>
              </table:table-cell>
              <table:table-cell office:value-type="float" office:value="5.70643353639086">
                <text:p>5.706433536390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54213726712602">
                <text:p>4.54213726712602</text:p>
              </table:table-cell>
              <table:table-cell office:value-type="float" office:value="3.25610414173344">
                <text:p>3.25610414173344</text:p>
              </table:table-cell>
              <table:table-cell office:value-type="float" office:value="5.72960839857175">
                <text:p>5.72960839857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56063876532542">
                <text:p>4.56063876532542</text:p>
              </table:table-cell>
              <table:table-cell office:value-type="float" office:value="3.26622920825945">
                <text:p>3.26622920825945</text:p>
              </table:table-cell>
              <table:table-cell office:value-type="float" office:value="5.74605292901967">
                <text:p>5.746052929019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56319475169334">
                <text:p>4.56319475169334</text:p>
              </table:table-cell>
              <table:table-cell office:value-type="float" office:value="3.28174189325404">
                <text:p>3.28174189325404</text:p>
              </table:table-cell>
              <table:table-cell office:value-type="float" office:value="5.75387465933377">
                <text:p>5.753874659333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58710621663259">
                <text:p>4.58710621663259</text:p>
              </table:table-cell>
              <table:table-cell office:value-type="float" office:value="3.2875155523569">
                <text:p>3.2875155523569</text:p>
              </table:table-cell>
              <table:table-cell office:value-type="float" office:value="5.78074119339514">
                <text:p>5.780741193395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58851039246698">
                <text:p>4.58851039246698</text:p>
              </table:table-cell>
              <table:table-cell office:value-type="float" office:value="3.29769442653943">
                <text:p>3.29769442653943</text:p>
              </table:table-cell>
              <table:table-cell office:value-type="float" office:value="5.79056534406664">
                <text:p>5.790565344066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60476806925374">
                <text:p>4.60476806925374</text:p>
              </table:table-cell>
              <table:table-cell office:value-type="float" office:value="3.30012352640895">
                <text:p>3.30012352640895</text:p>
              </table:table-cell>
              <table:table-cell office:value-type="float" office:value="5.79083576009305">
                <text:p>5.790835760093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61267379657243">
                <text:p>4.61267379657243</text:p>
              </table:table-cell>
              <table:table-cell office:value-type="float" office:value="3.30343075870988">
                <text:p>3.30343075870988</text:p>
              </table:table-cell>
              <table:table-cell office:value-type="float" office:value="5.79327670373838">
                <text:p>5.793276703738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65375712212008">
                <text:p>4.65375712212008</text:p>
              </table:table-cell>
              <table:table-cell office:value-type="float" office:value="3.30553753247328">
                <text:p>3.30553753247328</text:p>
              </table:table-cell>
              <table:table-cell office:value-type="float" office:value="5.79896688225095">
                <text:p>5.798966882250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68462281179802">
                <text:p>4.68462281179802</text:p>
              </table:table-cell>
              <table:table-cell office:value-type="float" office:value="3.30763637099847">
                <text:p>3.30763637099847</text:p>
              </table:table-cell>
              <table:table-cell office:value-type="float" office:value="5.80930920874215">
                <text:p>5.809309208742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69160818406848">
                <text:p>4.69160818406848</text:p>
              </table:table-cell>
              <table:table-cell office:value-type="float" office:value="3.32017248945962">
                <text:p>3.32017248945962</text:p>
              </table:table-cell>
              <table:table-cell office:value-type="float" office:value="5.81089869358812">
                <text:p>5.810898693588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72776204315208">
                <text:p>4.72776204315208</text:p>
              </table:table-cell>
              <table:table-cell office:value-type="float" office:value="3.32523090763465">
                <text:p>3.32523090763465</text:p>
              </table:table-cell>
              <table:table-cell office:value-type="float" office:value="5.88502760987132">
                <text:p>5.885027609871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79554264014224">
                <text:p>4.79554264014224</text:p>
              </table:table-cell>
              <table:table-cell office:value-type="float" office:value="3.34654440889176">
                <text:p>3.34654440889176</text:p>
              </table:table-cell>
              <table:table-cell office:value-type="float" office:value="5.89966443238272">
                <text:p>5.899664432382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81234195233609">
                <text:p>4.81234195233609</text:p>
              </table:table-cell>
              <table:table-cell office:value-type="float" office:value="3.35152239003454">
                <text:p>3.35152239003454</text:p>
              </table:table-cell>
              <table:table-cell office:value-type="float" office:value="5.90266701577444">
                <text:p>5.902667015774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82640279797638">
                <text:p>4.82640279797638</text:p>
              </table:table-cell>
              <table:table-cell office:value-type="float" office:value="3.35433280031832">
                <text:p>3.35433280031832</text:p>
              </table:table-cell>
              <table:table-cell office:value-type="float" office:value="5.90787262869586">
                <text:p>5.907872628695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83110997750295">
                <text:p>4.83110997750295</text:p>
              </table:table-cell>
              <table:table-cell office:value-type="float" office:value="3.36615183159543">
                <text:p>3.36615183159543</text:p>
              </table:table-cell>
              <table:table-cell office:value-type="float" office:value="5.91855380494492">
                <text:p>5.918553804944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83466388910264">
                <text:p>4.83466388910264</text:p>
              </table:table-cell>
              <table:table-cell office:value-type="float" office:value="3.39121150738059">
                <text:p>3.39121150738059</text:p>
              </table:table-cell>
              <table:table-cell office:value-type="float" office:value="5.92334480789475">
                <text:p>5.923344807894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83706764811375">
                <text:p>4.83706764811375</text:p>
              </table:table-cell>
              <table:table-cell office:value-type="float" office:value="3.39771962659537">
                <text:p>3.39771962659537</text:p>
              </table:table-cell>
              <table:table-cell office:value-type="float" office:value="5.95029373445702">
                <text:p>5.950293734457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84073889980922">
                <text:p>4.84073889980922</text:p>
              </table:table-cell>
              <table:table-cell office:value-type="float" office:value="3.39960498301513">
                <text:p>3.39960498301513</text:p>
              </table:table-cell>
              <table:table-cell office:value-type="float" office:value="5.96107042611116">
                <text:p>5.961070426111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85045915326443">
                <text:p>4.85045915326443</text:p>
              </table:table-cell>
              <table:table-cell office:value-type="float" office:value="3.40038493027162">
                <text:p>3.40038493027162</text:p>
              </table:table-cell>
              <table:table-cell office:value-type="float" office:value="5.9629181930116">
                <text:p>5.9629181930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8549044818231">
                <text:p>4.8549044818231</text:p>
              </table:table-cell>
              <table:table-cell office:value-type="float" office:value="3.40107041981661">
                <text:p>3.40107041981661</text:p>
              </table:table-cell>
              <table:table-cell office:value-type="float" office:value="6.00183691636152">
                <text:p>6.001836916361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87403887810208">
                <text:p>4.87403887810208</text:p>
              </table:table-cell>
              <table:table-cell office:value-type="float" office:value="3.40275082164474">
                <text:p>3.40275082164474</text:p>
              </table:table-cell>
              <table:table-cell office:value-type="float" office:value="6.0240135321527">
                <text:p>6.02401353215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87667703049014">
                <text:p>4.87667703049014</text:p>
              </table:table-cell>
              <table:table-cell office:value-type="float" office:value="3.40390278003619">
                <text:p>3.40390278003619</text:p>
              </table:table-cell>
              <table:table-cell office:value-type="float" office:value="6.03589010355595">
                <text:p>6.035890103555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88764865026741">
                <text:p>4.88764865026741</text:p>
              </table:table-cell>
              <table:table-cell office:value-type="float" office:value="3.40672365201566">
                <text:p>3.40672365201566</text:p>
              </table:table-cell>
              <table:table-cell office:value-type="float" office:value="6.04153777263597">
                <text:p>6.041537772635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88985889698394">
                <text:p>4.88985889698394</text:p>
              </table:table-cell>
              <table:table-cell office:value-type="float" office:value="3.41424966989104">
                <text:p>3.41424966989104</text:p>
              </table:table-cell>
              <table:table-cell office:value-type="float" office:value="6.10695333776193">
                <text:p>6.106953337761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89582041721284">
                <text:p>4.89582041721284</text:p>
              </table:table-cell>
              <table:table-cell office:value-type="float" office:value="3.41513174093739">
                <text:p>3.41513174093739</text:p>
              </table:table-cell>
              <table:table-cell office:value-type="float" office:value="6.11728447940659">
                <text:p>6.1172844794065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89949412145562">
                <text:p>4.89949412145562</text:p>
              </table:table-cell>
              <table:table-cell office:value-type="float" office:value="3.43705478637523">
                <text:p>3.43705478637523</text:p>
              </table:table-cell>
              <table:table-cell office:value-type="float" office:value="6.12537064328543">
                <text:p>6.125370643285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91520252204771">
                <text:p>4.91520252204771</text:p>
              </table:table-cell>
              <table:table-cell office:value-type="float" office:value="3.46134811418585">
                <text:p>3.46134811418585</text:p>
              </table:table-cell>
              <table:table-cell office:value-type="float" office:value="6.12629509660119">
                <text:p>6.126295096601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92218818686854">
                <text:p>4.92218818686854</text:p>
              </table:table-cell>
              <table:table-cell office:value-type="float" office:value="3.46155158451118">
                <text:p>3.46155158451118</text:p>
              </table:table-cell>
              <table:table-cell office:value-type="float" office:value="6.13051689739739">
                <text:p>6.130516897397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94915392153122">
                <text:p>4.94915392153122</text:p>
              </table:table-cell>
              <table:table-cell office:value-type="float" office:value="3.4646634725518">
                <text:p>3.4646634725518</text:p>
              </table:table-cell>
              <table:table-cell office:value-type="float" office:value="6.15298382253389">
                <text:p>6.152983822533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96286444378233">
                <text:p>4.96286444378233</text:p>
              </table:table-cell>
              <table:table-cell office:value-type="float" office:value="3.47270297192082">
                <text:p>3.47270297192082</text:p>
              </table:table-cell>
              <table:table-cell office:value-type="float" office:value="6.15529842537086">
                <text:p>6.155298425370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96770121359142">
                <text:p>4.96770121359142</text:p>
              </table:table-cell>
              <table:table-cell office:value-type="float" office:value="3.47555181202206">
                <text:p>3.47555181202206</text:p>
              </table:table-cell>
              <table:table-cell office:value-type="float" office:value="6.16571057416807">
                <text:p>6.16571057416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97456901627998">
                <text:p>4.97456901627998</text:p>
              </table:table-cell>
              <table:table-cell office:value-type="float" office:value="3.48918805532101">
                <text:p>3.48918805532101</text:p>
              </table:table-cell>
              <table:table-cell office:value-type="float" office:value="6.17778902964105">
                <text:p>6.177789029641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99284929516133">
                <text:p>4.99284929516133</text:p>
              </table:table-cell>
              <table:table-cell office:value-type="float" office:value="3.48977519638953">
                <text:p>3.48977519638953</text:p>
              </table:table-cell>
              <table:table-cell office:value-type="float" office:value="6.19499723903134">
                <text:p>6.194997239031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01956183251161">
                <text:p>5.01956183251161</text:p>
              </table:table-cell>
              <table:table-cell office:value-type="float" office:value="3.49056717997671">
                <text:p>3.49056717997671</text:p>
              </table:table-cell>
              <table:table-cell office:value-type="float" office:value="6.19823114861013">
                <text:p>6.198231148610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02206286464238">
                <text:p>5.02206286464238</text:p>
              </table:table-cell>
              <table:table-cell office:value-type="float" office:value="3.49370978355318">
                <text:p>3.49370978355318</text:p>
              </table:table-cell>
              <table:table-cell office:value-type="float" office:value="6.20868538549316">
                <text:p>6.208685385493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04701787563632">
                <text:p>5.04701787563632</text:p>
              </table:table-cell>
              <table:table-cell office:value-type="float" office:value="3.49706051596198">
                <text:p>3.49706051596198</text:p>
              </table:table-cell>
              <table:table-cell office:value-type="float" office:value="6.23298339646683">
                <text:p>6.232983396466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05333173090511">
                <text:p>5.05333173090511</text:p>
              </table:table-cell>
              <table:table-cell office:value-type="float" office:value="3.5133127495915">
                <text:p>3.5133127495915</text:p>
              </table:table-cell>
              <table:table-cell office:value-type="float" office:value="6.23710135870107">
                <text:p>6.237101358701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06212644096117">
                <text:p>5.06212644096117</text:p>
              </table:table-cell>
              <table:table-cell office:value-type="float" office:value="3.51707225498251">
                <text:p>3.51707225498251</text:p>
              </table:table-cell>
              <table:table-cell office:value-type="float" office:value="6.2434317630934">
                <text:p>6.24343176309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07311713265557">
                <text:p>5.07311713265557</text:p>
              </table:table-cell>
              <table:table-cell office:value-type="float" office:value="3.52480722127741">
                <text:p>3.52480722127741</text:p>
              </table:table-cell>
              <table:table-cell office:value-type="float" office:value="6.29313689728065">
                <text:p>6.293136897280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09039981005423">
                <text:p>5.09039981005423</text:p>
              </table:table-cell>
              <table:table-cell office:value-type="float" office:value="3.53506075118296">
                <text:p>3.53506075118296</text:p>
              </table:table-cell>
              <table:table-cell office:value-type="float" office:value="6.32451130815326">
                <text:p>6.324511308153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11339891747346">
                <text:p>5.11339891747346</text:p>
              </table:table-cell>
              <table:table-cell office:value-type="float" office:value="3.54807945027471">
                <text:p>3.54807945027471</text:p>
              </table:table-cell>
              <table:table-cell office:value-type="float" office:value="6.34298958482757">
                <text:p>6.342989584827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12169528827229">
                <text:p>5.12169528827229</text:p>
              </table:table-cell>
              <table:table-cell office:value-type="float" office:value="3.5513238232248">
                <text:p>3.5513238232248</text:p>
              </table:table-cell>
              <table:table-cell office:value-type="float" office:value="6.37343631318521">
                <text:p>6.373436313185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14461670587447">
                <text:p>5.14461670587447</text:p>
              </table:table-cell>
              <table:table-cell office:value-type="float" office:value="3.56214347488193">
                <text:p>3.56214347488193</text:p>
              </table:table-cell>
              <table:table-cell office:value-type="float" office:value="6.40159169500321">
                <text:p>6.401591695003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27051691473427">
                <text:p>5.27051691473427</text:p>
              </table:table-cell>
              <table:table-cell office:value-type="float" office:value="3.56272319999086">
                <text:p>3.56272319999086</text:p>
              </table:table-cell>
              <table:table-cell office:value-type="float" office:value="6.43490538032806">
                <text:p>6.434905380328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27606621895383">
                <text:p>5.27606621895383</text:p>
              </table:table-cell>
              <table:table-cell office:value-type="float" office:value="3.56793627623301">
                <text:p>3.56793627623301</text:p>
              </table:table-cell>
              <table:table-cell office:value-type="float" office:value="6.45318033485733">
                <text:p>6.453180334857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28740047700844">
                <text:p>5.28740047700844</text:p>
              </table:table-cell>
              <table:table-cell office:value-type="float" office:value="3.59308697934556">
                <text:p>3.59308697934556</text:p>
              </table:table-cell>
              <table:table-cell office:value-type="float" office:value="6.45633629035718">
                <text:p>6.456336290357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29829935536093">
                <text:p>5.29829935536093</text:p>
              </table:table-cell>
              <table:table-cell office:value-type="float" office:value="3.59534331700892">
                <text:p>3.59534331700892</text:p>
              </table:table-cell>
              <table:table-cell office:value-type="float" office:value="6.47599192713944">
                <text:p>6.475991927139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3077355551867">
                <text:p>5.3077355551867</text:p>
              </table:table-cell>
              <table:table-cell office:value-type="float" office:value="3.60706164045803">
                <text:p>3.60706164045803</text:p>
              </table:table-cell>
              <table:table-cell office:value-type="float" office:value="6.5546025062546">
                <text:p>6.55460250625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30995776005969">
                <text:p>5.30995776005969</text:p>
              </table:table-cell>
              <table:table-cell office:value-type="float" office:value="3.64333950495817">
                <text:p>3.64333950495817</text:p>
              </table:table-cell>
              <table:table-cell office:value-type="float" office:value="6.56494066559453">
                <text:p>6.564940665594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3259590085568">
                <text:p>5.3259590085568</text:p>
              </table:table-cell>
              <table:table-cell office:value-type="float" office:value="3.64782360682927">
                <text:p>3.64782360682927</text:p>
              </table:table-cell>
              <table:table-cell office:value-type="float" office:value="6.5777112296076">
                <text:p>6.57771122960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32815154968991">
                <text:p>5.32815154968991</text:p>
              </table:table-cell>
              <table:table-cell office:value-type="float" office:value="3.65327793214064">
                <text:p>3.65327793214064</text:p>
              </table:table-cell>
              <table:table-cell office:value-type="float" office:value="6.60509668735291">
                <text:p>6.605096687352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34002895816198">
                <text:p>5.34002895816198</text:p>
              </table:table-cell>
              <table:table-cell office:value-type="float" office:value="3.66033736468688">
                <text:p>3.66033736468688</text:p>
              </table:table-cell>
              <table:table-cell office:value-type="float" office:value="6.61248581681586">
                <text:p>6.612485816815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37640966820659">
                <text:p>5.37640966820659</text:p>
              </table:table-cell>
              <table:table-cell office:value-type="float" office:value="3.66444443353764">
                <text:p>3.66444443353764</text:p>
              </table:table-cell>
              <table:table-cell office:value-type="float" office:value="6.62845235982971">
                <text:p>6.628452359829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38025337767661">
                <text:p>5.38025337767661</text:p>
              </table:table-cell>
              <table:table-cell office:value-type="float" office:value="3.66789183689909">
                <text:p>3.66789183689909</text:p>
              </table:table-cell>
              <table:table-cell office:value-type="float" office:value="6.63786251165503">
                <text:p>6.637862511655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.39538685059414">
                <text:p>5.39538685059414</text:p>
              </table:table-cell>
              <table:table-cell office:value-type="float" office:value="3.69099160998012">
                <text:p>3.69099160998012</text:p>
              </table:table-cell>
              <table:table-cell office:value-type="float" office:value="6.66445853071598">
                <text:p>6.664458530715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40492569149807">
                <text:p>5.40492569149807</text:p>
              </table:table-cell>
              <table:table-cell office:value-type="float" office:value="3.69733241659407">
                <text:p>3.69733241659407</text:p>
              </table:table-cell>
              <table:table-cell office:value-type="float" office:value="6.67269211475024">
                <text:p>6.67269211475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.44627996859477">
                <text:p>5.44627996859477</text:p>
              </table:table-cell>
              <table:table-cell office:value-type="float" office:value="3.71654266232222">
                <text:p>3.71654266232222</text:p>
              </table:table-cell>
              <table:table-cell office:value-type="float" office:value="6.67270542666467">
                <text:p>6.672705426664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45084963834885">
                <text:p>5.45084963834885</text:p>
              </table:table-cell>
              <table:table-cell office:value-type="float" office:value="3.73816229644526">
                <text:p>3.73816229644526</text:p>
              </table:table-cell>
              <table:table-cell office:value-type="float" office:value="6.68729861121014">
                <text:p>6.687298611210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.46246501389549">
                <text:p>5.46246501389549</text:p>
              </table:table-cell>
              <table:table-cell office:value-type="float" office:value="3.74724246053334">
                <text:p>3.74724246053334</text:p>
              </table:table-cell>
              <table:table-cell office:value-type="float" office:value="6.71125177549511">
                <text:p>6.711251775495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.46387939993637">
                <text:p>5.46387939993637</text:p>
              </table:table-cell>
              <table:table-cell office:value-type="float" office:value="3.75147231764678">
                <text:p>3.75147231764678</text:p>
              </table:table-cell>
              <table:table-cell office:value-type="float" office:value="6.73545993008991">
                <text:p>6.73545993008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.47165608347479">
                <text:p>5.47165608347479</text:p>
              </table:table-cell>
              <table:table-cell office:value-type="float" office:value="3.76721294394154">
                <text:p>3.76721294394154</text:p>
              </table:table-cell>
              <table:table-cell office:value-type="float" office:value="6.75057602554974">
                <text:p>6.750576025549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.52329224693236">
                <text:p>5.52329224693236</text:p>
              </table:table-cell>
              <table:table-cell office:value-type="float" office:value="3.77251931157683">
                <text:p>3.77251931157683</text:p>
              </table:table-cell>
              <table:table-cell office:value-type="float" office:value="6.75901821446293">
                <text:p>6.759018214462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54097992157044">
                <text:p>5.54097992157044</text:p>
              </table:table-cell>
              <table:table-cell office:value-type="float" office:value="3.77588552144771">
                <text:p>3.77588552144771</text:p>
              </table:table-cell>
              <table:table-cell office:value-type="float" office:value="6.78619199668743">
                <text:p>6.786191996687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.54222307202708">
                <text:p>5.54222307202708</text:p>
              </table:table-cell>
              <table:table-cell office:value-type="float" office:value="3.81830430383879">
                <text:p>3.81830430383879</text:p>
              </table:table-cell>
              <table:table-cell office:value-type="float" office:value="6.80854002795516">
                <text:p>6.808540027955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5892352204045">
                <text:p>5.5892352204045</text:p>
              </table:table-cell>
              <table:table-cell office:value-type="float" office:value="3.81847962421679">
                <text:p>3.81847962421679</text:p>
              </table:table-cell>
              <table:table-cell office:value-type="float" office:value="6.82230839285184">
                <text:p>6.822308392851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.60169312592373">
                <text:p>5.60169312592373</text:p>
              </table:table-cell>
              <table:table-cell office:value-type="float" office:value="3.81918712289186">
                <text:p>3.81918712289186</text:p>
              </table:table-cell>
              <table:table-cell office:value-type="float" office:value="6.82599303810217">
                <text:p>6.825993038102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6173374064637">
                <text:p>5.6173374064637</text:p>
              </table:table-cell>
              <table:table-cell office:value-type="float" office:value="3.82923626317088">
                <text:p>3.82923626317088</text:p>
              </table:table-cell>
              <table:table-cell office:value-type="float" office:value="6.8393591943593">
                <text:p>6.83935919435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65066086259903">
                <text:p>5.65066086259903</text:p>
              </table:table-cell>
              <table:table-cell office:value-type="float" office:value="3.83224498298729">
                <text:p>3.83224498298729</text:p>
              </table:table-cell>
              <table:table-cell office:value-type="float" office:value="6.86858104459074">
                <text:p>6.868581044590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66348076238363">
                <text:p>5.66348076238363</text:p>
              </table:table-cell>
              <table:table-cell office:value-type="float" office:value="3.83289090694512">
                <text:p>3.83289090694512</text:p>
              </table:table-cell>
              <table:table-cell office:value-type="float" office:value="6.87341472989534">
                <text:p>6.873414729895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.67495792226243">
                <text:p>5.67495792226243</text:p>
              </table:table-cell>
              <table:table-cell office:value-type="float" office:value="3.83966551952613">
                <text:p>3.83966551952613</text:p>
              </table:table-cell>
              <table:table-cell office:value-type="float" office:value="6.94114965839302">
                <text:p>6.9411496583930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.70767394475557">
                <text:p>5.70767394475557</text:p>
              </table:table-cell>
              <table:table-cell office:value-type="float" office:value="3.8419435667971">
                <text:p>3.8419435667971</text:p>
              </table:table-cell>
              <table:table-cell office:value-type="float" office:value="6.94584089746562">
                <text:p>6.945840897465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.70864254376758">
                <text:p>5.70864254376758</text:p>
              </table:table-cell>
              <table:table-cell office:value-type="float" office:value="3.85083413614457">
                <text:p>3.85083413614457</text:p>
              </table:table-cell>
              <table:table-cell office:value-type="float" office:value="6.94875543885839">
                <text:p>6.948755438858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.71641754832705">
                <text:p>5.71641754832705</text:p>
              </table:table-cell>
              <table:table-cell office:value-type="float" office:value="3.85149589782394">
                <text:p>3.85149589782394</text:p>
              </table:table-cell>
              <table:table-cell office:value-type="float" office:value="6.95772064547955">
                <text:p>6.957720645479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.74295736525186">
                <text:p>5.74295736525186</text:p>
              </table:table-cell>
              <table:table-cell office:value-type="float" office:value="3.8588276402526">
                <text:p>3.8588276402526</text:p>
              </table:table-cell>
              <table:table-cell office:value-type="float" office:value="6.97958128599618">
                <text:p>6.979581285996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.764416309258">
                <text:p>5.764416309258</text:p>
              </table:table-cell>
              <table:table-cell office:value-type="float" office:value="3.86168087811116">
                <text:p>3.86168087811116</text:p>
              </table:table-cell>
              <table:table-cell office:value-type="float" office:value="6.98073539786972">
                <text:p>6.980735397869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.77771405928799">
                <text:p>5.77771405928799</text:p>
              </table:table-cell>
              <table:table-cell office:value-type="float" office:value="3.86757919185163">
                <text:p>3.86757919185163</text:p>
              </table:table-cell>
              <table:table-cell office:value-type="float" office:value="7.00076645550379">
                <text:p>7.000766455503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.78409905041898">
                <text:p>5.78409905041898</text:p>
              </table:table-cell>
              <table:table-cell office:value-type="float" office:value="3.87385154475153">
                <text:p>3.87385154475153</text:p>
              </table:table-cell>
              <table:table-cell office:value-type="float" office:value="7.00953834643881">
                <text:p>7.009538346438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.78592367055407">
                <text:p>5.78592367055407</text:p>
              </table:table-cell>
              <table:table-cell office:value-type="float" office:value="3.87654484957986">
                <text:p>3.87654484957986</text:p>
              </table:table-cell>
              <table:table-cell office:value-type="float" office:value="7.03157071806724">
                <text:p>7.031570718067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79560679710089">
                <text:p>5.79560679710089</text:p>
              </table:table-cell>
              <table:table-cell office:value-type="float" office:value="3.8812361663922">
                <text:p>3.8812361663922</text:p>
              </table:table-cell>
              <table:table-cell office:value-type="float" office:value="7.049796650309">
                <text:p>7.0497966503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79564122778915">
                <text:p>5.79564122778915</text:p>
              </table:table-cell>
              <table:table-cell office:value-type="float" office:value="3.88591886605748">
                <text:p>3.88591886605748</text:p>
              </table:table-cell>
              <table:table-cell office:value-type="float" office:value="7.06065789468483">
                <text:p>7.060657894684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.80078151292473">
                <text:p>5.80078151292473</text:p>
              </table:table-cell>
              <table:table-cell office:value-type="float" office:value="3.89178822247784">
                <text:p>3.89178822247784</text:p>
              </table:table-cell>
              <table:table-cell office:value-type="float" office:value="7.06398966117565">
                <text:p>7.063989661175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8040484865074">
                <text:p>5.8040484865074</text:p>
              </table:table-cell>
              <table:table-cell office:value-type="float" office:value="3.90120184968232">
                <text:p>3.90120184968232</text:p>
              </table:table-cell>
              <table:table-cell office:value-type="float" office:value="7.13311189233018">
                <text:p>7.133111892330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83539888899732">
                <text:p>5.83539888899732</text:p>
              </table:table-cell>
              <table:table-cell office:value-type="float" office:value="3.90743163261868">
                <text:p>3.90743163261868</text:p>
              </table:table-cell>
              <table:table-cell office:value-type="float" office:value="7.1350085491979">
                <text:p>7.13500854919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85110167302839">
                <text:p>5.85110167302839</text:p>
              </table:table-cell>
              <table:table-cell office:value-type="float" office:value="3.91937244636296">
                <text:p>3.91937244636296</text:p>
              </table:table-cell>
              <table:table-cell office:value-type="float" office:value="7.14045513964202">
                <text:p>7.140455139642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86199252371732">
                <text:p>5.86199252371732</text:p>
              </table:table-cell>
              <table:table-cell office:value-type="float" office:value="3.9202400658255">
                <text:p>3.9202400658255</text:p>
              </table:table-cell>
              <table:table-cell office:value-type="float" office:value="7.16382749024174">
                <text:p>7.163827490241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86935166849797">
                <text:p>5.86935166849797</text:p>
              </table:table-cell>
              <table:table-cell office:value-type="float" office:value="3.96932605159233">
                <text:p>3.96932605159233</text:p>
              </table:table-cell>
              <table:table-cell office:value-type="float" office:value="7.17223051213456">
                <text:p>7.17223051213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89205598206832">
                <text:p>5.89205598206832</text:p>
              </table:table-cell>
              <table:table-cell office:value-type="float" office:value="3.97247314248151">
                <text:p>3.97247314248151</text:p>
              </table:table-cell>
              <table:table-cell office:value-type="float" office:value="7.19034078131393">
                <text:p>7.190340781313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897197772339">
                <text:p>5.897197772339</text:p>
              </table:table-cell>
              <table:table-cell office:value-type="float" office:value="3.98354921779136">
                <text:p>3.98354921779136</text:p>
              </table:table-cell>
              <table:table-cell office:value-type="float" office:value="7.23095122072241">
                <text:p>7.230951220722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92305070907937">
                <text:p>5.92305070907937</text:p>
              </table:table-cell>
              <table:table-cell office:value-type="float" office:value="4.00164983065544">
                <text:p>4.00164983065544</text:p>
              </table:table-cell>
              <table:table-cell office:value-type="float" office:value="7.2478085438863">
                <text:p>7.24780854388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95624357275146">
                <text:p>5.95624357275146</text:p>
              </table:table-cell>
              <table:table-cell office:value-type="float" office:value="4.01597023614638">
                <text:p>4.01597023614638</text:p>
              </table:table-cell>
              <table:table-cell office:value-type="float" office:value="7.25955546497135">
                <text:p>7.259555464971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96292842755166">
                <text:p>5.96292842755166</text:p>
              </table:table-cell>
              <table:table-cell office:value-type="float" office:value="4.02885367873022">
                <text:p>4.02885367873022</text:p>
              </table:table-cell>
              <table:table-cell office:value-type="float" office:value="7.26966783275214">
                <text:p>7.269667832752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97358769938183">
                <text:p>5.97358769938183</text:p>
              </table:table-cell>
              <table:table-cell office:value-type="float" office:value="4.12696031348441">
                <text:p>4.12696031348441</text:p>
              </table:table-cell>
              <table:table-cell office:value-type="float" office:value="7.27226621986575">
                <text:p>7.272266219865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99478364464378">
                <text:p>5.99478364464378</text:p>
              </table:table-cell>
              <table:table-cell office:value-type="float" office:value="4.13516140019742">
                <text:p>4.13516140019742</text:p>
              </table:table-cell>
              <table:table-cell office:value-type="float" office:value="7.29475619845037">
                <text:p>7.294756198450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00269265041462">
                <text:p>6.00269265041462</text:p>
              </table:table-cell>
              <table:table-cell office:value-type="float" office:value="4.1542505677083">
                <text:p>4.1542505677083</text:p>
              </table:table-cell>
              <table:table-cell office:value-type="float" office:value="7.29701164197398">
                <text:p>7.297011641973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07238043871343">
                <text:p>6.07238043871343</text:p>
              </table:table-cell>
              <table:table-cell office:value-type="float" office:value="4.17606238489475">
                <text:p>4.17606238489475</text:p>
              </table:table-cell>
              <table:table-cell office:value-type="float" office:value="7.30491424666175">
                <text:p>7.304914246661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0869701579409">
                <text:p>6.0869701579409</text:p>
              </table:table-cell>
              <table:table-cell office:value-type="float" office:value="4.18092972939684">
                <text:p>4.18092972939684</text:p>
              </table:table-cell>
              <table:table-cell office:value-type="float" office:value="7.31132629238176">
                <text:p>7.311326292381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08988843624983">
                <text:p>6.08988843624983</text:p>
              </table:table-cell>
              <table:table-cell office:value-type="float" office:value="4.18407023279771">
                <text:p>4.18407023279771</text:p>
              </table:table-cell>
              <table:table-cell office:value-type="float" office:value="7.33573547051408">
                <text:p>7.335735470514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09214676011634">
                <text:p>6.09214676011634</text:p>
              </table:table-cell>
              <table:table-cell office:value-type="float" office:value="4.21573300424382">
                <text:p>4.21573300424382</text:p>
              </table:table-cell>
              <table:table-cell office:value-type="float" office:value="7.33597602574957">
                <text:p>7.335976025749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09539704049251">
                <text:p>6.09539704049251</text:p>
              </table:table-cell>
              <table:table-cell office:value-type="float" office:value="4.30380737363522">
                <text:p>4.30380737363522</text:p>
              </table:table-cell>
              <table:table-cell office:value-type="float" office:value="7.35226686474423">
                <text:p>7.352266864744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10829158744959">
                <text:p>6.10829158744959</text:p>
              </table:table-cell>
              <table:table-cell office:value-type="float" office:value="4.30711055274838">
                <text:p>4.30711055274838</text:p>
              </table:table-cell>
              <table:table-cell office:value-type="float" office:value="7.35359115565999">
                <text:p>7.353591155659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10941251935349">
                <text:p>6.10941251935349</text:p>
              </table:table-cell>
              <table:table-cell office:value-type="float" office:value="4.31488856831096">
                <text:p>4.31488856831096</text:p>
              </table:table-cell>
              <table:table-cell office:value-type="float" office:value="7.35532096363746">
                <text:p>7.355320963637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11751200953152">
                <text:p>6.11751200953152</text:p>
              </table:table-cell>
              <table:table-cell office:value-type="float" office:value="4.33395664576288">
                <text:p>4.33395664576288</text:p>
              </table:table-cell>
              <table:table-cell office:value-type="float" office:value="7.380875421048">
                <text:p>7.380875421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12392513002345">
                <text:p>6.12392513002345</text:p>
              </table:table-cell>
              <table:table-cell office:value-type="float" office:value="4.33774991334455">
                <text:p>4.33774991334455</text:p>
              </table:table-cell>
              <table:table-cell office:value-type="float" office:value="7.38956935506832">
                <text:p>7.389569355068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13693152644275">
                <text:p>6.13693152644275</text:p>
              </table:table-cell>
              <table:table-cell office:value-type="float" office:value="4.34102418953093">
                <text:p>4.34102418953093</text:p>
              </table:table-cell>
              <table:table-cell office:value-type="float" office:value="7.39508036763748">
                <text:p>7.395080367637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14688337299377">
                <text:p>6.14688337299377</text:p>
              </table:table-cell>
              <table:table-cell office:value-type="float" office:value="4.34568595790908">
                <text:p>4.34568595790908</text:p>
              </table:table-cell>
              <table:table-cell office:value-type="float" office:value="7.39667057692494">
                <text:p>7.396670576924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1474210514063">
                <text:p>6.1474210514063</text:p>
              </table:table-cell>
              <table:table-cell office:value-type="float" office:value="4.36189531225827">
                <text:p>4.36189531225827</text:p>
              </table:table-cell>
              <table:table-cell office:value-type="float" office:value="7.40902027199788">
                <text:p>7.409020271997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14859145905294">
                <text:p>6.14859145905294</text:p>
              </table:table-cell>
              <table:table-cell office:value-type="float" office:value="4.37013620505013">
                <text:p>4.37013620505013</text:p>
              </table:table-cell>
              <table:table-cell office:value-type="float" office:value="7.4144439324742">
                <text:p>7.41444393247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1527041204833">
                <text:p>6.1527041204833</text:p>
              </table:table-cell>
              <table:table-cell office:value-type="float" office:value="4.39794172733478">
                <text:p>4.39794172733478</text:p>
              </table:table-cell>
              <table:table-cell office:value-type="float" office:value="7.45181834751353">
                <text:p>7.451818347513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16199899347116">
                <text:p>6.16199899347116</text:p>
              </table:table-cell>
              <table:table-cell office:value-type="float" office:value="4.41529227181889">
                <text:p>4.41529227181889</text:p>
              </table:table-cell>
              <table:table-cell office:value-type="float" office:value="7.48028061881858">
                <text:p>7.480280618818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16442591403692">
                <text:p>6.16442591403692</text:p>
              </table:table-cell>
              <table:table-cell office:value-type="float" office:value="4.42031223045456">
                <text:p>4.42031223045456</text:p>
              </table:table-cell>
              <table:table-cell office:value-type="float" office:value="7.49583858816097">
                <text:p>7.495838588160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.16515657507922">
                <text:p>6.16515657507922</text:p>
              </table:table-cell>
              <table:table-cell office:value-type="float" office:value="4.44497457707038">
                <text:p>4.44497457707038</text:p>
              </table:table-cell>
              <table:table-cell office:value-type="float" office:value="7.49991338362025">
                <text:p>7.499913383620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16539603992847">
                <text:p>6.16539603992847</text:p>
              </table:table-cell>
              <table:table-cell office:value-type="float" office:value="4.44622878230977">
                <text:p>4.44622878230977</text:p>
              </table:table-cell>
              <table:table-cell office:value-type="float" office:value="7.51204726194517">
                <text:p>7.512047261945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17443004442856">
                <text:p>6.17443004442856</text:p>
              </table:table-cell>
              <table:table-cell office:value-type="float" office:value="4.44825036568864">
                <text:p>4.44825036568864</text:p>
              </table:table-cell>
              <table:table-cell office:value-type="float" office:value="7.53821556096702">
                <text:p>7.538215560967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17498162758421">
                <text:p>6.17498162758421</text:p>
              </table:table-cell>
              <table:table-cell office:value-type="float" office:value="4.46061714600849">
                <text:p>4.46061714600849</text:p>
              </table:table-cell>
              <table:table-cell office:value-type="float" office:value="7.54485571494308">
                <text:p>7.544855714943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17545475448609">
                <text:p>6.17545475448609</text:p>
              </table:table-cell>
              <table:table-cell office:value-type="float" office:value="4.48055560139281">
                <text:p>4.48055560139281</text:p>
              </table:table-cell>
              <table:table-cell office:value-type="float" office:value="7.55924112707899">
                <text:p>7.559241127078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21467826875473">
                <text:p>6.21467826875473</text:p>
              </table:table-cell>
              <table:table-cell office:value-type="float" office:value="4.53687941824744">
                <text:p>4.53687941824744</text:p>
              </table:table-cell>
              <table:table-cell office:value-type="float" office:value="7.57845554971427">
                <text:p>7.578455549714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22820666384337">
                <text:p>6.22820666384337</text:p>
              </table:table-cell>
              <table:table-cell office:value-type="float" office:value="4.57849789837564">
                <text:p>4.57849789837564</text:p>
              </table:table-cell>
              <table:table-cell office:value-type="float" office:value="7.58562178572647">
                <text:p>7.585621785726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23948954834867">
                <text:p>6.23948954834867</text:p>
              </table:table-cell>
              <table:table-cell office:value-type="float" office:value="4.60453305613793">
                <text:p>4.60453305613793</text:p>
              </table:table-cell>
              <table:table-cell office:value-type="float" office:value="7.61122822800204">
                <text:p>7.611228228002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.24371308962796">
                <text:p>6.24371308962796</text:p>
              </table:table-cell>
              <table:table-cell office:value-type="float" office:value="4.61305570448859">
                <text:p>4.61305570448859</text:p>
              </table:table-cell>
              <table:table-cell office:value-type="float" office:value="7.61477230895802">
                <text:p>7.614772308958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.3198859265406">
                <text:p>6.3198859265406</text:p>
              </table:table-cell>
              <table:table-cell office:value-type="float" office:value="4.64639606417537">
                <text:p>4.64639606417537</text:p>
              </table:table-cell>
              <table:table-cell office:value-type="float" office:value="7.62287278117859">
                <text:p>7.622872781178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35269530353232">
                <text:p>6.35269530353232</text:p>
              </table:table-cell>
              <table:table-cell office:value-type="float" office:value="4.64765995278557">
                <text:p>4.64765995278557</text:p>
              </table:table-cell>
              <table:table-cell office:value-type="float" office:value="7.63318439930703">
                <text:p>7.633184399307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.35337744845627">
                <text:p>6.35337744845627</text:p>
              </table:table-cell>
              <table:table-cell office:value-type="float" office:value="4.66158641850928">
                <text:p>4.66158641850928</text:p>
              </table:table-cell>
              <table:table-cell office:value-type="float" office:value="7.64011598966534">
                <text:p>7.640115989665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.37915859371142">
                <text:p>6.37915859371142</text:p>
              </table:table-cell>
              <table:table-cell office:value-type="float" office:value="4.66967959999462">
                <text:p>4.66967959999462</text:p>
              </table:table-cell>
              <table:table-cell office:value-type="float" office:value="7.64825221003633">
                <text:p>7.648252210036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42524334797963">
                <text:p>6.42524334797963</text:p>
              </table:table-cell>
              <table:table-cell office:value-type="float" office:value="4.68823687189935">
                <text:p>4.68823687189935</text:p>
              </table:table-cell>
              <table:table-cell office:value-type="float" office:value="7.65026808320886">
                <text:p>7.650268083208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.43677187228713">
                <text:p>6.43677187228713</text:p>
              </table:table-cell>
              <table:table-cell office:value-type="float" office:value="4.71985807986285">
                <text:p>4.71985807986285</text:p>
              </table:table-cell>
              <table:table-cell office:value-type="float" office:value="7.66824101901107">
                <text:p>7.668241019011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.47204741940088">
                <text:p>6.47204741940088</text:p>
              </table:table-cell>
              <table:table-cell office:value-type="float" office:value="4.75326883874489">
                <text:p>4.75326883874489</text:p>
              </table:table-cell>
              <table:table-cell office:value-type="float" office:value="7.67624438586283">
                <text:p>7.676244385862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49998935030413">
                <text:p>6.49998935030413</text:p>
              </table:table-cell>
              <table:table-cell office:value-type="float" office:value="4.7549844733163">
                <text:p>4.7549844733163</text:p>
              </table:table-cell>
              <table:table-cell office:value-type="float" office:value="7.67727148578676">
                <text:p>7.677271485786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.51926167241731">
                <text:p>6.51926167241731</text:p>
              </table:table-cell>
              <table:table-cell office:value-type="float" office:value="4.78159277793507">
                <text:p>4.78159277793507</text:p>
              </table:table-cell>
              <table:table-cell office:value-type="float" office:value="7.67859927577293">
                <text:p>7.678599275772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.53445122845433">
                <text:p>6.53445122845433</text:p>
              </table:table-cell>
              <table:table-cell office:value-type="float" office:value="4.79168518702571">
                <text:p>4.79168518702571</text:p>
              </table:table-cell>
              <table:table-cell office:value-type="float" office:value="7.68075648941497">
                <text:p>7.680756489414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54434502297719">
                <text:p>6.54434502297719</text:p>
              </table:table-cell>
              <table:table-cell office:value-type="float" office:value="4.81471817007602">
                <text:p>4.81471817007602</text:p>
              </table:table-cell>
              <table:table-cell office:value-type="float" office:value="7.68940802447195">
                <text:p>7.689408024471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54608112143079">
                <text:p>6.54608112143079</text:p>
              </table:table-cell>
              <table:table-cell office:value-type="float" office:value="4.84104688910977">
                <text:p>4.84104688910977</text:p>
              </table:table-cell>
              <table:table-cell office:value-type="float" office:value="7.70900393796408">
                <text:p>7.709003937964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54697357405968">
                <text:p>6.54697357405968</text:p>
              </table:table-cell>
              <table:table-cell office:value-type="float" office:value="4.85467119750265">
                <text:p>4.85467119750265</text:p>
              </table:table-cell>
              <table:table-cell office:value-type="float" office:value="7.72069328570128">
                <text:p>7.72069328570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.55166851951721">
                <text:p>6.55166851951721</text:p>
              </table:table-cell>
              <table:table-cell office:value-type="float" office:value="4.85731800703449">
                <text:p>4.85731800703449</text:p>
              </table:table-cell>
              <table:table-cell office:value-type="float" office:value="7.72630287707652">
                <text:p>7.726302877076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5548895034821">
                <text:p>6.5548895034821</text:p>
              </table:table-cell>
              <table:table-cell office:value-type="float" office:value="4.88327194958745">
                <text:p>4.88327194958745</text:p>
              </table:table-cell>
              <table:table-cell office:value-type="float" office:value="7.72870346121769">
                <text:p>7.728703461217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59800734910538">
                <text:p>6.59800734910538</text:p>
              </table:table-cell>
              <table:table-cell office:value-type="float" office:value="4.88434060333904">
                <text:p>4.88434060333904</text:p>
              </table:table-cell>
              <table:table-cell office:value-type="float" office:value="7.73654560702081">
                <text:p>7.736545607020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.60123054882438">
                <text:p>6.60123054882438</text:p>
              </table:table-cell>
              <table:table-cell office:value-type="float" office:value="4.89293408746693">
                <text:p>4.89293408746693</text:p>
              </table:table-cell>
              <table:table-cell office:value-type="float" office:value="7.73915357966097">
                <text:p>7.739153579660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61647046002972">
                <text:p>6.61647046002972</text:p>
              </table:table-cell>
              <table:table-cell office:value-type="float" office:value="4.8972832734978">
                <text:p>4.8972832734978</text:p>
              </table:table-cell>
              <table:table-cell office:value-type="float" office:value="7.74929201540783">
                <text:p>7.749292015407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.63138814035824">
                <text:p>6.63138814035824</text:p>
              </table:table-cell>
              <table:table-cell office:value-type="float" office:value="4.93223857515422">
                <text:p>4.93223857515422</text:p>
              </table:table-cell>
              <table:table-cell office:value-type="float" office:value="7.75217013810138">
                <text:p>7.752170138101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70342763290741">
                <text:p>6.70342763290741</text:p>
              </table:table-cell>
              <table:table-cell office:value-type="float" office:value="4.941700795536">
                <text:p>4.941700795536</text:p>
              </table:table-cell>
              <table:table-cell office:value-type="float" office:value="7.76317258204125">
                <text:p>7.763172582041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71428248113291">
                <text:p>6.71428248113291</text:p>
              </table:table-cell>
              <table:table-cell office:value-type="float" office:value="4.9924661094322">
                <text:p>4.9924661094322</text:p>
              </table:table-cell>
              <table:table-cell office:value-type="float" office:value="7.79801358878919">
                <text:p>7.798013588789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72635275935571">
                <text:p>6.72635275935571</text:p>
              </table:table-cell>
              <table:table-cell office:value-type="float" office:value="4.9969831847051">
                <text:p>4.9969831847051</text:p>
              </table:table-cell>
              <table:table-cell office:value-type="float" office:value="7.82994645287941">
                <text:p>7.829946452879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74221481437504">
                <text:p>6.74221481437504</text:p>
              </table:table-cell>
              <table:table-cell office:value-type="float" office:value="5.00486067120917">
                <text:p>5.00486067120917</text:p>
              </table:table-cell>
              <table:table-cell office:value-type="float" office:value="7.86753520268883">
                <text:p>7.867535202688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75030308633205">
                <text:p>6.75030308633205</text:p>
              </table:table-cell>
              <table:table-cell office:value-type="float" office:value="5.01028482510862">
                <text:p>5.01028482510862</text:p>
              </table:table-cell>
              <table:table-cell office:value-type="float" office:value="7.95824284304483">
                <text:p>7.958242843044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75630851786836">
                <text:p>6.75630851786836</text:p>
              </table:table-cell>
              <table:table-cell office:value-type="float" office:value="5.03089077424805">
                <text:p>5.03089077424805</text:p>
              </table:table-cell>
              <table:table-cell office:value-type="float" office:value="7.98098215232997">
                <text:p>7.980982152329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758293337248">
                <text:p>6.758293337248</text:p>
              </table:table-cell>
              <table:table-cell office:value-type="float" office:value="5.04902629036916">
                <text:p>5.04902629036916</text:p>
              </table:table-cell>
              <table:table-cell office:value-type="float" office:value="7.99478248671042">
                <text:p>7.994782486710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7729723526628">
                <text:p>6.7729723526628</text:p>
              </table:table-cell>
              <table:table-cell office:value-type="float" office:value="5.05033013522342">
                <text:p>5.05033013522342</text:p>
              </table:table-cell>
              <table:table-cell office:value-type="float" office:value="7.99704978141431">
                <text:p>7.997049781414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78518356234926">
                <text:p>6.78518356234926</text:p>
              </table:table-cell>
              <table:table-cell office:value-type="float" office:value="5.05863959774809">
                <text:p>5.05863959774809</text:p>
              </table:table-cell>
              <table:table-cell office:value-type="float" office:value="8.00532855854958">
                <text:p>8.005328558549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80017981755707">
                <text:p>6.80017981755707</text:p>
              </table:table-cell>
              <table:table-cell office:value-type="float" office:value="5.09100661559145">
                <text:p>5.09100661559145</text:p>
              </table:table-cell>
              <table:table-cell office:value-type="float" office:value="8.05786138620655">
                <text:p>8.057861386206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80206156760606">
                <text:p>6.80206156760606</text:p>
              </table:table-cell>
              <table:table-cell office:value-type="float" office:value="5.09621744442595">
                <text:p>5.09621744442595</text:p>
              </table:table-cell>
              <table:table-cell office:value-type="float" office:value="8.12187304580926">
                <text:p>8.121873045809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80277370277695">
                <text:p>6.80277370277695</text:p>
              </table:table-cell>
              <table:table-cell office:value-type="float" office:value="5.10714014905">
                <text:p>5.10714014905</text:p>
              </table:table-cell>
              <table:table-cell office:value-type="float" office:value="8.14149109898696">
                <text:p>8.141491098986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83713150912761">
                <text:p>6.83713150912761</text:p>
              </table:table-cell>
              <table:table-cell office:value-type="float" office:value="5.11389479926939">
                <text:p>5.11389479926939</text:p>
              </table:table-cell>
              <table:table-cell office:value-type="float" office:value="8.14311678149974">
                <text:p>8.143116781499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85168964976998">
                <text:p>6.85168964976998</text:p>
              </table:table-cell>
              <table:table-cell office:value-type="float" office:value="5.12038649685621">
                <text:p>5.12038649685621</text:p>
              </table:table-cell>
              <table:table-cell office:value-type="float" office:value="8.18559090939203">
                <text:p>8.18559090939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87998859253593">
                <text:p>6.87998859253593</text:p>
              </table:table-cell>
              <table:table-cell office:value-type="float" office:value="5.12475596547292">
                <text:p>5.12475596547292</text:p>
              </table:table-cell>
              <table:table-cell office:value-type="float" office:value="8.1970131373106">
                <text:p>8.19701313731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88765819623971">
                <text:p>6.88765819623971</text:p>
              </table:table-cell>
              <table:table-cell office:value-type="float" office:value="5.14118805682995">
                <text:p>5.14118805682995</text:p>
              </table:table-cell>
              <table:table-cell office:value-type="float" office:value="8.2224610488531">
                <text:p>8.22246104885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89476396564037">
                <text:p>6.89476396564037</text:p>
              </table:table-cell>
              <table:table-cell office:value-type="float" office:value="5.14198016584094">
                <text:p>5.14198016584094</text:p>
              </table:table-cell>
              <table:table-cell office:value-type="float" office:value="8.25043540419016">
                <text:p>8.250435404190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9255758177979">
                <text:p>6.9255758177979</text:p>
              </table:table-cell>
              <table:table-cell office:value-type="float" office:value="5.14534710339722">
                <text:p>5.14534710339722</text:p>
              </table:table-cell>
              <table:table-cell office:value-type="float" office:value="8.25541426789079">
                <text:p>8.255414267890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93196752204648">
                <text:p>6.93196752204648</text:p>
              </table:table-cell>
              <table:table-cell office:value-type="float" office:value="5.14775278104281">
                <text:p>5.14775278104281</text:p>
              </table:table-cell>
              <table:table-cell office:value-type="float" office:value="8.25813944488741">
                <text:p>8.2581394448874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93351696482061">
                <text:p>6.93351696482061</text:p>
              </table:table-cell>
              <table:table-cell office:value-type="float" office:value="5.14936442979304">
                <text:p>5.14936442979304</text:p>
              </table:table-cell>
              <table:table-cell office:value-type="float" office:value="8.26682369381154">
                <text:p>8.266823693811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94149465286816">
                <text:p>6.94149465286816</text:p>
              </table:table-cell>
              <table:table-cell office:value-type="float" office:value="5.15391653575155">
                <text:p>5.15391653575155</text:p>
              </table:table-cell>
              <table:table-cell office:value-type="float" office:value="8.28039179830317">
                <text:p>8.280391798303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95727295481112">
                <text:p>6.95727295481112</text:p>
              </table:table-cell>
              <table:table-cell office:value-type="float" office:value="5.17389912500997">
                <text:p>5.17389912500997</text:p>
              </table:table-cell>
              <table:table-cell office:value-type="float" office:value="8.33386976241598">
                <text:p>8.333869762415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6235134140254">
                <text:p>6.96235134140254</text:p>
              </table:table-cell>
              <table:table-cell office:value-type="float" office:value="5.19087581664815">
                <text:p>5.19087581664815</text:p>
              </table:table-cell>
              <table:table-cell office:value-type="float" office:value="8.33714335879569">
                <text:p>8.337143358795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96458130059274">
                <text:p>6.96458130059274</text:p>
              </table:table-cell>
              <table:table-cell office:value-type="float" office:value="5.19589575024991">
                <text:p>5.19589575024991</text:p>
              </table:table-cell>
              <table:table-cell office:value-type="float" office:value="8.35585863203986">
                <text:p>8.355858632039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98200248094786">
                <text:p>6.98200248094786</text:p>
              </table:table-cell>
              <table:table-cell office:value-type="float" office:value="5.1982866972313">
                <text:p>5.1982866972313</text:p>
              </table:table-cell>
              <table:table-cell office:value-type="float" office:value="8.38521347296429">
                <text:p>8.385213472964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98314236382975">
                <text:p>6.98314236382975</text:p>
              </table:table-cell>
              <table:table-cell office:value-type="float" office:value="5.22319296675636">
                <text:p>5.22319296675636</text:p>
              </table:table-cell>
              <table:table-cell office:value-type="float" office:value="8.40815439787372">
                <text:p>8.408154397873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02181875857249">
                <text:p>7.02181875857249</text:p>
              </table:table-cell>
              <table:table-cell office:value-type="float" office:value="5.22507887648668">
                <text:p>5.22507887648668</text:p>
              </table:table-cell>
              <table:table-cell office:value-type="float" office:value="8.4437836444169">
                <text:p>8.44378364441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09099493113974">
                <text:p>7.09099493113974</text:p>
              </table:table-cell>
              <table:table-cell office:value-type="float" office:value="5.2322693262355">
                <text:p>5.2322693262355</text:p>
              </table:table-cell>
              <table:table-cell office:value-type="float" office:value="8.5058072384117">
                <text:p>8.50580723841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11614835471674">
                <text:p>7.11614835471674</text:p>
              </table:table-cell>
              <table:table-cell office:value-type="float" office:value="5.24025295161007">
                <text:p>5.24025295161007</text:p>
              </table:table-cell>
              <table:table-cell office:value-type="float" office:value="8.51113521973465">
                <text:p>8.511135219734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12556356994181">
                <text:p>7.12556356994181</text:p>
              </table:table-cell>
              <table:table-cell office:value-type="float" office:value="5.25228348099631">
                <text:p>5.25228348099631</text:p>
              </table:table-cell>
              <table:table-cell office:value-type="float" office:value="8.52810438845394">
                <text:p>8.528104388453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1267338441428">
                <text:p>7.1267338441428</text:p>
              </table:table-cell>
              <table:table-cell office:value-type="float" office:value="5.26220107138037">
                <text:p>5.26220107138037</text:p>
              </table:table-cell>
              <table:table-cell office:value-type="float" office:value="8.54264802250222">
                <text:p>8.542648022502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13251624132787">
                <text:p>7.13251624132787</text:p>
              </table:table-cell>
              <table:table-cell office:value-type="float" office:value="5.28943335003777">
                <text:p>5.28943335003777</text:p>
              </table:table-cell>
              <table:table-cell office:value-type="float" office:value="8.55457110270516">
                <text:p>8.554571102705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13272279335176">
                <text:p>7.13272279335176</text:p>
              </table:table-cell>
              <table:table-cell office:value-type="float" office:value="5.2974463646108">
                <text:p>5.2974463646108</text:p>
              </table:table-cell>
              <table:table-cell office:value-type="float" office:value="8.55929456978022">
                <text:p>8.559294569780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1540769003862">
                <text:p>7.1540769003862</text:p>
              </table:table-cell>
              <table:table-cell office:value-type="float" office:value="5.30389296353934">
                <text:p>5.30389296353934</text:p>
              </table:table-cell>
              <table:table-cell office:value-type="float" office:value="8.56007935395178">
                <text:p>8.560079353951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17277869852514">
                <text:p>7.17277869852514</text:p>
              </table:table-cell>
              <table:table-cell office:value-type="float" office:value="5.30768206401902">
                <text:p>5.30768206401902</text:p>
              </table:table-cell>
              <table:table-cell office:value-type="float" office:value="8.5698558010347">
                <text:p>8.56985580103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19075931149581">
                <text:p>7.19075931149581</text:p>
              </table:table-cell>
              <table:table-cell office:value-type="float" office:value="5.31605784344144">
                <text:p>5.31605784344144</text:p>
              </table:table-cell>
              <table:table-cell office:value-type="float" office:value="8.5742805058264">
                <text:p>8.57428050582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2167782928353">
                <text:p>7.2167782928353</text:p>
              </table:table-cell>
              <table:table-cell office:value-type="float" office:value="5.33257648852455">
                <text:p>5.33257648852455</text:p>
              </table:table-cell>
              <table:table-cell office:value-type="float" office:value="8.6104795801965">
                <text:p>8.61047958019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23126571633167">
                <text:p>7.23126571633167</text:p>
              </table:table-cell>
              <table:table-cell office:value-type="float" office:value="5.33484157883671">
                <text:p>5.33484157883671</text:p>
              </table:table-cell>
              <table:table-cell office:value-type="float" office:value="8.62029175352674">
                <text:p>8.620291753526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24660114839618">
                <text:p>7.24660114839618</text:p>
              </table:table-cell>
              <table:table-cell office:value-type="float" office:value="5.3624609776248">
                <text:p>5.3624609776248</text:p>
              </table:table-cell>
              <table:table-cell office:value-type="float" office:value="8.66932501780478">
                <text:p>8.669325017804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27064823057538">
                <text:p>7.27064823057538</text:p>
              </table:table-cell>
              <table:table-cell office:value-type="float" office:value="5.36762908201315">
                <text:p>5.36762908201315</text:p>
              </table:table-cell>
              <table:table-cell office:value-type="float" office:value="8.67057465414397">
                <text:p>8.670574654143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27070867399638">
                <text:p>7.27070867399638</text:p>
              </table:table-cell>
              <table:table-cell office:value-type="float" office:value="5.36927841110916">
                <text:p>5.36927841110916</text:p>
              </table:table-cell>
              <table:table-cell office:value-type="float" office:value="8.70972722097433">
                <text:p>8.709727220974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27355862245818">
                <text:p>7.27355862245818</text:p>
              </table:table-cell>
              <table:table-cell office:value-type="float" office:value="5.37459693967547">
                <text:p>5.37459693967547</text:p>
              </table:table-cell>
              <table:table-cell office:value-type="float" office:value="8.75361068439308">
                <text:p>8.753610684393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28462227219717">
                <text:p>7.28462227219717</text:p>
              </table:table-cell>
              <table:table-cell office:value-type="float" office:value="5.37637139958975">
                <text:p>5.37637139958975</text:p>
              </table:table-cell>
              <table:table-cell office:value-type="float" office:value="8.77889226266325">
                <text:p>8.778892262663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29154519600252">
                <text:p>7.29154519600252</text:p>
              </table:table-cell>
              <table:table-cell office:value-type="float" office:value="5.43678257731857">
                <text:p>5.43678257731857</text:p>
              </table:table-cell>
              <table:table-cell office:value-type="float" office:value="8.86013902872115">
                <text:p>8.860139028721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31083155460854">
                <text:p>7.31083155460854</text:p>
              </table:table-cell>
              <table:table-cell office:value-type="float" office:value="5.44611180840433">
                <text:p>5.44611180840433</text:p>
              </table:table-cell>
              <table:table-cell office:value-type="float" office:value="8.93999853381462">
                <text:p>8.939998533814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31483689662817">
                <text:p>7.31483689662817</text:p>
              </table:table-cell>
              <table:table-cell office:value-type="float" office:value="5.47301856884922">
                <text:p>5.47301856884922</text:p>
              </table:table-cell>
              <table:table-cell office:value-type="float" office:value="8.95235942904646">
                <text:p>8.952359429046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31867659499464">
                <text:p>7.31867659499464</text:p>
              </table:table-cell>
              <table:table-cell office:value-type="float" office:value="5.49820134818217">
                <text:p>5.49820134818217</text:p>
              </table:table-cell>
              <table:table-cell office:value-type="float" office:value="8.96606866659564">
                <text:p>8.966068666595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32248614280811">
                <text:p>7.32248614280811</text:p>
              </table:table-cell>
              <table:table-cell office:value-type="float" office:value="5.53363055129473">
                <text:p>5.53363055129473</text:p>
              </table:table-cell>
              <table:table-cell office:value-type="float" office:value="8.97700804468778">
                <text:p>8.9770080446877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36068878965108">
                <text:p>7.36068878965108</text:p>
              </table:table-cell>
              <table:table-cell office:value-type="float" office:value="5.54076780377986">
                <text:p>5.54076780377986</text:p>
              </table:table-cell>
              <table:table-cell office:value-type="float" office:value="8.99051528228439">
                <text:p>8.9905152822843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36243127673583">
                <text:p>7.36243127673583</text:p>
              </table:table-cell>
              <table:table-cell office:value-type="float" office:value="5.54164068881972">
                <text:p>5.54164068881972</text:p>
              </table:table-cell>
              <table:table-cell office:value-type="float" office:value="8.99057723107095">
                <text:p>8.990577231070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37007212933592">
                <text:p>7.37007212933592</text:p>
              </table:table-cell>
              <table:table-cell office:value-type="float" office:value="5.55150708123482">
                <text:p>5.55150708123482</text:p>
              </table:table-cell>
              <table:table-cell office:value-type="float" office:value="8.9928279795245">
                <text:p>8.99282797952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37300332632207">
                <text:p>7.37300332632207</text:p>
              </table:table-cell>
              <table:table-cell office:value-type="float" office:value="5.55971997001223">
                <text:p>5.55971997001223</text:p>
              </table:table-cell>
              <table:table-cell office:value-type="float" office:value="9.00260224821782">
                <text:p>9.002602248217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37519619398522">
                <text:p>7.37519619398522</text:p>
              </table:table-cell>
              <table:table-cell office:value-type="float" office:value="5.56300177502415">
                <text:p>5.56300177502415</text:p>
              </table:table-cell>
              <table:table-cell office:value-type="float" office:value="9.00431087600383">
                <text:p>9.004310876003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39549708541668">
                <text:p>7.39549708541668</text:p>
              </table:table-cell>
              <table:table-cell office:value-type="float" office:value="5.57044835813456">
                <text:p>5.57044835813456</text:p>
              </table:table-cell>
              <table:table-cell office:value-type="float" office:value="9.00622310543672">
                <text:p>9.006223105436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41085349006883">
                <text:p>7.41085349006883</text:p>
              </table:table-cell>
              <table:table-cell office:value-type="float" office:value="5.57066261532032">
                <text:p>5.57066261532032</text:p>
              </table:table-cell>
              <table:table-cell office:value-type="float" office:value="9.00723944837266">
                <text:p>9.007239448372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41223382570144">
                <text:p>7.41223382570144</text:p>
              </table:table-cell>
              <table:table-cell office:value-type="float" office:value="5.57577451641422">
                <text:p>5.57577451641422</text:p>
              </table:table-cell>
              <table:table-cell office:value-type="float" office:value="9.00738150236979">
                <text:p>9.007381502369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4295510357277">
                <text:p>7.4295510357277</text:p>
              </table:table-cell>
              <table:table-cell office:value-type="float" office:value="5.58135827867087">
                <text:p>5.58135827867087</text:p>
              </table:table-cell>
              <table:table-cell office:value-type="float" office:value="9.00800143953748">
                <text:p>9.008001439537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44076551892982">
                <text:p>7.44076551892982</text:p>
              </table:table-cell>
              <table:table-cell office:value-type="float" office:value="5.60436687137981">
                <text:p>5.60436687137981</text:p>
              </table:table-cell>
              <table:table-cell office:value-type="float" office:value="9.02349981974314">
                <text:p>9.023499819743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47943268380565">
                <text:p>7.47943268380565</text:p>
              </table:table-cell>
              <table:table-cell office:value-type="float" office:value="5.62393122312519">
                <text:p>5.62393122312519</text:p>
              </table:table-cell>
              <table:table-cell office:value-type="float" office:value="9.02611453280478">
                <text:p>9.026114532804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48829068992003">
                <text:p>7.48829068992003</text:p>
              </table:table-cell>
              <table:table-cell office:value-type="float" office:value="5.650841084997">
                <text:p>5.650841084997</text:p>
              </table:table-cell>
              <table:table-cell office:value-type="float" office:value="9.02669462934131">
                <text:p>9.026694629341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49584070253787">
                <text:p>7.49584070253787</text:p>
              </table:table-cell>
              <table:table-cell office:value-type="float" office:value="5.65872150784866">
                <text:p>5.65872150784866</text:p>
              </table:table-cell>
              <table:table-cell office:value-type="float" office:value="9.03704499394155">
                <text:p>9.037044993941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50324509485332">
                <text:p>7.50324509485332</text:p>
              </table:table-cell>
              <table:table-cell office:value-type="float" office:value="5.6599254082994">
                <text:p>5.6599254082994</text:p>
              </table:table-cell>
              <table:table-cell office:value-type="float" office:value="9.04158673226433">
                <text:p>9.041586732264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50766323039563">
                <text:p>7.50766323039563</text:p>
              </table:table-cell>
              <table:table-cell office:value-type="float" office:value="5.66633045728">
                <text:p>5.66633045728</text:p>
              </table:table-cell>
              <table:table-cell office:value-type="float" office:value="9.04359960765171">
                <text:p>9.043599607651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55153358704885">
                <text:p>7.55153358704885</text:p>
              </table:table-cell>
              <table:table-cell office:value-type="float" office:value="5.66645948583938">
                <text:p>5.66645948583938</text:p>
              </table:table-cell>
              <table:table-cell office:value-type="float" office:value="9.04392360425732">
                <text:p>9.043923604257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5929599364447">
                <text:p>7.5929599364447</text:p>
              </table:table-cell>
              <table:table-cell office:value-type="float" office:value="5.69873945190421">
                <text:p>5.69873945190421</text:p>
              </table:table-cell>
              <table:table-cell office:value-type="float" office:value="9.04850927329188">
                <text:p>9.048509273291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59607546165047">
                <text:p>7.59607546165047</text:p>
              </table:table-cell>
              <table:table-cell office:value-type="float" office:value="5.71495612213426">
                <text:p>5.71495612213426</text:p>
              </table:table-cell>
              <table:table-cell office:value-type="float" office:value="9.06373536370895">
                <text:p>9.063735363708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60139506807057">
                <text:p>7.60139506807057</text:p>
              </table:table-cell>
              <table:table-cell office:value-type="float" office:value="5.73890522273238">
                <text:p>5.73890522273238</text:p>
              </table:table-cell>
              <table:table-cell office:value-type="float" office:value="9.09618680542744">
                <text:p>9.096186805427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60938516666592">
                <text:p>7.60938516666592</text:p>
              </table:table-cell>
              <table:table-cell office:value-type="float" office:value="5.74598375863301">
                <text:p>5.74598375863301</text:p>
              </table:table-cell>
              <table:table-cell office:value-type="float" office:value="9.11057460630203">
                <text:p>9.110574606302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60977981799308">
                <text:p>7.60977981799308</text:p>
              </table:table-cell>
              <table:table-cell office:value-type="float" office:value="5.79607847670826">
                <text:p>5.79607847670826</text:p>
              </table:table-cell>
              <table:table-cell office:value-type="float" office:value="9.12187317674046">
                <text:p>9.121873176740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62175510640012">
                <text:p>7.62175510640012</text:p>
              </table:table-cell>
              <table:table-cell office:value-type="float" office:value="5.81004417733418">
                <text:p>5.81004417733418</text:p>
              </table:table-cell>
              <table:table-cell office:value-type="float" office:value="9.18117641389509">
                <text:p>9.181176413895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62335731390858">
                <text:p>7.62335731390858</text:p>
              </table:table-cell>
              <table:table-cell office:value-type="float" office:value="5.81727537821196">
                <text:p>5.81727537821196</text:p>
              </table:table-cell>
              <table:table-cell office:value-type="float" office:value="9.18709313871067">
                <text:p>9.187093138710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6404187766791">
                <text:p>7.6404187766791</text:p>
              </table:table-cell>
              <table:table-cell office:value-type="float" office:value="5.82915963081014">
                <text:p>5.82915963081014</text:p>
              </table:table-cell>
              <table:table-cell office:value-type="float" office:value="29.4233363850523">
                <text:p>29.42333638505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6443576177695">
                <text:p>7.6443576177695</text:p>
              </table:table-cell>
              <table:table-cell office:value-type="float" office:value="5.83358591305858">
                <text:p>5.83358591305858</text:p>
              </table:table-cell>
              <table:table-cell office:value-type="float" office:value="34.34921287384">
                <text:p>34.349212873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67225395056454">
                <text:p>7.67225395056454</text:p>
              </table:table-cell>
              <table:table-cell office:value-type="float" office:value="5.83717877504774">
                <text:p>5.83717877504774</text:p>
              </table:table-cell>
              <table:table-cell office:value-type="float" office:value="36.5556384918729">
                <text:p>36.55563849187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67603191421018">
                <text:p>7.67603191421018</text:p>
              </table:table-cell>
              <table:table-cell office:value-type="float" office:value="5.84609604725177">
                <text:p>5.84609604725177</text:p>
              </table:table-cell>
              <table:table-cell office:value-type="float" office:value="39.3862233092463">
                <text:p>39.38622330924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6929253165402">
                <text:p>7.6929253165402</text:p>
              </table:table-cell>
              <table:table-cell office:value-type="float" office:value="5.85051964435508">
                <text:p>5.85051964435508</text:p>
              </table:table-cell>
              <table:table-cell office:value-type="float" office:value="42.3254729477357">
                <text:p>42.32547294773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7184804988585">
                <text:p>7.7184804988585</text:p>
              </table:table-cell>
              <table:table-cell office:value-type="float" office:value="5.85245604299336">
                <text:p>5.85245604299336</text:p>
              </table:table-cell>
              <table:table-cell office:value-type="float" office:value="42.4778425080535">
                <text:p>42.4778425080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.72010610584635">
                <text:p>7.72010610584635</text:p>
              </table:table-cell>
              <table:table-cell office:value-type="float" office:value="5.85704123404311">
                <text:p>5.85704123404311</text:p>
              </table:table-cell>
              <table:table-cell office:value-type="float" office:value="42.5883608189724">
                <text:p>42.58836081897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74872105716182">
                <text:p>7.74872105716182</text:p>
              </table:table-cell>
              <table:table-cell office:value-type="float" office:value="5.86657079638854">
                <text:p>5.86657079638854</text:p>
              </table:table-cell>
              <table:table-cell office:value-type="float" office:value="43.4780633063662">
                <text:p>43.47806330636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7751816821561">
                <text:p>7.7751816821561</text:p>
              </table:table-cell>
              <table:table-cell office:value-type="float" office:value="5.86788888508533">
                <text:p>5.86788888508533</text:p>
              </table:table-cell>
              <table:table-cell office:value-type="float" office:value="44.0121173030511">
                <text:p>44.01211730305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77851449607186">
                <text:p>7.77851449607186</text:p>
              </table:table-cell>
              <table:table-cell office:value-type="float" office:value="5.89933938602087">
                <text:p>5.89933938602087</text:p>
              </table:table-cell>
              <table:table-cell office:value-type="float" office:value="44.8762851852198">
                <text:p>44.87628518521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79925906456748">
                <text:p>7.79925906456748</text:p>
              </table:table-cell>
              <table:table-cell office:value-type="float" office:value="5.9110170397413">
                <text:p>5.9110170397413</text:p>
              </table:table-cell>
              <table:table-cell office:value-type="float" office:value="45.7852171048253">
                <text:p>45.78521710482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.79978339614509">
                <text:p>7.79978339614509</text:p>
              </table:table-cell>
              <table:table-cell office:value-type="float" office:value="5.91258405071267">
                <text:p>5.91258405071267</text:p>
              </table:table-cell>
              <table:table-cell office:value-type="float" office:value="45.8546970119431">
                <text:p>45.85469701194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.81221038647242">
                <text:p>7.81221038647242</text:p>
              </table:table-cell>
              <table:table-cell office:value-type="float" office:value="5.92391700863933">
                <text:p>5.92391700863933</text:p>
              </table:table-cell>
              <table:table-cell office:value-type="float" office:value="50.2875054185826">
                <text:p>50.28750541858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82043124402985">
                <text:p>7.82043124402985</text:p>
              </table:table-cell>
              <table:table-cell office:value-type="float" office:value="5.95011378825733">
                <text:p>5.95011378825733</text:p>
              </table:table-cell>
              <table:table-cell office:value-type="float" office:value="51.8050848113066">
                <text:p>51.80508481130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84530141748959">
                <text:p>7.84530141748959</text:p>
              </table:table-cell>
              <table:table-cell office:value-type="float" office:value="5.96723847456476">
                <text:p>5.96723847456476</text:p>
              </table:table-cell>
              <table:table-cell office:value-type="float" office:value="52.8851983967025">
                <text:p>52.88519839670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.96598051433307">
                <text:p>7.96598051433307</text:p>
              </table:table-cell>
              <table:table-cell office:value-type="float" office:value="5.96748601804712">
                <text:p>5.96748601804712</text:p>
              </table:table-cell>
              <table:table-cell office:value-type="float" office:value="56.3341051166875">
                <text:p>56.33410511668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00324454346613">
                <text:p>8.00324454346613</text:p>
              </table:table-cell>
              <table:table-cell office:value-type="float" office:value="5.99795416661683">
                <text:p>5.99795416661683</text:p>
              </table:table-cell>
              <table:table-cell office:value-type="float" office:value="60.9190818585625">
                <text:p>60.91908185856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00856319416337">
                <text:p>8.00856319416337</text:p>
              </table:table-cell>
              <table:table-cell office:value-type="float" office:value="6.02348953754474">
                <text:p>6.02348953754474</text:p>
              </table:table-cell>
              <table:table-cell office:value-type="float" office:value="61.8792738148176">
                <text:p>61.87927381481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02417483194148">
                <text:p>8.02417483194148</text:p>
              </table:table-cell>
              <table:table-cell office:value-type="float" office:value="6.03241446981682">
                <text:p>6.03241446981682</text:p>
              </table:table-cell>
              <table:table-cell office:value-type="float" office:value="62.7821470103544">
                <text:p>62.78214701035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13910090573763">
                <text:p>8.13910090573763</text:p>
              </table:table-cell>
              <table:table-cell office:value-type="float" office:value="6.03991996398957">
                <text:p>6.03991996398957</text:p>
              </table:table-cell>
              <table:table-cell office:value-type="float" office:value="63.3009329817139">
                <text:p>63.30093298171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19100637727698">
                <text:p>8.19100637727698</text:p>
              </table:table-cell>
              <table:table-cell office:value-type="float" office:value="6.04203092234102">
                <text:p>6.04203092234102</text:p>
              </table:table-cell>
              <table:table-cell office:value-type="float" office:value="63.5779438164539">
                <text:p>63.57794381645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1631435059928">
                <text:p>8.21631435059928</text:p>
              </table:table-cell>
              <table:table-cell office:value-type="float" office:value="6.04598908578142">
                <text:p>6.04598908578142</text:p>
              </table:table-cell>
              <table:table-cell office:value-type="float" office:value="64.035775126453">
                <text:p>64.0357751264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2395246611934">
                <text:p>8.22395246611934</text:p>
              </table:table-cell>
              <table:table-cell office:value-type="float" office:value="6.06610308405956">
                <text:p>6.06610308405956</text:p>
              </table:table-cell>
              <table:table-cell office:value-type="float" office:value="65.6001261114736">
                <text:p>65.60012611147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2776146092939">
                <text:p>8.22776146092939</text:p>
              </table:table-cell>
              <table:table-cell office:value-type="float" office:value="6.08272408695986">
                <text:p>6.08272408695986</text:p>
              </table:table-cell>
              <table:table-cell office:value-type="float" office:value="67.6792388996517">
                <text:p>67.67923889965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4907747621628">
                <text:p>8.24907747621628</text:p>
              </table:table-cell>
              <table:table-cell office:value-type="float" office:value="6.08678422302014">
                <text:p>6.08678422302014</text:p>
              </table:table-cell>
              <table:table-cell office:value-type="float" office:value="67.8457702775868">
                <text:p>67.84577027758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2178615346777">
                <text:p>8.32178615346777</text:p>
              </table:table-cell>
              <table:table-cell office:value-type="float" office:value="6.10681267738166">
                <text:p>6.10681267738166</text:p>
              </table:table-cell>
              <table:table-cell office:value-type="float" office:value="68.2325636178789">
                <text:p>68.23256361787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5395291623321">
                <text:p>8.35395291623321</text:p>
              </table:table-cell>
              <table:table-cell office:value-type="float" office:value="6.13341107745375">
                <text:p>6.13341107745375</text:p>
              </table:table-cell>
              <table:table-cell office:value-type="float" office:value="70.8114735267332">
                <text:p>70.81147352673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5439882127681">
                <text:p>8.35439882127681</text:p>
              </table:table-cell>
              <table:table-cell office:value-type="float" office:value="6.14095426476901">
                <text:p>6.14095426476901</text:p>
              </table:table-cell>
              <table:table-cell office:value-type="float" office:value="71.4760222841249">
                <text:p>71.476022284124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6613382472052">
                <text:p>8.36613382472052</text:p>
              </table:table-cell>
              <table:table-cell office:value-type="float" office:value="6.15060799975052">
                <text:p>6.15060799975052</text:p>
              </table:table-cell>
              <table:table-cell office:value-type="float" office:value="73.5177894422314">
                <text:p>73.51778944223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0551955785245">
                <text:p>8.40551955785245</text:p>
              </table:table-cell>
              <table:table-cell office:value-type="float" office:value="6.15074903801018">
                <text:p>6.15074903801018</text:p>
              </table:table-cell>
              <table:table-cell office:value-type="float" office:value="74.8122219987288">
                <text:p>74.81222199872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2548297470346">
                <text:p>8.42548297470346</text:p>
              </table:table-cell>
              <table:table-cell office:value-type="float" office:value="6.17973492209479">
                <text:p>6.17973492209479</text:p>
              </table:table-cell>
              <table:table-cell office:value-type="float" office:value="74.9529000166455">
                <text:p>74.95290001664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8131123916728">
                <text:p>8.48131123916728</text:p>
              </table:table-cell>
              <table:table-cell office:value-type="float" office:value="6.20715611148146">
                <text:p>6.20715611148146</text:p>
              </table:table-cell>
              <table:table-cell office:value-type="float" office:value="75.2213326659453">
                <text:p>75.22133266594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8735089961887">
                <text:p>8.48735089961887</text:p>
              </table:table-cell>
              <table:table-cell office:value-type="float" office:value="6.24981821276992">
                <text:p>6.24981821276992</text:p>
              </table:table-cell>
              <table:table-cell office:value-type="float" office:value="75.2254813048404">
                <text:p>75.22548130484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53231546873472">
                <text:p>8.53231546873472</text:p>
              </table:table-cell>
              <table:table-cell office:value-type="float" office:value="6.25656976561194">
                <text:p>6.25656976561194</text:p>
              </table:table-cell>
              <table:table-cell office:value-type="float" office:value="75.6021829608163">
                <text:p>75.60218296081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54947716346014">
                <text:p>8.54947716346014</text:p>
              </table:table-cell>
              <table:table-cell office:value-type="float" office:value="6.27073081771148">
                <text:p>6.27073081771148</text:p>
              </table:table-cell>
              <table:table-cell office:value-type="float" office:value="75.6118082765317">
                <text:p>75.61180827653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55708467852541">
                <text:p>8.55708467852541</text:p>
              </table:table-cell>
              <table:table-cell office:value-type="float" office:value="6.27396352139049">
                <text:p>6.27396352139049</text:p>
              </table:table-cell>
              <table:table-cell office:value-type="float" office:value="77.1414305644702">
                <text:p>77.14143056447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59333491925548">
                <text:p>8.59333491925548</text:p>
              </table:table-cell>
              <table:table-cell office:value-type="float" office:value="6.29441674797899">
                <text:p>6.29441674797899</text:p>
              </table:table-cell>
              <table:table-cell office:value-type="float" office:value="77.2377965295449">
                <text:p>77.23779652954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59441102214431">
                <text:p>8.59441102214431</text:p>
              </table:table-cell>
              <table:table-cell office:value-type="float" office:value="6.31730119549112">
                <text:p>6.31730119549112</text:p>
              </table:table-cell>
              <table:table-cell office:value-type="float" office:value="77.6884574882152">
                <text:p>77.68845748821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66824300158614">
                <text:p>8.66824300158614</text:p>
              </table:table-cell>
              <table:table-cell office:value-type="float" office:value="6.3901320295536">
                <text:p>6.3901320295536</text:p>
              </table:table-cell>
              <table:table-cell office:value-type="float" office:value="78.2219547111832">
                <text:p>78.22195471118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66839369440402">
                <text:p>8.66839369440402</text:p>
              </table:table-cell>
              <table:table-cell office:value-type="float" office:value="6.39615431805098">
                <text:p>6.39615431805098</text:p>
              </table:table-cell>
              <table:table-cell office:value-type="float" office:value="79.2520806138984">
                <text:p>79.25208061389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69930560844636">
                <text:p>8.69930560844636</text:p>
              </table:table-cell>
              <table:table-cell office:value-type="float" office:value="6.4110979399542">
                <text:p>6.4110979399542</text:p>
              </table:table-cell>
              <table:table-cell office:value-type="float" office:value="80.5061002274029">
                <text:p>80.50610022740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80013068619045">
                <text:p>8.80013068619045</text:p>
              </table:table-cell>
              <table:table-cell office:value-type="float" office:value="6.41338372483811">
                <text:p>6.41338372483811</text:p>
              </table:table-cell>
              <table:table-cell office:value-type="float" office:value="80.885039445288">
                <text:p>80.8850394452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84471275387697">
                <text:p>8.84471275387697</text:p>
              </table:table-cell>
              <table:table-cell office:value-type="float" office:value="6.43180827547565">
                <text:p>6.43180827547565</text:p>
              </table:table-cell>
              <table:table-cell office:value-type="float" office:value="81.2332102049283">
                <text:p>81.233210204928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92871531907591">
                <text:p>8.92871531907591</text:p>
              </table:table-cell>
              <table:table-cell office:value-type="float" office:value="6.44007736910802">
                <text:p>6.44007736910802</text:p>
              </table:table-cell>
              <table:table-cell office:value-type="float" office:value="81.5037005622661">
                <text:p>81.50370056226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96501567684031">
                <text:p>8.96501567684031</text:p>
              </table:table-cell>
              <table:table-cell office:value-type="float" office:value="6.57560616813681">
                <text:p>6.57560616813681</text:p>
              </table:table-cell>
              <table:table-cell office:value-type="float" office:value="81.7874717397928">
                <text:p>81.78747173979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97076955859103">
                <text:p>8.97076955859103</text:p>
              </table:table-cell>
              <table:table-cell office:value-type="float" office:value="6.60541962706024">
                <text:p>6.60541962706024</text:p>
              </table:table-cell>
              <table:table-cell office:value-type="float" office:value="82.0118384543995">
                <text:p>82.01183845439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97749666427733">
                <text:p>8.97749666427733</text:p>
              </table:table-cell>
              <table:table-cell office:value-type="float" office:value="6.69086767233839">
                <text:p>6.69086767233839</text:p>
              </table:table-cell>
              <table:table-cell office:value-type="float" office:value="82.4312486039917">
                <text:p>82.43124860399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97823030588192">
                <text:p>8.97823030588192</text:p>
              </table:table-cell>
              <table:table-cell office:value-type="float" office:value="6.69408231857843">
                <text:p>6.69408231857843</text:p>
              </table:table-cell>
              <table:table-cell office:value-type="float" office:value="82.4958178496048">
                <text:p>82.49581784960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97848843261759">
                <text:p>8.97848843261759</text:p>
              </table:table-cell>
              <table:table-cell office:value-type="float" office:value="6.70997558768265">
                <text:p>6.70997558768265</text:p>
              </table:table-cell>
              <table:table-cell office:value-type="float" office:value="82.8757101483531">
                <text:p>82.87571014835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97917738538336">
                <text:p>8.97917738538336</text:p>
              </table:table-cell>
              <table:table-cell office:value-type="float" office:value="6.72213409072465">
                <text:p>6.72213409072465</text:p>
              </table:table-cell>
              <table:table-cell office:value-type="float" office:value="83.1225387177249">
                <text:p>83.12253871772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97920636903582">
                <text:p>8.97920636903582</text:p>
              </table:table-cell>
              <table:table-cell office:value-type="float" office:value="6.73560921871952">
                <text:p>6.73560921871952</text:p>
              </table:table-cell>
              <table:table-cell office:value-type="float" office:value="84.0887183481981">
                <text:p>84.08871834819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98107882187994">
                <text:p>8.98107882187994</text:p>
              </table:table-cell>
              <table:table-cell office:value-type="float" office:value="6.74216275372674">
                <text:p>6.74216275372674</text:p>
              </table:table-cell>
              <table:table-cell office:value-type="float" office:value="84.4628823155911">
                <text:p>84.46288231559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987716276785">
                <text:p>8.987716276785</text:p>
              </table:table-cell>
              <table:table-cell office:value-type="float" office:value="6.76390002838005">
                <text:p>6.76390002838005</text:p>
              </table:table-cell>
              <table:table-cell office:value-type="float" office:value="84.6532369333202">
                <text:p>84.65323693332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99801117721311">
                <text:p>8.99801117721311</text:p>
              </table:table-cell>
              <table:table-cell office:value-type="float" office:value="6.79083909107646">
                <text:p>6.79083909107646</text:p>
              </table:table-cell>
              <table:table-cell office:value-type="float" office:value="84.69446544547">
                <text:p>84.694465445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.0043703572166">
                <text:p>9.0043703572166</text:p>
              </table:table-cell>
              <table:table-cell office:value-type="float" office:value="6.80158013023509">
                <text:p>6.80158013023509</text:p>
              </table:table-cell>
              <table:table-cell office:value-type="float" office:value="84.7979182453239">
                <text:p>84.79791824532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.01104540636108">
                <text:p>9.01104540636108</text:p>
              </table:table-cell>
              <table:table-cell office:value-type="float" office:value="6.83065278243944">
                <text:p>6.83065278243944</text:p>
              </table:table-cell>
              <table:table-cell office:value-type="float" office:value="85.2513339439956">
                <text:p>85.25133394399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.01879524854561">
                <text:p>9.01879524854561</text:p>
              </table:table-cell>
              <table:table-cell office:value-type="float" office:value="6.83163470217709">
                <text:p>6.83163470217709</text:p>
              </table:table-cell>
              <table:table-cell office:value-type="float" office:value="85.4788297212356">
                <text:p>85.47882972123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.02430897264749">
                <text:p>9.02430897264749</text:p>
              </table:table-cell>
              <table:table-cell office:value-type="float" office:value="6.83646385895413">
                <text:p>6.83646385895413</text:p>
              </table:table-cell>
              <table:table-cell office:value-type="float" office:value="85.9820618148791">
                <text:p>85.98206181487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.02545836497368">
                <text:p>9.02545836497368</text:p>
              </table:table-cell>
              <table:table-cell office:value-type="float" office:value="6.86456793033052">
                <text:p>6.86456793033052</text:p>
              </table:table-cell>
              <table:table-cell office:value-type="float" office:value="86.0628502594695">
                <text:p>86.06285025946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.05025751785894">
                <text:p>9.05025751785894</text:p>
              </table:table-cell>
              <table:table-cell office:value-type="float" office:value="6.89714665818086">
                <text:p>6.89714665818086</text:p>
              </table:table-cell>
              <table:table-cell office:value-type="float" office:value="86.1056552562715">
                <text:p>86.10565525627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.06246218298676">
                <text:p>9.06246218298676</text:p>
              </table:table-cell>
              <table:table-cell office:value-type="float" office:value="6.90578777489071">
                <text:p>6.90578777489071</text:p>
              </table:table-cell>
              <table:table-cell office:value-type="float" office:value="86.273072891732">
                <text:p>86.2730728917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.06803241351568">
                <text:p>9.06803241351568</text:p>
              </table:table-cell>
              <table:table-cell office:value-type="float" office:value="6.95400936149265">
                <text:p>6.95400936149265</text:p>
              </table:table-cell>
              <table:table-cell office:value-type="float" office:value="86.4159315655176">
                <text:p>86.41593156551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6.2993323134595">
                <text:p>76.2993323134595</text:p>
              </table:table-cell>
              <table:table-cell office:value-type="float" office:value="6.96562286992795">
                <text:p>6.96562286992795</text:p>
              </table:table-cell>
              <table:table-cell office:value-type="float" office:value="86.6151965552578">
                <text:p>86.61519655525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5.2732560925557">
                <text:p>85.2732560925557</text:p>
              </table:table-cell>
              <table:table-cell office:value-type="float" office:value="6.97713919516307">
                <text:p>6.97713919516307</text:p>
              </table:table-cell>
              <table:table-cell office:value-type="float" office:value="86.8010000516591">
                <text:p>86.80100005165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.458878974727">
                <text:p>90.458878974727</text:p>
              </table:table-cell>
              <table:table-cell office:value-type="float" office:value="6.98413881445519">
                <text:p>6.98413881445519</text:p>
              </table:table-cell>
              <table:table-cell office:value-type="float" office:value="87.2442125047443">
                <text:p>87.244212504744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.8648894000429">
                <text:p>90.8648894000429</text:p>
              </table:table-cell>
              <table:table-cell office:value-type="float" office:value="7.02360257691944">
                <text:p>7.02360257691944</text:p>
              </table:table-cell>
              <table:table-cell office:value-type="float" office:value="87.3841354868143">
                <text:p>87.38413548681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1.9425972427331">
                <text:p>91.9425972427331</text:p>
              </table:table-cell>
              <table:table-cell office:value-type="float" office:value="7.02533281122613">
                <text:p>7.02533281122613</text:p>
              </table:table-cell>
              <table:table-cell office:value-type="float" office:value="88.0228035212344">
                <text:p>88.02280352123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3.4202203057795">
                <text:p>93.4202203057795</text:p>
              </table:table-cell>
              <table:table-cell office:value-type="float" office:value="7.027042867301">
                <text:p>7.027042867301</text:p>
              </table:table-cell>
              <table:table-cell office:value-type="float" office:value="88.5435002013921">
                <text:p>88.54350020139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4.8207416050954">
                <text:p>94.8207416050954</text:p>
              </table:table-cell>
              <table:table-cell office:value-type="float" office:value="7.02838331743403">
                <text:p>7.02838331743403</text:p>
              </table:table-cell>
              <table:table-cell office:value-type="float" office:value="88.6373277038283">
                <text:p>88.63732770382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5.233337582331">
                <text:p>95.233337582331</text:p>
              </table:table-cell>
              <table:table-cell office:value-type="float" office:value="7.04869204520915">
                <text:p>7.04869204520915</text:p>
              </table:table-cell>
              <table:table-cell office:value-type="float" office:value="88.8310326815995">
                <text:p>88.83103268159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.2349177593668">
                <text:p>96.2349177593668</text:p>
              </table:table-cell>
              <table:table-cell office:value-type="float" office:value="7.05170986403849">
                <text:p>7.05170986403849</text:p>
              </table:table-cell>
              <table:table-cell office:value-type="float" office:value="88.8556702566877">
                <text:p>88.85567025668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6.7961455414957">
                <text:p>96.7961455414957</text:p>
              </table:table-cell>
              <table:table-cell office:value-type="float" office:value="7.05546419163968">
                <text:p>7.05546419163968</text:p>
              </table:table-cell>
              <table:table-cell office:value-type="float" office:value="88.8914152132878">
                <text:p>88.89141521328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6.8134469009364">
                <text:p>96.8134469009364</text:p>
              </table:table-cell>
              <table:table-cell office:value-type="float" office:value="7.05873160039587">
                <text:p>7.05873160039587</text:p>
              </table:table-cell>
              <table:table-cell office:value-type="float" office:value="89.0383639507217">
                <text:p>89.03836395072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7.0411523823033">
                <text:p>97.0411523823033</text:p>
              </table:table-cell>
              <table:table-cell office:value-type="float" office:value="7.05914694984886">
                <text:p>7.05914694984886</text:p>
              </table:table-cell>
              <table:table-cell office:value-type="float" office:value="89.4126444406604">
                <text:p>89.41264444066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.1422386315203">
                <text:p>97.1422386315203</text:p>
              </table:table-cell>
              <table:table-cell office:value-type="float" office:value="7.07826733073276">
                <text:p>7.07826733073276</text:p>
              </table:table-cell>
              <table:table-cell office:value-type="float" office:value="89.4796528039996">
                <text:p>89.47965280399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.3545091991905">
                <text:p>97.3545091991905</text:p>
              </table:table-cell>
              <table:table-cell office:value-type="float" office:value="7.10947291910692">
                <text:p>7.10947291910692</text:p>
              </table:table-cell>
              <table:table-cell office:value-type="float" office:value="89.565698138239">
                <text:p>89.56569813823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.9338146106808">
                <text:p>97.9338146106808</text:p>
              </table:table-cell>
              <table:table-cell office:value-type="float" office:value="7.13055729288578">
                <text:p>7.13055729288578</text:p>
              </table:table-cell>
              <table:table-cell office:value-type="float" office:value="89.7624581126386">
                <text:p>89.76245811263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.9729291035623">
                <text:p>97.9729291035623</text:p>
              </table:table-cell>
              <table:table-cell office:value-type="float" office:value="7.13562393925131">
                <text:p>7.13562393925131</text:p>
              </table:table-cell>
              <table:table-cell office:value-type="float" office:value="90.4033591947373">
                <text:p>90.403359194737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.1192688589233">
                <text:p>98.1192688589233</text:p>
              </table:table-cell>
              <table:table-cell office:value-type="float" office:value="7.13677334084528">
                <text:p>7.13677334084528</text:p>
              </table:table-cell>
              <table:table-cell office:value-type="float" office:value="90.415772454177">
                <text:p>90.4157724541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.1677901504076">
                <text:p>98.1677901504076</text:p>
              </table:table-cell>
              <table:table-cell office:value-type="float" office:value="7.15606972119697">
                <text:p>7.15606972119697</text:p>
              </table:table-cell>
              <table:table-cell office:value-type="float" office:value="90.8466631863673">
                <text:p>90.84666318636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.1841084043881">
                <text:p>98.1841084043881</text:p>
              </table:table-cell>
              <table:table-cell office:value-type="float" office:value="7.17312595870124">
                <text:p>7.17312595870124</text:p>
              </table:table-cell>
              <table:table-cell office:value-type="float" office:value="91.0634272167145">
                <text:p>91.06342721671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.2737773543601">
                <text:p>98.2737773543601</text:p>
              </table:table-cell>
              <table:table-cell office:value-type="float" office:value="7.20330415726256">
                <text:p>7.20330415726256</text:p>
              </table:table-cell>
              <table:table-cell office:value-type="float" office:value="91.3779480969367">
                <text:p>91.37794809693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.5944679271011">
                <text:p>98.5944679271011</text:p>
              </table:table-cell>
              <table:table-cell office:value-type="float" office:value="7.20387418499618">
                <text:p>7.20387418499618</text:p>
              </table:table-cell>
              <table:table-cell office:value-type="float" office:value="91.7421763817821">
                <text:p>91.74217638178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.8316183626495">
                <text:p>98.8316183626495</text:p>
              </table:table-cell>
              <table:table-cell office:value-type="float" office:value="7.21261191428023">
                <text:p>7.21261191428023</text:p>
              </table:table-cell>
              <table:table-cell office:value-type="float" office:value="92.2661751067552">
                <text:p>92.26617510675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.9125706570611">
                <text:p>98.9125706570611</text:p>
              </table:table-cell>
              <table:table-cell office:value-type="float" office:value="7.21828801146663">
                <text:p>7.21828801146663</text:p>
              </table:table-cell>
              <table:table-cell office:value-type="float" office:value="92.3732892131944">
                <text:p>92.37328921319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4241704838611">
                <text:p>99.4241704838611</text:p>
              </table:table-cell>
              <table:table-cell office:value-type="float" office:value="7.23722782133546">
                <text:p>7.23722782133546</text:p>
              </table:table-cell>
              <table:table-cell office:value-type="float" office:value="92.443636572913">
                <text:p>92.4436365729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8593186878421">
                <text:p>99.8593186878421</text:p>
              </table:table-cell>
              <table:table-cell office:value-type="float" office:value="7.25856405354604">
                <text:p>7.25856405354604</text:p>
              </table:table-cell>
              <table:table-cell office:value-type="float" office:value="92.4837434112986">
                <text:p>92.48374341129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.087289531332">
                <text:p>100.087289531332</text:p>
              </table:table-cell>
              <table:table-cell office:value-type="float" office:value="7.27606047760975">
                <text:p>7.27606047760975</text:p>
              </table:table-cell>
              <table:table-cell office:value-type="float" office:value="92.5443392659722">
                <text:p>92.54433926597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0.088131823005">
                <text:p>100.088131823005</text:p>
              </table:table-cell>
              <table:table-cell office:value-type="float" office:value="7.30706867605374">
                <text:p>7.30706867605374</text:p>
              </table:table-cell>
              <table:table-cell office:value-type="float" office:value="92.5494469230037">
                <text:p>92.54944692300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0.088450764567">
                <text:p>100.088450764567</text:p>
              </table:table-cell>
              <table:table-cell office:value-type="float" office:value="7.31719352218949">
                <text:p>7.31719352218949</text:p>
              </table:table-cell>
              <table:table-cell office:value-type="float" office:value="92.5720696838007">
                <text:p>92.5720696838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.090262137259">
                <text:p>100.090262137259</text:p>
              </table:table-cell>
              <table:table-cell office:value-type="float" office:value="7.32005246923769">
                <text:p>7.32005246923769</text:p>
              </table:table-cell>
              <table:table-cell office:value-type="float" office:value="92.6728650295818">
                <text:p>92.67286502958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.090414413369">
                <text:p>100.090414413369</text:p>
              </table:table-cell>
              <table:table-cell office:value-type="float" office:value="7.33860084288357">
                <text:p>7.33860084288357</text:p>
              </table:table-cell>
              <table:table-cell office:value-type="float" office:value="92.9147463007814">
                <text:p>92.91474630078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.091324531095">
                <text:p>100.091324531095</text:p>
              </table:table-cell>
              <table:table-cell office:value-type="float" office:value="7.36627268925335">
                <text:p>7.36627268925335</text:p>
              </table:table-cell>
              <table:table-cell office:value-type="float" office:value="92.9343763383082">
                <text:p>92.93437633830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.091362939185">
                <text:p>100.091362939185</text:p>
              </table:table-cell>
              <table:table-cell office:value-type="float" office:value="7.37933946145022">
                <text:p>7.37933946145022</text:p>
              </table:table-cell>
              <table:table-cell office:value-type="float" office:value="92.9593830512115">
                <text:p>92.95938305121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.094088237033">
                <text:p>100.094088237033</text:p>
              </table:table-cell>
              <table:table-cell office:value-type="float" office:value="7.39674479938559">
                <text:p>7.39674479938559</text:p>
              </table:table-cell>
              <table:table-cell office:value-type="float" office:value="93.000403213455">
                <text:p>93.0004032134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.094184165459">
                <text:p>100.094184165459</text:p>
              </table:table-cell>
              <table:table-cell office:value-type="float" office:value="7.41978714697594">
                <text:p>7.41978714697594</text:p>
              </table:table-cell>
              <table:table-cell office:value-type="float" office:value="93.0728581454567">
                <text:p>93.07285814545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.094334162795">
                <text:p>100.094334162795</text:p>
              </table:table-cell>
              <table:table-cell office:value-type="float" office:value="7.42329953267932">
                <text:p>7.42329953267932</text:p>
              </table:table-cell>
              <table:table-cell office:value-type="float" office:value="93.2169817510569">
                <text:p>93.21698175105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.094788968398">
                <text:p>100.094788968398</text:p>
              </table:table-cell>
              <table:table-cell office:value-type="float" office:value="7.49958633069435">
                <text:p>7.49958633069435</text:p>
              </table:table-cell>
              <table:table-cell office:value-type="float" office:value="93.2293999164751">
                <text:p>93.22939991647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.095434186412">
                <text:p>100.095434186412</text:p>
              </table:table-cell>
              <table:table-cell office:value-type="float" office:value="7.5306280736326">
                <text:p>7.5306280736326</text:p>
              </table:table-cell>
              <table:table-cell office:value-type="float" office:value="93.3944904583424">
                <text:p>93.39449045834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.095929709467">
                <text:p>100.095929709467</text:p>
              </table:table-cell>
              <table:table-cell office:value-type="float" office:value="7.5441077332167">
                <text:p>7.5441077332167</text:p>
              </table:table-cell>
              <table:table-cell office:value-type="float" office:value="93.5983604500354">
                <text:p>93.59836045003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.096234391929">
                <text:p>100.096234391929</text:p>
              </table:table-cell>
              <table:table-cell office:value-type="float" office:value="7.54922523395447">
                <text:p>7.54922523395447</text:p>
              </table:table-cell>
              <table:table-cell office:value-type="float" office:value="93.7197447336307">
                <text:p>93.71974473363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.096319753199">
                <text:p>100.096319753199</text:p>
              </table:table-cell>
              <table:table-cell office:value-type="float" office:value="7.55236546535344">
                <text:p>7.55236546535344</text:p>
              </table:table-cell>
              <table:table-cell office:value-type="float" office:value="93.9239984187901">
                <text:p>93.92399841879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.09655333089">
                <text:p>100.09655333089</text:p>
              </table:table-cell>
              <table:table-cell office:value-type="float" office:value="7.59359409947705">
                <text:p>7.59359409947705</text:p>
              </table:table-cell>
              <table:table-cell office:value-type="float" office:value="94.0081450720209">
                <text:p>94.00814507202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.096848682277">
                <text:p>100.096848682277</text:p>
              </table:table-cell>
              <table:table-cell office:value-type="float" office:value="7.61436981166641">
                <text:p>7.61436981166641</text:p>
              </table:table-cell>
              <table:table-cell office:value-type="float" office:value="94.1065890236937">
                <text:p>94.10658902369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.097032449808">
                <text:p>100.097032449808</text:p>
              </table:table-cell>
              <table:table-cell office:value-type="float" office:value="7.62079855001586">
                <text:p>7.62079855001586</text:p>
              </table:table-cell>
              <table:table-cell office:value-type="float" office:value="94.2350172587034">
                <text:p>94.23501725870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.097208112573">
                <text:p>100.097208112573</text:p>
              </table:table-cell>
              <table:table-cell office:value-type="float" office:value="7.64938185953481">
                <text:p>7.64938185953481</text:p>
              </table:table-cell>
              <table:table-cell office:value-type="float" office:value="94.3931111938725">
                <text:p>94.39311119387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.097212461535">
                <text:p>100.097212461535</text:p>
              </table:table-cell>
              <table:table-cell office:value-type="float" office:value="7.67782261160195">
                <text:p>7.67782261160195</text:p>
              </table:table-cell>
              <table:table-cell office:value-type="float" office:value="94.4304367521109">
                <text:p>94.43043675211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.09727540846">
                <text:p>100.09727540846</text:p>
              </table:table-cell>
              <table:table-cell office:value-type="float" office:value="7.69896450719647">
                <text:p>7.69896450719647</text:p>
              </table:table-cell>
              <table:table-cell office:value-type="float" office:value="94.5403300170093">
                <text:p>94.54033001700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.097301964379">
                <text:p>100.097301964379</text:p>
              </table:table-cell>
              <table:table-cell office:value-type="float" office:value="7.70547628582972">
                <text:p>7.70547628582972</text:p>
              </table:table-cell>
              <table:table-cell office:value-type="float" office:value="94.6702712695761">
                <text:p>94.670271269576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.097696739236">
                <text:p>100.097696739236</text:p>
              </table:table-cell>
              <table:table-cell office:value-type="float" office:value="7.7575794788095">
                <text:p>7.7575794788095</text:p>
              </table:table-cell>
              <table:table-cell office:value-type="float" office:value="94.6842800348326">
                <text:p>94.68428003483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0.097777795814">
                <text:p>100.097777795814</text:p>
              </table:table-cell>
              <table:table-cell office:value-type="float" office:value="7.76576338014266">
                <text:p>7.76576338014266</text:p>
              </table:table-cell>
              <table:table-cell office:value-type="float" office:value="94.8596884811035">
                <text:p>94.85968848110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.098028881619">
                <text:p>100.098028881619</text:p>
              </table:table-cell>
              <table:table-cell office:value-type="float" office:value="7.78953796251248">
                <text:p>7.78953796251248</text:p>
              </table:table-cell>
              <table:table-cell office:value-type="float" office:value="95.0890082534886">
                <text:p>95.08900825348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.098233479083">
                <text:p>100.098233479083</text:p>
              </table:table-cell>
              <table:table-cell office:value-type="float" office:value="7.80517345651601">
                <text:p>7.80517345651601</text:p>
              </table:table-cell>
              <table:table-cell office:value-type="float" office:value="95.1424892292526">
                <text:p>95.14248922925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.098437235452">
                <text:p>100.098437235452</text:p>
              </table:table-cell>
              <table:table-cell office:value-type="float" office:value="7.8227911953037">
                <text:p>7.8227911953037</text:p>
              </table:table-cell>
              <table:table-cell office:value-type="float" office:value="95.5625317715586">
                <text:p>95.56253177155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.098599197663">
                <text:p>100.098599197663</text:p>
              </table:table-cell>
              <table:table-cell office:value-type="float" office:value="7.85524671835595">
                <text:p>7.85524671835595</text:p>
              </table:table-cell>
              <table:table-cell office:value-type="float" office:value="95.6221900066441">
                <text:p>95.62219000664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.098614437549">
                <text:p>100.098614437549</text:p>
              </table:table-cell>
              <table:table-cell office:value-type="float" office:value="7.85629436954843">
                <text:p>7.85629436954843</text:p>
              </table:table-cell>
              <table:table-cell office:value-type="float" office:value="95.769371531446">
                <text:p>95.7693715314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.098674581879">
                <text:p>100.098674581879</text:p>
              </table:table-cell>
              <table:table-cell office:value-type="float" office:value="7.88252245538224">
                <text:p>7.88252245538224</text:p>
              </table:table-cell>
              <table:table-cell office:value-type="float" office:value="96.1194853242587">
                <text:p>96.1194853242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.098724175777">
                <text:p>100.098724175777</text:p>
              </table:table-cell>
              <table:table-cell office:value-type="float" office:value="7.92081356295021">
                <text:p>7.92081356295021</text:p>
              </table:table-cell>
              <table:table-cell office:value-type="float" office:value="96.1988772378293">
                <text:p>96.19887723782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.098730847429">
                <text:p>100.098730847429</text:p>
              </table:table-cell>
              <table:table-cell office:value-type="float" office:value="7.95310586528083">
                <text:p>7.95310586528083</text:p>
              </table:table-cell>
              <table:table-cell office:value-type="float" office:value="96.2285518786539">
                <text:p>96.22855187865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.098747832347">
                <text:p>100.098747832347</text:p>
              </table:table-cell>
              <table:table-cell office:value-type="float" office:value="8.04179343925349">
                <text:p>8.04179343925349</text:p>
              </table:table-cell>
              <table:table-cell office:value-type="float" office:value="96.3034345856114">
                <text:p>96.30343458561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.098904704172">
                <text:p>100.098904704172</text:p>
              </table:table-cell>
              <table:table-cell office:value-type="float" office:value="8.25423326653076">
                <text:p>8.25423326653076</text:p>
              </table:table-cell>
              <table:table-cell office:value-type="float" office:value="96.5244265054191">
                <text:p>96.52442650541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.098935349429">
                <text:p>100.098935349429</text:p>
              </table:table-cell>
              <table:table-cell office:value-type="float" office:value="8.26082537184107">
                <text:p>8.26082537184107</text:p>
              </table:table-cell>
              <table:table-cell office:value-type="float" office:value="96.9299515754236">
                <text:p>96.92995157542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.099035946343">
                <text:p>100.099035946343</text:p>
              </table:table-cell>
              <table:table-cell office:value-type="float" office:value="8.29610441700195">
                <text:p>8.29610441700195</text:p>
              </table:table-cell>
              <table:table-cell office:value-type="float" office:value="96.9928087099273">
                <text:p>96.99280870992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.099222344992">
                <text:p>100.099222344992</text:p>
              </table:table-cell>
              <table:table-cell office:value-type="float" office:value="8.33271399762851">
                <text:p>8.33271399762851</text:p>
              </table:table-cell>
              <table:table-cell office:value-type="float" office:value="97.2231681628456">
                <text:p>97.22316816284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.099247334866">
                <text:p>100.099247334866</text:p>
              </table:table-cell>
              <table:table-cell office:value-type="float" office:value="8.35012940954739">
                <text:p>8.35012940954739</text:p>
              </table:table-cell>
              <table:table-cell office:value-type="float" office:value="97.2375832092547">
                <text:p>97.23758320925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.099590336742">
                <text:p>100.099590336742</text:p>
              </table:table-cell>
              <table:table-cell office:value-type="float" office:value="8.4081388713806">
                <text:p>8.4081388713806</text:p>
              </table:table-cell>
              <table:table-cell office:value-type="float" office:value="97.2537495565517">
                <text:p>97.25374955655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.099672384254">
                <text:p>100.099672384254</text:p>
              </table:table-cell>
              <table:table-cell office:value-type="float" office:value="8.4788235348958">
                <text:p>8.4788235348958</text:p>
              </table:table-cell>
              <table:table-cell office:value-type="float" office:value="97.2950646222766">
                <text:p>97.29506462227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.099725066678">
                <text:p>100.099725066678</text:p>
              </table:table-cell>
              <table:table-cell office:value-type="float" office:value="8.47944244361943">
                <text:p>8.47944244361943</text:p>
              </table:table-cell>
              <table:table-cell office:value-type="float" office:value="97.4311934808052">
                <text:p>97.43119348080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.099729714282">
                <text:p>100.099729714282</text:p>
              </table:table-cell>
              <table:table-cell office:value-type="float" office:value="8.49550773250382">
                <text:p>8.49550773250382</text:p>
              </table:table-cell>
              <table:table-cell office:value-type="float" office:value="97.4610645039583">
                <text:p>97.46106450395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.099741373546">
                <text:p>100.099741373546</text:p>
              </table:table-cell>
              <table:table-cell office:value-type="float" office:value="8.51905795396129">
                <text:p>8.51905795396129</text:p>
              </table:table-cell>
              <table:table-cell office:value-type="float" office:value="97.494782927221">
                <text:p>97.4947829272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.099793202461">
                <text:p>100.099793202461</text:p>
              </table:table-cell>
              <table:table-cell office:value-type="float" office:value="8.55928656001819">
                <text:p>8.55928656001819</text:p>
              </table:table-cell>
              <table:table-cell office:value-type="float" office:value="97.6371551881559">
                <text:p>97.63715518815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.099987559597">
                <text:p>100.099987559597</text:p>
              </table:table-cell>
              <table:table-cell office:value-type="float" office:value="8.59541599913439">
                <text:p>8.59541599913439</text:p>
              </table:table-cell>
              <table:table-cell office:value-type="float" office:value="97.6504616767038">
                <text:p>97.65046167670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.100063255184">
                <text:p>100.100063255184</text:p>
              </table:table-cell>
              <table:table-cell office:value-type="float" office:value="8.69562701090722">
                <text:p>8.69562701090722</text:p>
              </table:table-cell>
              <table:table-cell office:value-type="float" office:value="98.2670843751846">
                <text:p>98.26708437518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.100195934613">
                <text:p>100.100195934613</text:p>
              </table:table-cell>
              <table:table-cell office:value-type="float" office:value="8.69903880182011">
                <text:p>8.69903880182011</text:p>
              </table:table-cell>
              <table:table-cell office:value-type="float" office:value="98.2938935690997">
                <text:p>98.29389356909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.100320376858">
                <text:p>100.100320376858</text:p>
              </table:table-cell>
              <table:table-cell office:value-type="float" office:value="8.81698310612064">
                <text:p>8.81698310612064</text:p>
              </table:table-cell>
              <table:table-cell office:value-type="float" office:value="98.6907585097116">
                <text:p>98.69075850971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.100361836285">
                <text:p>100.100361836285</text:p>
              </table:table-cell>
              <table:table-cell office:value-type="float" office:value="8.8252671607468">
                <text:p>8.8252671607468</text:p>
              </table:table-cell>
              <table:table-cell office:value-type="float" office:value="98.7382643783111">
                <text:p>98.73826437831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.100400838662">
                <text:p>100.100400838662</text:p>
              </table:table-cell>
              <table:table-cell office:value-type="float" office:value="8.83188274138743">
                <text:p>8.83188274138743</text:p>
              </table:table-cell>
              <table:table-cell office:value-type="float" office:value="98.7391592726977">
                <text:p>98.73915927269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.100550972331">
                <text:p>100.100550972331</text:p>
              </table:table-cell>
              <table:table-cell office:value-type="float" office:value="8.96479324945361">
                <text:p>8.96479324945361</text:p>
              </table:table-cell>
              <table:table-cell office:value-type="float" office:value="99.0525526857424">
                <text:p>99.05255268574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.10057471154">
                <text:p>100.10057471154</text:p>
              </table:table-cell>
              <table:table-cell office:value-type="float" office:value="8.97165360539083">
                <text:p>8.97165360539083</text:p>
              </table:table-cell>
              <table:table-cell office:value-type="float" office:value="99.0634117560836">
                <text:p>99.06341175608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0.10073492545">
                <text:p>100.10073492545</text:p>
              </table:table-cell>
              <table:table-cell office:value-type="float" office:value="8.97350408781321">
                <text:p>8.97350408781321</text:p>
              </table:table-cell>
              <table:table-cell office:value-type="float" office:value="99.0684610640627">
                <text:p>99.06846106406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.100765151591">
                <text:p>100.100765151591</text:p>
              </table:table-cell>
              <table:table-cell office:value-type="float" office:value="8.97992935376074">
                <text:p>8.97992935376074</text:p>
              </table:table-cell>
              <table:table-cell office:value-type="float" office:value="99.4551983109129">
                <text:p>99.45519831091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0.101123467336">
                <text:p>100.101123467336</text:p>
              </table:table-cell>
              <table:table-cell office:value-type="float" office:value="9.00758628544315">
                <text:p>9.00758628544315</text:p>
              </table:table-cell>
              <table:table-cell office:value-type="float" office:value="99.4846445125403">
                <text:p>99.48464451254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.101190498362">
                <text:p>100.101190498362</text:p>
              </table:table-cell>
              <table:table-cell office:value-type="float" office:value="9.0212827164822">
                <text:p>9.0212827164822</text:p>
              </table:table-cell>
              <table:table-cell office:value-type="float" office:value="99.5811539738182">
                <text:p>99.58115397381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0.101297260123">
                <text:p>100.101297260123</text:p>
              </table:table-cell>
              <table:table-cell office:value-type="float" office:value="9.04149842360526">
                <text:p>9.04149842360526</text:p>
              </table:table-cell>
              <table:table-cell office:value-type="float" office:value="99.5956619462847">
                <text:p>99.59566194628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0.101446763876">
                <text:p>100.101446763876</text:p>
              </table:table-cell>
              <table:table-cell office:value-type="float" office:value="9.0442001617997">
                <text:p>9.0442001617997</text:p>
              </table:table-cell>
              <table:table-cell office:value-type="float" office:value="99.6253511369392">
                <text:p>99.62535113693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0.101858132315">
                <text:p>100.101858132315</text:p>
              </table:table-cell>
              <table:table-cell office:value-type="float" office:value="9.07747551355297">
                <text:p>9.07747551355297</text:p>
              </table:table-cell>
              <table:table-cell office:value-type="float" office:value="99.666584968988">
                <text:p>99.6665849689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0.101912462319">
                <text:p>100.101912462319</text:p>
              </table:table-cell>
              <table:table-cell office:value-type="float" office:value="9.11603686182748">
                <text:p>9.11603686182748</text:p>
              </table:table-cell>
              <table:table-cell office:value-type="float" office:value="99.6752354955672">
                <text:p>99.67523549556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.102220113019">
                <text:p>100.102220113019</text:p>
              </table:table-cell>
              <table:table-cell office:value-type="float" office:value="63.6903354363021">
                <text:p>63.6903354363021</text:p>
              </table:table-cell>
              <table:table-cell office:value-type="float" office:value="99.718367213692">
                <text:p>99.71836721369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.102429906326">
                <text:p>100.102429906326</text:p>
              </table:table-cell>
              <table:table-cell office:value-type="float" office:value="71.4651087990838">
                <text:p>71.4651087990838</text:p>
              </table:table-cell>
              <table:table-cell office:value-type="float" office:value="99.768279670003">
                <text:p>99.7682796700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.102465889494">
                <text:p>100.102465889494</text:p>
              </table:table-cell>
              <table:table-cell office:value-type="float" office:value="78.9223856418573">
                <text:p>78.9223856418573</text:p>
              </table:table-cell>
              <table:table-cell office:value-type="float" office:value="99.8576522792962">
                <text:p>99.85765227929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0.102647561487">
                <text:p>100.102647561487</text:p>
              </table:table-cell>
              <table:table-cell office:value-type="float" office:value="84.9408490092857">
                <text:p>84.9408490092857</text:p>
              </table:table-cell>
              <table:table-cell office:value-type="float" office:value="99.8652869809779">
                <text:p>99.86528698097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.102755879259">
                <text:p>100.102755879259</text:p>
              </table:table-cell>
              <table:table-cell office:value-type="float" office:value="93.5537811313025">
                <text:p>93.5537811313025</text:p>
              </table:table-cell>
              <table:table-cell office:value-type="float" office:value="100.0780904269">
                <text:p>100.07809042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.102785450874">
                <text:p>100.102785450874</text:p>
              </table:table-cell>
              <table:table-cell office:value-type="float" office:value="94.3496255499031">
                <text:p>94.3496255499031</text:p>
              </table:table-cell>
              <table:table-cell office:value-type="float" office:value="100.078449133528">
                <text:p>100.0784491335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.102916617076">
                <text:p>100.102916617076</text:p>
              </table:table-cell>
              <table:table-cell office:value-type="float" office:value="95.6844660014187">
                <text:p>95.6844660014187</text:p>
              </table:table-cell>
              <table:table-cell office:value-type="float" office:value="100.079278707194">
                <text:p>100.0792787071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.103030089726">
                <text:p>100.103030089726</text:p>
              </table:table-cell>
              <table:table-cell office:value-type="float" office:value="98.0847031658357">
                <text:p>98.0847031658357</text:p>
              </table:table-cell>
              <table:table-cell office:value-type="float" office:value="100.079516380222">
                <text:p>100.0795163802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.103241020296">
                <text:p>100.103241020296</text:p>
              </table:table-cell>
              <table:table-cell office:value-type="float" office:value="98.4543869419354">
                <text:p>98.4543869419354</text:p>
              </table:table-cell>
              <table:table-cell office:value-type="float" office:value="100.079608125928">
                <text:p>100.07960812592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.103530680597">
                <text:p>100.103530680597</text:p>
              </table:table-cell>
              <table:table-cell office:value-type="float" office:value="100.095565945479">
                <text:p>100.095565945479</text:p>
              </table:table-cell>
              <table:table-cell office:value-type="float" office:value="100.079690839532">
                <text:p>100.0796908395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.104125585612">
                <text:p>100.104125585612</text:p>
              </table:table-cell>
              <table:table-cell office:value-type="float" office:value="100.097487641371">
                <text:p>100.097487641371</text:p>
              </table:table-cell>
              <table:table-cell office:value-type="float" office:value="100.080829338352">
                <text:p>100.0808293383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.104185240901">
                <text:p>100.104185240901</text:p>
              </table:table-cell>
              <table:table-cell office:value-type="float" office:value="100.097711440261">
                <text:p>100.097711440261</text:p>
              </table:table-cell>
              <table:table-cell office:value-type="float" office:value="100.081230249688">
                <text:p>100.0812302496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.104203764412">
                <text:p>100.104203764412</text:p>
              </table:table-cell>
              <table:table-cell office:value-type="float" office:value="100.100188897217">
                <text:p>100.100188897217</text:p>
              </table:table-cell>
              <table:table-cell office:value-type="float" office:value="100.081979674774">
                <text:p>100.0819796747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.104804985801">
                <text:p>100.104804985801</text:p>
              </table:table-cell>
              <table:table-cell office:value-type="float" office:value="100.100363944471">
                <text:p>100.100363944471</text:p>
              </table:table-cell>
              <table:table-cell office:value-type="float" office:value="100.082340371969">
                <text:p>100.0823403719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.10499937733">
                <text:p>100.10499937733</text:p>
              </table:table-cell>
              <table:table-cell office:value-type="float" office:value="100.101421652732">
                <text:p>100.101421652732</text:p>
              </table:table-cell>
              <table:table-cell office:value-type="float" office:value="100.082477238515">
                <text:p>100.0824772385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.105091134527">
                <text:p>100.105091134527</text:p>
              </table:table-cell>
              <table:table-cell office:value-type="float" office:value="100.101582020909">
                <text:p>100.101582020909</text:p>
              </table:table-cell>
              <table:table-cell office:value-type="float" office:value="100.082762523608">
                <text:p>100.0827625236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.105206621692">
                <text:p>100.105206621692</text:p>
              </table:table-cell>
              <table:table-cell office:value-type="float" office:value="100.101588864136">
                <text:p>100.101588864136</text:p>
              </table:table-cell>
              <table:table-cell office:value-type="float" office:value="100.082815207394">
                <text:p>100.0828152073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.105219662375">
                <text:p>100.105219662375</text:p>
              </table:table-cell>
              <table:table-cell office:value-type="float" office:value="100.102347464414">
                <text:p>100.102347464414</text:p>
              </table:table-cell>
              <table:table-cell office:value-type="float" office:value="100.083095014618">
                <text:p>100.0830950146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.105324325179">
                <text:p>100.105324325179</text:p>
              </table:table-cell>
              <table:table-cell office:value-type="float" office:value="100.102421017648">
                <text:p>100.102421017648</text:p>
              </table:table-cell>
              <table:table-cell office:value-type="float" office:value="100.083102862735">
                <text:p>100.0831028627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.105479449327">
                <text:p>100.105479449327</text:p>
              </table:table-cell>
              <table:table-cell office:value-type="float" office:value="100.102842140155">
                <text:p>100.102842140155</text:p>
              </table:table-cell>
              <table:table-cell office:value-type="float" office:value="100.083111646687">
                <text:p>100.0831116466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.105558567303">
                <text:p>100.105558567303</text:p>
              </table:table-cell>
              <table:table-cell office:value-type="float" office:value="100.103173689925">
                <text:p>100.103173689925</text:p>
              </table:table-cell>
              <table:table-cell office:value-type="float" office:value="100.083989991089">
                <text:p>100.0839899910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.105768249302">
                <text:p>100.105768249302</text:p>
              </table:table-cell>
              <table:table-cell office:value-type="float" office:value="100.104075594432">
                <text:p>100.104075594432</text:p>
              </table:table-cell>
              <table:table-cell office:value-type="float" office:value="100.084091511837">
                <text:p>100.0840915118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.105862635905">
                <text:p>100.105862635905</text:p>
              </table:table-cell>
              <table:table-cell office:value-type="float" office:value="100.10431517045">
                <text:p>100.10431517045</text:p>
              </table:table-cell>
              <table:table-cell office:value-type="float" office:value="100.084263953616">
                <text:p>100.0842639536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.105913985774">
                <text:p>100.105913985774</text:p>
              </table:table-cell>
              <table:table-cell office:value-type="float" office:value="100.104604228121">
                <text:p>100.104604228121</text:p>
              </table:table-cell>
              <table:table-cell office:value-type="float" office:value="100.084347507195">
                <text:p>100.0843475071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.105933846953">
                <text:p>100.105933846953</text:p>
              </table:table-cell>
              <table:table-cell office:value-type="float" office:value="100.104698221582">
                <text:p>100.104698221582</text:p>
              </table:table-cell>
              <table:table-cell office:value-type="float" office:value="100.084351141787">
                <text:p>100.0843511417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.106249291096">
                <text:p>100.106249291096</text:p>
              </table:table-cell>
              <table:table-cell office:value-type="float" office:value="100.105116632716">
                <text:p>100.105116632716</text:p>
              </table:table-cell>
              <table:table-cell office:value-type="float" office:value="100.084526421942">
                <text:p>100.0845264219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.106519222573">
                <text:p>100.106519222573</text:p>
              </table:table-cell>
              <table:table-cell office:value-type="float" office:value="100.105178128098">
                <text:p>100.105178128098</text:p>
              </table:table-cell>
              <table:table-cell office:value-type="float" office:value="100.085105034333">
                <text:p>100.0851050343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.106752855775">
                <text:p>100.106752855775</text:p>
              </table:table-cell>
              <table:table-cell office:value-type="float" office:value="100.105380536013">
                <text:p>100.105380536013</text:p>
              </table:table-cell>
              <table:table-cell office:value-type="float" office:value="100.086605848756">
                <text:p>100.0866058487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.107009891121">
                <text:p>100.107009891121</text:p>
              </table:table-cell>
              <table:table-cell office:value-type="float" office:value="100.105774525048">
                <text:p>100.105774525048</text:p>
              </table:table-cell>
              <table:table-cell office:value-type="float" office:value="100.086632169231">
                <text:p>100.0866321692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.107043578583">
                <text:p>100.107043578583</text:p>
              </table:table-cell>
              <table:table-cell office:value-type="float" office:value="100.105820198342">
                <text:p>100.105820198342</text:p>
              </table:table-cell>
              <table:table-cell office:value-type="float" office:value="100.086658057987">
                <text:p>100.0866580579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.107129644641">
                <text:p>100.107129644641</text:p>
              </table:table-cell>
              <table:table-cell office:value-type="float" office:value="100.106000476895">
                <text:p>100.106000476895</text:p>
              </table:table-cell>
              <table:table-cell office:value-type="float" office:value="100.086662007712">
                <text:p>100.0866620077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.108046072698">
                <text:p>100.108046072698</text:p>
              </table:table-cell>
              <table:table-cell office:value-type="float" office:value="100.106408066731">
                <text:p>100.106408066731</text:p>
              </table:table-cell>
              <table:table-cell office:value-type="float" office:value="100.086879373473">
                <text:p>100.08687937347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.1085887369">
                <text:p>100.1085887369</text:p>
              </table:table-cell>
              <table:table-cell office:value-type="float" office:value="100.107374748158">
                <text:p>100.107374748158</text:p>
              </table:table-cell>
              <table:table-cell office:value-type="float" office:value="100.087037362133">
                <text:p>100.0870373621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.109048774972">
                <text:p>100.109048774972</text:p>
              </table:table-cell>
              <table:table-cell office:value-type="float" office:value="100.107533123326">
                <text:p>100.107533123326</text:p>
              </table:table-cell>
              <table:table-cell office:value-type="float" office:value="100.087252505063">
                <text:p>100.0872525050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.109778909481">
                <text:p>100.109778909481</text:p>
              </table:table-cell>
              <table:table-cell office:value-type="float" office:value="100.107541963732">
                <text:p>100.107541963732</text:p>
              </table:table-cell>
              <table:table-cell office:value-type="float" office:value="100.0874918783">
                <text:p>100.08749187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.109852552137">
                <text:p>100.109852552137</text:p>
              </table:table-cell>
              <table:table-cell office:value-type="float" office:value="100.107874642466">
                <text:p>100.107874642466</text:p>
              </table:table-cell>
              <table:table-cell office:value-type="float" office:value="100.087559211281">
                <text:p>100.0875592112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.110007136482">
                <text:p>100.110007136482</text:p>
              </table:table-cell>
              <table:table-cell office:value-type="float" office:value="100.108073412899">
                <text:p>100.108073412899</text:p>
              </table:table-cell>
              <table:table-cell office:value-type="float" office:value="100.087620626854">
                <text:p>100.0876206268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.110089023526">
                <text:p>100.110089023526</text:p>
              </table:table-cell>
              <table:table-cell office:value-type="float" office:value="100.108317030002">
                <text:p>100.108317030002</text:p>
              </table:table-cell>
              <table:table-cell office:value-type="float" office:value="100.088502793737">
                <text:p>100.0885027937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.110451457741">
                <text:p>100.110451457741</text:p>
              </table:table-cell>
              <table:table-cell office:value-type="float" office:value="100.109422800231">
                <text:p>100.109422800231</text:p>
              </table:table-cell>
              <table:table-cell office:value-type="float" office:value="100.088977934977">
                <text:p>100.0889779349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.110660227097">
                <text:p>100.110660227097</text:p>
              </table:table-cell>
              <table:table-cell office:value-type="float" office:value="100.110300644546">
                <text:p>100.110300644546</text:p>
              </table:table-cell>
              <table:table-cell office:value-type="float" office:value="100.089204268075">
                <text:p>100.0892042680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.110809051107">
                <text:p>100.110809051107</text:p>
              </table:table-cell>
              <table:table-cell office:value-type="float" office:value="100.110683910501">
                <text:p>100.110683910501</text:p>
              </table:table-cell>
              <table:table-cell office:value-type="float" office:value="100.089308568481">
                <text:p>100.0893085684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.111305082835">
                <text:p>100.111305082835</text:p>
              </table:table-cell>
              <table:table-cell office:value-type="float" office:value="100.110688774715">
                <text:p>100.110688774715</text:p>
              </table:table-cell>
              <table:table-cell office:value-type="float" office:value="100.089374003461">
                <text:p>100.0893740034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.111408483693">
                <text:p>100.111408483693</text:p>
              </table:table-cell>
              <table:table-cell office:value-type="float" office:value="100.111926393928">
                <text:p>100.111926393928</text:p>
              </table:table-cell>
              <table:table-cell office:value-type="float" office:value="100.089598405345">
                <text:p>100.0895984053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.11161202913">
                <text:p>100.11161202913</text:p>
              </table:table-cell>
              <table:table-cell office:value-type="float" office:value="100.112235482635">
                <text:p>100.112235482635</text:p>
              </table:table-cell>
              <table:table-cell office:value-type="float" office:value="100.090107543181">
                <text:p>100.0901075431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.111762487465">
                <text:p>100.111762487465</text:p>
              </table:table-cell>
              <table:table-cell office:value-type="float" office:value="100.112413591754">
                <text:p>100.112413591754</text:p>
              </table:table-cell>
              <table:table-cell office:value-type="float" office:value="100.090777647332">
                <text:p>100.0907776473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.111918470268">
                <text:p>100.111918470268</text:p>
              </table:table-cell>
              <table:table-cell office:value-type="float" office:value="100.113177057147">
                <text:p>100.113177057147</text:p>
              </table:table-cell>
              <table:table-cell office:value-type="float" office:value="100.091111026844">
                <text:p>100.0911110268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.112347511224">
                <text:p>100.112347511224</text:p>
              </table:table-cell>
              <table:table-cell office:value-type="float" office:value="100.113302454132">
                <text:p>100.113302454132</text:p>
              </table:table-cell>
              <table:table-cell office:value-type="float" office:value="100.091324093943">
                <text:p>100.0913240939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.112357320148">
                <text:p>100.112357320148</text:p>
              </table:table-cell>
              <table:table-cell office:value-type="float" office:value="100.114584547144">
                <text:p>100.114584547144</text:p>
              </table:table-cell>
              <table:table-cell office:value-type="float" office:value="100.091698407105">
                <text:p>100.0916984071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.113999203464">
                <text:p>100.113999203464</text:p>
              </table:table-cell>
              <table:table-cell office:value-type="float" office:value="100.115147408247">
                <text:p>100.115147408247</text:p>
              </table:table-cell>
              <table:table-cell office:value-type="float" office:value="100.092420087594">
                <text:p>100.0924200875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.117373333942">
                <text:p>100.117373333942</text:p>
              </table:table-cell>
              <table:table-cell office:value-type="float" office:value="100.116448150125">
                <text:p>100.116448150125</text:p>
              </table:table-cell>
              <table:table-cell office:value-type="float" office:value="100.092590791844">
                <text:p>100.0925907918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.123161454381">
                <text:p>100.123161454381</text:p>
              </table:table-cell>
              <table:table-cell office:value-type="float" office:value="100.11687061201">
                <text:p>100.11687061201</text:p>
              </table:table-cell>
              <table:table-cell office:value-type="float" office:value="100.094664853404">
                <text:p>100.0946648534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.123799123382">
                <text:p>100.123799123382</text:p>
              </table:table-cell>
              <table:table-cell office:value-type="float" office:value="100.127753098067">
                <text:p>100.127753098067</text:p>
              </table:table-cell>
              <table:table-cell office:value-type="float" office:value="100.095381882078">
                <text:p>100.095381882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